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D000000DD8384ABF7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" manifest:full-path="Object 3/Pictures/2000000D000000DD000000DD8384ABF7.svm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8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9.162cm"/>
    </style:style>
    <style:style style:name="co4" style:family="table-column">
      <style:table-column-properties fo:break-before="auto" style:column-width="2.364cm"/>
    </style:style>
    <style:style style:name="co5" style:family="table-column">
      <style:table-column-properties fo:break-before="auto" style:column-width="2.168cm"/>
    </style:style>
    <style:style style:name="co6" style:family="table-column">
      <style:table-column-properties fo:break-before="auto" style:column-width="3.223cm"/>
    </style:style>
    <style:style style:name="co7" style:family="table-column">
      <style:table-column-properties fo:break-before="auto" style:column-width="2.279cm"/>
    </style:style>
    <style:style style:name="co8" style:family="table-column">
      <style:table-column-properties fo:break-before="auto" style:column-width="3.334cm"/>
    </style:style>
    <style:style style:name="co9" style:family="table-column">
      <style:table-column-properties fo:break-before="auto" style:column-width="4.777cm"/>
    </style:style>
    <style:style style:name="co10" style:family="table-column">
      <style:table-column-properties fo:break-before="auto" style:column-width="4.195cm"/>
    </style:style>
    <style:style style:name="co11" style:family="table-column">
      <style:table-column-properties fo:break-before="auto" style:column-width="3.027cm"/>
    </style:style>
    <style:style style:name="co12" style:family="table-column">
      <style:table-column-properties fo:break-before="auto" style:column-width="2.822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917cm"/>
    </style:style>
    <style:style style:name="co15" style:family="table-column">
      <style:table-column-properties fo:break-before="auto" style:column-width="4.537cm"/>
    </style:style>
    <style:style style:name="co16" style:family="table-column">
      <style:table-column-properties fo:break-before="auto" style:column-width="3.4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able-cell-properties fo:background-color="#83caff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2">
      <style:table-cell-properties fo:border-bottom="0.002cm solid #000000" fo:border-left="none" fo:border-right="none" fo:border-top="0.002cm solid #000000"/>
    </style:style>
    <style:style style:name="ce9" style:family="table-cell" style:parent-style-name="Default" style:data-style-name="N2">
      <style:table-cell-properties fo:border-bottom="0.002cm solid #000000" fo:background-color="#ffff99" fo:border-left="0.002cm solid #000000" fo:border-right="none" fo:border-top="0.002cm solid #000000"/>
    </style:style>
    <style:style style:name="ce10" style:family="table-cell" style:parent-style-name="Default" style:data-style-name="N2">
      <style:table-cell-properties fo:border-bottom="0.002cm solid #000000" fo:background-color="#ffff99" fo:border-left="none" fo:border-right="none" fo:border-top="0.002cm solid #000000"/>
    </style:style>
    <style:style style:name="ce11" style:family="table-cell" style:parent-style-name="Default" style:data-style-name="N2">
      <style:table-cell-properties fo:border-bottom="0.002cm solid #000000" fo:border-left="none" fo:border-right="0.002cm solid #000000" fo:border-top="0.002cm solid #000000"/>
    </style:style>
    <style:style style:name="ce12" style:family="table-cell" style:parent-style-name="Default">
      <style:table-cell-properties fo:border-bottom="0.002cm solid #000000" fo:background-color="#ffff99" fo:border-left="none" fo:border-right="0.002cm solid #000000" fo:border-top="0.002cm solid #000000"/>
    </style:style>
    <style:style style:name="ce13" style:family="table-cell" style:parent-style-name="Default">
      <style:table-cell-properties fo:background-color="#cccccc" fo:border="0.002cm solid #000000"/>
    </style:style>
    <style:style style:name="ce14" style:family="table-cell" style:parent-style-name="Default">
      <style:table-cell-properties fo:background-color="#ff66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9" table:default-cell-style-name="ce6"/>
        <table:table-column table:style-name="co10" table:default-cell-style-name="ce6"/>
        <table:table-column table:style-name="co11" table:visibility="collapse" table:default-cell-style-name="ce6"/>
        <table:table-column table:style-name="co12" table:visibility="collapse" table:default-cell-style-name="ce6"/>
        <table:table-column table:style-name="co13" table:visibility="collapse" table:default-cell-style-name="ce6"/>
        <table:table-column table:style-name="co14" table:default-cell-style-name="ce6"/>
        <table:table-column table:style-name="co13" table:default-cell-style-name="Default"/>
        <table:table-column table:style-name="co13" table:visibility="collapse" table:number-columns-repeated="2" table:default-cell-style-name="Default"/>
        <table:table-column table:style-name="co15" table:visibility="collapse" table:number-columns-repeated="2" table:default-cell-style-name="Default"/>
        <table:table-column table:style-name="co15" table:default-cell-style-name="Default"/>
        <table:table-column table:style-name="co15" table:visibility="collapse" table:number-columns-repeated="2" table:default-cell-style-name="Default"/>
        <table:table-column table:style-name="co16" table:default-cell-style-name="Default"/>
        <table:table-column table:style-name="co13" table:number-columns-repeated="12" table:default-cell-style-name="Default"/>
        <table:table-row table:style-name="ro1">
          <table:table-cell office:value-type="float" office:value="510">
            <text:p>510</text:p>
          </table:table-cell>
          <table:table-cell table:number-columns-repeated="10"/>
          <table:table-cell table:style-name="ce9" office:value-type="string">
            <text:p>Dopuszczalny blad:</text:p>
          </table:table-cell>
          <table:table-cell table:style-name="ce10" table:number-columns-repeated="3"/>
          <table:table-cell table:style-name="ce10" office:value-type="float" office:value="0.45">
            <text:p>0,45</text:p>
          </table:table-cell>
          <table:table-cell table:style-name="ce12" office:value-type="float" office:value="0.45">
            <text:p>0,45</text:p>
          </table:table-cell>
          <table:table-cell table:number-columns-repeated="3"/>
          <table:table-cell table:formula="of:=SUM([.U3:.U512])" office:value-type="float" office:value="73">
            <text:p>73</text:p>
          </table:table-cell>
          <table:table-cell table:formula="of:=MAX([.V3:.V512])" office:value-type="float" office:value="20">
            <text:p>20</text:p>
          </table:table-cell>
          <table:table-cell/>
          <table:table-cell table:formula="of:=SUM([.X3:.X512])" office:value-type="float" office:value="126">
            <text:p>126</text:p>
          </table:table-cell>
          <table:table-cell table:formula="of:=MAX([.Y3:.Y512])" office:value-type="float" office:value="43">
            <text:p>43</text:p>
          </table:table-cell>
          <table:table-cell table:style-name="ce14" office:value-type="string">
            <text:p>Miarą przybliżenia jest błąd względny między wartością regresji a rzeczywistą wartością.</text:p>
          </table:table-cell>
          <table:table-cell table:number-columns-repeated="11"/>
        </table:table-row>
        <table:table-row table:style-name="ro1">
          <table:table-cell office:value-type="string">
            <text:p>lp.</text:p>
          </table:table-cell>
          <table:table-cell/>
          <table:table-cell office:value-type="string">
            <text:p>Date_reported</text:p>
          </table:table-cell>
          <table:table-cell office:value-type="string">
            <text:p>Country_code</text:p>
          </table:table-cell>
          <table:table-cell office:value-type="string">
            <text:p>Country</text:p>
          </table:table-cell>
          <table:table-cell office:value-type="string">
            <text:p>WHO_region</text:p>
          </table:table-cell>
          <table:table-cell office:value-type="string">
            <text:p>New_cases</text:p>
          </table:table-cell>
          <table:table-cell office:value-type="string">
            <text:p>Cumulative_cases</text:p>
          </table:table-cell>
          <table:table-cell office:value-type="string">
            <text:p>New_deaths</text:p>
          </table:table-cell>
          <table:table-cell office:value-type="string">
            <text:p>Cumulative_deaths</text:p>
          </table:table-cell>
          <table:table-cell office:value-type="string">
            <text:p>Średnia kroczaca przypadki</text:p>
          </table:table-cell>
          <table:table-cell office:value-type="string">
            <text:p>Średnia krocząca zgony</text:p>
          </table:table-cell>
          <table:table-cell office:value-type="string">
            <text:p>xy</text:p>
          </table:table-cell>
          <table:table-cell office:value-type="string">
            <text:p>xy2</text:p>
          </table:table-cell>
          <table:table-cell office:value-type="string">
            <text:p>X^2</text:p>
          </table:table-cell>
          <table:table-cell office:value-type="string">
            <text:p>przypadki reg</text:p>
          </table:table-cell>
          <table:table-cell office:value-type="string">
            <text:p>zgony reg</text:p>
          </table:table-cell>
          <table:table-cell table:style-name="ce13" office:value-type="string">
            <text:p>Regresja dla przypadkow</text:p>
          </table:table-cell>
          <table:table-cell table:style-name="ce13"/>
          <table:table-cell office:value-type="string">
            <text:p>bląd względny przypadkow</text:p>
          </table:table-cell>
          <table:table-cell office:value-type="string">
            <text:p>dopasowanie przypadkow</text:p>
          </table:table-cell>
          <table:table-cell office:value-type="string">
            <text:p>długości przedzialow</text:p>
          </table:table-cell>
          <table:table-cell office:value-type="string">
            <text:p>bląd względny zgonow</text:p>
          </table:table-cell>
          <table:table-cell office:value-type="string">
            <text:p>dopasowanie zgonow</text:p>
          </table:table-cell>
          <table:table-cell office:value-type="string">
            <text:p>dlugosc przedzialow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2020-01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[.G3]" office:value-type="float" office:value="0">
            <text:p>0,00</text:p>
          </table:table-cell>
          <table:table-cell table:formula="of:=[.I3]" office:value-type="float" office:value="0">
            <text:p>0,00</text:p>
          </table:table-cell>
          <table:table-cell table:formula="of:=[.A3]*[.K3]" office:value-type="float" office:value="0">
            <text:p>0,00</text:p>
          </table:table-cell>
          <table:table-cell table:formula="of:=[.L3]*[.A3]" office:value-type="float" office:value="0">
            <text:p>0,00</text:p>
          </table:table-cell>
          <table:table-cell table:formula="of:=[.A3]*[.A3]" office:value-type="float" office:value="1">
            <text:p>1,00</text:p>
          </table:table-cell>
          <table:table-cell table:formula="of:=[.A3]*a+b" office:value-type="float" office:value="1300.43541142484">
            <text:p>1300,44</text:p>
          </table:table-cell>
          <table:table-cell table:formula="of:=a_2*[.A3]+b_2" office:value-type="float" office:value="8.31796389788813">
            <text:p>8,3179638979</text:p>
          </table:table-cell>
          <table:table-cell table:style-name="ce13" office:value-type="string">
            <text:p>b</text:p>
          </table:table-cell>
          <table:table-cell table:style-name="ce13" table:formula="of:=(SR_przypadki)-([.S4]*(SR_dni))" office:value-type="float" office:value="1292.97423629569">
            <text:p>1292,9742362957</text:p>
          </table:table-cell>
          <table:table-cell table:formula="of:=(ABS([.P3]-[.K3])/IF([.K3]=0;1;[.K3]))" office:value-type="float" office:value="1300.43541142484">
            <text:p>1300,4354114248</text:p>
          </table:table-cell>
          <table:table-cell table:formula="of:=IF([.T3]&lt;[.$P$1];1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(ABS([.Q3]-[.L3])/IF([.L3]=0;1;[.L3]))" office:value-type="float" office:value="8.31796389788813">
            <text:p>8,3179638979</text:p>
          </table:table-cell>
          <table:table-cell table:formula="of:=IF([.W3]&lt;[.$Q$1];1;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1"/>
          <table:table-cell>
            <draw:frame table:end-cell-address="Arkusz1.AT38" table:end-x="0.207cm" table:end-y="0.003cm" draw:z-index="2" draw:style-name="gr1" draw:text-style-name="P1" svg:width="20.337cm" svg:height="16.351cm" svg:x="0.194cm" svg:y="0.116cm">
              <draw:object draw:notify-on-update-of-ranges="Arkusz1.A2:Arkusz1.A2 Arkusz1.A3:Arkusz1.A512 Arkusz1.L2:Arkusz1.L2 Arkusz1.L3:Arkusz1.L512 Arkusz1.A2:Arkusz1.A2 Arkusz1.A3:Arkusz1.A512 Arkusz1.Q2:Arkusz1.Q2 Arkusz1.Q3:Arkusz1.Q51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2020-01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[.G4]" office:value-type="float" office:value="0">
            <text:p>0,00</text:p>
          </table:table-cell>
          <table:table-cell table:formula="of:=[.I4]" office:value-type="float" office:value="0">
            <text:p>0,00</text:p>
          </table:table-cell>
          <table:table-cell table:formula="of:=[.A4]*[.K4]" office:value-type="float" office:value="0">
            <text:p>0,00</text:p>
          </table:table-cell>
          <table:table-cell table:formula="of:=[.L4]*[.A4]" office:value-type="float" office:value="0">
            <text:p>0,00</text:p>
          </table:table-cell>
          <table:table-cell table:formula="of:=[.A4]*[.A4]" office:value-type="float" office:value="4">
            <text:p>4,00</text:p>
          </table:table-cell>
          <table:table-cell table:formula="of:=[.A4]*a+b" office:value-type="float" office:value="1307.89658655398">
            <text:p>1307,90</text:p>
          </table:table-cell>
          <table:table-cell table:formula="of:=a_2*[.A4]+b_2" office:value-type="float" office:value="8.71476860518429">
            <text:p>8,7147686052</text:p>
          </table:table-cell>
          <table:table-cell table:style-name="ce13" office:value-type="string">
            <text:p>a</text:p>
          </table:table-cell>
          <table:table-cell table:style-name="ce13" table:formula="of:=((L_pomiarow*SUM_xy)-(SUM_przypadki*SUM_dni))/((L_pomiarow*SUM_x2)-(SUM_dni*SUM_dni))" office:value-type="float" office:value="7.46117512914687">
            <text:p>7,4611751291</text:p>
          </table:table-cell>
          <table:table-cell table:formula="of:=(ABS([.P4]-[.K4])/IF([.K4]=0;1;[.K4]))" office:value-type="float" office:value="1307.89658655398">
            <text:p>1307,896586554</text:p>
          </table:table-cell>
          <table:table-cell table:formula="of:=IF([.T4]&lt;[.$P$1];1;0)" office:value-type="float" office:value="0">
            <text:p>0</text:p>
          </table:table-cell>
          <table:table-cell table:formula="of:=IF([.U3]&gt;0;[.V3]+[.U4];0)" office:value-type="float" office:value="0">
            <text:p>0</text:p>
          </table:table-cell>
          <table:table-cell table:formula="of:=(ABS([.Q4]-[.L4])/IF([.L4]=0;1;[.L4]))" office:value-type="float" office:value="8.71476860518429">
            <text:p>8,7147686052</text:p>
          </table:table-cell>
          <table:table-cell table:formula="of:=IF([.W4]&lt;[.$Q$1];1;0)" office:value-type="float" office:value="0">
            <text:p>0</text:p>
          </table:table-cell>
          <table:table-cell table:formula="of:=IF([.X3]&gt;0;[.Y3]+[.X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2020-01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[.G5]" office:value-type="float" office:value="0">
            <text:p>0,00</text:p>
          </table:table-cell>
          <table:table-cell table:formula="of:=[.I5]" office:value-type="float" office:value="0">
            <text:p>0,00</text:p>
          </table:table-cell>
          <table:table-cell table:formula="of:=[.A5]*[.K5]" office:value-type="float" office:value="0">
            <text:p>0,00</text:p>
          </table:table-cell>
          <table:table-cell table:formula="of:=[.L5]*[.A5]" office:value-type="float" office:value="0">
            <text:p>0,00</text:p>
          </table:table-cell>
          <table:table-cell table:formula="of:=[.A5]*[.A5]" office:value-type="float" office:value="9">
            <text:p>9,00</text:p>
          </table:table-cell>
          <table:table-cell table:formula="of:=[.A5]*a+b" office:value-type="float" office:value="1315.35776168313">
            <text:p>1315,36</text:p>
          </table:table-cell>
          <table:table-cell table:formula="of:=a_2*[.A5]+b_2" office:value-type="float" office:value="9.11157331248046">
            <text:p>9,1115733125</text:p>
          </table:table-cell>
          <table:table-cell table:number-columns-repeated="2"/>
          <table:table-cell table:formula="of:=(ABS([.P5]-[.K5])/IF([.K5]=0;1;[.K5]))" office:value-type="float" office:value="1315.35776168313">
            <text:p>1315,3577616831</text:p>
          </table:table-cell>
          <table:table-cell table:formula="of:=IF([.T5]&lt;[.$P$1];1;0)" office:value-type="float" office:value="0">
            <text:p>0</text:p>
          </table:table-cell>
          <table:table-cell table:formula="of:=IF([.U4]&gt;0;[.V4]+[.U5];0)" office:value-type="float" office:value="0">
            <text:p>0</text:p>
          </table:table-cell>
          <table:table-cell table:formula="of:=(ABS([.Q5]-[.L5])/IF([.L5]=0;1;[.L5]))" office:value-type="float" office:value="9.11157331248046">
            <text:p>9,1115733125</text:p>
          </table:table-cell>
          <table:table-cell table:formula="of:=IF([.W5]&lt;[.$Q$1];1;0)" office:value-type="float" office:value="0">
            <text:p>0</text:p>
          </table:table-cell>
          <table:table-cell table:formula="of:=IF([.X4]&gt;0;[.Y4]+[.X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2020-01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[.G6]" office:value-type="float" office:value="0">
            <text:p>0,00</text:p>
          </table:table-cell>
          <table:table-cell table:formula="of:=[.I6]" office:value-type="float" office:value="0">
            <text:p>0,00</text:p>
          </table:table-cell>
          <table:table-cell table:formula="of:=[.A6]*[.K6]" office:value-type="float" office:value="0">
            <text:p>0,00</text:p>
          </table:table-cell>
          <table:table-cell table:formula="of:=[.L6]*[.A6]" office:value-type="float" office:value="0">
            <text:p>0,00</text:p>
          </table:table-cell>
          <table:table-cell table:formula="of:=[.A6]*[.A6]" office:value-type="float" office:value="16">
            <text:p>16,00</text:p>
          </table:table-cell>
          <table:table-cell table:formula="of:=[.A6]*a+b" office:value-type="float" office:value="1322.81893681228">
            <text:p>1322,82</text:p>
          </table:table-cell>
          <table:table-cell table:formula="of:=a_2*[.A6]+b_2" office:value-type="float" office:value="9.50837801977662">
            <text:p>9,5083780198</text:p>
          </table:table-cell>
          <table:table-cell table:number-columns-repeated="2"/>
          <table:table-cell table:formula="of:=(ABS([.P6]-[.K6])/IF([.K6]=0;1;[.K6]))" office:value-type="float" office:value="1322.81893681228">
            <text:p>1322,8189368123</text:p>
          </table:table-cell>
          <table:table-cell table:formula="of:=IF([.T6]&lt;[.$P$1];1;0)" office:value-type="float" office:value="0">
            <text:p>0</text:p>
          </table:table-cell>
          <table:table-cell table:formula="of:=IF([.U5]&gt;0;[.V5]+[.U6];0)" office:value-type="float" office:value="0">
            <text:p>0</text:p>
          </table:table-cell>
          <table:table-cell table:formula="of:=(ABS([.Q6]-[.L6])/IF([.L6]=0;1;[.L6]))" office:value-type="float" office:value="9.50837801977662">
            <text:p>9,5083780198</text:p>
          </table:table-cell>
          <table:table-cell table:formula="of:=IF([.W6]&lt;[.$Q$1];1;0)" office:value-type="float" office:value="0">
            <text:p>0</text:p>
          </table:table-cell>
          <table:table-cell table:formula="of:=IF([.X5]&gt;0;[.Y5]+[.X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string">
            <text:p>2020-01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[.G7]" office:value-type="float" office:value="0">
            <text:p>0,00</text:p>
          </table:table-cell>
          <table:table-cell table:formula="of:=[.I7]" office:value-type="float" office:value="0">
            <text:p>0,00</text:p>
          </table:table-cell>
          <table:table-cell table:formula="of:=[.A7]*[.K7]" office:value-type="float" office:value="0">
            <text:p>0,00</text:p>
          </table:table-cell>
          <table:table-cell table:formula="of:=[.L7]*[.A7]" office:value-type="float" office:value="0">
            <text:p>0,00</text:p>
          </table:table-cell>
          <table:table-cell table:formula="of:=[.A7]*[.A7]" office:value-type="float" office:value="25">
            <text:p>25,00</text:p>
          </table:table-cell>
          <table:table-cell table:formula="of:=[.A7]*a+b" office:value-type="float" office:value="1330.28011194142">
            <text:p>1330,28</text:p>
          </table:table-cell>
          <table:table-cell table:formula="of:=a_2*[.A7]+b_2" office:value-type="float" office:value="9.90518272707279">
            <text:p>9,9051827271</text:p>
          </table:table-cell>
          <table:table-cell table:style-name="ce13" office:value-type="string">
            <text:p>Regresja dla zgonow</text:p>
          </table:table-cell>
          <table:table-cell table:style-name="ce13"/>
          <table:table-cell table:formula="of:=(ABS([.P7]-[.K7])/IF([.K7]=0;1;[.K7]))" office:value-type="float" office:value="1330.28011194142">
            <text:p>1330,2801119414</text:p>
          </table:table-cell>
          <table:table-cell table:formula="of:=IF([.T7]&lt;[.$P$1];1;0)" office:value-type="float" office:value="0">
            <text:p>0</text:p>
          </table:table-cell>
          <table:table-cell table:formula="of:=IF([.U6]&gt;0;[.V6]+[.U7];0)" office:value-type="float" office:value="0">
            <text:p>0</text:p>
          </table:table-cell>
          <table:table-cell table:formula="of:=(ABS([.Q7]-[.L7])/IF([.L7]=0;1;[.L7]))" office:value-type="float" office:value="9.90518272707279">
            <text:p>9,9051827271</text:p>
          </table:table-cell>
          <table:table-cell table:formula="of:=IF([.W7]&lt;[.$Q$1];1;0)" office:value-type="float" office:value="0">
            <text:p>0</text:p>
          </table:table-cell>
          <table:table-cell table:formula="of:=IF([.X6]&gt;0;[.Y6]+[.X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2020-01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[.G8]" office:value-type="float" office:value="0">
            <text:p>0,00</text:p>
          </table:table-cell>
          <table:table-cell table:formula="of:=[.I8]" office:value-type="float" office:value="0">
            <text:p>0,00</text:p>
          </table:table-cell>
          <table:table-cell table:formula="of:=[.A8]*[.K8]" office:value-type="float" office:value="0">
            <text:p>0,00</text:p>
          </table:table-cell>
          <table:table-cell table:formula="of:=[.L8]*[.A8]" office:value-type="float" office:value="0">
            <text:p>0,00</text:p>
          </table:table-cell>
          <table:table-cell table:formula="of:=[.A8]*[.A8]" office:value-type="float" office:value="36">
            <text:p>36,00</text:p>
          </table:table-cell>
          <table:table-cell table:formula="of:=[.A8]*a+b" office:value-type="float" office:value="1337.74128707057">
            <text:p>1337,74</text:p>
          </table:table-cell>
          <table:table-cell table:formula="of:=a_2*[.A8]+b_2" office:value-type="float" office:value="10.301987434369">
            <text:p>10,3019874344</text:p>
          </table:table-cell>
          <table:table-cell table:style-name="ce13" office:value-type="string">
            <text:p>b</text:p>
          </table:table-cell>
          <table:table-cell table:style-name="ce13" table:formula="of:=SR_zgony-a_2*SR_dni" office:value-type="float" office:value="7.92115919059197">
            <text:p>7,9211591906</text:p>
          </table:table-cell>
          <table:table-cell table:formula="of:=(ABS([.P8]-[.K8])/IF([.K8]=0;1;[.K8]))" office:value-type="float" office:value="1337.74128707057">
            <text:p>1337,7412870706</text:p>
          </table:table-cell>
          <table:table-cell table:formula="of:=IF([.T8]&lt;[.$P$1];1;0)" office:value-type="float" office:value="0">
            <text:p>0</text:p>
          </table:table-cell>
          <table:table-cell table:formula="of:=IF([.U7]&gt;0;[.V7]+[.U8];0)" office:value-type="float" office:value="0">
            <text:p>0</text:p>
          </table:table-cell>
          <table:table-cell table:formula="of:=(ABS([.Q8]-[.L8])/IF([.L8]=0;1;[.L8]))" office:value-type="float" office:value="10.301987434369">
            <text:p>10,3019874344</text:p>
          </table:table-cell>
          <table:table-cell table:formula="of:=IF([.W8]&lt;[.$Q$1];1;0)" office:value-type="float" office:value="0">
            <text:p>0</text:p>
          </table:table-cell>
          <table:table-cell table:formula="of:=IF([.X7]&gt;0;[.Y7]+[.X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string">
            <text:p>2020-01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3:.G9])/7" office:value-type="float" office:value="0">
            <text:p>0,00</text:p>
          </table:table-cell>
          <table:table-cell table:formula="of:=SUM([.I3:.I9])/7" office:value-type="float" office:value="0">
            <text:p>0,00</text:p>
          </table:table-cell>
          <table:table-cell table:formula="of:=[.A9]*[.K9]" office:value-type="float" office:value="0">
            <text:p>0,00</text:p>
          </table:table-cell>
          <table:table-cell table:formula="of:=[.L9]*[.A9]" office:value-type="float" office:value="0">
            <text:p>0,00</text:p>
          </table:table-cell>
          <table:table-cell table:formula="of:=[.A9]*[.A9]" office:value-type="float" office:value="49">
            <text:p>49,00</text:p>
          </table:table-cell>
          <table:table-cell table:formula="of:=[.A9]*a+b" office:value-type="float" office:value="1345.20246219972">
            <text:p>1345,20</text:p>
          </table:table-cell>
          <table:table-cell table:formula="of:=a_2*[.A9]+b_2" office:value-type="float" office:value="10.6987921416651">
            <text:p>10,6987921417</text:p>
          </table:table-cell>
          <table:table-cell table:style-name="ce13" office:value-type="string">
            <text:p>a</text:p>
          </table:table-cell>
          <table:table-cell table:style-name="ce13" table:formula="of:=((L_pomiarow*SUM_xy2)-(SUM_dni*SUM_zgony))/((L_pomiarow*SUM_x2)-(SUM_dni*SUM_dni))" office:value-type="float" office:value="0.396804707296164">
            <text:p>0,3968047073</text:p>
          </table:table-cell>
          <table:table-cell table:formula="of:=(ABS([.P9]-[.K9])/IF([.K9]=0;1;[.K9]))" office:value-type="float" office:value="1345.20246219972">
            <text:p>1345,2024621997</text:p>
          </table:table-cell>
          <table:table-cell table:formula="of:=IF([.T9]&lt;[.$P$1];1;0)" office:value-type="float" office:value="0">
            <text:p>0</text:p>
          </table:table-cell>
          <table:table-cell table:formula="of:=IF([.U8]&gt;0;[.V8]+[.U9];0)" office:value-type="float" office:value="0">
            <text:p>0</text:p>
          </table:table-cell>
          <table:table-cell table:formula="of:=(ABS([.Q9]-[.L9])/IF([.L9]=0;1;[.L9]))" office:value-type="float" office:value="10.6987921416651">
            <text:p>10,6987921417</text:p>
          </table:table-cell>
          <table:table-cell table:formula="of:=IF([.W9]&lt;[.$Q$1];1;0)" office:value-type="float" office:value="0">
            <text:p>0</text:p>
          </table:table-cell>
          <table:table-cell table:formula="of:=IF([.X8]&gt;0;[.Y8]+[.X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/>
          <table:table-cell office:value-type="string">
            <text:p>2020-01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4:.G10])/7" office:value-type="float" office:value="0">
            <text:p>0,00</text:p>
          </table:table-cell>
          <table:table-cell table:formula="of:=SUM([.I4:.I10])/7" office:value-type="float" office:value="0">
            <text:p>0,00</text:p>
          </table:table-cell>
          <table:table-cell table:formula="of:=[.A10]*[.K10]" office:value-type="float" office:value="0">
            <text:p>0,00</text:p>
          </table:table-cell>
          <table:table-cell table:formula="of:=[.L10]*[.A10]" office:value-type="float" office:value="0">
            <text:p>0,00</text:p>
          </table:table-cell>
          <table:table-cell table:formula="of:=[.A10]*[.A10]" office:value-type="float" office:value="64">
            <text:p>64,00</text:p>
          </table:table-cell>
          <table:table-cell table:formula="of:=[.A10]*a+b" office:value-type="float" office:value="1352.66363732886">
            <text:p>1352,66</text:p>
          </table:table-cell>
          <table:table-cell table:formula="of:=a_2*[.A10]+b_2" office:value-type="float" office:value="11.0955968489613">
            <text:p>11,095596849</text:p>
          </table:table-cell>
          <table:table-cell table:number-columns-repeated="2"/>
          <table:table-cell table:formula="of:=(ABS([.P10]-[.K10])/IF([.K10]=0;1;[.K10]))" office:value-type="float" office:value="1352.66363732886">
            <text:p>1352,6636373289</text:p>
          </table:table-cell>
          <table:table-cell table:formula="of:=IF([.T10]&lt;[.$P$1];1;0)" office:value-type="float" office:value="0">
            <text:p>0</text:p>
          </table:table-cell>
          <table:table-cell table:formula="of:=IF([.U9]&gt;0;[.V9]+[.U10];0)" office:value-type="float" office:value="0">
            <text:p>0</text:p>
          </table:table-cell>
          <table:table-cell table:formula="of:=(ABS([.Q10]-[.L10])/IF([.L10]=0;1;[.L10]))" office:value-type="float" office:value="11.0955968489613">
            <text:p>11,095596849</text:p>
          </table:table-cell>
          <table:table-cell table:formula="of:=IF([.W10]&lt;[.$Q$1];1;0)" office:value-type="float" office:value="0">
            <text:p>0</text:p>
          </table:table-cell>
          <table:table-cell table:formula="of:=IF([.X9]&gt;0;[.Y9]+[.X1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/>
          <table:table-cell office:value-type="string">
            <text:p>2020-01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5:.G11])/7" office:value-type="float" office:value="0">
            <text:p>0,00</text:p>
          </table:table-cell>
          <table:table-cell table:formula="of:=SUM([.I5:.I11])/7" office:value-type="float" office:value="0">
            <text:p>0,00</text:p>
          </table:table-cell>
          <table:table-cell table:formula="of:=[.A11]*[.K11]" office:value-type="float" office:value="0">
            <text:p>0,00</text:p>
          </table:table-cell>
          <table:table-cell table:formula="of:=[.L11]*[.A11]" office:value-type="float" office:value="0">
            <text:p>0,00</text:p>
          </table:table-cell>
          <table:table-cell table:formula="of:=[.A11]*[.A11]" office:value-type="float" office:value="81">
            <text:p>81,00</text:p>
          </table:table-cell>
          <table:table-cell table:formula="of:=[.A11]*a+b" office:value-type="float" office:value="1360.12481245801">
            <text:p>1360,12</text:p>
          </table:table-cell>
          <table:table-cell table:formula="of:=a_2*[.A11]+b_2" office:value-type="float" office:value="11.4924015562574">
            <text:p>11,4924015563</text:p>
          </table:table-cell>
          <table:table-cell table:number-columns-repeated="2"/>
          <table:table-cell table:formula="of:=(ABS([.P11]-[.K11])/IF([.K11]=0;1;[.K11]))" office:value-type="float" office:value="1360.12481245801">
            <text:p>1360,124812458</text:p>
          </table:table-cell>
          <table:table-cell table:formula="of:=IF([.T11]&lt;[.$P$1];1;0)" office:value-type="float" office:value="0">
            <text:p>0</text:p>
          </table:table-cell>
          <table:table-cell table:formula="of:=IF([.U10]&gt;0;[.V10]+[.U11];0)" office:value-type="float" office:value="0">
            <text:p>0</text:p>
          </table:table-cell>
          <table:table-cell table:formula="of:=(ABS([.Q11]-[.L11])/IF([.L11]=0;1;[.L11]))" office:value-type="float" office:value="11.4924015562574">
            <text:p>11,4924015563</text:p>
          </table:table-cell>
          <table:table-cell table:formula="of:=IF([.W11]&lt;[.$Q$1];1;0)" office:value-type="float" office:value="0">
            <text:p>0</text:p>
          </table:table-cell>
          <table:table-cell table:formula="of:=IF([.X10]&gt;0;[.Y10]+[.X1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/>
          <table:table-cell office:value-type="string">
            <text:p>2020-01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6:.G12])/7" office:value-type="float" office:value="0">
            <text:p>0,00</text:p>
          </table:table-cell>
          <table:table-cell table:formula="of:=SUM([.I6:.I12])/7" office:value-type="float" office:value="0">
            <text:p>0,00</text:p>
          </table:table-cell>
          <table:table-cell table:formula="of:=[.A12]*[.K12]" office:value-type="float" office:value="0">
            <text:p>0,00</text:p>
          </table:table-cell>
          <table:table-cell table:formula="of:=[.L12]*[.A12]" office:value-type="float" office:value="0">
            <text:p>0,00</text:p>
          </table:table-cell>
          <table:table-cell table:formula="of:=[.A12]*[.A12]" office:value-type="float" office:value="100">
            <text:p>100,00</text:p>
          </table:table-cell>
          <table:table-cell table:formula="of:=[.A12]*a+b" office:value-type="float" office:value="1367.58598758716">
            <text:p>1367,59</text:p>
          </table:table-cell>
          <table:table-cell table:formula="of:=a_2*[.A12]+b_2" office:value-type="float" office:value="11.8892062635536">
            <text:p>11,8892062636</text:p>
          </table:table-cell>
          <table:table-cell table:number-columns-repeated="2"/>
          <table:table-cell table:formula="of:=(ABS([.P12]-[.K12])/IF([.K12]=0;1;[.K12]))" office:value-type="float" office:value="1367.58598758716">
            <text:p>1367,5859875872</text:p>
          </table:table-cell>
          <table:table-cell table:formula="of:=IF([.T12]&lt;[.$P$1];1;0)" office:value-type="float" office:value="0">
            <text:p>0</text:p>
          </table:table-cell>
          <table:table-cell table:formula="of:=IF([.U11]&gt;0;[.V11]+[.U12];0)" office:value-type="float" office:value="0">
            <text:p>0</text:p>
          </table:table-cell>
          <table:table-cell table:formula="of:=(ABS([.Q12]-[.L12])/IF([.L12]=0;1;[.L12]))" office:value-type="float" office:value="11.8892062635536">
            <text:p>11,8892062636</text:p>
          </table:table-cell>
          <table:table-cell table:formula="of:=IF([.W12]&lt;[.$Q$1];1;0)" office:value-type="float" office:value="0">
            <text:p>0</text:p>
          </table:table-cell>
          <table:table-cell table:formula="of:=IF([.X11]&gt;0;[.Y11]+[.X1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string">
            <text:p>2020-01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7:.G13])/7" office:value-type="float" office:value="0">
            <text:p>0,00</text:p>
          </table:table-cell>
          <table:table-cell table:formula="of:=SUM([.I7:.I13])/7" office:value-type="float" office:value="0">
            <text:p>0,00</text:p>
          </table:table-cell>
          <table:table-cell table:formula="of:=[.A13]*[.K13]" office:value-type="float" office:value="0">
            <text:p>0,00</text:p>
          </table:table-cell>
          <table:table-cell table:formula="of:=[.L13]*[.A13]" office:value-type="float" office:value="0">
            <text:p>0,00</text:p>
          </table:table-cell>
          <table:table-cell table:formula="of:=[.A13]*[.A13]" office:value-type="float" office:value="121">
            <text:p>121,00</text:p>
          </table:table-cell>
          <table:table-cell table:formula="of:=[.A13]*a+b" office:value-type="float" office:value="1375.04716271631">
            <text:p>1375,05</text:p>
          </table:table-cell>
          <table:table-cell table:formula="of:=a_2*[.A13]+b_2" office:value-type="float" office:value="12.2860109708498">
            <text:p>12,2860109708</text:p>
          </table:table-cell>
          <table:table-cell table:number-columns-repeated="2"/>
          <table:table-cell table:formula="of:=(ABS([.P13]-[.K13])/IF([.K13]=0;1;[.K13]))" office:value-type="float" office:value="1375.04716271631">
            <text:p>1375,0471627163</text:p>
          </table:table-cell>
          <table:table-cell table:formula="of:=IF([.T13]&lt;[.$P$1];1;0)" office:value-type="float" office:value="0">
            <text:p>0</text:p>
          </table:table-cell>
          <table:table-cell table:formula="of:=IF([.U12]&gt;0;[.V12]+[.U13];0)" office:value-type="float" office:value="0">
            <text:p>0</text:p>
          </table:table-cell>
          <table:table-cell table:formula="of:=(ABS([.Q13]-[.L13])/IF([.L13]=0;1;[.L13]))" office:value-type="float" office:value="12.2860109708498">
            <text:p>12,2860109708</text:p>
          </table:table-cell>
          <table:table-cell table:formula="of:=IF([.W13]&lt;[.$Q$1];1;0)" office:value-type="float" office:value="0">
            <text:p>0</text:p>
          </table:table-cell>
          <table:table-cell table:formula="of:=IF([.X12]&gt;0;[.Y12]+[.X1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/>
          <table:table-cell office:value-type="string">
            <text:p>2020-01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8:.G14])/7" office:value-type="float" office:value="0">
            <text:p>0,00</text:p>
          </table:table-cell>
          <table:table-cell table:formula="of:=SUM([.I8:.I14])/7" office:value-type="float" office:value="0">
            <text:p>0,00</text:p>
          </table:table-cell>
          <table:table-cell table:formula="of:=[.A14]*[.K14]" office:value-type="float" office:value="0">
            <text:p>0,00</text:p>
          </table:table-cell>
          <table:table-cell table:formula="of:=[.L14]*[.A14]" office:value-type="float" office:value="0">
            <text:p>0,00</text:p>
          </table:table-cell>
          <table:table-cell table:formula="of:=[.A14]*[.A14]" office:value-type="float" office:value="144">
            <text:p>144,00</text:p>
          </table:table-cell>
          <table:table-cell table:formula="of:=[.A14]*a+b" office:value-type="float" office:value="1382.50833784545">
            <text:p>1382,51</text:p>
          </table:table-cell>
          <table:table-cell table:formula="of:=a_2*[.A14]+b_2" office:value-type="float" office:value="12.6828156781459">
            <text:p>12,6828156781</text:p>
          </table:table-cell>
          <table:table-cell table:number-columns-repeated="2"/>
          <table:table-cell table:formula="of:=(ABS([.P14]-[.K14])/IF([.K14]=0;1;[.K14]))" office:value-type="float" office:value="1382.50833784545">
            <text:p>1382,5083378455</text:p>
          </table:table-cell>
          <table:table-cell table:formula="of:=IF([.T14]&lt;[.$P$1];1;0)" office:value-type="float" office:value="0">
            <text:p>0</text:p>
          </table:table-cell>
          <table:table-cell table:formula="of:=IF([.U13]&gt;0;[.V13]+[.U14];0)" office:value-type="float" office:value="0">
            <text:p>0</text:p>
          </table:table-cell>
          <table:table-cell table:formula="of:=(ABS([.Q14]-[.L14])/IF([.L14]=0;1;[.L14]))" office:value-type="float" office:value="12.6828156781459">
            <text:p>12,6828156781</text:p>
          </table:table-cell>
          <table:table-cell table:formula="of:=IF([.W14]&lt;[.$Q$1];1;0)" office:value-type="float" office:value="0">
            <text:p>0</text:p>
          </table:table-cell>
          <table:table-cell table:formula="of:=IF([.X13]&gt;0;[.Y13]+[.X1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/>
          <table:table-cell office:value-type="string">
            <text:p>2020-01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9:.G15])/7" office:value-type="float" office:value="0">
            <text:p>0,00</text:p>
          </table:table-cell>
          <table:table-cell table:formula="of:=SUM([.I9:.I15])/7" office:value-type="float" office:value="0">
            <text:p>0,00</text:p>
          </table:table-cell>
          <table:table-cell table:formula="of:=[.A15]*[.K15]" office:value-type="float" office:value="0">
            <text:p>0,00</text:p>
          </table:table-cell>
          <table:table-cell table:formula="of:=[.L15]*[.A15]" office:value-type="float" office:value="0">
            <text:p>0,00</text:p>
          </table:table-cell>
          <table:table-cell table:formula="of:=[.A15]*[.A15]" office:value-type="float" office:value="169">
            <text:p>169,00</text:p>
          </table:table-cell>
          <table:table-cell table:formula="of:=[.A15]*a+b" office:value-type="float" office:value="1389.9695129746">
            <text:p>1389,97</text:p>
          </table:table-cell>
          <table:table-cell table:formula="of:=a_2*[.A15]+b_2" office:value-type="float" office:value="13.0796203854421">
            <text:p>13,0796203854</text:p>
          </table:table-cell>
          <table:table-cell table:number-columns-repeated="2"/>
          <table:table-cell table:formula="of:=(ABS([.P15]-[.K15])/IF([.K15]=0;1;[.K15]))" office:value-type="float" office:value="1389.9695129746">
            <text:p>1389,9695129746</text:p>
          </table:table-cell>
          <table:table-cell table:formula="of:=IF([.T15]&lt;[.$P$1];1;0)" office:value-type="float" office:value="0">
            <text:p>0</text:p>
          </table:table-cell>
          <table:table-cell table:formula="of:=IF([.U14]&gt;0;[.V14]+[.U15];0)" office:value-type="float" office:value="0">
            <text:p>0</text:p>
          </table:table-cell>
          <table:table-cell table:formula="of:=(ABS([.Q15]-[.L15])/IF([.L15]=0;1;[.L15]))" office:value-type="float" office:value="13.0796203854421">
            <text:p>13,0796203854</text:p>
          </table:table-cell>
          <table:table-cell table:formula="of:=IF([.W15]&lt;[.$Q$1];1;0)" office:value-type="float" office:value="0">
            <text:p>0</text:p>
          </table:table-cell>
          <table:table-cell table:formula="of:=IF([.X14]&gt;0;[.Y14]+[.X1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/>
          <table:table-cell office:value-type="string">
            <text:p>2020-01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10:.G16])/7" office:value-type="float" office:value="0">
            <text:p>0,00</text:p>
          </table:table-cell>
          <table:table-cell table:formula="of:=SUM([.I10:.I16])/7" office:value-type="float" office:value="0">
            <text:p>0,00</text:p>
          </table:table-cell>
          <table:table-cell table:formula="of:=[.A16]*[.K16]" office:value-type="float" office:value="0">
            <text:p>0,00</text:p>
          </table:table-cell>
          <table:table-cell table:formula="of:=[.L16]*[.A16]" office:value-type="float" office:value="0">
            <text:p>0,00</text:p>
          </table:table-cell>
          <table:table-cell table:formula="of:=[.A16]*[.A16]" office:value-type="float" office:value="196">
            <text:p>196,00</text:p>
          </table:table-cell>
          <table:table-cell table:formula="of:=[.A16]*a+b" office:value-type="float" office:value="1397.43068810375">
            <text:p>1397,43</text:p>
          </table:table-cell>
          <table:table-cell table:formula="of:=a_2*[.A16]+b_2" office:value-type="float" office:value="13.4764250927383">
            <text:p>13,4764250927</text:p>
          </table:table-cell>
          <table:table-cell table:number-columns-repeated="2"/>
          <table:table-cell table:formula="of:=(ABS([.P16]-[.K16])/IF([.K16]=0;1;[.K16]))" office:value-type="float" office:value="1397.43068810375">
            <text:p>1397,4306881038</text:p>
          </table:table-cell>
          <table:table-cell table:formula="of:=IF([.T16]&lt;[.$P$1];1;0)" office:value-type="float" office:value="0">
            <text:p>0</text:p>
          </table:table-cell>
          <table:table-cell table:formula="of:=IF([.U15]&gt;0;[.V15]+[.U16];0)" office:value-type="float" office:value="0">
            <text:p>0</text:p>
          </table:table-cell>
          <table:table-cell table:formula="of:=(ABS([.Q16]-[.L16])/IF([.L16]=0;1;[.L16]))" office:value-type="float" office:value="13.4764250927383">
            <text:p>13,4764250927</text:p>
          </table:table-cell>
          <table:table-cell table:formula="of:=IF([.W16]&lt;[.$Q$1];1;0)" office:value-type="float" office:value="0">
            <text:p>0</text:p>
          </table:table-cell>
          <table:table-cell table:formula="of:=IF([.X15]&gt;0;[.Y15]+[.X1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string">
            <text:p>2020-01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11:.G17])/7" office:value-type="float" office:value="0">
            <text:p>0,00</text:p>
          </table:table-cell>
          <table:table-cell table:formula="of:=SUM([.I11:.I17])/7" office:value-type="float" office:value="0">
            <text:p>0,00</text:p>
          </table:table-cell>
          <table:table-cell table:formula="of:=[.A17]*[.K17]" office:value-type="float" office:value="0">
            <text:p>0,00</text:p>
          </table:table-cell>
          <table:table-cell table:formula="of:=[.L17]*[.A17]" office:value-type="float" office:value="0">
            <text:p>0,00</text:p>
          </table:table-cell>
          <table:table-cell table:formula="of:=[.A17]*[.A17]" office:value-type="float" office:value="225">
            <text:p>225,00</text:p>
          </table:table-cell>
          <table:table-cell table:formula="of:=[.A17]*a+b" office:value-type="float" office:value="1404.89186323289">
            <text:p>1404,89</text:p>
          </table:table-cell>
          <table:table-cell table:formula="of:=a_2*[.A17]+b_2" office:value-type="float" office:value="13.8732298000344">
            <text:p>13,8732298</text:p>
          </table:table-cell>
          <table:table-cell table:number-columns-repeated="2"/>
          <table:table-cell table:formula="of:=(ABS([.P17]-[.K17])/IF([.K17]=0;1;[.K17]))" office:value-type="float" office:value="1404.89186323289">
            <text:p>1404,8918632329</text:p>
          </table:table-cell>
          <table:table-cell table:formula="of:=IF([.T17]&lt;[.$P$1];1;0)" office:value-type="float" office:value="0">
            <text:p>0</text:p>
          </table:table-cell>
          <table:table-cell table:formula="of:=IF([.U16]&gt;0;[.V16]+[.U17];0)" office:value-type="float" office:value="0">
            <text:p>0</text:p>
          </table:table-cell>
          <table:table-cell table:formula="of:=(ABS([.Q17]-[.L17])/IF([.L17]=0;1;[.L17]))" office:value-type="float" office:value="13.8732298000344">
            <text:p>13,8732298</text:p>
          </table:table-cell>
          <table:table-cell table:formula="of:=IF([.W17]&lt;[.$Q$1];1;0)" office:value-type="float" office:value="0">
            <text:p>0</text:p>
          </table:table-cell>
          <table:table-cell table:formula="of:=IF([.X16]&gt;0;[.Y16]+[.X1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string">
            <text:p>2020-01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12:.G18])/7" office:value-type="float" office:value="0">
            <text:p>0,00</text:p>
          </table:table-cell>
          <table:table-cell table:formula="of:=SUM([.I12:.I18])/7" office:value-type="float" office:value="0">
            <text:p>0,00</text:p>
          </table:table-cell>
          <table:table-cell table:formula="of:=[.A18]*[.K18]" office:value-type="float" office:value="0">
            <text:p>0,00</text:p>
          </table:table-cell>
          <table:table-cell table:formula="of:=[.L18]*[.A18]" office:value-type="float" office:value="0">
            <text:p>0,00</text:p>
          </table:table-cell>
          <table:table-cell table:formula="of:=[.A18]*[.A18]" office:value-type="float" office:value="256">
            <text:p>256,00</text:p>
          </table:table-cell>
          <table:table-cell table:formula="of:=[.A18]*a+b" office:value-type="float" office:value="1412.35303836204">
            <text:p>1412,35</text:p>
          </table:table-cell>
          <table:table-cell table:formula="of:=a_2*[.A18]+b_2" office:value-type="float" office:value="14.2700345073306">
            <text:p>14,2700345073</text:p>
          </table:table-cell>
          <table:table-cell table:number-columns-repeated="2"/>
          <table:table-cell table:formula="of:=(ABS([.P18]-[.K18])/IF([.K18]=0;1;[.K18]))" office:value-type="float" office:value="1412.35303836204">
            <text:p>1412,353038362</text:p>
          </table:table-cell>
          <table:table-cell table:formula="of:=IF([.T18]&lt;[.$P$1];1;0)" office:value-type="float" office:value="0">
            <text:p>0</text:p>
          </table:table-cell>
          <table:table-cell table:formula="of:=IF([.U17]&gt;0;[.V17]+[.U18];0)" office:value-type="float" office:value="0">
            <text:p>0</text:p>
          </table:table-cell>
          <table:table-cell table:formula="of:=(ABS([.Q18]-[.L18])/IF([.L18]=0;1;[.L18]))" office:value-type="float" office:value="14.2700345073306">
            <text:p>14,2700345073</text:p>
          </table:table-cell>
          <table:table-cell table:formula="of:=IF([.W18]&lt;[.$Q$1];1;0)" office:value-type="float" office:value="0">
            <text:p>0</text:p>
          </table:table-cell>
          <table:table-cell table:formula="of:=IF([.X17]&gt;0;[.Y17]+[.X1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/>
          <table:table-cell office:value-type="string">
            <text:p>2020-01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13:.G19])/7" office:value-type="float" office:value="0">
            <text:p>0,00</text:p>
          </table:table-cell>
          <table:table-cell table:formula="of:=SUM([.I13:.I19])/7" office:value-type="float" office:value="0">
            <text:p>0,00</text:p>
          </table:table-cell>
          <table:table-cell table:formula="of:=[.A19]*[.K19]" office:value-type="float" office:value="0">
            <text:p>0,00</text:p>
          </table:table-cell>
          <table:table-cell table:formula="of:=[.L19]*[.A19]" office:value-type="float" office:value="0">
            <text:p>0,00</text:p>
          </table:table-cell>
          <table:table-cell table:formula="of:=[.A19]*[.A19]" office:value-type="float" office:value="289">
            <text:p>289,00</text:p>
          </table:table-cell>
          <table:table-cell table:formula="of:=[.A19]*a+b" office:value-type="float" office:value="1419.81421349119">
            <text:p>1419,81</text:p>
          </table:table-cell>
          <table:table-cell table:formula="of:=a_2*[.A19]+b_2" office:value-type="float" office:value="14.6668392146268">
            <text:p>14,6668392146</text:p>
          </table:table-cell>
          <table:table-cell table:number-columns-repeated="2"/>
          <table:table-cell table:formula="of:=(ABS([.P19]-[.K19])/IF([.K19]=0;1;[.K19]))" office:value-type="float" office:value="1419.81421349119">
            <text:p>1419,8142134912</text:p>
          </table:table-cell>
          <table:table-cell table:formula="of:=IF([.T19]&lt;[.$P$1];1;0)" office:value-type="float" office:value="0">
            <text:p>0</text:p>
          </table:table-cell>
          <table:table-cell table:formula="of:=IF([.U18]&gt;0;[.V18]+[.U19];0)" office:value-type="float" office:value="0">
            <text:p>0</text:p>
          </table:table-cell>
          <table:table-cell table:formula="of:=(ABS([.Q19]-[.L19])/IF([.L19]=0;1;[.L19]))" office:value-type="float" office:value="14.6668392146268">
            <text:p>14,6668392146</text:p>
          </table:table-cell>
          <table:table-cell table:formula="of:=IF([.W19]&lt;[.$Q$1];1;0)" office:value-type="float" office:value="0">
            <text:p>0</text:p>
          </table:table-cell>
          <table:table-cell table:formula="of:=IF([.X18]&gt;0;[.Y18]+[.X1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string">
            <text:p>2020-01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14:.G20])/7" office:value-type="float" office:value="0">
            <text:p>0,00</text:p>
          </table:table-cell>
          <table:table-cell table:formula="of:=SUM([.I14:.I20])/7" office:value-type="float" office:value="0">
            <text:p>0,00</text:p>
          </table:table-cell>
          <table:table-cell table:formula="of:=[.A20]*[.K20]" office:value-type="float" office:value="0">
            <text:p>0,00</text:p>
          </table:table-cell>
          <table:table-cell table:formula="of:=[.L20]*[.A20]" office:value-type="float" office:value="0">
            <text:p>0,00</text:p>
          </table:table-cell>
          <table:table-cell table:formula="of:=[.A20]*[.A20]" office:value-type="float" office:value="324">
            <text:p>324,00</text:p>
          </table:table-cell>
          <table:table-cell table:formula="of:=[.A20]*a+b" office:value-type="float" office:value="1427.27538862033">
            <text:p>1427,28</text:p>
          </table:table-cell>
          <table:table-cell table:formula="of:=a_2*[.A20]+b_2" office:value-type="float" office:value="15.0636439219229">
            <text:p>15,0636439219</text:p>
          </table:table-cell>
          <table:table-cell table:number-columns-repeated="2"/>
          <table:table-cell table:formula="of:=(ABS([.P20]-[.K20])/IF([.K20]=0;1;[.K20]))" office:value-type="float" office:value="1427.27538862033">
            <text:p>1427,2753886203</text:p>
          </table:table-cell>
          <table:table-cell table:formula="of:=IF([.T20]&lt;[.$P$1];1;0)" office:value-type="float" office:value="0">
            <text:p>0</text:p>
          </table:table-cell>
          <table:table-cell table:formula="of:=IF([.U19]&gt;0;[.V19]+[.U20];0)" office:value-type="float" office:value="0">
            <text:p>0</text:p>
          </table:table-cell>
          <table:table-cell table:formula="of:=(ABS([.Q20]-[.L20])/IF([.L20]=0;1;[.L20]))" office:value-type="float" office:value="15.0636439219229">
            <text:p>15,0636439219</text:p>
          </table:table-cell>
          <table:table-cell table:formula="of:=IF([.W20]&lt;[.$Q$1];1;0)" office:value-type="float" office:value="0">
            <text:p>0</text:p>
          </table:table-cell>
          <table:table-cell table:formula="of:=IF([.X19]&gt;0;[.Y19]+[.X2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string">
            <text:p>2020-01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15:.G21])/7" office:value-type="float" office:value="0">
            <text:p>0,00</text:p>
          </table:table-cell>
          <table:table-cell table:formula="of:=SUM([.I15:.I21])/7" office:value-type="float" office:value="0">
            <text:p>0,00</text:p>
          </table:table-cell>
          <table:table-cell table:formula="of:=[.A21]*[.K21]" office:value-type="float" office:value="0">
            <text:p>0,00</text:p>
          </table:table-cell>
          <table:table-cell table:formula="of:=[.L21]*[.A21]" office:value-type="float" office:value="0">
            <text:p>0,00</text:p>
          </table:table-cell>
          <table:table-cell table:formula="of:=[.A21]*[.A21]" office:value-type="float" office:value="361">
            <text:p>361,00</text:p>
          </table:table-cell>
          <table:table-cell table:formula="of:=[.A21]*a+b" office:value-type="float" office:value="1434.73656374948">
            <text:p>1434,74</text:p>
          </table:table-cell>
          <table:table-cell table:formula="of:=a_2*[.A21]+b_2" office:value-type="float" office:value="15.4604486292191">
            <text:p>15,4604486292</text:p>
          </table:table-cell>
          <table:table-cell table:number-columns-repeated="2"/>
          <table:table-cell table:formula="of:=(ABS([.P21]-[.K21])/IF([.K21]=0;1;[.K21]))" office:value-type="float" office:value="1434.73656374948">
            <text:p>1434,7365637495</text:p>
          </table:table-cell>
          <table:table-cell table:formula="of:=IF([.T21]&lt;[.$P$1];1;0)" office:value-type="float" office:value="0">
            <text:p>0</text:p>
          </table:table-cell>
          <table:table-cell table:formula="of:=IF([.U20]&gt;0;[.V20]+[.U21];0)" office:value-type="float" office:value="0">
            <text:p>0</text:p>
          </table:table-cell>
          <table:table-cell table:formula="of:=(ABS([.Q21]-[.L21])/IF([.L21]=0;1;[.L21]))" office:value-type="float" office:value="15.4604486292191">
            <text:p>15,4604486292</text:p>
          </table:table-cell>
          <table:table-cell table:formula="of:=IF([.W21]&lt;[.$Q$1];1;0)" office:value-type="float" office:value="0">
            <text:p>0</text:p>
          </table:table-cell>
          <table:table-cell table:formula="of:=IF([.X20]&gt;0;[.Y20]+[.X2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/>
          <table:table-cell office:value-type="string">
            <text:p>2020-01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16:.G22])/7" office:value-type="float" office:value="0">
            <text:p>0,00</text:p>
          </table:table-cell>
          <table:table-cell table:formula="of:=SUM([.I16:.I22])/7" office:value-type="float" office:value="0">
            <text:p>0,00</text:p>
          </table:table-cell>
          <table:table-cell table:formula="of:=[.A22]*[.K22]" office:value-type="float" office:value="0">
            <text:p>0,00</text:p>
          </table:table-cell>
          <table:table-cell table:formula="of:=[.L22]*[.A22]" office:value-type="float" office:value="0">
            <text:p>0,00</text:p>
          </table:table-cell>
          <table:table-cell table:formula="of:=[.A22]*[.A22]" office:value-type="float" office:value="400">
            <text:p>400,00</text:p>
          </table:table-cell>
          <table:table-cell table:formula="of:=[.A22]*a+b" office:value-type="float" office:value="1442.19773887863">
            <text:p>1442,20</text:p>
          </table:table-cell>
          <table:table-cell table:formula="of:=a_2*[.A22]+b_2" office:value-type="float" office:value="15.8572533365153">
            <text:p>15,8572533365</text:p>
          </table:table-cell>
          <table:table-cell table:number-columns-repeated="2"/>
          <table:table-cell table:formula="of:=(ABS([.P22]-[.K22])/IF([.K22]=0;1;[.K22]))" office:value-type="float" office:value="1442.19773887863">
            <text:p>1442,1977388786</text:p>
          </table:table-cell>
          <table:table-cell table:formula="of:=IF([.T22]&lt;[.$P$1];1;0)" office:value-type="float" office:value="0">
            <text:p>0</text:p>
          </table:table-cell>
          <table:table-cell table:formula="of:=IF([.U21]&gt;0;[.V21]+[.U22];0)" office:value-type="float" office:value="0">
            <text:p>0</text:p>
          </table:table-cell>
          <table:table-cell table:formula="of:=(ABS([.Q22]-[.L22])/IF([.L22]=0;1;[.L22]))" office:value-type="float" office:value="15.8572533365153">
            <text:p>15,8572533365</text:p>
          </table:table-cell>
          <table:table-cell table:formula="of:=IF([.W22]&lt;[.$Q$1];1;0)" office:value-type="float" office:value="0">
            <text:p>0</text:p>
          </table:table-cell>
          <table:table-cell table:formula="of:=IF([.X21]&gt;0;[.Y21]+[.X2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string">
            <text:p>2020-01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17:.G23])/7" office:value-type="float" office:value="0">
            <text:p>0,00</text:p>
          </table:table-cell>
          <table:table-cell table:formula="of:=SUM([.I17:.I23])/7" office:value-type="float" office:value="0">
            <text:p>0,00</text:p>
          </table:table-cell>
          <table:table-cell table:formula="of:=[.A23]*[.K23]" office:value-type="float" office:value="0">
            <text:p>0,00</text:p>
          </table:table-cell>
          <table:table-cell table:formula="of:=[.L23]*[.A23]" office:value-type="float" office:value="0">
            <text:p>0,00</text:p>
          </table:table-cell>
          <table:table-cell table:formula="of:=[.A23]*[.A23]" office:value-type="float" office:value="441">
            <text:p>441,00</text:p>
          </table:table-cell>
          <table:table-cell table:formula="of:=[.A23]*a+b" office:value-type="float" office:value="1449.65891400777">
            <text:p>1449,66</text:p>
          </table:table-cell>
          <table:table-cell table:formula="of:=a_2*[.A23]+b_2" office:value-type="float" office:value="16.2540580438114">
            <text:p>16,2540580438</text:p>
          </table:table-cell>
          <table:table-cell table:number-columns-repeated="2"/>
          <table:table-cell table:formula="of:=(ABS([.P23]-[.K23])/IF([.K23]=0;1;[.K23]))" office:value-type="float" office:value="1449.65891400777">
            <text:p>1449,6589140078</text:p>
          </table:table-cell>
          <table:table-cell table:formula="of:=IF([.T23]&lt;[.$P$1];1;0)" office:value-type="float" office:value="0">
            <text:p>0</text:p>
          </table:table-cell>
          <table:table-cell table:formula="of:=IF([.U22]&gt;0;[.V22]+[.U23];0)" office:value-type="float" office:value="0">
            <text:p>0</text:p>
          </table:table-cell>
          <table:table-cell table:formula="of:=(ABS([.Q23]-[.L23])/IF([.L23]=0;1;[.L23]))" office:value-type="float" office:value="16.2540580438114">
            <text:p>16,2540580438</text:p>
          </table:table-cell>
          <table:table-cell table:formula="of:=IF([.W23]&lt;[.$Q$1];1;0)" office:value-type="float" office:value="0">
            <text:p>0</text:p>
          </table:table-cell>
          <table:table-cell table:formula="of:=IF([.X22]&gt;0;[.Y22]+[.X2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/>
          <table:table-cell office:value-type="string">
            <text:p>2020-01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18:.G24])/7" office:value-type="float" office:value="0">
            <text:p>0,00</text:p>
          </table:table-cell>
          <table:table-cell table:formula="of:=SUM([.I18:.I24])/7" office:value-type="float" office:value="0">
            <text:p>0,00</text:p>
          </table:table-cell>
          <table:table-cell table:formula="of:=[.A24]*[.K24]" office:value-type="float" office:value="0">
            <text:p>0,00</text:p>
          </table:table-cell>
          <table:table-cell table:formula="of:=[.L24]*[.A24]" office:value-type="float" office:value="0">
            <text:p>0,00</text:p>
          </table:table-cell>
          <table:table-cell table:formula="of:=[.A24]*[.A24]" office:value-type="float" office:value="484">
            <text:p>484,00</text:p>
          </table:table-cell>
          <table:table-cell table:formula="of:=[.A24]*a+b" office:value-type="float" office:value="1457.12008913692">
            <text:p>1457,12</text:p>
          </table:table-cell>
          <table:table-cell table:formula="of:=a_2*[.A24]+b_2" office:value-type="float" office:value="16.6508627511076">
            <text:p>16,6508627511</text:p>
          </table:table-cell>
          <table:table-cell table:number-columns-repeated="2"/>
          <table:table-cell table:formula="of:=(ABS([.P24]-[.K24])/IF([.K24]=0;1;[.K24]))" office:value-type="float" office:value="1457.12008913692">
            <text:p>1457,1200891369</text:p>
          </table:table-cell>
          <table:table-cell table:formula="of:=IF([.T24]&lt;[.$P$1];1;0)" office:value-type="float" office:value="0">
            <text:p>0</text:p>
          </table:table-cell>
          <table:table-cell table:formula="of:=IF([.U23]&gt;0;[.V23]+[.U24];0)" office:value-type="float" office:value="0">
            <text:p>0</text:p>
          </table:table-cell>
          <table:table-cell table:formula="of:=(ABS([.Q24]-[.L24])/IF([.L24]=0;1;[.L24]))" office:value-type="float" office:value="16.6508627511076">
            <text:p>16,6508627511</text:p>
          </table:table-cell>
          <table:table-cell table:formula="of:=IF([.W24]&lt;[.$Q$1];1;0)" office:value-type="float" office:value="0">
            <text:p>0</text:p>
          </table:table-cell>
          <table:table-cell table:formula="of:=IF([.X23]&gt;0;[.Y23]+[.X2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/>
          <table:table-cell office:value-type="string">
            <text:p>2020-01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19:.G25])/7" office:value-type="float" office:value="0">
            <text:p>0,00</text:p>
          </table:table-cell>
          <table:table-cell table:formula="of:=SUM([.I19:.I25])/7" office:value-type="float" office:value="0">
            <text:p>0,00</text:p>
          </table:table-cell>
          <table:table-cell table:formula="of:=[.A25]*[.K25]" office:value-type="float" office:value="0">
            <text:p>0,00</text:p>
          </table:table-cell>
          <table:table-cell table:formula="of:=[.L25]*[.A25]" office:value-type="float" office:value="0">
            <text:p>0,00</text:p>
          </table:table-cell>
          <table:table-cell table:formula="of:=[.A25]*[.A25]" office:value-type="float" office:value="529">
            <text:p>529,00</text:p>
          </table:table-cell>
          <table:table-cell table:formula="of:=[.A25]*a+b" office:value-type="float" office:value="1464.58126426607">
            <text:p>1464,58</text:p>
          </table:table-cell>
          <table:table-cell table:formula="of:=a_2*[.A25]+b_2" office:value-type="float" office:value="17.0476674584037">
            <text:p>17,0476674584</text:p>
          </table:table-cell>
          <table:table-cell table:number-columns-repeated="2"/>
          <table:table-cell table:formula="of:=(ABS([.P25]-[.K25])/IF([.K25]=0;1;[.K25]))" office:value-type="float" office:value="1464.58126426607">
            <text:p>1464,5812642661</text:p>
          </table:table-cell>
          <table:table-cell table:formula="of:=IF([.T25]&lt;[.$P$1];1;0)" office:value-type="float" office:value="0">
            <text:p>0</text:p>
          </table:table-cell>
          <table:table-cell table:formula="of:=IF([.U24]&gt;0;[.V24]+[.U25];0)" office:value-type="float" office:value="0">
            <text:p>0</text:p>
          </table:table-cell>
          <table:table-cell table:formula="of:=(ABS([.Q25]-[.L25])/IF([.L25]=0;1;[.L25]))" office:value-type="float" office:value="17.0476674584037">
            <text:p>17,0476674584</text:p>
          </table:table-cell>
          <table:table-cell table:formula="of:=IF([.W25]&lt;[.$Q$1];1;0)" office:value-type="float" office:value="0">
            <text:p>0</text:p>
          </table:table-cell>
          <table:table-cell table:formula="of:=IF([.X24]&gt;0;[.Y24]+[.X2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/>
          <table:table-cell office:value-type="string">
            <text:p>2020-01-2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20:.G26])/7" office:value-type="float" office:value="0">
            <text:p>0,00</text:p>
          </table:table-cell>
          <table:table-cell table:formula="of:=SUM([.I20:.I26])/7" office:value-type="float" office:value="0">
            <text:p>0,00</text:p>
          </table:table-cell>
          <table:table-cell table:formula="of:=[.A26]*[.K26]" office:value-type="float" office:value="0">
            <text:p>0,00</text:p>
          </table:table-cell>
          <table:table-cell table:formula="of:=[.L26]*[.A26]" office:value-type="float" office:value="0">
            <text:p>0,00</text:p>
          </table:table-cell>
          <table:table-cell table:formula="of:=[.A26]*[.A26]" office:value-type="float" office:value="576">
            <text:p>576,00</text:p>
          </table:table-cell>
          <table:table-cell table:formula="of:=[.A26]*a+b" office:value-type="float" office:value="1472.04243939521">
            <text:p>1472,04</text:p>
          </table:table-cell>
          <table:table-cell table:formula="of:=a_2*[.A26]+b_2" office:value-type="float" office:value="17.4444721656999">
            <text:p>17,4444721657</text:p>
          </table:table-cell>
          <table:table-cell table:number-columns-repeated="2"/>
          <table:table-cell table:formula="of:=(ABS([.P26]-[.K26])/IF([.K26]=0;1;[.K26]))" office:value-type="float" office:value="1472.04243939521">
            <text:p>1472,0424393952</text:p>
          </table:table-cell>
          <table:table-cell table:formula="of:=IF([.T26]&lt;[.$P$1];1;0)" office:value-type="float" office:value="0">
            <text:p>0</text:p>
          </table:table-cell>
          <table:table-cell table:formula="of:=IF([.U25]&gt;0;[.V25]+[.U26];0)" office:value-type="float" office:value="0">
            <text:p>0</text:p>
          </table:table-cell>
          <table:table-cell table:formula="of:=(ABS([.Q26]-[.L26])/IF([.L26]=0;1;[.L26]))" office:value-type="float" office:value="17.4444721656999">
            <text:p>17,4444721657</text:p>
          </table:table-cell>
          <table:table-cell table:formula="of:=IF([.W26]&lt;[.$Q$1];1;0)" office:value-type="float" office:value="0">
            <text:p>0</text:p>
          </table:table-cell>
          <table:table-cell table:formula="of:=IF([.X25]&gt;0;[.Y25]+[.X2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/>
          <table:table-cell office:value-type="string">
            <text:p>2020-01-2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21:.G27])/7" office:value-type="float" office:value="0">
            <text:p>0,00</text:p>
          </table:table-cell>
          <table:table-cell table:formula="of:=SUM([.I21:.I27])/7" office:value-type="float" office:value="0">
            <text:p>0,00</text:p>
          </table:table-cell>
          <table:table-cell table:formula="of:=[.A27]*[.K27]" office:value-type="float" office:value="0">
            <text:p>0,00</text:p>
          </table:table-cell>
          <table:table-cell table:formula="of:=[.L27]*[.A27]" office:value-type="float" office:value="0">
            <text:p>0,00</text:p>
          </table:table-cell>
          <table:table-cell table:formula="of:=[.A27]*[.A27]" office:value-type="float" office:value="625">
            <text:p>625,00</text:p>
          </table:table-cell>
          <table:table-cell table:formula="of:=[.A27]*a+b" office:value-type="float" office:value="1479.50361452436">
            <text:p>1479,50</text:p>
          </table:table-cell>
          <table:table-cell table:formula="of:=a_2*[.A27]+b_2" office:value-type="float" office:value="17.8412768729961">
            <text:p>17,841276873</text:p>
          </table:table-cell>
          <table:table-cell table:number-columns-repeated="2"/>
          <table:table-cell table:formula="of:=(ABS([.P27]-[.K27])/IF([.K27]=0;1;[.K27]))" office:value-type="float" office:value="1479.50361452436">
            <text:p>1479,5036145244</text:p>
          </table:table-cell>
          <table:table-cell table:formula="of:=IF([.T27]&lt;[.$P$1];1;0)" office:value-type="float" office:value="0">
            <text:p>0</text:p>
          </table:table-cell>
          <table:table-cell table:formula="of:=IF([.U26]&gt;0;[.V26]+[.U27];0)" office:value-type="float" office:value="0">
            <text:p>0</text:p>
          </table:table-cell>
          <table:table-cell table:formula="of:=(ABS([.Q27]-[.L27])/IF([.L27]=0;1;[.L27]))" office:value-type="float" office:value="17.8412768729961">
            <text:p>17,841276873</text:p>
          </table:table-cell>
          <table:table-cell table:formula="of:=IF([.W27]&lt;[.$Q$1];1;0)" office:value-type="float" office:value="0">
            <text:p>0</text:p>
          </table:table-cell>
          <table:table-cell table:formula="of:=IF([.X26]&gt;0;[.Y26]+[.X2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/>
          <table:table-cell office:value-type="string">
            <text:p>2020-01-2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22:.G28])/7" office:value-type="float" office:value="0">
            <text:p>0,00</text:p>
          </table:table-cell>
          <table:table-cell table:formula="of:=SUM([.I22:.I28])/7" office:value-type="float" office:value="0">
            <text:p>0,00</text:p>
          </table:table-cell>
          <table:table-cell table:formula="of:=[.A28]*[.K28]" office:value-type="float" office:value="0">
            <text:p>0,00</text:p>
          </table:table-cell>
          <table:table-cell table:formula="of:=[.L28]*[.A28]" office:value-type="float" office:value="0">
            <text:p>0,00</text:p>
          </table:table-cell>
          <table:table-cell table:formula="of:=[.A28]*[.A28]" office:value-type="float" office:value="676">
            <text:p>676,00</text:p>
          </table:table-cell>
          <table:table-cell table:formula="of:=[.A28]*a+b" office:value-type="float" office:value="1486.96478965351">
            <text:p>1486,96</text:p>
          </table:table-cell>
          <table:table-cell table:formula="of:=a_2*[.A28]+b_2" office:value-type="float" office:value="18.2380815802922">
            <text:p>18,2380815803</text:p>
          </table:table-cell>
          <table:table-cell table:number-columns-repeated="2"/>
          <table:table-cell table:formula="of:=(ABS([.P28]-[.K28])/IF([.K28]=0;1;[.K28]))" office:value-type="float" office:value="1486.96478965351">
            <text:p>1486,9647896535</text:p>
          </table:table-cell>
          <table:table-cell table:formula="of:=IF([.T28]&lt;[.$P$1];1;0)" office:value-type="float" office:value="0">
            <text:p>0</text:p>
          </table:table-cell>
          <table:table-cell table:formula="of:=IF([.U27]&gt;0;[.V27]+[.U28];0)" office:value-type="float" office:value="0">
            <text:p>0</text:p>
          </table:table-cell>
          <table:table-cell table:formula="of:=(ABS([.Q28]-[.L28])/IF([.L28]=0;1;[.L28]))" office:value-type="float" office:value="18.2380815802922">
            <text:p>18,2380815803</text:p>
          </table:table-cell>
          <table:table-cell table:formula="of:=IF([.W28]&lt;[.$Q$1];1;0)" office:value-type="float" office:value="0">
            <text:p>0</text:p>
          </table:table-cell>
          <table:table-cell table:formula="of:=IF([.X27]&gt;0;[.Y27]+[.X2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/>
          <table:table-cell office:value-type="string">
            <text:p>2020-01-2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23:.G29])/7" office:value-type="float" office:value="0">
            <text:p>0,00</text:p>
          </table:table-cell>
          <table:table-cell table:formula="of:=SUM([.I23:.I29])/7" office:value-type="float" office:value="0">
            <text:p>0,00</text:p>
          </table:table-cell>
          <table:table-cell table:formula="of:=[.A29]*[.K29]" office:value-type="float" office:value="0">
            <text:p>0,00</text:p>
          </table:table-cell>
          <table:table-cell table:formula="of:=[.L29]*[.A29]" office:value-type="float" office:value="0">
            <text:p>0,00</text:p>
          </table:table-cell>
          <table:table-cell table:formula="of:=[.A29]*[.A29]" office:value-type="float" office:value="729">
            <text:p>729,00</text:p>
          </table:table-cell>
          <table:table-cell table:formula="of:=[.A29]*a+b" office:value-type="float" office:value="1494.42596478266">
            <text:p>1494,43</text:p>
          </table:table-cell>
          <table:table-cell table:formula="of:=a_2*[.A29]+b_2" office:value-type="float" office:value="18.6348862875884">
            <text:p>18,6348862876</text:p>
          </table:table-cell>
          <table:table-cell table:number-columns-repeated="2"/>
          <table:table-cell table:formula="of:=(ABS([.P29]-[.K29])/IF([.K29]=0;1;[.K29]))" office:value-type="float" office:value="1494.42596478266">
            <text:p>1494,4259647827</text:p>
          </table:table-cell>
          <table:table-cell table:formula="of:=IF([.T29]&lt;[.$P$1];1;0)" office:value-type="float" office:value="0">
            <text:p>0</text:p>
          </table:table-cell>
          <table:table-cell table:formula="of:=IF([.U28]&gt;0;[.V28]+[.U29];0)" office:value-type="float" office:value="0">
            <text:p>0</text:p>
          </table:table-cell>
          <table:table-cell table:formula="of:=(ABS([.Q29]-[.L29])/IF([.L29]=0;1;[.L29]))" office:value-type="float" office:value="18.6348862875884">
            <text:p>18,6348862876</text:p>
          </table:table-cell>
          <table:table-cell table:formula="of:=IF([.W29]&lt;[.$Q$1];1;0)" office:value-type="float" office:value="0">
            <text:p>0</text:p>
          </table:table-cell>
          <table:table-cell table:formula="of:=IF([.X28]&gt;0;[.Y28]+[.X2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/>
          <table:table-cell office:value-type="string">
            <text:p>2020-01-3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24:.G30])/7" office:value-type="float" office:value="0">
            <text:p>0,00</text:p>
          </table:table-cell>
          <table:table-cell table:formula="of:=SUM([.I24:.I30])/7" office:value-type="float" office:value="0">
            <text:p>0,00</text:p>
          </table:table-cell>
          <table:table-cell table:formula="of:=[.A30]*[.K30]" office:value-type="float" office:value="0">
            <text:p>0,00</text:p>
          </table:table-cell>
          <table:table-cell table:formula="of:=[.L30]*[.A30]" office:value-type="float" office:value="0">
            <text:p>0,00</text:p>
          </table:table-cell>
          <table:table-cell table:formula="of:=[.A30]*[.A30]" office:value-type="float" office:value="784">
            <text:p>784,00</text:p>
          </table:table-cell>
          <table:table-cell table:formula="of:=[.A30]*a+b" office:value-type="float" office:value="1501.8871399118">
            <text:p>1501,89</text:p>
          </table:table-cell>
          <table:table-cell table:formula="of:=a_2*[.A30]+b_2" office:value-type="float" office:value="19.0316909948846">
            <text:p>19,0316909949</text:p>
          </table:table-cell>
          <table:table-cell table:number-columns-repeated="2"/>
          <table:table-cell table:formula="of:=(ABS([.P30]-[.K30])/IF([.K30]=0;1;[.K30]))" office:value-type="float" office:value="1501.8871399118">
            <text:p>1501,8871399118</text:p>
          </table:table-cell>
          <table:table-cell table:formula="of:=IF([.T30]&lt;[.$P$1];1;0)" office:value-type="float" office:value="0">
            <text:p>0</text:p>
          </table:table-cell>
          <table:table-cell table:formula="of:=IF([.U29]&gt;0;[.V29]+[.U30];0)" office:value-type="float" office:value="0">
            <text:p>0</text:p>
          </table:table-cell>
          <table:table-cell table:formula="of:=(ABS([.Q30]-[.L30])/IF([.L30]=0;1;[.L30]))" office:value-type="float" office:value="19.0316909948846">
            <text:p>19,0316909949</text:p>
          </table:table-cell>
          <table:table-cell table:formula="of:=IF([.W30]&lt;[.$Q$1];1;0)" office:value-type="float" office:value="0">
            <text:p>0</text:p>
          </table:table-cell>
          <table:table-cell table:formula="of:=IF([.X29]&gt;0;[.Y29]+[.X3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/>
          <table:table-cell office:value-type="string">
            <text:p>2020-01-3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25:.G31])/7" office:value-type="float" office:value="0">
            <text:p>0,00</text:p>
          </table:table-cell>
          <table:table-cell table:formula="of:=SUM([.I25:.I31])/7" office:value-type="float" office:value="0">
            <text:p>0,00</text:p>
          </table:table-cell>
          <table:table-cell table:formula="of:=[.A31]*[.K31]" office:value-type="float" office:value="0">
            <text:p>0,00</text:p>
          </table:table-cell>
          <table:table-cell table:formula="of:=[.L31]*[.A31]" office:value-type="float" office:value="0">
            <text:p>0,00</text:p>
          </table:table-cell>
          <table:table-cell table:formula="of:=[.A31]*[.A31]" office:value-type="float" office:value="841">
            <text:p>841,00</text:p>
          </table:table-cell>
          <table:table-cell table:formula="of:=[.A31]*a+b" office:value-type="float" office:value="1509.34831504095">
            <text:p>1509,35</text:p>
          </table:table-cell>
          <table:table-cell table:formula="of:=a_2*[.A31]+b_2" office:value-type="float" office:value="19.4284957021807">
            <text:p>19,4284957022</text:p>
          </table:table-cell>
          <table:table-cell table:number-columns-repeated="2"/>
          <table:table-cell table:formula="of:=(ABS([.P31]-[.K31])/IF([.K31]=0;1;[.K31]))" office:value-type="float" office:value="1509.34831504095">
            <text:p>1509,348315041</text:p>
          </table:table-cell>
          <table:table-cell table:formula="of:=IF([.T31]&lt;[.$P$1];1;0)" office:value-type="float" office:value="0">
            <text:p>0</text:p>
          </table:table-cell>
          <table:table-cell table:formula="of:=IF([.U30]&gt;0;[.V30]+[.U31];0)" office:value-type="float" office:value="0">
            <text:p>0</text:p>
          </table:table-cell>
          <table:table-cell table:formula="of:=(ABS([.Q31]-[.L31])/IF([.L31]=0;1;[.L31]))" office:value-type="float" office:value="19.4284957021807">
            <text:p>19,4284957022</text:p>
          </table:table-cell>
          <table:table-cell table:formula="of:=IF([.W31]&lt;[.$Q$1];1;0)" office:value-type="float" office:value="0">
            <text:p>0</text:p>
          </table:table-cell>
          <table:table-cell table:formula="of:=IF([.X30]&gt;0;[.Y30]+[.X3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/>
          <table:table-cell office:value-type="string">
            <text:p>2020-02-0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26:.G32])/7" office:value-type="float" office:value="0">
            <text:p>0,00</text:p>
          </table:table-cell>
          <table:table-cell table:formula="of:=SUM([.I26:.I32])/7" office:value-type="float" office:value="0">
            <text:p>0,00</text:p>
          </table:table-cell>
          <table:table-cell table:formula="of:=[.A32]*[.K32]" office:value-type="float" office:value="0">
            <text:p>0,00</text:p>
          </table:table-cell>
          <table:table-cell table:formula="of:=[.L32]*[.A32]" office:value-type="float" office:value="0">
            <text:p>0,00</text:p>
          </table:table-cell>
          <table:table-cell table:formula="of:=[.A32]*[.A32]" office:value-type="float" office:value="900">
            <text:p>900,00</text:p>
          </table:table-cell>
          <table:table-cell table:formula="of:=[.A32]*a+b" office:value-type="float" office:value="1516.8094901701">
            <text:p>1516,81</text:p>
          </table:table-cell>
          <table:table-cell table:formula="of:=a_2*[.A32]+b_2" office:value-type="float" office:value="19.8253004094769">
            <text:p>19,8253004095</text:p>
          </table:table-cell>
          <table:table-cell table:number-columns-repeated="2"/>
          <table:table-cell table:formula="of:=(ABS([.P32]-[.K32])/IF([.K32]=0;1;[.K32]))" office:value-type="float" office:value="1516.8094901701">
            <text:p>1516,8094901701</text:p>
          </table:table-cell>
          <table:table-cell table:formula="of:=IF([.T32]&lt;[.$P$1];1;0)" office:value-type="float" office:value="0">
            <text:p>0</text:p>
          </table:table-cell>
          <table:table-cell table:formula="of:=IF([.U31]&gt;0;[.V31]+[.U32];0)" office:value-type="float" office:value="0">
            <text:p>0</text:p>
          </table:table-cell>
          <table:table-cell table:formula="of:=(ABS([.Q32]-[.L32])/IF([.L32]=0;1;[.L32]))" office:value-type="float" office:value="19.8253004094769">
            <text:p>19,8253004095</text:p>
          </table:table-cell>
          <table:table-cell table:formula="of:=IF([.W32]&lt;[.$Q$1];1;0)" office:value-type="float" office:value="0">
            <text:p>0</text:p>
          </table:table-cell>
          <table:table-cell table:formula="of:=IF([.X31]&gt;0;[.Y31]+[.X3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/>
          <table:table-cell office:value-type="string">
            <text:p>2020-02-0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27:.G33])/7" office:value-type="float" office:value="0">
            <text:p>0,00</text:p>
          </table:table-cell>
          <table:table-cell table:formula="of:=SUM([.I27:.I33])/7" office:value-type="float" office:value="0">
            <text:p>0,00</text:p>
          </table:table-cell>
          <table:table-cell table:formula="of:=[.A33]*[.K33]" office:value-type="float" office:value="0">
            <text:p>0,00</text:p>
          </table:table-cell>
          <table:table-cell table:formula="of:=[.L33]*[.A33]" office:value-type="float" office:value="0">
            <text:p>0,00</text:p>
          </table:table-cell>
          <table:table-cell table:formula="of:=[.A33]*[.A33]" office:value-type="float" office:value="961">
            <text:p>961,00</text:p>
          </table:table-cell>
          <table:table-cell table:formula="of:=[.A33]*a+b" office:value-type="float" office:value="1524.27066529924">
            <text:p>1524,27</text:p>
          </table:table-cell>
          <table:table-cell table:formula="of:=a_2*[.A33]+b_2" office:value-type="float" office:value="20.2221051167731">
            <text:p>20,2221051168</text:p>
          </table:table-cell>
          <table:table-cell table:number-columns-repeated="2"/>
          <table:table-cell table:formula="of:=(ABS([.P33]-[.K33])/IF([.K33]=0;1;[.K33]))" office:value-type="float" office:value="1524.27066529924">
            <text:p>1524,2706652993</text:p>
          </table:table-cell>
          <table:table-cell table:formula="of:=IF([.T33]&lt;[.$P$1];1;0)" office:value-type="float" office:value="0">
            <text:p>0</text:p>
          </table:table-cell>
          <table:table-cell table:formula="of:=IF([.U32]&gt;0;[.V32]+[.U33];0)" office:value-type="float" office:value="0">
            <text:p>0</text:p>
          </table:table-cell>
          <table:table-cell table:formula="of:=(ABS([.Q33]-[.L33])/IF([.L33]=0;1;[.L33]))" office:value-type="float" office:value="20.2221051167731">
            <text:p>20,2221051168</text:p>
          </table:table-cell>
          <table:table-cell table:formula="of:=IF([.W33]&lt;[.$Q$1];1;0)" office:value-type="float" office:value="0">
            <text:p>0</text:p>
          </table:table-cell>
          <table:table-cell table:formula="of:=IF([.X32]&gt;0;[.Y32]+[.X3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/>
          <table:table-cell office:value-type="string">
            <text:p>2020-02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28:.G34])/7" office:value-type="float" office:value="0">
            <text:p>0,00</text:p>
          </table:table-cell>
          <table:table-cell table:formula="of:=SUM([.I28:.I34])/7" office:value-type="float" office:value="0">
            <text:p>0,00</text:p>
          </table:table-cell>
          <table:table-cell table:formula="of:=[.A34]*[.K34]" office:value-type="float" office:value="0">
            <text:p>0,00</text:p>
          </table:table-cell>
          <table:table-cell table:formula="of:=[.L34]*[.A34]" office:value-type="float" office:value="0">
            <text:p>0,00</text:p>
          </table:table-cell>
          <table:table-cell table:formula="of:=[.A34]*[.A34]" office:value-type="float" office:value="1024">
            <text:p>1024,00</text:p>
          </table:table-cell>
          <table:table-cell table:formula="of:=[.A34]*a+b" office:value-type="float" office:value="1531.73184042839">
            <text:p>1531,73</text:p>
          </table:table-cell>
          <table:table-cell table:formula="of:=a_2*[.A34]+b_2" office:value-type="float" office:value="20.6189098240692">
            <text:p>20,6189098241</text:p>
          </table:table-cell>
          <table:table-cell table:number-columns-repeated="2"/>
          <table:table-cell table:formula="of:=(ABS([.P34]-[.K34])/IF([.K34]=0;1;[.K34]))" office:value-type="float" office:value="1531.73184042839">
            <text:p>1531,7318404284</text:p>
          </table:table-cell>
          <table:table-cell table:formula="of:=IF([.T34]&lt;[.$P$1];1;0)" office:value-type="float" office:value="0">
            <text:p>0</text:p>
          </table:table-cell>
          <table:table-cell table:formula="of:=IF([.U33]&gt;0;[.V33]+[.U34];0)" office:value-type="float" office:value="0">
            <text:p>0</text:p>
          </table:table-cell>
          <table:table-cell table:formula="of:=(ABS([.Q34]-[.L34])/IF([.L34]=0;1;[.L34]))" office:value-type="float" office:value="20.6189098240692">
            <text:p>20,6189098241</text:p>
          </table:table-cell>
          <table:table-cell table:formula="of:=IF([.W34]&lt;[.$Q$1];1;0)" office:value-type="float" office:value="0">
            <text:p>0</text:p>
          </table:table-cell>
          <table:table-cell table:formula="of:=IF([.X33]&gt;0;[.Y33]+[.X3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/>
          <table:table-cell office:value-type="string">
            <text:p>2020-02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29:.G35])/7" office:value-type="float" office:value="0">
            <text:p>0,00</text:p>
          </table:table-cell>
          <table:table-cell table:formula="of:=SUM([.I29:.I35])/7" office:value-type="float" office:value="0">
            <text:p>0,00</text:p>
          </table:table-cell>
          <table:table-cell table:formula="of:=[.A35]*[.K35]" office:value-type="float" office:value="0">
            <text:p>0,00</text:p>
          </table:table-cell>
          <table:table-cell table:formula="of:=[.L35]*[.A35]" office:value-type="float" office:value="0">
            <text:p>0,00</text:p>
          </table:table-cell>
          <table:table-cell table:formula="of:=[.A35]*[.A35]" office:value-type="float" office:value="1089">
            <text:p>1089,00</text:p>
          </table:table-cell>
          <table:table-cell table:formula="of:=[.A35]*a+b" office:value-type="float" office:value="1539.19301555754">
            <text:p>1539,19</text:p>
          </table:table-cell>
          <table:table-cell table:formula="of:=a_2*[.A35]+b_2" office:value-type="float" office:value="21.0157145313654">
            <text:p>21,0157145314</text:p>
          </table:table-cell>
          <table:table-cell table:number-columns-repeated="2"/>
          <table:table-cell table:formula="of:=(ABS([.P35]-[.K35])/IF([.K35]=0;1;[.K35]))" office:value-type="float" office:value="1539.19301555754">
            <text:p>1539,1930155575</text:p>
          </table:table-cell>
          <table:table-cell table:formula="of:=IF([.T35]&lt;[.$P$1];1;0)" office:value-type="float" office:value="0">
            <text:p>0</text:p>
          </table:table-cell>
          <table:table-cell table:formula="of:=IF([.U34]&gt;0;[.V34]+[.U35];0)" office:value-type="float" office:value="0">
            <text:p>0</text:p>
          </table:table-cell>
          <table:table-cell table:formula="of:=(ABS([.Q35]-[.L35])/IF([.L35]=0;1;[.L35]))" office:value-type="float" office:value="21.0157145313654">
            <text:p>21,0157145314</text:p>
          </table:table-cell>
          <table:table-cell table:formula="of:=IF([.W35]&lt;[.$Q$1];1;0)" office:value-type="float" office:value="0">
            <text:p>0</text:p>
          </table:table-cell>
          <table:table-cell table:formula="of:=IF([.X34]&gt;0;[.Y34]+[.X3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/>
          <table:table-cell office:value-type="string">
            <text:p>2020-02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30:.G36])/7" office:value-type="float" office:value="0">
            <text:p>0,00</text:p>
          </table:table-cell>
          <table:table-cell table:formula="of:=SUM([.I30:.I36])/7" office:value-type="float" office:value="0">
            <text:p>0,00</text:p>
          </table:table-cell>
          <table:table-cell table:formula="of:=[.A36]*[.K36]" office:value-type="float" office:value="0">
            <text:p>0,00</text:p>
          </table:table-cell>
          <table:table-cell table:formula="of:=[.L36]*[.A36]" office:value-type="float" office:value="0">
            <text:p>0,00</text:p>
          </table:table-cell>
          <table:table-cell table:formula="of:=[.A36]*[.A36]" office:value-type="float" office:value="1156">
            <text:p>1156,00</text:p>
          </table:table-cell>
          <table:table-cell table:formula="of:=[.A36]*a+b" office:value-type="float" office:value="1546.65419068668">
            <text:p>1546,65</text:p>
          </table:table-cell>
          <table:table-cell table:formula="of:=a_2*[.A36]+b_2" office:value-type="float" office:value="21.4125192386616">
            <text:p>21,4125192387</text:p>
          </table:table-cell>
          <table:table-cell table:number-columns-repeated="2"/>
          <table:table-cell table:formula="of:=(ABS([.P36]-[.K36])/IF([.K36]=0;1;[.K36]))" office:value-type="float" office:value="1546.65419068668">
            <text:p>1546,6541906867</text:p>
          </table:table-cell>
          <table:table-cell table:formula="of:=IF([.T36]&lt;[.$P$1];1;0)" office:value-type="float" office:value="0">
            <text:p>0</text:p>
          </table:table-cell>
          <table:table-cell table:formula="of:=IF([.U35]&gt;0;[.V35]+[.U36];0)" office:value-type="float" office:value="0">
            <text:p>0</text:p>
          </table:table-cell>
          <table:table-cell table:formula="of:=(ABS([.Q36]-[.L36])/IF([.L36]=0;1;[.L36]))" office:value-type="float" office:value="21.4125192386616">
            <text:p>21,4125192387</text:p>
          </table:table-cell>
          <table:table-cell table:formula="of:=IF([.W36]&lt;[.$Q$1];1;0)" office:value-type="float" office:value="0">
            <text:p>0</text:p>
          </table:table-cell>
          <table:table-cell table:formula="of:=IF([.X35]&gt;0;[.Y35]+[.X3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/>
          <table:table-cell office:value-type="string">
            <text:p>2020-02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31:.G37])/7" office:value-type="float" office:value="0">
            <text:p>0,00</text:p>
          </table:table-cell>
          <table:table-cell table:formula="of:=SUM([.I31:.I37])/7" office:value-type="float" office:value="0">
            <text:p>0,00</text:p>
          </table:table-cell>
          <table:table-cell table:formula="of:=[.A37]*[.K37]" office:value-type="float" office:value="0">
            <text:p>0,00</text:p>
          </table:table-cell>
          <table:table-cell table:formula="of:=[.L37]*[.A37]" office:value-type="float" office:value="0">
            <text:p>0,00</text:p>
          </table:table-cell>
          <table:table-cell table:formula="of:=[.A37]*[.A37]" office:value-type="float" office:value="1225">
            <text:p>1225,00</text:p>
          </table:table-cell>
          <table:table-cell table:formula="of:=[.A37]*a+b" office:value-type="float" office:value="1554.11536581583">
            <text:p>1554,12</text:p>
          </table:table-cell>
          <table:table-cell table:formula="of:=a_2*[.A37]+b_2" office:value-type="float" office:value="21.8093239459577">
            <text:p>21,809323946</text:p>
          </table:table-cell>
          <table:table-cell table:number-columns-repeated="2"/>
          <table:table-cell table:formula="of:=(ABS([.P37]-[.K37])/IF([.K37]=0;1;[.K37]))" office:value-type="float" office:value="1554.11536581583">
            <text:p>1554,1153658158</text:p>
          </table:table-cell>
          <table:table-cell table:formula="of:=IF([.T37]&lt;[.$P$1];1;0)" office:value-type="float" office:value="0">
            <text:p>0</text:p>
          </table:table-cell>
          <table:table-cell table:formula="of:=IF([.U36]&gt;0;[.V36]+[.U37];0)" office:value-type="float" office:value="0">
            <text:p>0</text:p>
          </table:table-cell>
          <table:table-cell table:formula="of:=(ABS([.Q37]-[.L37])/IF([.L37]=0;1;[.L37]))" office:value-type="float" office:value="21.8093239459577">
            <text:p>21,809323946</text:p>
          </table:table-cell>
          <table:table-cell table:formula="of:=IF([.W37]&lt;[.$Q$1];1;0)" office:value-type="float" office:value="0">
            <text:p>0</text:p>
          </table:table-cell>
          <table:table-cell table:formula="of:=IF([.X36]&gt;0;[.Y36]+[.X3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/>
          <table:table-cell office:value-type="string">
            <text:p>2020-02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32:.G38])/7" office:value-type="float" office:value="0">
            <text:p>0,00</text:p>
          </table:table-cell>
          <table:table-cell table:formula="of:=SUM([.I32:.I38])/7" office:value-type="float" office:value="0">
            <text:p>0,00</text:p>
          </table:table-cell>
          <table:table-cell table:formula="of:=[.A38]*[.K38]" office:value-type="float" office:value="0">
            <text:p>0,00</text:p>
          </table:table-cell>
          <table:table-cell table:formula="of:=[.L38]*[.A38]" office:value-type="float" office:value="0">
            <text:p>0,00</text:p>
          </table:table-cell>
          <table:table-cell table:formula="of:=[.A38]*[.A38]" office:value-type="float" office:value="1296">
            <text:p>1296,00</text:p>
          </table:table-cell>
          <table:table-cell table:formula="of:=[.A38]*a+b" office:value-type="float" office:value="1561.57654094498">
            <text:p>1561,58</text:p>
          </table:table-cell>
          <table:table-cell table:formula="of:=a_2*[.A38]+b_2" office:value-type="float" office:value="22.2061286532539">
            <text:p>22,2061286533</text:p>
          </table:table-cell>
          <table:table-cell table:number-columns-repeated="2"/>
          <table:table-cell table:formula="of:=(ABS([.P38]-[.K38])/IF([.K38]=0;1;[.K38]))" office:value-type="float" office:value="1561.57654094498">
            <text:p>1561,576540945</text:p>
          </table:table-cell>
          <table:table-cell table:formula="of:=IF([.T38]&lt;[.$P$1];1;0)" office:value-type="float" office:value="0">
            <text:p>0</text:p>
          </table:table-cell>
          <table:table-cell table:formula="of:=IF([.U37]&gt;0;[.V37]+[.U38];0)" office:value-type="float" office:value="0">
            <text:p>0</text:p>
          </table:table-cell>
          <table:table-cell table:formula="of:=(ABS([.Q38]-[.L38])/IF([.L38]=0;1;[.L38]))" office:value-type="float" office:value="22.2061286532539">
            <text:p>22,2061286533</text:p>
          </table:table-cell>
          <table:table-cell table:formula="of:=IF([.W38]&lt;[.$Q$1];1;0)" office:value-type="float" office:value="0">
            <text:p>0</text:p>
          </table:table-cell>
          <table:table-cell table:formula="of:=IF([.X37]&gt;0;[.Y37]+[.X3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/>
          <table:table-cell office:value-type="string">
            <text:p>2020-02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33:.G39])/7" office:value-type="float" office:value="0">
            <text:p>0,00</text:p>
          </table:table-cell>
          <table:table-cell table:formula="of:=SUM([.I33:.I39])/7" office:value-type="float" office:value="0">
            <text:p>0,00</text:p>
          </table:table-cell>
          <table:table-cell table:formula="of:=[.A39]*[.K39]" office:value-type="float" office:value="0">
            <text:p>0,00</text:p>
          </table:table-cell>
          <table:table-cell table:formula="of:=[.L39]*[.A39]" office:value-type="float" office:value="0">
            <text:p>0,00</text:p>
          </table:table-cell>
          <table:table-cell table:formula="of:=[.A39]*[.A39]" office:value-type="float" office:value="1369">
            <text:p>1369,00</text:p>
          </table:table-cell>
          <table:table-cell table:formula="of:=[.A39]*a+b" office:value-type="float" office:value="1569.03771607412">
            <text:p>1569,04</text:p>
          </table:table-cell>
          <table:table-cell table:formula="of:=a_2*[.A39]+b_2" office:value-type="float" office:value="22.60293336055">
            <text:p>22,6029333606</text:p>
          </table:table-cell>
          <table:table-cell table:number-columns-repeated="2"/>
          <table:table-cell table:formula="of:=(ABS([.P39]-[.K39])/IF([.K39]=0;1;[.K39]))" office:value-type="float" office:value="1569.03771607412">
            <text:p>1569,0377160741</text:p>
          </table:table-cell>
          <table:table-cell table:formula="of:=IF([.T39]&lt;[.$P$1];1;0)" office:value-type="float" office:value="0">
            <text:p>0</text:p>
          </table:table-cell>
          <table:table-cell table:formula="of:=IF([.U38]&gt;0;[.V38]+[.U39];0)" office:value-type="float" office:value="0">
            <text:p>0</text:p>
          </table:table-cell>
          <table:table-cell table:formula="of:=(ABS([.Q39]-[.L39])/IF([.L39]=0;1;[.L39]))" office:value-type="float" office:value="22.60293336055">
            <text:p>22,6029333606</text:p>
          </table:table-cell>
          <table:table-cell table:formula="of:=IF([.W39]&lt;[.$Q$1];1;0)" office:value-type="float" office:value="0">
            <text:p>0</text:p>
          </table:table-cell>
          <table:table-cell table:formula="of:=IF([.X38]&gt;0;[.Y38]+[.X39];0)" office:value-type="float" office:value="0">
            <text:p>0</text:p>
          </table:table-cell>
          <table:table-cell table:number-columns-repeated="10"/>
          <table:table-cell>
            <draw:frame table:end-cell-address="Arkusz1.AT69" table:end-x="0.163cm" table:end-y="0.12cm" draw:z-index="1" draw:style-name="gr1" draw:text-style-name="P1" svg:width="20.743cm" svg:height="13.913cm" svg:x="2.002cm" svg:y="0.336cm">
              <draw:object draw:notify-on-update-of-ranges="Arkusz1.A2:Arkusz1.A2 Arkusz1.A3:Arkusz1.A512 Arkusz1.K2:Arkusz1.K2 Arkusz1.K3:Arkusz1.K512 Arkusz1.A2:Arkusz1.A2 Arkusz1.A3:Arkusz1.A512 Arkusz1.P2:Arkusz1.P2 Arkusz1.P3:Arkusz1.P5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/>
          <table:table-cell office:value-type="string">
            <text:p>2020-02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34:.G40])/7" office:value-type="float" office:value="0">
            <text:p>0,00</text:p>
          </table:table-cell>
          <table:table-cell table:formula="of:=SUM([.I34:.I40])/7" office:value-type="float" office:value="0">
            <text:p>0,00</text:p>
          </table:table-cell>
          <table:table-cell table:formula="of:=[.A40]*[.K40]" office:value-type="float" office:value="0">
            <text:p>0,00</text:p>
          </table:table-cell>
          <table:table-cell table:formula="of:=[.L40]*[.A40]" office:value-type="float" office:value="0">
            <text:p>0,00</text:p>
          </table:table-cell>
          <table:table-cell table:formula="of:=[.A40]*[.A40]" office:value-type="float" office:value="1444">
            <text:p>1444,00</text:p>
          </table:table-cell>
          <table:table-cell table:formula="of:=[.A40]*a+b" office:value-type="float" office:value="1576.49889120327">
            <text:p>1576,50</text:p>
          </table:table-cell>
          <table:table-cell table:formula="of:=a_2*[.A40]+b_2" office:value-type="float" office:value="22.9997380678462">
            <text:p>22,9997380678</text:p>
          </table:table-cell>
          <table:table-cell table:number-columns-repeated="2"/>
          <table:table-cell table:formula="of:=(ABS([.P40]-[.K40])/IF([.K40]=0;1;[.K40]))" office:value-type="float" office:value="1576.49889120327">
            <text:p>1576,4988912033</text:p>
          </table:table-cell>
          <table:table-cell table:formula="of:=IF([.T40]&lt;[.$P$1];1;0)" office:value-type="float" office:value="0">
            <text:p>0</text:p>
          </table:table-cell>
          <table:table-cell table:formula="of:=IF([.U39]&gt;0;[.V39]+[.U40];0)" office:value-type="float" office:value="0">
            <text:p>0</text:p>
          </table:table-cell>
          <table:table-cell table:formula="of:=(ABS([.Q40]-[.L40])/IF([.L40]=0;1;[.L40]))" office:value-type="float" office:value="22.9997380678462">
            <text:p>22,9997380678</text:p>
          </table:table-cell>
          <table:table-cell table:formula="of:=IF([.W40]&lt;[.$Q$1];1;0)" office:value-type="float" office:value="0">
            <text:p>0</text:p>
          </table:table-cell>
          <table:table-cell table:formula="of:=IF([.X39]&gt;0;[.Y39]+[.X4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/>
          <table:table-cell office:value-type="string">
            <text:p>2020-02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35:.G41])/7" office:value-type="float" office:value="0">
            <text:p>0,00</text:p>
          </table:table-cell>
          <table:table-cell table:formula="of:=SUM([.I35:.I41])/7" office:value-type="float" office:value="0">
            <text:p>0,00</text:p>
          </table:table-cell>
          <table:table-cell table:formula="of:=[.A41]*[.K41]" office:value-type="float" office:value="0">
            <text:p>0,00</text:p>
          </table:table-cell>
          <table:table-cell table:formula="of:=[.L41]*[.A41]" office:value-type="float" office:value="0">
            <text:p>0,00</text:p>
          </table:table-cell>
          <table:table-cell table:formula="of:=[.A41]*[.A41]" office:value-type="float" office:value="1521">
            <text:p>1521,00</text:p>
          </table:table-cell>
          <table:table-cell table:formula="of:=[.A41]*a+b" office:value-type="float" office:value="1583.96006633242">
            <text:p>1583,96</text:p>
          </table:table-cell>
          <table:table-cell table:formula="of:=a_2*[.A41]+b_2" office:value-type="float" office:value="23.3965427751424">
            <text:p>23,3965427751</text:p>
          </table:table-cell>
          <table:table-cell table:number-columns-repeated="2"/>
          <table:table-cell table:formula="of:=(ABS([.P41]-[.K41])/IF([.K41]=0;1;[.K41]))" office:value-type="float" office:value="1583.96006633242">
            <text:p>1583,9600663324</text:p>
          </table:table-cell>
          <table:table-cell table:formula="of:=IF([.T41]&lt;[.$P$1];1;0)" office:value-type="float" office:value="0">
            <text:p>0</text:p>
          </table:table-cell>
          <table:table-cell table:formula="of:=IF([.U40]&gt;0;[.V40]+[.U41];0)" office:value-type="float" office:value="0">
            <text:p>0</text:p>
          </table:table-cell>
          <table:table-cell table:formula="of:=(ABS([.Q41]-[.L41])/IF([.L41]=0;1;[.L41]))" office:value-type="float" office:value="23.3965427751424">
            <text:p>23,3965427751</text:p>
          </table:table-cell>
          <table:table-cell table:formula="of:=IF([.W41]&lt;[.$Q$1];1;0)" office:value-type="float" office:value="0">
            <text:p>0</text:p>
          </table:table-cell>
          <table:table-cell table:formula="of:=IF([.X40]&gt;0;[.Y40]+[.X4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/>
          <table:table-cell office:value-type="string">
            <text:p>2020-02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36:.G42])/7" office:value-type="float" office:value="0">
            <text:p>0,00</text:p>
          </table:table-cell>
          <table:table-cell table:formula="of:=SUM([.I36:.I42])/7" office:value-type="float" office:value="0">
            <text:p>0,00</text:p>
          </table:table-cell>
          <table:table-cell table:formula="of:=[.A42]*[.K42]" office:value-type="float" office:value="0">
            <text:p>0,00</text:p>
          </table:table-cell>
          <table:table-cell table:formula="of:=[.L42]*[.A42]" office:value-type="float" office:value="0">
            <text:p>0,00</text:p>
          </table:table-cell>
          <table:table-cell table:formula="of:=[.A42]*[.A42]" office:value-type="float" office:value="1600">
            <text:p>1600,00</text:p>
          </table:table-cell>
          <table:table-cell table:formula="of:=[.A42]*a+b" office:value-type="float" office:value="1591.42124146156">
            <text:p>1591,42</text:p>
          </table:table-cell>
          <table:table-cell table:formula="of:=a_2*[.A42]+b_2" office:value-type="float" office:value="23.7933474824385">
            <text:p>23,7933474824</text:p>
          </table:table-cell>
          <table:table-cell table:number-columns-repeated="2"/>
          <table:table-cell table:formula="of:=(ABS([.P42]-[.K42])/IF([.K42]=0;1;[.K42]))" office:value-type="float" office:value="1591.42124146156">
            <text:p>1591,4212414616</text:p>
          </table:table-cell>
          <table:table-cell table:formula="of:=IF([.T42]&lt;[.$P$1];1;0)" office:value-type="float" office:value="0">
            <text:p>0</text:p>
          </table:table-cell>
          <table:table-cell table:formula="of:=IF([.U41]&gt;0;[.V41]+[.U42];0)" office:value-type="float" office:value="0">
            <text:p>0</text:p>
          </table:table-cell>
          <table:table-cell table:formula="of:=(ABS([.Q42]-[.L42])/IF([.L42]=0;1;[.L42]))" office:value-type="float" office:value="23.7933474824385">
            <text:p>23,7933474824</text:p>
          </table:table-cell>
          <table:table-cell table:formula="of:=IF([.W42]&lt;[.$Q$1];1;0)" office:value-type="float" office:value="0">
            <text:p>0</text:p>
          </table:table-cell>
          <table:table-cell table:formula="of:=IF([.X41]&gt;0;[.Y41]+[.X4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/>
          <table:table-cell office:value-type="string">
            <text:p>2020-02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37:.G43])/7" office:value-type="float" office:value="0">
            <text:p>0,00</text:p>
          </table:table-cell>
          <table:table-cell table:formula="of:=SUM([.I37:.I43])/7" office:value-type="float" office:value="0">
            <text:p>0,00</text:p>
          </table:table-cell>
          <table:table-cell table:formula="of:=[.A43]*[.K43]" office:value-type="float" office:value="0">
            <text:p>0,00</text:p>
          </table:table-cell>
          <table:table-cell table:formula="of:=[.L43]*[.A43]" office:value-type="float" office:value="0">
            <text:p>0,00</text:p>
          </table:table-cell>
          <table:table-cell table:formula="of:=[.A43]*[.A43]" office:value-type="float" office:value="1681">
            <text:p>1681,00</text:p>
          </table:table-cell>
          <table:table-cell table:formula="of:=[.A43]*a+b" office:value-type="float" office:value="1598.88241659071">
            <text:p>1598,88</text:p>
          </table:table-cell>
          <table:table-cell table:formula="of:=a_2*[.A43]+b_2" office:value-type="float" office:value="24.1901521897347">
            <text:p>24,1901521897</text:p>
          </table:table-cell>
          <table:table-cell table:number-columns-repeated="2"/>
          <table:table-cell table:formula="of:=(ABS([.P43]-[.K43])/IF([.K43]=0;1;[.K43]))" office:value-type="float" office:value="1598.88241659071">
            <text:p>1598,8824165907</text:p>
          </table:table-cell>
          <table:table-cell table:formula="of:=IF([.T43]&lt;[.$P$1];1;0)" office:value-type="float" office:value="0">
            <text:p>0</text:p>
          </table:table-cell>
          <table:table-cell table:formula="of:=IF([.U42]&gt;0;[.V42]+[.U43];0)" office:value-type="float" office:value="0">
            <text:p>0</text:p>
          </table:table-cell>
          <table:table-cell table:formula="of:=(ABS([.Q43]-[.L43])/IF([.L43]=0;1;[.L43]))" office:value-type="float" office:value="24.1901521897347">
            <text:p>24,1901521897</text:p>
          </table:table-cell>
          <table:table-cell table:formula="of:=IF([.W43]&lt;[.$Q$1];1;0)" office:value-type="float" office:value="0">
            <text:p>0</text:p>
          </table:table-cell>
          <table:table-cell table:formula="of:=IF([.X42]&gt;0;[.Y42]+[.X4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/>
          <table:table-cell office:value-type="string">
            <text:p>2020-02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38:.G44])/7" office:value-type="float" office:value="0">
            <text:p>0,00</text:p>
          </table:table-cell>
          <table:table-cell table:formula="of:=SUM([.I38:.I44])/7" office:value-type="float" office:value="0">
            <text:p>0,00</text:p>
          </table:table-cell>
          <table:table-cell table:formula="of:=[.A44]*[.K44]" office:value-type="float" office:value="0">
            <text:p>0,00</text:p>
          </table:table-cell>
          <table:table-cell table:formula="of:=[.L44]*[.A44]" office:value-type="float" office:value="0">
            <text:p>0,00</text:p>
          </table:table-cell>
          <table:table-cell table:formula="of:=[.A44]*[.A44]" office:value-type="float" office:value="1764">
            <text:p>1764,00</text:p>
          </table:table-cell>
          <table:table-cell table:formula="of:=[.A44]*a+b" office:value-type="float" office:value="1606.34359171986">
            <text:p>1606,34</text:p>
          </table:table-cell>
          <table:table-cell table:formula="of:=a_2*[.A44]+b_2" office:value-type="float" office:value="24.5869568970309">
            <text:p>24,586956897</text:p>
          </table:table-cell>
          <table:table-cell table:number-columns-repeated="2"/>
          <table:table-cell table:formula="of:=(ABS([.P44]-[.K44])/IF([.K44]=0;1;[.K44]))" office:value-type="float" office:value="1606.34359171986">
            <text:p>1606,3435917199</text:p>
          </table:table-cell>
          <table:table-cell table:formula="of:=IF([.T44]&lt;[.$P$1];1;0)" office:value-type="float" office:value="0">
            <text:p>0</text:p>
          </table:table-cell>
          <table:table-cell table:formula="of:=IF([.U43]&gt;0;[.V43]+[.U44];0)" office:value-type="float" office:value="0">
            <text:p>0</text:p>
          </table:table-cell>
          <table:table-cell table:formula="of:=(ABS([.Q44]-[.L44])/IF([.L44]=0;1;[.L44]))" office:value-type="float" office:value="24.5869568970309">
            <text:p>24,586956897</text:p>
          </table:table-cell>
          <table:table-cell table:formula="of:=IF([.W44]&lt;[.$Q$1];1;0)" office:value-type="float" office:value="0">
            <text:p>0</text:p>
          </table:table-cell>
          <table:table-cell table:formula="of:=IF([.X43]&gt;0;[.Y43]+[.X4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/>
          <table:table-cell office:value-type="string">
            <text:p>2020-02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39:.G45])/7" office:value-type="float" office:value="0">
            <text:p>0,00</text:p>
          </table:table-cell>
          <table:table-cell table:formula="of:=SUM([.I39:.I45])/7" office:value-type="float" office:value="0">
            <text:p>0,00</text:p>
          </table:table-cell>
          <table:table-cell table:formula="of:=[.A45]*[.K45]" office:value-type="float" office:value="0">
            <text:p>0,00</text:p>
          </table:table-cell>
          <table:table-cell table:formula="of:=[.L45]*[.A45]" office:value-type="float" office:value="0">
            <text:p>0,00</text:p>
          </table:table-cell>
          <table:table-cell table:formula="of:=[.A45]*[.A45]" office:value-type="float" office:value="1849">
            <text:p>1849,00</text:p>
          </table:table-cell>
          <table:table-cell table:formula="of:=[.A45]*a+b" office:value-type="float" office:value="1613.80476684901">
            <text:p>1613,80</text:p>
          </table:table-cell>
          <table:table-cell table:formula="of:=a_2*[.A45]+b_2" office:value-type="float" office:value="24.983761604327">
            <text:p>24,9837616043</text:p>
          </table:table-cell>
          <table:table-cell table:number-columns-repeated="2"/>
          <table:table-cell table:formula="of:=(ABS([.P45]-[.K45])/IF([.K45]=0;1;[.K45]))" office:value-type="float" office:value="1613.80476684901">
            <text:p>1613,804766849</text:p>
          </table:table-cell>
          <table:table-cell table:formula="of:=IF([.T45]&lt;[.$P$1];1;0)" office:value-type="float" office:value="0">
            <text:p>0</text:p>
          </table:table-cell>
          <table:table-cell table:formula="of:=IF([.U44]&gt;0;[.V44]+[.U45];0)" office:value-type="float" office:value="0">
            <text:p>0</text:p>
          </table:table-cell>
          <table:table-cell table:formula="of:=(ABS([.Q45]-[.L45])/IF([.L45]=0;1;[.L45]))" office:value-type="float" office:value="24.983761604327">
            <text:p>24,9837616043</text:p>
          </table:table-cell>
          <table:table-cell table:formula="of:=IF([.W45]&lt;[.$Q$1];1;0)" office:value-type="float" office:value="0">
            <text:p>0</text:p>
          </table:table-cell>
          <table:table-cell table:formula="of:=IF([.X44]&gt;0;[.Y44]+[.X4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/>
          <table:table-cell office:value-type="string">
            <text:p>2020-02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40:.G46])/7" office:value-type="float" office:value="0">
            <text:p>0,00</text:p>
          </table:table-cell>
          <table:table-cell table:formula="of:=SUM([.I40:.I46])/7" office:value-type="float" office:value="0">
            <text:p>0,00</text:p>
          </table:table-cell>
          <table:table-cell table:formula="of:=[.A46]*[.K46]" office:value-type="float" office:value="0">
            <text:p>0,00</text:p>
          </table:table-cell>
          <table:table-cell table:formula="of:=[.L46]*[.A46]" office:value-type="float" office:value="0">
            <text:p>0,00</text:p>
          </table:table-cell>
          <table:table-cell table:formula="of:=[.A46]*[.A46]" office:value-type="float" office:value="1936">
            <text:p>1936,00</text:p>
          </table:table-cell>
          <table:table-cell table:formula="of:=[.A46]*a+b" office:value-type="float" office:value="1621.26594197815">
            <text:p>1621,27</text:p>
          </table:table-cell>
          <table:table-cell table:formula="of:=a_2*[.A46]+b_2" office:value-type="float" office:value="25.3805663116232">
            <text:p>25,3805663116</text:p>
          </table:table-cell>
          <table:table-cell table:number-columns-repeated="2"/>
          <table:table-cell table:formula="of:=(ABS([.P46]-[.K46])/IF([.K46]=0;1;[.K46]))" office:value-type="float" office:value="1621.26594197815">
            <text:p>1621,2659419782</text:p>
          </table:table-cell>
          <table:table-cell table:formula="of:=IF([.T46]&lt;[.$P$1];1;0)" office:value-type="float" office:value="0">
            <text:p>0</text:p>
          </table:table-cell>
          <table:table-cell table:formula="of:=IF([.U45]&gt;0;[.V45]+[.U46];0)" office:value-type="float" office:value="0">
            <text:p>0</text:p>
          </table:table-cell>
          <table:table-cell table:formula="of:=(ABS([.Q46]-[.L46])/IF([.L46]=0;1;[.L46]))" office:value-type="float" office:value="25.3805663116232">
            <text:p>25,3805663116</text:p>
          </table:table-cell>
          <table:table-cell table:formula="of:=IF([.W46]&lt;[.$Q$1];1;0)" office:value-type="float" office:value="0">
            <text:p>0</text:p>
          </table:table-cell>
          <table:table-cell table:formula="of:=IF([.X45]&gt;0;[.Y45]+[.X4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/>
          <table:table-cell office:value-type="string">
            <text:p>2020-02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41:.G47])/7" office:value-type="float" office:value="0">
            <text:p>0,00</text:p>
          </table:table-cell>
          <table:table-cell table:formula="of:=SUM([.I41:.I47])/7" office:value-type="float" office:value="0">
            <text:p>0,00</text:p>
          </table:table-cell>
          <table:table-cell table:formula="of:=[.A47]*[.K47]" office:value-type="float" office:value="0">
            <text:p>0,00</text:p>
          </table:table-cell>
          <table:table-cell table:formula="of:=[.L47]*[.A47]" office:value-type="float" office:value="0">
            <text:p>0,00</text:p>
          </table:table-cell>
          <table:table-cell table:formula="of:=[.A47]*[.A47]" office:value-type="float" office:value="2025">
            <text:p>2025,00</text:p>
          </table:table-cell>
          <table:table-cell table:formula="of:=[.A47]*a+b" office:value-type="float" office:value="1628.7271171073">
            <text:p>1628,73</text:p>
          </table:table-cell>
          <table:table-cell table:formula="of:=a_2*[.A47]+b_2" office:value-type="float" office:value="25.7773710189194">
            <text:p>25,7773710189</text:p>
          </table:table-cell>
          <table:table-cell table:number-columns-repeated="2"/>
          <table:table-cell table:formula="of:=(ABS([.P47]-[.K47])/IF([.K47]=0;1;[.K47]))" office:value-type="float" office:value="1628.7271171073">
            <text:p>1628,7271171073</text:p>
          </table:table-cell>
          <table:table-cell table:formula="of:=IF([.T47]&lt;[.$P$1];1;0)" office:value-type="float" office:value="0">
            <text:p>0</text:p>
          </table:table-cell>
          <table:table-cell table:formula="of:=IF([.U46]&gt;0;[.V46]+[.U47];0)" office:value-type="float" office:value="0">
            <text:p>0</text:p>
          </table:table-cell>
          <table:table-cell table:formula="of:=(ABS([.Q47]-[.L47])/IF([.L47]=0;1;[.L47]))" office:value-type="float" office:value="25.7773710189194">
            <text:p>25,7773710189</text:p>
          </table:table-cell>
          <table:table-cell table:formula="of:=IF([.W47]&lt;[.$Q$1];1;0)" office:value-type="float" office:value="0">
            <text:p>0</text:p>
          </table:table-cell>
          <table:table-cell table:formula="of:=IF([.X46]&gt;0;[.Y46]+[.X4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/>
          <table:table-cell office:value-type="string">
            <text:p>2020-02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42:.G48])/7" office:value-type="float" office:value="0">
            <text:p>0,00</text:p>
          </table:table-cell>
          <table:table-cell table:formula="of:=SUM([.I42:.I48])/7" office:value-type="float" office:value="0">
            <text:p>0,00</text:p>
          </table:table-cell>
          <table:table-cell table:formula="of:=[.A48]*[.K48]" office:value-type="float" office:value="0">
            <text:p>0,00</text:p>
          </table:table-cell>
          <table:table-cell table:formula="of:=[.L48]*[.A48]" office:value-type="float" office:value="0">
            <text:p>0,00</text:p>
          </table:table-cell>
          <table:table-cell table:formula="of:=[.A48]*[.A48]" office:value-type="float" office:value="2116">
            <text:p>2116,00</text:p>
          </table:table-cell>
          <table:table-cell table:formula="of:=[.A48]*a+b" office:value-type="float" office:value="1636.18829223645">
            <text:p>1636,19</text:p>
          </table:table-cell>
          <table:table-cell table:formula="of:=a_2*[.A48]+b_2" office:value-type="float" office:value="26.1741757262155">
            <text:p>26,1741757262</text:p>
          </table:table-cell>
          <table:table-cell table:number-columns-repeated="2"/>
          <table:table-cell table:formula="of:=(ABS([.P48]-[.K48])/IF([.K48]=0;1;[.K48]))" office:value-type="float" office:value="1636.18829223645">
            <text:p>1636,1882922365</text:p>
          </table:table-cell>
          <table:table-cell table:formula="of:=IF([.T48]&lt;[.$P$1];1;0)" office:value-type="float" office:value="0">
            <text:p>0</text:p>
          </table:table-cell>
          <table:table-cell table:formula="of:=IF([.U47]&gt;0;[.V47]+[.U48];0)" office:value-type="float" office:value="0">
            <text:p>0</text:p>
          </table:table-cell>
          <table:table-cell table:formula="of:=(ABS([.Q48]-[.L48])/IF([.L48]=0;1;[.L48]))" office:value-type="float" office:value="26.1741757262155">
            <text:p>26,1741757262</text:p>
          </table:table-cell>
          <table:table-cell table:formula="of:=IF([.W48]&lt;[.$Q$1];1;0)" office:value-type="float" office:value="0">
            <text:p>0</text:p>
          </table:table-cell>
          <table:table-cell table:formula="of:=IF([.X47]&gt;0;[.Y47]+[.X4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/>
          <table:table-cell office:value-type="string">
            <text:p>2020-02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43:.G49])/7" office:value-type="float" office:value="0">
            <text:p>0,00</text:p>
          </table:table-cell>
          <table:table-cell table:formula="of:=SUM([.I43:.I49])/7" office:value-type="float" office:value="0">
            <text:p>0,00</text:p>
          </table:table-cell>
          <table:table-cell table:formula="of:=[.A49]*[.K49]" office:value-type="float" office:value="0">
            <text:p>0,00</text:p>
          </table:table-cell>
          <table:table-cell table:formula="of:=[.L49]*[.A49]" office:value-type="float" office:value="0">
            <text:p>0,00</text:p>
          </table:table-cell>
          <table:table-cell table:formula="of:=[.A49]*[.A49]" office:value-type="float" office:value="2209">
            <text:p>2209,00</text:p>
          </table:table-cell>
          <table:table-cell table:formula="of:=[.A49]*a+b" office:value-type="float" office:value="1643.64946736559">
            <text:p>1643,65</text:p>
          </table:table-cell>
          <table:table-cell table:formula="of:=a_2*[.A49]+b_2" office:value-type="float" office:value="26.5709804335117">
            <text:p>26,5709804335</text:p>
          </table:table-cell>
          <table:table-cell table:number-columns-repeated="2"/>
          <table:table-cell table:formula="of:=(ABS([.P49]-[.K49])/IF([.K49]=0;1;[.K49]))" office:value-type="float" office:value="1643.64946736559">
            <text:p>1643,6494673656</text:p>
          </table:table-cell>
          <table:table-cell table:formula="of:=IF([.T49]&lt;[.$P$1];1;0)" office:value-type="float" office:value="0">
            <text:p>0</text:p>
          </table:table-cell>
          <table:table-cell table:formula="of:=IF([.U48]&gt;0;[.V48]+[.U49];0)" office:value-type="float" office:value="0">
            <text:p>0</text:p>
          </table:table-cell>
          <table:table-cell table:formula="of:=(ABS([.Q49]-[.L49])/IF([.L49]=0;1;[.L49]))" office:value-type="float" office:value="26.5709804335117">
            <text:p>26,5709804335</text:p>
          </table:table-cell>
          <table:table-cell table:formula="of:=IF([.W49]&lt;[.$Q$1];1;0)" office:value-type="float" office:value="0">
            <text:p>0</text:p>
          </table:table-cell>
          <table:table-cell table:formula="of:=IF([.X48]&gt;0;[.Y48]+[.X4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/>
          <table:table-cell office:value-type="string">
            <text:p>2020-02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44:.G50])/7" office:value-type="float" office:value="0">
            <text:p>0,00</text:p>
          </table:table-cell>
          <table:table-cell table:formula="of:=SUM([.I44:.I50])/7" office:value-type="float" office:value="0">
            <text:p>0,00</text:p>
          </table:table-cell>
          <table:table-cell table:formula="of:=[.A50]*[.K50]" office:value-type="float" office:value="0">
            <text:p>0,00</text:p>
          </table:table-cell>
          <table:table-cell table:formula="of:=[.L50]*[.A50]" office:value-type="float" office:value="0">
            <text:p>0,00</text:p>
          </table:table-cell>
          <table:table-cell table:formula="of:=[.A50]*[.A50]" office:value-type="float" office:value="2304">
            <text:p>2304,00</text:p>
          </table:table-cell>
          <table:table-cell table:formula="of:=[.A50]*a+b" office:value-type="float" office:value="1651.11064249474">
            <text:p>1651,11</text:p>
          </table:table-cell>
          <table:table-cell table:formula="of:=a_2*[.A50]+b_2" office:value-type="float" office:value="26.9677851408079">
            <text:p>26,9677851408</text:p>
          </table:table-cell>
          <table:table-cell table:number-columns-repeated="2"/>
          <table:table-cell table:formula="of:=(ABS([.P50]-[.K50])/IF([.K50]=0;1;[.K50]))" office:value-type="float" office:value="1651.11064249474">
            <text:p>1651,1106424947</text:p>
          </table:table-cell>
          <table:table-cell table:formula="of:=IF([.T50]&lt;[.$P$1];1;0)" office:value-type="float" office:value="0">
            <text:p>0</text:p>
          </table:table-cell>
          <table:table-cell table:formula="of:=IF([.U49]&gt;0;[.V49]+[.U50];0)" office:value-type="float" office:value="0">
            <text:p>0</text:p>
          </table:table-cell>
          <table:table-cell table:formula="of:=(ABS([.Q50]-[.L50])/IF([.L50]=0;1;[.L50]))" office:value-type="float" office:value="26.9677851408079">
            <text:p>26,9677851408</text:p>
          </table:table-cell>
          <table:table-cell table:formula="of:=IF([.W50]&lt;[.$Q$1];1;0)" office:value-type="float" office:value="0">
            <text:p>0</text:p>
          </table:table-cell>
          <table:table-cell table:formula="of:=IF([.X49]&gt;0;[.Y49]+[.X5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/>
          <table:table-cell office:value-type="string">
            <text:p>2020-02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45:.G51])/7" office:value-type="float" office:value="0">
            <text:p>0,00</text:p>
          </table:table-cell>
          <table:table-cell table:formula="of:=SUM([.I45:.I51])/7" office:value-type="float" office:value="0">
            <text:p>0,00</text:p>
          </table:table-cell>
          <table:table-cell table:formula="of:=[.A51]*[.K51]" office:value-type="float" office:value="0">
            <text:p>0,00</text:p>
          </table:table-cell>
          <table:table-cell table:formula="of:=[.L51]*[.A51]" office:value-type="float" office:value="0">
            <text:p>0,00</text:p>
          </table:table-cell>
          <table:table-cell table:formula="of:=[.A51]*[.A51]" office:value-type="float" office:value="2401">
            <text:p>2401,00</text:p>
          </table:table-cell>
          <table:table-cell table:formula="of:=[.A51]*a+b" office:value-type="float" office:value="1658.57181762389">
            <text:p>1658,57</text:p>
          </table:table-cell>
          <table:table-cell table:formula="of:=a_2*[.A51]+b_2" office:value-type="float" office:value="27.364589848104">
            <text:p>27,3645898481</text:p>
          </table:table-cell>
          <table:table-cell table:number-columns-repeated="2"/>
          <table:table-cell table:formula="of:=(ABS([.P51]-[.K51])/IF([.K51]=0;1;[.K51]))" office:value-type="float" office:value="1658.57181762389">
            <text:p>1658,5718176239</text:p>
          </table:table-cell>
          <table:table-cell table:formula="of:=IF([.T51]&lt;[.$P$1];1;0)" office:value-type="float" office:value="0">
            <text:p>0</text:p>
          </table:table-cell>
          <table:table-cell table:formula="of:=IF([.U50]&gt;0;[.V50]+[.U51];0)" office:value-type="float" office:value="0">
            <text:p>0</text:p>
          </table:table-cell>
          <table:table-cell table:formula="of:=(ABS([.Q51]-[.L51])/IF([.L51]=0;1;[.L51]))" office:value-type="float" office:value="27.364589848104">
            <text:p>27,3645898481</text:p>
          </table:table-cell>
          <table:table-cell table:formula="of:=IF([.W51]&lt;[.$Q$1];1;0)" office:value-type="float" office:value="0">
            <text:p>0</text:p>
          </table:table-cell>
          <table:table-cell table:formula="of:=IF([.X50]&gt;0;[.Y50]+[.X5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/>
          <table:table-cell office:value-type="string">
            <text:p>2020-02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46:.G52])/7" office:value-type="float" office:value="0">
            <text:p>0,00</text:p>
          </table:table-cell>
          <table:table-cell table:formula="of:=SUM([.I46:.I52])/7" office:value-type="float" office:value="0">
            <text:p>0,00</text:p>
          </table:table-cell>
          <table:table-cell table:formula="of:=[.A52]*[.K52]" office:value-type="float" office:value="0">
            <text:p>0,00</text:p>
          </table:table-cell>
          <table:table-cell table:formula="of:=[.L52]*[.A52]" office:value-type="float" office:value="0">
            <text:p>0,00</text:p>
          </table:table-cell>
          <table:table-cell table:formula="of:=[.A52]*[.A52]" office:value-type="float" office:value="2500">
            <text:p>2500,00</text:p>
          </table:table-cell>
          <table:table-cell table:formula="of:=[.A52]*a+b" office:value-type="float" office:value="1666.03299275303">
            <text:p>1666,03</text:p>
          </table:table-cell>
          <table:table-cell table:formula="of:=a_2*[.A52]+b_2" office:value-type="float" office:value="27.7613945554002">
            <text:p>27,7613945554</text:p>
          </table:table-cell>
          <table:table-cell table:number-columns-repeated="2"/>
          <table:table-cell table:formula="of:=(ABS([.P52]-[.K52])/IF([.K52]=0;1;[.K52]))" office:value-type="float" office:value="1666.03299275303">
            <text:p>1666,032992753</text:p>
          </table:table-cell>
          <table:table-cell table:formula="of:=IF([.T52]&lt;[.$P$1];1;0)" office:value-type="float" office:value="0">
            <text:p>0</text:p>
          </table:table-cell>
          <table:table-cell table:formula="of:=IF([.U51]&gt;0;[.V51]+[.U52];0)" office:value-type="float" office:value="0">
            <text:p>0</text:p>
          </table:table-cell>
          <table:table-cell table:formula="of:=(ABS([.Q52]-[.L52])/IF([.L52]=0;1;[.L52]))" office:value-type="float" office:value="27.7613945554002">
            <text:p>27,7613945554</text:p>
          </table:table-cell>
          <table:table-cell table:formula="of:=IF([.W52]&lt;[.$Q$1];1;0)" office:value-type="float" office:value="0">
            <text:p>0</text:p>
          </table:table-cell>
          <table:table-cell table:formula="of:=IF([.X51]&gt;0;[.Y51]+[.X5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1">
            <text:p>51</text:p>
          </table:table-cell>
          <table:table-cell/>
          <table:table-cell office:value-type="string">
            <text:p>2020-02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47:.G53])/7" office:value-type="float" office:value="0">
            <text:p>0,00</text:p>
          </table:table-cell>
          <table:table-cell table:formula="of:=SUM([.I47:.I53])/7" office:value-type="float" office:value="0">
            <text:p>0,00</text:p>
          </table:table-cell>
          <table:table-cell table:formula="of:=[.A53]*[.K53]" office:value-type="float" office:value="0">
            <text:p>0,00</text:p>
          </table:table-cell>
          <table:table-cell table:formula="of:=[.L53]*[.A53]" office:value-type="float" office:value="0">
            <text:p>0,00</text:p>
          </table:table-cell>
          <table:table-cell table:formula="of:=[.A53]*[.A53]" office:value-type="float" office:value="2601">
            <text:p>2601,00</text:p>
          </table:table-cell>
          <table:table-cell table:formula="of:=[.A53]*a+b" office:value-type="float" office:value="1673.49416788218">
            <text:p>1673,49</text:p>
          </table:table-cell>
          <table:table-cell table:formula="of:=a_2*[.A53]+b_2" office:value-type="float" office:value="28.1581992626963">
            <text:p>28,1581992627</text:p>
          </table:table-cell>
          <table:table-cell table:number-columns-repeated="2"/>
          <table:table-cell table:formula="of:=(ABS([.P53]-[.K53])/IF([.K53]=0;1;[.K53]))" office:value-type="float" office:value="1673.49416788218">
            <text:p>1673,4941678822</text:p>
          </table:table-cell>
          <table:table-cell table:formula="of:=IF([.T53]&lt;[.$P$1];1;0)" office:value-type="float" office:value="0">
            <text:p>0</text:p>
          </table:table-cell>
          <table:table-cell table:formula="of:=IF([.U52]&gt;0;[.V52]+[.U53];0)" office:value-type="float" office:value="0">
            <text:p>0</text:p>
          </table:table-cell>
          <table:table-cell table:formula="of:=(ABS([.Q53]-[.L53])/IF([.L53]=0;1;[.L53]))" office:value-type="float" office:value="28.1581992626963">
            <text:p>28,1581992627</text:p>
          </table:table-cell>
          <table:table-cell table:formula="of:=IF([.W53]&lt;[.$Q$1];1;0)" office:value-type="float" office:value="0">
            <text:p>0</text:p>
          </table:table-cell>
          <table:table-cell table:formula="of:=IF([.X52]&gt;0;[.Y52]+[.X5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2">
            <text:p>52</text:p>
          </table:table-cell>
          <table:table-cell/>
          <table:table-cell office:value-type="string">
            <text:p>2020-02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48:.G54])/7" office:value-type="float" office:value="0">
            <text:p>0,00</text:p>
          </table:table-cell>
          <table:table-cell table:formula="of:=SUM([.I48:.I54])/7" office:value-type="float" office:value="0">
            <text:p>0,00</text:p>
          </table:table-cell>
          <table:table-cell table:formula="of:=[.A54]*[.K54]" office:value-type="float" office:value="0">
            <text:p>0,00</text:p>
          </table:table-cell>
          <table:table-cell table:formula="of:=[.L54]*[.A54]" office:value-type="float" office:value="0">
            <text:p>0,00</text:p>
          </table:table-cell>
          <table:table-cell table:formula="of:=[.A54]*[.A54]" office:value-type="float" office:value="2704">
            <text:p>2704,00</text:p>
          </table:table-cell>
          <table:table-cell table:formula="of:=[.A54]*a+b" office:value-type="float" office:value="1680.95534301133">
            <text:p>1680,96</text:p>
          </table:table-cell>
          <table:table-cell table:formula="of:=a_2*[.A54]+b_2" office:value-type="float" office:value="28.5550039699925">
            <text:p>28,55500397</text:p>
          </table:table-cell>
          <table:table-cell table:number-columns-repeated="2"/>
          <table:table-cell table:formula="of:=(ABS([.P54]-[.K54])/IF([.K54]=0;1;[.K54]))" office:value-type="float" office:value="1680.95534301133">
            <text:p>1680,9553430113</text:p>
          </table:table-cell>
          <table:table-cell table:formula="of:=IF([.T54]&lt;[.$P$1];1;0)" office:value-type="float" office:value="0">
            <text:p>0</text:p>
          </table:table-cell>
          <table:table-cell table:formula="of:=IF([.U53]&gt;0;[.V53]+[.U54];0)" office:value-type="float" office:value="0">
            <text:p>0</text:p>
          </table:table-cell>
          <table:table-cell table:formula="of:=(ABS([.Q54]-[.L54])/IF([.L54]=0;1;[.L54]))" office:value-type="float" office:value="28.5550039699925">
            <text:p>28,55500397</text:p>
          </table:table-cell>
          <table:table-cell table:formula="of:=IF([.W54]&lt;[.$Q$1];1;0)" office:value-type="float" office:value="0">
            <text:p>0</text:p>
          </table:table-cell>
          <table:table-cell table:formula="of:=IF([.X53]&gt;0;[.Y53]+[.X5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3">
            <text:p>53</text:p>
          </table:table-cell>
          <table:table-cell/>
          <table:table-cell office:value-type="string">
            <text:p>2020-02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49:.G55])/7" office:value-type="float" office:value="0">
            <text:p>0,00</text:p>
          </table:table-cell>
          <table:table-cell table:formula="of:=SUM([.I49:.I55])/7" office:value-type="float" office:value="0">
            <text:p>0,00</text:p>
          </table:table-cell>
          <table:table-cell table:formula="of:=[.A55]*[.K55]" office:value-type="float" office:value="0">
            <text:p>0,00</text:p>
          </table:table-cell>
          <table:table-cell table:formula="of:=[.L55]*[.A55]" office:value-type="float" office:value="0">
            <text:p>0,00</text:p>
          </table:table-cell>
          <table:table-cell table:formula="of:=[.A55]*[.A55]" office:value-type="float" office:value="2809">
            <text:p>2809,00</text:p>
          </table:table-cell>
          <table:table-cell table:formula="of:=[.A55]*a+b" office:value-type="float" office:value="1688.41651814047">
            <text:p>1688,42</text:p>
          </table:table-cell>
          <table:table-cell table:formula="of:=a_2*[.A55]+b_2" office:value-type="float" office:value="28.9518086772887">
            <text:p>28,9518086773</text:p>
          </table:table-cell>
          <table:table-cell table:number-columns-repeated="2"/>
          <table:table-cell table:formula="of:=(ABS([.P55]-[.K55])/IF([.K55]=0;1;[.K55]))" office:value-type="float" office:value="1688.41651814047">
            <text:p>1688,4165181405</text:p>
          </table:table-cell>
          <table:table-cell table:formula="of:=IF([.T55]&lt;[.$P$1];1;0)" office:value-type="float" office:value="0">
            <text:p>0</text:p>
          </table:table-cell>
          <table:table-cell table:formula="of:=IF([.U54]&gt;0;[.V54]+[.U55];0)" office:value-type="float" office:value="0">
            <text:p>0</text:p>
          </table:table-cell>
          <table:table-cell table:formula="of:=(ABS([.Q55]-[.L55])/IF([.L55]=0;1;[.L55]))" office:value-type="float" office:value="28.9518086772887">
            <text:p>28,9518086773</text:p>
          </table:table-cell>
          <table:table-cell table:formula="of:=IF([.W55]&lt;[.$Q$1];1;0)" office:value-type="float" office:value="0">
            <text:p>0</text:p>
          </table:table-cell>
          <table:table-cell table:formula="of:=IF([.X54]&gt;0;[.Y54]+[.X5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4">
            <text:p>54</text:p>
          </table:table-cell>
          <table:table-cell/>
          <table:table-cell office:value-type="string">
            <text:p>2020-02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50:.G56])/7" office:value-type="float" office:value="0">
            <text:p>0,00</text:p>
          </table:table-cell>
          <table:table-cell table:formula="of:=SUM([.I50:.I56])/7" office:value-type="float" office:value="0">
            <text:p>0,00</text:p>
          </table:table-cell>
          <table:table-cell table:formula="of:=[.A56]*[.K56]" office:value-type="float" office:value="0">
            <text:p>0,00</text:p>
          </table:table-cell>
          <table:table-cell table:formula="of:=[.L56]*[.A56]" office:value-type="float" office:value="0">
            <text:p>0,00</text:p>
          </table:table-cell>
          <table:table-cell table:formula="of:=[.A56]*[.A56]" office:value-type="float" office:value="2916">
            <text:p>2916,00</text:p>
          </table:table-cell>
          <table:table-cell table:formula="of:=[.A56]*a+b" office:value-type="float" office:value="1695.87769326962">
            <text:p>1695,88</text:p>
          </table:table-cell>
          <table:table-cell table:formula="of:=a_2*[.A56]+b_2" office:value-type="float" office:value="29.3486133845848">
            <text:p>29,3486133846</text:p>
          </table:table-cell>
          <table:table-cell table:number-columns-repeated="2"/>
          <table:table-cell table:formula="of:=(ABS([.P56]-[.K56])/IF([.K56]=0;1;[.K56]))" office:value-type="float" office:value="1695.87769326962">
            <text:p>1695,8776932696</text:p>
          </table:table-cell>
          <table:table-cell table:formula="of:=IF([.T56]&lt;[.$P$1];1;0)" office:value-type="float" office:value="0">
            <text:p>0</text:p>
          </table:table-cell>
          <table:table-cell table:formula="of:=IF([.U55]&gt;0;[.V55]+[.U56];0)" office:value-type="float" office:value="0">
            <text:p>0</text:p>
          </table:table-cell>
          <table:table-cell table:formula="of:=(ABS([.Q56]-[.L56])/IF([.L56]=0;1;[.L56]))" office:value-type="float" office:value="29.3486133845848">
            <text:p>29,3486133846</text:p>
          </table:table-cell>
          <table:table-cell table:formula="of:=IF([.W56]&lt;[.$Q$1];1;0)" office:value-type="float" office:value="0">
            <text:p>0</text:p>
          </table:table-cell>
          <table:table-cell table:formula="of:=IF([.X55]&gt;0;[.Y55]+[.X5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5">
            <text:p>55</text:p>
          </table:table-cell>
          <table:table-cell/>
          <table:table-cell office:value-type="string">
            <text:p>2020-02-2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51:.G57])/7" office:value-type="float" office:value="0">
            <text:p>0,00</text:p>
          </table:table-cell>
          <table:table-cell table:formula="of:=SUM([.I51:.I57])/7" office:value-type="float" office:value="0">
            <text:p>0,00</text:p>
          </table:table-cell>
          <table:table-cell table:formula="of:=[.A57]*[.K57]" office:value-type="float" office:value="0">
            <text:p>0,00</text:p>
          </table:table-cell>
          <table:table-cell table:formula="of:=[.L57]*[.A57]" office:value-type="float" office:value="0">
            <text:p>0,00</text:p>
          </table:table-cell>
          <table:table-cell table:formula="of:=[.A57]*[.A57]" office:value-type="float" office:value="3025">
            <text:p>3025,00</text:p>
          </table:table-cell>
          <table:table-cell table:formula="of:=[.A57]*a+b" office:value-type="float" office:value="1703.33886839877">
            <text:p>1703,34</text:p>
          </table:table-cell>
          <table:table-cell table:formula="of:=a_2*[.A57]+b_2" office:value-type="float" office:value="29.745418091881">
            <text:p>29,7454180919</text:p>
          </table:table-cell>
          <table:table-cell table:number-columns-repeated="2"/>
          <table:table-cell table:formula="of:=(ABS([.P57]-[.K57])/IF([.K57]=0;1;[.K57]))" office:value-type="float" office:value="1703.33886839877">
            <text:p>1703,3388683988</text:p>
          </table:table-cell>
          <table:table-cell table:formula="of:=IF([.T57]&lt;[.$P$1];1;0)" office:value-type="float" office:value="0">
            <text:p>0</text:p>
          </table:table-cell>
          <table:table-cell table:formula="of:=IF([.U56]&gt;0;[.V56]+[.U57];0)" office:value-type="float" office:value="0">
            <text:p>0</text:p>
          </table:table-cell>
          <table:table-cell table:formula="of:=(ABS([.Q57]-[.L57])/IF([.L57]=0;1;[.L57]))" office:value-type="float" office:value="29.745418091881">
            <text:p>29,7454180919</text:p>
          </table:table-cell>
          <table:table-cell table:formula="of:=IF([.W57]&lt;[.$Q$1];1;0)" office:value-type="float" office:value="0">
            <text:p>0</text:p>
          </table:table-cell>
          <table:table-cell table:formula="of:=IF([.X56]&gt;0;[.Y56]+[.X5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6">
            <text:p>56</text:p>
          </table:table-cell>
          <table:table-cell/>
          <table:table-cell office:value-type="string">
            <text:p>2020-02-2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52:.G58])/7" office:value-type="float" office:value="0">
            <text:p>0,00</text:p>
          </table:table-cell>
          <table:table-cell table:formula="of:=SUM([.I52:.I58])/7" office:value-type="float" office:value="0">
            <text:p>0,00</text:p>
          </table:table-cell>
          <table:table-cell table:formula="of:=[.A58]*[.K58]" office:value-type="float" office:value="0">
            <text:p>0,00</text:p>
          </table:table-cell>
          <table:table-cell table:formula="of:=[.L58]*[.A58]" office:value-type="float" office:value="0">
            <text:p>0,00</text:p>
          </table:table-cell>
          <table:table-cell table:formula="of:=[.A58]*[.A58]" office:value-type="float" office:value="3136">
            <text:p>3136,00</text:p>
          </table:table-cell>
          <table:table-cell table:formula="of:=[.A58]*a+b" office:value-type="float" office:value="1710.80004352791">
            <text:p>1710,80</text:p>
          </table:table-cell>
          <table:table-cell table:formula="of:=a_2*[.A58]+b_2" office:value-type="float" office:value="30.1422227991772">
            <text:p>30,1422227992</text:p>
          </table:table-cell>
          <table:table-cell table:number-columns-repeated="2"/>
          <table:table-cell table:formula="of:=(ABS([.P58]-[.K58])/IF([.K58]=0;1;[.K58]))" office:value-type="float" office:value="1710.80004352791">
            <text:p>1710,8000435279</text:p>
          </table:table-cell>
          <table:table-cell table:formula="of:=IF([.T58]&lt;[.$P$1];1;0)" office:value-type="float" office:value="0">
            <text:p>0</text:p>
          </table:table-cell>
          <table:table-cell table:formula="of:=IF([.U57]&gt;0;[.V57]+[.U58];0)" office:value-type="float" office:value="0">
            <text:p>0</text:p>
          </table:table-cell>
          <table:table-cell table:formula="of:=(ABS([.Q58]-[.L58])/IF([.L58]=0;1;[.L58]))" office:value-type="float" office:value="30.1422227991772">
            <text:p>30,1422227992</text:p>
          </table:table-cell>
          <table:table-cell table:formula="of:=IF([.W58]&lt;[.$Q$1];1;0)" office:value-type="float" office:value="0">
            <text:p>0</text:p>
          </table:table-cell>
          <table:table-cell table:formula="of:=IF([.X57]&gt;0;[.Y57]+[.X5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7">
            <text:p>57</text:p>
          </table:table-cell>
          <table:table-cell/>
          <table:table-cell office:value-type="string">
            <text:p>2020-02-2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53:.G59])/7" office:value-type="float" office:value="0">
            <text:p>0,00</text:p>
          </table:table-cell>
          <table:table-cell table:formula="of:=SUM([.I53:.I59])/7" office:value-type="float" office:value="0">
            <text:p>0,00</text:p>
          </table:table-cell>
          <table:table-cell table:formula="of:=[.A59]*[.K59]" office:value-type="float" office:value="0">
            <text:p>0,00</text:p>
          </table:table-cell>
          <table:table-cell table:formula="of:=[.L59]*[.A59]" office:value-type="float" office:value="0">
            <text:p>0,00</text:p>
          </table:table-cell>
          <table:table-cell table:formula="of:=[.A59]*[.A59]" office:value-type="float" office:value="3249">
            <text:p>3249,00</text:p>
          </table:table-cell>
          <table:table-cell table:formula="of:=[.A59]*a+b" office:value-type="float" office:value="1718.26121865706">
            <text:p>1718,26</text:p>
          </table:table-cell>
          <table:table-cell table:formula="of:=a_2*[.A59]+b_2" office:value-type="float" office:value="30.5390275064733">
            <text:p>30,5390275065</text:p>
          </table:table-cell>
          <table:table-cell table:number-columns-repeated="2"/>
          <table:table-cell table:formula="of:=(ABS([.P59]-[.K59])/IF([.K59]=0;1;[.K59]))" office:value-type="float" office:value="1718.26121865706">
            <text:p>1718,2612186571</text:p>
          </table:table-cell>
          <table:table-cell table:formula="of:=IF([.T59]&lt;[.$P$1];1;0)" office:value-type="float" office:value="0">
            <text:p>0</text:p>
          </table:table-cell>
          <table:table-cell table:formula="of:=IF([.U58]&gt;0;[.V58]+[.U59];0)" office:value-type="float" office:value="0">
            <text:p>0</text:p>
          </table:table-cell>
          <table:table-cell table:formula="of:=(ABS([.Q59]-[.L59])/IF([.L59]=0;1;[.L59]))" office:value-type="float" office:value="30.5390275064733">
            <text:p>30,5390275065</text:p>
          </table:table-cell>
          <table:table-cell table:formula="of:=IF([.W59]&lt;[.$Q$1];1;0)" office:value-type="float" office:value="0">
            <text:p>0</text:p>
          </table:table-cell>
          <table:table-cell table:formula="of:=IF([.X58]&gt;0;[.Y58]+[.X5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8">
            <text:p>58</text:p>
          </table:table-cell>
          <table:table-cell/>
          <table:table-cell office:value-type="string">
            <text:p>2020-02-2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54:.G60])/7" office:value-type="float" office:value="0">
            <text:p>0,00</text:p>
          </table:table-cell>
          <table:table-cell table:formula="of:=SUM([.I54:.I60])/7" office:value-type="float" office:value="0">
            <text:p>0,00</text:p>
          </table:table-cell>
          <table:table-cell table:formula="of:=[.A60]*[.K60]" office:value-type="float" office:value="0">
            <text:p>0,00</text:p>
          </table:table-cell>
          <table:table-cell table:formula="of:=[.L60]*[.A60]" office:value-type="float" office:value="0">
            <text:p>0,00</text:p>
          </table:table-cell>
          <table:table-cell table:formula="of:=[.A60]*[.A60]" office:value-type="float" office:value="3364">
            <text:p>3364,00</text:p>
          </table:table-cell>
          <table:table-cell table:formula="of:=[.A60]*a+b" office:value-type="float" office:value="1725.72239378621">
            <text:p>1725,72</text:p>
          </table:table-cell>
          <table:table-cell table:formula="of:=a_2*[.A60]+b_2" office:value-type="float" office:value="30.9358322137695">
            <text:p>30,9358322138</text:p>
          </table:table-cell>
          <table:table-cell table:number-columns-repeated="2"/>
          <table:table-cell table:formula="of:=(ABS([.P60]-[.K60])/IF([.K60]=0;1;[.K60]))" office:value-type="float" office:value="1725.72239378621">
            <text:p>1725,7223937862</text:p>
          </table:table-cell>
          <table:table-cell table:formula="of:=IF([.T60]&lt;[.$P$1];1;0)" office:value-type="float" office:value="0">
            <text:p>0</text:p>
          </table:table-cell>
          <table:table-cell table:formula="of:=IF([.U59]&gt;0;[.V59]+[.U60];0)" office:value-type="float" office:value="0">
            <text:p>0</text:p>
          </table:table-cell>
          <table:table-cell table:formula="of:=(ABS([.Q60]-[.L60])/IF([.L60]=0;1;[.L60]))" office:value-type="float" office:value="30.9358322137695">
            <text:p>30,9358322138</text:p>
          </table:table-cell>
          <table:table-cell table:formula="of:=IF([.W60]&lt;[.$Q$1];1;0)" office:value-type="float" office:value="0">
            <text:p>0</text:p>
          </table:table-cell>
          <table:table-cell table:formula="of:=IF([.X59]&gt;0;[.Y59]+[.X6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9">
            <text:p>59</text:p>
          </table:table-cell>
          <table:table-cell/>
          <table:table-cell office:value-type="string">
            <text:p>2020-03-0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55:.G61])/7" office:value-type="float" office:value="0">
            <text:p>0,00</text:p>
          </table:table-cell>
          <table:table-cell table:formula="of:=SUM([.I55:.I61])/7" office:value-type="float" office:value="0">
            <text:p>0,00</text:p>
          </table:table-cell>
          <table:table-cell table:formula="of:=[.A61]*[.K61]" office:value-type="float" office:value="0">
            <text:p>0,00</text:p>
          </table:table-cell>
          <table:table-cell table:formula="of:=[.L61]*[.A61]" office:value-type="float" office:value="0">
            <text:p>0,00</text:p>
          </table:table-cell>
          <table:table-cell table:formula="of:=[.A61]*[.A61]" office:value-type="float" office:value="3481">
            <text:p>3481,00</text:p>
          </table:table-cell>
          <table:table-cell table:formula="of:=[.A61]*a+b" office:value-type="float" office:value="1733.18356891536">
            <text:p>1733,18</text:p>
          </table:table-cell>
          <table:table-cell table:formula="of:=a_2*[.A61]+b_2" office:value-type="float" office:value="31.3326369210657">
            <text:p>31,3326369211</text:p>
          </table:table-cell>
          <table:table-cell table:number-columns-repeated="2"/>
          <table:table-cell table:formula="of:=(ABS([.P61]-[.K61])/IF([.K61]=0;1;[.K61]))" office:value-type="float" office:value="1733.18356891536">
            <text:p>1733,1835689154</text:p>
          </table:table-cell>
          <table:table-cell table:formula="of:=IF([.T61]&lt;[.$P$1];1;0)" office:value-type="float" office:value="0">
            <text:p>0</text:p>
          </table:table-cell>
          <table:table-cell table:formula="of:=IF([.U60]&gt;0;[.V60]+[.U61];0)" office:value-type="float" office:value="0">
            <text:p>0</text:p>
          </table:table-cell>
          <table:table-cell table:formula="of:=(ABS([.Q61]-[.L61])/IF([.L61]=0;1;[.L61]))" office:value-type="float" office:value="31.3326369210657">
            <text:p>31,3326369211</text:p>
          </table:table-cell>
          <table:table-cell table:formula="of:=IF([.W61]&lt;[.$Q$1];1;0)" office:value-type="float" office:value="0">
            <text:p>0</text:p>
          </table:table-cell>
          <table:table-cell table:formula="of:=IF([.X60]&gt;0;[.Y60]+[.X6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60">
            <text:p>60</text:p>
          </table:table-cell>
          <table:table-cell/>
          <table:table-cell office:value-type="string">
            <text:p>2020-03-0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56:.G62])/7" office:value-type="float" office:value="0">
            <text:p>0,00</text:p>
          </table:table-cell>
          <table:table-cell table:formula="of:=SUM([.I56:.I62])/7" office:value-type="float" office:value="0">
            <text:p>0,00</text:p>
          </table:table-cell>
          <table:table-cell table:formula="of:=[.A62]*[.K62]" office:value-type="float" office:value="0">
            <text:p>0,00</text:p>
          </table:table-cell>
          <table:table-cell table:formula="of:=[.L62]*[.A62]" office:value-type="float" office:value="0">
            <text:p>0,00</text:p>
          </table:table-cell>
          <table:table-cell table:formula="of:=[.A62]*[.A62]" office:value-type="float" office:value="3600">
            <text:p>3600,00</text:p>
          </table:table-cell>
          <table:table-cell table:formula="of:=[.A62]*a+b" office:value-type="float" office:value="1740.6447440445">
            <text:p>1740,64</text:p>
          </table:table-cell>
          <table:table-cell table:formula="of:=a_2*[.A62]+b_2" office:value-type="float" office:value="31.7294416283618">
            <text:p>31,7294416284</text:p>
          </table:table-cell>
          <table:table-cell table:number-columns-repeated="2"/>
          <table:table-cell table:formula="of:=(ABS([.P62]-[.K62])/IF([.K62]=0;1;[.K62]))" office:value-type="float" office:value="1740.6447440445">
            <text:p>1740,6447440445</text:p>
          </table:table-cell>
          <table:table-cell table:formula="of:=IF([.T62]&lt;[.$P$1];1;0)" office:value-type="float" office:value="0">
            <text:p>0</text:p>
          </table:table-cell>
          <table:table-cell table:formula="of:=IF([.U61]&gt;0;[.V61]+[.U62];0)" office:value-type="float" office:value="0">
            <text:p>0</text:p>
          </table:table-cell>
          <table:table-cell table:formula="of:=(ABS([.Q62]-[.L62])/IF([.L62]=0;1;[.L62]))" office:value-type="float" office:value="31.7294416283618">
            <text:p>31,7294416284</text:p>
          </table:table-cell>
          <table:table-cell table:formula="of:=IF([.W62]&lt;[.$Q$1];1;0)" office:value-type="float" office:value="0">
            <text:p>0</text:p>
          </table:table-cell>
          <table:table-cell table:formula="of:=IF([.X61]&gt;0;[.Y61]+[.X6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61">
            <text:p>61</text:p>
          </table:table-cell>
          <table:table-cell/>
          <table:table-cell office:value-type="string">
            <text:p>2020-03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57:.G63])/7" office:value-type="float" office:value="0">
            <text:p>0,00</text:p>
          </table:table-cell>
          <table:table-cell table:formula="of:=SUM([.I57:.I63])/7" office:value-type="float" office:value="0">
            <text:p>0,00</text:p>
          </table:table-cell>
          <table:table-cell table:formula="of:=[.A63]*[.K63]" office:value-type="float" office:value="0">
            <text:p>0,00</text:p>
          </table:table-cell>
          <table:table-cell table:formula="of:=[.L63]*[.A63]" office:value-type="float" office:value="0">
            <text:p>0,00</text:p>
          </table:table-cell>
          <table:table-cell table:formula="of:=[.A63]*[.A63]" office:value-type="float" office:value="3721">
            <text:p>3721,00</text:p>
          </table:table-cell>
          <table:table-cell table:formula="of:=[.A63]*a+b" office:value-type="float" office:value="1748.10591917365">
            <text:p>1748,11</text:p>
          </table:table-cell>
          <table:table-cell table:formula="of:=a_2*[.A63]+b_2" office:value-type="float" office:value="32.126246335658">
            <text:p>32,1262463357</text:p>
          </table:table-cell>
          <table:table-cell table:number-columns-repeated="2"/>
          <table:table-cell table:formula="of:=(ABS([.P63]-[.K63])/IF([.K63]=0;1;[.K63]))" office:value-type="float" office:value="1748.10591917365">
            <text:p>1748,1059191737</text:p>
          </table:table-cell>
          <table:table-cell table:formula="of:=IF([.T63]&lt;[.$P$1];1;0)" office:value-type="float" office:value="0">
            <text:p>0</text:p>
          </table:table-cell>
          <table:table-cell table:formula="of:=IF([.U62]&gt;0;[.V62]+[.U63];0)" office:value-type="float" office:value="0">
            <text:p>0</text:p>
          </table:table-cell>
          <table:table-cell table:formula="of:=(ABS([.Q63]-[.L63])/IF([.L63]=0;1;[.L63]))" office:value-type="float" office:value="32.126246335658">
            <text:p>32,1262463357</text:p>
          </table:table-cell>
          <table:table-cell table:formula="of:=IF([.W63]&lt;[.$Q$1];1;0)" office:value-type="float" office:value="0">
            <text:p>0</text:p>
          </table:table-cell>
          <table:table-cell table:formula="of:=IF([.X62]&gt;0;[.Y62]+[.X6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62">
            <text:p>62</text:p>
          </table:table-cell>
          <table:table-cell/>
          <table:table-cell office:value-type="string">
            <text:p>2020-03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4" office:value-type="float" office:value="0">
            <text:p>0</text:p>
          </table:table-cell>
          <table:table-cell table:formula="of:=SUM([.G58:.G64])/7" office:value-type="float" office:value="0">
            <text:p>0,00</text:p>
          </table:table-cell>
          <table:table-cell table:formula="of:=SUM([.I58:.I64])/7" office:value-type="float" office:value="0">
            <text:p>0,00</text:p>
          </table:table-cell>
          <table:table-cell table:formula="of:=[.A64]*[.K64]" office:value-type="float" office:value="0">
            <text:p>0,00</text:p>
          </table:table-cell>
          <table:table-cell table:formula="of:=[.L64]*[.A64]" office:value-type="float" office:value="0">
            <text:p>0,00</text:p>
          </table:table-cell>
          <table:table-cell table:formula="of:=[.A64]*[.A64]" office:value-type="float" office:value="3844">
            <text:p>3844,00</text:p>
          </table:table-cell>
          <table:table-cell table:formula="of:=[.A64]*a+b" office:value-type="float" office:value="1755.5670943028">
            <text:p>1755,57</text:p>
          </table:table-cell>
          <table:table-cell table:formula="of:=a_2*[.A64]+b_2" office:value-type="float" office:value="32.5230510429542">
            <text:p>32,523051043</text:p>
          </table:table-cell>
          <table:table-cell table:number-columns-repeated="2"/>
          <table:table-cell table:formula="of:=(ABS([.P64]-[.K64])/IF([.K64]=0;1;[.K64]))" office:value-type="float" office:value="1755.5670943028">
            <text:p>1755,5670943028</text:p>
          </table:table-cell>
          <table:table-cell table:formula="of:=IF([.T64]&lt;[.$P$1];1;0)" office:value-type="float" office:value="0">
            <text:p>0</text:p>
          </table:table-cell>
          <table:table-cell table:formula="of:=IF([.U63]&gt;0;[.V63]+[.U64];0)" office:value-type="float" office:value="0">
            <text:p>0</text:p>
          </table:table-cell>
          <table:table-cell table:formula="of:=(ABS([.Q64]-[.L64])/IF([.L64]=0;1;[.L64]))" office:value-type="float" office:value="32.5230510429542">
            <text:p>32,523051043</text:p>
          </table:table-cell>
          <table:table-cell table:formula="of:=IF([.W64]&lt;[.$Q$1];1;0)" office:value-type="float" office:value="0">
            <text:p>0</text:p>
          </table:table-cell>
          <table:table-cell table:formula="of:=IF([.X63]&gt;0;[.Y63]+[.X6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63">
            <text:p>63</text:p>
          </table:table-cell>
          <table:table-cell/>
          <table:table-cell office:value-type="string">
            <text:p>2020-03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SUM([.G59:.G65])/7" office:value-type="float" office:value="0.714285714285714">
            <text:p>0,71</text:p>
          </table:table-cell>
          <table:table-cell table:formula="of:=SUM([.I59:.I65])/7" office:value-type="float" office:value="0">
            <text:p>0,00</text:p>
          </table:table-cell>
          <table:table-cell table:formula="of:=[.A65]*[.K65]" office:value-type="float" office:value="45">
            <text:p>45,00</text:p>
          </table:table-cell>
          <table:table-cell table:formula="of:=[.L65]*[.A65]" office:value-type="float" office:value="0">
            <text:p>0,00</text:p>
          </table:table-cell>
          <table:table-cell table:formula="of:=[.A65]*[.A65]" office:value-type="float" office:value="3969">
            <text:p>3969,00</text:p>
          </table:table-cell>
          <table:table-cell table:formula="of:=[.A65]*a+b" office:value-type="float" office:value="1763.02826943194">
            <text:p>1763,03</text:p>
          </table:table-cell>
          <table:table-cell table:formula="of:=a_2*[.A65]+b_2" office:value-type="float" office:value="32.9198557502503">
            <text:p>32,9198557503</text:p>
          </table:table-cell>
          <table:table-cell table:number-columns-repeated="2"/>
          <table:table-cell table:formula="of:=(ABS([.P65]-[.K65])/IF([.K65]=0;1;[.K65]))" office:value-type="float" office:value="2467.23957720472">
            <text:p>2467,2395772047</text:p>
          </table:table-cell>
          <table:table-cell table:formula="of:=IF([.T65]&lt;[.$P$1];1;0)" office:value-type="float" office:value="0">
            <text:p>0</text:p>
          </table:table-cell>
          <table:table-cell table:formula="of:=IF([.U64]&gt;0;[.V64]+[.U65];0)" office:value-type="float" office:value="0">
            <text:p>0</text:p>
          </table:table-cell>
          <table:table-cell table:formula="of:=(ABS([.Q65]-[.L65])/IF([.L65]=0;1;[.L65]))" office:value-type="float" office:value="32.9198557502503">
            <text:p>32,9198557503</text:p>
          </table:table-cell>
          <table:table-cell table:formula="of:=IF([.W65]&lt;[.$Q$1];1;0)" office:value-type="float" office:value="0">
            <text:p>0</text:p>
          </table:table-cell>
          <table:table-cell table:formula="of:=IF([.X64]&gt;0;[.Y64]+[.X6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string">
            <text:p>2020-03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SUM([.G60:.G66])/7" office:value-type="float" office:value="0.714285714285714">
            <text:p>0,71</text:p>
          </table:table-cell>
          <table:table-cell table:formula="of:=SUM([.I60:.I66])/7" office:value-type="float" office:value="0">
            <text:p>0,00</text:p>
          </table:table-cell>
          <table:table-cell table:formula="of:=[.A66]*[.K66]" office:value-type="float" office:value="45.7142857142857">
            <text:p>45,71</text:p>
          </table:table-cell>
          <table:table-cell table:formula="of:=[.L66]*[.A66]" office:value-type="float" office:value="0">
            <text:p>0,00</text:p>
          </table:table-cell>
          <table:table-cell table:formula="of:=[.A66]*[.A66]" office:value-type="float" office:value="4096">
            <text:p>4096,00</text:p>
          </table:table-cell>
          <table:table-cell table:formula="of:=[.A66]*a+b" office:value-type="float" office:value="1770.48944456109">
            <text:p>1770,49</text:p>
          </table:table-cell>
          <table:table-cell table:formula="of:=a_2*[.A66]+b_2" office:value-type="float" office:value="33.3166604575465">
            <text:p>33,3166604575</text:p>
          </table:table-cell>
          <table:table-cell table:number-columns-repeated="2"/>
          <table:table-cell table:formula="of:=(ABS([.P66]-[.K66])/IF([.K66]=0;1;[.K66]))" office:value-type="float" office:value="2477.68522238552">
            <text:p>2477,6852223855</text:p>
          </table:table-cell>
          <table:table-cell table:formula="of:=IF([.T66]&lt;[.$P$1];1;0)" office:value-type="float" office:value="0">
            <text:p>0</text:p>
          </table:table-cell>
          <table:table-cell table:formula="of:=IF([.U65]&gt;0;[.V65]+[.U66];0)" office:value-type="float" office:value="0">
            <text:p>0</text:p>
          </table:table-cell>
          <table:table-cell table:formula="of:=(ABS([.Q66]-[.L66])/IF([.L66]=0;1;[.L66]))" office:value-type="float" office:value="33.3166604575465">
            <text:p>33,3166604575</text:p>
          </table:table-cell>
          <table:table-cell table:formula="of:=IF([.W66]&lt;[.$Q$1];1;0)" office:value-type="float" office:value="0">
            <text:p>0</text:p>
          </table:table-cell>
          <table:table-cell table:formula="of:=IF([.X65]&gt;0;[.Y65]+[.X6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65">
            <text:p>65</text:p>
          </table:table-cell>
          <table:table-cell/>
          <table:table-cell office:value-type="string">
            <text:p>2020-03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SUM([.G61:.G67])/7" office:value-type="float" office:value="0.857142857142857">
            <text:p>0,86</text:p>
          </table:table-cell>
          <table:table-cell table:formula="of:=SUM([.I61:.I67])/7" office:value-type="float" office:value="0">
            <text:p>0,00</text:p>
          </table:table-cell>
          <table:table-cell table:formula="of:=[.A67]*[.K67]" office:value-type="float" office:value="55.7142857142857">
            <text:p>55,71</text:p>
          </table:table-cell>
          <table:table-cell table:formula="of:=[.L67]*[.A67]" office:value-type="float" office:value="0">
            <text:p>0,00</text:p>
          </table:table-cell>
          <table:table-cell table:formula="of:=[.A67]*[.A67]" office:value-type="float" office:value="4225">
            <text:p>4225,00</text:p>
          </table:table-cell>
          <table:table-cell table:formula="of:=[.A67]*a+b" office:value-type="float" office:value="1777.95061969024">
            <text:p>1777,95</text:p>
          </table:table-cell>
          <table:table-cell table:formula="of:=a_2*[.A67]+b_2" office:value-type="float" office:value="33.7134651648426">
            <text:p>33,7134651648</text:p>
          </table:table-cell>
          <table:table-cell table:number-columns-repeated="2"/>
          <table:table-cell table:formula="of:=(ABS([.P67]-[.K67])/IF([.K67]=0;1;[.K67]))" office:value-type="float" office:value="2073.27572297194">
            <text:p>2073,275722972</text:p>
          </table:table-cell>
          <table:table-cell table:formula="of:=IF([.T67]&lt;[.$P$1];1;0)" office:value-type="float" office:value="0">
            <text:p>0</text:p>
          </table:table-cell>
          <table:table-cell table:formula="of:=IF([.U66]&gt;0;[.V66]+[.U67];0)" office:value-type="float" office:value="0">
            <text:p>0</text:p>
          </table:table-cell>
          <table:table-cell table:formula="of:=(ABS([.Q67]-[.L67])/IF([.L67]=0;1;[.L67]))" office:value-type="float" office:value="33.7134651648426">
            <text:p>33,7134651648</text:p>
          </table:table-cell>
          <table:table-cell table:formula="of:=IF([.W67]&lt;[.$Q$1];1;0)" office:value-type="float" office:value="0">
            <text:p>0</text:p>
          </table:table-cell>
          <table:table-cell table:formula="of:=IF([.X66]&gt;0;[.Y66]+[.X6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66">
            <text:p>66</text:p>
          </table:table-cell>
          <table:table-cell/>
          <table:table-cell office:value-type="string">
            <text:p>2020-03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SUM([.G62:.G68])/7" office:value-type="float" office:value="1">
            <text:p>1,00</text:p>
          </table:table-cell>
          <table:table-cell table:formula="of:=SUM([.I62:.I68])/7" office:value-type="float" office:value="0">
            <text:p>0,00</text:p>
          </table:table-cell>
          <table:table-cell table:formula="of:=[.A68]*[.K68]" office:value-type="float" office:value="66">
            <text:p>66,00</text:p>
          </table:table-cell>
          <table:table-cell table:formula="of:=[.L68]*[.A68]" office:value-type="float" office:value="0">
            <text:p>0,00</text:p>
          </table:table-cell>
          <table:table-cell table:formula="of:=[.A68]*[.A68]" office:value-type="float" office:value="4356">
            <text:p>4356,00</text:p>
          </table:table-cell>
          <table:table-cell table:formula="of:=[.A68]*a+b" office:value-type="float" office:value="1785.41179481938">
            <text:p>1785,41</text:p>
          </table:table-cell>
          <table:table-cell table:formula="of:=a_2*[.A68]+b_2" office:value-type="float" office:value="34.1102698721388">
            <text:p>34,1102698721</text:p>
          </table:table-cell>
          <table:table-cell table:number-columns-repeated="2"/>
          <table:table-cell table:formula="of:=(ABS([.P68]-[.K68])/IF([.K68]=0;1;[.K68]))" office:value-type="float" office:value="1784.41179481938">
            <text:p>1784,4117948194</text:p>
          </table:table-cell>
          <table:table-cell table:formula="of:=IF([.T68]&lt;[.$P$1];1;0)" office:value-type="float" office:value="0">
            <text:p>0</text:p>
          </table:table-cell>
          <table:table-cell table:formula="of:=IF([.U67]&gt;0;[.V67]+[.U68];0)" office:value-type="float" office:value="0">
            <text:p>0</text:p>
          </table:table-cell>
          <table:table-cell table:formula="of:=(ABS([.Q68]-[.L68])/IF([.L68]=0;1;[.L68]))" office:value-type="float" office:value="34.1102698721388">
            <text:p>34,1102698721</text:p>
          </table:table-cell>
          <table:table-cell table:formula="of:=IF([.W68]&lt;[.$Q$1];1;0)" office:value-type="float" office:value="0">
            <text:p>0</text:p>
          </table:table-cell>
          <table:table-cell table:formula="of:=IF([.X67]&gt;0;[.Y67]+[.X6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67">
            <text:p>67</text:p>
          </table:table-cell>
          <table:table-cell/>
          <table:table-cell office:value-type="string">
            <text:p>2020-03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SUM([.G63:.G69])/7" office:value-type="float" office:value="1">
            <text:p>1,00</text:p>
          </table:table-cell>
          <table:table-cell table:formula="of:=SUM([.I63:.I69])/7" office:value-type="float" office:value="0">
            <text:p>0,00</text:p>
          </table:table-cell>
          <table:table-cell table:formula="of:=[.A69]*[.K69]" office:value-type="float" office:value="67">
            <text:p>67,00</text:p>
          </table:table-cell>
          <table:table-cell table:formula="of:=[.L69]*[.A69]" office:value-type="float" office:value="0">
            <text:p>0,00</text:p>
          </table:table-cell>
          <table:table-cell table:formula="of:=[.A69]*[.A69]" office:value-type="float" office:value="4489">
            <text:p>4489,00</text:p>
          </table:table-cell>
          <table:table-cell table:formula="of:=[.A69]*a+b" office:value-type="float" office:value="1792.87296994853">
            <text:p>1792,87</text:p>
          </table:table-cell>
          <table:table-cell table:formula="of:=a_2*[.A69]+b_2" office:value-type="float" office:value="34.507074579435">
            <text:p>34,5070745794</text:p>
          </table:table-cell>
          <table:table-cell table:number-columns-repeated="2"/>
          <table:table-cell table:formula="of:=(ABS([.P69]-[.K69])/IF([.K69]=0;1;[.K69]))" office:value-type="float" office:value="1791.87296994853">
            <text:p>1791,8729699485</text:p>
          </table:table-cell>
          <table:table-cell table:formula="of:=IF([.T69]&lt;[.$P$1];1;0)" office:value-type="float" office:value="0">
            <text:p>0</text:p>
          </table:table-cell>
          <table:table-cell table:formula="of:=IF([.U68]&gt;0;[.V68]+[.U69];0)" office:value-type="float" office:value="0">
            <text:p>0</text:p>
          </table:table-cell>
          <table:table-cell table:formula="of:=(ABS([.Q69]-[.L69])/IF([.L69]=0;1;[.L69]))" office:value-type="float" office:value="34.507074579435">
            <text:p>34,5070745794</text:p>
          </table:table-cell>
          <table:table-cell table:formula="of:=IF([.W69]&lt;[.$Q$1];1;0)" office:value-type="float" office:value="0">
            <text:p>0</text:p>
          </table:table-cell>
          <table:table-cell table:formula="of:=IF([.X68]&gt;0;[.Y68]+[.X6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68">
            <text:p>68</text:p>
          </table:table-cell>
          <table:table-cell/>
          <table:table-cell office:value-type="string">
            <text:p>2020-03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formula="of:=SUM([.G64:.G70])/7" office:value-type="float" office:value="1.57142857142857">
            <text:p>1,57</text:p>
          </table:table-cell>
          <table:table-cell table:formula="of:=SUM([.I64:.I70])/7" office:value-type="float" office:value="0">
            <text:p>0,00</text:p>
          </table:table-cell>
          <table:table-cell table:formula="of:=[.A70]*[.K70]" office:value-type="float" office:value="106.857142857143">
            <text:p>106,86</text:p>
          </table:table-cell>
          <table:table-cell table:formula="of:=[.L70]*[.A70]" office:value-type="float" office:value="0">
            <text:p>0,00</text:p>
          </table:table-cell>
          <table:table-cell table:formula="of:=[.A70]*[.A70]" office:value-type="float" office:value="4624">
            <text:p>4624,00</text:p>
          </table:table-cell>
          <table:table-cell table:formula="of:=[.A70]*a+b" office:value-type="float" office:value="1800.33414507768">
            <text:p>1800,33</text:p>
          </table:table-cell>
          <table:table-cell table:formula="of:=a_2*[.A70]+b_2" office:value-type="float" office:value="34.9038792867311">
            <text:p>34,9038792867</text:p>
          </table:table-cell>
          <table:table-cell table:number-columns-repeated="2"/>
          <table:table-cell table:formula="of:=(ABS([.P70]-[.K70])/IF([.K70]=0;1;[.K70]))" office:value-type="float" office:value="1144.66718323125">
            <text:p>1144,6671832313</text:p>
          </table:table-cell>
          <table:table-cell table:formula="of:=IF([.T70]&lt;[.$P$1];1;0)" office:value-type="float" office:value="0">
            <text:p>0</text:p>
          </table:table-cell>
          <table:table-cell table:formula="of:=IF([.U69]&gt;0;[.V69]+[.U70];0)" office:value-type="float" office:value="0">
            <text:p>0</text:p>
          </table:table-cell>
          <table:table-cell table:formula="of:=(ABS([.Q70]-[.L70])/IF([.L70]=0;1;[.L70]))" office:value-type="float" office:value="34.9038792867311">
            <text:p>34,9038792867</text:p>
          </table:table-cell>
          <table:table-cell table:formula="of:=IF([.W70]&lt;[.$Q$1];1;0)" office:value-type="float" office:value="0">
            <text:p>0</text:p>
          </table:table-cell>
          <table:table-cell table:formula="of:=IF([.X69]&gt;0;[.Y69]+[.X7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69">
            <text:p>69</text:p>
          </table:table-cell>
          <table:table-cell/>
          <table:table-cell office:value-type="string">
            <text:p>2020-03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formula="of:=SUM([.G65:.G71])/7" office:value-type="float" office:value="1.57142857142857">
            <text:p>1,57</text:p>
          </table:table-cell>
          <table:table-cell table:formula="of:=SUM([.I65:.I71])/7" office:value-type="float" office:value="0">
            <text:p>0,00</text:p>
          </table:table-cell>
          <table:table-cell table:formula="of:=[.A71]*[.K71]" office:value-type="float" office:value="108.428571428571">
            <text:p>108,43</text:p>
          </table:table-cell>
          <table:table-cell table:formula="of:=[.L71]*[.A71]" office:value-type="float" office:value="0">
            <text:p>0,00</text:p>
          </table:table-cell>
          <table:table-cell table:formula="of:=[.A71]*[.A71]" office:value-type="float" office:value="4761">
            <text:p>4761,00</text:p>
          </table:table-cell>
          <table:table-cell table:formula="of:=[.A71]*a+b" office:value-type="float" office:value="1807.79532020682">
            <text:p>1807,80</text:p>
          </table:table-cell>
          <table:table-cell table:formula="of:=a_2*[.A71]+b_2" office:value-type="float" office:value="35.3006839940273">
            <text:p>35,300683994</text:p>
          </table:table-cell>
          <table:table-cell table:number-columns-repeated="2"/>
          <table:table-cell table:formula="of:=(ABS([.P71]-[.K71])/IF([.K71]=0;1;[.K71]))" office:value-type="float" office:value="1149.41520376798">
            <text:p>1149,415203768</text:p>
          </table:table-cell>
          <table:table-cell table:formula="of:=IF([.T71]&lt;[.$P$1];1;0)" office:value-type="float" office:value="0">
            <text:p>0</text:p>
          </table:table-cell>
          <table:table-cell table:formula="of:=IF([.U70]&gt;0;[.V70]+[.U71];0)" office:value-type="float" office:value="0">
            <text:p>0</text:p>
          </table:table-cell>
          <table:table-cell table:formula="of:=(ABS([.Q71]-[.L71])/IF([.L71]=0;1;[.L71]))" office:value-type="float" office:value="35.3006839940273">
            <text:p>35,300683994</text:p>
          </table:table-cell>
          <table:table-cell table:formula="of:=IF([.W71]&lt;[.$Q$1];1;0)" office:value-type="float" office:value="0">
            <text:p>0</text:p>
          </table:table-cell>
          <table:table-cell table:formula="of:=IF([.X70]&gt;0;[.Y70]+[.X7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70">
            <text:p>70</text:p>
          </table:table-cell>
          <table:table-cell/>
          <table:table-cell office:value-type="string">
            <text:p>2020-03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formula="of:=SUM([.G66:.G72])/7" office:value-type="float" office:value="1.71428571428571">
            <text:p>1,71</text:p>
          </table:table-cell>
          <table:table-cell table:formula="of:=SUM([.I66:.I72])/7" office:value-type="float" office:value="0">
            <text:p>0,00</text:p>
          </table:table-cell>
          <table:table-cell table:formula="of:=[.A72]*[.K72]" office:value-type="float" office:value="120">
            <text:p>120,00</text:p>
          </table:table-cell>
          <table:table-cell table:formula="of:=[.L72]*[.A72]" office:value-type="float" office:value="0">
            <text:p>0,00</text:p>
          </table:table-cell>
          <table:table-cell table:formula="of:=[.A72]*[.A72]" office:value-type="float" office:value="4900">
            <text:p>4900,00</text:p>
          </table:table-cell>
          <table:table-cell table:formula="of:=[.A72]*a+b" office:value-type="float" office:value="1815.25649533597">
            <text:p>1815,26</text:p>
          </table:table-cell>
          <table:table-cell table:formula="of:=a_2*[.A72]+b_2" office:value-type="float" office:value="35.6974887013235">
            <text:p>35,6974887013</text:p>
          </table:table-cell>
          <table:table-cell table:number-columns-repeated="2"/>
          <table:table-cell table:formula="of:=(ABS([.P72]-[.K72])/IF([.K72]=0;1;[.K72]))" office:value-type="float" office:value="1057.89962227932">
            <text:p>1057,8996222793</text:p>
          </table:table-cell>
          <table:table-cell table:formula="of:=IF([.T72]&lt;[.$P$1];1;0)" office:value-type="float" office:value="0">
            <text:p>0</text:p>
          </table:table-cell>
          <table:table-cell table:formula="of:=IF([.U71]&gt;0;[.V71]+[.U72];0)" office:value-type="float" office:value="0">
            <text:p>0</text:p>
          </table:table-cell>
          <table:table-cell table:formula="of:=(ABS([.Q72]-[.L72])/IF([.L72]=0;1;[.L72]))" office:value-type="float" office:value="35.6974887013235">
            <text:p>35,6974887013</text:p>
          </table:table-cell>
          <table:table-cell table:formula="of:=IF([.W72]&lt;[.$Q$1];1;0)" office:value-type="float" office:value="0">
            <text:p>0</text:p>
          </table:table-cell>
          <table:table-cell table:formula="of:=IF([.X71]&gt;0;[.Y71]+[.X7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71">
            <text:p>71</text:p>
          </table:table-cell>
          <table:table-cell/>
          <table:table-cell office:value-type="string">
            <text:p>2020-03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formula="of:=SUM([.G67:.G73])/7" office:value-type="float" office:value="2.28571428571429">
            <text:p>2,29</text:p>
          </table:table-cell>
          <table:table-cell table:formula="of:=SUM([.I67:.I73])/7" office:value-type="float" office:value="0">
            <text:p>0,00</text:p>
          </table:table-cell>
          <table:table-cell table:formula="of:=[.A73]*[.K73]" office:value-type="float" office:value="162.285714285714">
            <text:p>162,29</text:p>
          </table:table-cell>
          <table:table-cell table:formula="of:=[.L73]*[.A73]" office:value-type="float" office:value="0">
            <text:p>0,00</text:p>
          </table:table-cell>
          <table:table-cell table:formula="of:=[.A73]*[.A73]" office:value-type="float" office:value="5041">
            <text:p>5041,00</text:p>
          </table:table-cell>
          <table:table-cell table:formula="of:=[.A73]*a+b" office:value-type="float" office:value="1822.71767046512">
            <text:p>1822,72</text:p>
          </table:table-cell>
          <table:table-cell table:formula="of:=a_2*[.A73]+b_2" office:value-type="float" office:value="36.0942934086196">
            <text:p>36,0942934086</text:p>
          </table:table-cell>
          <table:table-cell table:number-columns-repeated="2"/>
          <table:table-cell table:formula="of:=(ABS([.P73]-[.K73])/IF([.K73]=0;1;[.K73]))" office:value-type="float" office:value="796.438980828489">
            <text:p>796,4389808285</text:p>
          </table:table-cell>
          <table:table-cell table:formula="of:=IF([.T73]&lt;[.$P$1];1;0)" office:value-type="float" office:value="0">
            <text:p>0</text:p>
          </table:table-cell>
          <table:table-cell table:formula="of:=IF([.U72]&gt;0;[.V72]+[.U73];0)" office:value-type="float" office:value="0">
            <text:p>0</text:p>
          </table:table-cell>
          <table:table-cell table:formula="of:=(ABS([.Q73]-[.L73])/IF([.L73]=0;1;[.L73]))" office:value-type="float" office:value="36.0942934086196">
            <text:p>36,0942934086</text:p>
          </table:table-cell>
          <table:table-cell table:formula="of:=IF([.W73]&lt;[.$Q$1];1;0)" office:value-type="float" office:value="0">
            <text:p>0</text:p>
          </table:table-cell>
          <table:table-cell table:formula="of:=IF([.X72]&gt;0;[.Y72]+[.X73];0)" office:value-type="float" office:value="0">
            <text:p>0</text:p>
          </table:table-cell>
          <table:table-cell table:number-columns-repeated="10"/>
          <table:table-cell>
            <draw:frame table:end-cell-address="Arkusz1.AT105" table:end-x="0.172cm" table:end-y="0.11cm" draw:z-index="0" draw:style-name="gr1" draw:text-style-name="P1" svg:width="20.808cm" svg:height="15.139cm" svg:x="1.946cm" svg:y="0.042cm">
              <draw:object draw:notify-on-update-of-ranges="Arkusz1.C2:Arkusz1.C2 Arkusz1.C3:Arkusz1.C512 Arkusz1.K2:Arkusz1.K2 Arkusz1.K3:Arkusz1.K512 Arkusz1.L2:Arkusz1.L2 Arkusz1.L3:Arkusz1.L5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string">
            <text:p>2020-03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formula="of:=SUM([.G68:.G74])/7" office:value-type="float" office:value="3.14285714285714">
            <text:p>3,14</text:p>
          </table:table-cell>
          <table:table-cell table:formula="of:=SUM([.I68:.I74])/7" office:value-type="float" office:value="0">
            <text:p>0,00</text:p>
          </table:table-cell>
          <table:table-cell table:formula="of:=[.A74]*[.K74]" office:value-type="float" office:value="226.285714285714">
            <text:p>226,29</text:p>
          </table:table-cell>
          <table:table-cell table:formula="of:=[.L74]*[.A74]" office:value-type="float" office:value="0">
            <text:p>0,00</text:p>
          </table:table-cell>
          <table:table-cell table:formula="of:=[.A74]*[.A74]" office:value-type="float" office:value="5184">
            <text:p>5184,00</text:p>
          </table:table-cell>
          <table:table-cell table:formula="of:=[.A74]*a+b" office:value-type="float" office:value="1830.17884559426">
            <text:p>1830,18</text:p>
          </table:table-cell>
          <table:table-cell table:formula="of:=a_2*[.A74]+b_2" office:value-type="float" office:value="36.4910981159158">
            <text:p>36,4910981159</text:p>
          </table:table-cell>
          <table:table-cell table:number-columns-repeated="2"/>
          <table:table-cell table:formula="of:=(ABS([.P74]-[.K74])/IF([.K74]=0;1;[.K74]))" office:value-type="float" office:value="581.329632689084">
            <text:p>581,3296326891</text:p>
          </table:table-cell>
          <table:table-cell table:formula="of:=IF([.T74]&lt;[.$P$1];1;0)" office:value-type="float" office:value="0">
            <text:p>0</text:p>
          </table:table-cell>
          <table:table-cell table:formula="of:=IF([.U73]&gt;0;[.V73]+[.U74];0)" office:value-type="float" office:value="0">
            <text:p>0</text:p>
          </table:table-cell>
          <table:table-cell table:formula="of:=(ABS([.Q74]-[.L74])/IF([.L74]=0;1;[.L74]))" office:value-type="float" office:value="36.4910981159158">
            <text:p>36,4910981159</text:p>
          </table:table-cell>
          <table:table-cell table:formula="of:=IF([.W74]&lt;[.$Q$1];1;0)" office:value-type="float" office:value="0">
            <text:p>0</text:p>
          </table:table-cell>
          <table:table-cell table:formula="of:=IF([.X73]&gt;0;[.Y73]+[.X7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73">
            <text:p>73</text:p>
          </table:table-cell>
          <table:table-cell/>
          <table:table-cell office:value-type="string">
            <text:p>2020-03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table:formula="of:=SUM([.G69:.G75])/7" office:value-type="float" office:value="5">
            <text:p>5,00</text:p>
          </table:table-cell>
          <table:table-cell table:formula="of:=SUM([.I69:.I75])/7" office:value-type="float" office:value="0">
            <text:p>0,00</text:p>
          </table:table-cell>
          <table:table-cell table:formula="of:=[.A75]*[.K75]" office:value-type="float" office:value="365">
            <text:p>365,00</text:p>
          </table:table-cell>
          <table:table-cell table:formula="of:=[.L75]*[.A75]" office:value-type="float" office:value="0">
            <text:p>0,00</text:p>
          </table:table-cell>
          <table:table-cell table:formula="of:=[.A75]*[.A75]" office:value-type="float" office:value="5329">
            <text:p>5329,00</text:p>
          </table:table-cell>
          <table:table-cell table:formula="of:=[.A75]*a+b" office:value-type="float" office:value="1837.64002072341">
            <text:p>1837,64</text:p>
          </table:table-cell>
          <table:table-cell table:formula="of:=a_2*[.A75]+b_2" office:value-type="float" office:value="36.887902823212">
            <text:p>36,8879028232</text:p>
          </table:table-cell>
          <table:table-cell table:number-columns-repeated="2"/>
          <table:table-cell table:formula="of:=(ABS([.P75]-[.K75])/IF([.K75]=0;1;[.K75]))" office:value-type="float" office:value="366.528004144682">
            <text:p>366,5280041447</text:p>
          </table:table-cell>
          <table:table-cell table:formula="of:=IF([.T75]&lt;[.$P$1];1;0)" office:value-type="float" office:value="0">
            <text:p>0</text:p>
          </table:table-cell>
          <table:table-cell table:formula="of:=IF([.U74]&gt;0;[.V74]+[.U75];0)" office:value-type="float" office:value="0">
            <text:p>0</text:p>
          </table:table-cell>
          <table:table-cell table:formula="of:=(ABS([.Q75]-[.L75])/IF([.L75]=0;1;[.L75]))" office:value-type="float" office:value="36.887902823212">
            <text:p>36,8879028232</text:p>
          </table:table-cell>
          <table:table-cell table:formula="of:=IF([.W75]&lt;[.$Q$1];1;0)" office:value-type="float" office:value="0">
            <text:p>0</text:p>
          </table:table-cell>
          <table:table-cell table:formula="of:=IF([.X74]&gt;0;[.Y74]+[.X7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string">
            <text:p>2020-03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SUM([.G70:.G76])/7" office:value-type="float" office:value="6.85714285714286">
            <text:p>6,86</text:p>
          </table:table-cell>
          <table:table-cell table:formula="of:=SUM([.I70:.I76])/7" office:value-type="float" office:value="0">
            <text:p>0,00</text:p>
          </table:table-cell>
          <table:table-cell table:formula="of:=[.A76]*[.K76]" office:value-type="float" office:value="507.428571428571">
            <text:p>507,43</text:p>
          </table:table-cell>
          <table:table-cell table:formula="of:=[.L76]*[.A76]" office:value-type="float" office:value="0">
            <text:p>0,00</text:p>
          </table:table-cell>
          <table:table-cell table:formula="of:=[.A76]*[.A76]" office:value-type="float" office:value="5476">
            <text:p>5476,00</text:p>
          </table:table-cell>
          <table:table-cell table:formula="of:=[.A76]*a+b" office:value-type="float" office:value="1845.10119585256">
            <text:p>1845,10</text:p>
          </table:table-cell>
          <table:table-cell table:formula="of:=a_2*[.A76]+b_2" office:value-type="float" office:value="37.2847075305081">
            <text:p>37,2847075305</text:p>
          </table:table-cell>
          <table:table-cell table:number-columns-repeated="2"/>
          <table:table-cell table:formula="of:=(ABS([.P76]-[.K76])/IF([.K76]=0;1;[.K76]))" office:value-type="float" office:value="268.077257728498">
            <text:p>268,0772577285</text:p>
          </table:table-cell>
          <table:table-cell table:formula="of:=IF([.T76]&lt;[.$P$1];1;0)" office:value-type="float" office:value="0">
            <text:p>0</text:p>
          </table:table-cell>
          <table:table-cell table:formula="of:=IF([.U75]&gt;0;[.V75]+[.U76];0)" office:value-type="float" office:value="0">
            <text:p>0</text:p>
          </table:table-cell>
          <table:table-cell table:formula="of:=(ABS([.Q76]-[.L76])/IF([.L76]=0;1;[.L76]))" office:value-type="float" office:value="37.2847075305081">
            <text:p>37,2847075305</text:p>
          </table:table-cell>
          <table:table-cell table:formula="of:=IF([.W76]&lt;[.$Q$1];1;0)" office:value-type="float" office:value="0">
            <text:p>0</text:p>
          </table:table-cell>
          <table:table-cell table:formula="of:=IF([.X75]&gt;0;[.Y75]+[.X7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string">
            <text:p>2020-03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">
            <text:p>11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table:formula="of:=SUM([.G71:.G77])/7" office:value-type="float" office:value="7.85714285714286">
            <text:p>7,86</text:p>
          </table:table-cell>
          <table:table-cell table:formula="of:=SUM([.I71:.I77])/7" office:value-type="float" office:value="0">
            <text:p>0,00</text:p>
          </table:table-cell>
          <table:table-cell table:formula="of:=[.A77]*[.K77]" office:value-type="float" office:value="589.285714285714">
            <text:p>589,29</text:p>
          </table:table-cell>
          <table:table-cell table:formula="of:=[.L77]*[.A77]" office:value-type="float" office:value="0">
            <text:p>0,00</text:p>
          </table:table-cell>
          <table:table-cell table:formula="of:=[.A77]*[.A77]" office:value-type="float" office:value="5625">
            <text:p>5625,00</text:p>
          </table:table-cell>
          <table:table-cell table:formula="of:=[.A77]*a+b" office:value-type="float" office:value="1852.56237098171">
            <text:p>1852,56</text:p>
          </table:table-cell>
          <table:table-cell table:formula="of:=a_2*[.A77]+b_2" office:value-type="float" office:value="37.6815122378043">
            <text:p>37,6815122378</text:p>
          </table:table-cell>
          <table:table-cell table:number-columns-repeated="2"/>
          <table:table-cell table:formula="of:=(ABS([.P77]-[.K77])/IF([.K77]=0;1;[.K77]))" office:value-type="float" office:value="234.780665397672">
            <text:p>234,7806653977</text:p>
          </table:table-cell>
          <table:table-cell table:formula="of:=IF([.T77]&lt;[.$P$1];1;0)" office:value-type="float" office:value="0">
            <text:p>0</text:p>
          </table:table-cell>
          <table:table-cell table:formula="of:=IF([.U76]&gt;0;[.V76]+[.U77];0)" office:value-type="float" office:value="0">
            <text:p>0</text:p>
          </table:table-cell>
          <table:table-cell table:formula="of:=(ABS([.Q77]-[.L77])/IF([.L77]=0;1;[.L77]))" office:value-type="float" office:value="37.6815122378043">
            <text:p>37,6815122378</text:p>
          </table:table-cell>
          <table:table-cell table:formula="of:=IF([.W77]&lt;[.$Q$1];1;0)" office:value-type="float" office:value="0">
            <text:p>0</text:p>
          </table:table-cell>
          <table:table-cell table:formula="of:=IF([.X76]&gt;0;[.Y76]+[.X7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76">
            <text:p>76</text:p>
          </table:table-cell>
          <table:table-cell/>
          <table:table-cell office:value-type="string">
            <text:p>2020-03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3">
            <text:p>2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table:formula="of:=SUM([.G72:.G78])/7" office:value-type="float" office:value="11.1428571428571">
            <text:p>11,14</text:p>
          </table:table-cell>
          <table:table-cell table:formula="of:=SUM([.I72:.I78])/7" office:value-type="float" office:value="0">
            <text:p>0,00</text:p>
          </table:table-cell>
          <table:table-cell table:formula="of:=[.A78]*[.K78]" office:value-type="float" office:value="846.857142857143">
            <text:p>846,86</text:p>
          </table:table-cell>
          <table:table-cell table:formula="of:=[.L78]*[.A78]" office:value-type="float" office:value="0">
            <text:p>0,00</text:p>
          </table:table-cell>
          <table:table-cell table:formula="of:=[.A78]*[.A78]" office:value-type="float" office:value="5776">
            <text:p>5776,00</text:p>
          </table:table-cell>
          <table:table-cell table:formula="of:=[.A78]*a+b" office:value-type="float" office:value="1860.02354611085">
            <text:p>1860,02</text:p>
          </table:table-cell>
          <table:table-cell table:formula="of:=a_2*[.A78]+b_2" office:value-type="float" office:value="38.0783169451005">
            <text:p>38,0783169451</text:p>
          </table:table-cell>
          <table:table-cell table:number-columns-repeated="2"/>
          <table:table-cell table:formula="of:=(ABS([.P78]-[.K78])/IF([.K78]=0;1;[.K78]))" office:value-type="float" office:value="165.925190035589">
            <text:p>165,9251900356</text:p>
          </table:table-cell>
          <table:table-cell table:formula="of:=IF([.T78]&lt;[.$P$1];1;0)" office:value-type="float" office:value="0">
            <text:p>0</text:p>
          </table:table-cell>
          <table:table-cell table:formula="of:=IF([.U77]&gt;0;[.V77]+[.U78];0)" office:value-type="float" office:value="0">
            <text:p>0</text:p>
          </table:table-cell>
          <table:table-cell table:formula="of:=(ABS([.Q78]-[.L78])/IF([.L78]=0;1;[.L78]))" office:value-type="float" office:value="38.0783169451005">
            <text:p>38,0783169451</text:p>
          </table:table-cell>
          <table:table-cell table:formula="of:=IF([.W78]&lt;[.$Q$1];1;0)" office:value-type="float" office:value="0">
            <text:p>0</text:p>
          </table:table-cell>
          <table:table-cell table:formula="of:=IF([.X77]&gt;0;[.Y77]+[.X7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77">
            <text:p>77</text:p>
          </table:table-cell>
          <table:table-cell/>
          <table:table-cell office:value-type="string">
            <text:p>2020-03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5">
            <text:p>65</text:p>
          </table:table-cell>
          <table:table-cell office:value-type="float" office:value="154">
            <text:p>154</text:p>
          </table:table-cell>
          <table:table-cell table:number-columns-repeated="2" office:value-type="float" office:value="0">
            <text:p>0</text:p>
          </table:table-cell>
          <table:table-cell table:formula="of:=SUM([.G73:.G79])/7" office:value-type="float" office:value="19.5714285714286">
            <text:p>19,57</text:p>
          </table:table-cell>
          <table:table-cell table:formula="of:=SUM([.I73:.I79])/7" office:value-type="float" office:value="0">
            <text:p>0,00</text:p>
          </table:table-cell>
          <table:table-cell table:formula="of:=[.A79]*[.K79]" office:value-type="float" office:value="1507">
            <text:p>1507,00</text:p>
          </table:table-cell>
          <table:table-cell table:formula="of:=[.L79]*[.A79]" office:value-type="float" office:value="0">
            <text:p>0,00</text:p>
          </table:table-cell>
          <table:table-cell table:formula="of:=[.A79]*[.A79]" office:value-type="float" office:value="5929">
            <text:p>5929,00</text:p>
          </table:table-cell>
          <table:table-cell table:formula="of:=[.A79]*a+b" office:value-type="float" office:value="1867.48472124">
            <text:p>1867,48</text:p>
          </table:table-cell>
          <table:table-cell table:formula="of:=a_2*[.A79]+b_2" office:value-type="float" office:value="38.4751216523966">
            <text:p>38,4751216524</text:p>
          </table:table-cell>
          <table:table-cell table:number-columns-repeated="2"/>
          <table:table-cell table:formula="of:=(ABS([.P79]-[.K79])/IF([.K79]=0;1;[.K79]))" office:value-type="float" office:value="94.4189273626277">
            <text:p>94,4189273626</text:p>
          </table:table-cell>
          <table:table-cell table:formula="of:=IF([.T79]&lt;[.$P$1];1;0)" office:value-type="float" office:value="0">
            <text:p>0</text:p>
          </table:table-cell>
          <table:table-cell table:formula="of:=IF([.U78]&gt;0;[.V78]+[.U79];0)" office:value-type="float" office:value="0">
            <text:p>0</text:p>
          </table:table-cell>
          <table:table-cell table:formula="of:=(ABS([.Q79]-[.L79])/IF([.L79]=0;1;[.L79]))" office:value-type="float" office:value="38.4751216523966">
            <text:p>38,4751216524</text:p>
          </table:table-cell>
          <table:table-cell table:formula="of:=IF([.W79]&lt;[.$Q$1];1;0)" office:value-type="float" office:value="0">
            <text:p>0</text:p>
          </table:table-cell>
          <table:table-cell table:formula="of:=IF([.X78]&gt;0;[.Y78]+[.X7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78">
            <text:p>78</text:p>
          </table:table-cell>
          <table:table-cell/>
          <table:table-cell office:value-type="string">
            <text:p>2020-03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51">
            <text:p>51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table:formula="of:=SUM([.G74:.G80])/7" office:value-type="float" office:value="26.2857142857143">
            <text:p>26,29</text:p>
          </table:table-cell>
          <table:table-cell table:formula="of:=SUM([.I74:.I80])/7" office:value-type="float" office:value="0">
            <text:p>0,00</text:p>
          </table:table-cell>
          <table:table-cell table:formula="of:=[.A80]*[.K80]" office:value-type="float" office:value="2050.28571428571">
            <text:p>2050,29</text:p>
          </table:table-cell>
          <table:table-cell table:formula="of:=[.L80]*[.A80]" office:value-type="float" office:value="0">
            <text:p>0,00</text:p>
          </table:table-cell>
          <table:table-cell table:formula="of:=[.A80]*[.A80]" office:value-type="float" office:value="6084">
            <text:p>6084,00</text:p>
          </table:table-cell>
          <table:table-cell table:formula="of:=[.A80]*a+b" office:value-type="float" office:value="1874.94589636915">
            <text:p>1874,95</text:p>
          </table:table-cell>
          <table:table-cell table:formula="of:=a_2*[.A80]+b_2" office:value-type="float" office:value="38.8719263596928">
            <text:p>38,8719263597</text:p>
          </table:table-cell>
          <table:table-cell table:number-columns-repeated="2"/>
          <table:table-cell table:formula="of:=(ABS([.P80]-[.K80])/IF([.K80]=0;1;[.K80]))" office:value-type="float" office:value="70.3294634488262">
            <text:p>70,3294634488</text:p>
          </table:table-cell>
          <table:table-cell table:formula="of:=IF([.T80]&lt;[.$P$1];1;0)" office:value-type="float" office:value="0">
            <text:p>0</text:p>
          </table:table-cell>
          <table:table-cell table:formula="of:=IF([.U79]&gt;0;[.V79]+[.U80];0)" office:value-type="float" office:value="0">
            <text:p>0</text:p>
          </table:table-cell>
          <table:table-cell table:formula="of:=(ABS([.Q80]-[.L80])/IF([.L80]=0;1;[.L80]))" office:value-type="float" office:value="38.8719263596928">
            <text:p>38,8719263597</text:p>
          </table:table-cell>
          <table:table-cell table:formula="of:=IF([.W80]&lt;[.$Q$1];1;0)" office:value-type="float" office:value="0">
            <text:p>0</text:p>
          </table:table-cell>
          <table:table-cell table:formula="of:=IF([.X79]&gt;0;[.Y79]+[.X8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79">
            <text:p>79</text:p>
          </table:table-cell>
          <table:table-cell/>
          <table:table-cell office:value-type="string">
            <text:p>2020-03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5">
            <text:p>35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formula="of:=SUM([.G75:.G81])/7" office:value-type="float" office:value="30.2857142857143">
            <text:p>30,29</text:p>
          </table:table-cell>
          <table:table-cell table:formula="of:=SUM([.I75:.I81])/7" office:value-type="float" office:value="0">
            <text:p>0,00</text:p>
          </table:table-cell>
          <table:table-cell table:formula="of:=[.A81]*[.K81]" office:value-type="float" office:value="2392.57142857143">
            <text:p>2392,57</text:p>
          </table:table-cell>
          <table:table-cell table:formula="of:=[.L81]*[.A81]" office:value-type="float" office:value="0">
            <text:p>0,00</text:p>
          </table:table-cell>
          <table:table-cell table:formula="of:=[.A81]*[.A81]" office:value-type="float" office:value="6241">
            <text:p>6241,00</text:p>
          </table:table-cell>
          <table:table-cell table:formula="of:=[.A81]*a+b" office:value-type="float" office:value="1882.40707149829">
            <text:p>1882,41</text:p>
          </table:table-cell>
          <table:table-cell table:formula="of:=a_2*[.A81]+b_2" office:value-type="float" office:value="39.2687310669889">
            <text:p>39,268731067</text:p>
          </table:table-cell>
          <table:table-cell table:number-columns-repeated="2"/>
          <table:table-cell table:formula="of:=(ABS([.P81]-[.K81])/IF([.K81]=0;1;[.K81]))" office:value-type="float" office:value="61.1549504740002">
            <text:p>61,154950474</text:p>
          </table:table-cell>
          <table:table-cell table:formula="of:=IF([.T81]&lt;[.$P$1];1;0)" office:value-type="float" office:value="0">
            <text:p>0</text:p>
          </table:table-cell>
          <table:table-cell table:formula="of:=IF([.U80]&gt;0;[.V80]+[.U81];0)" office:value-type="float" office:value="0">
            <text:p>0</text:p>
          </table:table-cell>
          <table:table-cell table:formula="of:=(ABS([.Q81]-[.L81])/IF([.L81]=0;1;[.L81]))" office:value-type="float" office:value="39.2687310669889">
            <text:p>39,268731067</text:p>
          </table:table-cell>
          <table:table-cell table:formula="of:=IF([.W81]&lt;[.$Q$1];1;0)" office:value-type="float" office:value="0">
            <text:p>0</text:p>
          </table:table-cell>
          <table:table-cell table:formula="of:=IF([.X80]&gt;0;[.Y80]+[.X8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80">
            <text:p>80</text:p>
          </table:table-cell>
          <table:table-cell/>
          <table:table-cell office:value-type="string">
            <text:p>2020-03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formula="of:=SUM([.G76:.G82])/7" office:value-type="float" office:value="28.2857142857143">
            <text:p>28,29</text:p>
          </table:table-cell>
          <table:table-cell table:formula="of:=SUM([.I76:.I82])/7" office:value-type="float" office:value="0">
            <text:p>0,00</text:p>
          </table:table-cell>
          <table:table-cell table:formula="of:=[.A82]*[.K82]" office:value-type="float" office:value="2262.85714285714">
            <text:p>2262,86</text:p>
          </table:table-cell>
          <table:table-cell table:formula="of:=[.L82]*[.A82]" office:value-type="float" office:value="0">
            <text:p>0,00</text:p>
          </table:table-cell>
          <table:table-cell table:formula="of:=[.A82]*[.A82]" office:value-type="float" office:value="6400">
            <text:p>6400,00</text:p>
          </table:table-cell>
          <table:table-cell table:formula="of:=[.A82]*a+b" office:value-type="float" office:value="1889.86824662744">
            <text:p>1889,87</text:p>
          </table:table-cell>
          <table:table-cell table:formula="of:=a_2*[.A82]+b_2" office:value-type="float" office:value="39.6655357742851">
            <text:p>39,6655357743</text:p>
          </table:table-cell>
          <table:table-cell table:number-columns-repeated="2"/>
          <table:table-cell table:formula="of:=(ABS([.P82]-[.K82])/IF([.K82]=0;1;[.K82]))" office:value-type="float" office:value="65.8135238706671">
            <text:p>65,8135238707</text:p>
          </table:table-cell>
          <table:table-cell table:formula="of:=IF([.T82]&lt;[.$P$1];1;0)" office:value-type="float" office:value="0">
            <text:p>0</text:p>
          </table:table-cell>
          <table:table-cell table:formula="of:=IF([.U81]&gt;0;[.V81]+[.U82];0)" office:value-type="float" office:value="0">
            <text:p>0</text:p>
          </table:table-cell>
          <table:table-cell table:formula="of:=(ABS([.Q82]-[.L82])/IF([.L82]=0;1;[.L82]))" office:value-type="float" office:value="39.6655357742851">
            <text:p>39,6655357743</text:p>
          </table:table-cell>
          <table:table-cell table:formula="of:=IF([.W82]&lt;[.$Q$1];1;0)" office:value-type="float" office:value="0">
            <text:p>0</text:p>
          </table:table-cell>
          <table:table-cell table:formula="of:=IF([.X81]&gt;0;[.Y81]+[.X8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81">
            <text:p>81</text:p>
          </table:table-cell>
          <table:table-cell/>
          <table:table-cell office:value-type="string">
            <text:p>2020-03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4">
            <text:p>34</text:p>
          </table:table-cell>
          <table:table-cell office:value-type="float" office:value="274">
            <text:p>274</text:p>
          </table:table-cell>
          <table:table-cell table:number-columns-repeated="2" office:value-type="float" office:value="0">
            <text:p>0</text:p>
          </table:table-cell>
          <table:table-cell table:formula="of:=SUM([.G77:.G83])/7" office:value-type="float" office:value="31.2857142857143">
            <text:p>31,29</text:p>
          </table:table-cell>
          <table:table-cell table:formula="of:=SUM([.I77:.I83])/7" office:value-type="float" office:value="0">
            <text:p>0,00</text:p>
          </table:table-cell>
          <table:table-cell table:formula="of:=[.A83]*[.K83]" office:value-type="float" office:value="2534.14285714286">
            <text:p>2534,14</text:p>
          </table:table-cell>
          <table:table-cell table:formula="of:=[.L83]*[.A83]" office:value-type="float" office:value="0">
            <text:p>0,00</text:p>
          </table:table-cell>
          <table:table-cell table:formula="of:=[.A83]*[.A83]" office:value-type="float" office:value="6561">
            <text:p>6561,00</text:p>
          </table:table-cell>
          <table:table-cell table:formula="of:=[.A83]*a+b" office:value-type="float" office:value="1897.32942175659">
            <text:p>1897,33</text:p>
          </table:table-cell>
          <table:table-cell table:formula="of:=a_2*[.A83]+b_2" office:value-type="float" office:value="40.0623404815813">
            <text:p>40,0623404816</text:p>
          </table:table-cell>
          <table:table-cell table:number-columns-repeated="2"/>
          <table:table-cell table:formula="of:=(ABS([.P83]-[.K83])/IF([.K83]=0;1;[.K83]))" office:value-type="float" office:value="59.6452326588863">
            <text:p>59,6452326589</text:p>
          </table:table-cell>
          <table:table-cell table:formula="of:=IF([.T83]&lt;[.$P$1];1;0)" office:value-type="float" office:value="0">
            <text:p>0</text:p>
          </table:table-cell>
          <table:table-cell table:formula="of:=IF([.U82]&gt;0;[.V82]+[.U83];0)" office:value-type="float" office:value="0">
            <text:p>0</text:p>
          </table:table-cell>
          <table:table-cell table:formula="of:=(ABS([.Q83]-[.L83])/IF([.L83]=0;1;[.L83]))" office:value-type="float" office:value="40.0623404815813">
            <text:p>40,0623404816</text:p>
          </table:table-cell>
          <table:table-cell table:formula="of:=IF([.W83]&lt;[.$Q$1];1;0)" office:value-type="float" office:value="0">
            <text:p>0</text:p>
          </table:table-cell>
          <table:table-cell table:formula="of:=IF([.X82]&gt;0;[.Y82]+[.X8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82">
            <text:p>82</text:p>
          </table:table-cell>
          <table:table-cell/>
          <table:table-cell office:value-type="string">
            <text:p>2020-03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8">
            <text:p>128</text:p>
          </table:table-cell>
          <table:table-cell office:value-type="float" office:value="402">
            <text:p>402</text:p>
          </table:table-cell>
          <table:table-cell table:number-columns-repeated="2" office:value-type="float" office:value="0">
            <text:p>0</text:p>
          </table:table-cell>
          <table:table-cell table:formula="of:=SUM([.G78:.G84])/7" office:value-type="float" office:value="48">
            <text:p>48,00</text:p>
          </table:table-cell>
          <table:table-cell table:formula="of:=SUM([.I78:.I84])/7" office:value-type="float" office:value="0">
            <text:p>0,00</text:p>
          </table:table-cell>
          <table:table-cell table:formula="of:=[.A84]*[.K84]" office:value-type="float" office:value="3936">
            <text:p>3936,00</text:p>
          </table:table-cell>
          <table:table-cell table:formula="of:=[.L84]*[.A84]" office:value-type="float" office:value="0">
            <text:p>0,00</text:p>
          </table:table-cell>
          <table:table-cell table:formula="of:=[.A84]*[.A84]" office:value-type="float" office:value="6724">
            <text:p>6724,00</text:p>
          </table:table-cell>
          <table:table-cell table:formula="of:=[.A84]*a+b" office:value-type="float" office:value="1904.79059688573">
            <text:p>1904,79</text:p>
          </table:table-cell>
          <table:table-cell table:formula="of:=a_2*[.A84]+b_2" office:value-type="float" office:value="40.4591451888774">
            <text:p>40,4591451889</text:p>
          </table:table-cell>
          <table:table-cell table:number-columns-repeated="2"/>
          <table:table-cell table:formula="of:=(ABS([.P84]-[.K84])/IF([.K84]=0;1;[.K84]))" office:value-type="float" office:value="38.6831374351194">
            <text:p>38,6831374351</text:p>
          </table:table-cell>
          <table:table-cell table:formula="of:=IF([.T84]&lt;[.$P$1];1;0)" office:value-type="float" office:value="0">
            <text:p>0</text:p>
          </table:table-cell>
          <table:table-cell table:formula="of:=IF([.U83]&gt;0;[.V83]+[.U84];0)" office:value-type="float" office:value="0">
            <text:p>0</text:p>
          </table:table-cell>
          <table:table-cell table:formula="of:=(ABS([.Q84]-[.L84])/IF([.L84]=0;1;[.L84]))" office:value-type="float" office:value="40.4591451888774">
            <text:p>40,4591451889</text:p>
          </table:table-cell>
          <table:table-cell table:formula="of:=IF([.W84]&lt;[.$Q$1];1;0)" office:value-type="float" office:value="0">
            <text:p>0</text:p>
          </table:table-cell>
          <table:table-cell table:formula="of:=IF([.X83]&gt;0;[.Y83]+[.X8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83">
            <text:p>83</text:p>
          </table:table-cell>
          <table:table-cell/>
          <table:table-cell office:value-type="string">
            <text:p>2020-03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52">
            <text:p>152</text:p>
          </table:table-cell>
          <table:table-cell office:value-type="float" office:value="554">
            <text:p>554</text:p>
          </table:table-cell>
          <table:table-cell table:number-columns-repeated="2" office:value-type="float" office:value="0">
            <text:p>0</text:p>
          </table:table-cell>
          <table:table-cell table:formula="of:=SUM([.G79:.G85])/7" office:value-type="float" office:value="66.4285714285714">
            <text:p>66,43</text:p>
          </table:table-cell>
          <table:table-cell table:formula="of:=SUM([.I79:.I85])/7" office:value-type="float" office:value="0">
            <text:p>0,00</text:p>
          </table:table-cell>
          <table:table-cell table:formula="of:=[.A85]*[.K85]" office:value-type="float" office:value="5513.57142857143">
            <text:p>5513,57</text:p>
          </table:table-cell>
          <table:table-cell table:formula="of:=[.L85]*[.A85]" office:value-type="float" office:value="0">
            <text:p>0,00</text:p>
          </table:table-cell>
          <table:table-cell table:formula="of:=[.A85]*[.A85]" office:value-type="float" office:value="6889">
            <text:p>6889,00</text:p>
          </table:table-cell>
          <table:table-cell table:formula="of:=[.A85]*a+b" office:value-type="float" office:value="1912.25177201488">
            <text:p>1912,25</text:p>
          </table:table-cell>
          <table:table-cell table:formula="of:=a_2*[.A85]+b_2" office:value-type="float" office:value="40.8559498961736">
            <text:p>40,8559498962</text:p>
          </table:table-cell>
          <table:table-cell table:number-columns-repeated="2"/>
          <table:table-cell table:formula="of:=(ABS([.P85]-[.K85])/IF([.K85]=0;1;[.K85]))" office:value-type="float" office:value="27.7865858152778">
            <text:p>27,7865858153</text:p>
          </table:table-cell>
          <table:table-cell table:formula="of:=IF([.T85]&lt;[.$P$1];1;0)" office:value-type="float" office:value="0">
            <text:p>0</text:p>
          </table:table-cell>
          <table:table-cell table:formula="of:=IF([.U84]&gt;0;[.V84]+[.U85];0)" office:value-type="float" office:value="0">
            <text:p>0</text:p>
          </table:table-cell>
          <table:table-cell table:formula="of:=(ABS([.Q85]-[.L85])/IF([.L85]=0;1;[.L85]))" office:value-type="float" office:value="40.8559498961736">
            <text:p>40,8559498962</text:p>
          </table:table-cell>
          <table:table-cell table:formula="of:=IF([.W85]&lt;[.$Q$1];1;0)" office:value-type="float" office:value="0">
            <text:p>0</text:p>
          </table:table-cell>
          <table:table-cell table:formula="of:=IF([.X84]&gt;0;[.Y84]+[.X8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84">
            <text:p>84</text:p>
          </table:table-cell>
          <table:table-cell/>
          <table:table-cell office:value-type="string">
            <text:p>2020-03-2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55">
            <text:p>155</text:p>
          </table:table-cell>
          <table:table-cell office:value-type="float" office:value="709">
            <text:p>709</text:p>
          </table:table-cell>
          <table:table-cell table:number-columns-repeated="2" office:value-type="float" office:value="0">
            <text:p>0</text:p>
          </table:table-cell>
          <table:table-cell table:formula="of:=SUM([.G80:.G86])/7" office:value-type="float" office:value="79.2857142857143">
            <text:p>79,29</text:p>
          </table:table-cell>
          <table:table-cell table:formula="of:=SUM([.I80:.I86])/7" office:value-type="float" office:value="0">
            <text:p>0,00</text:p>
          </table:table-cell>
          <table:table-cell table:formula="of:=[.A86]*[.K86]" office:value-type="float" office:value="6660">
            <text:p>6660,00</text:p>
          </table:table-cell>
          <table:table-cell table:formula="of:=[.L86]*[.A86]" office:value-type="float" office:value="0">
            <text:p>0,00</text:p>
          </table:table-cell>
          <table:table-cell table:formula="of:=[.A86]*[.A86]" office:value-type="float" office:value="7056">
            <text:p>7056,00</text:p>
          </table:table-cell>
          <table:table-cell table:formula="of:=[.A86]*a+b" office:value-type="float" office:value="1919.71294714403">
            <text:p>1919,71</text:p>
          </table:table-cell>
          <table:table-cell table:formula="of:=a_2*[.A86]+b_2" office:value-type="float" office:value="41.2527546034698">
            <text:p>41,2527546035</text:p>
          </table:table-cell>
          <table:table-cell table:number-columns-repeated="2"/>
          <table:table-cell table:formula="of:=(ABS([.P86]-[.K86])/IF([.K86]=0;1;[.K86]))" office:value-type="float" office:value="23.2125957297445">
            <text:p>23,2125957297</text:p>
          </table:table-cell>
          <table:table-cell table:formula="of:=IF([.T86]&lt;[.$P$1];1;0)" office:value-type="float" office:value="0">
            <text:p>0</text:p>
          </table:table-cell>
          <table:table-cell table:formula="of:=IF([.U85]&gt;0;[.V85]+[.U86];0)" office:value-type="float" office:value="0">
            <text:p>0</text:p>
          </table:table-cell>
          <table:table-cell table:formula="of:=(ABS([.Q86]-[.L86])/IF([.L86]=0;1;[.L86]))" office:value-type="float" office:value="41.2527546034698">
            <text:p>41,2527546035</text:p>
          </table:table-cell>
          <table:table-cell table:formula="of:=IF([.W86]&lt;[.$Q$1];1;0)" office:value-type="float" office:value="0">
            <text:p>0</text:p>
          </table:table-cell>
          <table:table-cell table:formula="of:=IF([.X85]&gt;0;[.Y85]+[.X8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85">
            <text:p>85</text:p>
          </table:table-cell>
          <table:table-cell/>
          <table:table-cell office:value-type="string">
            <text:p>2020-03-2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18">
            <text:p>218</text:p>
          </table:table-cell>
          <table:table-cell office:value-type="float" office:value="927">
            <text:p>927</text:p>
          </table:table-cell>
          <table:table-cell table:number-columns-repeated="2" office:value-type="float" office:value="0">
            <text:p>0</text:p>
          </table:table-cell>
          <table:table-cell table:formula="of:=SUM([.G81:.G87])/7" office:value-type="float" office:value="103.142857142857">
            <text:p>103,14</text:p>
          </table:table-cell>
          <table:table-cell table:formula="of:=SUM([.I81:.I87])/7" office:value-type="float" office:value="0">
            <text:p>0,00</text:p>
          </table:table-cell>
          <table:table-cell table:formula="of:=[.A87]*[.K87]" office:value-type="float" office:value="8767.14285714286">
            <text:p>8767,14</text:p>
          </table:table-cell>
          <table:table-cell table:formula="of:=[.L87]*[.A87]" office:value-type="float" office:value="0">
            <text:p>0,00</text:p>
          </table:table-cell>
          <table:table-cell table:formula="of:=[.A87]*[.A87]" office:value-type="float" office:value="7225">
            <text:p>7225,00</text:p>
          </table:table-cell>
          <table:table-cell table:formula="of:=[.A87]*a+b" office:value-type="float" office:value="1927.17412227317">
            <text:p>1927,17</text:p>
          </table:table-cell>
          <table:table-cell table:formula="of:=a_2*[.A87]+b_2" office:value-type="float" office:value="41.6495593107659">
            <text:p>41,6495593108</text:p>
          </table:table-cell>
          <table:table-cell table:number-columns-repeated="2"/>
          <table:table-cell table:formula="of:=(ABS([.P87]-[.K87])/IF([.K87]=0;1;[.K87]))" office:value-type="float" office:value="17.6845136508479">
            <text:p>17,6845136508</text:p>
          </table:table-cell>
          <table:table-cell table:formula="of:=IF([.T87]&lt;[.$P$1];1;0)" office:value-type="float" office:value="0">
            <text:p>0</text:p>
          </table:table-cell>
          <table:table-cell table:formula="of:=IF([.U86]&gt;0;[.V86]+[.U87];0)" office:value-type="float" office:value="0">
            <text:p>0</text:p>
          </table:table-cell>
          <table:table-cell table:formula="of:=(ABS([.Q87]-[.L87])/IF([.L87]=0;1;[.L87]))" office:value-type="float" office:value="41.6495593107659">
            <text:p>41,6495593108</text:p>
          </table:table-cell>
          <table:table-cell table:formula="of:=IF([.W87]&lt;[.$Q$1];1;0)" office:value-type="float" office:value="0">
            <text:p>0</text:p>
          </table:table-cell>
          <table:table-cell table:formula="of:=IF([.X86]&gt;0;[.Y86]+[.X8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86">
            <text:p>86</text:p>
          </table:table-cell>
          <table:table-cell/>
          <table:table-cell office:value-type="string">
            <text:p>2020-03-2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43">
            <text:p>243</text:p>
          </table:table-cell>
          <table:table-cell office:value-type="float" office:value="1170">
            <text:p>1170</text:p>
          </table:table-cell>
          <table:table-cell table:number-columns-repeated="2" office:value-type="float" office:value="1">
            <text:p>1</text:p>
          </table:table-cell>
          <table:table-cell table:formula="of:=SUM([.G82:.G88])/7" office:value-type="float" office:value="132.857142857143">
            <text:p>132,86</text:p>
          </table:table-cell>
          <table:table-cell table:formula="of:=SUM([.I82:.I88])/7" office:value-type="float" office:value="0.142857142857143">
            <text:p>0,14</text:p>
          </table:table-cell>
          <table:table-cell table:formula="of:=[.A88]*[.K88]" office:value-type="float" office:value="11425.7142857143">
            <text:p>11425,71</text:p>
          </table:table-cell>
          <table:table-cell table:formula="of:=[.L88]*[.A88]" office:value-type="float" office:value="12.2857142857143">
            <text:p>12,29</text:p>
          </table:table-cell>
          <table:table-cell table:formula="of:=[.A88]*[.A88]" office:value-type="float" office:value="7396">
            <text:p>7396,00</text:p>
          </table:table-cell>
          <table:table-cell table:formula="of:=[.A88]*a+b" office:value-type="float" office:value="1934.63529740232">
            <text:p>1934,64</text:p>
          </table:table-cell>
          <table:table-cell table:formula="of:=a_2*[.A88]+b_2" office:value-type="float" office:value="42.0463640180621">
            <text:p>42,0463640181</text:p>
          </table:table-cell>
          <table:table-cell table:number-columns-repeated="2"/>
          <table:table-cell table:formula="of:=(ABS([.P88]-[.K88])/IF([.K88]=0;1;[.K88]))" office:value-type="float" office:value="13.5617710557164">
            <text:p>13,5617710557</text:p>
          </table:table-cell>
          <table:table-cell table:formula="of:=IF([.T88]&lt;[.$P$1];1;0)" office:value-type="float" office:value="0">
            <text:p>0</text:p>
          </table:table-cell>
          <table:table-cell table:formula="of:=IF([.U87]&gt;0;[.V87]+[.U88];0)" office:value-type="float" office:value="0">
            <text:p>0</text:p>
          </table:table-cell>
          <table:table-cell table:formula="of:=(ABS([.Q88]-[.L88])/IF([.L88]=0;1;[.L88]))" office:value-type="float" office:value="293.324548126435">
            <text:p>293,3245481264</text:p>
          </table:table-cell>
          <table:table-cell table:formula="of:=IF([.W88]&lt;[.$Q$1];1;0)" office:value-type="float" office:value="0">
            <text:p>0</text:p>
          </table:table-cell>
          <table:table-cell table:formula="of:=IF([.X87]&gt;0;[.Y87]+[.X8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87">
            <text:p>87</text:p>
          </table:table-cell>
          <table:table-cell/>
          <table:table-cell office:value-type="string">
            <text:p>2020-03-2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">
            <text:p>17</text:p>
          </table:table-cell>
          <table:table-cell office:value-type="float" office:value="1187">
            <text:p>118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G83:.G89])/7" office:value-type="float" office:value="135.285714285714">
            <text:p>135,29</text:p>
          </table:table-cell>
          <table:table-cell table:formula="of:=SUM([.I83:.I89])/7" office:value-type="float" office:value="0.142857142857143">
            <text:p>0,14</text:p>
          </table:table-cell>
          <table:table-cell table:formula="of:=[.A89]*[.K89]" office:value-type="float" office:value="11769.8571428571">
            <text:p>11769,86</text:p>
          </table:table-cell>
          <table:table-cell table:formula="of:=[.L89]*[.A89]" office:value-type="float" office:value="12.4285714285714">
            <text:p>12,43</text:p>
          </table:table-cell>
          <table:table-cell table:formula="of:=[.A89]*[.A89]" office:value-type="float" office:value="7569">
            <text:p>7569,00</text:p>
          </table:table-cell>
          <table:table-cell table:formula="of:=[.A89]*a+b" office:value-type="float" office:value="1942.09647253147">
            <text:p>1942,10</text:p>
          </table:table-cell>
          <table:table-cell table:formula="of:=a_2*[.A89]+b_2" office:value-type="float" office:value="42.4431687253583">
            <text:p>42,4431687254</text:p>
          </table:table-cell>
          <table:table-cell table:number-columns-repeated="2"/>
          <table:table-cell table:formula="of:=(ABS([.P89]-[.K89])/IF([.K89]=0;1;[.K89]))" office:value-type="float" office:value="13.3555177483847">
            <text:p>13,3555177484</text:p>
          </table:table-cell>
          <table:table-cell table:formula="of:=IF([.T89]&lt;[.$P$1];1;0)" office:value-type="float" office:value="0">
            <text:p>0</text:p>
          </table:table-cell>
          <table:table-cell table:formula="of:=IF([.U88]&gt;0;[.V88]+[.U89];0)" office:value-type="float" office:value="0">
            <text:p>0</text:p>
          </table:table-cell>
          <table:table-cell table:formula="of:=(ABS([.Q89]-[.L89])/IF([.L89]=0;1;[.L89]))" office:value-type="float" office:value="296.102181077508">
            <text:p>296,1021810775</text:p>
          </table:table-cell>
          <table:table-cell table:formula="of:=IF([.W89]&lt;[.$Q$1];1;0)" office:value-type="float" office:value="0">
            <text:p>0</text:p>
          </table:table-cell>
          <table:table-cell table:formula="of:=IF([.X88]&gt;0;[.Y88]+[.X8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88">
            <text:p>88</text:p>
          </table:table-cell>
          <table:table-cell/>
          <table:table-cell office:value-type="string">
            <text:p>2020-03-3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3">
            <text:p>93</text:p>
          </table:table-cell>
          <table:table-cell office:value-type="float" office:value="1280">
            <text:p>12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G84:.G90])/7" office:value-type="float" office:value="143.714285714286">
            <text:p>143,71</text:p>
          </table:table-cell>
          <table:table-cell table:formula="of:=SUM([.I84:.I90])/7" office:value-type="float" office:value="0.142857142857143">
            <text:p>0,14</text:p>
          </table:table-cell>
          <table:table-cell table:formula="of:=[.A90]*[.K90]" office:value-type="float" office:value="12646.8571428571">
            <text:p>12646,86</text:p>
          </table:table-cell>
          <table:table-cell table:formula="of:=[.L90]*[.A90]" office:value-type="float" office:value="12.5714285714286">
            <text:p>12,57</text:p>
          </table:table-cell>
          <table:table-cell table:formula="of:=[.A90]*[.A90]" office:value-type="float" office:value="7744">
            <text:p>7744,00</text:p>
          </table:table-cell>
          <table:table-cell table:formula="of:=[.A90]*a+b" office:value-type="float" office:value="1949.55764766061">
            <text:p>1949,56</text:p>
          </table:table-cell>
          <table:table-cell table:formula="of:=a_2*[.A90]+b_2" office:value-type="float" office:value="42.8399734326544">
            <text:p>42,8399734327</text:p>
          </table:table-cell>
          <table:table-cell table:number-columns-repeated="2"/>
          <table:table-cell table:formula="of:=(ABS([.P90]-[.K90])/IF([.K90]=0;1;[.K90]))" office:value-type="float" office:value="12.5655104707995">
            <text:p>12,5655104708</text:p>
          </table:table-cell>
          <table:table-cell table:formula="of:=IF([.T90]&lt;[.$P$1];1;0)" office:value-type="float" office:value="0">
            <text:p>0</text:p>
          </table:table-cell>
          <table:table-cell table:formula="of:=IF([.U89]&gt;0;[.V89]+[.U90];0)" office:value-type="float" office:value="0">
            <text:p>0</text:p>
          </table:table-cell>
          <table:table-cell table:formula="of:=(ABS([.Q90]-[.L90])/IF([.L90]=0;1;[.L90]))" office:value-type="float" office:value="298.879814028581">
            <text:p>298,8798140286</text:p>
          </table:table-cell>
          <table:table-cell table:formula="of:=IF([.W90]&lt;[.$Q$1];1;0)" office:value-type="float" office:value="0">
            <text:p>0</text:p>
          </table:table-cell>
          <table:table-cell table:formula="of:=IF([.X89]&gt;0;[.Y89]+[.X9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89">
            <text:p>89</text:p>
          </table:table-cell>
          <table:table-cell/>
          <table:table-cell office:value-type="string">
            <text:p>2020-03-3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6">
            <text:p>46</text:p>
          </table:table-cell>
          <table:table-cell office:value-type="float" office:value="1326">
            <text:p>13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G85:.G91])/7" office:value-type="float" office:value="132">
            <text:p>132,00</text:p>
          </table:table-cell>
          <table:table-cell table:formula="of:=SUM([.I85:.I91])/7" office:value-type="float" office:value="0.428571428571429">
            <text:p>0,43</text:p>
          </table:table-cell>
          <table:table-cell table:formula="of:=[.A91]*[.K91]" office:value-type="float" office:value="11748">
            <text:p>11748,00</text:p>
          </table:table-cell>
          <table:table-cell table:formula="of:=[.L91]*[.A91]" office:value-type="float" office:value="38.1428571428571">
            <text:p>38,14</text:p>
          </table:table-cell>
          <table:table-cell table:formula="of:=[.A91]*[.A91]" office:value-type="float" office:value="7921">
            <text:p>7921,00</text:p>
          </table:table-cell>
          <table:table-cell table:formula="of:=[.A91]*a+b" office:value-type="float" office:value="1957.01882278976">
            <text:p>1957,02</text:p>
          </table:table-cell>
          <table:table-cell table:formula="of:=a_2*[.A91]+b_2" office:value-type="float" office:value="43.2367781399506">
            <text:p>43,23677814</text:p>
          </table:table-cell>
          <table:table-cell table:number-columns-repeated="2"/>
          <table:table-cell table:formula="of:=(ABS([.P91]-[.K91])/IF([.K91]=0;1;[.K91]))" office:value-type="float" office:value="13.8259001726497">
            <text:p>13,8259001726</text:p>
          </table:table-cell>
          <table:table-cell table:formula="of:=IF([.T91]&lt;[.$P$1];1;0)" office:value-type="float" office:value="0">
            <text:p>0</text:p>
          </table:table-cell>
          <table:table-cell table:formula="of:=IF([.U90]&gt;0;[.V90]+[.U91];0)" office:value-type="float" office:value="0">
            <text:p>0</text:p>
          </table:table-cell>
          <table:table-cell table:formula="of:=(ABS([.Q91]-[.L91])/IF([.L91]=0;1;[.L91]))" office:value-type="float" office:value="99.8858156598847">
            <text:p>99,8858156599</text:p>
          </table:table-cell>
          <table:table-cell table:formula="of:=IF([.W91]&lt;[.$Q$1];1;0)" office:value-type="float" office:value="0">
            <text:p>0</text:p>
          </table:table-cell>
          <table:table-cell table:formula="of:=IF([.X90]&gt;0;[.Y90]+[.X9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90">
            <text:p>90</text:p>
          </table:table-cell>
          <table:table-cell/>
          <table:table-cell office:value-type="string">
            <text:p>2020-04-0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7">
            <text:p>27</text:p>
          </table:table-cell>
          <table:table-cell office:value-type="float" office:value="1353">
            <text:p>135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G86:.G92])/7" office:value-type="float" office:value="114.142857142857">
            <text:p>114,14</text:p>
          </table:table-cell>
          <table:table-cell table:formula="of:=SUM([.I86:.I92])/7" office:value-type="float" office:value="0.714285714285714">
            <text:p>0,71</text:p>
          </table:table-cell>
          <table:table-cell table:formula="of:=[.A92]*[.K92]" office:value-type="float" office:value="10272.8571428571">
            <text:p>10272,86</text:p>
          </table:table-cell>
          <table:table-cell table:formula="of:=[.L92]*[.A92]" office:value-type="float" office:value="64.2857142857143">
            <text:p>64,29</text:p>
          </table:table-cell>
          <table:table-cell table:formula="of:=[.A92]*[.A92]" office:value-type="float" office:value="8100">
            <text:p>8100,00</text:p>
          </table:table-cell>
          <table:table-cell table:formula="of:=[.A92]*a+b" office:value-type="float" office:value="1964.47999791891">
            <text:p>1964,48</text:p>
          </table:table-cell>
          <table:table-cell table:formula="of:=a_2*[.A92]+b_2" office:value-type="float" office:value="43.6335828472468">
            <text:p>43,6335828472</text:p>
          </table:table-cell>
          <table:table-cell table:number-columns-repeated="2"/>
          <table:table-cell table:formula="of:=(ABS([.P92]-[.K92])/IF([.K92]=0;1;[.K92]))" office:value-type="float" office:value="16.2107133735073">
            <text:p>16,2107133735</text:p>
          </table:table-cell>
          <table:table-cell table:formula="of:=IF([.T92]&lt;[.$P$1];1;0)" office:value-type="float" office:value="0">
            <text:p>0</text:p>
          </table:table-cell>
          <table:table-cell table:formula="of:=IF([.U91]&gt;0;[.V91]+[.U92];0)" office:value-type="float" office:value="0">
            <text:p>0</text:p>
          </table:table-cell>
          <table:table-cell table:formula="of:=(ABS([.Q92]-[.L92])/IF([.L92]=0;1;[.L92]))" office:value-type="float" office:value="60.0870159861455">
            <text:p>60,0870159861</text:p>
          </table:table-cell>
          <table:table-cell table:formula="of:=IF([.W92]&lt;[.$Q$1];1;0)" office:value-type="float" office:value="0">
            <text:p>0</text:p>
          </table:table-cell>
          <table:table-cell table:formula="of:=IF([.X91]&gt;0;[.Y91]+[.X9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91">
            <text:p>91</text:p>
          </table:table-cell>
          <table:table-cell/>
          <table:table-cell office:value-type="string">
            <text:p>2020-04-0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7">
            <text:p>27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G87:.G93])/7" office:value-type="float" office:value="95.8571428571429">
            <text:p>95,86</text:p>
          </table:table-cell>
          <table:table-cell table:formula="of:=SUM([.I87:.I93])/7" office:value-type="float" office:value="0.714285714285714">
            <text:p>0,71</text:p>
          </table:table-cell>
          <table:table-cell table:formula="of:=[.A93]*[.K93]" office:value-type="float" office:value="8723">
            <text:p>8723,00</text:p>
          </table:table-cell>
          <table:table-cell table:formula="of:=[.L93]*[.A93]" office:value-type="float" office:value="65">
            <text:p>65,00</text:p>
          </table:table-cell>
          <table:table-cell table:formula="of:=[.A93]*[.A93]" office:value-type="float" office:value="8281">
            <text:p>8281,00</text:p>
          </table:table-cell>
          <table:table-cell table:formula="of:=[.A93]*a+b" office:value-type="float" office:value="1971.94117304805">
            <text:p>1971,94</text:p>
          </table:table-cell>
          <table:table-cell table:formula="of:=a_2*[.A93]+b_2" office:value-type="float" office:value="44.0303875545429">
            <text:p>44,0303875545</text:p>
          </table:table-cell>
          <table:table-cell table:number-columns-repeated="2"/>
          <table:table-cell table:formula="of:=(ABS([.P93]-[.K93])/IF([.K93]=0;1;[.K93]))" office:value-type="float" office:value="19.571666484853">
            <text:p>19,5716664849</text:p>
          </table:table-cell>
          <table:table-cell table:formula="of:=IF([.T93]&lt;[.$P$1];1;0)" office:value-type="float" office:value="0">
            <text:p>0</text:p>
          </table:table-cell>
          <table:table-cell table:formula="of:=IF([.U92]&gt;0;[.V92]+[.U93];0)" office:value-type="float" office:value="0">
            <text:p>0</text:p>
          </table:table-cell>
          <table:table-cell table:formula="of:=(ABS([.Q93]-[.L93])/IF([.L93]=0;1;[.L93]))" office:value-type="float" office:value="60.6425425763601">
            <text:p>60,6425425764</text:p>
          </table:table-cell>
          <table:table-cell table:formula="of:=IF([.W93]&lt;[.$Q$1];1;0)" office:value-type="float" office:value="0">
            <text:p>0</text:p>
          </table:table-cell>
          <table:table-cell table:formula="of:=IF([.X92]&gt;0;[.Y92]+[.X9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92">
            <text:p>92</text:p>
          </table:table-cell>
          <table:table-cell/>
          <table:table-cell office:value-type="string">
            <text:p>2020-04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2">
            <text:p>82</text:p>
          </table:table-cell>
          <table:table-cell office:value-type="float" office:value="1462">
            <text:p>146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G88:.G94])/7" office:value-type="float" office:value="76.4285714285714">
            <text:p>76,43</text:p>
          </table:table-cell>
          <table:table-cell table:formula="of:=SUM([.I88:.I94])/7" office:value-type="float" office:value="0.714285714285714">
            <text:p>0,71</text:p>
          </table:table-cell>
          <table:table-cell table:formula="of:=[.A94]*[.K94]" office:value-type="float" office:value="7031.42857142857">
            <text:p>7031,43</text:p>
          </table:table-cell>
          <table:table-cell table:formula="of:=[.L94]*[.A94]" office:value-type="float" office:value="65.7142857142857">
            <text:p>65,71</text:p>
          </table:table-cell>
          <table:table-cell table:formula="of:=[.A94]*[.A94]" office:value-type="float" office:value="8464">
            <text:p>8464,00</text:p>
          </table:table-cell>
          <table:table-cell table:formula="of:=[.A94]*a+b" office:value-type="float" office:value="1979.4023481772">
            <text:p>1979,40</text:p>
          </table:table-cell>
          <table:table-cell table:formula="of:=a_2*[.A94]+b_2" office:value-type="float" office:value="44.4271922618391">
            <text:p>44,4271922618</text:p>
          </table:table-cell>
          <table:table-cell table:number-columns-repeated="2"/>
          <table:table-cell table:formula="of:=(ABS([.P94]-[.K94])/IF([.K94]=0;1;[.K94]))" office:value-type="float" office:value="24.8987223125989">
            <text:p>24,8987223126</text:p>
          </table:table-cell>
          <table:table-cell table:formula="of:=IF([.T94]&lt;[.$P$1];1;0)" office:value-type="float" office:value="0">
            <text:p>0</text:p>
          </table:table-cell>
          <table:table-cell table:formula="of:=IF([.U93]&gt;0;[.V93]+[.U94];0)" office:value-type="float" office:value="0">
            <text:p>0</text:p>
          </table:table-cell>
          <table:table-cell table:formula="of:=(ABS([.Q94]-[.L94])/IF([.L94]=0;1;[.L94]))" office:value-type="float" office:value="61.1980691665747">
            <text:p>61,1980691666</text:p>
          </table:table-cell>
          <table:table-cell table:formula="of:=IF([.W94]&lt;[.$Q$1];1;0)" office:value-type="float" office:value="0">
            <text:p>0</text:p>
          </table:table-cell>
          <table:table-cell table:formula="of:=IF([.X93]&gt;0;[.Y93]+[.X9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93">
            <text:p>93</text:p>
          </table:table-cell>
          <table:table-cell/>
          <table:table-cell office:value-type="string">
            <text:p>2020-04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3">
            <text:p>43</text:p>
          </table:table-cell>
          <table:table-cell office:value-type="float" office:value="1505">
            <text:p>150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G89:.G95])/7" office:value-type="float" office:value="47.8571428571429">
            <text:p>47,86</text:p>
          </table:table-cell>
          <table:table-cell table:formula="of:=SUM([.I89:.I95])/7" office:value-type="float" office:value="0.857142857142857">
            <text:p>0,86</text:p>
          </table:table-cell>
          <table:table-cell table:formula="of:=[.A95]*[.K95]" office:value-type="float" office:value="4450.71428571429">
            <text:p>4450,71</text:p>
          </table:table-cell>
          <table:table-cell table:formula="of:=[.L95]*[.A95]" office:value-type="float" office:value="79.7142857142857">
            <text:p>79,71</text:p>
          </table:table-cell>
          <table:table-cell table:formula="of:=[.A95]*[.A95]" office:value-type="float" office:value="8649">
            <text:p>8649,00</text:p>
          </table:table-cell>
          <table:table-cell table:formula="of:=[.A95]*a+b" office:value-type="float" office:value="1986.86352330635">
            <text:p>1986,86</text:p>
          </table:table-cell>
          <table:table-cell table:formula="of:=a_2*[.A95]+b_2" office:value-type="float" office:value="44.8239969691353">
            <text:p>44,8239969691</text:p>
          </table:table-cell>
          <table:table-cell table:number-columns-repeated="2"/>
          <table:table-cell table:formula="of:=(ABS([.P95]-[.K95])/IF([.K95]=0;1;[.K95]))" office:value-type="float" office:value="40.516551233267">
            <text:p>40,5165512333</text:p>
          </table:table-cell>
          <table:table-cell table:formula="of:=IF([.T95]&lt;[.$P$1];1;0)" office:value-type="float" office:value="0">
            <text:p>0</text:p>
          </table:table-cell>
          <table:table-cell table:formula="of:=IF([.U94]&gt;0;[.V94]+[.U95];0)" office:value-type="float" office:value="0">
            <text:p>0</text:p>
          </table:table-cell>
          <table:table-cell table:formula="of:=(ABS([.Q95]-[.L95])/IF([.L95]=0;1;[.L95]))" office:value-type="float" office:value="51.2946631306578">
            <text:p>51,2946631307</text:p>
          </table:table-cell>
          <table:table-cell table:formula="of:=IF([.W95]&lt;[.$Q$1];1;0)" office:value-type="float" office:value="0">
            <text:p>0</text:p>
          </table:table-cell>
          <table:table-cell table:formula="of:=IF([.X94]&gt;0;[.Y94]+[.X9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94">
            <text:p>94</text:p>
          </table:table-cell>
          <table:table-cell/>
          <table:table-cell office:value-type="string">
            <text:p>2020-04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0">
            <text:p>80</text:p>
          </table:table-cell>
          <table:table-cell office:value-type="float" office:value="1585">
            <text:p>158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SUM([.G90:.G96])/7" office:value-type="float" office:value="56.8571428571429">
            <text:p>56,86</text:p>
          </table:table-cell>
          <table:table-cell table:formula="of:=SUM([.I90:.I96])/7" office:value-type="float" office:value="1.14285714285714">
            <text:p>1,14</text:p>
          </table:table-cell>
          <table:table-cell table:formula="of:=[.A96]*[.K96]" office:value-type="float" office:value="5344.57142857143">
            <text:p>5344,57</text:p>
          </table:table-cell>
          <table:table-cell table:formula="of:=[.L96]*[.A96]" office:value-type="float" office:value="107.428571428571">
            <text:p>107,43</text:p>
          </table:table-cell>
          <table:table-cell table:formula="of:=[.A96]*[.A96]" office:value-type="float" office:value="8836">
            <text:p>8836,00</text:p>
          </table:table-cell>
          <table:table-cell table:formula="of:=[.A96]*a+b" office:value-type="float" office:value="1994.3246984355">
            <text:p>1994,32</text:p>
          </table:table-cell>
          <table:table-cell table:formula="of:=a_2*[.A96]+b_2" office:value-type="float" office:value="45.2208016764314">
            <text:p>45,2208016764</text:p>
          </table:table-cell>
          <table:table-cell table:number-columns-repeated="2"/>
          <table:table-cell table:formula="of:=(ABS([.P96]-[.K96])/IF([.K96]=0;1;[.K96]))" office:value-type="float" office:value="34.0760625352977">
            <text:p>34,0760625353</text:p>
          </table:table-cell>
          <table:table-cell table:formula="of:=IF([.T96]&lt;[.$P$1];1;0)" office:value-type="float" office:value="0">
            <text:p>0</text:p>
          </table:table-cell>
          <table:table-cell table:formula="of:=IF([.U95]&gt;0;[.V95]+[.U96];0)" office:value-type="float" office:value="0">
            <text:p>0</text:p>
          </table:table-cell>
          <table:table-cell table:formula="of:=(ABS([.Q96]-[.L96])/IF([.L96]=0;1;[.L96]))" office:value-type="float" office:value="38.5682014668775">
            <text:p>38,5682014669</text:p>
          </table:table-cell>
          <table:table-cell table:formula="of:=IF([.W96]&lt;[.$Q$1];1;0)" office:value-type="float" office:value="0">
            <text:p>0</text:p>
          </table:table-cell>
          <table:table-cell table:formula="of:=IF([.X95]&gt;0;[.Y95]+[.X9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95">
            <text:p>95</text:p>
          </table:table-cell>
          <table:table-cell/>
          <table:table-cell office:value-type="string">
            <text:p>2020-04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0">
            <text:p>70</text:p>
          </table:table-cell>
          <table:table-cell office:value-type="float" office:value="1655">
            <text:p>165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SUM([.G91:.G97])/7" office:value-type="float" office:value="53.5714285714286">
            <text:p>53,57</text:p>
          </table:table-cell>
          <table:table-cell table:formula="of:=SUM([.I91:.I97])/7" office:value-type="float" office:value="1.42857142857143">
            <text:p>1,43</text:p>
          </table:table-cell>
          <table:table-cell table:formula="of:=[.A97]*[.K97]" office:value-type="float" office:value="5089.28571428571">
            <text:p>5089,29</text:p>
          </table:table-cell>
          <table:table-cell table:formula="of:=[.L97]*[.A97]" office:value-type="float" office:value="135.714285714286">
            <text:p>135,71</text:p>
          </table:table-cell>
          <table:table-cell table:formula="of:=[.A97]*[.A97]" office:value-type="float" office:value="9025">
            <text:p>9025,00</text:p>
          </table:table-cell>
          <table:table-cell table:formula="of:=[.A97]*a+b" office:value-type="float" office:value="2001.78587356464">
            <text:p>2001,79</text:p>
          </table:table-cell>
          <table:table-cell table:formula="of:=a_2*[.A97]+b_2" office:value-type="float" office:value="45.6176063837276">
            <text:p>45,6176063837</text:p>
          </table:table-cell>
          <table:table-cell table:number-columns-repeated="2"/>
          <table:table-cell table:formula="of:=(ABS([.P97]-[.K97])/IF([.K97]=0;1;[.K97]))" office:value-type="float" office:value="36.3666696398733">
            <text:p>36,3666696399</text:p>
          </table:table-cell>
          <table:table-cell table:formula="of:=IF([.T97]&lt;[.$P$1];1;0)" office:value-type="float" office:value="0">
            <text:p>0</text:p>
          </table:table-cell>
          <table:table-cell table:formula="of:=IF([.U96]&gt;0;[.V96]+[.U97];0)" office:value-type="float" office:value="0">
            <text:p>0</text:p>
          </table:table-cell>
          <table:table-cell table:formula="of:=(ABS([.Q97]-[.L97])/IF([.L97]=0;1;[.L97]))" office:value-type="float" office:value="30.9323244686093">
            <text:p>30,9323244686</text:p>
          </table:table-cell>
          <table:table-cell table:formula="of:=IF([.W97]&lt;[.$Q$1];1;0)" office:value-type="float" office:value="0">
            <text:p>0</text:p>
          </table:table-cell>
          <table:table-cell table:formula="of:=IF([.X96]&gt;0;[.Y96]+[.X9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96">
            <text:p>96</text:p>
          </table:table-cell>
          <table:table-cell/>
          <table:table-cell office:value-type="string">
            <text:p>2020-04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1">
            <text:p>31</text:p>
          </table:table-cell>
          <table:table-cell office:value-type="float" office:value="1686">
            <text:p>168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SUM([.G92:.G98])/7" office:value-type="float" office:value="51.4285714285714">
            <text:p>51,43</text:p>
          </table:table-cell>
          <table:table-cell table:formula="of:=SUM([.I92:.I98])/7" office:value-type="float" office:value="1.28571428571429">
            <text:p>1,29</text:p>
          </table:table-cell>
          <table:table-cell table:formula="of:=[.A98]*[.K98]" office:value-type="float" office:value="4937.14285714286">
            <text:p>4937,14</text:p>
          </table:table-cell>
          <table:table-cell table:formula="of:=[.L98]*[.A98]" office:value-type="float" office:value="123.428571428571">
            <text:p>123,43</text:p>
          </table:table-cell>
          <table:table-cell table:formula="of:=[.A98]*[.A98]" office:value-type="float" office:value="9216">
            <text:p>9216,00</text:p>
          </table:table-cell>
          <table:table-cell table:formula="of:=[.A98]*a+b" office:value-type="float" office:value="2009.24704869379">
            <text:p>2009,25</text:p>
          </table:table-cell>
          <table:table-cell table:formula="of:=a_2*[.A98]+b_2" office:value-type="float" office:value="46.0144110910237">
            <text:p>46,014411091</text:p>
          </table:table-cell>
          <table:table-cell table:number-columns-repeated="2"/>
          <table:table-cell table:formula="of:=(ABS([.P98]-[.K98])/IF([.K98]=0;1;[.K98]))" office:value-type="float" office:value="38.0686926134903">
            <text:p>38,0686926135</text:p>
          </table:table-cell>
          <table:table-cell table:formula="of:=IF([.T98]&lt;[.$P$1];1;0)" office:value-type="float" office:value="0">
            <text:p>0</text:p>
          </table:table-cell>
          <table:table-cell table:formula="of:=IF([.U97]&gt;0;[.V97]+[.U98];0)" office:value-type="float" office:value="0">
            <text:p>0</text:p>
          </table:table-cell>
          <table:table-cell table:formula="of:=(ABS([.Q98]-[.L98])/IF([.L98]=0;1;[.L98]))" office:value-type="float" office:value="34.7889864041296">
            <text:p>34,7889864041</text:p>
          </table:table-cell>
          <table:table-cell table:formula="of:=IF([.W98]&lt;[.$Q$1];1;0)" office:value-type="float" office:value="0">
            <text:p>0</text:p>
          </table:table-cell>
          <table:table-cell table:formula="of:=IF([.X97]&gt;0;[.Y97]+[.X9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97">
            <text:p>97</text:p>
          </table:table-cell>
          <table:table-cell/>
          <table:table-cell office:value-type="string">
            <text:p>2020-04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3">
            <text:p>63</text:p>
          </table:table-cell>
          <table:table-cell office:value-type="float" office:value="1749">
            <text:p>1749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SUM([.G93:.G99])/7" office:value-type="float" office:value="56.5714285714286">
            <text:p>56,57</text:p>
          </table:table-cell>
          <table:table-cell table:formula="of:=SUM([.I93:.I99])/7" office:value-type="float" office:value="1.14285714285714">
            <text:p>1,14</text:p>
          </table:table-cell>
          <table:table-cell table:formula="of:=[.A99]*[.K99]" office:value-type="float" office:value="5487.42857142857">
            <text:p>5487,43</text:p>
          </table:table-cell>
          <table:table-cell table:formula="of:=[.L99]*[.A99]" office:value-type="float" office:value="110.857142857143">
            <text:p>110,86</text:p>
          </table:table-cell>
          <table:table-cell table:formula="of:=[.A99]*[.A99]" office:value-type="float" office:value="9409">
            <text:p>9409,00</text:p>
          </table:table-cell>
          <table:table-cell table:formula="of:=[.A99]*a+b" office:value-type="float" office:value="2016.70822382294">
            <text:p>2016,71</text:p>
          </table:table-cell>
          <table:table-cell table:formula="of:=a_2*[.A99]+b_2" office:value-type="float" office:value="46.4112157983199">
            <text:p>46,4112157983</text:p>
          </table:table-cell>
          <table:table-cell table:number-columns-repeated="2"/>
          <table:table-cell table:formula="of:=(ABS([.P99]-[.K99])/IF([.K99]=0;1;[.K99]))" office:value-type="float" office:value="34.6488827443448">
            <text:p>34,6488827443</text:p>
          </table:table-cell>
          <table:table-cell table:formula="of:=IF([.T99]&lt;[.$P$1];1;0)" office:value-type="float" office:value="0">
            <text:p>0</text:p>
          </table:table-cell>
          <table:table-cell table:formula="of:=IF([.U98]&gt;0;[.V98]+[.U99];0)" office:value-type="float" office:value="0">
            <text:p>0</text:p>
          </table:table-cell>
          <table:table-cell table:formula="of:=(ABS([.Q99]-[.L99])/IF([.L99]=0;1;[.L99]))" office:value-type="float" office:value="39.6098138235299">
            <text:p>39,6098138235</text:p>
          </table:table-cell>
          <table:table-cell table:formula="of:=IF([.W99]&lt;[.$Q$1];1;0)" office:value-type="float" office:value="0">
            <text:p>0</text:p>
          </table:table-cell>
          <table:table-cell table:formula="of:=IF([.X98]&gt;0;[.Y98]+[.X9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98">
            <text:p>98</text:p>
          </table:table-cell>
          <table:table-cell/>
          <table:table-cell office:value-type="string">
            <text:p>2020-04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6">
            <text:p>96</text:p>
          </table:table-cell>
          <table:table-cell office:value-type="float" office:value="1845">
            <text:p>1845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formula="of:=SUM([.G94:.G100])/7" office:value-type="float" office:value="66.4285714285714">
            <text:p>66,43</text:p>
          </table:table-cell>
          <table:table-cell table:formula="of:=SUM([.I94:.I100])/7" office:value-type="float" office:value="1.85714285714286">
            <text:p>1,86</text:p>
          </table:table-cell>
          <table:table-cell table:formula="of:=[.A100]*[.K100]" office:value-type="float" office:value="6510">
            <text:p>6510,00</text:p>
          </table:table-cell>
          <table:table-cell table:formula="of:=[.L100]*[.A100]" office:value-type="float" office:value="182">
            <text:p>182,00</text:p>
          </table:table-cell>
          <table:table-cell table:formula="of:=[.A100]*[.A100]" office:value-type="float" office:value="9604">
            <text:p>9604,00</text:p>
          </table:table-cell>
          <table:table-cell table:formula="of:=[.A100]*a+b" office:value-type="float" office:value="2024.16939895208">
            <text:p>2024,17</text:p>
          </table:table-cell>
          <table:table-cell table:formula="of:=a_2*[.A100]+b_2" office:value-type="float" office:value="46.8080205056161">
            <text:p>46,8080205056</text:p>
          </table:table-cell>
          <table:table-cell table:number-columns-repeated="2"/>
          <table:table-cell table:formula="of:=(ABS([.P100]-[.K100])/IF([.K100]=0;1;[.K100]))" office:value-type="float" office:value="29.4713672960529">
            <text:p>29,4713672961</text:p>
          </table:table-cell>
          <table:table-cell table:formula="of:=IF([.T100]&lt;[.$P$1];1;0)" office:value-type="float" office:value="0">
            <text:p>0</text:p>
          </table:table-cell>
          <table:table-cell table:formula="of:=IF([.U99]&gt;0;[.V99]+[.U100];0)" office:value-type="float" office:value="0">
            <text:p>0</text:p>
          </table:table-cell>
          <table:table-cell table:formula="of:=(ABS([.Q100]-[.L100])/IF([.L100]=0;1;[.L100]))" office:value-type="float" office:value="24.2043187337933">
            <text:p>24,2043187338</text:p>
          </table:table-cell>
          <table:table-cell table:formula="of:=IF([.W100]&lt;[.$Q$1];1;0)" office:value-type="float" office:value="0">
            <text:p>0</text:p>
          </table:table-cell>
          <table:table-cell table:formula="of:=IF([.X99]&gt;0;[.Y99]+[.X10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99">
            <text:p>99</text:p>
          </table:table-cell>
          <table:table-cell/>
          <table:table-cell office:value-type="string">
            <text:p>2020-04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9">
            <text:p>89</text:p>
          </table:table-cell>
          <table:table-cell office:value-type="float" office:value="1934">
            <text:p>193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SUM([.G95:.G101])/7" office:value-type="float" office:value="67.4285714285714">
            <text:p>67,43</text:p>
          </table:table-cell>
          <table:table-cell table:formula="of:=SUM([.I95:.I101])/7" office:value-type="float" office:value="1.85714285714286">
            <text:p>1,86</text:p>
          </table:table-cell>
          <table:table-cell table:formula="of:=[.A101]*[.K101]" office:value-type="float" office:value="6675.42857142857">
            <text:p>6675,43</text:p>
          </table:table-cell>
          <table:table-cell table:formula="of:=[.L101]*[.A101]" office:value-type="float" office:value="183.857142857143">
            <text:p>183,86</text:p>
          </table:table-cell>
          <table:table-cell table:formula="of:=[.A101]*[.A101]" office:value-type="float" office:value="9801">
            <text:p>9801,00</text:p>
          </table:table-cell>
          <table:table-cell table:formula="of:=[.A101]*a+b" office:value-type="float" office:value="2031.63057408123">
            <text:p>2031,63</text:p>
          </table:table-cell>
          <table:table-cell table:formula="of:=a_2*[.A101]+b_2" office:value-type="float" office:value="47.2048252129122">
            <text:p>47,2048252129</text:p>
          </table:table-cell>
          <table:table-cell table:number-columns-repeated="2"/>
          <table:table-cell table:formula="of:=(ABS([.P101]-[.K101])/IF([.K101]=0;1;[.K101]))" office:value-type="float" office:value="29.1301144461199">
            <text:p>29,1301144461</text:p>
          </table:table-cell>
          <table:table-cell table:formula="of:=IF([.T101]&lt;[.$P$1];1;0)" office:value-type="float" office:value="0">
            <text:p>0</text:p>
          </table:table-cell>
          <table:table-cell table:formula="of:=IF([.U100]&gt;0;[.V100]+[.U101];0)" office:value-type="float" office:value="0">
            <text:p>0</text:p>
          </table:table-cell>
          <table:table-cell table:formula="of:=(ABS([.Q101]-[.L101])/IF([.L101]=0;1;[.L101]))" office:value-type="float" office:value="24.4179828069527">
            <text:p>24,417982807</text:p>
          </table:table-cell>
          <table:table-cell table:formula="of:=IF([.W101]&lt;[.$Q$1];1;0)" office:value-type="float" office:value="0">
            <text:p>0</text:p>
          </table:table-cell>
          <table:table-cell table:formula="of:=IF([.X100]&gt;0;[.Y100]+[.X10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string">
            <text:p>2020-04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9">
            <text:p>69</text:p>
          </table:table-cell>
          <table:table-cell office:value-type="float" office:value="2003">
            <text:p>2003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formula="of:=SUM([.G96:.G102])/7" office:value-type="float" office:value="71.1428571428571">
            <text:p>71,14</text:p>
          </table:table-cell>
          <table:table-cell table:formula="of:=SUM([.I96:.I102])/7" office:value-type="float" office:value="2.42857142857143">
            <text:p>2,43</text:p>
          </table:table-cell>
          <table:table-cell table:formula="of:=[.A102]*[.K102]" office:value-type="float" office:value="7114.28571428571">
            <text:p>7114,29</text:p>
          </table:table-cell>
          <table:table-cell table:formula="of:=[.L102]*[.A102]" office:value-type="float" office:value="242.857142857143">
            <text:p>242,86</text:p>
          </table:table-cell>
          <table:table-cell table:formula="of:=[.A102]*[.A102]" office:value-type="float" office:value="10000">
            <text:p>10000,00</text:p>
          </table:table-cell>
          <table:table-cell table:formula="of:=[.A102]*a+b" office:value-type="float" office:value="2039.09174921038">
            <text:p>2039,09</text:p>
          </table:table-cell>
          <table:table-cell table:formula="of:=a_2*[.A102]+b_2" office:value-type="float" office:value="47.6016299202084">
            <text:p>47,6016299202</text:p>
          </table:table-cell>
          <table:table-cell table:number-columns-repeated="2"/>
          <table:table-cell table:formula="of:=(ABS([.P102]-[.K102])/IF([.K102]=0;1;[.K102]))" office:value-type="float" office:value="27.6619322178165">
            <text:p>27,6619322178</text:p>
          </table:table-cell>
          <table:table-cell table:formula="of:=IF([.T102]&lt;[.$P$1];1;0)" office:value-type="float" office:value="0">
            <text:p>0</text:p>
          </table:table-cell>
          <table:table-cell table:formula="of:=IF([.U101]&gt;0;[.V101]+[.U102];0)" office:value-type="float" office:value="0">
            <text:p>0</text:p>
          </table:table-cell>
          <table:table-cell table:formula="of:=(ABS([.Q102]-[.L102])/IF([.L102]=0;1;[.L102]))" office:value-type="float" office:value="18.6006711436152">
            <text:p>18,6006711436</text:p>
          </table:table-cell>
          <table:table-cell table:formula="of:=IF([.W102]&lt;[.$Q$1];1;0)" office:value-type="float" office:value="0">
            <text:p>0</text:p>
          </table:table-cell>
          <table:table-cell table:formula="of:=IF([.X101]&gt;0;[.Y101]+[.X10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1">
            <text:p>101</text:p>
          </table:table-cell>
          <table:table-cell/>
          <table:table-cell office:value-type="string">
            <text:p>2020-04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5">
            <text:p>25</text:p>
          </table:table-cell>
          <table:table-cell office:value-type="float" office:value="2028">
            <text:p>202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SUM([.G97:.G103])/7" office:value-type="float" office:value="63.2857142857143">
            <text:p>63,29</text:p>
          </table:table-cell>
          <table:table-cell table:formula="of:=SUM([.I97:.I103])/7" office:value-type="float" office:value="2.28571428571429">
            <text:p>2,29</text:p>
          </table:table-cell>
          <table:table-cell table:formula="of:=[.A103]*[.K103]" office:value-type="float" office:value="6391.85714285714">
            <text:p>6391,86</text:p>
          </table:table-cell>
          <table:table-cell table:formula="of:=[.L103]*[.A103]" office:value-type="float" office:value="230.857142857143">
            <text:p>230,86</text:p>
          </table:table-cell>
          <table:table-cell table:formula="of:=[.A103]*[.A103]" office:value-type="float" office:value="10201">
            <text:p>10201,00</text:p>
          </table:table-cell>
          <table:table-cell table:formula="of:=[.A103]*a+b" office:value-type="float" office:value="2046.55292433952">
            <text:p>2046,55</text:p>
          </table:table-cell>
          <table:table-cell table:formula="of:=a_2*[.A103]+b_2" office:value-type="float" office:value="47.9984346275046">
            <text:p>47,9984346275</text:p>
          </table:table-cell>
          <table:table-cell table:number-columns-repeated="2"/>
          <table:table-cell table:formula="of:=(ABS([.P103]-[.K103])/IF([.K103]=0;1;[.K103]))" office:value-type="float" office:value="31.338308059541">
            <text:p>31,3383080595</text:p>
          </table:table-cell>
          <table:table-cell table:formula="of:=IF([.T103]&lt;[.$P$1];1;0)" office:value-type="float" office:value="0">
            <text:p>0</text:p>
          </table:table-cell>
          <table:table-cell table:formula="of:=IF([.U102]&gt;0;[.V102]+[.U103];0)" office:value-type="float" office:value="0">
            <text:p>0</text:p>
          </table:table-cell>
          <table:table-cell table:formula="of:=(ABS([.Q103]-[.L103])/IF([.L103]=0;1;[.L103]))" office:value-type="float" office:value="19.9993151495333">
            <text:p>19,9993151495</text:p>
          </table:table-cell>
          <table:table-cell table:formula="of:=IF([.W103]&lt;[.$Q$1];1;0)" office:value-type="float" office:value="0">
            <text:p>0</text:p>
          </table:table-cell>
          <table:table-cell table:formula="of:=IF([.X102]&gt;0;[.Y102]+[.X10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2">
            <text:p>102</text:p>
          </table:table-cell>
          <table:table-cell/>
          <table:table-cell office:value-type="string">
            <text:p>2020-04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5">
            <text:p>145</text:p>
          </table:table-cell>
          <table:table-cell office:value-type="float" office:value="2173">
            <text:p>217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SUM([.G98:.G104])/7" office:value-type="float" office:value="74">
            <text:p>74,00</text:p>
          </table:table-cell>
          <table:table-cell table:formula="of:=SUM([.I98:.I104])/7" office:value-type="float" office:value="2">
            <text:p>2,00</text:p>
          </table:table-cell>
          <table:table-cell table:formula="of:=[.A104]*[.K104]" office:value-type="float" office:value="7548">
            <text:p>7548,00</text:p>
          </table:table-cell>
          <table:table-cell table:formula="of:=[.L104]*[.A104]" office:value-type="float" office:value="204">
            <text:p>204,00</text:p>
          </table:table-cell>
          <table:table-cell table:formula="of:=[.A104]*[.A104]" office:value-type="float" office:value="10404">
            <text:p>10404,00</text:p>
          </table:table-cell>
          <table:table-cell table:formula="of:=[.A104]*a+b" office:value-type="float" office:value="2054.01409946867">
            <text:p>2054,01</text:p>
          </table:table-cell>
          <table:table-cell table:formula="of:=a_2*[.A104]+b_2" office:value-type="float" office:value="48.3952393348007">
            <text:p>48,3952393348</text:p>
          </table:table-cell>
          <table:table-cell table:number-columns-repeated="2"/>
          <table:table-cell table:formula="of:=(ABS([.P104]-[.K104])/IF([.K104]=0;1;[.K104]))" office:value-type="float" office:value="26.7569472901172">
            <text:p>26,7569472901</text:p>
          </table:table-cell>
          <table:table-cell table:formula="of:=IF([.T104]&lt;[.$P$1];1;0)" office:value-type="float" office:value="0">
            <text:p>0</text:p>
          </table:table-cell>
          <table:table-cell table:formula="of:=IF([.U103]&gt;0;[.V103]+[.U104];0)" office:value-type="float" office:value="0">
            <text:p>0</text:p>
          </table:table-cell>
          <table:table-cell table:formula="of:=(ABS([.Q104]-[.L104])/IF([.L104]=0;1;[.L104]))" office:value-type="float" office:value="23.1976196674004">
            <text:p>23,1976196674</text:p>
          </table:table-cell>
          <table:table-cell table:formula="of:=IF([.W104]&lt;[.$Q$1];1;0)" office:value-type="float" office:value="0">
            <text:p>0</text:p>
          </table:table-cell>
          <table:table-cell table:formula="of:=IF([.X103]&gt;0;[.Y103]+[.X10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3">
            <text:p>103</text:p>
          </table:table-cell>
          <table:table-cell/>
          <table:table-cell office:value-type="string">
            <text:p>2020-04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9">
            <text:p>99</text:p>
          </table:table-cell>
          <table:table-cell office:value-type="float" office:value="2272">
            <text:p>227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formula="of:=SUM([.G99:.G105])/7" office:value-type="float" office:value="83.7142857142857">
            <text:p>83,71</text:p>
          </table:table-cell>
          <table:table-cell table:formula="of:=SUM([.I99:.I105])/7" office:value-type="float" office:value="2.14285714285714">
            <text:p>2,14</text:p>
          </table:table-cell>
          <table:table-cell table:formula="of:=[.A105]*[.K105]" office:value-type="float" office:value="8622.57142857143">
            <text:p>8622,57</text:p>
          </table:table-cell>
          <table:table-cell table:formula="of:=[.L105]*[.A105]" office:value-type="float" office:value="220.714285714286">
            <text:p>220,71</text:p>
          </table:table-cell>
          <table:table-cell table:formula="of:=[.A105]*[.A105]" office:value-type="float" office:value="10609">
            <text:p>10609,00</text:p>
          </table:table-cell>
          <table:table-cell table:formula="of:=[.A105]*a+b" office:value-type="float" office:value="2061.47527459782">
            <text:p>2061,48</text:p>
          </table:table-cell>
          <table:table-cell table:formula="of:=a_2*[.A105]+b_2" office:value-type="float" office:value="48.7920440420969">
            <text:p>48,7920440421</text:p>
          </table:table-cell>
          <table:table-cell table:number-columns-repeated="2"/>
          <table:table-cell table:formula="of:=(ABS([.P105]-[.K105])/IF([.K105]=0;1;[.K105]))" office:value-type="float" office:value="23.6251312665268">
            <text:p>23,6251312665</text:p>
          </table:table-cell>
          <table:table-cell table:formula="of:=IF([.T105]&lt;[.$P$1];1;0)" office:value-type="float" office:value="0">
            <text:p>0</text:p>
          </table:table-cell>
          <table:table-cell table:formula="of:=IF([.U104]&gt;0;[.V104]+[.U105];0)" office:value-type="float" office:value="0">
            <text:p>0</text:p>
          </table:table-cell>
          <table:table-cell table:formula="of:=(ABS([.Q105]-[.L105])/IF([.L105]=0;1;[.L105]))" office:value-type="float" office:value="21.7696205529785">
            <text:p>21,769620553</text:p>
          </table:table-cell>
          <table:table-cell table:formula="of:=IF([.W105]&lt;[.$Q$1];1;0)" office:value-type="float" office:value="0">
            <text:p>0</text:p>
          </table:table-cell>
          <table:table-cell table:formula="of:=IF([.X104]&gt;0;[.Y104]+[.X10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4">
            <text:p>104</text:p>
          </table:table-cell>
          <table:table-cell/>
          <table:table-cell office:value-type="string">
            <text:p>2020-04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3">
            <text:p>143</text:p>
          </table:table-cell>
          <table:table-cell office:value-type="float" office:value="2415">
            <text:p>241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SUM([.G100:.G106])/7" office:value-type="float" office:value="95.1428571428571">
            <text:p>95,14</text:p>
          </table:table-cell>
          <table:table-cell table:formula="of:=SUM([.I100:.I106])/7" office:value-type="float" office:value="2">
            <text:p>2,00</text:p>
          </table:table-cell>
          <table:table-cell table:formula="of:=[.A106]*[.K106]" office:value-type="float" office:value="9894.85714285714">
            <text:p>9894,86</text:p>
          </table:table-cell>
          <table:table-cell table:formula="of:=[.L106]*[.A106]" office:value-type="float" office:value="208">
            <text:p>208,00</text:p>
          </table:table-cell>
          <table:table-cell table:formula="of:=[.A106]*[.A106]" office:value-type="float" office:value="10816">
            <text:p>10816,00</text:p>
          </table:table-cell>
          <table:table-cell table:formula="of:=[.A106]*a+b" office:value-type="float" office:value="2068.93644972696">
            <text:p>2068,94</text:p>
          </table:table-cell>
          <table:table-cell table:formula="of:=a_2*[.A106]+b_2" office:value-type="float" office:value="49.1888487493931">
            <text:p>49,1888487494</text:p>
          </table:table-cell>
          <table:table-cell table:number-columns-repeated="2"/>
          <table:table-cell table:formula="of:=(ABS([.P106]-[.K106])/IF([.K106]=0;1;[.K106]))" office:value-type="float" office:value="20.7455783004336">
            <text:p>20,7455783004</text:p>
          </table:table-cell>
          <table:table-cell table:formula="of:=IF([.T106]&lt;[.$P$1];1;0)" office:value-type="float" office:value="0">
            <text:p>0</text:p>
          </table:table-cell>
          <table:table-cell table:formula="of:=IF([.U105]&gt;0;[.V105]+[.U106];0)" office:value-type="float" office:value="0">
            <text:p>0</text:p>
          </table:table-cell>
          <table:table-cell table:formula="of:=(ABS([.Q106]-[.L106])/IF([.L106]=0;1;[.L106]))" office:value-type="float" office:value="23.5944243746965">
            <text:p>23,5944243747</text:p>
          </table:table-cell>
          <table:table-cell table:formula="of:=IF([.W106]&lt;[.$Q$1];1;0)" office:value-type="float" office:value="0">
            <text:p>0</text:p>
          </table:table-cell>
          <table:table-cell table:formula="of:=IF([.X105]&gt;0;[.Y105]+[.X10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5">
            <text:p>105</text:p>
          </table:table-cell>
          <table:table-cell/>
          <table:table-cell office:value-type="string">
            <text:p>2020-04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1">
            <text:p>91</text:p>
          </table:table-cell>
          <table:table-cell office:value-type="float" office:value="2506">
            <text:p>2506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formula="of:=SUM([.G101:.G107])/7" office:value-type="float" office:value="94.4285714285714">
            <text:p>94,43</text:p>
          </table:table-cell>
          <table:table-cell table:formula="of:=SUM([.I101:.I107])/7" office:value-type="float" office:value="2.28571428571429">
            <text:p>2,29</text:p>
          </table:table-cell>
          <table:table-cell table:formula="of:=[.A107]*[.K107]" office:value-type="float" office:value="9915">
            <text:p>9915,00</text:p>
          </table:table-cell>
          <table:table-cell table:formula="of:=[.L107]*[.A107]" office:value-type="float" office:value="240">
            <text:p>240,00</text:p>
          </table:table-cell>
          <table:table-cell table:formula="of:=[.A107]*[.A107]" office:value-type="float" office:value="11025">
            <text:p>11025,00</text:p>
          </table:table-cell>
          <table:table-cell table:formula="of:=[.A107]*a+b" office:value-type="float" office:value="2076.39762485611">
            <text:p>2076,40</text:p>
          </table:table-cell>
          <table:table-cell table:formula="of:=a_2*[.A107]+b_2" office:value-type="float" office:value="49.5856534566892">
            <text:p>49,5856534567</text:p>
          </table:table-cell>
          <table:table-cell table:number-columns-repeated="2"/>
          <table:table-cell table:formula="of:=(ABS([.P107]-[.K107])/IF([.K107]=0;1;[.K107]))" office:value-type="float" office:value="20.9890822602009">
            <text:p>20,9890822602</text:p>
          </table:table-cell>
          <table:table-cell table:formula="of:=IF([.T107]&lt;[.$P$1];1;0)" office:value-type="float" office:value="0">
            <text:p>0</text:p>
          </table:table-cell>
          <table:table-cell table:formula="of:=IF([.U106]&gt;0;[.V106]+[.U107];0)" office:value-type="float" office:value="0">
            <text:p>0</text:p>
          </table:table-cell>
          <table:table-cell table:formula="of:=(ABS([.Q107]-[.L107])/IF([.L107]=0;1;[.L107]))" office:value-type="float" office:value="20.6937233873015">
            <text:p>20,6937233873</text:p>
          </table:table-cell>
          <table:table-cell table:formula="of:=IF([.W107]&lt;[.$Q$1];1;0)" office:value-type="float" office:value="0">
            <text:p>0</text:p>
          </table:table-cell>
          <table:table-cell table:formula="of:=IF([.X106]&gt;0;[.Y106]+[.X10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6">
            <text:p>106</text:p>
          </table:table-cell>
          <table:table-cell/>
          <table:table-cell office:value-type="string">
            <text:p>2020-04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9">
            <text:p>99</text:p>
          </table:table-cell>
          <table:table-cell office:value-type="float" office:value="2605">
            <text:p>2605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table:formula="of:=SUM([.G102:.G108])/7" office:value-type="float" office:value="95.8571428571429">
            <text:p>95,86</text:p>
          </table:table-cell>
          <table:table-cell table:formula="of:=SUM([.I102:.I108])/7" office:value-type="float" office:value="4.28571428571429">
            <text:p>4,29</text:p>
          </table:table-cell>
          <table:table-cell table:formula="of:=[.A108]*[.K108]" office:value-type="float" office:value="10160.8571428571">
            <text:p>10160,86</text:p>
          </table:table-cell>
          <table:table-cell table:formula="of:=[.L108]*[.A108]" office:value-type="float" office:value="454.285714285714">
            <text:p>454,29</text:p>
          </table:table-cell>
          <table:table-cell table:formula="of:=[.A108]*[.A108]" office:value-type="float" office:value="11236">
            <text:p>11236,00</text:p>
          </table:table-cell>
          <table:table-cell table:formula="of:=[.A108]*a+b" office:value-type="float" office:value="2083.85879998526">
            <text:p>2083,86</text:p>
          </table:table-cell>
          <table:table-cell table:formula="of:=a_2*[.A108]+b_2" office:value-type="float" office:value="49.9824581639854">
            <text:p>49,982458164</text:p>
          </table:table-cell>
          <table:table-cell table:number-columns-repeated="2"/>
          <table:table-cell table:formula="of:=(ABS([.P108]-[.K108])/IF([.K108]=0;1;[.K108]))" office:value-type="float" office:value="20.7392125184751">
            <text:p>20,7392125185</text:p>
          </table:table-cell>
          <table:table-cell table:formula="of:=IF([.T108]&lt;[.$P$1];1;0)" office:value-type="float" office:value="0">
            <text:p>0</text:p>
          </table:table-cell>
          <table:table-cell table:formula="of:=IF([.U107]&gt;0;[.V107]+[.U108];0)" office:value-type="float" office:value="0">
            <text:p>0</text:p>
          </table:table-cell>
          <table:table-cell table:formula="of:=(ABS([.Q108]-[.L108])/IF([.L108]=0;1;[.L108]))" office:value-type="float" office:value="10.6625735715966">
            <text:p>10,6625735716</text:p>
          </table:table-cell>
          <table:table-cell table:formula="of:=IF([.W108]&lt;[.$Q$1];1;0)" office:value-type="float" office:value="0">
            <text:p>0</text:p>
          </table:table-cell>
          <table:table-cell table:formula="of:=IF([.X107]&gt;0;[.Y107]+[.X10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7">
            <text:p>107</text:p>
          </table:table-cell>
          <table:table-cell/>
          <table:table-cell office:value-type="string">
            <text:p>2020-04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8">
            <text:p>178</text:p>
          </table:table-cell>
          <table:table-cell office:value-type="float" office:value="2783">
            <text:p>2783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formula="of:=SUM([.G103:.G109])/7" office:value-type="float" office:value="111.428571428571">
            <text:p>111,43</text:p>
          </table:table-cell>
          <table:table-cell table:formula="of:=SUM([.I103:.I109])/7" office:value-type="float" office:value="3.71428571428571">
            <text:p>3,71</text:p>
          </table:table-cell>
          <table:table-cell table:formula="of:=[.A109]*[.K109]" office:value-type="float" office:value="11922.8571428571">
            <text:p>11922,86</text:p>
          </table:table-cell>
          <table:table-cell table:formula="of:=[.L109]*[.A109]" office:value-type="float" office:value="397.428571428571">
            <text:p>397,43</text:p>
          </table:table-cell>
          <table:table-cell table:formula="of:=[.A109]*[.A109]" office:value-type="float" office:value="11449">
            <text:p>11449,00</text:p>
          </table:table-cell>
          <table:table-cell table:formula="of:=[.A109]*a+b" office:value-type="float" office:value="2091.3199751144">
            <text:p>2091,32</text:p>
          </table:table-cell>
          <table:table-cell table:formula="of:=a_2*[.A109]+b_2" office:value-type="float" office:value="50.3792628712816">
            <text:p>50,3792628713</text:p>
          </table:table-cell>
          <table:table-cell table:number-columns-repeated="2"/>
          <table:table-cell table:formula="of:=(ABS([.P109]-[.K109])/IF([.K109]=0;1;[.K109]))" office:value-type="float" office:value="17.7682561869241">
            <text:p>17,7682561869</text:p>
          </table:table-cell>
          <table:table-cell table:formula="of:=IF([.T109]&lt;[.$P$1];1;0)" office:value-type="float" office:value="0">
            <text:p>0</text:p>
          </table:table-cell>
          <table:table-cell table:formula="of:=IF([.U108]&gt;0;[.V108]+[.U109];0)" office:value-type="float" office:value="0">
            <text:p>0</text:p>
          </table:table-cell>
          <table:table-cell table:formula="of:=(ABS([.Q109]-[.L109])/IF([.L109]=0;1;[.L109]))" office:value-type="float" office:value="12.5636476961143">
            <text:p>12,5636476961</text:p>
          </table:table-cell>
          <table:table-cell table:formula="of:=IF([.W109]&lt;[.$Q$1];1;0)" office:value-type="float" office:value="0">
            <text:p>0</text:p>
          </table:table-cell>
          <table:table-cell table:formula="of:=IF([.X108]&gt;0;[.Y108]+[.X10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8">
            <text:p>108</text:p>
          </table:table-cell>
          <table:table-cell/>
          <table:table-cell office:value-type="string">
            <text:p>2020-04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51">
            <text:p>251</text:p>
          </table:table-cell>
          <table:table-cell office:value-type="float" office:value="3034">
            <text:p>303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table:formula="of:=SUM([.G104:.G110])/7" office:value-type="float" office:value="143.714285714286">
            <text:p>143,71</text:p>
          </table:table-cell>
          <table:table-cell table:formula="of:=SUM([.I104:.I110])/7" office:value-type="float" office:value="3.85714285714286">
            <text:p>3,86</text:p>
          </table:table-cell>
          <table:table-cell table:formula="of:=[.A110]*[.K110]" office:value-type="float" office:value="15521.1428571429">
            <text:p>15521,14</text:p>
          </table:table-cell>
          <table:table-cell table:formula="of:=[.L110]*[.A110]" office:value-type="float" office:value="416.571428571429">
            <text:p>416,57</text:p>
          </table:table-cell>
          <table:table-cell table:formula="of:=[.A110]*[.A110]" office:value-type="float" office:value="11664">
            <text:p>11664,00</text:p>
          </table:table-cell>
          <table:table-cell table:formula="of:=[.A110]*a+b" office:value-type="float" office:value="2098.78115024355">
            <text:p>2098,78</text:p>
          </table:table-cell>
          <table:table-cell table:formula="of:=a_2*[.A110]+b_2" office:value-type="float" office:value="50.7760675785777">
            <text:p>50,7760675786</text:p>
          </table:table-cell>
          <table:table-cell table:number-columns-repeated="2"/>
          <table:table-cell table:formula="of:=(ABS([.P110]-[.K110])/IF([.K110]=0;1;[.K110]))" office:value-type="float" office:value="13.603844981814">
            <text:p>13,6038449818</text:p>
          </table:table-cell>
          <table:table-cell table:formula="of:=IF([.T110]&lt;[.$P$1];1;0)" office:value-type="float" office:value="0">
            <text:p>0</text:p>
          </table:table-cell>
          <table:table-cell table:formula="of:=IF([.U109]&gt;0;[.V109]+[.U110];0)" office:value-type="float" office:value="0">
            <text:p>0</text:p>
          </table:table-cell>
          <table:table-cell table:formula="of:=(ABS([.Q110]-[.L110])/IF([.L110]=0;1;[.L110]))" office:value-type="float" office:value="12.1641656685202">
            <text:p>12,1641656685</text:p>
          </table:table-cell>
          <table:table-cell table:formula="of:=IF([.W110]&lt;[.$Q$1];1;0)" office:value-type="float" office:value="0">
            <text:p>0</text:p>
          </table:table-cell>
          <table:table-cell table:formula="of:=IF([.X109]&gt;0;[.Y109]+[.X11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9">
            <text:p>109</text:p>
          </table:table-cell>
          <table:table-cell/>
          <table:table-cell office:value-type="string">
            <text:p>2020-04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4">
            <text:p>124</text:p>
          </table:table-cell>
          <table:table-cell office:value-type="float" office:value="3158">
            <text:p>3158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formula="of:=SUM([.G105:.G111])/7" office:value-type="float" office:value="140.714285714286">
            <text:p>140,71</text:p>
          </table:table-cell>
          <table:table-cell table:formula="of:=SUM([.I105:.I111])/7" office:value-type="float" office:value="4.14285714285714">
            <text:p>4,14</text:p>
          </table:table-cell>
          <table:table-cell table:formula="of:=[.A111]*[.K111]" office:value-type="float" office:value="15337.8571428571">
            <text:p>15337,86</text:p>
          </table:table-cell>
          <table:table-cell table:formula="of:=[.L111]*[.A111]" office:value-type="float" office:value="451.571428571429">
            <text:p>451,57</text:p>
          </table:table-cell>
          <table:table-cell table:formula="of:=[.A111]*[.A111]" office:value-type="float" office:value="11881">
            <text:p>11881,00</text:p>
          </table:table-cell>
          <table:table-cell table:formula="of:=[.A111]*a+b" office:value-type="float" office:value="2106.2423253727">
            <text:p>2106,24</text:p>
          </table:table-cell>
          <table:table-cell table:formula="of:=a_2*[.A111]+b_2" office:value-type="float" office:value="51.1728722858739">
            <text:p>51,1728722859</text:p>
          </table:table-cell>
          <table:table-cell table:number-columns-repeated="2"/>
          <table:table-cell table:formula="of:=(ABS([.P111]-[.K111])/IF([.K111]=0;1;[.K111]))" office:value-type="float" office:value="13.9682195711765">
            <text:p>13,9682195712</text:p>
          </table:table-cell>
          <table:table-cell table:formula="of:=IF([.T111]&lt;[.$P$1];1;0)" office:value-type="float" office:value="0">
            <text:p>0</text:p>
          </table:table-cell>
          <table:table-cell table:formula="of:=IF([.U110]&gt;0;[.V110]+[.U111];0)" office:value-type="float" office:value="0">
            <text:p>0</text:p>
          </table:table-cell>
          <table:table-cell table:formula="of:=(ABS([.Q111]-[.L111])/IF([.L111]=0;1;[.L111]))" office:value-type="float" office:value="11.3520726207282">
            <text:p>11,3520726207</text:p>
          </table:table-cell>
          <table:table-cell table:formula="of:=IF([.W111]&lt;[.$Q$1];1;0)" office:value-type="float" office:value="0">
            <text:p>0</text:p>
          </table:table-cell>
          <table:table-cell table:formula="of:=IF([.X110]&gt;0;[.Y110]+[.X11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10">
            <text:p>110</text:p>
          </table:table-cell>
          <table:table-cell/>
          <table:table-cell office:value-type="string">
            <text:p>2020-04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2">
            <text:p>142</text:p>
          </table:table-cell>
          <table:table-cell office:value-type="float" office:value="3300">
            <text:p>3300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table:formula="of:=SUM([.G106:.G112])/7" office:value-type="float" office:value="146.857142857143">
            <text:p>146,86</text:p>
          </table:table-cell>
          <table:table-cell table:formula="of:=SUM([.I106:.I112])/7" office:value-type="float" office:value="4.42857142857143">
            <text:p>4,43</text:p>
          </table:table-cell>
          <table:table-cell table:formula="of:=[.A112]*[.K112]" office:value-type="float" office:value="16154.2857142857">
            <text:p>16154,29</text:p>
          </table:table-cell>
          <table:table-cell table:formula="of:=[.L112]*[.A112]" office:value-type="float" office:value="487.142857142857">
            <text:p>487,14</text:p>
          </table:table-cell>
          <table:table-cell table:formula="of:=[.A112]*[.A112]" office:value-type="float" office:value="12100">
            <text:p>12100,00</text:p>
          </table:table-cell>
          <table:table-cell table:formula="of:=[.A112]*a+b" office:value-type="float" office:value="2113.70350050184">
            <text:p>2113,70</text:p>
          </table:table-cell>
          <table:table-cell table:formula="of:=a_2*[.A112]+b_2" office:value-type="float" office:value="51.56967699317">
            <text:p>51,5696769932</text:p>
          </table:table-cell>
          <table:table-cell table:number-columns-repeated="2"/>
          <table:table-cell table:formula="of:=(ABS([.P112]-[.K112])/IF([.K112]=0;1;[.K112]))" office:value-type="float" office:value="13.3929226687869">
            <text:p>13,3929226688</text:p>
          </table:table-cell>
          <table:table-cell table:formula="of:=IF([.T112]&lt;[.$P$1];1;0)" office:value-type="float" office:value="0">
            <text:p>0</text:p>
          </table:table-cell>
          <table:table-cell table:formula="of:=IF([.U111]&gt;0;[.V111]+[.U112];0)" office:value-type="float" office:value="0">
            <text:p>0</text:p>
          </table:table-cell>
          <table:table-cell table:formula="of:=(ABS([.Q112]-[.L112])/IF([.L112]=0;1;[.L112]))" office:value-type="float" office:value="10.6447657726513">
            <text:p>10,6447657727</text:p>
          </table:table-cell>
          <table:table-cell table:formula="of:=IF([.W112]&lt;[.$Q$1];1;0)" office:value-type="float" office:value="0">
            <text:p>0</text:p>
          </table:table-cell>
          <table:table-cell table:formula="of:=IF([.X111]&gt;0;[.Y111]+[.X11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11">
            <text:p>111</text:p>
          </table:table-cell>
          <table:table-cell/>
          <table:table-cell office:value-type="string">
            <text:p>2020-04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65">
            <text:p>165</text:p>
          </table:table-cell>
          <table:table-cell office:value-type="float" office:value="3465">
            <text:p>3465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formula="of:=SUM([.G107:.G113])/7" office:value-type="float" office:value="150">
            <text:p>150,00</text:p>
          </table:table-cell>
          <table:table-cell table:formula="of:=SUM([.I107:.I113])/7" office:value-type="float" office:value="4.42857142857143">
            <text:p>4,43</text:p>
          </table:table-cell>
          <table:table-cell table:formula="of:=[.A113]*[.K113]" office:value-type="float" office:value="16650">
            <text:p>16650,00</text:p>
          </table:table-cell>
          <table:table-cell table:formula="of:=[.L113]*[.A113]" office:value-type="float" office:value="491.571428571429">
            <text:p>491,57</text:p>
          </table:table-cell>
          <table:table-cell table:formula="of:=[.A113]*[.A113]" office:value-type="float" office:value="12321">
            <text:p>12321,00</text:p>
          </table:table-cell>
          <table:table-cell table:formula="of:=[.A113]*a+b" office:value-type="float" office:value="2121.16467563099">
            <text:p>2121,16</text:p>
          </table:table-cell>
          <table:table-cell table:formula="of:=a_2*[.A113]+b_2" office:value-type="float" office:value="51.9664817004662">
            <text:p>51,9664817005</text:p>
          </table:table-cell>
          <table:table-cell table:number-columns-repeated="2"/>
          <table:table-cell table:formula="of:=(ABS([.P113]-[.K113])/IF([.K113]=0;1;[.K113]))" office:value-type="float" office:value="13.1410978375399">
            <text:p>13,1410978375</text:p>
          </table:table-cell>
          <table:table-cell table:formula="of:=IF([.T113]&lt;[.$P$1];1;0)" office:value-type="float" office:value="0">
            <text:p>0</text:p>
          </table:table-cell>
          <table:table-cell table:formula="of:=IF([.U112]&gt;0;[.V112]+[.U113];0)" office:value-type="float" office:value="0">
            <text:p>0</text:p>
          </table:table-cell>
          <table:table-cell table:formula="of:=(ABS([.Q113]-[.L113])/IF([.L113]=0;1;[.L113]))" office:value-type="float" office:value="10.7343668355891">
            <text:p>10,7343668356</text:p>
          </table:table-cell>
          <table:table-cell table:formula="of:=IF([.W113]&lt;[.$Q$1];1;0)" office:value-type="float" office:value="0">
            <text:p>0</text:p>
          </table:table-cell>
          <table:table-cell table:formula="of:=IF([.X112]&gt;0;[.Y112]+[.X11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12">
            <text:p>112</text:p>
          </table:table-cell>
          <table:table-cell/>
          <table:table-cell office:value-type="string">
            <text:p>2020-04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0">
            <text:p>170</text:p>
          </table:table-cell>
          <table:table-cell office:value-type="float" office:value="3635">
            <text:p>3635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formula="of:=SUM([.G108:.G114])/7" office:value-type="float" office:value="161.285714285714">
            <text:p>161,29</text:p>
          </table:table-cell>
          <table:table-cell table:formula="of:=SUM([.I108:.I114])/7" office:value-type="float" office:value="4.42857142857143">
            <text:p>4,43</text:p>
          </table:table-cell>
          <table:table-cell table:formula="of:=[.A114]*[.K114]" office:value-type="float" office:value="18064">
            <text:p>18064,00</text:p>
          </table:table-cell>
          <table:table-cell table:formula="of:=[.L114]*[.A114]" office:value-type="float" office:value="496">
            <text:p>496,00</text:p>
          </table:table-cell>
          <table:table-cell table:formula="of:=[.A114]*[.A114]" office:value-type="float" office:value="12544">
            <text:p>12544,00</text:p>
          </table:table-cell>
          <table:table-cell table:formula="of:=[.A114]*a+b" office:value-type="float" office:value="2128.62585076014">
            <text:p>2128,63</text:p>
          </table:table-cell>
          <table:table-cell table:formula="of:=a_2*[.A114]+b_2" office:value-type="float" office:value="52.3632864077624">
            <text:p>52,3632864078</text:p>
          </table:table-cell>
          <table:table-cell table:number-columns-repeated="2"/>
          <table:table-cell table:formula="of:=(ABS([.P114]-[.K114])/IF([.K114]=0;1;[.K114]))" office:value-type="float" office:value="12.1978573563516">
            <text:p>12,1978573564</text:p>
          </table:table-cell>
          <table:table-cell table:formula="of:=IF([.T114]&lt;[.$P$1];1;0)" office:value-type="float" office:value="0">
            <text:p>0</text:p>
          </table:table-cell>
          <table:table-cell table:formula="of:=IF([.U113]&gt;0;[.V113]+[.U114];0)" office:value-type="float" office:value="0">
            <text:p>0</text:p>
          </table:table-cell>
          <table:table-cell table:formula="of:=(ABS([.Q114]-[.L114])/IF([.L114]=0;1;[.L114]))" office:value-type="float" office:value="10.823967898527">
            <text:p>10,8239678985</text:p>
          </table:table-cell>
          <table:table-cell table:formula="of:=IF([.W114]&lt;[.$Q$1];1;0)" office:value-type="float" office:value="0">
            <text:p>0</text:p>
          </table:table-cell>
          <table:table-cell table:formula="of:=IF([.X113]&gt;0;[.Y113]+[.X11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13">
            <text:p>113</text:p>
          </table:table-cell>
          <table:table-cell/>
          <table:table-cell office:value-type="string">
            <text:p>2020-04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18">
            <text:p>318</text:p>
          </table:table-cell>
          <table:table-cell office:value-type="float" office:value="3953">
            <text:p>395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table:formula="of:=SUM([.G109:.G115])/7" office:value-type="float" office:value="192.571428571429">
            <text:p>192,57</text:p>
          </table:table-cell>
          <table:table-cell table:formula="of:=SUM([.I109:.I115])/7" office:value-type="float" office:value="3.85714285714286">
            <text:p>3,86</text:p>
          </table:table-cell>
          <table:table-cell table:formula="of:=[.A115]*[.K115]" office:value-type="float" office:value="21760.5714285714">
            <text:p>21760,57</text:p>
          </table:table-cell>
          <table:table-cell table:formula="of:=[.L115]*[.A115]" office:value-type="float" office:value="435.857142857143">
            <text:p>435,86</text:p>
          </table:table-cell>
          <table:table-cell table:formula="of:=[.A115]*[.A115]" office:value-type="float" office:value="12769">
            <text:p>12769,00</text:p>
          </table:table-cell>
          <table:table-cell table:formula="of:=[.A115]*a+b" office:value-type="float" office:value="2136.08702588929">
            <text:p>2136,09</text:p>
          </table:table-cell>
          <table:table-cell table:formula="of:=a_2*[.A115]+b_2" office:value-type="float" office:value="52.7600911150585">
            <text:p>52,7600911151</text:p>
          </table:table-cell>
          <table:table-cell table:number-columns-repeated="2"/>
          <table:table-cell table:formula="of:=(ABS([.P115]-[.K115])/IF([.K115]=0;1;[.K115]))" office:value-type="float" office:value="10.0924400454191">
            <text:p>10,0924400454</text:p>
          </table:table-cell>
          <table:table-cell table:formula="of:=IF([.T115]&lt;[.$P$1];1;0)" office:value-type="float" office:value="0">
            <text:p>0</text:p>
          </table:table-cell>
          <table:table-cell table:formula="of:=IF([.U114]&gt;0;[.V114]+[.U115];0)" office:value-type="float" office:value="0">
            <text:p>0</text:p>
          </table:table-cell>
          <table:table-cell table:formula="of:=(ABS([.Q115]-[.L115])/IF([.L115]=0;1;[.L115]))" office:value-type="float" office:value="12.6785421409411">
            <text:p>12,6785421409</text:p>
          </table:table-cell>
          <table:table-cell table:formula="of:=IF([.W115]&lt;[.$Q$1];1;0)" office:value-type="float" office:value="0">
            <text:p>0</text:p>
          </table:table-cell>
          <table:table-cell table:formula="of:=IF([.X114]&gt;0;[.Y114]+[.X11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14">
            <text:p>114</text:p>
          </table:table-cell>
          <table:table-cell/>
          <table:table-cell office:value-type="string">
            <text:p>2020-04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67">
            <text:p>267</text:p>
          </table:table-cell>
          <table:table-cell office:value-type="float" office:value="4220">
            <text:p>4220</text:p>
          </table:table-cell>
          <table:table-cell office:value-type="float" office:value="4">
            <text:p>4</text:p>
          </table:table-cell>
          <table:table-cell office:value-type="float" office:value="79">
            <text:p>79</text:p>
          </table:table-cell>
          <table:table-cell table:formula="of:=SUM([.G110:.G116])/7" office:value-type="float" office:value="205.285714285714">
            <text:p>205,29</text:p>
          </table:table-cell>
          <table:table-cell table:formula="of:=SUM([.I110:.I116])/7" office:value-type="float" office:value="4.14285714285714">
            <text:p>4,14</text:p>
          </table:table-cell>
          <table:table-cell table:formula="of:=[.A116]*[.K116]" office:value-type="float" office:value="23402.5714285714">
            <text:p>23402,57</text:p>
          </table:table-cell>
          <table:table-cell table:formula="of:=[.L116]*[.A116]" office:value-type="float" office:value="472.285714285714">
            <text:p>472,29</text:p>
          </table:table-cell>
          <table:table-cell table:formula="of:=[.A116]*[.A116]" office:value-type="float" office:value="12996">
            <text:p>12996,00</text:p>
          </table:table-cell>
          <table:table-cell table:formula="of:=[.A116]*a+b" office:value-type="float" office:value="2143.54820101843">
            <text:p>2143,55</text:p>
          </table:table-cell>
          <table:table-cell table:formula="of:=a_2*[.A116]+b_2" office:value-type="float" office:value="53.1568958223547">
            <text:p>53,1568958224</text:p>
          </table:table-cell>
          <table:table-cell table:number-columns-repeated="2"/>
          <table:table-cell table:formula="of:=(ABS([.P116]-[.K116])/IF([.K116]=0;1;[.K116]))" office:value-type="float" office:value="9.44177968484971">
            <text:p>9,4417796848</text:p>
          </table:table-cell>
          <table:table-cell table:formula="of:=IF([.T116]&lt;[.$P$1];1;0)" office:value-type="float" office:value="0">
            <text:p>0</text:p>
          </table:table-cell>
          <table:table-cell table:formula="of:=IF([.U115]&gt;0;[.V115]+[.U116];0)" office:value-type="float" office:value="0">
            <text:p>0</text:p>
          </table:table-cell>
          <table:table-cell table:formula="of:=(ABS([.Q116]-[.L116])/IF([.L116]=0;1;[.L116]))" office:value-type="float" office:value="11.8309748536718">
            <text:p>11,8309748537</text:p>
          </table:table-cell>
          <table:table-cell table:formula="of:=IF([.W116]&lt;[.$Q$1];1;0)" office:value-type="float" office:value="0">
            <text:p>0</text:p>
          </table:table-cell>
          <table:table-cell table:formula="of:=IF([.X115]&gt;0;[.Y115]+[.X11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15">
            <text:p>115</text:p>
          </table:table-cell>
          <table:table-cell/>
          <table:table-cell office:value-type="string">
            <text:p>2020-04-2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1">
            <text:p>141</text:p>
          </table:table-cell>
          <table:table-cell office:value-type="float" office:value="4361">
            <text:p>4361</text:p>
          </table:table-cell>
          <table:table-cell office:value-type="float" office:value="7">
            <text:p>7</text:p>
          </table:table-cell>
          <table:table-cell office:value-type="float" office:value="86">
            <text:p>86</text:p>
          </table:table-cell>
          <table:table-cell table:formula="of:=SUM([.G111:.G117])/7" office:value-type="float" office:value="189.571428571429">
            <text:p>189,57</text:p>
          </table:table-cell>
          <table:table-cell table:formula="of:=SUM([.I111:.I117])/7" office:value-type="float" office:value="4.85714285714286">
            <text:p>4,86</text:p>
          </table:table-cell>
          <table:table-cell table:formula="of:=[.A117]*[.K117]" office:value-type="float" office:value="21800.7142857143">
            <text:p>21800,71</text:p>
          </table:table-cell>
          <table:table-cell table:formula="of:=[.L117]*[.A117]" office:value-type="float" office:value="558.571428571429">
            <text:p>558,57</text:p>
          </table:table-cell>
          <table:table-cell table:formula="of:=[.A117]*[.A117]" office:value-type="float" office:value="13225">
            <text:p>13225,00</text:p>
          </table:table-cell>
          <table:table-cell table:formula="of:=[.A117]*a+b" office:value-type="float" office:value="2151.00937614758">
            <text:p>2151,01</text:p>
          </table:table-cell>
          <table:table-cell table:formula="of:=a_2*[.A117]+b_2" office:value-type="float" office:value="53.5537005296509">
            <text:p>53,5537005297</text:p>
          </table:table-cell>
          <table:table-cell table:number-columns-repeated="2"/>
          <table:table-cell table:formula="of:=(ABS([.P117]-[.K117])/IF([.K117]=0;1;[.K117]))" office:value-type="float" office:value="10.3466960309217">
            <text:p>10,3466960309</text:p>
          </table:table-cell>
          <table:table-cell table:formula="of:=IF([.T117]&lt;[.$P$1];1;0)" office:value-type="float" office:value="0">
            <text:p>0</text:p>
          </table:table-cell>
          <table:table-cell table:formula="of:=IF([.U116]&gt;0;[.V116]+[.U117];0)" office:value-type="float" office:value="0">
            <text:p>0</text:p>
          </table:table-cell>
          <table:table-cell table:formula="of:=(ABS([.Q117]-[.L117])/IF([.L117]=0;1;[.L117]))" office:value-type="float" office:value="10.0257618737517">
            <text:p>10,0257618738</text:p>
          </table:table-cell>
          <table:table-cell table:formula="of:=IF([.W117]&lt;[.$Q$1];1;0)" office:value-type="float" office:value="0">
            <text:p>0</text:p>
          </table:table-cell>
          <table:table-cell table:formula="of:=IF([.X116]&gt;0;[.Y116]+[.X11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16">
            <text:p>116</text:p>
          </table:table-cell>
          <table:table-cell/>
          <table:table-cell office:value-type="string">
            <text:p>2020-04-2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85">
            <text:p>185</text:p>
          </table:table-cell>
          <table:table-cell office:value-type="float" office:value="4546">
            <text:p>4546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table:formula="of:=SUM([.G112:.G118])/7" office:value-type="float" office:value="198.285714285714">
            <text:p>198,29</text:p>
          </table:table-cell>
          <table:table-cell table:formula="of:=SUM([.I112:.I118])/7" office:value-type="float" office:value="4.71428571428571">
            <text:p>4,71</text:p>
          </table:table-cell>
          <table:table-cell table:formula="of:=[.A118]*[.K118]" office:value-type="float" office:value="23001.1428571429">
            <text:p>23001,14</text:p>
          </table:table-cell>
          <table:table-cell table:formula="of:=[.L118]*[.A118]" office:value-type="float" office:value="546.857142857143">
            <text:p>546,86</text:p>
          </table:table-cell>
          <table:table-cell table:formula="of:=[.A118]*[.A118]" office:value-type="float" office:value="13456">
            <text:p>13456,00</text:p>
          </table:table-cell>
          <table:table-cell table:formula="of:=[.A118]*a+b" office:value-type="float" office:value="2158.47055127673">
            <text:p>2158,47</text:p>
          </table:table-cell>
          <table:table-cell table:formula="of:=a_2*[.A118]+b_2" office:value-type="float" office:value="53.950505236947">
            <text:p>53,9505052369</text:p>
          </table:table-cell>
          <table:table-cell table:number-columns-repeated="2"/>
          <table:table-cell table:formula="of:=(ABS([.P118]-[.K118])/IF([.K118]=0;1;[.K118]))" office:value-type="float" office:value="9.88565839981058">
            <text:p>9,8856583998</text:p>
          </table:table-cell>
          <table:table-cell table:formula="of:=IF([.T118]&lt;[.$P$1];1;0)" office:value-type="float" office:value="0">
            <text:p>0</text:p>
          </table:table-cell>
          <table:table-cell table:formula="of:=IF([.U117]&gt;0;[.V117]+[.U118];0)" office:value-type="float" office:value="0">
            <text:p>0</text:p>
          </table:table-cell>
          <table:table-cell table:formula="of:=(ABS([.Q118]-[.L118])/IF([.L118]=0;1;[.L118]))" office:value-type="float" office:value="10.444046565413">
            <text:p>10,4440465654</text:p>
          </table:table-cell>
          <table:table-cell table:formula="of:=IF([.W118]&lt;[.$Q$1];1;0)" office:value-type="float" office:value="0">
            <text:p>0</text:p>
          </table:table-cell>
          <table:table-cell table:formula="of:=IF([.X117]&gt;0;[.Y117]+[.X11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17">
            <text:p>117</text:p>
          </table:table-cell>
          <table:table-cell/>
          <table:table-cell office:value-type="string">
            <text:p>2020-04-2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47">
            <text:p>247</text:p>
          </table:table-cell>
          <table:table-cell office:value-type="float" office:value="4793">
            <text:p>4793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table:formula="of:=SUM([.G113:.G119])/7" office:value-type="float" office:value="213.285714285714">
            <text:p>213,29</text:p>
          </table:table-cell>
          <table:table-cell table:formula="of:=SUM([.I113:.I119])/7" office:value-type="float" office:value="4.57142857142857">
            <text:p>4,57</text:p>
          </table:table-cell>
          <table:table-cell table:formula="of:=[.A119]*[.K119]" office:value-type="float" office:value="24954.4285714286">
            <text:p>24954,43</text:p>
          </table:table-cell>
          <table:table-cell table:formula="of:=[.L119]*[.A119]" office:value-type="float" office:value="534.857142857143">
            <text:p>534,86</text:p>
          </table:table-cell>
          <table:table-cell table:formula="of:=[.A119]*[.A119]" office:value-type="float" office:value="13689">
            <text:p>13689,00</text:p>
          </table:table-cell>
          <table:table-cell table:formula="of:=[.A119]*a+b" office:value-type="float" office:value="2165.93172640587">
            <text:p>2165,93</text:p>
          </table:table-cell>
          <table:table-cell table:formula="of:=a_2*[.A119]+b_2" office:value-type="float" office:value="54.3473099442432">
            <text:p>54,3473099442</text:p>
          </table:table-cell>
          <table:table-cell table:number-columns-repeated="2"/>
          <table:table-cell table:formula="of:=(ABS([.P119]-[.K119])/IF([.K119]=0;1;[.K119]))" office:value-type="float" office:value="9.15507172460892">
            <text:p>9,1550717246</text:p>
          </table:table-cell>
          <table:table-cell table:formula="of:=IF([.T119]&lt;[.$P$1];1;0)" office:value-type="float" office:value="0">
            <text:p>0</text:p>
          </table:table-cell>
          <table:table-cell table:formula="of:=IF([.U118]&gt;0;[.V118]+[.U119];0)" office:value-type="float" office:value="0">
            <text:p>0</text:p>
          </table:table-cell>
          <table:table-cell table:formula="of:=(ABS([.Q119]-[.L119])/IF([.L119]=0;1;[.L119]))" office:value-type="float" office:value="10.8884740503032">
            <text:p>10,8884740503</text:p>
          </table:table-cell>
          <table:table-cell table:formula="of:=IF([.W119]&lt;[.$Q$1];1;0)" office:value-type="float" office:value="0">
            <text:p>0</text:p>
          </table:table-cell>
          <table:table-cell table:formula="of:=IF([.X118]&gt;0;[.Y118]+[.X11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18">
            <text:p>118</text:p>
          </table:table-cell>
          <table:table-cell/>
          <table:table-cell office:value-type="string">
            <text:p>2020-04-2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03">
            <text:p>203</text:p>
          </table:table-cell>
          <table:table-cell office:value-type="float" office:value="4996">
            <text:p>4996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table:formula="of:=SUM([.G114:.G120])/7" office:value-type="float" office:value="218.714285714286">
            <text:p>218,71</text:p>
          </table:table-cell>
          <table:table-cell table:formula="of:=SUM([.I114:.I120])/7" office:value-type="float" office:value="5">
            <text:p>5,00</text:p>
          </table:table-cell>
          <table:table-cell table:formula="of:=[.A120]*[.K120]" office:value-type="float" office:value="25808.2857142857">
            <text:p>25808,29</text:p>
          </table:table-cell>
          <table:table-cell table:formula="of:=[.L120]*[.A120]" office:value-type="float" office:value="590">
            <text:p>590,00</text:p>
          </table:table-cell>
          <table:table-cell table:formula="of:=[.A120]*[.A120]" office:value-type="float" office:value="13924">
            <text:p>13924,00</text:p>
          </table:table-cell>
          <table:table-cell table:formula="of:=[.A120]*a+b" office:value-type="float" office:value="2173.39290153502">
            <text:p>2173,39</text:p>
          </table:table-cell>
          <table:table-cell table:formula="of:=a_2*[.A120]+b_2" office:value-type="float" office:value="54.7441146515394">
            <text:p>54,7441146515</text:p>
          </table:table-cell>
          <table:table-cell table:number-columns-repeated="2"/>
          <table:table-cell table:formula="of:=(ABS([.P120]-[.K120])/IF([.K120]=0;1;[.K120]))" office:value-type="float" office:value="8.93713279604516">
            <text:p>8,937132796</text:p>
          </table:table-cell>
          <table:table-cell table:formula="of:=IF([.T120]&lt;[.$P$1];1;0)" office:value-type="float" office:value="0">
            <text:p>0</text:p>
          </table:table-cell>
          <table:table-cell table:formula="of:=IF([.U119]&gt;0;[.V119]+[.U120];0)" office:value-type="float" office:value="0">
            <text:p>0</text:p>
          </table:table-cell>
          <table:table-cell table:formula="of:=(ABS([.Q120]-[.L120])/IF([.L120]=0;1;[.L120]))" office:value-type="float" office:value="9.94882293030787">
            <text:p>9,9488229303</text:p>
          </table:table-cell>
          <table:table-cell table:formula="of:=IF([.W120]&lt;[.$Q$1];1;0)" office:value-type="float" office:value="0">
            <text:p>0</text:p>
          </table:table-cell>
          <table:table-cell table:formula="of:=IF([.X119]&gt;0;[.Y119]+[.X12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19">
            <text:p>119</text:p>
          </table:table-cell>
          <table:table-cell/>
          <table:table-cell office:value-type="string">
            <text:p>2020-04-3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54">
            <text:p>354</text:p>
          </table:table-cell>
          <table:table-cell office:value-type="float" office:value="5350">
            <text:p>5350</text:p>
          </table:table-cell>
          <table:table-cell office:value-type="float" office:value="10">
            <text:p>10</text:p>
          </table:table-cell>
          <table:table-cell office:value-type="float" office:value="103">
            <text:p>103</text:p>
          </table:table-cell>
          <table:table-cell table:formula="of:=SUM([.G115:.G121])/7" office:value-type="float" office:value="245">
            <text:p>245,00</text:p>
          </table:table-cell>
          <table:table-cell table:formula="of:=SUM([.I115:.I121])/7" office:value-type="float" office:value="5.42857142857143">
            <text:p>5,43</text:p>
          </table:table-cell>
          <table:table-cell table:formula="of:=[.A121]*[.K121]" office:value-type="float" office:value="29155">
            <text:p>29155,00</text:p>
          </table:table-cell>
          <table:table-cell table:formula="of:=[.L121]*[.A121]" office:value-type="float" office:value="646">
            <text:p>646,00</text:p>
          </table:table-cell>
          <table:table-cell table:formula="of:=[.A121]*[.A121]" office:value-type="float" office:value="14161">
            <text:p>14161,00</text:p>
          </table:table-cell>
          <table:table-cell table:formula="of:=[.A121]*a+b" office:value-type="float" office:value="2180.85407666417">
            <text:p>2180,85</text:p>
          </table:table-cell>
          <table:table-cell table:formula="of:=a_2*[.A121]+b_2" office:value-type="float" office:value="55.1409193588355">
            <text:p>55,1409193588</text:p>
          </table:table-cell>
          <table:table-cell table:number-columns-repeated="2"/>
          <table:table-cell table:formula="of:=(ABS([.P121]-[.K121])/IF([.K121]=0;1;[.K121]))" office:value-type="float" office:value="7.90144521087415">
            <text:p>7,9014452109</text:p>
          </table:table-cell>
          <table:table-cell table:formula="of:=IF([.T121]&lt;[.$P$1];1;0)" office:value-type="float" office:value="0">
            <text:p>0</text:p>
          </table:table-cell>
          <table:table-cell table:formula="of:=IF([.U120]&gt;0;[.V120]+[.U121];0)" office:value-type="float" office:value="0">
            <text:p>0</text:p>
          </table:table-cell>
          <table:table-cell table:formula="of:=(ABS([.Q121]-[.L121])/IF([.L121]=0;1;[.L121]))" office:value-type="float" office:value="9.1575377766276">
            <text:p>9,1575377766</text:p>
          </table:table-cell>
          <table:table-cell table:formula="of:=IF([.W121]&lt;[.$Q$1];1;0)" office:value-type="float" office:value="0">
            <text:p>0</text:p>
          </table:table-cell>
          <table:table-cell table:formula="of:=IF([.X120]&gt;0;[.Y120]+[.X12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20">
            <text:p>120</text:p>
          </table:table-cell>
          <table:table-cell/>
          <table:table-cell office:value-type="string">
            <text:p>2020-05-0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97">
            <text:p>297</text:p>
          </table:table-cell>
          <table:table-cell office:value-type="float" office:value="5647">
            <text:p>5647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table:formula="of:=SUM([.G116:.G122])/7" office:value-type="float" office:value="242">
            <text:p>242,00</text:p>
          </table:table-cell>
          <table:table-cell table:formula="of:=SUM([.I116:.I122])/7" office:value-type="float" office:value="4">
            <text:p>4,00</text:p>
          </table:table-cell>
          <table:table-cell table:formula="of:=[.A122]*[.K122]" office:value-type="float" office:value="29040">
            <text:p>29040,00</text:p>
          </table:table-cell>
          <table:table-cell table:formula="of:=[.L122]*[.A122]" office:value-type="float" office:value="480">
            <text:p>480,00</text:p>
          </table:table-cell>
          <table:table-cell table:formula="of:=[.A122]*[.A122]" office:value-type="float" office:value="14400">
            <text:p>14400,00</text:p>
          </table:table-cell>
          <table:table-cell table:formula="of:=[.A122]*a+b" office:value-type="float" office:value="2188.31525179331">
            <text:p>2188,32</text:p>
          </table:table-cell>
          <table:table-cell table:formula="of:=a_2*[.A122]+b_2" office:value-type="float" office:value="55.5377240661317">
            <text:p>55,5377240661</text:p>
          </table:table-cell>
          <table:table-cell table:number-columns-repeated="2"/>
          <table:table-cell table:formula="of:=(ABS([.P122]-[.K122])/IF([.K122]=0;1;[.K122]))" office:value-type="float" office:value="8.04262500741039">
            <text:p>8,0426250074</text:p>
          </table:table-cell>
          <table:table-cell table:formula="of:=IF([.T122]&lt;[.$P$1];1;0)" office:value-type="float" office:value="0">
            <text:p>0</text:p>
          </table:table-cell>
          <table:table-cell table:formula="of:=IF([.U121]&gt;0;[.V121]+[.U122];0)" office:value-type="float" office:value="0">
            <text:p>0</text:p>
          </table:table-cell>
          <table:table-cell table:formula="of:=(ABS([.Q122]-[.L122])/IF([.L122]=0;1;[.L122]))" office:value-type="float" office:value="12.8844310165329">
            <text:p>12,8844310165</text:p>
          </table:table-cell>
          <table:table-cell table:formula="of:=IF([.W122]&lt;[.$Q$1];1;0)" office:value-type="float" office:value="0">
            <text:p>0</text:p>
          </table:table-cell>
          <table:table-cell table:formula="of:=IF([.X121]&gt;0;[.Y121]+[.X12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21">
            <text:p>121</text:p>
          </table:table-cell>
          <table:table-cell/>
          <table:table-cell office:value-type="string">
            <text:p>2020-05-0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04">
            <text:p>304</text:p>
          </table:table-cell>
          <table:table-cell office:value-type="float" office:value="5951">
            <text:p>5951</text:p>
          </table:table-cell>
          <table:table-cell office:value-type="float" office:value="13">
            <text:p>13</text:p>
          </table:table-cell>
          <table:table-cell office:value-type="float" office:value="116">
            <text:p>116</text:p>
          </table:table-cell>
          <table:table-cell table:formula="of:=SUM([.G117:.G123])/7" office:value-type="float" office:value="247.285714285714">
            <text:p>247,29</text:p>
          </table:table-cell>
          <table:table-cell table:formula="of:=SUM([.I117:.I123])/7" office:value-type="float" office:value="5.28571428571429">
            <text:p>5,29</text:p>
          </table:table-cell>
          <table:table-cell table:formula="of:=[.A123]*[.K123]" office:value-type="float" office:value="29921.5714285714">
            <text:p>29921,57</text:p>
          </table:table-cell>
          <table:table-cell table:formula="of:=[.L123]*[.A123]" office:value-type="float" office:value="639.571428571429">
            <text:p>639,57</text:p>
          </table:table-cell>
          <table:table-cell table:formula="of:=[.A123]*[.A123]" office:value-type="float" office:value="14641">
            <text:p>14641,00</text:p>
          </table:table-cell>
          <table:table-cell table:formula="of:=[.A123]*a+b" office:value-type="float" office:value="2195.77642692246">
            <text:p>2195,78</text:p>
          </table:table-cell>
          <table:table-cell table:formula="of:=a_2*[.A123]+b_2" office:value-type="float" office:value="55.9345287734279">
            <text:p>55,9345287734</text:p>
          </table:table-cell>
          <table:table-cell table:number-columns-repeated="2"/>
          <table:table-cell table:formula="of:=(ABS([.P123]-[.K123])/IF([.K123]=0;1;[.K123]))" office:value-type="float" office:value="7.87951183619713">
            <text:p>7,8795118362</text:p>
          </table:table-cell>
          <table:table-cell table:formula="of:=IF([.T123]&lt;[.$P$1];1;0)" office:value-type="float" office:value="0">
            <text:p>0</text:p>
          </table:table-cell>
          <table:table-cell table:formula="of:=IF([.U122]&gt;0;[.V122]+[.U123];0)" office:value-type="float" office:value="0">
            <text:p>0</text:p>
          </table:table-cell>
          <table:table-cell table:formula="of:=(ABS([.Q123]-[.L123])/IF([.L123]=0;1;[.L123]))" office:value-type="float" office:value="9.58220814632419">
            <text:p>9,5822081463</text:p>
          </table:table-cell>
          <table:table-cell table:formula="of:=IF([.W123]&lt;[.$Q$1];1;0)" office:value-type="float" office:value="0">
            <text:p>0</text:p>
          </table:table-cell>
          <table:table-cell table:formula="of:=IF([.X122]&gt;0;[.Y122]+[.X12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22">
            <text:p>122</text:p>
          </table:table-cell>
          <table:table-cell/>
          <table:table-cell office:value-type="string">
            <text:p>2020-05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85">
            <text:p>385</text:p>
          </table:table-cell>
          <table:table-cell office:value-type="float" office:value="6336">
            <text:p>6336</text:p>
          </table:table-cell>
          <table:table-cell office:value-type="float" office:value="7">
            <text:p>7</text:p>
          </table:table-cell>
          <table:table-cell office:value-type="float" office:value="123">
            <text:p>123</text:p>
          </table:table-cell>
          <table:table-cell table:formula="of:=SUM([.G118:.G124])/7" office:value-type="float" office:value="282.142857142857">
            <text:p>282,14</text:p>
          </table:table-cell>
          <table:table-cell table:formula="of:=SUM([.I118:.I124])/7" office:value-type="float" office:value="5.28571428571429">
            <text:p>5,29</text:p>
          </table:table-cell>
          <table:table-cell table:formula="of:=[.A124]*[.K124]" office:value-type="float" office:value="34421.4285714286">
            <text:p>34421,43</text:p>
          </table:table-cell>
          <table:table-cell table:formula="of:=[.L124]*[.A124]" office:value-type="float" office:value="644.857142857143">
            <text:p>644,86</text:p>
          </table:table-cell>
          <table:table-cell table:formula="of:=[.A124]*[.A124]" office:value-type="float" office:value="14884">
            <text:p>14884,00</text:p>
          </table:table-cell>
          <table:table-cell table:formula="of:=[.A124]*a+b" office:value-type="float" office:value="2203.23760205161">
            <text:p>2203,24</text:p>
          </table:table-cell>
          <table:table-cell table:formula="of:=a_2*[.A124]+b_2" office:value-type="float" office:value="56.331333480724">
            <text:p>56,3313334807</text:p>
          </table:table-cell>
          <table:table-cell table:number-columns-repeated="2"/>
          <table:table-cell table:formula="of:=(ABS([.P124]-[.K124])/IF([.K124]=0;1;[.K124]))" office:value-type="float" office:value="6.80894339967658">
            <text:p>6,8089433997</text:p>
          </table:table-cell>
          <table:table-cell table:formula="of:=IF([.T124]&lt;[.$P$1];1;0)" office:value-type="float" office:value="0">
            <text:p>0</text:p>
          </table:table-cell>
          <table:table-cell table:formula="of:=IF([.U123]&gt;0;[.V123]+[.U124];0)" office:value-type="float" office:value="0">
            <text:p>0</text:p>
          </table:table-cell>
          <table:table-cell table:formula="of:=(ABS([.Q124]-[.L124])/IF([.L124]=0;1;[.L124]))" office:value-type="float" office:value="9.657279307164">
            <text:p>9,6572793072</text:p>
          </table:table-cell>
          <table:table-cell table:formula="of:=IF([.W124]&lt;[.$Q$1];1;0)" office:value-type="float" office:value="0">
            <text:p>0</text:p>
          </table:table-cell>
          <table:table-cell table:formula="of:=IF([.X123]&gt;0;[.Y123]+[.X12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23">
            <text:p>123</text:p>
          </table:table-cell>
          <table:table-cell/>
          <table:table-cell office:value-type="string">
            <text:p>2020-05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47">
            <text:p>447</text:p>
          </table:table-cell>
          <table:table-cell office:value-type="float" office:value="6783">
            <text:p>6783</text:p>
          </table:table-cell>
          <table:table-cell office:value-type="float" office:value="8">
            <text:p>8</text:p>
          </table:table-cell>
          <table:table-cell office:value-type="float" office:value="131">
            <text:p>131</text:p>
          </table:table-cell>
          <table:table-cell table:formula="of:=SUM([.G119:.G125])/7" office:value-type="float" office:value="319.571428571429">
            <text:p>319,57</text:p>
          </table:table-cell>
          <table:table-cell table:formula="of:=SUM([.I119:.I125])/7" office:value-type="float" office:value="6.28571428571429">
            <text:p>6,29</text:p>
          </table:table-cell>
          <table:table-cell table:formula="of:=[.A125]*[.K125]" office:value-type="float" office:value="39307.2857142857">
            <text:p>39307,29</text:p>
          </table:table-cell>
          <table:table-cell table:formula="of:=[.L125]*[.A125]" office:value-type="float" office:value="773.142857142857">
            <text:p>773,14</text:p>
          </table:table-cell>
          <table:table-cell table:formula="of:=[.A125]*[.A125]" office:value-type="float" office:value="15129">
            <text:p>15129,00</text:p>
          </table:table-cell>
          <table:table-cell table:formula="of:=[.A125]*a+b" office:value-type="float" office:value="2210.69877718075">
            <text:p>2210,70</text:p>
          </table:table-cell>
          <table:table-cell table:formula="of:=a_2*[.A125]+b_2" office:value-type="float" office:value="56.7281381880202">
            <text:p>56,728138188</text:p>
          </table:table-cell>
          <table:table-cell table:number-columns-repeated="2"/>
          <table:table-cell table:formula="of:=(ABS([.P125]-[.K125])/IF([.K125]=0;1;[.K125]))" office:value-type="float" office:value="5.91769845340424">
            <text:p>5,9176984534</text:p>
          </table:table-cell>
          <table:table-cell table:formula="of:=IF([.T125]&lt;[.$P$1];1;0)" office:value-type="float" office:value="0">
            <text:p>0</text:p>
          </table:table-cell>
          <table:table-cell table:formula="of:=IF([.U124]&gt;0;[.V124]+[.U125];0)" office:value-type="float" office:value="0">
            <text:p>0</text:p>
          </table:table-cell>
          <table:table-cell table:formula="of:=(ABS([.Q125]-[.L125])/IF([.L125]=0;1;[.L125]))" office:value-type="float" office:value="8.02493107536685">
            <text:p>8,0249310754</text:p>
          </table:table-cell>
          <table:table-cell table:formula="of:=IF([.W125]&lt;[.$Q$1];1;0)" office:value-type="float" office:value="0">
            <text:p>0</text:p>
          </table:table-cell>
          <table:table-cell table:formula="of:=IF([.X124]&gt;0;[.Y124]+[.X12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24">
            <text:p>124</text:p>
          </table:table-cell>
          <table:table-cell/>
          <table:table-cell office:value-type="string">
            <text:p>2020-05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37">
            <text:p>437</text:p>
          </table:table-cell>
          <table:table-cell office:value-type="float" office:value="7220">
            <text:p>7220</text:p>
          </table:table-cell>
          <table:table-cell office:value-type="float" office:value="7">
            <text:p>7</text:p>
          </table:table-cell>
          <table:table-cell office:value-type="float" office:value="138">
            <text:p>138</text:p>
          </table:table-cell>
          <table:table-cell table:formula="of:=SUM([.G120:.G126])/7" office:value-type="float" office:value="346.714285714286">
            <text:p>346,71</text:p>
          </table:table-cell>
          <table:table-cell table:formula="of:=SUM([.I120:.I126])/7" office:value-type="float" office:value="6.85714285714286">
            <text:p>6,86</text:p>
          </table:table-cell>
          <table:table-cell table:formula="of:=[.A126]*[.K126]" office:value-type="float" office:value="42992.5714285714">
            <text:p>42992,57</text:p>
          </table:table-cell>
          <table:table-cell table:formula="of:=[.L126]*[.A126]" office:value-type="float" office:value="850.285714285714">
            <text:p>850,29</text:p>
          </table:table-cell>
          <table:table-cell table:formula="of:=[.A126]*[.A126]" office:value-type="float" office:value="15376">
            <text:p>15376,00</text:p>
          </table:table-cell>
          <table:table-cell table:formula="of:=[.A126]*a+b" office:value-type="float" office:value="2218.1599523099">
            <text:p>2218,16</text:p>
          </table:table-cell>
          <table:table-cell table:formula="of:=a_2*[.A126]+b_2" office:value-type="float" office:value="57.1249428953163">
            <text:p>57,1249428953</text:p>
          </table:table-cell>
          <table:table-cell table:number-columns-repeated="2"/>
          <table:table-cell table:formula="of:=(ABS([.P126]-[.K126])/IF([.K126]=0;1;[.K126]))" office:value-type="float" office:value="5.39765952458562">
            <text:p>5,3976595246</text:p>
          </table:table-cell>
          <table:table-cell table:formula="of:=IF([.T126]&lt;[.$P$1];1;0)" office:value-type="float" office:value="0">
            <text:p>0</text:p>
          </table:table-cell>
          <table:table-cell table:formula="of:=IF([.U125]&gt;0;[.V125]+[.U126];0)" office:value-type="float" office:value="0">
            <text:p>0</text:p>
          </table:table-cell>
          <table:table-cell table:formula="of:=(ABS([.Q126]-[.L126])/IF([.L126]=0;1;[.L126]))" office:value-type="float" office:value="7.3307208389003">
            <text:p>7,3307208389</text:p>
          </table:table-cell>
          <table:table-cell table:formula="of:=IF([.W126]&lt;[.$Q$1];1;0)" office:value-type="float" office:value="0">
            <text:p>0</text:p>
          </table:table-cell>
          <table:table-cell table:formula="of:=IF([.X125]&gt;0;[.Y125]+[.X12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25">
            <text:p>125</text:p>
          </table:table-cell>
          <table:table-cell/>
          <table:table-cell office:value-type="string">
            <text:p>2020-05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19">
            <text:p>219</text:p>
          </table:table-cell>
          <table:table-cell office:value-type="float" office:value="7439">
            <text:p>7439</text:p>
          </table:table-cell>
          <table:table-cell office:value-type="float" office:value="10">
            <text:p>10</text:p>
          </table:table-cell>
          <table:table-cell office:value-type="float" office:value="148">
            <text:p>148</text:p>
          </table:table-cell>
          <table:table-cell table:formula="of:=SUM([.G121:.G127])/7" office:value-type="float" office:value="349">
            <text:p>349,00</text:p>
          </table:table-cell>
          <table:table-cell table:formula="of:=SUM([.I121:.I127])/7" office:value-type="float" office:value="7.85714285714286">
            <text:p>7,86</text:p>
          </table:table-cell>
          <table:table-cell table:formula="of:=[.A127]*[.K127]" office:value-type="float" office:value="43625">
            <text:p>43625,00</text:p>
          </table:table-cell>
          <table:table-cell table:formula="of:=[.L127]*[.A127]" office:value-type="float" office:value="982.142857142857">
            <text:p>982,14</text:p>
          </table:table-cell>
          <table:table-cell table:formula="of:=[.A127]*[.A127]" office:value-type="float" office:value="15625">
            <text:p>15625,00</text:p>
          </table:table-cell>
          <table:table-cell table:formula="of:=[.A127]*a+b" office:value-type="float" office:value="2225.62112743905">
            <text:p>2225,62</text:p>
          </table:table-cell>
          <table:table-cell table:formula="of:=a_2*[.A127]+b_2" office:value-type="float" office:value="57.5217476026125">
            <text:p>57,5217476026</text:p>
          </table:table-cell>
          <table:table-cell table:number-columns-repeated="2"/>
          <table:table-cell table:formula="of:=(ABS([.P127]-[.K127])/IF([.K127]=0;1;[.K127]))" office:value-type="float" office:value="5.37713790097149">
            <text:p>5,377137901</text:p>
          </table:table-cell>
          <table:table-cell table:formula="of:=IF([.T127]&lt;[.$P$1];1;0)" office:value-type="float" office:value="0">
            <text:p>0</text:p>
          </table:table-cell>
          <table:table-cell table:formula="of:=IF([.U126]&gt;0;[.V126]+[.U127];0)" office:value-type="float" office:value="0">
            <text:p>0</text:p>
          </table:table-cell>
          <table:table-cell table:formula="of:=(ABS([.Q127]-[.L127])/IF([.L127]=0;1;[.L127]))" office:value-type="float" office:value="6.32094969487796">
            <text:p>6,3209496949</text:p>
          </table:table-cell>
          <table:table-cell table:formula="of:=IF([.W127]&lt;[.$Q$1];1;0)" office:value-type="float" office:value="0">
            <text:p>0</text:p>
          </table:table-cell>
          <table:table-cell table:formula="of:=IF([.X126]&gt;0;[.Y126]+[.X12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26">
            <text:p>126</text:p>
          </table:table-cell>
          <table:table-cell/>
          <table:table-cell office:value-type="string">
            <text:p>2020-05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69">
            <text:p>369</text:p>
          </table:table-cell>
          <table:table-cell office:value-type="float" office:value="7808">
            <text:p>7808</text:p>
          </table:table-cell>
          <table:table-cell office:value-type="float" office:value="5">
            <text:p>5</text:p>
          </table:table-cell>
          <table:table-cell office:value-type="float" office:value="153">
            <text:p>153</text:p>
          </table:table-cell>
          <table:table-cell table:formula="of:=SUM([.G122:.G128])/7" office:value-type="float" office:value="351.142857142857">
            <text:p>351,14</text:p>
          </table:table-cell>
          <table:table-cell table:formula="of:=SUM([.I122:.I128])/7" office:value-type="float" office:value="7.14285714285714">
            <text:p>7,14</text:p>
          </table:table-cell>
          <table:table-cell table:formula="of:=[.A128]*[.K128]" office:value-type="float" office:value="44244">
            <text:p>44244,00</text:p>
          </table:table-cell>
          <table:table-cell table:formula="of:=[.L128]*[.A128]" office:value-type="float" office:value="900">
            <text:p>900,00</text:p>
          </table:table-cell>
          <table:table-cell table:formula="of:=[.A128]*[.A128]" office:value-type="float" office:value="15876">
            <text:p>15876,00</text:p>
          </table:table-cell>
          <table:table-cell table:formula="of:=[.A128]*a+b" office:value-type="float" office:value="2233.0823025682">
            <text:p>2233,08</text:p>
          </table:table-cell>
          <table:table-cell table:formula="of:=a_2*[.A128]+b_2" office:value-type="float" office:value="57.9185523099087">
            <text:p>57,9185523099</text:p>
          </table:table-cell>
          <table:table-cell table:number-columns-repeated="2"/>
          <table:table-cell table:formula="of:=(ABS([.P128]-[.K128])/IF([.K128]=0;1;[.K128]))" office:value-type="float" office:value="5.35946953538542">
            <text:p>5,3594695354</text:p>
          </table:table-cell>
          <table:table-cell table:formula="of:=IF([.T128]&lt;[.$P$1];1;0)" office:value-type="float" office:value="0">
            <text:p>0</text:p>
          </table:table-cell>
          <table:table-cell table:formula="of:=IF([.U127]&gt;0;[.V127]+[.U128];0)" office:value-type="float" office:value="0">
            <text:p>0</text:p>
          </table:table-cell>
          <table:table-cell table:formula="of:=(ABS([.Q128]-[.L128])/IF([.L128]=0;1;[.L128]))" office:value-type="float" office:value="7.10859732338721">
            <text:p>7,1085973234</text:p>
          </table:table-cell>
          <table:table-cell table:formula="of:=IF([.W128]&lt;[.$Q$1];1;0)" office:value-type="float" office:value="0">
            <text:p>0</text:p>
          </table:table-cell>
          <table:table-cell table:formula="of:=IF([.X127]&gt;0;[.Y127]+[.X12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27">
            <text:p>127</text:p>
          </table:table-cell>
          <table:table-cell/>
          <table:table-cell office:value-type="string">
            <text:p>2020-05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24">
            <text:p>424</text:p>
          </table:table-cell>
          <table:table-cell office:value-type="float" office:value="8232">
            <text:p>8232</text:p>
          </table:table-cell>
          <table:table-cell office:value-type="float" office:value="8">
            <text:p>8</text:p>
          </table:table-cell>
          <table:table-cell office:value-type="float" office:value="161">
            <text:p>161</text:p>
          </table:table-cell>
          <table:table-cell table:formula="of:=SUM([.G123:.G129])/7" office:value-type="float" office:value="369.285714285714">
            <text:p>369,29</text:p>
          </table:table-cell>
          <table:table-cell table:formula="of:=SUM([.I123:.I129])/7" office:value-type="float" office:value="8.28571428571429">
            <text:p>8,29</text:p>
          </table:table-cell>
          <table:table-cell table:formula="of:=[.A129]*[.K129]" office:value-type="float" office:value="46899.2857142857">
            <text:p>46899,29</text:p>
          </table:table-cell>
          <table:table-cell table:formula="of:=[.L129]*[.A129]" office:value-type="float" office:value="1052.28571428571">
            <text:p>1052,29</text:p>
          </table:table-cell>
          <table:table-cell table:formula="of:=[.A129]*[.A129]" office:value-type="float" office:value="16129">
            <text:p>16129,00</text:p>
          </table:table-cell>
          <table:table-cell table:formula="of:=[.A129]*a+b" office:value-type="float" office:value="2240.54347769734">
            <text:p>2240,54</text:p>
          </table:table-cell>
          <table:table-cell table:formula="of:=a_2*[.A129]+b_2" office:value-type="float" office:value="58.3153570172048">
            <text:p>58,3153570172</text:p>
          </table:table-cell>
          <table:table-cell table:number-columns-repeated="2"/>
          <table:table-cell table:formula="of:=(ABS([.P129]-[.K129])/IF([.K129]=0;1;[.K129]))" office:value-type="float" office:value="5.06723572297153">
            <text:p>5,067235723</text:p>
          </table:table-cell>
          <table:table-cell table:formula="of:=IF([.T129]&lt;[.$P$1];1;0)" office:value-type="float" office:value="0">
            <text:p>0</text:p>
          </table:table-cell>
          <table:table-cell table:formula="of:=IF([.U128]&gt;0;[.V128]+[.U129];0)" office:value-type="float" office:value="0">
            <text:p>0</text:p>
          </table:table-cell>
          <table:table-cell table:formula="of:=(ABS([.Q129]-[.L129])/IF([.L129]=0;1;[.L129]))" office:value-type="float" office:value="6.03806032966265">
            <text:p>6,0380603297</text:p>
          </table:table-cell>
          <table:table-cell table:formula="of:=IF([.W129]&lt;[.$Q$1];1;0)" office:value-type="float" office:value="0">
            <text:p>0</text:p>
          </table:table-cell>
          <table:table-cell table:formula="of:=IF([.X128]&gt;0;[.Y128]+[.X12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28">
            <text:p>128</text:p>
          </table:table-cell>
          <table:table-cell/>
          <table:table-cell office:value-type="string">
            <text:p>2020-05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63">
            <text:p>663</text:p>
          </table:table-cell>
          <table:table-cell office:value-type="float" office:value="8895">
            <text:p>8895</text:p>
          </table:table-cell>
          <table:table-cell office:value-type="float" office:value="17">
            <text:p>17</text:p>
          </table:table-cell>
          <table:table-cell office:value-type="float" office:value="178">
            <text:p>178</text:p>
          </table:table-cell>
          <table:table-cell table:formula="of:=SUM([.G124:.G130])/7" office:value-type="float" office:value="420.571428571429">
            <text:p>420,57</text:p>
          </table:table-cell>
          <table:table-cell table:formula="of:=SUM([.I124:.I130])/7" office:value-type="float" office:value="8.85714285714286">
            <text:p>8,86</text:p>
          </table:table-cell>
          <table:table-cell table:formula="of:=[.A130]*[.K130]" office:value-type="float" office:value="53833.1428571429">
            <text:p>53833,14</text:p>
          </table:table-cell>
          <table:table-cell table:formula="of:=[.L130]*[.A130]" office:value-type="float" office:value="1133.71428571429">
            <text:p>1133,71</text:p>
          </table:table-cell>
          <table:table-cell table:formula="of:=[.A130]*[.A130]" office:value-type="float" office:value="16384">
            <text:p>16384,00</text:p>
          </table:table-cell>
          <table:table-cell table:formula="of:=[.A130]*a+b" office:value-type="float" office:value="2248.00465282649">
            <text:p>2248,00</text:p>
          </table:table-cell>
          <table:table-cell table:formula="of:=a_2*[.A130]+b_2" office:value-type="float" office:value="58.712161724501">
            <text:p>58,7121617245</text:p>
          </table:table-cell>
          <table:table-cell table:number-columns-repeated="2"/>
          <table:table-cell table:formula="of:=(ABS([.P130]-[.K130])/IF([.K130]=0;1;[.K130]))" office:value-type="float" office:value="4.34511975875864">
            <text:p>4,3451197588</text:p>
          </table:table-cell>
          <table:table-cell table:formula="of:=IF([.T130]&lt;[.$P$1];1;0)" office:value-type="float" office:value="0">
            <text:p>0</text:p>
          </table:table-cell>
          <table:table-cell table:formula="of:=IF([.U129]&gt;0;[.V129]+[.U130];0)" office:value-type="float" office:value="0">
            <text:p>0</text:p>
          </table:table-cell>
          <table:table-cell table:formula="of:=(ABS([.Q130]-[.L130])/IF([.L130]=0;1;[.L130]))" office:value-type="float" office:value="5.62879245276624">
            <text:p>5,6287924528</text:p>
          </table:table-cell>
          <table:table-cell table:formula="of:=IF([.W130]&lt;[.$Q$1];1;0)" office:value-type="float" office:value="0">
            <text:p>0</text:p>
          </table:table-cell>
          <table:table-cell table:formula="of:=IF([.X129]&gt;0;[.Y129]+[.X13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29">
            <text:p>129</text:p>
          </table:table-cell>
          <table:table-cell/>
          <table:table-cell office:value-type="string">
            <text:p>2020-05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525">
            <text:p>525</text:p>
          </table:table-cell>
          <table:table-cell office:value-type="float" office:value="9420">
            <text:p>9420</text:p>
          </table:table-cell>
          <table:table-cell office:value-type="float" office:value="8">
            <text:p>8</text:p>
          </table:table-cell>
          <table:table-cell office:value-type="float" office:value="186">
            <text:p>186</text:p>
          </table:table-cell>
          <table:table-cell table:formula="of:=SUM([.G125:.G131])/7" office:value-type="float" office:value="440.571428571429">
            <text:p>440,57</text:p>
          </table:table-cell>
          <table:table-cell table:formula="of:=SUM([.I125:.I131])/7" office:value-type="float" office:value="9">
            <text:p>9,00</text:p>
          </table:table-cell>
          <table:table-cell table:formula="of:=[.A131]*[.K131]" office:value-type="float" office:value="56833.7142857143">
            <text:p>56833,71</text:p>
          </table:table-cell>
          <table:table-cell table:formula="of:=[.L131]*[.A131]" office:value-type="float" office:value="1161">
            <text:p>1161,00</text:p>
          </table:table-cell>
          <table:table-cell table:formula="of:=[.A131]*[.A131]" office:value-type="float" office:value="16641">
            <text:p>16641,00</text:p>
          </table:table-cell>
          <table:table-cell table:formula="of:=[.A131]*a+b" office:value-type="float" office:value="2255.46582795564">
            <text:p>2255,47</text:p>
          </table:table-cell>
          <table:table-cell table:formula="of:=a_2*[.A131]+b_2" office:value-type="float" office:value="59.1089664317972">
            <text:p>59,1089664318</text:p>
          </table:table-cell>
          <table:table-cell table:number-columns-repeated="2"/>
          <table:table-cell table:formula="of:=(ABS([.P131]-[.K131])/IF([.K131]=0;1;[.K131]))" office:value-type="float" office:value="4.11941011533381">
            <text:p>4,1194101153</text:p>
          </table:table-cell>
          <table:table-cell table:formula="of:=IF([.T131]&lt;[.$P$1];1;0)" office:value-type="float" office:value="0">
            <text:p>0</text:p>
          </table:table-cell>
          <table:table-cell table:formula="of:=IF([.U130]&gt;0;[.V130]+[.U131];0)" office:value-type="float" office:value="0">
            <text:p>0</text:p>
          </table:table-cell>
          <table:table-cell table:formula="of:=(ABS([.Q131]-[.L131])/IF([.L131]=0;1;[.L131]))" office:value-type="float" office:value="5.56766293686635">
            <text:p>5,5676629369</text:p>
          </table:table-cell>
          <table:table-cell table:formula="of:=IF([.W131]&lt;[.$Q$1];1;0)" office:value-type="float" office:value="0">
            <text:p>0</text:p>
          </table:table-cell>
          <table:table-cell table:formula="of:=IF([.X130]&gt;0;[.Y130]+[.X13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30">
            <text:p>130</text:p>
          </table:table-cell>
          <table:table-cell/>
          <table:table-cell office:value-type="string">
            <text:p>2020-05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595">
            <text:p>595</text:p>
          </table:table-cell>
          <table:table-cell office:value-type="float" office:value="10015">
            <text:p>10015</text:p>
          </table:table-cell>
          <table:table-cell office:value-type="float" office:value="8">
            <text:p>8</text:p>
          </table:table-cell>
          <table:table-cell office:value-type="float" office:value="194">
            <text:p>194</text:p>
          </table:table-cell>
          <table:table-cell table:formula="of:=SUM([.G126:.G132])/7" office:value-type="float" office:value="461.714285714286">
            <text:p>461,71</text:p>
          </table:table-cell>
          <table:table-cell table:formula="of:=SUM([.I126:.I132])/7" office:value-type="float" office:value="9">
            <text:p>9,00</text:p>
          </table:table-cell>
          <table:table-cell table:formula="of:=[.A132]*[.K132]" office:value-type="float" office:value="60022.8571428571">
            <text:p>60022,86</text:p>
          </table:table-cell>
          <table:table-cell table:formula="of:=[.L132]*[.A132]" office:value-type="float" office:value="1170">
            <text:p>1170,00</text:p>
          </table:table-cell>
          <table:table-cell table:formula="of:=[.A132]*[.A132]" office:value-type="float" office:value="16900">
            <text:p>16900,00</text:p>
          </table:table-cell>
          <table:table-cell table:formula="of:=[.A132]*a+b" office:value-type="float" office:value="2262.92700308478">
            <text:p>2262,93</text:p>
          </table:table-cell>
          <table:table-cell table:formula="of:=a_2*[.A132]+b_2" office:value-type="float" office:value="59.5057711390933">
            <text:p>59,5057711391</text:p>
          </table:table-cell>
          <table:table-cell table:number-columns-repeated="2"/>
          <table:table-cell table:formula="of:=(ABS([.P132]-[.K132])/IF([.K132]=0;1;[.K132]))" office:value-type="float" office:value="3.901141405196">
            <text:p>3,9011414052</text:p>
          </table:table-cell>
          <table:table-cell table:formula="of:=IF([.T132]&lt;[.$P$1];1;0)" office:value-type="float" office:value="0">
            <text:p>0</text:p>
          </table:table-cell>
          <table:table-cell table:formula="of:=IF([.U131]&gt;0;[.V131]+[.U132];0)" office:value-type="float" office:value="0">
            <text:p>0</text:p>
          </table:table-cell>
          <table:table-cell table:formula="of:=(ABS([.Q132]-[.L132])/IF([.L132]=0;1;[.L132]))" office:value-type="float" office:value="5.61175234878815">
            <text:p>5,6117523488</text:p>
          </table:table-cell>
          <table:table-cell table:formula="of:=IF([.W132]&lt;[.$Q$1];1;0)" office:value-type="float" office:value="0">
            <text:p>0</text:p>
          </table:table-cell>
          <table:table-cell table:formula="of:=IF([.X131]&gt;0;[.Y131]+[.X13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31">
            <text:p>131</text:p>
          </table:table-cell>
          <table:table-cell/>
          <table:table-cell office:value-type="string">
            <text:p>2020-05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37">
            <text:p>637</text:p>
          </table:table-cell>
          <table:table-cell office:value-type="float" office:value="10652">
            <text:p>10652</text:p>
          </table:table-cell>
          <table:table-cell office:value-type="float" office:value="12">
            <text:p>12</text:p>
          </table:table-cell>
          <table:table-cell office:value-type="float" office:value="206">
            <text:p>206</text:p>
          </table:table-cell>
          <table:table-cell table:formula="of:=SUM([.G127:.G133])/7" office:value-type="float" office:value="490.285714285714">
            <text:p>490,29</text:p>
          </table:table-cell>
          <table:table-cell table:formula="of:=SUM([.I127:.I133])/7" office:value-type="float" office:value="9.71428571428571">
            <text:p>9,71</text:p>
          </table:table-cell>
          <table:table-cell table:formula="of:=[.A133]*[.K133]" office:value-type="float" office:value="64227.4285714286">
            <text:p>64227,43</text:p>
          </table:table-cell>
          <table:table-cell table:formula="of:=[.L133]*[.A133]" office:value-type="float" office:value="1272.57142857143">
            <text:p>1272,57</text:p>
          </table:table-cell>
          <table:table-cell table:formula="of:=[.A133]*[.A133]" office:value-type="float" office:value="17161">
            <text:p>17161,00</text:p>
          </table:table-cell>
          <table:table-cell table:formula="of:=[.A133]*a+b" office:value-type="float" office:value="2270.38817821393">
            <text:p>2270,39</text:p>
          </table:table-cell>
          <table:table-cell table:formula="of:=a_2*[.A133]+b_2" office:value-type="float" office:value="59.9025758463895">
            <text:p>59,9025758464</text:p>
          </table:table-cell>
          <table:table-cell table:number-columns-repeated="2"/>
          <table:table-cell table:formula="of:=(ABS([.P133]-[.K133])/IF([.K133]=0;1;[.K133]))" office:value-type="float" office:value="3.63074511873471">
            <text:p>3,6307451187</text:p>
          </table:table-cell>
          <table:table-cell table:formula="of:=IF([.T133]&lt;[.$P$1];1;0)" office:value-type="float" office:value="0">
            <text:p>0</text:p>
          </table:table-cell>
          <table:table-cell table:formula="of:=IF([.U132]&gt;0;[.V132]+[.U133];0)" office:value-type="float" office:value="0">
            <text:p>0</text:p>
          </table:table-cell>
          <table:table-cell table:formula="of:=(ABS([.Q133]-[.L133])/IF([.L133]=0;1;[.L133]))" office:value-type="float" office:value="5.16644163124598">
            <text:p>5,1664416312</text:p>
          </table:table-cell>
          <table:table-cell table:formula="of:=IF([.W133]&lt;[.$Q$1];1;0)" office:value-type="float" office:value="0">
            <text:p>0</text:p>
          </table:table-cell>
          <table:table-cell table:formula="of:=IF([.X132]&gt;0;[.Y132]+[.X13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32">
            <text:p>132</text:p>
          </table:table-cell>
          <table:table-cell/>
          <table:table-cell office:value-type="string">
            <text:p>2020-05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98">
            <text:p>698</text:p>
          </table:table-cell>
          <table:table-cell office:value-type="float" office:value="11350">
            <text:p>11350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table:formula="of:=SUM([.G128:.G134])/7" office:value-type="float" office:value="558.714285714286">
            <text:p>558,71</text:p>
          </table:table-cell>
          <table:table-cell table:formula="of:=SUM([.I128:.I134])/7" office:value-type="float" office:value="8.28571428571429">
            <text:p>8,29</text:p>
          </table:table-cell>
          <table:table-cell table:formula="of:=[.A134]*[.K134]" office:value-type="float" office:value="73750.2857142857">
            <text:p>73750,29</text:p>
          </table:table-cell>
          <table:table-cell table:formula="of:=[.L134]*[.A134]" office:value-type="float" office:value="1093.71428571429">
            <text:p>1093,71</text:p>
          </table:table-cell>
          <table:table-cell table:formula="of:=[.A134]*[.A134]" office:value-type="float" office:value="17424">
            <text:p>17424,00</text:p>
          </table:table-cell>
          <table:table-cell table:formula="of:=[.A134]*a+b" office:value-type="float" office:value="2277.84935334308">
            <text:p>2277,85</text:p>
          </table:table-cell>
          <table:table-cell table:formula="of:=a_2*[.A134]+b_2" office:value-type="float" office:value="60.2993805536857">
            <text:p>60,2993805537</text:p>
          </table:table-cell>
          <table:table-cell table:number-columns-repeated="2"/>
          <table:table-cell table:formula="of:=(ABS([.P134]-[.K134])/IF([.K134]=0;1;[.K134]))" office:value-type="float" office:value="3.07694847184902">
            <text:p>3,0769484718</text:p>
          </table:table-cell>
          <table:table-cell table:formula="of:=IF([.T134]&lt;[.$P$1];1;0)" office:value-type="float" office:value="0">
            <text:p>0</text:p>
          </table:table-cell>
          <table:table-cell table:formula="of:=IF([.U133]&gt;0;[.V133]+[.U134];0)" office:value-type="float" office:value="0">
            <text:p>0</text:p>
          </table:table-cell>
          <table:table-cell table:formula="of:=(ABS([.Q134]-[.L134])/IF([.L134]=0;1;[.L134]))" office:value-type="float" office:value="6.27751144613448">
            <text:p>6,2775114461</text:p>
          </table:table-cell>
          <table:table-cell table:formula="of:=IF([.W134]&lt;[.$Q$1];1;0)" office:value-type="float" office:value="0">
            <text:p>0</text:p>
          </table:table-cell>
          <table:table-cell table:formula="of:=IF([.X133]&gt;0;[.Y133]+[.X13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33">
            <text:p>133</text:p>
          </table:table-cell>
          <table:table-cell/>
          <table:table-cell office:value-type="string">
            <text:p>2020-05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24">
            <text:p>724</text:p>
          </table:table-cell>
          <table:table-cell office:value-type="float" office:value="12074">
            <text:p>12074</text:p>
          </table:table-cell>
          <table:table-cell office:value-type="float" office:value="13">
            <text:p>13</text:p>
          </table:table-cell>
          <table:table-cell office:value-type="float" office:value="219">
            <text:p>219</text:p>
          </table:table-cell>
          <table:table-cell table:formula="of:=SUM([.G129:.G135])/7" office:value-type="float" office:value="609.428571428571">
            <text:p>609,43</text:p>
          </table:table-cell>
          <table:table-cell table:formula="of:=SUM([.I129:.I135])/7" office:value-type="float" office:value="9.42857142857143">
            <text:p>9,43</text:p>
          </table:table-cell>
          <table:table-cell table:formula="of:=[.A135]*[.K135]" office:value-type="float" office:value="81054">
            <text:p>81054,00</text:p>
          </table:table-cell>
          <table:table-cell table:formula="of:=[.L135]*[.A135]" office:value-type="float" office:value="1254">
            <text:p>1254,00</text:p>
          </table:table-cell>
          <table:table-cell table:formula="of:=[.A135]*[.A135]" office:value-type="float" office:value="17689">
            <text:p>17689,00</text:p>
          </table:table-cell>
          <table:table-cell table:formula="of:=[.A135]*a+b" office:value-type="float" office:value="2285.31052847222">
            <text:p>2285,31</text:p>
          </table:table-cell>
          <table:table-cell table:formula="of:=a_2*[.A135]+b_2" office:value-type="float" office:value="60.6961852609818">
            <text:p>60,696185261</text:p>
          </table:table-cell>
          <table:table-cell table:number-columns-repeated="2"/>
          <table:table-cell table:formula="of:=(ABS([.P135]-[.K135])/IF([.K135]=0;1;[.K135]))" office:value-type="float" office:value="2.74992351132339">
            <text:p>2,7499235113</text:p>
          </table:table-cell>
          <table:table-cell table:formula="of:=IF([.T135]&lt;[.$P$1];1;0)" office:value-type="float" office:value="0">
            <text:p>0</text:p>
          </table:table-cell>
          <table:table-cell table:formula="of:=IF([.U134]&gt;0;[.V134]+[.U135];0)" office:value-type="float" office:value="0">
            <text:p>0</text:p>
          </table:table-cell>
          <table:table-cell table:formula="of:=(ABS([.Q135]-[.L135])/IF([.L135]=0;1;[.L135]))" office:value-type="float" office:value="5.43747419434656">
            <text:p>5,4374741943</text:p>
          </table:table-cell>
          <table:table-cell table:formula="of:=IF([.W135]&lt;[.$Q$1];1;0)" office:value-type="float" office:value="0">
            <text:p>0</text:p>
          </table:table-cell>
          <table:table-cell table:formula="of:=IF([.X134]&gt;0;[.Y134]+[.X13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34">
            <text:p>134</text:p>
          </table:table-cell>
          <table:table-cell/>
          <table:table-cell office:value-type="string">
            <text:p>2020-05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65">
            <text:p>665</text:p>
          </table:table-cell>
          <table:table-cell office:value-type="float" office:value="12739">
            <text:p>12739</text:p>
          </table:table-cell>
          <table:table-cell office:value-type="float" office:value="19">
            <text:p>19</text:p>
          </table:table-cell>
          <table:table-cell office:value-type="float" office:value="238">
            <text:p>238</text:p>
          </table:table-cell>
          <table:table-cell table:formula="of:=SUM([.G130:.G136])/7" office:value-type="float" office:value="643.857142857143">
            <text:p>643,86</text:p>
          </table:table-cell>
          <table:table-cell table:formula="of:=SUM([.I130:.I136])/7" office:value-type="float" office:value="11">
            <text:p>11,00</text:p>
          </table:table-cell>
          <table:table-cell table:formula="of:=[.A136]*[.K136]" office:value-type="float" office:value="86276.8571428571">
            <text:p>86276,86</text:p>
          </table:table-cell>
          <table:table-cell table:formula="of:=[.L136]*[.A136]" office:value-type="float" office:value="1474">
            <text:p>1474,00</text:p>
          </table:table-cell>
          <table:table-cell table:formula="of:=[.A136]*[.A136]" office:value-type="float" office:value="17956">
            <text:p>17956,00</text:p>
          </table:table-cell>
          <table:table-cell table:formula="of:=[.A136]*a+b" office:value-type="float" office:value="2292.77170360137">
            <text:p>2292,77</text:p>
          </table:table-cell>
          <table:table-cell table:formula="of:=a_2*[.A136]+b_2" office:value-type="float" office:value="61.092989968278">
            <text:p>61,0929899683</text:p>
          </table:table-cell>
          <table:table-cell table:number-columns-repeated="2"/>
          <table:table-cell table:formula="of:=(ABS([.P136]-[.K136])/IF([.K136]=0;1;[.K136]))" office:value-type="float" office:value="2.56099443647872">
            <text:p>2,5609944365</text:p>
          </table:table-cell>
          <table:table-cell table:formula="of:=IF([.T136]&lt;[.$P$1];1;0)" office:value-type="float" office:value="0">
            <text:p>0</text:p>
          </table:table-cell>
          <table:table-cell table:formula="of:=IF([.U135]&gt;0;[.V135]+[.U136];0)" office:value-type="float" office:value="0">
            <text:p>0</text:p>
          </table:table-cell>
          <table:table-cell table:formula="of:=(ABS([.Q136]-[.L136])/IF([.L136]=0;1;[.L136]))" office:value-type="float" office:value="4.55390817893436">
            <text:p>4,5539081789</text:p>
          </table:table-cell>
          <table:table-cell table:formula="of:=IF([.W136]&lt;[.$Q$1];1;0)" office:value-type="float" office:value="0">
            <text:p>0</text:p>
          </table:table-cell>
          <table:table-cell table:formula="of:=IF([.X135]&gt;0;[.Y135]+[.X13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35">
            <text:p>135</text:p>
          </table:table-cell>
          <table:table-cell/>
          <table:table-cell office:value-type="string">
            <text:p>2020-05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85">
            <text:p>785</text:p>
          </table:table-cell>
          <table:table-cell office:value-type="float" office:value="13524">
            <text:p>13524</text:p>
          </table:table-cell>
          <table:table-cell office:value-type="float" office:value="9">
            <text:p>9</text:p>
          </table:table-cell>
          <table:table-cell office:value-type="float" office:value="247">
            <text:p>247</text:p>
          </table:table-cell>
          <table:table-cell table:formula="of:=SUM([.G131:.G137])/7" office:value-type="float" office:value="661.285714285714">
            <text:p>661,29</text:p>
          </table:table-cell>
          <table:table-cell table:formula="of:=SUM([.I131:.I137])/7" office:value-type="float" office:value="9.85714285714286">
            <text:p>9,86</text:p>
          </table:table-cell>
          <table:table-cell table:formula="of:=[.A137]*[.K137]" office:value-type="float" office:value="89273.5714285714">
            <text:p>89273,57</text:p>
          </table:table-cell>
          <table:table-cell table:formula="of:=[.L137]*[.A137]" office:value-type="float" office:value="1330.71428571429">
            <text:p>1330,71</text:p>
          </table:table-cell>
          <table:table-cell table:formula="of:=[.A137]*[.A137]" office:value-type="float" office:value="18225">
            <text:p>18225,00</text:p>
          </table:table-cell>
          <table:table-cell table:formula="of:=[.A137]*a+b" office:value-type="float" office:value="2300.23287873052">
            <text:p>2300,23</text:p>
          </table:table-cell>
          <table:table-cell table:formula="of:=a_2*[.A137]+b_2" office:value-type="float" office:value="61.4897946755742">
            <text:p>61,4897946756</text:p>
          </table:table-cell>
          <table:table-cell table:number-columns-repeated="2"/>
          <table:table-cell table:formula="of:=(ABS([.P137]-[.K137])/IF([.K137]=0;1;[.K137]))" office:value-type="float" office:value="2.47842517846481">
            <text:p>2,4784251785</text:p>
          </table:table-cell>
          <table:table-cell table:formula="of:=IF([.T137]&lt;[.$P$1];1;0)" office:value-type="float" office:value="0">
            <text:p>0</text:p>
          </table:table-cell>
          <table:table-cell table:formula="of:=IF([.U136]&gt;0;[.V136]+[.U137];0)" office:value-type="float" office:value="0">
            <text:p>0</text:p>
          </table:table-cell>
          <table:table-cell table:formula="of:=(ABS([.Q137]-[.L137])/IF([.L137]=0;1;[.L137]))" office:value-type="float" office:value="5.23809511201477">
            <text:p>5,238095112</text:p>
          </table:table-cell>
          <table:table-cell table:formula="of:=IF([.W137]&lt;[.$Q$1];1;0)" office:value-type="float" office:value="0">
            <text:p>0</text:p>
          </table:table-cell>
          <table:table-cell table:formula="of:=IF([.X136]&gt;0;[.Y136]+[.X13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36">
            <text:p>136</text:p>
          </table:table-cell>
          <table:table-cell/>
          <table:table-cell office:value-type="string">
            <text:p>2020-05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31">
            <text:p>831</text:p>
          </table:table-cell>
          <table:table-cell office:value-type="float" office:value="14355">
            <text:p>14355</text:p>
          </table:table-cell>
          <table:table-cell office:value-type="float" office:value="14">
            <text:p>14</text:p>
          </table:table-cell>
          <table:table-cell office:value-type="float" office:value="261">
            <text:p>261</text:p>
          </table:table-cell>
          <table:table-cell table:formula="of:=SUM([.G132:.G138])/7" office:value-type="float" office:value="705">
            <text:p>705,00</text:p>
          </table:table-cell>
          <table:table-cell table:formula="of:=SUM([.I132:.I138])/7" office:value-type="float" office:value="10.7142857142857">
            <text:p>10,71</text:p>
          </table:table-cell>
          <table:table-cell table:formula="of:=[.A138]*[.K138]" office:value-type="float" office:value="95880">
            <text:p>95880,00</text:p>
          </table:table-cell>
          <table:table-cell table:formula="of:=[.L138]*[.A138]" office:value-type="float" office:value="1457.14285714286">
            <text:p>1457,14</text:p>
          </table:table-cell>
          <table:table-cell table:formula="of:=[.A138]*[.A138]" office:value-type="float" office:value="18496">
            <text:p>18496,00</text:p>
          </table:table-cell>
          <table:table-cell table:formula="of:=[.A138]*a+b" office:value-type="float" office:value="2307.69405385966">
            <text:p>2307,69</text:p>
          </table:table-cell>
          <table:table-cell table:formula="of:=a_2*[.A138]+b_2" office:value-type="float" office:value="61.8865993828703">
            <text:p>61,8865993829</text:p>
          </table:table-cell>
          <table:table-cell table:number-columns-repeated="2"/>
          <table:table-cell table:formula="of:=(ABS([.P138]-[.K138])/IF([.K138]=0;1;[.K138]))" office:value-type="float" office:value="2.27332489909172">
            <text:p>2,2733248991</text:p>
          </table:table-cell>
          <table:table-cell table:formula="of:=IF([.T138]&lt;[.$P$1];1;0)" office:value-type="float" office:value="0">
            <text:p>0</text:p>
          </table:table-cell>
          <table:table-cell table:formula="of:=IF([.U137]&gt;0;[.V137]+[.U138];0)" office:value-type="float" office:value="0">
            <text:p>0</text:p>
          </table:table-cell>
          <table:table-cell table:formula="of:=(ABS([.Q138]-[.L138])/IF([.L138]=0;1;[.L138]))" office:value-type="float" office:value="4.7760826090679">
            <text:p>4,7760826091</text:p>
          </table:table-cell>
          <table:table-cell table:formula="of:=IF([.W138]&lt;[.$Q$1];1;0)" office:value-type="float" office:value="0">
            <text:p>0</text:p>
          </table:table-cell>
          <table:table-cell table:formula="of:=IF([.X137]&gt;0;[.Y137]+[.X13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37">
            <text:p>137</text:p>
          </table:table-cell>
          <table:table-cell/>
          <table:table-cell office:value-type="string">
            <text:p>2020-05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60">
            <text:p>1160</text:p>
          </table:table-cell>
          <table:table-cell office:value-type="float" office:value="15515">
            <text:p>15515</text:p>
          </table:table-cell>
          <table:table-cell office:value-type="float" office:value="3">
            <text:p>3</text:p>
          </table:table-cell>
          <table:table-cell office:value-type="float" office:value="264">
            <text:p>264</text:p>
          </table:table-cell>
          <table:table-cell table:formula="of:=SUM([.G133:.G139])/7" office:value-type="float" office:value="785.714285714286">
            <text:p>785,71</text:p>
          </table:table-cell>
          <table:table-cell table:formula="of:=SUM([.I133:.I139])/7" office:value-type="float" office:value="10">
            <text:p>10,00</text:p>
          </table:table-cell>
          <table:table-cell table:formula="of:=[.A139]*[.K139]" office:value-type="float" office:value="107642.857142857">
            <text:p>107642,86</text:p>
          </table:table-cell>
          <table:table-cell table:formula="of:=[.L139]*[.A139]" office:value-type="float" office:value="1370">
            <text:p>1370,00</text:p>
          </table:table-cell>
          <table:table-cell table:formula="of:=[.A139]*[.A139]" office:value-type="float" office:value="18769">
            <text:p>18769,00</text:p>
          </table:table-cell>
          <table:table-cell table:formula="of:=[.A139]*a+b" office:value-type="float" office:value="2315.15522898881">
            <text:p>2315,16</text:p>
          </table:table-cell>
          <table:table-cell table:formula="of:=a_2*[.A139]+b_2" office:value-type="float" office:value="62.2834040901665">
            <text:p>62,2834040902</text:p>
          </table:table-cell>
          <table:table-cell table:number-columns-repeated="2"/>
          <table:table-cell table:formula="of:=(ABS([.P139]-[.K139])/IF([.K139]=0;1;[.K139]))" office:value-type="float" office:value="1.94656120053121">
            <text:p>1,9465612005</text:p>
          </table:table-cell>
          <table:table-cell table:formula="of:=IF([.T139]&lt;[.$P$1];1;0)" office:value-type="float" office:value="0">
            <text:p>0</text:p>
          </table:table-cell>
          <table:table-cell table:formula="of:=IF([.U138]&gt;0;[.V138]+[.U139];0)" office:value-type="float" office:value="0">
            <text:p>0</text:p>
          </table:table-cell>
          <table:table-cell table:formula="of:=(ABS([.Q139]-[.L139])/IF([.L139]=0;1;[.L139]))" office:value-type="float" office:value="5.22834040901665">
            <text:p>5,228340409</text:p>
          </table:table-cell>
          <table:table-cell table:formula="of:=IF([.W139]&lt;[.$Q$1];1;0)" office:value-type="float" office:value="0">
            <text:p>0</text:p>
          </table:table-cell>
          <table:table-cell table:formula="of:=IF([.X138]&gt;0;[.Y138]+[.X13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38">
            <text:p>138</text:p>
          </table:table-cell>
          <table:table-cell/>
          <table:table-cell office:value-type="string">
            <text:p>2020-05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18">
            <text:p>918</text:p>
          </table:table-cell>
          <table:table-cell office:value-type="float" office:value="16433">
            <text:p>16433</text:p>
          </table:table-cell>
          <table:table-cell office:value-type="float" office:value="22">
            <text:p>22</text:p>
          </table:table-cell>
          <table:table-cell office:value-type="float" office:value="286">
            <text:p>286</text:p>
          </table:table-cell>
          <table:table-cell table:formula="of:=SUM([.G134:.G140])/7" office:value-type="float" office:value="825.857142857143">
            <text:p>825,86</text:p>
          </table:table-cell>
          <table:table-cell table:formula="of:=SUM([.I134:.I140])/7" office:value-type="float" office:value="11.4285714285714">
            <text:p>11,43</text:p>
          </table:table-cell>
          <table:table-cell table:formula="of:=[.A140]*[.K140]" office:value-type="float" office:value="113968.285714286">
            <text:p>113968,29</text:p>
          </table:table-cell>
          <table:table-cell table:formula="of:=[.L140]*[.A140]" office:value-type="float" office:value="1577.14285714286">
            <text:p>1577,14</text:p>
          </table:table-cell>
          <table:table-cell table:formula="of:=[.A140]*[.A140]" office:value-type="float" office:value="19044">
            <text:p>19044,00</text:p>
          </table:table-cell>
          <table:table-cell table:formula="of:=[.A140]*a+b" office:value-type="float" office:value="2322.61640411796">
            <text:p>2322,62</text:p>
          </table:table-cell>
          <table:table-cell table:formula="of:=a_2*[.A140]+b_2" office:value-type="float" office:value="62.6802087974627">
            <text:p>62,6802087975</text:p>
          </table:table-cell>
          <table:table-cell table:number-columns-repeated="2"/>
          <table:table-cell table:formula="of:=(ABS([.P140]-[.K140])/IF([.K140]=0;1;[.K140]))" office:value-type="float" office:value="1.81237066750142">
            <text:p>1,8123706675</text:p>
          </table:table-cell>
          <table:table-cell table:formula="of:=IF([.T140]&lt;[.$P$1];1;0)" office:value-type="float" office:value="0">
            <text:p>0</text:p>
          </table:table-cell>
          <table:table-cell table:formula="of:=IF([.U139]&gt;0;[.V139]+[.U140];0)" office:value-type="float" office:value="0">
            <text:p>0</text:p>
          </table:table-cell>
          <table:table-cell table:formula="of:=(ABS([.Q140]-[.L140])/IF([.L140]=0;1;[.L140]))" office:value-type="float" office:value="4.48451826977798">
            <text:p>4,4845182698</text:p>
          </table:table-cell>
          <table:table-cell table:formula="of:=IF([.W140]&lt;[.$Q$1];1;0)" office:value-type="float" office:value="0">
            <text:p>0</text:p>
          </table:table-cell>
          <table:table-cell table:formula="of:=IF([.X139]&gt;0;[.Y139]+[.X14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39">
            <text:p>139</text:p>
          </table:table-cell>
          <table:table-cell/>
          <table:table-cell office:value-type="string">
            <text:p>2020-05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67">
            <text:p>767</text:p>
          </table:table-cell>
          <table:table-cell office:value-type="float" office:value="17200">
            <text:p>17200</text:p>
          </table:table-cell>
          <table:table-cell office:value-type="float" office:value="26">
            <text:p>26</text:p>
          </table:table-cell>
          <table:table-cell office:value-type="float" office:value="312">
            <text:p>312</text:p>
          </table:table-cell>
          <table:table-cell table:formula="of:=SUM([.G135:.G141])/7" office:value-type="float" office:value="835.714285714286">
            <text:p>835,71</text:p>
          </table:table-cell>
          <table:table-cell table:formula="of:=SUM([.I135:.I141])/7" office:value-type="float" office:value="15.1428571428571">
            <text:p>15,14</text:p>
          </table:table-cell>
          <table:table-cell table:formula="of:=[.A141]*[.K141]" office:value-type="float" office:value="116164.285714286">
            <text:p>116164,29</text:p>
          </table:table-cell>
          <table:table-cell table:formula="of:=[.L141]*[.A141]" office:value-type="float" office:value="2104.85714285714">
            <text:p>2104,86</text:p>
          </table:table-cell>
          <table:table-cell table:formula="of:=[.A141]*[.A141]" office:value-type="float" office:value="19321">
            <text:p>19321,00</text:p>
          </table:table-cell>
          <table:table-cell table:formula="of:=[.A141]*a+b" office:value-type="float" office:value="2330.0775792471">
            <text:p>2330,08</text:p>
          </table:table-cell>
          <table:table-cell table:formula="of:=a_2*[.A141]+b_2" office:value-type="float" office:value="63.0770135047588">
            <text:p>63,0770135048</text:p>
          </table:table-cell>
          <table:table-cell table:number-columns-repeated="2"/>
          <table:table-cell table:formula="of:=(ABS([.P141]-[.K141])/IF([.K141]=0;1;[.K141]))" office:value-type="float" office:value="1.78812701790252">
            <text:p>1,7881270179</text:p>
          </table:table-cell>
          <table:table-cell table:formula="of:=IF([.T141]&lt;[.$P$1];1;0)" office:value-type="float" office:value="0">
            <text:p>0</text:p>
          </table:table-cell>
          <table:table-cell table:formula="of:=IF([.U140]&gt;0;[.V140]+[.U141];0)" office:value-type="float" office:value="0">
            <text:p>0</text:p>
          </table:table-cell>
          <table:table-cell table:formula="of:=(ABS([.Q141]-[.L141])/IF([.L141]=0;1;[.L141]))" office:value-type="float" office:value="3.16546315597464">
            <text:p>3,165463156</text:p>
          </table:table-cell>
          <table:table-cell table:formula="of:=IF([.W141]&lt;[.$Q$1];1;0)" office:value-type="float" office:value="0">
            <text:p>0</text:p>
          </table:table-cell>
          <table:table-cell table:formula="of:=IF([.X140]&gt;0;[.Y140]+[.X14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40">
            <text:p>140</text:p>
          </table:table-cell>
          <table:table-cell/>
          <table:table-cell office:value-type="string">
            <text:p>2020-05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03">
            <text:p>803</text:p>
          </table:table-cell>
          <table:table-cell office:value-type="float" office:value="18003">
            <text:p>18003</text:p>
          </table:table-cell>
          <table:table-cell office:value-type="float" office:value="27">
            <text:p>27</text:p>
          </table:table-cell>
          <table:table-cell office:value-type="float" office:value="339">
            <text:p>339</text:p>
          </table:table-cell>
          <table:table-cell table:formula="of:=SUM([.G136:.G142])/7" office:value-type="float" office:value="847">
            <text:p>847,00</text:p>
          </table:table-cell>
          <table:table-cell table:formula="of:=SUM([.I136:.I142])/7" office:value-type="float" office:value="17.1428571428571">
            <text:p>17,14</text:p>
          </table:table-cell>
          <table:table-cell table:formula="of:=[.A142]*[.K142]" office:value-type="float" office:value="118580">
            <text:p>118580,00</text:p>
          </table:table-cell>
          <table:table-cell table:formula="of:=[.L142]*[.A142]" office:value-type="float" office:value="2400">
            <text:p>2400,00</text:p>
          </table:table-cell>
          <table:table-cell table:formula="of:=[.A142]*[.A142]" office:value-type="float" office:value="19600">
            <text:p>19600,00</text:p>
          </table:table-cell>
          <table:table-cell table:formula="of:=[.A142]*a+b" office:value-type="float" office:value="2337.53875437625">
            <text:p>2337,54</text:p>
          </table:table-cell>
          <table:table-cell table:formula="of:=a_2*[.A142]+b_2" office:value-type="float" office:value="63.473818212055">
            <text:p>63,4738182121</text:p>
          </table:table-cell>
          <table:table-cell table:number-columns-repeated="2"/>
          <table:table-cell table:formula="of:=(ABS([.P142]-[.K142])/IF([.K142]=0;1;[.K142]))" office:value-type="float" office:value="1.75978601461187">
            <text:p>1,7597860146</text:p>
          </table:table-cell>
          <table:table-cell table:formula="of:=IF([.T142]&lt;[.$P$1];1;0)" office:value-type="float" office:value="0">
            <text:p>0</text:p>
          </table:table-cell>
          <table:table-cell table:formula="of:=IF([.U141]&gt;0;[.V141]+[.U142];0)" office:value-type="float" office:value="0">
            <text:p>0</text:p>
          </table:table-cell>
          <table:table-cell table:formula="of:=(ABS([.Q142]-[.L142])/IF([.L142]=0;1;[.L142]))" office:value-type="float" office:value="2.70263939570321">
            <text:p>2,7026393957</text:p>
          </table:table-cell>
          <table:table-cell table:formula="of:=IF([.W142]&lt;[.$Q$1];1;0)" office:value-type="float" office:value="0">
            <text:p>0</text:p>
          </table:table-cell>
          <table:table-cell table:formula="of:=IF([.X141]&gt;0;[.Y141]+[.X14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41">
            <text:p>141</text:p>
          </table:table-cell>
          <table:table-cell/>
          <table:table-cell office:value-type="string">
            <text:p>2020-05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34">
            <text:p>1134</text:p>
          </table:table-cell>
          <table:table-cell office:value-type="float" office:value="19137">
            <text:p>19137</text:p>
          </table:table-cell>
          <table:table-cell office:value-type="float" office:value="30">
            <text:p>30</text:p>
          </table:table-cell>
          <table:table-cell office:value-type="float" office:value="369">
            <text:p>369</text:p>
          </table:table-cell>
          <table:table-cell table:formula="of:=SUM([.G137:.G143])/7" office:value-type="float" office:value="914">
            <text:p>914,00</text:p>
          </table:table-cell>
          <table:table-cell table:formula="of:=SUM([.I137:.I143])/7" office:value-type="float" office:value="18.7142857142857">
            <text:p>18,71</text:p>
          </table:table-cell>
          <table:table-cell table:formula="of:=[.A143]*[.K143]" office:value-type="float" office:value="128874">
            <text:p>128874,00</text:p>
          </table:table-cell>
          <table:table-cell table:formula="of:=[.L143]*[.A143]" office:value-type="float" office:value="2638.71428571429">
            <text:p>2638,71</text:p>
          </table:table-cell>
          <table:table-cell table:formula="of:=[.A143]*[.A143]" office:value-type="float" office:value="19881">
            <text:p>19881,00</text:p>
          </table:table-cell>
          <table:table-cell table:formula="of:=[.A143]*a+b" office:value-type="float" office:value="2344.9999295054">
            <text:p>2345,00</text:p>
          </table:table-cell>
          <table:table-cell table:formula="of:=a_2*[.A143]+b_2" office:value-type="float" office:value="63.8706229193511">
            <text:p>63,8706229194</text:p>
          </table:table-cell>
          <table:table-cell table:number-columns-repeated="2"/>
          <table:table-cell table:formula="of:=(ABS([.P143]-[.K143])/IF([.K143]=0;1;[.K143]))" office:value-type="float" office:value="1.56564543709562">
            <text:p>1,5656454371</text:p>
          </table:table-cell>
          <table:table-cell table:formula="of:=IF([.T143]&lt;[.$P$1];1;0)" office:value-type="float" office:value="0">
            <text:p>0</text:p>
          </table:table-cell>
          <table:table-cell table:formula="of:=IF([.U142]&gt;0;[.V142]+[.U143];0)" office:value-type="float" office:value="0">
            <text:p>0</text:p>
          </table:table-cell>
          <table:table-cell table:formula="of:=(ABS([.Q143]-[.L143])/IF([.L143]=0;1;[.L143]))" office:value-type="float" office:value="2.41293404912563">
            <text:p>2,4129340491</text:p>
          </table:table-cell>
          <table:table-cell table:formula="of:=IF([.W143]&lt;[.$Q$1];1;0)" office:value-type="float" office:value="0">
            <text:p>0</text:p>
          </table:table-cell>
          <table:table-cell table:formula="of:=IF([.X142]&gt;0;[.Y142]+[.X14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42">
            <text:p>142</text:p>
          </table:table-cell>
          <table:table-cell/>
          <table:table-cell office:value-type="string">
            <text:p>2020-05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88">
            <text:p>988</text:p>
          </table:table-cell>
          <table:table-cell office:value-type="float" office:value="20125">
            <text:p>20125</text:p>
          </table:table-cell>
          <table:table-cell office:value-type="float" office:value="28">
            <text:p>28</text:p>
          </table:table-cell>
          <table:table-cell office:value-type="float" office:value="397">
            <text:p>397</text:p>
          </table:table-cell>
          <table:table-cell table:formula="of:=SUM([.G138:.G144])/7" office:value-type="float" office:value="943">
            <text:p>943,00</text:p>
          </table:table-cell>
          <table:table-cell table:formula="of:=SUM([.I138:.I144])/7" office:value-type="float" office:value="21.4285714285714">
            <text:p>21,43</text:p>
          </table:table-cell>
          <table:table-cell table:formula="of:=[.A144]*[.K144]" office:value-type="float" office:value="133906">
            <text:p>133906,00</text:p>
          </table:table-cell>
          <table:table-cell table:formula="of:=[.L144]*[.A144]" office:value-type="float" office:value="3042.85714285714">
            <text:p>3042,86</text:p>
          </table:table-cell>
          <table:table-cell table:formula="of:=[.A144]*[.A144]" office:value-type="float" office:value="20164">
            <text:p>20164,00</text:p>
          </table:table-cell>
          <table:table-cell table:formula="of:=[.A144]*a+b" office:value-type="float" office:value="2352.46110463455">
            <text:p>2352,46</text:p>
          </table:table-cell>
          <table:table-cell table:formula="of:=a_2*[.A144]+b_2" office:value-type="float" office:value="64.2674276266473">
            <text:p>64,2674276266</text:p>
          </table:table-cell>
          <table:table-cell table:number-columns-repeated="2"/>
          <table:table-cell table:formula="of:=(ABS([.P144]-[.K144])/IF([.K144]=0;1;[.K144]))" office:value-type="float" office:value="1.49465652665381">
            <text:p>1,4946565267</text:p>
          </table:table-cell>
          <table:table-cell table:formula="of:=IF([.T144]&lt;[.$P$1];1;0)" office:value-type="float" office:value="0">
            <text:p>0</text:p>
          </table:table-cell>
          <table:table-cell table:formula="of:=IF([.U143]&gt;0;[.V143]+[.U144];0)" office:value-type="float" office:value="0">
            <text:p>0</text:p>
          </table:table-cell>
          <table:table-cell table:formula="of:=(ABS([.Q144]-[.L144])/IF([.L144]=0;1;[.L144]))" office:value-type="float" office:value="1.99914662257687">
            <text:p>1,9991466226</text:p>
          </table:table-cell>
          <table:table-cell table:formula="of:=IF([.W144]&lt;[.$Q$1];1;0)" office:value-type="float" office:value="0">
            <text:p>0</text:p>
          </table:table-cell>
          <table:table-cell table:formula="of:=IF([.X143]&gt;0;[.Y143]+[.X14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43">
            <text:p>143</text:p>
          </table:table-cell>
          <table:table-cell/>
          <table:table-cell office:value-type="string">
            <text:p>2020-05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18">
            <text:p>1218</text:p>
          </table:table-cell>
          <table:table-cell office:value-type="float" office:value="21343">
            <text:p>21343</text:p>
          </table:table-cell>
          <table:table-cell office:value-type="float" office:value="10">
            <text:p>10</text:p>
          </table:table-cell>
          <table:table-cell office:value-type="float" office:value="407">
            <text:p>407</text:p>
          </table:table-cell>
          <table:table-cell table:formula="of:=SUM([.G139:.G145])/7" office:value-type="float" office:value="998.285714285714">
            <text:p>998,29</text:p>
          </table:table-cell>
          <table:table-cell table:formula="of:=SUM([.I139:.I145])/7" office:value-type="float" office:value="20.8571428571429">
            <text:p>20,86</text:p>
          </table:table-cell>
          <table:table-cell table:formula="of:=[.A145]*[.K145]" office:value-type="float" office:value="142754.857142857">
            <text:p>142754,86</text:p>
          </table:table-cell>
          <table:table-cell table:formula="of:=[.L145]*[.A145]" office:value-type="float" office:value="2982.57142857143">
            <text:p>2982,57</text:p>
          </table:table-cell>
          <table:table-cell table:formula="of:=[.A145]*[.A145]" office:value-type="float" office:value="20449">
            <text:p>20449,00</text:p>
          </table:table-cell>
          <table:table-cell table:formula="of:=[.A145]*a+b" office:value-type="float" office:value="2359.92227976369">
            <text:p>2359,92</text:p>
          </table:table-cell>
          <table:table-cell table:formula="of:=a_2*[.A145]+b_2" office:value-type="float" office:value="64.6642323339435">
            <text:p>64,6642323339</text:p>
          </table:table-cell>
          <table:table-cell table:number-columns-repeated="2"/>
          <table:table-cell table:formula="of:=(ABS([.P145]-[.K145])/IF([.K145]=0;1;[.K145]))" office:value-type="float" office:value="1.36397480800599">
            <text:p>1,363974808</text:p>
          </table:table-cell>
          <table:table-cell table:formula="of:=IF([.T145]&lt;[.$P$1];1;0)" office:value-type="float" office:value="0">
            <text:p>0</text:p>
          </table:table-cell>
          <table:table-cell table:formula="of:=IF([.U144]&gt;0;[.V144]+[.U145];0)" office:value-type="float" office:value="0">
            <text:p>0</text:p>
          </table:table-cell>
          <table:table-cell table:formula="of:=(ABS([.Q145]-[.L145])/IF([.L145]=0;1;[.L145]))" office:value-type="float" office:value="2.10033990642195">
            <text:p>2,1003399064</text:p>
          </table:table-cell>
          <table:table-cell table:formula="of:=IF([.W145]&lt;[.$Q$1];1;0)" office:value-type="float" office:value="0">
            <text:p>0</text:p>
          </table:table-cell>
          <table:table-cell table:formula="of:=IF([.X144]&gt;0;[.Y144]+[.X14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44">
            <text:p>144</text:p>
          </table:table-cell>
          <table:table-cell/>
          <table:table-cell office:value-type="string">
            <text:p>2020-05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40">
            <text:p>1240</text:p>
          </table:table-cell>
          <table:table-cell office:value-type="float" office:value="22583">
            <text:p>22583</text:p>
          </table:table-cell>
          <table:table-cell office:value-type="float" office:value="22">
            <text:p>22</text:p>
          </table:table-cell>
          <table:table-cell office:value-type="float" office:value="429">
            <text:p>429</text:p>
          </table:table-cell>
          <table:table-cell table:formula="of:=SUM([.G140:.G146])/7" office:value-type="float" office:value="1009.71428571429">
            <text:p>1009,71</text:p>
          </table:table-cell>
          <table:table-cell table:formula="of:=SUM([.I140:.I146])/7" office:value-type="float" office:value="23.5714285714286">
            <text:p>23,57</text:p>
          </table:table-cell>
          <table:table-cell table:formula="of:=[.A146]*[.K146]" office:value-type="float" office:value="145398.857142857">
            <text:p>145398,86</text:p>
          </table:table-cell>
          <table:table-cell table:formula="of:=[.L146]*[.A146]" office:value-type="float" office:value="3394.28571428571">
            <text:p>3394,29</text:p>
          </table:table-cell>
          <table:table-cell table:formula="of:=[.A146]*[.A146]" office:value-type="float" office:value="20736">
            <text:p>20736,00</text:p>
          </table:table-cell>
          <table:table-cell table:formula="of:=[.A146]*a+b" office:value-type="float" office:value="2367.38345489284">
            <text:p>2367,38</text:p>
          </table:table-cell>
          <table:table-cell table:formula="of:=a_2*[.A146]+b_2" office:value-type="float" office:value="65.0610370412396">
            <text:p>65,0610370412</text:p>
          </table:table-cell>
          <table:table-cell table:number-columns-repeated="2"/>
          <table:table-cell table:formula="of:=(ABS([.P146]-[.K146])/IF([.K146]=0;1;[.K146]))" office:value-type="float" office:value="1.34460726998442">
            <text:p>1,34460727</text:p>
          </table:table-cell>
          <table:table-cell table:formula="of:=IF([.T146]&lt;[.$P$1];1;0)" office:value-type="float" office:value="0">
            <text:p>0</text:p>
          </table:table-cell>
          <table:table-cell table:formula="of:=IF([.U145]&gt;0;[.V145]+[.U146];0)" office:value-type="float" office:value="0">
            <text:p>0</text:p>
          </table:table-cell>
          <table:table-cell table:formula="of:=(ABS([.Q146]-[.L146])/IF([.L146]=0;1;[.L146]))" office:value-type="float" office:value="1.76016520781017">
            <text:p>1,7601652078</text:p>
          </table:table-cell>
          <table:table-cell table:formula="of:=IF([.W146]&lt;[.$Q$1];1;0)" office:value-type="float" office:value="0">
            <text:p>0</text:p>
          </table:table-cell>
          <table:table-cell table:formula="of:=IF([.X145]&gt;0;[.Y145]+[.X14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45">
            <text:p>145</text:p>
          </table:table-cell>
          <table:table-cell/>
          <table:table-cell office:value-type="string">
            <text:p>2020-05-2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032">
            <text:p>1032</text:p>
          </table:table-cell>
          <table:table-cell office:value-type="float" office:value="23615">
            <text:p>23615</text:p>
          </table:table-cell>
          <table:table-cell office:value-type="float" office:value="52">
            <text:p>52</text:p>
          </table:table-cell>
          <table:table-cell office:value-type="float" office:value="481">
            <text:p>481</text:p>
          </table:table-cell>
          <table:table-cell table:formula="of:=SUM([.G141:.G147])/7" office:value-type="float" office:value="1026">
            <text:p>1026,00</text:p>
          </table:table-cell>
          <table:table-cell table:formula="of:=SUM([.I141:.I147])/7" office:value-type="float" office:value="27.8571428571429">
            <text:p>27,86</text:p>
          </table:table-cell>
          <table:table-cell table:formula="of:=[.A147]*[.K147]" office:value-type="float" office:value="148770">
            <text:p>148770,00</text:p>
          </table:table-cell>
          <table:table-cell table:formula="of:=[.L147]*[.A147]" office:value-type="float" office:value="4039.28571428571">
            <text:p>4039,29</text:p>
          </table:table-cell>
          <table:table-cell table:formula="of:=[.A147]*[.A147]" office:value-type="float" office:value="21025">
            <text:p>21025,00</text:p>
          </table:table-cell>
          <table:table-cell table:formula="of:=[.A147]*a+b" office:value-type="float" office:value="2374.84463002199">
            <text:p>2374,84</text:p>
          </table:table-cell>
          <table:table-cell table:formula="of:=a_2*[.A147]+b_2" office:value-type="float" office:value="65.4578417485358">
            <text:p>65,4578417485</text:p>
          </table:table-cell>
          <table:table-cell table:number-columns-repeated="2"/>
          <table:table-cell table:formula="of:=(ABS([.P147]-[.K147])/IF([.K147]=0;1;[.K147]))" office:value-type="float" office:value="1.31466338208771">
            <text:p>1,3146633821</text:p>
          </table:table-cell>
          <table:table-cell table:formula="of:=IF([.T147]&lt;[.$P$1];1;0)" office:value-type="float" office:value="0">
            <text:p>0</text:p>
          </table:table-cell>
          <table:table-cell table:formula="of:=IF([.U146]&gt;0;[.V146]+[.U147];0)" office:value-type="float" office:value="0">
            <text:p>0</text:p>
          </table:table-cell>
          <table:table-cell table:formula="of:=(ABS([.Q147]-[.L147])/IF([.L147]=0;1;[.L147]))" office:value-type="float" office:value="1.34976867815257">
            <text:p>1,3497686782</text:p>
          </table:table-cell>
          <table:table-cell table:formula="of:=IF([.W147]&lt;[.$Q$1];1;0)" office:value-type="float" office:value="0">
            <text:p>0</text:p>
          </table:table-cell>
          <table:table-cell table:formula="of:=IF([.X146]&gt;0;[.Y146]+[.X14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46">
            <text:p>146</text:p>
          </table:table-cell>
          <table:table-cell/>
          <table:table-cell office:value-type="string">
            <text:p>2020-05-2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49">
            <text:p>649</text:p>
          </table:table-cell>
          <table:table-cell office:value-type="float" office:value="24264">
            <text:p>24264</text:p>
          </table:table-cell>
          <table:table-cell office:value-type="float" office:value="43">
            <text:p>43</text:p>
          </table:table-cell>
          <table:table-cell office:value-type="float" office:value="524">
            <text:p>524</text:p>
          </table:table-cell>
          <table:table-cell table:formula="of:=SUM([.G142:.G148])/7" office:value-type="float" office:value="1009.14285714286">
            <text:p>1009,14</text:p>
          </table:table-cell>
          <table:table-cell table:formula="of:=SUM([.I142:.I148])/7" office:value-type="float" office:value="30.2857142857143">
            <text:p>30,29</text:p>
          </table:table-cell>
          <table:table-cell table:formula="of:=[.A148]*[.K148]" office:value-type="float" office:value="147334.857142857">
            <text:p>147334,86</text:p>
          </table:table-cell>
          <table:table-cell table:formula="of:=[.L148]*[.A148]" office:value-type="float" office:value="4421.71428571429">
            <text:p>4421,71</text:p>
          </table:table-cell>
          <table:table-cell table:formula="of:=[.A148]*[.A148]" office:value-type="float" office:value="21316">
            <text:p>21316,00</text:p>
          </table:table-cell>
          <table:table-cell table:formula="of:=[.A148]*a+b" office:value-type="float" office:value="2382.30580515113">
            <text:p>2382,31</text:p>
          </table:table-cell>
          <table:table-cell table:formula="of:=a_2*[.A148]+b_2" office:value-type="float" office:value="65.854646455832">
            <text:p>65,8546464558</text:p>
          </table:table-cell>
          <table:table-cell table:number-columns-repeated="2"/>
          <table:table-cell table:formula="of:=(ABS([.P148]-[.K148])/IF([.K148]=0;1;[.K148]))" office:value-type="float" office:value="1.3607220605971">
            <text:p>1,3607220606</text:p>
          </table:table-cell>
          <table:table-cell table:formula="of:=IF([.T148]&lt;[.$P$1];1;0)" office:value-type="float" office:value="0">
            <text:p>0</text:p>
          </table:table-cell>
          <table:table-cell table:formula="of:=IF([.U147]&gt;0;[.V147]+[.U148];0)" office:value-type="float" office:value="0">
            <text:p>0</text:p>
          </table:table-cell>
          <table:table-cell table:formula="of:=(ABS([.Q148]-[.L148])/IF([.L148]=0;1;[.L148]))" office:value-type="float" office:value="1.17444587354162">
            <text:p>1,1744458735</text:p>
          </table:table-cell>
          <table:table-cell table:formula="of:=IF([.W148]&lt;[.$Q$1];1;0)" office:value-type="float" office:value="0">
            <text:p>0</text:p>
          </table:table-cell>
          <table:table-cell table:formula="of:=IF([.X147]&gt;0;[.Y147]+[.X14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47">
            <text:p>147</text:p>
          </table:table-cell>
          <table:table-cell/>
          <table:table-cell office:value-type="string">
            <text:p>2020-05-2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673">
            <text:p>1673</text:p>
          </table:table-cell>
          <table:table-cell office:value-type="float" office:value="25937">
            <text:p>25937</text:p>
          </table:table-cell>
          <table:table-cell office:value-type="float" office:value="28">
            <text:p>28</text:p>
          </table:table-cell>
          <table:table-cell office:value-type="float" office:value="552">
            <text:p>552</text:p>
          </table:table-cell>
          <table:table-cell table:formula="of:=SUM([.G143:.G149])/7" office:value-type="float" office:value="1133.42857142857">
            <text:p>1133,43</text:p>
          </table:table-cell>
          <table:table-cell table:formula="of:=SUM([.I143:.I149])/7" office:value-type="float" office:value="30.4285714285714">
            <text:p>30,43</text:p>
          </table:table-cell>
          <table:table-cell table:formula="of:=[.A149]*[.K149]" office:value-type="float" office:value="166614">
            <text:p>166614,00</text:p>
          </table:table-cell>
          <table:table-cell table:formula="of:=[.L149]*[.A149]" office:value-type="float" office:value="4473">
            <text:p>4473,00</text:p>
          </table:table-cell>
          <table:table-cell table:formula="of:=[.A149]*[.A149]" office:value-type="float" office:value="21609">
            <text:p>21609,00</text:p>
          </table:table-cell>
          <table:table-cell table:formula="of:=[.A149]*a+b" office:value-type="float" office:value="2389.76698028028">
            <text:p>2389,77</text:p>
          </table:table-cell>
          <table:table-cell table:formula="of:=a_2*[.A149]+b_2" office:value-type="float" office:value="66.2514511631281">
            <text:p>66,2514511631</text:p>
          </table:table-cell>
          <table:table-cell table:number-columns-repeated="2"/>
          <table:table-cell table:formula="of:=(ABS([.P149]-[.K149])/IF([.K149]=0;1;[.K149]))" office:value-type="float" office:value="1.10844074388227">
            <text:p>1,1084407439</text:p>
          </table:table-cell>
          <table:table-cell table:formula="of:=IF([.T149]&lt;[.$P$1];1;0)" office:value-type="float" office:value="0">
            <text:p>0</text:p>
          </table:table-cell>
          <table:table-cell table:formula="of:=IF([.U148]&gt;0;[.V148]+[.U149];0)" office:value-type="float" office:value="0">
            <text:p>0</text:p>
          </table:table-cell>
          <table:table-cell table:formula="of:=(ABS([.Q149]-[.L149])/IF([.L149]=0;1;[.L149]))" office:value-type="float" office:value="1.17727773775538">
            <text:p>1,1772777378</text:p>
          </table:table-cell>
          <table:table-cell table:formula="of:=IF([.W149]&lt;[.$Q$1];1;0)" office:value-type="float" office:value="0">
            <text:p>0</text:p>
          </table:table-cell>
          <table:table-cell table:formula="of:=IF([.X148]&gt;0;[.Y148]+[.X14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48">
            <text:p>148</text:p>
          </table:table-cell>
          <table:table-cell/>
          <table:table-cell office:value-type="string">
            <text:p>2020-05-2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66">
            <text:p>1466</text:p>
          </table:table-cell>
          <table:table-cell office:value-type="float" office:value="27403">
            <text:p>27403</text:p>
          </table:table-cell>
          <table:table-cell office:value-type="float" office:value="25">
            <text:p>25</text:p>
          </table:table-cell>
          <table:table-cell office:value-type="float" office:value="577">
            <text:p>577</text:p>
          </table:table-cell>
          <table:table-cell table:formula="of:=SUM([.G144:.G150])/7" office:value-type="float" office:value="1180.85714285714">
            <text:p>1180,86</text:p>
          </table:table-cell>
          <table:table-cell table:formula="of:=SUM([.I144:.I150])/7" office:value-type="float" office:value="29.7142857142857">
            <text:p>29,71</text:p>
          </table:table-cell>
          <table:table-cell table:formula="of:=[.A150]*[.K150]" office:value-type="float" office:value="174766.857142857">
            <text:p>174766,86</text:p>
          </table:table-cell>
          <table:table-cell table:formula="of:=[.L150]*[.A150]" office:value-type="float" office:value="4397.71428571429">
            <text:p>4397,71</text:p>
          </table:table-cell>
          <table:table-cell table:formula="of:=[.A150]*[.A150]" office:value-type="float" office:value="21904">
            <text:p>21904,00</text:p>
          </table:table-cell>
          <table:table-cell table:formula="of:=[.A150]*a+b" office:value-type="float" office:value="2397.22815540943">
            <text:p>2397,23</text:p>
          </table:table-cell>
          <table:table-cell table:formula="of:=a_2*[.A150]+b_2" office:value-type="float" office:value="66.6482558704243">
            <text:p>66,6482558704</text:p>
          </table:table-cell>
          <table:table-cell table:number-columns-repeated="2"/>
          <table:table-cell table:formula="of:=(ABS([.P150]-[.K150])/IF([.K150]=0;1;[.K150]))" office:value-type="float" office:value="1.03007465374619">
            <text:p>1,0300746537</text:p>
          </table:table-cell>
          <table:table-cell table:formula="of:=IF([.T150]&lt;[.$P$1];1;0)" office:value-type="float" office:value="0">
            <text:p>0</text:p>
          </table:table-cell>
          <table:table-cell table:formula="of:=IF([.U149]&gt;0;[.V149]+[.U150];0)" office:value-type="float" office:value="0">
            <text:p>0</text:p>
          </table:table-cell>
          <table:table-cell table:formula="of:=(ABS([.Q150]-[.L150])/IF([.L150]=0;1;[.L150]))" office:value-type="float" office:value="1.24297014948543">
            <text:p>1,2429701495</text:p>
          </table:table-cell>
          <table:table-cell table:formula="of:=IF([.W150]&lt;[.$Q$1];1;0)" office:value-type="float" office:value="0">
            <text:p>0</text:p>
          </table:table-cell>
          <table:table-cell table:formula="of:=IF([.X149]&gt;0;[.Y149]+[.X15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49">
            <text:p>149</text:p>
          </table:table-cell>
          <table:table-cell/>
          <table:table-cell office:value-type="string">
            <text:p>2020-05-3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837">
            <text:p>1837</text:p>
          </table:table-cell>
          <table:table-cell office:value-type="float" office:value="29240">
            <text:p>29240</text:p>
          </table:table-cell>
          <table:table-cell office:value-type="float" office:value="34">
            <text:p>34</text:p>
          </table:table-cell>
          <table:table-cell office:value-type="float" office:value="611">
            <text:p>611</text:p>
          </table:table-cell>
          <table:table-cell table:formula="of:=SUM([.G145:.G151])/7" office:value-type="float" office:value="1302.14285714286">
            <text:p>1302,14</text:p>
          </table:table-cell>
          <table:table-cell table:formula="of:=SUM([.I145:.I151])/7" office:value-type="float" office:value="30.5714285714286">
            <text:p>30,57</text:p>
          </table:table-cell>
          <table:table-cell table:formula="of:=[.A151]*[.K151]" office:value-type="float" office:value="194019.285714286">
            <text:p>194019,29</text:p>
          </table:table-cell>
          <table:table-cell table:formula="of:=[.L151]*[.A151]" office:value-type="float" office:value="4555.14285714286">
            <text:p>4555,14</text:p>
          </table:table-cell>
          <table:table-cell table:formula="of:=[.A151]*[.A151]" office:value-type="float" office:value="22201">
            <text:p>22201,00</text:p>
          </table:table-cell>
          <table:table-cell table:formula="of:=[.A151]*a+b" office:value-type="float" office:value="2404.68933053857">
            <text:p>2404,69</text:p>
          </table:table-cell>
          <table:table-cell table:formula="of:=a_2*[.A151]+b_2" office:value-type="float" office:value="67.0450605777205">
            <text:p>67,0450605777</text:p>
          </table:table-cell>
          <table:table-cell table:number-columns-repeated="2"/>
          <table:table-cell table:formula="of:=(ABS([.P151]-[.K151])/IF([.K151]=0;1;[.K151]))" office:value-type="float" office:value="0.846716984505761">
            <text:p>0,8467169845</text:p>
          </table:table-cell>
          <table:table-cell table:formula="of:=IF([.T151]&lt;[.$P$1];1;0)" office:value-type="float" office:value="0">
            <text:p>0</text:p>
          </table:table-cell>
          <table:table-cell table:formula="of:=IF([.U150]&gt;0;[.V150]+[.U151];0)" office:value-type="float" office:value="0">
            <text:p>0</text:p>
          </table:table-cell>
          <table:table-cell table:formula="of:=(ABS([.Q151]-[.L151])/IF([.L151]=0;1;[.L151]))" office:value-type="float" office:value="1.19306272917777">
            <text:p>1,1930627292</text:p>
          </table:table-cell>
          <table:table-cell table:formula="of:=IF([.W151]&lt;[.$Q$1];1;0)" office:value-type="float" office:value="0">
            <text:p>0</text:p>
          </table:table-cell>
          <table:table-cell table:formula="of:=IF([.X150]&gt;0;[.Y150]+[.X15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/>
          <table:table-cell office:value-type="string">
            <text:p>2020-05-3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27">
            <text:p>1727</text:p>
          </table:table-cell>
          <table:table-cell office:value-type="float" office:value="30967">
            <text:p>30967</text:p>
          </table:table-cell>
          <table:table-cell office:value-type="float" office:value="32">
            <text:p>32</text:p>
          </table:table-cell>
          <table:table-cell office:value-type="float" office:value="643">
            <text:p>643</text:p>
          </table:table-cell>
          <table:table-cell table:formula="of:=SUM([.G146:.G152])/7" office:value-type="float" office:value="1374.85714285714">
            <text:p>1374,86</text:p>
          </table:table-cell>
          <table:table-cell table:formula="of:=SUM([.I146:.I152])/7" office:value-type="float" office:value="33.7142857142857">
            <text:p>33,71</text:p>
          </table:table-cell>
          <table:table-cell table:formula="of:=[.A152]*[.K152]" office:value-type="float" office:value="206228.571428571">
            <text:p>206228,57</text:p>
          </table:table-cell>
          <table:table-cell table:formula="of:=[.L152]*[.A152]" office:value-type="float" office:value="5057.14285714286">
            <text:p>5057,14</text:p>
          </table:table-cell>
          <table:table-cell table:formula="of:=[.A152]*[.A152]" office:value-type="float" office:value="22500">
            <text:p>22500,00</text:p>
          </table:table-cell>
          <table:table-cell table:formula="of:=[.A152]*a+b" office:value-type="float" office:value="2412.15050566772">
            <text:p>2412,15</text:p>
          </table:table-cell>
          <table:table-cell table:formula="of:=a_2*[.A152]+b_2" office:value-type="float" office:value="67.4418652850166">
            <text:p>67,441865285</text:p>
          </table:table-cell>
          <table:table-cell table:number-columns-repeated="2"/>
          <table:table-cell table:formula="of:=(ABS([.P152]-[.K152])/IF([.K152]=0;1;[.K152]))" office:value-type="float" office:value="0.754473559816505">
            <text:p>0,7544735598</text:p>
          </table:table-cell>
          <table:table-cell table:formula="of:=IF([.T152]&lt;[.$P$1];1;0)" office:value-type="float" office:value="0">
            <text:p>0</text:p>
          </table:table-cell>
          <table:table-cell table:formula="of:=IF([.U151]&gt;0;[.V151]+[.U152];0)" office:value-type="float" office:value="0">
            <text:p>0</text:p>
          </table:table-cell>
          <table:table-cell table:formula="of:=(ABS([.Q152]-[.L152])/IF([.L152]=0;1;[.L152]))" office:value-type="float" office:value="1.00039430930134">
            <text:p>1,0003943093</text:p>
          </table:table-cell>
          <table:table-cell table:formula="of:=IF([.W152]&lt;[.$Q$1];1;0)" office:value-type="float" office:value="0">
            <text:p>0</text:p>
          </table:table-cell>
          <table:table-cell table:formula="of:=IF([.X151]&gt;0;[.Y151]+[.X15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1">
            <text:p>151</text:p>
          </table:table-cell>
          <table:table-cell/>
          <table:table-cell office:value-type="string">
            <text:p>2020-06-0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16">
            <text:p>1716</text:p>
          </table:table-cell>
          <table:table-cell office:value-type="float" office:value="32683">
            <text:p>32683</text:p>
          </table:table-cell>
          <table:table-cell office:value-type="float" office:value="40">
            <text:p>40</text:p>
          </table:table-cell>
          <table:table-cell office:value-type="float" office:value="683">
            <text:p>683</text:p>
          </table:table-cell>
          <table:table-cell table:formula="of:=SUM([.G147:.G153])/7" office:value-type="float" office:value="1442.85714285714">
            <text:p>1442,86</text:p>
          </table:table-cell>
          <table:table-cell table:formula="of:=SUM([.I147:.I153])/7" office:value-type="float" office:value="36.2857142857143">
            <text:p>36,29</text:p>
          </table:table-cell>
          <table:table-cell table:formula="of:=[.A153]*[.K153]" office:value-type="float" office:value="217871.428571429">
            <text:p>217871,43</text:p>
          </table:table-cell>
          <table:table-cell table:formula="of:=[.L153]*[.A153]" office:value-type="float" office:value="5479.14285714286">
            <text:p>5479,14</text:p>
          </table:table-cell>
          <table:table-cell table:formula="of:=[.A153]*[.A153]" office:value-type="float" office:value="22801">
            <text:p>22801,00</text:p>
          </table:table-cell>
          <table:table-cell table:formula="of:=[.A153]*a+b" office:value-type="float" office:value="2419.61168079687">
            <text:p>2419,61</text:p>
          </table:table-cell>
          <table:table-cell table:formula="of:=a_2*[.A153]+b_2" office:value-type="float" office:value="67.8386699923128">
            <text:p>67,8386699923</text:p>
          </table:table-cell>
          <table:table-cell table:number-columns-repeated="2"/>
          <table:table-cell table:formula="of:=(ABS([.P153]-[.K153])/IF([.K153]=0;1;[.K153]))" office:value-type="float" office:value="0.676958590651294">
            <text:p>0,6769585907</text:p>
          </table:table-cell>
          <table:table-cell table:formula="of:=IF([.T153]&lt;[.$P$1];1;0)" office:value-type="float" office:value="0">
            <text:p>0</text:p>
          </table:table-cell>
          <table:table-cell table:formula="of:=IF([.U152]&gt;0;[.V152]+[.U153];0)" office:value-type="float" office:value="0">
            <text:p>0</text:p>
          </table:table-cell>
          <table:table-cell table:formula="of:=(ABS([.Q153]-[.L153])/IF([.L153]=0;1;[.L153]))" office:value-type="float" office:value="0.869569645457439">
            <text:p>0,8695696455</text:p>
          </table:table-cell>
          <table:table-cell table:formula="of:=IF([.W153]&lt;[.$Q$1];1;0)" office:value-type="float" office:value="0">
            <text:p>0</text:p>
          </table:table-cell>
          <table:table-cell table:formula="of:=IF([.X152]&gt;0;[.Y152]+[.X15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2">
            <text:p>152</text:p>
          </table:table-cell>
          <table:table-cell/>
          <table:table-cell office:value-type="string">
            <text:p>2020-06-0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674">
            <text:p>1674</text:p>
          </table:table-cell>
          <table:table-cell office:value-type="float" office:value="34357">
            <text:p>34357</text:p>
          </table:table-cell>
          <table:table-cell office:value-type="float" office:value="22">
            <text:p>22</text:p>
          </table:table-cell>
          <table:table-cell office:value-type="float" office:value="705">
            <text:p>705</text:p>
          </table:table-cell>
          <table:table-cell table:formula="of:=SUM([.G148:.G154])/7" office:value-type="float" office:value="1534.57142857143">
            <text:p>1534,57</text:p>
          </table:table-cell>
          <table:table-cell table:formula="of:=SUM([.I148:.I154])/7" office:value-type="float" office:value="32">
            <text:p>32,00</text:p>
          </table:table-cell>
          <table:table-cell table:formula="of:=[.A154]*[.K154]" office:value-type="float" office:value="233254.857142857">
            <text:p>233254,86</text:p>
          </table:table-cell>
          <table:table-cell table:formula="of:=[.L154]*[.A154]" office:value-type="float" office:value="4864">
            <text:p>4864,00</text:p>
          </table:table-cell>
          <table:table-cell table:formula="of:=[.A154]*[.A154]" office:value-type="float" office:value="23104">
            <text:p>23104,00</text:p>
          </table:table-cell>
          <table:table-cell table:formula="of:=[.A154]*a+b" office:value-type="float" office:value="2427.07285592601">
            <text:p>2427,07</text:p>
          </table:table-cell>
          <table:table-cell table:formula="of:=a_2*[.A154]+b_2" office:value-type="float" office:value="68.235474699609">
            <text:p>68,2354746996</text:p>
          </table:table-cell>
          <table:table-cell table:number-columns-repeated="2"/>
          <table:table-cell table:formula="of:=(ABS([.P154]-[.K154])/IF([.K154]=0;1;[.K154]))" office:value-type="float" office:value="0.581596536164783">
            <text:p>0,5815965362</text:p>
          </table:table-cell>
          <table:table-cell table:formula="of:=IF([.T154]&lt;[.$P$1];1;0)" office:value-type="float" office:value="0">
            <text:p>0</text:p>
          </table:table-cell>
          <table:table-cell table:formula="of:=IF([.U153]&gt;0;[.V153]+[.U154];0)" office:value-type="float" office:value="0">
            <text:p>0</text:p>
          </table:table-cell>
          <table:table-cell table:formula="of:=(ABS([.Q154]-[.L154])/IF([.L154]=0;1;[.L154]))" office:value-type="float" office:value="1.13235858436278">
            <text:p>1,1323585844</text:p>
          </table:table-cell>
          <table:table-cell table:formula="of:=IF([.W154]&lt;[.$Q$1];1;0)" office:value-type="float" office:value="0">
            <text:p>0</text:p>
          </table:table-cell>
          <table:table-cell table:formula="of:=IF([.X153]&gt;0;[.Y153]+[.X15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3">
            <text:p>153</text:p>
          </table:table-cell>
          <table:table-cell/>
          <table:table-cell office:value-type="string">
            <text:p>2020-06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55">
            <text:p>1455</text:p>
          </table:table-cell>
          <table:table-cell office:value-type="float" office:value="35812">
            <text:p>35812</text:p>
          </table:table-cell>
          <table:table-cell office:value-type="float" office:value="50">
            <text:p>50</text:p>
          </table:table-cell>
          <table:table-cell office:value-type="float" office:value="755">
            <text:p>755</text:p>
          </table:table-cell>
          <table:table-cell table:formula="of:=SUM([.G149:.G155])/7" office:value-type="float" office:value="1649.71428571429">
            <text:p>1649,71</text:p>
          </table:table-cell>
          <table:table-cell table:formula="of:=SUM([.I149:.I155])/7" office:value-type="float" office:value="33">
            <text:p>33,00</text:p>
          </table:table-cell>
          <table:table-cell table:formula="of:=[.A155]*[.K155]" office:value-type="float" office:value="252406.285714286">
            <text:p>252406,29</text:p>
          </table:table-cell>
          <table:table-cell table:formula="of:=[.L155]*[.A155]" office:value-type="float" office:value="5049">
            <text:p>5049,00</text:p>
          </table:table-cell>
          <table:table-cell table:formula="of:=[.A155]*[.A155]" office:value-type="float" office:value="23409">
            <text:p>23409,00</text:p>
          </table:table-cell>
          <table:table-cell table:formula="of:=[.A155]*a+b" office:value-type="float" office:value="2434.53403105516">
            <text:p>2434,53</text:p>
          </table:table-cell>
          <table:table-cell table:formula="of:=a_2*[.A155]+b_2" office:value-type="float" office:value="68.6322794069051">
            <text:p>68,6322794069</text:p>
          </table:table-cell>
          <table:table-cell table:number-columns-repeated="2"/>
          <table:table-cell table:formula="of:=(ABS([.P155]-[.K155])/IF([.K155]=0;1;[.K155]))" office:value-type="float" office:value="0.475730708121417">
            <text:p>0,4757307081</text:p>
          </table:table-cell>
          <table:table-cell table:formula="of:=IF([.T155]&lt;[.$P$1];1;0)" office:value-type="float" office:value="0">
            <text:p>0</text:p>
          </table:table-cell>
          <table:table-cell table:formula="of:=IF([.U154]&gt;0;[.V154]+[.U155];0)" office:value-type="float" office:value="0">
            <text:p>0</text:p>
          </table:table-cell>
          <table:table-cell table:formula="of:=(ABS([.Q155]-[.L155])/IF([.L155]=0;1;[.L155]))" office:value-type="float" office:value="1.07976604263349">
            <text:p>1,0797660426</text:p>
          </table:table-cell>
          <table:table-cell table:formula="of:=IF([.W155]&lt;[.$Q$1];1;0)" office:value-type="float" office:value="0">
            <text:p>0</text:p>
          </table:table-cell>
          <table:table-cell table:formula="of:=IF([.X154]&gt;0;[.Y154]+[.X15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4">
            <text:p>154</text:p>
          </table:table-cell>
          <table:table-cell/>
          <table:table-cell office:value-type="string">
            <text:p>2020-06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13">
            <text:p>1713</text:p>
          </table:table-cell>
          <table:table-cell office:value-type="float" office:value="37525">
            <text:p>37525</text:p>
          </table:table-cell>
          <table:table-cell office:value-type="float" office:value="37">
            <text:p>37</text:p>
          </table:table-cell>
          <table:table-cell office:value-type="float" office:value="792">
            <text:p>792</text:p>
          </table:table-cell>
          <table:table-cell table:formula="of:=SUM([.G150:.G156])/7" office:value-type="float" office:value="1655.42857142857">
            <text:p>1655,43</text:p>
          </table:table-cell>
          <table:table-cell table:formula="of:=SUM([.I150:.I156])/7" office:value-type="float" office:value="34.2857142857143">
            <text:p>34,29</text:p>
          </table:table-cell>
          <table:table-cell table:formula="of:=[.A156]*[.K156]" office:value-type="float" office:value="254936">
            <text:p>254936,00</text:p>
          </table:table-cell>
          <table:table-cell table:formula="of:=[.L156]*[.A156]" office:value-type="float" office:value="5280">
            <text:p>5280,00</text:p>
          </table:table-cell>
          <table:table-cell table:formula="of:=[.A156]*[.A156]" office:value-type="float" office:value="23716">
            <text:p>23716,00</text:p>
          </table:table-cell>
          <table:table-cell table:formula="of:=[.A156]*a+b" office:value-type="float" office:value="2441.99520618431">
            <text:p>2442,00</text:p>
          </table:table-cell>
          <table:table-cell table:formula="of:=a_2*[.A156]+b_2" office:value-type="float" office:value="69.0290841142013">
            <text:p>69,0290841142</text:p>
          </table:table-cell>
          <table:table-cell table:number-columns-repeated="2"/>
          <table:table-cell table:formula="of:=(ABS([.P156]-[.K156])/IF([.K156]=0;1;[.K156]))" office:value-type="float" office:value="0.47514380767088">
            <text:p>0,4751438077</text:p>
          </table:table-cell>
          <table:table-cell table:formula="of:=IF([.T156]&lt;[.$P$1];1;0)" office:value-type="float" office:value="0">
            <text:p>0</text:p>
          </table:table-cell>
          <table:table-cell table:formula="of:=IF([.U155]&gt;0;[.V155]+[.U156];0)" office:value-type="float" office:value="0">
            <text:p>0</text:p>
          </table:table-cell>
          <table:table-cell table:formula="of:=(ABS([.Q156]-[.L156])/IF([.L156]=0;1;[.L156]))" office:value-type="float" office:value="1.0133482866642">
            <text:p>1,0133482867</text:p>
          </table:table-cell>
          <table:table-cell table:formula="of:=IF([.W156]&lt;[.$Q$1];1;0)" office:value-type="float" office:value="0">
            <text:p>0</text:p>
          </table:table-cell>
          <table:table-cell table:formula="of:=IF([.X155]&gt;0;[.Y155]+[.X15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5">
            <text:p>155</text:p>
          </table:table-cell>
          <table:table-cell/>
          <table:table-cell table:style-name="ce3" office:value-type="string">
            <text:p>2020-06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267">
            <text:p>3267</text:p>
          </table:table-cell>
          <table:table-cell office:value-type="float" office:value="40792">
            <text:p>40792</text:p>
          </table:table-cell>
          <table:table-cell office:value-type="float" office:value="56">
            <text:p>56</text:p>
          </table:table-cell>
          <table:table-cell office:value-type="float" office:value="848">
            <text:p>848</text:p>
          </table:table-cell>
          <table:table-cell table:formula="of:=SUM([.G151:.G157])/7" office:value-type="float" office:value="1912.71428571429">
            <text:p>1912,71</text:p>
          </table:table-cell>
          <table:table-cell table:formula="of:=SUM([.I151:.I157])/7" office:value-type="float" office:value="38.7142857142857">
            <text:p>38,71</text:p>
          </table:table-cell>
          <table:table-cell table:formula="of:=[.A157]*[.K157]" office:value-type="float" office:value="296470.714285714">
            <text:p>296470,71</text:p>
          </table:table-cell>
          <table:table-cell table:formula="of:=[.L157]*[.A157]" office:value-type="float" office:value="6000.71428571429">
            <text:p>6000,71</text:p>
          </table:table-cell>
          <table:table-cell table:formula="of:=[.A157]*[.A157]" office:value-type="float" office:value="24025">
            <text:p>24025,00</text:p>
          </table:table-cell>
          <table:table-cell table:formula="of:=[.A157]*a+b" office:value-type="float" office:value="2449.45638131345">
            <text:p>2449,46</text:p>
          </table:table-cell>
          <table:table-cell table:formula="of:=a_2*[.A157]+b_2" office:value-type="float" office:value="69.4258888214974">
            <text:p>69,4258888215</text:p>
          </table:table-cell>
          <table:table-cell table:number-columns-repeated="2"/>
          <table:table-cell table:formula="of:=(ABS([.P157]-[.K157])/IF([.K157]=0;1;[.K157]))" office:value-type="float" office:value="0.280618019956246">
            <text:p>0,28061802</text:p>
          </table:table-cell>
          <table:table-cell table:style-name="ce3" table:formula="of:=IF([.T157]&lt;[.$P$1];1;0)" office:value-type="float" office:value="1">
            <text:p>1</text:p>
          </table:table-cell>
          <table:table-cell table:formula="of:=IF([.U156]&gt;0;[.V156]+[.U157];0)" office:value-type="float" office:value="0">
            <text:p>0</text:p>
          </table:table-cell>
          <table:table-cell table:formula="of:=(ABS([.Q157]-[.L157])/IF([.L157]=0;1;[.L157]))" office:value-type="float" office:value="0.79328864114569">
            <text:p>0,7932886411</text:p>
          </table:table-cell>
          <table:table-cell table:formula="of:=IF([.W157]&lt;[.$Q$1];1;0)" office:value-type="float" office:value="0">
            <text:p>0</text:p>
          </table:table-cell>
          <table:table-cell table:formula="of:=IF([.X156]&gt;0;[.Y156]+[.X15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6">
            <text:p>156</text:p>
          </table:table-cell>
          <table:table-cell/>
          <table:table-cell table:style-name="ce3" office:value-type="string">
            <text:p>2020-06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642">
            <text:p>2642</text:p>
          </table:table-cell>
          <table:table-cell office:value-type="float" office:value="43434">
            <text:p>43434</text:p>
          </table:table-cell>
          <table:table-cell office:value-type="float" office:value="60">
            <text:p>60</text:p>
          </table:table-cell>
          <table:table-cell office:value-type="float" office:value="908">
            <text:p>908</text:p>
          </table:table-cell>
          <table:table-cell table:formula="of:=SUM([.G152:.G158])/7" office:value-type="float" office:value="2027.71428571429">
            <text:p>2027,71</text:p>
          </table:table-cell>
          <table:table-cell table:formula="of:=SUM([.I152:.I158])/7" office:value-type="float" office:value="42.4285714285714">
            <text:p>42,43</text:p>
          </table:table-cell>
          <table:table-cell table:formula="of:=[.A158]*[.K158]" office:value-type="float" office:value="316323.428571429">
            <text:p>316323,43</text:p>
          </table:table-cell>
          <table:table-cell table:formula="of:=[.L158]*[.A158]" office:value-type="float" office:value="6618.85714285714">
            <text:p>6618,86</text:p>
          </table:table-cell>
          <table:table-cell table:formula="of:=[.A158]*[.A158]" office:value-type="float" office:value="24336">
            <text:p>24336,00</text:p>
          </table:table-cell>
          <table:table-cell table:formula="of:=[.A158]*a+b" office:value-type="float" office:value="2456.9175564426">
            <text:p>2456,92</text:p>
          </table:table-cell>
          <table:table-cell table:formula="of:=a_2*[.A158]+b_2" office:value-type="float" office:value="69.8226935287936">
            <text:p>69,8226935288</text:p>
          </table:table-cell>
          <table:table-cell table:number-columns-repeated="2"/>
          <table:table-cell table:formula="of:=(ABS([.P158]-[.K158])/IF([.K158]=0;1;[.K158]))" office:value-type="float" office:value="0.211668514520094">
            <text:p>0,2116685145</text:p>
          </table:table-cell>
          <table:table-cell table:style-name="ce3" table:formula="of:=IF([.T158]&lt;[.$P$1];1;0)" office:value-type="float" office:value="1">
            <text:p>1</text:p>
          </table:table-cell>
          <table:table-cell table:formula="of:=IF([.U157]&gt;0;[.V157]+[.U158];0)" office:value-type="float" office:value="1">
            <text:p>1</text:p>
          </table:table-cell>
          <table:table-cell table:formula="of:=(ABS([.Q158]-[.L158])/IF([.L158]=0;1;[.L158]))" office:value-type="float" office:value="0.645652709432846">
            <text:p>0,6456527094</text:p>
          </table:table-cell>
          <table:table-cell table:formula="of:=IF([.W158]&lt;[.$Q$1];1;0)" office:value-type="float" office:value="0">
            <text:p>0</text:p>
          </table:table-cell>
          <table:table-cell table:formula="of:=IF([.X157]&gt;0;[.Y157]+[.X15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7">
            <text:p>157</text:p>
          </table:table-cell>
          <table:table-cell/>
          <table:table-cell table:style-name="ce3" office:value-type="string">
            <text:p>2020-06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539">
            <text:p>2539</text:p>
          </table:table-cell>
          <table:table-cell office:value-type="float" office:value="45973">
            <text:p>45973</text:p>
          </table:table-cell>
          <table:table-cell office:value-type="float" office:value="44">
            <text:p>44</text:p>
          </table:table-cell>
          <table:table-cell office:value-type="float" office:value="952">
            <text:p>952</text:p>
          </table:table-cell>
          <table:table-cell table:formula="of:=SUM([.G153:.G159])/7" office:value-type="float" office:value="2143.71428571429">
            <text:p>2143,71</text:p>
          </table:table-cell>
          <table:table-cell table:formula="of:=SUM([.I153:.I159])/7" office:value-type="float" office:value="44.1428571428571">
            <text:p>44,14</text:p>
          </table:table-cell>
          <table:table-cell table:formula="of:=[.A159]*[.K159]" office:value-type="float" office:value="336563.142857143">
            <text:p>336563,14</text:p>
          </table:table-cell>
          <table:table-cell table:formula="of:=[.L159]*[.A159]" office:value-type="float" office:value="6930.42857142857">
            <text:p>6930,43</text:p>
          </table:table-cell>
          <table:table-cell table:formula="of:=[.A159]*[.A159]" office:value-type="float" office:value="24649">
            <text:p>24649,00</text:p>
          </table:table-cell>
          <table:table-cell table:formula="of:=[.A159]*a+b" office:value-type="float" office:value="2464.37873157175">
            <text:p>2464,38</text:p>
          </table:table-cell>
          <table:table-cell table:formula="of:=a_2*[.A159]+b_2" office:value-type="float" office:value="70.2194982360898">
            <text:p>70,2194982361</text:p>
          </table:table-cell>
          <table:table-cell table:number-columns-repeated="2"/>
          <table:table-cell table:formula="of:=(ABS([.P159]-[.K159])/IF([.K159]=0;1;[.K159]))" office:value-type="float" office:value="0.149583574636961">
            <text:p>0,1495835746</text:p>
          </table:table-cell>
          <table:table-cell table:style-name="ce3" table:formula="of:=IF([.T159]&lt;[.$P$1];1;0)" office:value-type="float" office:value="1">
            <text:p>1</text:p>
          </table:table-cell>
          <table:table-cell table:formula="of:=IF([.U158]&gt;0;[.V158]+[.U159];0)" office:value-type="float" office:value="2">
            <text:p>2</text:p>
          </table:table-cell>
          <table:table-cell table:formula="of:=(ABS([.Q159]-[.L159])/IF([.L159]=0;1;[.L159]))" office:value-type="float" office:value="0.590732969749607">
            <text:p>0,5907329697</text:p>
          </table:table-cell>
          <table:table-cell table:formula="of:=IF([.W159]&lt;[.$Q$1];1;0)" office:value-type="float" office:value="0">
            <text:p>0</text:p>
          </table:table-cell>
          <table:table-cell table:formula="of:=IF([.X158]&gt;0;[.Y158]+[.X15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8">
            <text:p>158</text:p>
          </table:table-cell>
          <table:table-cell/>
          <table:table-cell table:style-name="ce3" office:value-type="string">
            <text:p>2020-06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312">
            <text:p>2312</text:p>
          </table:table-cell>
          <table:table-cell office:value-type="float" office:value="48285">
            <text:p>48285</text:p>
          </table:table-cell>
          <table:table-cell office:value-type="float" office:value="46">
            <text:p>46</text:p>
          </table:table-cell>
          <table:table-cell office:value-type="float" office:value="998">
            <text:p>998</text:p>
          </table:table-cell>
          <table:table-cell table:formula="of:=SUM([.G154:.G160])/7" office:value-type="float" office:value="2228.85714285714">
            <text:p>2228,86</text:p>
          </table:table-cell>
          <table:table-cell table:formula="of:=SUM([.I154:.I160])/7" office:value-type="float" office:value="45">
            <text:p>45,00</text:p>
          </table:table-cell>
          <table:table-cell table:formula="of:=[.A160]*[.K160]" office:value-type="float" office:value="352159.428571428">
            <text:p>352159,43</text:p>
          </table:table-cell>
          <table:table-cell table:formula="of:=[.L160]*[.A160]" office:value-type="float" office:value="7110">
            <text:p>7110,00</text:p>
          </table:table-cell>
          <table:table-cell table:formula="of:=[.A160]*[.A160]" office:value-type="float" office:value="24964">
            <text:p>24964,00</text:p>
          </table:table-cell>
          <table:table-cell table:formula="of:=[.A160]*a+b" office:value-type="float" office:value="2471.83990670089">
            <text:p>2471,84</text:p>
          </table:table-cell>
          <table:table-cell table:formula="of:=a_2*[.A160]+b_2" office:value-type="float" office:value="70.6163029433859">
            <text:p>70,6163029434</text:p>
          </table:table-cell>
          <table:table-cell table:number-columns-repeated="2"/>
          <table:table-cell table:formula="of:=(ABS([.P160]-[.K160])/IF([.K160]=0;1;[.K160]))" office:value-type="float" office:value="0.109016750859266">
            <text:p>0,1090167509</text:p>
          </table:table-cell>
          <table:table-cell table:style-name="ce3" table:formula="of:=IF([.T160]&lt;[.$P$1];1;0)" office:value-type="float" office:value="1">
            <text:p>1</text:p>
          </table:table-cell>
          <table:table-cell table:formula="of:=IF([.U159]&gt;0;[.V159]+[.U160];0)" office:value-type="float" office:value="3">
            <text:p>3</text:p>
          </table:table-cell>
          <table:table-cell table:formula="of:=(ABS([.Q160]-[.L160])/IF([.L160]=0;1;[.L160]))" office:value-type="float" office:value="0.569251176519687">
            <text:p>0,5692511765</text:p>
          </table:table-cell>
          <table:table-cell table:formula="of:=IF([.W160]&lt;[.$Q$1];1;0)" office:value-type="float" office:value="0">
            <text:p>0</text:p>
          </table:table-cell>
          <table:table-cell table:formula="of:=IF([.X159]&gt;0;[.Y159]+[.X160]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" office:value-type="float" office:value="159">
            <text:p>159</text:p>
          </table:table-cell>
          <table:table-cell/>
          <table:table-cell table:style-name="ce3" office:value-type="string">
            <text:p>2020-06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594">
            <text:p>2594</text:p>
          </table:table-cell>
          <table:table-cell office:value-type="float" office:value="50879">
            <text:p>50879</text:p>
          </table:table-cell>
          <table:table-cell office:value-type="float" office:value="82">
            <text:p>82</text:p>
          </table:table-cell>
          <table:table-cell office:value-type="float" office:value="1080">
            <text:p>1080</text:p>
          </table:table-cell>
          <table:table-cell table:formula="of:=SUM([.G155:.G161])/7" office:value-type="float" office:value="2360.28571428571">
            <text:p>2360,29</text:p>
          </table:table-cell>
          <table:table-cell table:formula="of:=SUM([.I155:.I161])/7" office:value-type="float" office:value="53.5714285714286">
            <text:p>53,57</text:p>
          </table:table-cell>
          <table:table-cell table:formula="of:=[.A161]*[.K161]" office:value-type="float" office:value="375285.428571429">
            <text:p>375285,43</text:p>
          </table:table-cell>
          <table:table-cell table:formula="of:=[.L161]*[.A161]" office:value-type="float" office:value="8517.85714285714">
            <text:p>8517,86</text:p>
          </table:table-cell>
          <table:table-cell table:formula="of:=[.A161]*[.A161]" office:value-type="float" office:value="25281">
            <text:p>25281,00</text:p>
          </table:table-cell>
          <table:table-cell table:formula="of:=[.A161]*a+b" office:value-type="float" office:value="2479.30108183004">
            <text:p>2479,30</text:p>
          </table:table-cell>
          <table:table-cell table:formula="of:=a_2*[.A161]+b_2" office:value-type="float" office:value="71.0131076506821">
            <text:p>71,0131076507</text:p>
          </table:table-cell>
          <table:table-cell table:number-columns-repeated="2"/>
          <table:table-cell table:formula="of:=(ABS([.P161]-[.K161])/IF([.K161]=0;1;[.K161]))" office:value-type="float" office:value="0.0504241358679514">
            <text:p>0,0504241359</text:p>
          </table:table-cell>
          <table:table-cell table:style-name="ce3" table:formula="of:=IF([.T161]&lt;[.$P$1];1;0)" office:value-type="float" office:value="1">
            <text:p>1</text:p>
          </table:table-cell>
          <table:table-cell table:formula="of:=IF([.U160]&gt;0;[.V160]+[.U161];0)" office:value-type="float" office:value="4">
            <text:p>4</text:p>
          </table:table-cell>
          <table:table-cell table:formula="of:=(ABS([.Q161]-[.L161])/IF([.L161]=0;1;[.L161]))" office:value-type="float" office:value="0.325578009479399">
            <text:p>0,3255780095</text:p>
          </table:table-cell>
          <table:table-cell table:style-name="ce1" table:formula="of:=IF([.W161]&lt;[.$Q$1];1;0)" office:value-type="float" office:value="1">
            <text:p>1</text:p>
          </table:table-cell>
          <table:table-cell table:formula="of:=IF([.X160]&gt;0;[.Y160]+[.X161]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" office:value-type="float" office:value="160">
            <text:p>160</text:p>
          </table:table-cell>
          <table:table-cell/>
          <table:table-cell table:style-name="ce3" office:value-type="string">
            <text:p>2020-06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112">
            <text:p>2112</text:p>
          </table:table-cell>
          <table:table-cell office:value-type="float" office:value="52991">
            <text:p>52991</text:p>
          </table:table-cell>
          <table:table-cell office:value-type="float" office:value="82">
            <text:p>82</text:p>
          </table:table-cell>
          <table:table-cell office:value-type="float" office:value="1162">
            <text:p>1162</text:p>
          </table:table-cell>
          <table:table-cell table:formula="of:=SUM([.G156:.G162])/7" office:value-type="float" office:value="2454.14285714286">
            <text:p>2454,14</text:p>
          </table:table-cell>
          <table:table-cell table:formula="of:=SUM([.I156:.I162])/7" office:value-type="float" office:value="58.1428571428572">
            <text:p>58,14</text:p>
          </table:table-cell>
          <table:table-cell table:formula="of:=[.A162]*[.K162]" office:value-type="float" office:value="392662.857142857">
            <text:p>392662,86</text:p>
          </table:table-cell>
          <table:table-cell table:formula="of:=[.L162]*[.A162]" office:value-type="float" office:value="9302.85714285714">
            <text:p>9302,86</text:p>
          </table:table-cell>
          <table:table-cell table:formula="of:=[.A162]*[.A162]" office:value-type="float" office:value="25600">
            <text:p>25600,00</text:p>
          </table:table-cell>
          <table:table-cell table:formula="of:=[.A162]*a+b" office:value-type="float" office:value="2486.76225695919">
            <text:p>2486,76</text:p>
          </table:table-cell>
          <table:table-cell table:formula="of:=a_2*[.A162]+b_2" office:value-type="float" office:value="71.4099123579783">
            <text:p>71,409912358</text:p>
          </table:table-cell>
          <table:table-cell table:number-columns-repeated="2"/>
          <table:table-cell table:formula="of:=(ABS([.P162]-[.K162])/IF([.K162]=0;1;[.K162]))" office:value-type="float" office:value="0.0132915652083543">
            <text:p>0,0132915652</text:p>
          </table:table-cell>
          <table:table-cell table:style-name="ce3" table:formula="of:=IF([.T162]&lt;[.$P$1];1;0)" office:value-type="float" office:value="1">
            <text:p>1</text:p>
          </table:table-cell>
          <table:table-cell table:formula="of:=IF([.U161]&gt;0;[.V161]+[.U162];0)" office:value-type="float" office:value="5">
            <text:p>5</text:p>
          </table:table-cell>
          <table:table-cell table:formula="of:=(ABS([.Q162]-[.L162])/IF([.L162]=0;1;[.L162]))" office:value-type="float" office:value="0.228180310825179">
            <text:p>0,2281803108</text:p>
          </table:table-cell>
          <table:table-cell table:style-name="ce1" table:formula="of:=IF([.W162]&lt;[.$Q$1];1;0)" office:value-type="float" office:value="1">
            <text:p>1</text:p>
          </table:table-cell>
          <table:table-cell table:formula="of:=IF([.X161]&gt;0;[.Y161]+[.X162];0)" office:value-type="float" office:value="1">
            <text:p>1</text:p>
          </table:table-cell>
          <table:table-cell table:number-columns-repeated="12"/>
        </table:table-row>
        <table:table-row table:style-name="ro1">
          <table:table-cell table:style-name="ce1" office:value-type="float" office:value="161">
            <text:p>161</text:p>
          </table:table-cell>
          <table:table-cell/>
          <table:table-cell table:style-name="ce3" office:value-type="string">
            <text:p>2020-06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430">
            <text:p>2430</text:p>
          </table:table-cell>
          <table:table-cell office:value-type="float" office:value="55421">
            <text:p>55421</text:p>
          </table:table-cell>
          <table:table-cell office:value-type="float" office:value="48">
            <text:p>48</text:p>
          </table:table-cell>
          <table:table-cell office:value-type="float" office:value="1210">
            <text:p>1210</text:p>
          </table:table-cell>
          <table:table-cell table:formula="of:=SUM([.G157:.G163])/7" office:value-type="float" office:value="2556.57142857143">
            <text:p>2556,57</text:p>
          </table:table-cell>
          <table:table-cell table:formula="of:=SUM([.I157:.I163])/7" office:value-type="float" office:value="59.7142857142857">
            <text:p>59,71</text:p>
          </table:table-cell>
          <table:table-cell table:formula="of:=[.A163]*[.K163]" office:value-type="float" office:value="411608">
            <text:p>411608,00</text:p>
          </table:table-cell>
          <table:table-cell table:formula="of:=[.L163]*[.A163]" office:value-type="float" office:value="9614">
            <text:p>9614,00</text:p>
          </table:table-cell>
          <table:table-cell table:formula="of:=[.A163]*[.A163]" office:value-type="float" office:value="25921">
            <text:p>25921,00</text:p>
          </table:table-cell>
          <table:table-cell table:formula="of:=[.A163]*a+b" office:value-type="float" office:value="2494.22343208834">
            <text:p>2494,22</text:p>
          </table:table-cell>
          <table:table-cell table:formula="of:=a_2*[.A163]+b_2" office:value-type="float" office:value="71.8067170652744">
            <text:p>71,8067170653</text:p>
          </table:table-cell>
          <table:table-cell table:number-columns-repeated="2"/>
          <table:table-cell table:formula="of:=(ABS([.P163]-[.K163])/IF([.K163]=0;1;[.K163]))" office:value-type="float" office:value="0.0243873477526627">
            <text:p>0,0243873478</text:p>
          </table:table-cell>
          <table:table-cell table:style-name="ce3" table:formula="of:=IF([.T163]&lt;[.$P$1];1;0)" office:value-type="float" office:value="1">
            <text:p>1</text:p>
          </table:table-cell>
          <table:table-cell table:formula="of:=IF([.U162]&gt;0;[.V162]+[.U163];0)" office:value-type="float" office:value="6">
            <text:p>6</text:p>
          </table:table-cell>
          <table:table-cell table:formula="of:=(ABS([.Q163]-[.L163])/IF([.L163]=0;1;[.L163]))" office:value-type="float" office:value="0.202504831236653">
            <text:p>0,2025048312</text:p>
          </table:table-cell>
          <table:table-cell table:style-name="ce1" table:formula="of:=IF([.W163]&lt;[.$Q$1];1;0)" office:value-type="float" office:value="1">
            <text:p>1</text:p>
          </table:table-cell>
          <table:table-cell table:formula="of:=IF([.X162]&gt;0;[.Y162]+[.X163];0)" office:value-type="float" office:value="2">
            <text:p>2</text:p>
          </table:table-cell>
          <table:table-cell table:number-columns-repeated="12"/>
        </table:table-row>
        <table:table-row table:style-name="ro1">
          <table:table-cell table:style-name="ce1" office:value-type="float" office:value="162">
            <text:p>162</text:p>
          </table:table-cell>
          <table:table-cell/>
          <table:table-cell table:style-name="ce3" office:value-type="string">
            <text:p>2020-06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147">
            <text:p>3147</text:p>
          </table:table-cell>
          <table:table-cell office:value-type="float" office:value="58568">
            <text:p>58568</text:p>
          </table:table-cell>
          <table:table-cell office:value-type="float" office:value="74">
            <text:p>74</text:p>
          </table:table-cell>
          <table:table-cell office:value-type="float" office:value="1284">
            <text:p>1284</text:p>
          </table:table-cell>
          <table:table-cell table:formula="of:=SUM([.G158:.G164])/7" office:value-type="float" office:value="2539.42857142857">
            <text:p>2539,43</text:p>
          </table:table-cell>
          <table:table-cell table:formula="of:=SUM([.I158:.I164])/7" office:value-type="float" office:value="62.2857142857143">
            <text:p>62,29</text:p>
          </table:table-cell>
          <table:table-cell table:formula="of:=[.A164]*[.K164]" office:value-type="float" office:value="411387.428571429">
            <text:p>411387,43</text:p>
          </table:table-cell>
          <table:table-cell table:formula="of:=[.L164]*[.A164]" office:value-type="float" office:value="10090.2857142857">
            <text:p>10090,29</text:p>
          </table:table-cell>
          <table:table-cell table:formula="of:=[.A164]*[.A164]" office:value-type="float" office:value="26244">
            <text:p>26244,00</text:p>
          </table:table-cell>
          <table:table-cell table:formula="of:=[.A164]*a+b" office:value-type="float" office:value="2501.68460721748">
            <text:p>2501,68</text:p>
          </table:table-cell>
          <table:table-cell table:formula="of:=a_2*[.A164]+b_2" office:value-type="float" office:value="72.2035217725706">
            <text:p>72,2035217726</text:p>
          </table:table-cell>
          <table:table-cell table:number-columns-repeated="2"/>
          <table:table-cell table:formula="of:=(ABS([.P164]-[.K164])/IF([.K164]=0;1;[.K164]))" office:value-type="float" office:value="0.0148631722253388">
            <text:p>0,0148631722</text:p>
          </table:table-cell>
          <table:table-cell table:style-name="ce3" table:formula="of:=IF([.T164]&lt;[.$P$1];1;0)" office:value-type="float" office:value="1">
            <text:p>1</text:p>
          </table:table-cell>
          <table:table-cell table:formula="of:=IF([.U163]&gt;0;[.V163]+[.U164];0)" office:value-type="float" office:value="7">
            <text:p>7</text:p>
          </table:table-cell>
          <table:table-cell table:formula="of:=(ABS([.Q164]-[.L164])/IF([.L164]=0;1;[.L164]))" office:value-type="float" office:value="0.159230854146776">
            <text:p>0,1592308541</text:p>
          </table:table-cell>
          <table:table-cell table:style-name="ce1" table:formula="of:=IF([.W164]&lt;[.$Q$1];1;0)" office:value-type="float" office:value="1">
            <text:p>1</text:p>
          </table:table-cell>
          <table:table-cell table:formula="of:=IF([.X163]&gt;0;[.Y163]+[.X164];0)" office:value-type="float" office:value="3">
            <text:p>3</text:p>
          </table:table-cell>
          <table:table-cell table:number-columns-repeated="12"/>
        </table:table-row>
        <table:table-row table:style-name="ro1">
          <table:table-cell table:style-name="ce1" office:value-type="float" office:value="163">
            <text:p>163</text:p>
          </table:table-cell>
          <table:table-cell/>
          <table:table-cell table:style-name="ce3" office:value-type="string">
            <text:p>2020-06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359">
            <text:p>3359</text:p>
          </table:table-cell>
          <table:table-cell office:value-type="float" office:value="61927">
            <text:p>61927</text:p>
          </table:table-cell>
          <table:table-cell office:value-type="float" office:value="70">
            <text:p>70</text:p>
          </table:table-cell>
          <table:table-cell office:value-type="float" office:value="1354">
            <text:p>1354</text:p>
          </table:table-cell>
          <table:table-cell table:formula="of:=SUM([.G159:.G165])/7" office:value-type="float" office:value="2641.85714285714">
            <text:p>2641,86</text:p>
          </table:table-cell>
          <table:table-cell table:formula="of:=SUM([.I159:.I165])/7" office:value-type="float" office:value="63.7142857142857">
            <text:p>63,71</text:p>
          </table:table-cell>
          <table:table-cell table:formula="of:=[.A165]*[.K165]" office:value-type="float" office:value="430622.714285714">
            <text:p>430622,71</text:p>
          </table:table-cell>
          <table:table-cell table:formula="of:=[.L165]*[.A165]" office:value-type="float" office:value="10385.4285714286">
            <text:p>10385,43</text:p>
          </table:table-cell>
          <table:table-cell table:formula="of:=[.A165]*[.A165]" office:value-type="float" office:value="26569">
            <text:p>26569,00</text:p>
          </table:table-cell>
          <table:table-cell table:formula="of:=[.A165]*a+b" office:value-type="float" office:value="2509.14578234663">
            <text:p>2509,15</text:p>
          </table:table-cell>
          <table:table-cell table:formula="of:=a_2*[.A165]+b_2" office:value-type="float" office:value="72.6003264798668">
            <text:p>72,6003264799</text:p>
          </table:table-cell>
          <table:table-cell table:number-columns-repeated="2"/>
          <table:table-cell table:formula="of:=(ABS([.P165]-[.K165])/IF([.K165]=0;1;[.K165]))" office:value-type="float" office:value="0.050234116886043">
            <text:p>0,0502341169</text:p>
          </table:table-cell>
          <table:table-cell table:style-name="ce3" table:formula="of:=IF([.T165]&lt;[.$P$1];1;0)" office:value-type="float" office:value="1">
            <text:p>1</text:p>
          </table:table-cell>
          <table:table-cell table:formula="of:=IF([.U164]&gt;0;[.V164]+[.U165];0)" office:value-type="float" office:value="8">
            <text:p>8</text:p>
          </table:table-cell>
          <table:table-cell table:formula="of:=(ABS([.Q165]-[.L165])/IF([.L165]=0;1;[.L165]))" office:value-type="float" office:value="0.139467007531541">
            <text:p>0,1394670075</text:p>
          </table:table-cell>
          <table:table-cell table:style-name="ce1" table:formula="of:=IF([.W165]&lt;[.$Q$1];1;0)" office:value-type="float" office:value="1">
            <text:p>1</text:p>
          </table:table-cell>
          <table:table-cell table:formula="of:=IF([.X164]&gt;0;[.Y164]+[.X165];0)" office:value-type="float" office:value="4">
            <text:p>4</text:p>
          </table:table-cell>
          <table:table-cell table:number-columns-repeated="12"/>
        </table:table-row>
        <table:table-row table:style-name="ro1">
          <table:table-cell table:style-name="ce1" office:value-type="float" office:value="164">
            <text:p>164</text:p>
          </table:table-cell>
          <table:table-cell/>
          <table:table-cell table:style-name="ce3" office:value-type="string">
            <text:p>2020-06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809">
            <text:p>3809</text:p>
          </table:table-cell>
          <table:table-cell office:value-type="float" office:value="65736">
            <text:p>65736</text:p>
          </table:table-cell>
          <table:table-cell office:value-type="float" office:value="69">
            <text:p>69</text:p>
          </table:table-cell>
          <table:table-cell office:value-type="float" office:value="1423">
            <text:p>1423</text:p>
          </table:table-cell>
          <table:table-cell table:formula="of:=SUM([.G160:.G166])/7" office:value-type="float" office:value="2823.28571428571">
            <text:p>2823,29</text:p>
          </table:table-cell>
          <table:table-cell table:formula="of:=SUM([.I160:.I166])/7" office:value-type="float" office:value="67.2857142857143">
            <text:p>67,29</text:p>
          </table:table-cell>
          <table:table-cell table:formula="of:=[.A166]*[.K166]" office:value-type="float" office:value="463018.857142857">
            <text:p>463018,86</text:p>
          </table:table-cell>
          <table:table-cell table:formula="of:=[.L166]*[.A166]" office:value-type="float" office:value="11034.8571428571">
            <text:p>11034,86</text:p>
          </table:table-cell>
          <table:table-cell table:formula="of:=[.A166]*[.A166]" office:value-type="float" office:value="26896">
            <text:p>26896,00</text:p>
          </table:table-cell>
          <table:table-cell table:formula="of:=[.A166]*a+b" office:value-type="float" office:value="2516.60695747578">
            <text:p>2516,61</text:p>
          </table:table-cell>
          <table:table-cell table:formula="of:=a_2*[.A166]+b_2" office:value-type="float" office:value="72.9971311871629">
            <text:p>72,9971311872</text:p>
          </table:table-cell>
          <table:table-cell table:number-columns-repeated="2"/>
          <table:table-cell table:formula="of:=(ABS([.P166]-[.K166])/IF([.K166]=0;1;[.K166]))" office:value-type="float" office:value="0.108624768388887">
            <text:p>0,1086247684</text:p>
          </table:table-cell>
          <table:table-cell table:style-name="ce3" table:formula="of:=IF([.T166]&lt;[.$P$1];1;0)" office:value-type="float" office:value="1">
            <text:p>1</text:p>
          </table:table-cell>
          <table:table-cell table:formula="of:=IF([.U165]&gt;0;[.V165]+[.U166];0)" office:value-type="float" office:value="9">
            <text:p>9</text:p>
          </table:table-cell>
          <table:table-cell table:formula="of:=(ABS([.Q166]-[.L166])/IF([.L166]=0;1;[.L166]))" office:value-type="float" office:value="0.0848830537370285">
            <text:p>0,0848830537</text:p>
          </table:table-cell>
          <table:table-cell table:style-name="ce1" table:formula="of:=IF([.W166]&lt;[.$Q$1];1;0)" office:value-type="float" office:value="1">
            <text:p>1</text:p>
          </table:table-cell>
          <table:table-cell table:formula="of:=IF([.X165]&gt;0;[.Y165]+[.X166];0)" office:value-type="float" office:value="5">
            <text:p>5</text:p>
          </table:table-cell>
          <table:table-cell table:number-columns-repeated="12"/>
        </table:table-row>
        <table:table-row table:style-name="ro1">
          <table:table-cell table:style-name="ce1" office:value-type="float" office:value="165">
            <text:p>165</text:p>
          </table:table-cell>
          <table:table-cell/>
          <table:table-cell table:style-name="ce3" office:value-type="string">
            <text:p>2020-06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302">
            <text:p>4302</text:p>
          </table:table-cell>
          <table:table-cell office:value-type="float" office:value="70038">
            <text:p>70038</text:p>
          </table:table-cell>
          <table:table-cell office:value-type="float" office:value="57">
            <text:p>57</text:p>
          </table:table-cell>
          <table:table-cell office:value-type="float" office:value="1480">
            <text:p>1480</text:p>
          </table:table-cell>
          <table:table-cell table:formula="of:=SUM([.G161:.G167])/7" office:value-type="float" office:value="3107.57142857143">
            <text:p>3107,57</text:p>
          </table:table-cell>
          <table:table-cell table:formula="of:=SUM([.I161:.I167])/7" office:value-type="float" office:value="68.8571428571429">
            <text:p>68,86</text:p>
          </table:table-cell>
          <table:table-cell table:formula="of:=[.A167]*[.K167]" office:value-type="float" office:value="512749.285714286">
            <text:p>512749,29</text:p>
          </table:table-cell>
          <table:table-cell table:formula="of:=[.L167]*[.A167]" office:value-type="float" office:value="11361.4285714286">
            <text:p>11361,43</text:p>
          </table:table-cell>
          <table:table-cell table:formula="of:=[.A167]*[.A167]" office:value-type="float" office:value="27225">
            <text:p>27225,00</text:p>
          </table:table-cell>
          <table:table-cell table:formula="of:=[.A167]*a+b" office:value-type="float" office:value="2524.06813260492">
            <text:p>2524,07</text:p>
          </table:table-cell>
          <table:table-cell table:formula="of:=a_2*[.A167]+b_2" office:value-type="float" office:value="73.3939358944591">
            <text:p>73,3939358945</text:p>
          </table:table-cell>
          <table:table-cell table:number-columns-repeated="2"/>
          <table:table-cell table:formula="of:=(ABS([.P167]-[.K167])/IF([.K167]=0;1;[.K167]))" office:value-type="float" office:value="0.18776826514805">
            <text:p>0,1877682651</text:p>
          </table:table-cell>
          <table:table-cell table:style-name="ce3" table:formula="of:=IF([.T167]&lt;[.$P$1];1;0)" office:value-type="float" office:value="1">
            <text:p>1</text:p>
          </table:table-cell>
          <table:table-cell table:formula="of:=IF([.U166]&gt;0;[.V166]+[.U167];0)" office:value-type="float" office:value="10">
            <text:p>10</text:p>
          </table:table-cell>
          <table:table-cell table:formula="of:=(ABS([.Q167]-[.L167])/IF([.L167]=0;1;[.L167]))" office:value-type="float" office:value="0.0658870358116463">
            <text:p>0,0658870358</text:p>
          </table:table-cell>
          <table:table-cell table:style-name="ce1" table:formula="of:=IF([.W167]&lt;[.$Q$1];1;0)" office:value-type="float" office:value="1">
            <text:p>1</text:p>
          </table:table-cell>
          <table:table-cell table:formula="of:=IF([.X166]&gt;0;[.Y166]+[.X167];0)" office:value-type="float" office:value="6">
            <text:p>6</text:p>
          </table:table-cell>
          <table:table-cell table:number-columns-repeated="12"/>
        </table:table-row>
        <table:table-row table:style-name="ro1">
          <table:table-cell table:style-name="ce1" office:value-type="float" office:value="166">
            <text:p>166</text:p>
          </table:table-cell>
          <table:table-cell/>
          <table:table-cell table:style-name="ce3" office:value-type="string">
            <text:p>2020-06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495">
            <text:p>3495</text:p>
          </table:table-cell>
          <table:table-cell office:value-type="float" office:value="73533">
            <text:p>73533</text:p>
          </table:table-cell>
          <table:table-cell office:value-type="float" office:value="88">
            <text:p>88</text:p>
          </table:table-cell>
          <table:table-cell office:value-type="float" office:value="1568">
            <text:p>1568</text:p>
          </table:table-cell>
          <table:table-cell table:formula="of:=SUM([.G162:.G168])/7" office:value-type="float" office:value="3236.28571428571">
            <text:p>3236,29</text:p>
          </table:table-cell>
          <table:table-cell table:formula="of:=SUM([.I162:.I168])/7" office:value-type="float" office:value="69.7142857142857">
            <text:p>69,71</text:p>
          </table:table-cell>
          <table:table-cell table:formula="of:=[.A168]*[.K168]" office:value-type="float" office:value="537223.428571429">
            <text:p>537223,43</text:p>
          </table:table-cell>
          <table:table-cell table:formula="of:=[.L168]*[.A168]" office:value-type="float" office:value="11572.5714285714">
            <text:p>11572,57</text:p>
          </table:table-cell>
          <table:table-cell table:formula="of:=[.A168]*[.A168]" office:value-type="float" office:value="27556">
            <text:p>27556,00</text:p>
          </table:table-cell>
          <table:table-cell table:formula="of:=[.A168]*a+b" office:value-type="float" office:value="2531.52930773407">
            <text:p>2531,53</text:p>
          </table:table-cell>
          <table:table-cell table:formula="of:=a_2*[.A168]+b_2" office:value-type="float" office:value="73.7907406017552">
            <text:p>73,7907406018</text:p>
          </table:table-cell>
          <table:table-cell table:number-columns-repeated="2"/>
          <table:table-cell table:formula="of:=(ABS([.P168]-[.K168])/IF([.K168]=0;1;[.K168]))" office:value-type="float" office:value="0.217767054200649">
            <text:p>0,2177670542</text:p>
          </table:table-cell>
          <table:table-cell table:style-name="ce3" table:formula="of:=IF([.T168]&lt;[.$P$1];1;0)" office:value-type="float" office:value="1">
            <text:p>1</text:p>
          </table:table-cell>
          <table:table-cell table:formula="of:=IF([.U167]&gt;0;[.V167]+[.U168];0)" office:value-type="float" office:value="11">
            <text:p>11</text:p>
          </table:table-cell>
          <table:table-cell table:formula="of:=(ABS([.Q168]-[.L168])/IF([.L168]=0;1;[.L168]))" office:value-type="float" office:value="0.0584737381399319">
            <text:p>0,0584737381</text:p>
          </table:table-cell>
          <table:table-cell table:style-name="ce1" table:formula="of:=IF([.W168]&lt;[.$Q$1];1;0)" office:value-type="float" office:value="1">
            <text:p>1</text:p>
          </table:table-cell>
          <table:table-cell table:formula="of:=IF([.X167]&gt;0;[.Y167]+[.X168];0)" office:value-type="float" office:value="7">
            <text:p>7</text:p>
          </table:table-cell>
          <table:table-cell table:number-columns-repeated="12"/>
        </table:table-row>
        <table:table-row table:style-name="ro1">
          <table:table-cell table:style-name="ce1" office:value-type="float" office:value="167">
            <text:p>167</text:p>
          </table:table-cell>
          <table:table-cell/>
          <table:table-cell table:style-name="ce3" office:value-type="string">
            <text:p>2020-06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801">
            <text:p>2801</text:p>
          </table:table-cell>
          <table:table-cell office:value-type="float" office:value="76334">
            <text:p>76334</text:p>
          </table:table-cell>
          <table:table-cell office:value-type="float" office:value="57">
            <text:p>57</text:p>
          </table:table-cell>
          <table:table-cell office:value-type="float" office:value="1625">
            <text:p>1625</text:p>
          </table:table-cell>
          <table:table-cell table:formula="of:=SUM([.G163:.G169])/7" office:value-type="float" office:value="3334.71428571429">
            <text:p>3334,71</text:p>
          </table:table-cell>
          <table:table-cell table:formula="of:=SUM([.I163:.I169])/7" office:value-type="float" office:value="66.1428571428571">
            <text:p>66,14</text:p>
          </table:table-cell>
          <table:table-cell table:formula="of:=[.A169]*[.K169]" office:value-type="float" office:value="556897.285714286">
            <text:p>556897,29</text:p>
          </table:table-cell>
          <table:table-cell table:formula="of:=[.L169]*[.A169]" office:value-type="float" office:value="11045.8571428571">
            <text:p>11045,86</text:p>
          </table:table-cell>
          <table:table-cell table:formula="of:=[.A169]*[.A169]" office:value-type="float" office:value="27889">
            <text:p>27889,00</text:p>
          </table:table-cell>
          <table:table-cell table:formula="of:=[.A169]*a+b" office:value-type="float" office:value="2538.99048286322">
            <text:p>2538,99</text:p>
          </table:table-cell>
          <table:table-cell table:formula="of:=a_2*[.A169]+b_2" office:value-type="float" office:value="74.1875453090514">
            <text:p>74,1875453091</text:p>
          </table:table-cell>
          <table:table-cell table:number-columns-repeated="2"/>
          <table:table-cell table:formula="of:=(ABS([.P169]-[.K169])/IF([.K169]=0;1;[.K169]))" office:value-type="float" office:value="0.238618284708798">
            <text:p>0,2386182847</text:p>
          </table:table-cell>
          <table:table-cell table:style-name="ce3" table:formula="of:=IF([.T169]&lt;[.$P$1];1;0)" office:value-type="float" office:value="1">
            <text:p>1</text:p>
          </table:table-cell>
          <table:table-cell table:formula="of:=IF([.U168]&gt;0;[.V168]+[.U169];0)" office:value-type="float" office:value="12">
            <text:p>12</text:p>
          </table:table-cell>
          <table:table-cell table:formula="of:=(ABS([.Q169]-[.L169])/IF([.L169]=0;1;[.L169]))" office:value-type="float" office:value="0.121625954996458">
            <text:p>0,121625955</text:p>
          </table:table-cell>
          <table:table-cell table:style-name="ce1" table:formula="of:=IF([.W169]&lt;[.$Q$1];1;0)" office:value-type="float" office:value="1">
            <text:p>1</text:p>
          </table:table-cell>
          <table:table-cell table:formula="of:=IF([.X168]&gt;0;[.Y168]+[.X169];0)" office:value-type="float" office:value="8">
            <text:p>8</text:p>
          </table:table-cell>
          <table:table-cell table:number-columns-repeated="12"/>
        </table:table-row>
        <table:table-row table:style-name="ro1">
          <table:table-cell table:style-name="ce1" office:value-type="float" office:value="168">
            <text:p>168</text:p>
          </table:table-cell>
          <table:table-cell/>
          <table:table-cell table:style-name="ce3" office:value-type="string">
            <text:p>2020-06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078">
            <text:p>4078</text:p>
          </table:table-cell>
          <table:table-cell office:value-type="float" office:value="80412">
            <text:p>80412</text:p>
          </table:table-cell>
          <table:table-cell office:value-type="float" office:value="49">
            <text:p>49</text:p>
          </table:table-cell>
          <table:table-cell office:value-type="float" office:value="1674">
            <text:p>1674</text:p>
          </table:table-cell>
          <table:table-cell table:formula="of:=SUM([.G164:.G170])/7" office:value-type="float" office:value="3570.14285714286">
            <text:p>3570,14</text:p>
          </table:table-cell>
          <table:table-cell table:formula="of:=SUM([.I164:.I170])/7" office:value-type="float" office:value="66.2857142857143">
            <text:p>66,29</text:p>
          </table:table-cell>
          <table:table-cell table:formula="of:=[.A170]*[.K170]" office:value-type="float" office:value="599784">
            <text:p>599784,00</text:p>
          </table:table-cell>
          <table:table-cell table:formula="of:=[.L170]*[.A170]" office:value-type="float" office:value="11136">
            <text:p>11136,00</text:p>
          </table:table-cell>
          <table:table-cell table:formula="of:=[.A170]*[.A170]" office:value-type="float" office:value="28224">
            <text:p>28224,00</text:p>
          </table:table-cell>
          <table:table-cell table:formula="of:=[.A170]*a+b" office:value-type="float" office:value="2546.45165799236">
            <text:p>2546,45</text:p>
          </table:table-cell>
          <table:table-cell table:formula="of:=a_2*[.A170]+b_2" office:value-type="float" office:value="74.5843500163476">
            <text:p>74,5843500163</text:p>
          </table:table-cell>
          <table:table-cell table:number-columns-repeated="2"/>
          <table:table-cell table:formula="of:=(ABS([.P170]-[.K170])/IF([.K170]=0;1;[.K170]))" office:value-type="float" office:value="0.286736760996097">
            <text:p>0,286736761</text:p>
          </table:table-cell>
          <table:table-cell table:style-name="ce3" table:formula="of:=IF([.T170]&lt;[.$P$1];1;0)" office:value-type="float" office:value="1">
            <text:p>1</text:p>
          </table:table-cell>
          <table:table-cell table:formula="of:=IF([.U169]&gt;0;[.V169]+[.U170];0)" office:value-type="float" office:value="13">
            <text:p>13</text:p>
          </table:table-cell>
          <table:table-cell table:formula="of:=(ABS([.Q170]-[.L170])/IF([.L170]=0;1;[.L170]))" office:value-type="float" office:value="0.12519493559145">
            <text:p>0,1251949356</text:p>
          </table:table-cell>
          <table:table-cell table:style-name="ce1" table:formula="of:=IF([.W170]&lt;[.$Q$1];1;0)" office:value-type="float" office:value="1">
            <text:p>1</text:p>
          </table:table-cell>
          <table:table-cell table:formula="of:=IF([.X169]&gt;0;[.Y169]+[.X170];0)" office:value-type="float" office:value="9">
            <text:p>9</text:p>
          </table:table-cell>
          <table:table-cell table:number-columns-repeated="12"/>
        </table:table-row>
        <table:table-row table:style-name="ro1">
          <table:table-cell table:style-name="ce1" office:value-type="float" office:value="169">
            <text:p>169</text:p>
          </table:table-cell>
          <table:table-cell/>
          <table:table-cell table:style-name="ce3" office:value-type="string">
            <text:p>2020-06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478">
            <text:p>3478</text:p>
          </table:table-cell>
          <table:table-cell office:value-type="float" office:value="83890">
            <text:p>83890</text:p>
          </table:table-cell>
          <table:table-cell office:value-type="float" office:value="63">
            <text:p>63</text:p>
          </table:table-cell>
          <table:table-cell office:value-type="float" office:value="1737">
            <text:p>1737</text:p>
          </table:table-cell>
          <table:table-cell table:formula="of:=SUM([.G165:.G171])/7" office:value-type="float" office:value="3617.42857142857">
            <text:p>3617,43</text:p>
          </table:table-cell>
          <table:table-cell table:formula="of:=SUM([.I165:.I171])/7" office:value-type="float" office:value="64.7142857142857">
            <text:p>64,71</text:p>
          </table:table-cell>
          <table:table-cell table:formula="of:=[.A171]*[.K171]" office:value-type="float" office:value="611345.428571429">
            <text:p>611345,43</text:p>
          </table:table-cell>
          <table:table-cell table:formula="of:=[.L171]*[.A171]" office:value-type="float" office:value="10936.7142857143">
            <text:p>10936,71</text:p>
          </table:table-cell>
          <table:table-cell table:formula="of:=[.A171]*[.A171]" office:value-type="float" office:value="28561">
            <text:p>28561,00</text:p>
          </table:table-cell>
          <table:table-cell table:formula="of:=[.A171]*a+b" office:value-type="float" office:value="2553.91283312151">
            <text:p>2553,91</text:p>
          </table:table-cell>
          <table:table-cell table:formula="of:=a_2*[.A171]+b_2" office:value-type="float" office:value="74.9811547236437">
            <text:p>74,9811547236</text:p>
          </table:table-cell>
          <table:table-cell table:number-columns-repeated="2"/>
          <table:table-cell table:formula="of:=(ABS([.P171]-[.K171])/IF([.K171]=0;1;[.K171]))" office:value-type="float" office:value="0.293997716142067">
            <text:p>0,2939977161</text:p>
          </table:table-cell>
          <table:table-cell table:style-name="ce3" table:formula="of:=IF([.T171]&lt;[.$P$1];1;0)" office:value-type="float" office:value="1">
            <text:p>1</text:p>
          </table:table-cell>
          <table:table-cell table:formula="of:=IF([.U170]&gt;0;[.V170]+[.U171];0)" office:value-type="float" office:value="14">
            <text:p>14</text:p>
          </table:table-cell>
          <table:table-cell table:formula="of:=(ABS([.Q171]-[.L171])/IF([.L171]=0;1;[.L171]))" office:value-type="float" office:value="0.15864918999008">
            <text:p>0,15864919</text:p>
          </table:table-cell>
          <table:table-cell table:style-name="ce1" table:formula="of:=IF([.W171]&lt;[.$Q$1];1;0)" office:value-type="float" office:value="1">
            <text:p>1</text:p>
          </table:table-cell>
          <table:table-cell table:formula="of:=IF([.X170]&gt;0;[.Y170]+[.X171];0)" office:value-type="float" office:value="10">
            <text:p>10</text:p>
          </table:table-cell>
          <table:table-cell table:number-columns-repeated="12"/>
        </table:table-row>
        <table:table-row table:style-name="ro1">
          <table:table-cell table:style-name="ce1" office:value-type="float" office:value="170">
            <text:p>170</text:p>
          </table:table-cell>
          <table:table-cell/>
          <table:table-cell table:style-name="ce3" office:value-type="string">
            <text:p>2020-06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825">
            <text:p>3825</text:p>
          </table:table-cell>
          <table:table-cell office:value-type="float" office:value="87715">
            <text:p>87715</text:p>
          </table:table-cell>
          <table:table-cell office:value-type="float" office:value="94">
            <text:p>94</text:p>
          </table:table-cell>
          <table:table-cell office:value-type="float" office:value="1831">
            <text:p>1831</text:p>
          </table:table-cell>
          <table:table-cell table:formula="of:=SUM([.G166:.G172])/7" office:value-type="float" office:value="3684">
            <text:p>3684,00</text:p>
          </table:table-cell>
          <table:table-cell table:formula="of:=SUM([.I166:.I172])/7" office:value-type="float" office:value="68.1428571428571">
            <text:p>68,14</text:p>
          </table:table-cell>
          <table:table-cell table:formula="of:=[.A172]*[.K172]" office:value-type="float" office:value="626280">
            <text:p>626280,00</text:p>
          </table:table-cell>
          <table:table-cell table:formula="of:=[.L172]*[.A172]" office:value-type="float" office:value="11584.2857142857">
            <text:p>11584,29</text:p>
          </table:table-cell>
          <table:table-cell table:formula="of:=[.A172]*[.A172]" office:value-type="float" office:value="28900">
            <text:p>28900,00</text:p>
          </table:table-cell>
          <table:table-cell table:formula="of:=[.A172]*a+b" office:value-type="float" office:value="2561.37400825066">
            <text:p>2561,37</text:p>
          </table:table-cell>
          <table:table-cell table:formula="of:=a_2*[.A172]+b_2" office:value-type="float" office:value="75.3779594309399">
            <text:p>75,3779594309</text:p>
          </table:table-cell>
          <table:table-cell table:number-columns-repeated="2"/>
          <table:table-cell table:formula="of:=(ABS([.P172]-[.K172])/IF([.K172]=0;1;[.K172]))" office:value-type="float" office:value="0.304730182342384">
            <text:p>0,3047301823</text:p>
          </table:table-cell>
          <table:table-cell table:style-name="ce3" table:formula="of:=IF([.T172]&lt;[.$P$1];1;0)" office:value-type="float" office:value="1">
            <text:p>1</text:p>
          </table:table-cell>
          <table:table-cell table:formula="of:=IF([.U171]&gt;0;[.V171]+[.U172];0)" office:value-type="float" office:value="15">
            <text:p>15</text:p>
          </table:table-cell>
          <table:table-cell table:formula="of:=(ABS([.Q172]-[.L172])/IF([.L172]=0;1;[.L172]))" office:value-type="float" office:value="0.106175505275848">
            <text:p>0,1061755053</text:p>
          </table:table-cell>
          <table:table-cell table:style-name="ce1" table:formula="of:=IF([.W172]&lt;[.$Q$1];1;0)" office:value-type="float" office:value="1">
            <text:p>1</text:p>
          </table:table-cell>
          <table:table-cell table:formula="of:=IF([.X171]&gt;0;[.Y171]+[.X172];0)" office:value-type="float" office:value="11">
            <text:p>11</text:p>
          </table:table-cell>
          <table:table-cell table:number-columns-repeated="12"/>
        </table:table-row>
        <table:table-row table:style-name="ro1">
          <table:table-cell table:style-name="ce1" office:value-type="float" office:value="171">
            <text:p>171</text:p>
          </table:table-cell>
          <table:table-cell/>
          <table:table-cell table:style-name="ce3" office:value-type="string">
            <text:p>2020-06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966">
            <text:p>4966</text:p>
          </table:table-cell>
          <table:table-cell office:value-type="float" office:value="92681">
            <text:p>92681</text:p>
          </table:table-cell>
          <table:table-cell office:value-type="float" office:value="46">
            <text:p>46</text:p>
          </table:table-cell>
          <table:table-cell office:value-type="float" office:value="1877">
            <text:p>1877</text:p>
          </table:table-cell>
          <table:table-cell table:formula="of:=SUM([.G167:.G173])/7" office:value-type="float" office:value="3849.28571428571">
            <text:p>3849,29</text:p>
          </table:table-cell>
          <table:table-cell table:formula="of:=SUM([.I167:.I173])/7" office:value-type="float" office:value="64.8571428571429">
            <text:p>64,86</text:p>
          </table:table-cell>
          <table:table-cell table:formula="of:=[.A173]*[.K173]" office:value-type="float" office:value="658227.857142857">
            <text:p>658227,86</text:p>
          </table:table-cell>
          <table:table-cell table:formula="of:=[.L173]*[.A173]" office:value-type="float" office:value="11090.5714285714">
            <text:p>11090,57</text:p>
          </table:table-cell>
          <table:table-cell table:formula="of:=[.A173]*[.A173]" office:value-type="float" office:value="29241">
            <text:p>29241,00</text:p>
          </table:table-cell>
          <table:table-cell table:formula="of:=[.A173]*a+b" office:value-type="float" office:value="2568.8351833798">
            <text:p>2568,84</text:p>
          </table:table-cell>
          <table:table-cell table:formula="of:=a_2*[.A173]+b_2" office:value-type="float" office:value="75.7747641382361">
            <text:p>75,7747641382</text:p>
          </table:table-cell>
          <table:table-cell table:number-columns-repeated="2"/>
          <table:table-cell table:formula="of:=(ABS([.P173]-[.K173])/IF([.K173]=0;1;[.K173]))" office:value-type="float" office:value="0.332646268930836">
            <text:p>0,3326462689</text:p>
          </table:table-cell>
          <table:table-cell table:style-name="ce3" table:formula="of:=IF([.T173]&lt;[.$P$1];1;0)" office:value-type="float" office:value="1">
            <text:p>1</text:p>
          </table:table-cell>
          <table:table-cell table:formula="of:=IF([.U172]&gt;0;[.V172]+[.U173];0)" office:value-type="float" office:value="16">
            <text:p>16</text:p>
          </table:table-cell>
          <table:table-cell table:formula="of:=(ABS([.Q173]-[.L173])/IF([.L173]=0;1;[.L173]))" office:value-type="float" office:value="0.16833336777016">
            <text:p>0,1683333678</text:p>
          </table:table-cell>
          <table:table-cell table:style-name="ce1" table:formula="of:=IF([.W173]&lt;[.$Q$1];1;0)" office:value-type="float" office:value="1">
            <text:p>1</text:p>
          </table:table-cell>
          <table:table-cell table:formula="of:=IF([.X172]&gt;0;[.Y172]+[.X173];0)" office:value-type="float" office:value="12">
            <text:p>12</text:p>
          </table:table-cell>
          <table:table-cell table:number-columns-repeated="12"/>
        </table:table-row>
        <table:table-row table:style-name="ro1">
          <table:table-cell table:style-name="ce1" office:value-type="float" office:value="172">
            <text:p>172</text:p>
          </table:table-cell>
          <table:table-cell/>
          <table:table-cell table:style-name="ce3" office:value-type="string">
            <text:p>2020-06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621">
            <text:p>4621</text:p>
          </table:table-cell>
          <table:table-cell office:value-type="float" office:value="97302">
            <text:p>97302</text:p>
          </table:table-cell>
          <table:table-cell office:value-type="float" office:value="53">
            <text:p>53</text:p>
          </table:table-cell>
          <table:table-cell office:value-type="float" office:value="1930">
            <text:p>1930</text:p>
          </table:table-cell>
          <table:table-cell table:formula="of:=SUM([.G168:.G174])/7" office:value-type="float" office:value="3894.85714285714">
            <text:p>3894,86</text:p>
          </table:table-cell>
          <table:table-cell table:formula="of:=SUM([.I168:.I174])/7" office:value-type="float" office:value="64.2857142857143">
            <text:p>64,29</text:p>
          </table:table-cell>
          <table:table-cell table:formula="of:=[.A174]*[.K174]" office:value-type="float" office:value="669915.428571429">
            <text:p>669915,43</text:p>
          </table:table-cell>
          <table:table-cell table:formula="of:=[.L174]*[.A174]" office:value-type="float" office:value="11057.1428571429">
            <text:p>11057,14</text:p>
          </table:table-cell>
          <table:table-cell table:formula="of:=[.A174]*[.A174]" office:value-type="float" office:value="29584">
            <text:p>29584,00</text:p>
          </table:table-cell>
          <table:table-cell table:formula="of:=[.A174]*a+b" office:value-type="float" office:value="2576.29635850895">
            <text:p>2576,30</text:p>
          </table:table-cell>
          <table:table-cell table:formula="of:=a_2*[.A174]+b_2" office:value-type="float" office:value="76.1715688455322">
            <text:p>76,1715688455</text:p>
          </table:table-cell>
          <table:table-cell table:number-columns-repeated="2"/>
          <table:table-cell table:formula="of:=(ABS([.P174]-[.K174])/IF([.K174]=0;1;[.K174]))" office:value-type="float" office:value="0.338538933774844">
            <text:p>0,3385389338</text:p>
          </table:table-cell>
          <table:table-cell table:style-name="ce3" table:formula="of:=IF([.T174]&lt;[.$P$1];1;0)" office:value-type="float" office:value="1">
            <text:p>1</text:p>
          </table:table-cell>
          <table:table-cell table:formula="of:=IF([.U173]&gt;0;[.V173]+[.U174];0)" office:value-type="float" office:value="17">
            <text:p>17</text:p>
          </table:table-cell>
          <table:table-cell table:formula="of:=(ABS([.Q174]-[.L174])/IF([.L174]=0;1;[.L174]))" office:value-type="float" office:value="0.184891070930501">
            <text:p>0,1848910709</text:p>
          </table:table-cell>
          <table:table-cell table:style-name="ce1" table:formula="of:=IF([.W174]&lt;[.$Q$1];1;0)" office:value-type="float" office:value="1">
            <text:p>1</text:p>
          </table:table-cell>
          <table:table-cell table:formula="of:=IF([.X173]&gt;0;[.Y173]+[.X174];0)" office:value-type="float" office:value="13">
            <text:p>13</text:p>
          </table:table-cell>
          <table:table-cell table:number-columns-repeated="12"/>
        </table:table-row>
        <table:table-row table:style-name="ro1">
          <table:table-cell table:style-name="ce1" office:value-type="float" office:value="173">
            <text:p>173</text:p>
          </table:table-cell>
          <table:table-cell/>
          <table:table-cell table:style-name="ce3" office:value-type="string">
            <text:p>2020-06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288">
            <text:p>4288</text:p>
          </table:table-cell>
          <table:table-cell office:value-type="float" office:value="101590">
            <text:p>101590</text:p>
          </table:table-cell>
          <table:table-cell office:value-type="float" office:value="61">
            <text:p>61</text:p>
          </table:table-cell>
          <table:table-cell office:value-type="float" office:value="1991">
            <text:p>1991</text:p>
          </table:table-cell>
          <table:table-cell table:formula="of:=SUM([.G169:.G175])/7" office:value-type="float" office:value="4008.14285714286">
            <text:p>4008,14</text:p>
          </table:table-cell>
          <table:table-cell table:formula="of:=SUM([.I169:.I175])/7" office:value-type="float" office:value="60.4285714285714">
            <text:p>60,43</text:p>
          </table:table-cell>
          <table:table-cell table:formula="of:=[.A175]*[.K175]" office:value-type="float" office:value="693408.714285714">
            <text:p>693408,71</text:p>
          </table:table-cell>
          <table:table-cell table:formula="of:=[.L175]*[.A175]" office:value-type="float" office:value="10454.1428571429">
            <text:p>10454,14</text:p>
          </table:table-cell>
          <table:table-cell table:formula="of:=[.A175]*[.A175]" office:value-type="float" office:value="29929">
            <text:p>29929,00</text:p>
          </table:table-cell>
          <table:table-cell table:formula="of:=[.A175]*a+b" office:value-type="float" office:value="2583.7575336381">
            <text:p>2583,76</text:p>
          </table:table-cell>
          <table:table-cell table:formula="of:=a_2*[.A175]+b_2" office:value-type="float" office:value="76.5683735528284">
            <text:p>76,5683735528</text:p>
          </table:table-cell>
          <table:table-cell table:number-columns-repeated="2"/>
          <table:table-cell table:formula="of:=(ABS([.P175]-[.K175])/IF([.K175]=0;1;[.K175]))" office:value-type="float" office:value="0.355372893200745">
            <text:p>0,3553728932</text:p>
          </table:table-cell>
          <table:table-cell table:style-name="ce3" table:formula="of:=IF([.T175]&lt;[.$P$1];1;0)" office:value-type="float" office:value="1">
            <text:p>1</text:p>
          </table:table-cell>
          <table:table-cell table:formula="of:=IF([.U174]&gt;0;[.V174]+[.U175];0)" office:value-type="float" office:value="18">
            <text:p>18</text:p>
          </table:table-cell>
          <table:table-cell table:formula="of:=(ABS([.Q175]-[.L175])/IF([.L175]=0;1;[.L175]))" office:value-type="float" office:value="0.267088924042077">
            <text:p>0,267088924</text:p>
          </table:table-cell>
          <table:table-cell table:style-name="ce1" table:formula="of:=IF([.W175]&lt;[.$Q$1];1;0)" office:value-type="float" office:value="1">
            <text:p>1</text:p>
          </table:table-cell>
          <table:table-cell table:formula="of:=IF([.X174]&gt;0;[.Y174]+[.X175];0)" office:value-type="float" office:value="14">
            <text:p>14</text:p>
          </table:table-cell>
          <table:table-cell table:number-columns-repeated="12"/>
        </table:table-row>
        <table:table-row table:style-name="ro1">
          <table:table-cell table:style-name="ce1" office:value-type="float" office:value="174">
            <text:p>174</text:p>
          </table:table-cell>
          <table:table-cell/>
          <table:table-cell table:style-name="ce3" office:value-type="string">
            <text:p>2020-06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518">
            <text:p>4518</text:p>
          </table:table-cell>
          <table:table-cell office:value-type="float" office:value="106108">
            <text:p>106108</text:p>
          </table:table-cell>
          <table:table-cell office:value-type="float" office:value="111">
            <text:p>111</text:p>
          </table:table-cell>
          <table:table-cell office:value-type="float" office:value="2102">
            <text:p>2102</text:p>
          </table:table-cell>
          <table:table-cell table:formula="of:=SUM([.G170:.G176])/7" office:value-type="float" office:value="4253.42857142857">
            <text:p>4253,43</text:p>
          </table:table-cell>
          <table:table-cell table:formula="of:=SUM([.I170:.I176])/7" office:value-type="float" office:value="68.1428571428571">
            <text:p>68,14</text:p>
          </table:table-cell>
          <table:table-cell table:formula="of:=[.A176]*[.K176]" office:value-type="float" office:value="740096.571428571">
            <text:p>740096,57</text:p>
          </table:table-cell>
          <table:table-cell table:formula="of:=[.L176]*[.A176]" office:value-type="float" office:value="11856.8571428571">
            <text:p>11856,86</text:p>
          </table:table-cell>
          <table:table-cell table:formula="of:=[.A176]*[.A176]" office:value-type="float" office:value="30276">
            <text:p>30276,00</text:p>
          </table:table-cell>
          <table:table-cell table:formula="of:=[.A176]*a+b" office:value-type="float" office:value="2591.21870876724">
            <text:p>2591,22</text:p>
          </table:table-cell>
          <table:table-cell table:formula="of:=a_2*[.A176]+b_2" office:value-type="float" office:value="76.9651782601246">
            <text:p>76,9651782601</text:p>
          </table:table-cell>
          <table:table-cell table:number-columns-repeated="2"/>
          <table:table-cell table:formula="of:=(ABS([.P176]-[.K176])/IF([.K176]=0;1;[.K176]))" office:value-type="float" office:value="0.39079294144654">
            <text:p>0,3907929414</text:p>
          </table:table-cell>
          <table:table-cell table:style-name="ce3" table:formula="of:=IF([.T176]&lt;[.$P$1];1;0)" office:value-type="float" office:value="1">
            <text:p>1</text:p>
          </table:table-cell>
          <table:table-cell table:formula="of:=IF([.U175]&gt;0;[.V175]+[.U176];0)" office:value-type="float" office:value="19">
            <text:p>19</text:p>
          </table:table-cell>
          <table:table-cell table:formula="of:=(ABS([.Q176]-[.L176])/IF([.L176]=0;1;[.L176]))" office:value-type="float" office:value="0.129468024781702">
            <text:p>0,1294680248</text:p>
          </table:table-cell>
          <table:table-cell table:style-name="ce1" table:formula="of:=IF([.W176]&lt;[.$Q$1];1;0)" office:value-type="float" office:value="1">
            <text:p>1</text:p>
          </table:table-cell>
          <table:table-cell table:formula="of:=IF([.X175]&gt;0;[.Y175]+[.X176];0)" office:value-type="float" office:value="15">
            <text:p>15</text:p>
          </table:table-cell>
          <table:table-cell table:number-columns-repeated="12"/>
        </table:table-row>
        <table:table-row table:style-name="ro1">
          <table:table-cell table:style-name="ce1" office:value-type="float" office:value="175">
            <text:p>175</text:p>
          </table:table-cell>
          <table:table-cell/>
          <table:table-cell table:style-name="ce3" office:value-type="string">
            <text:p>2020-06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5688">
            <text:p>5688</text:p>
          </table:table-cell>
          <table:table-cell office:value-type="float" office:value="111796">
            <text:p>111796</text:p>
          </table:table-cell>
          <table:table-cell office:value-type="float" office:value="103">
            <text:p>103</text:p>
          </table:table-cell>
          <table:table-cell office:value-type="float" office:value="2205">
            <text:p>2205</text:p>
          </table:table-cell>
          <table:table-cell table:formula="of:=SUM([.G171:.G177])/7" office:value-type="float" office:value="4483.42857142857">
            <text:p>4483,43</text:p>
          </table:table-cell>
          <table:table-cell table:formula="of:=SUM([.I171:.I177])/7" office:value-type="float" office:value="75.8571428571429">
            <text:p>75,86</text:p>
          </table:table-cell>
          <table:table-cell table:formula="of:=[.A177]*[.K177]" office:value-type="float" office:value="784600">
            <text:p>784600,00</text:p>
          </table:table-cell>
          <table:table-cell table:formula="of:=[.L177]*[.A177]" office:value-type="float" office:value="13275">
            <text:p>13275,00</text:p>
          </table:table-cell>
          <table:table-cell table:formula="of:=[.A177]*[.A177]" office:value-type="float" office:value="30625">
            <text:p>30625,00</text:p>
          </table:table-cell>
          <table:table-cell table:formula="of:=[.A177]*a+b" office:value-type="float" office:value="2598.67988389639">
            <text:p>2598,68</text:p>
          </table:table-cell>
          <table:table-cell table:formula="of:=a_2*[.A177]+b_2" office:value-type="float" office:value="77.3619829674207">
            <text:p>77,3619829674</text:p>
          </table:table-cell>
          <table:table-cell table:number-columns-repeated="2"/>
          <table:table-cell table:formula="of:=(ABS([.P177]-[.K177])/IF([.K177]=0;1;[.K177]))" office:value-type="float" office:value="0.420381111799811">
            <text:p>0,4203811118</text:p>
          </table:table-cell>
          <table:table-cell table:style-name="ce3" table:formula="of:=IF([.T177]&lt;[.$P$1];1;0)" office:value-type="float" office:value="1">
            <text:p>1</text:p>
          </table:table-cell>
          <table:table-cell table:formula="of:=IF([.U176]&gt;0;[.V176]+[.U177];0)" office:value-type="float" office:value="20">
            <text:p>20</text:p>
          </table:table-cell>
          <table:table-cell table:formula="of:=(ABS([.Q177]-[.L177])/IF([.L177]=0;1;[.L177]))" office:value-type="float" office:value="0.0198378168963184">
            <text:p>0,0198378169</text:p>
          </table:table-cell>
          <table:table-cell table:style-name="ce1" table:formula="of:=IF([.W177]&lt;[.$Q$1];1;0)" office:value-type="float" office:value="1">
            <text:p>1</text:p>
          </table:table-cell>
          <table:table-cell table:formula="of:=IF([.X176]&gt;0;[.Y176]+[.X177];0)" office:value-type="float" office:value="16">
            <text:p>16</text:p>
          </table:table-cell>
          <table:table-cell table:number-columns-repeated="12"/>
        </table:table-row>
        <table:table-row table:style-name="ro1">
          <table:table-cell table:style-name="ce1" office:value-type="float" office:value="176">
            <text:p>176</text:p>
          </table:table-cell>
          <table:table-cell/>
          <table:table-cell office:value-type="string">
            <text:p>2020-06-2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579">
            <text:p>6579</text:p>
          </table:table-cell>
          <table:table-cell office:value-type="float" office:value="118375">
            <text:p>118375</text:p>
          </table:table-cell>
          <table:table-cell office:value-type="float" office:value="87">
            <text:p>87</text:p>
          </table:table-cell>
          <table:table-cell office:value-type="float" office:value="2292">
            <text:p>2292</text:p>
          </table:table-cell>
          <table:table-cell table:formula="of:=SUM([.G172:.G178])/7" office:value-type="float" office:value="4926.42857142857">
            <text:p>4926,43</text:p>
          </table:table-cell>
          <table:table-cell table:formula="of:=SUM([.I172:.I178])/7" office:value-type="float" office:value="79.2857142857143">
            <text:p>79,29</text:p>
          </table:table-cell>
          <table:table-cell table:formula="of:=[.A178]*[.K178]" office:value-type="float" office:value="867051.428571429">
            <text:p>867051,43</text:p>
          </table:table-cell>
          <table:table-cell table:formula="of:=[.L178]*[.A178]" office:value-type="float" office:value="13954.2857142857">
            <text:p>13954,29</text:p>
          </table:table-cell>
          <table:table-cell table:formula="of:=[.A178]*[.A178]" office:value-type="float" office:value="30976">
            <text:p>30976,00</text:p>
          </table:table-cell>
          <table:table-cell table:formula="of:=[.A178]*a+b" office:value-type="float" office:value="2606.14105902554">
            <text:p>2606,14</text:p>
          </table:table-cell>
          <table:table-cell table:formula="of:=a_2*[.A178]+b_2" office:value-type="float" office:value="77.7587876747169">
            <text:p>77,7587876747</text:p>
          </table:table-cell>
          <table:table-cell table:number-columns-repeated="2"/>
          <table:table-cell table:formula="of:=(ABS([.P178]-[.K178])/IF([.K178]=0;1;[.K178]))" office:value-type="float" office:value="0.470987750814013">
            <text:p>0,4709877508</text:p>
          </table:table-cell>
          <table:table-cell table:formula="of:=IF([.T178]&lt;[.$P$1];1;0)" office:value-type="float" office:value="0">
            <text:p>0</text:p>
          </table:table-cell>
          <table:table-cell table:formula="of:=IF([.U177]&gt;0;[.V177]+[.U178];0)" office:value-type="float" office:value="20">
            <text:p>20</text:p>
          </table:table-cell>
          <table:table-cell table:formula="of:=(ABS([.Q178]-[.L178])/IF([.L178]=0;1;[.L178]))" office:value-type="float" office:value="0.0192585338323997">
            <text:p>0,0192585338</text:p>
          </table:table-cell>
          <table:table-cell table:style-name="ce1" table:formula="of:=IF([.W178]&lt;[.$Q$1];1;0)" office:value-type="float" office:value="1">
            <text:p>1</text:p>
          </table:table-cell>
          <table:table-cell table:formula="of:=IF([.X177]&gt;0;[.Y177]+[.X178];0)" office:value-type="float" office:value="17">
            <text:p>17</text:p>
          </table:table-cell>
          <table:table-cell table:number-columns-repeated="12"/>
        </table:table-row>
        <table:table-row table:style-name="ro1">
          <table:table-cell table:style-name="ce1" office:value-type="float" office:value="177">
            <text:p>177</text:p>
          </table:table-cell>
          <table:table-cell/>
          <table:table-cell office:value-type="string">
            <text:p>2020-06-2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215">
            <text:p>6215</text:p>
          </table:table-cell>
          <table:table-cell office:value-type="float" office:value="124590">
            <text:p>124590</text:p>
          </table:table-cell>
          <table:table-cell office:value-type="float" office:value="48">
            <text:p>48</text:p>
          </table:table-cell>
          <table:table-cell office:value-type="float" office:value="2340">
            <text:p>2340</text:p>
          </table:table-cell>
          <table:table-cell table:formula="of:=SUM([.G173:.G179])/7" office:value-type="float" office:value="5267.85714285714">
            <text:p>5267,86</text:p>
          </table:table-cell>
          <table:table-cell table:formula="of:=SUM([.I173:.I179])/7" office:value-type="float" office:value="72.7142857142857">
            <text:p>72,71</text:p>
          </table:table-cell>
          <table:table-cell table:formula="of:=[.A179]*[.K179]" office:value-type="float" office:value="932410.714285714">
            <text:p>932410,71</text:p>
          </table:table-cell>
          <table:table-cell table:formula="of:=[.L179]*[.A179]" office:value-type="float" office:value="12870.4285714286">
            <text:p>12870,43</text:p>
          </table:table-cell>
          <table:table-cell table:formula="of:=[.A179]*[.A179]" office:value-type="float" office:value="31329">
            <text:p>31329,00</text:p>
          </table:table-cell>
          <table:table-cell table:formula="of:=[.A179]*a+b" office:value-type="float" office:value="2613.60223415469">
            <text:p>2613,60</text:p>
          </table:table-cell>
          <table:table-cell table:formula="of:=a_2*[.A179]+b_2" office:value-type="float" office:value="78.1555923820131">
            <text:p>78,155592382</text:p>
          </table:table-cell>
          <table:table-cell table:number-columns-repeated="2"/>
          <table:table-cell table:formula="of:=(ABS([.P179]-[.K179])/IF([.K179]=0;1;[.K179]))" office:value-type="float" office:value="0.503858558940128">
            <text:p>0,5038585589</text:p>
          </table:table-cell>
          <table:table-cell table:formula="of:=IF([.T179]&lt;[.$P$1];1;0)" office:value-type="float" office:value="0">
            <text:p>0</text:p>
          </table:table-cell>
          <table:table-cell table:formula="of:=IF([.U178]&gt;0;[.V178]+[.U179];0)" office:value-type="float" office:value="0">
            <text:p>0</text:p>
          </table:table-cell>
          <table:table-cell table:formula="of:=(ABS([.Q179]-[.L179])/IF([.L179]=0;1;[.L179]))" office:value-type="float" office:value="0.0748313294186472">
            <text:p>0,0748313294</text:p>
          </table:table-cell>
          <table:table-cell table:style-name="ce1" table:formula="of:=IF([.W179]&lt;[.$Q$1];1;0)" office:value-type="float" office:value="1">
            <text:p>1</text:p>
          </table:table-cell>
          <table:table-cell table:formula="of:=IF([.X178]&gt;0;[.Y178]+[.X179];0)" office:value-type="float" office:value="18">
            <text:p>18</text:p>
          </table:table-cell>
          <table:table-cell table:number-columns-repeated="12"/>
        </table:table-row>
        <table:table-row table:style-name="ro1">
          <table:table-cell table:style-name="ce1" office:value-type="float" office:value="178">
            <text:p>178</text:p>
          </table:table-cell>
          <table:table-cell/>
          <table:table-cell office:value-type="string">
            <text:p>2020-06-2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210">
            <text:p>7210</text:p>
          </table:table-cell>
          <table:table-cell office:value-type="float" office:value="131800">
            <text:p>131800</text:p>
          </table:table-cell>
          <table:table-cell office:value-type="float" office:value="73">
            <text:p>73</text:p>
          </table:table-cell>
          <table:table-cell office:value-type="float" office:value="2413">
            <text:p>2413</text:p>
          </table:table-cell>
          <table:table-cell table:formula="of:=SUM([.G174:.G180])/7" office:value-type="float" office:value="5588.42857142857">
            <text:p>5588,43</text:p>
          </table:table-cell>
          <table:table-cell table:formula="of:=SUM([.I174:.I180])/7" office:value-type="float" office:value="76.5714285714286">
            <text:p>76,57</text:p>
          </table:table-cell>
          <table:table-cell table:formula="of:=[.A180]*[.K180]" office:value-type="float" office:value="994740.285714286">
            <text:p>994740,29</text:p>
          </table:table-cell>
          <table:table-cell table:formula="of:=[.L180]*[.A180]" office:value-type="float" office:value="13629.7142857143">
            <text:p>13629,71</text:p>
          </table:table-cell>
          <table:table-cell table:formula="of:=[.A180]*[.A180]" office:value-type="float" office:value="31684">
            <text:p>31684,00</text:p>
          </table:table-cell>
          <table:table-cell table:formula="of:=[.A180]*a+b" office:value-type="float" office:value="2621.06340928383">
            <text:p>2621,06</text:p>
          </table:table-cell>
          <table:table-cell table:formula="of:=a_2*[.A180]+b_2" office:value-type="float" office:value="78.5523970893092">
            <text:p>78,5523970893</text:p>
          </table:table-cell>
          <table:table-cell table:number-columns-repeated="2"/>
          <table:table-cell table:formula="of:=(ABS([.P180]-[.K180])/IF([.K180]=0;1;[.K180]))" office:value-type="float" office:value="0.530983822056115">
            <text:p>0,5309838221</text:p>
          </table:table-cell>
          <table:table-cell table:formula="of:=IF([.T180]&lt;[.$P$1];1;0)" office:value-type="float" office:value="0">
            <text:p>0</text:p>
          </table:table-cell>
          <table:table-cell table:formula="of:=IF([.U179]&gt;0;[.V179]+[.U180];0)" office:value-type="float" office:value="0">
            <text:p>0</text:p>
          </table:table-cell>
          <table:table-cell table:formula="of:=(ABS([.Q180]-[.L180])/IF([.L180]=0;1;[.L180]))" office:value-type="float" office:value="0.0258708575096354">
            <text:p>0,0258708575</text:p>
          </table:table-cell>
          <table:table-cell table:style-name="ce1" table:formula="of:=IF([.W180]&lt;[.$Q$1];1;0)" office:value-type="float" office:value="1">
            <text:p>1</text:p>
          </table:table-cell>
          <table:table-cell table:formula="of:=IF([.X179]&gt;0;[.Y179]+[.X180];0)" office:value-type="float" office:value="19">
            <text:p>19</text:p>
          </table:table-cell>
          <table:table-cell table:number-columns-repeated="12"/>
        </table:table-row>
        <table:table-row table:style-name="ro1">
          <table:table-cell table:style-name="ce1" office:value-type="float" office:value="179">
            <text:p>179</text:p>
          </table:table-cell>
          <table:table-cell/>
          <table:table-cell office:value-type="string">
            <text:p>2020-06-2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334">
            <text:p>6334</text:p>
          </table:table-cell>
          <table:table-cell office:value-type="float" office:value="138134">
            <text:p>138134</text:p>
          </table:table-cell>
          <table:table-cell office:value-type="float" office:value="43">
            <text:p>43</text:p>
          </table:table-cell>
          <table:table-cell office:value-type="float" office:value="2456">
            <text:p>2456</text:p>
          </table:table-cell>
          <table:table-cell table:formula="of:=SUM([.G175:.G181])/7" office:value-type="float" office:value="5833.14285714286">
            <text:p>5833,14</text:p>
          </table:table-cell>
          <table:table-cell table:formula="of:=SUM([.I175:.I181])/7" office:value-type="float" office:value="75.1428571428571">
            <text:p>75,14</text:p>
          </table:table-cell>
          <table:table-cell table:formula="of:=[.A181]*[.K181]" office:value-type="float" office:value="1044132.57142857">
            <text:p>1044132,57</text:p>
          </table:table-cell>
          <table:table-cell table:formula="of:=[.L181]*[.A181]" office:value-type="float" office:value="13450.5714285714">
            <text:p>13450,57</text:p>
          </table:table-cell>
          <table:table-cell table:formula="of:=[.A181]*[.A181]" office:value-type="float" office:value="32041">
            <text:p>32041,00</text:p>
          </table:table-cell>
          <table:table-cell table:formula="of:=[.A181]*a+b" office:value-type="float" office:value="2628.52458441298">
            <text:p>2628,52</text:p>
          </table:table-cell>
          <table:table-cell table:formula="of:=a_2*[.A181]+b_2" office:value-type="float" office:value="78.9492017966054">
            <text:p>78,9492017966</text:p>
          </table:table-cell>
          <table:table-cell table:number-columns-repeated="2"/>
          <table:table-cell table:formula="of:=(ABS([.P181]-[.K181])/IF([.K181]=0;1;[.K181]))" office:value-type="float" office:value="0.54938107144174">
            <text:p>0,5493810714</text:p>
          </table:table-cell>
          <table:table-cell table:formula="of:=IF([.T181]&lt;[.$P$1];1;0)" office:value-type="float" office:value="0">
            <text:p>0</text:p>
          </table:table-cell>
          <table:table-cell table:formula="of:=IF([.U180]&gt;0;[.V180]+[.U181];0)" office:value-type="float" office:value="0">
            <text:p>0</text:p>
          </table:table-cell>
          <table:table-cell table:formula="of:=(ABS([.Q181]-[.L181])/IF([.L181]=0;1;[.L181]))" office:value-type="float" office:value="0.0506547767609082">
            <text:p>0,0506547768</text:p>
          </table:table-cell>
          <table:table-cell table:style-name="ce1" table:formula="of:=IF([.W181]&lt;[.$Q$1];1;0)" office:value-type="float" office:value="1">
            <text:p>1</text:p>
          </table:table-cell>
          <table:table-cell table:formula="of:=IF([.X180]&gt;0;[.Y180]+[.X181];0)" office:value-type="float" office:value="20">
            <text:p>20</text:p>
          </table:table-cell>
          <table:table-cell table:number-columns-repeated="12"/>
        </table:table-row>
        <table:table-row table:style-name="ro1">
          <table:table-cell table:style-name="ce1" office:value-type="float" office:value="180">
            <text:p>180</text:p>
          </table:table-cell>
          <table:table-cell/>
          <table:table-cell office:value-type="string">
            <text:p>2020-06-3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130">
            <text:p>6130</text:p>
          </table:table-cell>
          <table:table-cell office:value-type="float" office:value="144264">
            <text:p>144264</text:p>
          </table:table-cell>
          <table:table-cell office:value-type="float" office:value="73">
            <text:p>73</text:p>
          </table:table-cell>
          <table:table-cell office:value-type="float" office:value="2529">
            <text:p>2529</text:p>
          </table:table-cell>
          <table:table-cell table:formula="of:=SUM([.G176:.G182])/7" office:value-type="float" office:value="6096.28571428572">
            <text:p>6096,29</text:p>
          </table:table-cell>
          <table:table-cell table:formula="of:=SUM([.I176:.I182])/7" office:value-type="float" office:value="76.8571428571429">
            <text:p>76,86</text:p>
          </table:table-cell>
          <table:table-cell table:formula="of:=[.A182]*[.K182]" office:value-type="float" office:value="1097331.42857143">
            <text:p>1097331,43</text:p>
          </table:table-cell>
          <table:table-cell table:formula="of:=[.L182]*[.A182]" office:value-type="float" office:value="13834.2857142857">
            <text:p>13834,29</text:p>
          </table:table-cell>
          <table:table-cell table:formula="of:=[.A182]*[.A182]" office:value-type="float" office:value="32400">
            <text:p>32400,00</text:p>
          </table:table-cell>
          <table:table-cell table:formula="of:=[.A182]*a+b" office:value-type="float" office:value="2635.98575954213">
            <text:p>2635,99</text:p>
          </table:table-cell>
          <table:table-cell table:formula="of:=a_2*[.A182]+b_2" office:value-type="float" office:value="79.3460065039016">
            <text:p>79,3460065039</text:p>
          </table:table-cell>
          <table:table-cell table:number-columns-repeated="2"/>
          <table:table-cell table:formula="of:=(ABS([.P182]-[.K182])/IF([.K182]=0;1;[.K182]))" office:value-type="float" office:value="0.567607903716669">
            <text:p>0,5676079037</text:p>
          </table:table-cell>
          <table:table-cell table:formula="of:=IF([.T182]&lt;[.$P$1];1;0)" office:value-type="float" office:value="0">
            <text:p>0</text:p>
          </table:table-cell>
          <table:table-cell table:formula="of:=IF([.U181]&gt;0;[.V181]+[.U182];0)" office:value-type="float" office:value="0">
            <text:p>0</text:p>
          </table:table-cell>
          <table:table-cell table:formula="of:=(ABS([.Q182]-[.L182])/IF([.L182]=0;1;[.L182]))" office:value-type="float" office:value="0.0323829842515071">
            <text:p>0,0323829843</text:p>
          </table:table-cell>
          <table:table-cell table:style-name="ce1" table:formula="of:=IF([.W182]&lt;[.$Q$1];1;0)" office:value-type="float" office:value="1">
            <text:p>1</text:p>
          </table:table-cell>
          <table:table-cell table:formula="of:=IF([.X181]&gt;0;[.Y181]+[.X182];0)" office:value-type="float" office:value="21">
            <text:p>21</text:p>
          </table:table-cell>
          <table:table-cell table:number-columns-repeated="12"/>
        </table:table-row>
        <table:table-row table:style-name="ro1">
          <table:table-cell table:style-name="ce1" office:value-type="float" office:value="181">
            <text:p>181</text:p>
          </table:table-cell>
          <table:table-cell/>
          <table:table-cell office:value-type="string">
            <text:p>2020-07-0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945">
            <text:p>6945</text:p>
          </table:table-cell>
          <table:table-cell office:value-type="float" office:value="151209">
            <text:p>151209</text:p>
          </table:table-cell>
          <table:table-cell office:value-type="float" office:value="128">
            <text:p>128</text:p>
          </table:table-cell>
          <table:table-cell office:value-type="float" office:value="2657">
            <text:p>2657</text:p>
          </table:table-cell>
          <table:table-cell table:formula="of:=SUM([.G177:.G183])/7" office:value-type="float" office:value="6443">
            <text:p>6443,00</text:p>
          </table:table-cell>
          <table:table-cell table:formula="of:=SUM([.I177:.I183])/7" office:value-type="float" office:value="79.2857142857143">
            <text:p>79,29</text:p>
          </table:table-cell>
          <table:table-cell table:formula="of:=[.A183]*[.K183]" office:value-type="float" office:value="1166183">
            <text:p>1166183,00</text:p>
          </table:table-cell>
          <table:table-cell table:formula="of:=[.L183]*[.A183]" office:value-type="float" office:value="14350.7142857143">
            <text:p>14350,71</text:p>
          </table:table-cell>
          <table:table-cell table:formula="of:=[.A183]*[.A183]" office:value-type="float" office:value="32761">
            <text:p>32761,00</text:p>
          </table:table-cell>
          <table:table-cell table:formula="of:=[.A183]*a+b" office:value-type="float" office:value="2643.44693467127">
            <text:p>2643,45</text:p>
          </table:table-cell>
          <table:table-cell table:formula="of:=a_2*[.A183]+b_2" office:value-type="float" office:value="79.7428112111977">
            <text:p>79,7428112112</text:p>
          </table:table-cell>
          <table:table-cell table:number-columns-repeated="2"/>
          <table:table-cell table:formula="of:=(ABS([.P183]-[.K183])/IF([.K183]=0;1;[.K183]))" office:value-type="float" office:value="0.589717998654156">
            <text:p>0,5897179987</text:p>
          </table:table-cell>
          <table:table-cell table:formula="of:=IF([.T183]&lt;[.$P$1];1;0)" office:value-type="float" office:value="0">
            <text:p>0</text:p>
          </table:table-cell>
          <table:table-cell table:formula="of:=IF([.U182]&gt;0;[.V182]+[.U183];0)" office:value-type="float" office:value="0">
            <text:p>0</text:p>
          </table:table-cell>
          <table:table-cell table:formula="of:=(ABS([.Q183]-[.L183])/IF([.L183]=0;1;[.L183]))" office:value-type="float" office:value="0.00576518644753871">
            <text:p>0,0057651864</text:p>
          </table:table-cell>
          <table:table-cell table:style-name="ce1" table:formula="of:=IF([.W183]&lt;[.$Q$1];1;0)" office:value-type="float" office:value="1">
            <text:p>1</text:p>
          </table:table-cell>
          <table:table-cell table:formula="of:=IF([.X182]&gt;0;[.Y182]+[.X183];0)" office:value-type="float" office:value="22">
            <text:p>22</text:p>
          </table:table-cell>
          <table:table-cell table:number-columns-repeated="12"/>
        </table:table-row>
        <table:table-row table:style-name="ro1">
          <table:table-cell table:style-name="ce1" office:value-type="float" office:value="182">
            <text:p>182</text:p>
          </table:table-cell>
          <table:table-cell/>
          <table:table-cell office:value-type="string">
            <text:p>2020-07-0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124">
            <text:p>8124</text:p>
          </table:table-cell>
          <table:table-cell office:value-type="float" office:value="159333">
            <text:p>159333</text:p>
          </table:table-cell>
          <table:table-cell office:value-type="float" office:value="92">
            <text:p>92</text:p>
          </table:table-cell>
          <table:table-cell office:value-type="float" office:value="2749">
            <text:p>2749</text:p>
          </table:table-cell>
          <table:table-cell table:formula="of:=SUM([.G178:.G184])/7" office:value-type="float" office:value="6791">
            <text:p>6791,00</text:p>
          </table:table-cell>
          <table:table-cell table:formula="of:=SUM([.I178:.I184])/7" office:value-type="float" office:value="77.7142857142857">
            <text:p>77,71</text:p>
          </table:table-cell>
          <table:table-cell table:formula="of:=[.A184]*[.K184]" office:value-type="float" office:value="1235962">
            <text:p>1235962,00</text:p>
          </table:table-cell>
          <table:table-cell table:formula="of:=[.L184]*[.A184]" office:value-type="float" office:value="14144">
            <text:p>14144,00</text:p>
          </table:table-cell>
          <table:table-cell table:formula="of:=[.A184]*[.A184]" office:value-type="float" office:value="33124">
            <text:p>33124,00</text:p>
          </table:table-cell>
          <table:table-cell table:formula="of:=[.A184]*a+b" office:value-type="float" office:value="2650.90810980042">
            <text:p>2650,91</text:p>
          </table:table-cell>
          <table:table-cell table:formula="of:=a_2*[.A184]+b_2" office:value-type="float" office:value="80.1396159184939">
            <text:p>80,1396159185</text:p>
          </table:table-cell>
          <table:table-cell table:number-columns-repeated="2"/>
          <table:table-cell table:formula="of:=(ABS([.P184]-[.K184])/IF([.K184]=0;1;[.K184]))" office:value-type="float" office:value="0.609643924340978">
            <text:p>0,6096439243</text:p>
          </table:table-cell>
          <table:table-cell table:formula="of:=IF([.T184]&lt;[.$P$1];1;0)" office:value-type="float" office:value="0">
            <text:p>0</text:p>
          </table:table-cell>
          <table:table-cell table:formula="of:=IF([.U183]&gt;0;[.V183]+[.U184];0)" office:value-type="float" office:value="0">
            <text:p>0</text:p>
          </table:table-cell>
          <table:table-cell table:formula="of:=(ABS([.Q184]-[.L184])/IF([.L184]=0;1;[.L184]))" office:value-type="float" office:value="0.0312082930688551">
            <text:p>0,0312082931</text:p>
          </table:table-cell>
          <table:table-cell table:style-name="ce1" table:formula="of:=IF([.W184]&lt;[.$Q$1];1;0)" office:value-type="float" office:value="1">
            <text:p>1</text:p>
          </table:table-cell>
          <table:table-cell table:formula="of:=IF([.X183]&gt;0;[.Y183]+[.X184];0)" office:value-type="float" office:value="23">
            <text:p>23</text:p>
          </table:table-cell>
          <table:table-cell table:number-columns-repeated="12"/>
        </table:table-row>
        <table:table-row table:style-name="ro1">
          <table:table-cell table:style-name="ce1" office:value-type="float" office:value="183">
            <text:p>183</text:p>
          </table:table-cell>
          <table:table-cell/>
          <table:table-cell office:value-type="string">
            <text:p>2020-07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728">
            <text:p>8728</text:p>
          </table:table-cell>
          <table:table-cell office:value-type="float" office:value="168061">
            <text:p>168061</text:p>
          </table:table-cell>
          <table:table-cell office:value-type="float" office:value="95">
            <text:p>95</text:p>
          </table:table-cell>
          <table:table-cell office:value-type="float" office:value="2844">
            <text:p>2844</text:p>
          </table:table-cell>
          <table:table-cell table:formula="of:=SUM([.G179:.G185])/7" office:value-type="float" office:value="7098">
            <text:p>7098,00</text:p>
          </table:table-cell>
          <table:table-cell table:formula="of:=SUM([.I179:.I185])/7" office:value-type="float" office:value="78.8571428571429">
            <text:p>78,86</text:p>
          </table:table-cell>
          <table:table-cell table:formula="of:=[.A185]*[.K185]" office:value-type="float" office:value="1298934">
            <text:p>1298934,00</text:p>
          </table:table-cell>
          <table:table-cell table:formula="of:=[.L185]*[.A185]" office:value-type="float" office:value="14430.8571428571">
            <text:p>14430,86</text:p>
          </table:table-cell>
          <table:table-cell table:formula="of:=[.A185]*[.A185]" office:value-type="float" office:value="33489">
            <text:p>33489,00</text:p>
          </table:table-cell>
          <table:table-cell table:formula="of:=[.A185]*a+b" office:value-type="float" office:value="2658.36928492957">
            <text:p>2658,37</text:p>
          </table:table-cell>
          <table:table-cell table:formula="of:=a_2*[.A185]+b_2" office:value-type="float" office:value="80.5364206257901">
            <text:p>80,5364206258</text:p>
          </table:table-cell>
          <table:table-cell table:number-columns-repeated="2"/>
          <table:table-cell table:formula="of:=(ABS([.P185]-[.K185])/IF([.K185]=0;1;[.K185]))" office:value-type="float" office:value="0.625476291218714">
            <text:p>0,6254762912</text:p>
          </table:table-cell>
          <table:table-cell table:formula="of:=IF([.T185]&lt;[.$P$1];1;0)" office:value-type="float" office:value="0">
            <text:p>0</text:p>
          </table:table-cell>
          <table:table-cell table:formula="of:=IF([.U184]&gt;0;[.V184]+[.U185];0)" office:value-type="float" office:value="0">
            <text:p>0</text:p>
          </table:table-cell>
          <table:table-cell table:formula="of:=(ABS([.Q185]-[.L185])/IF([.L185]=0;1;[.L185]))" office:value-type="float" office:value="0.0212951890951635">
            <text:p>0,0212951891</text:p>
          </table:table-cell>
          <table:table-cell table:style-name="ce1" table:formula="of:=IF([.W185]&lt;[.$Q$1];1;0)" office:value-type="float" office:value="1">
            <text:p>1</text:p>
          </table:table-cell>
          <table:table-cell table:formula="of:=IF([.X184]&gt;0;[.Y184]+[.X185];0)" office:value-type="float" office:value="24">
            <text:p>24</text:p>
          </table:table-cell>
          <table:table-cell table:number-columns-repeated="12"/>
        </table:table-row>
        <table:table-row table:style-name="ro1">
          <table:table-cell table:style-name="ce1" office:value-type="float" office:value="184">
            <text:p>184</text:p>
          </table:table-cell>
          <table:table-cell/>
          <table:table-cell office:value-type="string">
            <text:p>2020-07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063">
            <text:p>9063</text:p>
          </table:table-cell>
          <table:table-cell office:value-type="float" office:value="177124">
            <text:p>177124</text:p>
          </table:table-cell>
          <table:table-cell office:value-type="float" office:value="108">
            <text:p>108</text:p>
          </table:table-cell>
          <table:table-cell office:value-type="float" office:value="2952">
            <text:p>2952</text:p>
          </table:table-cell>
          <table:table-cell table:formula="of:=SUM([.G180:.G186])/7" office:value-type="float" office:value="7504.85714285714">
            <text:p>7504,86</text:p>
          </table:table-cell>
          <table:table-cell table:formula="of:=SUM([.I180:.I186])/7" office:value-type="float" office:value="87.4285714285714">
            <text:p>87,43</text:p>
          </table:table-cell>
          <table:table-cell table:formula="of:=[.A186]*[.K186]" office:value-type="float" office:value="1380893.71428571">
            <text:p>1380893,71</text:p>
          </table:table-cell>
          <table:table-cell table:formula="of:=[.L186]*[.A186]" office:value-type="float" office:value="16086.8571428571">
            <text:p>16086,86</text:p>
          </table:table-cell>
          <table:table-cell table:formula="of:=[.A186]*[.A186]" office:value-type="float" office:value="33856">
            <text:p>33856,00</text:p>
          </table:table-cell>
          <table:table-cell table:formula="of:=[.A186]*a+b" office:value-type="float" office:value="2665.83046005871">
            <text:p>2665,83</text:p>
          </table:table-cell>
          <table:table-cell table:formula="of:=a_2*[.A186]+b_2" office:value-type="float" office:value="80.9332253330862">
            <text:p>80,9332253331</text:p>
          </table:table-cell>
          <table:table-cell table:number-columns-repeated="2"/>
          <table:table-cell table:formula="of:=(ABS([.P186]-[.K186])/IF([.K186]=0;1;[.K186]))" office:value-type="float" office:value="0.644785982022862">
            <text:p>0,644785982</text:p>
          </table:table-cell>
          <table:table-cell table:formula="of:=IF([.T186]&lt;[.$P$1];1;0)" office:value-type="float" office:value="0">
            <text:p>0</text:p>
          </table:table-cell>
          <table:table-cell table:formula="of:=IF([.U185]&gt;0;[.V185]+[.U186];0)" office:value-type="float" office:value="0">
            <text:p>0</text:p>
          </table:table-cell>
          <table:table-cell table:formula="of:=(ABS([.Q186]-[.L186])/IF([.L186]=0;1;[.L186]))" office:value-type="float" office:value="0.0742931742947657">
            <text:p>0,0742931743</text:p>
          </table:table-cell>
          <table:table-cell table:style-name="ce1" table:formula="of:=IF([.W186]&lt;[.$Q$1];1;0)" office:value-type="float" office:value="1">
            <text:p>1</text:p>
          </table:table-cell>
          <table:table-cell table:formula="of:=IF([.X185]&gt;0;[.Y185]+[.X186];0)" office:value-type="float" office:value="25">
            <text:p>25</text:p>
          </table:table-cell>
          <table:table-cell table:number-columns-repeated="12"/>
        </table:table-row>
        <table:table-row table:style-name="ro1">
          <table:table-cell table:style-name="ce1" office:value-type="float" office:value="185">
            <text:p>185</text:p>
          </table:table-cell>
          <table:table-cell/>
          <table:table-cell office:value-type="string">
            <text:p>2020-07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0853">
            <text:p>10853</text:p>
          </table:table-cell>
          <table:table-cell office:value-type="float" office:value="187977">
            <text:p>187977</text:p>
          </table:table-cell>
          <table:table-cell office:value-type="float" office:value="74">
            <text:p>74</text:p>
          </table:table-cell>
          <table:table-cell office:value-type="float" office:value="3026">
            <text:p>3026</text:p>
          </table:table-cell>
          <table:table-cell table:formula="of:=SUM([.G181:.G187])/7" office:value-type="float" office:value="8025.28571428572">
            <text:p>8025,29</text:p>
          </table:table-cell>
          <table:table-cell table:formula="of:=SUM([.I181:.I187])/7" office:value-type="float" office:value="87.5714285714286">
            <text:p>87,57</text:p>
          </table:table-cell>
          <table:table-cell table:formula="of:=[.A187]*[.K187]" office:value-type="float" office:value="1484677.85714286">
            <text:p>1484677,86</text:p>
          </table:table-cell>
          <table:table-cell table:formula="of:=[.L187]*[.A187]" office:value-type="float" office:value="16200.7142857143">
            <text:p>16200,71</text:p>
          </table:table-cell>
          <table:table-cell table:formula="of:=[.A187]*[.A187]" office:value-type="float" office:value="34225">
            <text:p>34225,00</text:p>
          </table:table-cell>
          <table:table-cell table:formula="of:=[.A187]*a+b" office:value-type="float" office:value="2673.29163518786">
            <text:p>2673,29</text:p>
          </table:table-cell>
          <table:table-cell table:formula="of:=a_2*[.A187]+b_2" office:value-type="float" office:value="81.3300300403824">
            <text:p>81,3300300404</text:p>
          </table:table-cell>
          <table:table-cell table:number-columns-repeated="2"/>
          <table:table-cell table:formula="of:=(ABS([.P187]-[.K187])/IF([.K187]=0;1;[.K187]))" office:value-type="float" office:value="0.666891406691083">
            <text:p>0,6668914067</text:p>
          </table:table-cell>
          <table:table-cell table:formula="of:=IF([.T187]&lt;[.$P$1];1;0)" office:value-type="float" office:value="0">
            <text:p>0</text:p>
          </table:table-cell>
          <table:table-cell table:formula="of:=IF([.U186]&gt;0;[.V186]+[.U187];0)" office:value-type="float" office:value="0">
            <text:p>0</text:p>
          </table:table-cell>
          <table:table-cell table:formula="of:=(ABS([.Q187]-[.L187])/IF([.L187]=0;1;[.L187]))" office:value-type="float" office:value="0.0712720876302176">
            <text:p>0,0712720876</text:p>
          </table:table-cell>
          <table:table-cell table:style-name="ce1" table:formula="of:=IF([.W187]&lt;[.$Q$1];1;0)" office:value-type="float" office:value="1">
            <text:p>1</text:p>
          </table:table-cell>
          <table:table-cell table:formula="of:=IF([.X186]&gt;0;[.Y186]+[.X187];0)" office:value-type="float" office:value="26">
            <text:p>26</text:p>
          </table:table-cell>
          <table:table-cell table:number-columns-repeated="12"/>
        </table:table-row>
        <table:table-row table:style-name="ro1">
          <table:table-cell table:style-name="ce1" office:value-type="float" office:value="186">
            <text:p>186</text:p>
          </table:table-cell>
          <table:table-cell/>
          <table:table-cell office:value-type="string">
            <text:p>2020-07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773">
            <text:p>8773</text:p>
          </table:table-cell>
          <table:table-cell office:value-type="float" office:value="196750">
            <text:p>196750</text:p>
          </table:table-cell>
          <table:table-cell office:value-type="float" office:value="173">
            <text:p>173</text:p>
          </table:table-cell>
          <table:table-cell office:value-type="float" office:value="3199">
            <text:p>3199</text:p>
          </table:table-cell>
          <table:table-cell table:formula="of:=SUM([.G182:.G188])/7" office:value-type="float" office:value="8373.71428571429">
            <text:p>8373,71</text:p>
          </table:table-cell>
          <table:table-cell table:formula="of:=SUM([.I182:.I188])/7" office:value-type="float" office:value="106.142857142857">
            <text:p>106,14</text:p>
          </table:table-cell>
          <table:table-cell table:formula="of:=[.A188]*[.K188]" office:value-type="float" office:value="1557510.85714286">
            <text:p>1557510,86</text:p>
          </table:table-cell>
          <table:table-cell table:formula="of:=[.L188]*[.A188]" office:value-type="float" office:value="19742.5714285714">
            <text:p>19742,57</text:p>
          </table:table-cell>
          <table:table-cell table:formula="of:=[.A188]*[.A188]" office:value-type="float" office:value="34596">
            <text:p>34596,00</text:p>
          </table:table-cell>
          <table:table-cell table:formula="of:=[.A188]*a+b" office:value-type="float" office:value="2680.75281031701">
            <text:p>2680,75</text:p>
          </table:table-cell>
          <table:table-cell table:formula="of:=a_2*[.A188]+b_2" office:value-type="float" office:value="81.7268347476785">
            <text:p>81,7268347477</text:p>
          </table:table-cell>
          <table:table-cell table:number-columns-repeated="2"/>
          <table:table-cell table:formula="of:=(ABS([.P188]-[.K188])/IF([.K188]=0;1;[.K188]))" office:value-type="float" office:value="0.679860965056997">
            <text:p>0,6798609651</text:p>
          </table:table-cell>
          <table:table-cell table:formula="of:=IF([.T188]&lt;[.$P$1];1;0)" office:value-type="float" office:value="0">
            <text:p>0</text:p>
          </table:table-cell>
          <table:table-cell table:formula="of:=IF([.U187]&gt;0;[.V187]+[.U188];0)" office:value-type="float" office:value="0">
            <text:p>0</text:p>
          </table:table-cell>
          <table:table-cell table:formula="of:=(ABS([.Q188]-[.L188])/IF([.L188]=0;1;[.L188]))" office:value-type="float" office:value="0.23002982068136">
            <text:p>0,2300298207</text:p>
          </table:table-cell>
          <table:table-cell table:style-name="ce1" table:formula="of:=IF([.W188]&lt;[.$Q$1];1;0)" office:value-type="float" office:value="1">
            <text:p>1</text:p>
          </table:table-cell>
          <table:table-cell table:formula="of:=IF([.X187]&gt;0;[.Y187]+[.X188];0)" office:value-type="float" office:value="27">
            <text:p>27</text:p>
          </table:table-cell>
          <table:table-cell table:number-columns-repeated="12"/>
        </table:table-row>
        <table:table-row table:style-name="ro1">
          <table:table-cell table:style-name="ce1" office:value-type="float" office:value="187">
            <text:p>187</text:p>
          </table:table-cell>
          <table:table-cell/>
          <table:table-cell office:value-type="string">
            <text:p>2020-07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971">
            <text:p>8971</text:p>
          </table:table-cell>
          <table:table-cell office:value-type="float" office:value="205721">
            <text:p>205721</text:p>
          </table:table-cell>
          <table:table-cell office:value-type="float" office:value="111">
            <text:p>111</text:p>
          </table:table-cell>
          <table:table-cell office:value-type="float" office:value="3310">
            <text:p>3310</text:p>
          </table:table-cell>
          <table:table-cell table:formula="of:=SUM([.G183:.G189])/7" office:value-type="float" office:value="8779.57142857143">
            <text:p>8779,57</text:p>
          </table:table-cell>
          <table:table-cell table:formula="of:=SUM([.I183:.I189])/7" office:value-type="float" office:value="111.571428571429">
            <text:p>111,57</text:p>
          </table:table-cell>
          <table:table-cell table:formula="of:=[.A189]*[.K189]" office:value-type="float" office:value="1641779.85714286">
            <text:p>1641779,86</text:p>
          </table:table-cell>
          <table:table-cell table:formula="of:=[.L189]*[.A189]" office:value-type="float" office:value="20863.8571428571">
            <text:p>20863,86</text:p>
          </table:table-cell>
          <table:table-cell table:formula="of:=[.A189]*[.A189]" office:value-type="float" office:value="34969">
            <text:p>34969,00</text:p>
          </table:table-cell>
          <table:table-cell table:formula="of:=[.A189]*a+b" office:value-type="float" office:value="2688.21398544615">
            <text:p>2688,21</text:p>
          </table:table-cell>
          <table:table-cell table:formula="of:=a_2*[.A189]+b_2" office:value-type="float" office:value="82.1236394549747">
            <text:p>82,123639455</text:p>
          </table:table-cell>
          <table:table-cell table:number-columns-repeated="2"/>
          <table:table-cell table:formula="of:=(ABS([.P189]-[.K189])/IF([.K189]=0;1;[.K189]))" office:value-type="float" office:value="0.693810340593861">
            <text:p>0,6938103406</text:p>
          </table:table-cell>
          <table:table-cell table:formula="of:=IF([.T189]&lt;[.$P$1];1;0)" office:value-type="float" office:value="0">
            <text:p>0</text:p>
          </table:table-cell>
          <table:table-cell table:formula="of:=IF([.U188]&gt;0;[.V188]+[.U189];0)" office:value-type="float" office:value="0">
            <text:p>0</text:p>
          </table:table-cell>
          <table:table-cell table:formula="of:=(ABS([.Q189]-[.L189])/IF([.L189]=0;1;[.L189]))" office:value-type="float" office:value="0.263936650211494">
            <text:p>0,2639366502</text:p>
          </table:table-cell>
          <table:table-cell table:style-name="ce1" table:formula="of:=IF([.W189]&lt;[.$Q$1];1;0)" office:value-type="float" office:value="1">
            <text:p>1</text:p>
          </table:table-cell>
          <table:table-cell table:formula="of:=IF([.X188]&gt;0;[.Y188]+[.X189];0)" office:value-type="float" office:value="28">
            <text:p>28</text:p>
          </table:table-cell>
          <table:table-cell table:number-columns-repeated="12"/>
        </table:table-row>
        <table:table-row table:style-name="ro1">
          <table:table-cell table:style-name="ce1" office:value-type="float" office:value="188">
            <text:p>188</text:p>
          </table:table-cell>
          <table:table-cell/>
          <table:table-cell office:value-type="string">
            <text:p>2020-07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0134">
            <text:p>10134</text:p>
          </table:table-cell>
          <table:table-cell office:value-type="float" office:value="215855">
            <text:p>215855</text:p>
          </table:table-cell>
          <table:table-cell office:value-type="float" office:value="192">
            <text:p>192</text:p>
          </table:table-cell>
          <table:table-cell office:value-type="float" office:value="3502">
            <text:p>3502</text:p>
          </table:table-cell>
          <table:table-cell table:formula="of:=SUM([.G184:.G190])/7" office:value-type="float" office:value="9235.14285714286">
            <text:p>9235,14</text:p>
          </table:table-cell>
          <table:table-cell table:formula="of:=SUM([.I184:.I190])/7" office:value-type="float" office:value="120.714285714286">
            <text:p>120,71</text:p>
          </table:table-cell>
          <table:table-cell table:formula="of:=[.A190]*[.K190]" office:value-type="float" office:value="1736206.85714286">
            <text:p>1736206,86</text:p>
          </table:table-cell>
          <table:table-cell table:formula="of:=[.L190]*[.A190]" office:value-type="float" office:value="22694.2857142857">
            <text:p>22694,29</text:p>
          </table:table-cell>
          <table:table-cell table:formula="of:=[.A190]*[.A190]" office:value-type="float" office:value="35344">
            <text:p>35344,00</text:p>
          </table:table-cell>
          <table:table-cell table:formula="of:=[.A190]*a+b" office:value-type="float" office:value="2695.6751605753">
            <text:p>2695,68</text:p>
          </table:table-cell>
          <table:table-cell table:formula="of:=a_2*[.A190]+b_2" office:value-type="float" office:value="82.5204441622709">
            <text:p>82,5204441623</text:p>
          </table:table-cell>
          <table:table-cell table:number-columns-repeated="2"/>
          <table:table-cell table:formula="of:=(ABS([.P190]-[.K190])/IF([.K190]=0;1;[.K190]))" office:value-type="float" office:value="0.708106826036768">
            <text:p>0,708106826</text:p>
          </table:table-cell>
          <table:table-cell table:formula="of:=IF([.T190]&lt;[.$P$1];1;0)" office:value-type="float" office:value="0">
            <text:p>0</text:p>
          </table:table-cell>
          <table:table-cell table:formula="of:=IF([.U189]&gt;0;[.V189]+[.U190];0)" office:value-type="float" office:value="0">
            <text:p>0</text:p>
          </table:table-cell>
          <table:table-cell table:formula="of:=(ABS([.Q190]-[.L190])/IF([.L190]=0;1;[.L190]))" office:value-type="float" office:value="0.316398687413141">
            <text:p>0,3163986874</text:p>
          </table:table-cell>
          <table:table-cell table:style-name="ce1" table:formula="of:=IF([.W190]&lt;[.$Q$1];1;0)" office:value-type="float" office:value="1">
            <text:p>1</text:p>
          </table:table-cell>
          <table:table-cell table:formula="of:=IF([.X189]&gt;0;[.Y189]+[.X190];0)" office:value-type="float" office:value="29">
            <text:p>29</text:p>
          </table:table-cell>
          <table:table-cell table:number-columns-repeated="12"/>
        </table:table-row>
        <table:table-row table:style-name="ro1">
          <table:table-cell table:style-name="ce1" office:value-type="float" office:value="189">
            <text:p>189</text:p>
          </table:table-cell>
          <table:table-cell/>
          <table:table-cell office:value-type="string">
            <text:p>2020-07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810">
            <text:p>8810</text:p>
          </table:table-cell>
          <table:table-cell office:value-type="float" office:value="224665">
            <text:p>224665</text:p>
          </table:table-cell>
          <table:table-cell office:value-type="float" office:value="100">
            <text:p>100</text:p>
          </table:table-cell>
          <table:table-cell office:value-type="float" office:value="3602">
            <text:p>3602</text:p>
          </table:table-cell>
          <table:table-cell table:formula="of:=SUM([.G185:.G191])/7" office:value-type="float" office:value="9333.14285714286">
            <text:p>9333,14</text:p>
          </table:table-cell>
          <table:table-cell table:formula="of:=SUM([.I185:.I191])/7" office:value-type="float" office:value="121.857142857143">
            <text:p>121,86</text:p>
          </table:table-cell>
          <table:table-cell table:formula="of:=[.A191]*[.K191]" office:value-type="float" office:value="1763964">
            <text:p>1763964,00</text:p>
          </table:table-cell>
          <table:table-cell table:formula="of:=[.L191]*[.A191]" office:value-type="float" office:value="23031">
            <text:p>23031,00</text:p>
          </table:table-cell>
          <table:table-cell table:formula="of:=[.A191]*[.A191]" office:value-type="float" office:value="35721">
            <text:p>35721,00</text:p>
          </table:table-cell>
          <table:table-cell table:formula="of:=[.A191]*a+b" office:value-type="float" office:value="2703.13633570445">
            <text:p>2703,14</text:p>
          </table:table-cell>
          <table:table-cell table:formula="of:=a_2*[.A191]+b_2" office:value-type="float" office:value="82.917248869567">
            <text:p>82,9172488696</text:p>
          </table:table-cell>
          <table:table-cell table:number-columns-repeated="2"/>
          <table:table-cell table:formula="of:=(ABS([.P191]-[.K191])/IF([.K191]=0;1;[.K191]))" office:value-type="float" office:value="0.71037233897736">
            <text:p>0,710372339</text:p>
          </table:table-cell>
          <table:table-cell table:formula="of:=IF([.T191]&lt;[.$P$1];1;0)" office:value-type="float" office:value="0">
            <text:p>0</text:p>
          </table:table-cell>
          <table:table-cell table:formula="of:=IF([.U190]&gt;0;[.V190]+[.U191];0)" office:value-type="float" office:value="0">
            <text:p>0</text:p>
          </table:table-cell>
          <table:table-cell table:formula="of:=(ABS([.Q191]-[.L191])/IF([.L191]=0;1;[.L191]))" office:value-type="float" office:value="0.319553643508829">
            <text:p>0,3195536435</text:p>
          </table:table-cell>
          <table:table-cell table:style-name="ce1" table:formula="of:=IF([.W191]&lt;[.$Q$1];1;0)" office:value-type="float" office:value="1">
            <text:p>1</text:p>
          </table:table-cell>
          <table:table-cell table:formula="of:=IF([.X190]&gt;0;[.Y190]+[.X191];0)" office:value-type="float" office:value="30">
            <text:p>30</text:p>
          </table:table-cell>
          <table:table-cell table:number-columns-repeated="12"/>
        </table:table-row>
        <table:table-row table:style-name="ro1">
          <table:table-cell table:style-name="ce1" office:value-type="float" office:value="190">
            <text:p>190</text:p>
          </table:table-cell>
          <table:table-cell/>
          <table:table-cell office:value-type="string">
            <text:p>2020-07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674">
            <text:p>13674</text:p>
          </table:table-cell>
          <table:table-cell office:value-type="float" office:value="238339">
            <text:p>238339</text:p>
          </table:table-cell>
          <table:table-cell office:value-type="float" office:value="118">
            <text:p>118</text:p>
          </table:table-cell>
          <table:table-cell office:value-type="float" office:value="3720">
            <text:p>3720</text:p>
          </table:table-cell>
          <table:table-cell table:formula="of:=SUM([.G186:.G192])/7" office:value-type="float" office:value="10039.7142857143">
            <text:p>10039,71</text:p>
          </table:table-cell>
          <table:table-cell table:formula="of:=SUM([.I186:.I192])/7" office:value-type="float" office:value="125.142857142857">
            <text:p>125,14</text:p>
          </table:table-cell>
          <table:table-cell table:formula="of:=[.A192]*[.K192]" office:value-type="float" office:value="1907545.71428571">
            <text:p>1907545,71</text:p>
          </table:table-cell>
          <table:table-cell table:formula="of:=[.L192]*[.A192]" office:value-type="float" office:value="23777.1428571429">
            <text:p>23777,14</text:p>
          </table:table-cell>
          <table:table-cell table:formula="of:=[.A192]*[.A192]" office:value-type="float" office:value="36100">
            <text:p>36100,00</text:p>
          </table:table-cell>
          <table:table-cell table:formula="of:=[.A192]*a+b" office:value-type="float" office:value="2710.5975108336">
            <text:p>2710,60</text:p>
          </table:table-cell>
          <table:table-cell table:formula="of:=a_2*[.A192]+b_2" office:value-type="float" office:value="83.3140535768632">
            <text:p>83,3140535769</text:p>
          </table:table-cell>
          <table:table-cell table:number-columns-repeated="2"/>
          <table:table-cell table:formula="of:=(ABS([.P192]-[.K192])/IF([.K192]=0;1;[.K192]))" office:value-type="float" office:value="0.730012485047452">
            <text:p>0,730012485</text:p>
          </table:table-cell>
          <table:table-cell table:formula="of:=IF([.T192]&lt;[.$P$1];1;0)" office:value-type="float" office:value="0">
            <text:p>0</text:p>
          </table:table-cell>
          <table:table-cell table:formula="of:=IF([.U191]&gt;0;[.V191]+[.U192];0)" office:value-type="float" office:value="0">
            <text:p>0</text:p>
          </table:table-cell>
          <table:table-cell table:formula="of:=(ABS([.Q192]-[.L192])/IF([.L192]=0;1;[.L192]))" office:value-type="float" office:value="0.334248430321869">
            <text:p>0,3342484303</text:p>
          </table:table-cell>
          <table:table-cell table:style-name="ce1" table:formula="of:=IF([.W192]&lt;[.$Q$1];1;0)" office:value-type="float" office:value="1">
            <text:p>1</text:p>
          </table:table-cell>
          <table:table-cell table:formula="of:=IF([.X191]&gt;0;[.Y191]+[.X192];0)" office:value-type="float" office:value="31">
            <text:p>31</text:p>
          </table:table-cell>
          <table:table-cell table:number-columns-repeated="12"/>
        </table:table-row>
        <table:table-row table:style-name="ro1">
          <table:table-cell table:style-name="ce1" office:value-type="float" office:value="191">
            <text:p>191</text:p>
          </table:table-cell>
          <table:table-cell/>
          <table:table-cell office:value-type="string">
            <text:p>2020-07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348">
            <text:p>12348</text:p>
          </table:table-cell>
          <table:table-cell office:value-type="float" office:value="250687">
            <text:p>250687</text:p>
          </table:table-cell>
          <table:table-cell office:value-type="float" office:value="140">
            <text:p>140</text:p>
          </table:table-cell>
          <table:table-cell office:value-type="float" office:value="3860">
            <text:p>3860</text:p>
          </table:table-cell>
          <table:table-cell table:formula="of:=SUM([.G187:.G193])/7" office:value-type="float" office:value="10509">
            <text:p>10509,00</text:p>
          </table:table-cell>
          <table:table-cell table:formula="of:=SUM([.I187:.I193])/7" office:value-type="float" office:value="129.714285714286">
            <text:p>129,71</text:p>
          </table:table-cell>
          <table:table-cell table:formula="of:=[.A193]*[.K193]" office:value-type="float" office:value="2007219">
            <text:p>2007219,00</text:p>
          </table:table-cell>
          <table:table-cell table:formula="of:=[.L193]*[.A193]" office:value-type="float" office:value="24775.4285714286">
            <text:p>24775,43</text:p>
          </table:table-cell>
          <table:table-cell table:formula="of:=[.A193]*[.A193]" office:value-type="float" office:value="36481">
            <text:p>36481,00</text:p>
          </table:table-cell>
          <table:table-cell table:formula="of:=[.A193]*a+b" office:value-type="float" office:value="2718.05868596274">
            <text:p>2718,06</text:p>
          </table:table-cell>
          <table:table-cell table:formula="of:=a_2*[.A193]+b_2" office:value-type="float" office:value="83.7108582841594">
            <text:p>83,7108582842</text:p>
          </table:table-cell>
          <table:table-cell table:number-columns-repeated="2"/>
          <table:table-cell table:formula="of:=(ABS([.P193]-[.K193])/IF([.K193]=0;1;[.K193]))" office:value-type="float" office:value="0.741358960323271">
            <text:p>0,7413589603</text:p>
          </table:table-cell>
          <table:table-cell table:formula="of:=IF([.T193]&lt;[.$P$1];1;0)" office:value-type="float" office:value="0">
            <text:p>0</text:p>
          </table:table-cell>
          <table:table-cell table:formula="of:=IF([.U192]&gt;0;[.V192]+[.U193];0)" office:value-type="float" office:value="0">
            <text:p>0</text:p>
          </table:table-cell>
          <table:table-cell table:formula="of:=(ABS([.Q193]-[.L193])/IF([.L193]=0;1;[.L193]))" office:value-type="float" office:value="0.354651973580269">
            <text:p>0,3546519736</text:p>
          </table:table-cell>
          <table:table-cell table:style-name="ce1" table:formula="of:=IF([.W193]&lt;[.$Q$1];1;0)" office:value-type="float" office:value="1">
            <text:p>1</text:p>
          </table:table-cell>
          <table:table-cell table:formula="of:=IF([.X192]&gt;0;[.Y192]+[.X193];0)" office:value-type="float" office:value="32">
            <text:p>32</text:p>
          </table:table-cell>
          <table:table-cell table:number-columns-repeated="12"/>
        </table:table-row>
        <table:table-row table:style-name="ro1">
          <table:table-cell table:style-name="ce1" office:value-type="float" office:value="192">
            <text:p>192</text:p>
          </table:table-cell>
          <table:table-cell/>
          <table:table-cell office:value-type="string">
            <text:p>2020-07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497">
            <text:p>13497</text:p>
          </table:table-cell>
          <table:table-cell office:value-type="float" office:value="264184">
            <text:p>264184</text:p>
          </table:table-cell>
          <table:table-cell office:value-type="float" office:value="111">
            <text:p>111</text:p>
          </table:table-cell>
          <table:table-cell office:value-type="float" office:value="3971">
            <text:p>3971</text:p>
          </table:table-cell>
          <table:table-cell table:formula="of:=SUM([.G188:.G194])/7" office:value-type="float" office:value="10886.7142857143">
            <text:p>10886,71</text:p>
          </table:table-cell>
          <table:table-cell table:formula="of:=SUM([.I188:.I194])/7" office:value-type="float" office:value="135">
            <text:p>135,00</text:p>
          </table:table-cell>
          <table:table-cell table:formula="of:=[.A194]*[.K194]" office:value-type="float" office:value="2090249.14285714">
            <text:p>2090249,14</text:p>
          </table:table-cell>
          <table:table-cell table:formula="of:=[.L194]*[.A194]" office:value-type="float" office:value="25920">
            <text:p>25920,00</text:p>
          </table:table-cell>
          <table:table-cell table:formula="of:=[.A194]*[.A194]" office:value-type="float" office:value="36864">
            <text:p>36864,00</text:p>
          </table:table-cell>
          <table:table-cell table:formula="of:=[.A194]*a+b" office:value-type="float" office:value="2725.51986109189">
            <text:p>2725,52</text:p>
          </table:table-cell>
          <table:table-cell table:formula="of:=a_2*[.A194]+b_2" office:value-type="float" office:value="84.1076629914555">
            <text:p>84,1076629915</text:p>
          </table:table-cell>
          <table:table-cell table:number-columns-repeated="2"/>
          <table:table-cell table:formula="of:=(ABS([.P194]-[.K194])/IF([.K194]=0;1;[.K194]))" office:value-type="float" office:value="0.749647158034784">
            <text:p>0,749647158</text:p>
          </table:table-cell>
          <table:table-cell table:formula="of:=IF([.T194]&lt;[.$P$1];1;0)" office:value-type="float" office:value="0">
            <text:p>0</text:p>
          </table:table-cell>
          <table:table-cell table:formula="of:=IF([.U193]&gt;0;[.V193]+[.U194];0)" office:value-type="float" office:value="0">
            <text:p>0</text:p>
          </table:table-cell>
          <table:table-cell table:formula="of:=(ABS([.Q194]-[.L194])/IF([.L194]=0;1;[.L194]))" office:value-type="float" office:value="0.376980274137366">
            <text:p>0,3769802741</text:p>
          </table:table-cell>
          <table:table-cell table:style-name="ce1" table:formula="of:=IF([.W194]&lt;[.$Q$1];1;0)" office:value-type="float" office:value="1">
            <text:p>1</text:p>
          </table:table-cell>
          <table:table-cell table:formula="of:=IF([.X193]&gt;0;[.Y193]+[.X194];0)" office:value-type="float" office:value="33">
            <text:p>33</text:p>
          </table:table-cell>
          <table:table-cell table:number-columns-repeated="12"/>
        </table:table-row>
        <table:table-row table:style-name="ro1">
          <table:table-cell table:style-name="ce1" office:value-type="float" office:value="193">
            <text:p>193</text:p>
          </table:table-cell>
          <table:table-cell/>
          <table:table-cell office:value-type="string">
            <text:p>2020-07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058">
            <text:p>12058</text:p>
          </table:table-cell>
          <table:table-cell office:value-type="float" office:value="276242">
            <text:p>276242</text:p>
          </table:table-cell>
          <table:table-cell office:value-type="float" office:value="108">
            <text:p>108</text:p>
          </table:table-cell>
          <table:table-cell office:value-type="float" office:value="4079">
            <text:p>4079</text:p>
          </table:table-cell>
          <table:table-cell table:formula="of:=SUM([.G189:.G195])/7" office:value-type="float" office:value="11356">
            <text:p>11356,00</text:p>
          </table:table-cell>
          <table:table-cell table:formula="of:=SUM([.I189:.I195])/7" office:value-type="float" office:value="125.714285714286">
            <text:p>125,71</text:p>
          </table:table-cell>
          <table:table-cell table:formula="of:=[.A195]*[.K195]" office:value-type="float" office:value="2191708">
            <text:p>2191708,00</text:p>
          </table:table-cell>
          <table:table-cell table:formula="of:=[.L195]*[.A195]" office:value-type="float" office:value="24262.8571428571">
            <text:p>24262,86</text:p>
          </table:table-cell>
          <table:table-cell table:formula="of:=[.A195]*[.A195]" office:value-type="float" office:value="37249">
            <text:p>37249,00</text:p>
          </table:table-cell>
          <table:table-cell table:formula="of:=[.A195]*a+b" office:value-type="float" office:value="2732.98103622104">
            <text:p>2732,98</text:p>
          </table:table-cell>
          <table:table-cell table:formula="of:=a_2*[.A195]+b_2" office:value-type="float" office:value="84.5044676987517">
            <text:p>84,5044676988</text:p>
          </table:table-cell>
          <table:table-cell table:number-columns-repeated="2"/>
          <table:table-cell table:formula="of:=(ABS([.P195]-[.K195])/IF([.K195]=0;1;[.K195]))" office:value-type="float" office:value="0.759335942565953">
            <text:p>0,7593359426</text:p>
          </table:table-cell>
          <table:table-cell table:formula="of:=IF([.T195]&lt;[.$P$1];1;0)" office:value-type="float" office:value="0">
            <text:p>0</text:p>
          </table:table-cell>
          <table:table-cell table:formula="of:=IF([.U194]&gt;0;[.V194]+[.U195];0)" office:value-type="float" office:value="0">
            <text:p>0</text:p>
          </table:table-cell>
          <table:table-cell table:formula="of:=(ABS([.Q195]-[.L195])/IF([.L195]=0;1;[.L195]))" office:value-type="float" office:value="0.327805370578112">
            <text:p>0,3278053706</text:p>
          </table:table-cell>
          <table:table-cell table:style-name="ce1" table:formula="of:=IF([.W195]&lt;[.$Q$1];1;0)" office:value-type="float" office:value="1">
            <text:p>1</text:p>
          </table:table-cell>
          <table:table-cell table:formula="of:=IF([.X194]&gt;0;[.Y194]+[.X195];0)" office:value-type="float" office:value="34">
            <text:p>34</text:p>
          </table:table-cell>
          <table:table-cell table:number-columns-repeated="12"/>
        </table:table-row>
        <table:table-row table:style-name="ro1">
          <table:table-cell table:style-name="ce1" office:value-type="float" office:value="194">
            <text:p>194</text:p>
          </table:table-cell>
          <table:table-cell/>
          <table:table-cell office:value-type="string">
            <text:p>2020-07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554">
            <text:p>11554</text:p>
          </table:table-cell>
          <table:table-cell office:value-type="float" office:value="287796">
            <text:p>287796</text:p>
          </table:table-cell>
          <table:table-cell office:value-type="float" office:value="93">
            <text:p>93</text:p>
          </table:table-cell>
          <table:table-cell office:value-type="float" office:value="4172">
            <text:p>4172</text:p>
          </table:table-cell>
          <table:table-cell table:formula="of:=SUM([.G190:.G196])/7" office:value-type="float" office:value="11725">
            <text:p>11725,00</text:p>
          </table:table-cell>
          <table:table-cell table:formula="of:=SUM([.I190:.I196])/7" office:value-type="float" office:value="123.142857142857">
            <text:p>123,14</text:p>
          </table:table-cell>
          <table:table-cell table:formula="of:=[.A196]*[.K196]" office:value-type="float" office:value="2274650">
            <text:p>2274650,00</text:p>
          </table:table-cell>
          <table:table-cell table:formula="of:=[.L196]*[.A196]" office:value-type="float" office:value="23889.7142857143">
            <text:p>23889,71</text:p>
          </table:table-cell>
          <table:table-cell table:formula="of:=[.A196]*[.A196]" office:value-type="float" office:value="37636">
            <text:p>37636,00</text:p>
          </table:table-cell>
          <table:table-cell table:formula="of:=[.A196]*a+b" office:value-type="float" office:value="2740.44221135018">
            <text:p>2740,44</text:p>
          </table:table-cell>
          <table:table-cell table:formula="of:=a_2*[.A196]+b_2" office:value-type="float" office:value="84.9012724060479">
            <text:p>84,901272406</text:p>
          </table:table-cell>
          <table:table-cell table:number-columns-repeated="2"/>
          <table:table-cell table:formula="of:=(ABS([.P196]-[.K196])/IF([.K196]=0;1;[.K196]))" office:value-type="float" office:value="0.766273585385912">
            <text:p>0,7662735854</text:p>
          </table:table-cell>
          <table:table-cell table:formula="of:=IF([.T196]&lt;[.$P$1];1;0)" office:value-type="float" office:value="0">
            <text:p>0</text:p>
          </table:table-cell>
          <table:table-cell table:formula="of:=IF([.U195]&gt;0;[.V195]+[.U196];0)" office:value-type="float" office:value="0">
            <text:p>0</text:p>
          </table:table-cell>
          <table:table-cell table:formula="of:=(ABS([.Q196]-[.L196])/IF([.L196]=0;1;[.L196]))" office:value-type="float" office:value="0.310546511783834">
            <text:p>0,3105465118</text:p>
          </table:table-cell>
          <table:table-cell table:style-name="ce1" table:formula="of:=IF([.W196]&lt;[.$Q$1];1;0)" office:value-type="float" office:value="1">
            <text:p>1</text:p>
          </table:table-cell>
          <table:table-cell table:formula="of:=IF([.X195]&gt;0;[.Y195]+[.X196];0)" office:value-type="float" office:value="35">
            <text:p>35</text:p>
          </table:table-cell>
          <table:table-cell table:number-columns-repeated="12"/>
        </table:table-row>
        <table:table-row table:style-name="ro1">
          <table:table-cell table:style-name="ce1" office:value-type="float" office:value="195">
            <text:p>195</text:p>
          </table:table-cell>
          <table:table-cell/>
          <table:table-cell office:value-type="string">
            <text:p>2020-07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0496">
            <text:p>10496</text:p>
          </table:table-cell>
          <table:table-cell office:value-type="float" office:value="298292">
            <text:p>298292</text:p>
          </table:table-cell>
          <table:table-cell office:value-type="float" office:value="174">
            <text:p>174</text:p>
          </table:table-cell>
          <table:table-cell office:value-type="float" office:value="4346">
            <text:p>4346</text:p>
          </table:table-cell>
          <table:table-cell table:formula="of:=SUM([.G191:.G197])/7" office:value-type="float" office:value="11776.7142857143">
            <text:p>11776,71</text:p>
          </table:table-cell>
          <table:table-cell table:formula="of:=SUM([.I191:.I197])/7" office:value-type="float" office:value="120.571428571429">
            <text:p>120,57</text:p>
          </table:table-cell>
          <table:table-cell table:formula="of:=[.A197]*[.K197]" office:value-type="float" office:value="2296459.28571429">
            <text:p>2296459,29</text:p>
          </table:table-cell>
          <table:table-cell table:formula="of:=[.L197]*[.A197]" office:value-type="float" office:value="23511.4285714286">
            <text:p>23511,43</text:p>
          </table:table-cell>
          <table:table-cell table:formula="of:=[.A197]*[.A197]" office:value-type="float" office:value="38025">
            <text:p>38025,00</text:p>
          </table:table-cell>
          <table:table-cell table:formula="of:=[.A197]*a+b" office:value-type="float" office:value="2747.90338647933">
            <text:p>2747,90</text:p>
          </table:table-cell>
          <table:table-cell table:formula="of:=a_2*[.A197]+b_2" office:value-type="float" office:value="85.298077113344">
            <text:p>85,2980771133</text:p>
          </table:table-cell>
          <table:table-cell table:number-columns-repeated="2"/>
          <table:table-cell table:formula="of:=(ABS([.P197]-[.K197])/IF([.K197]=0;1;[.K197]))" office:value-type="float" office:value="0.766666379109438">
            <text:p>0,7666663791</text:p>
          </table:table-cell>
          <table:table-cell table:formula="of:=IF([.T197]&lt;[.$P$1];1;0)" office:value-type="float" office:value="0">
            <text:p>0</text:p>
          </table:table-cell>
          <table:table-cell table:formula="of:=IF([.U196]&gt;0;[.V196]+[.U197];0)" office:value-type="float" office:value="0">
            <text:p>0</text:p>
          </table:table-cell>
          <table:table-cell table:formula="of:=(ABS([.Q197]-[.L197])/IF([.L197]=0;1;[.L197]))" office:value-type="float" office:value="0.292551493135772">
            <text:p>0,2925514931</text:p>
          </table:table-cell>
          <table:table-cell table:style-name="ce1" table:formula="of:=IF([.W197]&lt;[.$Q$1];1;0)" office:value-type="float" office:value="1">
            <text:p>1</text:p>
          </table:table-cell>
          <table:table-cell table:formula="of:=IF([.X196]&gt;0;[.Y196]+[.X197];0)" office:value-type="float" office:value="36">
            <text:p>36</text:p>
          </table:table-cell>
          <table:table-cell table:number-columns-repeated="12"/>
        </table:table-row>
        <table:table-row table:style-name="ro1">
          <table:table-cell table:style-name="ce1" office:value-type="float" office:value="196">
            <text:p>196</text:p>
          </table:table-cell>
          <table:table-cell/>
          <table:table-cell office:value-type="string">
            <text:p>2020-07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757">
            <text:p>12757</text:p>
          </table:table-cell>
          <table:table-cell office:value-type="float" office:value="311049">
            <text:p>311049</text:p>
          </table:table-cell>
          <table:table-cell office:value-type="float" office:value="107">
            <text:p>107</text:p>
          </table:table-cell>
          <table:table-cell office:value-type="float" office:value="4453">
            <text:p>4453</text:p>
          </table:table-cell>
          <table:table-cell table:formula="of:=SUM([.G192:.G198])/7" office:value-type="float" office:value="12340.5714285714">
            <text:p>12340,57</text:p>
          </table:table-cell>
          <table:table-cell table:formula="of:=SUM([.I192:.I198])/7" office:value-type="float" office:value="121.571428571429">
            <text:p>121,57</text:p>
          </table:table-cell>
          <table:table-cell table:formula="of:=[.A198]*[.K198]" office:value-type="float" office:value="2418752">
            <text:p>2418752,00</text:p>
          </table:table-cell>
          <table:table-cell table:formula="of:=[.L198]*[.A198]" office:value-type="float" office:value="23828">
            <text:p>23828,00</text:p>
          </table:table-cell>
          <table:table-cell table:formula="of:=[.A198]*[.A198]" office:value-type="float" office:value="38416">
            <text:p>38416,00</text:p>
          </table:table-cell>
          <table:table-cell table:formula="of:=[.A198]*a+b" office:value-type="float" office:value="2755.36456160848">
            <text:p>2755,36</text:p>
          </table:table-cell>
          <table:table-cell table:formula="of:=a_2*[.A198]+b_2" office:value-type="float" office:value="85.6948818206402">
            <text:p>85,6948818206</text:p>
          </table:table-cell>
          <table:table-cell table:number-columns-repeated="2"/>
          <table:table-cell table:formula="of:=(ABS([.P198]-[.K198])/IF([.K198]=0;1;[.K198]))" office:value-type="float" office:value="0.776723097665548">
            <text:p>0,7767230977</text:p>
          </table:table-cell>
          <table:table-cell table:formula="of:=IF([.T198]&lt;[.$P$1];1;0)" office:value-type="float" office:value="0">
            <text:p>0</text:p>
          </table:table-cell>
          <table:table-cell table:formula="of:=IF([.U197]&gt;0;[.V197]+[.U198];0)" office:value-type="float" office:value="0">
            <text:p>0</text:p>
          </table:table-cell>
          <table:table-cell table:formula="of:=(ABS([.Q198]-[.L198])/IF([.L198]=0;1;[.L198]))" office:value-type="float" office:value="0.295106730029987">
            <text:p>0,29510673</text:p>
          </table:table-cell>
          <table:table-cell table:style-name="ce1" table:formula="of:=IF([.W198]&lt;[.$Q$1];1;0)" office:value-type="float" office:value="1">
            <text:p>1</text:p>
          </table:table-cell>
          <table:table-cell table:formula="of:=IF([.X197]&gt;0;[.Y197]+[.X198];0)" office:value-type="float" office:value="37">
            <text:p>37</text:p>
          </table:table-cell>
          <table:table-cell table:number-columns-repeated="12"/>
        </table:table-row>
        <table:table-row table:style-name="ro1">
          <table:table-cell table:style-name="ce1" office:value-type="float" office:value="197">
            <text:p>197</text:p>
          </table:table-cell>
          <table:table-cell/>
          <table:table-cell office:value-type="string">
            <text:p>2020-07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172">
            <text:p>13172</text:p>
          </table:table-cell>
          <table:table-cell office:value-type="float" office:value="324221">
            <text:p>324221</text:p>
          </table:table-cell>
          <table:table-cell office:value-type="float" office:value="216">
            <text:p>216</text:p>
          </table:table-cell>
          <table:table-cell office:value-type="float" office:value="4669">
            <text:p>4669</text:p>
          </table:table-cell>
          <table:table-cell table:formula="of:=SUM([.G193:.G199])/7" office:value-type="float" office:value="12268.8571428571">
            <text:p>12268,86</text:p>
          </table:table-cell>
          <table:table-cell table:formula="of:=SUM([.I193:.I199])/7" office:value-type="float" office:value="135.571428571429">
            <text:p>135,57</text:p>
          </table:table-cell>
          <table:table-cell table:formula="of:=[.A199]*[.K199]" office:value-type="float" office:value="2416964.85714286">
            <text:p>2416964,86</text:p>
          </table:table-cell>
          <table:table-cell table:formula="of:=[.L199]*[.A199]" office:value-type="float" office:value="26707.5714285714">
            <text:p>26707,57</text:p>
          </table:table-cell>
          <table:table-cell table:formula="of:=[.A199]*[.A199]" office:value-type="float" office:value="38809">
            <text:p>38809,00</text:p>
          </table:table-cell>
          <table:table-cell table:formula="of:=[.A199]*a+b" office:value-type="float" office:value="2762.82573673762">
            <text:p>2762,83</text:p>
          </table:table-cell>
          <table:table-cell table:formula="of:=a_2*[.A199]+b_2" office:value-type="float" office:value="86.0916865279363">
            <text:p>86,0916865279</text:p>
          </table:table-cell>
          <table:table-cell table:number-columns-repeated="2"/>
          <table:table-cell table:formula="of:=(ABS([.P199]-[.K199])/IF([.K199]=0;1;[.K199]))" office:value-type="float" office:value="0.774809853552975">
            <text:p>0,7748098536</text:p>
          </table:table-cell>
          <table:table-cell table:formula="of:=IF([.T199]&lt;[.$P$1];1;0)" office:value-type="float" office:value="0">
            <text:p>0</text:p>
          </table:table-cell>
          <table:table-cell table:formula="of:=IF([.U198]&gt;0;[.V198]+[.U199];0)" office:value-type="float" office:value="0">
            <text:p>0</text:p>
          </table:table-cell>
          <table:table-cell table:formula="of:=(ABS([.Q199]-[.L199])/IF([.L199]=0;1;[.L199]))" office:value-type="float" office:value="0.364971753745464">
            <text:p>0,3649717537</text:p>
          </table:table-cell>
          <table:table-cell table:style-name="ce1" table:formula="of:=IF([.W199]&lt;[.$Q$1];1;0)" office:value-type="float" office:value="1">
            <text:p>1</text:p>
          </table:table-cell>
          <table:table-cell table:formula="of:=IF([.X198]&gt;0;[.Y198]+[.X199];0)" office:value-type="float" office:value="38">
            <text:p>38</text:p>
          </table:table-cell>
          <table:table-cell table:number-columns-repeated="12"/>
        </table:table-row>
        <table:table-row table:style-name="ro1">
          <table:table-cell table:style-name="ce1" office:value-type="float" office:value="198">
            <text:p>198</text:p>
          </table:table-cell>
          <table:table-cell/>
          <table:table-cell office:value-type="string">
            <text:p>2020-07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373">
            <text:p>13373</text:p>
          </table:table-cell>
          <table:table-cell office:value-type="float" office:value="337594">
            <text:p>337594</text:p>
          </table:table-cell>
          <table:table-cell office:value-type="float" office:value="135">
            <text:p>135</text:p>
          </table:table-cell>
          <table:table-cell office:value-type="float" office:value="4804">
            <text:p>4804</text:p>
          </table:table-cell>
          <table:table-cell table:formula="of:=SUM([.G194:.G200])/7" office:value-type="float" office:value="12415.2857142857">
            <text:p>12415,29</text:p>
          </table:table-cell>
          <table:table-cell table:formula="of:=SUM([.I194:.I200])/7" office:value-type="float" office:value="134.857142857143">
            <text:p>134,86</text:p>
          </table:table-cell>
          <table:table-cell table:formula="of:=[.A200]*[.K200]" office:value-type="float" office:value="2458226.57142857">
            <text:p>2458226,57</text:p>
          </table:table-cell>
          <table:table-cell table:formula="of:=[.L200]*[.A200]" office:value-type="float" office:value="26701.7142857143">
            <text:p>26701,71</text:p>
          </table:table-cell>
          <table:table-cell table:formula="of:=[.A200]*[.A200]" office:value-type="float" office:value="39204">
            <text:p>39204,00</text:p>
          </table:table-cell>
          <table:table-cell table:formula="of:=[.A200]*a+b" office:value-type="float" office:value="2770.28691186677">
            <text:p>2770,29</text:p>
          </table:table-cell>
          <table:table-cell table:formula="of:=a_2*[.A200]+b_2" office:value-type="float" office:value="86.4884912352325">
            <text:p>86,4884912352</text:p>
          </table:table-cell>
          <table:table-cell table:number-columns-repeated="2"/>
          <table:table-cell table:formula="of:=(ABS([.P200]-[.K200])/IF([.K200]=0;1;[.K200]))" office:value-type="float" office:value="0.776864828114336">
            <text:p>0,7768648281</text:p>
          </table:table-cell>
          <table:table-cell table:formula="of:=IF([.T200]&lt;[.$P$1];1;0)" office:value-type="float" office:value="0">
            <text:p>0</text:p>
          </table:table-cell>
          <table:table-cell table:formula="of:=IF([.U199]&gt;0;[.V199]+[.U200];0)" office:value-type="float" office:value="0">
            <text:p>0</text:p>
          </table:table-cell>
          <table:table-cell table:formula="of:=(ABS([.Q200]-[.L200])/IF([.L200]=0;1;[.L200]))" office:value-type="float" office:value="0.358665848891284">
            <text:p>0,3586658489</text:p>
          </table:table-cell>
          <table:table-cell table:style-name="ce1" table:formula="of:=IF([.W200]&lt;[.$Q$1];1;0)" office:value-type="float" office:value="1">
            <text:p>1</text:p>
          </table:table-cell>
          <table:table-cell table:formula="of:=IF([.X199]&gt;0;[.Y199]+[.X200];0)" office:value-type="float" office:value="39">
            <text:p>39</text:p>
          </table:table-cell>
          <table:table-cell table:number-columns-repeated="12"/>
        </table:table-row>
        <table:table-row table:style-name="ro1">
          <table:table-cell table:style-name="ce1" office:value-type="float" office:value="199">
            <text:p>199</text:p>
          </table:table-cell>
          <table:table-cell/>
          <table:table-cell office:value-type="string">
            <text:p>2020-07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285">
            <text:p>13285</text:p>
          </table:table-cell>
          <table:table-cell office:value-type="float" office:value="350879">
            <text:p>350879</text:p>
          </table:table-cell>
          <table:table-cell office:value-type="float" office:value="144">
            <text:p>144</text:p>
          </table:table-cell>
          <table:table-cell office:value-type="float" office:value="4948">
            <text:p>4948</text:p>
          </table:table-cell>
          <table:table-cell table:formula="of:=SUM([.G195:.G201])/7" office:value-type="float" office:value="12385">
            <text:p>12385,00</text:p>
          </table:table-cell>
          <table:table-cell table:formula="of:=SUM([.I195:.I201])/7" office:value-type="float" office:value="139.571428571429">
            <text:p>139,57</text:p>
          </table:table-cell>
          <table:table-cell table:formula="of:=[.A201]*[.K201]" office:value-type="float" office:value="2464615">
            <text:p>2464615,00</text:p>
          </table:table-cell>
          <table:table-cell table:formula="of:=[.L201]*[.A201]" office:value-type="float" office:value="27774.7142857143">
            <text:p>27774,71</text:p>
          </table:table-cell>
          <table:table-cell table:formula="of:=[.A201]*[.A201]" office:value-type="float" office:value="39601">
            <text:p>39601,00</text:p>
          </table:table-cell>
          <table:table-cell table:formula="of:=[.A201]*a+b" office:value-type="float" office:value="2777.74808699592">
            <text:p>2777,75</text:p>
          </table:table-cell>
          <table:table-cell table:formula="of:=a_2*[.A201]+b_2" office:value-type="float" office:value="86.8852959425287">
            <text:p>86,8852959425</text:p>
          </table:table-cell>
          <table:table-cell table:number-columns-repeated="2"/>
          <table:table-cell table:formula="of:=(ABS([.P201]-[.K201])/IF([.K201]=0;1;[.K201]))" office:value-type="float" office:value="0.775716747113773">
            <text:p>0,7757167471</text:p>
          </table:table-cell>
          <table:table-cell table:formula="of:=IF([.T201]&lt;[.$P$1];1;0)" office:value-type="float" office:value="0">
            <text:p>0</text:p>
          </table:table-cell>
          <table:table-cell table:formula="of:=IF([.U200]&gt;0;[.V200]+[.U201];0)" office:value-type="float" office:value="0">
            <text:p>0</text:p>
          </table:table-cell>
          <table:table-cell table:formula="of:=(ABS([.Q201]-[.L201])/IF([.L201]=0;1;[.L201]))" office:value-type="float" office:value="0.377485085365711">
            <text:p>0,3774850854</text:p>
          </table:table-cell>
          <table:table-cell table:style-name="ce1" table:formula="of:=IF([.W201]&lt;[.$Q$1];1;0)" office:value-type="float" office:value="1">
            <text:p>1</text:p>
          </table:table-cell>
          <table:table-cell table:formula="of:=IF([.X200]&gt;0;[.Y200]+[.X201];0)" office:value-type="float" office:value="40">
            <text:p>40</text:p>
          </table:table-cell>
          <table:table-cell table:number-columns-repeated="12"/>
        </table:table-row>
        <table:table-row table:style-name="ro1">
          <table:table-cell table:style-name="ce1" office:value-type="float" office:value="200">
            <text:p>200</text:p>
          </table:table-cell>
          <table:table-cell/>
          <table:table-cell office:value-type="string">
            <text:p>2020-07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449">
            <text:p>13449</text:p>
          </table:table-cell>
          <table:table-cell office:value-type="float" office:value="364328">
            <text:p>364328</text:p>
          </table:table-cell>
          <table:table-cell office:value-type="float" office:value="85">
            <text:p>85</text:p>
          </table:table-cell>
          <table:table-cell office:value-type="float" office:value="5033">
            <text:p>5033</text:p>
          </table:table-cell>
          <table:table-cell table:formula="of:=SUM([.G196:.G202])/7" office:value-type="float" office:value="12583.7142857143">
            <text:p>12583,71</text:p>
          </table:table-cell>
          <table:table-cell table:formula="of:=SUM([.I196:.I202])/7" office:value-type="float" office:value="136.285714285714">
            <text:p>136,29</text:p>
          </table:table-cell>
          <table:table-cell table:formula="of:=[.A202]*[.K202]" office:value-type="float" office:value="2516742.85714286">
            <text:p>2516742,86</text:p>
          </table:table-cell>
          <table:table-cell table:formula="of:=[.L202]*[.A202]" office:value-type="float" office:value="27257.1428571429">
            <text:p>27257,14</text:p>
          </table:table-cell>
          <table:table-cell table:formula="of:=[.A202]*[.A202]" office:value-type="float" office:value="40000">
            <text:p>40000,00</text:p>
          </table:table-cell>
          <table:table-cell table:formula="of:=[.A202]*a+b" office:value-type="float" office:value="2785.20926212506">
            <text:p>2785,21</text:p>
          </table:table-cell>
          <table:table-cell table:formula="of:=a_2*[.A202]+b_2" office:value-type="float" office:value="87.2821006498248">
            <text:p>87,2821006498</text:p>
          </table:table-cell>
          <table:table-cell table:number-columns-repeated="2"/>
          <table:table-cell table:formula="of:=(ABS([.P202]-[.K202])/IF([.K202]=0;1;[.K202]))" office:value-type="float" office:value="0.778665567344692">
            <text:p>0,7786655673</text:p>
          </table:table-cell>
          <table:table-cell table:formula="of:=IF([.T202]&lt;[.$P$1];1;0)" office:value-type="float" office:value="0">
            <text:p>0</text:p>
          </table:table-cell>
          <table:table-cell table:formula="of:=IF([.U201]&gt;0;[.V201]+[.U202];0)" office:value-type="float" office:value="0">
            <text:p>0</text:p>
          </table:table-cell>
          <table:table-cell table:formula="of:=(ABS([.Q202]-[.L202])/IF([.L202]=0;1;[.L202]))" office:value-type="float" office:value="0.359565299215122">
            <text:p>0,3595652992</text:p>
          </table:table-cell>
          <table:table-cell table:style-name="ce1" table:formula="of:=IF([.W202]&lt;[.$Q$1];1;0)" office:value-type="float" office:value="1">
            <text:p>1</text:p>
          </table:table-cell>
          <table:table-cell table:formula="of:=IF([.X201]&gt;0;[.Y201]+[.X202];0)" office:value-type="float" office:value="41">
            <text:p>41</text:p>
          </table:table-cell>
          <table:table-cell table:number-columns-repeated="12"/>
        </table:table-row>
        <table:table-row table:style-name="ro1">
          <table:table-cell table:style-name="ce1" office:value-type="float" office:value="201">
            <text:p>201</text:p>
          </table:table-cell>
          <table:table-cell/>
          <table:table-cell office:value-type="string">
            <text:p>2020-07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300">
            <text:p>9300</text:p>
          </table:table-cell>
          <table:table-cell office:value-type="float" office:value="373628">
            <text:p>373628</text:p>
          </table:table-cell>
          <table:table-cell office:value-type="float" office:value="140">
            <text:p>140</text:p>
          </table:table-cell>
          <table:table-cell office:value-type="float" office:value="5173">
            <text:p>5173</text:p>
          </table:table-cell>
          <table:table-cell table:formula="of:=SUM([.G197:.G203])/7" office:value-type="float" office:value="12261.7142857143">
            <text:p>12261,71</text:p>
          </table:table-cell>
          <table:table-cell table:formula="of:=SUM([.I197:.I203])/7" office:value-type="float" office:value="143">
            <text:p>143,00</text:p>
          </table:table-cell>
          <table:table-cell table:formula="of:=[.A203]*[.K203]" office:value-type="float" office:value="2464604.57142857">
            <text:p>2464604,57</text:p>
          </table:table-cell>
          <table:table-cell table:formula="of:=[.L203]*[.A203]" office:value-type="float" office:value="28743">
            <text:p>28743,00</text:p>
          </table:table-cell>
          <table:table-cell table:formula="of:=[.A203]*[.A203]" office:value-type="float" office:value="40401">
            <text:p>40401,00</text:p>
          </table:table-cell>
          <table:table-cell table:formula="of:=[.A203]*a+b" office:value-type="float" office:value="2792.67043725421">
            <text:p>2792,67</text:p>
          </table:table-cell>
          <table:table-cell table:formula="of:=a_2*[.A203]+b_2" office:value-type="float" office:value="87.678905357121">
            <text:p>87,6789053571</text:p>
          </table:table-cell>
          <table:table-cell table:number-columns-repeated="2"/>
          <table:table-cell table:formula="of:=(ABS([.P203]-[.K203])/IF([.K203]=0;1;[.K203]))" office:value-type="float" office:value="0.772244698238658">
            <text:p>0,7722446982</text:p>
          </table:table-cell>
          <table:table-cell table:formula="of:=IF([.T203]&lt;[.$P$1];1;0)" office:value-type="float" office:value="0">
            <text:p>0</text:p>
          </table:table-cell>
          <table:table-cell table:formula="of:=IF([.U202]&gt;0;[.V202]+[.U203];0)" office:value-type="float" office:value="0">
            <text:p>0</text:p>
          </table:table-cell>
          <table:table-cell table:formula="of:=(ABS([.Q203]-[.L203])/IF([.L203]=0;1;[.L203]))" office:value-type="float" office:value="0.386860801698455">
            <text:p>0,3868608017</text:p>
          </table:table-cell>
          <table:table-cell table:style-name="ce1" table:formula="of:=IF([.W203]&lt;[.$Q$1];1;0)" office:value-type="float" office:value="1">
            <text:p>1</text:p>
          </table:table-cell>
          <table:table-cell table:formula="of:=IF([.X202]&gt;0;[.Y202]+[.X203];0)" office:value-type="float" office:value="42">
            <text:p>42</text:p>
          </table:table-cell>
          <table:table-cell table:number-columns-repeated="12"/>
        </table:table-row>
        <table:table-row table:style-name="ro1">
          <table:table-cell table:style-name="ce1" office:value-type="float" office:value="202">
            <text:p>202</text:p>
          </table:table-cell>
          <table:table-cell/>
          <table:table-cell office:value-type="string">
            <text:p>2020-07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170">
            <text:p>8170</text:p>
          </table:table-cell>
          <table:table-cell office:value-type="float" office:value="381798">
            <text:p>381798</text:p>
          </table:table-cell>
          <table:table-cell office:value-type="float" office:value="195">
            <text:p>195</text:p>
          </table:table-cell>
          <table:table-cell office:value-type="float" office:value="5368">
            <text:p>5368</text:p>
          </table:table-cell>
          <table:table-cell table:formula="of:=SUM([.G198:.G204])/7" office:value-type="float" office:value="11929.4285714286">
            <text:p>11929,43</text:p>
          </table:table-cell>
          <table:table-cell table:formula="of:=SUM([.I198:.I204])/7" office:value-type="float" office:value="146">
            <text:p>146,00</text:p>
          </table:table-cell>
          <table:table-cell table:formula="of:=[.A204]*[.K204]" office:value-type="float" office:value="2409744.57142857">
            <text:p>2409744,57</text:p>
          </table:table-cell>
          <table:table-cell table:formula="of:=[.L204]*[.A204]" office:value-type="float" office:value="29492">
            <text:p>29492,00</text:p>
          </table:table-cell>
          <table:table-cell table:formula="of:=[.A204]*[.A204]" office:value-type="float" office:value="40804">
            <text:p>40804,00</text:p>
          </table:table-cell>
          <table:table-cell table:formula="of:=[.A204]*a+b" office:value-type="float" office:value="2800.13161238336">
            <text:p>2800,13</text:p>
          </table:table-cell>
          <table:table-cell table:formula="of:=a_2*[.A204]+b_2" office:value-type="float" office:value="88.0757100644172">
            <text:p>88,0757100644</text:p>
          </table:table-cell>
          <table:table-cell table:number-columns-repeated="2"/>
          <table:table-cell table:formula="of:=(ABS([.P204]-[.K204])/IF([.K204]=0;1;[.K204]))" office:value-type="float" office:value="0.765275294150319">
            <text:p>0,7652752942</text:p>
          </table:table-cell>
          <table:table-cell table:formula="of:=IF([.T204]&lt;[.$P$1];1;0)" office:value-type="float" office:value="0">
            <text:p>0</text:p>
          </table:table-cell>
          <table:table-cell table:formula="of:=IF([.U203]&gt;0;[.V203]+[.U204];0)" office:value-type="float" office:value="0">
            <text:p>0</text:p>
          </table:table-cell>
          <table:table-cell table:formula="of:=(ABS([.Q204]-[.L204])/IF([.L204]=0;1;[.L204]))" office:value-type="float" office:value="0.396741711887554">
            <text:p>0,3967417119</text:p>
          </table:table-cell>
          <table:table-cell table:style-name="ce1" table:formula="of:=IF([.W204]&lt;[.$Q$1];1;0)" office:value-type="float" office:value="1">
            <text:p>1</text:p>
          </table:table-cell>
          <table:table-cell table:formula="of:=IF([.X203]&gt;0;[.Y203]+[.X204];0)" office:value-type="float" office:value="43">
            <text:p>43</text:p>
          </table:table-cell>
          <table:table-cell table:number-columns-repeated="12"/>
        </table:table-row>
        <table:table-row table:style-name="ro2">
          <table:table-cell office:value-type="float" office:value="203">
            <text:p>203</text:p>
          </table:table-cell>
          <table:table-cell/>
          <table:table-cell office:value-type="string">
            <text:p>2020-07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150">
            <text:p>13150</text:p>
          </table:table-cell>
          <table:table-cell office:value-type="float" office:value="394948">
            <text:p>394948</text:p>
          </table:table-cell>
          <table:table-cell office:value-type="float" office:value="572">
            <text:p>572</text:p>
          </table:table-cell>
          <table:table-cell office:value-type="float" office:value="5940">
            <text:p>5940</text:p>
          </table:table-cell>
          <table:table-cell table:formula="of:=SUM([.G199:.G205])/7" office:value-type="float" office:value="11985.5714285714">
            <text:p>11985,57</text:p>
          </table:table-cell>
          <table:table-cell table:formula="of:=SUM([.I199:.I205])/7" office:value-type="float" office:value="212.428571428571">
            <text:p>212,43</text:p>
          </table:table-cell>
          <table:table-cell table:formula="of:=[.A205]*[.K205]" office:value-type="float" office:value="2433071">
            <text:p>2433071,00</text:p>
          </table:table-cell>
          <table:table-cell table:formula="of:=[.L205]*[.A205]" office:value-type="float" office:value="43123">
            <text:p>43123,00</text:p>
          </table:table-cell>
          <table:table-cell table:formula="of:=[.A205]*[.A205]" office:value-type="float" office:value="41209">
            <text:p>41209,00</text:p>
          </table:table-cell>
          <table:table-cell table:formula="of:=[.A205]*a+b" office:value-type="float" office:value="2807.5927875125">
            <text:p>2807,59</text:p>
          </table:table-cell>
          <table:table-cell table:formula="of:=a_2*[.A205]+b_2" office:value-type="float" office:value="88.4725147717133">
            <text:p>88,4725147717</text:p>
          </table:table-cell>
          <table:table-cell table:number-columns-repeated="2"/>
          <table:table-cell table:formula="of:=(ABS([.P205]-[.K205])/IF([.K205]=0;1;[.K205]))" office:value-type="float" office:value="0.765752279376542">
            <text:p>0,7657522794</text:p>
          </table:table-cell>
          <table:table-cell table:formula="of:=IF([.T205]&lt;[.$P$1];1;0)" office:value-type="float" office:value="0">
            <text:p>0</text:p>
          </table:table-cell>
          <table:table-cell table:formula="of:=IF([.U204]&gt;0;[.V204]+[.U205];0)" office:value-type="float" office:value="0">
            <text:p>0</text:p>
          </table:table-cell>
          <table:table-cell table:formula="of:=(ABS([.Q205]-[.L205])/IF([.L205]=0;1;[.L205]))" office:value-type="float" office:value="0.583518760321457">
            <text:p>0,5835187603</text:p>
          </table:table-cell>
          <table:table-cell table:formula="of:=IF([.W205]&lt;[.$Q$1];1;0)" office:value-type="float" office:value="0">
            <text:p>0</text:p>
          </table:table-cell>
          <table:table-cell table:formula="of:=IF([.X204]&gt;0;[.Y204]+[.X205];0)" office:value-type="float" office:value="43">
            <text:p>43</text:p>
          </table:table-cell>
          <table:table-cell table:number-columns-repeated="12"/>
        </table:table-row>
        <table:table-row table:style-name="ro2">
          <table:table-cell office:value-type="float" office:value="204">
            <text:p>204</text:p>
          </table:table-cell>
          <table:table-cell/>
          <table:table-cell office:value-type="string">
            <text:p>2020-07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104">
            <text:p>13104</text:p>
          </table:table-cell>
          <table:table-cell office:value-type="float" office:value="408052">
            <text:p>408052</text:p>
          </table:table-cell>
          <table:table-cell office:value-type="float" office:value="153">
            <text:p>153</text:p>
          </table:table-cell>
          <table:table-cell office:value-type="float" office:value="6093">
            <text:p>6093</text:p>
          </table:table-cell>
          <table:table-cell table:formula="of:=SUM([.G200:.G206])/7" office:value-type="float" office:value="11975.8571428571">
            <text:p>11975,86</text:p>
          </table:table-cell>
          <table:table-cell table:formula="of:=SUM([.I200:.I206])/7" office:value-type="float" office:value="203.428571428571">
            <text:p>203,43</text:p>
          </table:table-cell>
          <table:table-cell table:formula="of:=[.A206]*[.K206]" office:value-type="float" office:value="2443074.85714286">
            <text:p>2443074,86</text:p>
          </table:table-cell>
          <table:table-cell table:formula="of:=[.L206]*[.A206]" office:value-type="float" office:value="41499.4285714286">
            <text:p>41499,43</text:p>
          </table:table-cell>
          <table:table-cell table:formula="of:=[.A206]*[.A206]" office:value-type="float" office:value="41616">
            <text:p>41616,00</text:p>
          </table:table-cell>
          <table:table-cell table:formula="of:=[.A206]*a+b" office:value-type="float" office:value="2815.05396264165">
            <text:p>2815,05</text:p>
          </table:table-cell>
          <table:table-cell table:formula="of:=a_2*[.A206]+b_2" office:value-type="float" office:value="88.8693194790095">
            <text:p>88,869319479</text:p>
          </table:table-cell>
          <table:table-cell table:number-columns-repeated="2"/>
          <table:table-cell table:formula="of:=(ABS([.P206]-[.K206])/IF([.K206]=0;1;[.K206]))" office:value-type="float" office:value="0.764939249937475">
            <text:p>0,7649392499</text:p>
          </table:table-cell>
          <table:table-cell table:formula="of:=IF([.T206]&lt;[.$P$1];1;0)" office:value-type="float" office:value="0">
            <text:p>0</text:p>
          </table:table-cell>
          <table:table-cell table:formula="of:=IF([.U205]&gt;0;[.V205]+[.U206];0)" office:value-type="float" office:value="0">
            <text:p>0</text:p>
          </table:table-cell>
          <table:table-cell table:formula="of:=(ABS([.Q206]-[.L206])/IF([.L206]=0;1;[.L206]))" office:value-type="float" office:value="0.563142390201498">
            <text:p>0,5631423902</text:p>
          </table:table-cell>
          <table:table-cell table:formula="of:=IF([.W206]&lt;[.$Q$1];1;0)" office:value-type="float" office:value="0">
            <text:p>0</text:p>
          </table:table-cell>
          <table:table-cell table:formula="of:=IF([.X205]&gt;0;[.Y205]+[.X20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05">
            <text:p>205</text:p>
          </table:table-cell>
          <table:table-cell/>
          <table:table-cell office:value-type="string">
            <text:p>2020-07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944">
            <text:p>13944</text:p>
          </table:table-cell>
          <table:table-cell office:value-type="float" office:value="421996">
            <text:p>421996</text:p>
          </table:table-cell>
          <table:table-cell office:value-type="float" office:value="250">
            <text:p>250</text:p>
          </table:table-cell>
          <table:table-cell office:value-type="float" office:value="6343">
            <text:p>6343</text:p>
          </table:table-cell>
          <table:table-cell table:formula="of:=SUM([.G201:.G207])/7" office:value-type="float" office:value="12057.4285714286">
            <text:p>12057,43</text:p>
          </table:table-cell>
          <table:table-cell table:formula="of:=SUM([.I201:.I207])/7" office:value-type="float" office:value="219.857142857143">
            <text:p>219,86</text:p>
          </table:table-cell>
          <table:table-cell table:formula="of:=[.A207]*[.K207]" office:value-type="float" office:value="2471772.85714286">
            <text:p>2471772,86</text:p>
          </table:table-cell>
          <table:table-cell table:formula="of:=[.L207]*[.A207]" office:value-type="float" office:value="45070.7142857143">
            <text:p>45070,71</text:p>
          </table:table-cell>
          <table:table-cell table:formula="of:=[.A207]*[.A207]" office:value-type="float" office:value="42025">
            <text:p>42025,00</text:p>
          </table:table-cell>
          <table:table-cell table:formula="of:=[.A207]*a+b" office:value-type="float" office:value="2822.5151377708">
            <text:p>2822,52</text:p>
          </table:table-cell>
          <table:table-cell table:formula="of:=a_2*[.A207]+b_2" office:value-type="float" office:value="89.2661241863057">
            <text:p>89,2661241863</text:p>
          </table:table-cell>
          <table:table-cell table:number-columns-repeated="2"/>
          <table:table-cell table:formula="of:=(ABS([.P207]-[.K207])/IF([.K207]=0;1;[.K207]))" office:value-type="float" office:value="0.765910689742002">
            <text:p>0,7659106897</text:p>
          </table:table-cell>
          <table:table-cell table:formula="of:=IF([.T207]&lt;[.$P$1];1;0)" office:value-type="float" office:value="0">
            <text:p>0</text:p>
          </table:table-cell>
          <table:table-cell table:formula="of:=IF([.U206]&gt;0;[.V206]+[.U207];0)" office:value-type="float" office:value="0">
            <text:p>0</text:p>
          </table:table-cell>
          <table:table-cell table:formula="of:=(ABS([.Q207]-[.L207])/IF([.L207]=0;1;[.L207]))" office:value-type="float" office:value="0.593981241517778">
            <text:p>0,5939812415</text:p>
          </table:table-cell>
          <table:table-cell table:formula="of:=IF([.W207]&lt;[.$Q$1];1;0)" office:value-type="float" office:value="0">
            <text:p>0</text:p>
          </table:table-cell>
          <table:table-cell table:formula="of:=IF([.X206]&gt;0;[.Y206]+[.X20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06">
            <text:p>206</text:p>
          </table:table-cell>
          <table:table-cell/>
          <table:table-cell office:value-type="string">
            <text:p>2020-07-2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204">
            <text:p>12204</text:p>
          </table:table-cell>
          <table:table-cell office:value-type="float" office:value="434200">
            <text:p>434200</text:p>
          </table:table-cell>
          <table:table-cell office:value-type="float" office:value="312">
            <text:p>312</text:p>
          </table:table-cell>
          <table:table-cell office:value-type="float" office:value="6655">
            <text:p>6655</text:p>
          </table:table-cell>
          <table:table-cell table:formula="of:=SUM([.G202:.G208])/7" office:value-type="float" office:value="11903">
            <text:p>11903,00</text:p>
          </table:table-cell>
          <table:table-cell table:formula="of:=SUM([.I202:.I208])/7" office:value-type="float" office:value="243.857142857143">
            <text:p>243,86</text:p>
          </table:table-cell>
          <table:table-cell table:formula="of:=[.A208]*[.K208]" office:value-type="float" office:value="2452018">
            <text:p>2452018,00</text:p>
          </table:table-cell>
          <table:table-cell table:formula="of:=[.L208]*[.A208]" office:value-type="float" office:value="50234.5714285714">
            <text:p>50234,57</text:p>
          </table:table-cell>
          <table:table-cell table:formula="of:=[.A208]*[.A208]" office:value-type="float" office:value="42436">
            <text:p>42436,00</text:p>
          </table:table-cell>
          <table:table-cell table:formula="of:=[.A208]*a+b" office:value-type="float" office:value="2829.97631289994">
            <text:p>2829,98</text:p>
          </table:table-cell>
          <table:table-cell table:formula="of:=a_2*[.A208]+b_2" office:value-type="float" office:value="89.6629288936018">
            <text:p>89,6629288936</text:p>
          </table:table-cell>
          <table:table-cell table:number-columns-repeated="2"/>
          <table:table-cell table:formula="of:=(ABS([.P208]-[.K208])/IF([.K208]=0;1;[.K208]))" office:value-type="float" office:value="0.762246802243137">
            <text:p>0,7622468022</text:p>
          </table:table-cell>
          <table:table-cell table:formula="of:=IF([.T208]&lt;[.$P$1];1;0)" office:value-type="float" office:value="0">
            <text:p>0</text:p>
          </table:table-cell>
          <table:table-cell table:formula="of:=IF([.U207]&gt;0;[.V207]+[.U208];0)" office:value-type="float" office:value="0">
            <text:p>0</text:p>
          </table:table-cell>
          <table:table-cell table:formula="of:=(ABS([.Q208]-[.L208])/IF([.L208]=0;1;[.L208]))" office:value-type="float" office:value="0.63231370693895">
            <text:p>0,6323137069</text:p>
          </table:table-cell>
          <table:table-cell table:formula="of:=IF([.W208]&lt;[.$Q$1];1;0)" office:value-type="float" office:value="0">
            <text:p>0</text:p>
          </table:table-cell>
          <table:table-cell table:formula="of:=IF([.X207]&gt;0;[.Y207]+[.X20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07">
            <text:p>207</text:p>
          </table:table-cell>
          <table:table-cell/>
          <table:table-cell office:value-type="string">
            <text:p>2020-07-2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233">
            <text:p>11233</text:p>
          </table:table-cell>
          <table:table-cell office:value-type="float" office:value="445433">
            <text:p>445433</text:p>
          </table:table-cell>
          <table:table-cell office:value-type="float" office:value="114">
            <text:p>114</text:p>
          </table:table-cell>
          <table:table-cell office:value-type="float" office:value="6769">
            <text:p>6769</text:p>
          </table:table-cell>
          <table:table-cell table:formula="of:=SUM([.G203:.G209])/7" office:value-type="float" office:value="11586.4285714286">
            <text:p>11586,43</text:p>
          </table:table-cell>
          <table:table-cell table:formula="of:=SUM([.I203:.I209])/7" office:value-type="float" office:value="248">
            <text:p>248,00</text:p>
          </table:table-cell>
          <table:table-cell table:formula="of:=[.A209]*[.K209]" office:value-type="float" office:value="2398390.71428571">
            <text:p>2398390,71</text:p>
          </table:table-cell>
          <table:table-cell table:formula="of:=[.L209]*[.A209]" office:value-type="float" office:value="51336">
            <text:p>51336,00</text:p>
          </table:table-cell>
          <table:table-cell table:formula="of:=[.A209]*[.A209]" office:value-type="float" office:value="42849">
            <text:p>42849,00</text:p>
          </table:table-cell>
          <table:table-cell table:formula="of:=[.A209]*a+b" office:value-type="float" office:value="2837.43748802909">
            <text:p>2837,44</text:p>
          </table:table-cell>
          <table:table-cell table:formula="of:=a_2*[.A209]+b_2" office:value-type="float" office:value="90.059733600898">
            <text:p>90,0597336009</text:p>
          </table:table-cell>
          <table:table-cell table:number-columns-repeated="2"/>
          <table:table-cell table:formula="of:=(ABS([.P209]-[.K209])/IF([.K209]=0;1;[.K209]))" office:value-type="float" office:value="0.755106807025416">
            <text:p>0,755106807</text:p>
          </table:table-cell>
          <table:table-cell table:formula="of:=IF([.T209]&lt;[.$P$1];1;0)" office:value-type="float" office:value="0">
            <text:p>0</text:p>
          </table:table-cell>
          <table:table-cell table:formula="of:=IF([.U208]&gt;0;[.V208]+[.U209];0)" office:value-type="float" office:value="0">
            <text:p>0</text:p>
          </table:table-cell>
          <table:table-cell table:formula="of:=(ABS([.Q209]-[.L209])/IF([.L209]=0;1;[.L209]))" office:value-type="float" office:value="0.636855912899605">
            <text:p>0,6368559129</text:p>
          </table:table-cell>
          <table:table-cell table:formula="of:=IF([.W209]&lt;[.$Q$1];1;0)" office:value-type="float" office:value="0">
            <text:p>0</text:p>
          </table:table-cell>
          <table:table-cell table:formula="of:=IF([.X208]&gt;0;[.Y208]+[.X20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08">
            <text:p>208</text:p>
          </table:table-cell>
          <table:table-cell/>
          <table:table-cell office:value-type="string">
            <text:p>2020-07-2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097">
            <text:p>7097</text:p>
          </table:table-cell>
          <table:table-cell office:value-type="float" office:value="452530">
            <text:p>452530</text:p>
          </table:table-cell>
          <table:table-cell office:value-type="float" office:value="298">
            <text:p>298</text:p>
          </table:table-cell>
          <table:table-cell office:value-type="float" office:value="7067">
            <text:p>7067</text:p>
          </table:table-cell>
          <table:table-cell table:formula="of:=SUM([.G204:.G210])/7" office:value-type="float" office:value="11271.7142857143">
            <text:p>11271,71</text:p>
          </table:table-cell>
          <table:table-cell table:formula="of:=SUM([.I204:.I210])/7" office:value-type="float" office:value="270.571428571429">
            <text:p>270,57</text:p>
          </table:table-cell>
          <table:table-cell table:formula="of:=[.A210]*[.K210]" office:value-type="float" office:value="2344516.57142857">
            <text:p>2344516,57</text:p>
          </table:table-cell>
          <table:table-cell table:formula="of:=[.L210]*[.A210]" office:value-type="float" office:value="56278.8571428571">
            <text:p>56278,86</text:p>
          </table:table-cell>
          <table:table-cell table:formula="of:=[.A210]*[.A210]" office:value-type="float" office:value="43264">
            <text:p>43264,00</text:p>
          </table:table-cell>
          <table:table-cell table:formula="of:=[.A210]*a+b" office:value-type="float" office:value="2844.89866315824">
            <text:p>2844,90</text:p>
          </table:table-cell>
          <table:table-cell table:formula="of:=a_2*[.A210]+b_2" office:value-type="float" office:value="90.4565383081942">
            <text:p>90,4565383082</text:p>
          </table:table-cell>
          <table:table-cell table:number-columns-repeated="2"/>
          <table:table-cell table:formula="of:=(ABS([.P210]-[.K210])/IF([.K210]=0;1;[.K210]))" office:value-type="float" office:value="0.747607276848398">
            <text:p>0,7476072768</text:p>
          </table:table-cell>
          <table:table-cell table:formula="of:=IF([.T210]&lt;[.$P$1];1;0)" office:value-type="float" office:value="0">
            <text:p>0</text:p>
          </table:table-cell>
          <table:table-cell table:formula="of:=IF([.U209]&gt;0;[.V209]+[.U210];0)" office:value-type="float" office:value="0">
            <text:p>0</text:p>
          </table:table-cell>
          <table:table-cell table:formula="of:=(ABS([.Q210]-[.L210])/IF([.L210]=0;1;[.L210]))" office:value-type="float" office:value="0.665683332546273">
            <text:p>0,6656833325</text:p>
          </table:table-cell>
          <table:table-cell table:formula="of:=IF([.W210]&lt;[.$Q$1];1;0)" office:value-type="float" office:value="0">
            <text:p>0</text:p>
          </table:table-cell>
          <table:table-cell table:formula="of:=IF([.X209]&gt;0;[.Y209]+[.X21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09">
            <text:p>209</text:p>
          </table:table-cell>
          <table:table-cell/>
          <table:table-cell office:value-type="string">
            <text:p>2020-07-2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231">
            <text:p>7231</text:p>
          </table:table-cell>
          <table:table-cell office:value-type="float" office:value="459761">
            <text:p>459761</text:p>
          </table:table-cell>
          <table:table-cell office:value-type="float" office:value="190">
            <text:p>190</text:p>
          </table:table-cell>
          <table:table-cell office:value-type="float" office:value="7257">
            <text:p>7257</text:p>
          </table:table-cell>
          <table:table-cell table:formula="of:=SUM([.G205:.G211])/7" office:value-type="float" office:value="11137.5714285714">
            <text:p>11137,57</text:p>
          </table:table-cell>
          <table:table-cell table:formula="of:=SUM([.I205:.I211])/7" office:value-type="float" office:value="269.857142857143">
            <text:p>269,86</text:p>
          </table:table-cell>
          <table:table-cell table:formula="of:=[.A211]*[.K211]" office:value-type="float" office:value="2327752.42857143">
            <text:p>2327752,43</text:p>
          </table:table-cell>
          <table:table-cell table:formula="of:=[.L211]*[.A211]" office:value-type="float" office:value="56400.1428571429">
            <text:p>56400,14</text:p>
          </table:table-cell>
          <table:table-cell table:formula="of:=[.A211]*[.A211]" office:value-type="float" office:value="43681">
            <text:p>43681,00</text:p>
          </table:table-cell>
          <table:table-cell table:formula="of:=[.A211]*a+b" office:value-type="float" office:value="2852.35983828738">
            <text:p>2852,36</text:p>
          </table:table-cell>
          <table:table-cell table:formula="of:=a_2*[.A211]+b_2" office:value-type="float" office:value="90.8533430154903">
            <text:p>90,8533430155</text:p>
          </table:table-cell>
          <table:table-cell table:number-columns-repeated="2"/>
          <table:table-cell table:formula="of:=(ABS([.P211]-[.K211])/IF([.K211]=0;1;[.K211]))" office:value-type="float" office:value="0.74389750435448">
            <text:p>0,7438975044</text:p>
          </table:table-cell>
          <table:table-cell table:formula="of:=IF([.T211]&lt;[.$P$1];1;0)" office:value-type="float" office:value="0">
            <text:p>0</text:p>
          </table:table-cell>
          <table:table-cell table:formula="of:=IF([.U210]&gt;0;[.V210]+[.U211];0)" office:value-type="float" office:value="0">
            <text:p>0</text:p>
          </table:table-cell>
          <table:table-cell table:formula="of:=(ABS([.Q211]-[.L211])/IF([.L211]=0;1;[.L211]))" office:value-type="float" office:value="0.663328003648263">
            <text:p>0,6633280036</text:p>
          </table:table-cell>
          <table:table-cell table:formula="of:=IF([.W211]&lt;[.$Q$1];1;0)" office:value-type="float" office:value="0">
            <text:p>0</text:p>
          </table:table-cell>
          <table:table-cell table:formula="of:=IF([.X210]&gt;0;[.Y210]+[.X21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10">
            <text:p>210</text:p>
          </table:table-cell>
          <table:table-cell/>
          <table:table-cell office:value-type="string">
            <text:p>2020-07-3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362">
            <text:p>11362</text:p>
          </table:table-cell>
          <table:table-cell office:value-type="float" office:value="471123">
            <text:p>471123</text:p>
          </table:table-cell>
          <table:table-cell office:value-type="float" office:value="240">
            <text:p>240</text:p>
          </table:table-cell>
          <table:table-cell office:value-type="float" office:value="7497">
            <text:p>7497</text:p>
          </table:table-cell>
          <table:table-cell table:formula="of:=SUM([.G206:.G212])/7" office:value-type="float" office:value="10882.1428571429">
            <text:p>10882,14</text:p>
          </table:table-cell>
          <table:table-cell table:formula="of:=SUM([.I206:.I212])/7" office:value-type="float" office:value="222.428571428571">
            <text:p>222,43</text:p>
          </table:table-cell>
          <table:table-cell table:formula="of:=[.A212]*[.K212]" office:value-type="float" office:value="2285250">
            <text:p>2285250,00</text:p>
          </table:table-cell>
          <table:table-cell table:formula="of:=[.L212]*[.A212]" office:value-type="float" office:value="46710">
            <text:p>46710,00</text:p>
          </table:table-cell>
          <table:table-cell table:formula="of:=[.A212]*[.A212]" office:value-type="float" office:value="44100">
            <text:p>44100,00</text:p>
          </table:table-cell>
          <table:table-cell table:formula="of:=[.A212]*a+b" office:value-type="float" office:value="2859.82101341653">
            <text:p>2859,82</text:p>
          </table:table-cell>
          <table:table-cell table:formula="of:=a_2*[.A212]+b_2" office:value-type="float" office:value="91.2501477227865">
            <text:p>91,2501477228</text:p>
          </table:table-cell>
          <table:table-cell table:number-columns-repeated="2"/>
          <table:table-cell table:formula="of:=(ABS([.P212]-[.K212])/IF([.K212]=0;1;[.K212]))" office:value-type="float" office:value="0.737200563256768">
            <text:p>0,7372005633</text:p>
          </table:table-cell>
          <table:table-cell table:formula="of:=IF([.T212]&lt;[.$P$1];1;0)" office:value-type="float" office:value="0">
            <text:p>0</text:p>
          </table:table-cell>
          <table:table-cell table:formula="of:=IF([.U211]&gt;0;[.V211]+[.U212];0)" office:value-type="float" office:value="0">
            <text:p>0</text:p>
          </table:table-cell>
          <table:table-cell table:formula="of:=(ABS([.Q212]-[.L212])/IF([.L212]=0;1;[.L212]))" office:value-type="float" office:value="0.589755276776169">
            <text:p>0,5897552768</text:p>
          </table:table-cell>
          <table:table-cell table:formula="of:=IF([.W212]&lt;[.$Q$1];1;0)" office:value-type="float" office:value="0">
            <text:p>0</text:p>
          </table:table-cell>
          <table:table-cell table:formula="of:=IF([.X211]&gt;0;[.Y211]+[.X21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11">
            <text:p>211</text:p>
          </table:table-cell>
          <table:table-cell/>
          <table:table-cell office:value-type="string">
            <text:p>2020-07-3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046">
            <text:p>11046</text:p>
          </table:table-cell>
          <table:table-cell office:value-type="float" office:value="482169">
            <text:p>482169</text:p>
          </table:table-cell>
          <table:table-cell office:value-type="float" office:value="315">
            <text:p>315</text:p>
          </table:table-cell>
          <table:table-cell office:value-type="float" office:value="7812">
            <text:p>7812</text:p>
          </table:table-cell>
          <table:table-cell table:formula="of:=SUM([.G207:.G213])/7" office:value-type="float" office:value="10588.1428571429">
            <text:p>10588,14</text:p>
          </table:table-cell>
          <table:table-cell table:formula="of:=SUM([.I207:.I213])/7" office:value-type="float" office:value="245.571428571429">
            <text:p>245,57</text:p>
          </table:table-cell>
          <table:table-cell table:formula="of:=[.A213]*[.K213]" office:value-type="float" office:value="2234098.14285714">
            <text:p>2234098,14</text:p>
          </table:table-cell>
          <table:table-cell table:formula="of:=[.L213]*[.A213]" office:value-type="float" office:value="51815.5714285714">
            <text:p>51815,57</text:p>
          </table:table-cell>
          <table:table-cell table:formula="of:=[.A213]*[.A213]" office:value-type="float" office:value="44521">
            <text:p>44521,00</text:p>
          </table:table-cell>
          <table:table-cell table:formula="of:=[.A213]*a+b" office:value-type="float" office:value="2867.28218854568">
            <text:p>2867,28</text:p>
          </table:table-cell>
          <table:table-cell table:formula="of:=a_2*[.A213]+b_2" office:value-type="float" office:value="91.6469524300826">
            <text:p>91,6469524301</text:p>
          </table:table-cell>
          <table:table-cell table:number-columns-repeated="2"/>
          <table:table-cell table:formula="of:=(ABS([.P213]-[.K213])/IF([.K213]=0;1;[.K213]))" office:value-type="float" office:value="0.729198762499565">
            <text:p>0,7291987625</text:p>
          </table:table-cell>
          <table:table-cell table:formula="of:=IF([.T213]&lt;[.$P$1];1;0)" office:value-type="float" office:value="0">
            <text:p>0</text:p>
          </table:table-cell>
          <table:table-cell table:formula="of:=IF([.U212]&gt;0;[.V212]+[.U213];0)" office:value-type="float" office:value="0">
            <text:p>0</text:p>
          </table:table-cell>
          <table:table-cell table:formula="of:=(ABS([.Q213]-[.L213])/IF([.L213]=0;1;[.L213]))" office:value-type="float" office:value="0.626801240831542">
            <text:p>0,6268012408</text:p>
          </table:table-cell>
          <table:table-cell table:formula="of:=IF([.W213]&lt;[.$Q$1];1;0)" office:value-type="float" office:value="0">
            <text:p>0</text:p>
          </table:table-cell>
          <table:table-cell table:formula="of:=IF([.X212]&gt;0;[.Y212]+[.X21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12">
            <text:p>212</text:p>
          </table:table-cell>
          <table:table-cell/>
          <table:table-cell office:value-type="string">
            <text:p>2020-08-0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014">
            <text:p>11014</text:p>
          </table:table-cell>
          <table:table-cell office:value-type="float" office:value="493183">
            <text:p>493183</text:p>
          </table:table-cell>
          <table:table-cell office:value-type="float" office:value="193">
            <text:p>193</text:p>
          </table:table-cell>
          <table:table-cell office:value-type="float" office:value="8005">
            <text:p>8005</text:p>
          </table:table-cell>
          <table:table-cell table:formula="of:=SUM([.G208:.G214])/7" office:value-type="float" office:value="10169.5714285714">
            <text:p>10169,57</text:p>
          </table:table-cell>
          <table:table-cell table:formula="of:=SUM([.I208:.I214])/7" office:value-type="float" office:value="237.428571428571">
            <text:p>237,43</text:p>
          </table:table-cell>
          <table:table-cell table:formula="of:=[.A214]*[.K214]" office:value-type="float" office:value="2155949.14285714">
            <text:p>2155949,14</text:p>
          </table:table-cell>
          <table:table-cell table:formula="of:=[.L214]*[.A214]" office:value-type="float" office:value="50334.8571428571">
            <text:p>50334,86</text:p>
          </table:table-cell>
          <table:table-cell table:formula="of:=[.A214]*[.A214]" office:value-type="float" office:value="44944">
            <text:p>44944,00</text:p>
          </table:table-cell>
          <table:table-cell table:formula="of:=[.A214]*a+b" office:value-type="float" office:value="2874.74336367483">
            <text:p>2874,74</text:p>
          </table:table-cell>
          <table:table-cell table:formula="of:=a_2*[.A214]+b_2" office:value-type="float" office:value="92.0437571373788">
            <text:p>92,0437571374</text:p>
          </table:table-cell>
          <table:table-cell table:number-columns-repeated="2"/>
          <table:table-cell table:formula="of:=(ABS([.P214]-[.K214])/IF([.K214]=0;1;[.K214]))" office:value-type="float" office:value="0.717319123636004">
            <text:p>0,7173191236</text:p>
          </table:table-cell>
          <table:table-cell table:formula="of:=IF([.T214]&lt;[.$P$1];1;0)" office:value-type="float" office:value="0">
            <text:p>0</text:p>
          </table:table-cell>
          <table:table-cell table:formula="of:=IF([.U213]&gt;0;[.V213]+[.U214];0)" office:value-type="float" office:value="0">
            <text:p>0</text:p>
          </table:table-cell>
          <table:table-cell table:formula="of:=(ABS([.Q214]-[.L214])/IF([.L214]=0;1;[.L214]))" office:value-type="float" office:value="0.612330746112123">
            <text:p>0,6123307461</text:p>
          </table:table-cell>
          <table:table-cell table:formula="of:=IF([.W214]&lt;[.$Q$1];1;0)" office:value-type="float" office:value="0">
            <text:p>0</text:p>
          </table:table-cell>
          <table:table-cell table:formula="of:=IF([.X213]&gt;0;[.Y213]+[.X21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13">
            <text:p>213</text:p>
          </table:table-cell>
          <table:table-cell/>
          <table:table-cell office:value-type="string">
            <text:p>2020-08-0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0107">
            <text:p>10107</text:p>
          </table:table-cell>
          <table:table-cell office:value-type="float" office:value="503290">
            <text:p>503290</text:p>
          </table:table-cell>
          <table:table-cell office:value-type="float" office:value="148">
            <text:p>148</text:p>
          </table:table-cell>
          <table:table-cell office:value-type="float" office:value="8153">
            <text:p>8153</text:p>
          </table:table-cell>
          <table:table-cell table:formula="of:=SUM([.G209:.G215])/7" office:value-type="float" office:value="9870">
            <text:p>9870,00</text:p>
          </table:table-cell>
          <table:table-cell table:formula="of:=SUM([.I209:.I215])/7" office:value-type="float" office:value="214">
            <text:p>214,00</text:p>
          </table:table-cell>
          <table:table-cell table:formula="of:=[.A215]*[.K215]" office:value-type="float" office:value="2102310">
            <text:p>2102310,00</text:p>
          </table:table-cell>
          <table:table-cell table:formula="of:=[.L215]*[.A215]" office:value-type="float" office:value="45582">
            <text:p>45582,00</text:p>
          </table:table-cell>
          <table:table-cell table:formula="of:=[.A215]*[.A215]" office:value-type="float" office:value="45369">
            <text:p>45369,00</text:p>
          </table:table-cell>
          <table:table-cell table:formula="of:=[.A215]*a+b" office:value-type="float" office:value="2882.20453880397">
            <text:p>2882,20</text:p>
          </table:table-cell>
          <table:table-cell table:formula="of:=a_2*[.A215]+b_2" office:value-type="float" office:value="92.440561844675">
            <text:p>92,4405618447</text:p>
          </table:table-cell>
          <table:table-cell table:number-columns-repeated="2"/>
          <table:table-cell table:formula="of:=(ABS([.P215]-[.K215])/IF([.K215]=0;1;[.K215]))" office:value-type="float" office:value="0.707983329401826">
            <text:p>0,7079833294</text:p>
          </table:table-cell>
          <table:table-cell table:formula="of:=IF([.T215]&lt;[.$P$1];1;0)" office:value-type="float" office:value="0">
            <text:p>0</text:p>
          </table:table-cell>
          <table:table-cell table:formula="of:=IF([.U214]&gt;0;[.V214]+[.U215];0)" office:value-type="float" office:value="0">
            <text:p>0</text:p>
          </table:table-cell>
          <table:table-cell table:formula="of:=(ABS([.Q215]-[.L215])/IF([.L215]=0;1;[.L215]))" office:value-type="float" office:value="0.568034757735164">
            <text:p>0,5680347577</text:p>
          </table:table-cell>
          <table:table-cell table:formula="of:=IF([.W215]&lt;[.$Q$1];1;0)" office:value-type="float" office:value="0">
            <text:p>0</text:p>
          </table:table-cell>
          <table:table-cell table:formula="of:=IF([.X214]&gt;0;[.Y214]+[.X21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14">
            <text:p>214</text:p>
          </table:table-cell>
          <table:table-cell/>
          <table:table-cell office:value-type="string">
            <text:p>2020-08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195">
            <text:p>8195</text:p>
          </table:table-cell>
          <table:table-cell office:value-type="float" office:value="511485">
            <text:p>511485</text:p>
          </table:table-cell>
          <table:table-cell office:value-type="float" office:value="213">
            <text:p>213</text:p>
          </table:table-cell>
          <table:table-cell office:value-type="float" office:value="8366">
            <text:p>8366</text:p>
          </table:table-cell>
          <table:table-cell table:formula="of:=SUM([.G210:.G216])/7" office:value-type="float" office:value="9436">
            <text:p>9436,00</text:p>
          </table:table-cell>
          <table:table-cell table:formula="of:=SUM([.I210:.I216])/7" office:value-type="float" office:value="228.142857142857">
            <text:p>228,14</text:p>
          </table:table-cell>
          <table:table-cell table:formula="of:=[.A216]*[.K216]" office:value-type="float" office:value="2019304">
            <text:p>2019304,00</text:p>
          </table:table-cell>
          <table:table-cell table:formula="of:=[.L216]*[.A216]" office:value-type="float" office:value="48822.5714285714">
            <text:p>48822,57</text:p>
          </table:table-cell>
          <table:table-cell table:formula="of:=[.A216]*[.A216]" office:value-type="float" office:value="45796">
            <text:p>45796,00</text:p>
          </table:table-cell>
          <table:table-cell table:formula="of:=[.A216]*a+b" office:value-type="float" office:value="2889.66571393312">
            <text:p>2889,67</text:p>
          </table:table-cell>
          <table:table-cell table:formula="of:=a_2*[.A216]+b_2" office:value-type="float" office:value="92.8373665519711">
            <text:p>92,837366552</text:p>
          </table:table-cell>
          <table:table-cell table:number-columns-repeated="2"/>
          <table:table-cell table:formula="of:=(ABS([.P216]-[.K216])/IF([.K216]=0;1;[.K216]))" office:value-type="float" office:value="0.693761581821416">
            <text:p>0,6937615818</text:p>
          </table:table-cell>
          <table:table-cell table:formula="of:=IF([.T216]&lt;[.$P$1];1;0)" office:value-type="float" office:value="0">
            <text:p>0</text:p>
          </table:table-cell>
          <table:table-cell table:formula="of:=IF([.U215]&gt;0;[.V215]+[.U216];0)" office:value-type="float" office:value="0">
            <text:p>0</text:p>
          </table:table-cell>
          <table:table-cell table:formula="of:=(ABS([.Q216]-[.L216])/IF([.L216]=0;1;[.L216]))" office:value-type="float" office:value="0.593073534211773">
            <text:p>0,5930735342</text:p>
          </table:table-cell>
          <table:table-cell table:formula="of:=IF([.W216]&lt;[.$Q$1];1;0)" office:value-type="float" office:value="0">
            <text:p>0</text:p>
          </table:table-cell>
          <table:table-cell table:formula="of:=IF([.X215]&gt;0;[.Y215]+[.X21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15">
            <text:p>215</text:p>
          </table:table-cell>
          <table:table-cell/>
          <table:table-cell office:value-type="string">
            <text:p>2020-08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5377">
            <text:p>5377</text:p>
          </table:table-cell>
          <table:table-cell office:value-type="float" office:value="516862">
            <text:p>516862</text:p>
          </table:table-cell>
          <table:table-cell office:value-type="float" office:value="0">
            <text:p>0</text:p>
          </table:table-cell>
          <table:table-cell office:value-type="float" office:value="8366">
            <text:p>8366</text:p>
          </table:table-cell>
          <table:table-cell table:formula="of:=SUM([.G211:.G217])/7" office:value-type="float" office:value="9190.28571428571">
            <text:p>9190,29</text:p>
          </table:table-cell>
          <table:table-cell table:formula="of:=SUM([.I211:.I217])/7" office:value-type="float" office:value="185.571428571429">
            <text:p>185,57</text:p>
          </table:table-cell>
          <table:table-cell table:formula="of:=[.A217]*[.K217]" office:value-type="float" office:value="1975911.42857143">
            <text:p>1975911,43</text:p>
          </table:table-cell>
          <table:table-cell table:formula="of:=[.L217]*[.A217]" office:value-type="float" office:value="39897.8571428571">
            <text:p>39897,86</text:p>
          </table:table-cell>
          <table:table-cell table:formula="of:=[.A217]*[.A217]" office:value-type="float" office:value="46225">
            <text:p>46225,00</text:p>
          </table:table-cell>
          <table:table-cell table:formula="of:=[.A217]*a+b" office:value-type="float" office:value="2897.12688906227">
            <text:p>2897,13</text:p>
          </table:table-cell>
          <table:table-cell table:formula="of:=a_2*[.A217]+b_2" office:value-type="float" office:value="93.2341712592673">
            <text:p>93,2341712593</text:p>
          </table:table-cell>
          <table:table-cell table:number-columns-repeated="2"/>
          <table:table-cell table:formula="of:=(ABS([.P217]-[.K217])/IF([.K217]=0;1;[.K217]))" office:value-type="float" office:value="0.684762043408632">
            <text:p>0,6847620434</text:p>
          </table:table-cell>
          <table:table-cell table:formula="of:=IF([.T217]&lt;[.$P$1];1;0)" office:value-type="float" office:value="0">
            <text:p>0</text:p>
          </table:table-cell>
          <table:table-cell table:formula="of:=IF([.U216]&gt;0;[.V216]+[.U217];0)" office:value-type="float" office:value="0">
            <text:p>0</text:p>
          </table:table-cell>
          <table:table-cell table:formula="of:=(ABS([.Q217]-[.L217])/IF([.L217]=0;1;[.L217]))" office:value-type="float" office:value="0.49758337273682">
            <text:p>0,4975833727</text:p>
          </table:table-cell>
          <table:table-cell table:formula="of:=IF([.W217]&lt;[.$Q$1];1;0)" office:value-type="float" office:value="0">
            <text:p>0</text:p>
          </table:table-cell>
          <table:table-cell table:formula="of:=IF([.X216]&gt;0;[.Y216]+[.X21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16">
            <text:p>216</text:p>
          </table:table-cell>
          <table:table-cell/>
          <table:table-cell office:value-type="string">
            <text:p>2020-08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456">
            <text:p>4456</text:p>
          </table:table-cell>
          <table:table-cell office:value-type="float" office:value="521318">
            <text:p>521318</text:p>
          </table:table-cell>
          <table:table-cell office:value-type="float" office:value="518">
            <text:p>518</text:p>
          </table:table-cell>
          <table:table-cell office:value-type="float" office:value="8884">
            <text:p>8884</text:p>
          </table:table-cell>
          <table:table-cell table:formula="of:=SUM([.G212:.G218])/7" office:value-type="float" office:value="8793.85714285714">
            <text:p>8793,86</text:p>
          </table:table-cell>
          <table:table-cell table:formula="of:=SUM([.I212:.I218])/7" office:value-type="float" office:value="232.428571428571">
            <text:p>232,43</text:p>
          </table:table-cell>
          <table:table-cell table:formula="of:=[.A218]*[.K218]" office:value-type="float" office:value="1899473.14285714">
            <text:p>1899473,14</text:p>
          </table:table-cell>
          <table:table-cell table:formula="of:=[.L218]*[.A218]" office:value-type="float" office:value="50204.5714285714">
            <text:p>50204,57</text:p>
          </table:table-cell>
          <table:table-cell table:formula="of:=[.A218]*[.A218]" office:value-type="float" office:value="46656">
            <text:p>46656,00</text:p>
          </table:table-cell>
          <table:table-cell table:formula="of:=[.A218]*a+b" office:value-type="float" office:value="2904.58806419141">
            <text:p>2904,59</text:p>
          </table:table-cell>
          <table:table-cell table:formula="of:=a_2*[.A218]+b_2" office:value-type="float" office:value="93.6309759665635">
            <text:p>93,6309759666</text:p>
          </table:table-cell>
          <table:table-cell table:number-columns-repeated="2"/>
          <table:table-cell table:formula="of:=(ABS([.P218]-[.K218])/IF([.K218]=0;1;[.K218]))" office:value-type="float" office:value="0.669702609787028">
            <text:p>0,6697026098</text:p>
          </table:table-cell>
          <table:table-cell table:formula="of:=IF([.T218]&lt;[.$P$1];1;0)" office:value-type="float" office:value="0">
            <text:p>0</text:p>
          </table:table-cell>
          <table:table-cell table:formula="of:=IF([.U217]&gt;0;[.V217]+[.U218];0)" office:value-type="float" office:value="0">
            <text:p>0</text:p>
          </table:table-cell>
          <table:table-cell table:formula="of:=(ABS([.Q218]-[.L218])/IF([.L218]=0;1;[.L218]))" office:value-type="float" office:value="0.597162365232978">
            <text:p>0,5971623652</text:p>
          </table:table-cell>
          <table:table-cell table:formula="of:=IF([.W218]&lt;[.$Q$1];1;0)" office:value-type="float" office:value="0">
            <text:p>0</text:p>
          </table:table-cell>
          <table:table-cell table:formula="of:=IF([.X217]&gt;0;[.Y217]+[.X21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17">
            <text:p>217</text:p>
          </table:table-cell>
          <table:table-cell/>
          <table:table-cell office:value-type="string">
            <text:p>2020-08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559">
            <text:p>8559</text:p>
          </table:table-cell>
          <table:table-cell office:value-type="float" office:value="529877">
            <text:p>529877</text:p>
          </table:table-cell>
          <table:table-cell office:value-type="float" office:value="414">
            <text:p>414</text:p>
          </table:table-cell>
          <table:table-cell office:value-type="float" office:value="9298">
            <text:p>9298</text:p>
          </table:table-cell>
          <table:table-cell table:formula="of:=SUM([.G213:.G219])/7" office:value-type="float" office:value="8393.42857142857">
            <text:p>8393,43</text:p>
          </table:table-cell>
          <table:table-cell table:formula="of:=SUM([.I213:.I219])/7" office:value-type="float" office:value="257.285714285714">
            <text:p>257,29</text:p>
          </table:table-cell>
          <table:table-cell table:formula="of:=[.A219]*[.K219]" office:value-type="float" office:value="1821374">
            <text:p>1821374,00</text:p>
          </table:table-cell>
          <table:table-cell table:formula="of:=[.L219]*[.A219]" office:value-type="float" office:value="55831">
            <text:p>55831,00</text:p>
          </table:table-cell>
          <table:table-cell table:formula="of:=[.A219]*[.A219]" office:value-type="float" office:value="47089">
            <text:p>47089,00</text:p>
          </table:table-cell>
          <table:table-cell table:formula="of:=[.A219]*a+b" office:value-type="float" office:value="2912.04923932056">
            <text:p>2912,05</text:p>
          </table:table-cell>
          <table:table-cell table:formula="of:=a_2*[.A219]+b_2" office:value-type="float" office:value="94.0277806738596">
            <text:p>94,0277806739</text:p>
          </table:table-cell>
          <table:table-cell table:number-columns-repeated="2"/>
          <table:table-cell table:formula="of:=(ABS([.P219]-[.K219])/IF([.K219]=0;1;[.K219]))" office:value-type="float" office:value="0.653056052775234">
            <text:p>0,6530560528</text:p>
          </table:table-cell>
          <table:table-cell table:formula="of:=IF([.T219]&lt;[.$P$1];1;0)" office:value-type="float" office:value="0">
            <text:p>0</text:p>
          </table:table-cell>
          <table:table-cell table:formula="of:=IF([.U218]&gt;0;[.V218]+[.U219];0)" office:value-type="float" office:value="0">
            <text:p>0</text:p>
          </table:table-cell>
          <table:table-cell table:formula="of:=(ABS([.Q219]-[.L219])/IF([.L219]=0;1;[.L219]))" office:value-type="float" office:value="0.634539442133805">
            <text:p>0,6345394421</text:p>
          </table:table-cell>
          <table:table-cell table:formula="of:=IF([.W219]&lt;[.$Q$1];1;0)" office:value-type="float" office:value="0">
            <text:p>0</text:p>
          </table:table-cell>
          <table:table-cell table:formula="of:=IF([.X218]&gt;0;[.Y218]+[.X21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18">
            <text:p>218</text:p>
          </table:table-cell>
          <table:table-cell/>
          <table:table-cell office:value-type="string">
            <text:p>2020-08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307">
            <text:p>8307</text:p>
          </table:table-cell>
          <table:table-cell office:value-type="float" office:value="538184">
            <text:p>538184</text:p>
          </table:table-cell>
          <table:table-cell office:value-type="float" office:value="306">
            <text:p>306</text:p>
          </table:table-cell>
          <table:table-cell office:value-type="float" office:value="9604">
            <text:p>9604</text:p>
          </table:table-cell>
          <table:table-cell table:formula="of:=SUM([.G214:.G220])/7" office:value-type="float" office:value="8002.14285714286">
            <text:p>8002,14</text:p>
          </table:table-cell>
          <table:table-cell table:formula="of:=SUM([.I214:.I220])/7" office:value-type="float" office:value="256">
            <text:p>256,00</text:p>
          </table:table-cell>
          <table:table-cell table:formula="of:=[.A220]*[.K220]" office:value-type="float" office:value="1744467.14285714">
            <text:p>1744467,14</text:p>
          </table:table-cell>
          <table:table-cell table:formula="of:=[.L220]*[.A220]" office:value-type="float" office:value="55808">
            <text:p>55808,00</text:p>
          </table:table-cell>
          <table:table-cell table:formula="of:=[.A220]*[.A220]" office:value-type="float" office:value="47524">
            <text:p>47524,00</text:p>
          </table:table-cell>
          <table:table-cell table:formula="of:=[.A220]*a+b" office:value-type="float" office:value="2919.51041444971">
            <text:p>2919,51</text:p>
          </table:table-cell>
          <table:table-cell table:formula="of:=a_2*[.A220]+b_2" office:value-type="float" office:value="94.4245853811558">
            <text:p>94,4245853812</text:p>
          </table:table-cell>
          <table:table-cell table:number-columns-repeated="2"/>
          <table:table-cell table:formula="of:=(ABS([.P220]-[.K220])/IF([.K220]=0;1;[.K220]))" office:value-type="float" office:value="0.63515892348214">
            <text:p>0,6351589235</text:p>
          </table:table-cell>
          <table:table-cell table:formula="of:=IF([.T220]&lt;[.$P$1];1;0)" office:value-type="float" office:value="0">
            <text:p>0</text:p>
          </table:table-cell>
          <table:table-cell table:formula="of:=IF([.U219]&gt;0;[.V219]+[.U220];0)" office:value-type="float" office:value="0">
            <text:p>0</text:p>
          </table:table-cell>
          <table:table-cell table:formula="of:=(ABS([.Q220]-[.L220])/IF([.L220]=0;1;[.L220]))" office:value-type="float" office:value="0.63115396335486">
            <text:p>0,6311539634</text:p>
          </table:table-cell>
          <table:table-cell table:formula="of:=IF([.W220]&lt;[.$Q$1];1;0)" office:value-type="float" office:value="0">
            <text:p>0</text:p>
          </table:table-cell>
          <table:table-cell table:formula="of:=IF([.X219]&gt;0;[.Y219]+[.X22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19">
            <text:p>219</text:p>
          </table:table-cell>
          <table:table-cell/>
          <table:table-cell office:value-type="string">
            <text:p>2020-08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292">
            <text:p>7292</text:p>
          </table:table-cell>
          <table:table-cell office:value-type="float" office:value="545476">
            <text:p>545476</text:p>
          </table:table-cell>
          <table:table-cell office:value-type="float" office:value="305">
            <text:p>305</text:p>
          </table:table-cell>
          <table:table-cell office:value-type="float" office:value="9909">
            <text:p>9909</text:p>
          </table:table-cell>
          <table:table-cell table:formula="of:=SUM([.G215:.G221])/7" office:value-type="float" office:value="7470.42857142857">
            <text:p>7470,43</text:p>
          </table:table-cell>
          <table:table-cell table:formula="of:=SUM([.I215:.I221])/7" office:value-type="float" office:value="272">
            <text:p>272,00</text:p>
          </table:table-cell>
          <table:table-cell table:formula="of:=[.A221]*[.K221]" office:value-type="float" office:value="1636023.85714286">
            <text:p>1636023,86</text:p>
          </table:table-cell>
          <table:table-cell table:formula="of:=[.L221]*[.A221]" office:value-type="float" office:value="59568">
            <text:p>59568,00</text:p>
          </table:table-cell>
          <table:table-cell table:formula="of:=[.A221]*[.A221]" office:value-type="float" office:value="47961">
            <text:p>47961,00</text:p>
          </table:table-cell>
          <table:table-cell table:formula="of:=[.A221]*a+b" office:value-type="float" office:value="2926.97158957885">
            <text:p>2926,97</text:p>
          </table:table-cell>
          <table:table-cell table:formula="of:=a_2*[.A221]+b_2" office:value-type="float" office:value="94.821390088452">
            <text:p>94,8213900885</text:p>
          </table:table-cell>
          <table:table-cell table:number-columns-repeated="2"/>
          <table:table-cell table:formula="of:=(ABS([.P221]-[.K221])/IF([.K221]=0;1;[.K221]))" office:value-type="float" office:value="0.608192279520166">
            <text:p>0,6081922795</text:p>
          </table:table-cell>
          <table:table-cell table:formula="of:=IF([.T221]&lt;[.$P$1];1;0)" office:value-type="float" office:value="0">
            <text:p>0</text:p>
          </table:table-cell>
          <table:table-cell table:formula="of:=IF([.U220]&gt;0;[.V220]+[.U221];0)" office:value-type="float" office:value="0">
            <text:p>0</text:p>
          </table:table-cell>
          <table:table-cell table:formula="of:=(ABS([.Q221]-[.L221])/IF([.L221]=0;1;[.L221]))" office:value-type="float" office:value="0.651391948204221">
            <text:p>0,6513919482</text:p>
          </table:table-cell>
          <table:table-cell table:formula="of:=IF([.W221]&lt;[.$Q$1];1;0)" office:value-type="float" office:value="0">
            <text:p>0</text:p>
          </table:table-cell>
          <table:table-cell table:formula="of:=IF([.X220]&gt;0;[.Y220]+[.X22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20">
            <text:p>220</text:p>
          </table:table-cell>
          <table:table-cell/>
          <table:table-cell office:value-type="string">
            <text:p>2020-08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712">
            <text:p>7712</text:p>
          </table:table-cell>
          <table:table-cell office:value-type="float" office:value="553188">
            <text:p>553188</text:p>
          </table:table-cell>
          <table:table-cell office:value-type="float" office:value="301">
            <text:p>301</text:p>
          </table:table-cell>
          <table:table-cell office:value-type="float" office:value="10210">
            <text:p>10210</text:p>
          </table:table-cell>
          <table:table-cell table:formula="of:=SUM([.G216:.G222])/7" office:value-type="float" office:value="7128.28571428572">
            <text:p>7128,29</text:p>
          </table:table-cell>
          <table:table-cell table:formula="of:=SUM([.I216:.I222])/7" office:value-type="float" office:value="293.857142857143">
            <text:p>293,86</text:p>
          </table:table-cell>
          <table:table-cell table:formula="of:=[.A222]*[.K222]" office:value-type="float" office:value="1568222.85714286">
            <text:p>1568222,86</text:p>
          </table:table-cell>
          <table:table-cell table:formula="of:=[.L222]*[.A222]" office:value-type="float" office:value="64648.5714285714">
            <text:p>64648,57</text:p>
          </table:table-cell>
          <table:table-cell table:formula="of:=[.A222]*[.A222]" office:value-type="float" office:value="48400">
            <text:p>48400,00</text:p>
          </table:table-cell>
          <table:table-cell table:formula="of:=[.A222]*a+b" office:value-type="float" office:value="2934.432764708">
            <text:p>2934,43</text:p>
          </table:table-cell>
          <table:table-cell table:formula="of:=a_2*[.A222]+b_2" office:value-type="float" office:value="95.2181947957481">
            <text:p>95,2181947957</text:p>
          </table:table-cell>
          <table:table-cell table:number-columns-repeated="2"/>
          <table:table-cell table:formula="of:=(ABS([.P222]-[.K222])/IF([.K222]=0;1;[.K222]))" office:value-type="float" office:value="0.588339625777466">
            <text:p>0,5883396258</text:p>
          </table:table-cell>
          <table:table-cell table:formula="of:=IF([.T222]&lt;[.$P$1];1;0)" office:value-type="float" office:value="0">
            <text:p>0</text:p>
          </table:table-cell>
          <table:table-cell table:formula="of:=IF([.U221]&gt;0;[.V221]+[.U222];0)" office:value-type="float" office:value="0">
            <text:p>0</text:p>
          </table:table-cell>
          <table:table-cell table:formula="of:=(ABS([.Q222]-[.L222])/IF([.L222]=0;1;[.L222]))" office:value-type="float" office:value="0.675971140704795">
            <text:p>0,6759711407</text:p>
          </table:table-cell>
          <table:table-cell table:formula="of:=IF([.W222]&lt;[.$Q$1];1;0)" office:value-type="float" office:value="0">
            <text:p>0</text:p>
          </table:table-cell>
          <table:table-cell table:formula="of:=IF([.X221]&gt;0;[.Y221]+[.X22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21">
            <text:p>221</text:p>
          </table:table-cell>
          <table:table-cell/>
          <table:table-cell office:value-type="string">
            <text:p>2020-08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671">
            <text:p>6671</text:p>
          </table:table-cell>
          <table:table-cell office:value-type="float" office:value="559859">
            <text:p>559859</text:p>
          </table:table-cell>
          <table:table-cell office:value-type="float" office:value="198">
            <text:p>198</text:p>
          </table:table-cell>
          <table:table-cell office:value-type="float" office:value="10408">
            <text:p>10408</text:p>
          </table:table-cell>
          <table:table-cell table:formula="of:=SUM([.G217:.G223])/7" office:value-type="float" office:value="6910.57142857143">
            <text:p>6910,57</text:p>
          </table:table-cell>
          <table:table-cell table:formula="of:=SUM([.I217:.I223])/7" office:value-type="float" office:value="291.714285714286">
            <text:p>291,71</text:p>
          </table:table-cell>
          <table:table-cell table:formula="of:=[.A223]*[.K223]" office:value-type="float" office:value="1527236.28571429">
            <text:p>1527236,29</text:p>
          </table:table-cell>
          <table:table-cell table:formula="of:=[.L223]*[.A223]" office:value-type="float" office:value="64468.8571428571">
            <text:p>64468,86</text:p>
          </table:table-cell>
          <table:table-cell table:formula="of:=[.A223]*[.A223]" office:value-type="float" office:value="48841">
            <text:p>48841,00</text:p>
          </table:table-cell>
          <table:table-cell table:formula="of:=[.A223]*a+b" office:value-type="float" office:value="2941.89393983715">
            <text:p>2941,89</text:p>
          </table:table-cell>
          <table:table-cell table:formula="of:=a_2*[.A223]+b_2" office:value-type="float" office:value="95.6149995030443">
            <text:p>95,614999503</text:p>
          </table:table-cell>
          <table:table-cell table:number-columns-repeated="2"/>
          <table:table-cell table:formula="of:=(ABS([.P223]-[.K223])/IF([.K223]=0;1;[.K223]))" office:value-type="float" office:value="0.57429078474263">
            <text:p>0,5742907847</text:p>
          </table:table-cell>
          <table:table-cell table:formula="of:=IF([.T223]&lt;[.$P$1];1;0)" office:value-type="float" office:value="0">
            <text:p>0</text:p>
          </table:table-cell>
          <table:table-cell table:formula="of:=IF([.U222]&gt;0;[.V222]+[.U223];0)" office:value-type="float" office:value="0">
            <text:p>0</text:p>
          </table:table-cell>
          <table:table-cell table:formula="of:=(ABS([.Q223]-[.L223])/IF([.L223]=0;1;[.L223]))" office:value-type="float" office:value="0.672230657922963">
            <text:p>0,6722306579</text:p>
          </table:table-cell>
          <table:table-cell table:formula="of:=IF([.W223]&lt;[.$Q$1];1;0)" office:value-type="float" office:value="0">
            <text:p>0</text:p>
          </table:table-cell>
          <table:table-cell table:formula="of:=IF([.X222]&gt;0;[.Y222]+[.X22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22">
            <text:p>222</text:p>
          </table:table-cell>
          <table:table-cell/>
          <table:table-cell office:value-type="string">
            <text:p>2020-08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739">
            <text:p>3739</text:p>
          </table:table-cell>
          <table:table-cell office:value-type="float" office:value="563598">
            <text:p>563598</text:p>
          </table:table-cell>
          <table:table-cell office:value-type="float" office:value="213">
            <text:p>213</text:p>
          </table:table-cell>
          <table:table-cell office:value-type="float" office:value="10621">
            <text:p>10621</text:p>
          </table:table-cell>
          <table:table-cell table:formula="of:=SUM([.G218:.G224])/7" office:value-type="float" office:value="6676.57142857143">
            <text:p>6676,57</text:p>
          </table:table-cell>
          <table:table-cell table:formula="of:=SUM([.I218:.I224])/7" office:value-type="float" office:value="322.142857142857">
            <text:p>322,14</text:p>
          </table:table-cell>
          <table:table-cell table:formula="of:=[.A224]*[.K224]" office:value-type="float" office:value="1482198.85714286">
            <text:p>1482198,86</text:p>
          </table:table-cell>
          <table:table-cell table:formula="of:=[.L224]*[.A224]" office:value-type="float" office:value="71515.7142857143">
            <text:p>71515,71</text:p>
          </table:table-cell>
          <table:table-cell table:formula="of:=[.A224]*[.A224]" office:value-type="float" office:value="49284">
            <text:p>49284,00</text:p>
          </table:table-cell>
          <table:table-cell table:formula="of:=[.A224]*a+b" office:value-type="float" office:value="2949.35511496629">
            <text:p>2949,36</text:p>
          </table:table-cell>
          <table:table-cell table:formula="of:=a_2*[.A224]+b_2" office:value-type="float" office:value="96.0118042103404">
            <text:p>96,0118042103</text:p>
          </table:table-cell>
          <table:table-cell table:number-columns-repeated="2"/>
          <table:table-cell table:formula="of:=(ABS([.P224]-[.K224])/IF([.K224]=0;1;[.K224]))" office:value-type="float" office:value="0.558253042520454">
            <text:p>0,5582530425</text:p>
          </table:table-cell>
          <table:table-cell table:formula="of:=IF([.T224]&lt;[.$P$1];1;0)" office:value-type="float" office:value="0">
            <text:p>0</text:p>
          </table:table-cell>
          <table:table-cell table:formula="of:=IF([.U223]&gt;0;[.V223]+[.U224];0)" office:value-type="float" office:value="0">
            <text:p>0</text:p>
          </table:table-cell>
          <table:table-cell table:formula="of:=(ABS([.Q224]-[.L224])/IF([.L224]=0;1;[.L224]))" office:value-type="float" office:value="0.701958922628655">
            <text:p>0,7019589226</text:p>
          </table:table-cell>
          <table:table-cell table:formula="of:=IF([.W224]&lt;[.$Q$1];1;0)" office:value-type="float" office:value="0">
            <text:p>0</text:p>
          </table:table-cell>
          <table:table-cell table:formula="of:=IF([.X223]&gt;0;[.Y223]+[.X22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23">
            <text:p>223</text:p>
          </table:table-cell>
          <table:table-cell/>
          <table:table-cell office:value-type="string">
            <text:p>2020-08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511">
            <text:p>2511</text:p>
          </table:table-cell>
          <table:table-cell office:value-type="float" office:value="566109">
            <text:p>566109</text:p>
          </table:table-cell>
          <table:table-cell office:value-type="float" office:value="130">
            <text:p>130</text:p>
          </table:table-cell>
          <table:table-cell office:value-type="float" office:value="10751">
            <text:p>10751</text:p>
          </table:table-cell>
          <table:table-cell table:formula="of:=SUM([.G219:.G225])/7" office:value-type="float" office:value="6398.71428571429">
            <text:p>6398,71</text:p>
          </table:table-cell>
          <table:table-cell table:formula="of:=SUM([.I219:.I225])/7" office:value-type="float" office:value="266.714285714286">
            <text:p>266,71</text:p>
          </table:table-cell>
          <table:table-cell table:formula="of:=[.A225]*[.K225]" office:value-type="float" office:value="1426913.28571429">
            <text:p>1426913,29</text:p>
          </table:table-cell>
          <table:table-cell table:formula="of:=[.L225]*[.A225]" office:value-type="float" office:value="59477.2857142857">
            <text:p>59477,29</text:p>
          </table:table-cell>
          <table:table-cell table:formula="of:=[.A225]*[.A225]" office:value-type="float" office:value="49729">
            <text:p>49729,00</text:p>
          </table:table-cell>
          <table:table-cell table:formula="of:=[.A225]*a+b" office:value-type="float" office:value="2956.81629009544">
            <text:p>2956,82</text:p>
          </table:table-cell>
          <table:table-cell table:formula="of:=a_2*[.A225]+b_2" office:value-type="float" office:value="96.4086089176366">
            <text:p>96,4086089176</text:p>
          </table:table-cell>
          <table:table-cell table:number-columns-repeated="2"/>
          <table:table-cell table:formula="of:=(ABS([.P225]-[.K225])/IF([.K225]=0;1;[.K225]))" office:value-type="float" office:value="0.537904623012032">
            <text:p>0,537904623</text:p>
          </table:table-cell>
          <table:table-cell table:formula="of:=IF([.T225]&lt;[.$P$1];1;0)" office:value-type="float" office:value="0">
            <text:p>0</text:p>
          </table:table-cell>
          <table:table-cell table:formula="of:=IF([.U224]&gt;0;[.V224]+[.U225];0)" office:value-type="float" office:value="0">
            <text:p>0</text:p>
          </table:table-cell>
          <table:table-cell table:formula="of:=(ABS([.Q225]-[.L225])/IF([.L225]=0;1;[.L225]))" office:value-type="float" office:value="0.638532264368797">
            <text:p>0,6385322644</text:p>
          </table:table-cell>
          <table:table-cell table:formula="of:=IF([.W225]&lt;[.$Q$1];1;0)" office:value-type="float" office:value="0">
            <text:p>0</text:p>
          </table:table-cell>
          <table:table-cell table:formula="of:=IF([.X224]&gt;0;[.Y224]+[.X22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24">
            <text:p>224</text:p>
          </table:table-cell>
          <table:table-cell/>
          <table:table-cell office:value-type="string">
            <text:p>2020-08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810">
            <text:p>2810</text:p>
          </table:table-cell>
          <table:table-cell office:value-type="float" office:value="568919">
            <text:p>568919</text:p>
          </table:table-cell>
          <table:table-cell office:value-type="float" office:value="259">
            <text:p>259</text:p>
          </table:table-cell>
          <table:table-cell office:value-type="float" office:value="11010">
            <text:p>11010</text:p>
          </table:table-cell>
          <table:table-cell table:formula="of:=SUM([.G220:.G226])/7" office:value-type="float" office:value="5577.42857142857">
            <text:p>5577,43</text:p>
          </table:table-cell>
          <table:table-cell table:formula="of:=SUM([.I220:.I226])/7" office:value-type="float" office:value="244.571428571429">
            <text:p>244,57</text:p>
          </table:table-cell>
          <table:table-cell table:formula="of:=[.A226]*[.K226]" office:value-type="float" office:value="1249344">
            <text:p>1249344,00</text:p>
          </table:table-cell>
          <table:table-cell table:formula="of:=[.L226]*[.A226]" office:value-type="float" office:value="54784">
            <text:p>54784,00</text:p>
          </table:table-cell>
          <table:table-cell table:formula="of:=[.A226]*[.A226]" office:value-type="float" office:value="50176">
            <text:p>50176,00</text:p>
          </table:table-cell>
          <table:table-cell table:formula="of:=[.A226]*a+b" office:value-type="float" office:value="2964.27746522459">
            <text:p>2964,28</text:p>
          </table:table-cell>
          <table:table-cell table:formula="of:=a_2*[.A226]+b_2" office:value-type="float" office:value="96.8054136249328">
            <text:p>96,8054136249</text:p>
          </table:table-cell>
          <table:table-cell table:number-columns-repeated="2"/>
          <table:table-cell table:formula="of:=(ABS([.P226]-[.K226])/IF([.K226]=0;1;[.K226]))" office:value-type="float" office:value="0.468522558870649">
            <text:p>0,4685225589</text:p>
          </table:table-cell>
          <table:table-cell table:formula="of:=IF([.T226]&lt;[.$P$1];1;0)" office:value-type="float" office:value="0">
            <text:p>0</text:p>
          </table:table-cell>
          <table:table-cell table:formula="of:=IF([.U225]&gt;0;[.V225]+[.U226];0)" office:value-type="float" office:value="0">
            <text:p>0</text:p>
          </table:table-cell>
          <table:table-cell table:formula="of:=(ABS([.Q226]-[.L226])/IF([.L226]=0;1;[.L226]))" office:value-type="float" office:value="0.604183472327962">
            <text:p>0,6041834723</text:p>
          </table:table-cell>
          <table:table-cell table:formula="of:=IF([.W226]&lt;[.$Q$1];1;0)" office:value-type="float" office:value="0">
            <text:p>0</text:p>
          </table:table-cell>
          <table:table-cell table:formula="of:=IF([.X225]&gt;0;[.Y225]+[.X22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25">
            <text:p>225</text:p>
          </table:table-cell>
          <table:table-cell/>
          <table:table-cell office:value-type="string">
            <text:p>2020-08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946">
            <text:p>3946</text:p>
          </table:table-cell>
          <table:table-cell office:value-type="float" office:value="572865">
            <text:p>572865</text:p>
          </table:table-cell>
          <table:table-cell office:value-type="float" office:value="260">
            <text:p>260</text:p>
          </table:table-cell>
          <table:table-cell office:value-type="float" office:value="11270">
            <text:p>11270</text:p>
          </table:table-cell>
          <table:table-cell table:formula="of:=SUM([.G221:.G227])/7" office:value-type="float" office:value="4954.42857142857">
            <text:p>4954,43</text:p>
          </table:table-cell>
          <table:table-cell table:formula="of:=SUM([.I221:.I227])/7" office:value-type="float" office:value="238">
            <text:p>238,00</text:p>
          </table:table-cell>
          <table:table-cell table:formula="of:=[.A227]*[.K227]" office:value-type="float" office:value="1114746.42857143">
            <text:p>1114746,43</text:p>
          </table:table-cell>
          <table:table-cell table:formula="of:=[.L227]*[.A227]" office:value-type="float" office:value="53550">
            <text:p>53550,00</text:p>
          </table:table-cell>
          <table:table-cell table:formula="of:=[.A227]*[.A227]" office:value-type="float" office:value="50625">
            <text:p>50625,00</text:p>
          </table:table-cell>
          <table:table-cell table:formula="of:=[.A227]*a+b" office:value-type="float" office:value="2971.73864035374">
            <text:p>2971,74</text:p>
          </table:table-cell>
          <table:table-cell table:formula="of:=a_2*[.A227]+b_2" office:value-type="float" office:value="97.2022183322289">
            <text:p>97,2022183322</text:p>
          </table:table-cell>
          <table:table-cell table:number-columns-repeated="2"/>
          <table:table-cell table:formula="of:=(ABS([.P227]-[.K227])/IF([.K227]=0;1;[.K227]))" office:value-type="float" office:value="0.400185390199932">
            <text:p>0,4001853902</text:p>
          </table:table-cell>
          <table:table-cell table:formula="of:=IF([.T227]&lt;[.$P$1];1;0)" office:value-type="float" office:value="1">
            <text:p>1</text:p>
          </table:table-cell>
          <table:table-cell table:formula="of:=IF([.U226]&gt;0;[.V226]+[.U227];0)" office:value-type="float" office:value="0">
            <text:p>0</text:p>
          </table:table-cell>
          <table:table-cell table:formula="of:=(ABS([.Q227]-[.L227])/IF([.L227]=0;1;[.L227]))" office:value-type="float" office:value="0.591587317931811">
            <text:p>0,5915873179</text:p>
          </table:table-cell>
          <table:table-cell table:formula="of:=IF([.W227]&lt;[.$Q$1];1;0)" office:value-type="float" office:value="0">
            <text:p>0</text:p>
          </table:table-cell>
          <table:table-cell table:formula="of:=IF([.X226]&gt;0;[.Y226]+[.X22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26">
            <text:p>226</text:p>
          </table:table-cell>
          <table:table-cell/>
          <table:table-cell office:value-type="string">
            <text:p>2020-08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275">
            <text:p>6275</text:p>
          </table:table-cell>
          <table:table-cell office:value-type="float" office:value="579140">
            <text:p>579140</text:p>
          </table:table-cell>
          <table:table-cell office:value-type="float" office:value="286">
            <text:p>286</text:p>
          </table:table-cell>
          <table:table-cell office:value-type="float" office:value="11556">
            <text:p>11556</text:p>
          </table:table-cell>
          <table:table-cell table:formula="of:=SUM([.G222:.G228])/7" office:value-type="float" office:value="4809.14285714286">
            <text:p>4809,14</text:p>
          </table:table-cell>
          <table:table-cell table:formula="of:=SUM([.I222:.I228])/7" office:value-type="float" office:value="235.285714285714">
            <text:p>235,29</text:p>
          </table:table-cell>
          <table:table-cell table:formula="of:=[.A228]*[.K228]" office:value-type="float" office:value="1086866.28571429">
            <text:p>1086866,29</text:p>
          </table:table-cell>
          <table:table-cell table:formula="of:=[.L228]*[.A228]" office:value-type="float" office:value="53174.5714285714">
            <text:p>53174,57</text:p>
          </table:table-cell>
          <table:table-cell table:formula="of:=[.A228]*[.A228]" office:value-type="float" office:value="51076">
            <text:p>51076,00</text:p>
          </table:table-cell>
          <table:table-cell table:formula="of:=[.A228]*a+b" office:value-type="float" office:value="2979.19981548288">
            <text:p>2979,20</text:p>
          </table:table-cell>
          <table:table-cell table:formula="of:=a_2*[.A228]+b_2" office:value-type="float" office:value="97.5990230395251">
            <text:p>97,5990230395</text:p>
          </table:table-cell>
          <table:table-cell table:number-columns-repeated="2"/>
          <table:table-cell table:formula="of:=(ABS([.P228]-[.K228])/IF([.K228]=0;1;[.K228]))" office:value-type="float" office:value="0.380513346352775">
            <text:p>0,3805133464</text:p>
          </table:table-cell>
          <table:table-cell table:formula="of:=IF([.T228]&lt;[.$P$1];1;0)" office:value-type="float" office:value="1">
            <text:p>1</text:p>
          </table:table-cell>
          <table:table-cell table:formula="of:=IF([.U227]&gt;0;[.V227]+[.U228];0)" office:value-type="float" office:value="1">
            <text:p>1</text:p>
          </table:table-cell>
          <table:table-cell table:formula="of:=(ABS([.Q228]-[.L228])/IF([.L228]=0;1;[.L228]))" office:value-type="float" office:value="0.585189337415498">
            <text:p>0,5851893374</text:p>
          </table:table-cell>
          <table:table-cell table:formula="of:=IF([.W228]&lt;[.$Q$1];1;0)" office:value-type="float" office:value="0">
            <text:p>0</text:p>
          </table:table-cell>
          <table:table-cell table:formula="of:=IF([.X227]&gt;0;[.Y227]+[.X22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27">
            <text:p>227</text:p>
          </table:table-cell>
          <table:table-cell/>
          <table:table-cell office:value-type="string">
            <text:p>2020-08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513">
            <text:p>4513</text:p>
          </table:table-cell>
          <table:table-cell office:value-type="float" office:value="583653">
            <text:p>583653</text:p>
          </table:table-cell>
          <table:table-cell office:value-type="float" office:value="121">
            <text:p>121</text:p>
          </table:table-cell>
          <table:table-cell office:value-type="float" office:value="11677">
            <text:p>11677</text:p>
          </table:table-cell>
          <table:table-cell table:formula="of:=SUM([.G223:.G229])/7" office:value-type="float" office:value="4352.14285714286">
            <text:p>4352,14</text:p>
          </table:table-cell>
          <table:table-cell table:formula="of:=SUM([.I223:.I229])/7" office:value-type="float" office:value="209.571428571429">
            <text:p>209,57</text:p>
          </table:table-cell>
          <table:table-cell table:formula="of:=[.A229]*[.K229]" office:value-type="float" office:value="987936.428571429">
            <text:p>987936,43</text:p>
          </table:table-cell>
          <table:table-cell table:formula="of:=[.L229]*[.A229]" office:value-type="float" office:value="47572.7142857143">
            <text:p>47572,71</text:p>
          </table:table-cell>
          <table:table-cell table:formula="of:=[.A229]*[.A229]" office:value-type="float" office:value="51529">
            <text:p>51529,00</text:p>
          </table:table-cell>
          <table:table-cell table:formula="of:=[.A229]*a+b" office:value-type="float" office:value="2986.66099061203">
            <text:p>2986,66</text:p>
          </table:table-cell>
          <table:table-cell table:formula="of:=a_2*[.A229]+b_2" office:value-type="float" office:value="97.9958277468213">
            <text:p>97,9958277468</text:p>
          </table:table-cell>
          <table:table-cell table:number-columns-repeated="2"/>
          <table:table-cell table:formula="of:=(ABS([.P229]-[.K229])/IF([.K229]=0;1;[.K229]))" office:value-type="float" office:value="0.313749321047622">
            <text:p>0,313749321</text:p>
          </table:table-cell>
          <table:table-cell table:formula="of:=IF([.T229]&lt;[.$P$1];1;0)" office:value-type="float" office:value="1">
            <text:p>1</text:p>
          </table:table-cell>
          <table:table-cell table:formula="of:=IF([.U228]&gt;0;[.V228]+[.U229];0)" office:value-type="float" office:value="2">
            <text:p>2</text:p>
          </table:table-cell>
          <table:table-cell table:formula="of:=(ABS([.Q229]-[.L229])/IF([.L229]=0;1;[.L229]))" office:value-type="float" office:value="0.532398913273518">
            <text:p>0,5323989133</text:p>
          </table:table-cell>
          <table:table-cell table:formula="of:=IF([.W229]&lt;[.$Q$1];1;0)" office:value-type="float" office:value="0">
            <text:p>0</text:p>
          </table:table-cell>
          <table:table-cell table:formula="of:=IF([.X228]&gt;0;[.Y228]+[.X22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28">
            <text:p>228</text:p>
          </table:table-cell>
          <table:table-cell/>
          <table:table-cell office:value-type="string">
            <text:p>2020-08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692">
            <text:p>3692</text:p>
          </table:table-cell>
          <table:table-cell office:value-type="float" office:value="587345">
            <text:p>587345</text:p>
          </table:table-cell>
          <table:table-cell office:value-type="float" office:value="162">
            <text:p>162</text:p>
          </table:table-cell>
          <table:table-cell office:value-type="float" office:value="11839">
            <text:p>11839</text:p>
          </table:table-cell>
          <table:table-cell table:formula="of:=SUM([.G224:.G230])/7" office:value-type="float" office:value="3926.57142857143">
            <text:p>3926,57</text:p>
          </table:table-cell>
          <table:table-cell table:formula="of:=SUM([.I224:.I230])/7" office:value-type="float" office:value="204.428571428571">
            <text:p>204,43</text:p>
          </table:table-cell>
          <table:table-cell table:formula="of:=[.A230]*[.K230]" office:value-type="float" office:value="895258.285714286">
            <text:p>895258,29</text:p>
          </table:table-cell>
          <table:table-cell table:formula="of:=[.L230]*[.A230]" office:value-type="float" office:value="46609.7142857143">
            <text:p>46609,71</text:p>
          </table:table-cell>
          <table:table-cell table:formula="of:=[.A230]*[.A230]" office:value-type="float" office:value="51984">
            <text:p>51984,00</text:p>
          </table:table-cell>
          <table:table-cell table:formula="of:=[.A230]*a+b" office:value-type="float" office:value="2994.12216574118">
            <text:p>2994,12</text:p>
          </table:table-cell>
          <table:table-cell table:formula="of:=a_2*[.A230]+b_2" office:value-type="float" office:value="98.3926324541174">
            <text:p>98,3926324541</text:p>
          </table:table-cell>
          <table:table-cell table:number-columns-repeated="2"/>
          <table:table-cell table:formula="of:=(ABS([.P230]-[.K230])/IF([.K230]=0;1;[.K230]))" office:value-type="float" office:value="0.237471616088618">
            <text:p>0,2374716161</text:p>
          </table:table-cell>
          <table:table-cell table:formula="of:=IF([.T230]&lt;[.$P$1];1;0)" office:value-type="float" office:value="1">
            <text:p>1</text:p>
          </table:table-cell>
          <table:table-cell table:formula="of:=IF([.U229]&gt;0;[.V229]+[.U230];0)" office:value-type="float" office:value="3">
            <text:p>3</text:p>
          </table:table-cell>
          <table:table-cell table:formula="of:=(ABS([.Q230]-[.L230])/IF([.L230]=0;1;[.L230]))" office:value-type="float" office:value="0.518694320629754">
            <text:p>0,5186943206</text:p>
          </table:table-cell>
          <table:table-cell table:formula="of:=IF([.W230]&lt;[.$Q$1];1;0)" office:value-type="float" office:value="0">
            <text:p>0</text:p>
          </table:table-cell>
          <table:table-cell table:formula="of:=IF([.X229]&gt;0;[.Y229]+[.X23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29">
            <text:p>229</text:p>
          </table:table-cell>
          <table:table-cell/>
          <table:table-cell office:value-type="string">
            <text:p>2020-08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541">
            <text:p>2541</text:p>
          </table:table-cell>
          <table:table-cell office:value-type="float" office:value="589886">
            <text:p>589886</text:p>
          </table:table-cell>
          <table:table-cell office:value-type="float" office:value="143">
            <text:p>143</text:p>
          </table:table-cell>
          <table:table-cell office:value-type="float" office:value="11982">
            <text:p>11982</text:p>
          </table:table-cell>
          <table:table-cell table:formula="of:=SUM([.G225:.G231])/7" office:value-type="float" office:value="3755.42857142857">
            <text:p>3755,43</text:p>
          </table:table-cell>
          <table:table-cell table:formula="of:=SUM([.I225:.I231])/7" office:value-type="float" office:value="194.428571428571">
            <text:p>194,43</text:p>
          </table:table-cell>
          <table:table-cell table:formula="of:=[.A231]*[.K231]" office:value-type="float" office:value="859993.142857143">
            <text:p>859993,14</text:p>
          </table:table-cell>
          <table:table-cell table:formula="of:=[.L231]*[.A231]" office:value-type="float" office:value="44524.1428571429">
            <text:p>44524,14</text:p>
          </table:table-cell>
          <table:table-cell table:formula="of:=[.A231]*[.A231]" office:value-type="float" office:value="52441">
            <text:p>52441,00</text:p>
          </table:table-cell>
          <table:table-cell table:formula="of:=[.A231]*a+b" office:value-type="float" office:value="3001.58334087032">
            <text:p>3001,58</text:p>
          </table:table-cell>
          <table:table-cell table:formula="of:=a_2*[.A231]+b_2" office:value-type="float" office:value="98.7894371614136">
            <text:p>98,7894371614</text:p>
          </table:table-cell>
          <table:table-cell table:number-columns-repeated="2"/>
          <table:table-cell table:formula="of:=(ABS([.P231]-[.K231])/IF([.K231]=0;1;[.K231]))" office:value-type="float" office:value="0.200734807284987">
            <text:p>0,2007348073</text:p>
          </table:table-cell>
          <table:table-cell table:formula="of:=IF([.T231]&lt;[.$P$1];1;0)" office:value-type="float" office:value="1">
            <text:p>1</text:p>
          </table:table-cell>
          <table:table-cell table:formula="of:=IF([.U230]&gt;0;[.V230]+[.U231];0)" office:value-type="float" office:value="4">
            <text:p>4</text:p>
          </table:table-cell>
          <table:table-cell table:formula="of:=(ABS([.Q231]-[.L231])/IF([.L231]=0;1;[.L231]))" office:value-type="float" office:value="0.491898559786998">
            <text:p>0,4918985598</text:p>
          </table:table-cell>
          <table:table-cell table:formula="of:=IF([.W231]&lt;[.$Q$1];1;0)" office:value-type="float" office:value="0">
            <text:p>0</text:p>
          </table:table-cell>
          <table:table-cell table:formula="of:=IF([.X230]&gt;0;[.Y230]+[.X23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30">
            <text:p>230</text:p>
          </table:table-cell>
          <table:table-cell/>
          <table:table-cell office:value-type="string">
            <text:p>2020-08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258">
            <text:p>2258</text:p>
          </table:table-cell>
          <table:table-cell office:value-type="float" office:value="592144">
            <text:p>592144</text:p>
          </table:table-cell>
          <table:table-cell office:value-type="float" office:value="282">
            <text:p>282</text:p>
          </table:table-cell>
          <table:table-cell office:value-type="float" office:value="12264">
            <text:p>12264</text:p>
          </table:table-cell>
          <table:table-cell table:formula="of:=SUM([.G226:.G232])/7" office:value-type="float" office:value="3719.28571428571">
            <text:p>3719,29</text:p>
          </table:table-cell>
          <table:table-cell table:formula="of:=SUM([.I226:.I232])/7" office:value-type="float" office:value="216.142857142857">
            <text:p>216,14</text:p>
          </table:table-cell>
          <table:table-cell table:formula="of:=[.A232]*[.K232]" office:value-type="float" office:value="855435.714285714">
            <text:p>855435,71</text:p>
          </table:table-cell>
          <table:table-cell table:formula="of:=[.L232]*[.A232]" office:value-type="float" office:value="49712.8571428571">
            <text:p>49712,86</text:p>
          </table:table-cell>
          <table:table-cell table:formula="of:=[.A232]*[.A232]" office:value-type="float" office:value="52900">
            <text:p>52900,00</text:p>
          </table:table-cell>
          <table:table-cell table:formula="of:=[.A232]*a+b" office:value-type="float" office:value="3009.04451599947">
            <text:p>3009,04</text:p>
          </table:table-cell>
          <table:table-cell table:formula="of:=a_2*[.A232]+b_2" office:value-type="float" office:value="99.1862418687098">
            <text:p>99,1862418687</text:p>
          </table:table-cell>
          <table:table-cell table:number-columns-repeated="2"/>
          <table:table-cell table:formula="of:=(ABS([.P232]-[.K232])/IF([.K232]=0;1;[.K232]))" office:value-type="float" office:value="0.190961720299739">
            <text:p>0,1909617203</text:p>
          </table:table-cell>
          <table:table-cell table:formula="of:=IF([.T232]&lt;[.$P$1];1;0)" office:value-type="float" office:value="1">
            <text:p>1</text:p>
          </table:table-cell>
          <table:table-cell table:formula="of:=IF([.U231]&gt;0;[.V231]+[.U232];0)" office:value-type="float" office:value="5">
            <text:p>5</text:p>
          </table:table-cell>
          <table:table-cell table:formula="of:=(ABS([.Q232]-[.L232])/IF([.L232]=0;1;[.L232]))" office:value-type="float" office:value="0.541107935835447">
            <text:p>0,5411079358</text:p>
          </table:table-cell>
          <table:table-cell table:formula="of:=IF([.W232]&lt;[.$Q$1];1;0)" office:value-type="float" office:value="0">
            <text:p>0</text:p>
          </table:table-cell>
          <table:table-cell table:formula="of:=IF([.X231]&gt;0;[.Y231]+[.X23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31">
            <text:p>231</text:p>
          </table:table-cell>
          <table:table-cell/>
          <table:table-cell office:value-type="string">
            <text:p>2020-08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916">
            <text:p>3916</text:p>
          </table:table-cell>
          <table:table-cell office:value-type="float" office:value="596060">
            <text:p>596060</text:p>
          </table:table-cell>
          <table:table-cell office:value-type="float" office:value="159">
            <text:p>159</text:p>
          </table:table-cell>
          <table:table-cell office:value-type="float" office:value="12423">
            <text:p>12423</text:p>
          </table:table-cell>
          <table:table-cell table:formula="of:=SUM([.G227:.G233])/7" office:value-type="float" office:value="3877.28571428571">
            <text:p>3877,29</text:p>
          </table:table-cell>
          <table:table-cell table:formula="of:=SUM([.I227:.I233])/7" office:value-type="float" office:value="201.857142857143">
            <text:p>201,86</text:p>
          </table:table-cell>
          <table:table-cell table:formula="of:=[.A233]*[.K233]" office:value-type="float" office:value="895653">
            <text:p>895653,00</text:p>
          </table:table-cell>
          <table:table-cell table:formula="of:=[.L233]*[.A233]" office:value-type="float" office:value="46629">
            <text:p>46629,00</text:p>
          </table:table-cell>
          <table:table-cell table:formula="of:=[.A233]*[.A233]" office:value-type="float" office:value="53361">
            <text:p>53361,00</text:p>
          </table:table-cell>
          <table:table-cell table:formula="of:=[.A233]*a+b" office:value-type="float" office:value="3016.50569112862">
            <text:p>3016,51</text:p>
          </table:table-cell>
          <table:table-cell table:formula="of:=a_2*[.A233]+b_2" office:value-type="float" office:value="99.5830465760059">
            <text:p>99,583046576</text:p>
          </table:table-cell>
          <table:table-cell table:number-columns-repeated="2"/>
          <table:table-cell table:formula="of:=(ABS([.P233]-[.K233])/IF([.K233]=0;1;[.K233]))" office:value-type="float" office:value="0.222005827423444">
            <text:p>0,2220058274</text:p>
          </table:table-cell>
          <table:table-cell table:formula="of:=IF([.T233]&lt;[.$P$1];1;0)" office:value-type="float" office:value="1">
            <text:p>1</text:p>
          </table:table-cell>
          <table:table-cell table:formula="of:=IF([.U232]&gt;0;[.V232]+[.U233];0)" office:value-type="float" office:value="6">
            <text:p>6</text:p>
          </table:table-cell>
          <table:table-cell table:formula="of:=(ABS([.Q233]-[.L233])/IF([.L233]=0;1;[.L233]))" office:value-type="float" office:value="0.506665728215116">
            <text:p>0,5066657282</text:p>
          </table:table-cell>
          <table:table-cell table:formula="of:=IF([.W233]&lt;[.$Q$1];1;0)" office:value-type="float" office:value="0">
            <text:p>0</text:p>
          </table:table-cell>
          <table:table-cell table:formula="of:=IF([.X232]&gt;0;[.Y232]+[.X23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32">
            <text:p>232</text:p>
          </table:table-cell>
          <table:table-cell/>
          <table:table-cell office:value-type="string">
            <text:p>2020-08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880">
            <text:p>3880</text:p>
          </table:table-cell>
          <table:table-cell office:value-type="float" office:value="599940">
            <text:p>599940</text:p>
          </table:table-cell>
          <table:table-cell office:value-type="float" office:value="195">
            <text:p>195</text:p>
          </table:table-cell>
          <table:table-cell office:value-type="float" office:value="12618">
            <text:p>12618</text:p>
          </table:table-cell>
          <table:table-cell table:formula="of:=SUM([.G228:.G234])/7" office:value-type="float" office:value="3867.85714285714">
            <text:p>3867,86</text:p>
          </table:table-cell>
          <table:table-cell table:formula="of:=SUM([.I228:.I234])/7" office:value-type="float" office:value="192.571428571429">
            <text:p>192,57</text:p>
          </table:table-cell>
          <table:table-cell table:formula="of:=[.A234]*[.K234]" office:value-type="float" office:value="897342.857142857">
            <text:p>897342,86</text:p>
          </table:table-cell>
          <table:table-cell table:formula="of:=[.L234]*[.A234]" office:value-type="float" office:value="44676.5714285714">
            <text:p>44676,57</text:p>
          </table:table-cell>
          <table:table-cell table:formula="of:=[.A234]*[.A234]" office:value-type="float" office:value="53824">
            <text:p>53824,00</text:p>
          </table:table-cell>
          <table:table-cell table:formula="of:=[.A234]*a+b" office:value-type="float" office:value="3023.96686625776">
            <text:p>3023,97</text:p>
          </table:table-cell>
          <table:table-cell table:formula="of:=a_2*[.A234]+b_2" office:value-type="float" office:value="99.9798512833021">
            <text:p>99,9798512833</text:p>
          </table:table-cell>
          <table:table-cell table:number-columns-repeated="2"/>
          <table:table-cell table:formula="of:=(ABS([.P234]-[.K234])/IF([.K234]=0;1;[.K234]))" office:value-type="float" office:value="0.218180311586174">
            <text:p>0,2181803116</text:p>
          </table:table-cell>
          <table:table-cell table:formula="of:=IF([.T234]&lt;[.$P$1];1;0)" office:value-type="float" office:value="1">
            <text:p>1</text:p>
          </table:table-cell>
          <table:table-cell table:formula="of:=IF([.U233]&gt;0;[.V233]+[.U234];0)" office:value-type="float" office:value="7">
            <text:p>7</text:p>
          </table:table-cell>
          <table:table-cell table:formula="of:=(ABS([.Q234]-[.L234])/IF([.L234]=0;1;[.L234]))" office:value-type="float" office:value="0.480816796006592">
            <text:p>0,480816796</text:p>
          </table:table-cell>
          <table:table-cell table:formula="of:=IF([.W234]&lt;[.$Q$1];1;0)" office:value-type="float" office:value="0">
            <text:p>0</text:p>
          </table:table-cell>
          <table:table-cell table:formula="of:=IF([.X233]&gt;0;[.Y233]+[.X23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33">
            <text:p>233</text:p>
          </table:table-cell>
          <table:table-cell/>
          <table:table-cell office:value-type="string">
            <text:p>2020-08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398">
            <text:p>3398</text:p>
          </table:table-cell>
          <table:table-cell office:value-type="float" office:value="603338">
            <text:p>603338</text:p>
          </table:table-cell>
          <table:table-cell office:value-type="float" office:value="225">
            <text:p>225</text:p>
          </table:table-cell>
          <table:table-cell office:value-type="float" office:value="12843">
            <text:p>12843</text:p>
          </table:table-cell>
          <table:table-cell table:formula="of:=SUM([.G229:.G235])/7" office:value-type="float" office:value="3456.85714285714">
            <text:p>3456,86</text:p>
          </table:table-cell>
          <table:table-cell table:formula="of:=SUM([.I229:.I235])/7" office:value-type="float" office:value="183.857142857143">
            <text:p>183,86</text:p>
          </table:table-cell>
          <table:table-cell table:formula="of:=[.A235]*[.K235]" office:value-type="float" office:value="805447.714285714">
            <text:p>805447,71</text:p>
          </table:table-cell>
          <table:table-cell table:formula="of:=[.L235]*[.A235]" office:value-type="float" office:value="42838.7142857143">
            <text:p>42838,71</text:p>
          </table:table-cell>
          <table:table-cell table:formula="of:=[.A235]*[.A235]" office:value-type="float" office:value="54289">
            <text:p>54289,00</text:p>
          </table:table-cell>
          <table:table-cell table:formula="of:=[.A235]*a+b" office:value-type="float" office:value="3031.42804138691">
            <text:p>3031,43</text:p>
          </table:table-cell>
          <table:table-cell table:formula="of:=a_2*[.A235]+b_2" office:value-type="float" office:value="100.376655990598">
            <text:p>100,3766559906</text:p>
          </table:table-cell>
          <table:table-cell table:number-columns-repeated="2"/>
          <table:table-cell table:formula="of:=(ABS([.P235]-[.K235])/IF([.K235]=0;1;[.K235]))" office:value-type="float" office:value="0.123068175481099">
            <text:p>0,1230681755</text:p>
          </table:table-cell>
          <table:table-cell table:formula="of:=IF([.T235]&lt;[.$P$1];1;0)" office:value-type="float" office:value="1">
            <text:p>1</text:p>
          </table:table-cell>
          <table:table-cell table:formula="of:=IF([.U234]&gt;0;[.V234]+[.U235];0)" office:value-type="float" office:value="8">
            <text:p>8</text:p>
          </table:table-cell>
          <table:table-cell table:formula="of:=(ABS([.Q235]-[.L235])/IF([.L235]=0;1;[.L235]))" office:value-type="float" office:value="0.454050822117958">
            <text:p>0,4540508221</text:p>
          </table:table-cell>
          <table:table-cell table:formula="of:=IF([.W235]&lt;[.$Q$1];1;0)" office:value-type="float" office:value="0">
            <text:p>0</text:p>
          </table:table-cell>
          <table:table-cell table:formula="of:=IF([.X234]&gt;0;[.Y234]+[.X23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34">
            <text:p>234</text:p>
          </table:table-cell>
          <table:table-cell/>
          <table:table-cell office:value-type="string">
            <text:p>2020-08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707">
            <text:p>3707</text:p>
          </table:table-cell>
          <table:table-cell office:value-type="float" office:value="607045">
            <text:p>607045</text:p>
          </table:table-cell>
          <table:table-cell office:value-type="float" office:value="144">
            <text:p>144</text:p>
          </table:table-cell>
          <table:table-cell office:value-type="float" office:value="12987">
            <text:p>12987</text:p>
          </table:table-cell>
          <table:table-cell table:formula="of:=SUM([.G230:.G236])/7" office:value-type="float" office:value="3341.71428571429">
            <text:p>3341,71</text:p>
          </table:table-cell>
          <table:table-cell table:formula="of:=SUM([.I230:.I236])/7" office:value-type="float" office:value="187.142857142857">
            <text:p>187,14</text:p>
          </table:table-cell>
          <table:table-cell table:formula="of:=[.A236]*[.K236]" office:value-type="float" office:value="781961.142857143">
            <text:p>781961,14</text:p>
          </table:table-cell>
          <table:table-cell table:formula="of:=[.L236]*[.A236]" office:value-type="float" office:value="43791.4285714286">
            <text:p>43791,43</text:p>
          </table:table-cell>
          <table:table-cell table:formula="of:=[.A236]*[.A236]" office:value-type="float" office:value="54756">
            <text:p>54756,00</text:p>
          </table:table-cell>
          <table:table-cell table:formula="of:=[.A236]*a+b" office:value-type="float" office:value="3038.88921651606">
            <text:p>3038,89</text:p>
          </table:table-cell>
          <table:table-cell table:formula="of:=a_2*[.A236]+b_2" office:value-type="float" office:value="100.773460697894">
            <text:p>100,7734606979</text:p>
          </table:table-cell>
          <table:table-cell table:number-columns-repeated="2"/>
          <table:table-cell table:formula="of:=(ABS([.P236]-[.K236])/IF([.K236]=0;1;[.K236]))" office:value-type="float" office:value="0.090619677000154">
            <text:p>0,090619677</text:p>
          </table:table-cell>
          <table:table-cell table:formula="of:=IF([.T236]&lt;[.$P$1];1;0)" office:value-type="float" office:value="1">
            <text:p>1</text:p>
          </table:table-cell>
          <table:table-cell table:formula="of:=IF([.U235]&gt;0;[.V235]+[.U236];0)" office:value-type="float" office:value="9">
            <text:p>9</text:p>
          </table:table-cell>
          <table:table-cell table:formula="of:=(ABS([.Q236]-[.L236])/IF([.L236]=0;1;[.L236]))" office:value-type="float" office:value="0.461515858866213">
            <text:p>0,4615158589</text:p>
          </table:table-cell>
          <table:table-cell table:formula="of:=IF([.W236]&lt;[.$Q$1];1;0)" office:value-type="float" office:value="0">
            <text:p>0</text:p>
          </table:table-cell>
          <table:table-cell table:formula="of:=IF([.X235]&gt;0;[.Y235]+[.X236];0)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235">
            <text:p>235</text:p>
          </table:table-cell>
          <table:table-cell/>
          <table:table-cell table:style-name="ce1" office:value-type="string">
            <text:p>2020-08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728">
            <text:p>2728</text:p>
          </table:table-cell>
          <table:table-cell office:value-type="float" office:value="609773">
            <text:p>609773</text:p>
          </table:table-cell>
          <table:table-cell office:value-type="float" office:value="72">
            <text:p>72</text:p>
          </table:table-cell>
          <table:table-cell office:value-type="float" office:value="13059">
            <text:p>13059</text:p>
          </table:table-cell>
          <table:table-cell table:formula="of:=SUM([.G231:.G237])/7" office:value-type="float" office:value="3204">
            <text:p>3204,00</text:p>
          </table:table-cell>
          <table:table-cell table:formula="of:=SUM([.I231:.I237])/7" office:value-type="float" office:value="174.285714285714">
            <text:p>174,29</text:p>
          </table:table-cell>
          <table:table-cell table:formula="of:=[.A237]*[.K237]" office:value-type="float" office:value="752940">
            <text:p>752940,00</text:p>
          </table:table-cell>
          <table:table-cell table:formula="of:=[.L237]*[.A237]" office:value-type="float" office:value="40957.1428571429">
            <text:p>40957,14</text:p>
          </table:table-cell>
          <table:table-cell table:formula="of:=[.A237]*[.A237]" office:value-type="float" office:value="55225">
            <text:p>55225,00</text:p>
          </table:table-cell>
          <table:table-cell table:formula="of:=[.A237]*a+b" office:value-type="float" office:value="3046.3503916452">
            <text:p>3046,35</text:p>
          </table:table-cell>
          <table:table-cell table:formula="of:=a_2*[.A237]+b_2" office:value-type="float" office:value="101.170265405191">
            <text:p>101,1702654052</text:p>
          </table:table-cell>
          <table:table-cell table:number-columns-repeated="2"/>
          <table:table-cell table:formula="of:=(ABS([.P237]-[.K237])/IF([.K237]=0;1;[.K237]))" office:value-type="float" office:value="0.0492039976138565">
            <text:p>0,0492039976</text:p>
          </table:table-cell>
          <table:table-cell table:formula="of:=IF([.T237]&lt;[.$P$1];1;0)" office:value-type="float" office:value="1">
            <text:p>1</text:p>
          </table:table-cell>
          <table:table-cell table:formula="of:=IF([.U236]&gt;0;[.V236]+[.U237];0)" office:value-type="float" office:value="10">
            <text:p>10</text:p>
          </table:table-cell>
          <table:table-cell table:formula="of:=(ABS([.Q237]-[.L237])/IF([.L237]=0;1;[.L237]))" office:value-type="float" office:value="0.419514870625956">
            <text:p>0,4195148706</text:p>
          </table:table-cell>
          <table:table-cell table:style-name="ce1" table:formula="of:=IF([.W237]&lt;[.$Q$1];1;0)" office:value-type="float" office:value="1">
            <text:p>1</text:p>
          </table:table-cell>
          <table:table-cell table:formula="of:=IF([.X236]&gt;0;[.Y236]+[.X237];0)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236">
            <text:p>236</text:p>
          </table:table-cell>
          <table:table-cell/>
          <table:table-cell table:style-name="ce1" office:value-type="string">
            <text:p>2020-08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677">
            <text:p>1677</text:p>
          </table:table-cell>
          <table:table-cell office:value-type="float" office:value="611450">
            <text:p>611450</text:p>
          </table:table-cell>
          <table:table-cell office:value-type="float" office:value="100">
            <text:p>100</text:p>
          </table:table-cell>
          <table:table-cell office:value-type="float" office:value="13159">
            <text:p>13159</text:p>
          </table:table-cell>
          <table:table-cell table:formula="of:=SUM([.G232:.G238])/7" office:value-type="float" office:value="3080.57142857143">
            <text:p>3080,57</text:p>
          </table:table-cell>
          <table:table-cell table:formula="of:=SUM([.I232:.I238])/7" office:value-type="float" office:value="168.142857142857">
            <text:p>168,14</text:p>
          </table:table-cell>
          <table:table-cell table:formula="of:=[.A238]*[.K238]" office:value-type="float" office:value="727014.857142857">
            <text:p>727014,86</text:p>
          </table:table-cell>
          <table:table-cell table:formula="of:=[.L238]*[.A238]" office:value-type="float" office:value="39681.7142857143">
            <text:p>39681,71</text:p>
          </table:table-cell>
          <table:table-cell table:formula="of:=[.A238]*[.A238]" office:value-type="float" office:value="55696">
            <text:p>55696,00</text:p>
          </table:table-cell>
          <table:table-cell table:formula="of:=[.A238]*a+b" office:value-type="float" office:value="3053.81156677435">
            <text:p>3053,81</text:p>
          </table:table-cell>
          <table:table-cell table:formula="of:=a_2*[.A238]+b_2" office:value-type="float" office:value="101.567070112487">
            <text:p>101,5670701125</text:p>
          </table:table-cell>
          <table:table-cell table:number-columns-repeated="2"/>
          <table:table-cell table:formula="of:=(ABS([.P238]-[.K238])/IF([.K238]=0;1;[.K238]))" office:value-type="float" office:value="0.00868665519289291">
            <text:p>0,0086866552</text:p>
          </table:table-cell>
          <table:table-cell table:formula="of:=IF([.T238]&lt;[.$P$1];1;0)" office:value-type="float" office:value="1">
            <text:p>1</text:p>
          </table:table-cell>
          <table:table-cell table:formula="of:=IF([.U237]&gt;0;[.V237]+[.U238];0)" office:value-type="float" office:value="11">
            <text:p>11</text:p>
          </table:table-cell>
          <table:table-cell table:formula="of:=(ABS([.Q238]-[.L238])/IF([.L238]=0;1;[.L238]))" office:value-type="float" office:value="0.395947756340351">
            <text:p>0,3959477563</text:p>
          </table:table-cell>
          <table:table-cell table:style-name="ce1" table:formula="of:=IF([.W238]&lt;[.$Q$1];1;0)" office:value-type="float" office:value="1">
            <text:p>1</text:p>
          </table:table-cell>
          <table:table-cell table:formula="of:=IF([.X237]&gt;0;[.Y237]+[.X238];0)"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float" office:value="237">
            <text:p>237</text:p>
          </table:table-cell>
          <table:table-cell/>
          <table:table-cell table:style-name="ce1" office:value-type="string">
            <text:p>2020-08-2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567">
            <text:p>1567</text:p>
          </table:table-cell>
          <table:table-cell office:value-type="float" office:value="613017">
            <text:p>613017</text:p>
          </table:table-cell>
          <table:table-cell office:value-type="float" office:value="149">
            <text:p>149</text:p>
          </table:table-cell>
          <table:table-cell office:value-type="float" office:value="13308">
            <text:p>13308</text:p>
          </table:table-cell>
          <table:table-cell table:formula="of:=SUM([.G233:.G239])/7" office:value-type="float" office:value="2981.85714285714">
            <text:p>2981,86</text:p>
          </table:table-cell>
          <table:table-cell table:formula="of:=SUM([.I233:.I239])/7" office:value-type="float" office:value="149.142857142857">
            <text:p>149,14</text:p>
          </table:table-cell>
          <table:table-cell table:formula="of:=[.A239]*[.K239]" office:value-type="float" office:value="706700.142857143">
            <text:p>706700,14</text:p>
          </table:table-cell>
          <table:table-cell table:formula="of:=[.L239]*[.A239]" office:value-type="float" office:value="35346.8571428571">
            <text:p>35346,86</text:p>
          </table:table-cell>
          <table:table-cell table:formula="of:=[.A239]*[.A239]" office:value-type="float" office:value="56169">
            <text:p>56169,00</text:p>
          </table:table-cell>
          <table:table-cell table:formula="of:=[.A239]*a+b" office:value-type="float" office:value="3061.2727419035">
            <text:p>3061,27</text:p>
          </table:table-cell>
          <table:table-cell table:formula="of:=a_2*[.A239]+b_2" office:value-type="float" office:value="101.963874819783">
            <text:p>101,9638748198</text:p>
          </table:table-cell>
          <table:table-cell table:number-columns-repeated="2"/>
          <table:table-cell table:formula="of:=(ABS([.P239]-[.K239])/IF([.K239]=0;1;[.K239]))" office:value-type="float" office:value="0.0266329321767108">
            <text:p>0,0266329322</text:p>
          </table:table-cell>
          <table:table-cell table:formula="of:=IF([.T239]&lt;[.$P$1];1;0)" office:value-type="float" office:value="1">
            <text:p>1</text:p>
          </table:table-cell>
          <table:table-cell table:formula="of:=IF([.U238]&gt;0;[.V238]+[.U239];0)" office:value-type="float" office:value="12">
            <text:p>12</text:p>
          </table:table-cell>
          <table:table-cell table:formula="of:=(ABS([.Q239]-[.L239])/IF([.L239]=0;1;[.L239]))" office:value-type="float" office:value="0.316334172664291">
            <text:p>0,3163341727</text:p>
          </table:table-cell>
          <table:table-cell table:style-name="ce1" table:formula="of:=IF([.W239]&lt;[.$Q$1];1;0)" office:value-type="float" office:value="1">
            <text:p>1</text:p>
          </table:table-cell>
          <table:table-cell table:formula="of:=IF([.X238]&gt;0;[.Y238]+[.X239];0)"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float" office:value="238">
            <text:p>238</text:p>
          </table:table-cell>
          <table:table-cell/>
          <table:table-cell table:style-name="ce1" office:value-type="string">
            <text:p>2020-08-2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684">
            <text:p>2684</text:p>
          </table:table-cell>
          <table:table-cell office:value-type="float" office:value="615701">
            <text:p>615701</text:p>
          </table:table-cell>
          <table:table-cell office:value-type="float" office:value="194">
            <text:p>194</text:p>
          </table:table-cell>
          <table:table-cell office:value-type="float" office:value="13502">
            <text:p>13502</text:p>
          </table:table-cell>
          <table:table-cell table:formula="of:=SUM([.G234:.G240])/7" office:value-type="float" office:value="2805.85714285714">
            <text:p>2805,86</text:p>
          </table:table-cell>
          <table:table-cell table:formula="of:=SUM([.I234:.I240])/7" office:value-type="float" office:value="154.142857142857">
            <text:p>154,14</text:p>
          </table:table-cell>
          <table:table-cell table:formula="of:=[.A240]*[.K240]" office:value-type="float" office:value="667794">
            <text:p>667794,00</text:p>
          </table:table-cell>
          <table:table-cell table:formula="of:=[.L240]*[.A240]" office:value-type="float" office:value="36686">
            <text:p>36686,00</text:p>
          </table:table-cell>
          <table:table-cell table:formula="of:=[.A240]*[.A240]" office:value-type="float" office:value="56644">
            <text:p>56644,00</text:p>
          </table:table-cell>
          <table:table-cell table:formula="of:=[.A240]*a+b" office:value-type="float" office:value="3068.73391703264">
            <text:p>3068,73</text:p>
          </table:table-cell>
          <table:table-cell table:formula="of:=a_2*[.A240]+b_2" office:value-type="float" office:value="102.360679527079">
            <text:p>102,3606795271</text:p>
          </table:table-cell>
          <table:table-cell table:number-columns-repeated="2"/>
          <table:table-cell table:formula="of:=(ABS([.P240]-[.K240])/IF([.K240]=0;1;[.K240]))" office:value-type="float" office:value="0.0936885809901997">
            <text:p>0,093688581</text:p>
          </table:table-cell>
          <table:table-cell table:formula="of:=IF([.T240]&lt;[.$P$1];1;0)" office:value-type="float" office:value="1">
            <text:p>1</text:p>
          </table:table-cell>
          <table:table-cell table:formula="of:=IF([.U239]&gt;0;[.V239]+[.U240];0)" office:value-type="float" office:value="13">
            <text:p>13</text:p>
          </table:table-cell>
          <table:table-cell table:formula="of:=(ABS([.Q240]-[.L240])/IF([.L240]=0;1;[.L240]))" office:value-type="float" office:value="0.33593627739615">
            <text:p>0,3359362774</text:p>
          </table:table-cell>
          <table:table-cell table:style-name="ce1" table:formula="of:=IF([.W240]&lt;[.$Q$1];1;0)" office:value-type="float" office:value="1">
            <text:p>1</text:p>
          </table:table-cell>
          <table:table-cell table:formula="of:=IF([.X239]&gt;0;[.Y239]+[.X240];0)"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float" office:value="239">
            <text:p>239</text:p>
          </table:table-cell>
          <table:table-cell/>
          <table:table-cell table:style-name="ce1" office:value-type="string">
            <text:p>2020-08-2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0">
            <text:p>0</text:p>
          </table:table-cell>
          <table:table-cell office:value-type="float" office:value="615701">
            <text:p>615701</text:p>
          </table:table-cell>
          <table:table-cell office:value-type="float" office:value="0">
            <text:p>0</text:p>
          </table:table-cell>
          <table:table-cell office:value-type="float" office:value="13502">
            <text:p>13502</text:p>
          </table:table-cell>
          <table:table-cell table:formula="of:=SUM([.G235:.G241])/7" office:value-type="float" office:value="2251.57142857143">
            <text:p>2251,57</text:p>
          </table:table-cell>
          <table:table-cell table:formula="of:=SUM([.I235:.I241])/7" office:value-type="float" office:value="126.285714285714">
            <text:p>126,29</text:p>
          </table:table-cell>
          <table:table-cell table:formula="of:=[.A241]*[.K241]" office:value-type="float" office:value="538125.571428571">
            <text:p>538125,57</text:p>
          </table:table-cell>
          <table:table-cell table:formula="of:=[.L241]*[.A241]" office:value-type="float" office:value="30182.2857142857">
            <text:p>30182,29</text:p>
          </table:table-cell>
          <table:table-cell table:formula="of:=[.A241]*[.A241]" office:value-type="float" office:value="57121">
            <text:p>57121,00</text:p>
          </table:table-cell>
          <table:table-cell table:formula="of:=[.A241]*a+b" office:value-type="float" office:value="3076.19509216179">
            <text:p>3076,20</text:p>
          </table:table-cell>
          <table:table-cell table:formula="of:=a_2*[.A241]+b_2" office:value-type="float" office:value="102.757484234375">
            <text:p>102,7574842344</text:p>
          </table:table-cell>
          <table:table-cell table:number-columns-repeated="2"/>
          <table:table-cell table:formula="of:=(ABS([.P241]-[.K241])/IF([.K241]=0;1;[.K241]))" office:value-type="float" office:value="0.366243616847442">
            <text:p>0,3662436168</text:p>
          </table:table-cell>
          <table:table-cell table:formula="of:=IF([.T241]&lt;[.$P$1];1;0)" office:value-type="float" office:value="1">
            <text:p>1</text:p>
          </table:table-cell>
          <table:table-cell table:formula="of:=IF([.U240]&gt;0;[.V240]+[.U241];0)" office:value-type="float" office:value="14">
            <text:p>14</text:p>
          </table:table-cell>
          <table:table-cell table:formula="of:=(ABS([.Q241]-[.L241])/IF([.L241]=0;1;[.L241]))" office:value-type="float" office:value="0.186309513981192">
            <text:p>0,186309514</text:p>
          </table:table-cell>
          <table:table-cell table:style-name="ce1" table:formula="of:=IF([.W241]&lt;[.$Q$1];1;0)" office:value-type="float" office:value="1">
            <text:p>1</text:p>
          </table:table-cell>
          <table:table-cell table:formula="of:=IF([.X240]&gt;0;[.Y240]+[.X241];0)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float" office:value="240">
            <text:p>240</text:p>
          </table:table-cell>
          <table:table-cell/>
          <table:table-cell table:style-name="ce1" office:value-type="string">
            <text:p>2020-08-2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431">
            <text:p>4431</text:p>
          </table:table-cell>
          <table:table-cell office:value-type="float" office:value="620132">
            <text:p>620132</text:p>
          </table:table-cell>
          <table:table-cell office:value-type="float" office:value="241">
            <text:p>241</text:p>
          </table:table-cell>
          <table:table-cell office:value-type="float" office:value="13743">
            <text:p>13743</text:p>
          </table:table-cell>
          <table:table-cell table:formula="of:=SUM([.G236:.G242])/7" office:value-type="float" office:value="2399.14285714286">
            <text:p>2399,14</text:p>
          </table:table-cell>
          <table:table-cell table:formula="of:=SUM([.I236:.I242])/7" office:value-type="float" office:value="128.571428571429">
            <text:p>128,57</text:p>
          </table:table-cell>
          <table:table-cell table:formula="of:=[.A242]*[.K242]" office:value-type="float" office:value="575794.285714286">
            <text:p>575794,29</text:p>
          </table:table-cell>
          <table:table-cell table:formula="of:=[.L242]*[.A242]" office:value-type="float" office:value="30857.1428571429">
            <text:p>30857,14</text:p>
          </table:table-cell>
          <table:table-cell table:formula="of:=[.A242]*[.A242]" office:value-type="float" office:value="57600">
            <text:p>57600,00</text:p>
          </table:table-cell>
          <table:table-cell table:formula="of:=[.A242]*a+b" office:value-type="float" office:value="3083.65626729094">
            <text:p>3083,66</text:p>
          </table:table-cell>
          <table:table-cell table:formula="of:=a_2*[.A242]+b_2" office:value-type="float" office:value="103.154288941671">
            <text:p>103,1542889417</text:p>
          </table:table-cell>
          <table:table-cell table:number-columns-repeated="2"/>
          <table:table-cell table:formula="of:=(ABS([.P242]-[.K242])/IF([.K242]=0;1;[.K242]))" office:value-type="float" office:value="0.285315819401963">
            <text:p>0,2853158194</text:p>
          </table:table-cell>
          <table:table-cell table:formula="of:=IF([.T242]&lt;[.$P$1];1;0)" office:value-type="float" office:value="1">
            <text:p>1</text:p>
          </table:table-cell>
          <table:table-cell table:formula="of:=IF([.U241]&gt;0;[.V241]+[.U242];0)" office:value-type="float" office:value="15">
            <text:p>15</text:p>
          </table:table-cell>
          <table:table-cell table:formula="of:=(ABS([.Q242]-[.L242])/IF([.L242]=0;1;[.L242]))" office:value-type="float" office:value="0.197688863787">
            <text:p>0,1976888638</text:p>
          </table:table-cell>
          <table:table-cell table:style-name="ce1" table:formula="of:=IF([.W242]&lt;[.$Q$1];1;0)" office:value-type="float" office:value="1">
            <text:p>1</text:p>
          </table:table-cell>
          <table:table-cell table:formula="of:=IF([.X241]&gt;0;[.Y241]+[.X242];0)"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241">
            <text:p>241</text:p>
          </table:table-cell>
          <table:table-cell/>
          <table:table-cell table:style-name="ce1" office:value-type="string">
            <text:p>2020-08-3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419">
            <text:p>2419</text:p>
          </table:table-cell>
          <table:table-cell office:value-type="float" office:value="622551">
            <text:p>622551</text:p>
          </table:table-cell>
          <table:table-cell office:value-type="float" office:value="238">
            <text:p>238</text:p>
          </table:table-cell>
          <table:table-cell office:value-type="float" office:value="13981">
            <text:p>13981</text:p>
          </table:table-cell>
          <table:table-cell table:formula="of:=SUM([.G237:.G243])/7" office:value-type="float" office:value="2215.14285714286">
            <text:p>2215,14</text:p>
          </table:table-cell>
          <table:table-cell table:formula="of:=SUM([.I237:.I243])/7" office:value-type="float" office:value="142">
            <text:p>142,00</text:p>
          </table:table-cell>
          <table:table-cell table:formula="of:=[.A243]*[.K243]" office:value-type="float" office:value="533849.428571429">
            <text:p>533849,43</text:p>
          </table:table-cell>
          <table:table-cell table:formula="of:=[.L243]*[.A243]" office:value-type="float" office:value="34222">
            <text:p>34222,00</text:p>
          </table:table-cell>
          <table:table-cell table:formula="of:=[.A243]*[.A243]" office:value-type="float" office:value="58081">
            <text:p>58081,00</text:p>
          </table:table-cell>
          <table:table-cell table:formula="of:=[.A243]*a+b" office:value-type="float" office:value="3091.11744242009">
            <text:p>3091,12</text:p>
          </table:table-cell>
          <table:table-cell table:formula="of:=a_2*[.A243]+b_2" office:value-type="float" office:value="103.551093648968">
            <text:p>103,551093649</text:p>
          </table:table-cell>
          <table:table-cell table:number-columns-repeated="2"/>
          <table:table-cell table:formula="of:=(ABS([.P243]-[.K243])/IF([.K243]=0;1;[.K243]))" office:value-type="float" office:value="0.395448348828879">
            <text:p>0,3954483488</text:p>
          </table:table-cell>
          <table:table-cell table:formula="of:=IF([.T243]&lt;[.$P$1];1;0)" office:value-type="float" office:value="1">
            <text:p>1</text:p>
          </table:table-cell>
          <table:table-cell table:formula="of:=IF([.U242]&gt;0;[.V242]+[.U243];0)" office:value-type="float" office:value="16">
            <text:p>16</text:p>
          </table:table-cell>
          <table:table-cell table:formula="of:=(ABS([.Q243]-[.L243])/IF([.L243]=0;1;[.L243]))" office:value-type="float" office:value="0.270766946134031">
            <text:p>0,2707669461</text:p>
          </table:table-cell>
          <table:table-cell table:style-name="ce1" table:formula="of:=IF([.W243]&lt;[.$Q$1];1;0)" office:value-type="float" office:value="1">
            <text:p>1</text:p>
          </table:table-cell>
          <table:table-cell table:formula="of:=IF([.X242]&gt;0;[.Y242]+[.X243];0)"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242">
            <text:p>242</text:p>
          </table:table-cell>
          <table:table-cell/>
          <table:table-cell table:style-name="ce1" office:value-type="string">
            <text:p>2020-08-3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505">
            <text:p>2505</text:p>
          </table:table-cell>
          <table:table-cell office:value-type="float" office:value="625056">
            <text:p>625056</text:p>
          </table:table-cell>
          <table:table-cell office:value-type="float" office:value="47">
            <text:p>47</text:p>
          </table:table-cell>
          <table:table-cell office:value-type="float" office:value="14028">
            <text:p>14028</text:p>
          </table:table-cell>
          <table:table-cell table:formula="of:=SUM([.G238:.G244])/7" office:value-type="float" office:value="2183.28571428571">
            <text:p>2183,29</text:p>
          </table:table-cell>
          <table:table-cell table:formula="of:=SUM([.I238:.I244])/7" office:value-type="float" office:value="138.428571428571">
            <text:p>138,43</text:p>
          </table:table-cell>
          <table:table-cell table:formula="of:=[.A244]*[.K244]" office:value-type="float" office:value="528355.142857143">
            <text:p>528355,14</text:p>
          </table:table-cell>
          <table:table-cell table:formula="of:=[.L244]*[.A244]" office:value-type="float" office:value="33499.7142857143">
            <text:p>33499,71</text:p>
          </table:table-cell>
          <table:table-cell table:formula="of:=[.A244]*[.A244]" office:value-type="float" office:value="58564">
            <text:p>58564,00</text:p>
          </table:table-cell>
          <table:table-cell table:formula="of:=[.A244]*a+b" office:value-type="float" office:value="3098.57861754923">
            <text:p>3098,58</text:p>
          </table:table-cell>
          <table:table-cell table:formula="of:=a_2*[.A244]+b_2" office:value-type="float" office:value="103.947898356264">
            <text:p>103,9478983563</text:p>
          </table:table-cell>
          <table:table-cell table:number-columns-repeated="2"/>
          <table:table-cell table:formula="of:=(ABS([.P244]-[.K244])/IF([.K244]=0;1;[.K244]))" office:value-type="float" office:value="0.41922726708399">
            <text:p>0,4192272671</text:p>
          </table:table-cell>
          <table:table-cell table:formula="of:=IF([.T244]&lt;[.$P$1];1;0)" office:value-type="float" office:value="1">
            <text:p>1</text:p>
          </table:table-cell>
          <table:table-cell table:formula="of:=IF([.U243]&gt;0;[.V243]+[.U244];0)" office:value-type="float" office:value="17">
            <text:p>17</text:p>
          </table:table-cell>
          <table:table-cell table:formula="of:=(ABS([.Q244]-[.L244])/IF([.L244]=0;1;[.L244]))" office:value-type="float" office:value="0.249086389583234">
            <text:p>0,2490863896</text:p>
          </table:table-cell>
          <table:table-cell table:style-name="ce1" table:formula="of:=IF([.W244]&lt;[.$Q$1];1;0)" office:value-type="float" office:value="1">
            <text:p>1</text:p>
          </table:table-cell>
          <table:table-cell table:formula="of:=IF([.X243]&gt;0;[.Y243]+[.X244];0)"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43">
            <text:p>243</text:p>
          </table:table-cell>
          <table:table-cell/>
          <table:table-cell table:style-name="ce1" office:value-type="string">
            <text:p>2020-09-0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985">
            <text:p>1985</text:p>
          </table:table-cell>
          <table:table-cell office:value-type="float" office:value="627041">
            <text:p>627041</text:p>
          </table:table-cell>
          <table:table-cell office:value-type="float" office:value="121">
            <text:p>121</text:p>
          </table:table-cell>
          <table:table-cell office:value-type="float" office:value="14149">
            <text:p>14149</text:p>
          </table:table-cell>
          <table:table-cell table:formula="of:=SUM([.G239:.G245])/7" office:value-type="float" office:value="2227.28571428571">
            <text:p>2227,29</text:p>
          </table:table-cell>
          <table:table-cell table:formula="of:=SUM([.I239:.I245])/7" office:value-type="float" office:value="141.428571428571">
            <text:p>141,43</text:p>
          </table:table-cell>
          <table:table-cell table:formula="of:=[.A245]*[.K245]" office:value-type="float" office:value="541230.428571429">
            <text:p>541230,43</text:p>
          </table:table-cell>
          <table:table-cell table:formula="of:=[.L245]*[.A245]" office:value-type="float" office:value="34367.1428571429">
            <text:p>34367,14</text:p>
          </table:table-cell>
          <table:table-cell table:formula="of:=[.A245]*[.A245]" office:value-type="float" office:value="59049">
            <text:p>59049,00</text:p>
          </table:table-cell>
          <table:table-cell table:formula="of:=[.A245]*a+b" office:value-type="float" office:value="3106.03979267838">
            <text:p>3106,04</text:p>
          </table:table-cell>
          <table:table-cell table:formula="of:=a_2*[.A245]+b_2" office:value-type="float" office:value="104.34470306356">
            <text:p>104,3447030636</text:p>
          </table:table-cell>
          <table:table-cell table:number-columns-repeated="2"/>
          <table:table-cell table:formula="of:=(ABS([.P245]-[.K245])/IF([.K245]=0;1;[.K245]))" office:value-type="float" office:value="0.3945403469148">
            <text:p>0,3945403469</text:p>
          </table:table-cell>
          <table:table-cell table:formula="of:=IF([.T245]&lt;[.$P$1];1;0)" office:value-type="float" office:value="1">
            <text:p>1</text:p>
          </table:table-cell>
          <table:table-cell table:formula="of:=IF([.U244]&gt;0;[.V244]+[.U245];0)" office:value-type="float" office:value="18">
            <text:p>18</text:p>
          </table:table-cell>
          <table:table-cell table:formula="of:=(ABS([.Q245]-[.L245])/IF([.L245]=0;1;[.L245]))" office:value-type="float" office:value="0.262209170257657">
            <text:p>0,2622091703</text:p>
          </table:table-cell>
          <table:table-cell table:style-name="ce1" table:formula="of:=IF([.W245]&lt;[.$Q$1];1;0)" office:value-type="float" office:value="1">
            <text:p>1</text:p>
          </table:table-cell>
          <table:table-cell table:formula="of:=IF([.X244]&gt;0;[.Y244]+[.X245];0)"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244">
            <text:p>244</text:p>
          </table:table-cell>
          <table:table-cell/>
          <table:table-cell table:style-name="ce1" office:value-type="string">
            <text:p>2020-09-0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18">
            <text:p>1218</text:p>
          </table:table-cell>
          <table:table-cell office:value-type="float" office:value="628259">
            <text:p>628259</text:p>
          </table:table-cell>
          <table:table-cell office:value-type="float" office:value="114">
            <text:p>114</text:p>
          </table:table-cell>
          <table:table-cell office:value-type="float" office:value="14263">
            <text:p>14263</text:p>
          </table:table-cell>
          <table:table-cell table:formula="of:=SUM([.G240:.G246])/7" office:value-type="float" office:value="2177.42857142857">
            <text:p>2177,43</text:p>
          </table:table-cell>
          <table:table-cell table:formula="of:=SUM([.I240:.I246])/7" office:value-type="float" office:value="136.428571428571">
            <text:p>136,43</text:p>
          </table:table-cell>
          <table:table-cell table:formula="of:=[.A246]*[.K246]" office:value-type="float" office:value="531292.571428572">
            <text:p>531292,57</text:p>
          </table:table-cell>
          <table:table-cell table:formula="of:=[.L246]*[.A246]" office:value-type="float" office:value="33288.5714285714">
            <text:p>33288,57</text:p>
          </table:table-cell>
          <table:table-cell table:formula="of:=[.A246]*[.A246]" office:value-type="float" office:value="59536">
            <text:p>59536,00</text:p>
          </table:table-cell>
          <table:table-cell table:formula="of:=[.A246]*a+b" office:value-type="float" office:value="3113.50096780753">
            <text:p>3113,50</text:p>
          </table:table-cell>
          <table:table-cell table:formula="of:=a_2*[.A246]+b_2" office:value-type="float" office:value="104.741507770856">
            <text:p>104,7415077709</text:p>
          </table:table-cell>
          <table:table-cell table:number-columns-repeated="2"/>
          <table:table-cell table:formula="of:=(ABS([.P246]-[.K246])/IF([.K246]=0;1;[.K246]))" office:value-type="float" office:value="0.429898095699559">
            <text:p>0,4298980957</text:p>
          </table:table-cell>
          <table:table-cell table:formula="of:=IF([.T246]&lt;[.$P$1];1;0)" office:value-type="float" office:value="1">
            <text:p>1</text:p>
          </table:table-cell>
          <table:table-cell table:formula="of:=IF([.U245]&gt;0;[.V245]+[.U246];0)" office:value-type="float" office:value="19">
            <text:p>19</text:p>
          </table:table-cell>
          <table:table-cell table:formula="of:=(ABS([.Q246]-[.L246])/IF([.L246]=0;1;[.L246]))" office:value-type="float" office:value="0.232261199585348">
            <text:p>0,2322611996</text:p>
          </table:table-cell>
          <table:table-cell table:style-name="ce1" table:formula="of:=IF([.W246]&lt;[.$Q$1];1;0)" office:value-type="float" office:value="1">
            <text:p>1</text:p>
          </table:table-cell>
          <table:table-cell table:formula="of:=IF([.X245]&gt;0;[.Y245]+[.X246];0)" office:value-type="float" office:value="9">
            <text:p>9</text:p>
          </table:table-cell>
          <table:table-cell table:number-columns-repeated="12"/>
        </table:table-row>
        <table:table-row table:style-name="ro1">
          <table:table-cell office:value-type="float" office:value="245">
            <text:p>245</text:p>
          </table:table-cell>
          <table:table-cell/>
          <table:table-cell table:style-name="ce1" office:value-type="string">
            <text:p>2020-09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336">
            <text:p>2336</text:p>
          </table:table-cell>
          <table:table-cell office:value-type="float" office:value="630595">
            <text:p>630595</text:p>
          </table:table-cell>
          <table:table-cell office:value-type="float" office:value="126">
            <text:p>126</text:p>
          </table:table-cell>
          <table:table-cell office:value-type="float" office:value="14389">
            <text:p>14389</text:p>
          </table:table-cell>
          <table:table-cell table:formula="of:=SUM([.G241:.G247])/7" office:value-type="float" office:value="2127.71428571429">
            <text:p>2127,71</text:p>
          </table:table-cell>
          <table:table-cell table:formula="of:=SUM([.I241:.I247])/7" office:value-type="float" office:value="126.714285714286">
            <text:p>126,71</text:p>
          </table:table-cell>
          <table:table-cell table:formula="of:=[.A247]*[.K247]" office:value-type="float" office:value="521290">
            <text:p>521290,00</text:p>
          </table:table-cell>
          <table:table-cell table:formula="of:=[.L247]*[.A247]" office:value-type="float" office:value="31045">
            <text:p>31045,00</text:p>
          </table:table-cell>
          <table:table-cell table:formula="of:=[.A247]*[.A247]" office:value-type="float" office:value="60025">
            <text:p>60025,00</text:p>
          </table:table-cell>
          <table:table-cell table:formula="of:=[.A247]*a+b" office:value-type="float" office:value="3120.96214293667">
            <text:p>3120,96</text:p>
          </table:table-cell>
          <table:table-cell table:formula="of:=a_2*[.A247]+b_2" office:value-type="float" office:value="105.138312478152">
            <text:p>105,1383124782</text:p>
          </table:table-cell>
          <table:table-cell table:number-columns-repeated="2"/>
          <table:table-cell table:formula="of:=(ABS([.P247]-[.K247])/IF([.K247]=0;1;[.K247]))" office:value-type="float" office:value="0.466814489093374">
            <text:p>0,4668144891</text:p>
          </table:table-cell>
          <table:table-cell table:formula="of:=IF([.T247]&lt;[.$P$1];1;0)" office:value-type="float" office:value="0">
            <text:p>0</text:p>
          </table:table-cell>
          <table:table-cell table:formula="of:=IF([.U246]&gt;0;[.V246]+[.U247];0)" office:value-type="float" office:value="19">
            <text:p>19</text:p>
          </table:table-cell>
          <table:table-cell table:formula="of:=(ABS([.Q247]-[.L247])/IF([.L247]=0;1;[.L247]))" office:value-type="float" office:value="0.170272618548968">
            <text:p>0,1702726185</text:p>
          </table:table-cell>
          <table:table-cell table:style-name="ce1" table:formula="of:=IF([.W247]&lt;[.$Q$1];1;0)" office:value-type="float" office:value="1">
            <text:p>1</text:p>
          </table:table-cell>
          <table:table-cell table:formula="of:=IF([.X246]&gt;0;[.Y246]+[.X247];0)" office:value-type="float" office:value="10">
            <text:p>10</text:p>
          </table:table-cell>
          <table:table-cell table:number-columns-repeated="12"/>
        </table:table-row>
        <table:table-row table:style-name="ro1">
          <table:table-cell office:value-type="float" office:value="246">
            <text:p>246</text:p>
          </table:table-cell>
          <table:table-cell/>
          <table:table-cell table:style-name="ce1" office:value-type="string">
            <text:p>2020-09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420">
            <text:p>2420</text:p>
          </table:table-cell>
          <table:table-cell office:value-type="float" office:value="633015">
            <text:p>633015</text:p>
          </table:table-cell>
          <table:table-cell office:value-type="float" office:value="0">
            <text:p>0</text:p>
          </table:table-cell>
          <table:table-cell office:value-type="float" office:value="14389">
            <text:p>14389</text:p>
          </table:table-cell>
          <table:table-cell table:formula="of:=SUM([.G242:.G248])/7" office:value-type="float" office:value="2473.42857142857">
            <text:p>2473,43</text:p>
          </table:table-cell>
          <table:table-cell table:formula="of:=SUM([.I242:.I248])/7" office:value-type="float" office:value="126.714285714286">
            <text:p>126,71</text:p>
          </table:table-cell>
          <table:table-cell table:formula="of:=[.A248]*[.K248]" office:value-type="float" office:value="608463.428571429">
            <text:p>608463,43</text:p>
          </table:table-cell>
          <table:table-cell table:formula="of:=[.L248]*[.A248]" office:value-type="float" office:value="31171.7142857143">
            <text:p>31171,71</text:p>
          </table:table-cell>
          <table:table-cell table:formula="of:=[.A248]*[.A248]" office:value-type="float" office:value="60516">
            <text:p>60516,00</text:p>
          </table:table-cell>
          <table:table-cell table:formula="of:=[.A248]*a+b" office:value-type="float" office:value="3128.42331806582">
            <text:p>3128,42</text:p>
          </table:table-cell>
          <table:table-cell table:formula="of:=a_2*[.A248]+b_2" office:value-type="float" office:value="105.535117185448">
            <text:p>105,5351171854</text:p>
          </table:table-cell>
          <table:table-cell table:number-columns-repeated="2"/>
          <table:table-cell table:formula="of:=(ABS([.P248]-[.K248])/IF([.K248]=0;1;[.K248]))" office:value-type="float" office:value="0.264812476981676">
            <text:p>0,264812477</text:p>
          </table:table-cell>
          <table:table-cell table:formula="of:=IF([.T248]&lt;[.$P$1];1;0)" office:value-type="float" office:value="1">
            <text:p>1</text:p>
          </table:table-cell>
          <table:table-cell table:formula="of:=IF([.U247]&gt;0;[.V247]+[.U248];0)" office:value-type="float" office:value="0">
            <text:p>0</text:p>
          </table:table-cell>
          <table:table-cell table:formula="of:=(ABS([.Q248]-[.L248])/IF([.L248]=0;1;[.L248]))" office:value-type="float" office:value="0.167141127059595">
            <text:p>0,1671411271</text:p>
          </table:table-cell>
          <table:table-cell table:style-name="ce1" table:formula="of:=IF([.W248]&lt;[.$Q$1];1;0)" office:value-type="float" office:value="1">
            <text:p>1</text:p>
          </table:table-cell>
          <table:table-cell table:formula="of:=IF([.X247]&gt;0;[.Y247]+[.X248];0)" office:value-type="float" office:value="11">
            <text:p>11</text:p>
          </table:table-cell>
          <table:table-cell table:number-columns-repeated="12"/>
        </table:table-row>
        <table:table-row table:style-name="ro1">
          <table:table-cell office:value-type="float" office:value="247">
            <text:p>247</text:p>
          </table:table-cell>
          <table:table-cell/>
          <table:table-cell table:style-name="ce1" office:value-type="string">
            <text:p>2020-09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063">
            <text:p>2063</text:p>
          </table:table-cell>
          <table:table-cell office:value-type="float" office:value="635078">
            <text:p>635078</text:p>
          </table:table-cell>
          <table:table-cell office:value-type="float" office:value="289">
            <text:p>289</text:p>
          </table:table-cell>
          <table:table-cell office:value-type="float" office:value="14678">
            <text:p>14678</text:p>
          </table:table-cell>
          <table:table-cell table:formula="of:=SUM([.G243:.G249])/7" office:value-type="float" office:value="2135.14285714286">
            <text:p>2135,14</text:p>
          </table:table-cell>
          <table:table-cell table:formula="of:=SUM([.I243:.I249])/7" office:value-type="float" office:value="133.571428571429">
            <text:p>133,57</text:p>
          </table:table-cell>
          <table:table-cell table:formula="of:=[.A249]*[.K249]" office:value-type="float" office:value="527380.285714286">
            <text:p>527380,29</text:p>
          </table:table-cell>
          <table:table-cell table:formula="of:=[.L249]*[.A249]" office:value-type="float" office:value="32992.1428571429">
            <text:p>32992,14</text:p>
          </table:table-cell>
          <table:table-cell table:formula="of:=[.A249]*[.A249]" office:value-type="float" office:value="61009">
            <text:p>61009,00</text:p>
          </table:table-cell>
          <table:table-cell table:formula="of:=[.A249]*a+b" office:value-type="float" office:value="3135.88449319497">
            <text:p>3135,88</text:p>
          </table:table-cell>
          <table:table-cell table:formula="of:=a_2*[.A249]+b_2" office:value-type="float" office:value="105.931921892745">
            <text:p>105,9319218927</text:p>
          </table:table-cell>
          <table:table-cell table:number-columns-repeated="2"/>
          <table:table-cell table:formula="of:=(ABS([.P249]-[.K249])/IF([.K249]=0;1;[.K249]))" office:value-type="float" office:value="0.468700083792638">
            <text:p>0,4687000838</text:p>
          </table:table-cell>
          <table:table-cell table:formula="of:=IF([.T249]&lt;[.$P$1];1;0)" office:value-type="float" office:value="0">
            <text:p>0</text:p>
          </table:table-cell>
          <table:table-cell table:formula="of:=IF([.U248]&gt;0;[.V248]+[.U249];0)" office:value-type="float" office:value="0">
            <text:p>0</text:p>
          </table:table-cell>
          <table:table-cell table:formula="of:=(ABS([.Q249]-[.L249])/IF([.L249]=0;1;[.L249]))" office:value-type="float" office:value="0.206926787968757">
            <text:p>0,206926788</text:p>
          </table:table-cell>
          <table:table-cell table:style-name="ce1" table:formula="of:=IF([.W249]&lt;[.$Q$1];1;0)" office:value-type="float" office:value="1">
            <text:p>1</text:p>
          </table:table-cell>
          <table:table-cell table:formula="of:=IF([.X248]&gt;0;[.Y248]+[.X249];0)" office:value-type="float" office:value="12">
            <text:p>12</text:p>
          </table:table-cell>
          <table:table-cell table:number-columns-repeated="12"/>
        </table:table-row>
        <table:table-row table:style-name="ro1">
          <table:table-cell office:value-type="float" office:value="248">
            <text:p>248</text:p>
          </table:table-cell>
          <table:table-cell/>
          <table:table-cell table:style-name="ce1" office:value-type="string">
            <text:p>2020-09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806">
            <text:p>1806</text:p>
          </table:table-cell>
          <table:table-cell office:value-type="float" office:value="636884">
            <text:p>636884</text:p>
          </table:table-cell>
          <table:table-cell office:value-type="float" office:value="101">
            <text:p>101</text:p>
          </table:table-cell>
          <table:table-cell office:value-type="float" office:value="14779">
            <text:p>14779</text:p>
          </table:table-cell>
          <table:table-cell table:formula="of:=SUM([.G244:.G250])/7" office:value-type="float" office:value="2047.57142857143">
            <text:p>2047,57</text:p>
          </table:table-cell>
          <table:table-cell table:formula="of:=SUM([.I244:.I250])/7" office:value-type="float" office:value="114">
            <text:p>114,00</text:p>
          </table:table-cell>
          <table:table-cell table:formula="of:=[.A250]*[.K250]" office:value-type="float" office:value="507797.714285714">
            <text:p>507797,71</text:p>
          </table:table-cell>
          <table:table-cell table:formula="of:=[.L250]*[.A250]" office:value-type="float" office:value="28272">
            <text:p>28272,00</text:p>
          </table:table-cell>
          <table:table-cell table:formula="of:=[.A250]*[.A250]" office:value-type="float" office:value="61504">
            <text:p>61504,00</text:p>
          </table:table-cell>
          <table:table-cell table:formula="of:=[.A250]*a+b" office:value-type="float" office:value="3143.34566832411">
            <text:p>3143,35</text:p>
          </table:table-cell>
          <table:table-cell table:formula="of:=a_2*[.A250]+b_2" office:value-type="float" office:value="106.328726600041">
            <text:p>106,3287266</text:p>
          </table:table-cell>
          <table:table-cell table:number-columns-repeated="2"/>
          <table:table-cell table:formula="of:=(ABS([.P250]-[.K250])/IF([.K250]=0;1;[.K250]))" office:value-type="float" office:value="0.535158004483973">
            <text:p>0,5351580045</text:p>
          </table:table-cell>
          <table:table-cell table:formula="of:=IF([.T250]&lt;[.$P$1];1;0)" office:value-type="float" office:value="0">
            <text:p>0</text:p>
          </table:table-cell>
          <table:table-cell table:formula="of:=IF([.U249]&gt;0;[.V249]+[.U250];0)" office:value-type="float" office:value="0">
            <text:p>0</text:p>
          </table:table-cell>
          <table:table-cell table:formula="of:=(ABS([.Q250]-[.L250])/IF([.L250]=0;1;[.L250]))" office:value-type="float" office:value="0.0672918719294673">
            <text:p>0,0672918719</text:p>
          </table:table-cell>
          <table:table-cell table:style-name="ce1" table:formula="of:=IF([.W250]&lt;[.$Q$1];1;0)" office:value-type="float" office:value="1">
            <text:p>1</text:p>
          </table:table-cell>
          <table:table-cell table:formula="of:=IF([.X249]&gt;0;[.Y249]+[.X250];0)" office:value-type="float" office:value="13">
            <text:p>13</text:p>
          </table:table-cell>
          <table:table-cell table:number-columns-repeated="12"/>
        </table:table-row>
        <table:table-row table:style-name="ro1">
          <table:table-cell office:value-type="float" office:value="249">
            <text:p>249</text:p>
          </table:table-cell>
          <table:table-cell/>
          <table:table-cell table:style-name="ce1" office:value-type="string">
            <text:p>2020-09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633">
            <text:p>1633</text:p>
          </table:table-cell>
          <table:table-cell office:value-type="float" office:value="638517">
            <text:p>638517</text:p>
          </table:table-cell>
          <table:table-cell office:value-type="float" office:value="110">
            <text:p>110</text:p>
          </table:table-cell>
          <table:table-cell office:value-type="float" office:value="14889">
            <text:p>14889</text:p>
          </table:table-cell>
          <table:table-cell table:formula="of:=SUM([.G245:.G251])/7" office:value-type="float" office:value="1923">
            <text:p>1923,00</text:p>
          </table:table-cell>
          <table:table-cell table:formula="of:=SUM([.I245:.I251])/7" office:value-type="float" office:value="123">
            <text:p>123,00</text:p>
          </table:table-cell>
          <table:table-cell table:formula="of:=[.A251]*[.K251]" office:value-type="float" office:value="478827">
            <text:p>478827,00</text:p>
          </table:table-cell>
          <table:table-cell table:formula="of:=[.L251]*[.A251]" office:value-type="float" office:value="30627">
            <text:p>30627,00</text:p>
          </table:table-cell>
          <table:table-cell table:formula="of:=[.A251]*[.A251]" office:value-type="float" office:value="62001">
            <text:p>62001,00</text:p>
          </table:table-cell>
          <table:table-cell table:formula="of:=[.A251]*a+b" office:value-type="float" office:value="3150.80684345326">
            <text:p>3150,81</text:p>
          </table:table-cell>
          <table:table-cell table:formula="of:=a_2*[.A251]+b_2" office:value-type="float" office:value="106.725531307337">
            <text:p>106,7255313073</text:p>
          </table:table-cell>
          <table:table-cell table:number-columns-repeated="2"/>
          <table:table-cell table:formula="of:=(ABS([.P251]-[.K251])/IF([.K251]=0;1;[.K251]))" office:value-type="float" office:value="0.638485097999615">
            <text:p>0,638485098</text:p>
          </table:table-cell>
          <table:table-cell table:formula="of:=IF([.T251]&lt;[.$P$1];1;0)" office:value-type="float" office:value="0">
            <text:p>0</text:p>
          </table:table-cell>
          <table:table-cell table:formula="of:=IF([.U250]&gt;0;[.V250]+[.U251];0)" office:value-type="float" office:value="0">
            <text:p>0</text:p>
          </table:table-cell>
          <table:table-cell table:formula="of:=(ABS([.Q251]-[.L251])/IF([.L251]=0;1;[.L251]))" office:value-type="float" office:value="0.132312753598887">
            <text:p>0,1323127536</text:p>
          </table:table-cell>
          <table:table-cell table:style-name="ce1" table:formula="of:=IF([.W251]&lt;[.$Q$1];1;0)" office:value-type="float" office:value="1">
            <text:p>1</text:p>
          </table:table-cell>
          <table:table-cell table:formula="of:=IF([.X250]&gt;0;[.Y250]+[.X251];0)" office:value-type="float" office:value="14">
            <text:p>14</text:p>
          </table:table-cell>
          <table:table-cell table:number-columns-repeated="12"/>
        </table:table-row>
        <table:table-row table:style-name="ro1">
          <table:table-cell office:value-type="float" office:value="250">
            <text:p>250</text:p>
          </table:table-cell>
          <table:table-cell/>
          <table:table-cell table:style-name="ce1" office:value-type="string">
            <text:p>2020-09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45">
            <text:p>845</text:p>
          </table:table-cell>
          <table:table-cell office:value-type="float" office:value="639362">
            <text:p>639362</text:p>
          </table:table-cell>
          <table:table-cell office:value-type="float" office:value="115">
            <text:p>115</text:p>
          </table:table-cell>
          <table:table-cell office:value-type="float" office:value="15004">
            <text:p>15004</text:p>
          </table:table-cell>
          <table:table-cell table:formula="of:=SUM([.G246:.G252])/7" office:value-type="float" office:value="1760.14285714286">
            <text:p>1760,14</text:p>
          </table:table-cell>
          <table:table-cell table:formula="of:=SUM([.I246:.I252])/7" office:value-type="float" office:value="122.142857142857">
            <text:p>122,14</text:p>
          </table:table-cell>
          <table:table-cell table:formula="of:=[.A252]*[.K252]" office:value-type="float" office:value="440035.714285714">
            <text:p>440035,71</text:p>
          </table:table-cell>
          <table:table-cell table:formula="of:=[.L252]*[.A252]" office:value-type="float" office:value="30535.7142857143">
            <text:p>30535,71</text:p>
          </table:table-cell>
          <table:table-cell table:formula="of:=[.A252]*[.A252]" office:value-type="float" office:value="62500">
            <text:p>62500,00</text:p>
          </table:table-cell>
          <table:table-cell table:formula="of:=[.A252]*a+b" office:value-type="float" office:value="3158.26801858241">
            <text:p>3158,27</text:p>
          </table:table-cell>
          <table:table-cell table:formula="of:=a_2*[.A252]+b_2" office:value-type="float" office:value="107.122336014633">
            <text:p>107,1223360146</text:p>
          </table:table-cell>
          <table:table-cell table:number-columns-repeated="2"/>
          <table:table-cell table:formula="of:=(ABS([.P252]-[.K252])/IF([.K252]=0;1;[.K252]))" office:value-type="float" office:value="0.794324821855113">
            <text:p>0,7943248219</text:p>
          </table:table-cell>
          <table:table-cell table:formula="of:=IF([.T252]&lt;[.$P$1];1;0)" office:value-type="float" office:value="0">
            <text:p>0</text:p>
          </table:table-cell>
          <table:table-cell table:formula="of:=IF([.U251]&gt;0;[.V251]+[.U252];0)" office:value-type="float" office:value="0">
            <text:p>0</text:p>
          </table:table-cell>
          <table:table-cell table:formula="of:=(ABS([.Q252]-[.L252])/IF([.L252]=0;1;[.L252]))" office:value-type="float" office:value="0.122975026780782">
            <text:p>0,1229750268</text:p>
          </table:table-cell>
          <table:table-cell table:style-name="ce1" table:formula="of:=IF([.W252]&lt;[.$Q$1];1;0)" office:value-type="float" office:value="1">
            <text:p>1</text:p>
          </table:table-cell>
          <table:table-cell table:formula="of:=IF([.X251]&gt;0;[.Y251]+[.X252];0)" office:value-type="float" office:value="15">
            <text:p>15</text:p>
          </table:table-cell>
          <table:table-cell table:number-columns-repeated="12"/>
        </table:table-row>
        <table:table-row table:style-name="ro1">
          <table:table-cell office:value-type="float" office:value="251">
            <text:p>251</text:p>
          </table:table-cell>
          <table:table-cell/>
          <table:table-cell table:style-name="ce1" office:value-type="string">
            <text:p>2020-09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079">
            <text:p>1079</text:p>
          </table:table-cell>
          <table:table-cell office:value-type="float" office:value="640441">
            <text:p>640441</text:p>
          </table:table-cell>
          <table:table-cell office:value-type="float" office:value="82">
            <text:p>82</text:p>
          </table:table-cell>
          <table:table-cell office:value-type="float" office:value="15086">
            <text:p>15086</text:p>
          </table:table-cell>
          <table:table-cell table:formula="of:=SUM([.G247:.G253])/7" office:value-type="float" office:value="1740.28571428571">
            <text:p>1740,29</text:p>
          </table:table-cell>
          <table:table-cell table:formula="of:=SUM([.I247:.I253])/7" office:value-type="float" office:value="117.571428571429">
            <text:p>117,57</text:p>
          </table:table-cell>
          <table:table-cell table:formula="of:=[.A253]*[.K253]" office:value-type="float" office:value="436811.714285714">
            <text:p>436811,71</text:p>
          </table:table-cell>
          <table:table-cell table:formula="of:=[.L253]*[.A253]" office:value-type="float" office:value="29510.4285714286">
            <text:p>29510,43</text:p>
          </table:table-cell>
          <table:table-cell table:formula="of:=[.A253]*[.A253]" office:value-type="float" office:value="63001">
            <text:p>63001,00</text:p>
          </table:table-cell>
          <table:table-cell table:formula="of:=[.A253]*a+b" office:value-type="float" office:value="3165.72919371155">
            <text:p>3165,73</text:p>
          </table:table-cell>
          <table:table-cell table:formula="of:=a_2*[.A253]+b_2" office:value-type="float" office:value="107.519140721929">
            <text:p>107,5191407219</text:p>
          </table:table-cell>
          <table:table-cell table:number-columns-repeated="2"/>
          <table:table-cell table:formula="of:=(ABS([.P253]-[.K253])/IF([.K253]=0;1;[.K253]))" office:value-type="float" office:value="0.819085893611958">
            <text:p>0,8190858936</text:p>
          </table:table-cell>
          <table:table-cell table:formula="of:=IF([.T253]&lt;[.$P$1];1;0)" office:value-type="float" office:value="0">
            <text:p>0</text:p>
          </table:table-cell>
          <table:table-cell table:formula="of:=IF([.U252]&gt;0;[.V252]+[.U253];0)" office:value-type="float" office:value="0">
            <text:p>0</text:p>
          </table:table-cell>
          <table:table-cell table:formula="of:=(ABS([.Q253]-[.L253])/IF([.L253]=0;1;[.L253]))" office:value-type="float" office:value="0.0854994106275765">
            <text:p>0,0854994106</text:p>
          </table:table-cell>
          <table:table-cell table:style-name="ce1" table:formula="of:=IF([.W253]&lt;[.$Q$1];1;0)" office:value-type="float" office:value="1">
            <text:p>1</text:p>
          </table:table-cell>
          <table:table-cell table:formula="of:=IF([.X252]&gt;0;[.Y252]+[.X253];0)" office:value-type="float" office:value="16">
            <text:p>16</text:p>
          </table:table-cell>
          <table:table-cell table:number-columns-repeated="12"/>
        </table:table-row>
        <table:table-row table:style-name="ro1">
          <table:table-cell office:value-type="float" office:value="252">
            <text:p>252</text:p>
          </table:table-cell>
          <table:table-cell/>
          <table:table-cell table:style-name="ce1" office:value-type="string">
            <text:p>2020-09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990">
            <text:p>1990</text:p>
          </table:table-cell>
          <table:table-cell office:value-type="float" office:value="642431">
            <text:p>642431</text:p>
          </table:table-cell>
          <table:table-cell office:value-type="float" office:value="82">
            <text:p>82</text:p>
          </table:table-cell>
          <table:table-cell office:value-type="float" office:value="15168">
            <text:p>15168</text:p>
          </table:table-cell>
          <table:table-cell table:formula="of:=SUM([.G248:.G254])/7" office:value-type="float" office:value="1690.85714285714">
            <text:p>1690,86</text:p>
          </table:table-cell>
          <table:table-cell table:formula="of:=SUM([.I248:.I254])/7" office:value-type="float" office:value="111.285714285714">
            <text:p>111,29</text:p>
          </table:table-cell>
          <table:table-cell table:formula="of:=[.A254]*[.K254]" office:value-type="float" office:value="426096">
            <text:p>426096,00</text:p>
          </table:table-cell>
          <table:table-cell table:formula="of:=[.L254]*[.A254]" office:value-type="float" office:value="28044">
            <text:p>28044,00</text:p>
          </table:table-cell>
          <table:table-cell table:formula="of:=[.A254]*[.A254]" office:value-type="float" office:value="63504">
            <text:p>63504,00</text:p>
          </table:table-cell>
          <table:table-cell table:formula="of:=[.A254]*a+b" office:value-type="float" office:value="3173.1903688407">
            <text:p>3173,19</text:p>
          </table:table-cell>
          <table:table-cell table:formula="of:=a_2*[.A254]+b_2" office:value-type="float" office:value="107.915945429225">
            <text:p>107,9159454292</text:p>
          </table:table-cell>
          <table:table-cell table:number-columns-repeated="2"/>
          <table:table-cell table:formula="of:=(ABS([.P254]-[.K254])/IF([.K254]=0;1;[.K254]))" office:value-type="float" office:value="0.876675615231912">
            <text:p>0,8766756152</text:p>
          </table:table-cell>
          <table:table-cell table:formula="of:=IF([.T254]&lt;[.$P$1];1;0)" office:value-type="float" office:value="0">
            <text:p>0</text:p>
          </table:table-cell>
          <table:table-cell table:formula="of:=IF([.U253]&gt;0;[.V253]+[.U254];0)" office:value-type="float" office:value="0">
            <text:p>0</text:p>
          </table:table-cell>
          <table:table-cell table:formula="of:=(ABS([.Q254]-[.L254])/IF([.L254]=0;1;[.L254]))" office:value-type="float" office:value="0.0302803363227502">
            <text:p>0,0302803363</text:p>
          </table:table-cell>
          <table:table-cell table:style-name="ce1" table:formula="of:=IF([.W254]&lt;[.$Q$1];1;0)" office:value-type="float" office:value="1">
            <text:p>1</text:p>
          </table:table-cell>
          <table:table-cell table:formula="of:=IF([.X253]&gt;0;[.Y253]+[.X254];0)" office:value-type="float" office:value="17">
            <text:p>17</text:p>
          </table:table-cell>
          <table:table-cell table:number-columns-repeated="12"/>
        </table:table-row>
        <table:table-row table:style-name="ro1">
          <table:table-cell office:value-type="float" office:value="253">
            <text:p>253</text:p>
          </table:table-cell>
          <table:table-cell/>
          <table:table-cell table:style-name="ce1" office:value-type="string">
            <text:p>2020-09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007">
            <text:p>2007</text:p>
          </table:table-cell>
          <table:table-cell office:value-type="float" office:value="644438">
            <text:p>644438</text:p>
          </table:table-cell>
          <table:table-cell office:value-type="float" office:value="97">
            <text:p>97</text:p>
          </table:table-cell>
          <table:table-cell office:value-type="float" office:value="15265">
            <text:p>15265</text:p>
          </table:table-cell>
          <table:table-cell table:formula="of:=SUM([.G249:.G255])/7" office:value-type="float" office:value="1631.85714285714">
            <text:p>1631,86</text:p>
          </table:table-cell>
          <table:table-cell table:formula="of:=SUM([.I249:.I255])/7" office:value-type="float" office:value="125.142857142857">
            <text:p>125,14</text:p>
          </table:table-cell>
          <table:table-cell table:formula="of:=[.A255]*[.K255]" office:value-type="float" office:value="412859.857142857">
            <text:p>412859,86</text:p>
          </table:table-cell>
          <table:table-cell table:formula="of:=[.L255]*[.A255]" office:value-type="float" office:value="31661.1428571429">
            <text:p>31661,14</text:p>
          </table:table-cell>
          <table:table-cell table:formula="of:=[.A255]*[.A255]" office:value-type="float" office:value="64009">
            <text:p>64009,00</text:p>
          </table:table-cell>
          <table:table-cell table:formula="of:=[.A255]*a+b" office:value-type="float" office:value="3180.65154396985">
            <text:p>3180,65</text:p>
          </table:table-cell>
          <table:table-cell table:formula="of:=a_2*[.A255]+b_2" office:value-type="float" office:value="108.312750136522">
            <text:p>108,3127501365</text:p>
          </table:table-cell>
          <table:table-cell table:number-columns-repeated="2"/>
          <table:table-cell table:formula="of:=(ABS([.P255]-[.K255])/IF([.K255]=0;1;[.K255]))" office:value-type="float" office:value="0.949099256569109">
            <text:p>0,9490992566</text:p>
          </table:table-cell>
          <table:table-cell table:formula="of:=IF([.T255]&lt;[.$P$1];1;0)" office:value-type="float" office:value="0">
            <text:p>0</text:p>
          </table:table-cell>
          <table:table-cell table:formula="of:=IF([.U254]&gt;0;[.V254]+[.U255];0)" office:value-type="float" office:value="0">
            <text:p>0</text:p>
          </table:table-cell>
          <table:table-cell table:formula="of:=(ABS([.Q255]-[.L255])/IF([.L255]=0;1;[.L255]))" office:value-type="float" office:value="0.134487156443321">
            <text:p>0,1344871564</text:p>
          </table:table-cell>
          <table:table-cell table:style-name="ce1" table:formula="of:=IF([.W255]&lt;[.$Q$1];1;0)" office:value-type="float" office:value="1">
            <text:p>1</text:p>
          </table:table-cell>
          <table:table-cell table:formula="of:=IF([.X254]&gt;0;[.Y254]+[.X255];0)" office:value-type="float" office:value="18">
            <text:p>18</text:p>
          </table:table-cell>
          <table:table-cell table:number-columns-repeated="12"/>
        </table:table-row>
        <table:table-row table:style-name="ro1">
          <table:table-cell office:value-type="float" office:value="254">
            <text:p>254</text:p>
          </table:table-cell>
          <table:table-cell/>
          <table:table-cell table:style-name="ce1" office:value-type="string">
            <text:p>2020-09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960">
            <text:p>1960</text:p>
          </table:table-cell>
          <table:table-cell office:value-type="float" office:value="646398">
            <text:p>646398</text:p>
          </table:table-cell>
          <table:table-cell office:value-type="float" office:value="113">
            <text:p>113</text:p>
          </table:table-cell>
          <table:table-cell office:value-type="float" office:value="15378">
            <text:p>15378</text:p>
          </table:table-cell>
          <table:table-cell table:formula="of:=SUM([.G250:.G256])/7" office:value-type="float" office:value="1617.14285714286">
            <text:p>1617,14</text:p>
          </table:table-cell>
          <table:table-cell table:formula="of:=SUM([.I250:.I256])/7" office:value-type="float" office:value="100">
            <text:p>100,00</text:p>
          </table:table-cell>
          <table:table-cell table:formula="of:=[.A256]*[.K256]" office:value-type="float" office:value="410754.285714286">
            <text:p>410754,29</text:p>
          </table:table-cell>
          <table:table-cell table:formula="of:=[.L256]*[.A256]" office:value-type="float" office:value="25400">
            <text:p>25400,00</text:p>
          </table:table-cell>
          <table:table-cell table:formula="of:=[.A256]*[.A256]" office:value-type="float" office:value="64516">
            <text:p>64516,00</text:p>
          </table:table-cell>
          <table:table-cell table:formula="of:=[.A256]*a+b" office:value-type="float" office:value="3188.11271909899">
            <text:p>3188,11</text:p>
          </table:table-cell>
          <table:table-cell table:formula="of:=a_2*[.A256]+b_2" office:value-type="float" office:value="108.709554843818">
            <text:p>108,7095548438</text:p>
          </table:table-cell>
          <table:table-cell table:number-columns-repeated="2"/>
          <table:table-cell table:formula="of:=(ABS([.P256]-[.K256])/IF([.K256]=0;1;[.K256]))" office:value-type="float" office:value="0.971447794495845">
            <text:p>0,9714477945</text:p>
          </table:table-cell>
          <table:table-cell table:formula="of:=IF([.T256]&lt;[.$P$1];1;0)" office:value-type="float" office:value="0">
            <text:p>0</text:p>
          </table:table-cell>
          <table:table-cell table:formula="of:=IF([.U255]&gt;0;[.V255]+[.U256];0)" office:value-type="float" office:value="0">
            <text:p>0</text:p>
          </table:table-cell>
          <table:table-cell table:formula="of:=(ABS([.Q256]-[.L256])/IF([.L256]=0;1;[.L256]))" office:value-type="float" office:value="0.0870955484381771">
            <text:p>0,0870955484</text:p>
          </table:table-cell>
          <table:table-cell table:style-name="ce1" table:formula="of:=IF([.W256]&lt;[.$Q$1];1;0)" office:value-type="float" office:value="1">
            <text:p>1</text:p>
          </table:table-cell>
          <table:table-cell table:formula="of:=IF([.X255]&gt;0;[.Y255]+[.X256];0)" office:value-type="float" office:value="19">
            <text:p>19</text:p>
          </table:table-cell>
          <table:table-cell table:number-columns-repeated="12"/>
        </table:table-row>
        <table:table-row table:style-name="ro1">
          <table:table-cell office:value-type="float" office:value="255">
            <text:p>255</text:p>
          </table:table-cell>
          <table:table-cell/>
          <table:table-cell table:style-name="ce1" office:value-type="string">
            <text:p>2020-09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816">
            <text:p>1816</text:p>
          </table:table-cell>
          <table:table-cell office:value-type="float" office:value="648214">
            <text:p>648214</text:p>
          </table:table-cell>
          <table:table-cell office:value-type="float" office:value="49">
            <text:p>49</text:p>
          </table:table-cell>
          <table:table-cell office:value-type="float" office:value="15427">
            <text:p>15427</text:p>
          </table:table-cell>
          <table:table-cell table:formula="of:=SUM([.G251:.G257])/7" office:value-type="float" office:value="1618.57142857143">
            <text:p>1618,57</text:p>
          </table:table-cell>
          <table:table-cell table:formula="of:=SUM([.I251:.I257])/7" office:value-type="float" office:value="92.5714285714286">
            <text:p>92,57</text:p>
          </table:table-cell>
          <table:table-cell table:formula="of:=[.A257]*[.K257]" office:value-type="float" office:value="412735.714285714">
            <text:p>412735,71</text:p>
          </table:table-cell>
          <table:table-cell table:formula="of:=[.L257]*[.A257]" office:value-type="float" office:value="23605.7142857143">
            <text:p>23605,71</text:p>
          </table:table-cell>
          <table:table-cell table:formula="of:=[.A257]*[.A257]" office:value-type="float" office:value="65025">
            <text:p>65025,00</text:p>
          </table:table-cell>
          <table:table-cell table:formula="of:=[.A257]*a+b" office:value-type="float" office:value="3195.57389422814">
            <text:p>3195,57</text:p>
          </table:table-cell>
          <table:table-cell table:formula="of:=a_2*[.A257]+b_2" office:value-type="float" office:value="109.106359551114">
            <text:p>109,1063595511</text:p>
          </table:table-cell>
          <table:table-cell table:number-columns-repeated="2"/>
          <table:table-cell table:formula="of:=(ABS([.P257]-[.K257])/IF([.K257]=0;1;[.K257]))" office:value-type="float" office:value="0.974317498640511">
            <text:p>0,9743174986</text:p>
          </table:table-cell>
          <table:table-cell table:formula="of:=IF([.T257]&lt;[.$P$1];1;0)" office:value-type="float" office:value="0">
            <text:p>0</text:p>
          </table:table-cell>
          <table:table-cell table:formula="of:=IF([.U256]&gt;0;[.V256]+[.U257];0)" office:value-type="float" office:value="0">
            <text:p>0</text:p>
          </table:table-cell>
          <table:table-cell table:formula="of:=(ABS([.Q257]-[.L257])/IF([.L257]=0;1;[.L257]))" office:value-type="float" office:value="0.178618081570675">
            <text:p>0,1786180816</text:p>
          </table:table-cell>
          <table:table-cell table:style-name="ce1" table:formula="of:=IF([.W257]&lt;[.$Q$1];1;0)" office:value-type="float" office:value="1">
            <text:p>1</text:p>
          </table:table-cell>
          <table:table-cell table:formula="of:=IF([.X256]&gt;0;[.Y256]+[.X257];0)" office:value-type="float" office:value="20">
            <text:p>20</text:p>
          </table:table-cell>
          <table:table-cell table:number-columns-repeated="12"/>
        </table:table-row>
        <table:table-row table:style-name="ro1">
          <table:table-cell office:value-type="float" office:value="256">
            <text:p>256</text:p>
          </table:table-cell>
          <table:table-cell/>
          <table:table-cell table:style-name="ce1" office:value-type="string">
            <text:p>2020-09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579">
            <text:p>1579</text:p>
          </table:table-cell>
          <table:table-cell office:value-type="float" office:value="649793">
            <text:p>649793</text:p>
          </table:table-cell>
          <table:table-cell office:value-type="float" office:value="20">
            <text:p>20</text:p>
          </table:table-cell>
          <table:table-cell office:value-type="float" office:value="15447">
            <text:p>15447</text:p>
          </table:table-cell>
          <table:table-cell table:formula="of:=SUM([.G252:.G258])/7" office:value-type="float" office:value="1610.85714285714">
            <text:p>1610,86</text:p>
          </table:table-cell>
          <table:table-cell table:formula="of:=SUM([.I252:.I258])/7" office:value-type="float" office:value="79.7142857142857">
            <text:p>79,71</text:p>
          </table:table-cell>
          <table:table-cell table:formula="of:=[.A258]*[.K258]" office:value-type="float" office:value="412379.428571429">
            <text:p>412379,43</text:p>
          </table:table-cell>
          <table:table-cell table:formula="of:=[.L258]*[.A258]" office:value-type="float" office:value="20406.8571428571">
            <text:p>20406,86</text:p>
          </table:table-cell>
          <table:table-cell table:formula="of:=[.A258]*[.A258]" office:value-type="float" office:value="65536">
            <text:p>65536,00</text:p>
          </table:table-cell>
          <table:table-cell table:formula="of:=[.A258]*a+b" office:value-type="float" office:value="3203.03506935729">
            <text:p>3203,04</text:p>
          </table:table-cell>
          <table:table-cell table:formula="of:=a_2*[.A258]+b_2" office:value-type="float" office:value="109.50316425841">
            <text:p>109,5031642584</text:p>
          </table:table-cell>
          <table:table-cell table:number-columns-repeated="2"/>
          <table:table-cell table:formula="of:=(ABS([.P258]-[.K258])/IF([.K258]=0;1;[.K258]))" office:value-type="float" office:value="0.988404175727298">
            <text:p>0,9884041757</text:p>
          </table:table-cell>
          <table:table-cell table:formula="of:=IF([.T258]&lt;[.$P$1];1;0)" office:value-type="float" office:value="0">
            <text:p>0</text:p>
          </table:table-cell>
          <table:table-cell table:formula="of:=IF([.U257]&gt;0;[.V257]+[.U258];0)" office:value-type="float" office:value="0">
            <text:p>0</text:p>
          </table:table-cell>
          <table:table-cell table:formula="of:=(ABS([.Q258]-[.L258])/IF([.L258]=0;1;[.L258]))" office:value-type="float" office:value="0.37369560897647">
            <text:p>0,373695609</text:p>
          </table:table-cell>
          <table:table-cell table:style-name="ce1" table:formula="of:=IF([.W258]&lt;[.$Q$1];1;0)" office:value-type="float" office:value="1">
            <text:p>1</text:p>
          </table:table-cell>
          <table:table-cell table:formula="of:=IF([.X257]&gt;0;[.Y257]+[.X258];0)" office:value-type="float" office:value="21">
            <text:p>21</text:p>
          </table:table-cell>
          <table:table-cell table:number-columns-repeated="12"/>
        </table:table-row>
        <table:table-row table:style-name="ro2">
          <table:table-cell office:value-type="float" office:value="257">
            <text:p>257</text:p>
          </table:table-cell>
          <table:table-cell/>
          <table:table-cell office:value-type="string">
            <text:p>2020-09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56">
            <text:p>956</text:p>
          </table:table-cell>
          <table:table-cell office:value-type="float" office:value="650749">
            <text:p>650749</text:p>
          </table:table-cell>
          <table:table-cell office:value-type="float" office:value="52">
            <text:p>52</text:p>
          </table:table-cell>
          <table:table-cell office:value-type="float" office:value="15499">
            <text:p>15499</text:p>
          </table:table-cell>
          <table:table-cell table:formula="of:=SUM([.G253:.G259])/7" office:value-type="float" office:value="1626.71428571429">
            <text:p>1626,71</text:p>
          </table:table-cell>
          <table:table-cell table:formula="of:=SUM([.I253:.I259])/7" office:value-type="float" office:value="70.7142857142857">
            <text:p>70,71</text:p>
          </table:table-cell>
          <table:table-cell table:formula="of:=[.A259]*[.K259]" office:value-type="float" office:value="418065.571428571">
            <text:p>418065,57</text:p>
          </table:table-cell>
          <table:table-cell table:formula="of:=[.L259]*[.A259]" office:value-type="float" office:value="18173.5714285714">
            <text:p>18173,57</text:p>
          </table:table-cell>
          <table:table-cell table:formula="of:=[.A259]*[.A259]" office:value-type="float" office:value="66049">
            <text:p>66049,00</text:p>
          </table:table-cell>
          <table:table-cell table:formula="of:=[.A259]*a+b" office:value-type="float" office:value="3210.49624448643">
            <text:p>3210,50</text:p>
          </table:table-cell>
          <table:table-cell table:formula="of:=a_2*[.A259]+b_2" office:value-type="float" office:value="109.899968965706">
            <text:p>109,8999689657</text:p>
          </table:table-cell>
          <table:table-cell table:number-columns-repeated="2"/>
          <table:table-cell table:formula="of:=(ABS([.P259]-[.K259])/IF([.K259]=0;1;[.K259]))" office:value-type="float" office:value="0.973607948661197">
            <text:p>0,9736079487</text:p>
          </table:table-cell>
          <table:table-cell table:formula="of:=IF([.T259]&lt;[.$P$1];1;0)" office:value-type="float" office:value="0">
            <text:p>0</text:p>
          </table:table-cell>
          <table:table-cell table:formula="of:=IF([.U258]&gt;0;[.V258]+[.U259];0)" office:value-type="float" office:value="0">
            <text:p>0</text:p>
          </table:table-cell>
          <table:table-cell table:formula="of:=(ABS([.Q259]-[.L259])/IF([.L259]=0;1;[.L259]))" office:value-type="float" office:value="0.554140975272613">
            <text:p>0,5541409753</text:p>
          </table:table-cell>
          <table:table-cell table:formula="of:=IF([.W259]&lt;[.$Q$1];1;0)" office:value-type="float" office:value="0">
            <text:p>0</text:p>
          </table:table-cell>
          <table:table-cell table:formula="of:=IF([.X258]&gt;0;[.Y258]+[.X259];0)" office:value-type="float" office:value="21">
            <text:p>21</text:p>
          </table:table-cell>
          <table:table-cell table:number-columns-repeated="12"/>
        </table:table-row>
        <table:table-row table:style-name="ro2">
          <table:table-cell office:value-type="float" office:value="258">
            <text:p>258</text:p>
          </table:table-cell>
          <table:table-cell/>
          <table:table-cell office:value-type="string">
            <text:p>2020-09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72">
            <text:p>772</text:p>
          </table:table-cell>
          <table:table-cell office:value-type="float" office:value="651521">
            <text:p>651521</text:p>
          </table:table-cell>
          <table:table-cell office:value-type="float" office:value="142">
            <text:p>142</text:p>
          </table:table-cell>
          <table:table-cell office:value-type="float" office:value="15641">
            <text:p>15641</text:p>
          </table:table-cell>
          <table:table-cell table:formula="of:=SUM([.G254:.G260])/7" office:value-type="float" office:value="1582.85714285714">
            <text:p>1582,86</text:p>
          </table:table-cell>
          <table:table-cell table:formula="of:=SUM([.I254:.I260])/7" office:value-type="float" office:value="79.2857142857143">
            <text:p>79,29</text:p>
          </table:table-cell>
          <table:table-cell table:formula="of:=[.A260]*[.K260]" office:value-type="float" office:value="408377.142857143">
            <text:p>408377,14</text:p>
          </table:table-cell>
          <table:table-cell table:formula="of:=[.L260]*[.A260]" office:value-type="float" office:value="20455.7142857143">
            <text:p>20455,71</text:p>
          </table:table-cell>
          <table:table-cell table:formula="of:=[.A260]*[.A260]" office:value-type="float" office:value="66564">
            <text:p>66564,00</text:p>
          </table:table-cell>
          <table:table-cell table:formula="of:=[.A260]*a+b" office:value-type="float" office:value="3217.95741961558">
            <text:p>3217,96</text:p>
          </table:table-cell>
          <table:table-cell table:formula="of:=a_2*[.A260]+b_2" office:value-type="float" office:value="110.296773673002">
            <text:p>110,296773673</text:p>
          </table:table-cell>
          <table:table-cell table:number-columns-repeated="2"/>
          <table:table-cell table:formula="of:=(ABS([.P260]-[.K260])/IF([.K260]=0;1;[.K260]))" office:value-type="float" office:value="1.03300559000984">
            <text:p>1,03300559</text:p>
          </table:table-cell>
          <table:table-cell table:formula="of:=IF([.T260]&lt;[.$P$1];1;0)" office:value-type="float" office:value="0">
            <text:p>0</text:p>
          </table:table-cell>
          <table:table-cell table:formula="of:=IF([.U259]&gt;0;[.V259]+[.U260];0)" office:value-type="float" office:value="0">
            <text:p>0</text:p>
          </table:table-cell>
          <table:table-cell table:formula="of:=(ABS([.Q260]-[.L260])/IF([.L260]=0;1;[.L260]))" office:value-type="float" office:value="0.391130478758588">
            <text:p>0,3911304788</text:p>
          </table:table-cell>
          <table:table-cell table:formula="of:=IF([.W260]&lt;[.$Q$1];1;0)" office:value-type="float" office:value="1">
            <text:p>1</text:p>
          </table:table-cell>
          <table:table-cell table:formula="of:=IF([.X259]&gt;0;[.Y259]+[.X26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59">
            <text:p>259</text:p>
          </table:table-cell>
          <table:table-cell/>
          <table:table-cell office:value-type="string">
            <text:p>2020-09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923">
            <text:p>1923</text:p>
          </table:table-cell>
          <table:table-cell office:value-type="float" office:value="653444">
            <text:p>653444</text:p>
          </table:table-cell>
          <table:table-cell office:value-type="float" office:value="64">
            <text:p>64</text:p>
          </table:table-cell>
          <table:table-cell office:value-type="float" office:value="15705">
            <text:p>15705</text:p>
          </table:table-cell>
          <table:table-cell table:formula="of:=SUM([.G255:.G261])/7" office:value-type="float" office:value="1573.28571428571">
            <text:p>1573,29</text:p>
          </table:table-cell>
          <table:table-cell table:formula="of:=SUM([.I255:.I261])/7" office:value-type="float" office:value="76.7142857142857">
            <text:p>76,71</text:p>
          </table:table-cell>
          <table:table-cell table:formula="of:=[.A261]*[.K261]" office:value-type="float" office:value="407481">
            <text:p>407481,00</text:p>
          </table:table-cell>
          <table:table-cell table:formula="of:=[.L261]*[.A261]" office:value-type="float" office:value="19869">
            <text:p>19869,00</text:p>
          </table:table-cell>
          <table:table-cell table:formula="of:=[.A261]*[.A261]" office:value-type="float" office:value="67081">
            <text:p>67081,00</text:p>
          </table:table-cell>
          <table:table-cell table:formula="of:=[.A261]*a+b" office:value-type="float" office:value="3225.41859474473">
            <text:p>3225,42</text:p>
          </table:table-cell>
          <table:table-cell table:formula="of:=a_2*[.A261]+b_2" office:value-type="float" office:value="110.693578380299">
            <text:p>110,6935783803</text:p>
          </table:table-cell>
          <table:table-cell table:number-columns-repeated="2"/>
          <table:table-cell table:formula="of:=(ABS([.P261]-[.K261])/IF([.K261]=0;1;[.K261]))" office:value-type="float" office:value="1.05011624109808">
            <text:p>1,0501162411</text:p>
          </table:table-cell>
          <table:table-cell table:formula="of:=IF([.T261]&lt;[.$P$1];1;0)" office:value-type="float" office:value="0">
            <text:p>0</text:p>
          </table:table-cell>
          <table:table-cell table:formula="of:=IF([.U260]&gt;0;[.V260]+[.U261];0)" office:value-type="float" office:value="0">
            <text:p>0</text:p>
          </table:table-cell>
          <table:table-cell table:formula="of:=(ABS([.Q261]-[.L261])/IF([.L261]=0;1;[.L261]))" office:value-type="float" office:value="0.442933051512271">
            <text:p>0,4429330515</text:p>
          </table:table-cell>
          <table:table-cell table:formula="of:=IF([.W261]&lt;[.$Q$1];1;0)" office:value-type="float" office:value="1">
            <text:p>1</text:p>
          </table:table-cell>
          <table:table-cell table:formula="of:=IF([.X260]&gt;0;[.Y260]+[.X261];0)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260">
            <text:p>260</text:p>
          </table:table-cell>
          <table:table-cell/>
          <table:table-cell office:value-type="string">
            <text:p>2020-09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128">
            <text:p>2128</text:p>
          </table:table-cell>
          <table:table-cell office:value-type="float" office:value="655572">
            <text:p>655572</text:p>
          </table:table-cell>
          <table:table-cell office:value-type="float" office:value="67">
            <text:p>67</text:p>
          </table:table-cell>
          <table:table-cell office:value-type="float" office:value="15772">
            <text:p>15772</text:p>
          </table:table-cell>
          <table:table-cell table:formula="of:=SUM([.G256:.G262])/7" office:value-type="float" office:value="1590.57142857143">
            <text:p>1590,57</text:p>
          </table:table-cell>
          <table:table-cell table:formula="of:=SUM([.I256:.I262])/7" office:value-type="float" office:value="72.4285714285714">
            <text:p>72,43</text:p>
          </table:table-cell>
          <table:table-cell table:formula="of:=[.A262]*[.K262]" office:value-type="float" office:value="413548.571428572">
            <text:p>413548,57</text:p>
          </table:table-cell>
          <table:table-cell table:formula="of:=[.L262]*[.A262]" office:value-type="float" office:value="18831.4285714286">
            <text:p>18831,43</text:p>
          </table:table-cell>
          <table:table-cell table:formula="of:=[.A262]*[.A262]" office:value-type="float" office:value="67600">
            <text:p>67600,00</text:p>
          </table:table-cell>
          <table:table-cell table:formula="of:=[.A262]*a+b" office:value-type="float" office:value="3232.87976987388">
            <text:p>3232,88</text:p>
          </table:table-cell>
          <table:table-cell table:formula="of:=a_2*[.A262]+b_2" office:value-type="float" office:value="111.090383087595">
            <text:p>111,0903830876</text:p>
          </table:table-cell>
          <table:table-cell table:number-columns-repeated="2"/>
          <table:table-cell table:formula="of:=(ABS([.P262]-[.K262])/IF([.K262]=0;1;[.K262]))" office:value-type="float" office:value="1.03252724888783">
            <text:p>1,0325272489</text:p>
          </table:table-cell>
          <table:table-cell table:formula="of:=IF([.T262]&lt;[.$P$1];1;0)" office:value-type="float" office:value="0">
            <text:p>0</text:p>
          </table:table-cell>
          <table:table-cell table:formula="of:=IF([.U261]&gt;0;[.V261]+[.U262];0)" office:value-type="float" office:value="0">
            <text:p>0</text:p>
          </table:table-cell>
          <table:table-cell table:formula="of:=(ABS([.Q262]-[.L262])/IF([.L262]=0;1;[.L262]))" office:value-type="float" office:value="0.533792271426357">
            <text:p>0,5337922714</text:p>
          </table:table-cell>
          <table:table-cell table:formula="of:=IF([.W262]&lt;[.$Q$1];1;0)" office:value-type="float" office:value="0">
            <text:p>0</text:p>
          </table:table-cell>
          <table:table-cell table:formula="of:=IF([.X261]&gt;0;[.Y261]+[.X262];0)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261">
            <text:p>261</text:p>
          </table:table-cell>
          <table:table-cell/>
          <table:table-cell office:value-type="string">
            <text:p>2020-09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055">
            <text:p>2055</text:p>
          </table:table-cell>
          <table:table-cell office:value-type="float" office:value="657627">
            <text:p>657627</text:p>
          </table:table-cell>
          <table:table-cell office:value-type="float" office:value="85">
            <text:p>85</text:p>
          </table:table-cell>
          <table:table-cell office:value-type="float" office:value="15857">
            <text:p>15857</text:p>
          </table:table-cell>
          <table:table-cell table:formula="of:=SUM([.G257:.G263])/7" office:value-type="float" office:value="1604.14285714286">
            <text:p>1604,14</text:p>
          </table:table-cell>
          <table:table-cell table:formula="of:=SUM([.I257:.I263])/7" office:value-type="float" office:value="68.4285714285714">
            <text:p>68,43</text:p>
          </table:table-cell>
          <table:table-cell table:formula="of:=[.A263]*[.K263]" office:value-type="float" office:value="418681.285714286">
            <text:p>418681,29</text:p>
          </table:table-cell>
          <table:table-cell table:formula="of:=[.L263]*[.A263]" office:value-type="float" office:value="17859.8571428571">
            <text:p>17859,86</text:p>
          </table:table-cell>
          <table:table-cell table:formula="of:=[.A263]*[.A263]" office:value-type="float" office:value="68121">
            <text:p>68121,00</text:p>
          </table:table-cell>
          <table:table-cell table:formula="of:=[.A263]*a+b" office:value-type="float" office:value="3240.34094500302">
            <text:p>3240,34</text:p>
          </table:table-cell>
          <table:table-cell table:formula="of:=a_2*[.A263]+b_2" office:value-type="float" office:value="111.487187794891">
            <text:p>111,4871877949</text:p>
          </table:table-cell>
          <table:table-cell table:number-columns-repeated="2"/>
          <table:table-cell table:formula="of:=(ABS([.P263]-[.K263])/IF([.K263]=0;1;[.K263]))" office:value-type="float" office:value="1.01998277807651">
            <text:p>1,0199827781</text:p>
          </table:table-cell>
          <table:table-cell table:formula="of:=IF([.T263]&lt;[.$P$1];1;0)" office:value-type="float" office:value="0">
            <text:p>0</text:p>
          </table:table-cell>
          <table:table-cell table:formula="of:=IF([.U262]&gt;0;[.V262]+[.U263];0)" office:value-type="float" office:value="0">
            <text:p>0</text:p>
          </table:table-cell>
          <table:table-cell table:formula="of:=(ABS([.Q263]-[.L263])/IF([.L263]=0;1;[.L263]))" office:value-type="float" office:value="0.629249090948301">
            <text:p>0,6292490909</text:p>
          </table:table-cell>
          <table:table-cell table:formula="of:=IF([.W263]&lt;[.$Q$1];1;0)" office:value-type="float" office:value="0">
            <text:p>0</text:p>
          </table:table-cell>
          <table:table-cell table:formula="of:=IF([.X262]&gt;0;[.Y262]+[.X26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62">
            <text:p>262</text:p>
          </table:table-cell>
          <table:table-cell/>
          <table:table-cell office:value-type="string">
            <text:p>2020-09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029">
            <text:p>2029</text:p>
          </table:table-cell>
          <table:table-cell office:value-type="float" office:value="659656">
            <text:p>659656</text:p>
          </table:table-cell>
          <table:table-cell office:value-type="float" office:value="83">
            <text:p>83</text:p>
          </table:table-cell>
          <table:table-cell office:value-type="float" office:value="15940">
            <text:p>15940</text:p>
          </table:table-cell>
          <table:table-cell table:formula="of:=SUM([.G258:.G264])/7" office:value-type="float" office:value="1634.57142857143">
            <text:p>1634,57</text:p>
          </table:table-cell>
          <table:table-cell table:formula="of:=SUM([.I258:.I264])/7" office:value-type="float" office:value="73.2857142857143">
            <text:p>73,29</text:p>
          </table:table-cell>
          <table:table-cell table:formula="of:=[.A264]*[.K264]" office:value-type="float" office:value="428257.714285714">
            <text:p>428257,71</text:p>
          </table:table-cell>
          <table:table-cell table:formula="of:=[.L264]*[.A264]" office:value-type="float" office:value="19200.8571428571">
            <text:p>19200,86</text:p>
          </table:table-cell>
          <table:table-cell table:formula="of:=[.A264]*[.A264]" office:value-type="float" office:value="68644">
            <text:p>68644,00</text:p>
          </table:table-cell>
          <table:table-cell table:formula="of:=[.A264]*a+b" office:value-type="float" office:value="3247.80212013217">
            <text:p>3247,80</text:p>
          </table:table-cell>
          <table:table-cell table:formula="of:=a_2*[.A264]+b_2" office:value-type="float" office:value="111.883992502187">
            <text:p>111,8839925022</text:p>
          </table:table-cell>
          <table:table-cell table:number-columns-repeated="2"/>
          <table:table-cell table:formula="of:=(ABS([.P264]-[.K264])/IF([.K264]=0;1;[.K264]))" office:value-type="float" office:value="0.986944139217373">
            <text:p>0,9869441392</text:p>
          </table:table-cell>
          <table:table-cell table:formula="of:=IF([.T264]&lt;[.$P$1];1;0)" office:value-type="float" office:value="0">
            <text:p>0</text:p>
          </table:table-cell>
          <table:table-cell table:formula="of:=IF([.U263]&gt;0;[.V263]+[.U264];0)" office:value-type="float" office:value="0">
            <text:p>0</text:p>
          </table:table-cell>
          <table:table-cell table:formula="of:=(ABS([.Q264]-[.L264])/IF([.L264]=0;1;[.L264]))" office:value-type="float" office:value="0.526682158899238">
            <text:p>0,5266821589</text:p>
          </table:table-cell>
          <table:table-cell table:formula="of:=IF([.W264]&lt;[.$Q$1];1;0)" office:value-type="float" office:value="0">
            <text:p>0</text:p>
          </table:table-cell>
          <table:table-cell table:formula="of:=IF([.X263]&gt;0;[.Y263]+[.X26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63">
            <text:p>263</text:p>
          </table:table-cell>
          <table:table-cell/>
          <table:table-cell office:value-type="string">
            <text:p>2020-09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555">
            <text:p>1555</text:p>
          </table:table-cell>
          <table:table-cell office:value-type="float" office:value="661211">
            <text:p>661211</text:p>
          </table:table-cell>
          <table:table-cell office:value-type="float" office:value="13">
            <text:p>13</text:p>
          </table:table-cell>
          <table:table-cell office:value-type="float" office:value="15953">
            <text:p>15953</text:p>
          </table:table-cell>
          <table:table-cell table:formula="of:=SUM([.G259:.G265])/7" office:value-type="float" office:value="1631.14285714286">
            <text:p>1631,14</text:p>
          </table:table-cell>
          <table:table-cell table:formula="of:=SUM([.I259:.I265])/7" office:value-type="float" office:value="72.2857142857143">
            <text:p>72,29</text:p>
          </table:table-cell>
          <table:table-cell table:formula="of:=[.A265]*[.K265]" office:value-type="float" office:value="428990.571428571">
            <text:p>428990,57</text:p>
          </table:table-cell>
          <table:table-cell table:formula="of:=[.L265]*[.A265]" office:value-type="float" office:value="19011.1428571429">
            <text:p>19011,14</text:p>
          </table:table-cell>
          <table:table-cell table:formula="of:=[.A265]*[.A265]" office:value-type="float" office:value="69169">
            <text:p>69169,00</text:p>
          </table:table-cell>
          <table:table-cell table:formula="of:=[.A265]*a+b" office:value-type="float" office:value="3255.26329526132">
            <text:p>3255,26</text:p>
          </table:table-cell>
          <table:table-cell table:formula="of:=a_2*[.A265]+b_2" office:value-type="float" office:value="112.280797209483">
            <text:p>112,2807972095</text:p>
          </table:table-cell>
          <table:table-cell table:number-columns-repeated="2"/>
          <table:table-cell table:formula="of:=(ABS([.P265]-[.K265])/IF([.K265]=0;1;[.K265]))" office:value-type="float" office:value="0.995694786024629">
            <text:p>0,995694786</text:p>
          </table:table-cell>
          <table:table-cell table:formula="of:=IF([.T265]&lt;[.$P$1];1;0)" office:value-type="float" office:value="0">
            <text:p>0</text:p>
          </table:table-cell>
          <table:table-cell table:formula="of:=IF([.U264]&gt;0;[.V264]+[.U265];0)" office:value-type="float" office:value="0">
            <text:p>0</text:p>
          </table:table-cell>
          <table:table-cell table:formula="of:=(ABS([.Q265]-[.L265])/IF([.L265]=0;1;[.L265]))" office:value-type="float" office:value="0.553291661000755">
            <text:p>0,553291661</text:p>
          </table:table-cell>
          <table:table-cell table:formula="of:=IF([.W265]&lt;[.$Q$1];1;0)" office:value-type="float" office:value="0">
            <text:p>0</text:p>
          </table:table-cell>
          <table:table-cell table:formula="of:=IF([.X264]&gt;0;[.Y264]+[.X26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64">
            <text:p>264</text:p>
          </table:table-cell>
          <table:table-cell/>
          <table:table-cell office:value-type="string">
            <text:p>2020-09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25">
            <text:p>725</text:p>
          </table:table-cell>
          <table:table-cell office:value-type="float" office:value="661936">
            <text:p>661936</text:p>
          </table:table-cell>
          <table:table-cell office:value-type="float" office:value="39">
            <text:p>39</text:p>
          </table:table-cell>
          <table:table-cell office:value-type="float" office:value="15992">
            <text:p>15992</text:p>
          </table:table-cell>
          <table:table-cell table:formula="of:=SUM([.G260:.G266])/7" office:value-type="float" office:value="1598.14285714286">
            <text:p>1598,14</text:p>
          </table:table-cell>
          <table:table-cell table:formula="of:=SUM([.I260:.I266])/7" office:value-type="float" office:value="70.4285714285714">
            <text:p>70,43</text:p>
          </table:table-cell>
          <table:table-cell table:formula="of:=[.A266]*[.K266]" office:value-type="float" office:value="421909.714285714">
            <text:p>421909,71</text:p>
          </table:table-cell>
          <table:table-cell table:formula="of:=[.L266]*[.A266]" office:value-type="float" office:value="18593.1428571429">
            <text:p>18593,14</text:p>
          </table:table-cell>
          <table:table-cell table:formula="of:=[.A266]*[.A266]" office:value-type="float" office:value="69696">
            <text:p>69696,00</text:p>
          </table:table-cell>
          <table:table-cell table:formula="of:=[.A266]*a+b" office:value-type="float" office:value="3262.72447039046">
            <text:p>3262,72</text:p>
          </table:table-cell>
          <table:table-cell table:formula="of:=a_2*[.A266]+b_2" office:value-type="float" office:value="112.677601916779">
            <text:p>112,6776019168</text:p>
          </table:table-cell>
          <table:table-cell table:number-columns-repeated="2"/>
          <table:table-cell table:formula="of:=(ABS([.P266]-[.K266])/IF([.K266]=0;1;[.K266]))" office:value-type="float" office:value="1.04157247633264">
            <text:p>1,0415724763</text:p>
          </table:table-cell>
          <table:table-cell table:formula="of:=IF([.T266]&lt;[.$P$1];1;0)" office:value-type="float" office:value="0">
            <text:p>0</text:p>
          </table:table-cell>
          <table:table-cell table:formula="of:=IF([.U265]&gt;0;[.V265]+[.U266];0)" office:value-type="float" office:value="0">
            <text:p>0</text:p>
          </table:table-cell>
          <table:table-cell table:formula="of:=(ABS([.Q266]-[.L266])/IF([.L266]=0;1;[.L266]))" office:value-type="float" office:value="0.599884814234189">
            <text:p>0,5998848142</text:p>
          </table:table-cell>
          <table:table-cell table:formula="of:=IF([.W266]&lt;[.$Q$1];1;0)" office:value-type="float" office:value="0">
            <text:p>0</text:p>
          </table:table-cell>
          <table:table-cell table:formula="of:=IF([.X265]&gt;0;[.Y265]+[.X26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65">
            <text:p>265</text:p>
          </table:table-cell>
          <table:table-cell/>
          <table:table-cell office:value-type="string">
            <text:p>2020-09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46">
            <text:p>1346</text:p>
          </table:table-cell>
          <table:table-cell office:value-type="float" office:value="663282">
            <text:p>663282</text:p>
          </table:table-cell>
          <table:table-cell office:value-type="float" office:value="126">
            <text:p>126</text:p>
          </table:table-cell>
          <table:table-cell office:value-type="float" office:value="16118">
            <text:p>16118</text:p>
          </table:table-cell>
          <table:table-cell table:formula="of:=SUM([.G261:.G267])/7" office:value-type="float" office:value="1680.14285714286">
            <text:p>1680,14</text:p>
          </table:table-cell>
          <table:table-cell table:formula="of:=SUM([.I261:.I267])/7" office:value-type="float" office:value="68.1428571428571">
            <text:p>68,14</text:p>
          </table:table-cell>
          <table:table-cell table:formula="of:=[.A267]*[.K267]" office:value-type="float" office:value="445237.857142857">
            <text:p>445237,86</text:p>
          </table:table-cell>
          <table:table-cell table:formula="of:=[.L267]*[.A267]" office:value-type="float" office:value="18057.8571428571">
            <text:p>18057,86</text:p>
          </table:table-cell>
          <table:table-cell table:formula="of:=[.A267]*[.A267]" office:value-type="float" office:value="70225">
            <text:p>70225,00</text:p>
          </table:table-cell>
          <table:table-cell table:formula="of:=[.A267]*a+b" office:value-type="float" office:value="3270.18564551961">
            <text:p>3270,19</text:p>
          </table:table-cell>
          <table:table-cell table:formula="of:=a_2*[.A267]+b_2" office:value-type="float" office:value="113.074406624076">
            <text:p>113,0744066241</text:p>
          </table:table-cell>
          <table:table-cell table:number-columns-repeated="2"/>
          <table:table-cell table:formula="of:=(ABS([.P267]-[.K267])/IF([.K267]=0;1;[.K267]))" office:value-type="float" office:value="0.946373566757697">
            <text:p>0,9463735668</text:p>
          </table:table-cell>
          <table:table-cell table:formula="of:=IF([.T267]&lt;[.$P$1];1;0)" office:value-type="float" office:value="0">
            <text:p>0</text:p>
          </table:table-cell>
          <table:table-cell table:formula="of:=IF([.U266]&gt;0;[.V266]+[.U267];0)" office:value-type="float" office:value="0">
            <text:p>0</text:p>
          </table:table-cell>
          <table:table-cell table:formula="of:=(ABS([.Q267]-[.L267])/IF([.L267]=0;1;[.L267]))" office:value-type="float" office:value="0.659372843539892">
            <text:p>0,6593728435</text:p>
          </table:table-cell>
          <table:table-cell table:formula="of:=IF([.W267]&lt;[.$Q$1];1;0)" office:value-type="float" office:value="0">
            <text:p>0</text:p>
          </table:table-cell>
          <table:table-cell table:formula="of:=IF([.X266]&gt;0;[.Y266]+[.X26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66">
            <text:p>266</text:p>
          </table:table-cell>
          <table:table-cell/>
          <table:table-cell office:value-type="string">
            <text:p>2020-09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906">
            <text:p>1906</text:p>
          </table:table-cell>
          <table:table-cell office:value-type="float" office:value="665188">
            <text:p>665188</text:p>
          </table:table-cell>
          <table:table-cell office:value-type="float" office:value="88">
            <text:p>88</text:p>
          </table:table-cell>
          <table:table-cell office:value-type="float" office:value="16206">
            <text:p>16206</text:p>
          </table:table-cell>
          <table:table-cell table:formula="of:=SUM([.G262:.G268])/7" office:value-type="float" office:value="1677.71428571429">
            <text:p>1677,71</text:p>
          </table:table-cell>
          <table:table-cell table:formula="of:=SUM([.I262:.I268])/7" office:value-type="float" office:value="71.5714285714286">
            <text:p>71,57</text:p>
          </table:table-cell>
          <table:table-cell table:formula="of:=[.A268]*[.K268]" office:value-type="float" office:value="446272">
            <text:p>446272,00</text:p>
          </table:table-cell>
          <table:table-cell table:formula="of:=[.L268]*[.A268]" office:value-type="float" office:value="19038">
            <text:p>19038,00</text:p>
          </table:table-cell>
          <table:table-cell table:formula="of:=[.A268]*[.A268]" office:value-type="float" office:value="70756">
            <text:p>70756,00</text:p>
          </table:table-cell>
          <table:table-cell table:formula="of:=[.A268]*a+b" office:value-type="float" office:value="3277.64682064876">
            <text:p>3277,65</text:p>
          </table:table-cell>
          <table:table-cell table:formula="of:=a_2*[.A268]+b_2" office:value-type="float" office:value="113.471211331372">
            <text:p>113,4712113314</text:p>
          </table:table-cell>
          <table:table-cell table:number-columns-repeated="2"/>
          <table:table-cell table:formula="of:=(ABS([.P268]-[.K268])/IF([.K268]=0;1;[.K268]))" office:value-type="float" office:value="0.953638261626473">
            <text:p>0,9536382616</text:p>
          </table:table-cell>
          <table:table-cell table:formula="of:=IF([.T268]&lt;[.$P$1];1;0)" office:value-type="float" office:value="0">
            <text:p>0</text:p>
          </table:table-cell>
          <table:table-cell table:formula="of:=IF([.U267]&gt;0;[.V267]+[.U268];0)" office:value-type="float" office:value="0">
            <text:p>0</text:p>
          </table:table-cell>
          <table:table-cell table:formula="of:=(ABS([.Q268]-[.L268])/IF([.L268]=0;1;[.L268]))" office:value-type="float" office:value="0.585426106426351">
            <text:p>0,5854261064</text:p>
          </table:table-cell>
          <table:table-cell table:formula="of:=IF([.W268]&lt;[.$Q$1];1;0)" office:value-type="float" office:value="0">
            <text:p>0</text:p>
          </table:table-cell>
          <table:table-cell table:formula="of:=IF([.X267]&gt;0;[.Y267]+[.X26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67">
            <text:p>267</text:p>
          </table:table-cell>
          <table:table-cell/>
          <table:table-cell office:value-type="string">
            <text:p>2020-09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861">
            <text:p>1861</text:p>
          </table:table-cell>
          <table:table-cell office:value-type="float" office:value="667049">
            <text:p>667049</text:p>
          </table:table-cell>
          <table:table-cell office:value-type="float" office:value="77">
            <text:p>77</text:p>
          </table:table-cell>
          <table:table-cell office:value-type="float" office:value="16283">
            <text:p>16283</text:p>
          </table:table-cell>
          <table:table-cell table:formula="of:=SUM([.G263:.G269])/7" office:value-type="float" office:value="1639.57142857143">
            <text:p>1639,57</text:p>
          </table:table-cell>
          <table:table-cell table:formula="of:=SUM([.I263:.I269])/7" office:value-type="float" office:value="73">
            <text:p>73,00</text:p>
          </table:table-cell>
          <table:table-cell table:formula="of:=[.A269]*[.K269]" office:value-type="float" office:value="437765.571428572">
            <text:p>437765,57</text:p>
          </table:table-cell>
          <table:table-cell table:formula="of:=[.L269]*[.A269]" office:value-type="float" office:value="19491">
            <text:p>19491,00</text:p>
          </table:table-cell>
          <table:table-cell table:formula="of:=[.A269]*[.A269]" office:value-type="float" office:value="71289">
            <text:p>71289,00</text:p>
          </table:table-cell>
          <table:table-cell table:formula="of:=[.A269]*a+b" office:value-type="float" office:value="3285.1079957779">
            <text:p>3285,11</text:p>
          </table:table-cell>
          <table:table-cell table:formula="of:=a_2*[.A269]+b_2" office:value-type="float" office:value="113.868016038668">
            <text:p>113,8680160387</text:p>
          </table:table-cell>
          <table:table-cell table:number-columns-repeated="2"/>
          <table:table-cell table:formula="of:=(ABS([.P269]-[.K269])/IF([.K269]=0;1;[.K269]))" office:value-type="float" office:value="1.00363823041259">
            <text:p>1,0036382304</text:p>
          </table:table-cell>
          <table:table-cell table:formula="of:=IF([.T269]&lt;[.$P$1];1;0)" office:value-type="float" office:value="0">
            <text:p>0</text:p>
          </table:table-cell>
          <table:table-cell table:formula="of:=IF([.U268]&gt;0;[.V268]+[.U269];0)" office:value-type="float" office:value="0">
            <text:p>0</text:p>
          </table:table-cell>
          <table:table-cell table:formula="of:=(ABS([.Q269]-[.L269])/IF([.L269]=0;1;[.L269]))" office:value-type="float" office:value="0.559835836146135">
            <text:p>0,5598358361</text:p>
          </table:table-cell>
          <table:table-cell table:formula="of:=IF([.W269]&lt;[.$Q$1];1;0)" office:value-type="float" office:value="0">
            <text:p>0</text:p>
          </table:table-cell>
          <table:table-cell table:formula="of:=IF([.X268]&gt;0;[.Y268]+[.X26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68">
            <text:p>268</text:p>
          </table:table-cell>
          <table:table-cell/>
          <table:table-cell office:value-type="string">
            <text:p>2020-09-2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80">
            <text:p>1480</text:p>
          </table:table-cell>
          <table:table-cell office:value-type="float" office:value="668529">
            <text:p>668529</text:p>
          </table:table-cell>
          <table:table-cell office:value-type="float" office:value="29">
            <text:p>29</text:p>
          </table:table-cell>
          <table:table-cell office:value-type="float" office:value="16312">
            <text:p>16312</text:p>
          </table:table-cell>
          <table:table-cell table:formula="of:=SUM([.G264:.G270])/7" office:value-type="float" office:value="1557.42857142857">
            <text:p>1557,43</text:p>
          </table:table-cell>
          <table:table-cell table:formula="of:=SUM([.I264:.I270])/7" office:value-type="float" office:value="65">
            <text:p>65,00</text:p>
          </table:table-cell>
          <table:table-cell table:formula="of:=[.A270]*[.K270]" office:value-type="float" office:value="417390.857142857">
            <text:p>417390,86</text:p>
          </table:table-cell>
          <table:table-cell table:formula="of:=[.L270]*[.A270]" office:value-type="float" office:value="17420">
            <text:p>17420,00</text:p>
          </table:table-cell>
          <table:table-cell table:formula="of:=[.A270]*[.A270]" office:value-type="float" office:value="71824">
            <text:p>71824,00</text:p>
          </table:table-cell>
          <table:table-cell table:formula="of:=[.A270]*a+b" office:value-type="float" office:value="3292.56917090705">
            <text:p>3292,57</text:p>
          </table:table-cell>
          <table:table-cell table:formula="of:=a_2*[.A270]+b_2" office:value-type="float" office:value="114.264820745964">
            <text:p>114,264820746</text:p>
          </table:table-cell>
          <table:table-cell table:number-columns-repeated="2"/>
          <table:table-cell table:formula="of:=(ABS([.P270]-[.K270])/IF([.K270]=0;1;[.K270]))" office:value-type="float" office:value="1.1141060536002">
            <text:p>1,1141060536</text:p>
          </table:table-cell>
          <table:table-cell table:formula="of:=IF([.T270]&lt;[.$P$1];1;0)" office:value-type="float" office:value="0">
            <text:p>0</text:p>
          </table:table-cell>
          <table:table-cell table:formula="of:=IF([.U269]&gt;0;[.V269]+[.U270];0)" office:value-type="float" office:value="0">
            <text:p>0</text:p>
          </table:table-cell>
          <table:table-cell table:formula="of:=(ABS([.Q270]-[.L270])/IF([.L270]=0;1;[.L270]))" office:value-type="float" office:value="0.757920319168677">
            <text:p>0,7579203192</text:p>
          </table:table-cell>
          <table:table-cell table:formula="of:=IF([.W270]&lt;[.$Q$1];1;0)" office:value-type="float" office:value="0">
            <text:p>0</text:p>
          </table:table-cell>
          <table:table-cell table:formula="of:=IF([.X269]&gt;0;[.Y269]+[.X27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69">
            <text:p>269</text:p>
          </table:table-cell>
          <table:table-cell/>
          <table:table-cell office:value-type="string">
            <text:p>2020-09-2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69">
            <text:p>969</text:p>
          </table:table-cell>
          <table:table-cell office:value-type="float" office:value="669498">
            <text:p>669498</text:p>
          </table:table-cell>
          <table:table-cell office:value-type="float" office:value="64">
            <text:p>64</text:p>
          </table:table-cell>
          <table:table-cell office:value-type="float" office:value="16376">
            <text:p>16376</text:p>
          </table:table-cell>
          <table:table-cell table:formula="of:=SUM([.G265:.G271])/7" office:value-type="float" office:value="1406">
            <text:p>1406,00</text:p>
          </table:table-cell>
          <table:table-cell table:formula="of:=SUM([.I265:.I271])/7" office:value-type="float" office:value="62.2857142857143">
            <text:p>62,29</text:p>
          </table:table-cell>
          <table:table-cell table:formula="of:=[.A271]*[.K271]" office:value-type="float" office:value="378214">
            <text:p>378214,00</text:p>
          </table:table-cell>
          <table:table-cell table:formula="of:=[.L271]*[.A271]" office:value-type="float" office:value="16754.8571428571">
            <text:p>16754,86</text:p>
          </table:table-cell>
          <table:table-cell table:formula="of:=[.A271]*[.A271]" office:value-type="float" office:value="72361">
            <text:p>72361,00</text:p>
          </table:table-cell>
          <table:table-cell table:formula="of:=[.A271]*a+b" office:value-type="float" office:value="3300.0303460362">
            <text:p>3300,03</text:p>
          </table:table-cell>
          <table:table-cell table:formula="of:=a_2*[.A271]+b_2" office:value-type="float" office:value="114.66162545326">
            <text:p>114,6616254533</text:p>
          </table:table-cell>
          <table:table-cell table:number-columns-repeated="2"/>
          <table:table-cell table:formula="of:=(ABS([.P271]-[.K271])/IF([.K271]=0;1;[.K271]))" office:value-type="float" office:value="1.34710550927183">
            <text:p>1,3471055093</text:p>
          </table:table-cell>
          <table:table-cell table:formula="of:=IF([.T271]&lt;[.$P$1];1;0)" office:value-type="float" office:value="0">
            <text:p>0</text:p>
          </table:table-cell>
          <table:table-cell table:formula="of:=IF([.U270]&gt;0;[.V270]+[.U271];0)" office:value-type="float" office:value="0">
            <text:p>0</text:p>
          </table:table-cell>
          <table:table-cell table:formula="of:=(ABS([.Q271]-[.L271])/IF([.L271]=0;1;[.L271]))" office:value-type="float" office:value="0.840897656359682">
            <text:p>0,8408976564</text:p>
          </table:table-cell>
          <table:table-cell table:formula="of:=IF([.W271]&lt;[.$Q$1];1;0)" office:value-type="float" office:value="0">
            <text:p>0</text:p>
          </table:table-cell>
          <table:table-cell table:formula="of:=IF([.X270]&gt;0;[.Y270]+[.X27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70">
            <text:p>270</text:p>
          </table:table-cell>
          <table:table-cell/>
          <table:table-cell office:value-type="string">
            <text:p>2020-09-2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68">
            <text:p>1268</text:p>
          </table:table-cell>
          <table:table-cell office:value-type="float" office:value="670766">
            <text:p>670766</text:p>
          </table:table-cell>
          <table:table-cell office:value-type="float" office:value="22">
            <text:p>22</text:p>
          </table:table-cell>
          <table:table-cell office:value-type="float" office:value="16398">
            <text:p>16398</text:p>
          </table:table-cell>
          <table:table-cell table:formula="of:=SUM([.G266:.G272])/7" office:value-type="float" office:value="1365">
            <text:p>1365,00</text:p>
          </table:table-cell>
          <table:table-cell table:formula="of:=SUM([.I266:.I272])/7" office:value-type="float" office:value="63.5714285714286">
            <text:p>63,57</text:p>
          </table:table-cell>
          <table:table-cell table:formula="of:=[.A272]*[.K272]" office:value-type="float" office:value="368550">
            <text:p>368550,00</text:p>
          </table:table-cell>
          <table:table-cell table:formula="of:=[.L272]*[.A272]" office:value-type="float" office:value="17164.2857142857">
            <text:p>17164,29</text:p>
          </table:table-cell>
          <table:table-cell table:formula="of:=[.A272]*[.A272]" office:value-type="float" office:value="72900">
            <text:p>72900,00</text:p>
          </table:table-cell>
          <table:table-cell table:formula="of:=[.A272]*a+b" office:value-type="float" office:value="3307.49152116534">
            <text:p>3307,49</text:p>
          </table:table-cell>
          <table:table-cell table:formula="of:=a_2*[.A272]+b_2" office:value-type="float" office:value="115.058430160556">
            <text:p>115,0584301606</text:p>
          </table:table-cell>
          <table:table-cell table:number-columns-repeated="2"/>
          <table:table-cell table:formula="of:=(ABS([.P272]-[.K272])/IF([.K272]=0;1;[.K272]))" office:value-type="float" office:value="1.42307071147644">
            <text:p>1,4230707115</text:p>
          </table:table-cell>
          <table:table-cell table:formula="of:=IF([.T272]&lt;[.$P$1];1;0)" office:value-type="float" office:value="0">
            <text:p>0</text:p>
          </table:table-cell>
          <table:table-cell table:formula="of:=IF([.U271]&gt;0;[.V271]+[.U272];0)" office:value-type="float" office:value="0">
            <text:p>0</text:p>
          </table:table-cell>
          <table:table-cell table:formula="of:=(ABS([.Q272]-[.L272])/IF([.L272]=0;1;[.L272]))" office:value-type="float" office:value="0.809907890166055">
            <text:p>0,8099078902</text:p>
          </table:table-cell>
          <table:table-cell table:formula="of:=IF([.W272]&lt;[.$Q$1];1;0)" office:value-type="float" office:value="0">
            <text:p>0</text:p>
          </table:table-cell>
          <table:table-cell table:formula="of:=IF([.X271]&gt;0;[.Y271]+[.X27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71">
            <text:p>271</text:p>
          </table:table-cell>
          <table:table-cell/>
          <table:table-cell office:value-type="string">
            <text:p>2020-09-2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03">
            <text:p>903</text:p>
          </table:table-cell>
          <table:table-cell office:value-type="float" office:value="671669">
            <text:p>671669</text:p>
          </table:table-cell>
          <table:table-cell office:value-type="float" office:value="188">
            <text:p>188</text:p>
          </table:table-cell>
          <table:table-cell office:value-type="float" office:value="16586">
            <text:p>16586</text:p>
          </table:table-cell>
          <table:table-cell table:formula="of:=SUM([.G267:.G273])/7" office:value-type="float" office:value="1390.42857142857">
            <text:p>1390,43</text:p>
          </table:table-cell>
          <table:table-cell table:formula="of:=SUM([.I267:.I273])/7" office:value-type="float" office:value="84.8571428571429">
            <text:p>84,86</text:p>
          </table:table-cell>
          <table:table-cell table:formula="of:=[.A273]*[.K273]" office:value-type="float" office:value="376806.142857143">
            <text:p>376806,14</text:p>
          </table:table-cell>
          <table:table-cell table:formula="of:=[.L273]*[.A273]" office:value-type="float" office:value="22996.2857142857">
            <text:p>22996,29</text:p>
          </table:table-cell>
          <table:table-cell table:formula="of:=[.A273]*[.A273]" office:value-type="float" office:value="73441">
            <text:p>73441,00</text:p>
          </table:table-cell>
          <table:table-cell table:formula="of:=[.A273]*a+b" office:value-type="float" office:value="3314.95269629449">
            <text:p>3314,95</text:p>
          </table:table-cell>
          <table:table-cell table:formula="of:=a_2*[.A273]+b_2" office:value-type="float" office:value="115.455234867853">
            <text:p>115,4552348679</text:p>
          </table:table-cell>
          <table:table-cell table:number-columns-repeated="2"/>
          <table:table-cell table:formula="of:=(ABS([.P273]-[.K273])/IF([.K273]=0;1;[.K273]))" office:value-type="float" office:value="1.38412297072449">
            <text:p>1,3841229707</text:p>
          </table:table-cell>
          <table:table-cell table:formula="of:=IF([.T273]&lt;[.$P$1];1;0)" office:value-type="float" office:value="0">
            <text:p>0</text:p>
          </table:table-cell>
          <table:table-cell table:formula="of:=IF([.U272]&gt;0;[.V272]+[.U273];0)" office:value-type="float" office:value="0">
            <text:p>0</text:p>
          </table:table-cell>
          <table:table-cell table:formula="of:=(ABS([.Q273]-[.L273])/IF([.L273]=0;1;[.L273]))" office:value-type="float" office:value="0.360583575883784">
            <text:p>0,3605835759</text:p>
          </table:table-cell>
          <table:table-cell table:formula="of:=IF([.W273]&lt;[.$Q$1];1;0)" office:value-type="float" office:value="1">
            <text:p>1</text:p>
          </table:table-cell>
          <table:table-cell table:formula="of:=IF([.X272]&gt;0;[.Y272]+[.X27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72">
            <text:p>272</text:p>
          </table:table-cell>
          <table:table-cell/>
          <table:table-cell office:value-type="string">
            <text:p>2020-09-3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03">
            <text:p>903</text:p>
          </table:table-cell>
          <table:table-cell office:value-type="float" office:value="672572">
            <text:p>672572</text:p>
          </table:table-cell>
          <table:table-cell office:value-type="float" office:value="81">
            <text:p>81</text:p>
          </table:table-cell>
          <table:table-cell office:value-type="float" office:value="16667">
            <text:p>16667</text:p>
          </table:table-cell>
          <table:table-cell table:formula="of:=SUM([.G268:.G274])/7" office:value-type="float" office:value="1327.14285714286">
            <text:p>1327,14</text:p>
          </table:table-cell>
          <table:table-cell table:formula="of:=SUM([.I268:.I274])/7" office:value-type="float" office:value="78.4285714285714">
            <text:p>78,43</text:p>
          </table:table-cell>
          <table:table-cell table:formula="of:=[.A274]*[.K274]" office:value-type="float" office:value="360982.857142857">
            <text:p>360982,86</text:p>
          </table:table-cell>
          <table:table-cell table:formula="of:=[.L274]*[.A274]" office:value-type="float" office:value="21332.5714285714">
            <text:p>21332,57</text:p>
          </table:table-cell>
          <table:table-cell table:formula="of:=[.A274]*[.A274]" office:value-type="float" office:value="73984">
            <text:p>73984,00</text:p>
          </table:table-cell>
          <table:table-cell table:formula="of:=[.A274]*a+b" office:value-type="float" office:value="3322.41387142364">
            <text:p>3322,41</text:p>
          </table:table-cell>
          <table:table-cell table:formula="of:=a_2*[.A274]+b_2" office:value-type="float" office:value="115.852039575149">
            <text:p>115,8520395751</text:p>
          </table:table-cell>
          <table:table-cell table:number-columns-repeated="2"/>
          <table:table-cell table:formula="of:=(ABS([.P274]-[.K274])/IF([.K274]=0;1;[.K274]))" office:value-type="float" office:value="1.50343348761738">
            <text:p>1,5034334876</text:p>
          </table:table-cell>
          <table:table-cell table:formula="of:=IF([.T274]&lt;[.$P$1];1;0)" office:value-type="float" office:value="0">
            <text:p>0</text:p>
          </table:table-cell>
          <table:table-cell table:formula="of:=IF([.U273]&gt;0;[.V273]+[.U274];0)" office:value-type="float" office:value="0">
            <text:p>0</text:p>
          </table:table-cell>
          <table:table-cell table:formula="of:=(ABS([.Q274]-[.L274])/IF([.L274]=0;1;[.L274]))" office:value-type="float" office:value="0.477166260521021">
            <text:p>0,4771662605</text:p>
          </table:table-cell>
          <table:table-cell table:formula="of:=IF([.W274]&lt;[.$Q$1];1;0)" office:value-type="float" office:value="0">
            <text:p>0</text:p>
          </table:table-cell>
          <table:table-cell table:formula="of:=IF([.X273]&gt;0;[.Y273]+[.X27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73">
            <text:p>273</text:p>
          </table:table-cell>
          <table:table-cell/>
          <table:table-cell office:value-type="string">
            <text:p>2020-10-0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67">
            <text:p>1767</text:p>
          </table:table-cell>
          <table:table-cell office:value-type="float" office:value="674339">
            <text:p>674339</text:p>
          </table:table-cell>
          <table:table-cell office:value-type="float" office:value="67">
            <text:p>67</text:p>
          </table:table-cell>
          <table:table-cell office:value-type="float" office:value="16734">
            <text:p>16734</text:p>
          </table:table-cell>
          <table:table-cell table:formula="of:=SUM([.G269:.G275])/7" office:value-type="float" office:value="1307.28571428571">
            <text:p>1307,29</text:p>
          </table:table-cell>
          <table:table-cell table:formula="of:=SUM([.I269:.I275])/7" office:value-type="float" office:value="75.4285714285714">
            <text:p>75,43</text:p>
          </table:table-cell>
          <table:table-cell table:formula="of:=[.A275]*[.K275]" office:value-type="float" office:value="356889">
            <text:p>356889,00</text:p>
          </table:table-cell>
          <table:table-cell table:formula="of:=[.L275]*[.A275]" office:value-type="float" office:value="20592">
            <text:p>20592,00</text:p>
          </table:table-cell>
          <table:table-cell table:formula="of:=[.A275]*[.A275]" office:value-type="float" office:value="74529">
            <text:p>74529,00</text:p>
          </table:table-cell>
          <table:table-cell table:formula="of:=[.A275]*a+b" office:value-type="float" office:value="3329.87504655278">
            <text:p>3329,88</text:p>
          </table:table-cell>
          <table:table-cell table:formula="of:=a_2*[.A275]+b_2" office:value-type="float" office:value="116.248844282445">
            <text:p>116,2488442824</text:p>
          </table:table-cell>
          <table:table-cell table:number-columns-repeated="2"/>
          <table:table-cell table:formula="of:=(ABS([.P275]-[.K275])/IF([.K275]=0;1;[.K275]))" office:value-type="float" office:value="1.54716701189701">
            <text:p>1,5471670119</text:p>
          </table:table-cell>
          <table:table-cell table:formula="of:=IF([.T275]&lt;[.$P$1];1;0)" office:value-type="float" office:value="0">
            <text:p>0</text:p>
          </table:table-cell>
          <table:table-cell table:formula="of:=IF([.U274]&gt;0;[.V274]+[.U275];0)" office:value-type="float" office:value="0">
            <text:p>0</text:p>
          </table:table-cell>
          <table:table-cell table:formula="of:=(ABS([.Q275]-[.L275])/IF([.L275]=0;1;[.L275]))" office:value-type="float" office:value="0.54117785980514">
            <text:p>0,5411778598</text:p>
          </table:table-cell>
          <table:table-cell table:formula="of:=IF([.W275]&lt;[.$Q$1];1;0)" office:value-type="float" office:value="0">
            <text:p>0</text:p>
          </table:table-cell>
          <table:table-cell table:formula="of:=IF([.X274]&gt;0;[.Y274]+[.X27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74">
            <text:p>274</text:p>
          </table:table-cell>
          <table:table-cell/>
          <table:table-cell office:value-type="string">
            <text:p>2020-10-0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45">
            <text:p>1745</text:p>
          </table:table-cell>
          <table:table-cell office:value-type="float" office:value="676084">
            <text:p>676084</text:p>
          </table:table-cell>
          <table:table-cell office:value-type="float" office:value="132">
            <text:p>132</text:p>
          </table:table-cell>
          <table:table-cell office:value-type="float" office:value="16866">
            <text:p>16866</text:p>
          </table:table-cell>
          <table:table-cell table:formula="of:=SUM([.G270:.G276])/7" office:value-type="float" office:value="1290.71428571429">
            <text:p>1290,71</text:p>
          </table:table-cell>
          <table:table-cell table:formula="of:=SUM([.I270:.I276])/7" office:value-type="float" office:value="83.2857142857143">
            <text:p>83,29</text:p>
          </table:table-cell>
          <table:table-cell table:formula="of:=[.A276]*[.K276]" office:value-type="float" office:value="353655.714285714">
            <text:p>353655,71</text:p>
          </table:table-cell>
          <table:table-cell table:formula="of:=[.L276]*[.A276]" office:value-type="float" office:value="22820.2857142857">
            <text:p>22820,29</text:p>
          </table:table-cell>
          <table:table-cell table:formula="of:=[.A276]*[.A276]" office:value-type="float" office:value="75076">
            <text:p>75076,00</text:p>
          </table:table-cell>
          <table:table-cell table:formula="of:=[.A276]*a+b" office:value-type="float" office:value="3337.33622168193">
            <text:p>3337,34</text:p>
          </table:table-cell>
          <table:table-cell table:formula="of:=a_2*[.A276]+b_2" office:value-type="float" office:value="116.645648989741">
            <text:p>116,6456489897</text:p>
          </table:table-cell>
          <table:table-cell table:number-columns-repeated="2"/>
          <table:table-cell table:formula="of:=(ABS([.P276]-[.K276])/IF([.K276]=0;1;[.K276]))" office:value-type="float" office:value="1.58565064214427">
            <text:p>1,5856506421</text:p>
          </table:table-cell>
          <table:table-cell table:formula="of:=IF([.T276]&lt;[.$P$1];1;0)" office:value-type="float" office:value="0">
            <text:p>0</text:p>
          </table:table-cell>
          <table:table-cell table:formula="of:=IF([.U275]&gt;0;[.V275]+[.U276];0)" office:value-type="float" office:value="0">
            <text:p>0</text:p>
          </table:table-cell>
          <table:table-cell table:formula="of:=(ABS([.Q276]-[.L276])/IF([.L276]=0;1;[.L276]))" office:value-type="float" office:value="0.400548101077508">
            <text:p>0,4005481011</text:p>
          </table:table-cell>
          <table:table-cell table:formula="of:=IF([.W276]&lt;[.$Q$1];1;0)" office:value-type="float" office:value="1">
            <text:p>1</text:p>
          </table:table-cell>
          <table:table-cell table:formula="of:=IF([.X275]&gt;0;[.Y275]+[.X27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75">
            <text:p>275</text:p>
          </table:table-cell>
          <table:table-cell/>
          <table:table-cell office:value-type="string">
            <text:p>2020-10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49">
            <text:p>1749</text:p>
          </table:table-cell>
          <table:table-cell office:value-type="float" office:value="677833">
            <text:p>677833</text:p>
          </table:table-cell>
          <table:table-cell office:value-type="float" office:value="43">
            <text:p>43</text:p>
          </table:table-cell>
          <table:table-cell office:value-type="float" office:value="16909">
            <text:p>16909</text:p>
          </table:table-cell>
          <table:table-cell table:formula="of:=SUM([.G271:.G277])/7" office:value-type="float" office:value="1329.14285714286">
            <text:p>1329,14</text:p>
          </table:table-cell>
          <table:table-cell table:formula="of:=SUM([.I271:.I277])/7" office:value-type="float" office:value="85.2857142857143">
            <text:p>85,29</text:p>
          </table:table-cell>
          <table:table-cell table:formula="of:=[.A277]*[.K277]" office:value-type="float" office:value="365514.285714286">
            <text:p>365514,29</text:p>
          </table:table-cell>
          <table:table-cell table:formula="of:=[.L277]*[.A277]" office:value-type="float" office:value="23453.5714285714">
            <text:p>23453,57</text:p>
          </table:table-cell>
          <table:table-cell table:formula="of:=[.A277]*[.A277]" office:value-type="float" office:value="75625">
            <text:p>75625,00</text:p>
          </table:table-cell>
          <table:table-cell table:formula="of:=[.A277]*a+b" office:value-type="float" office:value="3344.79739681108">
            <text:p>3344,80</text:p>
          </table:table-cell>
          <table:table-cell table:formula="of:=a_2*[.A277]+b_2" office:value-type="float" office:value="117.042453697037">
            <text:p>117,042453697</text:p>
          </table:table-cell>
          <table:table-cell table:number-columns-repeated="2"/>
          <table:table-cell table:formula="of:=(ABS([.P277]-[.K277])/IF([.K277]=0;1;[.K277]))" office:value-type="float" office:value="1.51650706982777">
            <text:p>1,5165070698</text:p>
          </table:table-cell>
          <table:table-cell table:formula="of:=IF([.T277]&lt;[.$P$1];1;0)" office:value-type="float" office:value="0">
            <text:p>0</text:p>
          </table:table-cell>
          <table:table-cell table:formula="of:=IF([.U276]&gt;0;[.V276]+[.U277];0)" office:value-type="float" office:value="0">
            <text:p>0</text:p>
          </table:table-cell>
          <table:table-cell table:formula="of:=(ABS([.Q277]-[.L277])/IF([.L277]=0;1;[.L277]))" office:value-type="float" office:value="0.372357078524724">
            <text:p>0,3723570785</text:p>
          </table:table-cell>
          <table:table-cell table:formula="of:=IF([.W277]&lt;[.$Q$1];1;0)" office:value-type="float" office:value="1">
            <text:p>1</text:p>
          </table:table-cell>
          <table:table-cell table:formula="of:=IF([.X276]&gt;0;[.Y276]+[.X277];0)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276">
            <text:p>276</text:p>
          </table:table-cell>
          <table:table-cell/>
          <table:table-cell office:value-type="string">
            <text:p>2020-10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883">
            <text:p>1883</text:p>
          </table:table-cell>
          <table:table-cell office:value-type="float" office:value="679716">
            <text:p>679716</text:p>
          </table:table-cell>
          <table:table-cell office:value-type="float" office:value="29">
            <text:p>29</text:p>
          </table:table-cell>
          <table:table-cell office:value-type="float" office:value="16938">
            <text:p>16938</text:p>
          </table:table-cell>
          <table:table-cell table:formula="of:=SUM([.G272:.G278])/7" office:value-type="float" office:value="1459.71428571429">
            <text:p>1459,71</text:p>
          </table:table-cell>
          <table:table-cell table:formula="of:=SUM([.I272:.I278])/7" office:value-type="float" office:value="80.2857142857143">
            <text:p>80,29</text:p>
          </table:table-cell>
          <table:table-cell table:formula="of:=[.A278]*[.K278]" office:value-type="float" office:value="402881.142857143">
            <text:p>402881,14</text:p>
          </table:table-cell>
          <table:table-cell table:formula="of:=[.L278]*[.A278]" office:value-type="float" office:value="22158.8571428571">
            <text:p>22158,86</text:p>
          </table:table-cell>
          <table:table-cell table:formula="of:=[.A278]*[.A278]" office:value-type="float" office:value="76176">
            <text:p>76176,00</text:p>
          </table:table-cell>
          <table:table-cell table:formula="of:=[.A278]*a+b" office:value-type="float" office:value="3352.25857194023">
            <text:p>3352,26</text:p>
          </table:table-cell>
          <table:table-cell table:formula="of:=a_2*[.A278]+b_2" office:value-type="float" office:value="117.439258404333">
            <text:p>117,4392584043</text:p>
          </table:table-cell>
          <table:table-cell table:number-columns-repeated="2"/>
          <table:table-cell table:formula="of:=(ABS([.P278]-[.K278])/IF([.K278]=0;1;[.K278]))" office:value-type="float" office:value="1.29651693125676">
            <text:p>1,2965169313</text:p>
          </table:table-cell>
          <table:table-cell table:formula="of:=IF([.T278]&lt;[.$P$1];1;0)" office:value-type="float" office:value="0">
            <text:p>0</text:p>
          </table:table-cell>
          <table:table-cell table:formula="of:=IF([.U277]&gt;0;[.V277]+[.U278];0)" office:value-type="float" office:value="0">
            <text:p>0</text:p>
          </table:table-cell>
          <table:table-cell table:formula="of:=(ABS([.Q278]-[.L278])/IF([.L278]=0;1;[.L278]))" office:value-type="float" office:value="0.462766563755041">
            <text:p>0,4627665638</text:p>
          </table:table-cell>
          <table:table-cell table:formula="of:=IF([.W278]&lt;[.$Q$1];1;0)" office:value-type="float" office:value="0">
            <text:p>0</text:p>
          </table:table-cell>
          <table:table-cell table:formula="of:=IF([.X277]&gt;0;[.Y277]+[.X278];0)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277">
            <text:p>277</text:p>
          </table:table-cell>
          <table:table-cell/>
          <table:table-cell office:value-type="string">
            <text:p>2020-10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573">
            <text:p>1573</text:p>
          </table:table-cell>
          <table:table-cell office:value-type="float" office:value="681289">
            <text:p>681289</text:p>
          </table:table-cell>
          <table:table-cell office:value-type="float" office:value="38">
            <text:p>38</text:p>
          </table:table-cell>
          <table:table-cell office:value-type="float" office:value="16976">
            <text:p>16976</text:p>
          </table:table-cell>
          <table:table-cell table:formula="of:=SUM([.G273:.G279])/7" office:value-type="float" office:value="1503.28571428571">
            <text:p>1503,29</text:p>
          </table:table-cell>
          <table:table-cell table:formula="of:=SUM([.I273:.I279])/7" office:value-type="float" office:value="82.5714285714286">
            <text:p>82,57</text:p>
          </table:table-cell>
          <table:table-cell table:formula="of:=[.A279]*[.K279]" office:value-type="float" office:value="416410.142857143">
            <text:p>416410,14</text:p>
          </table:table-cell>
          <table:table-cell table:formula="of:=[.L279]*[.A279]" office:value-type="float" office:value="22872.2857142857">
            <text:p>22872,29</text:p>
          </table:table-cell>
          <table:table-cell table:formula="of:=[.A279]*[.A279]" office:value-type="float" office:value="76729">
            <text:p>76729,00</text:p>
          </table:table-cell>
          <table:table-cell table:formula="of:=[.A279]*a+b" office:value-type="float" office:value="3359.71974706937">
            <text:p>3359,72</text:p>
          </table:table-cell>
          <table:table-cell table:formula="of:=a_2*[.A279]+b_2" office:value-type="float" office:value="117.836063111629">
            <text:p>117,8360631116</text:p>
          </table:table-cell>
          <table:table-cell table:number-columns-repeated="2"/>
          <table:table-cell table:formula="of:=(ABS([.P279]-[.K279])/IF([.K279]=0;1;[.K279]))" office:value-type="float" office:value="1.23491763085485">
            <text:p>1,2349176309</text:p>
          </table:table-cell>
          <table:table-cell table:formula="of:=IF([.T279]&lt;[.$P$1];1;0)" office:value-type="float" office:value="0">
            <text:p>0</text:p>
          </table:table-cell>
          <table:table-cell table:formula="of:=IF([.U278]&gt;0;[.V278]+[.U279];0)" office:value-type="float" office:value="0">
            <text:p>0</text:p>
          </table:table-cell>
          <table:table-cell table:formula="of:=(ABS([.Q279]-[.L279])/IF([.L279]=0;1;[.L279]))" office:value-type="float" office:value="0.427080349102779">
            <text:p>0,4270803491</text:p>
          </table:table-cell>
          <table:table-cell table:formula="of:=IF([.W279]&lt;[.$Q$1];1;0)" office:value-type="float" office:value="1">
            <text:p>1</text:p>
          </table:table-cell>
          <table:table-cell table:formula="of:=IF([.X278]&gt;0;[.Y278]+[.X27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78">
            <text:p>278</text:p>
          </table:table-cell>
          <table:table-cell/>
          <table:table-cell office:value-type="string">
            <text:p>2020-10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26">
            <text:p>926</text:p>
          </table:table-cell>
          <table:table-cell office:value-type="float" office:value="682215">
            <text:p>682215</text:p>
          </table:table-cell>
          <table:table-cell office:value-type="float" office:value="40">
            <text:p>40</text:p>
          </table:table-cell>
          <table:table-cell office:value-type="float" office:value="17016">
            <text:p>17016</text:p>
          </table:table-cell>
          <table:table-cell table:formula="of:=SUM([.G274:.G280])/7" office:value-type="float" office:value="1506.57142857143">
            <text:p>1506,57</text:p>
          </table:table-cell>
          <table:table-cell table:formula="of:=SUM([.I274:.I280])/7" office:value-type="float" office:value="61.4285714285714">
            <text:p>61,43</text:p>
          </table:table-cell>
          <table:table-cell table:formula="of:=[.A280]*[.K280]" office:value-type="float" office:value="418826.857142857">
            <text:p>418826,86</text:p>
          </table:table-cell>
          <table:table-cell table:formula="of:=[.L280]*[.A280]" office:value-type="float" office:value="17077.1428571429">
            <text:p>17077,14</text:p>
          </table:table-cell>
          <table:table-cell table:formula="of:=[.A280]*[.A280]" office:value-type="float" office:value="77284">
            <text:p>77284,00</text:p>
          </table:table-cell>
          <table:table-cell table:formula="of:=[.A280]*a+b" office:value-type="float" office:value="3367.18092219852">
            <text:p>3367,18</text:p>
          </table:table-cell>
          <table:table-cell table:formula="of:=a_2*[.A280]+b_2" office:value-type="float" office:value="118.232867818926">
            <text:p>118,2328678189</text:p>
          </table:table-cell>
          <table:table-cell table:number-columns-repeated="2"/>
          <table:table-cell table:formula="of:=(ABS([.P280]-[.K280])/IF([.K280]=0;1;[.K280]))" office:value-type="float" office:value="1.23499587098328">
            <text:p>1,234995871</text:p>
          </table:table-cell>
          <table:table-cell table:formula="of:=IF([.T280]&lt;[.$P$1];1;0)" office:value-type="float" office:value="0">
            <text:p>0</text:p>
          </table:table-cell>
          <table:table-cell table:formula="of:=IF([.U279]&gt;0;[.V279]+[.U280];0)" office:value-type="float" office:value="0">
            <text:p>0</text:p>
          </table:table-cell>
          <table:table-cell table:formula="of:=(ABS([.Q280]-[.L280])/IF([.L280]=0;1;[.L280]))" office:value-type="float" office:value="0.924721104029022">
            <text:p>0,924721104</text:p>
          </table:table-cell>
          <table:table-cell table:formula="of:=IF([.W280]&lt;[.$Q$1];1;0)" office:value-type="float" office:value="0">
            <text:p>0</text:p>
          </table:table-cell>
          <table:table-cell table:formula="of:=IF([.X279]&gt;0;[.Y279]+[.X28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79">
            <text:p>279</text:p>
          </table:table-cell>
          <table:table-cell/>
          <table:table-cell office:value-type="string">
            <text:p>2020-10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027">
            <text:p>1027</text:p>
          </table:table-cell>
          <table:table-cell office:value-type="float" office:value="683242">
            <text:p>683242</text:p>
          </table:table-cell>
          <table:table-cell office:value-type="float" office:value="87">
            <text:p>87</text:p>
          </table:table-cell>
          <table:table-cell office:value-type="float" office:value="17103">
            <text:p>17103</text:p>
          </table:table-cell>
          <table:table-cell table:formula="of:=SUM([.G275:.G281])/7" office:value-type="float" office:value="1524.28571428571">
            <text:p>1524,29</text:p>
          </table:table-cell>
          <table:table-cell table:formula="of:=SUM([.I275:.I281])/7" office:value-type="float" office:value="62.2857142857143">
            <text:p>62,29</text:p>
          </table:table-cell>
          <table:table-cell table:formula="of:=[.A281]*[.K281]" office:value-type="float" office:value="425275.714285714">
            <text:p>425275,71</text:p>
          </table:table-cell>
          <table:table-cell table:formula="of:=[.L281]*[.A281]" office:value-type="float" office:value="17377.7142857143">
            <text:p>17377,71</text:p>
          </table:table-cell>
          <table:table-cell table:formula="of:=[.A281]*[.A281]" office:value-type="float" office:value="77841">
            <text:p>77841,00</text:p>
          </table:table-cell>
          <table:table-cell table:formula="of:=[.A281]*a+b" office:value-type="float" office:value="3374.64209732767">
            <text:p>3374,64</text:p>
          </table:table-cell>
          <table:table-cell table:formula="of:=a_2*[.A281]+b_2" office:value-type="float" office:value="118.629672526222">
            <text:p>118,6296725262</text:p>
          </table:table-cell>
          <table:table-cell table:number-columns-repeated="2"/>
          <table:table-cell table:formula="of:=(ABS([.P281]-[.K281])/IF([.K281]=0;1;[.K281]))" office:value-type="float" office:value="1.21391702730025">
            <text:p>1,2139170273</text:p>
          </table:table-cell>
          <table:table-cell table:formula="of:=IF([.T281]&lt;[.$P$1];1;0)" office:value-type="float" office:value="0">
            <text:p>0</text:p>
          </table:table-cell>
          <table:table-cell table:formula="of:=IF([.U280]&gt;0;[.V280]+[.U281];0)" office:value-type="float" office:value="0">
            <text:p>0</text:p>
          </table:table-cell>
          <table:table-cell table:formula="of:=(ABS([.Q281]-[.L281])/IF([.L281]=0;1;[.L281]))" office:value-type="float" office:value="0.904604834136589">
            <text:p>0,9046048341</text:p>
          </table:table-cell>
          <table:table-cell table:formula="of:=IF([.W281]&lt;[.$Q$1];1;0)" office:value-type="float" office:value="0">
            <text:p>0</text:p>
          </table:table-cell>
          <table:table-cell table:formula="of:=IF([.X280]&gt;0;[.Y280]+[.X28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80">
            <text:p>280</text:p>
          </table:table-cell>
          <table:table-cell/>
          <table:table-cell office:value-type="string">
            <text:p>2020-10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0">
            <text:p>0</text:p>
          </table:table-cell>
          <table:table-cell office:value-type="float" office:value="683242">
            <text:p>683242</text:p>
          </table:table-cell>
          <table:table-cell office:value-type="float" office:value="0">
            <text:p>0</text:p>
          </table:table-cell>
          <table:table-cell office:value-type="float" office:value="17103">
            <text:p>17103</text:p>
          </table:table-cell>
          <table:table-cell table:formula="of:=SUM([.G276:.G282])/7" office:value-type="float" office:value="1271.85714285714">
            <text:p>1271,86</text:p>
          </table:table-cell>
          <table:table-cell table:formula="of:=SUM([.I276:.I282])/7" office:value-type="float" office:value="52.7142857142857">
            <text:p>52,71</text:p>
          </table:table-cell>
          <table:table-cell table:formula="of:=[.A282]*[.K282]" office:value-type="float" office:value="356120">
            <text:p>356120,00</text:p>
          </table:table-cell>
          <table:table-cell table:formula="of:=[.L282]*[.A282]" office:value-type="float" office:value="14760">
            <text:p>14760,00</text:p>
          </table:table-cell>
          <table:table-cell table:formula="of:=[.A282]*[.A282]" office:value-type="float" office:value="78400">
            <text:p>78400,00</text:p>
          </table:table-cell>
          <table:table-cell table:formula="of:=[.A282]*a+b" office:value-type="float" office:value="3382.10327245681">
            <text:p>3382,10</text:p>
          </table:table-cell>
          <table:table-cell table:formula="of:=a_2*[.A282]+b_2" office:value-type="float" office:value="119.026477233518">
            <text:p>119,0264772335</text:p>
          </table:table-cell>
          <table:table-cell table:number-columns-repeated="2"/>
          <table:table-cell table:formula="of:=(ABS([.P282]-[.K282])/IF([.K282]=0;1;[.K282]))" office:value-type="float" office:value="1.65918487107691">
            <text:p>1,6591848711</text:p>
          </table:table-cell>
          <table:table-cell table:formula="of:=IF([.T282]&lt;[.$P$1];1;0)" office:value-type="float" office:value="0">
            <text:p>0</text:p>
          </table:table-cell>
          <table:table-cell table:formula="of:=IF([.U281]&gt;0;[.V281]+[.U282];0)" office:value-type="float" office:value="0">
            <text:p>0</text:p>
          </table:table-cell>
          <table:table-cell table:formula="of:=(ABS([.Q282]-[.L282])/IF([.L282]=0;1;[.L282]))" office:value-type="float" office:value="1.25795485266836">
            <text:p>1,2579548527</text:p>
          </table:table-cell>
          <table:table-cell table:formula="of:=IF([.W282]&lt;[.$Q$1];1;0)" office:value-type="float" office:value="0">
            <text:p>0</text:p>
          </table:table-cell>
          <table:table-cell table:formula="of:=IF([.X281]&gt;0;[.Y281]+[.X28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81">
            <text:p>281</text:p>
          </table:table-cell>
          <table:table-cell/>
          <table:table-cell office:value-type="string">
            <text:p>2020-10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649">
            <text:p>3649</text:p>
          </table:table-cell>
          <table:table-cell office:value-type="float" office:value="686891">
            <text:p>686891</text:p>
          </table:table-cell>
          <table:table-cell office:value-type="float" office:value="305">
            <text:p>305</text:p>
          </table:table-cell>
          <table:table-cell office:value-type="float" office:value="17408">
            <text:p>17408</text:p>
          </table:table-cell>
          <table:table-cell table:formula="of:=SUM([.G277:.G283])/7" office:value-type="float" office:value="1543.85714285714">
            <text:p>1543,86</text:p>
          </table:table-cell>
          <table:table-cell table:formula="of:=SUM([.I277:.I283])/7" office:value-type="float" office:value="77.4285714285714">
            <text:p>77,43</text:p>
          </table:table-cell>
          <table:table-cell table:formula="of:=[.A283]*[.K283]" office:value-type="float" office:value="433823.857142857">
            <text:p>433823,86</text:p>
          </table:table-cell>
          <table:table-cell table:formula="of:=[.L283]*[.A283]" office:value-type="float" office:value="21757.4285714286">
            <text:p>21757,43</text:p>
          </table:table-cell>
          <table:table-cell table:formula="of:=[.A283]*[.A283]" office:value-type="float" office:value="78961">
            <text:p>78961,00</text:p>
          </table:table-cell>
          <table:table-cell table:formula="of:=[.A283]*a+b" office:value-type="float" office:value="3389.56444758596">
            <text:p>3389,56</text:p>
          </table:table-cell>
          <table:table-cell table:formula="of:=a_2*[.A283]+b_2" office:value-type="float" office:value="119.423281940814">
            <text:p>119,4232819408</text:p>
          </table:table-cell>
          <table:table-cell table:number-columns-repeated="2"/>
          <table:table-cell table:formula="of:=(ABS([.P283]-[.K283])/IF([.K283]=0;1;[.K283]))" office:value-type="float" office:value="1.19551689951899">
            <text:p>1,1955168995</text:p>
          </table:table-cell>
          <table:table-cell table:formula="of:=IF([.T283]&lt;[.$P$1];1;0)" office:value-type="float" office:value="0">
            <text:p>0</text:p>
          </table:table-cell>
          <table:table-cell table:formula="of:=IF([.U282]&gt;0;[.V282]+[.U283];0)" office:value-type="float" office:value="0">
            <text:p>0</text:p>
          </table:table-cell>
          <table:table-cell table:formula="of:=(ABS([.Q283]-[.L283])/IF([.L283]=0;1;[.L283]))" office:value-type="float" office:value="0.542367109936714">
            <text:p>0,5423671099</text:p>
          </table:table-cell>
          <table:table-cell table:formula="of:=IF([.W283]&lt;[.$Q$1];1;0)" office:value-type="float" office:value="0">
            <text:p>0</text:p>
          </table:table-cell>
          <table:table-cell table:formula="of:=IF([.X282]&gt;0;[.Y282]+[.X28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82">
            <text:p>282</text:p>
          </table:table-cell>
          <table:table-cell/>
          <table:table-cell office:value-type="string">
            <text:p>2020-10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641">
            <text:p>1641</text:p>
          </table:table-cell>
          <table:table-cell office:value-type="float" office:value="688532">
            <text:p>688532</text:p>
          </table:table-cell>
          <table:table-cell office:value-type="float" office:value="139">
            <text:p>139</text:p>
          </table:table-cell>
          <table:table-cell office:value-type="float" office:value="17547">
            <text:p>17547</text:p>
          </table:table-cell>
          <table:table-cell table:formula="of:=SUM([.G278:.G284])/7" office:value-type="float" office:value="1528.42857142857">
            <text:p>1528,43</text:p>
          </table:table-cell>
          <table:table-cell table:formula="of:=SUM([.I278:.I284])/7" office:value-type="float" office:value="91.1428571428571">
            <text:p>91,14</text:p>
          </table:table-cell>
          <table:table-cell table:formula="of:=[.A284]*[.K284]" office:value-type="float" office:value="431016.857142857">
            <text:p>431016,86</text:p>
          </table:table-cell>
          <table:table-cell table:formula="of:=[.L284]*[.A284]" office:value-type="float" office:value="25702.2857142857">
            <text:p>25702,29</text:p>
          </table:table-cell>
          <table:table-cell table:formula="of:=[.A284]*[.A284]" office:value-type="float" office:value="79524">
            <text:p>79524,00</text:p>
          </table:table-cell>
          <table:table-cell table:formula="of:=[.A284]*a+b" office:value-type="float" office:value="3397.02562271511">
            <text:p>3397,03</text:p>
          </table:table-cell>
          <table:table-cell table:formula="of:=a_2*[.A284]+b_2" office:value-type="float" office:value="119.82008664811">
            <text:p>119,8200866481</text:p>
          </table:table-cell>
          <table:table-cell table:number-columns-repeated="2"/>
          <table:table-cell table:formula="of:=(ABS([.P284]-[.K284])/IF([.K284]=0;1;[.K284]))" office:value-type="float" office:value="1.22256092709653">
            <text:p>1,2225609271</text:p>
          </table:table-cell>
          <table:table-cell table:formula="of:=IF([.T284]&lt;[.$P$1];1;0)" office:value-type="float" office:value="0">
            <text:p>0</text:p>
          </table:table-cell>
          <table:table-cell table:formula="of:=IF([.U283]&gt;0;[.V283]+[.U284];0)" office:value-type="float" office:value="0">
            <text:p>0</text:p>
          </table:table-cell>
          <table:table-cell table:formula="of:=(ABS([.Q284]-[.L284])/IF([.L284]=0;1;[.L284]))" office:value-type="float" office:value="0.314640449117198">
            <text:p>0,3146404491</text:p>
          </table:table-cell>
          <table:table-cell table:formula="of:=IF([.W284]&lt;[.$Q$1];1;0)" office:value-type="float" office:value="1">
            <text:p>1</text:p>
          </table:table-cell>
          <table:table-cell table:formula="of:=IF([.X283]&gt;0;[.Y283]+[.X28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83">
            <text:p>283</text:p>
          </table:table-cell>
          <table:table-cell/>
          <table:table-cell office:value-type="string">
            <text:p>2020-10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364">
            <text:p>2364</text:p>
          </table:table-cell>
          <table:table-cell office:value-type="float" office:value="690896">
            <text:p>690896</text:p>
          </table:table-cell>
          <table:table-cell office:value-type="float" office:value="126">
            <text:p>126</text:p>
          </table:table-cell>
          <table:table-cell office:value-type="float" office:value="17673">
            <text:p>17673</text:p>
          </table:table-cell>
          <table:table-cell table:formula="of:=SUM([.G279:.G285])/7" office:value-type="float" office:value="1597.14285714286">
            <text:p>1597,14</text:p>
          </table:table-cell>
          <table:table-cell table:formula="of:=SUM([.I279:.I285])/7" office:value-type="float" office:value="105">
            <text:p>105,00</text:p>
          </table:table-cell>
          <table:table-cell table:formula="of:=[.A285]*[.K285]" office:value-type="float" office:value="451991.428571429">
            <text:p>451991,43</text:p>
          </table:table-cell>
          <table:table-cell table:formula="of:=[.L285]*[.A285]" office:value-type="float" office:value="29715">
            <text:p>29715,00</text:p>
          </table:table-cell>
          <table:table-cell table:formula="of:=[.A285]*[.A285]" office:value-type="float" office:value="80089">
            <text:p>80089,00</text:p>
          </table:table-cell>
          <table:table-cell table:formula="of:=[.A285]*a+b" office:value-type="float" office:value="3404.48679784425">
            <text:p>3404,49</text:p>
          </table:table-cell>
          <table:table-cell table:formula="of:=a_2*[.A285]+b_2" office:value-type="float" office:value="120.216891355406">
            <text:p>120,2168913554</text:p>
          </table:table-cell>
          <table:table-cell table:number-columns-repeated="2"/>
          <table:table-cell table:formula="of:=(ABS([.P285]-[.K285])/IF([.K285]=0;1;[.K285]))" office:value-type="float" office:value="1.13161069632467">
            <text:p>1,1316106963</text:p>
          </table:table-cell>
          <table:table-cell table:formula="of:=IF([.T285]&lt;[.$P$1];1;0)" office:value-type="float" office:value="0">
            <text:p>0</text:p>
          </table:table-cell>
          <table:table-cell table:formula="of:=IF([.U284]&gt;0;[.V284]+[.U285];0)" office:value-type="float" office:value="0">
            <text:p>0</text:p>
          </table:table-cell>
          <table:table-cell table:formula="of:=(ABS([.Q285]-[.L285])/IF([.L285]=0;1;[.L285]))" office:value-type="float" office:value="0.144922774813395">
            <text:p>0,1449227748</text:p>
          </table:table-cell>
          <table:table-cell table:formula="of:=IF([.W285]&lt;[.$Q$1];1;0)" office:value-type="float" office:value="1">
            <text:p>1</text:p>
          </table:table-cell>
          <table:table-cell table:formula="of:=IF([.X284]&gt;0;[.Y284]+[.X285];0)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284">
            <text:p>284</text:p>
          </table:table-cell>
          <table:table-cell/>
          <table:table-cell office:value-type="string">
            <text:p>2020-10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575">
            <text:p>1575</text:p>
          </table:table-cell>
          <table:table-cell office:value-type="float" office:value="692471">
            <text:p>692471</text:p>
          </table:table-cell>
          <table:table-cell office:value-type="float" office:value="107">
            <text:p>107</text:p>
          </table:table-cell>
          <table:table-cell office:value-type="float" office:value="17780">
            <text:p>17780</text:p>
          </table:table-cell>
          <table:table-cell table:formula="of:=SUM([.G280:.G286])/7" office:value-type="float" office:value="1597.42857142857">
            <text:p>1597,43</text:p>
          </table:table-cell>
          <table:table-cell table:formula="of:=SUM([.I280:.I286])/7" office:value-type="float" office:value="114.857142857143">
            <text:p>114,86</text:p>
          </table:table-cell>
          <table:table-cell table:formula="of:=[.A286]*[.K286]" office:value-type="float" office:value="453669.714285714">
            <text:p>453669,71</text:p>
          </table:table-cell>
          <table:table-cell table:formula="of:=[.L286]*[.A286]" office:value-type="float" office:value="32619.4285714286">
            <text:p>32619,43</text:p>
          </table:table-cell>
          <table:table-cell table:formula="of:=[.A286]*[.A286]" office:value-type="float" office:value="80656">
            <text:p>80656,00</text:p>
          </table:table-cell>
          <table:table-cell table:formula="of:=[.A286]*a+b" office:value-type="float" office:value="3411.9479729734">
            <text:p>3411,95</text:p>
          </table:table-cell>
          <table:table-cell table:formula="of:=a_2*[.A286]+b_2" office:value-type="float" office:value="120.613696062703">
            <text:p>120,6136960627</text:p>
          </table:table-cell>
          <table:table-cell table:number-columns-repeated="2"/>
          <table:table-cell table:formula="of:=(ABS([.P286]-[.K286])/IF([.K286]=0;1;[.K286]))" office:value-type="float" office:value="1.13590017982595">
            <text:p>1,1359001798</text:p>
          </table:table-cell>
          <table:table-cell table:formula="of:=IF([.T286]&lt;[.$P$1];1;0)" office:value-type="float" office:value="0">
            <text:p>0</text:p>
          </table:table-cell>
          <table:table-cell table:formula="of:=IF([.U285]&gt;0;[.V285]+[.U286];0)" office:value-type="float" office:value="0">
            <text:p>0</text:p>
          </table:table-cell>
          <table:table-cell table:formula="of:=(ABS([.Q286]-[.L286])/IF([.L286]=0;1;[.L286]))" office:value-type="float" office:value="0.050119244327013">
            <text:p>0,0501192443</text:p>
          </table:table-cell>
          <table:table-cell table:formula="of:=IF([.W286]&lt;[.$Q$1];1;0)" office:value-type="float" office:value="1">
            <text:p>1</text:p>
          </table:table-cell>
          <table:table-cell table:formula="of:=IF([.X285]&gt;0;[.Y285]+[.X286];0)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285">
            <text:p>285</text:p>
          </table:table-cell>
          <table:table-cell/>
          <table:table-cell office:value-type="string">
            <text:p>2020-10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88">
            <text:p>888</text:p>
          </table:table-cell>
          <table:table-cell office:value-type="float" office:value="693359">
            <text:p>693359</text:p>
          </table:table-cell>
          <table:table-cell office:value-type="float" office:value="83">
            <text:p>83</text:p>
          </table:table-cell>
          <table:table-cell office:value-type="float" office:value="17863">
            <text:p>17863</text:p>
          </table:table-cell>
          <table:table-cell table:formula="of:=SUM([.G281:.G287])/7" office:value-type="float" office:value="1592">
            <text:p>1592,00</text:p>
          </table:table-cell>
          <table:table-cell table:formula="of:=SUM([.I281:.I287])/7" office:value-type="float" office:value="121">
            <text:p>121,00</text:p>
          </table:table-cell>
          <table:table-cell table:formula="of:=[.A287]*[.K287]" office:value-type="float" office:value="453720">
            <text:p>453720,00</text:p>
          </table:table-cell>
          <table:table-cell table:formula="of:=[.L287]*[.A287]" office:value-type="float" office:value="34485">
            <text:p>34485,00</text:p>
          </table:table-cell>
          <table:table-cell table:formula="of:=[.A287]*[.A287]" office:value-type="float" office:value="81225">
            <text:p>81225,00</text:p>
          </table:table-cell>
          <table:table-cell table:formula="of:=[.A287]*a+b" office:value-type="float" office:value="3419.40914810255">
            <text:p>3419,41</text:p>
          </table:table-cell>
          <table:table-cell table:formula="of:=a_2*[.A287]+b_2" office:value-type="float" office:value="121.010500769999">
            <text:p>121,01050077</text:p>
          </table:table-cell>
          <table:table-cell table:number-columns-repeated="2"/>
          <table:table-cell table:formula="of:=(ABS([.P287]-[.K287])/IF([.K287]=0;1;[.K287]))" office:value-type="float" office:value="1.14787006790361">
            <text:p>1,1478700679</text:p>
          </table:table-cell>
          <table:table-cell table:formula="of:=IF([.T287]&lt;[.$P$1];1;0)" office:value-type="float" office:value="0">
            <text:p>0</text:p>
          </table:table-cell>
          <table:table-cell table:formula="of:=IF([.U286]&gt;0;[.V286]+[.U287];0)" office:value-type="float" office:value="0">
            <text:p>0</text:p>
          </table:table-cell>
          <table:table-cell table:formula="of:=(ABS([.Q287]-[.L287])/IF([.L287]=0;1;[.L287]))" office:value-type="float" office:value="0.0000867832231305731">
            <text:p>8,67832231305731E-005</text:p>
          </table:table-cell>
          <table:table-cell table:formula="of:=IF([.W287]&lt;[.$Q$1];1;0)" office:value-type="float" office:value="1">
            <text:p>1</text:p>
          </table:table-cell>
          <table:table-cell table:formula="of:=IF([.X286]&gt;0;[.Y286]+[.X287];0)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286">
            <text:p>286</text:p>
          </table:table-cell>
          <table:table-cell/>
          <table:table-cell office:value-type="string">
            <text:p>2020-10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78">
            <text:p>1178</text:p>
          </table:table-cell>
          <table:table-cell office:value-type="float" office:value="694537">
            <text:p>694537</text:p>
          </table:table-cell>
          <table:table-cell office:value-type="float" office:value="165">
            <text:p>165</text:p>
          </table:table-cell>
          <table:table-cell office:value-type="float" office:value="18028">
            <text:p>18028</text:p>
          </table:table-cell>
          <table:table-cell table:formula="of:=SUM([.G282:.G288])/7" office:value-type="float" office:value="1613.57142857143">
            <text:p>1613,57</text:p>
          </table:table-cell>
          <table:table-cell table:formula="of:=SUM([.I282:.I288])/7" office:value-type="float" office:value="132.142857142857">
            <text:p>132,14</text:p>
          </table:table-cell>
          <table:table-cell table:formula="of:=[.A288]*[.K288]" office:value-type="float" office:value="461481.428571429">
            <text:p>461481,43</text:p>
          </table:table-cell>
          <table:table-cell table:formula="of:=[.L288]*[.A288]" office:value-type="float" office:value="37792.8571428571">
            <text:p>37792,86</text:p>
          </table:table-cell>
          <table:table-cell table:formula="of:=[.A288]*[.A288]" office:value-type="float" office:value="81796">
            <text:p>81796,00</text:p>
          </table:table-cell>
          <table:table-cell table:formula="of:=[.A288]*a+b" office:value-type="float" office:value="3426.87032323169">
            <text:p>3426,87</text:p>
          </table:table-cell>
          <table:table-cell table:formula="of:=a_2*[.A288]+b_2" office:value-type="float" office:value="121.407305477295">
            <text:p>121,4073054773</text:p>
          </table:table-cell>
          <table:table-cell table:number-columns-repeated="2"/>
          <table:table-cell table:formula="of:=(ABS([.P288]-[.K288])/IF([.K288]=0;1;[.K288]))" office:value-type="float" office:value="1.12377974879344">
            <text:p>1,1237797488</text:p>
          </table:table-cell>
          <table:table-cell table:formula="of:=IF([.T288]&lt;[.$P$1];1;0)" office:value-type="float" office:value="0">
            <text:p>0</text:p>
          </table:table-cell>
          <table:table-cell table:formula="of:=IF([.U287]&gt;0;[.V287]+[.U288];0)" office:value-type="float" office:value="0">
            <text:p>0</text:p>
          </table:table-cell>
          <table:table-cell table:formula="of:=(ABS([.Q288]-[.L288])/IF([.L288]=0;1;[.L288]))" office:value-type="float" office:value="0.0812420126042543">
            <text:p>0,0812420126</text:p>
          </table:table-cell>
          <table:table-cell table:formula="of:=IF([.W288]&lt;[.$Q$1];1;0)" office:value-type="float" office:value="1">
            <text:p>1</text:p>
          </table:table-cell>
          <table:table-cell table:formula="of:=IF([.X287]&gt;0;[.Y287]+[.X288];0)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287">
            <text:p>287</text:p>
          </table:table-cell>
          <table:table-cell/>
          <table:table-cell office:value-type="string">
            <text:p>2020-10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877">
            <text:p>1877</text:p>
          </table:table-cell>
          <table:table-cell office:value-type="float" office:value="696414">
            <text:p>696414</text:p>
          </table:table-cell>
          <table:table-cell office:value-type="float" office:value="123">
            <text:p>123</text:p>
          </table:table-cell>
          <table:table-cell office:value-type="float" office:value="18151">
            <text:p>18151</text:p>
          </table:table-cell>
          <table:table-cell table:formula="of:=SUM([.G283:.G289])/7" office:value-type="float" office:value="1881.71428571429">
            <text:p>1881,71</text:p>
          </table:table-cell>
          <table:table-cell table:formula="of:=SUM([.I283:.I289])/7" office:value-type="float" office:value="149.714285714286">
            <text:p>149,71</text:p>
          </table:table-cell>
          <table:table-cell table:formula="of:=[.A289]*[.K289]" office:value-type="float" office:value="540052">
            <text:p>540052,00</text:p>
          </table:table-cell>
          <table:table-cell table:formula="of:=[.L289]*[.A289]" office:value-type="float" office:value="42968">
            <text:p>42968,00</text:p>
          </table:table-cell>
          <table:table-cell table:formula="of:=[.A289]*[.A289]" office:value-type="float" office:value="82369">
            <text:p>82369,00</text:p>
          </table:table-cell>
          <table:table-cell table:formula="of:=[.A289]*a+b" office:value-type="float" office:value="3434.33149836084">
            <text:p>3434,33</text:p>
          </table:table-cell>
          <table:table-cell table:formula="of:=a_2*[.A289]+b_2" office:value-type="float" office:value="121.804110184591">
            <text:p>121,8041101846</text:p>
          </table:table-cell>
          <table:table-cell table:number-columns-repeated="2"/>
          <table:table-cell table:formula="of:=(ABS([.P289]-[.K289])/IF([.K289]=0;1;[.K289]))" office:value-type="float" office:value="0.825107841521856">
            <text:p>0,8251078415</text:p>
          </table:table-cell>
          <table:table-cell table:formula="of:=IF([.T289]&lt;[.$P$1];1;0)" office:value-type="float" office:value="0">
            <text:p>0</text:p>
          </table:table-cell>
          <table:table-cell table:formula="of:=IF([.U288]&gt;0;[.V288]+[.U289];0)" office:value-type="float" office:value="0">
            <text:p>0</text:p>
          </table:table-cell>
          <table:table-cell table:formula="of:=(ABS([.Q289]-[.L289])/IF([.L289]=0;1;[.L289]))" office:value-type="float" office:value="0.186422928156357">
            <text:p>0,1864229282</text:p>
          </table:table-cell>
          <table:table-cell table:formula="of:=IF([.W289]&lt;[.$Q$1];1;0)" office:value-type="float" office:value="1">
            <text:p>1</text:p>
          </table:table-cell>
          <table:table-cell table:formula="of:=IF([.X288]&gt;0;[.Y288]+[.X289];0)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288">
            <text:p>288</text:p>
          </table:table-cell>
          <table:table-cell/>
          <table:table-cell office:value-type="string">
            <text:p>2020-10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70">
            <text:p>1770</text:p>
          </table:table-cell>
          <table:table-cell office:value-type="float" office:value="698184">
            <text:p>698184</text:p>
          </table:table-cell>
          <table:table-cell office:value-type="float" office:value="158">
            <text:p>158</text:p>
          </table:table-cell>
          <table:table-cell office:value-type="float" office:value="18309">
            <text:p>18309</text:p>
          </table:table-cell>
          <table:table-cell table:formula="of:=SUM([.G284:.G290])/7" office:value-type="float" office:value="1613.28571428571">
            <text:p>1613,29</text:p>
          </table:table-cell>
          <table:table-cell table:formula="of:=SUM([.I284:.I290])/7" office:value-type="float" office:value="128.714285714286">
            <text:p>128,71</text:p>
          </table:table-cell>
          <table:table-cell table:formula="of:=[.A290]*[.K290]" office:value-type="float" office:value="464626.285714286">
            <text:p>464626,29</text:p>
          </table:table-cell>
          <table:table-cell table:formula="of:=[.L290]*[.A290]" office:value-type="float" office:value="37069.7142857143">
            <text:p>37069,71</text:p>
          </table:table-cell>
          <table:table-cell table:formula="of:=[.A290]*[.A290]" office:value-type="float" office:value="82944">
            <text:p>82944,00</text:p>
          </table:table-cell>
          <table:table-cell table:formula="of:=[.A290]*a+b" office:value-type="float" office:value="3441.79267348999">
            <text:p>3441,79</text:p>
          </table:table-cell>
          <table:table-cell table:formula="of:=a_2*[.A290]+b_2" office:value-type="float" office:value="122.200914891887">
            <text:p>122,2009148919</text:p>
          </table:table-cell>
          <table:table-cell table:number-columns-repeated="2"/>
          <table:table-cell table:formula="of:=(ABS([.P290]-[.K290])/IF([.K290]=0;1;[.K290]))" office:value-type="float" office:value="1.13340553567962">
            <text:p>1,1334055357</text:p>
          </table:table-cell>
          <table:table-cell table:formula="of:=IF([.T290]&lt;[.$P$1];1;0)" office:value-type="float" office:value="0">
            <text:p>0</text:p>
          </table:table-cell>
          <table:table-cell table:formula="of:=IF([.U289]&gt;0;[.V289]+[.U290];0)" office:value-type="float" office:value="0">
            <text:p>0</text:p>
          </table:table-cell>
          <table:table-cell table:formula="of:=(ABS([.Q290]-[.L290])/IF([.L290]=0;1;[.L290]))" office:value-type="float" office:value="0.0506033249242941">
            <text:p>0,0506033249</text:p>
          </table:table-cell>
          <table:table-cell table:formula="of:=IF([.W290]&lt;[.$Q$1];1;0)" office:value-type="float" office:value="1">
            <text:p>1</text:p>
          </table:table-cell>
          <table:table-cell table:formula="of:=IF([.X289]&gt;0;[.Y289]+[.X290];0)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289">
            <text:p>289</text:p>
          </table:table-cell>
          <table:table-cell/>
          <table:table-cell office:value-type="string">
            <text:p>2020-10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019">
            <text:p>2019</text:p>
          </table:table-cell>
          <table:table-cell office:value-type="float" office:value="700203">
            <text:p>700203</text:p>
          </table:table-cell>
          <table:table-cell office:value-type="float" office:value="61">
            <text:p>61</text:p>
          </table:table-cell>
          <table:table-cell office:value-type="float" office:value="18370">
            <text:p>18370</text:p>
          </table:table-cell>
          <table:table-cell table:formula="of:=SUM([.G285:.G291])/7" office:value-type="float" office:value="1667.28571428571">
            <text:p>1667,29</text:p>
          </table:table-cell>
          <table:table-cell table:formula="of:=SUM([.I285:.I291])/7" office:value-type="float" office:value="117.571428571429">
            <text:p>117,57</text:p>
          </table:table-cell>
          <table:table-cell table:formula="of:=[.A291]*[.K291]" office:value-type="float" office:value="481845.571428571">
            <text:p>481845,57</text:p>
          </table:table-cell>
          <table:table-cell table:formula="of:=[.L291]*[.A291]" office:value-type="float" office:value="33978.1428571429">
            <text:p>33978,14</text:p>
          </table:table-cell>
          <table:table-cell table:formula="of:=[.A291]*[.A291]" office:value-type="float" office:value="83521">
            <text:p>83521,00</text:p>
          </table:table-cell>
          <table:table-cell table:formula="of:=[.A291]*a+b" office:value-type="float" office:value="3449.25384861913">
            <text:p>3449,25</text:p>
          </table:table-cell>
          <table:table-cell table:formula="of:=a_2*[.A291]+b_2" office:value-type="float" office:value="122.597719599183">
            <text:p>122,5977195992</text:p>
          </table:table-cell>
          <table:table-cell table:number-columns-repeated="2"/>
          <table:table-cell table:formula="of:=(ABS([.P291]-[.K291])/IF([.K291]=0;1;[.K291]))" office:value-type="float" office:value="1.06878390372153">
            <text:p>1,0687839037</text:p>
          </table:table-cell>
          <table:table-cell table:formula="of:=IF([.T291]&lt;[.$P$1];1;0)" office:value-type="float" office:value="0">
            <text:p>0</text:p>
          </table:table-cell>
          <table:table-cell table:formula="of:=IF([.U290]&gt;0;[.V290]+[.U291];0)" office:value-type="float" office:value="0">
            <text:p>0</text:p>
          </table:table-cell>
          <table:table-cell table:formula="of:=(ABS([.Q291]-[.L291])/IF([.L291]=0;1;[.L291]))" office:value-type="float" office:value="0.0427509564936625">
            <text:p>0,0427509565</text:p>
          </table:table-cell>
          <table:table-cell table:formula="of:=IF([.W291]&lt;[.$Q$1];1;0)" office:value-type="float" office:value="1">
            <text:p>1</text:p>
          </table:table-cell>
          <table:table-cell table:formula="of:=IF([.X290]&gt;0;[.Y290]+[.X291];0)" office:value-type="float" office:value="7">
            <text:p>7</text:p>
          </table:table-cell>
          <table:table-cell table:number-columns-repeated="12"/>
        </table:table-row>
        <table:table-row table:style-name="ro2">
          <table:table-cell office:value-type="float" office:value="290">
            <text:p>290</text:p>
          </table:table-cell>
          <table:table-cell/>
          <table:table-cell office:value-type="string">
            <text:p>2020-10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928">
            <text:p>1928</text:p>
          </table:table-cell>
          <table:table-cell office:value-type="float" office:value="702131">
            <text:p>702131</text:p>
          </table:table-cell>
          <table:table-cell office:value-type="float" office:value="38">
            <text:p>38</text:p>
          </table:table-cell>
          <table:table-cell office:value-type="float" office:value="18408">
            <text:p>18408</text:p>
          </table:table-cell>
          <table:table-cell table:formula="of:=SUM([.G286:.G292])/7" office:value-type="float" office:value="1605">
            <text:p>1605,00</text:p>
          </table:table-cell>
          <table:table-cell table:formula="of:=SUM([.I286:.I292])/7" office:value-type="float" office:value="105">
            <text:p>105,00</text:p>
          </table:table-cell>
          <table:table-cell table:formula="of:=[.A292]*[.K292]" office:value-type="float" office:value="465450">
            <text:p>465450,00</text:p>
          </table:table-cell>
          <table:table-cell table:formula="of:=[.L292]*[.A292]" office:value-type="float" office:value="30450">
            <text:p>30450,00</text:p>
          </table:table-cell>
          <table:table-cell table:formula="of:=[.A292]*[.A292]" office:value-type="float" office:value="84100">
            <text:p>84100,00</text:p>
          </table:table-cell>
          <table:table-cell table:formula="of:=[.A292]*a+b" office:value-type="float" office:value="3456.71502374828">
            <text:p>3456,72</text:p>
          </table:table-cell>
          <table:table-cell table:formula="of:=a_2*[.A292]+b_2" office:value-type="float" office:value="122.99452430648">
            <text:p>122,9945243065</text:p>
          </table:table-cell>
          <table:table-cell table:number-columns-repeated="2"/>
          <table:table-cell table:formula="of:=(ABS([.P292]-[.K292])/IF([.K292]=0;1;[.K292]))" office:value-type="float" office:value="1.15371652569986">
            <text:p>1,1537165257</text:p>
          </table:table-cell>
          <table:table-cell table:formula="of:=IF([.T292]&lt;[.$P$1];1;0)" office:value-type="float" office:value="0">
            <text:p>0</text:p>
          </table:table-cell>
          <table:table-cell table:formula="of:=IF([.U291]&gt;0;[.V291]+[.U292];0)" office:value-type="float" office:value="0">
            <text:p>0</text:p>
          </table:table-cell>
          <table:table-cell table:formula="of:=(ABS([.Q292]-[.L292])/IF([.L292]=0;1;[.L292]))" office:value-type="float" office:value="0.171376421966473">
            <text:p>0,171376422</text:p>
          </table:table-cell>
          <table:table-cell table:formula="of:=IF([.W292]&lt;[.$Q$1];1;0)" office:value-type="float" office:value="1">
            <text:p>1</text:p>
          </table:table-cell>
          <table:table-cell table:formula="of:=IF([.X291]&gt;0;[.Y291]+[.X292];0)"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291">
            <text:p>291</text:p>
          </table:table-cell>
          <table:table-cell/>
          <table:table-cell office:value-type="string">
            <text:p>2020-10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662">
            <text:p>1662</text:p>
          </table:table-cell>
          <table:table-cell office:value-type="float" office:value="703793">
            <text:p>703793</text:p>
          </table:table-cell>
          <table:table-cell office:value-type="float" office:value="63">
            <text:p>63</text:p>
          </table:table-cell>
          <table:table-cell office:value-type="float" office:value="18471">
            <text:p>18471</text:p>
          </table:table-cell>
          <table:table-cell table:formula="of:=SUM([.G287:.G293])/7" office:value-type="float" office:value="1617.42857142857">
            <text:p>1617,43</text:p>
          </table:table-cell>
          <table:table-cell table:formula="of:=SUM([.I287:.I293])/7" office:value-type="float" office:value="98.7142857142857">
            <text:p>98,71</text:p>
          </table:table-cell>
          <table:table-cell table:formula="of:=[.A293]*[.K293]" office:value-type="float" office:value="470671.714285714">
            <text:p>470671,71</text:p>
          </table:table-cell>
          <table:table-cell table:formula="of:=[.L293]*[.A293]" office:value-type="float" office:value="28725.8571428571">
            <text:p>28725,86</text:p>
          </table:table-cell>
          <table:table-cell table:formula="of:=[.A293]*[.A293]" office:value-type="float" office:value="84681">
            <text:p>84681,00</text:p>
          </table:table-cell>
          <table:table-cell table:formula="of:=[.A293]*a+b" office:value-type="float" office:value="3464.17619887743">
            <text:p>3464,18</text:p>
          </table:table-cell>
          <table:table-cell table:formula="of:=a_2*[.A293]+b_2" office:value-type="float" office:value="123.391329013776">
            <text:p>123,3913290138</text:p>
          </table:table-cell>
          <table:table-cell table:number-columns-repeated="2"/>
          <table:table-cell table:formula="of:=(ABS([.P293]-[.K293])/IF([.K293]=0;1;[.K293]))" office:value-type="float" office:value="1.14178002050362">
            <text:p>1,1417800205</text:p>
          </table:table-cell>
          <table:table-cell table:formula="of:=IF([.T293]&lt;[.$P$1];1;0)" office:value-type="float" office:value="0">
            <text:p>0</text:p>
          </table:table-cell>
          <table:table-cell table:formula="of:=IF([.U292]&gt;0;[.V292]+[.U293];0)" office:value-type="float" office:value="0">
            <text:p>0</text:p>
          </table:table-cell>
          <table:table-cell table:formula="of:=(ABS([.Q293]-[.L293])/IF([.L293]=0;1;[.L293]))" office:value-type="float" office:value="0.249984519676455">
            <text:p>0,2499845197</text:p>
          </table:table-cell>
          <table:table-cell table:formula="of:=IF([.W293]&lt;[.$Q$1];1;0)" office:value-type="float" office:value="1">
            <text:p>1</text:p>
          </table:table-cell>
          <table:table-cell table:formula="of:=IF([.X292]&gt;0;[.Y292]+[.X293];0)" office:value-type="float" office:value="9">
            <text:p>9</text:p>
          </table:table-cell>
          <table:table-cell table:number-columns-repeated="12"/>
        </table:table-row>
        <table:table-row table:style-name="ro2">
          <table:table-cell office:value-type="float" office:value="292">
            <text:p>292</text:p>
          </table:table-cell>
          <table:table-cell/>
          <table:table-cell office:value-type="string">
            <text:p>2020-10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61">
            <text:p>1461</text:p>
          </table:table-cell>
          <table:table-cell office:value-type="float" office:value="705254">
            <text:p>705254</text:p>
          </table:table-cell>
          <table:table-cell office:value-type="float" office:value="21">
            <text:p>21</text:p>
          </table:table-cell>
          <table:table-cell office:value-type="float" office:value="18492">
            <text:p>18492</text:p>
          </table:table-cell>
          <table:table-cell table:formula="of:=SUM([.G288:.G294])/7" office:value-type="float" office:value="1699.28571428571">
            <text:p>1699,29</text:p>
          </table:table-cell>
          <table:table-cell table:formula="of:=SUM([.I288:.I294])/7" office:value-type="float" office:value="89.8571428571429">
            <text:p>89,86</text:p>
          </table:table-cell>
          <table:table-cell table:formula="of:=[.A294]*[.K294]" office:value-type="float" office:value="496191.428571429">
            <text:p>496191,43</text:p>
          </table:table-cell>
          <table:table-cell table:formula="of:=[.L294]*[.A294]" office:value-type="float" office:value="26238.2857142857">
            <text:p>26238,29</text:p>
          </table:table-cell>
          <table:table-cell table:formula="of:=[.A294]*[.A294]" office:value-type="float" office:value="85264">
            <text:p>85264,00</text:p>
          </table:table-cell>
          <table:table-cell table:formula="of:=[.A294]*a+b" office:value-type="float" office:value="3471.63737400658">
            <text:p>3471,64</text:p>
          </table:table-cell>
          <table:table-cell table:formula="of:=a_2*[.A294]+b_2" office:value-type="float" office:value="123.788133721072">
            <text:p>123,7881337211</text:p>
          </table:table-cell>
          <table:table-cell table:number-columns-repeated="2"/>
          <table:table-cell table:formula="of:=(ABS([.P294]-[.K294])/IF([.K294]=0;1;[.K294]))" office:value-type="float" office:value="1.042998034304">
            <text:p>1,0429980343</text:p>
          </table:table-cell>
          <table:table-cell table:formula="of:=IF([.T294]&lt;[.$P$1];1;0)" office:value-type="float" office:value="0">
            <text:p>0</text:p>
          </table:table-cell>
          <table:table-cell table:formula="of:=IF([.U293]&gt;0;[.V293]+[.U294];0)" office:value-type="float" office:value="0">
            <text:p>0</text:p>
          </table:table-cell>
          <table:table-cell table:formula="of:=(ABS([.Q294]-[.L294])/IF([.L294]=0;1;[.L294]))" office:value-type="float" office:value="0.377610391172502">
            <text:p>0,3776103912</text:p>
          </table:table-cell>
          <table:table-cell table:formula="of:=IF([.W294]&lt;[.$Q$1];1;0)" office:value-type="float" office:value="1">
            <text:p>1</text:p>
          </table:table-cell>
          <table:table-cell table:formula="of:=IF([.X293]&gt;0;[.Y293]+[.X294];0)" office:value-type="float" office:value="10">
            <text:p>10</text:p>
          </table:table-cell>
          <table:table-cell table:number-columns-repeated="12"/>
        </table:table-row>
        <table:table-row table:style-name="ro2">
          <table:table-cell office:value-type="float" office:value="293">
            <text:p>293</text:p>
          </table:table-cell>
          <table:table-cell/>
          <table:table-cell office:value-type="string">
            <text:p>2020-10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050">
            <text:p>1050</text:p>
          </table:table-cell>
          <table:table-cell office:value-type="float" office:value="706304">
            <text:p>706304</text:p>
          </table:table-cell>
          <table:table-cell office:value-type="float" office:value="164">
            <text:p>164</text:p>
          </table:table-cell>
          <table:table-cell office:value-type="float" office:value="18656">
            <text:p>18656</text:p>
          </table:table-cell>
          <table:table-cell table:formula="of:=SUM([.G289:.G295])/7" office:value-type="float" office:value="1681">
            <text:p>1681,00</text:p>
          </table:table-cell>
          <table:table-cell table:formula="of:=SUM([.I289:.I295])/7" office:value-type="float" office:value="89.7142857142857">
            <text:p>89,71</text:p>
          </table:table-cell>
          <table:table-cell table:formula="of:=[.A295]*[.K295]" office:value-type="float" office:value="492533">
            <text:p>492533,00</text:p>
          </table:table-cell>
          <table:table-cell table:formula="of:=[.L295]*[.A295]" office:value-type="float" office:value="26286.2857142857">
            <text:p>26286,29</text:p>
          </table:table-cell>
          <table:table-cell table:formula="of:=[.A295]*[.A295]" office:value-type="float" office:value="85849">
            <text:p>85849,00</text:p>
          </table:table-cell>
          <table:table-cell table:formula="of:=[.A295]*a+b" office:value-type="float" office:value="3479.09854913572">
            <text:p>3479,10</text:p>
          </table:table-cell>
          <table:table-cell table:formula="of:=a_2*[.A295]+b_2" office:value-type="float" office:value="124.184938428368">
            <text:p>124,1849384284</text:p>
          </table:table-cell>
          <table:table-cell table:number-columns-repeated="2"/>
          <table:table-cell table:formula="of:=(ABS([.P295]-[.K295])/IF([.K295]=0;1;[.K295]))" office:value-type="float" office:value="1.06966005302541">
            <text:p>1,069660053</text:p>
          </table:table-cell>
          <table:table-cell table:formula="of:=IF([.T295]&lt;[.$P$1];1;0)" office:value-type="float" office:value="0">
            <text:p>0</text:p>
          </table:table-cell>
          <table:table-cell table:formula="of:=IF([.U294]&gt;0;[.V294]+[.U295];0)" office:value-type="float" office:value="0">
            <text:p>0</text:p>
          </table:table-cell>
          <table:table-cell table:formula="of:=(ABS([.Q295]-[.L295])/IF([.L295]=0;1;[.L295]))" office:value-type="float" office:value="0.384227020698371">
            <text:p>0,3842270207</text:p>
          </table:table-cell>
          <table:table-cell table:formula="of:=IF([.W295]&lt;[.$Q$1];1;0)" office:value-type="float" office:value="1">
            <text:p>1</text:p>
          </table:table-cell>
          <table:table-cell table:formula="of:=IF([.X294]&gt;0;[.Y294]+[.X295];0)" office:value-type="float" office:value="11">
            <text:p>11</text:p>
          </table:table-cell>
          <table:table-cell table:number-columns-repeated="12"/>
        </table:table-row>
        <table:table-row table:style-name="ro2">
          <table:table-cell office:value-type="float" office:value="294">
            <text:p>294</text:p>
          </table:table-cell>
          <table:table-cell/>
          <table:table-cell office:value-type="string">
            <text:p>2020-10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055">
            <text:p>2055</text:p>
          </table:table-cell>
          <table:table-cell office:value-type="float" office:value="708359">
            <text:p>708359</text:p>
          </table:table-cell>
          <table:table-cell office:value-type="float" office:value="85">
            <text:p>85</text:p>
          </table:table-cell>
          <table:table-cell office:value-type="float" office:value="18741">
            <text:p>18741</text:p>
          </table:table-cell>
          <table:table-cell table:formula="of:=SUM([.G290:.G296])/7" office:value-type="float" office:value="1706.42857142857">
            <text:p>1706,43</text:p>
          </table:table-cell>
          <table:table-cell table:formula="of:=SUM([.I290:.I296])/7" office:value-type="float" office:value="84.2857142857143">
            <text:p>84,29</text:p>
          </table:table-cell>
          <table:table-cell table:formula="of:=[.A296]*[.K296]" office:value-type="float" office:value="501690">
            <text:p>501690,00</text:p>
          </table:table-cell>
          <table:table-cell table:formula="of:=[.L296]*[.A296]" office:value-type="float" office:value="24780">
            <text:p>24780,00</text:p>
          </table:table-cell>
          <table:table-cell table:formula="of:=[.A296]*[.A296]" office:value-type="float" office:value="86436">
            <text:p>86436,00</text:p>
          </table:table-cell>
          <table:table-cell table:formula="of:=[.A296]*a+b" office:value-type="float" office:value="3486.55972426487">
            <text:p>3486,56</text:p>
          </table:table-cell>
          <table:table-cell table:formula="of:=a_2*[.A296]+b_2" office:value-type="float" office:value="124.581743135664">
            <text:p>124,5817431357</text:p>
          </table:table-cell>
          <table:table-cell table:number-columns-repeated="2"/>
          <table:table-cell table:formula="of:=(ABS([.P296]-[.K296])/IF([.K296]=0;1;[.K296]))" office:value-type="float" office:value="1.04319113184212">
            <text:p>1,0431911318</text:p>
          </table:table-cell>
          <table:table-cell table:formula="of:=IF([.T296]&lt;[.$P$1];1;0)" office:value-type="float" office:value="0">
            <text:p>0</text:p>
          </table:table-cell>
          <table:table-cell table:formula="of:=IF([.U295]&gt;0;[.V295]+[.U296];0)" office:value-type="float" office:value="0">
            <text:p>0</text:p>
          </table:table-cell>
          <table:table-cell table:formula="of:=(ABS([.Q296]-[.L296])/IF([.L296]=0;1;[.L296]))" office:value-type="float" office:value="0.478088477880763">
            <text:p>0,4780884779</text:p>
          </table:table-cell>
          <table:table-cell table:formula="of:=IF([.W296]&lt;[.$Q$1];1;0)" office:value-type="float" office:value="0">
            <text:p>0</text:p>
          </table:table-cell>
          <table:table-cell table:formula="of:=IF([.X295]&gt;0;[.Y295]+[.X296];0)" office:value-type="float" office:value="11">
            <text:p>11</text:p>
          </table:table-cell>
          <table:table-cell table:number-columns-repeated="12"/>
        </table:table-row>
        <table:table-row table:style-name="ro2">
          <table:table-cell office:value-type="float" office:value="295">
            <text:p>295</text:p>
          </table:table-cell>
          <table:table-cell/>
          <table:table-cell office:value-type="string">
            <text:p>2020-10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156">
            <text:p>2156</text:p>
          </table:table-cell>
          <table:table-cell office:value-type="float" office:value="710515">
            <text:p>710515</text:p>
          </table:table-cell>
          <table:table-cell office:value-type="float" office:value="102">
            <text:p>102</text:p>
          </table:table-cell>
          <table:table-cell office:value-type="float" office:value="18843">
            <text:p>18843</text:p>
          </table:table-cell>
          <table:table-cell table:formula="of:=SUM([.G291:.G297])/7" office:value-type="float" office:value="1761.57142857143">
            <text:p>1761,57</text:p>
          </table:table-cell>
          <table:table-cell table:formula="of:=SUM([.I291:.I297])/7" office:value-type="float" office:value="76.2857142857143">
            <text:p>76,29</text:p>
          </table:table-cell>
          <table:table-cell table:formula="of:=[.A297]*[.K297]" office:value-type="float" office:value="519663.571428572">
            <text:p>519663,57</text:p>
          </table:table-cell>
          <table:table-cell table:formula="of:=[.L297]*[.A297]" office:value-type="float" office:value="22504.2857142857">
            <text:p>22504,29</text:p>
          </table:table-cell>
          <table:table-cell table:formula="of:=[.A297]*[.A297]" office:value-type="float" office:value="87025">
            <text:p>87025,00</text:p>
          </table:table-cell>
          <table:table-cell table:formula="of:=[.A297]*a+b" office:value-type="float" office:value="3494.02089939402">
            <text:p>3494,02</text:p>
          </table:table-cell>
          <table:table-cell table:formula="of:=a_2*[.A297]+b_2" office:value-type="float" office:value="124.97854784296">
            <text:p>124,978547843</text:p>
          </table:table-cell>
          <table:table-cell table:number-columns-repeated="2"/>
          <table:table-cell table:formula="of:=(ABS([.P297]-[.K297])/IF([.K297]=0;1;[.K297]))" office:value-type="float" office:value="0.983468193638643">
            <text:p>0,9834681936</text:p>
          </table:table-cell>
          <table:table-cell table:formula="of:=IF([.T297]&lt;[.$P$1];1;0)" office:value-type="float" office:value="0">
            <text:p>0</text:p>
          </table:table-cell>
          <table:table-cell table:formula="of:=IF([.U296]&gt;0;[.V296]+[.U297];0)" office:value-type="float" office:value="0">
            <text:p>0</text:p>
          </table:table-cell>
          <table:table-cell table:formula="of:=(ABS([.Q297]-[.L297])/IF([.L297]=0;1;[.L297]))" office:value-type="float" office:value="0.638295570975137">
            <text:p>0,638295571</text:p>
          </table:table-cell>
          <table:table-cell table:formula="of:=IF([.W297]&lt;[.$Q$1];1;0)" office:value-type="float" office:value="0">
            <text:p>0</text:p>
          </table:table-cell>
          <table:table-cell table:formula="of:=IF([.X296]&gt;0;[.Y296]+[.X29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96">
            <text:p>296</text:p>
          </table:table-cell>
          <table:table-cell/>
          <table:table-cell office:value-type="string">
            <text:p>2020-10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897">
            <text:p>1897</text:p>
          </table:table-cell>
          <table:table-cell office:value-type="float" office:value="712412">
            <text:p>712412</text:p>
          </table:table-cell>
          <table:table-cell office:value-type="float" office:value="48">
            <text:p>48</text:p>
          </table:table-cell>
          <table:table-cell office:value-type="float" office:value="18891">
            <text:p>18891</text:p>
          </table:table-cell>
          <table:table-cell table:formula="of:=SUM([.G292:.G298])/7" office:value-type="float" office:value="1744.14285714286">
            <text:p>1744,14</text:p>
          </table:table-cell>
          <table:table-cell table:formula="of:=SUM([.I292:.I298])/7" office:value-type="float" office:value="74.4285714285714">
            <text:p>74,43</text:p>
          </table:table-cell>
          <table:table-cell table:formula="of:=[.A298]*[.K298]" office:value-type="float" office:value="516266.285714286">
            <text:p>516266,29</text:p>
          </table:table-cell>
          <table:table-cell table:formula="of:=[.L298]*[.A298]" office:value-type="float" office:value="22030.8571428571">
            <text:p>22030,86</text:p>
          </table:table-cell>
          <table:table-cell table:formula="of:=[.A298]*[.A298]" office:value-type="float" office:value="87616">
            <text:p>87616,00</text:p>
          </table:table-cell>
          <table:table-cell table:formula="of:=[.A298]*a+b" office:value-type="float" office:value="3501.48207452316">
            <text:p>3501,48</text:p>
          </table:table-cell>
          <table:table-cell table:formula="of:=a_2*[.A298]+b_2" office:value-type="float" office:value="125.375352550257">
            <text:p>125,3753525503</text:p>
          </table:table-cell>
          <table:table-cell table:number-columns-repeated="2"/>
          <table:table-cell table:formula="of:=(ABS([.P298]-[.K298])/IF([.K298]=0;1;[.K298]))" office:value-type="float" office:value="1.00756610055387">
            <text:p>1,0075661006</text:p>
          </table:table-cell>
          <table:table-cell table:formula="of:=IF([.T298]&lt;[.$P$1];1;0)" office:value-type="float" office:value="0">
            <text:p>0</text:p>
          </table:table-cell>
          <table:table-cell table:formula="of:=IF([.U297]&gt;0;[.V297]+[.U298];0)" office:value-type="float" office:value="0">
            <text:p>0</text:p>
          </table:table-cell>
          <table:table-cell table:formula="of:=(ABS([.Q298]-[.L298])/IF([.L298]=0;1;[.L298]))" office:value-type="float" office:value="0.684505696452584">
            <text:p>0,6845056965</text:p>
          </table:table-cell>
          <table:table-cell table:formula="of:=IF([.W298]&lt;[.$Q$1];1;0)" office:value-type="float" office:value="0">
            <text:p>0</text:p>
          </table:table-cell>
          <table:table-cell table:formula="of:=IF([.X297]&gt;0;[.Y297]+[.X29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97">
            <text:p>297</text:p>
          </table:table-cell>
          <table:table-cell/>
          <table:table-cell office:value-type="string">
            <text:p>2020-10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834">
            <text:p>1834</text:p>
          </table:table-cell>
          <table:table-cell office:value-type="float" office:value="714246">
            <text:p>714246</text:p>
          </table:table-cell>
          <table:table-cell office:value-type="float" office:value="53">
            <text:p>53</text:p>
          </table:table-cell>
          <table:table-cell office:value-type="float" office:value="18944">
            <text:p>18944</text:p>
          </table:table-cell>
          <table:table-cell table:formula="of:=SUM([.G293:.G299])/7" office:value-type="float" office:value="1730.71428571429">
            <text:p>1730,71</text:p>
          </table:table-cell>
          <table:table-cell table:formula="of:=SUM([.I293:.I299])/7" office:value-type="float" office:value="76.5714285714286">
            <text:p>76,57</text:p>
          </table:table-cell>
          <table:table-cell table:formula="of:=[.A299]*[.K299]" office:value-type="float" office:value="514022.142857143">
            <text:p>514022,14</text:p>
          </table:table-cell>
          <table:table-cell table:formula="of:=[.L299]*[.A299]" office:value-type="float" office:value="22741.7142857143">
            <text:p>22741,71</text:p>
          </table:table-cell>
          <table:table-cell table:formula="of:=[.A299]*[.A299]" office:value-type="float" office:value="88209">
            <text:p>88209,00</text:p>
          </table:table-cell>
          <table:table-cell table:formula="of:=[.A299]*a+b" office:value-type="float" office:value="3508.94324965231">
            <text:p>3508,94</text:p>
          </table:table-cell>
          <table:table-cell table:formula="of:=a_2*[.A299]+b_2" office:value-type="float" office:value="125.772157257553">
            <text:p>125,7721572576</text:p>
          </table:table-cell>
          <table:table-cell table:number-columns-repeated="2"/>
          <table:table-cell table:formula="of:=(ABS([.P299]-[.K299])/IF([.K299]=0;1;[.K299]))" office:value-type="float" office:value="1.02745379674504">
            <text:p>1,0274537967</text:p>
          </table:table-cell>
          <table:table-cell table:formula="of:=IF([.T299]&lt;[.$P$1];1;0)" office:value-type="float" office:value="0">
            <text:p>0</text:p>
          </table:table-cell>
          <table:table-cell table:formula="of:=IF([.U298]&gt;0;[.V298]+[.U299];0)" office:value-type="float" office:value="0">
            <text:p>0</text:p>
          </table:table-cell>
          <table:table-cell table:formula="of:=(ABS([.Q299]-[.L299])/IF([.L299]=0;1;[.L299]))" office:value-type="float" office:value="0.6425468298561">
            <text:p>0,6425468299</text:p>
          </table:table-cell>
          <table:table-cell table:formula="of:=IF([.W299]&lt;[.$Q$1];1;0)" office:value-type="float" office:value="0">
            <text:p>0</text:p>
          </table:table-cell>
          <table:table-cell table:formula="of:=IF([.X298]&gt;0;[.Y298]+[.X29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98">
            <text:p>298</text:p>
          </table:table-cell>
          <table:table-cell/>
          <table:table-cell office:value-type="string">
            <text:p>2020-10-2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622">
            <text:p>1622</text:p>
          </table:table-cell>
          <table:table-cell office:value-type="float" office:value="715868">
            <text:p>715868</text:p>
          </table:table-cell>
          <table:table-cell office:value-type="float" office:value="24">
            <text:p>24</text:p>
          </table:table-cell>
          <table:table-cell office:value-type="float" office:value="18968">
            <text:p>18968</text:p>
          </table:table-cell>
          <table:table-cell table:formula="of:=SUM([.G294:.G300])/7" office:value-type="float" office:value="1725">
            <text:p>1725,00</text:p>
          </table:table-cell>
          <table:table-cell table:formula="of:=SUM([.I294:.I300])/7" office:value-type="float" office:value="71">
            <text:p>71,00</text:p>
          </table:table-cell>
          <table:table-cell table:formula="of:=[.A300]*[.K300]" office:value-type="float" office:value="514050">
            <text:p>514050,00</text:p>
          </table:table-cell>
          <table:table-cell table:formula="of:=[.L300]*[.A300]" office:value-type="float" office:value="21158">
            <text:p>21158,00</text:p>
          </table:table-cell>
          <table:table-cell table:formula="of:=[.A300]*[.A300]" office:value-type="float" office:value="88804">
            <text:p>88804,00</text:p>
          </table:table-cell>
          <table:table-cell table:formula="of:=[.A300]*a+b" office:value-type="float" office:value="3516.40442478146">
            <text:p>3516,40</text:p>
          </table:table-cell>
          <table:table-cell table:formula="of:=a_2*[.A300]+b_2" office:value-type="float" office:value="126.168961964849">
            <text:p>126,1689619648</text:p>
          </table:table-cell>
          <table:table-cell table:number-columns-repeated="2"/>
          <table:table-cell table:formula="of:=(ABS([.P300]-[.K300])/IF([.K300]=0;1;[.K300]))" office:value-type="float" office:value="1.03849531871389">
            <text:p>1,0384953187</text:p>
          </table:table-cell>
          <table:table-cell table:formula="of:=IF([.T300]&lt;[.$P$1];1;0)" office:value-type="float" office:value="0">
            <text:p>0</text:p>
          </table:table-cell>
          <table:table-cell table:formula="of:=IF([.U299]&gt;0;[.V299]+[.U300];0)" office:value-type="float" office:value="0">
            <text:p>0</text:p>
          </table:table-cell>
          <table:table-cell table:formula="of:=(ABS([.Q300]-[.L300])/IF([.L300]=0;1;[.L300]))" office:value-type="float" office:value="0.777027633307732">
            <text:p>0,7770276333</text:p>
          </table:table-cell>
          <table:table-cell table:formula="of:=IF([.W300]&lt;[.$Q$1];1;0)" office:value-type="float" office:value="0">
            <text:p>0</text:p>
          </table:table-cell>
          <table:table-cell table:formula="of:=IF([.X299]&gt;0;[.Y299]+[.X30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99">
            <text:p>299</text:p>
          </table:table-cell>
          <table:table-cell/>
          <table:table-cell office:value-type="string">
            <text:p>2020-10-2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91">
            <text:p>891</text:p>
          </table:table-cell>
          <table:table-cell office:value-type="float" office:value="716759">
            <text:p>716759</text:p>
          </table:table-cell>
          <table:table-cell office:value-type="float" office:value="40">
            <text:p>40</text:p>
          </table:table-cell>
          <table:table-cell office:value-type="float" office:value="19008">
            <text:p>19008</text:p>
          </table:table-cell>
          <table:table-cell table:formula="of:=SUM([.G295:.G301])/7" office:value-type="float" office:value="1643.57142857143">
            <text:p>1643,57</text:p>
          </table:table-cell>
          <table:table-cell table:formula="of:=SUM([.I295:.I301])/7" office:value-type="float" office:value="73.7142857142857">
            <text:p>73,71</text:p>
          </table:table-cell>
          <table:table-cell table:formula="of:=[.A301]*[.K301]" office:value-type="float" office:value="491427.857142857">
            <text:p>491427,86</text:p>
          </table:table-cell>
          <table:table-cell table:formula="of:=[.L301]*[.A301]" office:value-type="float" office:value="22040.5714285714">
            <text:p>22040,57</text:p>
          </table:table-cell>
          <table:table-cell table:formula="of:=[.A301]*[.A301]" office:value-type="float" office:value="89401">
            <text:p>89401,00</text:p>
          </table:table-cell>
          <table:table-cell table:formula="of:=[.A301]*a+b" office:value-type="float" office:value="3523.8655999106">
            <text:p>3523,87</text:p>
          </table:table-cell>
          <table:table-cell table:formula="of:=a_2*[.A301]+b_2" office:value-type="float" office:value="126.565766672145">
            <text:p>126,5657666721</text:p>
          </table:table-cell>
          <table:table-cell table:number-columns-repeated="2"/>
          <table:table-cell table:formula="of:=(ABS([.P301]-[.K301])/IF([.K301]=0;1;[.K301]))" office:value-type="float" office:value="1.14402948277916">
            <text:p>1,1440294828</text:p>
          </table:table-cell>
          <table:table-cell table:formula="of:=IF([.T301]&lt;[.$P$1];1;0)" office:value-type="float" office:value="0">
            <text:p>0</text:p>
          </table:table-cell>
          <table:table-cell table:formula="of:=IF([.U300]&gt;0;[.V300]+[.U301];0)" office:value-type="float" office:value="0">
            <text:p>0</text:p>
          </table:table-cell>
          <table:table-cell table:formula="of:=(ABS([.Q301]-[.L301])/IF([.L301]=0;1;[.L301]))" office:value-type="float" office:value="0.716977454854682">
            <text:p>0,7169774549</text:p>
          </table:table-cell>
          <table:table-cell table:formula="of:=IF([.W301]&lt;[.$Q$1];1;0)" office:value-type="float" office:value="0">
            <text:p>0</text:p>
          </table:table-cell>
          <table:table-cell table:formula="of:=IF([.X300]&gt;0;[.Y300]+[.X30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00">
            <text:p>300</text:p>
          </table:table-cell>
          <table:table-cell/>
          <table:table-cell office:value-type="string">
            <text:p>2020-10-2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092">
            <text:p>1092</text:p>
          </table:table-cell>
          <table:table-cell office:value-type="float" office:value="717851">
            <text:p>717851</text:p>
          </table:table-cell>
          <table:table-cell office:value-type="float" office:value="45">
            <text:p>45</text:p>
          </table:table-cell>
          <table:table-cell office:value-type="float" office:value="19053">
            <text:p>19053</text:p>
          </table:table-cell>
          <table:table-cell table:formula="of:=SUM([.G296:.G302])/7" office:value-type="float" office:value="1649.57142857143">
            <text:p>1649,57</text:p>
          </table:table-cell>
          <table:table-cell table:formula="of:=SUM([.I296:.I302])/7" office:value-type="float" office:value="56.7142857142857">
            <text:p>56,71</text:p>
          </table:table-cell>
          <table:table-cell table:formula="of:=[.A302]*[.K302]" office:value-type="float" office:value="494871.428571429">
            <text:p>494871,43</text:p>
          </table:table-cell>
          <table:table-cell table:formula="of:=[.L302]*[.A302]" office:value-type="float" office:value="17014.2857142857">
            <text:p>17014,29</text:p>
          </table:table-cell>
          <table:table-cell table:formula="of:=[.A302]*[.A302]" office:value-type="float" office:value="90000">
            <text:p>90000,00</text:p>
          </table:table-cell>
          <table:table-cell table:formula="of:=[.A302]*a+b" office:value-type="float" office:value="3531.32677503975">
            <text:p>3531,33</text:p>
          </table:table-cell>
          <table:table-cell table:formula="of:=a_2*[.A302]+b_2" office:value-type="float" office:value="126.962571379441">
            <text:p>126,9625713794</text:p>
          </table:table-cell>
          <table:table-cell table:number-columns-repeated="2"/>
          <table:table-cell table:formula="of:=(ABS([.P302]-[.K302])/IF([.K302]=0;1;[.K302]))" office:value-type="float" office:value="1.14075408550084">
            <text:p>1,1407540855</text:p>
          </table:table-cell>
          <table:table-cell table:formula="of:=IF([.T302]&lt;[.$P$1];1;0)" office:value-type="float" office:value="0">
            <text:p>0</text:p>
          </table:table-cell>
          <table:table-cell table:formula="of:=IF([.U301]&gt;0;[.V301]+[.U302];0)" office:value-type="float" office:value="0">
            <text:p>0</text:p>
          </table:table-cell>
          <table:table-cell table:formula="of:=(ABS([.Q302]-[.L302])/IF([.L302]=0;1;[.L302]))" office:value-type="float" office:value="1.23863475983901">
            <text:p>1,2386347598</text:p>
          </table:table-cell>
          <table:table-cell table:formula="of:=IF([.W302]&lt;[.$Q$1];1;0)" office:value-type="float" office:value="0">
            <text:p>0</text:p>
          </table:table-cell>
          <table:table-cell table:formula="of:=IF([.X301]&gt;0;[.Y301]+[.X30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01">
            <text:p>301</text:p>
          </table:table-cell>
          <table:table-cell/>
          <table:table-cell office:value-type="string">
            <text:p>2020-10-2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863">
            <text:p>1863</text:p>
          </table:table-cell>
          <table:table-cell office:value-type="float" office:value="719714">
            <text:p>719714</text:p>
          </table:table-cell>
          <table:table-cell office:value-type="float" office:value="58">
            <text:p>58</text:p>
          </table:table-cell>
          <table:table-cell office:value-type="float" office:value="19111">
            <text:p>19111</text:p>
          </table:table-cell>
          <table:table-cell table:formula="of:=SUM([.G297:.G303])/7" office:value-type="float" office:value="1622.14285714286">
            <text:p>1622,14</text:p>
          </table:table-cell>
          <table:table-cell table:formula="of:=SUM([.I297:.I303])/7" office:value-type="float" office:value="52.8571428571429">
            <text:p>52,86</text:p>
          </table:table-cell>
          <table:table-cell table:formula="of:=[.A303]*[.K303]" office:value-type="float" office:value="488265">
            <text:p>488265,00</text:p>
          </table:table-cell>
          <table:table-cell table:formula="of:=[.L303]*[.A303]" office:value-type="float" office:value="15910">
            <text:p>15910,00</text:p>
          </table:table-cell>
          <table:table-cell table:formula="of:=[.A303]*[.A303]" office:value-type="float" office:value="90601">
            <text:p>90601,00</text:p>
          </table:table-cell>
          <table:table-cell table:formula="of:=[.A303]*a+b" office:value-type="float" office:value="3538.7879501689">
            <text:p>3538,79</text:p>
          </table:table-cell>
          <table:table-cell table:formula="of:=a_2*[.A303]+b_2" office:value-type="float" office:value="127.359376086737">
            <text:p>127,3593760867</text:p>
          </table:table-cell>
          <table:table-cell table:number-columns-repeated="2"/>
          <table:table-cell table:formula="of:=(ABS([.P303]-[.K303])/IF([.K303]=0;1;[.K303]))" office:value-type="float" office:value="1.18155135633486">
            <text:p>1,1815513563</text:p>
          </table:table-cell>
          <table:table-cell table:formula="of:=IF([.T303]&lt;[.$P$1];1;0)" office:value-type="float" office:value="0">
            <text:p>0</text:p>
          </table:table-cell>
          <table:table-cell table:formula="of:=IF([.U302]&gt;0;[.V302]+[.U303];0)" office:value-type="float" office:value="0">
            <text:p>0</text:p>
          </table:table-cell>
          <table:table-cell table:formula="of:=(ABS([.Q303]-[.L303])/IF([.L303]=0;1;[.L303]))" office:value-type="float" office:value="1.40950170974909">
            <text:p>1,4095017097</text:p>
          </table:table-cell>
          <table:table-cell table:formula="of:=IF([.W303]&lt;[.$Q$1];1;0)" office:value-type="float" office:value="0">
            <text:p>0</text:p>
          </table:table-cell>
          <table:table-cell table:formula="of:=IF([.X302]&gt;0;[.Y302]+[.X30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02">
            <text:p>302</text:p>
          </table:table-cell>
          <table:table-cell/>
          <table:table-cell office:value-type="string">
            <text:p>2020-10-3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056">
            <text:p>2056</text:p>
          </table:table-cell>
          <table:table-cell office:value-type="float" office:value="721770">
            <text:p>721770</text:p>
          </table:table-cell>
          <table:table-cell office:value-type="float" office:value="53">
            <text:p>53</text:p>
          </table:table-cell>
          <table:table-cell office:value-type="float" office:value="19164">
            <text:p>19164</text:p>
          </table:table-cell>
          <table:table-cell table:formula="of:=SUM([.G298:.G304])/7" office:value-type="float" office:value="1607.85714285714">
            <text:p>1607,86</text:p>
          </table:table-cell>
          <table:table-cell table:formula="of:=SUM([.I298:.I304])/7" office:value-type="float" office:value="45.8571428571429">
            <text:p>45,86</text:p>
          </table:table-cell>
          <table:table-cell table:formula="of:=[.A304]*[.K304]" office:value-type="float" office:value="485572.857142857">
            <text:p>485572,86</text:p>
          </table:table-cell>
          <table:table-cell table:formula="of:=[.L304]*[.A304]" office:value-type="float" office:value="13848.8571428571">
            <text:p>13848,86</text:p>
          </table:table-cell>
          <table:table-cell table:formula="of:=[.A304]*[.A304]" office:value-type="float" office:value="91204">
            <text:p>91204,00</text:p>
          </table:table-cell>
          <table:table-cell table:formula="of:=[.A304]*a+b" office:value-type="float" office:value="3546.24912529804">
            <text:p>3546,25</text:p>
          </table:table-cell>
          <table:table-cell table:formula="of:=a_2*[.A304]+b_2" office:value-type="float" office:value="127.756180794034">
            <text:p>127,756180794</text:p>
          </table:table-cell>
          <table:table-cell table:number-columns-repeated="2"/>
          <table:table-cell table:formula="of:=(ABS([.P304]-[.K304])/IF([.K304]=0;1;[.K304]))" office:value-type="float" office:value="1.20557475584952">
            <text:p>1,2055747558</text:p>
          </table:table-cell>
          <table:table-cell table:formula="of:=IF([.T304]&lt;[.$P$1];1;0)" office:value-type="float" office:value="0">
            <text:p>0</text:p>
          </table:table-cell>
          <table:table-cell table:formula="of:=IF([.U303]&gt;0;[.V303]+[.U304];0)" office:value-type="float" office:value="0">
            <text:p>0</text:p>
          </table:table-cell>
          <table:table-cell table:formula="of:=(ABS([.Q304]-[.L304])/IF([.L304]=0;1;[.L304]))" office:value-type="float" office:value="1.78596032884185">
            <text:p>1,7859603288</text:p>
          </table:table-cell>
          <table:table-cell table:formula="of:=IF([.W304]&lt;[.$Q$1];1;0)" office:value-type="float" office:value="0">
            <text:p>0</text:p>
          </table:table-cell>
          <table:table-cell table:formula="of:=IF([.X303]&gt;0;[.Y303]+[.X30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03">
            <text:p>303</text:p>
          </table:table-cell>
          <table:table-cell/>
          <table:table-cell office:value-type="string">
            <text:p>2020-10-3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912">
            <text:p>1912</text:p>
          </table:table-cell>
          <table:table-cell office:value-type="float" office:value="723682">
            <text:p>723682</text:p>
          </table:table-cell>
          <table:table-cell office:value-type="float" office:value="66">
            <text:p>66</text:p>
          </table:table-cell>
          <table:table-cell office:value-type="float" office:value="19230">
            <text:p>19230</text:p>
          </table:table-cell>
          <table:table-cell table:formula="of:=SUM([.G299:.G305])/7" office:value-type="float" office:value="1610">
            <text:p>1610,00</text:p>
          </table:table-cell>
          <table:table-cell table:formula="of:=SUM([.I299:.I305])/7" office:value-type="float" office:value="48.4285714285714">
            <text:p>48,43</text:p>
          </table:table-cell>
          <table:table-cell table:formula="of:=[.A305]*[.K305]" office:value-type="float" office:value="487830">
            <text:p>487830,00</text:p>
          </table:table-cell>
          <table:table-cell table:formula="of:=[.L305]*[.A305]" office:value-type="float" office:value="14673.8571428571">
            <text:p>14673,86</text:p>
          </table:table-cell>
          <table:table-cell table:formula="of:=[.A305]*[.A305]" office:value-type="float" office:value="91809">
            <text:p>91809,00</text:p>
          </table:table-cell>
          <table:table-cell table:formula="of:=[.A305]*a+b" office:value-type="float" office:value="3553.71030042719">
            <text:p>3553,71</text:p>
          </table:table-cell>
          <table:table-cell table:formula="of:=a_2*[.A305]+b_2" office:value-type="float" office:value="128.15298550133">
            <text:p>128,1529855013</text:p>
          </table:table-cell>
          <table:table-cell table:number-columns-repeated="2"/>
          <table:table-cell table:formula="of:=(ABS([.P305]-[.K305])/IF([.K305]=0;1;[.K305]))" office:value-type="float" office:value="1.20727347852621">
            <text:p>1,2072734785</text:p>
          </table:table-cell>
          <table:table-cell table:formula="of:=IF([.T305]&lt;[.$P$1];1;0)" office:value-type="float" office:value="0">
            <text:p>0</text:p>
          </table:table-cell>
          <table:table-cell table:formula="of:=IF([.U304]&gt;0;[.V304]+[.U305];0)" office:value-type="float" office:value="0">
            <text:p>0</text:p>
          </table:table-cell>
          <table:table-cell table:formula="of:=(ABS([.Q305]-[.L305])/IF([.L305]=0;1;[.L305]))" office:value-type="float" office:value="1.6462268392605">
            <text:p>1,6462268393</text:p>
          </table:table-cell>
          <table:table-cell table:formula="of:=IF([.W305]&lt;[.$Q$1];1;0)" office:value-type="float" office:value="0">
            <text:p>0</text:p>
          </table:table-cell>
          <table:table-cell table:formula="of:=IF([.X304]&gt;0;[.Y304]+[.X30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04">
            <text:p>304</text:p>
          </table:table-cell>
          <table:table-cell/>
          <table:table-cell office:value-type="string">
            <text:p>2020-11-0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70">
            <text:p>1770</text:p>
          </table:table-cell>
          <table:table-cell office:value-type="float" office:value="725452">
            <text:p>725452</text:p>
          </table:table-cell>
          <table:table-cell office:value-type="float" office:value="46">
            <text:p>46</text:p>
          </table:table-cell>
          <table:table-cell office:value-type="float" office:value="19276">
            <text:p>19276</text:p>
          </table:table-cell>
          <table:table-cell table:formula="of:=SUM([.G300:.G306])/7" office:value-type="float" office:value="1600.85714285714">
            <text:p>1600,86</text:p>
          </table:table-cell>
          <table:table-cell table:formula="of:=SUM([.I300:.I306])/7" office:value-type="float" office:value="47.4285714285714">
            <text:p>47,43</text:p>
          </table:table-cell>
          <table:table-cell table:formula="of:=[.A306]*[.K306]" office:value-type="float" office:value="486660.571428571">
            <text:p>486660,57</text:p>
          </table:table-cell>
          <table:table-cell table:formula="of:=[.L306]*[.A306]" office:value-type="float" office:value="14418.2857142857">
            <text:p>14418,29</text:p>
          </table:table-cell>
          <table:table-cell table:formula="of:=[.A306]*[.A306]" office:value-type="float" office:value="92416">
            <text:p>92416,00</text:p>
          </table:table-cell>
          <table:table-cell table:formula="of:=[.A306]*a+b" office:value-type="float" office:value="3561.17147555634">
            <text:p>3561,17</text:p>
          </table:table-cell>
          <table:table-cell table:formula="of:=a_2*[.A306]+b_2" office:value-type="float" office:value="128.549790208626">
            <text:p>128,5497902086</text:p>
          </table:table-cell>
          <table:table-cell table:number-columns-repeated="2"/>
          <table:table-cell table:formula="of:=(ABS([.P306]-[.K306])/IF([.K306]=0;1;[.K306]))" office:value-type="float" office:value="1.22454045412229">
            <text:p>1,2245404541</text:p>
          </table:table-cell>
          <table:table-cell table:formula="of:=IF([.T306]&lt;[.$P$1];1;0)" office:value-type="float" office:value="0">
            <text:p>0</text:p>
          </table:table-cell>
          <table:table-cell table:formula="of:=IF([.U305]&gt;0;[.V305]+[.U306];0)" office:value-type="float" office:value="0">
            <text:p>0</text:p>
          </table:table-cell>
          <table:table-cell table:formula="of:=(ABS([.Q306]-[.L306])/IF([.L306]=0;1;[.L306]))" office:value-type="float" office:value="1.71038714295296">
            <text:p>1,710387143</text:p>
          </table:table-cell>
          <table:table-cell table:formula="of:=IF([.W306]&lt;[.$Q$1];1;0)" office:value-type="float" office:value="0">
            <text:p>0</text:p>
          </table:table-cell>
          <table:table-cell table:formula="of:=IF([.X305]&gt;0;[.Y305]+[.X30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05">
            <text:p>305</text:p>
          </table:table-cell>
          <table:table-cell/>
          <table:table-cell office:value-type="string">
            <text:p>2020-11-0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71">
            <text:p>1371</text:p>
          </table:table-cell>
          <table:table-cell office:value-type="float" office:value="726823">
            <text:p>726823</text:p>
          </table:table-cell>
          <table:table-cell office:value-type="float" office:value="135">
            <text:p>135</text:p>
          </table:table-cell>
          <table:table-cell office:value-type="float" office:value="19411">
            <text:p>19411</text:p>
          </table:table-cell>
          <table:table-cell table:formula="of:=SUM([.G301:.G307])/7" office:value-type="float" office:value="1565">
            <text:p>1565,00</text:p>
          </table:table-cell>
          <table:table-cell table:formula="of:=SUM([.I301:.I307])/7" office:value-type="float" office:value="63.2857142857143">
            <text:p>63,29</text:p>
          </table:table-cell>
          <table:table-cell table:formula="of:=[.A307]*[.K307]" office:value-type="float" office:value="477325">
            <text:p>477325,00</text:p>
          </table:table-cell>
          <table:table-cell table:formula="of:=[.L307]*[.A307]" office:value-type="float" office:value="19302.1428571429">
            <text:p>19302,14</text:p>
          </table:table-cell>
          <table:table-cell table:formula="of:=[.A307]*[.A307]" office:value-type="float" office:value="93025">
            <text:p>93025,00</text:p>
          </table:table-cell>
          <table:table-cell table:formula="of:=[.A307]*a+b" office:value-type="float" office:value="3568.63265068548">
            <text:p>3568,63</text:p>
          </table:table-cell>
          <table:table-cell table:formula="of:=a_2*[.A307]+b_2" office:value-type="float" office:value="128.946594915922">
            <text:p>128,9465949159</text:p>
          </table:table-cell>
          <table:table-cell table:number-columns-repeated="2"/>
          <table:table-cell table:formula="of:=(ABS([.P307]-[.K307])/IF([.K307]=0;1;[.K307]))" office:value-type="float" office:value="1.28027645411213">
            <text:p>1,2802764541</text:p>
          </table:table-cell>
          <table:table-cell table:formula="of:=IF([.T307]&lt;[.$P$1];1;0)" office:value-type="float" office:value="0">
            <text:p>0</text:p>
          </table:table-cell>
          <table:table-cell table:formula="of:=IF([.U306]&gt;0;[.V306]+[.U307];0)" office:value-type="float" office:value="0">
            <text:p>0</text:p>
          </table:table-cell>
          <table:table-cell table:formula="of:=(ABS([.Q307]-[.L307])/IF([.L307]=0;1;[.L307]))" office:value-type="float" office:value="1.03753084517258">
            <text:p>1,0375308452</text:p>
          </table:table-cell>
          <table:table-cell table:formula="of:=IF([.W307]&lt;[.$Q$1];1;0)" office:value-type="float" office:value="0">
            <text:p>0</text:p>
          </table:table-cell>
          <table:table-cell table:formula="of:=IF([.X306]&gt;0;[.Y306]+[.X30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06">
            <text:p>306</text:p>
          </table:table-cell>
          <table:table-cell/>
          <table:table-cell office:value-type="string">
            <text:p>2020-11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72">
            <text:p>772</text:p>
          </table:table-cell>
          <table:table-cell office:value-type="float" office:value="727595">
            <text:p>727595</text:p>
          </table:table-cell>
          <table:table-cell office:value-type="float" office:value="54">
            <text:p>54</text:p>
          </table:table-cell>
          <table:table-cell office:value-type="float" office:value="19465">
            <text:p>19465</text:p>
          </table:table-cell>
          <table:table-cell table:formula="of:=SUM([.G302:.G308])/7" office:value-type="float" office:value="1548">
            <text:p>1548,00</text:p>
          </table:table-cell>
          <table:table-cell table:formula="of:=SUM([.I302:.I308])/7" office:value-type="float" office:value="65.2857142857143">
            <text:p>65,29</text:p>
          </table:table-cell>
          <table:table-cell table:formula="of:=[.A308]*[.K308]" office:value-type="float" office:value="473688">
            <text:p>473688,00</text:p>
          </table:table-cell>
          <table:table-cell table:formula="of:=[.L308]*[.A308]" office:value-type="float" office:value="19977.4285714286">
            <text:p>19977,43</text:p>
          </table:table-cell>
          <table:table-cell table:formula="of:=[.A308]*[.A308]" office:value-type="float" office:value="93636">
            <text:p>93636,00</text:p>
          </table:table-cell>
          <table:table-cell table:formula="of:=[.A308]*a+b" office:value-type="float" office:value="3576.09382581463">
            <text:p>3576,09</text:p>
          </table:table-cell>
          <table:table-cell table:formula="of:=a_2*[.A308]+b_2" office:value-type="float" office:value="129.343399623218">
            <text:p>129,3433996232</text:p>
          </table:table-cell>
          <table:table-cell table:number-columns-repeated="2"/>
          <table:table-cell table:formula="of:=(ABS([.P308]-[.K308])/IF([.K308]=0;1;[.K308]))" office:value-type="float" office:value="1.31013813037121">
            <text:p>1,3101381304</text:p>
          </table:table-cell>
          <table:table-cell table:formula="of:=IF([.T308]&lt;[.$P$1];1;0)" office:value-type="float" office:value="0">
            <text:p>0</text:p>
          </table:table-cell>
          <table:table-cell table:formula="of:=IF([.U307]&gt;0;[.V307]+[.U308];0)" office:value-type="float" office:value="0">
            <text:p>0</text:p>
          </table:table-cell>
          <table:table-cell table:formula="of:=(ABS([.Q308]-[.L308])/IF([.L308]=0;1;[.L308]))" office:value-type="float" office:value="0.981189928583212">
            <text:p>0,9811899286</text:p>
          </table:table-cell>
          <table:table-cell table:formula="of:=IF([.W308]&lt;[.$Q$1];1;0)" office:value-type="float" office:value="0">
            <text:p>0</text:p>
          </table:table-cell>
          <table:table-cell table:formula="of:=IF([.X307]&gt;0;[.Y307]+[.X30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07">
            <text:p>307</text:p>
          </table:table-cell>
          <table:table-cell/>
          <table:table-cell office:value-type="string">
            <text:p>2020-11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41">
            <text:p>1241</text:p>
          </table:table-cell>
          <table:table-cell office:value-type="float" office:value="728836">
            <text:p>728836</text:p>
          </table:table-cell>
          <table:table-cell office:value-type="float" office:value="74">
            <text:p>74</text:p>
          </table:table-cell>
          <table:table-cell office:value-type="float" office:value="19539">
            <text:p>19539</text:p>
          </table:table-cell>
          <table:table-cell table:formula="of:=SUM([.G303:.G309])/7" office:value-type="float" office:value="1569.28571428571">
            <text:p>1569,29</text:p>
          </table:table-cell>
          <table:table-cell table:formula="of:=SUM([.I303:.I309])/7" office:value-type="float" office:value="69.4285714285714">
            <text:p>69,43</text:p>
          </table:table-cell>
          <table:table-cell table:formula="of:=[.A309]*[.K309]" office:value-type="float" office:value="481770.714285714">
            <text:p>481770,71</text:p>
          </table:table-cell>
          <table:table-cell table:formula="of:=[.L309]*[.A309]" office:value-type="float" office:value="21314.5714285714">
            <text:p>21314,57</text:p>
          </table:table-cell>
          <table:table-cell table:formula="of:=[.A309]*[.A309]" office:value-type="float" office:value="94249">
            <text:p>94249,00</text:p>
          </table:table-cell>
          <table:table-cell table:formula="of:=[.A309]*a+b" office:value-type="float" office:value="3583.55500094378">
            <text:p>3583,56</text:p>
          </table:table-cell>
          <table:table-cell table:formula="of:=a_2*[.A309]+b_2" office:value-type="float" office:value="129.740204330514">
            <text:p>129,7402043305</text:p>
          </table:table-cell>
          <table:table-cell table:number-columns-repeated="2"/>
          <table:table-cell table:formula="of:=(ABS([.P309]-[.K309])/IF([.K309]=0;1;[.K309]))" office:value-type="float" office:value="1.2835580342837">
            <text:p>1,2835580343</text:p>
          </table:table-cell>
          <table:table-cell table:formula="of:=IF([.T309]&lt;[.$P$1];1;0)" office:value-type="float" office:value="0">
            <text:p>0</text:p>
          </table:table-cell>
          <table:table-cell table:formula="of:=IF([.U308]&gt;0;[.V308]+[.U309];0)" office:value-type="float" office:value="0">
            <text:p>0</text:p>
          </table:table-cell>
          <table:table-cell table:formula="of:=(ABS([.Q309]-[.L309])/IF([.L309]=0;1;[.L309]))" office:value-type="float" office:value="0.868686070604117">
            <text:p>0,8686860706</text:p>
          </table:table-cell>
          <table:table-cell table:formula="of:=IF([.W309]&lt;[.$Q$1];1;0)" office:value-type="float" office:value="0">
            <text:p>0</text:p>
          </table:table-cell>
          <table:table-cell table:formula="of:=IF([.X308]&gt;0;[.Y308]+[.X30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08">
            <text:p>308</text:p>
          </table:table-cell>
          <table:table-cell/>
          <table:table-cell office:value-type="string">
            <text:p>2020-11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12">
            <text:p>1712</text:p>
          </table:table-cell>
          <table:table-cell office:value-type="float" office:value="730548">
            <text:p>730548</text:p>
          </table:table-cell>
          <table:table-cell office:value-type="float" office:value="46">
            <text:p>46</text:p>
          </table:table-cell>
          <table:table-cell office:value-type="float" office:value="19585">
            <text:p>19585</text:p>
          </table:table-cell>
          <table:table-cell table:formula="of:=SUM([.G304:.G310])/7" office:value-type="float" office:value="1547.71428571429">
            <text:p>1547,71</text:p>
          </table:table-cell>
          <table:table-cell table:formula="of:=SUM([.I304:.I310])/7" office:value-type="float" office:value="67.7142857142857">
            <text:p>67,71</text:p>
          </table:table-cell>
          <table:table-cell table:formula="of:=[.A310]*[.K310]" office:value-type="float" office:value="476696">
            <text:p>476696,00</text:p>
          </table:table-cell>
          <table:table-cell table:formula="of:=[.L310]*[.A310]" office:value-type="float" office:value="20856">
            <text:p>20856,00</text:p>
          </table:table-cell>
          <table:table-cell table:formula="of:=[.A310]*[.A310]" office:value-type="float" office:value="94864">
            <text:p>94864,00</text:p>
          </table:table-cell>
          <table:table-cell table:formula="of:=[.A310]*a+b" office:value-type="float" office:value="3591.01617607293">
            <text:p>3591,02</text:p>
          </table:table-cell>
          <table:table-cell table:formula="of:=a_2*[.A310]+b_2" office:value-type="float" office:value="130.137009037811">
            <text:p>130,1370090378</text:p>
          </table:table-cell>
          <table:table-cell table:number-columns-repeated="2"/>
          <table:table-cell table:formula="of:=(ABS([.P310]-[.K310])/IF([.K310]=0;1;[.K310]))" office:value-type="float" office:value="1.32020613185439">
            <text:p>1,3202061319</text:p>
          </table:table-cell>
          <table:table-cell table:formula="of:=IF([.T310]&lt;[.$P$1];1;0)" office:value-type="float" office:value="0">
            <text:p>0</text:p>
          </table:table-cell>
          <table:table-cell table:formula="of:=IF([.U309]&gt;0;[.V309]+[.U310];0)" office:value-type="float" office:value="0">
            <text:p>0</text:p>
          </table:table-cell>
          <table:table-cell table:formula="of:=(ABS([.Q310]-[.L310])/IF([.L310]=0;1;[.L310]))" office:value-type="float" office:value="0.921854563849523">
            <text:p>0,9218545638</text:p>
          </table:table-cell>
          <table:table-cell table:formula="of:=IF([.W310]&lt;[.$Q$1];1;0)" office:value-type="float" office:value="0">
            <text:p>0</text:p>
          </table:table-cell>
          <table:table-cell table:formula="of:=IF([.X309]&gt;0;[.Y309]+[.X31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09">
            <text:p>309</text:p>
          </table:table-cell>
          <table:table-cell/>
          <table:table-cell office:value-type="string">
            <text:p>2020-11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866">
            <text:p>1866</text:p>
          </table:table-cell>
          <table:table-cell office:value-type="float" office:value="732414">
            <text:p>732414</text:p>
          </table:table-cell>
          <table:table-cell office:value-type="float" office:value="92">
            <text:p>92</text:p>
          </table:table-cell>
          <table:table-cell office:value-type="float" office:value="19677">
            <text:p>19677</text:p>
          </table:table-cell>
          <table:table-cell table:formula="of:=SUM([.G305:.G311])/7" office:value-type="float" office:value="1520.57142857143">
            <text:p>1520,57</text:p>
          </table:table-cell>
          <table:table-cell table:formula="of:=SUM([.I305:.I311])/7" office:value-type="float" office:value="73.2857142857143">
            <text:p>73,29</text:p>
          </table:table-cell>
          <table:table-cell table:formula="of:=[.A311]*[.K311]" office:value-type="float" office:value="469856.571428571">
            <text:p>469856,57</text:p>
          </table:table-cell>
          <table:table-cell table:formula="of:=[.L311]*[.A311]" office:value-type="float" office:value="22645.2857142857">
            <text:p>22645,29</text:p>
          </table:table-cell>
          <table:table-cell table:formula="of:=[.A311]*[.A311]" office:value-type="float" office:value="95481">
            <text:p>95481,00</text:p>
          </table:table-cell>
          <table:table-cell table:formula="of:=[.A311]*a+b" office:value-type="float" office:value="3598.47735120207">
            <text:p>3598,48</text:p>
          </table:table-cell>
          <table:table-cell table:formula="of:=a_2*[.A311]+b_2" office:value-type="float" office:value="130.533813745107">
            <text:p>130,5338137451</text:p>
          </table:table-cell>
          <table:table-cell table:number-columns-repeated="2"/>
          <table:table-cell table:formula="of:=(ABS([.P311]-[.K311])/IF([.K311]=0;1;[.K311]))" office:value-type="float" office:value="1.36652963720542">
            <text:p>1,3665296372</text:p>
          </table:table-cell>
          <table:table-cell table:formula="of:=IF([.T311]&lt;[.$P$1];1;0)" office:value-type="float" office:value="0">
            <text:p>0</text:p>
          </table:table-cell>
          <table:table-cell table:formula="of:=IF([.U310]&gt;0;[.V310]+[.U311];0)" office:value-type="float" office:value="0">
            <text:p>0</text:p>
          </table:table-cell>
          <table:table-cell table:formula="of:=(ABS([.Q311]-[.L311])/IF([.L311]=0;1;[.L311]))" office:value-type="float" office:value="0.781163150518026">
            <text:p>0,7811631505</text:p>
          </table:table-cell>
          <table:table-cell table:formula="of:=IF([.W311]&lt;[.$Q$1];1;0)" office:value-type="float" office:value="0">
            <text:p>0</text:p>
          </table:table-cell>
          <table:table-cell table:formula="of:=IF([.X310]&gt;0;[.Y310]+[.X31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10">
            <text:p>310</text:p>
          </table:table-cell>
          <table:table-cell/>
          <table:table-cell office:value-type="string">
            <text:p>2020-11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61">
            <text:p>1761</text:p>
          </table:table-cell>
          <table:table-cell office:value-type="float" office:value="734175">
            <text:p>734175</text:p>
          </table:table-cell>
          <table:table-cell office:value-type="float" office:value="72">
            <text:p>72</text:p>
          </table:table-cell>
          <table:table-cell office:value-type="float" office:value="19749">
            <text:p>19749</text:p>
          </table:table-cell>
          <table:table-cell table:formula="of:=SUM([.G306:.G312])/7" office:value-type="float" office:value="1499">
            <text:p>1499,00</text:p>
          </table:table-cell>
          <table:table-cell table:formula="of:=SUM([.I306:.I312])/7" office:value-type="float" office:value="74.1428571428571">
            <text:p>74,14</text:p>
          </table:table-cell>
          <table:table-cell table:formula="of:=[.A312]*[.K312]" office:value-type="float" office:value="464690">
            <text:p>464690,00</text:p>
          </table:table-cell>
          <table:table-cell table:formula="of:=[.L312]*[.A312]" office:value-type="float" office:value="22984.2857142857">
            <text:p>22984,29</text:p>
          </table:table-cell>
          <table:table-cell table:formula="of:=[.A312]*[.A312]" office:value-type="float" office:value="96100">
            <text:p>96100,00</text:p>
          </table:table-cell>
          <table:table-cell table:formula="of:=[.A312]*a+b" office:value-type="float" office:value="3605.93852633122">
            <text:p>3605,94</text:p>
          </table:table-cell>
          <table:table-cell table:formula="of:=a_2*[.A312]+b_2" office:value-type="float" office:value="130.930618452403">
            <text:p>130,9306184524</text:p>
          </table:table-cell>
          <table:table-cell table:number-columns-repeated="2"/>
          <table:table-cell table:formula="of:=(ABS([.P312]-[.K312])/IF([.K312]=0;1;[.K312]))" office:value-type="float" office:value="1.40556272603817">
            <text:p>1,405562726</text:p>
          </table:table-cell>
          <table:table-cell table:formula="of:=IF([.T312]&lt;[.$P$1];1;0)" office:value-type="float" office:value="0">
            <text:p>0</text:p>
          </table:table-cell>
          <table:table-cell table:formula="of:=IF([.U311]&gt;0;[.V311]+[.U312];0)" office:value-type="float" office:value="0">
            <text:p>0</text:p>
          </table:table-cell>
          <table:table-cell table:formula="of:=(ABS([.Q312]-[.L312])/IF([.L312]=0;1;[.L312]))" office:value-type="float" office:value="0.76592356294185">
            <text:p>0,7659235629</text:p>
          </table:table-cell>
          <table:table-cell table:formula="of:=IF([.W312]&lt;[.$Q$1];1;0)" office:value-type="float" office:value="0">
            <text:p>0</text:p>
          </table:table-cell>
          <table:table-cell table:formula="of:=IF([.X311]&gt;0;[.Y311]+[.X31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11">
            <text:p>311</text:p>
          </table:table-cell>
          <table:table-cell/>
          <table:table-cell office:value-type="string">
            <text:p>2020-11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31">
            <text:p>1731</text:p>
          </table:table-cell>
          <table:table-cell office:value-type="float" office:value="735906">
            <text:p>735906</text:p>
          </table:table-cell>
          <table:table-cell office:value-type="float" office:value="40">
            <text:p>40</text:p>
          </table:table-cell>
          <table:table-cell office:value-type="float" office:value="19789">
            <text:p>19789</text:p>
          </table:table-cell>
          <table:table-cell table:formula="of:=SUM([.G307:.G313])/7" office:value-type="float" office:value="1493.42857142857">
            <text:p>1493,43</text:p>
          </table:table-cell>
          <table:table-cell table:formula="of:=SUM([.I307:.I313])/7" office:value-type="float" office:value="73.2857142857143">
            <text:p>73,29</text:p>
          </table:table-cell>
          <table:table-cell table:formula="of:=[.A313]*[.K313]" office:value-type="float" office:value="464456.285714286">
            <text:p>464456,29</text:p>
          </table:table-cell>
          <table:table-cell table:formula="of:=[.L313]*[.A313]" office:value-type="float" office:value="22791.8571428571">
            <text:p>22791,86</text:p>
          </table:table-cell>
          <table:table-cell table:formula="of:=[.A313]*[.A313]" office:value-type="float" office:value="96721">
            <text:p>96721,00</text:p>
          </table:table-cell>
          <table:table-cell table:formula="of:=[.A313]*a+b" office:value-type="float" office:value="3613.39970146037">
            <text:p>3613,40</text:p>
          </table:table-cell>
          <table:table-cell table:formula="of:=a_2*[.A313]+b_2" office:value-type="float" office:value="131.327423159699">
            <text:p>131,3274231597</text:p>
          </table:table-cell>
          <table:table-cell table:number-columns-repeated="2"/>
          <table:table-cell table:formula="of:=(ABS([.P313]-[.K313])/IF([.K313]=0;1;[.K313]))" office:value-type="float" office:value="1.41953299313397">
            <text:p>1,4195329931</text:p>
          </table:table-cell>
          <table:table-cell table:formula="of:=IF([.T313]&lt;[.$P$1];1;0)" office:value-type="float" office:value="0">
            <text:p>0</text:p>
          </table:table-cell>
          <table:table-cell table:formula="of:=IF([.U312]&gt;0;[.V312]+[.U313];0)" office:value-type="float" office:value="0">
            <text:p>0</text:p>
          </table:table-cell>
          <table:table-cell table:formula="of:=(ABS([.Q313]-[.L313])/IF([.L313]=0;1;[.L313]))" office:value-type="float" office:value="0.791992128884783">
            <text:p>0,7919921289</text:p>
          </table:table-cell>
          <table:table-cell table:formula="of:=IF([.W313]&lt;[.$Q$1];1;0)" office:value-type="float" office:value="0">
            <text:p>0</text:p>
          </table:table-cell>
          <table:table-cell table:formula="of:=IF([.X312]&gt;0;[.Y312]+[.X31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12">
            <text:p>312</text:p>
          </table:table-cell>
          <table:table-cell/>
          <table:table-cell office:value-type="string">
            <text:p>2020-11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72">
            <text:p>1372</text:p>
          </table:table-cell>
          <table:table-cell office:value-type="float" office:value="737278">
            <text:p>737278</text:p>
          </table:table-cell>
          <table:table-cell office:value-type="float" office:value="20">
            <text:p>20</text:p>
          </table:table-cell>
          <table:table-cell office:value-type="float" office:value="19809">
            <text:p>19809</text:p>
          </table:table-cell>
          <table:table-cell table:formula="of:=SUM([.G308:.G314])/7" office:value-type="float" office:value="1493.57142857143">
            <text:p>1493,57</text:p>
          </table:table-cell>
          <table:table-cell table:formula="of:=SUM([.I308:.I314])/7" office:value-type="float" office:value="56.8571428571429">
            <text:p>56,86</text:p>
          </table:table-cell>
          <table:table-cell table:formula="of:=[.A314]*[.K314]" office:value-type="float" office:value="465994.285714286">
            <text:p>465994,29</text:p>
          </table:table-cell>
          <table:table-cell table:formula="of:=[.L314]*[.A314]" office:value-type="float" office:value="17739.4285714286">
            <text:p>17739,43</text:p>
          </table:table-cell>
          <table:table-cell table:formula="of:=[.A314]*[.A314]" office:value-type="float" office:value="97344">
            <text:p>97344,00</text:p>
          </table:table-cell>
          <table:table-cell table:formula="of:=[.A314]*a+b" office:value-type="float" office:value="3620.86087658951">
            <text:p>3620,86</text:p>
          </table:table-cell>
          <table:table-cell table:formula="of:=a_2*[.A314]+b_2" office:value-type="float" office:value="131.724227866995">
            <text:p>131,724227867</text:p>
          </table:table-cell>
          <table:table-cell table:number-columns-repeated="2"/>
          <table:table-cell table:formula="of:=(ABS([.P314]-[.K314])/IF([.K314]=0;1;[.K314]))" office:value-type="float" office:value="1.42429709575577">
            <text:p>1,4242970958</text:p>
          </table:table-cell>
          <table:table-cell table:formula="of:=IF([.T314]&lt;[.$P$1];1;0)" office:value-type="float" office:value="0">
            <text:p>0</text:p>
          </table:table-cell>
          <table:table-cell table:formula="of:=IF([.U313]&gt;0;[.V313]+[.U314];0)" office:value-type="float" office:value="0">
            <text:p>0</text:p>
          </table:table-cell>
          <table:table-cell table:formula="of:=(ABS([.Q314]-[.L314])/IF([.L314]=0;1;[.L314]))" office:value-type="float" office:value="1.31675777655519">
            <text:p>1,3167577766</text:p>
          </table:table-cell>
          <table:table-cell table:formula="of:=IF([.W314]&lt;[.$Q$1];1;0)" office:value-type="float" office:value="0">
            <text:p>0</text:p>
          </table:table-cell>
          <table:table-cell table:formula="of:=IF([.X313]&gt;0;[.Y313]+[.X31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13">
            <text:p>313</text:p>
          </table:table-cell>
          <table:table-cell/>
          <table:table-cell office:value-type="string">
            <text:p>2020-11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47">
            <text:p>1247</text:p>
          </table:table-cell>
          <table:table-cell office:value-type="float" office:value="738525">
            <text:p>738525</text:p>
          </table:table-cell>
          <table:table-cell office:value-type="float" office:value="36">
            <text:p>36</text:p>
          </table:table-cell>
          <table:table-cell office:value-type="float" office:value="19845">
            <text:p>19845</text:p>
          </table:table-cell>
          <table:table-cell table:formula="of:=SUM([.G309:.G315])/7" office:value-type="float" office:value="1561.42857142857">
            <text:p>1561,43</text:p>
          </table:table-cell>
          <table:table-cell table:formula="of:=SUM([.I309:.I315])/7" office:value-type="float" office:value="54.2857142857143">
            <text:p>54,29</text:p>
          </table:table-cell>
          <table:table-cell table:formula="of:=[.A315]*[.K315]" office:value-type="float" office:value="488727.142857143">
            <text:p>488727,14</text:p>
          </table:table-cell>
          <table:table-cell table:formula="of:=[.L315]*[.A315]" office:value-type="float" office:value="16991.4285714286">
            <text:p>16991,43</text:p>
          </table:table-cell>
          <table:table-cell table:formula="of:=[.A315]*[.A315]" office:value-type="float" office:value="97969">
            <text:p>97969,00</text:p>
          </table:table-cell>
          <table:table-cell table:formula="of:=[.A315]*a+b" office:value-type="float" office:value="3628.32205171866">
            <text:p>3628,32</text:p>
          </table:table-cell>
          <table:table-cell table:formula="of:=a_2*[.A315]+b_2" office:value-type="float" office:value="132.121032574291">
            <text:p>132,1210325743</text:p>
          </table:table-cell>
          <table:table-cell table:number-columns-repeated="2"/>
          <table:table-cell table:formula="of:=(ABS([.P315]-[.K315])/IF([.K315]=0;1;[.K315]))" office:value-type="float" office:value="1.32371952077133">
            <text:p>1,3237195208</text:p>
          </table:table-cell>
          <table:table-cell table:formula="of:=IF([.T315]&lt;[.$P$1];1;0)" office:value-type="float" office:value="0">
            <text:p>0</text:p>
          </table:table-cell>
          <table:table-cell table:formula="of:=IF([.U314]&gt;0;[.V314]+[.U315];0)" office:value-type="float" office:value="0">
            <text:p>0</text:p>
          </table:table-cell>
          <table:table-cell table:formula="of:=(ABS([.Q315]-[.L315])/IF([.L315]=0;1;[.L315]))" office:value-type="float" office:value="1.43380849478958">
            <text:p>1,4338084948</text:p>
          </table:table-cell>
          <table:table-cell table:formula="of:=IF([.W315]&lt;[.$Q$1];1;0)" office:value-type="float" office:value="0">
            <text:p>0</text:p>
          </table:table-cell>
          <table:table-cell table:formula="of:=IF([.X314]&gt;0;[.Y314]+[.X31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14">
            <text:p>314</text:p>
          </table:table-cell>
          <table:table-cell/>
          <table:table-cell office:value-type="string">
            <text:p>2020-11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29">
            <text:p>1729</text:p>
          </table:table-cell>
          <table:table-cell office:value-type="float" office:value="740254">
            <text:p>740254</text:p>
          </table:table-cell>
          <table:table-cell office:value-type="float" office:value="106">
            <text:p>106</text:p>
          </table:table-cell>
          <table:table-cell office:value-type="float" office:value="19951">
            <text:p>19951</text:p>
          </table:table-cell>
          <table:table-cell table:formula="of:=SUM([.G310:.G316])/7" office:value-type="float" office:value="1631.14285714286">
            <text:p>1631,14</text:p>
          </table:table-cell>
          <table:table-cell table:formula="of:=SUM([.I310:.I316])/7" office:value-type="float" office:value="58.8571428571429">
            <text:p>58,86</text:p>
          </table:table-cell>
          <table:table-cell table:formula="of:=[.A316]*[.K316]" office:value-type="float" office:value="512178.857142857">
            <text:p>512178,86</text:p>
          </table:table-cell>
          <table:table-cell table:formula="of:=[.L316]*[.A316]" office:value-type="float" office:value="18481.1428571429">
            <text:p>18481,14</text:p>
          </table:table-cell>
          <table:table-cell table:formula="of:=[.A316]*[.A316]" office:value-type="float" office:value="98596">
            <text:p>98596,00</text:p>
          </table:table-cell>
          <table:table-cell table:formula="of:=[.A316]*a+b" office:value-type="float" office:value="3635.78322684781">
            <text:p>3635,78</text:p>
          </table:table-cell>
          <table:table-cell table:formula="of:=a_2*[.A316]+b_2" office:value-type="float" office:value="132.517837281588">
            <text:p>132,5178372816</text:p>
          </table:table-cell>
          <table:table-cell table:number-columns-repeated="2"/>
          <table:table-cell table:formula="of:=(ABS([.P316]-[.K316])/IF([.K316]=0;1;[.K316]))" office:value-type="float" office:value="1.22897903204893">
            <text:p>1,228979032</text:p>
          </table:table-cell>
          <table:table-cell table:formula="of:=IF([.T316]&lt;[.$P$1];1;0)" office:value-type="float" office:value="0">
            <text:p>0</text:p>
          </table:table-cell>
          <table:table-cell table:formula="of:=IF([.U315]&gt;0;[.V315]+[.U316];0)" office:value-type="float" office:value="0">
            <text:p>0</text:p>
          </table:table-cell>
          <table:table-cell table:formula="of:=(ABS([.Q316]-[.L316])/IF([.L316]=0;1;[.L316]))" office:value-type="float" office:value="1.25151665284251">
            <text:p>1,2515166528</text:p>
          </table:table-cell>
          <table:table-cell table:formula="of:=IF([.W316]&lt;[.$Q$1];1;0)" office:value-type="float" office:value="0">
            <text:p>0</text:p>
          </table:table-cell>
          <table:table-cell table:formula="of:=IF([.X315]&gt;0;[.Y315]+[.X31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15">
            <text:p>315</text:p>
          </table:table-cell>
          <table:table-cell/>
          <table:table-cell office:value-type="string">
            <text:p>2020-11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140">
            <text:p>2140</text:p>
          </table:table-cell>
          <table:table-cell office:value-type="float" office:value="742394">
            <text:p>742394</text:p>
          </table:table-cell>
          <table:table-cell office:value-type="float" office:value="60">
            <text:p>60</text:p>
          </table:table-cell>
          <table:table-cell office:value-type="float" office:value="20011">
            <text:p>20011</text:p>
          </table:table-cell>
          <table:table-cell table:formula="of:=SUM([.G311:.G317])/7" office:value-type="float" office:value="1692.28571428571">
            <text:p>1692,29</text:p>
          </table:table-cell>
          <table:table-cell table:formula="of:=SUM([.I311:.I317])/7" office:value-type="float" office:value="60.8571428571429">
            <text:p>60,86</text:p>
          </table:table-cell>
          <table:table-cell table:formula="of:=[.A317]*[.K317]" office:value-type="float" office:value="533070">
            <text:p>533070,00</text:p>
          </table:table-cell>
          <table:table-cell table:formula="of:=[.L317]*[.A317]" office:value-type="float" office:value="19170">
            <text:p>19170,00</text:p>
          </table:table-cell>
          <table:table-cell table:formula="of:=[.A317]*[.A317]" office:value-type="float" office:value="99225">
            <text:p>99225,00</text:p>
          </table:table-cell>
          <table:table-cell table:formula="of:=[.A317]*a+b" office:value-type="float" office:value="3643.24440197695">
            <text:p>3643,24</text:p>
          </table:table-cell>
          <table:table-cell table:formula="of:=a_2*[.A317]+b_2" office:value-type="float" office:value="132.914641988884">
            <text:p>132,9146419889</text:p>
          </table:table-cell>
          <table:table-cell table:number-columns-repeated="2"/>
          <table:table-cell table:formula="of:=(ABS([.P317]-[.K317])/IF([.K317]=0;1;[.K317]))" office:value-type="float" office:value="1.15285419667725">
            <text:p>1,1528541967</text:p>
          </table:table-cell>
          <table:table-cell table:formula="of:=IF([.T317]&lt;[.$P$1];1;0)" office:value-type="float" office:value="0">
            <text:p>0</text:p>
          </table:table-cell>
          <table:table-cell table:formula="of:=IF([.U316]&gt;0;[.V316]+[.U317];0)" office:value-type="float" office:value="0">
            <text:p>0</text:p>
          </table:table-cell>
          <table:table-cell table:formula="of:=(ABS([.Q317]-[.L317])/IF([.L317]=0;1;[.L317]))" office:value-type="float" office:value="1.18404341296288">
            <text:p>1,184043413</text:p>
          </table:table-cell>
          <table:table-cell table:formula="of:=IF([.W317]&lt;[.$Q$1];1;0)" office:value-type="float" office:value="0">
            <text:p>0</text:p>
          </table:table-cell>
          <table:table-cell table:formula="of:=IF([.X316]&gt;0;[.Y316]+[.X31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16">
            <text:p>316</text:p>
          </table:table-cell>
          <table:table-cell/>
          <table:table-cell office:value-type="string">
            <text:p>2020-11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338">
            <text:p>2338</text:p>
          </table:table-cell>
          <table:table-cell office:value-type="float" office:value="744732">
            <text:p>744732</text:p>
          </table:table-cell>
          <table:table-cell office:value-type="float" office:value="65">
            <text:p>65</text:p>
          </table:table-cell>
          <table:table-cell office:value-type="float" office:value="20076">
            <text:p>20076</text:p>
          </table:table-cell>
          <table:table-cell table:formula="of:=SUM([.G312:.G318])/7" office:value-type="float" office:value="1759.71428571429">
            <text:p>1759,71</text:p>
          </table:table-cell>
          <table:table-cell table:formula="of:=SUM([.I312:.I318])/7" office:value-type="float" office:value="57">
            <text:p>57,00</text:p>
          </table:table-cell>
          <table:table-cell table:formula="of:=[.A318]*[.K318]" office:value-type="float" office:value="556069.714285714">
            <text:p>556069,71</text:p>
          </table:table-cell>
          <table:table-cell table:formula="of:=[.L318]*[.A318]" office:value-type="float" office:value="18012">
            <text:p>18012,00</text:p>
          </table:table-cell>
          <table:table-cell table:formula="of:=[.A318]*[.A318]" office:value-type="float" office:value="99856">
            <text:p>99856,00</text:p>
          </table:table-cell>
          <table:table-cell table:formula="of:=[.A318]*a+b" office:value-type="float" office:value="3650.7055771061">
            <text:p>3650,71</text:p>
          </table:table-cell>
          <table:table-cell table:formula="of:=a_2*[.A318]+b_2" office:value-type="float" office:value="133.31144669618">
            <text:p>133,3114466962</text:p>
          </table:table-cell>
          <table:table-cell table:number-columns-repeated="2"/>
          <table:table-cell table:formula="of:=(ABS([.P318]-[.K318])/IF([.K318]=0;1;[.K318]))" office:value-type="float" office:value="1.07460131837496">
            <text:p>1,0746013184</text:p>
          </table:table-cell>
          <table:table-cell table:formula="of:=IF([.T318]&lt;[.$P$1];1;0)" office:value-type="float" office:value="0">
            <text:p>0</text:p>
          </table:table-cell>
          <table:table-cell table:formula="of:=IF([.U317]&gt;0;[.V317]+[.U318];0)" office:value-type="float" office:value="0">
            <text:p>0</text:p>
          </table:table-cell>
          <table:table-cell table:formula="of:=(ABS([.Q318]-[.L318])/IF([.L318]=0;1;[.L318]))" office:value-type="float" office:value="1.3387973104593">
            <text:p>1,3387973105</text:p>
          </table:table-cell>
          <table:table-cell table:formula="of:=IF([.W318]&lt;[.$Q$1];1;0)" office:value-type="float" office:value="0">
            <text:p>0</text:p>
          </table:table-cell>
          <table:table-cell table:formula="of:=IF([.X317]&gt;0;[.Y317]+[.X31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17">
            <text:p>317</text:p>
          </table:table-cell>
          <table:table-cell/>
          <table:table-cell office:value-type="string">
            <text:p>2020-11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213">
            <text:p>2213</text:p>
          </table:table-cell>
          <table:table-cell office:value-type="float" office:value="746945">
            <text:p>746945</text:p>
          </table:table-cell>
          <table:table-cell office:value-type="float" office:value="77">
            <text:p>77</text:p>
          </table:table-cell>
          <table:table-cell office:value-type="float" office:value="20153">
            <text:p>20153</text:p>
          </table:table-cell>
          <table:table-cell table:formula="of:=SUM([.G313:.G319])/7" office:value-type="float" office:value="1824.28571428571">
            <text:p>1824,29</text:p>
          </table:table-cell>
          <table:table-cell table:formula="of:=SUM([.I313:.I319])/7" office:value-type="float" office:value="57.7142857142857">
            <text:p>57,71</text:p>
          </table:table-cell>
          <table:table-cell table:formula="of:=[.A319]*[.K319]" office:value-type="float" office:value="578298.571428571">
            <text:p>578298,57</text:p>
          </table:table-cell>
          <table:table-cell table:formula="of:=[.L319]*[.A319]" office:value-type="float" office:value="18295.4285714286">
            <text:p>18295,43</text:p>
          </table:table-cell>
          <table:table-cell table:formula="of:=[.A319]*[.A319]" office:value-type="float" office:value="100489">
            <text:p>100489,00</text:p>
          </table:table-cell>
          <table:table-cell table:formula="of:=[.A319]*a+b" office:value-type="float" office:value="3658.16675223525">
            <text:p>3658,17</text:p>
          </table:table-cell>
          <table:table-cell table:formula="of:=a_2*[.A319]+b_2" office:value-type="float" office:value="133.708251403476">
            <text:p>133,7082514035</text:p>
          </table:table-cell>
          <table:table-cell table:number-columns-repeated="2"/>
          <table:table-cell table:formula="of:=(ABS([.P319]-[.K319])/IF([.K319]=0;1;[.K319]))" office:value-type="float" office:value="1.00525977021509">
            <text:p>1,0052597702</text:p>
          </table:table-cell>
          <table:table-cell table:formula="of:=IF([.T319]&lt;[.$P$1];1;0)" office:value-type="float" office:value="0">
            <text:p>0</text:p>
          </table:table-cell>
          <table:table-cell table:formula="of:=IF([.U318]&gt;0;[.V318]+[.U319];0)" office:value-type="float" office:value="0">
            <text:p>0</text:p>
          </table:table-cell>
          <table:table-cell table:formula="of:=(ABS([.Q319]-[.L319])/IF([.L319]=0;1;[.L319]))" office:value-type="float" office:value="1.31672712827805">
            <text:p>1,3167271283</text:p>
          </table:table-cell>
          <table:table-cell table:formula="of:=IF([.W319]&lt;[.$Q$1];1;0)" office:value-type="float" office:value="0">
            <text:p>0</text:p>
          </table:table-cell>
          <table:table-cell table:formula="of:=IF([.X318]&gt;0;[.Y318]+[.X31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18">
            <text:p>318</text:p>
          </table:table-cell>
          <table:table-cell/>
          <table:table-cell office:value-type="string">
            <text:p>2020-11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237">
            <text:p>2237</text:p>
          </table:table-cell>
          <table:table-cell office:value-type="float" office:value="749182">
            <text:p>749182</text:p>
          </table:table-cell>
          <table:table-cell office:value-type="float" office:value="53">
            <text:p>53</text:p>
          </table:table-cell>
          <table:table-cell office:value-type="float" office:value="20206">
            <text:p>20206</text:p>
          </table:table-cell>
          <table:table-cell table:formula="of:=SUM([.G314:.G320])/7" office:value-type="float" office:value="1896.57142857143">
            <text:p>1896,57</text:p>
          </table:table-cell>
          <table:table-cell table:formula="of:=SUM([.I314:.I320])/7" office:value-type="float" office:value="59.5714285714286">
            <text:p>59,57</text:p>
          </table:table-cell>
          <table:table-cell table:formula="of:=[.A320]*[.K320]" office:value-type="float" office:value="603109.714285714">
            <text:p>603109,71</text:p>
          </table:table-cell>
          <table:table-cell table:formula="of:=[.L320]*[.A320]" office:value-type="float" office:value="18943.7142857143">
            <text:p>18943,71</text:p>
          </table:table-cell>
          <table:table-cell table:formula="of:=[.A320]*[.A320]" office:value-type="float" office:value="101124">
            <text:p>101124,00</text:p>
          </table:table-cell>
          <table:table-cell table:formula="of:=[.A320]*a+b" office:value-type="float" office:value="3665.62792736439">
            <text:p>3665,63</text:p>
          </table:table-cell>
          <table:table-cell table:formula="of:=a_2*[.A320]+b_2" office:value-type="float" office:value="134.105056110772">
            <text:p>134,1050561108</text:p>
          </table:table-cell>
          <table:table-cell table:number-columns-repeated="2"/>
          <table:table-cell table:formula="of:=(ABS([.P320]-[.K320])/IF([.K320]=0;1;[.K320]))" office:value-type="float" office:value="0.932765553747421">
            <text:p>0,9327655537</text:p>
          </table:table-cell>
          <table:table-cell table:formula="of:=IF([.T320]&lt;[.$P$1];1;0)" office:value-type="float" office:value="0">
            <text:p>0</text:p>
          </table:table-cell>
          <table:table-cell table:formula="of:=IF([.U319]&gt;0;[.V319]+[.U320];0)" office:value-type="float" office:value="0">
            <text:p>0</text:p>
          </table:table-cell>
          <table:table-cell table:formula="of:=(ABS([.Q320]-[.L320])/IF([.L320]=0;1;[.L320]))" office:value-type="float" office:value="1.25116401145181">
            <text:p>1,2511640115</text:p>
          </table:table-cell>
          <table:table-cell table:formula="of:=IF([.W320]&lt;[.$Q$1];1;0)" office:value-type="float" office:value="0">
            <text:p>0</text:p>
          </table:table-cell>
          <table:table-cell table:formula="of:=IF([.X319]&gt;0;[.Y319]+[.X32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19">
            <text:p>319</text:p>
          </table:table-cell>
          <table:table-cell/>
          <table:table-cell office:value-type="string">
            <text:p>2020-11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842">
            <text:p>1842</text:p>
          </table:table-cell>
          <table:table-cell office:value-type="float" office:value="751024">
            <text:p>751024</text:p>
          </table:table-cell>
          <table:table-cell office:value-type="float" office:value="35">
            <text:p>35</text:p>
          </table:table-cell>
          <table:table-cell office:value-type="float" office:value="20241">
            <text:p>20241</text:p>
          </table:table-cell>
          <table:table-cell table:formula="of:=SUM([.G315:.G321])/7" office:value-type="float" office:value="1963.71428571429">
            <text:p>1963,71</text:p>
          </table:table-cell>
          <table:table-cell table:formula="of:=SUM([.I315:.I321])/7" office:value-type="float" office:value="61.7142857142857">
            <text:p>61,71</text:p>
          </table:table-cell>
          <table:table-cell table:formula="of:=[.A321]*[.K321]" office:value-type="float" office:value="626424.857142857">
            <text:p>626424,86</text:p>
          </table:table-cell>
          <table:table-cell table:formula="of:=[.L321]*[.A321]" office:value-type="float" office:value="19686.8571428571">
            <text:p>19686,86</text:p>
          </table:table-cell>
          <table:table-cell table:formula="of:=[.A321]*[.A321]" office:value-type="float" office:value="101761">
            <text:p>101761,00</text:p>
          </table:table-cell>
          <table:table-cell table:formula="of:=[.A321]*a+b" office:value-type="float" office:value="3673.08910249354">
            <text:p>3673,09</text:p>
          </table:table-cell>
          <table:table-cell table:formula="of:=a_2*[.A321]+b_2" office:value-type="float" office:value="134.501860818068">
            <text:p>134,5018608181</text:p>
          </table:table-cell>
          <table:table-cell table:number-columns-repeated="2"/>
          <table:table-cell table:formula="of:=(ABS([.P321]-[.K321])/IF([.K321]=0;1;[.K321]))" office:value-type="float" office:value="0.870480410116018">
            <text:p>0,8704804101</text:p>
          </table:table-cell>
          <table:table-cell table:formula="of:=IF([.T321]&lt;[.$P$1];1;0)" office:value-type="float" office:value="0">
            <text:p>0</text:p>
          </table:table-cell>
          <table:table-cell table:formula="of:=IF([.U320]&gt;0;[.V320]+[.U321];0)" office:value-type="float" office:value="0">
            <text:p>0</text:p>
          </table:table-cell>
          <table:table-cell table:formula="of:=(ABS([.Q321]-[.L321])/IF([.L321]=0;1;[.L321]))" office:value-type="float" office:value="1.17942830029277">
            <text:p>1,1794283003</text:p>
          </table:table-cell>
          <table:table-cell table:formula="of:=IF([.W321]&lt;[.$Q$1];1;0)" office:value-type="float" office:value="0">
            <text:p>0</text:p>
          </table:table-cell>
          <table:table-cell table:formula="of:=IF([.X320]&gt;0;[.Y320]+[.X32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20">
            <text:p>320</text:p>
          </table:table-cell>
          <table:table-cell/>
          <table:table-cell office:value-type="string">
            <text:p>2020-11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45">
            <text:p>1245</text:p>
          </table:table-cell>
          <table:table-cell office:value-type="float" office:value="752269">
            <text:p>752269</text:p>
          </table:table-cell>
          <table:table-cell office:value-type="float" office:value="73">
            <text:p>73</text:p>
          </table:table-cell>
          <table:table-cell office:value-type="float" office:value="20314">
            <text:p>20314</text:p>
          </table:table-cell>
          <table:table-cell table:formula="of:=SUM([.G316:.G322])/7" office:value-type="float" office:value="1963.42857142857">
            <text:p>1963,43</text:p>
          </table:table-cell>
          <table:table-cell table:formula="of:=SUM([.I316:.I322])/7" office:value-type="float" office:value="67">
            <text:p>67,00</text:p>
          </table:table-cell>
          <table:table-cell table:formula="of:=[.A322]*[.K322]" office:value-type="float" office:value="628297.142857143">
            <text:p>628297,14</text:p>
          </table:table-cell>
          <table:table-cell table:formula="of:=[.L322]*[.A322]" office:value-type="float" office:value="21440">
            <text:p>21440,00</text:p>
          </table:table-cell>
          <table:table-cell table:formula="of:=[.A322]*[.A322]" office:value-type="float" office:value="102400">
            <text:p>102400,00</text:p>
          </table:table-cell>
          <table:table-cell table:formula="of:=[.A322]*a+b" office:value-type="float" office:value="3680.55027762269">
            <text:p>3680,55</text:p>
          </table:table-cell>
          <table:table-cell table:formula="of:=a_2*[.A322]+b_2" office:value-type="float" office:value="134.898665525365">
            <text:p>134,8986655254</text:p>
          </table:table-cell>
          <table:table-cell table:number-columns-repeated="2"/>
          <table:table-cell table:formula="of:=(ABS([.P322]-[.K322])/IF([.K322]=0;1;[.K322]))" office:value-type="float" office:value="0.874552673410857">
            <text:p>0,8745526734</text:p>
          </table:table-cell>
          <table:table-cell table:formula="of:=IF([.T322]&lt;[.$P$1];1;0)" office:value-type="float" office:value="0">
            <text:p>0</text:p>
          </table:table-cell>
          <table:table-cell table:formula="of:=IF([.U321]&gt;0;[.V321]+[.U322];0)" office:value-type="float" office:value="0">
            <text:p>0</text:p>
          </table:table-cell>
          <table:table-cell table:formula="of:=(ABS([.Q322]-[.L322])/IF([.L322]=0;1;[.L322]))" office:value-type="float" office:value="1.01341291828902">
            <text:p>1,0134129183</text:p>
          </table:table-cell>
          <table:table-cell table:formula="of:=IF([.W322]&lt;[.$Q$1];1;0)" office:value-type="float" office:value="0">
            <text:p>0</text:p>
          </table:table-cell>
          <table:table-cell table:formula="of:=IF([.X321]&gt;0;[.Y321]+[.X32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21">
            <text:p>321</text:p>
          </table:table-cell>
          <table:table-cell/>
          <table:table-cell office:value-type="string">
            <text:p>2020-11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987">
            <text:p>1987</text:p>
          </table:table-cell>
          <table:table-cell office:value-type="float" office:value="754256">
            <text:p>754256</text:p>
          </table:table-cell>
          <table:table-cell office:value-type="float" office:value="119">
            <text:p>119</text:p>
          </table:table-cell>
          <table:table-cell office:value-type="float" office:value="20433">
            <text:p>20433</text:p>
          </table:table-cell>
          <table:table-cell table:formula="of:=SUM([.G317:.G323])/7" office:value-type="float" office:value="2000.28571428571">
            <text:p>2000,29</text:p>
          </table:table-cell>
          <table:table-cell table:formula="of:=SUM([.I317:.I323])/7" office:value-type="float" office:value="68.8571428571429">
            <text:p>68,86</text:p>
          </table:table-cell>
          <table:table-cell table:formula="of:=[.A323]*[.K323]" office:value-type="float" office:value="642091.714285714">
            <text:p>642091,71</text:p>
          </table:table-cell>
          <table:table-cell table:formula="of:=[.L323]*[.A323]" office:value-type="float" office:value="22103.1428571429">
            <text:p>22103,14</text:p>
          </table:table-cell>
          <table:table-cell table:formula="of:=[.A323]*[.A323]" office:value-type="float" office:value="103041">
            <text:p>103041,00</text:p>
          </table:table-cell>
          <table:table-cell table:formula="of:=[.A323]*a+b" office:value-type="float" office:value="3688.01145275183">
            <text:p>3688,01</text:p>
          </table:table-cell>
          <table:table-cell table:formula="of:=a_2*[.A323]+b_2" office:value-type="float" office:value="135.295470232661">
            <text:p>135,2954702327</text:p>
          </table:table-cell>
          <table:table-cell table:number-columns-repeated="2"/>
          <table:table-cell table:formula="of:=(ABS([.P323]-[.K323])/IF([.K323]=0;1;[.K323]))" office:value-type="float" office:value="0.84374233461383">
            <text:p>0,8437423346</text:p>
          </table:table-cell>
          <table:table-cell table:formula="of:=IF([.T323]&lt;[.$P$1];1;0)" office:value-type="float" office:value="0">
            <text:p>0</text:p>
          </table:table-cell>
          <table:table-cell table:formula="of:=IF([.U322]&gt;0;[.V322]+[.U323];0)" office:value-type="float" office:value="0">
            <text:p>0</text:p>
          </table:table-cell>
          <table:table-cell table:formula="of:=(ABS([.Q323]-[.L323])/IF([.L323]=0;1;[.L323]))" office:value-type="float" office:value="0.964871974333247">
            <text:p>0,9648719743</text:p>
          </table:table-cell>
          <table:table-cell table:formula="of:=IF([.W323]&lt;[.$Q$1];1;0)" office:value-type="float" office:value="0">
            <text:p>0</text:p>
          </table:table-cell>
          <table:table-cell table:formula="of:=IF([.X322]&gt;0;[.Y322]+[.X32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22">
            <text:p>322</text:p>
          </table:table-cell>
          <table:table-cell/>
          <table:table-cell office:value-type="string">
            <text:p>2020-11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888">
            <text:p>2888</text:p>
          </table:table-cell>
          <table:table-cell office:value-type="float" office:value="757144">
            <text:p>757144</text:p>
          </table:table-cell>
          <table:table-cell office:value-type="float" office:value="123">
            <text:p>123</text:p>
          </table:table-cell>
          <table:table-cell office:value-type="float" office:value="20556">
            <text:p>20556</text:p>
          </table:table-cell>
          <table:table-cell table:formula="of:=SUM([.G318:.G324])/7" office:value-type="float" office:value="2107.14285714286">
            <text:p>2107,14</text:p>
          </table:table-cell>
          <table:table-cell table:formula="of:=SUM([.I318:.I324])/7" office:value-type="float" office:value="77.8571428571429">
            <text:p>77,86</text:p>
          </table:table-cell>
          <table:table-cell table:formula="of:=[.A324]*[.K324]" office:value-type="float" office:value="678500">
            <text:p>678500,00</text:p>
          </table:table-cell>
          <table:table-cell table:formula="of:=[.L324]*[.A324]" office:value-type="float" office:value="25070">
            <text:p>25070,00</text:p>
          </table:table-cell>
          <table:table-cell table:formula="of:=[.A324]*[.A324]" office:value-type="float" office:value="103684">
            <text:p>103684,00</text:p>
          </table:table-cell>
          <table:table-cell table:formula="of:=[.A324]*a+b" office:value-type="float" office:value="3695.47262788098">
            <text:p>3695,47</text:p>
          </table:table-cell>
          <table:table-cell table:formula="of:=a_2*[.A324]+b_2" office:value-type="float" office:value="135.692274939957">
            <text:p>135,69227494</text:p>
          </table:table-cell>
          <table:table-cell table:number-columns-repeated="2"/>
          <table:table-cell table:formula="of:=(ABS([.P324]-[.K324])/IF([.K324]=0;1;[.K324]))" office:value-type="float" office:value="0.753783620011313">
            <text:p>0,75378362</text:p>
          </table:table-cell>
          <table:table-cell table:formula="of:=IF([.T324]&lt;[.$P$1];1;0)" office:value-type="float" office:value="0">
            <text:p>0</text:p>
          </table:table-cell>
          <table:table-cell table:formula="of:=IF([.U323]&gt;0;[.V323]+[.U324];0)" office:value-type="float" office:value="0">
            <text:p>0</text:p>
          </table:table-cell>
          <table:table-cell table:formula="of:=(ABS([.Q324]-[.L324])/IF([.L324]=0;1;[.L324]))" office:value-type="float" office:value="0.742836558861832">
            <text:p>0,7428365589</text:p>
          </table:table-cell>
          <table:table-cell table:formula="of:=IF([.W324]&lt;[.$Q$1];1;0)" office:value-type="float" office:value="0">
            <text:p>0</text:p>
          </table:table-cell>
          <table:table-cell table:formula="of:=IF([.X323]&gt;0;[.Y323]+[.X32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23">
            <text:p>323</text:p>
          </table:table-cell>
          <table:table-cell/>
          <table:table-cell office:value-type="string">
            <text:p>2020-11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514">
            <text:p>2514</text:p>
          </table:table-cell>
          <table:table-cell office:value-type="float" office:value="759658">
            <text:p>759658</text:p>
          </table:table-cell>
          <table:table-cell office:value-type="float" office:value="115">
            <text:p>115</text:p>
          </table:table-cell>
          <table:table-cell office:value-type="float" office:value="20671">
            <text:p>20671</text:p>
          </table:table-cell>
          <table:table-cell table:formula="of:=SUM([.G319:.G325])/7" office:value-type="float" office:value="2132.28571428571">
            <text:p>2132,29</text:p>
          </table:table-cell>
          <table:table-cell table:formula="of:=SUM([.I319:.I325])/7" office:value-type="float" office:value="85">
            <text:p>85,00</text:p>
          </table:table-cell>
          <table:table-cell table:formula="of:=[.A325]*[.K325]" office:value-type="float" office:value="688728.285714286">
            <text:p>688728,29</text:p>
          </table:table-cell>
          <table:table-cell table:formula="of:=[.L325]*[.A325]" office:value-type="float" office:value="27455">
            <text:p>27455,00</text:p>
          </table:table-cell>
          <table:table-cell table:formula="of:=[.A325]*[.A325]" office:value-type="float" office:value="104329">
            <text:p>104329,00</text:p>
          </table:table-cell>
          <table:table-cell table:formula="of:=[.A325]*a+b" office:value-type="float" office:value="3702.93380301013">
            <text:p>3702,93</text:p>
          </table:table-cell>
          <table:table-cell table:formula="of:=a_2*[.A325]+b_2" office:value-type="float" office:value="136.089079647253">
            <text:p>136,0890796473</text:p>
          </table:table-cell>
          <table:table-cell table:number-columns-repeated="2"/>
          <table:table-cell table:formula="of:=(ABS([.P325]-[.K325])/IF([.K325]=0;1;[.K325]))" office:value-type="float" office:value="0.736603016285066">
            <text:p>0,7366030163</text:p>
          </table:table-cell>
          <table:table-cell table:formula="of:=IF([.T325]&lt;[.$P$1];1;0)" office:value-type="float" office:value="0">
            <text:p>0</text:p>
          </table:table-cell>
          <table:table-cell table:formula="of:=IF([.U324]&gt;0;[.V324]+[.U325];0)" office:value-type="float" office:value="0">
            <text:p>0</text:p>
          </table:table-cell>
          <table:table-cell table:formula="of:=(ABS([.Q325]-[.L325])/IF([.L325]=0;1;[.L325]))" office:value-type="float" office:value="0.601047995850036">
            <text:p>0,6010479959</text:p>
          </table:table-cell>
          <table:table-cell table:formula="of:=IF([.W325]&lt;[.$Q$1];1;0)" office:value-type="float" office:value="0">
            <text:p>0</text:p>
          </table:table-cell>
          <table:table-cell table:formula="of:=IF([.X324]&gt;0;[.Y324]+[.X32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24">
            <text:p>324</text:p>
          </table:table-cell>
          <table:table-cell/>
          <table:table-cell office:value-type="string">
            <text:p>2020-11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105">
            <text:p>3105</text:p>
          </table:table-cell>
          <table:table-cell office:value-type="float" office:value="762763">
            <text:p>762763</text:p>
          </table:table-cell>
          <table:table-cell office:value-type="float" office:value="88">
            <text:p>88</text:p>
          </table:table-cell>
          <table:table-cell office:value-type="float" office:value="20759">
            <text:p>20759</text:p>
          </table:table-cell>
          <table:table-cell table:formula="of:=SUM([.G320:.G326])/7" office:value-type="float" office:value="2259.71428571429">
            <text:p>2259,71</text:p>
          </table:table-cell>
          <table:table-cell table:formula="of:=SUM([.I320:.I326])/7" office:value-type="float" office:value="86.5714285714286">
            <text:p>86,57</text:p>
          </table:table-cell>
          <table:table-cell table:formula="of:=[.A326]*[.K326]" office:value-type="float" office:value="732147.428571429">
            <text:p>732147,43</text:p>
          </table:table-cell>
          <table:table-cell table:formula="of:=[.L326]*[.A326]" office:value-type="float" office:value="28049.1428571429">
            <text:p>28049,14</text:p>
          </table:table-cell>
          <table:table-cell table:formula="of:=[.A326]*[.A326]" office:value-type="float" office:value="104976">
            <text:p>104976,00</text:p>
          </table:table-cell>
          <table:table-cell table:formula="of:=[.A326]*a+b" office:value-type="float" office:value="3710.39497813928">
            <text:p>3710,39</text:p>
          </table:table-cell>
          <table:table-cell table:formula="of:=a_2*[.A326]+b_2" office:value-type="float" office:value="136.485884354549">
            <text:p>136,4858843546</text:p>
          </table:table-cell>
          <table:table-cell table:number-columns-repeated="2"/>
          <table:table-cell table:formula="of:=(ABS([.P326]-[.K326])/IF([.K326]=0;1;[.K326]))" office:value-type="float" office:value="0.641975271650963">
            <text:p>0,6419752717</text:p>
          </table:table-cell>
          <table:table-cell table:formula="of:=IF([.T326]&lt;[.$P$1];1;0)" office:value-type="float" office:value="0">
            <text:p>0</text:p>
          </table:table-cell>
          <table:table-cell table:formula="of:=IF([.U325]&gt;0;[.V325]+[.U326];0)" office:value-type="float" office:value="0">
            <text:p>0</text:p>
          </table:table-cell>
          <table:table-cell table:formula="of:=(ABS([.Q326]-[.L326])/IF([.L326]=0;1;[.L326]))" office:value-type="float" office:value="0.576569621257169">
            <text:p>0,5765696213</text:p>
          </table:table-cell>
          <table:table-cell table:formula="of:=IF([.W326]&lt;[.$Q$1];1;0)" office:value-type="float" office:value="0">
            <text:p>0</text:p>
          </table:table-cell>
          <table:table-cell table:formula="of:=IF([.X325]&gt;0;[.Y325]+[.X32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25">
            <text:p>325</text:p>
          </table:table-cell>
          <table:table-cell/>
          <table:table-cell office:value-type="string">
            <text:p>2020-11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646">
            <text:p>2646</text:p>
          </table:table-cell>
          <table:table-cell office:value-type="float" office:value="765409">
            <text:p>765409</text:p>
          </table:table-cell>
          <table:table-cell office:value-type="float" office:value="86">
            <text:p>86</text:p>
          </table:table-cell>
          <table:table-cell office:value-type="float" office:value="20845">
            <text:p>20845</text:p>
          </table:table-cell>
          <table:table-cell table:formula="of:=SUM([.G321:.G327])/7" office:value-type="float" office:value="2318.14285714286">
            <text:p>2318,14</text:p>
          </table:table-cell>
          <table:table-cell table:formula="of:=SUM([.I321:.I327])/7" office:value-type="float" office:value="91.2857142857143">
            <text:p>91,29</text:p>
          </table:table-cell>
          <table:table-cell table:formula="of:=[.A327]*[.K327]" office:value-type="float" office:value="753396.428571429">
            <text:p>753396,43</text:p>
          </table:table-cell>
          <table:table-cell table:formula="of:=[.L327]*[.A327]" office:value-type="float" office:value="29667.8571428571">
            <text:p>29667,86</text:p>
          </table:table-cell>
          <table:table-cell table:formula="of:=[.A327]*[.A327]" office:value-type="float" office:value="105625">
            <text:p>105625,00</text:p>
          </table:table-cell>
          <table:table-cell table:formula="of:=[.A327]*a+b" office:value-type="float" office:value="3717.85615326842">
            <text:p>3717,86</text:p>
          </table:table-cell>
          <table:table-cell table:formula="of:=a_2*[.A327]+b_2" office:value-type="float" office:value="136.882689061845">
            <text:p>136,8826890618</text:p>
          </table:table-cell>
          <table:table-cell table:number-columns-repeated="2"/>
          <table:table-cell table:formula="of:=(ABS([.P327]-[.K327])/IF([.K327]=0;1;[.K327]))" office:value-type="float" office:value="0.603808040480616">
            <text:p>0,6038080405</text:p>
          </table:table-cell>
          <table:table-cell table:formula="of:=IF([.T327]&lt;[.$P$1];1;0)" office:value-type="float" office:value="0">
            <text:p>0</text:p>
          </table:table-cell>
          <table:table-cell table:formula="of:=IF([.U326]&gt;0;[.V326]+[.U327];0)" office:value-type="float" office:value="0">
            <text:p>0</text:p>
          </table:table-cell>
          <table:table-cell table:formula="of:=(ABS([.Q327]-[.L327])/IF([.L327]=0;1;[.L327]))" office:value-type="float" office:value="0.499497376264347">
            <text:p>0,4994973763</text:p>
          </table:table-cell>
          <table:table-cell table:formula="of:=IF([.W327]&lt;[.$Q$1];1;0)" office:value-type="float" office:value="0">
            <text:p>0</text:p>
          </table:table-cell>
          <table:table-cell table:formula="of:=IF([.X326]&gt;0;[.Y326]+[.X32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26">
            <text:p>326</text:p>
          </table:table-cell>
          <table:table-cell/>
          <table:table-cell office:value-type="string">
            <text:p>2020-11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270">
            <text:p>2270</text:p>
          </table:table-cell>
          <table:table-cell office:value-type="float" office:value="767679">
            <text:p>767679</text:p>
          </table:table-cell>
          <table:table-cell office:value-type="float" office:value="58">
            <text:p>58</text:p>
          </table:table-cell>
          <table:table-cell office:value-type="float" office:value="20903">
            <text:p>20903</text:p>
          </table:table-cell>
          <table:table-cell table:formula="of:=SUM([.G322:.G328])/7" office:value-type="float" office:value="2379.28571428571">
            <text:p>2379,29</text:p>
          </table:table-cell>
          <table:table-cell table:formula="of:=SUM([.I322:.I328])/7" office:value-type="float" office:value="94.5714285714286">
            <text:p>94,57</text:p>
          </table:table-cell>
          <table:table-cell table:formula="of:=[.A328]*[.K328]" office:value-type="float" office:value="775647.142857143">
            <text:p>775647,14</text:p>
          </table:table-cell>
          <table:table-cell table:formula="of:=[.L328]*[.A328]" office:value-type="float" office:value="30830.2857142857">
            <text:p>30830,29</text:p>
          </table:table-cell>
          <table:table-cell table:formula="of:=[.A328]*[.A328]" office:value-type="float" office:value="106276">
            <text:p>106276,00</text:p>
          </table:table-cell>
          <table:table-cell table:formula="of:=[.A328]*a+b" office:value-type="float" office:value="3725.31732839757">
            <text:p>3725,32</text:p>
          </table:table-cell>
          <table:table-cell table:formula="of:=a_2*[.A328]+b_2" office:value-type="float" office:value="137.279493769142">
            <text:p>137,2794937691</text:p>
          </table:table-cell>
          <table:table-cell table:number-columns-repeated="2"/>
          <table:table-cell table:formula="of:=(ABS([.P328]-[.K328])/IF([.K328]=0;1;[.K328]))" office:value-type="float" office:value="0.565729288428879">
            <text:p>0,5657292884</text:p>
          </table:table-cell>
          <table:table-cell table:formula="of:=IF([.T328]&lt;[.$P$1];1;0)" office:value-type="float" office:value="0">
            <text:p>0</text:p>
          </table:table-cell>
          <table:table-cell table:formula="of:=IF([.U327]&gt;0;[.V327]+[.U328];0)" office:value-type="float" office:value="0">
            <text:p>0</text:p>
          </table:table-cell>
          <table:table-cell table:formula="of:=(ABS([.Q328]-[.L328])/IF([.L328]=0;1;[.L328]))" office:value-type="float" office:value="0.451595855564941">
            <text:p>0,4515958556</text:p>
          </table:table-cell>
          <table:table-cell table:formula="of:=IF([.W328]&lt;[.$Q$1];1;0)" office:value-type="float" office:value="0">
            <text:p>0</text:p>
          </table:table-cell>
          <table:table-cell table:formula="of:=IF([.X327]&gt;0;[.Y327]+[.X32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27">
            <text:p>327</text:p>
          </table:table-cell>
          <table:table-cell/>
          <table:table-cell office:value-type="string">
            <text:p>2020-11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080">
            <text:p>2080</text:p>
          </table:table-cell>
          <table:table-cell office:value-type="float" office:value="769759">
            <text:p>769759</text:p>
          </table:table-cell>
          <table:table-cell office:value-type="float" office:value="65">
            <text:p>65</text:p>
          </table:table-cell>
          <table:table-cell office:value-type="float" office:value="20968">
            <text:p>20968</text:p>
          </table:table-cell>
          <table:table-cell table:formula="of:=SUM([.G323:.G329])/7" office:value-type="float" office:value="2498.57142857143">
            <text:p>2498,57</text:p>
          </table:table-cell>
          <table:table-cell table:formula="of:=SUM([.I323:.I329])/7" office:value-type="float" office:value="93.4285714285714">
            <text:p>93,43</text:p>
          </table:table-cell>
          <table:table-cell table:formula="of:=[.A329]*[.K329]" office:value-type="float" office:value="817032.857142857">
            <text:p>817032,86</text:p>
          </table:table-cell>
          <table:table-cell table:formula="of:=[.L329]*[.A329]" office:value-type="float" office:value="30551.1428571429">
            <text:p>30551,14</text:p>
          </table:table-cell>
          <table:table-cell table:formula="of:=[.A329]*[.A329]" office:value-type="float" office:value="106929">
            <text:p>106929,00</text:p>
          </table:table-cell>
          <table:table-cell table:formula="of:=[.A329]*a+b" office:value-type="float" office:value="3732.77850352672">
            <text:p>3732,78</text:p>
          </table:table-cell>
          <table:table-cell table:formula="of:=a_2*[.A329]+b_2" office:value-type="float" office:value="137.676298476438">
            <text:p>137,6762984764</text:p>
          </table:table-cell>
          <table:table-cell table:number-columns-repeated="2"/>
          <table:table-cell table:formula="of:=(ABS([.P329]-[.K329])/IF([.K329]=0;1;[.K329]))" office:value-type="float" office:value="0.493965095751116">
            <text:p>0,4939650958</text:p>
          </table:table-cell>
          <table:table-cell table:formula="of:=IF([.T329]&lt;[.$P$1];1;0)" office:value-type="float" office:value="0">
            <text:p>0</text:p>
          </table:table-cell>
          <table:table-cell table:formula="of:=IF([.U328]&gt;0;[.V328]+[.U329];0)" office:value-type="float" office:value="0">
            <text:p>0</text:p>
          </table:table-cell>
          <table:table-cell table:formula="of:=(ABS([.Q329]-[.L329])/IF([.L329]=0;1;[.L329]))" office:value-type="float" office:value="0.473599524977162">
            <text:p>0,473599525</text:p>
          </table:table-cell>
          <table:table-cell table:formula="of:=IF([.W329]&lt;[.$Q$1];1;0)" office:value-type="float" office:value="0">
            <text:p>0</text:p>
          </table:table-cell>
          <table:table-cell table:formula="of:=IF([.X328]&gt;0;[.Y328]+[.X32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28">
            <text:p>328</text:p>
          </table:table-cell>
          <table:table-cell/>
          <table:table-cell office:value-type="string">
            <text:p>2020-11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493">
            <text:p>2493</text:p>
          </table:table-cell>
          <table:table-cell office:value-type="float" office:value="772252">
            <text:p>772252</text:p>
          </table:table-cell>
          <table:table-cell office:value-type="float" office:value="115">
            <text:p>115</text:p>
          </table:table-cell>
          <table:table-cell office:value-type="float" office:value="21083">
            <text:p>21083</text:p>
          </table:table-cell>
          <table:table-cell table:formula="of:=SUM([.G324:.G330])/7" office:value-type="float" office:value="2570.85714285714">
            <text:p>2570,86</text:p>
          </table:table-cell>
          <table:table-cell table:formula="of:=SUM([.I324:.I330])/7" office:value-type="float" office:value="92.8571428571429">
            <text:p>92,86</text:p>
          </table:table-cell>
          <table:table-cell table:formula="of:=[.A330]*[.K330]" office:value-type="float" office:value="843241.142857143">
            <text:p>843241,14</text:p>
          </table:table-cell>
          <table:table-cell table:formula="of:=[.L330]*[.A330]" office:value-type="float" office:value="30457.1428571429">
            <text:p>30457,14</text:p>
          </table:table-cell>
          <table:table-cell table:formula="of:=[.A330]*[.A330]" office:value-type="float" office:value="107584">
            <text:p>107584,00</text:p>
          </table:table-cell>
          <table:table-cell table:formula="of:=[.A330]*a+b" office:value-type="float" office:value="3740.23967865586">
            <text:p>3740,24</text:p>
          </table:table-cell>
          <table:table-cell table:formula="of:=a_2*[.A330]+b_2" office:value-type="float" office:value="138.073103183734">
            <text:p>138,0731031837</text:p>
          </table:table-cell>
          <table:table-cell table:number-columns-repeated="2"/>
          <table:table-cell table:formula="of:=(ABS([.P330]-[.K330])/IF([.K330]=0;1;[.K330]))" office:value-type="float" office:value="0.454860955245112">
            <text:p>0,4548609552</text:p>
          </table:table-cell>
          <table:table-cell table:formula="of:=IF([.T330]&lt;[.$P$1];1;0)" office:value-type="float" office:value="0">
            <text:p>0</text:p>
          </table:table-cell>
          <table:table-cell table:formula="of:=IF([.U329]&gt;0;[.V329]+[.U330];0)" office:value-type="float" office:value="0">
            <text:p>0</text:p>
          </table:table-cell>
          <table:table-cell table:formula="of:=(ABS([.Q330]-[.L330])/IF([.L330]=0;1;[.L330]))" office:value-type="float" office:value="0.486941111209442">
            <text:p>0,4869411112</text:p>
          </table:table-cell>
          <table:table-cell table:formula="of:=IF([.W330]&lt;[.$Q$1];1;0)" office:value-type="float" office:value="0">
            <text:p>0</text:p>
          </table:table-cell>
          <table:table-cell table:formula="of:=IF([.X329]&gt;0;[.Y329]+[.X33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29">
            <text:p>329</text:p>
          </table:table-cell>
          <table:table-cell/>
          <table:table-cell office:value-type="string">
            <text:p>2020-11-2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250">
            <text:p>3250</text:p>
          </table:table-cell>
          <table:table-cell office:value-type="float" office:value="775502">
            <text:p>775502</text:p>
          </table:table-cell>
          <table:table-cell office:value-type="float" office:value="118">
            <text:p>118</text:p>
          </table:table-cell>
          <table:table-cell office:value-type="float" office:value="21201">
            <text:p>21201</text:p>
          </table:table-cell>
          <table:table-cell table:formula="of:=SUM([.G325:.G331])/7" office:value-type="float" office:value="2622.57142857143">
            <text:p>2622,57</text:p>
          </table:table-cell>
          <table:table-cell table:formula="of:=SUM([.I325:.I331])/7" office:value-type="float" office:value="92.1428571428571">
            <text:p>92,14</text:p>
          </table:table-cell>
          <table:table-cell table:formula="of:=[.A331]*[.K331]" office:value-type="float" office:value="862826">
            <text:p>862826,00</text:p>
          </table:table-cell>
          <table:table-cell table:formula="of:=[.L331]*[.A331]" office:value-type="float" office:value="30315">
            <text:p>30315,00</text:p>
          </table:table-cell>
          <table:table-cell table:formula="of:=[.A331]*[.A331]" office:value-type="float" office:value="108241">
            <text:p>108241,00</text:p>
          </table:table-cell>
          <table:table-cell table:formula="of:=[.A331]*a+b" office:value-type="float" office:value="3747.70085378501">
            <text:p>3747,70</text:p>
          </table:table-cell>
          <table:table-cell table:formula="of:=a_2*[.A331]+b_2" office:value-type="float" office:value="138.46990789103">
            <text:p>138,469907891</text:p>
          </table:table-cell>
          <table:table-cell table:number-columns-repeated="2"/>
          <table:table-cell table:formula="of:=(ABS([.P331]-[.K331])/IF([.K331]=0;1;[.K331]))" office:value-type="float" office:value="0.429017647701006">
            <text:p>0,4290176477</text:p>
          </table:table-cell>
          <table:table-cell table:formula="of:=IF([.T331]&lt;[.$P$1];1;0)" office:value-type="float" office:value="1">
            <text:p>1</text:p>
          </table:table-cell>
          <table:table-cell table:formula="of:=IF([.U330]&gt;0;[.V330]+[.U331];0)" office:value-type="float" office:value="0">
            <text:p>0</text:p>
          </table:table-cell>
          <table:table-cell table:formula="of:=(ABS([.Q331]-[.L331])/IF([.L331]=0;1;[.L331]))" office:value-type="float" office:value="0.502774194166218">
            <text:p>0,5027741942</text:p>
          </table:table-cell>
          <table:table-cell table:formula="of:=IF([.W331]&lt;[.$Q$1];1;0)" office:value-type="float" office:value="0">
            <text:p>0</text:p>
          </table:table-cell>
          <table:table-cell table:formula="of:=IF([.X330]&gt;0;[.Y330]+[.X33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30">
            <text:p>330</text:p>
          </table:table-cell>
          <table:table-cell/>
          <table:table-cell office:value-type="string">
            <text:p>2020-11-2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069">
            <text:p>3069</text:p>
          </table:table-cell>
          <table:table-cell office:value-type="float" office:value="778571">
            <text:p>778571</text:p>
          </table:table-cell>
          <table:table-cell office:value-type="float" office:value="88">
            <text:p>88</text:p>
          </table:table-cell>
          <table:table-cell office:value-type="float" office:value="21289">
            <text:p>21289</text:p>
          </table:table-cell>
          <table:table-cell table:formula="of:=SUM([.G326:.G332])/7" office:value-type="float" office:value="2701.85714285714">
            <text:p>2701,86</text:p>
          </table:table-cell>
          <table:table-cell table:formula="of:=SUM([.I326:.I332])/7" office:value-type="float" office:value="88.2857142857143">
            <text:p>88,29</text:p>
          </table:table-cell>
          <table:table-cell table:formula="of:=[.A332]*[.K332]" office:value-type="float" office:value="891612.857142857">
            <text:p>891612,86</text:p>
          </table:table-cell>
          <table:table-cell table:formula="of:=[.L332]*[.A332]" office:value-type="float" office:value="29134.2857142857">
            <text:p>29134,29</text:p>
          </table:table-cell>
          <table:table-cell table:formula="of:=[.A332]*[.A332]" office:value-type="float" office:value="108900">
            <text:p>108900,00</text:p>
          </table:table-cell>
          <table:table-cell table:formula="of:=[.A332]*a+b" office:value-type="float" office:value="3755.16202891416">
            <text:p>3755,16</text:p>
          </table:table-cell>
          <table:table-cell table:formula="of:=a_2*[.A332]+b_2" office:value-type="float" office:value="138.866712598326">
            <text:p>138,8667125983</text:p>
          </table:table-cell>
          <table:table-cell table:number-columns-repeated="2"/>
          <table:table-cell table:formula="of:=(ABS([.P332]-[.K332])/IF([.K332]=0;1;[.K332]))" office:value-type="float" office:value="0.38984477356311">
            <text:p>0,3898447736</text:p>
          </table:table-cell>
          <table:table-cell table:formula="of:=IF([.T332]&lt;[.$P$1];1;0)" office:value-type="float" office:value="1">
            <text:p>1</text:p>
          </table:table-cell>
          <table:table-cell table:formula="of:=IF([.U331]&gt;0;[.V331]+[.U332];0)" office:value-type="float" office:value="1">
            <text:p>1</text:p>
          </table:table-cell>
          <table:table-cell table:formula="of:=(ABS([.Q332]-[.L332])/IF([.L332]=0;1;[.L332]))" office:value-type="float" office:value="0.572923929107254">
            <text:p>0,5729239291</text:p>
          </table:table-cell>
          <table:table-cell table:formula="of:=IF([.W332]&lt;[.$Q$1];1;0)" office:value-type="float" office:value="0">
            <text:p>0</text:p>
          </table:table-cell>
          <table:table-cell table:formula="of:=IF([.X331]&gt;0;[.Y331]+[.X33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31">
            <text:p>331</text:p>
          </table:table-cell>
          <table:table-cell/>
          <table:table-cell office:value-type="string">
            <text:p>2020-11-2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370">
            <text:p>3370</text:p>
          </table:table-cell>
          <table:table-cell office:value-type="float" office:value="781941">
            <text:p>781941</text:p>
          </table:table-cell>
          <table:table-cell office:value-type="float" office:value="89">
            <text:p>89</text:p>
          </table:table-cell>
          <table:table-cell office:value-type="float" office:value="21378">
            <text:p>21378</text:p>
          </table:table-cell>
          <table:table-cell table:formula="of:=SUM([.G327:.G333])/7" office:value-type="float" office:value="2739.71428571429">
            <text:p>2739,71</text:p>
          </table:table-cell>
          <table:table-cell table:formula="of:=SUM([.I327:.I333])/7" office:value-type="float" office:value="88.4285714285714">
            <text:p>88,43</text:p>
          </table:table-cell>
          <table:table-cell table:formula="of:=[.A333]*[.K333]" office:value-type="float" office:value="906845.428571429">
            <text:p>906845,43</text:p>
          </table:table-cell>
          <table:table-cell table:formula="of:=[.L333]*[.A333]" office:value-type="float" office:value="29269.8571428571">
            <text:p>29269,86</text:p>
          </table:table-cell>
          <table:table-cell table:formula="of:=[.A333]*[.A333]" office:value-type="float" office:value="109561">
            <text:p>109561,00</text:p>
          </table:table-cell>
          <table:table-cell table:formula="of:=[.A333]*a+b" office:value-type="float" office:value="3762.6232040433">
            <text:p>3762,62</text:p>
          </table:table-cell>
          <table:table-cell table:formula="of:=a_2*[.A333]+b_2" office:value-type="float" office:value="139.263517305622">
            <text:p>139,2635173056</text:p>
          </table:table-cell>
          <table:table-cell table:number-columns-repeated="2"/>
          <table:table-cell table:formula="of:=(ABS([.P333]-[.K333])/IF([.K333]=0;1;[.K333]))" office:value-type="float" office:value="0.373363355318757">
            <text:p>0,3733633553</text:p>
          </table:table-cell>
          <table:table-cell table:formula="of:=IF([.T333]&lt;[.$P$1];1;0)" office:value-type="float" office:value="1">
            <text:p>1</text:p>
          </table:table-cell>
          <table:table-cell table:formula="of:=IF([.U332]&gt;0;[.V332]+[.U333];0)" office:value-type="float" office:value="2">
            <text:p>2</text:p>
          </table:table-cell>
          <table:table-cell table:formula="of:=(ABS([.Q333]-[.L333])/IF([.L333]=0;1;[.L333]))" office:value-type="float" office:value="0.57487014723644">
            <text:p>0,5748701472</text:p>
          </table:table-cell>
          <table:table-cell table:formula="of:=IF([.W333]&lt;[.$Q$1];1;0)" office:value-type="float" office:value="0">
            <text:p>0</text:p>
          </table:table-cell>
          <table:table-cell table:formula="of:=IF([.X332]&gt;0;[.Y332]+[.X33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32">
            <text:p>332</text:p>
          </table:table-cell>
          <table:table-cell/>
          <table:table-cell office:value-type="string">
            <text:p>2020-11-2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198">
            <text:p>3198</text:p>
          </table:table-cell>
          <table:table-cell office:value-type="float" office:value="785139">
            <text:p>785139</text:p>
          </table:table-cell>
          <table:table-cell office:value-type="float" office:value="61">
            <text:p>61</text:p>
          </table:table-cell>
          <table:table-cell office:value-type="float" office:value="21439">
            <text:p>21439</text:p>
          </table:table-cell>
          <table:table-cell table:formula="of:=SUM([.G328:.G334])/7" office:value-type="float" office:value="2818.57142857143">
            <text:p>2818,57</text:p>
          </table:table-cell>
          <table:table-cell table:formula="of:=SUM([.I328:.I334])/7" office:value-type="float" office:value="84.8571428571429">
            <text:p>84,86</text:p>
          </table:table-cell>
          <table:table-cell table:formula="of:=[.A334]*[.K334]" office:value-type="float" office:value="935765.714285714">
            <text:p>935765,71</text:p>
          </table:table-cell>
          <table:table-cell table:formula="of:=[.L334]*[.A334]" office:value-type="float" office:value="28172.5714285714">
            <text:p>28172,57</text:p>
          </table:table-cell>
          <table:table-cell table:formula="of:=[.A334]*[.A334]" office:value-type="float" office:value="110224">
            <text:p>110224,00</text:p>
          </table:table-cell>
          <table:table-cell table:formula="of:=[.A334]*a+b" office:value-type="float" office:value="3770.08437917245">
            <text:p>3770,08</text:p>
          </table:table-cell>
          <table:table-cell table:formula="of:=a_2*[.A334]+b_2" office:value-type="float" office:value="139.660322012919">
            <text:p>139,6603220129</text:p>
          </table:table-cell>
          <table:table-cell table:number-columns-repeated="2"/>
          <table:table-cell table:formula="of:=(ABS([.P334]-[.K334])/IF([.K334]=0;1;[.K334]))" office:value-type="float" office:value="0.337586956624792">
            <text:p>0,3375869566</text:p>
          </table:table-cell>
          <table:table-cell table:formula="of:=IF([.T334]&lt;[.$P$1];1;0)" office:value-type="float" office:value="1">
            <text:p>1</text:p>
          </table:table-cell>
          <table:table-cell table:formula="of:=IF([.U333]&gt;0;[.V333]+[.U334];0)" office:value-type="float" office:value="3">
            <text:p>3</text:p>
          </table:table-cell>
          <table:table-cell table:formula="of:=(ABS([.Q334]-[.L334])/IF([.L334]=0;1;[.L334]))" office:value-type="float" office:value="0.645828710589949">
            <text:p>0,6458287106</text:p>
          </table:table-cell>
          <table:table-cell table:formula="of:=IF([.W334]&lt;[.$Q$1];1;0)" office:value-type="float" office:value="0">
            <text:p>0</text:p>
          </table:table-cell>
          <table:table-cell table:formula="of:=IF([.X333]&gt;0;[.Y333]+[.X33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33">
            <text:p>333</text:p>
          </table:table-cell>
          <table:table-cell/>
          <table:table-cell office:value-type="string">
            <text:p>2020-11-3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563">
            <text:p>2563</text:p>
          </table:table-cell>
          <table:table-cell office:value-type="float" office:value="787702">
            <text:p>787702</text:p>
          </table:table-cell>
          <table:table-cell office:value-type="float" office:value="38">
            <text:p>38</text:p>
          </table:table-cell>
          <table:table-cell office:value-type="float" office:value="21477">
            <text:p>21477</text:p>
          </table:table-cell>
          <table:table-cell table:formula="of:=SUM([.G329:.G335])/7" office:value-type="float" office:value="2860.42857142857">
            <text:p>2860,43</text:p>
          </table:table-cell>
          <table:table-cell table:formula="of:=SUM([.I329:.I335])/7" office:value-type="float" office:value="82">
            <text:p>82,00</text:p>
          </table:table-cell>
          <table:table-cell table:formula="of:=[.A335]*[.K335]" office:value-type="float" office:value="952522.714285714">
            <text:p>952522,71</text:p>
          </table:table-cell>
          <table:table-cell table:formula="of:=[.L335]*[.A335]" office:value-type="float" office:value="27306">
            <text:p>27306,00</text:p>
          </table:table-cell>
          <table:table-cell table:formula="of:=[.A335]*[.A335]" office:value-type="float" office:value="110889">
            <text:p>110889,00</text:p>
          </table:table-cell>
          <table:table-cell table:formula="of:=[.A335]*a+b" office:value-type="float" office:value="3777.5455543016">
            <text:p>3777,55</text:p>
          </table:table-cell>
          <table:table-cell table:formula="of:=a_2*[.A335]+b_2" office:value-type="float" office:value="140.057126720215">
            <text:p>140,0571267202</text:p>
          </table:table-cell>
          <table:table-cell table:number-columns-repeated="2"/>
          <table:table-cell table:formula="of:=(ABS([.P335]-[.K335])/IF([.K335]=0;1;[.K335]))" office:value-type="float" office:value="0.32062222844285">
            <text:p>0,3206222284</text:p>
          </table:table-cell>
          <table:table-cell table:formula="of:=IF([.T335]&lt;[.$P$1];1;0)" office:value-type="float" office:value="1">
            <text:p>1</text:p>
          </table:table-cell>
          <table:table-cell table:formula="of:=IF([.U334]&gt;0;[.V334]+[.U335];0)" office:value-type="float" office:value="4">
            <text:p>4</text:p>
          </table:table-cell>
          <table:table-cell table:formula="of:=(ABS([.Q335]-[.L335])/IF([.L335]=0;1;[.L335]))" office:value-type="float" office:value="0.708013740490423">
            <text:p>0,7080137405</text:p>
          </table:table-cell>
          <table:table-cell table:formula="of:=IF([.W335]&lt;[.$Q$1];1;0)" office:value-type="float" office:value="0">
            <text:p>0</text:p>
          </table:table-cell>
          <table:table-cell table:formula="of:=IF([.X334]&gt;0;[.Y334]+[.X33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34">
            <text:p>334</text:p>
          </table:table-cell>
          <table:table-cell/>
          <table:table-cell office:value-type="string">
            <text:p>2020-12-0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302">
            <text:p>2302</text:p>
          </table:table-cell>
          <table:table-cell office:value-type="float" office:value="790004">
            <text:p>790004</text:p>
          </table:table-cell>
          <table:table-cell office:value-type="float" office:value="58">
            <text:p>58</text:p>
          </table:table-cell>
          <table:table-cell office:value-type="float" office:value="21535">
            <text:p>21535</text:p>
          </table:table-cell>
          <table:table-cell table:formula="of:=SUM([.G330:.G336])/7" office:value-type="float" office:value="2892.14285714286">
            <text:p>2892,14</text:p>
          </table:table-cell>
          <table:table-cell table:formula="of:=SUM([.I330:.I336])/7" office:value-type="float" office:value="81">
            <text:p>81,00</text:p>
          </table:table-cell>
          <table:table-cell table:formula="of:=[.A336]*[.K336]" office:value-type="float" office:value="965975.714285714">
            <text:p>965975,71</text:p>
          </table:table-cell>
          <table:table-cell table:formula="of:=[.L336]*[.A336]" office:value-type="float" office:value="27054">
            <text:p>27054,00</text:p>
          </table:table-cell>
          <table:table-cell table:formula="of:=[.A336]*[.A336]" office:value-type="float" office:value="111556">
            <text:p>111556,00</text:p>
          </table:table-cell>
          <table:table-cell table:formula="of:=[.A336]*a+b" office:value-type="float" office:value="3785.00672943074">
            <text:p>3785,01</text:p>
          </table:table-cell>
          <table:table-cell table:formula="of:=a_2*[.A336]+b_2" office:value-type="float" office:value="140.453931427511">
            <text:p>140,4539314275</text:p>
          </table:table-cell>
          <table:table-cell table:number-columns-repeated="2"/>
          <table:table-cell table:formula="of:=(ABS([.P336]-[.K336])/IF([.K336]=0;1;[.K336]))" office:value-type="float" office:value="0.308720528822682">
            <text:p>0,3087205288</text:p>
          </table:table-cell>
          <table:table-cell table:formula="of:=IF([.T336]&lt;[.$P$1];1;0)" office:value-type="float" office:value="1">
            <text:p>1</text:p>
          </table:table-cell>
          <table:table-cell table:formula="of:=IF([.U335]&gt;0;[.V335]+[.U336];0)" office:value-type="float" office:value="5">
            <text:p>5</text:p>
          </table:table-cell>
          <table:table-cell table:formula="of:=(ABS([.Q336]-[.L336])/IF([.L336]=0;1;[.L336]))" office:value-type="float" office:value="0.73399915342606">
            <text:p>0,7339991534</text:p>
          </table:table-cell>
          <table:table-cell table:formula="of:=IF([.W336]&lt;[.$Q$1];1;0)" office:value-type="float" office:value="0">
            <text:p>0</text:p>
          </table:table-cell>
          <table:table-cell table:formula="of:=IF([.X335]&gt;0;[.Y335]+[.X33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35">
            <text:p>335</text:p>
          </table:table-cell>
          <table:table-cell/>
          <table:table-cell office:value-type="string">
            <text:p>2020-12-0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295">
            <text:p>2295</text:p>
          </table:table-cell>
          <table:table-cell office:value-type="float" office:value="792299">
            <text:p>792299</text:p>
          </table:table-cell>
          <table:table-cell office:value-type="float" office:value="109">
            <text:p>109</text:p>
          </table:table-cell>
          <table:table-cell office:value-type="float" office:value="21644">
            <text:p>21644</text:p>
          </table:table-cell>
          <table:table-cell table:formula="of:=SUM([.G331:.G337])/7" office:value-type="float" office:value="2863.85714285714">
            <text:p>2863,86</text:p>
          </table:table-cell>
          <table:table-cell table:formula="of:=SUM([.I331:.I337])/7" office:value-type="float" office:value="80.1428571428571">
            <text:p>80,14</text:p>
          </table:table-cell>
          <table:table-cell table:formula="of:=[.A337]*[.K337]" office:value-type="float" office:value="959392.142857143">
            <text:p>959392,14</text:p>
          </table:table-cell>
          <table:table-cell table:formula="of:=[.L337]*[.A337]" office:value-type="float" office:value="26847.8571428571">
            <text:p>26847,86</text:p>
          </table:table-cell>
          <table:table-cell table:formula="of:=[.A337]*[.A337]" office:value-type="float" office:value="112225">
            <text:p>112225,00</text:p>
          </table:table-cell>
          <table:table-cell table:formula="of:=[.A337]*a+b" office:value-type="float" office:value="3792.46790455989">
            <text:p>3792,47</text:p>
          </table:table-cell>
          <table:table-cell table:formula="of:=a_2*[.A337]+b_2" office:value-type="float" office:value="140.850736134807">
            <text:p>140,8507361348</text:p>
          </table:table-cell>
          <table:table-cell table:number-columns-repeated="2"/>
          <table:table-cell table:formula="of:=(ABS([.P337]-[.K337])/IF([.K337]=0;1;[.K337]))" office:value-type="float" office:value="0.324251774924888">
            <text:p>0,3242517749</text:p>
          </table:table-cell>
          <table:table-cell table:formula="of:=IF([.T337]&lt;[.$P$1];1;0)" office:value-type="float" office:value="1">
            <text:p>1</text:p>
          </table:table-cell>
          <table:table-cell table:formula="of:=IF([.U336]&gt;0;[.V336]+[.U337];0)" office:value-type="float" office:value="6">
            <text:p>6</text:p>
          </table:table-cell>
          <table:table-cell table:formula="of:=(ABS([.Q337]-[.L337])/IF([.L337]=0;1;[.L337]))" office:value-type="float" office:value="0.75749581629884">
            <text:p>0,7574958163</text:p>
          </table:table-cell>
          <table:table-cell table:formula="of:=IF([.W337]&lt;[.$Q$1];1;0)" office:value-type="float" office:value="0">
            <text:p>0</text:p>
          </table:table-cell>
          <table:table-cell table:formula="of:=IF([.X336]&gt;0;[.Y336]+[.X33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36">
            <text:p>336</text:p>
          </table:table-cell>
          <table:table-cell/>
          <table:table-cell office:value-type="string">
            <text:p>2020-12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173">
            <text:p>4173</text:p>
          </table:table-cell>
          <table:table-cell office:value-type="float" office:value="796472">
            <text:p>796472</text:p>
          </table:table-cell>
          <table:table-cell office:value-type="float" office:value="65">
            <text:p>65</text:p>
          </table:table-cell>
          <table:table-cell office:value-type="float" office:value="21709">
            <text:p>21709</text:p>
          </table:table-cell>
          <table:table-cell table:formula="of:=SUM([.G332:.G338])/7" office:value-type="float" office:value="2995.71428571429">
            <text:p>2995,71</text:p>
          </table:table-cell>
          <table:table-cell table:formula="of:=SUM([.I332:.I338])/7" office:value-type="float" office:value="72.5714285714286">
            <text:p>72,57</text:p>
          </table:table-cell>
          <table:table-cell table:formula="of:=[.A338]*[.K338]" office:value-type="float" office:value="1006560">
            <text:p>1006560,00</text:p>
          </table:table-cell>
          <table:table-cell table:formula="of:=[.L338]*[.A338]" office:value-type="float" office:value="24384">
            <text:p>24384,00</text:p>
          </table:table-cell>
          <table:table-cell table:formula="of:=[.A338]*[.A338]" office:value-type="float" office:value="112896">
            <text:p>112896,00</text:p>
          </table:table-cell>
          <table:table-cell table:formula="of:=[.A338]*a+b" office:value-type="float" office:value="3799.92907968904">
            <text:p>3799,93</text:p>
          </table:table-cell>
          <table:table-cell table:formula="of:=a_2*[.A338]+b_2" office:value-type="float" office:value="141.247540842103">
            <text:p>141,2475408421</text:p>
          </table:table-cell>
          <table:table-cell table:number-columns-repeated="2"/>
          <table:table-cell table:formula="of:=(ABS([.P338]-[.K338])/IF([.K338]=0;1;[.K338]))" office:value-type="float" office:value="0.268455105284848">
            <text:p>0,2684551053</text:p>
          </table:table-cell>
          <table:table-cell table:formula="of:=IF([.T338]&lt;[.$P$1];1;0)" office:value-type="float" office:value="1">
            <text:p>1</text:p>
          </table:table-cell>
          <table:table-cell table:formula="of:=IF([.U337]&gt;0;[.V337]+[.U338];0)" office:value-type="float" office:value="7">
            <text:p>7</text:p>
          </table:table-cell>
          <table:table-cell table:formula="of:=(ABS([.Q338]-[.L338])/IF([.L338]=0;1;[.L338]))" office:value-type="float" office:value="0.946324381682524">
            <text:p>0,9463243817</text:p>
          </table:table-cell>
          <table:table-cell table:formula="of:=IF([.W338]&lt;[.$Q$1];1;0)" office:value-type="float" office:value="0">
            <text:p>0</text:p>
          </table:table-cell>
          <table:table-cell table:formula="of:=IF([.X337]&gt;0;[.Y337]+[.X33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37">
            <text:p>337</text:p>
          </table:table-cell>
          <table:table-cell/>
          <table:table-cell office:value-type="string">
            <text:p>2020-12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400">
            <text:p>4400</text:p>
          </table:table-cell>
          <table:table-cell office:value-type="float" office:value="800872">
            <text:p>800872</text:p>
          </table:table-cell>
          <table:table-cell office:value-type="float" office:value="94">
            <text:p>94</text:p>
          </table:table-cell>
          <table:table-cell office:value-type="float" office:value="21803">
            <text:p>21803</text:p>
          </table:table-cell>
          <table:table-cell table:formula="of:=SUM([.G333:.G339])/7" office:value-type="float" office:value="3185.85714285714">
            <text:p>3185,86</text:p>
          </table:table-cell>
          <table:table-cell table:formula="of:=SUM([.I333:.I339])/7" office:value-type="float" office:value="73.4285714285714">
            <text:p>73,43</text:p>
          </table:table-cell>
          <table:table-cell table:formula="of:=[.A339]*[.K339]" office:value-type="float" office:value="1073633.85714286">
            <text:p>1073633,86</text:p>
          </table:table-cell>
          <table:table-cell table:formula="of:=[.L339]*[.A339]" office:value-type="float" office:value="24745.4285714286">
            <text:p>24745,43</text:p>
          </table:table-cell>
          <table:table-cell table:formula="of:=[.A339]*[.A339]" office:value-type="float" office:value="113569">
            <text:p>113569,00</text:p>
          </table:table-cell>
          <table:table-cell table:formula="of:=[.A339]*a+b" office:value-type="float" office:value="3807.39025481818">
            <text:p>3807,39</text:p>
          </table:table-cell>
          <table:table-cell table:formula="of:=a_2*[.A339]+b_2" office:value-type="float" office:value="141.644345549399">
            <text:p>141,6443455494</text:p>
          </table:table-cell>
          <table:table-cell table:number-columns-repeated="2"/>
          <table:table-cell table:formula="of:=(ABS([.P339]-[.K339])/IF([.K339]=0;1;[.K339]))" office:value-type="float" office:value="0.195091331497569">
            <text:p>0,1950913315</text:p>
          </table:table-cell>
          <table:table-cell table:formula="of:=IF([.T339]&lt;[.$P$1];1;0)" office:value-type="float" office:value="1">
            <text:p>1</text:p>
          </table:table-cell>
          <table:table-cell table:formula="of:=IF([.U338]&gt;0;[.V338]+[.U339];0)" office:value-type="float" office:value="8">
            <text:p>8</text:p>
          </table:table-cell>
          <table:table-cell table:formula="of:=(ABS([.Q339]-[.L339])/IF([.L339]=0;1;[.L339]))" office:value-type="float" office:value="0.929008596976256">
            <text:p>0,929008597</text:p>
          </table:table-cell>
          <table:table-cell table:formula="of:=IF([.W339]&lt;[.$Q$1];1;0)" office:value-type="float" office:value="0">
            <text:p>0</text:p>
          </table:table-cell>
          <table:table-cell table:formula="of:=IF([.X338]&gt;0;[.Y338]+[.X33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38">
            <text:p>338</text:p>
          </table:table-cell>
          <table:table-cell/>
          <table:table-cell office:value-type="string">
            <text:p>2020-12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932">
            <text:p>4932</text:p>
          </table:table-cell>
          <table:table-cell office:value-type="float" office:value="805804">
            <text:p>805804</text:p>
          </table:table-cell>
          <table:table-cell office:value-type="float" office:value="160">
            <text:p>160</text:p>
          </table:table-cell>
          <table:table-cell office:value-type="float" office:value="21963">
            <text:p>21963</text:p>
          </table:table-cell>
          <table:table-cell table:formula="of:=SUM([.G334:.G340])/7" office:value-type="float" office:value="3409">
            <text:p>3409,00</text:p>
          </table:table-cell>
          <table:table-cell table:formula="of:=SUM([.I334:.I340])/7" office:value-type="float" office:value="83.5714285714286">
            <text:p>83,57</text:p>
          </table:table-cell>
          <table:table-cell table:formula="of:=[.A340]*[.K340]" office:value-type="float" office:value="1152242">
            <text:p>1152242,00</text:p>
          </table:table-cell>
          <table:table-cell table:formula="of:=[.L340]*[.A340]" office:value-type="float" office:value="28247.1428571429">
            <text:p>28247,14</text:p>
          </table:table-cell>
          <table:table-cell table:formula="of:=[.A340]*[.A340]" office:value-type="float" office:value="114244">
            <text:p>114244,00</text:p>
          </table:table-cell>
          <table:table-cell table:formula="of:=[.A340]*a+b" office:value-type="float" office:value="3814.85142994733">
            <text:p>3814,85</text:p>
          </table:table-cell>
          <table:table-cell table:formula="of:=a_2*[.A340]+b_2" office:value-type="float" office:value="142.041150256696">
            <text:p>142,0411502567</text:p>
          </table:table-cell>
          <table:table-cell table:number-columns-repeated="2"/>
          <table:table-cell table:formula="of:=(ABS([.P340]-[.K340])/IF([.K340]=0;1;[.K340]))" office:value-type="float" office:value="0.119052927529285">
            <text:p>0,1190529275</text:p>
          </table:table-cell>
          <table:table-cell table:formula="of:=IF([.T340]&lt;[.$P$1];1;0)" office:value-type="float" office:value="1">
            <text:p>1</text:p>
          </table:table-cell>
          <table:table-cell table:formula="of:=IF([.U339]&gt;0;[.V339]+[.U340];0)" office:value-type="float" office:value="9">
            <text:p>9</text:p>
          </table:table-cell>
          <table:table-cell table:formula="of:=(ABS([.Q340]-[.L340])/IF([.L340]=0;1;[.L340]))" office:value-type="float" office:value="0.699637695379263">
            <text:p>0,6996376954</text:p>
          </table:table-cell>
          <table:table-cell table:formula="of:=IF([.W340]&lt;[.$Q$1];1;0)" office:value-type="float" office:value="0">
            <text:p>0</text:p>
          </table:table-cell>
          <table:table-cell table:formula="of:=IF([.X339]&gt;0;[.Y339]+[.X34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39">
            <text:p>339</text:p>
          </table:table-cell>
          <table:table-cell/>
          <table:table-cell office:value-type="string">
            <text:p>2020-12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645">
            <text:p>4645</text:p>
          </table:table-cell>
          <table:table-cell office:value-type="float" office:value="810449">
            <text:p>810449</text:p>
          </table:table-cell>
          <table:table-cell office:value-type="float" office:value="104">
            <text:p>104</text:p>
          </table:table-cell>
          <table:table-cell office:value-type="float" office:value="22067">
            <text:p>22067</text:p>
          </table:table-cell>
          <table:table-cell table:formula="of:=SUM([.G335:.G341])/7" office:value-type="float" office:value="3615.71428571429">
            <text:p>3615,71</text:p>
          </table:table-cell>
          <table:table-cell table:formula="of:=SUM([.I335:.I341])/7" office:value-type="float" office:value="89.7142857142857">
            <text:p>89,71</text:p>
          </table:table-cell>
          <table:table-cell table:formula="of:=[.A341]*[.K341]" office:value-type="float" office:value="1225727.14285714">
            <text:p>1225727,14</text:p>
          </table:table-cell>
          <table:table-cell table:formula="of:=[.L341]*[.A341]" office:value-type="float" office:value="30413.1428571429">
            <text:p>30413,14</text:p>
          </table:table-cell>
          <table:table-cell table:formula="of:=[.A341]*[.A341]" office:value-type="float" office:value="114921">
            <text:p>114921,00</text:p>
          </table:table-cell>
          <table:table-cell table:formula="of:=[.A341]*a+b" office:value-type="float" office:value="3822.31260507648">
            <text:p>3822,31</text:p>
          </table:table-cell>
          <table:table-cell table:formula="of:=a_2*[.A341]+b_2" office:value-type="float" office:value="142.437954963992">
            <text:p>142,437954964</text:p>
          </table:table-cell>
          <table:table-cell table:number-columns-repeated="2"/>
          <table:table-cell table:formula="of:=(ABS([.P341]-[.K341])/IF([.K341]=0;1;[.K341]))" office:value-type="float" office:value="0.0571390057501126">
            <text:p>0,0571390058</text:p>
          </table:table-cell>
          <table:table-cell table:formula="of:=IF([.T341]&lt;[.$P$1];1;0)" office:value-type="float" office:value="1">
            <text:p>1</text:p>
          </table:table-cell>
          <table:table-cell table:formula="of:=IF([.U340]&gt;0;[.V340]+[.U341];0)" office:value-type="float" office:value="10">
            <text:p>10</text:p>
          </table:table-cell>
          <table:table-cell table:formula="of:=(ABS([.Q341]-[.L341])/IF([.L341]=0;1;[.L341]))" office:value-type="float" office:value="0.587684211382073">
            <text:p>0,5876842114</text:p>
          </table:table-cell>
          <table:table-cell table:formula="of:=IF([.W341]&lt;[.$Q$1];1;0)" office:value-type="float" office:value="0">
            <text:p>0</text:p>
          </table:table-cell>
          <table:table-cell table:formula="of:=IF([.X340]&gt;0;[.Y340]+[.X34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40">
            <text:p>340</text:p>
          </table:table-cell>
          <table:table-cell/>
          <table:table-cell office:value-type="string">
            <text:p>2020-12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116">
            <text:p>4116</text:p>
          </table:table-cell>
          <table:table-cell office:value-type="float" office:value="814565">
            <text:p>814565</text:p>
          </table:table-cell>
          <table:table-cell office:value-type="float" office:value="139">
            <text:p>139</text:p>
          </table:table-cell>
          <table:table-cell office:value-type="float" office:value="22206">
            <text:p>22206</text:p>
          </table:table-cell>
          <table:table-cell table:formula="of:=SUM([.G336:.G342])/7" office:value-type="float" office:value="3837.57142857143">
            <text:p>3837,57</text:p>
          </table:table-cell>
          <table:table-cell table:formula="of:=SUM([.I336:.I342])/7" office:value-type="float" office:value="104.142857142857">
            <text:p>104,14</text:p>
          </table:table-cell>
          <table:table-cell table:formula="of:=[.A342]*[.K342]" office:value-type="float" office:value="1304774.28571429">
            <text:p>1304774,29</text:p>
          </table:table-cell>
          <table:table-cell table:formula="of:=[.L342]*[.A342]" office:value-type="float" office:value="35408.5714285714">
            <text:p>35408,57</text:p>
          </table:table-cell>
          <table:table-cell table:formula="of:=[.A342]*[.A342]" office:value-type="float" office:value="115600">
            <text:p>115600,00</text:p>
          </table:table-cell>
          <table:table-cell table:formula="of:=[.A342]*a+b" office:value-type="float" office:value="3829.77378020563">
            <text:p>3829,77</text:p>
          </table:table-cell>
          <table:table-cell table:formula="of:=a_2*[.A342]+b_2" office:value-type="float" office:value="142.834759671288">
            <text:p>142,8347596713</text:p>
          </table:table-cell>
          <table:table-cell table:number-columns-repeated="2"/>
          <table:table-cell table:formula="of:=(ABS([.P342]-[.K342])/IF([.K342]=0;1;[.K342]))" office:value-type="float" office:value="0.0020319226653993">
            <text:p>0,0020319227</text:p>
          </table:table-cell>
          <table:table-cell table:formula="of:=IF([.T342]&lt;[.$P$1];1;0)" office:value-type="float" office:value="1">
            <text:p>1</text:p>
          </table:table-cell>
          <table:table-cell table:formula="of:=IF([.U341]&gt;0;[.V341]+[.U342];0)" office:value-type="float" office:value="11">
            <text:p>11</text:p>
          </table:table-cell>
          <table:table-cell table:formula="of:=(ABS([.Q342]-[.L342])/IF([.L342]=0;1;[.L342]))" office:value-type="float" office:value="0.371527184772311">
            <text:p>0,3715271848</text:p>
          </table:table-cell>
          <table:table-cell table:formula="of:=IF([.W342]&lt;[.$Q$1];1;0)" office:value-type="float" office:value="1">
            <text:p>1</text:p>
          </table:table-cell>
          <table:table-cell table:formula="of:=IF([.X341]&gt;0;[.Y341]+[.X34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41">
            <text:p>341</text:p>
          </table:table-cell>
          <table:table-cell/>
          <table:table-cell office:value-type="string">
            <text:p>2020-12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313">
            <text:p>3313</text:p>
          </table:table-cell>
          <table:table-cell office:value-type="float" office:value="817878">
            <text:p>817878</text:p>
          </table:table-cell>
          <table:table-cell office:value-type="float" office:value="43">
            <text:p>43</text:p>
          </table:table-cell>
          <table:table-cell office:value-type="float" office:value="22249">
            <text:p>22249</text:p>
          </table:table-cell>
          <table:table-cell table:formula="of:=SUM([.G337:.G343])/7" office:value-type="float" office:value="3982">
            <text:p>3982,00</text:p>
          </table:table-cell>
          <table:table-cell table:formula="of:=SUM([.I337:.I343])/7" office:value-type="float" office:value="102">
            <text:p>102,00</text:p>
          </table:table-cell>
          <table:table-cell table:formula="of:=[.A343]*[.K343]" office:value-type="float" office:value="1357862">
            <text:p>1357862,00</text:p>
          </table:table-cell>
          <table:table-cell table:formula="of:=[.L343]*[.A343]" office:value-type="float" office:value="34782">
            <text:p>34782,00</text:p>
          </table:table-cell>
          <table:table-cell table:formula="of:=[.A343]*[.A343]" office:value-type="float" office:value="116281">
            <text:p>116281,00</text:p>
          </table:table-cell>
          <table:table-cell table:formula="of:=[.A343]*a+b" office:value-type="float" office:value="3837.23495533477">
            <text:p>3837,23</text:p>
          </table:table-cell>
          <table:table-cell table:formula="of:=a_2*[.A343]+b_2" office:value-type="float" office:value="143.231564378584">
            <text:p>143,2315643786</text:p>
          </table:table-cell>
          <table:table-cell table:number-columns-repeated="2"/>
          <table:table-cell table:formula="of:=(ABS([.P343]-[.K343])/IF([.K343]=0;1;[.K343]))" office:value-type="float" office:value="0.0363548580274304">
            <text:p>0,036354858</text:p>
          </table:table-cell>
          <table:table-cell table:formula="of:=IF([.T343]&lt;[.$P$1];1;0)" office:value-type="float" office:value="1">
            <text:p>1</text:p>
          </table:table-cell>
          <table:table-cell table:formula="of:=IF([.U342]&gt;0;[.V342]+[.U343];0)" office:value-type="float" office:value="12">
            <text:p>12</text:p>
          </table:table-cell>
          <table:table-cell table:formula="of:=(ABS([.Q343]-[.L343])/IF([.L343]=0;1;[.L343]))" office:value-type="float" office:value="0.404231023319451">
            <text:p>0,4042310233</text:p>
          </table:table-cell>
          <table:table-cell table:formula="of:=IF([.W343]&lt;[.$Q$1];1;0)" office:value-type="float" office:value="1">
            <text:p>1</text:p>
          </table:table-cell>
          <table:table-cell table:formula="of:=IF([.X342]&gt;0;[.Y342]+[.X343];0)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342">
            <text:p>342</text:p>
          </table:table-cell>
          <table:table-cell/>
          <table:table-cell office:value-type="string">
            <text:p>2020-12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011">
            <text:p>4011</text:p>
          </table:table-cell>
          <table:table-cell office:value-type="float" office:value="821889">
            <text:p>821889</text:p>
          </table:table-cell>
          <table:table-cell office:value-type="float" office:value="183">
            <text:p>183</text:p>
          </table:table-cell>
          <table:table-cell office:value-type="float" office:value="22432">
            <text:p>22432</text:p>
          </table:table-cell>
          <table:table-cell table:formula="of:=SUM([.G338:.G344])/7" office:value-type="float" office:value="4227.14285714286">
            <text:p>4227,14</text:p>
          </table:table-cell>
          <table:table-cell table:formula="of:=SUM([.I338:.I344])/7" office:value-type="float" office:value="112.571428571429">
            <text:p>112,57</text:p>
          </table:table-cell>
          <table:table-cell table:formula="of:=[.A344]*[.K344]" office:value-type="float" office:value="1445682.85714286">
            <text:p>1445682,86</text:p>
          </table:table-cell>
          <table:table-cell table:formula="of:=[.L344]*[.A344]" office:value-type="float" office:value="38499.4285714286">
            <text:p>38499,43</text:p>
          </table:table-cell>
          <table:table-cell table:formula="of:=[.A344]*[.A344]" office:value-type="float" office:value="116964">
            <text:p>116964,00</text:p>
          </table:table-cell>
          <table:table-cell table:formula="of:=[.A344]*a+b" office:value-type="float" office:value="3844.69613046392">
            <text:p>3844,70</text:p>
          </table:table-cell>
          <table:table-cell table:formula="of:=a_2*[.A344]+b_2" office:value-type="float" office:value="143.62836908588">
            <text:p>143,6283690859</text:p>
          </table:table-cell>
          <table:table-cell table:number-columns-repeated="2"/>
          <table:table-cell table:formula="of:=(ABS([.P344]-[.K344])/IF([.K344]=0;1;[.K344]))" office:value-type="float" office:value="0.0904740482173898">
            <text:p>0,0904740482</text:p>
          </table:table-cell>
          <table:table-cell table:formula="of:=IF([.T344]&lt;[.$P$1];1;0)" office:value-type="float" office:value="1">
            <text:p>1</text:p>
          </table:table-cell>
          <table:table-cell table:formula="of:=IF([.U343]&gt;0;[.V343]+[.U344];0)" office:value-type="float" office:value="13">
            <text:p>13</text:p>
          </table:table-cell>
          <table:table-cell table:formula="of:=(ABS([.Q344]-[.L344])/IF([.L344]=0;1;[.L344]))" office:value-type="float" office:value="0.275886527412641">
            <text:p>0,2758865274</text:p>
          </table:table-cell>
          <table:table-cell table:formula="of:=IF([.W344]&lt;[.$Q$1];1;0)" office:value-type="float" office:value="1">
            <text:p>1</text:p>
          </table:table-cell>
          <table:table-cell table:formula="of:=IF([.X343]&gt;0;[.Y343]+[.X344];0)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343">
            <text:p>343</text:p>
          </table:table-cell>
          <table:table-cell/>
          <table:table-cell office:value-type="string">
            <text:p>2020-12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709">
            <text:p>6709</text:p>
          </table:table-cell>
          <table:table-cell office:value-type="float" office:value="828598">
            <text:p>828598</text:p>
          </table:table-cell>
          <table:table-cell office:value-type="float" office:value="142">
            <text:p>142</text:p>
          </table:table-cell>
          <table:table-cell office:value-type="float" office:value="22574">
            <text:p>22574</text:p>
          </table:table-cell>
          <table:table-cell table:formula="of:=SUM([.G339:.G345])/7" office:value-type="float" office:value="4589.42857142857">
            <text:p>4589,43</text:p>
          </table:table-cell>
          <table:table-cell table:formula="of:=SUM([.I339:.I345])/7" office:value-type="float" office:value="123.571428571429">
            <text:p>123,57</text:p>
          </table:table-cell>
          <table:table-cell table:formula="of:=[.A345]*[.K345]" office:value-type="float" office:value="1574174">
            <text:p>1574174,00</text:p>
          </table:table-cell>
          <table:table-cell table:formula="of:=[.L345]*[.A345]" office:value-type="float" office:value="42385">
            <text:p>42385,00</text:p>
          </table:table-cell>
          <table:table-cell table:formula="of:=[.A345]*[.A345]" office:value-type="float" office:value="117649">
            <text:p>117649,00</text:p>
          </table:table-cell>
          <table:table-cell table:formula="of:=[.A345]*a+b" office:value-type="float" office:value="3852.15730559307">
            <text:p>3852,16</text:p>
          </table:table-cell>
          <table:table-cell table:formula="of:=a_2*[.A345]+b_2" office:value-type="float" office:value="144.025173793176">
            <text:p>144,0251737932</text:p>
          </table:table-cell>
          <table:table-cell table:number-columns-repeated="2"/>
          <table:table-cell table:formula="of:=(ABS([.P345]-[.K345])/IF([.K345]=0;1;[.K345]))" office:value-type="float" office:value="0.160645547558007">
            <text:p>0,1606455476</text:p>
          </table:table-cell>
          <table:table-cell table:formula="of:=IF([.T345]&lt;[.$P$1];1;0)" office:value-type="float" office:value="1">
            <text:p>1</text:p>
          </table:table-cell>
          <table:table-cell table:formula="of:=IF([.U344]&gt;0;[.V344]+[.U345];0)" office:value-type="float" office:value="14">
            <text:p>14</text:p>
          </table:table-cell>
          <table:table-cell table:formula="of:=(ABS([.Q345]-[.L345])/IF([.L345]=0;1;[.L345]))" office:value-type="float" office:value="0.165521637632641">
            <text:p>0,1655216376</text:p>
          </table:table-cell>
          <table:table-cell table:formula="of:=IF([.W345]&lt;[.$Q$1];1;0)" office:value-type="float" office:value="1">
            <text:p>1</text:p>
          </table:table-cell>
          <table:table-cell table:formula="of:=IF([.X344]&gt;0;[.Y344]+[.X345];0)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344">
            <text:p>344</text:p>
          </table:table-cell>
          <table:table-cell/>
          <table:table-cell office:value-type="string">
            <text:p>2020-12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166">
            <text:p>8166</text:p>
          </table:table-cell>
          <table:table-cell office:value-type="float" office:value="836764">
            <text:p>836764</text:p>
          </table:table-cell>
          <table:table-cell office:value-type="float" office:value="173">
            <text:p>173</text:p>
          </table:table-cell>
          <table:table-cell office:value-type="float" office:value="22747">
            <text:p>22747</text:p>
          </table:table-cell>
          <table:table-cell table:formula="of:=SUM([.G340:.G346])/7" office:value-type="float" office:value="5127.42857142857">
            <text:p>5127,43</text:p>
          </table:table-cell>
          <table:table-cell table:formula="of:=SUM([.I340:.I346])/7" office:value-type="float" office:value="134.857142857143">
            <text:p>134,86</text:p>
          </table:table-cell>
          <table:table-cell table:formula="of:=[.A346]*[.K346]" office:value-type="float" office:value="1763835.42857143">
            <text:p>1763835,43</text:p>
          </table:table-cell>
          <table:table-cell table:formula="of:=[.L346]*[.A346]" office:value-type="float" office:value="46390.8571428572">
            <text:p>46390,86</text:p>
          </table:table-cell>
          <table:table-cell table:formula="of:=[.A346]*[.A346]" office:value-type="float" office:value="118336">
            <text:p>118336,00</text:p>
          </table:table-cell>
          <table:table-cell table:formula="of:=[.A346]*a+b" office:value-type="float" office:value="3859.61848072221">
            <text:p>3859,62</text:p>
          </table:table-cell>
          <table:table-cell table:formula="of:=a_2*[.A346]+b_2" office:value-type="float" office:value="144.421978500473">
            <text:p>144,4219785005</text:p>
          </table:table-cell>
          <table:table-cell table:number-columns-repeated="2"/>
          <table:table-cell table:formula="of:=(ABS([.P346]-[.K346])/IF([.K346]=0;1;[.K346]))" office:value-type="float" office:value="0.247260409978394">
            <text:p>0,24726041</text:p>
          </table:table-cell>
          <table:table-cell table:formula="of:=IF([.T346]&lt;[.$P$1];1;0)" office:value-type="float" office:value="1">
            <text:p>1</text:p>
          </table:table-cell>
          <table:table-cell table:formula="of:=IF([.U345]&gt;0;[.V345]+[.U346];0)" office:value-type="float" office:value="15">
            <text:p>15</text:p>
          </table:table-cell>
          <table:table-cell table:formula="of:=(ABS([.Q346]-[.L346])/IF([.L346]=0;1;[.L346]))" office:value-type="float" office:value="0.0709256880331647">
            <text:p>0,070925688</text:p>
          </table:table-cell>
          <table:table-cell table:formula="of:=IF([.W346]&lt;[.$Q$1];1;0)" office:value-type="float" office:value="1">
            <text:p>1</text:p>
          </table:table-cell>
          <table:table-cell table:formula="of:=IF([.X345]&gt;0;[.Y345]+[.X346];0)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345">
            <text:p>345</text:p>
          </table:table-cell>
          <table:table-cell/>
          <table:table-cell office:value-type="string">
            <text:p>2020-12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319">
            <text:p>8319</text:p>
          </table:table-cell>
          <table:table-cell office:value-type="float" office:value="845083">
            <text:p>845083</text:p>
          </table:table-cell>
          <table:table-cell office:value-type="float" office:value="205">
            <text:p>205</text:p>
          </table:table-cell>
          <table:table-cell office:value-type="float" office:value="22952">
            <text:p>22952</text:p>
          </table:table-cell>
          <table:table-cell table:formula="of:=SUM([.G341:.G347])/7" office:value-type="float" office:value="5611.28571428571">
            <text:p>5611,29</text:p>
          </table:table-cell>
          <table:table-cell table:formula="of:=SUM([.I341:.I347])/7" office:value-type="float" office:value="141.285714285714">
            <text:p>141,29</text:p>
          </table:table-cell>
          <table:table-cell table:formula="of:=[.A347]*[.K347]" office:value-type="float" office:value="1935893.57142857">
            <text:p>1935893,57</text:p>
          </table:table-cell>
          <table:table-cell table:formula="of:=[.L347]*[.A347]" office:value-type="float" office:value="48743.5714285714">
            <text:p>48743,57</text:p>
          </table:table-cell>
          <table:table-cell table:formula="of:=[.A347]*[.A347]" office:value-type="float" office:value="119025">
            <text:p>119025,00</text:p>
          </table:table-cell>
          <table:table-cell table:formula="of:=[.A347]*a+b" office:value-type="float" office:value="3867.07965585136">
            <text:p>3867,08</text:p>
          </table:table-cell>
          <table:table-cell table:formula="of:=a_2*[.A347]+b_2" office:value-type="float" office:value="144.818783207769">
            <text:p>144,8187832078</text:p>
          </table:table-cell>
          <table:table-cell table:number-columns-repeated="2"/>
          <table:table-cell table:formula="of:=(ABS([.P347]-[.K347])/IF([.K347]=0;1;[.K347]))" office:value-type="float" office:value="0.310838931974859">
            <text:p>0,310838932</text:p>
          </table:table-cell>
          <table:table-cell table:formula="of:=IF([.T347]&lt;[.$P$1];1;0)" office:value-type="float" office:value="1">
            <text:p>1</text:p>
          </table:table-cell>
          <table:table-cell table:formula="of:=IF([.U346]&gt;0;[.V346]+[.U347];0)" office:value-type="float" office:value="16">
            <text:p>16</text:p>
          </table:table-cell>
          <table:table-cell table:formula="of:=(ABS([.Q347]-[.L347])/IF([.L347]=0;1;[.L347]))" office:value-type="float" office:value="0.02500655455448">
            <text:p>0,0250065546</text:p>
          </table:table-cell>
          <table:table-cell table:formula="of:=IF([.W347]&lt;[.$Q$1];1;0)" office:value-type="float" office:value="1">
            <text:p>1</text:p>
          </table:table-cell>
          <table:table-cell table:formula="of:=IF([.X346]&gt;0;[.Y346]+[.X347];0)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346">
            <text:p>346</text:p>
          </table:table-cell>
          <table:table-cell/>
          <table:table-cell office:value-type="string">
            <text:p>2020-12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882">
            <text:p>7882</text:p>
          </table:table-cell>
          <table:table-cell office:value-type="float" office:value="852965">
            <text:p>852965</text:p>
          </table:table-cell>
          <table:table-cell office:value-type="float" office:value="154">
            <text:p>154</text:p>
          </table:table-cell>
          <table:table-cell office:value-type="float" office:value="23106">
            <text:p>23106</text:p>
          </table:table-cell>
          <table:table-cell table:formula="of:=SUM([.G342:.G348])/7" office:value-type="float" office:value="6073.71428571429">
            <text:p>6073,71</text:p>
          </table:table-cell>
          <table:table-cell table:formula="of:=SUM([.I342:.I348])/7" office:value-type="float" office:value="148.428571428571">
            <text:p>148,43</text:p>
          </table:table-cell>
          <table:table-cell table:formula="of:=[.A348]*[.K348]" office:value-type="float" office:value="2101505.14285714">
            <text:p>2101505,14</text:p>
          </table:table-cell>
          <table:table-cell table:formula="of:=[.L348]*[.A348]" office:value-type="float" office:value="51356.2857142857">
            <text:p>51356,29</text:p>
          </table:table-cell>
          <table:table-cell table:formula="of:=[.A348]*[.A348]" office:value-type="float" office:value="119716">
            <text:p>119716,00</text:p>
          </table:table-cell>
          <table:table-cell table:formula="of:=[.A348]*a+b" office:value-type="float" office:value="3874.54083098051">
            <text:p>3874,54</text:p>
          </table:table-cell>
          <table:table-cell table:formula="of:=a_2*[.A348]+b_2" office:value-type="float" office:value="145.215587915065">
            <text:p>145,2155879151</text:p>
          </table:table-cell>
          <table:table-cell table:number-columns-repeated="2"/>
          <table:table-cell table:formula="of:=(ABS([.P348]-[.K348])/IF([.K348]=0;1;[.K348]))" office:value-type="float" office:value="0.362080491653412">
            <text:p>0,3620804917</text:p>
          </table:table-cell>
          <table:table-cell table:formula="of:=IF([.T348]&lt;[.$P$1];1;0)" office:value-type="float" office:value="1">
            <text:p>1</text:p>
          </table:table-cell>
          <table:table-cell table:formula="of:=IF([.U347]&gt;0;[.V347]+[.U348];0)" office:value-type="float" office:value="17">
            <text:p>17</text:p>
          </table:table-cell>
          <table:table-cell table:formula="of:=(ABS([.Q348]-[.L348])/IF([.L348]=0;1;[.L348]))" office:value-type="float" office:value="0.0216466646723255">
            <text:p>0,0216466647</text:p>
          </table:table-cell>
          <table:table-cell table:formula="of:=IF([.W348]&lt;[.$Q$1];1;0)" office:value-type="float" office:value="1">
            <text:p>1</text:p>
          </table:table-cell>
          <table:table-cell table:formula="of:=IF([.X347]&gt;0;[.Y347]+[.X348];0)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347">
            <text:p>347</text:p>
          </table:table-cell>
          <table:table-cell/>
          <table:table-cell office:value-type="string">
            <text:p>2020-12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999">
            <text:p>7999</text:p>
          </table:table-cell>
          <table:table-cell office:value-type="float" office:value="860964">
            <text:p>860964</text:p>
          </table:table-cell>
          <table:table-cell office:value-type="float" office:value="170">
            <text:p>170</text:p>
          </table:table-cell>
          <table:table-cell office:value-type="float" office:value="23276">
            <text:p>23276</text:p>
          </table:table-cell>
          <table:table-cell table:formula="of:=SUM([.G343:.G349])/7" office:value-type="float" office:value="6628.42857142857">
            <text:p>6628,43</text:p>
          </table:table-cell>
          <table:table-cell table:formula="of:=SUM([.I343:.I349])/7" office:value-type="float" office:value="152.857142857143">
            <text:p>152,86</text:p>
          </table:table-cell>
          <table:table-cell table:formula="of:=[.A349]*[.K349]" office:value-type="float" office:value="2300064.71428571">
            <text:p>2300064,71</text:p>
          </table:table-cell>
          <table:table-cell table:formula="of:=[.L349]*[.A349]" office:value-type="float" office:value="53041.4285714286">
            <text:p>53041,43</text:p>
          </table:table-cell>
          <table:table-cell table:formula="of:=[.A349]*[.A349]" office:value-type="float" office:value="120409">
            <text:p>120409,00</text:p>
          </table:table-cell>
          <table:table-cell table:formula="of:=[.A349]*a+b" office:value-type="float" office:value="3882.00200610965">
            <text:p>3882,00</text:p>
          </table:table-cell>
          <table:table-cell table:formula="of:=a_2*[.A349]+b_2" office:value-type="float" office:value="145.612392622361">
            <text:p>145,6123926224</text:p>
          </table:table-cell>
          <table:table-cell table:number-columns-repeated="2"/>
          <table:table-cell table:formula="of:=(ABS([.P349]-[.K349])/IF([.K349]=0;1;[.K349]))" office:value-type="float" office:value="0.414340523658536">
            <text:p>0,4143405237</text:p>
          </table:table-cell>
          <table:table-cell table:formula="of:=IF([.T349]&lt;[.$P$1];1;0)" office:value-type="float" office:value="1">
            <text:p>1</text:p>
          </table:table-cell>
          <table:table-cell table:formula="of:=IF([.U348]&gt;0;[.V348]+[.U349];0)" office:value-type="float" office:value="18">
            <text:p>18</text:p>
          </table:table-cell>
          <table:table-cell table:formula="of:=(ABS([.Q349]-[.L349])/IF([.L349]=0;1;[.L349]))" office:value-type="float" office:value="0.0473955622836197">
            <text:p>0,0473955623</text:p>
          </table:table-cell>
          <table:table-cell table:formula="of:=IF([.W349]&lt;[.$Q$1];1;0)" office:value-type="float" office:value="1">
            <text:p>1</text:p>
          </table:table-cell>
          <table:table-cell table:formula="of:=IF([.X348]&gt;0;[.Y348]+[.X349];0)" office:value-type="float" office:value="7">
            <text:p>7</text:p>
          </table:table-cell>
          <table:table-cell table:number-columns-repeated="12"/>
        </table:table-row>
        <table:table-row table:style-name="ro2">
          <table:table-cell office:value-type="float" office:value="348">
            <text:p>348</text:p>
          </table:table-cell>
          <table:table-cell/>
          <table:table-cell office:value-type="string">
            <text:p>2020-12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5163">
            <text:p>5163</text:p>
          </table:table-cell>
          <table:table-cell office:value-type="float" office:value="866127">
            <text:p>866127</text:p>
          </table:table-cell>
          <table:table-cell office:value-type="float" office:value="175">
            <text:p>175</text:p>
          </table:table-cell>
          <table:table-cell office:value-type="float" office:value="23451">
            <text:p>23451</text:p>
          </table:table-cell>
          <table:table-cell table:formula="of:=SUM([.G344:.G350])/7" office:value-type="float" office:value="6892.71428571429">
            <text:p>6892,71</text:p>
          </table:table-cell>
          <table:table-cell table:formula="of:=SUM([.I344:.I350])/7" office:value-type="float" office:value="171.714285714286">
            <text:p>171,71</text:p>
          </table:table-cell>
          <table:table-cell table:formula="of:=[.A350]*[.K350]" office:value-type="float" office:value="2398664.57142857">
            <text:p>2398664,57</text:p>
          </table:table-cell>
          <table:table-cell table:formula="of:=[.L350]*[.A350]" office:value-type="float" office:value="59756.5714285714">
            <text:p>59756,57</text:p>
          </table:table-cell>
          <table:table-cell table:formula="of:=[.A350]*[.A350]" office:value-type="float" office:value="121104">
            <text:p>121104,00</text:p>
          </table:table-cell>
          <table:table-cell table:formula="of:=[.A350]*a+b" office:value-type="float" office:value="3889.4631812388">
            <text:p>3889,46</text:p>
          </table:table-cell>
          <table:table-cell table:formula="of:=a_2*[.A350]+b_2" office:value-type="float" office:value="146.009197329657">
            <text:p>146,0091973297</text:p>
          </table:table-cell>
          <table:table-cell table:number-columns-repeated="2"/>
          <table:table-cell table:formula="of:=(ABS([.P350]-[.K350])/IF([.K350]=0;1;[.K350]))" office:value-type="float" office:value="0.435713853786159">
            <text:p>0,4357138538</text:p>
          </table:table-cell>
          <table:table-cell table:formula="of:=IF([.T350]&lt;[.$P$1];1;0)" office:value-type="float" office:value="1">
            <text:p>1</text:p>
          </table:table-cell>
          <table:table-cell table:formula="of:=IF([.U349]&gt;0;[.V349]+[.U350];0)" office:value-type="float" office:value="19">
            <text:p>19</text:p>
          </table:table-cell>
          <table:table-cell table:formula="of:=(ABS([.Q350]-[.L350])/IF([.L350]=0;1;[.L350]))" office:value-type="float" office:value="0.149696854153411">
            <text:p>0,1496968542</text:p>
          </table:table-cell>
          <table:table-cell table:formula="of:=IF([.W350]&lt;[.$Q$1];1;0)" office:value-type="float" office:value="1">
            <text:p>1</text:p>
          </table:table-cell>
          <table:table-cell table:formula="of:=IF([.X349]&gt;0;[.Y349]+[.X350];0)"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349">
            <text:p>349</text:p>
          </table:table-cell>
          <table:table-cell/>
          <table:table-cell office:value-type="string">
            <text:p>2020-12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552">
            <text:p>7552</text:p>
          </table:table-cell>
          <table:table-cell office:value-type="float" office:value="873679">
            <text:p>873679</text:p>
          </table:table-cell>
          <table:table-cell office:value-type="float" office:value="210">
            <text:p>210</text:p>
          </table:table-cell>
          <table:table-cell office:value-type="float" office:value="23661">
            <text:p>23661</text:p>
          </table:table-cell>
          <table:table-cell table:formula="of:=SUM([.G345:.G351])/7" office:value-type="float" office:value="7398.57142857143">
            <text:p>7398,57</text:p>
          </table:table-cell>
          <table:table-cell table:formula="of:=SUM([.I345:.I351])/7" office:value-type="float" office:value="175.571428571429">
            <text:p>175,57</text:p>
          </table:table-cell>
          <table:table-cell table:formula="of:=[.A351]*[.K351]" office:value-type="float" office:value="2582101.42857143">
            <text:p>2582101,43</text:p>
          </table:table-cell>
          <table:table-cell table:formula="of:=[.L351]*[.A351]" office:value-type="float" office:value="61274.4285714286">
            <text:p>61274,43</text:p>
          </table:table-cell>
          <table:table-cell table:formula="of:=[.A351]*[.A351]" office:value-type="float" office:value="121801">
            <text:p>121801,00</text:p>
          </table:table-cell>
          <table:table-cell table:formula="of:=[.A351]*a+b" office:value-type="float" office:value="3896.92435636795">
            <text:p>3896,92</text:p>
          </table:table-cell>
          <table:table-cell table:formula="of:=a_2*[.A351]+b_2" office:value-type="float" office:value="146.406002036953">
            <text:p>146,406002037</text:p>
          </table:table-cell>
          <table:table-cell table:number-columns-repeated="2"/>
          <table:table-cell table:formula="of:=(ABS([.P351]-[.K351])/IF([.K351]=0;1;[.K351]))" office:value-type="float" office:value="0.473286918428738">
            <text:p>0,4732869184</text:p>
          </table:table-cell>
          <table:table-cell table:formula="of:=IF([.T351]&lt;[.$P$1];1;0)" office:value-type="float" office:value="0">
            <text:p>0</text:p>
          </table:table-cell>
          <table:table-cell table:formula="of:=IF([.U350]&gt;0;[.V350]+[.U351];0)" office:value-type="float" office:value="19">
            <text:p>19</text:p>
          </table:table-cell>
          <table:table-cell table:formula="of:=(ABS([.Q351]-[.L351])/IF([.L351]=0;1;[.L351]))" office:value-type="float" office:value="0.166117156827768">
            <text:p>0,1661171568</text:p>
          </table:table-cell>
          <table:table-cell table:formula="of:=IF([.W351]&lt;[.$Q$1];1;0)" office:value-type="float" office:value="1">
            <text:p>1</text:p>
          </table:table-cell>
          <table:table-cell table:formula="of:=IF([.X350]&gt;0;[.Y350]+[.X351];0)" office:value-type="float" office:value="9">
            <text:p>9</text:p>
          </table:table-cell>
          <table:table-cell table:number-columns-repeated="12"/>
        </table:table-row>
        <table:table-row table:style-name="ro2">
          <table:table-cell office:value-type="float" office:value="350">
            <text:p>350</text:p>
          </table:table-cell>
          <table:table-cell/>
          <table:table-cell office:value-type="string">
            <text:p>2020-12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0008">
            <text:p>10008</text:p>
          </table:table-cell>
          <table:table-cell office:value-type="float" office:value="883687">
            <text:p>883687</text:p>
          </table:table-cell>
          <table:table-cell office:value-type="float" office:value="166">
            <text:p>166</text:p>
          </table:table-cell>
          <table:table-cell office:value-type="float" office:value="23827">
            <text:p>23827</text:p>
          </table:table-cell>
          <table:table-cell table:formula="of:=SUM([.G346:.G352])/7" office:value-type="float" office:value="7869.85714285714">
            <text:p>7869,86</text:p>
          </table:table-cell>
          <table:table-cell table:formula="of:=SUM([.I346:.I352])/7" office:value-type="float" office:value="179">
            <text:p>179,00</text:p>
          </table:table-cell>
          <table:table-cell table:formula="of:=[.A352]*[.K352]" office:value-type="float" office:value="2754450">
            <text:p>2754450,00</text:p>
          </table:table-cell>
          <table:table-cell table:formula="of:=[.L352]*[.A352]" office:value-type="float" office:value="62650">
            <text:p>62650,00</text:p>
          </table:table-cell>
          <table:table-cell table:formula="of:=[.A352]*[.A352]" office:value-type="float" office:value="122500">
            <text:p>122500,00</text:p>
          </table:table-cell>
          <table:table-cell table:formula="of:=[.A352]*a+b" office:value-type="float" office:value="3904.38553149709">
            <text:p>3904,39</text:p>
          </table:table-cell>
          <table:table-cell table:formula="of:=a_2*[.A352]+b_2" office:value-type="float" office:value="146.80280674425">
            <text:p>146,8028067443</text:p>
          </table:table-cell>
          <table:table-cell table:number-columns-repeated="2"/>
          <table:table-cell table:formula="of:=(ABS([.P352]-[.K352])/IF([.K352]=0;1;[.K352]))" office:value-type="float" office:value="0.503881015802072">
            <text:p>0,5038810158</text:p>
          </table:table-cell>
          <table:table-cell table:formula="of:=IF([.T352]&lt;[.$P$1];1;0)" office:value-type="float" office:value="0">
            <text:p>0</text:p>
          </table:table-cell>
          <table:table-cell table:formula="of:=IF([.U351]&gt;0;[.V351]+[.U352];0)" office:value-type="float" office:value="0">
            <text:p>0</text:p>
          </table:table-cell>
          <table:table-cell table:formula="of:=(ABS([.Q352]-[.L352])/IF([.L352]=0;1;[.L352]))" office:value-type="float" office:value="0.179872588020953">
            <text:p>0,179872588</text:p>
          </table:table-cell>
          <table:table-cell table:formula="of:=IF([.W352]&lt;[.$Q$1];1;0)" office:value-type="float" office:value="1">
            <text:p>1</text:p>
          </table:table-cell>
          <table:table-cell table:formula="of:=IF([.X351]&gt;0;[.Y351]+[.X352];0)" office:value-type="float" office:value="10">
            <text:p>10</text:p>
          </table:table-cell>
          <table:table-cell table:number-columns-repeated="12"/>
        </table:table-row>
        <table:table-row table:style-name="ro2">
          <table:table-cell office:value-type="float" office:value="351">
            <text:p>351</text:p>
          </table:table-cell>
          <table:table-cell/>
          <table:table-cell office:value-type="string">
            <text:p>2020-12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126">
            <text:p>9126</text:p>
          </table:table-cell>
          <table:table-cell office:value-type="float" office:value="892813">
            <text:p>892813</text:p>
          </table:table-cell>
          <table:table-cell office:value-type="float" office:value="184">
            <text:p>184</text:p>
          </table:table-cell>
          <table:table-cell office:value-type="float" office:value="24011">
            <text:p>24011</text:p>
          </table:table-cell>
          <table:table-cell table:formula="of:=SUM([.G347:.G353])/7" office:value-type="float" office:value="8007">
            <text:p>8007,00</text:p>
          </table:table-cell>
          <table:table-cell table:formula="of:=SUM([.I347:.I353])/7" office:value-type="float" office:value="180.571428571429">
            <text:p>180,57</text:p>
          </table:table-cell>
          <table:table-cell table:formula="of:=[.A353]*[.K353]" office:value-type="float" office:value="2810457">
            <text:p>2810457,00</text:p>
          </table:table-cell>
          <table:table-cell table:formula="of:=[.L353]*[.A353]" office:value-type="float" office:value="63380.5714285714">
            <text:p>63380,57</text:p>
          </table:table-cell>
          <table:table-cell table:formula="of:=[.A353]*[.A353]" office:value-type="float" office:value="123201">
            <text:p>123201,00</text:p>
          </table:table-cell>
          <table:table-cell table:formula="of:=[.A353]*a+b" office:value-type="float" office:value="3911.84670662624">
            <text:p>3911,85</text:p>
          </table:table-cell>
          <table:table-cell table:formula="of:=a_2*[.A353]+b_2" office:value-type="float" office:value="147.199611451546">
            <text:p>147,1996114515</text:p>
          </table:table-cell>
          <table:table-cell table:number-columns-repeated="2"/>
          <table:table-cell table:formula="of:=(ABS([.P353]-[.K353])/IF([.K353]=0;1;[.K353]))" office:value-type="float" office:value="0.511446645856595">
            <text:p>0,5114466459</text:p>
          </table:table-cell>
          <table:table-cell table:formula="of:=IF([.T353]&lt;[.$P$1];1;0)" office:value-type="float" office:value="0">
            <text:p>0</text:p>
          </table:table-cell>
          <table:table-cell table:formula="of:=IF([.U352]&gt;0;[.V352]+[.U353];0)" office:value-type="float" office:value="0">
            <text:p>0</text:p>
          </table:table-cell>
          <table:table-cell table:formula="of:=(ABS([.Q353]-[.L353])/IF([.L353]=0;1;[.L353]))" office:value-type="float" office:value="0.184812278353782">
            <text:p>0,1848122784</text:p>
          </table:table-cell>
          <table:table-cell table:formula="of:=IF([.W353]&lt;[.$Q$1];1;0)" office:value-type="float" office:value="1">
            <text:p>1</text:p>
          </table:table-cell>
          <table:table-cell table:formula="of:=IF([.X352]&gt;0;[.Y352]+[.X353];0)" office:value-type="float" office:value="11">
            <text:p>11</text:p>
          </table:table-cell>
          <table:table-cell table:number-columns-repeated="12"/>
        </table:table-row>
        <table:table-row table:style-name="ro2">
          <table:table-cell office:value-type="float" office:value="352">
            <text:p>352</text:p>
          </table:table-cell>
          <table:table-cell/>
          <table:table-cell office:value-type="string">
            <text:p>2020-12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725">
            <text:p>8725</text:p>
          </table:table-cell>
          <table:table-cell office:value-type="float" office:value="901538">
            <text:p>901538</text:p>
          </table:table-cell>
          <table:table-cell office:value-type="float" office:value="274">
            <text:p>274</text:p>
          </table:table-cell>
          <table:table-cell office:value-type="float" office:value="24285">
            <text:p>24285</text:p>
          </table:table-cell>
          <table:table-cell table:formula="of:=SUM([.G348:.G354])/7" office:value-type="float" office:value="8065">
            <text:p>8065,00</text:p>
          </table:table-cell>
          <table:table-cell table:formula="of:=SUM([.I348:.I354])/7" office:value-type="float" office:value="190.428571428571">
            <text:p>190,43</text:p>
          </table:table-cell>
          <table:table-cell table:formula="of:=[.A354]*[.K354]" office:value-type="float" office:value="2838880">
            <text:p>2838880,00</text:p>
          </table:table-cell>
          <table:table-cell table:formula="of:=[.L354]*[.A354]" office:value-type="float" office:value="67030.8571428572">
            <text:p>67030,86</text:p>
          </table:table-cell>
          <table:table-cell table:formula="of:=[.A354]*[.A354]" office:value-type="float" office:value="123904">
            <text:p>123904,00</text:p>
          </table:table-cell>
          <table:table-cell table:formula="of:=[.A354]*a+b" office:value-type="float" office:value="3919.30788175539">
            <text:p>3919,31</text:p>
          </table:table-cell>
          <table:table-cell table:formula="of:=a_2*[.A354]+b_2" office:value-type="float" office:value="147.596416158842">
            <text:p>147,5964161588</text:p>
          </table:table-cell>
          <table:table-cell table:number-columns-repeated="2"/>
          <table:table-cell table:formula="of:=(ABS([.P354]-[.K354])/IF([.K354]=0;1;[.K354]))" office:value-type="float" office:value="0.514034980563498">
            <text:p>0,5140349806</text:p>
          </table:table-cell>
          <table:table-cell table:formula="of:=IF([.T354]&lt;[.$P$1];1;0)" office:value-type="float" office:value="0">
            <text:p>0</text:p>
          </table:table-cell>
          <table:table-cell table:formula="of:=IF([.U353]&gt;0;[.V353]+[.U354];0)" office:value-type="float" office:value="0">
            <text:p>0</text:p>
          </table:table-cell>
          <table:table-cell table:formula="of:=(ABS([.Q354]-[.L354])/IF([.L354]=0;1;[.L354]))" office:value-type="float" office:value="0.224925046427687">
            <text:p>0,2249250464</text:p>
          </table:table-cell>
          <table:table-cell table:formula="of:=IF([.W354]&lt;[.$Q$1];1;0)" office:value-type="float" office:value="1">
            <text:p>1</text:p>
          </table:table-cell>
          <table:table-cell table:formula="of:=IF([.X353]&gt;0;[.Y353]+[.X354];0)" office:value-type="float" office:value="12">
            <text:p>12</text:p>
          </table:table-cell>
          <table:table-cell table:number-columns-repeated="12"/>
        </table:table-row>
        <table:table-row table:style-name="ro2">
          <table:table-cell office:value-type="float" office:value="353">
            <text:p>353</text:p>
          </table:table-cell>
          <table:table-cell/>
          <table:table-cell office:value-type="string">
            <text:p>2020-12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0939">
            <text:p>10939</text:p>
          </table:table-cell>
          <table:table-cell office:value-type="float" office:value="912477">
            <text:p>912477</text:p>
          </table:table-cell>
          <table:table-cell office:value-type="float" office:value="254">
            <text:p>254</text:p>
          </table:table-cell>
          <table:table-cell office:value-type="float" office:value="24539">
            <text:p>24539</text:p>
          </table:table-cell>
          <table:table-cell table:formula="of:=SUM([.G349:.G355])/7" office:value-type="float" office:value="8501.71428571429">
            <text:p>8501,71</text:p>
          </table:table-cell>
          <table:table-cell table:formula="of:=SUM([.I349:.I355])/7" office:value-type="float" office:value="204.714285714286">
            <text:p>204,71</text:p>
          </table:table-cell>
          <table:table-cell table:formula="of:=[.A355]*[.K355]" office:value-type="float" office:value="3001105.14285714">
            <text:p>3001105,14</text:p>
          </table:table-cell>
          <table:table-cell table:formula="of:=[.L355]*[.A355]" office:value-type="float" office:value="72264.1428571429">
            <text:p>72264,14</text:p>
          </table:table-cell>
          <table:table-cell table:formula="of:=[.A355]*[.A355]" office:value-type="float" office:value="124609">
            <text:p>124609,00</text:p>
          </table:table-cell>
          <table:table-cell table:formula="of:=[.A355]*a+b" office:value-type="float" office:value="3926.76905688453">
            <text:p>3926,77</text:p>
          </table:table-cell>
          <table:table-cell table:formula="of:=a_2*[.A355]+b_2" office:value-type="float" office:value="147.993220866138">
            <text:p>147,9932208661</text:p>
          </table:table-cell>
          <table:table-cell table:number-columns-repeated="2"/>
          <table:table-cell table:formula="of:=(ABS([.P355]-[.K355])/IF([.K355]=0;1;[.K355]))" office:value-type="float" office:value="0.53812032198226">
            <text:p>0,538120322</text:p>
          </table:table-cell>
          <table:table-cell table:formula="of:=IF([.T355]&lt;[.$P$1];1;0)" office:value-type="float" office:value="0">
            <text:p>0</text:p>
          </table:table-cell>
          <table:table-cell table:formula="of:=IF([.U354]&gt;0;[.V354]+[.U355];0)" office:value-type="float" office:value="0">
            <text:p>0</text:p>
          </table:table-cell>
          <table:table-cell table:formula="of:=(ABS([.Q355]-[.L355])/IF([.L355]=0;1;[.L355]))" office:value-type="float" office:value="0.277074287464783">
            <text:p>0,2770742875</text:p>
          </table:table-cell>
          <table:table-cell table:formula="of:=IF([.W355]&lt;[.$Q$1];1;0)" office:value-type="float" office:value="1">
            <text:p>1</text:p>
          </table:table-cell>
          <table:table-cell table:formula="of:=IF([.X354]&gt;0;[.Y354]+[.X355];0)" office:value-type="float" office:value="13">
            <text:p>13</text:p>
          </table:table-cell>
          <table:table-cell table:number-columns-repeated="12"/>
        </table:table-row>
        <table:table-row table:style-name="ro2">
          <table:table-cell office:value-type="float" office:value="354">
            <text:p>354</text:p>
          </table:table-cell>
          <table:table-cell/>
          <table:table-cell office:value-type="string">
            <text:p>2020-12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445">
            <text:p>9445</text:p>
          </table:table-cell>
          <table:table-cell office:value-type="float" office:value="921922">
            <text:p>921922</text:p>
          </table:table-cell>
          <table:table-cell office:value-type="float" office:value="152">
            <text:p>152</text:p>
          </table:table-cell>
          <table:table-cell office:value-type="float" office:value="24691">
            <text:p>24691</text:p>
          </table:table-cell>
          <table:table-cell table:formula="of:=SUM([.G350:.G356])/7" office:value-type="float" office:value="8708.28571428571">
            <text:p>8708,29</text:p>
          </table:table-cell>
          <table:table-cell table:formula="of:=SUM([.I350:.I356])/7" office:value-type="float" office:value="202.142857142857">
            <text:p>202,14</text:p>
          </table:table-cell>
          <table:table-cell table:formula="of:=[.A356]*[.K356]" office:value-type="float" office:value="3082733.14285714">
            <text:p>3082733,14</text:p>
          </table:table-cell>
          <table:table-cell table:formula="of:=[.L356]*[.A356]" office:value-type="float" office:value="71558.5714285714">
            <text:p>71558,57</text:p>
          </table:table-cell>
          <table:table-cell table:formula="of:=[.A356]*[.A356]" office:value-type="float" office:value="125316">
            <text:p>125316,00</text:p>
          </table:table-cell>
          <table:table-cell table:formula="of:=[.A356]*a+b" office:value-type="float" office:value="3934.23023201368">
            <text:p>3934,23</text:p>
          </table:table-cell>
          <table:table-cell table:formula="of:=a_2*[.A356]+b_2" office:value-type="float" office:value="148.390025573434">
            <text:p>148,3900255734</text:p>
          </table:table-cell>
          <table:table-cell table:number-columns-repeated="2"/>
          <table:table-cell table:formula="of:=(ABS([.P356]-[.K356])/IF([.K356]=0;1;[.K356]))" office:value-type="float" office:value="0.548219895270583">
            <text:p>0,5482198953</text:p>
          </table:table-cell>
          <table:table-cell table:formula="of:=IF([.T356]&lt;[.$P$1];1;0)" office:value-type="float" office:value="0">
            <text:p>0</text:p>
          </table:table-cell>
          <table:table-cell table:formula="of:=IF([.U355]&gt;0;[.V355]+[.U356];0)" office:value-type="float" office:value="0">
            <text:p>0</text:p>
          </table:table-cell>
          <table:table-cell table:formula="of:=(ABS([.Q356]-[.L356])/IF([.L356]=0;1;[.L356]))" office:value-type="float" office:value="0.265915067834601">
            <text:p>0,2659150678</text:p>
          </table:table-cell>
          <table:table-cell table:formula="of:=IF([.W356]&lt;[.$Q$1];1;0)" office:value-type="float" office:value="1">
            <text:p>1</text:p>
          </table:table-cell>
          <table:table-cell table:formula="of:=IF([.X355]&gt;0;[.Y355]+[.X356];0)" office:value-type="float" office:value="14">
            <text:p>14</text:p>
          </table:table-cell>
          <table:table-cell table:number-columns-repeated="12"/>
        </table:table-row>
        <table:table-row table:style-name="ro2">
          <table:table-cell office:value-type="float" office:value="355">
            <text:p>355</text:p>
          </table:table-cell>
          <table:table-cell/>
          <table:table-cell office:value-type="string">
            <text:p>2020-12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789">
            <text:p>8789</text:p>
          </table:table-cell>
          <table:table-cell office:value-type="float" office:value="930711">
            <text:p>930711</text:p>
          </table:table-cell>
          <table:table-cell office:value-type="float" office:value="216">
            <text:p>216</text:p>
          </table:table-cell>
          <table:table-cell office:value-type="float" office:value="24907">
            <text:p>24907</text:p>
          </table:table-cell>
          <table:table-cell table:formula="of:=SUM([.G351:.G357])/7" office:value-type="float" office:value="9226.28571428571">
            <text:p>9226,29</text:p>
          </table:table-cell>
          <table:table-cell table:formula="of:=SUM([.I351:.I357])/7" office:value-type="float" office:value="208">
            <text:p>208,00</text:p>
          </table:table-cell>
          <table:table-cell table:formula="of:=[.A357]*[.K357]" office:value-type="float" office:value="3275331.42857143">
            <text:p>3275331,43</text:p>
          </table:table-cell>
          <table:table-cell table:formula="of:=[.L357]*[.A357]" office:value-type="float" office:value="73840">
            <text:p>73840,00</text:p>
          </table:table-cell>
          <table:table-cell table:formula="of:=[.A357]*[.A357]" office:value-type="float" office:value="126025">
            <text:p>126025,00</text:p>
          </table:table-cell>
          <table:table-cell table:formula="of:=[.A357]*a+b" office:value-type="float" office:value="3941.69140714283">
            <text:p>3941,69</text:p>
          </table:table-cell>
          <table:table-cell table:formula="of:=a_2*[.A357]+b_2" office:value-type="float" office:value="148.78683028073">
            <text:p>148,7868302807</text:p>
          </table:table-cell>
          <table:table-cell table:number-columns-repeated="2"/>
          <table:table-cell table:formula="of:=(ABS([.P357]-[.K357])/IF([.K357]=0;1;[.K357]))" office:value-type="float" office:value="0.572775922055001">
            <text:p>0,5727759221</text:p>
          </table:table-cell>
          <table:table-cell table:formula="of:=IF([.T357]&lt;[.$P$1];1;0)" office:value-type="float" office:value="0">
            <text:p>0</text:p>
          </table:table-cell>
          <table:table-cell table:formula="of:=IF([.U356]&gt;0;[.V356]+[.U357];0)" office:value-type="float" office:value="0">
            <text:p>0</text:p>
          </table:table-cell>
          <table:table-cell table:formula="of:=(ABS([.Q357]-[.L357])/IF([.L357]=0;1;[.L357]))" office:value-type="float" office:value="0.284678700573412">
            <text:p>0,2846787006</text:p>
          </table:table-cell>
          <table:table-cell table:formula="of:=IF([.W357]&lt;[.$Q$1];1;0)" office:value-type="float" office:value="1">
            <text:p>1</text:p>
          </table:table-cell>
          <table:table-cell table:formula="of:=IF([.X356]&gt;0;[.Y356]+[.X357];0)" office:value-type="float" office:value="15">
            <text:p>15</text:p>
          </table:table-cell>
          <table:table-cell table:number-columns-repeated="12"/>
        </table:table-row>
        <table:table-row table:style-name="ro2">
          <table:table-cell office:value-type="float" office:value="356">
            <text:p>356</text:p>
          </table:table-cell>
          <table:table-cell/>
          <table:table-cell office:value-type="string">
            <text:p>2020-12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501">
            <text:p>9501</text:p>
          </table:table-cell>
          <table:table-cell office:value-type="float" office:value="940212">
            <text:p>940212</text:p>
          </table:table-cell>
          <table:table-cell office:value-type="float" office:value="339">
            <text:p>339</text:p>
          </table:table-cell>
          <table:table-cell office:value-type="float" office:value="25246">
            <text:p>25246</text:p>
          </table:table-cell>
          <table:table-cell table:formula="of:=SUM([.G352:.G358])/7" office:value-type="float" office:value="9504.71428571429">
            <text:p>9504,71</text:p>
          </table:table-cell>
          <table:table-cell table:formula="of:=SUM([.I352:.I358])/7" office:value-type="float" office:value="226.428571428571">
            <text:p>226,43</text:p>
          </table:table-cell>
          <table:table-cell table:formula="of:=[.A358]*[.K358]" office:value-type="float" office:value="3383678.28571429">
            <text:p>3383678,29</text:p>
          </table:table-cell>
          <table:table-cell table:formula="of:=[.L358]*[.A358]" office:value-type="float" office:value="80608.5714285714">
            <text:p>80608,57</text:p>
          </table:table-cell>
          <table:table-cell table:formula="of:=[.A358]*[.A358]" office:value-type="float" office:value="126736">
            <text:p>126736,00</text:p>
          </table:table-cell>
          <table:table-cell table:formula="of:=[.A358]*a+b" office:value-type="float" office:value="3949.15258227197">
            <text:p>3949,15</text:p>
          </table:table-cell>
          <table:table-cell table:formula="of:=a_2*[.A358]+b_2" office:value-type="float" office:value="149.183634988026">
            <text:p>149,183634988</text:p>
          </table:table-cell>
          <table:table-cell table:number-columns-repeated="2"/>
          <table:table-cell table:formula="of:=(ABS([.P358]-[.K358])/IF([.K358]=0;1;[.K358]))" office:value-type="float" office:value="0.584505913217444">
            <text:p>0,5845059132</text:p>
          </table:table-cell>
          <table:table-cell table:formula="of:=IF([.T358]&lt;[.$P$1];1;0)" office:value-type="float" office:value="0">
            <text:p>0</text:p>
          </table:table-cell>
          <table:table-cell table:formula="of:=IF([.U357]&gt;0;[.V357]+[.U358];0)" office:value-type="float" office:value="0">
            <text:p>0</text:p>
          </table:table-cell>
          <table:table-cell table:formula="of:=(ABS([.Q358]-[.L358])/IF([.L358]=0;1;[.L358]))" office:value-type="float" office:value="0.341144829705877">
            <text:p>0,3411448297</text:p>
          </table:table-cell>
          <table:table-cell table:formula="of:=IF([.W358]&lt;[.$Q$1];1;0)" office:value-type="float" office:value="1">
            <text:p>1</text:p>
          </table:table-cell>
          <table:table-cell table:formula="of:=IF([.X357]&gt;0;[.Y357]+[.X358];0)" office:value-type="float" office:value="16">
            <text:p>16</text:p>
          </table:table-cell>
          <table:table-cell table:number-columns-repeated="12"/>
        </table:table-row>
        <table:table-row table:style-name="ro2">
          <table:table-cell office:value-type="float" office:value="357">
            <text:p>357</text:p>
          </table:table-cell>
          <table:table-cell/>
          <table:table-cell office:value-type="string">
            <text:p>2020-12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046">
            <text:p>14046</text:p>
          </table:table-cell>
          <table:table-cell office:value-type="float" office:value="954258">
            <text:p>954258</text:p>
          </table:table-cell>
          <table:table-cell office:value-type="float" office:value="411">
            <text:p>411</text:p>
          </table:table-cell>
          <table:table-cell office:value-type="float" office:value="25657">
            <text:p>25657</text:p>
          </table:table-cell>
          <table:table-cell table:formula="of:=SUM([.G353:.G359])/7" office:value-type="float" office:value="10081.5714285714">
            <text:p>10081,57</text:p>
          </table:table-cell>
          <table:table-cell table:formula="of:=SUM([.I353:.I359])/7" office:value-type="float" office:value="261.428571428571">
            <text:p>261,43</text:p>
          </table:table-cell>
          <table:table-cell table:formula="of:=[.A359]*[.K359]" office:value-type="float" office:value="3599121">
            <text:p>3599121,00</text:p>
          </table:table-cell>
          <table:table-cell table:formula="of:=[.L359]*[.A359]" office:value-type="float" office:value="93330">
            <text:p>93330,00</text:p>
          </table:table-cell>
          <table:table-cell table:formula="of:=[.A359]*[.A359]" office:value-type="float" office:value="127449">
            <text:p>127449,00</text:p>
          </table:table-cell>
          <table:table-cell table:formula="of:=[.A359]*a+b" office:value-type="float" office:value="3956.61375740112">
            <text:p>3956,61</text:p>
          </table:table-cell>
          <table:table-cell table:formula="of:=a_2*[.A359]+b_2" office:value-type="float" office:value="149.580439695323">
            <text:p>149,5804396953</text:p>
          </table:table-cell>
          <table:table-cell table:number-columns-repeated="2"/>
          <table:table-cell table:formula="of:=(ABS([.P359]-[.K359])/IF([.K359]=0;1;[.K359]))" office:value-type="float" office:value="0.607539976735375">
            <text:p>0,6075399767</text:p>
          </table:table-cell>
          <table:table-cell table:formula="of:=IF([.T359]&lt;[.$P$1];1;0)" office:value-type="float" office:value="0">
            <text:p>0</text:p>
          </table:table-cell>
          <table:table-cell table:formula="of:=IF([.U358]&gt;0;[.V358]+[.U359];0)" office:value-type="float" office:value="0">
            <text:p>0</text:p>
          </table:table-cell>
          <table:table-cell table:formula="of:=(ABS([.Q359]-[.L359])/IF([.L359]=0;1;[.L359]))" office:value-type="float" office:value="0.427834383679094">
            <text:p>0,4278343837</text:p>
          </table:table-cell>
          <table:table-cell table:formula="of:=IF([.W359]&lt;[.$Q$1];1;0)" office:value-type="float" office:value="1">
            <text:p>1</text:p>
          </table:table-cell>
          <table:table-cell table:formula="of:=IF([.X358]&gt;0;[.Y358]+[.X359];0)" office:value-type="float" office:value="17">
            <text:p>17</text:p>
          </table:table-cell>
          <table:table-cell table:number-columns-repeated="12"/>
        </table:table-row>
        <table:table-row table:style-name="ro2">
          <table:table-cell office:value-type="float" office:value="358">
            <text:p>358</text:p>
          </table:table-cell>
          <table:table-cell/>
          <table:table-cell office:value-type="string">
            <text:p>2020-12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305">
            <text:p>14305</text:p>
          </table:table-cell>
          <table:table-cell office:value-type="float" office:value="968563">
            <text:p>968563</text:p>
          </table:table-cell>
          <table:table-cell office:value-type="float" office:value="326">
            <text:p>326</text:p>
          </table:table-cell>
          <table:table-cell office:value-type="float" office:value="25983">
            <text:p>25983</text:p>
          </table:table-cell>
          <table:table-cell table:formula="of:=SUM([.G354:.G360])/7" office:value-type="float" office:value="10821.4285714286">
            <text:p>10821,43</text:p>
          </table:table-cell>
          <table:table-cell table:formula="of:=SUM([.I354:.I360])/7" office:value-type="float" office:value="281.714285714286">
            <text:p>281,71</text:p>
          </table:table-cell>
          <table:table-cell table:formula="of:=[.A360]*[.K360]" office:value-type="float" office:value="3874071.42857143">
            <text:p>3874071,43</text:p>
          </table:table-cell>
          <table:table-cell table:formula="of:=[.L360]*[.A360]" office:value-type="float" office:value="100853.714285714">
            <text:p>100853,71</text:p>
          </table:table-cell>
          <table:table-cell table:formula="of:=[.A360]*[.A360]" office:value-type="float" office:value="128164">
            <text:p>128164,00</text:p>
          </table:table-cell>
          <table:table-cell table:formula="of:=[.A360]*a+b" office:value-type="float" office:value="3964.07493253027">
            <text:p>3964,07</text:p>
          </table:table-cell>
          <table:table-cell table:formula="of:=a_2*[.A360]+b_2" office:value-type="float" office:value="149.977244402619">
            <text:p>149,9772444026</text:p>
          </table:table-cell>
          <table:table-cell table:number-columns-repeated="2"/>
          <table:table-cell table:formula="of:=(ABS([.P360]-[.K360])/IF([.K360]=0;1;[.K360]))" office:value-type="float" office:value="0.633682844518655">
            <text:p>0,6336828445</text:p>
          </table:table-cell>
          <table:table-cell table:formula="of:=IF([.T360]&lt;[.$P$1];1;0)" office:value-type="float" office:value="0">
            <text:p>0</text:p>
          </table:table-cell>
          <table:table-cell table:formula="of:=IF([.U359]&gt;0;[.V359]+[.U360];0)" office:value-type="float" office:value="0">
            <text:p>0</text:p>
          </table:table-cell>
          <table:table-cell table:formula="of:=(ABS([.Q360]-[.L360])/IF([.L360]=0;1;[.L360]))" office:value-type="float" office:value="0.467626414392327">
            <text:p>0,4676264144</text:p>
          </table:table-cell>
          <table:table-cell table:formula="of:=IF([.W360]&lt;[.$Q$1];1;0)" office:value-type="float" office:value="0">
            <text:p>0</text:p>
          </table:table-cell>
          <table:table-cell table:formula="of:=IF([.X359]&gt;0;[.Y359]+[.X360];0)" office:value-type="float" office:value="17">
            <text:p>17</text:p>
          </table:table-cell>
          <table:table-cell table:number-columns-repeated="12"/>
        </table:table-row>
        <table:table-row table:style-name="ro2">
          <table:table-cell office:value-type="float" office:value="359">
            <text:p>359</text:p>
          </table:table-cell>
          <table:table-cell/>
          <table:table-cell office:value-type="string">
            <text:p>2020-12-2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796">
            <text:p>14796</text:p>
          </table:table-cell>
          <table:table-cell office:value-type="float" office:value="983359">
            <text:p>983359</text:p>
          </table:table-cell>
          <table:table-cell office:value-type="float" office:value="293">
            <text:p>293</text:p>
          </table:table-cell>
          <table:table-cell office:value-type="float" office:value="26276">
            <text:p>26276</text:p>
          </table:table-cell>
          <table:table-cell table:formula="of:=SUM([.G355:.G361])/7" office:value-type="float" office:value="11688.7142857143">
            <text:p>11688,71</text:p>
          </table:table-cell>
          <table:table-cell table:formula="of:=SUM([.I355:.I361])/7" office:value-type="float" office:value="284.428571428571">
            <text:p>284,43</text:p>
          </table:table-cell>
          <table:table-cell table:formula="of:=[.A361]*[.K361]" office:value-type="float" office:value="4196248.42857143">
            <text:p>4196248,43</text:p>
          </table:table-cell>
          <table:table-cell table:formula="of:=[.L361]*[.A361]" office:value-type="float" office:value="102109.857142857">
            <text:p>102109,86</text:p>
          </table:table-cell>
          <table:table-cell table:formula="of:=[.A361]*[.A361]" office:value-type="float" office:value="128881">
            <text:p>128881,00</text:p>
          </table:table-cell>
          <table:table-cell table:formula="of:=[.A361]*a+b" office:value-type="float" office:value="3971.53610765942">
            <text:p>3971,54</text:p>
          </table:table-cell>
          <table:table-cell table:formula="of:=a_2*[.A361]+b_2" office:value-type="float" office:value="150.374049109915">
            <text:p>150,3740491099</text:p>
          </table:table-cell>
          <table:table-cell table:number-columns-repeated="2"/>
          <table:table-cell table:formula="of:=(ABS([.P361]-[.K361])/IF([.K361]=0;1;[.K361]))" office:value-type="float" office:value="0.660224725270824">
            <text:p>0,6602247253</text:p>
          </table:table-cell>
          <table:table-cell table:formula="of:=IF([.T361]&lt;[.$P$1];1;0)" office:value-type="float" office:value="0">
            <text:p>0</text:p>
          </table:table-cell>
          <table:table-cell table:formula="of:=IF([.U360]&gt;0;[.V360]+[.U361];0)" office:value-type="float" office:value="0">
            <text:p>0</text:p>
          </table:table-cell>
          <table:table-cell table:formula="of:=(ABS([.Q361]-[.L361])/IF([.L361]=0;1;[.L361]))" office:value-type="float" office:value="0.471311730904367">
            <text:p>0,4713117309</text:p>
          </table:table-cell>
          <table:table-cell table:formula="of:=IF([.W361]&lt;[.$Q$1];1;0)" office:value-type="float" office:value="0">
            <text:p>0</text:p>
          </table:table-cell>
          <table:table-cell table:formula="of:=IF([.X360]&gt;0;[.Y360]+[.X36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60">
            <text:p>360</text:p>
          </table:table-cell>
          <table:table-cell/>
          <table:table-cell office:value-type="string">
            <text:p>2020-12-2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552">
            <text:p>11552</text:p>
          </table:table-cell>
          <table:table-cell office:value-type="float" office:value="994911">
            <text:p>994911</text:p>
          </table:table-cell>
          <table:table-cell office:value-type="float" office:value="245">
            <text:p>245</text:p>
          </table:table-cell>
          <table:table-cell office:value-type="float" office:value="26521">
            <text:p>26521</text:p>
          </table:table-cell>
          <table:table-cell table:formula="of:=SUM([.G356:.G362])/7" office:value-type="float" office:value="11776.2857142857">
            <text:p>11776,29</text:p>
          </table:table-cell>
          <table:table-cell table:formula="of:=SUM([.I356:.I362])/7" office:value-type="float" office:value="283.142857142857">
            <text:p>283,14</text:p>
          </table:table-cell>
          <table:table-cell table:formula="of:=[.A362]*[.K362]" office:value-type="float" office:value="4239462.85714286">
            <text:p>4239462,86</text:p>
          </table:table-cell>
          <table:table-cell table:formula="of:=[.L362]*[.A362]" office:value-type="float" office:value="101931.428571429">
            <text:p>101931,43</text:p>
          </table:table-cell>
          <table:table-cell table:formula="of:=[.A362]*[.A362]" office:value-type="float" office:value="129600">
            <text:p>129600,00</text:p>
          </table:table-cell>
          <table:table-cell table:formula="of:=[.A362]*a+b" office:value-type="float" office:value="3978.99728278856">
            <text:p>3979,00</text:p>
          </table:table-cell>
          <table:table-cell table:formula="of:=a_2*[.A362]+b_2" office:value-type="float" office:value="150.770853817211">
            <text:p>150,7708538172</text:p>
          </table:table-cell>
          <table:table-cell table:number-columns-repeated="2"/>
          <table:table-cell table:formula="of:=(ABS([.P362]-[.K362])/IF([.K362]=0;1;[.K362]))" office:value-type="float" office:value="0.662117803582018">
            <text:p>0,6621178036</text:p>
          </table:table-cell>
          <table:table-cell table:formula="of:=IF([.T362]&lt;[.$P$1];1;0)" office:value-type="float" office:value="0">
            <text:p>0</text:p>
          </table:table-cell>
          <table:table-cell table:formula="of:=IF([.U361]&gt;0;[.V361]+[.U362];0)" office:value-type="float" office:value="0">
            <text:p>0</text:p>
          </table:table-cell>
          <table:table-cell table:formula="of:=(ABS([.Q362]-[.L362])/IF([.L362]=0;1;[.L362]))" office:value-type="float" office:value="0.467509598021959">
            <text:p>0,467509598</text:p>
          </table:table-cell>
          <table:table-cell table:formula="of:=IF([.W362]&lt;[.$Q$1];1;0)" office:value-type="float" office:value="0">
            <text:p>0</text:p>
          </table:table-cell>
          <table:table-cell table:formula="of:=IF([.X361]&gt;0;[.Y361]+[.X36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61">
            <text:p>361</text:p>
          </table:table-cell>
          <table:table-cell/>
          <table:table-cell office:value-type="string">
            <text:p>2020-12-2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502">
            <text:p>9502</text:p>
          </table:table-cell>
          <table:table-cell office:value-type="float" office:value="1004413">
            <text:p>1004413</text:p>
          </table:table-cell>
          <table:table-cell office:value-type="float" office:value="214">
            <text:p>214</text:p>
          </table:table-cell>
          <table:table-cell office:value-type="float" office:value="26735">
            <text:p>26735</text:p>
          </table:table-cell>
          <table:table-cell table:formula="of:=SUM([.G357:.G363])/7" office:value-type="float" office:value="11784.4285714286">
            <text:p>11784,43</text:p>
          </table:table-cell>
          <table:table-cell table:formula="of:=SUM([.I357:.I363])/7" office:value-type="float" office:value="292">
            <text:p>292,00</text:p>
          </table:table-cell>
          <table:table-cell table:formula="of:=[.A363]*[.K363]" office:value-type="float" office:value="4254178.71428571">
            <text:p>4254178,71</text:p>
          </table:table-cell>
          <table:table-cell table:formula="of:=[.L363]*[.A363]" office:value-type="float" office:value="105412">
            <text:p>105412,00</text:p>
          </table:table-cell>
          <table:table-cell table:formula="of:=[.A363]*[.A363]" office:value-type="float" office:value="130321">
            <text:p>130321,00</text:p>
          </table:table-cell>
          <table:table-cell table:formula="of:=[.A363]*a+b" office:value-type="float" office:value="3986.45845791771">
            <text:p>3986,46</text:p>
          </table:table-cell>
          <table:table-cell table:formula="of:=a_2*[.A363]+b_2" office:value-type="float" office:value="151.167658524507">
            <text:p>151,1676585245</text:p>
          </table:table-cell>
          <table:table-cell table:number-columns-repeated="2"/>
          <table:table-cell table:formula="of:=(ABS([.P363]-[.K363])/IF([.K363]=0;1;[.K363]))" office:value-type="float" office:value="0.661718136458232">
            <text:p>0,6617181365</text:p>
          </table:table-cell>
          <table:table-cell table:formula="of:=IF([.T363]&lt;[.$P$1];1;0)" office:value-type="float" office:value="0">
            <text:p>0</text:p>
          </table:table-cell>
          <table:table-cell table:formula="of:=IF([.U362]&gt;0;[.V362]+[.U363];0)" office:value-type="float" office:value="0">
            <text:p>0</text:p>
          </table:table-cell>
          <table:table-cell table:formula="of:=(ABS([.Q363]-[.L363])/IF([.L363]=0;1;[.L363]))" office:value-type="float" office:value="0.482302539299633">
            <text:p>0,4823025393</text:p>
          </table:table-cell>
          <table:table-cell table:formula="of:=IF([.W363]&lt;[.$Q$1];1;0)" office:value-type="float" office:value="0">
            <text:p>0</text:p>
          </table:table-cell>
          <table:table-cell table:formula="of:=IF([.X362]&gt;0;[.Y362]+[.X36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62">
            <text:p>362</text:p>
          </table:table-cell>
          <table:table-cell/>
          <table:table-cell office:value-type="string">
            <text:p>2020-12-2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458">
            <text:p>7458</text:p>
          </table:table-cell>
          <table:table-cell office:value-type="float" office:value="1011871">
            <text:p>1011871</text:p>
          </table:table-cell>
          <table:table-cell office:value-type="float" office:value="336">
            <text:p>336</text:p>
          </table:table-cell>
          <table:table-cell office:value-type="float" office:value="27071">
            <text:p>27071</text:p>
          </table:table-cell>
          <table:table-cell table:formula="of:=SUM([.G358:.G364])/7" office:value-type="float" office:value="11594.2857142857">
            <text:p>11594,29</text:p>
          </table:table-cell>
          <table:table-cell table:formula="of:=SUM([.I358:.I364])/7" office:value-type="float" office:value="309.142857142857">
            <text:p>309,14</text:p>
          </table:table-cell>
          <table:table-cell table:formula="of:=[.A364]*[.K364]" office:value-type="float" office:value="4197131.42857143">
            <text:p>4197131,43</text:p>
          </table:table-cell>
          <table:table-cell table:formula="of:=[.L364]*[.A364]" office:value-type="float" office:value="111909.714285714">
            <text:p>111909,71</text:p>
          </table:table-cell>
          <table:table-cell table:formula="of:=[.A364]*[.A364]" office:value-type="float" office:value="131044">
            <text:p>131044,00</text:p>
          </table:table-cell>
          <table:table-cell table:formula="of:=[.A364]*a+b" office:value-type="float" office:value="3993.91963304686">
            <text:p>3993,92</text:p>
          </table:table-cell>
          <table:table-cell table:formula="of:=a_2*[.A364]+b_2" office:value-type="float" office:value="151.564463231803">
            <text:p>151,5644632318</text:p>
          </table:table-cell>
          <table:table-cell table:number-columns-repeated="2"/>
          <table:table-cell table:formula="of:=(ABS([.P364]-[.K364])/IF([.K364]=0;1;[.K364]))" office:value-type="float" office:value="0.655526892171907">
            <text:p>0,6555268922</text:p>
          </table:table-cell>
          <table:table-cell table:formula="of:=IF([.T364]&lt;[.$P$1];1;0)" office:value-type="float" office:value="0">
            <text:p>0</text:p>
          </table:table-cell>
          <table:table-cell table:formula="of:=IF([.U363]&gt;0;[.V363]+[.U364];0)" office:value-type="float" office:value="0">
            <text:p>0</text:p>
          </table:table-cell>
          <table:table-cell table:formula="of:=(ABS([.Q364]-[.L364])/IF([.L364]=0;1;[.L364]))" office:value-type="float" office:value="0.509726782521893">
            <text:p>0,5097267825</text:p>
          </table:table-cell>
          <table:table-cell table:formula="of:=IF([.W364]&lt;[.$Q$1];1;0)" office:value-type="float" office:value="0">
            <text:p>0</text:p>
          </table:table-cell>
          <table:table-cell table:formula="of:=IF([.X363]&gt;0;[.Y363]+[.X36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63">
            <text:p>363</text:p>
          </table:table-cell>
          <table:table-cell/>
          <table:table-cell office:value-type="string">
            <text:p>2020-12-3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580">
            <text:p>9580</text:p>
          </table:table-cell>
          <table:table-cell office:value-type="float" office:value="1021451">
            <text:p>1021451</text:p>
          </table:table-cell>
          <table:table-cell office:value-type="float" office:value="497">
            <text:p>497</text:p>
          </table:table-cell>
          <table:table-cell office:value-type="float" office:value="27568">
            <text:p>27568</text:p>
          </table:table-cell>
          <table:table-cell table:formula="of:=SUM([.G359:.G365])/7" office:value-type="float" office:value="11605.5714285714">
            <text:p>11605,57</text:p>
          </table:table-cell>
          <table:table-cell table:formula="of:=SUM([.I359:.I365])/7" office:value-type="float" office:value="331.714285714286">
            <text:p>331,71</text:p>
          </table:table-cell>
          <table:table-cell table:formula="of:=[.A365]*[.K365]" office:value-type="float" office:value="4212822.42857143">
            <text:p>4212822,43</text:p>
          </table:table-cell>
          <table:table-cell table:formula="of:=[.L365]*[.A365]" office:value-type="float" office:value="120412.285714286">
            <text:p>120412,29</text:p>
          </table:table-cell>
          <table:table-cell table:formula="of:=[.A365]*[.A365]" office:value-type="float" office:value="131769">
            <text:p>131769,00</text:p>
          </table:table-cell>
          <table:table-cell table:formula="of:=[.A365]*a+b" office:value-type="float" office:value="4001.380808176">
            <text:p>4001,38</text:p>
          </table:table-cell>
          <table:table-cell table:formula="of:=a_2*[.A365]+b_2" office:value-type="float" office:value="151.9612679391">
            <text:p>151,9612679391</text:p>
          </table:table-cell>
          <table:table-cell table:number-columns-repeated="2"/>
          <table:table-cell table:formula="of:=(ABS([.P365]-[.K365])/IF([.K365]=0;1;[.K365]))" office:value-type="float" office:value="0.655218975403045">
            <text:p>0,6552189754</text:p>
          </table:table-cell>
          <table:table-cell table:formula="of:=IF([.T365]&lt;[.$P$1];1;0)" office:value-type="float" office:value="0">
            <text:p>0</text:p>
          </table:table-cell>
          <table:table-cell table:formula="of:=IF([.U364]&gt;0;[.V364]+[.U365];0)" office:value-type="float" office:value="0">
            <text:p>0</text:p>
          </table:table-cell>
          <table:table-cell table:formula="of:=(ABS([.Q365]-[.L365])/IF([.L365]=0;1;[.L365]))" office:value-type="float" office:value="0.541891095790828">
            <text:p>0,5418910958</text:p>
          </table:table-cell>
          <table:table-cell table:formula="of:=IF([.W365]&lt;[.$Q$1];1;0)" office:value-type="float" office:value="0">
            <text:p>0</text:p>
          </table:table-cell>
          <table:table-cell table:formula="of:=IF([.X364]&gt;0;[.Y364]+[.X36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64">
            <text:p>364</text:p>
          </table:table-cell>
          <table:table-cell/>
          <table:table-cell office:value-type="string">
            <text:p>2020-12-3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710">
            <text:p>17710</text:p>
          </table:table-cell>
          <table:table-cell office:value-type="float" office:value="1039161">
            <text:p>1039161</text:p>
          </table:table-cell>
          <table:table-cell office:value-type="float" office:value="465">
            <text:p>465</text:p>
          </table:table-cell>
          <table:table-cell office:value-type="float" office:value="28033">
            <text:p>28033</text:p>
          </table:table-cell>
          <table:table-cell table:formula="of:=SUM([.G360:.G366])/7" office:value-type="float" office:value="12129">
            <text:p>12129,00</text:p>
          </table:table-cell>
          <table:table-cell table:formula="of:=SUM([.I360:.I366])/7" office:value-type="float" office:value="339.428571428571">
            <text:p>339,43</text:p>
          </table:table-cell>
          <table:table-cell table:formula="of:=[.A366]*[.K366]" office:value-type="float" office:value="4414956">
            <text:p>4414956,00</text:p>
          </table:table-cell>
          <table:table-cell table:formula="of:=[.L366]*[.A366]" office:value-type="float" office:value="123552">
            <text:p>123552,00</text:p>
          </table:table-cell>
          <table:table-cell table:formula="of:=[.A366]*[.A366]" office:value-type="float" office:value="132496">
            <text:p>132496,00</text:p>
          </table:table-cell>
          <table:table-cell table:formula="of:=[.A366]*a+b" office:value-type="float" office:value="4008.84198330515">
            <text:p>4008,84</text:p>
          </table:table-cell>
          <table:table-cell table:formula="of:=a_2*[.A366]+b_2" office:value-type="float" office:value="152.358072646396">
            <text:p>152,3580726464</text:p>
          </table:table-cell>
          <table:table-cell table:number-columns-repeated="2"/>
          <table:table-cell table:formula="of:=(ABS([.P366]-[.K366])/IF([.K366]=0;1;[.K366]))" office:value-type="float" office:value="0.669482893618175">
            <text:p>0,6694828936</text:p>
          </table:table-cell>
          <table:table-cell table:formula="of:=IF([.T366]&lt;[.$P$1];1;0)" office:value-type="float" office:value="0">
            <text:p>0</text:p>
          </table:table-cell>
          <table:table-cell table:formula="of:=IF([.U365]&gt;0;[.V365]+[.U366];0)" office:value-type="float" office:value="0">
            <text:p>0</text:p>
          </table:table-cell>
          <table:table-cell table:formula="of:=(ABS([.Q366]-[.L366])/IF([.L366]=0;1;[.L366]))" office:value-type="float" office:value="0.551133624358262">
            <text:p>0,5511336244</text:p>
          </table:table-cell>
          <table:table-cell table:formula="of:=IF([.W366]&lt;[.$Q$1];1;0)" office:value-type="float" office:value="0">
            <text:p>0</text:p>
          </table:table-cell>
          <table:table-cell table:formula="of:=IF([.X365]&gt;0;[.Y365]+[.X36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65">
            <text:p>365</text:p>
          </table:table-cell>
          <table:table-cell/>
          <table:table-cell office:value-type="string">
            <text:p>2021-01-0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8400">
            <text:p>18400</text:p>
          </table:table-cell>
          <table:table-cell office:value-type="float" office:value="1057561">
            <text:p>1057561</text:p>
          </table:table-cell>
          <table:table-cell office:value-type="float" office:value="436">
            <text:p>436</text:p>
          </table:table-cell>
          <table:table-cell office:value-type="float" office:value="28469">
            <text:p>28469</text:p>
          </table:table-cell>
          <table:table-cell table:formula="of:=SUM([.G361:.G367])/7" office:value-type="float" office:value="12714">
            <text:p>12714,00</text:p>
          </table:table-cell>
          <table:table-cell table:formula="of:=SUM([.I361:.I367])/7" office:value-type="float" office:value="355.142857142857">
            <text:p>355,14</text:p>
          </table:table-cell>
          <table:table-cell table:formula="of:=[.A367]*[.K367]" office:value-type="float" office:value="4640610">
            <text:p>4640610,00</text:p>
          </table:table-cell>
          <table:table-cell table:formula="of:=[.L367]*[.A367]" office:value-type="float" office:value="129627.142857143">
            <text:p>129627,14</text:p>
          </table:table-cell>
          <table:table-cell table:formula="of:=[.A367]*[.A367]" office:value-type="float" office:value="133225">
            <text:p>133225,00</text:p>
          </table:table-cell>
          <table:table-cell table:formula="of:=[.A367]*a+b" office:value-type="float" office:value="4016.3031584343">
            <text:p>4016,30</text:p>
          </table:table-cell>
          <table:table-cell table:formula="of:=a_2*[.A367]+b_2" office:value-type="float" office:value="152.754877353692">
            <text:p>152,7548773537</text:p>
          </table:table-cell>
          <table:table-cell table:number-columns-repeated="2"/>
          <table:table-cell table:formula="of:=(ABS([.P367]-[.K367])/IF([.K367]=0;1;[.K367]))" office:value-type="float" office:value="0.684103888749859">
            <text:p>0,6841038887</text:p>
          </table:table-cell>
          <table:table-cell table:formula="of:=IF([.T367]&lt;[.$P$1];1;0)" office:value-type="float" office:value="0">
            <text:p>0</text:p>
          </table:table-cell>
          <table:table-cell table:formula="of:=IF([.U366]&gt;0;[.V366]+[.U367];0)" office:value-type="float" office:value="0">
            <text:p>0</text:p>
          </table:table-cell>
          <table:table-cell table:formula="of:=(ABS([.Q367]-[.L367])/IF([.L367]=0;1;[.L367]))" office:value-type="float" office:value="0.569877658296121">
            <text:p>0,5698776583</text:p>
          </table:table-cell>
          <table:table-cell table:formula="of:=IF([.W367]&lt;[.$Q$1];1;0)" office:value-type="float" office:value="0">
            <text:p>0</text:p>
          </table:table-cell>
          <table:table-cell table:formula="of:=IF([.X366]&gt;0;[.Y366]+[.X36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66">
            <text:p>366</text:p>
          </table:table-cell>
          <table:table-cell/>
          <table:table-cell office:value-type="string">
            <text:p>2021-01-0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0">
            <text:p>0</text:p>
          </table:table-cell>
          <table:table-cell office:value-type="float" office:value="1057561">
            <text:p>1057561</text:p>
          </table:table-cell>
          <table:table-cell office:value-type="float" office:value="0">
            <text:p>0</text:p>
          </table:table-cell>
          <table:table-cell office:value-type="float" office:value="28469">
            <text:p>28469</text:p>
          </table:table-cell>
          <table:table-cell table:formula="of:=SUM([.G362:.G368])/7" office:value-type="float" office:value="10600.2857142857">
            <text:p>10600,29</text:p>
          </table:table-cell>
          <table:table-cell table:formula="of:=SUM([.I362:.I368])/7" office:value-type="float" office:value="313.285714285714">
            <text:p>313,29</text:p>
          </table:table-cell>
          <table:table-cell table:formula="of:=[.A368]*[.K368]" office:value-type="float" office:value="3879704.57142857">
            <text:p>3879704,57</text:p>
          </table:table-cell>
          <table:table-cell table:formula="of:=[.L368]*[.A368]" office:value-type="float" office:value="114662.571428571">
            <text:p>114662,57</text:p>
          </table:table-cell>
          <table:table-cell table:formula="of:=[.A368]*[.A368]" office:value-type="float" office:value="133956">
            <text:p>133956,00</text:p>
          </table:table-cell>
          <table:table-cell table:formula="of:=[.A368]*a+b" office:value-type="float" office:value="4023.76433356344">
            <text:p>4023,76</text:p>
          </table:table-cell>
          <table:table-cell table:formula="of:=a_2*[.A368]+b_2" office:value-type="float" office:value="153.151682060988">
            <text:p>153,151682061</text:p>
          </table:table-cell>
          <table:table-cell table:number-columns-repeated="2"/>
          <table:table-cell table:formula="of:=(ABS([.P368]-[.K368])/IF([.K368]=0;1;[.K368]))" office:value-type="float" office:value="0.620409822714427">
            <text:p>0,6204098227</text:p>
          </table:table-cell>
          <table:table-cell table:formula="of:=IF([.T368]&lt;[.$P$1];1;0)" office:value-type="float" office:value="0">
            <text:p>0</text:p>
          </table:table-cell>
          <table:table-cell table:formula="of:=IF([.U367]&gt;0;[.V367]+[.U368];0)" office:value-type="float" office:value="0">
            <text:p>0</text:p>
          </table:table-cell>
          <table:table-cell table:formula="of:=(ABS([.Q368]-[.L368])/IF([.L368]=0;1;[.L368]))" office:value-type="float" office:value="0.511143741711392">
            <text:p>0,5111437417</text:p>
          </table:table-cell>
          <table:table-cell table:formula="of:=IF([.W368]&lt;[.$Q$1];1;0)" office:value-type="float" office:value="0">
            <text:p>0</text:p>
          </table:table-cell>
          <table:table-cell table:formula="of:=IF([.X367]&gt;0;[.Y367]+[.X36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67">
            <text:p>367</text:p>
          </table:table-cell>
          <table:table-cell/>
          <table:table-cell office:value-type="string">
            <text:p>2021-01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1328">
            <text:p>31328</text:p>
          </table:table-cell>
          <table:table-cell office:value-type="float" office:value="1088889">
            <text:p>1088889</text:p>
          </table:table-cell>
          <table:table-cell office:value-type="float" office:value="706">
            <text:p>706</text:p>
          </table:table-cell>
          <table:table-cell office:value-type="float" office:value="29175">
            <text:p>29175</text:p>
          </table:table-cell>
          <table:table-cell table:formula="of:=SUM([.G363:.G369])/7" office:value-type="float" office:value="13425.4285714286">
            <text:p>13425,43</text:p>
          </table:table-cell>
          <table:table-cell table:formula="of:=SUM([.I363:.I369])/7" office:value-type="float" office:value="379.142857142857">
            <text:p>379,14</text:p>
          </table:table-cell>
          <table:table-cell table:formula="of:=[.A369]*[.K369]" office:value-type="float" office:value="4927132.28571429">
            <text:p>4927132,29</text:p>
          </table:table-cell>
          <table:table-cell table:formula="of:=[.L369]*[.A369]" office:value-type="float" office:value="139145.428571429">
            <text:p>139145,43</text:p>
          </table:table-cell>
          <table:table-cell table:formula="of:=[.A369]*[.A369]" office:value-type="float" office:value="134689">
            <text:p>134689,00</text:p>
          </table:table-cell>
          <table:table-cell table:formula="of:=[.A369]*a+b" office:value-type="float" office:value="4031.22550869259">
            <text:p>4031,23</text:p>
          </table:table-cell>
          <table:table-cell table:formula="of:=a_2*[.A369]+b_2" office:value-type="float" office:value="153.548486768284">
            <text:p>153,5484867683</text:p>
          </table:table-cell>
          <table:table-cell table:number-columns-repeated="2"/>
          <table:table-cell table:formula="of:=(ABS([.P369]-[.K369])/IF([.K369]=0;1;[.K369]))" office:value-type="float" office:value="0.699732080265082">
            <text:p>0,6997320803</text:p>
          </table:table-cell>
          <table:table-cell table:formula="of:=IF([.T369]&lt;[.$P$1];1;0)" office:value-type="float" office:value="0">
            <text:p>0</text:p>
          </table:table-cell>
          <table:table-cell table:formula="of:=IF([.U368]&gt;0;[.V368]+[.U369];0)" office:value-type="float" office:value="0">
            <text:p>0</text:p>
          </table:table-cell>
          <table:table-cell table:formula="of:=(ABS([.Q369]-[.L369])/IF([.L369]=0;1;[.L369]))" office:value-type="float" office:value="0.595011526986439">
            <text:p>0,595011527</text:p>
          </table:table-cell>
          <table:table-cell table:formula="of:=IF([.W369]&lt;[.$Q$1];1;0)" office:value-type="float" office:value="0">
            <text:p>0</text:p>
          </table:table-cell>
          <table:table-cell table:formula="of:=IF([.X368]&gt;0;[.Y368]+[.X36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68">
            <text:p>368</text:p>
          </table:table-cell>
          <table:table-cell/>
          <table:table-cell office:value-type="string">
            <text:p>2021-01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859">
            <text:p>11859</text:p>
          </table:table-cell>
          <table:table-cell office:value-type="float" office:value="1100748">
            <text:p>1100748</text:p>
          </table:table-cell>
          <table:table-cell office:value-type="float" office:value="402">
            <text:p>402</text:p>
          </table:table-cell>
          <table:table-cell office:value-type="float" office:value="29577">
            <text:p>29577</text:p>
          </table:table-cell>
          <table:table-cell table:formula="of:=SUM([.G364:.G370])/7" office:value-type="float" office:value="13762.1428571429">
            <text:p>13762,14</text:p>
          </table:table-cell>
          <table:table-cell table:formula="of:=SUM([.I364:.I370])/7" office:value-type="float" office:value="406">
            <text:p>406,00</text:p>
          </table:table-cell>
          <table:table-cell table:formula="of:=[.A370]*[.K370]" office:value-type="float" office:value="5064468.57142857">
            <text:p>5064468,57</text:p>
          </table:table-cell>
          <table:table-cell table:formula="of:=[.L370]*[.A370]" office:value-type="float" office:value="149408">
            <text:p>149408,00</text:p>
          </table:table-cell>
          <table:table-cell table:formula="of:=[.A370]*[.A370]" office:value-type="float" office:value="135424">
            <text:p>135424,00</text:p>
          </table:table-cell>
          <table:table-cell table:formula="of:=[.A370]*a+b" office:value-type="float" office:value="4038.68668382174">
            <text:p>4038,69</text:p>
          </table:table-cell>
          <table:table-cell table:formula="of:=a_2*[.A370]+b_2" office:value-type="float" office:value="153.94529147558">
            <text:p>153,9452914756</text:p>
          </table:table-cell>
          <table:table-cell table:number-columns-repeated="2"/>
          <table:table-cell table:formula="of:=(ABS([.P370]-[.K370])/IF([.K370]=0;1;[.K370]))" office:value-type="float" office:value="0.706536494661835">
            <text:p>0,7065364947</text:p>
          </table:table-cell>
          <table:table-cell table:formula="of:=IF([.T370]&lt;[.$P$1];1;0)" office:value-type="float" office:value="0">
            <text:p>0</text:p>
          </table:table-cell>
          <table:table-cell table:formula="of:=IF([.U369]&gt;0;[.V369]+[.U370];0)" office:value-type="float" office:value="0">
            <text:p>0</text:p>
          </table:table-cell>
          <table:table-cell table:formula="of:=(ABS([.Q370]-[.L370])/IF([.L370]=0;1;[.L370]))" office:value-type="float" office:value="0.620824405232561">
            <text:p>0,6208244052</text:p>
          </table:table-cell>
          <table:table-cell table:formula="of:=IF([.W370]&lt;[.$Q$1];1;0)" office:value-type="float" office:value="0">
            <text:p>0</text:p>
          </table:table-cell>
          <table:table-cell table:formula="of:=IF([.X369]&gt;0;[.Y369]+[.X37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69">
            <text:p>369</text:p>
          </table:table-cell>
          <table:table-cell/>
          <table:table-cell office:value-type="string">
            <text:p>2021-01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601">
            <text:p>12601</text:p>
          </table:table-cell>
          <table:table-cell office:value-type="float" office:value="1113349">
            <text:p>1113349</text:p>
          </table:table-cell>
          <table:table-cell office:value-type="float" office:value="434">
            <text:p>434</text:p>
          </table:table-cell>
          <table:table-cell office:value-type="float" office:value="30011">
            <text:p>30011</text:p>
          </table:table-cell>
          <table:table-cell table:formula="of:=SUM([.G365:.G371])/7" office:value-type="float" office:value="14496.8571428571">
            <text:p>14496,86</text:p>
          </table:table-cell>
          <table:table-cell table:formula="of:=SUM([.I365:.I371])/7" office:value-type="float" office:value="420">
            <text:p>420,00</text:p>
          </table:table-cell>
          <table:table-cell table:formula="of:=[.A371]*[.K371]" office:value-type="float" office:value="5349340.28571429">
            <text:p>5349340,29</text:p>
          </table:table-cell>
          <table:table-cell table:formula="of:=[.L371]*[.A371]" office:value-type="float" office:value="154980">
            <text:p>154980,00</text:p>
          </table:table-cell>
          <table:table-cell table:formula="of:=[.A371]*[.A371]" office:value-type="float" office:value="136161">
            <text:p>136161,00</text:p>
          </table:table-cell>
          <table:table-cell table:formula="of:=[.A371]*a+b" office:value-type="float" office:value="4046.14785895088">
            <text:p>4046,15</text:p>
          </table:table-cell>
          <table:table-cell table:formula="of:=a_2*[.A371]+b_2" office:value-type="float" office:value="154.342096182877">
            <text:p>154,3420961829</text:p>
          </table:table-cell>
          <table:table-cell table:number-columns-repeated="2"/>
          <table:table-cell table:formula="of:=(ABS([.P371]-[.K371])/IF([.K371]=0;1;[.K371]))" office:value-type="float" office:value="0.72089482436926">
            <text:p>0,7208948244</text:p>
          </table:table-cell>
          <table:table-cell table:formula="of:=IF([.T371]&lt;[.$P$1];1;0)" office:value-type="float" office:value="0">
            <text:p>0</text:p>
          </table:table-cell>
          <table:table-cell table:formula="of:=IF([.U370]&gt;0;[.V370]+[.U371];0)" office:value-type="float" office:value="0">
            <text:p>0</text:p>
          </table:table-cell>
          <table:table-cell table:formula="of:=(ABS([.Q371]-[.L371])/IF([.L371]=0;1;[.L371]))" office:value-type="float" office:value="0.632518818612198">
            <text:p>0,6325188186</text:p>
          </table:table-cell>
          <table:table-cell table:formula="of:=IF([.W371]&lt;[.$Q$1];1;0)" office:value-type="float" office:value="0">
            <text:p>0</text:p>
          </table:table-cell>
          <table:table-cell table:formula="of:=IF([.X370]&gt;0;[.Y370]+[.X37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70">
            <text:p>370</text:p>
          </table:table-cell>
          <table:table-cell/>
          <table:table-cell office:value-type="string">
            <text:p>2021-01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410">
            <text:p>14410</text:p>
          </table:table-cell>
          <table:table-cell office:value-type="float" office:value="1127759">
            <text:p>1127759</text:p>
          </table:table-cell>
          <table:table-cell office:value-type="float" office:value="513">
            <text:p>513</text:p>
          </table:table-cell>
          <table:table-cell office:value-type="float" office:value="30524">
            <text:p>30524</text:p>
          </table:table-cell>
          <table:table-cell table:formula="of:=SUM([.G366:.G372])/7" office:value-type="float" office:value="15186.8571428571">
            <text:p>15186,86</text:p>
          </table:table-cell>
          <table:table-cell table:formula="of:=SUM([.I366:.I372])/7" office:value-type="float" office:value="422.285714285714">
            <text:p>422,29</text:p>
          </table:table-cell>
          <table:table-cell table:formula="of:=[.A372]*[.K372]" office:value-type="float" office:value="5619137.14285714">
            <text:p>5619137,14</text:p>
          </table:table-cell>
          <table:table-cell table:formula="of:=[.L372]*[.A372]" office:value-type="float" office:value="156245.714285714">
            <text:p>156245,71</text:p>
          </table:table-cell>
          <table:table-cell table:formula="of:=[.A372]*[.A372]" office:value-type="float" office:value="136900">
            <text:p>136900,00</text:p>
          </table:table-cell>
          <table:table-cell table:formula="of:=[.A372]*a+b" office:value-type="float" office:value="4053.60903408003">
            <text:p>4053,61</text:p>
          </table:table-cell>
          <table:table-cell table:formula="of:=a_2*[.A372]+b_2" office:value-type="float" office:value="154.738900890173">
            <text:p>154,7389008902</text:p>
          </table:table-cell>
          <table:table-cell table:number-columns-repeated="2"/>
          <table:table-cell table:formula="of:=(ABS([.P372]-[.K372])/IF([.K372]=0;1;[.K372]))" office:value-type="float" office:value="0.733084403445082">
            <text:p>0,7330844034</text:p>
          </table:table-cell>
          <table:table-cell table:formula="of:=IF([.T372]&lt;[.$P$1];1;0)" office:value-type="float" office:value="0">
            <text:p>0</text:p>
          </table:table-cell>
          <table:table-cell table:formula="of:=IF([.U371]&gt;0;[.V371]+[.U372];0)" office:value-type="float" office:value="0">
            <text:p>0</text:p>
          </table:table-cell>
          <table:table-cell table:formula="of:=(ABS([.Q372]-[.L372])/IF([.L372]=0;1;[.L372]))" office:value-type="float" office:value="0.633568231992148">
            <text:p>0,633568232</text:p>
          </table:table-cell>
          <table:table-cell table:formula="of:=IF([.W372]&lt;[.$Q$1];1;0)" office:value-type="float" office:value="0">
            <text:p>0</text:p>
          </table:table-cell>
          <table:table-cell table:formula="of:=IF([.X371]&gt;0;[.Y371]+[.X37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71">
            <text:p>371</text:p>
          </table:table-cell>
          <table:table-cell/>
          <table:table-cell office:value-type="string">
            <text:p>2021-01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1832">
            <text:p>21832</text:p>
          </table:table-cell>
          <table:table-cell office:value-type="float" office:value="1149591">
            <text:p>1149591</text:p>
          </table:table-cell>
          <table:table-cell office:value-type="float" office:value="844">
            <text:p>844</text:p>
          </table:table-cell>
          <table:table-cell office:value-type="float" office:value="31368">
            <text:p>31368</text:p>
          </table:table-cell>
          <table:table-cell table:formula="of:=SUM([.G367:.G373])/7" office:value-type="float" office:value="15775.7142857143">
            <text:p>15775,71</text:p>
          </table:table-cell>
          <table:table-cell table:formula="of:=SUM([.I367:.I373])/7" office:value-type="float" office:value="476.428571428571">
            <text:p>476,43</text:p>
          </table:table-cell>
          <table:table-cell table:formula="of:=[.A373]*[.K373]" office:value-type="float" office:value="5852790">
            <text:p>5852790,00</text:p>
          </table:table-cell>
          <table:table-cell table:formula="of:=[.L373]*[.A373]" office:value-type="float" office:value="176755">
            <text:p>176755,00</text:p>
          </table:table-cell>
          <table:table-cell table:formula="of:=[.A373]*[.A373]" office:value-type="float" office:value="137641">
            <text:p>137641,00</text:p>
          </table:table-cell>
          <table:table-cell table:formula="of:=[.A373]*a+b" office:value-type="float" office:value="4061.07020920918">
            <text:p>4061,07</text:p>
          </table:table-cell>
          <table:table-cell table:formula="of:=a_2*[.A373]+b_2" office:value-type="float" office:value="155.135705597469">
            <text:p>155,1357055975</text:p>
          </table:table-cell>
          <table:table-cell table:number-columns-repeated="2"/>
          <table:table-cell table:formula="of:=(ABS([.P373]-[.K373])/IF([.K373]=0;1;[.K373]))" office:value-type="float" office:value="0.742574558865668">
            <text:p>0,7425745589</text:p>
          </table:table-cell>
          <table:table-cell table:formula="of:=IF([.T373]&lt;[.$P$1];1;0)" office:value-type="float" office:value="0">
            <text:p>0</text:p>
          </table:table-cell>
          <table:table-cell table:formula="of:=IF([.U372]&gt;0;[.V372]+[.U373];0)" office:value-type="float" office:value="0">
            <text:p>0</text:p>
          </table:table-cell>
          <table:table-cell table:formula="of:=(ABS([.Q373]-[.L373])/IF([.L373]=0;1;[.L373]))" office:value-type="float" office:value="0.67437782933065">
            <text:p>0,6743778293</text:p>
          </table:table-cell>
          <table:table-cell table:formula="of:=IF([.W373]&lt;[.$Q$1];1;0)" office:value-type="float" office:value="0">
            <text:p>0</text:p>
          </table:table-cell>
          <table:table-cell table:formula="of:=IF([.X372]&gt;0;[.Y372]+[.X37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72">
            <text:p>372</text:p>
          </table:table-cell>
          <table:table-cell/>
          <table:table-cell office:value-type="string">
            <text:p>2021-01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0999">
            <text:p>20999</text:p>
          </table:table-cell>
          <table:table-cell office:value-type="float" office:value="1170590">
            <text:p>1170590</text:p>
          </table:table-cell>
          <table:table-cell office:value-type="float" office:value="441">
            <text:p>441</text:p>
          </table:table-cell>
          <table:table-cell office:value-type="float" office:value="31809">
            <text:p>31809</text:p>
          </table:table-cell>
          <table:table-cell table:formula="of:=SUM([.G368:.G374])/7" office:value-type="float" office:value="16147">
            <text:p>16147,00</text:p>
          </table:table-cell>
          <table:table-cell table:formula="of:=SUM([.I368:.I374])/7" office:value-type="float" office:value="477.142857142857">
            <text:p>477,14</text:p>
          </table:table-cell>
          <table:table-cell table:formula="of:=[.A374]*[.K374]" office:value-type="float" office:value="6006684">
            <text:p>6006684,00</text:p>
          </table:table-cell>
          <table:table-cell table:formula="of:=[.L374]*[.A374]" office:value-type="float" office:value="177497.142857143">
            <text:p>177497,14</text:p>
          </table:table-cell>
          <table:table-cell table:formula="of:=[.A374]*[.A374]" office:value-type="float" office:value="138384">
            <text:p>138384,00</text:p>
          </table:table-cell>
          <table:table-cell table:formula="of:=[.A374]*a+b" office:value-type="float" office:value="4068.53138433833">
            <text:p>4068,53</text:p>
          </table:table-cell>
          <table:table-cell table:formula="of:=a_2*[.A374]+b_2" office:value-type="float" office:value="155.532510304765">
            <text:p>155,5325103048</text:p>
          </table:table-cell>
          <table:table-cell table:number-columns-repeated="2"/>
          <table:table-cell table:formula="of:=(ABS([.P374]-[.K374])/IF([.K374]=0;1;[.K374]))" office:value-type="float" office:value="0.748031746805083">
            <text:p>0,7480317468</text:p>
          </table:table-cell>
          <table:table-cell table:formula="of:=IF([.T374]&lt;[.$P$1];1;0)" office:value-type="float" office:value="0">
            <text:p>0</text:p>
          </table:table-cell>
          <table:table-cell table:formula="of:=IF([.U373]&gt;0;[.V373]+[.U374];0)" office:value-type="float" office:value="0">
            <text:p>0</text:p>
          </table:table-cell>
          <table:table-cell table:formula="of:=(ABS([.Q374]-[.L374])/IF([.L374]=0;1;[.L374]))" office:value-type="float" office:value="0.674033661037917">
            <text:p>0,674033661</text:p>
          </table:table-cell>
          <table:table-cell table:formula="of:=IF([.W374]&lt;[.$Q$1];1;0)" office:value-type="float" office:value="0">
            <text:p>0</text:p>
          </table:table-cell>
          <table:table-cell table:formula="of:=IF([.X373]&gt;0;[.Y373]+[.X37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73">
            <text:p>373</text:p>
          </table:table-cell>
          <table:table-cell/>
          <table:table-cell office:value-type="string">
            <text:p>2021-01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1980">
            <text:p>21980</text:p>
          </table:table-cell>
          <table:table-cell office:value-type="float" office:value="1192570">
            <text:p>1192570</text:p>
          </table:table-cell>
          <table:table-cell office:value-type="float" office:value="616">
            <text:p>616</text:p>
          </table:table-cell>
          <table:table-cell office:value-type="float" office:value="32425">
            <text:p>32425</text:p>
          </table:table-cell>
          <table:table-cell table:formula="of:=SUM([.G369:.G375])/7" office:value-type="float" office:value="19287">
            <text:p>19287,00</text:p>
          </table:table-cell>
          <table:table-cell table:formula="of:=SUM([.I369:.I375])/7" office:value-type="float" office:value="565.142857142857">
            <text:p>565,14</text:p>
          </table:table-cell>
          <table:table-cell table:formula="of:=[.A375]*[.K375]" office:value-type="float" office:value="7194051">
            <text:p>7194051,00</text:p>
          </table:table-cell>
          <table:table-cell table:formula="of:=[.L375]*[.A375]" office:value-type="float" office:value="210798.285714286">
            <text:p>210798,29</text:p>
          </table:table-cell>
          <table:table-cell table:formula="of:=[.A375]*[.A375]" office:value-type="float" office:value="139129">
            <text:p>139129,00</text:p>
          </table:table-cell>
          <table:table-cell table:formula="of:=[.A375]*a+b" office:value-type="float" office:value="4075.99255946747">
            <text:p>4075,99</text:p>
          </table:table-cell>
          <table:table-cell table:formula="of:=a_2*[.A375]+b_2" office:value-type="float" office:value="155.929315012061">
            <text:p>155,9293150121</text:p>
          </table:table-cell>
          <table:table-cell table:number-columns-repeated="2"/>
          <table:table-cell table:formula="of:=(ABS([.P375]-[.K375])/IF([.K375]=0;1;[.K375]))" office:value-type="float" office:value="0.788666326568804">
            <text:p>0,7886663266</text:p>
          </table:table-cell>
          <table:table-cell table:formula="of:=IF([.T375]&lt;[.$P$1];1;0)" office:value-type="float" office:value="0">
            <text:p>0</text:p>
          </table:table-cell>
          <table:table-cell table:formula="of:=IF([.U374]&gt;0;[.V374]+[.U375];0)" office:value-type="float" office:value="0">
            <text:p>0</text:p>
          </table:table-cell>
          <table:table-cell table:formula="of:=(ABS([.Q375]-[.L375])/IF([.L375]=0;1;[.L375]))" office:value-type="float" office:value="0.724088674144482">
            <text:p>0,7240886741</text:p>
          </table:table-cell>
          <table:table-cell table:formula="of:=IF([.W375]&lt;[.$Q$1];1;0)" office:value-type="float" office:value="0">
            <text:p>0</text:p>
          </table:table-cell>
          <table:table-cell table:formula="of:=IF([.X374]&gt;0;[.Y374]+[.X37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74">
            <text:p>374</text:p>
          </table:table-cell>
          <table:table-cell/>
          <table:table-cell office:value-type="string">
            <text:p>2021-01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1606">
            <text:p>21606</text:p>
          </table:table-cell>
          <table:table-cell office:value-type="float" office:value="1214176">
            <text:p>1214176</text:p>
          </table:table-cell>
          <table:table-cell office:value-type="float" office:value="399">
            <text:p>399</text:p>
          </table:table-cell>
          <table:table-cell office:value-type="float" office:value="32824">
            <text:p>32824</text:p>
          </table:table-cell>
          <table:table-cell table:formula="of:=SUM([.G370:.G376])/7" office:value-type="float" office:value="17898.1428571429">
            <text:p>17898,14</text:p>
          </table:table-cell>
          <table:table-cell table:formula="of:=SUM([.I370:.I376])/7" office:value-type="float" office:value="521.285714285714">
            <text:p>521,29</text:p>
          </table:table-cell>
          <table:table-cell table:formula="of:=[.A376]*[.K376]" office:value-type="float" office:value="6693905.42857143">
            <text:p>6693905,43</text:p>
          </table:table-cell>
          <table:table-cell table:formula="of:=[.L376]*[.A376]" office:value-type="float" office:value="194960.857142857">
            <text:p>194960,86</text:p>
          </table:table-cell>
          <table:table-cell table:formula="of:=[.A376]*[.A376]" office:value-type="float" office:value="139876">
            <text:p>139876,00</text:p>
          </table:table-cell>
          <table:table-cell table:formula="of:=[.A376]*a+b" office:value-type="float" office:value="4083.45373459662">
            <text:p>4083,45</text:p>
          </table:table-cell>
          <table:table-cell table:formula="of:=a_2*[.A376]+b_2" office:value-type="float" office:value="156.326119719357">
            <text:p>156,3261197194</text:p>
          </table:table-cell>
          <table:table-cell table:number-columns-repeated="2"/>
          <table:table-cell table:formula="of:=(ABS([.P376]-[.K376])/IF([.K376]=0;1;[.K376]))" office:value-type="float" office:value="0.771850422293005">
            <text:p>0,7718504223</text:p>
          </table:table-cell>
          <table:table-cell table:formula="of:=IF([.T376]&lt;[.$P$1];1;0)" office:value-type="float" office:value="0">
            <text:p>0</text:p>
          </table:table-cell>
          <table:table-cell table:formula="of:=IF([.U375]&gt;0;[.V375]+[.U376];0)" office:value-type="float" office:value="0">
            <text:p>0</text:p>
          </table:table-cell>
          <table:table-cell table:formula="of:=(ABS([.Q376]-[.L376])/IF([.L376]=0;1;[.L376]))" office:value-type="float" office:value="0.700114322270348">
            <text:p>0,7001143223</text:p>
          </table:table-cell>
          <table:table-cell table:formula="of:=IF([.W376]&lt;[.$Q$1];1;0)" office:value-type="float" office:value="0">
            <text:p>0</text:p>
          </table:table-cell>
          <table:table-cell table:formula="of:=IF([.X375]&gt;0;[.Y375]+[.X37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75">
            <text:p>375</text:p>
          </table:table-cell>
          <table:table-cell/>
          <table:table-cell office:value-type="string">
            <text:p>2021-01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421">
            <text:p>17421</text:p>
          </table:table-cell>
          <table:table-cell office:value-type="float" office:value="1231597">
            <text:p>1231597</text:p>
          </table:table-cell>
          <table:table-cell office:value-type="float" office:value="339">
            <text:p>339</text:p>
          </table:table-cell>
          <table:table-cell office:value-type="float" office:value="33163">
            <text:p>33163</text:p>
          </table:table-cell>
          <table:table-cell table:formula="of:=SUM([.G371:.G377])/7" office:value-type="float" office:value="18692.7142857143">
            <text:p>18692,71</text:p>
          </table:table-cell>
          <table:table-cell table:formula="of:=SUM([.I371:.I377])/7" office:value-type="float" office:value="512.285714285714">
            <text:p>512,29</text:p>
          </table:table-cell>
          <table:table-cell table:formula="of:=[.A377]*[.K377]" office:value-type="float" office:value="7009767.85714286">
            <text:p>7009767,86</text:p>
          </table:table-cell>
          <table:table-cell table:formula="of:=[.L377]*[.A377]" office:value-type="float" office:value="192107.142857143">
            <text:p>192107,14</text:p>
          </table:table-cell>
          <table:table-cell table:formula="of:=[.A377]*[.A377]" office:value-type="float" office:value="140625">
            <text:p>140625,00</text:p>
          </table:table-cell>
          <table:table-cell table:formula="of:=[.A377]*a+b" office:value-type="float" office:value="4090.91490972577">
            <text:p>4090,91</text:p>
          </table:table-cell>
          <table:table-cell table:formula="of:=a_2*[.A377]+b_2" office:value-type="float" office:value="156.722924426654">
            <text:p>156,7229244267</text:p>
          </table:table-cell>
          <table:table-cell table:number-columns-repeated="2"/>
          <table:table-cell table:formula="of:=(ABS([.P377]-[.K377])/IF([.K377]=0;1;[.K377]))" office:value-type="float" office:value="0.781149230272449">
            <text:p>0,7811492303</text:p>
          </table:table-cell>
          <table:table-cell table:formula="of:=IF([.T377]&lt;[.$P$1];1;0)" office:value-type="float" office:value="0">
            <text:p>0</text:p>
          </table:table-cell>
          <table:table-cell table:formula="of:=IF([.U376]&gt;0;[.V376]+[.U377];0)" office:value-type="float" office:value="0">
            <text:p>0</text:p>
          </table:table-cell>
          <table:table-cell table:formula="of:=(ABS([.Q377]-[.L377])/IF([.L377]=0;1;[.L377]))" office:value-type="float" office:value="0.694071257393593">
            <text:p>0,6940712574</text:p>
          </table:table-cell>
          <table:table-cell table:formula="of:=IF([.W377]&lt;[.$Q$1];1;0)" office:value-type="float" office:value="0">
            <text:p>0</text:p>
          </table:table-cell>
          <table:table-cell table:formula="of:=IF([.X376]&gt;0;[.Y376]+[.X37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76">
            <text:p>376</text:p>
          </table:table-cell>
          <table:table-cell/>
          <table:table-cell office:value-type="string">
            <text:p>2021-01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5046">
            <text:p>15046</text:p>
          </table:table-cell>
          <table:table-cell office:value-type="float" office:value="1246643">
            <text:p>1246643</text:p>
          </table:table-cell>
          <table:table-cell office:value-type="float" office:value="416">
            <text:p>416</text:p>
          </table:table-cell>
          <table:table-cell office:value-type="float" office:value="33579">
            <text:p>33579</text:p>
          </table:table-cell>
          <table:table-cell table:formula="of:=SUM([.G372:.G378])/7" office:value-type="float" office:value="19042">
            <text:p>19042,00</text:p>
          </table:table-cell>
          <table:table-cell table:formula="of:=SUM([.I372:.I378])/7" office:value-type="float" office:value="509.714285714286">
            <text:p>509,71</text:p>
          </table:table-cell>
          <table:table-cell table:formula="of:=[.A378]*[.K378]" office:value-type="float" office:value="7159792">
            <text:p>7159792,00</text:p>
          </table:table-cell>
          <table:table-cell table:formula="of:=[.L378]*[.A378]" office:value-type="float" office:value="191652.571428571">
            <text:p>191652,57</text:p>
          </table:table-cell>
          <table:table-cell table:formula="of:=[.A378]*[.A378]" office:value-type="float" office:value="141376">
            <text:p>141376,00</text:p>
          </table:table-cell>
          <table:table-cell table:formula="of:=[.A378]*a+b" office:value-type="float" office:value="4098.37608485491">
            <text:p>4098,38</text:p>
          </table:table-cell>
          <table:table-cell table:formula="of:=a_2*[.A378]+b_2" office:value-type="float" office:value="157.11972913395">
            <text:p>157,119729134</text:p>
          </table:table-cell>
          <table:table-cell table:number-columns-repeated="2"/>
          <table:table-cell table:formula="of:=(ABS([.P378]-[.K378])/IF([.K378]=0;1;[.K378]))" office:value-type="float" office:value="0.784771763215266">
            <text:p>0,7847717632</text:p>
          </table:table-cell>
          <table:table-cell table:formula="of:=IF([.T378]&lt;[.$P$1];1;0)" office:value-type="float" office:value="0">
            <text:p>0</text:p>
          </table:table-cell>
          <table:table-cell table:formula="of:=IF([.U377]&gt;0;[.V377]+[.U378];0)" office:value-type="float" office:value="0">
            <text:p>0</text:p>
          </table:table-cell>
          <table:table-cell table:formula="of:=(ABS([.Q378]-[.L378])/IF([.L378]=0;1;[.L378]))" office:value-type="float" office:value="0.691749410331377">
            <text:p>0,6917494103</text:p>
          </table:table-cell>
          <table:table-cell table:formula="of:=IF([.W378]&lt;[.$Q$1];1;0)" office:value-type="float" office:value="0">
            <text:p>0</text:p>
          </table:table-cell>
          <table:table-cell table:formula="of:=IF([.X377]&gt;0;[.Y377]+[.X37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77">
            <text:p>377</text:p>
          </table:table-cell>
          <table:table-cell/>
          <table:table-cell office:value-type="string">
            <text:p>2021-01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105">
            <text:p>13105</text:p>
          </table:table-cell>
          <table:table-cell office:value-type="float" office:value="1259748">
            <text:p>1259748</text:p>
          </table:table-cell>
          <table:table-cell office:value-type="float" office:value="755">
            <text:p>755</text:p>
          </table:table-cell>
          <table:table-cell office:value-type="float" office:value="34334">
            <text:p>34334</text:p>
          </table:table-cell>
          <table:table-cell table:formula="of:=SUM([.G373:.G379])/7" office:value-type="float" office:value="18855.5714285714">
            <text:p>18855,57</text:p>
          </table:table-cell>
          <table:table-cell table:formula="of:=SUM([.I373:.I379])/7" office:value-type="float" office:value="544.285714285714">
            <text:p>544,29</text:p>
          </table:table-cell>
          <table:table-cell table:formula="of:=[.A379]*[.K379]" office:value-type="float" office:value="7108550.42857143">
            <text:p>7108550,43</text:p>
          </table:table-cell>
          <table:table-cell table:formula="of:=[.L379]*[.A379]" office:value-type="float" office:value="205195.714285714">
            <text:p>205195,71</text:p>
          </table:table-cell>
          <table:table-cell table:formula="of:=[.A379]*[.A379]" office:value-type="float" office:value="142129">
            <text:p>142129,00</text:p>
          </table:table-cell>
          <table:table-cell table:formula="of:=[.A379]*a+b" office:value-type="float" office:value="4105.83725998406">
            <text:p>4105,84</text:p>
          </table:table-cell>
          <table:table-cell table:formula="of:=a_2*[.A379]+b_2" office:value-type="float" office:value="157.516533841246">
            <text:p>157,5165338412</text:p>
          </table:table-cell>
          <table:table-cell table:number-columns-repeated="2"/>
          <table:table-cell table:formula="of:=(ABS([.P379]-[.K379])/IF([.K379]=0;1;[.K379]))" office:value-type="float" office:value="0.782248059914929">
            <text:p>0,7822480599</text:p>
          </table:table-cell>
          <table:table-cell table:formula="of:=IF([.T379]&lt;[.$P$1];1;0)" office:value-type="float" office:value="0">
            <text:p>0</text:p>
          </table:table-cell>
          <table:table-cell table:formula="of:=IF([.U378]&gt;0;[.V378]+[.U379];0)" office:value-type="float" office:value="0">
            <text:p>0</text:p>
          </table:table-cell>
          <table:table-cell table:formula="of:=(ABS([.Q379]-[.L379])/IF([.L379]=0;1;[.L379]))" office:value-type="float" office:value="0.710599544123695">
            <text:p>0,7105995441</text:p>
          </table:table-cell>
          <table:table-cell table:formula="of:=IF([.W379]&lt;[.$Q$1];1;0)" office:value-type="float" office:value="0">
            <text:p>0</text:p>
          </table:table-cell>
          <table:table-cell table:formula="of:=IF([.X378]&gt;0;[.Y378]+[.X37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78">
            <text:p>378</text:p>
          </table:table-cell>
          <table:table-cell/>
          <table:table-cell office:value-type="string">
            <text:p>2021-01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8555">
            <text:p>18555</text:p>
          </table:table-cell>
          <table:table-cell office:value-type="float" office:value="1278303">
            <text:p>1278303</text:p>
          </table:table-cell>
          <table:table-cell office:value-type="float" office:value="806">
            <text:p>806</text:p>
          </table:table-cell>
          <table:table-cell office:value-type="float" office:value="35140">
            <text:p>35140</text:p>
          </table:table-cell>
          <table:table-cell table:formula="of:=SUM([.G374:.G380])/7" office:value-type="float" office:value="18387.4285714286">
            <text:p>18387,43</text:p>
          </table:table-cell>
          <table:table-cell table:formula="of:=SUM([.I374:.I380])/7" office:value-type="float" office:value="538.857142857143">
            <text:p>538,86</text:p>
          </table:table-cell>
          <table:table-cell table:formula="of:=[.A380]*[.K380]" office:value-type="float" office:value="6950448">
            <text:p>6950448,00</text:p>
          </table:table-cell>
          <table:table-cell table:formula="of:=[.L380]*[.A380]" office:value-type="float" office:value="203688">
            <text:p>203688,00</text:p>
          </table:table-cell>
          <table:table-cell table:formula="of:=[.A380]*[.A380]" office:value-type="float" office:value="142884">
            <text:p>142884,00</text:p>
          </table:table-cell>
          <table:table-cell table:formula="of:=[.A380]*a+b" office:value-type="float" office:value="4113.29843511321">
            <text:p>4113,30</text:p>
          </table:table-cell>
          <table:table-cell table:formula="of:=a_2*[.A380]+b_2" office:value-type="float" office:value="157.913338548542">
            <text:p>157,9133385485</text:p>
          </table:table-cell>
          <table:table-cell table:number-columns-repeated="2"/>
          <table:table-cell table:formula="of:=(ABS([.P380]-[.K380])/IF([.K380]=0;1;[.K380]))" office:value-type="float" office:value="0.776298332356016">
            <text:p>0,7762983324</text:p>
          </table:table-cell>
          <table:table-cell table:formula="of:=IF([.T380]&lt;[.$P$1];1;0)" office:value-type="float" office:value="0">
            <text:p>0</text:p>
          </table:table-cell>
          <table:table-cell table:formula="of:=IF([.U379]&gt;0;[.V379]+[.U380];0)" office:value-type="float" office:value="0">
            <text:p>0</text:p>
          </table:table-cell>
          <table:table-cell table:formula="of:=(ABS([.Q380]-[.L380])/IF([.L380]=0;1;[.L380]))" office:value-type="float" office:value="0.706947675015961">
            <text:p>0,706947675</text:p>
          </table:table-cell>
          <table:table-cell table:formula="of:=IF([.W380]&lt;[.$Q$1];1;0)" office:value-type="float" office:value="0">
            <text:p>0</text:p>
          </table:table-cell>
          <table:table-cell table:formula="of:=IF([.X379]&gt;0;[.Y379]+[.X38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79">
            <text:p>379</text:p>
          </table:table-cell>
          <table:table-cell/>
          <table:table-cell office:value-type="string">
            <text:p>2021-01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8503">
            <text:p>18503</text:p>
          </table:table-cell>
          <table:table-cell office:value-type="float" office:value="1296806">
            <text:p>1296806</text:p>
          </table:table-cell>
          <table:table-cell office:value-type="float" office:value="712">
            <text:p>712</text:p>
          </table:table-cell>
          <table:table-cell office:value-type="float" office:value="35852">
            <text:p>35852</text:p>
          </table:table-cell>
          <table:table-cell table:formula="of:=SUM([.G375:.G381])/7" office:value-type="float" office:value="18030.8571428571">
            <text:p>18030,86</text:p>
          </table:table-cell>
          <table:table-cell table:formula="of:=SUM([.I375:.I381])/7" office:value-type="float" office:value="577.571428571429">
            <text:p>577,57</text:p>
          </table:table-cell>
          <table:table-cell table:formula="of:=[.A381]*[.K381]" office:value-type="float" office:value="6833694.85714286">
            <text:p>6833694,86</text:p>
          </table:table-cell>
          <table:table-cell table:formula="of:=[.L381]*[.A381]" office:value-type="float" office:value="218899.571428571">
            <text:p>218899,57</text:p>
          </table:table-cell>
          <table:table-cell table:formula="of:=[.A381]*[.A381]" office:value-type="float" office:value="143641">
            <text:p>143641,00</text:p>
          </table:table-cell>
          <table:table-cell table:formula="of:=[.A381]*a+b" office:value-type="float" office:value="4120.75961024235">
            <text:p>4120,76</text:p>
          </table:table-cell>
          <table:table-cell table:formula="of:=a_2*[.A381]+b_2" office:value-type="float" office:value="158.310143255838">
            <text:p>158,3101432558</text:p>
          </table:table-cell>
          <table:table-cell table:number-columns-repeated="2"/>
          <table:table-cell table:formula="of:=(ABS([.P381]-[.K381])/IF([.K381]=0;1;[.K381]))" office:value-type="float" office:value="0.771460692212584">
            <text:p>0,7714606922</text:p>
          </table:table-cell>
          <table:table-cell table:formula="of:=IF([.T381]&lt;[.$P$1];1;0)" office:value-type="float" office:value="0">
            <text:p>0</text:p>
          </table:table-cell>
          <table:table-cell table:formula="of:=IF([.U380]&gt;0;[.V380]+[.U381];0)" office:value-type="float" office:value="0">
            <text:p>0</text:p>
          </table:table-cell>
          <table:table-cell table:formula="of:=(ABS([.Q381]-[.L381])/IF([.L381]=0;1;[.L381]))" office:value-type="float" office:value="0.725903783628279">
            <text:p>0,7259037836</text:p>
          </table:table-cell>
          <table:table-cell table:formula="of:=IF([.W381]&lt;[.$Q$1];1;0)" office:value-type="float" office:value="0">
            <text:p>0</text:p>
          </table:table-cell>
          <table:table-cell table:formula="of:=IF([.X380]&gt;0;[.Y380]+[.X38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80">
            <text:p>380</text:p>
          </table:table-cell>
          <table:table-cell/>
          <table:table-cell office:value-type="string">
            <text:p>2021-01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880">
            <text:p>14880</text:p>
          </table:table-cell>
          <table:table-cell office:value-type="float" office:value="1311686">
            <text:p>1311686</text:p>
          </table:table-cell>
          <table:table-cell office:value-type="float" office:value="615">
            <text:p>615</text:p>
          </table:table-cell>
          <table:table-cell office:value-type="float" office:value="36467">
            <text:p>36467</text:p>
          </table:table-cell>
          <table:table-cell table:formula="of:=SUM([.G376:.G382])/7" office:value-type="float" office:value="17016.5714285714">
            <text:p>17016,57</text:p>
          </table:table-cell>
          <table:table-cell table:formula="of:=SUM([.I376:.I382])/7" office:value-type="float" office:value="577.428571428571">
            <text:p>577,43</text:p>
          </table:table-cell>
          <table:table-cell table:formula="of:=[.A382]*[.K382]" office:value-type="float" office:value="6466297.14285714">
            <text:p>6466297,14</text:p>
          </table:table-cell>
          <table:table-cell table:formula="of:=[.L382]*[.A382]" office:value-type="float" office:value="219422.857142857">
            <text:p>219422,86</text:p>
          </table:table-cell>
          <table:table-cell table:formula="of:=[.A382]*[.A382]" office:value-type="float" office:value="144400">
            <text:p>144400,00</text:p>
          </table:table-cell>
          <table:table-cell table:formula="of:=[.A382]*a+b" office:value-type="float" office:value="4128.2207853715">
            <text:p>4128,22</text:p>
          </table:table-cell>
          <table:table-cell table:formula="of:=a_2*[.A382]+b_2" office:value-type="float" office:value="158.706947963134">
            <text:p>158,7069479631</text:p>
          </table:table-cell>
          <table:table-cell table:number-columns-repeated="2"/>
          <table:table-cell table:formula="of:=(ABS([.P382]-[.K382])/IF([.K382]=0;1;[.K382]))" office:value-type="float" office:value="0.757399967278951">
            <text:p>0,7573999673</text:p>
          </table:table-cell>
          <table:table-cell table:formula="of:=IF([.T382]&lt;[.$P$1];1;0)" office:value-type="float" office:value="0">
            <text:p>0</text:p>
          </table:table-cell>
          <table:table-cell table:formula="of:=IF([.U381]&gt;0;[.V381]+[.U382];0)" office:value-type="float" office:value="0">
            <text:p>0</text:p>
          </table:table-cell>
          <table:table-cell table:formula="of:=(ABS([.Q382]-[.L382])/IF([.L382]=0;1;[.L382]))" office:value-type="float" office:value="0.72514877888621">
            <text:p>0,7251487789</text:p>
          </table:table-cell>
          <table:table-cell table:formula="of:=IF([.W382]&lt;[.$Q$1];1;0)" office:value-type="float" office:value="0">
            <text:p>0</text:p>
          </table:table-cell>
          <table:table-cell table:formula="of:=IF([.X381]&gt;0;[.Y381]+[.X38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81">
            <text:p>381</text:p>
          </table:table-cell>
          <table:table-cell/>
          <table:table-cell office:value-type="string">
            <text:p>2021-01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973">
            <text:p>13973</text:p>
          </table:table-cell>
          <table:table-cell office:value-type="float" office:value="1325659">
            <text:p>1325659</text:p>
          </table:table-cell>
          <table:table-cell office:value-type="float" office:value="384">
            <text:p>384</text:p>
          </table:table-cell>
          <table:table-cell office:value-type="float" office:value="36851">
            <text:p>36851</text:p>
          </table:table-cell>
          <table:table-cell table:formula="of:=SUM([.G377:.G383])/7" office:value-type="float" office:value="15926.1428571429">
            <text:p>15926,14</text:p>
          </table:table-cell>
          <table:table-cell table:formula="of:=SUM([.I377:.I383])/7" office:value-type="float" office:value="575.285714285714">
            <text:p>575,29</text:p>
          </table:table-cell>
          <table:table-cell table:formula="of:=[.A383]*[.K383]" office:value-type="float" office:value="6067860.42857143">
            <text:p>6067860,43</text:p>
          </table:table-cell>
          <table:table-cell table:formula="of:=[.L383]*[.A383]" office:value-type="float" office:value="219183.857142857">
            <text:p>219183,86</text:p>
          </table:table-cell>
          <table:table-cell table:formula="of:=[.A383]*[.A383]" office:value-type="float" office:value="145161">
            <text:p>145161,00</text:p>
          </table:table-cell>
          <table:table-cell table:formula="of:=[.A383]*a+b" office:value-type="float" office:value="4135.68196050065">
            <text:p>4135,68</text:p>
          </table:table-cell>
          <table:table-cell table:formula="of:=a_2*[.A383]+b_2" office:value-type="float" office:value="159.103752670431">
            <text:p>159,1037526704</text:p>
          </table:table-cell>
          <table:table-cell table:number-columns-repeated="2"/>
          <table:table-cell table:formula="of:=(ABS([.P383]-[.K383])/IF([.K383]=0;1;[.K383]))" office:value-type="float" office:value="0.740321181493999">
            <text:p>0,7403211815</text:p>
          </table:table-cell>
          <table:table-cell table:formula="of:=IF([.T383]&lt;[.$P$1];1;0)" office:value-type="float" office:value="0">
            <text:p>0</text:p>
          </table:table-cell>
          <table:table-cell table:formula="of:=IF([.U382]&gt;0;[.V382]+[.U383];0)" office:value-type="float" office:value="0">
            <text:p>0</text:p>
          </table:table-cell>
          <table:table-cell table:formula="of:=(ABS([.Q383]-[.L383])/IF([.L383]=0;1;[.L383]))" office:value-type="float" office:value="0.723435244923513">
            <text:p>0,7234352449</text:p>
          </table:table-cell>
          <table:table-cell table:formula="of:=IF([.W383]&lt;[.$Q$1];1;0)" office:value-type="float" office:value="0">
            <text:p>0</text:p>
          </table:table-cell>
          <table:table-cell table:formula="of:=IF([.X382]&gt;0;[.Y382]+[.X38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82">
            <text:p>382</text:p>
          </table:table-cell>
          <table:table-cell/>
          <table:table-cell office:value-type="string">
            <text:p>2021-01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267">
            <text:p>12267</text:p>
          </table:table-cell>
          <table:table-cell office:value-type="float" office:value="1337926">
            <text:p>1337926</text:p>
          </table:table-cell>
          <table:table-cell office:value-type="float" office:value="254">
            <text:p>254</text:p>
          </table:table-cell>
          <table:table-cell office:value-type="float" office:value="37105">
            <text:p>37105</text:p>
          </table:table-cell>
          <table:table-cell table:formula="of:=SUM([.G378:.G384])/7" office:value-type="float" office:value="15189.8571428571">
            <text:p>15189,86</text:p>
          </table:table-cell>
          <table:table-cell table:formula="of:=SUM([.I378:.I384])/7" office:value-type="float" office:value="563.142857142857">
            <text:p>563,14</text:p>
          </table:table-cell>
          <table:table-cell table:formula="of:=[.A384]*[.K384]" office:value-type="float" office:value="5802525.42857143">
            <text:p>5802525,43</text:p>
          </table:table-cell>
          <table:table-cell table:formula="of:=[.L384]*[.A384]" office:value-type="float" office:value="215120.571428571">
            <text:p>215120,57</text:p>
          </table:table-cell>
          <table:table-cell table:formula="of:=[.A384]*[.A384]" office:value-type="float" office:value="145924">
            <text:p>145924,00</text:p>
          </table:table-cell>
          <table:table-cell table:formula="of:=[.A384]*a+b" office:value-type="float" office:value="4143.14313562979">
            <text:p>4143,14</text:p>
          </table:table-cell>
          <table:table-cell table:formula="of:=a_2*[.A384]+b_2" office:value-type="float" office:value="159.500557377727">
            <text:p>159,5005573777</text:p>
          </table:table-cell>
          <table:table-cell table:number-columns-repeated="2"/>
          <table:table-cell table:formula="of:=(ABS([.P384]-[.K384])/IF([.K384]=0;1;[.K384]))" office:value-type="float" office:value="0.727242784664498">
            <text:p>0,7272427847</text:p>
          </table:table-cell>
          <table:table-cell table:formula="of:=IF([.T384]&lt;[.$P$1];1;0)" office:value-type="float" office:value="0">
            <text:p>0</text:p>
          </table:table-cell>
          <table:table-cell table:formula="of:=IF([.U383]&gt;0;[.V383]+[.U384];0)" office:value-type="float" office:value="0">
            <text:p>0</text:p>
          </table:table-cell>
          <table:table-cell table:formula="of:=(ABS([.Q384]-[.L384])/IF([.L384]=0;1;[.L384]))" office:value-type="float" office:value="0.716767148238435">
            <text:p>0,7167671482</text:p>
          </table:table-cell>
          <table:table-cell table:formula="of:=IF([.W384]&lt;[.$Q$1];1;0)" office:value-type="float" office:value="0">
            <text:p>0</text:p>
          </table:table-cell>
          <table:table-cell table:formula="of:=IF([.X383]&gt;0;[.Y383]+[.X38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83">
            <text:p>383</text:p>
          </table:table-cell>
          <table:table-cell/>
          <table:table-cell office:value-type="string">
            <text:p>2021-01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010">
            <text:p>9010</text:p>
          </table:table-cell>
          <table:table-cell office:value-type="float" office:value="1346936">
            <text:p>1346936</text:p>
          </table:table-cell>
          <table:table-cell office:value-type="float" office:value="344">
            <text:p>344</text:p>
          </table:table-cell>
          <table:table-cell office:value-type="float" office:value="37449">
            <text:p>37449</text:p>
          </table:table-cell>
          <table:table-cell table:formula="of:=SUM([.G379:.G385])/7" office:value-type="float" office:value="14327.5714285714">
            <text:p>14327,57</text:p>
          </table:table-cell>
          <table:table-cell table:formula="of:=SUM([.I379:.I385])/7" office:value-type="float" office:value="552.857142857143">
            <text:p>552,86</text:p>
          </table:table-cell>
          <table:table-cell table:formula="of:=[.A385]*[.K385]" office:value-type="float" office:value="5487459.85714286">
            <text:p>5487459,86</text:p>
          </table:table-cell>
          <table:table-cell table:formula="of:=[.L385]*[.A385]" office:value-type="float" office:value="211744.285714286">
            <text:p>211744,29</text:p>
          </table:table-cell>
          <table:table-cell table:formula="of:=[.A385]*[.A385]" office:value-type="float" office:value="146689">
            <text:p>146689,00</text:p>
          </table:table-cell>
          <table:table-cell table:formula="of:=[.A385]*a+b" office:value-type="float" office:value="4150.60431075894">
            <text:p>4150,60</text:p>
          </table:table-cell>
          <table:table-cell table:formula="of:=a_2*[.A385]+b_2" office:value-type="float" office:value="159.897362085023">
            <text:p>159,897362085</text:p>
          </table:table-cell>
          <table:table-cell table:number-columns-repeated="2"/>
          <table:table-cell table:formula="of:=(ABS([.P385]-[.K385])/IF([.K385]=0;1;[.K385]))" office:value-type="float" office:value="0.710306500201284">
            <text:p>0,7103065002</text:p>
          </table:table-cell>
          <table:table-cell table:formula="of:=IF([.T385]&lt;[.$P$1];1;0)" office:value-type="float" office:value="0">
            <text:p>0</text:p>
          </table:table-cell>
          <table:table-cell table:formula="of:=IF([.U384]&gt;0;[.V384]+[.U385];0)" office:value-type="float" office:value="0">
            <text:p>0</text:p>
          </table:table-cell>
          <table:table-cell table:formula="of:=(ABS([.Q385]-[.L385])/IF([.L385]=0;1;[.L385]))" office:value-type="float" office:value="0.710779965220889">
            <text:p>0,7107799652</text:p>
          </table:table-cell>
          <table:table-cell table:formula="of:=IF([.W385]&lt;[.$Q$1];1;0)" office:value-type="float" office:value="0">
            <text:p>0</text:p>
          </table:table-cell>
          <table:table-cell table:formula="of:=IF([.X384]&gt;0;[.Y384]+[.X38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84">
            <text:p>384</text:p>
          </table:table-cell>
          <table:table-cell/>
          <table:table-cell office:value-type="string">
            <text:p>2021-01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780">
            <text:p>9780</text:p>
          </table:table-cell>
          <table:table-cell office:value-type="float" office:value="1356716">
            <text:p>1356716</text:p>
          </table:table-cell>
          <table:table-cell office:value-type="float" office:value="839">
            <text:p>839</text:p>
          </table:table-cell>
          <table:table-cell office:value-type="float" office:value="38288">
            <text:p>38288</text:p>
          </table:table-cell>
          <table:table-cell table:formula="of:=SUM([.G380:.G386])/7" office:value-type="float" office:value="13852.5714285714">
            <text:p>13852,57</text:p>
          </table:table-cell>
          <table:table-cell table:formula="of:=SUM([.I380:.I386])/7" office:value-type="float" office:value="564.857142857143">
            <text:p>564,86</text:p>
          </table:table-cell>
          <table:table-cell table:formula="of:=[.A386]*[.K386]" office:value-type="float" office:value="5319387.42857143">
            <text:p>5319387,43</text:p>
          </table:table-cell>
          <table:table-cell table:formula="of:=[.L386]*[.A386]" office:value-type="float" office:value="216905.142857143">
            <text:p>216905,14</text:p>
          </table:table-cell>
          <table:table-cell table:formula="of:=[.A386]*[.A386]" office:value-type="float" office:value="147456">
            <text:p>147456,00</text:p>
          </table:table-cell>
          <table:table-cell table:formula="of:=[.A386]*a+b" office:value-type="float" office:value="4158.06548588809">
            <text:p>4158,07</text:p>
          </table:table-cell>
          <table:table-cell table:formula="of:=a_2*[.A386]+b_2" office:value-type="float" office:value="160.294166792319">
            <text:p>160,2941667923</text:p>
          </table:table-cell>
          <table:table-cell table:number-columns-repeated="2"/>
          <table:table-cell table:formula="of:=(ABS([.P386]-[.K386])/IF([.K386]=0;1;[.K386]))" office:value-type="float" office:value="0.699834394839364">
            <text:p>0,6998343948</text:p>
          </table:table-cell>
          <table:table-cell table:formula="of:=IF([.T386]&lt;[.$P$1];1;0)" office:value-type="float" office:value="0">
            <text:p>0</text:p>
          </table:table-cell>
          <table:table-cell table:formula="of:=IF([.U385]&gt;0;[.V385]+[.U386];0)" office:value-type="float" office:value="0">
            <text:p>0</text:p>
          </table:table-cell>
          <table:table-cell table:formula="of:=(ABS([.Q386]-[.L386])/IF([.L386]=0;1;[.L386]))" office:value-type="float" office:value="0.716221758334286">
            <text:p>0,7162217583</text:p>
          </table:table-cell>
          <table:table-cell table:formula="of:=IF([.W386]&lt;[.$Q$1];1;0)" office:value-type="float" office:value="0">
            <text:p>0</text:p>
          </table:table-cell>
          <table:table-cell table:formula="of:=IF([.X385]&gt;0;[.Y385]+[.X38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85">
            <text:p>385</text:p>
          </table:table-cell>
          <table:table-cell/>
          <table:table-cell office:value-type="string">
            <text:p>2021-01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710">
            <text:p>12710</text:p>
          </table:table-cell>
          <table:table-cell office:value-type="float" office:value="1369426">
            <text:p>1369426</text:p>
          </table:table-cell>
          <table:table-cell office:value-type="float" office:value="566">
            <text:p>566</text:p>
          </table:table-cell>
          <table:table-cell office:value-type="float" office:value="38854">
            <text:p>38854</text:p>
          </table:table-cell>
          <table:table-cell table:formula="of:=SUM([.G381:.G387])/7" office:value-type="float" office:value="13017.5714285714">
            <text:p>13017,57</text:p>
          </table:table-cell>
          <table:table-cell table:formula="of:=SUM([.I381:.I387])/7" office:value-type="float" office:value="530.571428571429">
            <text:p>530,57</text:p>
          </table:table-cell>
          <table:table-cell table:formula="of:=[.A387]*[.K387]" office:value-type="float" office:value="5011765">
            <text:p>5011765,00</text:p>
          </table:table-cell>
          <table:table-cell table:formula="of:=[.L387]*[.A387]" office:value-type="float" office:value="204270">
            <text:p>204270,00</text:p>
          </table:table-cell>
          <table:table-cell table:formula="of:=[.A387]*[.A387]" office:value-type="float" office:value="148225">
            <text:p>148225,00</text:p>
          </table:table-cell>
          <table:table-cell table:formula="of:=[.A387]*a+b" office:value-type="float" office:value="4165.52666101723">
            <text:p>4165,53</text:p>
          </table:table-cell>
          <table:table-cell table:formula="of:=a_2*[.A387]+b_2" office:value-type="float" office:value="160.690971499615">
            <text:p>160,6909714996</text:p>
          </table:table-cell>
          <table:table-cell table:number-columns-repeated="2"/>
          <table:table-cell table:formula="of:=(ABS([.P387]-[.K387])/IF([.K387]=0;1;[.K387]))" office:value-type="float" office:value="0.680007389713677">
            <text:p>0,6800073897</text:p>
          </table:table-cell>
          <table:table-cell table:formula="of:=IF([.T387]&lt;[.$P$1];1;0)" office:value-type="float" office:value="0">
            <text:p>0</text:p>
          </table:table-cell>
          <table:table-cell table:formula="of:=IF([.U386]&gt;0;[.V386]+[.U387];0)" office:value-type="float" office:value="0">
            <text:p>0</text:p>
          </table:table-cell>
          <table:table-cell table:formula="of:=(ABS([.Q387]-[.L387])/IF([.L387]=0;1;[.L387]))" office:value-type="float" office:value="0.697136025714242">
            <text:p>0,6971360257</text:p>
          </table:table-cell>
          <table:table-cell table:formula="of:=IF([.W387]&lt;[.$Q$1];1;0)" office:value-type="float" office:value="0">
            <text:p>0</text:p>
          </table:table-cell>
          <table:table-cell table:formula="of:=IF([.X386]&gt;0;[.Y386]+[.X38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86">
            <text:p>386</text:p>
          </table:table-cell>
          <table:table-cell/>
          <table:table-cell office:value-type="string">
            <text:p>2021-01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381">
            <text:p>11381</text:p>
          </table:table-cell>
          <table:table-cell office:value-type="float" office:value="1380807">
            <text:p>1380807</text:p>
          </table:table-cell>
          <table:table-cell office:value-type="float" office:value="647">
            <text:p>647</text:p>
          </table:table-cell>
          <table:table-cell office:value-type="float" office:value="39501">
            <text:p>39501</text:p>
          </table:table-cell>
          <table:table-cell table:formula="of:=SUM([.G382:.G388])/7" office:value-type="float" office:value="12000.1428571429">
            <text:p>12000,14</text:p>
          </table:table-cell>
          <table:table-cell table:formula="of:=SUM([.I382:.I388])/7" office:value-type="float" office:value="521.285714285714">
            <text:p>521,29</text:p>
          </table:table-cell>
          <table:table-cell table:formula="of:=[.A388]*[.K388]" office:value-type="float" office:value="4632055.14285714">
            <text:p>4632055,14</text:p>
          </table:table-cell>
          <table:table-cell table:formula="of:=[.L388]*[.A388]" office:value-type="float" office:value="201216.285714286">
            <text:p>201216,29</text:p>
          </table:table-cell>
          <table:table-cell table:formula="of:=[.A388]*[.A388]" office:value-type="float" office:value="148996">
            <text:p>148996,00</text:p>
          </table:table-cell>
          <table:table-cell table:formula="of:=[.A388]*a+b" office:value-type="float" office:value="4172.98783614638">
            <text:p>4172,99</text:p>
          </table:table-cell>
          <table:table-cell table:formula="of:=a_2*[.A388]+b_2" office:value-type="float" office:value="161.087776206911">
            <text:p>161,0877762069</text:p>
          </table:table-cell>
          <table:table-cell table:number-columns-repeated="2"/>
          <table:table-cell table:formula="of:=(ABS([.P388]-[.K388])/IF([.K388]=0;1;[.K388]))" office:value-type="float" office:value="0.65225515347407">
            <text:p>0,6522551535</text:p>
          </table:table-cell>
          <table:table-cell table:formula="of:=IF([.T388]&lt;[.$P$1];1;0)" office:value-type="float" office:value="0">
            <text:p>0</text:p>
          </table:table-cell>
          <table:table-cell table:formula="of:=IF([.U387]&gt;0;[.V387]+[.U388];0)" office:value-type="float" office:value="0">
            <text:p>0</text:p>
          </table:table-cell>
          <table:table-cell table:formula="of:=(ABS([.Q388]-[.L388])/IF([.L388]=0;1;[.L388]))" office:value-type="float" office:value="0.690979875733522">
            <text:p>0,6909798757</text:p>
          </table:table-cell>
          <table:table-cell table:formula="of:=IF([.W388]&lt;[.$Q$1];1;0)" office:value-type="float" office:value="0">
            <text:p>0</text:p>
          </table:table-cell>
          <table:table-cell table:formula="of:=IF([.X387]&gt;0;[.Y387]+[.X38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87">
            <text:p>387</text:p>
          </table:table-cell>
          <table:table-cell/>
          <table:table-cell office:value-type="string">
            <text:p>2021-01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761">
            <text:p>11761</text:p>
          </table:table-cell>
          <table:table-cell office:value-type="float" office:value="1392568">
            <text:p>1392568</text:p>
          </table:table-cell>
          <table:table-cell office:value-type="float" office:value="575">
            <text:p>575</text:p>
          </table:table-cell>
          <table:table-cell office:value-type="float" office:value="40076">
            <text:p>40076</text:p>
          </table:table-cell>
          <table:table-cell table:formula="of:=SUM([.G383:.G389])/7" office:value-type="float" office:value="11554.5714285714">
            <text:p>11554,57</text:p>
          </table:table-cell>
          <table:table-cell table:formula="of:=SUM([.I383:.I389])/7" office:value-type="float" office:value="515.571428571429">
            <text:p>515,57</text:p>
          </table:table-cell>
          <table:table-cell table:formula="of:=[.A389]*[.K389]" office:value-type="float" office:value="4471619.14285714">
            <text:p>4471619,14</text:p>
          </table:table-cell>
          <table:table-cell table:formula="of:=[.L389]*[.A389]" office:value-type="float" office:value="199526.142857143">
            <text:p>199526,14</text:p>
          </table:table-cell>
          <table:table-cell table:formula="of:=[.A389]*[.A389]" office:value-type="float" office:value="149769">
            <text:p>149769,00</text:p>
          </table:table-cell>
          <table:table-cell table:formula="of:=[.A389]*a+b" office:value-type="float" office:value="4180.44901127553">
            <text:p>4180,45</text:p>
          </table:table-cell>
          <table:table-cell table:formula="of:=a_2*[.A389]+b_2" office:value-type="float" office:value="161.484580914208">
            <text:p>161,4845809142</text:p>
          </table:table-cell>
          <table:table-cell table:number-columns-repeated="2"/>
          <table:table-cell table:formula="of:=(ABS([.P389]-[.K389])/IF([.K389]=0;1;[.K389]))" office:value-type="float" office:value="0.638199561349513">
            <text:p>0,6381995613</text:p>
          </table:table-cell>
          <table:table-cell table:formula="of:=IF([.T389]&lt;[.$P$1];1;0)" office:value-type="float" office:value="0">
            <text:p>0</text:p>
          </table:table-cell>
          <table:table-cell table:formula="of:=IF([.U388]&gt;0;[.V388]+[.U389];0)" office:value-type="float" office:value="0">
            <text:p>0</text:p>
          </table:table-cell>
          <table:table-cell table:formula="of:=(ABS([.Q389]-[.L389])/IF([.L389]=0;1;[.L389]))" office:value-type="float" office:value="0.686785240676239">
            <text:p>0,6867852407</text:p>
          </table:table-cell>
          <table:table-cell table:formula="of:=IF([.W389]&lt;[.$Q$1];1;0)" office:value-type="float" office:value="0">
            <text:p>0</text:p>
          </table:table-cell>
          <table:table-cell table:formula="of:=IF([.X388]&gt;0;[.Y388]+[.X38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88">
            <text:p>388</text:p>
          </table:table-cell>
          <table:table-cell/>
          <table:table-cell office:value-type="string">
            <text:p>2021-01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271">
            <text:p>12271</text:p>
          </table:table-cell>
          <table:table-cell office:value-type="float" office:value="1404839">
            <text:p>1404839</text:p>
          </table:table-cell>
          <table:table-cell office:value-type="float" office:value="498">
            <text:p>498</text:p>
          </table:table-cell>
          <table:table-cell office:value-type="float" office:value="40574">
            <text:p>40574</text:p>
          </table:table-cell>
          <table:table-cell table:formula="of:=SUM([.G384:.G390])/7" office:value-type="float" office:value="11311.4285714286">
            <text:p>11311,43</text:p>
          </table:table-cell>
          <table:table-cell table:formula="of:=SUM([.I384:.I390])/7" office:value-type="float" office:value="531.857142857143">
            <text:p>531,86</text:p>
          </table:table-cell>
          <table:table-cell table:formula="of:=[.A390]*[.K390]" office:value-type="float" office:value="4388834.28571429">
            <text:p>4388834,29</text:p>
          </table:table-cell>
          <table:table-cell table:formula="of:=[.L390]*[.A390]" office:value-type="float" office:value="206360.571428571">
            <text:p>206360,57</text:p>
          </table:table-cell>
          <table:table-cell table:formula="of:=[.A390]*[.A390]" office:value-type="float" office:value="150544">
            <text:p>150544,00</text:p>
          </table:table-cell>
          <table:table-cell table:formula="of:=[.A390]*a+b" office:value-type="float" office:value="4187.91018640468">
            <text:p>4187,91</text:p>
          </table:table-cell>
          <table:table-cell table:formula="of:=a_2*[.A390]+b_2" office:value-type="float" office:value="161.881385621504">
            <text:p>161,8813856215</text:p>
          </table:table-cell>
          <table:table-cell table:number-columns-repeated="2"/>
          <table:table-cell table:formula="of:=(ABS([.P390]-[.K390])/IF([.K390]=0;1;[.K390]))" office:value-type="float" office:value="0.629762928708857">
            <text:p>0,6297629287</text:p>
          </table:table-cell>
          <table:table-cell table:formula="of:=IF([.T390]&lt;[.$P$1];1;0)" office:value-type="float" office:value="0">
            <text:p>0</text:p>
          </table:table-cell>
          <table:table-cell table:formula="of:=IF([.U389]&gt;0;[.V389]+[.U390];0)" office:value-type="float" office:value="0">
            <text:p>0</text:p>
          </table:table-cell>
          <table:table-cell table:formula="of:=(ABS([.Q390]-[.L390])/IF([.L390]=0;1;[.L390]))" office:value-type="float" office:value="0.695629949140337">
            <text:p>0,6956299491</text:p>
          </table:table-cell>
          <table:table-cell table:formula="of:=IF([.W390]&lt;[.$Q$1];1;0)" office:value-type="float" office:value="0">
            <text:p>0</text:p>
          </table:table-cell>
          <table:table-cell table:formula="of:=IF([.X389]&gt;0;[.Y389]+[.X39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89">
            <text:p>389</text:p>
          </table:table-cell>
          <table:table-cell/>
          <table:table-cell office:value-type="string">
            <text:p>2021-01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147">
            <text:p>8147</text:p>
          </table:table-cell>
          <table:table-cell office:value-type="float" office:value="1412986">
            <text:p>1412986</text:p>
          </table:table-cell>
          <table:table-cell office:value-type="float" office:value="300">
            <text:p>300</text:p>
          </table:table-cell>
          <table:table-cell office:value-type="float" office:value="40874">
            <text:p>40874</text:p>
          </table:table-cell>
          <table:table-cell table:formula="of:=SUM([.G385:.G391])/7" office:value-type="float" office:value="10722.8571428571">
            <text:p>10722,86</text:p>
          </table:table-cell>
          <table:table-cell table:formula="of:=SUM([.I385:.I391])/7" office:value-type="float" office:value="538.428571428571">
            <text:p>538,43</text:p>
          </table:table-cell>
          <table:table-cell table:formula="of:=[.A391]*[.K391]" office:value-type="float" office:value="4171191.42857143">
            <text:p>4171191,43</text:p>
          </table:table-cell>
          <table:table-cell table:formula="of:=[.L391]*[.A391]" office:value-type="float" office:value="209448.714285714">
            <text:p>209448,71</text:p>
          </table:table-cell>
          <table:table-cell table:formula="of:=[.A391]*[.A391]" office:value-type="float" office:value="151321">
            <text:p>151321,00</text:p>
          </table:table-cell>
          <table:table-cell table:formula="of:=[.A391]*a+b" office:value-type="float" office:value="4195.37136153382">
            <text:p>4195,37</text:p>
          </table:table-cell>
          <table:table-cell table:formula="of:=a_2*[.A391]+b_2" office:value-type="float" office:value="162.2781903288">
            <text:p>162,2781903288</text:p>
          </table:table-cell>
          <table:table-cell table:number-columns-repeated="2"/>
          <table:table-cell table:formula="of:=(ABS([.P391]-[.K391])/IF([.K391]=0;1;[.K391]))" office:value-type="float" office:value="0.608745010248644">
            <text:p>0,6087450102</text:p>
          </table:table-cell>
          <table:table-cell table:formula="of:=IF([.T391]&lt;[.$P$1];1;0)" office:value-type="float" office:value="0">
            <text:p>0</text:p>
          </table:table-cell>
          <table:table-cell table:formula="of:=IF([.U390]&gt;0;[.V390]+[.U391];0)" office:value-type="float" office:value="0">
            <text:p>0</text:p>
          </table:table-cell>
          <table:table-cell table:formula="of:=(ABS([.Q391]-[.L391])/IF([.L391]=0;1;[.L391]))" office:value-type="float" office:value="0.698607765375007">
            <text:p>0,6986077654</text:p>
          </table:table-cell>
          <table:table-cell table:formula="of:=IF([.W391]&lt;[.$Q$1];1;0)" office:value-type="float" office:value="0">
            <text:p>0</text:p>
          </table:table-cell>
          <table:table-cell table:formula="of:=IF([.X390]&gt;0;[.Y390]+[.X39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90">
            <text:p>390</text:p>
          </table:table-cell>
          <table:table-cell/>
          <table:table-cell office:value-type="string">
            <text:p>2021-01-2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551">
            <text:p>4551</text:p>
          </table:table-cell>
          <table:table-cell office:value-type="float" office:value="1417537">
            <text:p>1417537</text:p>
          </table:table-cell>
          <table:table-cell office:value-type="float" office:value="243">
            <text:p>243</text:p>
          </table:table-cell>
          <table:table-cell office:value-type="float" office:value="41117">
            <text:p>41117</text:p>
          </table:table-cell>
          <table:table-cell table:formula="of:=SUM([.G386:.G392])/7" office:value-type="float" office:value="10085.8571428571">
            <text:p>10085,86</text:p>
          </table:table-cell>
          <table:table-cell table:formula="of:=SUM([.I386:.I392])/7" office:value-type="float" office:value="524">
            <text:p>524,00</text:p>
          </table:table-cell>
          <table:table-cell table:formula="of:=[.A392]*[.K392]" office:value-type="float" office:value="3933484.28571429">
            <text:p>3933484,29</text:p>
          </table:table-cell>
          <table:table-cell table:formula="of:=[.L392]*[.A392]" office:value-type="float" office:value="204360">
            <text:p>204360,00</text:p>
          </table:table-cell>
          <table:table-cell table:formula="of:=[.A392]*[.A392]" office:value-type="float" office:value="152100">
            <text:p>152100,00</text:p>
          </table:table-cell>
          <table:table-cell table:formula="of:=[.A392]*a+b" office:value-type="float" office:value="4202.83253666297">
            <text:p>4202,83</text:p>
          </table:table-cell>
          <table:table-cell table:formula="of:=a_2*[.A392]+b_2" office:value-type="float" office:value="162.674995036096">
            <text:p>162,6749950361</text:p>
          </table:table-cell>
          <table:table-cell table:number-columns-repeated="2"/>
          <table:table-cell table:formula="of:=(ABS([.P392]-[.K392])/IF([.K392]=0;1;[.K392]))" office:value-type="float" office:value="0.583294461032552">
            <text:p>0,583294461</text:p>
          </table:table-cell>
          <table:table-cell table:formula="of:=IF([.T392]&lt;[.$P$1];1;0)" office:value-type="float" office:value="0">
            <text:p>0</text:p>
          </table:table-cell>
          <table:table-cell table:formula="of:=IF([.U391]&gt;0;[.V391]+[.U392];0)" office:value-type="float" office:value="0">
            <text:p>0</text:p>
          </table:table-cell>
          <table:table-cell table:formula="of:=(ABS([.Q392]-[.L392])/IF([.L392]=0;1;[.L392]))" office:value-type="float" office:value="0.689551536190656">
            <text:p>0,6895515362</text:p>
          </table:table-cell>
          <table:table-cell table:formula="of:=IF([.W392]&lt;[.$Q$1];1;0)" office:value-type="float" office:value="0">
            <text:p>0</text:p>
          </table:table-cell>
          <table:table-cell table:formula="of:=IF([.X391]&gt;0;[.Y391]+[.X39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91">
            <text:p>391</text:p>
          </table:table-cell>
          <table:table-cell/>
          <table:table-cell office:value-type="string">
            <text:p>2021-01-2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041">
            <text:p>6041</text:p>
          </table:table-cell>
          <table:table-cell office:value-type="float" office:value="1423578">
            <text:p>1423578</text:p>
          </table:table-cell>
          <table:table-cell office:value-type="float" office:value="680">
            <text:p>680</text:p>
          </table:table-cell>
          <table:table-cell office:value-type="float" office:value="41797">
            <text:p>41797</text:p>
          </table:table-cell>
          <table:table-cell table:formula="of:=SUM([.G387:.G393])/7" office:value-type="float" office:value="9551.71428571429">
            <text:p>9551,71</text:p>
          </table:table-cell>
          <table:table-cell table:formula="of:=SUM([.I387:.I393])/7" office:value-type="float" office:value="501.285714285714">
            <text:p>501,29</text:p>
          </table:table-cell>
          <table:table-cell table:formula="of:=[.A393]*[.K393]" office:value-type="float" office:value="3734720.28571429">
            <text:p>3734720,29</text:p>
          </table:table-cell>
          <table:table-cell table:formula="of:=[.L393]*[.A393]" office:value-type="float" office:value="196002.714285714">
            <text:p>196002,71</text:p>
          </table:table-cell>
          <table:table-cell table:formula="of:=[.A393]*[.A393]" office:value-type="float" office:value="152881">
            <text:p>152881,00</text:p>
          </table:table-cell>
          <table:table-cell table:formula="of:=[.A393]*a+b" office:value-type="float" office:value="4210.29371179212">
            <text:p>4210,29</text:p>
          </table:table-cell>
          <table:table-cell table:formula="of:=a_2*[.A393]+b_2" office:value-type="float" office:value="163.071799743392">
            <text:p>163,0717997434</text:p>
          </table:table-cell>
          <table:table-cell table:number-columns-repeated="2"/>
          <table:table-cell table:formula="of:=(ABS([.P393]-[.K393])/IF([.K393]=0;1;[.K393]))" office:value-type="float" office:value="0.559210672989967">
            <text:p>0,559210673</text:p>
          </table:table-cell>
          <table:table-cell table:formula="of:=IF([.T393]&lt;[.$P$1];1;0)" office:value-type="float" office:value="0">
            <text:p>0</text:p>
          </table:table-cell>
          <table:table-cell table:formula="of:=IF([.U392]&gt;0;[.V392]+[.U393];0)" office:value-type="float" office:value="0">
            <text:p>0</text:p>
          </table:table-cell>
          <table:table-cell table:formula="of:=(ABS([.Q393]-[.L393])/IF([.L393]=0;1;[.L393]))" office:value-type="float" office:value="0.674692904473142">
            <text:p>0,6746929045</text:p>
          </table:table-cell>
          <table:table-cell table:formula="of:=IF([.W393]&lt;[.$Q$1];1;0)" office:value-type="float" office:value="0">
            <text:p>0</text:p>
          </table:table-cell>
          <table:table-cell table:formula="of:=IF([.X392]&gt;0;[.Y392]+[.X39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92">
            <text:p>392</text:p>
          </table:table-cell>
          <table:table-cell/>
          <table:table-cell office:value-type="string">
            <text:p>2021-01-2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070">
            <text:p>7070</text:p>
          </table:table-cell>
          <table:table-cell office:value-type="float" office:value="1430648">
            <text:p>1430648</text:p>
          </table:table-cell>
          <table:table-cell office:value-type="float" office:value="753">
            <text:p>753</text:p>
          </table:table-cell>
          <table:table-cell office:value-type="float" office:value="42550">
            <text:p>42550</text:p>
          </table:table-cell>
          <table:table-cell table:formula="of:=SUM([.G388:.G394])/7" office:value-type="float" office:value="8746">
            <text:p>8746,00</text:p>
          </table:table-cell>
          <table:table-cell table:formula="of:=SUM([.I388:.I394])/7" office:value-type="float" office:value="528">
            <text:p>528,00</text:p>
          </table:table-cell>
          <table:table-cell table:formula="of:=[.A394]*[.K394]" office:value-type="float" office:value="3428432">
            <text:p>3428432,00</text:p>
          </table:table-cell>
          <table:table-cell table:formula="of:=[.L394]*[.A394]" office:value-type="float" office:value="206976">
            <text:p>206976,00</text:p>
          </table:table-cell>
          <table:table-cell table:formula="of:=[.A394]*[.A394]" office:value-type="float" office:value="153664">
            <text:p>153664,00</text:p>
          </table:table-cell>
          <table:table-cell table:formula="of:=[.A394]*a+b" office:value-type="float" office:value="4217.75488692126">
            <text:p>4217,75</text:p>
          </table:table-cell>
          <table:table-cell table:formula="of:=a_2*[.A394]+b_2" office:value-type="float" office:value="163.468604450688">
            <text:p>163,4686044507</text:p>
          </table:table-cell>
          <table:table-cell table:number-columns-repeated="2"/>
          <table:table-cell table:formula="of:=(ABS([.P394]-[.K394])/IF([.K394]=0;1;[.K394]))" office:value-type="float" office:value="0.517750413112136">
            <text:p>0,5177504131</text:p>
          </table:table-cell>
          <table:table-cell table:formula="of:=IF([.T394]&lt;[.$P$1];1;0)" office:value-type="float" office:value="0">
            <text:p>0</text:p>
          </table:table-cell>
          <table:table-cell table:formula="of:=IF([.U393]&gt;0;[.V393]+[.U394];0)" office:value-type="float" office:value="0">
            <text:p>0</text:p>
          </table:table-cell>
          <table:table-cell table:formula="of:=(ABS([.Q394]-[.L394])/IF([.L394]=0;1;[.L394]))" office:value-type="float" office:value="0.690400370358545">
            <text:p>0,6904003704</text:p>
          </table:table-cell>
          <table:table-cell table:formula="of:=IF([.W394]&lt;[.$Q$1];1;0)" office:value-type="float" office:value="0">
            <text:p>0</text:p>
          </table:table-cell>
          <table:table-cell table:formula="of:=IF([.X393]&gt;0;[.Y393]+[.X39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93">
            <text:p>393</text:p>
          </table:table-cell>
          <table:table-cell/>
          <table:table-cell office:value-type="string">
            <text:p>2021-01-2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150">
            <text:p>7150</text:p>
          </table:table-cell>
          <table:table-cell office:value-type="float" office:value="1437798">
            <text:p>1437798</text:p>
          </table:table-cell>
          <table:table-cell office:value-type="float" office:value="555">
            <text:p>555</text:p>
          </table:table-cell>
          <table:table-cell office:value-type="float" office:value="43105">
            <text:p>43105</text:p>
          </table:table-cell>
          <table:table-cell table:formula="of:=SUM([.G389:.G395])/7" office:value-type="float" office:value="8141.57142857143">
            <text:p>8141,57</text:p>
          </table:table-cell>
          <table:table-cell table:formula="of:=SUM([.I389:.I395])/7" office:value-type="float" office:value="514.857142857143">
            <text:p>514,86</text:p>
          </table:table-cell>
          <table:table-cell table:formula="of:=[.A395]*[.K395]" office:value-type="float" office:value="3199637.57142857">
            <text:p>3199637,57</text:p>
          </table:table-cell>
          <table:table-cell table:formula="of:=[.L395]*[.A395]" office:value-type="float" office:value="202338.857142857">
            <text:p>202338,86</text:p>
          </table:table-cell>
          <table:table-cell table:formula="of:=[.A395]*[.A395]" office:value-type="float" office:value="154449">
            <text:p>154449,00</text:p>
          </table:table-cell>
          <table:table-cell table:formula="of:=[.A395]*a+b" office:value-type="float" office:value="4225.21606205041">
            <text:p>4225,22</text:p>
          </table:table-cell>
          <table:table-cell table:formula="of:=a_2*[.A395]+b_2" office:value-type="float" office:value="163.865409157985">
            <text:p>163,865409158</text:p>
          </table:table-cell>
          <table:table-cell table:number-columns-repeated="2"/>
          <table:table-cell table:formula="of:=(ABS([.P395]-[.K395])/IF([.K395]=0;1;[.K395]))" office:value-type="float" office:value="0.481031874605589">
            <text:p>0,4810318746</text:p>
          </table:table-cell>
          <table:table-cell table:formula="of:=IF([.T395]&lt;[.$P$1];1;0)" office:value-type="float" office:value="0">
            <text:p>0</text:p>
          </table:table-cell>
          <table:table-cell table:formula="of:=IF([.U394]&gt;0;[.V394]+[.U395];0)" office:value-type="float" office:value="0">
            <text:p>0</text:p>
          </table:table-cell>
          <table:table-cell table:formula="of:=(ABS([.Q395]-[.L395])/IF([.L395]=0;1;[.L395]))" office:value-type="float" office:value="0.681726452800807">
            <text:p>0,6817264528</text:p>
          </table:table-cell>
          <table:table-cell table:formula="of:=IF([.W395]&lt;[.$Q$1];1;0)" office:value-type="float" office:value="0">
            <text:p>0</text:p>
          </table:table-cell>
          <table:table-cell table:formula="of:=IF([.X394]&gt;0;[.Y394]+[.X39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94">
            <text:p>394</text:p>
          </table:table-cell>
          <table:table-cell/>
          <table:table-cell office:value-type="string">
            <text:p>2021-01-3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141">
            <text:p>6141</text:p>
          </table:table-cell>
          <table:table-cell office:value-type="float" office:value="1443939">
            <text:p>1443939</text:p>
          </table:table-cell>
          <table:table-cell office:value-type="float" office:value="528">
            <text:p>528</text:p>
          </table:table-cell>
          <table:table-cell office:value-type="float" office:value="43633">
            <text:p>43633</text:p>
          </table:table-cell>
          <table:table-cell table:formula="of:=SUM([.G390:.G396])/7" office:value-type="float" office:value="7338.71428571429">
            <text:p>7338,71</text:p>
          </table:table-cell>
          <table:table-cell table:formula="of:=SUM([.I390:.I396])/7" office:value-type="float" office:value="508.142857142857">
            <text:p>508,14</text:p>
          </table:table-cell>
          <table:table-cell table:formula="of:=[.A396]*[.K396]" office:value-type="float" office:value="2891453.42857143">
            <text:p>2891453,43</text:p>
          </table:table-cell>
          <table:table-cell table:formula="of:=[.L396]*[.A396]" office:value-type="float" office:value="200208.285714286">
            <text:p>200208,29</text:p>
          </table:table-cell>
          <table:table-cell table:formula="of:=[.A396]*[.A396]" office:value-type="float" office:value="155236">
            <text:p>155236,00</text:p>
          </table:table-cell>
          <table:table-cell table:formula="of:=[.A396]*a+b" office:value-type="float" office:value="4232.67723717956">
            <text:p>4232,68</text:p>
          </table:table-cell>
          <table:table-cell table:formula="of:=a_2*[.A396]+b_2" office:value-type="float" office:value="164.262213865281">
            <text:p>164,2622138653</text:p>
          </table:table-cell>
          <table:table-cell table:number-columns-repeated="2"/>
          <table:table-cell table:formula="of:=(ABS([.P396]-[.K396])/IF([.K396]=0;1;[.K396]))" office:value-type="float" office:value="0.423239947436163">
            <text:p>0,4232399474</text:p>
          </table:table-cell>
          <table:table-cell table:formula="of:=IF([.T396]&lt;[.$P$1];1;0)" office:value-type="float" office:value="1">
            <text:p>1</text:p>
          </table:table-cell>
          <table:table-cell table:formula="of:=IF([.U395]&gt;0;[.V395]+[.U396];0)" office:value-type="float" office:value="0">
            <text:p>0</text:p>
          </table:table-cell>
          <table:table-cell table:formula="of:=(ABS([.Q396]-[.L396])/IF([.L396]=0;1;[.L396]))" office:value-type="float" office:value="0.676740090790845">
            <text:p>0,6767400908</text:p>
          </table:table-cell>
          <table:table-cell table:formula="of:=IF([.W396]&lt;[.$Q$1];1;0)" office:value-type="float" office:value="0">
            <text:p>0</text:p>
          </table:table-cell>
          <table:table-cell table:formula="of:=IF([.X395]&gt;0;[.Y395]+[.X39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95">
            <text:p>395</text:p>
          </table:table-cell>
          <table:table-cell/>
          <table:table-cell office:value-type="string">
            <text:p>2021-01-3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5297">
            <text:p>5297</text:p>
          </table:table-cell>
          <table:table-cell office:value-type="float" office:value="1449236">
            <text:p>1449236</text:p>
          </table:table-cell>
          <table:table-cell office:value-type="float" office:value="318">
            <text:p>318</text:p>
          </table:table-cell>
          <table:table-cell office:value-type="float" office:value="43951">
            <text:p>43951</text:p>
          </table:table-cell>
          <table:table-cell table:formula="of:=SUM([.G391:.G397])/7" office:value-type="float" office:value="6342.42857142857">
            <text:p>6342,43</text:p>
          </table:table-cell>
          <table:table-cell table:formula="of:=SUM([.I391:.I397])/7" office:value-type="float" office:value="482.428571428572">
            <text:p>482,43</text:p>
          </table:table-cell>
          <table:table-cell table:formula="of:=[.A397]*[.K397]" office:value-type="float" office:value="2505259.28571429">
            <text:p>2505259,29</text:p>
          </table:table-cell>
          <table:table-cell table:formula="of:=[.L397]*[.A397]" office:value-type="float" office:value="190559.285714286">
            <text:p>190559,29</text:p>
          </table:table-cell>
          <table:table-cell table:formula="of:=[.A397]*[.A397]" office:value-type="float" office:value="156025">
            <text:p>156025,00</text:p>
          </table:table-cell>
          <table:table-cell table:formula="of:=[.A397]*a+b" office:value-type="float" office:value="4240.1384123087">
            <text:p>4240,14</text:p>
          </table:table-cell>
          <table:table-cell table:formula="of:=a_2*[.A397]+b_2" office:value-type="float" office:value="164.659018572577">
            <text:p>164,6590185726</text:p>
          </table:table-cell>
          <table:table-cell table:number-columns-repeated="2"/>
          <table:table-cell table:formula="of:=(ABS([.P397]-[.K397])/IF([.K397]=0;1;[.K397]))" office:value-type="float" office:value="0.331464538456181">
            <text:p>0,3314645385</text:p>
          </table:table-cell>
          <table:table-cell table:formula="of:=IF([.T397]&lt;[.$P$1];1;0)" office:value-type="float" office:value="1">
            <text:p>1</text:p>
          </table:table-cell>
          <table:table-cell table:formula="of:=IF([.U396]&gt;0;[.V396]+[.U397];0)" office:value-type="float" office:value="1">
            <text:p>1</text:p>
          </table:table-cell>
          <table:table-cell table:formula="of:=(ABS([.Q397]-[.L397])/IF([.L397]=0;1;[.L397]))" office:value-type="float" office:value="0.658687257918852">
            <text:p>0,6586872579</text:p>
          </table:table-cell>
          <table:table-cell table:formula="of:=IF([.W397]&lt;[.$Q$1];1;0)" office:value-type="float" office:value="0">
            <text:p>0</text:p>
          </table:table-cell>
          <table:table-cell table:formula="of:=IF([.X396]&gt;0;[.Y396]+[.X39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96">
            <text:p>396</text:p>
          </table:table-cell>
          <table:table-cell/>
          <table:table-cell office:value-type="string">
            <text:p>2021-02-0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525">
            <text:p>4525</text:p>
          </table:table-cell>
          <table:table-cell office:value-type="float" office:value="1453761">
            <text:p>1453761</text:p>
          </table:table-cell>
          <table:table-cell office:value-type="float" office:value="213">
            <text:p>213</text:p>
          </table:table-cell>
          <table:table-cell office:value-type="float" office:value="44164">
            <text:p>44164</text:p>
          </table:table-cell>
          <table:table-cell table:formula="of:=SUM([.G392:.G398])/7" office:value-type="float" office:value="5825">
            <text:p>5825,00</text:p>
          </table:table-cell>
          <table:table-cell table:formula="of:=SUM([.I392:.I398])/7" office:value-type="float" office:value="470">
            <text:p>470,00</text:p>
          </table:table-cell>
          <table:table-cell table:formula="of:=[.A398]*[.K398]" office:value-type="float" office:value="2306700">
            <text:p>2306700,00</text:p>
          </table:table-cell>
          <table:table-cell table:formula="of:=[.L398]*[.A398]" office:value-type="float" office:value="186120">
            <text:p>186120,00</text:p>
          </table:table-cell>
          <table:table-cell table:formula="of:=[.A398]*[.A398]" office:value-type="float" office:value="156816">
            <text:p>156816,00</text:p>
          </table:table-cell>
          <table:table-cell table:formula="of:=[.A398]*a+b" office:value-type="float" office:value="4247.59958743785">
            <text:p>4247,60</text:p>
          </table:table-cell>
          <table:table-cell table:formula="of:=a_2*[.A398]+b_2" office:value-type="float" office:value="165.055823279873">
            <text:p>165,0558232799</text:p>
          </table:table-cell>
          <table:table-cell table:number-columns-repeated="2"/>
          <table:table-cell table:formula="of:=(ABS([.P398]-[.K398])/IF([.K398]=0;1;[.K398]))" office:value-type="float" office:value="0.270798354087923">
            <text:p>0,2707983541</text:p>
          </table:table-cell>
          <table:table-cell table:formula="of:=IF([.T398]&lt;[.$P$1];1;0)" office:value-type="float" office:value="1">
            <text:p>1</text:p>
          </table:table-cell>
          <table:table-cell table:formula="of:=IF([.U397]&gt;0;[.V397]+[.U398];0)" office:value-type="float" office:value="2">
            <text:p>2</text:p>
          </table:table-cell>
          <table:table-cell table:formula="of:=(ABS([.Q398]-[.L398])/IF([.L398]=0;1;[.L398]))" office:value-type="float" office:value="0.648817397276866">
            <text:p>0,6488173973</text:p>
          </table:table-cell>
          <table:table-cell table:formula="of:=IF([.W398]&lt;[.$Q$1];1;0)" office:value-type="float" office:value="0">
            <text:p>0</text:p>
          </table:table-cell>
          <table:table-cell table:formula="of:=IF([.X397]&gt;0;[.Y397]+[.X39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97">
            <text:p>397</text:p>
          </table:table-cell>
          <table:table-cell/>
          <table:table-cell office:value-type="string">
            <text:p>2021-02-0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548">
            <text:p>2548</text:p>
          </table:table-cell>
          <table:table-cell office:value-type="float" office:value="1456309">
            <text:p>1456309</text:p>
          </table:table-cell>
          <table:table-cell office:value-type="float" office:value="235">
            <text:p>235</text:p>
          </table:table-cell>
          <table:table-cell office:value-type="float" office:value="44399">
            <text:p>44399</text:p>
          </table:table-cell>
          <table:table-cell table:formula="of:=SUM([.G393:.G399])/7" office:value-type="float" office:value="5538.85714285714">
            <text:p>5538,86</text:p>
          </table:table-cell>
          <table:table-cell table:formula="of:=SUM([.I393:.I399])/7" office:value-type="float" office:value="468.857142857143">
            <text:p>468,86</text:p>
          </table:table-cell>
          <table:table-cell table:formula="of:=[.A399]*[.K399]" office:value-type="float" office:value="2198926.28571429">
            <text:p>2198926,29</text:p>
          </table:table-cell>
          <table:table-cell table:formula="of:=[.L399]*[.A399]" office:value-type="float" office:value="186136.285714286">
            <text:p>186136,29</text:p>
          </table:table-cell>
          <table:table-cell table:formula="of:=[.A399]*[.A399]" office:value-type="float" office:value="157609">
            <text:p>157609,00</text:p>
          </table:table-cell>
          <table:table-cell table:formula="of:=[.A399]*a+b" office:value-type="float" office:value="4255.060762567">
            <text:p>4255,06</text:p>
          </table:table-cell>
          <table:table-cell table:formula="of:=a_2*[.A399]+b_2" office:value-type="float" office:value="165.452627987169">
            <text:p>165,4526279872</text:p>
          </table:table-cell>
          <table:table-cell table:number-columns-repeated="2"/>
          <table:table-cell table:formula="of:=(ABS([.P399]-[.K399])/IF([.K399]=0;1;[.K399]))" office:value-type="float" office:value="0.231780012948288">
            <text:p>0,2317800129</text:p>
          </table:table-cell>
          <table:table-cell table:formula="of:=IF([.T399]&lt;[.$P$1];1;0)" office:value-type="float" office:value="1">
            <text:p>1</text:p>
          </table:table-cell>
          <table:table-cell table:formula="of:=IF([.U398]&gt;0;[.V398]+[.U399];0)" office:value-type="float" office:value="3">
            <text:p>3</text:p>
          </table:table-cell>
          <table:table-cell table:formula="of:=(ABS([.Q399]-[.L399])/IF([.L399]=0;1;[.L399]))" office:value-type="float" office:value="0.647115053043819">
            <text:p>0,647115053</text:p>
          </table:table-cell>
          <table:table-cell table:formula="of:=IF([.W399]&lt;[.$Q$1];1;0)" office:value-type="float" office:value="0">
            <text:p>0</text:p>
          </table:table-cell>
          <table:table-cell table:formula="of:=IF([.X398]&gt;0;[.Y398]+[.X39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98">
            <text:p>398</text:p>
          </table:table-cell>
          <table:table-cell/>
          <table:table-cell office:value-type="string">
            <text:p>2021-02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649">
            <text:p>2649</text:p>
          </table:table-cell>
          <table:table-cell office:value-type="float" office:value="1458958">
            <text:p>1458958</text:p>
          </table:table-cell>
          <table:table-cell office:value-type="float" office:value="547">
            <text:p>547</text:p>
          </table:table-cell>
          <table:table-cell office:value-type="float" office:value="44946">
            <text:p>44946</text:p>
          </table:table-cell>
          <table:table-cell table:formula="of:=SUM([.G394:.G400])/7" office:value-type="float" office:value="5054.28571428571">
            <text:p>5054,29</text:p>
          </table:table-cell>
          <table:table-cell table:formula="of:=SUM([.I394:.I400])/7" office:value-type="float" office:value="449.857142857143">
            <text:p>449,86</text:p>
          </table:table-cell>
          <table:table-cell table:formula="of:=[.A400]*[.K400]" office:value-type="float" office:value="2011605.71428571">
            <text:p>2011605,71</text:p>
          </table:table-cell>
          <table:table-cell table:formula="of:=[.L400]*[.A400]" office:value-type="float" office:value="179043.142857143">
            <text:p>179043,14</text:p>
          </table:table-cell>
          <table:table-cell table:formula="of:=[.A400]*[.A400]" office:value-type="float" office:value="158404">
            <text:p>158404,00</text:p>
          </table:table-cell>
          <table:table-cell table:formula="of:=[.A400]*a+b" office:value-type="float" office:value="4262.52193769614">
            <text:p>4262,52</text:p>
          </table:table-cell>
          <table:table-cell table:formula="of:=a_2*[.A400]+b_2" office:value-type="float" office:value="165.849432694465">
            <text:p>165,8494326945</text:p>
          </table:table-cell>
          <table:table-cell table:number-columns-repeated="2"/>
          <table:table-cell table:formula="of:=(ABS([.P400]-[.K400])/IF([.K400]=0;1;[.K400]))" office:value-type="float" office:value="0.156651962581317">
            <text:p>0,1566519626</text:p>
          </table:table-cell>
          <table:table-cell table:formula="of:=IF([.T400]&lt;[.$P$1];1;0)" office:value-type="float" office:value="1">
            <text:p>1</text:p>
          </table:table-cell>
          <table:table-cell table:formula="of:=IF([.U399]&gt;0;[.V399]+[.U400];0)" office:value-type="float" office:value="4">
            <text:p>4</text:p>
          </table:table-cell>
          <table:table-cell table:formula="of:=(ABS([.Q400]-[.L400])/IF([.L400]=0;1;[.L400]))" office:value-type="float" office:value="0.631328666604872">
            <text:p>0,6313286666</text:p>
          </table:table-cell>
          <table:table-cell table:formula="of:=IF([.W400]&lt;[.$Q$1];1;0)" office:value-type="float" office:value="0">
            <text:p>0</text:p>
          </table:table-cell>
          <table:table-cell table:formula="of:=IF([.X399]&gt;0;[.Y399]+[.X40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399">
            <text:p>399</text:p>
          </table:table-cell>
          <table:table-cell/>
          <table:table-cell office:value-type="string">
            <text:p>2021-02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058">
            <text:p>4058</text:p>
          </table:table-cell>
          <table:table-cell office:value-type="float" office:value="1463016">
            <text:p>1463016</text:p>
          </table:table-cell>
          <table:table-cell office:value-type="float" office:value="398">
            <text:p>398</text:p>
          </table:table-cell>
          <table:table-cell office:value-type="float" office:value="45344">
            <text:p>45344</text:p>
          </table:table-cell>
          <table:table-cell table:formula="of:=SUM([.G395:.G401])/7" office:value-type="float" office:value="4624">
            <text:p>4624,00</text:p>
          </table:table-cell>
          <table:table-cell table:formula="of:=SUM([.I395:.I401])/7" office:value-type="float" office:value="399.142857142857">
            <text:p>399,14</text:p>
          </table:table-cell>
          <table:table-cell table:formula="of:=[.A401]*[.K401]" office:value-type="float" office:value="1844976">
            <text:p>1844976,00</text:p>
          </table:table-cell>
          <table:table-cell table:formula="of:=[.L401]*[.A401]" office:value-type="float" office:value="159258">
            <text:p>159258,00</text:p>
          </table:table-cell>
          <table:table-cell table:formula="of:=[.A401]*[.A401]" office:value-type="float" office:value="159201">
            <text:p>159201,00</text:p>
          </table:table-cell>
          <table:table-cell table:formula="of:=[.A401]*a+b" office:value-type="float" office:value="4269.98311282529">
            <text:p>4269,98</text:p>
          </table:table-cell>
          <table:table-cell table:formula="of:=a_2*[.A401]+b_2" office:value-type="float" office:value="166.246237401762">
            <text:p>166,2462374018</text:p>
          </table:table-cell>
          <table:table-cell table:number-columns-repeated="2"/>
          <table:table-cell table:formula="of:=(ABS([.P401]-[.K401])/IF([.K401]=0;1;[.K401]))" office:value-type="float" office:value="0.0765607454962606">
            <text:p>0,0765607455</text:p>
          </table:table-cell>
          <table:table-cell table:formula="of:=IF([.T401]&lt;[.$P$1];1;0)" office:value-type="float" office:value="1">
            <text:p>1</text:p>
          </table:table-cell>
          <table:table-cell table:formula="of:=IF([.U400]&gt;0;[.V400]+[.U401];0)" office:value-type="float" office:value="5">
            <text:p>5</text:p>
          </table:table-cell>
          <table:table-cell table:formula="of:=(ABS([.Q401]-[.L401])/IF([.L401]=0;1;[.L401]))" office:value-type="float" office:value="0.583491889115129">
            <text:p>0,5834918891</text:p>
          </table:table-cell>
          <table:table-cell table:formula="of:=IF([.W401]&lt;[.$Q$1];1;0)" office:value-type="float" office:value="0">
            <text:p>0</text:p>
          </table:table-cell>
          <table:table-cell table:formula="of:=IF([.X400]&gt;0;[.Y400]+[.X40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00">
            <text:p>400</text:p>
          </table:table-cell>
          <table:table-cell/>
          <table:table-cell office:value-type="string">
            <text:p>2021-02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751">
            <text:p>3751</text:p>
          </table:table-cell>
          <table:table-cell office:value-type="float" office:value="1466767">
            <text:p>1466767</text:p>
          </table:table-cell>
          <table:table-cell office:value-type="float" office:value="261">
            <text:p>261</text:p>
          </table:table-cell>
          <table:table-cell office:value-type="float" office:value="45605">
            <text:p>45605</text:p>
          </table:table-cell>
          <table:table-cell table:formula="of:=SUM([.G396:.G402])/7" office:value-type="float" office:value="4138.42857142857">
            <text:p>4138,43</text:p>
          </table:table-cell>
          <table:table-cell table:formula="of:=SUM([.I396:.I402])/7" office:value-type="float" office:value="357.142857142857">
            <text:p>357,14</text:p>
          </table:table-cell>
          <table:table-cell table:formula="of:=[.A402]*[.K402]" office:value-type="float" office:value="1655371.42857143">
            <text:p>1655371,43</text:p>
          </table:table-cell>
          <table:table-cell table:formula="of:=[.L402]*[.A402]" office:value-type="float" office:value="142857.142857143">
            <text:p>142857,14</text:p>
          </table:table-cell>
          <table:table-cell table:formula="of:=[.A402]*[.A402]" office:value-type="float" office:value="160000">
            <text:p>160000,00</text:p>
          </table:table-cell>
          <table:table-cell table:formula="of:=[.A402]*a+b" office:value-type="float" office:value="4277.44428795444">
            <text:p>4277,44</text:p>
          </table:table-cell>
          <table:table-cell table:formula="of:=a_2*[.A402]+b_2" office:value-type="float" office:value="166.643042109058">
            <text:p>166,6430421091</text:p>
          </table:table-cell>
          <table:table-cell table:number-columns-repeated="2"/>
          <table:table-cell table:formula="of:=(ABS([.P402]-[.K402])/IF([.K402]=0;1;[.K402]))" office:value-type="float" office:value="0.0335914258580228">
            <text:p>0,0335914259</text:p>
          </table:table-cell>
          <table:table-cell table:formula="of:=IF([.T402]&lt;[.$P$1];1;0)" office:value-type="float" office:value="1">
            <text:p>1</text:p>
          </table:table-cell>
          <table:table-cell table:formula="of:=IF([.U401]&gt;0;[.V401]+[.U402];0)" office:value-type="float" office:value="6">
            <text:p>6</text:p>
          </table:table-cell>
          <table:table-cell table:formula="of:=(ABS([.Q402]-[.L402])/IF([.L402]=0;1;[.L402]))" office:value-type="float" office:value="0.533399482094638">
            <text:p>0,5333994821</text:p>
          </table:table-cell>
          <table:table-cell table:formula="of:=IF([.W402]&lt;[.$Q$1];1;0)" office:value-type="float" office:value="0">
            <text:p>0</text:p>
          </table:table-cell>
          <table:table-cell table:formula="of:=IF([.X401]&gt;0;[.Y401]+[.X40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01">
            <text:p>401</text:p>
          </table:table-cell>
          <table:table-cell/>
          <table:table-cell office:value-type="string">
            <text:p>2021-02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749">
            <text:p>3749</text:p>
          </table:table-cell>
          <table:table-cell office:value-type="float" office:value="1470516">
            <text:p>1470516</text:p>
          </table:table-cell>
          <table:table-cell office:value-type="float" office:value="297">
            <text:p>297</text:p>
          </table:table-cell>
          <table:table-cell office:value-type="float" office:value="45902">
            <text:p>45902</text:p>
          </table:table-cell>
          <table:table-cell table:formula="of:=SUM([.G397:.G403])/7" office:value-type="float" office:value="3796.71428571429">
            <text:p>3796,71</text:p>
          </table:table-cell>
          <table:table-cell table:formula="of:=SUM([.I397:.I403])/7" office:value-type="float" office:value="324.142857142857">
            <text:p>324,14</text:p>
          </table:table-cell>
          <table:table-cell table:formula="of:=[.A403]*[.K403]" office:value-type="float" office:value="1522482.42857143">
            <text:p>1522482,43</text:p>
          </table:table-cell>
          <table:table-cell table:formula="of:=[.L403]*[.A403]" office:value-type="float" office:value="129981.285714286">
            <text:p>129981,29</text:p>
          </table:table-cell>
          <table:table-cell table:formula="of:=[.A403]*[.A403]" office:value-type="float" office:value="160801">
            <text:p>160801,00</text:p>
          </table:table-cell>
          <table:table-cell table:formula="of:=[.A403]*a+b" office:value-type="float" office:value="4284.90546308358">
            <text:p>4284,91</text:p>
          </table:table-cell>
          <table:table-cell table:formula="of:=a_2*[.A403]+b_2" office:value-type="float" office:value="167.039846816354">
            <text:p>167,0398468164</text:p>
          </table:table-cell>
          <table:table-cell table:number-columns-repeated="2"/>
          <table:table-cell table:formula="of:=(ABS([.P403]-[.K403])/IF([.K403]=0;1;[.K403]))" office:value-type="float" office:value="0.128582542859807">
            <text:p>0,1285825429</text:p>
          </table:table-cell>
          <table:table-cell table:formula="of:=IF([.T403]&lt;[.$P$1];1;0)" office:value-type="float" office:value="1">
            <text:p>1</text:p>
          </table:table-cell>
          <table:table-cell table:formula="of:=IF([.U402]&gt;0;[.V402]+[.U403];0)" office:value-type="float" office:value="7">
            <text:p>7</text:p>
          </table:table-cell>
          <table:table-cell table:formula="of:=(ABS([.Q403]-[.L403])/IF([.L403]=0;1;[.L403]))" office:value-type="float" office:value="0.484672134105563">
            <text:p>0,4846721341</text:p>
          </table:table-cell>
          <table:table-cell table:formula="of:=IF([.W403]&lt;[.$Q$1];1;0)" office:value-type="float" office:value="0">
            <text:p>0</text:p>
          </table:table-cell>
          <table:table-cell table:formula="of:=IF([.X402]&gt;0;[.Y402]+[.X40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02">
            <text:p>402</text:p>
          </table:table-cell>
          <table:table-cell/>
          <table:table-cell office:value-type="string">
            <text:p>2021-02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184">
            <text:p>3184</text:p>
          </table:table-cell>
          <table:table-cell office:value-type="float" office:value="1473700">
            <text:p>1473700</text:p>
          </table:table-cell>
          <table:table-cell office:value-type="float" office:value="278">
            <text:p>278</text:p>
          </table:table-cell>
          <table:table-cell office:value-type="float" office:value="46180">
            <text:p>46180</text:p>
          </table:table-cell>
          <table:table-cell table:formula="of:=SUM([.G398:.G404])/7" office:value-type="float" office:value="3494.85714285714">
            <text:p>3494,86</text:p>
          </table:table-cell>
          <table:table-cell table:formula="of:=SUM([.I398:.I404])/7" office:value-type="float" office:value="318.428571428571">
            <text:p>318,43</text:p>
          </table:table-cell>
          <table:table-cell table:formula="of:=[.A404]*[.K404]" office:value-type="float" office:value="1404932.57142857">
            <text:p>1404932,57</text:p>
          </table:table-cell>
          <table:table-cell table:formula="of:=[.L404]*[.A404]" office:value-type="float" office:value="128008.285714286">
            <text:p>128008,29</text:p>
          </table:table-cell>
          <table:table-cell table:formula="of:=[.A404]*[.A404]" office:value-type="float" office:value="161604">
            <text:p>161604,00</text:p>
          </table:table-cell>
          <table:table-cell table:formula="of:=[.A404]*a+b" office:value-type="float" office:value="4292.36663821273">
            <text:p>4292,37</text:p>
          </table:table-cell>
          <table:table-cell table:formula="of:=a_2*[.A404]+b_2" office:value-type="float" office:value="167.43665152365">
            <text:p>167,4366515237</text:p>
          </table:table-cell>
          <table:table-cell table:number-columns-repeated="2"/>
          <table:table-cell table:formula="of:=(ABS([.P404]-[.K404])/IF([.K404]=0;1;[.K404]))" office:value-type="float" office:value="0.22819516299416">
            <text:p>0,228195163</text:p>
          </table:table-cell>
          <table:table-cell table:formula="of:=IF([.T404]&lt;[.$P$1];1;0)" office:value-type="float" office:value="1">
            <text:p>1</text:p>
          </table:table-cell>
          <table:table-cell table:formula="of:=IF([.U403]&gt;0;[.V403]+[.U404];0)" office:value-type="float" office:value="8">
            <text:p>8</text:p>
          </table:table-cell>
          <table:table-cell table:formula="of:=(ABS([.Q404]-[.L404])/IF([.L404]=0;1;[.L404]))" office:value-type="float" office:value="0.474178303873688">
            <text:p>0,4741783039</text:p>
          </table:table-cell>
          <table:table-cell table:formula="of:=IF([.W404]&lt;[.$Q$1];1;0)" office:value-type="float" office:value="0">
            <text:p>0</text:p>
          </table:table-cell>
          <table:table-cell table:formula="of:=IF([.X403]&gt;0;[.Y403]+[.X404];0)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403">
            <text:p>403</text:p>
          </table:table-cell>
          <table:table-cell/>
          <table:table-cell table:style-name="ce1" office:value-type="string">
            <text:p>2021-02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435">
            <text:p>2435</text:p>
          </table:table-cell>
          <table:table-cell office:value-type="float" office:value="1476135">
            <text:p>1476135</text:p>
          </table:table-cell>
          <table:table-cell office:value-type="float" office:value="110">
            <text:p>110</text:p>
          </table:table-cell>
          <table:table-cell office:value-type="float" office:value="46290">
            <text:p>46290</text:p>
          </table:table-cell>
          <table:table-cell table:formula="of:=SUM([.G399:.G405])/7" office:value-type="float" office:value="3196.28571428571">
            <text:p>3196,29</text:p>
          </table:table-cell>
          <table:table-cell table:formula="of:=SUM([.I399:.I405])/7" office:value-type="float" office:value="303.714285714286">
            <text:p>303,71</text:p>
          </table:table-cell>
          <table:table-cell table:formula="of:=[.A405]*[.K405]" office:value-type="float" office:value="1288103.14285714">
            <text:p>1288103,14</text:p>
          </table:table-cell>
          <table:table-cell table:formula="of:=[.L405]*[.A405]" office:value-type="float" office:value="122396.857142857">
            <text:p>122396,86</text:p>
          </table:table-cell>
          <table:table-cell table:formula="of:=[.A405]*[.A405]" office:value-type="float" office:value="162409">
            <text:p>162409,00</text:p>
          </table:table-cell>
          <table:table-cell table:formula="of:=[.A405]*a+b" office:value-type="float" office:value="4299.82781334188">
            <text:p>4299,83</text:p>
          </table:table-cell>
          <table:table-cell table:formula="of:=a_2*[.A405]+b_2" office:value-type="float" office:value="167.833456230946">
            <text:p>167,8334562309</text:p>
          </table:table-cell>
          <table:table-cell table:number-columns-repeated="2"/>
          <table:table-cell table:formula="of:=(ABS([.P405]-[.K405])/IF([.K405]=0;1;[.K405]))" office:value-type="float" office:value="0.345257651443334">
            <text:p>0,3452576514</text:p>
          </table:table-cell>
          <table:table-cell table:formula="of:=IF([.T405]&lt;[.$P$1];1;0)" office:value-type="float" office:value="1">
            <text:p>1</text:p>
          </table:table-cell>
          <table:table-cell table:formula="of:=IF([.U404]&gt;0;[.V404]+[.U405];0)" office:value-type="float" office:value="9">
            <text:p>9</text:p>
          </table:table-cell>
          <table:table-cell table:formula="of:=(ABS([.Q405]-[.L405])/IF([.L405]=0;1;[.L405]))" office:value-type="float" office:value="0.44739689858108">
            <text:p>0,4473968986</text:p>
          </table:table-cell>
          <table:table-cell table:style-name="ce1" table:formula="of:=IF([.W405]&lt;[.$Q$1];1;0)" office:value-type="float" office:value="1">
            <text:p>1</text:p>
          </table:table-cell>
          <table:table-cell table:formula="of:=IF([.X404]&gt;0;[.Y404]+[.X405];0)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404">
            <text:p>404</text:p>
          </table:table-cell>
          <table:table-cell/>
          <table:table-cell table:style-name="ce1" office:value-type="string">
            <text:p>2021-02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76">
            <text:p>1376</text:p>
          </table:table-cell>
          <table:table-cell office:value-type="float" office:value="1477511">
            <text:p>1477511</text:p>
          </table:table-cell>
          <table:table-cell office:value-type="float" office:value="183">
            <text:p>183</text:p>
          </table:table-cell>
          <table:table-cell office:value-type="float" office:value="46473">
            <text:p>46473</text:p>
          </table:table-cell>
          <table:table-cell table:formula="of:=SUM([.G400:.G406])/7" office:value-type="float" office:value="3028.85714285714">
            <text:p>3028,86</text:p>
          </table:table-cell>
          <table:table-cell table:formula="of:=SUM([.I400:.I406])/7" office:value-type="float" office:value="296.285714285714">
            <text:p>296,29</text:p>
          </table:table-cell>
          <table:table-cell table:formula="of:=[.A406]*[.K406]" office:value-type="float" office:value="1223658.28571429">
            <text:p>1223658,29</text:p>
          </table:table-cell>
          <table:table-cell table:formula="of:=[.L406]*[.A406]" office:value-type="float" office:value="119699.428571429">
            <text:p>119699,43</text:p>
          </table:table-cell>
          <table:table-cell table:formula="of:=[.A406]*[.A406]" office:value-type="float" office:value="163216">
            <text:p>163216,00</text:p>
          </table:table-cell>
          <table:table-cell table:formula="of:=[.A406]*a+b" office:value-type="float" office:value="4307.28898847103">
            <text:p>4307,29</text:p>
          </table:table-cell>
          <table:table-cell table:formula="of:=a_2*[.A406]+b_2" office:value-type="float" office:value="168.230260938242">
            <text:p>168,2302609382</text:p>
          </table:table-cell>
          <table:table-cell table:number-columns-repeated="2"/>
          <table:table-cell table:formula="of:=(ABS([.P406]-[.K406])/IF([.K406]=0;1;[.K406]))" office:value-type="float" office:value="0.42208390337219">
            <text:p>0,4220839034</text:p>
          </table:table-cell>
          <table:table-cell table:formula="of:=IF([.T406]&lt;[.$P$1];1;0)" office:value-type="float" office:value="1">
            <text:p>1</text:p>
          </table:table-cell>
          <table:table-cell table:formula="of:=IF([.U405]&gt;0;[.V405]+[.U406];0)" office:value-type="float" office:value="10">
            <text:p>10</text:p>
          </table:table-cell>
          <table:table-cell table:formula="of:=(ABS([.Q406]-[.L406])/IF([.L406]=0;1;[.L406]))" office:value-type="float" office:value="0.432202590854534">
            <text:p>0,4322025909</text:p>
          </table:table-cell>
          <table:table-cell table:style-name="ce1" table:formula="of:=IF([.W406]&lt;[.$Q$1];1;0)" office:value-type="float" office:value="1">
            <text:p>1</text:p>
          </table:table-cell>
          <table:table-cell table:formula="of:=IF([.X405]&gt;0;[.Y405]+[.X406];0)"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float" office:value="405">
            <text:p>405</text:p>
          </table:table-cell>
          <table:table-cell/>
          <table:table-cell table:style-name="ce1" office:value-type="string">
            <text:p>2021-02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42">
            <text:p>1742</text:p>
          </table:table-cell>
          <table:table-cell office:value-type="float" office:value="1479253">
            <text:p>1479253</text:p>
          </table:table-cell>
          <table:table-cell office:value-type="float" office:value="396">
            <text:p>396</text:p>
          </table:table-cell>
          <table:table-cell office:value-type="float" office:value="46869">
            <text:p>46869</text:p>
          </table:table-cell>
          <table:table-cell table:formula="of:=SUM([.G401:.G407])/7" office:value-type="float" office:value="2899.28571428571">
            <text:p>2899,29</text:p>
          </table:table-cell>
          <table:table-cell table:formula="of:=SUM([.I401:.I407])/7" office:value-type="float" office:value="274.714285714286">
            <text:p>274,71</text:p>
          </table:table-cell>
          <table:table-cell table:formula="of:=[.A407]*[.K407]" office:value-type="float" office:value="1174210.71428571">
            <text:p>1174210,71</text:p>
          </table:table-cell>
          <table:table-cell table:formula="of:=[.L407]*[.A407]" office:value-type="float" office:value="111259.285714286">
            <text:p>111259,29</text:p>
          </table:table-cell>
          <table:table-cell table:formula="of:=[.A407]*[.A407]" office:value-type="float" office:value="164025">
            <text:p>164025,00</text:p>
          </table:table-cell>
          <table:table-cell table:formula="of:=[.A407]*a+b" office:value-type="float" office:value="4314.75016360017">
            <text:p>4314,75</text:p>
          </table:table-cell>
          <table:table-cell table:formula="of:=a_2*[.A407]+b_2" office:value-type="float" office:value="168.627065645539">
            <text:p>168,6270656455</text:p>
          </table:table-cell>
          <table:table-cell table:number-columns-repeated="2"/>
          <table:table-cell table:formula="of:=(ABS([.P407]-[.K407])/IF([.K407]=0;1;[.K407]))" office:value-type="float" office:value="0.488211438541572">
            <text:p>0,4882114385</text:p>
          </table:table-cell>
          <table:table-cell table:formula="of:=IF([.T407]&lt;[.$P$1];1;0)" office:value-type="float" office:value="0">
            <text:p>0</text:p>
          </table:table-cell>
          <table:table-cell table:formula="of:=IF([.U406]&gt;0;[.V406]+[.U407];0)" office:value-type="float" office:value="10">
            <text:p>10</text:p>
          </table:table-cell>
          <table:table-cell table:formula="of:=(ABS([.Q407]-[.L407])/IF([.L407]=0;1;[.L407]))" office:value-type="float" office:value="0.386172927967358">
            <text:p>0,386172928</text:p>
          </table:table-cell>
          <table:table-cell table:style-name="ce1" table:formula="of:=IF([.W407]&lt;[.$Q$1];1;0)" office:value-type="float" office:value="1">
            <text:p>1</text:p>
          </table:table-cell>
          <table:table-cell table:formula="of:=IF([.X406]&gt;0;[.Y406]+[.X407];0)"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float" office:value="406">
            <text:p>406</text:p>
          </table:table-cell>
          <table:table-cell/>
          <table:table-cell table:style-name="ce1" office:value-type="string">
            <text:p>2021-02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159">
            <text:p>3159</text:p>
          </table:table-cell>
          <table:table-cell office:value-type="float" office:value="1482412">
            <text:p>1482412</text:p>
          </table:table-cell>
          <table:table-cell office:value-type="float" office:value="276">
            <text:p>276</text:p>
          </table:table-cell>
          <table:table-cell office:value-type="float" office:value="47145">
            <text:p>47145</text:p>
          </table:table-cell>
          <table:table-cell table:formula="of:=SUM([.G402:.G408])/7" office:value-type="float" office:value="2770.85714285714">
            <text:p>2770,86</text:p>
          </table:table-cell>
          <table:table-cell table:formula="of:=SUM([.I402:.I408])/7" office:value-type="float" office:value="257.285714285714">
            <text:p>257,29</text:p>
          </table:table-cell>
          <table:table-cell table:formula="of:=[.A408]*[.K408]" office:value-type="float" office:value="1124968">
            <text:p>1124968,00</text:p>
          </table:table-cell>
          <table:table-cell table:formula="of:=[.L408]*[.A408]" office:value-type="float" office:value="104458">
            <text:p>104458,00</text:p>
          </table:table-cell>
          <table:table-cell table:formula="of:=[.A408]*[.A408]" office:value-type="float" office:value="164836">
            <text:p>164836,00</text:p>
          </table:table-cell>
          <table:table-cell table:formula="of:=[.A408]*a+b" office:value-type="float" office:value="4322.21133872932">
            <text:p>4322,21</text:p>
          </table:table-cell>
          <table:table-cell table:formula="of:=a_2*[.A408]+b_2" office:value-type="float" office:value="169.023870352835">
            <text:p>169,0238703528</text:p>
          </table:table-cell>
          <table:table-cell table:number-columns-repeated="2"/>
          <table:table-cell table:formula="of:=(ABS([.P408]-[.K408])/IF([.K408]=0;1;[.K408]))" office:value-type="float" office:value="0.559882417565747">
            <text:p>0,5598824176</text:p>
          </table:table-cell>
          <table:table-cell table:formula="of:=IF([.T408]&lt;[.$P$1];1;0)" office:value-type="float" office:value="0">
            <text:p>0</text:p>
          </table:table-cell>
          <table:table-cell table:formula="of:=IF([.U407]&gt;0;[.V407]+[.U408];0)" office:value-type="float" office:value="0">
            <text:p>0</text:p>
          </table:table-cell>
          <table:table-cell table:formula="of:=(ABS([.Q408]-[.L408])/IF([.L408]=0;1;[.L408]))" office:value-type="float" office:value="0.343049920894035">
            <text:p>0,3430499209</text:p>
          </table:table-cell>
          <table:table-cell table:style-name="ce1" table:formula="of:=IF([.W408]&lt;[.$Q$1];1;0)" office:value-type="float" office:value="1">
            <text:p>1</text:p>
          </table:table-cell>
          <table:table-cell table:formula="of:=IF([.X407]&gt;0;[.Y407]+[.X408];0)"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float" office:value="407">
            <text:p>407</text:p>
          </table:table-cell>
          <table:table-cell/>
          <table:table-cell table:style-name="ce1" office:value-type="string">
            <text:p>2021-02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488">
            <text:p>2488</text:p>
          </table:table-cell>
          <table:table-cell office:value-type="float" office:value="1484900">
            <text:p>1484900</text:p>
          </table:table-cell>
          <table:table-cell office:value-type="float" office:value="237">
            <text:p>237</text:p>
          </table:table-cell>
          <table:table-cell office:value-type="float" office:value="47382">
            <text:p>47382</text:p>
          </table:table-cell>
          <table:table-cell table:formula="of:=SUM([.G403:.G409])/7" office:value-type="float" office:value="2590.42857142857">
            <text:p>2590,43</text:p>
          </table:table-cell>
          <table:table-cell table:formula="of:=SUM([.I403:.I409])/7" office:value-type="float" office:value="253.857142857143">
            <text:p>253,86</text:p>
          </table:table-cell>
          <table:table-cell table:formula="of:=[.A409]*[.K409]" office:value-type="float" office:value="1054304.42857143">
            <text:p>1054304,43</text:p>
          </table:table-cell>
          <table:table-cell table:formula="of:=[.L409]*[.A409]" office:value-type="float" office:value="103319.857142857">
            <text:p>103319,86</text:p>
          </table:table-cell>
          <table:table-cell table:formula="of:=[.A409]*[.A409]" office:value-type="float" office:value="165649">
            <text:p>165649,00</text:p>
          </table:table-cell>
          <table:table-cell table:formula="of:=[.A409]*a+b" office:value-type="float" office:value="4329.67251385847">
            <text:p>4329,67</text:p>
          </table:table-cell>
          <table:table-cell table:formula="of:=a_2*[.A409]+b_2" office:value-type="float" office:value="169.420675060131">
            <text:p>169,4206750601</text:p>
          </table:table-cell>
          <table:table-cell table:number-columns-repeated="2"/>
          <table:table-cell table:formula="of:=(ABS([.P409]-[.K409])/IF([.K409]=0;1;[.K409]))" office:value-type="float" office:value="0.671411658137609">
            <text:p>0,6714116581</text:p>
          </table:table-cell>
          <table:table-cell table:formula="of:=IF([.T409]&lt;[.$P$1];1;0)" office:value-type="float" office:value="0">
            <text:p>0</text:p>
          </table:table-cell>
          <table:table-cell table:formula="of:=IF([.U408]&gt;0;[.V408]+[.U409];0)" office:value-type="float" office:value="0">
            <text:p>0</text:p>
          </table:table-cell>
          <table:table-cell table:formula="of:=(ABS([.Q409]-[.L409])/IF([.L409]=0;1;[.L409]))" office:value-type="float" office:value="0.332614110624133">
            <text:p>0,3326141106</text:p>
          </table:table-cell>
          <table:table-cell table:style-name="ce1" table:formula="of:=IF([.W409]&lt;[.$Q$1];1;0)" office:value-type="float" office:value="1">
            <text:p>1</text:p>
          </table:table-cell>
          <table:table-cell table:formula="of:=IF([.X408]&gt;0;[.Y408]+[.X409];0)"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float" office:value="408">
            <text:p>408</text:p>
          </table:table-cell>
          <table:table-cell/>
          <table:table-cell table:style-name="ce1" office:value-type="string">
            <text:p>2021-02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781">
            <text:p>2781</text:p>
          </table:table-cell>
          <table:table-cell office:value-type="float" office:value="1487681">
            <text:p>1487681</text:p>
          </table:table-cell>
          <table:table-cell office:value-type="float" office:value="288">
            <text:p>288</text:p>
          </table:table-cell>
          <table:table-cell office:value-type="float" office:value="47670">
            <text:p>47670</text:p>
          </table:table-cell>
          <table:table-cell table:formula="of:=SUM([.G404:.G410])/7" office:value-type="float" office:value="2452.14285714286">
            <text:p>2452,14</text:p>
          </table:table-cell>
          <table:table-cell table:formula="of:=SUM([.I404:.I410])/7" office:value-type="float" office:value="252.571428571429">
            <text:p>252,57</text:p>
          </table:table-cell>
          <table:table-cell table:formula="of:=[.A410]*[.K410]" office:value-type="float" office:value="1000474.28571429">
            <text:p>1000474,29</text:p>
          </table:table-cell>
          <table:table-cell table:formula="of:=[.L410]*[.A410]" office:value-type="float" office:value="103049.142857143">
            <text:p>103049,14</text:p>
          </table:table-cell>
          <table:table-cell table:formula="of:=[.A410]*[.A410]" office:value-type="float" office:value="166464">
            <text:p>166464,00</text:p>
          </table:table-cell>
          <table:table-cell table:formula="of:=[.A410]*a+b" office:value-type="float" office:value="4337.13368898761">
            <text:p>4337,13</text:p>
          </table:table-cell>
          <table:table-cell table:formula="of:=a_2*[.A410]+b_2" office:value-type="float" office:value="169.817479767427">
            <text:p>169,8174797674</text:p>
          </table:table-cell>
          <table:table-cell table:number-columns-repeated="2"/>
          <table:table-cell table:formula="of:=(ABS([.P410]-[.K410])/IF([.K410]=0;1;[.K410]))" office:value-type="float" office:value="0.768711670428971">
            <text:p>0,7687116704</text:p>
          </table:table-cell>
          <table:table-cell table:formula="of:=IF([.T410]&lt;[.$P$1];1;0)" office:value-type="float" office:value="0">
            <text:p>0</text:p>
          </table:table-cell>
          <table:table-cell table:formula="of:=IF([.U409]&gt;0;[.V409]+[.U410];0)" office:value-type="float" office:value="0">
            <text:p>0</text:p>
          </table:table-cell>
          <table:table-cell table:formula="of:=(ABS([.Q410]-[.L410])/IF([.L410]=0;1;[.L410]))" office:value-type="float" office:value="0.327645724902721">
            <text:p>0,3276457249</text:p>
          </table:table-cell>
          <table:table-cell table:style-name="ce1" table:formula="of:=IF([.W410]&lt;[.$Q$1];1;0)" office:value-type="float" office:value="1">
            <text:p>1</text:p>
          </table:table-cell>
          <table:table-cell table:formula="of:=IF([.X409]&gt;0;[.Y409]+[.X410];0)"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409">
            <text:p>409</text:p>
          </table:table-cell>
          <table:table-cell/>
          <table:table-cell table:style-name="ce1" office:value-type="string">
            <text:p>2021-02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382">
            <text:p>2382</text:p>
          </table:table-cell>
          <table:table-cell office:value-type="float" office:value="1490063">
            <text:p>1490063</text:p>
          </table:table-cell>
          <table:table-cell office:value-type="float" office:value="151">
            <text:p>151</text:p>
          </table:table-cell>
          <table:table-cell office:value-type="float" office:value="47821">
            <text:p>47821</text:p>
          </table:table-cell>
          <table:table-cell table:formula="of:=SUM([.G405:.G411])/7" office:value-type="float" office:value="2337.57142857143">
            <text:p>2337,57</text:p>
          </table:table-cell>
          <table:table-cell table:formula="of:=SUM([.I405:.I411])/7" office:value-type="float" office:value="234.428571428571">
            <text:p>234,43</text:p>
          </table:table-cell>
          <table:table-cell table:formula="of:=[.A411]*[.K411]" office:value-type="float" office:value="956066.714285714">
            <text:p>956066,71</text:p>
          </table:table-cell>
          <table:table-cell table:formula="of:=[.L411]*[.A411]" office:value-type="float" office:value="95881.2857142857">
            <text:p>95881,29</text:p>
          </table:table-cell>
          <table:table-cell table:formula="of:=[.A411]*[.A411]" office:value-type="float" office:value="167281">
            <text:p>167281,00</text:p>
          </table:table-cell>
          <table:table-cell table:formula="of:=[.A411]*a+b" office:value-type="float" office:value="4344.59486411676">
            <text:p>4344,59</text:p>
          </table:table-cell>
          <table:table-cell table:formula="of:=a_2*[.A411]+b_2" office:value-type="float" office:value="170.214284474723">
            <text:p>170,2142844747</text:p>
          </table:table-cell>
          <table:table-cell table:number-columns-repeated="2"/>
          <table:table-cell table:formula="of:=(ABS([.P411]-[.K411])/IF([.K411]=0;1;[.K411]))" office:value-type="float" office:value="0.858593414949417">
            <text:p>0,8585934149</text:p>
          </table:table-cell>
          <table:table-cell table:formula="of:=IF([.T411]&lt;[.$P$1];1;0)" office:value-type="float" office:value="0">
            <text:p>0</text:p>
          </table:table-cell>
          <table:table-cell table:formula="of:=IF([.U410]&gt;0;[.V410]+[.U411];0)" office:value-type="float" office:value="0">
            <text:p>0</text:p>
          </table:table-cell>
          <table:table-cell table:formula="of:=(ABS([.Q411]-[.L411])/IF([.L411]=0;1;[.L411]))" office:value-type="float" office:value="0.273918347761693">
            <text:p>0,2739183478</text:p>
          </table:table-cell>
          <table:table-cell table:style-name="ce1" table:formula="of:=IF([.W411]&lt;[.$Q$1];1;0)" office:value-type="float" office:value="1">
            <text:p>1</text:p>
          </table:table-cell>
          <table:table-cell table:formula="of:=IF([.X410]&gt;0;[.Y410]+[.X411];0)"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410">
            <text:p>410</text:p>
          </table:table-cell>
          <table:table-cell/>
          <table:table-cell table:style-name="ce1" office:value-type="string">
            <text:p>2021-02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44">
            <text:p>1744</text:p>
          </table:table-cell>
          <table:table-cell office:value-type="float" office:value="1491807">
            <text:p>1491807</text:p>
          </table:table-cell>
          <table:table-cell office:value-type="float" office:value="78">
            <text:p>78</text:p>
          </table:table-cell>
          <table:table-cell office:value-type="float" office:value="47899">
            <text:p>47899</text:p>
          </table:table-cell>
          <table:table-cell table:formula="of:=SUM([.G406:.G412])/7" office:value-type="float" office:value="2238.85714285714">
            <text:p>2238,86</text:p>
          </table:table-cell>
          <table:table-cell table:formula="of:=SUM([.I406:.I412])/7" office:value-type="float" office:value="229.857142857143">
            <text:p>229,86</text:p>
          </table:table-cell>
          <table:table-cell table:formula="of:=[.A412]*[.K412]" office:value-type="float" office:value="917931.428571429">
            <text:p>917931,43</text:p>
          </table:table-cell>
          <table:table-cell table:formula="of:=[.L412]*[.A412]" office:value-type="float" office:value="94241.4285714286">
            <text:p>94241,43</text:p>
          </table:table-cell>
          <table:table-cell table:formula="of:=[.A412]*[.A412]" office:value-type="float" office:value="168100">
            <text:p>168100,00</text:p>
          </table:table-cell>
          <table:table-cell table:formula="of:=[.A412]*a+b" office:value-type="float" office:value="4352.05603924591">
            <text:p>4352,06</text:p>
          </table:table-cell>
          <table:table-cell table:formula="of:=a_2*[.A412]+b_2" office:value-type="float" office:value="170.611089182019">
            <text:p>170,611089182</text:p>
          </table:table-cell>
          <table:table-cell table:number-columns-repeated="2"/>
          <table:table-cell table:formula="of:=(ABS([.P412]-[.K412])/IF([.K412]=0;1;[.K412]))" office:value-type="float" office:value="0.943873932792327">
            <text:p>0,9438739328</text:p>
          </table:table-cell>
          <table:table-cell table:formula="of:=IF([.T412]&lt;[.$P$1];1;0)" office:value-type="float" office:value="0">
            <text:p>0</text:p>
          </table:table-cell>
          <table:table-cell table:formula="of:=IF([.U411]&gt;0;[.V411]+[.U412];0)" office:value-type="float" office:value="0">
            <text:p>0</text:p>
          </table:table-cell>
          <table:table-cell table:formula="of:=(ABS([.Q412]-[.L412])/IF([.L412]=0;1;[.L412]))" office:value-type="float" office:value="0.257751631899232">
            <text:p>0,2577516319</text:p>
          </table:table-cell>
          <table:table-cell table:style-name="ce1" table:formula="of:=IF([.W412]&lt;[.$Q$1];1;0)" office:value-type="float" office:value="1">
            <text:p>1</text:p>
          </table:table-cell>
          <table:table-cell table:formula="of:=IF([.X411]&gt;0;[.Y411]+[.X412];0)"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411">
            <text:p>411</text:p>
          </table:table-cell>
          <table:table-cell/>
          <table:table-cell table:style-name="ce1" office:value-type="string">
            <text:p>2021-02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02">
            <text:p>1102</text:p>
          </table:table-cell>
          <table:table-cell office:value-type="float" office:value="1492909">
            <text:p>1492909</text:p>
          </table:table-cell>
          <table:table-cell office:value-type="float" office:value="195">
            <text:p>195</text:p>
          </table:table-cell>
          <table:table-cell office:value-type="float" office:value="48094">
            <text:p>48094</text:p>
          </table:table-cell>
          <table:table-cell table:formula="of:=SUM([.G407:.G413])/7" office:value-type="float" office:value="2199.71428571429">
            <text:p>2199,71</text:p>
          </table:table-cell>
          <table:table-cell table:formula="of:=SUM([.I407:.I413])/7" office:value-type="float" office:value="231.571428571429">
            <text:p>231,57</text:p>
          </table:table-cell>
          <table:table-cell table:formula="of:=[.A413]*[.K413]" office:value-type="float" office:value="904082.571428572">
            <text:p>904082,57</text:p>
          </table:table-cell>
          <table:table-cell table:formula="of:=[.L413]*[.A413]" office:value-type="float" office:value="95175.8571428571">
            <text:p>95175,86</text:p>
          </table:table-cell>
          <table:table-cell table:formula="of:=[.A413]*[.A413]" office:value-type="float" office:value="168921">
            <text:p>168921,00</text:p>
          </table:table-cell>
          <table:table-cell table:formula="of:=[.A413]*a+b" office:value-type="float" office:value="4359.51721437505">
            <text:p>4359,52</text:p>
          </table:table-cell>
          <table:table-cell table:formula="of:=a_2*[.A413]+b_2" office:value-type="float" office:value="171.007893889316">
            <text:p>171,0078938893</text:p>
          </table:table-cell>
          <table:table-cell table:number-columns-repeated="2"/>
          <table:table-cell table:formula="of:=(ABS([.P413]-[.K413])/IF([.K413]=0;1;[.K413]))" office:value-type="float" office:value="0.981856117718234">
            <text:p>0,9818561177</text:p>
          </table:table-cell>
          <table:table-cell table:formula="of:=IF([.T413]&lt;[.$P$1];1;0)" office:value-type="float" office:value="0">
            <text:p>0</text:p>
          </table:table-cell>
          <table:table-cell table:formula="of:=IF([.U412]&gt;0;[.V412]+[.U413];0)" office:value-type="float" office:value="0">
            <text:p>0</text:p>
          </table:table-cell>
          <table:table-cell table:formula="of:=(ABS([.Q413]-[.L413])/IF([.L413]=0;1;[.L413]))" office:value-type="float" office:value="0.261532845635282">
            <text:p>0,2615328456</text:p>
          </table:table-cell>
          <table:table-cell table:style-name="ce1" table:formula="of:=IF([.W413]&lt;[.$Q$1];1;0)" office:value-type="float" office:value="1">
            <text:p>1</text:p>
          </table:table-cell>
          <table:table-cell table:formula="of:=IF([.X412]&gt;0;[.Y412]+[.X413];0)"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412">
            <text:p>412</text:p>
          </table:table-cell>
          <table:table-cell/>
          <table:table-cell table:style-name="ce1" office:value-type="string">
            <text:p>2021-02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10">
            <text:p>1210</text:p>
          </table:table-cell>
          <table:table-cell office:value-type="float" office:value="1494119">
            <text:p>1494119</text:p>
          </table:table-cell>
          <table:table-cell office:value-type="float" office:value="219">
            <text:p>219</text:p>
          </table:table-cell>
          <table:table-cell office:value-type="float" office:value="48313">
            <text:p>48313</text:p>
          </table:table-cell>
          <table:table-cell table:formula="of:=SUM([.G408:.G414])/7" office:value-type="float" office:value="2123.71428571429">
            <text:p>2123,71</text:p>
          </table:table-cell>
          <table:table-cell table:formula="of:=SUM([.I408:.I414])/7" office:value-type="float" office:value="206.285714285714">
            <text:p>206,29</text:p>
          </table:table-cell>
          <table:table-cell table:formula="of:=[.A414]*[.K414]" office:value-type="float" office:value="874970.285714286">
            <text:p>874970,29</text:p>
          </table:table-cell>
          <table:table-cell table:formula="of:=[.L414]*[.A414]" office:value-type="float" office:value="84989.7142857143">
            <text:p>84989,71</text:p>
          </table:table-cell>
          <table:table-cell table:formula="of:=[.A414]*[.A414]" office:value-type="float" office:value="169744">
            <text:p>169744,00</text:p>
          </table:table-cell>
          <table:table-cell table:formula="of:=[.A414]*a+b" office:value-type="float" office:value="4366.9783895042">
            <text:p>4366,98</text:p>
          </table:table-cell>
          <table:table-cell table:formula="of:=a_2*[.A414]+b_2" office:value-type="float" office:value="171.404698596612">
            <text:p>171,4046985966</text:p>
          </table:table-cell>
          <table:table-cell table:number-columns-repeated="2"/>
          <table:table-cell table:formula="of:=(ABS([.P414]-[.K414])/IF([.K414]=0;1;[.K414]))" office:value-type="float" office:value="1.05629279742563">
            <text:p>1,0562927974</text:p>
          </table:table-cell>
          <table:table-cell table:formula="of:=IF([.T414]&lt;[.$P$1];1;0)" office:value-type="float" office:value="0">
            <text:p>0</text:p>
          </table:table-cell>
          <table:table-cell table:formula="of:=IF([.U413]&gt;0;[.V413]+[.U414];0)" office:value-type="float" office:value="0">
            <text:p>0</text:p>
          </table:table-cell>
          <table:table-cell table:formula="of:=(ABS([.Q414]-[.L414])/IF([.L414]=0;1;[.L414]))" office:value-type="float" office:value="0.169090796276813">
            <text:p>0,1690907963</text:p>
          </table:table-cell>
          <table:table-cell table:style-name="ce1" table:formula="of:=IF([.W414]&lt;[.$Q$1];1;0)" office:value-type="float" office:value="1">
            <text:p>1</text:p>
          </table:table-cell>
          <table:table-cell table:formula="of:=IF([.X413]&gt;0;[.Y413]+[.X414];0)" office:value-type="float" office:value="9">
            <text:p>9</text:p>
          </table:table-cell>
          <table:table-cell table:number-columns-repeated="12"/>
        </table:table-row>
        <table:table-row table:style-name="ro1">
          <table:table-cell office:value-type="float" office:value="413">
            <text:p>413</text:p>
          </table:table-cell>
          <table:table-cell/>
          <table:table-cell table:style-name="ce1" office:value-type="string">
            <text:p>2021-02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320">
            <text:p>2320</text:p>
          </table:table-cell>
          <table:table-cell office:value-type="float" office:value="1496439">
            <text:p>1496439</text:p>
          </table:table-cell>
          <table:table-cell office:value-type="float" office:value="165">
            <text:p>165</text:p>
          </table:table-cell>
          <table:table-cell office:value-type="float" office:value="48478">
            <text:p>48478</text:p>
          </table:table-cell>
          <table:table-cell table:formula="of:=SUM([.G409:.G415])/7" office:value-type="float" office:value="2003.85714285714">
            <text:p>2003,86</text:p>
          </table:table-cell>
          <table:table-cell table:formula="of:=SUM([.I409:.I415])/7" office:value-type="float" office:value="190.428571428571">
            <text:p>190,43</text:p>
          </table:table-cell>
          <table:table-cell table:formula="of:=[.A415]*[.K415]" office:value-type="float" office:value="827593">
            <text:p>827593,00</text:p>
          </table:table-cell>
          <table:table-cell table:formula="of:=[.L415]*[.A415]" office:value-type="float" office:value="78647">
            <text:p>78647,00</text:p>
          </table:table-cell>
          <table:table-cell table:formula="of:=[.A415]*[.A415]" office:value-type="float" office:value="170569">
            <text:p>170569,00</text:p>
          </table:table-cell>
          <table:table-cell table:formula="of:=[.A415]*a+b" office:value-type="float" office:value="4374.43956463335">
            <text:p>4374,44</text:p>
          </table:table-cell>
          <table:table-cell table:formula="of:=a_2*[.A415]+b_2" office:value-type="float" office:value="171.801503303908">
            <text:p>171,8015033039</text:p>
          </table:table-cell>
          <table:table-cell table:number-columns-repeated="2"/>
          <table:table-cell table:formula="of:=(ABS([.P415]-[.K415])/IF([.K415]=0;1;[.K415]))" office:value-type="float" office:value="1.18300969219601">
            <text:p>1,1830096922</text:p>
          </table:table-cell>
          <table:table-cell table:formula="of:=IF([.T415]&lt;[.$P$1];1;0)" office:value-type="float" office:value="0">
            <text:p>0</text:p>
          </table:table-cell>
          <table:table-cell table:formula="of:=IF([.U414]&gt;0;[.V414]+[.U415];0)" office:value-type="float" office:value="0">
            <text:p>0</text:p>
          </table:table-cell>
          <table:table-cell table:formula="of:=(ABS([.Q415]-[.L415])/IF([.L415]=0;1;[.L415]))" office:value-type="float" office:value="0.0978165617949325">
            <text:p>0,0978165618</text:p>
          </table:table-cell>
          <table:table-cell table:style-name="ce1" table:formula="of:=IF([.W415]&lt;[.$Q$1];1;0)" office:value-type="float" office:value="1">
            <text:p>1</text:p>
          </table:table-cell>
          <table:table-cell table:formula="of:=IF([.X414]&gt;0;[.Y414]+[.X415];0)" office:value-type="float" office:value="10">
            <text:p>10</text:p>
          </table:table-cell>
          <table:table-cell table:number-columns-repeated="12"/>
        </table:table-row>
        <table:table-row table:style-name="ro1">
          <table:table-cell office:value-type="float" office:value="414">
            <text:p>414</text:p>
          </table:table-cell>
          <table:table-cell/>
          <table:table-cell table:style-name="ce1" office:value-type="string">
            <text:p>2021-02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327">
            <text:p>2327</text:p>
          </table:table-cell>
          <table:table-cell office:value-type="float" office:value="1498766">
            <text:p>1498766</text:p>
          </table:table-cell>
          <table:table-cell office:value-type="float" office:value="230">
            <text:p>230</text:p>
          </table:table-cell>
          <table:table-cell office:value-type="float" office:value="48708">
            <text:p>48708</text:p>
          </table:table-cell>
          <table:table-cell table:formula="of:=SUM([.G410:.G416])/7" office:value-type="float" office:value="1980.85714285714">
            <text:p>1980,86</text:p>
          </table:table-cell>
          <table:table-cell table:formula="of:=SUM([.I410:.I416])/7" office:value-type="float" office:value="189.428571428571">
            <text:p>189,43</text:p>
          </table:table-cell>
          <table:table-cell table:formula="of:=[.A416]*[.K416]" office:value-type="float" office:value="820074.857142857">
            <text:p>820074,86</text:p>
          </table:table-cell>
          <table:table-cell table:formula="of:=[.L416]*[.A416]" office:value-type="float" office:value="78423.4285714286">
            <text:p>78423,43</text:p>
          </table:table-cell>
          <table:table-cell table:formula="of:=[.A416]*[.A416]" office:value-type="float" office:value="171396">
            <text:p>171396,00</text:p>
          </table:table-cell>
          <table:table-cell table:formula="of:=[.A416]*a+b" office:value-type="float" office:value="4381.90073976249">
            <text:p>4381,90</text:p>
          </table:table-cell>
          <table:table-cell table:formula="of:=a_2*[.A416]+b_2" office:value-type="float" office:value="172.198308011204">
            <text:p>172,1983080112</text:p>
          </table:table-cell>
          <table:table-cell table:number-columns-repeated="2"/>
          <table:table-cell table:formula="of:=(ABS([.P416]-[.K416])/IF([.K416]=0;1;[.K416]))" office:value-type="float" office:value="1.21212355245474">
            <text:p>1,2121235525</text:p>
          </table:table-cell>
          <table:table-cell table:formula="of:=IF([.T416]&lt;[.$P$1];1;0)" office:value-type="float" office:value="0">
            <text:p>0</text:p>
          </table:table-cell>
          <table:table-cell table:formula="of:=IF([.U415]&gt;0;[.V415]+[.U416];0)" office:value-type="float" office:value="0">
            <text:p>0</text:p>
          </table:table-cell>
          <table:table-cell table:formula="of:=(ABS([.Q416]-[.L416])/IF([.L416]=0;1;[.L416]))" office:value-type="float" office:value="0.0909591583118943">
            <text:p>0,0909591583</text:p>
          </table:table-cell>
          <table:table-cell table:style-name="ce1" table:formula="of:=IF([.W416]&lt;[.$Q$1];1;0)" office:value-type="float" office:value="1">
            <text:p>1</text:p>
          </table:table-cell>
          <table:table-cell table:formula="of:=IF([.X415]&gt;0;[.Y415]+[.X416];0)" office:value-type="float" office:value="11">
            <text:p>11</text:p>
          </table:table-cell>
          <table:table-cell table:number-columns-repeated="12"/>
        </table:table-row>
        <table:table-row table:style-name="ro1">
          <table:table-cell office:value-type="float" office:value="415">
            <text:p>415</text:p>
          </table:table-cell>
          <table:table-cell/>
          <table:table-cell table:style-name="ce1" office:value-type="string">
            <text:p>2021-02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911">
            <text:p>1911</text:p>
          </table:table-cell>
          <table:table-cell office:value-type="float" office:value="1500677">
            <text:p>1500677</text:p>
          </table:table-cell>
          <table:table-cell office:value-type="float" office:value="151">
            <text:p>151</text:p>
          </table:table-cell>
          <table:table-cell office:value-type="float" office:value="48859">
            <text:p>48859</text:p>
          </table:table-cell>
          <table:table-cell table:formula="of:=SUM([.G411:.G417])/7" office:value-type="float" office:value="1856.57142857143">
            <text:p>1856,57</text:p>
          </table:table-cell>
          <table:table-cell table:formula="of:=SUM([.I411:.I417])/7" office:value-type="float" office:value="169.857142857143">
            <text:p>169,86</text:p>
          </table:table-cell>
          <table:table-cell table:formula="of:=[.A417]*[.K417]" office:value-type="float" office:value="770477.142857143">
            <text:p>770477,14</text:p>
          </table:table-cell>
          <table:table-cell table:formula="of:=[.L417]*[.A417]" office:value-type="float" office:value="70490.7142857143">
            <text:p>70490,71</text:p>
          </table:table-cell>
          <table:table-cell table:formula="of:=[.A417]*[.A417]" office:value-type="float" office:value="172225">
            <text:p>172225,00</text:p>
          </table:table-cell>
          <table:table-cell table:formula="of:=[.A417]*a+b" office:value-type="float" office:value="4389.36191489164">
            <text:p>4389,36</text:p>
          </table:table-cell>
          <table:table-cell table:formula="of:=a_2*[.A417]+b_2" office:value-type="float" office:value="172.5951127185">
            <text:p>172,5951127185</text:p>
          </table:table-cell>
          <table:table-cell table:number-columns-repeated="2"/>
          <table:table-cell table:formula="of:=(ABS([.P417]-[.K417])/IF([.K417]=0;1;[.K417]))" office:value-type="float" office:value="1.36423002494933">
            <text:p>1,3642300249</text:p>
          </table:table-cell>
          <table:table-cell table:formula="of:=IF([.T417]&lt;[.$P$1];1;0)" office:value-type="float" office:value="0">
            <text:p>0</text:p>
          </table:table-cell>
          <table:table-cell table:formula="of:=IF([.U416]&gt;0;[.V416]+[.U417];0)" office:value-type="float" office:value="0">
            <text:p>0</text:p>
          </table:table-cell>
          <table:table-cell table:formula="of:=(ABS([.Q417]-[.L417])/IF([.L417]=0;1;[.L417]))" office:value-type="float" office:value="0.0161192506555939">
            <text:p>0,0161192507</text:p>
          </table:table-cell>
          <table:table-cell table:style-name="ce1" table:formula="of:=IF([.W417]&lt;[.$Q$1];1;0)" office:value-type="float" office:value="1">
            <text:p>1</text:p>
          </table:table-cell>
          <table:table-cell table:formula="of:=IF([.X416]&gt;0;[.Y416]+[.X417];0)" office:value-type="float" office:value="12">
            <text:p>12</text:p>
          </table:table-cell>
          <table:table-cell table:number-columns-repeated="12"/>
        </table:table-row>
        <table:table-row table:style-name="ro1">
          <table:table-cell office:value-type="float" office:value="416">
            <text:p>416</text:p>
          </table:table-cell>
          <table:table-cell/>
          <table:table-cell table:style-name="ce1" office:value-type="string">
            <text:p>2021-02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690">
            <text:p>1690</text:p>
          </table:table-cell>
          <table:table-cell office:value-type="float" office:value="1502367">
            <text:p>1502367</text:p>
          </table:table-cell>
          <table:table-cell office:value-type="float" office:value="81">
            <text:p>81</text:p>
          </table:table-cell>
          <table:table-cell office:value-type="float" office:value="48940">
            <text:p>48940</text:p>
          </table:table-cell>
          <table:table-cell table:formula="of:=SUM([.G412:.G418])/7" office:value-type="float" office:value="1757.71428571429">
            <text:p>1757,71</text:p>
          </table:table-cell>
          <table:table-cell table:formula="of:=SUM([.I412:.I418])/7" office:value-type="float" office:value="159.857142857143">
            <text:p>159,86</text:p>
          </table:table-cell>
          <table:table-cell table:formula="of:=[.A418]*[.K418]" office:value-type="float" office:value="731209.142857143">
            <text:p>731209,14</text:p>
          </table:table-cell>
          <table:table-cell table:formula="of:=[.L418]*[.A418]" office:value-type="float" office:value="66500.5714285714">
            <text:p>66500,57</text:p>
          </table:table-cell>
          <table:table-cell table:formula="of:=[.A418]*[.A418]" office:value-type="float" office:value="173056">
            <text:p>173056,00</text:p>
          </table:table-cell>
          <table:table-cell table:formula="of:=[.A418]*a+b" office:value-type="float" office:value="4396.82309002079">
            <text:p>4396,82</text:p>
          </table:table-cell>
          <table:table-cell table:formula="of:=a_2*[.A418]+b_2" office:value-type="float" office:value="172.991917425796">
            <text:p>172,9919174258</text:p>
          </table:table-cell>
          <table:table-cell table:number-columns-repeated="2"/>
          <table:table-cell table:formula="of:=(ABS([.P418]-[.K418])/IF([.K418]=0;1;[.K418]))" office:value-type="float" office:value="1.50144356551898">
            <text:p>1,5014435655</text:p>
          </table:table-cell>
          <table:table-cell table:formula="of:=IF([.T418]&lt;[.$P$1];1;0)" office:value-type="float" office:value="0">
            <text:p>0</text:p>
          </table:table-cell>
          <table:table-cell table:formula="of:=IF([.U417]&gt;0;[.V417]+[.U418];0)" office:value-type="float" office:value="0">
            <text:p>0</text:p>
          </table:table-cell>
          <table:table-cell table:formula="of:=(ABS([.Q418]-[.L418])/IF([.L418]=0;1;[.L418]))" office:value-type="float" office:value="0.0821657032891639">
            <text:p>0,0821657033</text:p>
          </table:table-cell>
          <table:table-cell table:style-name="ce1" table:formula="of:=IF([.W418]&lt;[.$Q$1];1;0)" office:value-type="float" office:value="1">
            <text:p>1</text:p>
          </table:table-cell>
          <table:table-cell table:formula="of:=IF([.X417]&gt;0;[.Y417]+[.X418];0)" office:value-type="float" office:value="13">
            <text:p>13</text:p>
          </table:table-cell>
          <table:table-cell table:number-columns-repeated="12"/>
        </table:table-row>
        <table:table-row table:style-name="ro1">
          <table:table-cell office:value-type="float" office:value="417">
            <text:p>417</text:p>
          </table:table-cell>
          <table:table-cell/>
          <table:table-cell table:style-name="ce1" office:value-type="string">
            <text:p>2021-02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29">
            <text:p>1429</text:p>
          </table:table-cell>
          <table:table-cell office:value-type="float" office:value="1503796">
            <text:p>1503796</text:p>
          </table:table-cell>
          <table:table-cell office:value-type="float" office:value="113">
            <text:p>113</text:p>
          </table:table-cell>
          <table:table-cell office:value-type="float" office:value="49053">
            <text:p>49053</text:p>
          </table:table-cell>
          <table:table-cell table:formula="of:=SUM([.G413:.G419])/7" office:value-type="float" office:value="1712.71428571429">
            <text:p>1712,71</text:p>
          </table:table-cell>
          <table:table-cell table:formula="of:=SUM([.I413:.I419])/7" office:value-type="float" office:value="164.857142857143">
            <text:p>164,86</text:p>
          </table:table-cell>
          <table:table-cell table:formula="of:=[.A419]*[.K419]" office:value-type="float" office:value="714201.857142857">
            <text:p>714201,86</text:p>
          </table:table-cell>
          <table:table-cell table:formula="of:=[.L419]*[.A419]" office:value-type="float" office:value="68745.4285714286">
            <text:p>68745,43</text:p>
          </table:table-cell>
          <table:table-cell table:formula="of:=[.A419]*[.A419]" office:value-type="float" office:value="173889">
            <text:p>173889,00</text:p>
          </table:table-cell>
          <table:table-cell table:formula="of:=[.A419]*a+b" office:value-type="float" office:value="4404.28426514993">
            <text:p>4404,28</text:p>
          </table:table-cell>
          <table:table-cell table:formula="of:=a_2*[.A419]+b_2" office:value-type="float" office:value="173.388722133093">
            <text:p>173,3887221331</text:p>
          </table:table-cell>
          <table:table-cell table:number-columns-repeated="2"/>
          <table:table-cell table:formula="of:=(ABS([.P419]-[.K419])/IF([.K419]=0;1;[.K419]))" office:value-type="float" office:value="1.5715230508007">
            <text:p>1,5715230508</text:p>
          </table:table-cell>
          <table:table-cell table:formula="of:=IF([.T419]&lt;[.$P$1];1;0)" office:value-type="float" office:value="0">
            <text:p>0</text:p>
          </table:table-cell>
          <table:table-cell table:formula="of:=IF([.U418]&gt;0;[.V418]+[.U419];0)" office:value-type="float" office:value="0">
            <text:p>0</text:p>
          </table:table-cell>
          <table:table-cell table:formula="of:=(ABS([.Q419]-[.L419])/IF([.L419]=0;1;[.L419]))" office:value-type="float" office:value="0.0517513474277708">
            <text:p>0,0517513474</text:p>
          </table:table-cell>
          <table:table-cell table:style-name="ce1" table:formula="of:=IF([.W419]&lt;[.$Q$1];1;0)" office:value-type="float" office:value="1">
            <text:p>1</text:p>
          </table:table-cell>
          <table:table-cell table:formula="of:=IF([.X418]&gt;0;[.Y418]+[.X419];0)" office:value-type="float" office:value="14">
            <text:p>14</text:p>
          </table:table-cell>
          <table:table-cell table:number-columns-repeated="12"/>
        </table:table-row>
        <table:table-row table:style-name="ro1">
          <table:table-cell office:value-type="float" office:value="418">
            <text:p>418</text:p>
          </table:table-cell>
          <table:table-cell/>
          <table:table-cell table:style-name="ce1" office:value-type="string">
            <text:p>2021-02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92">
            <text:p>792</text:p>
          </table:table-cell>
          <table:table-cell office:value-type="float" office:value="1504588">
            <text:p>1504588</text:p>
          </table:table-cell>
          <table:table-cell office:value-type="float" office:value="97">
            <text:p>97</text:p>
          </table:table-cell>
          <table:table-cell office:value-type="float" office:value="49150">
            <text:p>49150</text:p>
          </table:table-cell>
          <table:table-cell table:formula="of:=SUM([.G414:.G420])/7" office:value-type="float" office:value="1668.42857142857">
            <text:p>1668,43</text:p>
          </table:table-cell>
          <table:table-cell table:formula="of:=SUM([.I414:.I420])/7" office:value-type="float" office:value="150.857142857143">
            <text:p>150,86</text:p>
          </table:table-cell>
          <table:table-cell table:formula="of:=[.A420]*[.K420]" office:value-type="float" office:value="697403.142857143">
            <text:p>697403,14</text:p>
          </table:table-cell>
          <table:table-cell table:formula="of:=[.L420]*[.A420]" office:value-type="float" office:value="63058.2857142857">
            <text:p>63058,29</text:p>
          </table:table-cell>
          <table:table-cell table:formula="of:=[.A420]*[.A420]" office:value-type="float" office:value="174724">
            <text:p>174724,00</text:p>
          </table:table-cell>
          <table:table-cell table:formula="of:=[.A420]*a+b" office:value-type="float" office:value="4411.74544027908">
            <text:p>4411,75</text:p>
          </table:table-cell>
          <table:table-cell table:formula="of:=a_2*[.A420]+b_2" office:value-type="float" office:value="173.785526840389">
            <text:p>173,7855268404</text:p>
          </table:table-cell>
          <table:table-cell table:number-columns-repeated="2"/>
          <table:table-cell table:formula="of:=(ABS([.P420]-[.K420])/IF([.K420]=0;1;[.K420]))" office:value-type="float" office:value="1.64425191214604">
            <text:p>1,6442519121</text:p>
          </table:table-cell>
          <table:table-cell table:formula="of:=IF([.T420]&lt;[.$P$1];1;0)" office:value-type="float" office:value="0">
            <text:p>0</text:p>
          </table:table-cell>
          <table:table-cell table:formula="of:=IF([.U419]&gt;0;[.V419]+[.U420];0)" office:value-type="float" office:value="0">
            <text:p>0</text:p>
          </table:table-cell>
          <table:table-cell table:formula="of:=(ABS([.Q420]-[.L420])/IF([.L420]=0;1;[.L420]))" office:value-type="float" office:value="0.151987393828334">
            <text:p>0,1519873938</text:p>
          </table:table-cell>
          <table:table-cell table:style-name="ce1" table:formula="of:=IF([.W420]&lt;[.$Q$1];1;0)" office:value-type="float" office:value="1">
            <text:p>1</text:p>
          </table:table-cell>
          <table:table-cell table:formula="of:=IF([.X419]&gt;0;[.Y419]+[.X420];0)" office:value-type="float" office:value="15">
            <text:p>15</text:p>
          </table:table-cell>
          <table:table-cell table:number-columns-repeated="12"/>
        </table:table-row>
        <table:table-row table:style-name="ro1">
          <table:table-cell office:value-type="float" office:value="419">
            <text:p>419</text:p>
          </table:table-cell>
          <table:table-cell/>
          <table:table-cell table:style-name="ce1" office:value-type="string">
            <text:p>2021-02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98">
            <text:p>998</text:p>
          </table:table-cell>
          <table:table-cell office:value-type="float" office:value="1505586">
            <text:p>1505586</text:p>
          </table:table-cell>
          <table:table-cell office:value-type="float" office:value="263">
            <text:p>263</text:p>
          </table:table-cell>
          <table:table-cell office:value-type="float" office:value="49413">
            <text:p>49413</text:p>
          </table:table-cell>
          <table:table-cell table:formula="of:=SUM([.G415:.G421])/7" office:value-type="float" office:value="1638.14285714286">
            <text:p>1638,14</text:p>
          </table:table-cell>
          <table:table-cell table:formula="of:=SUM([.I415:.I421])/7" office:value-type="float" office:value="157.142857142857">
            <text:p>157,14</text:p>
          </table:table-cell>
          <table:table-cell table:formula="of:=[.A421]*[.K421]" office:value-type="float" office:value="686381.857142857">
            <text:p>686381,86</text:p>
          </table:table-cell>
          <table:table-cell table:formula="of:=[.L421]*[.A421]" office:value-type="float" office:value="65842.8571428571">
            <text:p>65842,86</text:p>
          </table:table-cell>
          <table:table-cell table:formula="of:=[.A421]*[.A421]" office:value-type="float" office:value="175561">
            <text:p>175561,00</text:p>
          </table:table-cell>
          <table:table-cell table:formula="of:=[.A421]*a+b" office:value-type="float" office:value="4419.20661540823">
            <text:p>4419,21</text:p>
          </table:table-cell>
          <table:table-cell table:formula="of:=a_2*[.A421]+b_2" office:value-type="float" office:value="174.182331547685">
            <text:p>174,1823315477</text:p>
          </table:table-cell>
          <table:table-cell table:number-columns-repeated="2"/>
          <table:table-cell table:formula="of:=(ABS([.P421]-[.K421])/IF([.K421]=0;1;[.K421]))" office:value-type="float" office:value="1.69769305902656">
            <text:p>1,697693059</text:p>
          </table:table-cell>
          <table:table-cell table:formula="of:=IF([.T421]&lt;[.$P$1];1;0)" office:value-type="float" office:value="0">
            <text:p>0</text:p>
          </table:table-cell>
          <table:table-cell table:formula="of:=IF([.U420]&gt;0;[.V420]+[.U421];0)" office:value-type="float" office:value="0">
            <text:p>0</text:p>
          </table:table-cell>
          <table:table-cell table:formula="of:=(ABS([.Q421]-[.L421])/IF([.L421]=0;1;[.L421]))" office:value-type="float" office:value="0.108433018939813">
            <text:p>0,1084330189</text:p>
          </table:table-cell>
          <table:table-cell table:style-name="ce1" table:formula="of:=IF([.W421]&lt;[.$Q$1];1;0)" office:value-type="float" office:value="1">
            <text:p>1</text:p>
          </table:table-cell>
          <table:table-cell table:formula="of:=IF([.X420]&gt;0;[.Y420]+[.X421];0)" office:value-type="float" office:value="16">
            <text:p>16</text:p>
          </table:table-cell>
          <table:table-cell table:number-columns-repeated="12"/>
        </table:table-row>
        <table:table-row table:style-name="ro1">
          <table:table-cell office:value-type="float" office:value="420">
            <text:p>420</text:p>
          </table:table-cell>
          <table:table-cell/>
          <table:table-cell table:style-name="ce1" office:value-type="string">
            <text:p>2021-02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862">
            <text:p>1862</text:p>
          </table:table-cell>
          <table:table-cell office:value-type="float" office:value="1507448">
            <text:p>1507448</text:p>
          </table:table-cell>
          <table:table-cell office:value-type="float" office:value="110">
            <text:p>110</text:p>
          </table:table-cell>
          <table:table-cell office:value-type="float" office:value="49523">
            <text:p>49523</text:p>
          </table:table-cell>
          <table:table-cell table:formula="of:=SUM([.G416:.G422])/7" office:value-type="float" office:value="1572.71428571429">
            <text:p>1572,71</text:p>
          </table:table-cell>
          <table:table-cell table:formula="of:=SUM([.I416:.I422])/7" office:value-type="float" office:value="149.285714285714">
            <text:p>149,29</text:p>
          </table:table-cell>
          <table:table-cell table:formula="of:=[.A422]*[.K422]" office:value-type="float" office:value="660540">
            <text:p>660540,00</text:p>
          </table:table-cell>
          <table:table-cell table:formula="of:=[.L422]*[.A422]" office:value-type="float" office:value="62700">
            <text:p>62700,00</text:p>
          </table:table-cell>
          <table:table-cell table:formula="of:=[.A422]*[.A422]" office:value-type="float" office:value="176400">
            <text:p>176400,00</text:p>
          </table:table-cell>
          <table:table-cell table:formula="of:=[.A422]*a+b" office:value-type="float" office:value="4426.66779053737">
            <text:p>4426,67</text:p>
          </table:table-cell>
          <table:table-cell table:formula="of:=a_2*[.A422]+b_2" office:value-type="float" office:value="174.579136254981">
            <text:p>174,579136255</text:p>
          </table:table-cell>
          <table:table-cell table:number-columns-repeated="2"/>
          <table:table-cell table:formula="of:=(ABS([.P422]-[.K422])/IF([.K422]=0;1;[.K422]))" office:value-type="float" office:value="1.81466750238547">
            <text:p>1,8146675024</text:p>
          </table:table-cell>
          <table:table-cell table:formula="of:=IF([.T422]&lt;[.$P$1];1;0)" office:value-type="float" office:value="0">
            <text:p>0</text:p>
          </table:table-cell>
          <table:table-cell table:formula="of:=IF([.U421]&gt;0;[.V421]+[.U422];0)" office:value-type="float" office:value="0">
            <text:p>0</text:p>
          </table:table-cell>
          <table:table-cell table:formula="of:=(ABS([.Q422]-[.L422])/IF([.L422]=0;1;[.L422]))" office:value-type="float" office:value="0.169429620846763">
            <text:p>0,1694296208</text:p>
          </table:table-cell>
          <table:table-cell table:style-name="ce1" table:formula="of:=IF([.W422]&lt;[.$Q$1];1;0)" office:value-type="float" office:value="1">
            <text:p>1</text:p>
          </table:table-cell>
          <table:table-cell table:formula="of:=IF([.X421]&gt;0;[.Y421]+[.X422];0)" office:value-type="float" office:value="17">
            <text:p>17</text:p>
          </table:table-cell>
          <table:table-cell table:number-columns-repeated="12"/>
        </table:table-row>
        <table:table-row table:style-name="ro1">
          <table:table-cell office:value-type="float" office:value="421">
            <text:p>421</text:p>
          </table:table-cell>
          <table:table-cell/>
          <table:table-cell table:style-name="ce1" office:value-type="string">
            <text:p>2021-02-2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676">
            <text:p>1676</text:p>
          </table:table-cell>
          <table:table-cell office:value-type="float" office:value="1509124">
            <text:p>1509124</text:p>
          </table:table-cell>
          <table:table-cell office:value-type="float" office:value="144">
            <text:p>144</text:p>
          </table:table-cell>
          <table:table-cell office:value-type="float" office:value="49667">
            <text:p>49667</text:p>
          </table:table-cell>
          <table:table-cell table:formula="of:=SUM([.G417:.G423])/7" office:value-type="float" office:value="1479.71428571429">
            <text:p>1479,71</text:p>
          </table:table-cell>
          <table:table-cell table:formula="of:=SUM([.I417:.I423])/7" office:value-type="float" office:value="137">
            <text:p>137,00</text:p>
          </table:table-cell>
          <table:table-cell table:formula="of:=[.A423]*[.K423]" office:value-type="float" office:value="622959.714285714">
            <text:p>622959,71</text:p>
          </table:table-cell>
          <table:table-cell table:formula="of:=[.L423]*[.A423]" office:value-type="float" office:value="57677">
            <text:p>57677,00</text:p>
          </table:table-cell>
          <table:table-cell table:formula="of:=[.A423]*[.A423]" office:value-type="float" office:value="177241">
            <text:p>177241,00</text:p>
          </table:table-cell>
          <table:table-cell table:formula="of:=[.A423]*a+b" office:value-type="float" office:value="4434.12896566652">
            <text:p>4434,13</text:p>
          </table:table-cell>
          <table:table-cell table:formula="of:=a_2*[.A423]+b_2" office:value-type="float" office:value="174.975940962277">
            <text:p>174,9759409623</text:p>
          </table:table-cell>
          <table:table-cell table:number-columns-repeated="2"/>
          <table:table-cell table:formula="of:=(ABS([.P423]-[.K423])/IF([.K423]=0;1;[.K423]))" office:value-type="float" office:value="1.99661158135409">
            <text:p>1,9966115814</text:p>
          </table:table-cell>
          <table:table-cell table:formula="of:=IF([.T423]&lt;[.$P$1];1;0)" office:value-type="float" office:value="0">
            <text:p>0</text:p>
          </table:table-cell>
          <table:table-cell table:formula="of:=IF([.U422]&gt;0;[.V422]+[.U423];0)" office:value-type="float" office:value="0">
            <text:p>0</text:p>
          </table:table-cell>
          <table:table-cell table:formula="of:=(ABS([.Q423]-[.L423])/IF([.L423]=0;1;[.L423]))" office:value-type="float" office:value="0.277196649359687">
            <text:p>0,2771966494</text:p>
          </table:table-cell>
          <table:table-cell table:style-name="ce1" table:formula="of:=IF([.W423]&lt;[.$Q$1];1;0)" office:value-type="float" office:value="1">
            <text:p>1</text:p>
          </table:table-cell>
          <table:table-cell table:formula="of:=IF([.X422]&gt;0;[.Y422]+[.X423];0)" office:value-type="float" office:value="18">
            <text:p>18</text:p>
          </table:table-cell>
          <table:table-cell table:number-columns-repeated="12"/>
        </table:table-row>
        <table:table-row table:style-name="ro1">
          <table:table-cell office:value-type="float" office:value="422">
            <text:p>422</text:p>
          </table:table-cell>
          <table:table-cell/>
          <table:table-cell table:style-name="ce1" office:value-type="string">
            <text:p>2021-02-2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654">
            <text:p>1654</text:p>
          </table:table-cell>
          <table:table-cell office:value-type="float" office:value="1510778">
            <text:p>1510778</text:p>
          </table:table-cell>
          <table:table-cell office:value-type="float" office:value="117">
            <text:p>117</text:p>
          </table:table-cell>
          <table:table-cell office:value-type="float" office:value="49784">
            <text:p>49784</text:p>
          </table:table-cell>
          <table:table-cell table:formula="of:=SUM([.G418:.G424])/7" office:value-type="float" office:value="1443">
            <text:p>1443,00</text:p>
          </table:table-cell>
          <table:table-cell table:formula="of:=SUM([.I418:.I424])/7" office:value-type="float" office:value="132.142857142857">
            <text:p>132,14</text:p>
          </table:table-cell>
          <table:table-cell table:formula="of:=[.A424]*[.K424]" office:value-type="float" office:value="608946">
            <text:p>608946,00</text:p>
          </table:table-cell>
          <table:table-cell table:formula="of:=[.L424]*[.A424]" office:value-type="float" office:value="55764.2857142857">
            <text:p>55764,29</text:p>
          </table:table-cell>
          <table:table-cell table:formula="of:=[.A424]*[.A424]" office:value-type="float" office:value="178084">
            <text:p>178084,00</text:p>
          </table:table-cell>
          <table:table-cell table:formula="of:=[.A424]*a+b" office:value-type="float" office:value="4441.59014079567">
            <text:p>4441,59</text:p>
          </table:table-cell>
          <table:table-cell table:formula="of:=a_2*[.A424]+b_2" office:value-type="float" office:value="175.372745669573">
            <text:p>175,3727456696</text:p>
          </table:table-cell>
          <table:table-cell table:number-columns-repeated="2"/>
          <table:table-cell table:formula="of:=(ABS([.P424]-[.K424])/IF([.K424]=0;1;[.K424]))" office:value-type="float" office:value="2.07802504559644">
            <text:p>2,0780250456</text:p>
          </table:table-cell>
          <table:table-cell table:formula="of:=IF([.T424]&lt;[.$P$1];1;0)" office:value-type="float" office:value="0">
            <text:p>0</text:p>
          </table:table-cell>
          <table:table-cell table:formula="of:=IF([.U423]&gt;0;[.V423]+[.U424];0)" office:value-type="float" office:value="0">
            <text:p>0</text:p>
          </table:table-cell>
          <table:table-cell table:formula="of:=(ABS([.Q424]-[.L424])/IF([.L424]=0;1;[.L424]))" office:value-type="float" office:value="0.327145102364339">
            <text:p>0,3271451024</text:p>
          </table:table-cell>
          <table:table-cell table:style-name="ce1" table:formula="of:=IF([.W424]&lt;[.$Q$1];1;0)" office:value-type="float" office:value="1">
            <text:p>1</text:p>
          </table:table-cell>
          <table:table-cell table:formula="of:=IF([.X423]&gt;0;[.Y423]+[.X424];0)" office:value-type="float" office:value="19">
            <text:p>19</text:p>
          </table:table-cell>
          <table:table-cell table:number-columns-repeated="12"/>
        </table:table-row>
        <table:table-row table:style-name="ro1">
          <table:table-cell office:value-type="float" office:value="423">
            <text:p>423</text:p>
          </table:table-cell>
          <table:table-cell/>
          <table:table-cell table:style-name="ce1" office:value-type="string">
            <text:p>2021-02-2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47">
            <text:p>1447</text:p>
          </table:table-cell>
          <table:table-cell office:value-type="float" office:value="1512225">
            <text:p>1512225</text:p>
          </table:table-cell>
          <table:table-cell office:value-type="float" office:value="157">
            <text:p>157</text:p>
          </table:table-cell>
          <table:table-cell office:value-type="float" office:value="49941">
            <text:p>49941</text:p>
          </table:table-cell>
          <table:table-cell table:formula="of:=SUM([.G419:.G425])/7" office:value-type="float" office:value="1408.28571428571">
            <text:p>1408,29</text:p>
          </table:table-cell>
          <table:table-cell table:formula="of:=SUM([.I419:.I425])/7" office:value-type="float" office:value="143">
            <text:p>143,00</text:p>
          </table:table-cell>
          <table:table-cell table:formula="of:=[.A425]*[.K425]" office:value-type="float" office:value="595704.857142857">
            <text:p>595704,86</text:p>
          </table:table-cell>
          <table:table-cell table:formula="of:=[.L425]*[.A425]" office:value-type="float" office:value="60489">
            <text:p>60489,00</text:p>
          </table:table-cell>
          <table:table-cell table:formula="of:=[.A425]*[.A425]" office:value-type="float" office:value="178929">
            <text:p>178929,00</text:p>
          </table:table-cell>
          <table:table-cell table:formula="of:=[.A425]*a+b" office:value-type="float" office:value="4449.05131592482">
            <text:p>4449,05</text:p>
          </table:table-cell>
          <table:table-cell table:formula="of:=a_2*[.A425]+b_2" office:value-type="float" office:value="175.76955037687">
            <text:p>175,7695503769</text:p>
          </table:table-cell>
          <table:table-cell table:number-columns-repeated="2"/>
          <table:table-cell table:formula="of:=(ABS([.P425]-[.K425])/IF([.K425]=0;1;[.K425]))" office:value-type="float" office:value="2.15919651161227">
            <text:p>2,1591965116</text:p>
          </table:table-cell>
          <table:table-cell table:formula="of:=IF([.T425]&lt;[.$P$1];1;0)" office:value-type="float" office:value="0">
            <text:p>0</text:p>
          </table:table-cell>
          <table:table-cell table:formula="of:=IF([.U424]&gt;0;[.V424]+[.U425];0)" office:value-type="float" office:value="0">
            <text:p>0</text:p>
          </table:table-cell>
          <table:table-cell table:formula="of:=(ABS([.Q425]-[.L425])/IF([.L425]=0;1;[.L425]))" office:value-type="float" office:value="0.229157694943143">
            <text:p>0,2291576949</text:p>
          </table:table-cell>
          <table:table-cell table:style-name="ce1" table:formula="of:=IF([.W425]&lt;[.$Q$1];1;0)" office:value-type="float" office:value="1">
            <text:p>1</text:p>
          </table:table-cell>
          <table:table-cell table:formula="of:=IF([.X424]&gt;0;[.Y424]+[.X425];0)" office:value-type="float" office:value="20">
            <text:p>20</text:p>
          </table:table-cell>
          <table:table-cell table:number-columns-repeated="12"/>
        </table:table-row>
        <table:table-row table:style-name="ro1">
          <table:table-cell office:value-type="float" office:value="424">
            <text:p>424</text:p>
          </table:table-cell>
          <table:table-cell/>
          <table:table-cell table:style-name="ce1" office:value-type="string">
            <text:p>2021-03-0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68">
            <text:p>1168</text:p>
          </table:table-cell>
          <table:table-cell office:value-type="float" office:value="1513393">
            <text:p>1513393</text:p>
          </table:table-cell>
          <table:table-cell office:value-type="float" office:value="52">
            <text:p>52</text:p>
          </table:table-cell>
          <table:table-cell office:value-type="float" office:value="49993">
            <text:p>49993</text:p>
          </table:table-cell>
          <table:table-cell table:formula="of:=SUM([.G420:.G426])/7" office:value-type="float" office:value="1371">
            <text:p>1371,00</text:p>
          </table:table-cell>
          <table:table-cell table:formula="of:=SUM([.I420:.I426])/7" office:value-type="float" office:value="134.285714285714">
            <text:p>134,29</text:p>
          </table:table-cell>
          <table:table-cell table:formula="of:=[.A426]*[.K426]" office:value-type="float" office:value="581304">
            <text:p>581304,00</text:p>
          </table:table-cell>
          <table:table-cell table:formula="of:=[.L426]*[.A426]" office:value-type="float" office:value="56937.1428571429">
            <text:p>56937,14</text:p>
          </table:table-cell>
          <table:table-cell table:formula="of:=[.A426]*[.A426]" office:value-type="float" office:value="179776">
            <text:p>179776,00</text:p>
          </table:table-cell>
          <table:table-cell table:formula="of:=[.A426]*a+b" office:value-type="float" office:value="4456.51249105396">
            <text:p>4456,51</text:p>
          </table:table-cell>
          <table:table-cell table:formula="of:=a_2*[.A426]+b_2" office:value-type="float" office:value="176.166355084166">
            <text:p>176,1663550842</text:p>
          </table:table-cell>
          <table:table-cell table:number-columns-repeated="2"/>
          <table:table-cell table:formula="of:=(ABS([.P426]-[.K426])/IF([.K426]=0;1;[.K426]))" office:value-type="float" office:value="2.2505561568592">
            <text:p>2,2505561569</text:p>
          </table:table-cell>
          <table:table-cell table:formula="of:=IF([.T426]&lt;[.$P$1];1;0)" office:value-type="float" office:value="0">
            <text:p>0</text:p>
          </table:table-cell>
          <table:table-cell table:formula="of:=IF([.U425]&gt;0;[.V425]+[.U426];0)" office:value-type="float" office:value="0">
            <text:p>0</text:p>
          </table:table-cell>
          <table:table-cell table:formula="of:=(ABS([.Q426]-[.L426])/IF([.L426]=0;1;[.L426]))" office:value-type="float" office:value="0.311877112328893">
            <text:p>0,3118771123</text:p>
          </table:table-cell>
          <table:table-cell table:style-name="ce1" table:formula="of:=IF([.W426]&lt;[.$Q$1];1;0)" office:value-type="float" office:value="1">
            <text:p>1</text:p>
          </table:table-cell>
          <table:table-cell table:formula="of:=IF([.X425]&gt;0;[.Y425]+[.X426];0)" office:value-type="float" office:value="21">
            <text:p>21</text:p>
          </table:table-cell>
          <table:table-cell table:number-columns-repeated="12"/>
        </table:table-row>
        <table:table-row table:style-name="ro1">
          <table:table-cell office:value-type="float" office:value="425">
            <text:p>425</text:p>
          </table:table-cell>
          <table:table-cell/>
          <table:table-cell table:style-name="ce1" office:value-type="string">
            <text:p>2021-03-0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566">
            <text:p>566</text:p>
          </table:table-cell>
          <table:table-cell office:value-type="float" office:value="1513959">
            <text:p>1513959</text:p>
          </table:table-cell>
          <table:table-cell office:value-type="float" office:value="84">
            <text:p>84</text:p>
          </table:table-cell>
          <table:table-cell office:value-type="float" office:value="50077">
            <text:p>50077</text:p>
          </table:table-cell>
          <table:table-cell table:formula="of:=SUM([.G421:.G427])/7" office:value-type="float" office:value="1338.71428571429">
            <text:p>1338,71</text:p>
          </table:table-cell>
          <table:table-cell table:formula="of:=SUM([.I421:.I427])/7" office:value-type="float" office:value="132.428571428571">
            <text:p>132,43</text:p>
          </table:table-cell>
          <table:table-cell table:formula="of:=[.A427]*[.K427]" office:value-type="float" office:value="568953.571428571">
            <text:p>568953,57</text:p>
          </table:table-cell>
          <table:table-cell table:formula="of:=[.L427]*[.A427]" office:value-type="float" office:value="56282.1428571429">
            <text:p>56282,14</text:p>
          </table:table-cell>
          <table:table-cell table:formula="of:=[.A427]*[.A427]" office:value-type="float" office:value="180625">
            <text:p>180625,00</text:p>
          </table:table-cell>
          <table:table-cell table:formula="of:=[.A427]*a+b" office:value-type="float" office:value="4463.97366618311">
            <text:p>4463,97</text:p>
          </table:table-cell>
          <table:table-cell table:formula="of:=a_2*[.A427]+b_2" office:value-type="float" office:value="176.563159791462">
            <text:p>176,5631597915</text:p>
          </table:table-cell>
          <table:table-cell table:number-columns-repeated="2"/>
          <table:table-cell table:formula="of:=(ABS([.P427]-[.K427])/IF([.K427]=0;1;[.K427]))" office:value-type="float" office:value="2.33452306725875">
            <text:p>2,3345230673</text:p>
          </table:table-cell>
          <table:table-cell table:formula="of:=IF([.T427]&lt;[.$P$1];1;0)" office:value-type="float" office:value="0">
            <text:p>0</text:p>
          </table:table-cell>
          <table:table-cell table:formula="of:=IF([.U426]&gt;0;[.V426]+[.U427];0)" office:value-type="float" office:value="0">
            <text:p>0</text:p>
          </table:table-cell>
          <table:table-cell table:formula="of:=(ABS([.Q427]-[.L427])/IF([.L427]=0;1;[.L427]))" office:value-type="float" office:value="0.333270893786659">
            <text:p>0,3332708938</text:p>
          </table:table-cell>
          <table:table-cell table:style-name="ce1" table:formula="of:=IF([.W427]&lt;[.$Q$1];1;0)" office:value-type="float" office:value="1">
            <text:p>1</text:p>
          </table:table-cell>
          <table:table-cell table:formula="of:=IF([.X426]&gt;0;[.Y426]+[.X427];0)" office:value-type="float" office:value="22">
            <text:p>22</text:p>
          </table:table-cell>
          <table:table-cell table:number-columns-repeated="12"/>
        </table:table-row>
        <table:table-row table:style-name="ro1">
          <table:table-cell office:value-type="float" office:value="426">
            <text:p>426</text:p>
          </table:table-cell>
          <table:table-cell/>
          <table:table-cell table:style-name="ce1" office:value-type="string">
            <text:p>2021-03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56">
            <text:p>856</text:p>
          </table:table-cell>
          <table:table-cell office:value-type="float" office:value="1514815">
            <text:p>1514815</text:p>
          </table:table-cell>
          <table:table-cell office:value-type="float" office:value="194">
            <text:p>194</text:p>
          </table:table-cell>
          <table:table-cell office:value-type="float" office:value="50271">
            <text:p>50271</text:p>
          </table:table-cell>
          <table:table-cell table:formula="of:=SUM([.G422:.G428])/7" office:value-type="float" office:value="1318.42857142857">
            <text:p>1318,43</text:p>
          </table:table-cell>
          <table:table-cell table:formula="of:=SUM([.I422:.I428])/7" office:value-type="float" office:value="122.571428571429">
            <text:p>122,57</text:p>
          </table:table-cell>
          <table:table-cell table:formula="of:=[.A428]*[.K428]" office:value-type="float" office:value="561650.571428571">
            <text:p>561650,57</text:p>
          </table:table-cell>
          <table:table-cell table:formula="of:=[.L428]*[.A428]" office:value-type="float" office:value="52215.4285714286">
            <text:p>52215,43</text:p>
          </table:table-cell>
          <table:table-cell table:formula="of:=[.A428]*[.A428]" office:value-type="float" office:value="181476">
            <text:p>181476,00</text:p>
          </table:table-cell>
          <table:table-cell table:formula="of:=[.A428]*a+b" office:value-type="float" office:value="4471.43484131226">
            <text:p>4471,43</text:p>
          </table:table-cell>
          <table:table-cell table:formula="of:=a_2*[.A428]+b_2" office:value-type="float" office:value="176.959964498758">
            <text:p>176,9599644988</text:p>
          </table:table-cell>
          <table:table-cell table:number-columns-repeated="2"/>
          <table:table-cell table:formula="of:=(ABS([.P428]-[.K428])/IF([.K428]=0;1;[.K428]))" office:value-type="float" office:value="2.39148812321874">
            <text:p>2,3914881232</text:p>
          </table:table-cell>
          <table:table-cell table:formula="of:=IF([.T428]&lt;[.$P$1];1;0)" office:value-type="float" office:value="0">
            <text:p>0</text:p>
          </table:table-cell>
          <table:table-cell table:formula="of:=IF([.U427]&gt;0;[.V427]+[.U428];0)" office:value-type="float" office:value="0">
            <text:p>0</text:p>
          </table:table-cell>
          <table:table-cell table:formula="of:=(ABS([.Q428]-[.L428])/IF([.L428]=0;1;[.L428]))" office:value-type="float" office:value="0.443729314092431">
            <text:p>0,4437293141</text:p>
          </table:table-cell>
          <table:table-cell table:style-name="ce1" table:formula="of:=IF([.W428]&lt;[.$Q$1];1;0)" office:value-type="float" office:value="1">
            <text:p>1</text:p>
          </table:table-cell>
          <table:table-cell table:formula="of:=IF([.X427]&gt;0;[.Y427]+[.X428];0)" office:value-type="float" office:value="23">
            <text:p>23</text:p>
          </table:table-cell>
          <table:table-cell table:number-columns-repeated="12"/>
        </table:table-row>
        <table:table-row table:style-name="ro2">
          <table:table-cell office:value-type="float" office:value="427">
            <text:p>427</text:p>
          </table:table-cell>
          <table:table-cell/>
          <table:table-cell office:value-type="string">
            <text:p>2021-03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47">
            <text:p>1447</text:p>
          </table:table-cell>
          <table:table-cell office:value-type="float" office:value="1516262">
            <text:p>1516262</text:p>
          </table:table-cell>
          <table:table-cell office:value-type="float" office:value="95">
            <text:p>95</text:p>
          </table:table-cell>
          <table:table-cell office:value-type="float" office:value="50366">
            <text:p>50366</text:p>
          </table:table-cell>
          <table:table-cell table:formula="of:=SUM([.G423:.G429])/7" office:value-type="float" office:value="1259.14285714286">
            <text:p>1259,14</text:p>
          </table:table-cell>
          <table:table-cell table:formula="of:=SUM([.I423:.I429])/7" office:value-type="float" office:value="120.428571428571">
            <text:p>120,43</text:p>
          </table:table-cell>
          <table:table-cell table:formula="of:=[.A429]*[.K429]" office:value-type="float" office:value="537654">
            <text:p>537654,00</text:p>
          </table:table-cell>
          <table:table-cell table:formula="of:=[.L429]*[.A429]" office:value-type="float" office:value="51423">
            <text:p>51423,00</text:p>
          </table:table-cell>
          <table:table-cell table:formula="of:=[.A429]*[.A429]" office:value-type="float" office:value="182329">
            <text:p>182329,00</text:p>
          </table:table-cell>
          <table:table-cell table:formula="of:=[.A429]*a+b" office:value-type="float" office:value="4478.8960164414">
            <text:p>4478,90</text:p>
          </table:table-cell>
          <table:table-cell table:formula="of:=a_2*[.A429]+b_2" office:value-type="float" office:value="177.356769206054">
            <text:p>177,3567692061</text:p>
          </table:table-cell>
          <table:table-cell table:number-columns-repeated="2"/>
          <table:table-cell table:formula="of:=(ABS([.P429]-[.K429])/IF([.K429]=0;1;[.K429]))" office:value-type="float" office:value="2.55709917348421">
            <text:p>2,5570991735</text:p>
          </table:table-cell>
          <table:table-cell table:formula="of:=IF([.T429]&lt;[.$P$1];1;0)" office:value-type="float" office:value="0">
            <text:p>0</text:p>
          </table:table-cell>
          <table:table-cell table:formula="of:=IF([.U428]&gt;0;[.V428]+[.U429];0)" office:value-type="float" office:value="0">
            <text:p>0</text:p>
          </table:table-cell>
          <table:table-cell table:formula="of:=(ABS([.Q429]-[.L429])/IF([.L429]=0;1;[.L429]))" office:value-type="float" office:value="0.472713386052644">
            <text:p>0,4727133861</text:p>
          </table:table-cell>
          <table:table-cell table:formula="of:=IF([.W429]&lt;[.$Q$1];1;0)" office:value-type="float" office:value="0">
            <text:p>0</text:p>
          </table:table-cell>
          <table:table-cell table:formula="of:=IF([.X428]&gt;0;[.Y428]+[.X429];0)" office:value-type="float" office:value="23">
            <text:p>23</text:p>
          </table:table-cell>
          <table:table-cell table:number-columns-repeated="12"/>
        </table:table-row>
        <table:table-row table:style-name="ro2">
          <table:table-cell office:value-type="float" office:value="428">
            <text:p>428</text:p>
          </table:table-cell>
          <table:table-cell/>
          <table:table-cell office:value-type="string">
            <text:p>2021-03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04">
            <text:p>1404</text:p>
          </table:table-cell>
          <table:table-cell office:value-type="float" office:value="1517666">
            <text:p>1517666</text:p>
          </table:table-cell>
          <table:table-cell office:value-type="float" office:value="96">
            <text:p>96</text:p>
          </table:table-cell>
          <table:table-cell office:value-type="float" office:value="50462">
            <text:p>50462</text:p>
          </table:table-cell>
          <table:table-cell table:formula="of:=SUM([.G424:.G430])/7" office:value-type="float" office:value="1220.28571428571">
            <text:p>1220,29</text:p>
          </table:table-cell>
          <table:table-cell table:formula="of:=SUM([.I424:.I430])/7" office:value-type="float" office:value="113.571428571429">
            <text:p>113,57</text:p>
          </table:table-cell>
          <table:table-cell table:formula="of:=[.A430]*[.K430]" office:value-type="float" office:value="522282.285714286">
            <text:p>522282,29</text:p>
          </table:table-cell>
          <table:table-cell table:formula="of:=[.L430]*[.A430]" office:value-type="float" office:value="48608.5714285714">
            <text:p>48608,57</text:p>
          </table:table-cell>
          <table:table-cell table:formula="of:=[.A430]*[.A430]" office:value-type="float" office:value="183184">
            <text:p>183184,00</text:p>
          </table:table-cell>
          <table:table-cell table:formula="of:=[.A430]*a+b" office:value-type="float" office:value="4486.35719157055">
            <text:p>4486,36</text:p>
          </table:table-cell>
          <table:table-cell table:formula="of:=a_2*[.A430]+b_2" office:value-type="float" office:value="177.75357391335">
            <text:p>177,7535739134</text:p>
          </table:table-cell>
          <table:table-cell table:number-columns-repeated="2"/>
          <table:table-cell table:formula="of:=(ABS([.P430]-[.K430])/IF([.K430]=0;1;[.K430]))" office:value-type="float" office:value="2.67648095773751">
            <text:p>2,6764809577</text:p>
          </table:table-cell>
          <table:table-cell table:formula="of:=IF([.T430]&lt;[.$P$1];1;0)" office:value-type="float" office:value="0">
            <text:p>0</text:p>
          </table:table-cell>
          <table:table-cell table:formula="of:=IF([.U429]&gt;0;[.V429]+[.U430];0)" office:value-type="float" office:value="0">
            <text:p>0</text:p>
          </table:table-cell>
          <table:table-cell table:formula="of:=(ABS([.Q430]-[.L430])/IF([.L430]=0;1;[.L430]))" office:value-type="float" office:value="0.565125808042078">
            <text:p>0,565125808</text:p>
          </table:table-cell>
          <table:table-cell table:formula="of:=IF([.W430]&lt;[.$Q$1];1;0)" office:value-type="float" office:value="0">
            <text:p>0</text:p>
          </table:table-cell>
          <table:table-cell table:formula="of:=IF([.X429]&gt;0;[.Y429]+[.X43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29">
            <text:p>429</text:p>
          </table:table-cell>
          <table:table-cell/>
          <table:table-cell office:value-type="string">
            <text:p>2021-03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13">
            <text:p>1313</text:p>
          </table:table-cell>
          <table:table-cell office:value-type="float" office:value="1518979">
            <text:p>1518979</text:p>
          </table:table-cell>
          <table:table-cell office:value-type="float" office:value="104">
            <text:p>104</text:p>
          </table:table-cell>
          <table:table-cell office:value-type="float" office:value="50566">
            <text:p>50566</text:p>
          </table:table-cell>
          <table:table-cell table:formula="of:=SUM([.G425:.G431])/7" office:value-type="float" office:value="1171.57142857143">
            <text:p>1171,57</text:p>
          </table:table-cell>
          <table:table-cell table:formula="of:=SUM([.I425:.I431])/7" office:value-type="float" office:value="111.714285714286">
            <text:p>111,71</text:p>
          </table:table-cell>
          <table:table-cell table:formula="of:=[.A431]*[.K431]" office:value-type="float" office:value="502604.142857143">
            <text:p>502604,14</text:p>
          </table:table-cell>
          <table:table-cell table:formula="of:=[.L431]*[.A431]" office:value-type="float" office:value="47925.4285714286">
            <text:p>47925,43</text:p>
          </table:table-cell>
          <table:table-cell table:formula="of:=[.A431]*[.A431]" office:value-type="float" office:value="184041">
            <text:p>184041,00</text:p>
          </table:table-cell>
          <table:table-cell table:formula="of:=[.A431]*a+b" office:value-type="float" office:value="4493.8183666997">
            <text:p>4493,82</text:p>
          </table:table-cell>
          <table:table-cell table:formula="of:=a_2*[.A431]+b_2" office:value-type="float" office:value="178.150378620646">
            <text:p>178,1503786206</text:p>
          </table:table-cell>
          <table:table-cell table:number-columns-repeated="2"/>
          <table:table-cell table:formula="of:=(ABS([.P431]-[.K431])/IF([.K431]=0;1;[.K431]))" office:value-type="float" office:value="2.83571864003144">
            <text:p>2,83571864</text:p>
          </table:table-cell>
          <table:table-cell table:formula="of:=IF([.T431]&lt;[.$P$1];1;0)" office:value-type="float" office:value="0">
            <text:p>0</text:p>
          </table:table-cell>
          <table:table-cell table:formula="of:=IF([.U430]&gt;0;[.V430]+[.U431];0)" office:value-type="float" office:value="0">
            <text:p>0</text:p>
          </table:table-cell>
          <table:table-cell table:formula="of:=(ABS([.Q431]-[.L431])/IF([.L431]=0;1;[.L431]))" office:value-type="float" office:value="0.594696483816529">
            <text:p>0,5946964838</text:p>
          </table:table-cell>
          <table:table-cell table:formula="of:=IF([.W431]&lt;[.$Q$1];1;0)" office:value-type="float" office:value="0">
            <text:p>0</text:p>
          </table:table-cell>
          <table:table-cell table:formula="of:=IF([.X430]&gt;0;[.Y430]+[.X43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30">
            <text:p>430</text:p>
          </table:table-cell>
          <table:table-cell/>
          <table:table-cell office:value-type="string">
            <text:p>2021-03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27">
            <text:p>1227</text:p>
          </table:table-cell>
          <table:table-cell office:value-type="float" office:value="1520206">
            <text:p>1520206</text:p>
          </table:table-cell>
          <table:table-cell office:value-type="float" office:value="81">
            <text:p>81</text:p>
          </table:table-cell>
          <table:table-cell office:value-type="float" office:value="50647">
            <text:p>50647</text:p>
          </table:table-cell>
          <table:table-cell table:formula="of:=SUM([.G426:.G432])/7" office:value-type="float" office:value="1140.14285714286">
            <text:p>1140,14</text:p>
          </table:table-cell>
          <table:table-cell table:formula="of:=SUM([.I426:.I432])/7" office:value-type="float" office:value="100.857142857143">
            <text:p>100,86</text:p>
          </table:table-cell>
          <table:table-cell table:formula="of:=[.A432]*[.K432]" office:value-type="float" office:value="490261.428571429">
            <text:p>490261,43</text:p>
          </table:table-cell>
          <table:table-cell table:formula="of:=[.L432]*[.A432]" office:value-type="float" office:value="43368.5714285714">
            <text:p>43368,57</text:p>
          </table:table-cell>
          <table:table-cell table:formula="of:=[.A432]*[.A432]" office:value-type="float" office:value="184900">
            <text:p>184900,00</text:p>
          </table:table-cell>
          <table:table-cell table:formula="of:=[.A432]*a+b" office:value-type="float" office:value="4501.27954182884">
            <text:p>4501,28</text:p>
          </table:table-cell>
          <table:table-cell table:formula="of:=a_2*[.A432]+b_2" office:value-type="float" office:value="178.547183327943">
            <text:p>178,5471833279</text:p>
          </table:table-cell>
          <table:table-cell table:number-columns-repeated="2"/>
          <table:table-cell table:formula="of:=(ABS([.P432]-[.K432])/IF([.K432]=0;1;[.K432]))" office:value-type="float" office:value="2.94799608981355">
            <text:p>2,9479960898</text:p>
          </table:table-cell>
          <table:table-cell table:formula="of:=IF([.T432]&lt;[.$P$1];1;0)" office:value-type="float" office:value="0">
            <text:p>0</text:p>
          </table:table-cell>
          <table:table-cell table:formula="of:=IF([.U431]&gt;0;[.V431]+[.U432];0)" office:value-type="float" office:value="0">
            <text:p>0</text:p>
          </table:table-cell>
          <table:table-cell table:formula="of:=(ABS([.Q432]-[.L432])/IF([.L432]=0;1;[.L432]))" office:value-type="float" office:value="0.770297851693482">
            <text:p>0,7702978517</text:p>
          </table:table-cell>
          <table:table-cell table:formula="of:=IF([.W432]&lt;[.$Q$1];1;0)" office:value-type="float" office:value="0">
            <text:p>0</text:p>
          </table:table-cell>
          <table:table-cell table:formula="of:=IF([.X431]&gt;0;[.Y431]+[.X43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31">
            <text:p>431</text:p>
          </table:table-cell>
          <table:table-cell/>
          <table:table-cell office:value-type="string">
            <text:p>2021-03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62">
            <text:p>862</text:p>
          </table:table-cell>
          <table:table-cell office:value-type="float" office:value="1521068">
            <text:p>1521068</text:p>
          </table:table-cell>
          <table:table-cell office:value-type="float" office:value="31">
            <text:p>31</text:p>
          </table:table-cell>
          <table:table-cell office:value-type="float" office:value="50678">
            <text:p>50678</text:p>
          </table:table-cell>
          <table:table-cell table:formula="of:=SUM([.G427:.G433])/7" office:value-type="float" office:value="1096.42857142857">
            <text:p>1096,43</text:p>
          </table:table-cell>
          <table:table-cell table:formula="of:=SUM([.I427:.I433])/7" office:value-type="float" office:value="97.8571428571429">
            <text:p>97,86</text:p>
          </table:table-cell>
          <table:table-cell table:formula="of:=[.A433]*[.K433]" office:value-type="float" office:value="472560.714285714">
            <text:p>472560,71</text:p>
          </table:table-cell>
          <table:table-cell table:formula="of:=[.L433]*[.A433]" office:value-type="float" office:value="42176.4285714286">
            <text:p>42176,43</text:p>
          </table:table-cell>
          <table:table-cell table:formula="of:=[.A433]*[.A433]" office:value-type="float" office:value="185761">
            <text:p>185761,00</text:p>
          </table:table-cell>
          <table:table-cell table:formula="of:=[.A433]*a+b" office:value-type="float" office:value="4508.74071695799">
            <text:p>4508,74</text:p>
          </table:table-cell>
          <table:table-cell table:formula="of:=a_2*[.A433]+b_2" office:value-type="float" office:value="178.943988035239">
            <text:p>178,9439880352</text:p>
          </table:table-cell>
          <table:table-cell table:number-columns-repeated="2"/>
          <table:table-cell table:formula="of:=(ABS([.P433]-[.K433])/IF([.K433]=0;1;[.K433]))" office:value-type="float" office:value="3.11220651709524">
            <text:p>3,1122065171</text:p>
          </table:table-cell>
          <table:table-cell table:formula="of:=IF([.T433]&lt;[.$P$1];1;0)" office:value-type="float" office:value="0">
            <text:p>0</text:p>
          </table:table-cell>
          <table:table-cell table:formula="of:=IF([.U432]&gt;0;[.V432]+[.U433];0)" office:value-type="float" office:value="0">
            <text:p>0</text:p>
          </table:table-cell>
          <table:table-cell table:formula="of:=(ABS([.Q433]-[.L433])/IF([.L433]=0;1;[.L433]))" office:value-type="float" office:value="0.828624695250615">
            <text:p>0,8286246953</text:p>
          </table:table-cell>
          <table:table-cell table:formula="of:=IF([.W433]&lt;[.$Q$1];1;0)" office:value-type="float" office:value="0">
            <text:p>0</text:p>
          </table:table-cell>
          <table:table-cell table:formula="of:=IF([.X432]&gt;0;[.Y432]+[.X43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32">
            <text:p>432</text:p>
          </table:table-cell>
          <table:table-cell/>
          <table:table-cell office:value-type="string">
            <text:p>2021-03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38">
            <text:p>638</text:p>
          </table:table-cell>
          <table:table-cell office:value-type="float" office:value="1521706">
            <text:p>1521706</text:p>
          </table:table-cell>
          <table:table-cell office:value-type="float" office:value="125">
            <text:p>125</text:p>
          </table:table-cell>
          <table:table-cell office:value-type="float" office:value="50803">
            <text:p>50803</text:p>
          </table:table-cell>
          <table:table-cell table:formula="of:=SUM([.G428:.G434])/7" office:value-type="float" office:value="1106.71428571429">
            <text:p>1106,71</text:p>
          </table:table-cell>
          <table:table-cell table:formula="of:=SUM([.I428:.I434])/7" office:value-type="float" office:value="103.714285714286">
            <text:p>103,71</text:p>
          </table:table-cell>
          <table:table-cell table:formula="of:=[.A434]*[.K434]" office:value-type="float" office:value="478100.571428571">
            <text:p>478100,57</text:p>
          </table:table-cell>
          <table:table-cell table:formula="of:=[.L434]*[.A434]" office:value-type="float" office:value="44804.5714285714">
            <text:p>44804,57</text:p>
          </table:table-cell>
          <table:table-cell table:formula="of:=[.A434]*[.A434]" office:value-type="float" office:value="186624">
            <text:p>186624,00</text:p>
          </table:table-cell>
          <table:table-cell table:formula="of:=[.A434]*a+b" office:value-type="float" office:value="4516.20189208714">
            <text:p>4516,20</text:p>
          </table:table-cell>
          <table:table-cell table:formula="of:=a_2*[.A434]+b_2" office:value-type="float" office:value="179.340792742535">
            <text:p>179,3407927425</text:p>
          </table:table-cell>
          <table:table-cell table:number-columns-repeated="2"/>
          <table:table-cell table:formula="of:=(ABS([.P434]-[.K434])/IF([.K434]=0;1;[.K434]))" office:value-type="float" office:value="3.08072973339486">
            <text:p>3,0807297334</text:p>
          </table:table-cell>
          <table:table-cell table:formula="of:=IF([.T434]&lt;[.$P$1];1;0)" office:value-type="float" office:value="0">
            <text:p>0</text:p>
          </table:table-cell>
          <table:table-cell table:formula="of:=IF([.U433]&gt;0;[.V433]+[.U434];0)" office:value-type="float" office:value="0">
            <text:p>0</text:p>
          </table:table-cell>
          <table:table-cell table:formula="of:=(ABS([.Q434]-[.L434])/IF([.L434]=0;1;[.L434]))" office:value-type="float" office:value="0.729181197242073">
            <text:p>0,7291811972</text:p>
          </table:table-cell>
          <table:table-cell table:formula="of:=IF([.W434]&lt;[.$Q$1];1;0)" office:value-type="float" office:value="0">
            <text:p>0</text:p>
          </table:table-cell>
          <table:table-cell table:formula="of:=IF([.X433]&gt;0;[.Y433]+[.X43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33">
            <text:p>433</text:p>
          </table:table-cell>
          <table:table-cell/>
          <table:table-cell office:value-type="string">
            <text:p>2021-03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91">
            <text:p>991</text:p>
          </table:table-cell>
          <table:table-cell office:value-type="float" office:value="1522697">
            <text:p>1522697</text:p>
          </table:table-cell>
          <table:table-cell office:value-type="float" office:value="103">
            <text:p>103</text:p>
          </table:table-cell>
          <table:table-cell office:value-type="float" office:value="50906">
            <text:p>50906</text:p>
          </table:table-cell>
          <table:table-cell table:formula="of:=SUM([.G429:.G435])/7" office:value-type="float" office:value="1126">
            <text:p>1126,00</text:p>
          </table:table-cell>
          <table:table-cell table:formula="of:=SUM([.I429:.I435])/7" office:value-type="float" office:value="90.7142857142857">
            <text:p>90,71</text:p>
          </table:table-cell>
          <table:table-cell table:formula="of:=[.A435]*[.K435]" office:value-type="float" office:value="487558">
            <text:p>487558,00</text:p>
          </table:table-cell>
          <table:table-cell table:formula="of:=[.L435]*[.A435]" office:value-type="float" office:value="39279.2857142857">
            <text:p>39279,29</text:p>
          </table:table-cell>
          <table:table-cell table:formula="of:=[.A435]*[.A435]" office:value-type="float" office:value="187489">
            <text:p>187489,00</text:p>
          </table:table-cell>
          <table:table-cell table:formula="of:=[.A435]*a+b" office:value-type="float" office:value="4523.66306721628">
            <text:p>4523,66</text:p>
          </table:table-cell>
          <table:table-cell table:formula="of:=a_2*[.A435]+b_2" office:value-type="float" office:value="179.737597449831">
            <text:p>179,7375974498</text:p>
          </table:table-cell>
          <table:table-cell table:number-columns-repeated="2"/>
          <table:table-cell table:formula="of:=(ABS([.P435]-[.K435])/IF([.K435]=0;1;[.K435]))" office:value-type="float" office:value="3.01746275951713">
            <text:p>3,0174627595</text:p>
          </table:table-cell>
          <table:table-cell table:formula="of:=IF([.T435]&lt;[.$P$1];1;0)" office:value-type="float" office:value="0">
            <text:p>0</text:p>
          </table:table-cell>
          <table:table-cell table:formula="of:=IF([.U434]&gt;0;[.V434]+[.U435];0)" office:value-type="float" office:value="0">
            <text:p>0</text:p>
          </table:table-cell>
          <table:table-cell table:formula="of:=(ABS([.Q435]-[.L435])/IF([.L435]=0;1;[.L435]))" office:value-type="float" office:value="0.981359341966643">
            <text:p>0,981359342</text:p>
          </table:table-cell>
          <table:table-cell table:formula="of:=IF([.W435]&lt;[.$Q$1];1;0)" office:value-type="float" office:value="0">
            <text:p>0</text:p>
          </table:table-cell>
          <table:table-cell table:formula="of:=IF([.X434]&gt;0;[.Y434]+[.X43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34">
            <text:p>434</text:p>
          </table:table-cell>
          <table:table-cell/>
          <table:table-cell office:value-type="string">
            <text:p>2021-03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77">
            <text:p>1477</text:p>
          </table:table-cell>
          <table:table-cell office:value-type="float" office:value="1524174">
            <text:p>1524174</text:p>
          </table:table-cell>
          <table:table-cell office:value-type="float" office:value="109">
            <text:p>109</text:p>
          </table:table-cell>
          <table:table-cell office:value-type="float" office:value="51015">
            <text:p>51015</text:p>
          </table:table-cell>
          <table:table-cell table:formula="of:=SUM([.G430:.G436])/7" office:value-type="float" office:value="1130.28571428571">
            <text:p>1130,29</text:p>
          </table:table-cell>
          <table:table-cell table:formula="of:=SUM([.I430:.I436])/7" office:value-type="float" office:value="92.7142857142857">
            <text:p>92,71</text:p>
          </table:table-cell>
          <table:table-cell table:formula="of:=[.A436]*[.K436]" office:value-type="float" office:value="490544">
            <text:p>490544,00</text:p>
          </table:table-cell>
          <table:table-cell table:formula="of:=[.L436]*[.A436]" office:value-type="float" office:value="40238">
            <text:p>40238,00</text:p>
          </table:table-cell>
          <table:table-cell table:formula="of:=[.A436]*[.A436]" office:value-type="float" office:value="188356">
            <text:p>188356,00</text:p>
          </table:table-cell>
          <table:table-cell table:formula="of:=[.A436]*a+b" office:value-type="float" office:value="4531.12424234543">
            <text:p>4531,12</text:p>
          </table:table-cell>
          <table:table-cell table:formula="of:=a_2*[.A436]+b_2" office:value-type="float" office:value="180.134402157127">
            <text:p>180,1344021571</text:p>
          </table:table-cell>
          <table:table-cell table:number-columns-repeated="2"/>
          <table:table-cell table:formula="of:=(ABS([.P436]-[.K436])/IF([.K436]=0;1;[.K436]))" office:value-type="float" office:value="3.00883085141785">
            <text:p>3,0088308514</text:p>
          </table:table-cell>
          <table:table-cell table:formula="of:=IF([.T436]&lt;[.$P$1];1;0)" office:value-type="float" office:value="0">
            <text:p>0</text:p>
          </table:table-cell>
          <table:table-cell table:formula="of:=IF([.U435]&gt;0;[.V435]+[.U436];0)" office:value-type="float" office:value="0">
            <text:p>0</text:p>
          </table:table-cell>
          <table:table-cell table:formula="of:=(ABS([.Q436]-[.L436])/IF([.L436]=0;1;[.L436]))" office:value-type="float" office:value="0.942898020184732">
            <text:p>0,9428980202</text:p>
          </table:table-cell>
          <table:table-cell table:formula="of:=IF([.W436]&lt;[.$Q$1];1;0)" office:value-type="float" office:value="0">
            <text:p>0</text:p>
          </table:table-cell>
          <table:table-cell table:formula="of:=IF([.X435]&gt;0;[.Y435]+[.X43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35">
            <text:p>435</text:p>
          </table:table-cell>
          <table:table-cell/>
          <table:table-cell office:value-type="string">
            <text:p>2021-03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74">
            <text:p>1474</text:p>
          </table:table-cell>
          <table:table-cell office:value-type="float" office:value="1525648">
            <text:p>1525648</text:p>
          </table:table-cell>
          <table:table-cell office:value-type="float" office:value="95">
            <text:p>95</text:p>
          </table:table-cell>
          <table:table-cell office:value-type="float" office:value="51110">
            <text:p>51110</text:p>
          </table:table-cell>
          <table:table-cell table:formula="of:=SUM([.G431:.G437])/7" office:value-type="float" office:value="1140.28571428571">
            <text:p>1140,29</text:p>
          </table:table-cell>
          <table:table-cell table:formula="of:=SUM([.I431:.I437])/7" office:value-type="float" office:value="92.5714285714286">
            <text:p>92,57</text:p>
          </table:table-cell>
          <table:table-cell table:formula="of:=[.A437]*[.K437]" office:value-type="float" office:value="496024.285714286">
            <text:p>496024,29</text:p>
          </table:table-cell>
          <table:table-cell table:formula="of:=[.L437]*[.A437]" office:value-type="float" office:value="40268.5714285714">
            <text:p>40268,57</text:p>
          </table:table-cell>
          <table:table-cell table:formula="of:=[.A437]*[.A437]" office:value-type="float" office:value="189225">
            <text:p>189225,00</text:p>
          </table:table-cell>
          <table:table-cell table:formula="of:=[.A437]*a+b" office:value-type="float" office:value="4538.58541747458">
            <text:p>4538,59</text:p>
          </table:table-cell>
          <table:table-cell table:formula="of:=a_2*[.A437]+b_2" office:value-type="float" office:value="180.531206864423">
            <text:p>180,5312068644</text:p>
          </table:table-cell>
          <table:table-cell table:number-columns-repeated="2"/>
          <table:table-cell table:formula="of:=(ABS([.P437]-[.K437])/IF([.K437]=0;1;[.K437]))" office:value-type="float" office:value="2.98021773018317">
            <text:p>2,9802177302</text:p>
          </table:table-cell>
          <table:table-cell table:formula="of:=IF([.T437]&lt;[.$P$1];1;0)" office:value-type="float" office:value="0">
            <text:p>0</text:p>
          </table:table-cell>
          <table:table-cell table:formula="of:=IF([.U436]&gt;0;[.V436]+[.U437];0)" office:value-type="float" office:value="0">
            <text:p>0</text:p>
          </table:table-cell>
          <table:table-cell table:formula="of:=(ABS([.Q437]-[.L437])/IF([.L437]=0;1;[.L437]))" office:value-type="float" office:value="0.950182790202105">
            <text:p>0,9501827902</text:p>
          </table:table-cell>
          <table:table-cell table:formula="of:=IF([.W437]&lt;[.$Q$1];1;0)" office:value-type="float" office:value="0">
            <text:p>0</text:p>
          </table:table-cell>
          <table:table-cell table:formula="of:=IF([.X436]&gt;0;[.Y436]+[.X43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36">
            <text:p>436</text:p>
          </table:table-cell>
          <table:table-cell/>
          <table:table-cell office:value-type="string">
            <text:p>2021-03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25">
            <text:p>1225</text:p>
          </table:table-cell>
          <table:table-cell office:value-type="float" office:value="1526873">
            <text:p>1526873</text:p>
          </table:table-cell>
          <table:table-cell office:value-type="float" office:value="69">
            <text:p>69</text:p>
          </table:table-cell>
          <table:table-cell office:value-type="float" office:value="51179">
            <text:p>51179</text:p>
          </table:table-cell>
          <table:table-cell table:formula="of:=SUM([.G432:.G438])/7" office:value-type="float" office:value="1127.71428571429">
            <text:p>1127,71</text:p>
          </table:table-cell>
          <table:table-cell table:formula="of:=SUM([.I432:.I438])/7" office:value-type="float" office:value="87.5714285714286">
            <text:p>87,57</text:p>
          </table:table-cell>
          <table:table-cell table:formula="of:=[.A438]*[.K438]" office:value-type="float" office:value="491683.428571429">
            <text:p>491683,43</text:p>
          </table:table-cell>
          <table:table-cell table:formula="of:=[.L438]*[.A438]" office:value-type="float" office:value="38181.1428571429">
            <text:p>38181,14</text:p>
          </table:table-cell>
          <table:table-cell table:formula="of:=[.A438]*[.A438]" office:value-type="float" office:value="190096">
            <text:p>190096,00</text:p>
          </table:table-cell>
          <table:table-cell table:formula="of:=[.A438]*a+b" office:value-type="float" office:value="4546.04659260373">
            <text:p>4546,05</text:p>
          </table:table-cell>
          <table:table-cell table:formula="of:=a_2*[.A438]+b_2" office:value-type="float" office:value="180.92801157172">
            <text:p>180,9280115717</text:p>
          </table:table-cell>
          <table:table-cell table:number-columns-repeated="2"/>
          <table:table-cell table:formula="of:=(ABS([.P438]-[.K438])/IF([.K438]=0;1;[.K438]))" office:value-type="float" office:value="3.03120422450292">
            <text:p>3,0312042245</text:p>
          </table:table-cell>
          <table:table-cell table:formula="of:=IF([.T438]&lt;[.$P$1];1;0)" office:value-type="float" office:value="0">
            <text:p>0</text:p>
          </table:table-cell>
          <table:table-cell table:formula="of:=IF([.U437]&gt;0;[.V437]+[.U438];0)" office:value-type="float" office:value="0">
            <text:p>0</text:p>
          </table:table-cell>
          <table:table-cell table:formula="of:=(ABS([.Q438]-[.L438])/IF([.L438]=0;1;[.L438]))" office:value-type="float" office:value="1.06606212235243">
            <text:p>1,0660621224</text:p>
          </table:table-cell>
          <table:table-cell table:formula="of:=IF([.W438]&lt;[.$Q$1];1;0)" office:value-type="float" office:value="0">
            <text:p>0</text:p>
          </table:table-cell>
          <table:table-cell table:formula="of:=IF([.X437]&gt;0;[.Y437]+[.X43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37">
            <text:p>437</text:p>
          </table:table-cell>
          <table:table-cell/>
          <table:table-cell office:value-type="string">
            <text:p>2021-03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541">
            <text:p>1541</text:p>
          </table:table-cell>
          <table:table-cell office:value-type="float" office:value="1528414">
            <text:p>1528414</text:p>
          </table:table-cell>
          <table:table-cell office:value-type="float" office:value="82">
            <text:p>82</text:p>
          </table:table-cell>
          <table:table-cell office:value-type="float" office:value="51261">
            <text:p>51261</text:p>
          </table:table-cell>
          <table:table-cell table:formula="of:=SUM([.G433:.G439])/7" office:value-type="float" office:value="1172.57142857143">
            <text:p>1172,57</text:p>
          </table:table-cell>
          <table:table-cell table:formula="of:=SUM([.I433:.I439])/7" office:value-type="float" office:value="87.7142857142857">
            <text:p>87,71</text:p>
          </table:table-cell>
          <table:table-cell table:formula="of:=[.A439]*[.K439]" office:value-type="float" office:value="512413.714285714">
            <text:p>512413,71</text:p>
          </table:table-cell>
          <table:table-cell table:formula="of:=[.L439]*[.A439]" office:value-type="float" office:value="38331.1428571429">
            <text:p>38331,14</text:p>
          </table:table-cell>
          <table:table-cell table:formula="of:=[.A439]*[.A439]" office:value-type="float" office:value="190969">
            <text:p>190969,00</text:p>
          </table:table-cell>
          <table:table-cell table:formula="of:=[.A439]*a+b" office:value-type="float" office:value="4553.50776773287">
            <text:p>4553,51</text:p>
          </table:table-cell>
          <table:table-cell table:formula="of:=a_2*[.A439]+b_2" office:value-type="float" office:value="181.324816279016">
            <text:p>181,324816279</text:p>
          </table:table-cell>
          <table:table-cell table:number-columns-repeated="2"/>
          <table:table-cell table:formula="of:=(ABS([.P439]-[.K439])/IF([.K439]=0;1;[.K439]))" office:value-type="float" office:value="2.88335214109772">
            <text:p>2,8833521411</text:p>
          </table:table-cell>
          <table:table-cell table:formula="of:=IF([.T439]&lt;[.$P$1];1;0)" office:value-type="float" office:value="0">
            <text:p>0</text:p>
          </table:table-cell>
          <table:table-cell table:formula="of:=IF([.U438]&gt;0;[.V438]+[.U439];0)" office:value-type="float" office:value="0">
            <text:p>0</text:p>
          </table:table-cell>
          <table:table-cell table:formula="of:=(ABS([.Q439]-[.L439])/IF([.L439]=0;1;[.L439]))" office:value-type="float" office:value="1.06722103249692">
            <text:p>1,0672210325</text:p>
          </table:table-cell>
          <table:table-cell table:formula="of:=IF([.W439]&lt;[.$Q$1];1;0)" office:value-type="float" office:value="0">
            <text:p>0</text:p>
          </table:table-cell>
          <table:table-cell table:formula="of:=IF([.X438]&gt;0;[.Y438]+[.X43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38">
            <text:p>438</text:p>
          </table:table-cell>
          <table:table-cell/>
          <table:table-cell office:value-type="string">
            <text:p>2021-03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006">
            <text:p>1006</text:p>
          </table:table-cell>
          <table:table-cell office:value-type="float" office:value="1529420">
            <text:p>1529420</text:p>
          </table:table-cell>
          <table:table-cell office:value-type="float" office:value="65">
            <text:p>65</text:p>
          </table:table-cell>
          <table:table-cell office:value-type="float" office:value="51326">
            <text:p>51326</text:p>
          </table:table-cell>
          <table:table-cell table:formula="of:=SUM([.G434:.G440])/7" office:value-type="float" office:value="1193.14285714286">
            <text:p>1193,14</text:p>
          </table:table-cell>
          <table:table-cell table:formula="of:=SUM([.I434:.I440])/7" office:value-type="float" office:value="92.5714285714286">
            <text:p>92,57</text:p>
          </table:table-cell>
          <table:table-cell table:formula="of:=[.A440]*[.K440]" office:value-type="float" office:value="522596.571428571">
            <text:p>522596,57</text:p>
          </table:table-cell>
          <table:table-cell table:formula="of:=[.L440]*[.A440]" office:value-type="float" office:value="40546.2857142857">
            <text:p>40546,29</text:p>
          </table:table-cell>
          <table:table-cell table:formula="of:=[.A440]*[.A440]" office:value-type="float" office:value="191844">
            <text:p>191844,00</text:p>
          </table:table-cell>
          <table:table-cell table:formula="of:=[.A440]*a+b" office:value-type="float" office:value="4560.96894286202">
            <text:p>4560,97</text:p>
          </table:table-cell>
          <table:table-cell table:formula="of:=a_2*[.A440]+b_2" office:value-type="float" office:value="181.721620986312">
            <text:p>181,7216209863</text:p>
          </table:table-cell>
          <table:table-cell table:number-columns-repeated="2"/>
          <table:table-cell table:formula="of:=(ABS([.P440]-[.K440])/IF([.K440]=0;1;[.K440]))" office:value-type="float" office:value="2.82265117337573">
            <text:p>2,8226511734</text:p>
          </table:table-cell>
          <table:table-cell table:formula="of:=IF([.T440]&lt;[.$P$1];1;0)" office:value-type="float" office:value="0">
            <text:p>0</text:p>
          </table:table-cell>
          <table:table-cell table:formula="of:=IF([.U439]&gt;0;[.V439]+[.U440];0)" office:value-type="float" office:value="0">
            <text:p>0</text:p>
          </table:table-cell>
          <table:table-cell table:formula="of:=(ABS([.Q440]-[.L440])/IF([.L440]=0;1;[.L440]))" office:value-type="float" office:value="0.963042202012629">
            <text:p>0,963042202</text:p>
          </table:table-cell>
          <table:table-cell table:formula="of:=IF([.W440]&lt;[.$Q$1];1;0)" office:value-type="float" office:value="0">
            <text:p>0</text:p>
          </table:table-cell>
          <table:table-cell table:formula="of:=IF([.X439]&gt;0;[.Y439]+[.X44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39">
            <text:p>439</text:p>
          </table:table-cell>
          <table:table-cell/>
          <table:table-cell office:value-type="string">
            <text:p>2021-03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13">
            <text:p>613</text:p>
          </table:table-cell>
          <table:table-cell office:value-type="float" office:value="1530033">
            <text:p>1530033</text:p>
          </table:table-cell>
          <table:table-cell office:value-type="float" office:value="95">
            <text:p>95</text:p>
          </table:table-cell>
          <table:table-cell office:value-type="float" office:value="51421">
            <text:p>51421</text:p>
          </table:table-cell>
          <table:table-cell table:formula="of:=SUM([.G435:.G441])/7" office:value-type="float" office:value="1189.57142857143">
            <text:p>1189,57</text:p>
          </table:table-cell>
          <table:table-cell table:formula="of:=SUM([.I435:.I441])/7" office:value-type="float" office:value="88.2857142857143">
            <text:p>88,29</text:p>
          </table:table-cell>
          <table:table-cell table:formula="of:=[.A441]*[.K441]" office:value-type="float" office:value="522221.857142857">
            <text:p>522221,86</text:p>
          </table:table-cell>
          <table:table-cell table:formula="of:=[.L441]*[.A441]" office:value-type="float" office:value="38757.4285714286">
            <text:p>38757,43</text:p>
          </table:table-cell>
          <table:table-cell table:formula="of:=[.A441]*[.A441]" office:value-type="float" office:value="192721">
            <text:p>192721,00</text:p>
          </table:table-cell>
          <table:table-cell table:formula="of:=[.A441]*a+b" office:value-type="float" office:value="4568.43011799117">
            <text:p>4568,43</text:p>
          </table:table-cell>
          <table:table-cell table:formula="of:=a_2*[.A441]+b_2" office:value-type="float" office:value="182.118425693608">
            <text:p>182,1184256936</text:p>
          </table:table-cell>
          <table:table-cell table:number-columns-repeated="2"/>
          <table:table-cell table:formula="of:=(ABS([.P441]-[.K441])/IF([.K441]=0;1;[.K441]))" office:value-type="float" office:value="2.84040000311495">
            <text:p>2,8404000031</text:p>
          </table:table-cell>
          <table:table-cell table:formula="of:=IF([.T441]&lt;[.$P$1];1;0)" office:value-type="float" office:value="0">
            <text:p>0</text:p>
          </table:table-cell>
          <table:table-cell table:formula="of:=IF([.U440]&gt;0;[.V440]+[.U441];0)" office:value-type="float" office:value="0">
            <text:p>0</text:p>
          </table:table-cell>
          <table:table-cell table:formula="of:=(ABS([.Q441]-[.L441])/IF([.L441]=0;1;[.L441]))" office:value-type="float" office:value="1.06283006449071">
            <text:p>1,0628300645</text:p>
          </table:table-cell>
          <table:table-cell table:formula="of:=IF([.W441]&lt;[.$Q$1];1;0)" office:value-type="float" office:value="0">
            <text:p>0</text:p>
          </table:table-cell>
          <table:table-cell table:formula="of:=IF([.X440]&gt;0;[.Y440]+[.X44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40">
            <text:p>440</text:p>
          </table:table-cell>
          <table:table-cell/>
          <table:table-cell office:value-type="string">
            <text:p>2021-03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33">
            <text:p>933</text:p>
          </table:table-cell>
          <table:table-cell office:value-type="float" office:value="1530966">
            <text:p>1530966</text:p>
          </table:table-cell>
          <table:table-cell office:value-type="float" office:value="139">
            <text:p>139</text:p>
          </table:table-cell>
          <table:table-cell office:value-type="float" office:value="51560">
            <text:p>51560</text:p>
          </table:table-cell>
          <table:table-cell table:formula="of:=SUM([.G436:.G442])/7" office:value-type="float" office:value="1181.28571428571">
            <text:p>1181,29</text:p>
          </table:table-cell>
          <table:table-cell table:formula="of:=SUM([.I436:.I442])/7" office:value-type="float" office:value="93.4285714285714">
            <text:p>93,43</text:p>
          </table:table-cell>
          <table:table-cell table:formula="of:=[.A442]*[.K442]" office:value-type="float" office:value="519765.714285714">
            <text:p>519765,71</text:p>
          </table:table-cell>
          <table:table-cell table:formula="of:=[.L442]*[.A442]" office:value-type="float" office:value="41108.5714285714">
            <text:p>41108,57</text:p>
          </table:table-cell>
          <table:table-cell table:formula="of:=[.A442]*[.A442]" office:value-type="float" office:value="193600">
            <text:p>193600,00</text:p>
          </table:table-cell>
          <table:table-cell table:formula="of:=[.A442]*a+b" office:value-type="float" office:value="4575.89129312031">
            <text:p>4575,89</text:p>
          </table:table-cell>
          <table:table-cell table:formula="of:=a_2*[.A442]+b_2" office:value-type="float" office:value="182.515230400904">
            <text:p>182,5152304009</text:p>
          </table:table-cell>
          <table:table-cell table:number-columns-repeated="2"/>
          <table:table-cell table:formula="of:=(ABS([.P442]-[.K442])/IF([.K442]=0;1;[.K442]))" office:value-type="float" office:value="2.87365328961691">
            <text:p>2,8736532896</text:p>
          </table:table-cell>
          <table:table-cell table:formula="of:=IF([.T442]&lt;[.$P$1];1;0)" office:value-type="float" office:value="0">
            <text:p>0</text:p>
          </table:table-cell>
          <table:table-cell table:formula="of:=IF([.U441]&gt;0;[.V441]+[.U442];0)" office:value-type="float" office:value="0">
            <text:p>0</text:p>
          </table:table-cell>
          <table:table-cell table:formula="of:=(ABS([.Q442]-[.L442])/IF([.L442]=0;1;[.L442]))" office:value-type="float" office:value="0.953526930896529">
            <text:p>0,9535269309</text:p>
          </table:table-cell>
          <table:table-cell table:formula="of:=IF([.W442]&lt;[.$Q$1];1;0)" office:value-type="float" office:value="0">
            <text:p>0</text:p>
          </table:table-cell>
          <table:table-cell table:formula="of:=IF([.X441]&gt;0;[.Y441]+[.X44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41">
            <text:p>441</text:p>
          </table:table-cell>
          <table:table-cell/>
          <table:table-cell office:value-type="string">
            <text:p>2021-03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531">
            <text:p>1531</text:p>
          </table:table-cell>
          <table:table-cell office:value-type="float" office:value="1532497">
            <text:p>1532497</text:p>
          </table:table-cell>
          <table:table-cell office:value-type="float" office:value="74">
            <text:p>74</text:p>
          </table:table-cell>
          <table:table-cell office:value-type="float" office:value="51634">
            <text:p>51634</text:p>
          </table:table-cell>
          <table:table-cell table:formula="of:=SUM([.G437:.G443])/7" office:value-type="float" office:value="1189">
            <text:p>1189,00</text:p>
          </table:table-cell>
          <table:table-cell table:formula="of:=SUM([.I437:.I443])/7" office:value-type="float" office:value="88.4285714285714">
            <text:p>88,43</text:p>
          </table:table-cell>
          <table:table-cell table:formula="of:=[.A443]*[.K443]" office:value-type="float" office:value="524349">
            <text:p>524349,00</text:p>
          </table:table-cell>
          <table:table-cell table:formula="of:=[.L443]*[.A443]" office:value-type="float" office:value="38997">
            <text:p>38997,00</text:p>
          </table:table-cell>
          <table:table-cell table:formula="of:=[.A443]*[.A443]" office:value-type="float" office:value="194481">
            <text:p>194481,00</text:p>
          </table:table-cell>
          <table:table-cell table:formula="of:=[.A443]*a+b" office:value-type="float" office:value="4583.35246824946">
            <text:p>4583,35</text:p>
          </table:table-cell>
          <table:table-cell table:formula="of:=a_2*[.A443]+b_2" office:value-type="float" office:value="182.9120351082">
            <text:p>182,9120351082</text:p>
          </table:table-cell>
          <table:table-cell table:number-columns-repeated="2"/>
          <table:table-cell table:formula="of:=(ABS([.P443]-[.K443])/IF([.K443]=0;1;[.K443]))" office:value-type="float" office:value="2.85479602039483">
            <text:p>2,8547960204</text:p>
          </table:table-cell>
          <table:table-cell table:formula="of:=IF([.T443]&lt;[.$P$1];1;0)" office:value-type="float" office:value="0">
            <text:p>0</text:p>
          </table:table-cell>
          <table:table-cell table:formula="of:=IF([.U442]&gt;0;[.V442]+[.U443];0)" office:value-type="float" office:value="0">
            <text:p>0</text:p>
          </table:table-cell>
          <table:table-cell table:formula="of:=(ABS([.Q443]-[.L443])/IF([.L443]=0;1;[.L443]))" office:value-type="float" office:value="1.06847212561778">
            <text:p>1,0684721256</text:p>
          </table:table-cell>
          <table:table-cell table:formula="of:=IF([.W443]&lt;[.$Q$1];1;0)" office:value-type="float" office:value="0">
            <text:p>0</text:p>
          </table:table-cell>
          <table:table-cell table:formula="of:=IF([.X442]&gt;0;[.Y442]+[.X44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42">
            <text:p>442</text:p>
          </table:table-cell>
          <table:table-cell/>
          <table:table-cell office:value-type="string">
            <text:p>2021-03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64">
            <text:p>1464</text:p>
          </table:table-cell>
          <table:table-cell office:value-type="float" office:value="1533961">
            <text:p>1533961</text:p>
          </table:table-cell>
          <table:table-cell office:value-type="float" office:value="90">
            <text:p>90</text:p>
          </table:table-cell>
          <table:table-cell office:value-type="float" office:value="51724">
            <text:p>51724</text:p>
          </table:table-cell>
          <table:table-cell table:formula="of:=SUM([.G438:.G444])/7" office:value-type="float" office:value="1187.57142857143">
            <text:p>1187,57</text:p>
          </table:table-cell>
          <table:table-cell table:formula="of:=SUM([.I438:.I444])/7" office:value-type="float" office:value="87.7142857142857">
            <text:p>87,71</text:p>
          </table:table-cell>
          <table:table-cell table:formula="of:=[.A444]*[.K444]" office:value-type="float" office:value="524906.571428572">
            <text:p>524906,57</text:p>
          </table:table-cell>
          <table:table-cell table:formula="of:=[.L444]*[.A444]" office:value-type="float" office:value="38769.7142857143">
            <text:p>38769,71</text:p>
          </table:table-cell>
          <table:table-cell table:formula="of:=[.A444]*[.A444]" office:value-type="float" office:value="195364">
            <text:p>195364,00</text:p>
          </table:table-cell>
          <table:table-cell table:formula="of:=[.A444]*a+b" office:value-type="float" office:value="4590.81364337861">
            <text:p>4590,81</text:p>
          </table:table-cell>
          <table:table-cell table:formula="of:=a_2*[.A444]+b_2" office:value-type="float" office:value="183.308839815497">
            <text:p>183,3088398155</text:p>
          </table:table-cell>
          <table:table-cell table:number-columns-repeated="2"/>
          <table:table-cell table:formula="of:=(ABS([.P444]-[.K444])/IF([.K444]=0;1;[.K444]))" office:value-type="float" office:value="2.86571580700713">
            <text:p>2,865715807</text:p>
          </table:table-cell>
          <table:table-cell table:formula="of:=IF([.T444]&lt;[.$P$1];1;0)" office:value-type="float" office:value="0">
            <text:p>0</text:p>
          </table:table-cell>
          <table:table-cell table:formula="of:=IF([.U443]&gt;0;[.V443]+[.U444];0)" office:value-type="float" office:value="0">
            <text:p>0</text:p>
          </table:table-cell>
          <table:table-cell table:formula="of:=(ABS([.Q444]-[.L444])/IF([.L444]=0;1;[.L444]))" office:value-type="float" office:value="1.08984019333628">
            <text:p>1,0898401933</text:p>
          </table:table-cell>
          <table:table-cell table:formula="of:=IF([.W444]&lt;[.$Q$1];1;0)" office:value-type="float" office:value="0">
            <text:p>0</text:p>
          </table:table-cell>
          <table:table-cell table:formula="of:=IF([.X443]&gt;0;[.Y443]+[.X44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43">
            <text:p>443</text:p>
          </table:table-cell>
          <table:table-cell/>
          <table:table-cell office:value-type="string">
            <text:p>2021-03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62">
            <text:p>1462</text:p>
          </table:table-cell>
          <table:table-cell office:value-type="float" office:value="1535423">
            <text:p>1535423</text:p>
          </table:table-cell>
          <table:table-cell office:value-type="float" office:value="311">
            <text:p>311</text:p>
          </table:table-cell>
          <table:table-cell office:value-type="float" office:value="52035">
            <text:p>52035</text:p>
          </table:table-cell>
          <table:table-cell table:formula="of:=SUM([.G439:.G445])/7" office:value-type="float" office:value="1221.42857142857">
            <text:p>1221,43</text:p>
          </table:table-cell>
          <table:table-cell table:formula="of:=SUM([.I439:.I445])/7" office:value-type="float" office:value="122.285714285714">
            <text:p>122,29</text:p>
          </table:table-cell>
          <table:table-cell table:formula="of:=[.A445]*[.K445]" office:value-type="float" office:value="541092.857142857">
            <text:p>541092,86</text:p>
          </table:table-cell>
          <table:table-cell table:formula="of:=[.L445]*[.A445]" office:value-type="float" office:value="54172.5714285714">
            <text:p>54172,57</text:p>
          </table:table-cell>
          <table:table-cell table:formula="of:=[.A445]*[.A445]" office:value-type="float" office:value="196249">
            <text:p>196249,00</text:p>
          </table:table-cell>
          <table:table-cell table:formula="of:=[.A445]*a+b" office:value-type="float" office:value="4598.27481850775">
            <text:p>4598,27</text:p>
          </table:table-cell>
          <table:table-cell table:formula="of:=a_2*[.A445]+b_2" office:value-type="float" office:value="183.705644522793">
            <text:p>183,7056445228</text:p>
          </table:table-cell>
          <table:table-cell table:number-columns-repeated="2"/>
          <table:table-cell table:formula="of:=(ABS([.P445]-[.K445])/IF([.K445]=0;1;[.K445]))" office:value-type="float" office:value="2.76466944205313">
            <text:p>2,7646694421</text:p>
          </table:table-cell>
          <table:table-cell table:formula="of:=IF([.T445]&lt;[.$P$1];1;0)" office:value-type="float" office:value="0">
            <text:p>0</text:p>
          </table:table-cell>
          <table:table-cell table:formula="of:=IF([.U444]&gt;0;[.V444]+[.U445];0)" office:value-type="float" office:value="0">
            <text:p>0</text:p>
          </table:table-cell>
          <table:table-cell table:formula="of:=(ABS([.Q445]-[.L445])/IF([.L445]=0;1;[.L445]))" office:value-type="float" office:value="0.502265784649006">
            <text:p>0,5022657846</text:p>
          </table:table-cell>
          <table:table-cell table:formula="of:=IF([.W445]&lt;[.$Q$1];1;0)" office:value-type="float" office:value="0">
            <text:p>0</text:p>
          </table:table-cell>
          <table:table-cell table:formula="of:=IF([.X444]&gt;0;[.Y444]+[.X44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44">
            <text:p>444</text:p>
          </table:table-cell>
          <table:table-cell/>
          <table:table-cell office:value-type="string">
            <text:p>2021-03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78">
            <text:p>1378</text:p>
          </table:table-cell>
          <table:table-cell office:value-type="float" office:value="1536801">
            <text:p>1536801</text:p>
          </table:table-cell>
          <table:table-cell office:value-type="float" office:value="47">
            <text:p>47</text:p>
          </table:table-cell>
          <table:table-cell office:value-type="float" office:value="52082">
            <text:p>52082</text:p>
          </table:table-cell>
          <table:table-cell table:formula="of:=SUM([.G440:.G446])/7" office:value-type="float" office:value="1198.14285714286">
            <text:p>1198,14</text:p>
          </table:table-cell>
          <table:table-cell table:formula="of:=SUM([.I440:.I446])/7" office:value-type="float" office:value="117.285714285714">
            <text:p>117,29</text:p>
          </table:table-cell>
          <table:table-cell table:formula="of:=[.A446]*[.K446]" office:value-type="float" office:value="531975.428571429">
            <text:p>531975,43</text:p>
          </table:table-cell>
          <table:table-cell table:formula="of:=[.L446]*[.A446]" office:value-type="float" office:value="52074.8571428571">
            <text:p>52074,86</text:p>
          </table:table-cell>
          <table:table-cell table:formula="of:=[.A446]*[.A446]" office:value-type="float" office:value="197136">
            <text:p>197136,00</text:p>
          </table:table-cell>
          <table:table-cell table:formula="of:=[.A446]*a+b" office:value-type="float" office:value="4605.7359936369">
            <text:p>4605,74</text:p>
          </table:table-cell>
          <table:table-cell table:formula="of:=a_2*[.A446]+b_2" office:value-type="float" office:value="184.102449230089">
            <text:p>184,1024492301</text:p>
          </table:table-cell>
          <table:table-cell table:number-columns-repeated="2"/>
          <table:table-cell table:formula="of:=(ABS([.P446]-[.K446])/IF([.K446]=0;1;[.K446]))" office:value-type="float" office:value="2.84406247233317">
            <text:p>2,8440624723</text:p>
          </table:table-cell>
          <table:table-cell table:formula="of:=IF([.T446]&lt;[.$P$1];1;0)" office:value-type="float" office:value="0">
            <text:p>0</text:p>
          </table:table-cell>
          <table:table-cell table:formula="of:=IF([.U445]&gt;0;[.V445]+[.U446];0)" office:value-type="float" office:value="0">
            <text:p>0</text:p>
          </table:table-cell>
          <table:table-cell table:formula="of:=(ABS([.Q446]-[.L446])/IF([.L446]=0;1;[.L446]))" office:value-type="float" office:value="0.569692015360076">
            <text:p>0,5696920154</text:p>
          </table:table-cell>
          <table:table-cell table:formula="of:=IF([.W446]&lt;[.$Q$1];1;0)" office:value-type="float" office:value="0">
            <text:p>0</text:p>
          </table:table-cell>
          <table:table-cell table:formula="of:=IF([.X445]&gt;0;[.Y445]+[.X44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45">
            <text:p>445</text:p>
          </table:table-cell>
          <table:table-cell/>
          <table:table-cell office:value-type="string">
            <text:p>2021-03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051">
            <text:p>1051</text:p>
          </table:table-cell>
          <table:table-cell office:value-type="float" office:value="1537852">
            <text:p>1537852</text:p>
          </table:table-cell>
          <table:table-cell office:value-type="float" office:value="29">
            <text:p>29</text:p>
          </table:table-cell>
          <table:table-cell office:value-type="float" office:value="52111">
            <text:p>52111</text:p>
          </table:table-cell>
          <table:table-cell table:formula="of:=SUM([.G441:.G447])/7" office:value-type="float" office:value="1204.57142857143">
            <text:p>1204,57</text:p>
          </table:table-cell>
          <table:table-cell table:formula="of:=SUM([.I441:.I447])/7" office:value-type="float" office:value="112.142857142857">
            <text:p>112,14</text:p>
          </table:table-cell>
          <table:table-cell table:formula="of:=[.A447]*[.K447]" office:value-type="float" office:value="536034.285714286">
            <text:p>536034,29</text:p>
          </table:table-cell>
          <table:table-cell table:formula="of:=[.L447]*[.A447]" office:value-type="float" office:value="49903.5714285714">
            <text:p>49903,57</text:p>
          </table:table-cell>
          <table:table-cell table:formula="of:=[.A447]*[.A447]" office:value-type="float" office:value="198025">
            <text:p>198025,00</text:p>
          </table:table-cell>
          <table:table-cell table:formula="of:=[.A447]*a+b" office:value-type="float" office:value="4613.19716876605">
            <text:p>4613,20</text:p>
          </table:table-cell>
          <table:table-cell table:formula="of:=a_2*[.A447]+b_2" office:value-type="float" office:value="184.499253937385">
            <text:p>184,4992539374</text:p>
          </table:table-cell>
          <table:table-cell table:number-columns-repeated="2"/>
          <table:table-cell table:formula="of:=(ABS([.P447]-[.K447])/IF([.K447]=0;1;[.K447]))" office:value-type="float" office:value="2.82974148260938">
            <text:p>2,8297414826</text:p>
          </table:table-cell>
          <table:table-cell table:formula="of:=IF([.T447]&lt;[.$P$1];1;0)" office:value-type="float" office:value="0">
            <text:p>0</text:p>
          </table:table-cell>
          <table:table-cell table:formula="of:=IF([.U446]&gt;0;[.V446]+[.U447];0)" office:value-type="float" office:value="0">
            <text:p>0</text:p>
          </table:table-cell>
          <table:table-cell table:formula="of:=(ABS([.Q447]-[.L447])/IF([.L447]=0;1;[.L447]))" office:value-type="float" office:value="0.645216277148657">
            <text:p>0,6452162771</text:p>
          </table:table-cell>
          <table:table-cell table:formula="of:=IF([.W447]&lt;[.$Q$1];1;0)" office:value-type="float" office:value="0">
            <text:p>0</text:p>
          </table:table-cell>
          <table:table-cell table:formula="of:=IF([.X446]&gt;0;[.Y446]+[.X44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46">
            <text:p>446</text:p>
          </table:table-cell>
          <table:table-cell/>
          <table:table-cell office:value-type="string">
            <text:p>2021-03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599">
            <text:p>599</text:p>
          </table:table-cell>
          <table:table-cell office:value-type="float" office:value="1538451">
            <text:p>1538451</text:p>
          </table:table-cell>
          <table:table-cell office:value-type="float" office:value="85">
            <text:p>85</text:p>
          </table:table-cell>
          <table:table-cell office:value-type="float" office:value="52196">
            <text:p>52196</text:p>
          </table:table-cell>
          <table:table-cell table:formula="of:=SUM([.G442:.G448])/7" office:value-type="float" office:value="1202.57142857143">
            <text:p>1202,57</text:p>
          </table:table-cell>
          <table:table-cell table:formula="of:=SUM([.I442:.I448])/7" office:value-type="float" office:value="110.714285714286">
            <text:p>110,71</text:p>
          </table:table-cell>
          <table:table-cell table:formula="of:=[.A448]*[.K448]" office:value-type="float" office:value="536346.857142857">
            <text:p>536346,86</text:p>
          </table:table-cell>
          <table:table-cell table:formula="of:=[.L448]*[.A448]" office:value-type="float" office:value="49378.5714285714">
            <text:p>49378,57</text:p>
          </table:table-cell>
          <table:table-cell table:formula="of:=[.A448]*[.A448]" office:value-type="float" office:value="198916">
            <text:p>198916,00</text:p>
          </table:table-cell>
          <table:table-cell table:formula="of:=[.A448]*a+b" office:value-type="float" office:value="4620.65834389519">
            <text:p>4620,66</text:p>
          </table:table-cell>
          <table:table-cell table:formula="of:=a_2*[.A448]+b_2" office:value-type="float" office:value="184.896058644681">
            <text:p>184,8960586447</text:p>
          </table:table-cell>
          <table:table-cell table:number-columns-repeated="2"/>
          <table:table-cell table:formula="of:=(ABS([.P448]-[.K448])/IF([.K448]=0;1;[.K448]))" office:value-type="float" office:value="2.84231508758213">
            <text:p>2,8423150876</text:p>
          </table:table-cell>
          <table:table-cell table:formula="of:=IF([.T448]&lt;[.$P$1];1;0)" office:value-type="float" office:value="0">
            <text:p>0</text:p>
          </table:table-cell>
          <table:table-cell table:formula="of:=IF([.U447]&gt;0;[.V447]+[.U448];0)" office:value-type="float" office:value="0">
            <text:p>0</text:p>
          </table:table-cell>
          <table:table-cell table:formula="of:=(ABS([.Q448]-[.L448])/IF([.L448]=0;1;[.L448]))" office:value-type="float" office:value="0.67002891679067">
            <text:p>0,6700289168</text:p>
          </table:table-cell>
          <table:table-cell table:formula="of:=IF([.W448]&lt;[.$Q$1];1;0)" office:value-type="float" office:value="0">
            <text:p>0</text:p>
          </table:table-cell>
          <table:table-cell table:formula="of:=IF([.X447]&gt;0;[.Y447]+[.X44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47">
            <text:p>447</text:p>
          </table:table-cell>
          <table:table-cell/>
          <table:table-cell office:value-type="string">
            <text:p>2021-03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510">
            <text:p>510</text:p>
          </table:table-cell>
          <table:table-cell office:value-type="float" office:value="1538961">
            <text:p>1538961</text:p>
          </table:table-cell>
          <table:table-cell office:value-type="float" office:value="55">
            <text:p>55</text:p>
          </table:table-cell>
          <table:table-cell office:value-type="float" office:value="52251">
            <text:p>52251</text:p>
          </table:table-cell>
          <table:table-cell table:formula="of:=SUM([.G443:.G449])/7" office:value-type="float" office:value="1142.14285714286">
            <text:p>1142,14</text:p>
          </table:table-cell>
          <table:table-cell table:formula="of:=SUM([.I443:.I449])/7" office:value-type="float" office:value="98.7142857142857">
            <text:p>98,71</text:p>
          </table:table-cell>
          <table:table-cell table:formula="of:=[.A449]*[.K449]" office:value-type="float" office:value="510537.857142857">
            <text:p>510537,86</text:p>
          </table:table-cell>
          <table:table-cell table:formula="of:=[.L449]*[.A449]" office:value-type="float" office:value="44125.2857142857">
            <text:p>44125,29</text:p>
          </table:table-cell>
          <table:table-cell table:formula="of:=[.A449]*[.A449]" office:value-type="float" office:value="199809">
            <text:p>199809,00</text:p>
          </table:table-cell>
          <table:table-cell table:formula="of:=[.A449]*a+b" office:value-type="float" office:value="4628.11951902434">
            <text:p>4628,12</text:p>
          </table:table-cell>
          <table:table-cell table:formula="of:=a_2*[.A449]+b_2" office:value-type="float" office:value="185.292863351977">
            <text:p>185,292863352</text:p>
          </table:table-cell>
          <table:table-cell table:number-columns-repeated="2"/>
          <table:table-cell table:formula="of:=(ABS([.P449]-[.K449])/IF([.K449]=0;1;[.K449]))" office:value-type="float" office:value="3.05213716487434">
            <text:p>3,0521371649</text:p>
          </table:table-cell>
          <table:table-cell table:formula="of:=IF([.T449]&lt;[.$P$1];1;0)" office:value-type="float" office:value="0">
            <text:p>0</text:p>
          </table:table-cell>
          <table:table-cell table:formula="of:=IF([.U448]&gt;0;[.V448]+[.U449];0)" office:value-type="float" office:value="0">
            <text:p>0</text:p>
          </table:table-cell>
          <table:table-cell table:formula="of:=(ABS([.Q449]-[.L449])/IF([.L449]=0;1;[.L449]))" office:value-type="float" office:value="0.87706229155404">
            <text:p>0,8770622916</text:p>
          </table:table-cell>
          <table:table-cell table:formula="of:=IF([.W449]&lt;[.$Q$1];1;0)" office:value-type="float" office:value="0">
            <text:p>0</text:p>
          </table:table-cell>
          <table:table-cell table:formula="of:=IF([.X448]&gt;0;[.Y448]+[.X44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48">
            <text:p>448</text:p>
          </table:table-cell>
          <table:table-cell/>
          <table:table-cell office:value-type="string">
            <text:p>2021-03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048">
            <text:p>1048</text:p>
          </table:table-cell>
          <table:table-cell office:value-type="float" office:value="1540009">
            <text:p>1540009</text:p>
          </table:table-cell>
          <table:table-cell office:value-type="float" office:value="121">
            <text:p>121</text:p>
          </table:table-cell>
          <table:table-cell office:value-type="float" office:value="52372">
            <text:p>52372</text:p>
          </table:table-cell>
          <table:table-cell table:formula="of:=SUM([.G444:.G450])/7" office:value-type="float" office:value="1073.14285714286">
            <text:p>1073,14</text:p>
          </table:table-cell>
          <table:table-cell table:formula="of:=SUM([.I444:.I450])/7" office:value-type="float" office:value="105.428571428571">
            <text:p>105,43</text:p>
          </table:table-cell>
          <table:table-cell table:formula="of:=[.A450]*[.K450]" office:value-type="float" office:value="480768">
            <text:p>480768,00</text:p>
          </table:table-cell>
          <table:table-cell table:formula="of:=[.L450]*[.A450]" office:value-type="float" office:value="47232">
            <text:p>47232,00</text:p>
          </table:table-cell>
          <table:table-cell table:formula="of:=[.A450]*[.A450]" office:value-type="float" office:value="200704">
            <text:p>200704,00</text:p>
          </table:table-cell>
          <table:table-cell table:formula="of:=[.A450]*a+b" office:value-type="float" office:value="4635.58069415349">
            <text:p>4635,58</text:p>
          </table:table-cell>
          <table:table-cell table:formula="of:=a_2*[.A450]+b_2" office:value-type="float" office:value="185.689668059274">
            <text:p>185,6896680593</text:p>
          </table:table-cell>
          <table:table-cell table:number-columns-repeated="2"/>
          <table:table-cell table:formula="of:=(ABS([.P450]-[.K450])/IF([.K450]=0;1;[.K450]))" office:value-type="float" office:value="3.31963057229425">
            <text:p>3,3196305723</text:p>
          </table:table-cell>
          <table:table-cell table:formula="of:=IF([.T450]&lt;[.$P$1];1;0)" office:value-type="float" office:value="0">
            <text:p>0</text:p>
          </table:table-cell>
          <table:table-cell table:formula="of:=IF([.U449]&gt;0;[.V449]+[.U450];0)" office:value-type="float" office:value="0">
            <text:p>0</text:p>
          </table:table-cell>
          <table:table-cell table:formula="of:=(ABS([.Q450]-[.L450])/IF([.L450]=0;1;[.L450]))" office:value-type="float" office:value="0.761284114383354">
            <text:p>0,7612841144</text:p>
          </table:table-cell>
          <table:table-cell table:formula="of:=IF([.W450]&lt;[.$Q$1];1;0)" office:value-type="float" office:value="0">
            <text:p>0</text:p>
          </table:table-cell>
          <table:table-cell table:formula="of:=IF([.X449]&gt;0;[.Y449]+[.X45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49">
            <text:p>449</text:p>
          </table:table-cell>
          <table:table-cell/>
          <table:table-cell office:value-type="string">
            <text:p>2021-03-2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554">
            <text:p>1554</text:p>
          </table:table-cell>
          <table:table-cell office:value-type="float" office:value="1541563">
            <text:p>1541563</text:p>
          </table:table-cell>
          <table:table-cell office:value-type="float" office:value="163">
            <text:p>163</text:p>
          </table:table-cell>
          <table:table-cell office:value-type="float" office:value="52535">
            <text:p>52535</text:p>
          </table:table-cell>
          <table:table-cell table:formula="of:=SUM([.G445:.G451])/7" office:value-type="float" office:value="1086">
            <text:p>1086,00</text:p>
          </table:table-cell>
          <table:table-cell table:formula="of:=SUM([.I445:.I451])/7" office:value-type="float" office:value="115.857142857143">
            <text:p>115,86</text:p>
          </table:table-cell>
          <table:table-cell table:formula="of:=[.A451]*[.K451]" office:value-type="float" office:value="487614">
            <text:p>487614,00</text:p>
          </table:table-cell>
          <table:table-cell table:formula="of:=[.L451]*[.A451]" office:value-type="float" office:value="52019.8571428571">
            <text:p>52019,86</text:p>
          </table:table-cell>
          <table:table-cell table:formula="of:=[.A451]*[.A451]" office:value-type="float" office:value="201601">
            <text:p>201601,00</text:p>
          </table:table-cell>
          <table:table-cell table:formula="of:=[.A451]*a+b" office:value-type="float" office:value="4643.04186928263">
            <text:p>4643,04</text:p>
          </table:table-cell>
          <table:table-cell table:formula="of:=a_2*[.A451]+b_2" office:value-type="float" office:value="186.08647276657">
            <text:p>186,0864727666</text:p>
          </table:table-cell>
          <table:table-cell table:number-columns-repeated="2"/>
          <table:table-cell table:formula="of:=(ABS([.P451]-[.K451])/IF([.K451]=0;1;[.K451]))" office:value-type="float" office:value="3.27536083727683">
            <text:p>3,2753608373</text:p>
          </table:table-cell>
          <table:table-cell table:formula="of:=IF([.T451]&lt;[.$P$1];1;0)" office:value-type="float" office:value="0">
            <text:p>0</text:p>
          </table:table-cell>
          <table:table-cell table:formula="of:=IF([.U450]&gt;0;[.V450]+[.U451];0)" office:value-type="float" office:value="0">
            <text:p>0</text:p>
          </table:table-cell>
          <table:table-cell table:formula="of:=(ABS([.Q451]-[.L451])/IF([.L451]=0;1;[.L451]))" office:value-type="float" office:value="0.606171774803931">
            <text:p>0,6061717748</text:p>
          </table:table-cell>
          <table:table-cell table:formula="of:=IF([.W451]&lt;[.$Q$1];1;0)" office:value-type="float" office:value="0">
            <text:p>0</text:p>
          </table:table-cell>
          <table:table-cell table:formula="of:=IF([.X450]&gt;0;[.Y450]+[.X45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50">
            <text:p>450</text:p>
          </table:table-cell>
          <table:table-cell/>
          <table:table-cell office:value-type="string">
            <text:p>2021-03-2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516">
            <text:p>1516</text:p>
          </table:table-cell>
          <table:table-cell office:value-type="float" office:value="1543079">
            <text:p>1543079</text:p>
          </table:table-cell>
          <table:table-cell office:value-type="float" office:value="67">
            <text:p>67</text:p>
          </table:table-cell>
          <table:table-cell office:value-type="float" office:value="52602">
            <text:p>52602</text:p>
          </table:table-cell>
          <table:table-cell table:formula="of:=SUM([.G446:.G452])/7" office:value-type="float" office:value="1093.71428571429">
            <text:p>1093,71</text:p>
          </table:table-cell>
          <table:table-cell table:formula="of:=SUM([.I446:.I452])/7" office:value-type="float" office:value="81">
            <text:p>81,00</text:p>
          </table:table-cell>
          <table:table-cell table:formula="of:=[.A452]*[.K452]" office:value-type="float" office:value="492171.428571429">
            <text:p>492171,43</text:p>
          </table:table-cell>
          <table:table-cell table:formula="of:=[.L452]*[.A452]" office:value-type="float" office:value="36450">
            <text:p>36450,00</text:p>
          </table:table-cell>
          <table:table-cell table:formula="of:=[.A452]*[.A452]" office:value-type="float" office:value="202500">
            <text:p>202500,00</text:p>
          </table:table-cell>
          <table:table-cell table:formula="of:=[.A452]*a+b" office:value-type="float" office:value="4650.50304441178">
            <text:p>4650,50</text:p>
          </table:table-cell>
          <table:table-cell table:formula="of:=a_2*[.A452]+b_2" office:value-type="float" office:value="186.483277473866">
            <text:p>186,4832774739</text:p>
          </table:table-cell>
          <table:table-cell table:number-columns-repeated="2"/>
          <table:table-cell table:formula="of:=(ABS([.P452]-[.K452])/IF([.K452]=0;1;[.K452]))" office:value-type="float" office:value="3.25202733945696">
            <text:p>3,2520273395</text:p>
          </table:table-cell>
          <table:table-cell table:formula="of:=IF([.T452]&lt;[.$P$1];1;0)" office:value-type="float" office:value="0">
            <text:p>0</text:p>
          </table:table-cell>
          <table:table-cell table:formula="of:=IF([.U451]&gt;0;[.V451]+[.U452];0)" office:value-type="float" office:value="0">
            <text:p>0</text:p>
          </table:table-cell>
          <table:table-cell table:formula="of:=(ABS([.Q452]-[.L452])/IF([.L452]=0;1;[.L452]))" office:value-type="float" office:value="1.30226268486254">
            <text:p>1,3022626849</text:p>
          </table:table-cell>
          <table:table-cell table:formula="of:=IF([.W452]&lt;[.$Q$1];1;0)" office:value-type="float" office:value="0">
            <text:p>0</text:p>
          </table:table-cell>
          <table:table-cell table:formula="of:=IF([.X451]&gt;0;[.Y451]+[.X45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51">
            <text:p>451</text:p>
          </table:table-cell>
          <table:table-cell/>
          <table:table-cell office:value-type="string">
            <text:p>2021-03-2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87">
            <text:p>1387</text:p>
          </table:table-cell>
          <table:table-cell office:value-type="float" office:value="1544466">
            <text:p>1544466</text:p>
          </table:table-cell>
          <table:table-cell office:value-type="float" office:value="46">
            <text:p>46</text:p>
          </table:table-cell>
          <table:table-cell office:value-type="float" office:value="52648">
            <text:p>52648</text:p>
          </table:table-cell>
          <table:table-cell table:formula="of:=SUM([.G447:.G453])/7" office:value-type="float" office:value="1095">
            <text:p>1095,00</text:p>
          </table:table-cell>
          <table:table-cell table:formula="of:=SUM([.I447:.I453])/7" office:value-type="float" office:value="80.8571428571429">
            <text:p>80,86</text:p>
          </table:table-cell>
          <table:table-cell table:formula="of:=[.A453]*[.K453]" office:value-type="float" office:value="493845">
            <text:p>493845,00</text:p>
          </table:table-cell>
          <table:table-cell table:formula="of:=[.L453]*[.A453]" office:value-type="float" office:value="36466.5714285714">
            <text:p>36466,57</text:p>
          </table:table-cell>
          <table:table-cell table:formula="of:=[.A453]*[.A453]" office:value-type="float" office:value="203401">
            <text:p>203401,00</text:p>
          </table:table-cell>
          <table:table-cell table:formula="of:=[.A453]*a+b" office:value-type="float" office:value="4657.96421954093">
            <text:p>4657,96</text:p>
          </table:table-cell>
          <table:table-cell table:formula="of:=a_2*[.A453]+b_2" office:value-type="float" office:value="186.880082181162">
            <text:p>186,8800821812</text:p>
          </table:table-cell>
          <table:table-cell table:number-columns-repeated="2"/>
          <table:table-cell table:formula="of:=(ABS([.P453]-[.K453])/IF([.K453]=0;1;[.K453]))" office:value-type="float" office:value="3.25384860232048">
            <text:p>3,2538486023</text:p>
          </table:table-cell>
          <table:table-cell table:formula="of:=IF([.T453]&lt;[.$P$1];1;0)" office:value-type="float" office:value="0">
            <text:p>0</text:p>
          </table:table-cell>
          <table:table-cell table:formula="of:=IF([.U452]&gt;0;[.V452]+[.U453];0)" office:value-type="float" office:value="0">
            <text:p>0</text:p>
          </table:table-cell>
          <table:table-cell table:formula="of:=(ABS([.Q453]-[.L453])/IF([.L453]=0;1;[.L453]))" office:value-type="float" office:value="1.3112377654914">
            <text:p>1,3112377655</text:p>
          </table:table-cell>
          <table:table-cell table:formula="of:=IF([.W453]&lt;[.$Q$1];1;0)" office:value-type="float" office:value="0">
            <text:p>0</text:p>
          </table:table-cell>
          <table:table-cell table:formula="of:=IF([.X452]&gt;0;[.Y452]+[.X45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52">
            <text:p>452</text:p>
          </table:table-cell>
          <table:table-cell/>
          <table:table-cell office:value-type="string">
            <text:p>2021-03-2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65">
            <text:p>965</text:p>
          </table:table-cell>
          <table:table-cell office:value-type="float" office:value="1545431">
            <text:p>1545431</text:p>
          </table:table-cell>
          <table:table-cell office:value-type="float" office:value="15">
            <text:p>15</text:p>
          </table:table-cell>
          <table:table-cell office:value-type="float" office:value="52663">
            <text:p>52663</text:p>
          </table:table-cell>
          <table:table-cell table:formula="of:=SUM([.G448:.G454])/7" office:value-type="float" office:value="1082.71428571429">
            <text:p>1082,71</text:p>
          </table:table-cell>
          <table:table-cell table:formula="of:=SUM([.I448:.I454])/7" office:value-type="float" office:value="78.8571428571429">
            <text:p>78,86</text:p>
          </table:table-cell>
          <table:table-cell table:formula="of:=[.A454]*[.K454]" office:value-type="float" office:value="489386.857142857">
            <text:p>489386,86</text:p>
          </table:table-cell>
          <table:table-cell table:formula="of:=[.L454]*[.A454]" office:value-type="float" office:value="35643.4285714286">
            <text:p>35643,43</text:p>
          </table:table-cell>
          <table:table-cell table:formula="of:=[.A454]*[.A454]" office:value-type="float" office:value="204304">
            <text:p>204304,00</text:p>
          </table:table-cell>
          <table:table-cell table:formula="of:=[.A454]*a+b" office:value-type="float" office:value="4665.42539467007">
            <text:p>4665,43</text:p>
          </table:table-cell>
          <table:table-cell table:formula="of:=a_2*[.A454]+b_2" office:value-type="float" office:value="187.276886888458">
            <text:p>187,2768868885</text:p>
          </table:table-cell>
          <table:table-cell table:number-columns-repeated="2"/>
          <table:table-cell table:formula="of:=(ABS([.P454]-[.K454])/IF([.K454]=0;1;[.K454]))" office:value-type="float" office:value="3.30900880890494">
            <text:p>3,3090088089</text:p>
          </table:table-cell>
          <table:table-cell table:formula="of:=IF([.T454]&lt;[.$P$1];1;0)" office:value-type="float" office:value="0">
            <text:p>0</text:p>
          </table:table-cell>
          <table:table-cell table:formula="of:=IF([.U453]&gt;0;[.V453]+[.U454];0)" office:value-type="float" office:value="0">
            <text:p>0</text:p>
          </table:table-cell>
          <table:table-cell table:formula="of:=(ABS([.Q454]-[.L454])/IF([.L454]=0;1;[.L454]))" office:value-type="float" office:value="1.37488805836813">
            <text:p>1,3748880584</text:p>
          </table:table-cell>
          <table:table-cell table:formula="of:=IF([.W454]&lt;[.$Q$1];1;0)" office:value-type="float" office:value="0">
            <text:p>0</text:p>
          </table:table-cell>
          <table:table-cell table:formula="of:=IF([.X453]&gt;0;[.Y453]+[.X45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53">
            <text:p>453</text:p>
          </table:table-cell>
          <table:table-cell/>
          <table:table-cell office:value-type="string">
            <text:p>2021-03-3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548">
            <text:p>548</text:p>
          </table:table-cell>
          <table:table-cell office:value-type="float" office:value="1545979">
            <text:p>1545979</text:p>
          </table:table-cell>
          <table:table-cell office:value-type="float" office:value="47">
            <text:p>47</text:p>
          </table:table-cell>
          <table:table-cell office:value-type="float" office:value="52710">
            <text:p>52710</text:p>
          </table:table-cell>
          <table:table-cell table:formula="of:=SUM([.G449:.G455])/7" office:value-type="float" office:value="1075.42857142857">
            <text:p>1075,43</text:p>
          </table:table-cell>
          <table:table-cell table:formula="of:=SUM([.I449:.I455])/7" office:value-type="float" office:value="73.4285714285714">
            <text:p>73,43</text:p>
          </table:table-cell>
          <table:table-cell table:formula="of:=[.A455]*[.K455]" office:value-type="float" office:value="487169.142857143">
            <text:p>487169,14</text:p>
          </table:table-cell>
          <table:table-cell table:formula="of:=[.L455]*[.A455]" office:value-type="float" office:value="33263.1428571429">
            <text:p>33263,14</text:p>
          </table:table-cell>
          <table:table-cell table:formula="of:=[.A455]*[.A455]" office:value-type="float" office:value="205209">
            <text:p>205209,00</text:p>
          </table:table-cell>
          <table:table-cell table:formula="of:=[.A455]*a+b" office:value-type="float" office:value="4672.88656979922">
            <text:p>4672,89</text:p>
          </table:table-cell>
          <table:table-cell table:formula="of:=a_2*[.A455]+b_2" office:value-type="float" office:value="187.673691595754">
            <text:p>187,6736915958</text:p>
          </table:table-cell>
          <table:table-cell table:number-columns-repeated="2"/>
          <table:table-cell table:formula="of:=(ABS([.P455]-[.K455])/IF([.K455]=0;1;[.K455]))" office:value-type="float" office:value="3.34513894641267">
            <text:p>3,3451389464</text:p>
          </table:table-cell>
          <table:table-cell table:formula="of:=IF([.T455]&lt;[.$P$1];1;0)" office:value-type="float" office:value="0">
            <text:p>0</text:p>
          </table:table-cell>
          <table:table-cell table:formula="of:=IF([.U454]&gt;0;[.V454]+[.U455];0)" office:value-type="float" office:value="0">
            <text:p>0</text:p>
          </table:table-cell>
          <table:table-cell table:formula="of:=(ABS([.Q455]-[.L455])/IF([.L455]=0;1;[.L455]))" office:value-type="float" office:value="1.55586739527292">
            <text:p>1,5558673953</text:p>
          </table:table-cell>
          <table:table-cell table:formula="of:=IF([.W455]&lt;[.$Q$1];1;0)" office:value-type="float" office:value="0">
            <text:p>0</text:p>
          </table:table-cell>
          <table:table-cell table:formula="of:=IF([.X454]&gt;0;[.Y454]+[.X45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54">
            <text:p>454</text:p>
          </table:table-cell>
          <table:table-cell/>
          <table:table-cell office:value-type="string">
            <text:p>2021-03-3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56">
            <text:p>756</text:p>
          </table:table-cell>
          <table:table-cell office:value-type="float" office:value="1546735">
            <text:p>1546735</text:p>
          </table:table-cell>
          <table:table-cell office:value-type="float" office:value="78">
            <text:p>78</text:p>
          </table:table-cell>
          <table:table-cell office:value-type="float" office:value="52788">
            <text:p>52788</text:p>
          </table:table-cell>
          <table:table-cell table:formula="of:=SUM([.G450:.G456])/7" office:value-type="float" office:value="1110.57142857143">
            <text:p>1110,57</text:p>
          </table:table-cell>
          <table:table-cell table:formula="of:=SUM([.I450:.I456])/7" office:value-type="float" office:value="76.7142857142857">
            <text:p>76,71</text:p>
          </table:table-cell>
          <table:table-cell table:formula="of:=[.A456]*[.K456]" office:value-type="float" office:value="504199.428571429">
            <text:p>504199,43</text:p>
          </table:table-cell>
          <table:table-cell table:formula="of:=[.L456]*[.A456]" office:value-type="float" office:value="34828.2857142857">
            <text:p>34828,29</text:p>
          </table:table-cell>
          <table:table-cell table:formula="of:=[.A456]*[.A456]" office:value-type="float" office:value="206116">
            <text:p>206116,00</text:p>
          </table:table-cell>
          <table:table-cell table:formula="of:=[.A456]*a+b" office:value-type="float" office:value="4680.34774492837">
            <text:p>4680,35</text:p>
          </table:table-cell>
          <table:table-cell table:formula="of:=a_2*[.A456]+b_2" office:value-type="float" office:value="188.070496303051">
            <text:p>188,0704963031</text:p>
          </table:table-cell>
          <table:table-cell table:number-columns-repeated="2"/>
          <table:table-cell table:formula="of:=(ABS([.P456]-[.K456])/IF([.K456]=0;1;[.K456]))" office:value-type="float" office:value="3.21435994526609">
            <text:p>3,2143599453</text:p>
          </table:table-cell>
          <table:table-cell table:formula="of:=IF([.T456]&lt;[.$P$1];1;0)" office:value-type="float" office:value="0">
            <text:p>0</text:p>
          </table:table-cell>
          <table:table-cell table:formula="of:=IF([.U455]&gt;0;[.V455]+[.U456];0)" office:value-type="float" office:value="0">
            <text:p>0</text:p>
          </table:table-cell>
          <table:table-cell table:formula="of:=(ABS([.Q456]-[.L456])/IF([.L456]=0;1;[.L456]))" office:value-type="float" office:value="1.45157071530978">
            <text:p>1,4515707153</text:p>
          </table:table-cell>
          <table:table-cell table:formula="of:=IF([.W456]&lt;[.$Q$1];1;0)" office:value-type="float" office:value="0">
            <text:p>0</text:p>
          </table:table-cell>
          <table:table-cell table:formula="of:=IF([.X455]&gt;0;[.Y455]+[.X45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55">
            <text:p>455</text:p>
          </table:table-cell>
          <table:table-cell/>
          <table:table-cell office:value-type="string">
            <text:p>2021-04-0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22">
            <text:p>1422</text:p>
          </table:table-cell>
          <table:table-cell office:value-type="float" office:value="1548157">
            <text:p>1548157</text:p>
          </table:table-cell>
          <table:table-cell office:value-type="float" office:value="58">
            <text:p>58</text:p>
          </table:table-cell>
          <table:table-cell office:value-type="float" office:value="52846">
            <text:p>52846</text:p>
          </table:table-cell>
          <table:table-cell table:formula="of:=SUM([.G451:.G457])/7" office:value-type="float" office:value="1164">
            <text:p>1164,00</text:p>
          </table:table-cell>
          <table:table-cell table:formula="of:=SUM([.I451:.I457])/7" office:value-type="float" office:value="67.7142857142857">
            <text:p>67,71</text:p>
          </table:table-cell>
          <table:table-cell table:formula="of:=[.A457]*[.K457]" office:value-type="float" office:value="529620">
            <text:p>529620,00</text:p>
          </table:table-cell>
          <table:table-cell table:formula="of:=[.L457]*[.A457]" office:value-type="float" office:value="30810">
            <text:p>30810,00</text:p>
          </table:table-cell>
          <table:table-cell table:formula="of:=[.A457]*[.A457]" office:value-type="float" office:value="207025">
            <text:p>207025,00</text:p>
          </table:table-cell>
          <table:table-cell table:formula="of:=[.A457]*a+b" office:value-type="float" office:value="4687.80892005752">
            <text:p>4687,81</text:p>
          </table:table-cell>
          <table:table-cell table:formula="of:=a_2*[.A457]+b_2" office:value-type="float" office:value="188.467301010347">
            <text:p>188,4673010103</text:p>
          </table:table-cell>
          <table:table-cell table:number-columns-repeated="2"/>
          <table:table-cell table:formula="of:=(ABS([.P457]-[.K457])/IF([.K457]=0;1;[.K457]))" office:value-type="float" office:value="3.02732725090852">
            <text:p>3,0273272509</text:p>
          </table:table-cell>
          <table:table-cell table:formula="of:=IF([.T457]&lt;[.$P$1];1;0)" office:value-type="float" office:value="0">
            <text:p>0</text:p>
          </table:table-cell>
          <table:table-cell table:formula="of:=IF([.U456]&gt;0;[.V456]+[.U457];0)" office:value-type="float" office:value="0">
            <text:p>0</text:p>
          </table:table-cell>
          <table:table-cell table:formula="of:=(ABS([.Q457]-[.L457])/IF([.L457]=0;1;[.L457]))" office:value-type="float" office:value="1.78327237778993">
            <text:p>1,7832723778</text:p>
          </table:table-cell>
          <table:table-cell table:formula="of:=IF([.W457]&lt;[.$Q$1];1;0)" office:value-type="float" office:value="0">
            <text:p>0</text:p>
          </table:table-cell>
          <table:table-cell table:formula="of:=IF([.X456]&gt;0;[.Y456]+[.X45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56">
            <text:p>456</text:p>
          </table:table-cell>
          <table:table-cell/>
          <table:table-cell office:value-type="string">
            <text:p>2021-04-0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94">
            <text:p>1294</text:p>
          </table:table-cell>
          <table:table-cell office:value-type="float" office:value="1549451">
            <text:p>1549451</text:p>
          </table:table-cell>
          <table:table-cell office:value-type="float" office:value="51">
            <text:p>51</text:p>
          </table:table-cell>
          <table:table-cell office:value-type="float" office:value="52897">
            <text:p>52897</text:p>
          </table:table-cell>
          <table:table-cell table:formula="of:=SUM([.G452:.G458])/7" office:value-type="float" office:value="1126.85714285714">
            <text:p>1126,86</text:p>
          </table:table-cell>
          <table:table-cell table:formula="of:=SUM([.I452:.I458])/7" office:value-type="float" office:value="51.7142857142857">
            <text:p>51,71</text:p>
          </table:table-cell>
          <table:table-cell table:formula="of:=[.A458]*[.K458]" office:value-type="float" office:value="513846.857142857">
            <text:p>513846,86</text:p>
          </table:table-cell>
          <table:table-cell table:formula="of:=[.L458]*[.A458]" office:value-type="float" office:value="23581.7142857143">
            <text:p>23581,71</text:p>
          </table:table-cell>
          <table:table-cell table:formula="of:=[.A458]*[.A458]" office:value-type="float" office:value="207936">
            <text:p>207936,00</text:p>
          </table:table-cell>
          <table:table-cell table:formula="of:=[.A458]*a+b" office:value-type="float" office:value="4695.27009518666">
            <text:p>4695,27</text:p>
          </table:table-cell>
          <table:table-cell table:formula="of:=a_2*[.A458]+b_2" office:value-type="float" office:value="188.864105717643">
            <text:p>188,8641057176</text:p>
          </table:table-cell>
          <table:table-cell table:number-columns-repeated="2"/>
          <table:table-cell table:formula="of:=(ABS([.P458]-[.K458])/IF([.K458]=0;1;[.K458]))" office:value-type="float" office:value="3.16669506418695">
            <text:p>3,1666950642</text:p>
          </table:table-cell>
          <table:table-cell table:formula="of:=IF([.T458]&lt;[.$P$1];1;0)" office:value-type="float" office:value="0">
            <text:p>0</text:p>
          </table:table-cell>
          <table:table-cell table:formula="of:=IF([.U457]&gt;0;[.V457]+[.U458];0)" office:value-type="float" office:value="0">
            <text:p>0</text:p>
          </table:table-cell>
          <table:table-cell table:formula="of:=(ABS([.Q458]-[.L458])/IF([.L458]=0;1;[.L458]))" office:value-type="float" office:value="2.65206834260635">
            <text:p>2,6520683426</text:p>
          </table:table-cell>
          <table:table-cell table:formula="of:=IF([.W458]&lt;[.$Q$1];1;0)" office:value-type="float" office:value="0">
            <text:p>0</text:p>
          </table:table-cell>
          <table:table-cell table:formula="of:=IF([.X457]&gt;0;[.Y457]+[.X45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57">
            <text:p>457</text:p>
          </table:table-cell>
          <table:table-cell/>
          <table:table-cell office:value-type="string">
            <text:p>2021-04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73">
            <text:p>1273</text:p>
          </table:table-cell>
          <table:table-cell office:value-type="float" office:value="1550724">
            <text:p>1550724</text:p>
          </table:table-cell>
          <table:table-cell office:value-type="float" office:value="49">
            <text:p>49</text:p>
          </table:table-cell>
          <table:table-cell office:value-type="float" office:value="52946">
            <text:p>52946</text:p>
          </table:table-cell>
          <table:table-cell table:formula="of:=SUM([.G453:.G459])/7" office:value-type="float" office:value="1092.14285714286">
            <text:p>1092,14</text:p>
          </table:table-cell>
          <table:table-cell table:formula="of:=SUM([.I453:.I459])/7" office:value-type="float" office:value="49.1428571428571">
            <text:p>49,14</text:p>
          </table:table-cell>
          <table:table-cell table:formula="of:=[.A459]*[.K459]" office:value-type="float" office:value="499109.285714286">
            <text:p>499109,29</text:p>
          </table:table-cell>
          <table:table-cell table:formula="of:=[.L459]*[.A459]" office:value-type="float" office:value="22458.2857142857">
            <text:p>22458,29</text:p>
          </table:table-cell>
          <table:table-cell table:formula="of:=[.A459]*[.A459]" office:value-type="float" office:value="208849">
            <text:p>208849,00</text:p>
          </table:table-cell>
          <table:table-cell table:formula="of:=[.A459]*a+b" office:value-type="float" office:value="4702.73127031581">
            <text:p>4702,73</text:p>
          </table:table-cell>
          <table:table-cell table:formula="of:=a_2*[.A459]+b_2" office:value-type="float" office:value="189.260910424939">
            <text:p>189,2609104249</text:p>
          </table:table-cell>
          <table:table-cell table:number-columns-repeated="2"/>
          <table:table-cell table:formula="of:=(ABS([.P459]-[.K459])/IF([.K459]=0;1;[.K459]))" office:value-type="float" office:value="3.30596715398439">
            <text:p>3,305967154</text:p>
          </table:table-cell>
          <table:table-cell table:formula="of:=IF([.T459]&lt;[.$P$1];1;0)" office:value-type="float" office:value="0">
            <text:p>0</text:p>
          </table:table-cell>
          <table:table-cell table:formula="of:=IF([.U458]&gt;0;[.V458]+[.U459];0)" office:value-type="float" office:value="0">
            <text:p>0</text:p>
          </table:table-cell>
          <table:table-cell table:formula="of:=(ABS([.Q459]-[.L459])/IF([.L459]=0;1;[.L459]))" office:value-type="float" office:value="2.85123945632143">
            <text:p>2,8512394563</text:p>
          </table:table-cell>
          <table:table-cell table:formula="of:=IF([.W459]&lt;[.$Q$1];1;0)" office:value-type="float" office:value="0">
            <text:p>0</text:p>
          </table:table-cell>
          <table:table-cell table:formula="of:=IF([.X458]&gt;0;[.Y458]+[.X45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58">
            <text:p>458</text:p>
          </table:table-cell>
          <table:table-cell/>
          <table:table-cell office:value-type="string">
            <text:p>2021-04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77">
            <text:p>777</text:p>
          </table:table-cell>
          <table:table-cell office:value-type="float" office:value="1551501">
            <text:p>1551501</text:p>
          </table:table-cell>
          <table:table-cell office:value-type="float" office:value="8">
            <text:p>8</text:p>
          </table:table-cell>
          <table:table-cell office:value-type="float" office:value="52954">
            <text:p>52954</text:p>
          </table:table-cell>
          <table:table-cell table:formula="of:=SUM([.G454:.G460])/7" office:value-type="float" office:value="1005">
            <text:p>1005,00</text:p>
          </table:table-cell>
          <table:table-cell table:formula="of:=SUM([.I454:.I460])/7" office:value-type="float" office:value="43.7142857142857">
            <text:p>43,71</text:p>
          </table:table-cell>
          <table:table-cell table:formula="of:=[.A460]*[.K460]" office:value-type="float" office:value="460290">
            <text:p>460290,00</text:p>
          </table:table-cell>
          <table:table-cell table:formula="of:=[.L460]*[.A460]" office:value-type="float" office:value="20021.1428571429">
            <text:p>20021,14</text:p>
          </table:table-cell>
          <table:table-cell table:formula="of:=[.A460]*[.A460]" office:value-type="float" office:value="209764">
            <text:p>209764,00</text:p>
          </table:table-cell>
          <table:table-cell table:formula="of:=[.A460]*a+b" office:value-type="float" office:value="4710.19244544496">
            <text:p>4710,19</text:p>
          </table:table-cell>
          <table:table-cell table:formula="of:=a_2*[.A460]+b_2" office:value-type="float" office:value="189.657715132235">
            <text:p>189,6577151322</text:p>
          </table:table-cell>
          <table:table-cell table:number-columns-repeated="2"/>
          <table:table-cell table:formula="of:=(ABS([.P460]-[.K460])/IF([.K460]=0;1;[.K460]))" office:value-type="float" office:value="3.68675865218404">
            <text:p>3,6867586522</text:p>
          </table:table-cell>
          <table:table-cell table:formula="of:=IF([.T460]&lt;[.$P$1];1;0)" office:value-type="float" office:value="0">
            <text:p>0</text:p>
          </table:table-cell>
          <table:table-cell table:formula="of:=IF([.U459]&gt;0;[.V459]+[.U460];0)" office:value-type="float" office:value="0">
            <text:p>0</text:p>
          </table:table-cell>
          <table:table-cell table:formula="of:=(ABS([.Q460]-[.L460])/IF([.L460]=0;1;[.L460]))" office:value-type="float" office:value="3.33857518276355">
            <text:p>3,3385751828</text:p>
          </table:table-cell>
          <table:table-cell table:formula="of:=IF([.W460]&lt;[.$Q$1];1;0)" office:value-type="float" office:value="0">
            <text:p>0</text:p>
          </table:table-cell>
          <table:table-cell table:formula="of:=IF([.X459]&gt;0;[.Y459]+[.X46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59">
            <text:p>459</text:p>
          </table:table-cell>
          <table:table-cell/>
          <table:table-cell office:value-type="string">
            <text:p>2021-04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63">
            <text:p>463</text:p>
          </table:table-cell>
          <table:table-cell office:value-type="float" office:value="1551964">
            <text:p>1551964</text:p>
          </table:table-cell>
          <table:table-cell office:value-type="float" office:value="33">
            <text:p>33</text:p>
          </table:table-cell>
          <table:table-cell office:value-type="float" office:value="52987">
            <text:p>52987</text:p>
          </table:table-cell>
          <table:table-cell table:formula="of:=SUM([.G455:.G461])/7" office:value-type="float" office:value="933.285714285714">
            <text:p>933,29</text:p>
          </table:table-cell>
          <table:table-cell table:formula="of:=SUM([.I455:.I461])/7" office:value-type="float" office:value="46.2857142857143">
            <text:p>46,29</text:p>
          </table:table-cell>
          <table:table-cell table:formula="of:=[.A461]*[.K461]" office:value-type="float" office:value="428378.142857143">
            <text:p>428378,14</text:p>
          </table:table-cell>
          <table:table-cell table:formula="of:=[.L461]*[.A461]" office:value-type="float" office:value="21245.1428571429">
            <text:p>21245,14</text:p>
          </table:table-cell>
          <table:table-cell table:formula="of:=[.A461]*[.A461]" office:value-type="float" office:value="210681">
            <text:p>210681,00</text:p>
          </table:table-cell>
          <table:table-cell table:formula="of:=[.A461]*a+b" office:value-type="float" office:value="4717.6536205741">
            <text:p>4717,65</text:p>
          </table:table-cell>
          <table:table-cell table:formula="of:=a_2*[.A461]+b_2" office:value-type="float" office:value="190.054519839531">
            <text:p>190,0545198395</text:p>
          </table:table-cell>
          <table:table-cell table:number-columns-repeated="2"/>
          <table:table-cell table:formula="of:=(ABS([.P461]-[.K461])/IF([.K461]=0;1;[.K461]))" office:value-type="float" office:value="4.05488678157335">
            <text:p>4,0548867816</text:p>
          </table:table-cell>
          <table:table-cell table:formula="of:=IF([.T461]&lt;[.$P$1];1;0)" office:value-type="float" office:value="0">
            <text:p>0</text:p>
          </table:table-cell>
          <table:table-cell table:formula="of:=IF([.U460]&gt;0;[.V460]+[.U461];0)" office:value-type="float" office:value="0">
            <text:p>0</text:p>
          </table:table-cell>
          <table:table-cell table:formula="of:=(ABS([.Q461]-[.L461])/IF([.L461]=0;1;[.L461]))" office:value-type="float" office:value="3.10611616937259">
            <text:p>3,1061161694</text:p>
          </table:table-cell>
          <table:table-cell table:formula="of:=IF([.W461]&lt;[.$Q$1];1;0)" office:value-type="float" office:value="0">
            <text:p>0</text:p>
          </table:table-cell>
          <table:table-cell table:formula="of:=IF([.X460]&gt;0;[.Y460]+[.X46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60">
            <text:p>460</text:p>
          </table:table-cell>
          <table:table-cell/>
          <table:table-cell office:value-type="string">
            <text:p>2021-04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52">
            <text:p>452</text:p>
          </table:table-cell>
          <table:table-cell office:value-type="float" office:value="1552416">
            <text:p>1552416</text:p>
          </table:table-cell>
          <table:table-cell office:value-type="float" office:value="8">
            <text:p>8</text:p>
          </table:table-cell>
          <table:table-cell office:value-type="float" office:value="52995">
            <text:p>52995</text:p>
          </table:table-cell>
          <table:table-cell table:formula="of:=SUM([.G456:.G462])/7" office:value-type="float" office:value="919.571428571429">
            <text:p>919,57</text:p>
          </table:table-cell>
          <table:table-cell table:formula="of:=SUM([.I456:.I462])/7" office:value-type="float" office:value="40.7142857142857">
            <text:p>40,71</text:p>
          </table:table-cell>
          <table:table-cell table:formula="of:=[.A462]*[.K462]" office:value-type="float" office:value="423002.857142857">
            <text:p>423002,86</text:p>
          </table:table-cell>
          <table:table-cell table:formula="of:=[.L462]*[.A462]" office:value-type="float" office:value="18728.5714285714">
            <text:p>18728,57</text:p>
          </table:table-cell>
          <table:table-cell table:formula="of:=[.A462]*[.A462]" office:value-type="float" office:value="211600">
            <text:p>211600,00</text:p>
          </table:table-cell>
          <table:table-cell table:formula="of:=[.A462]*a+b" office:value-type="float" office:value="4725.11479570325">
            <text:p>4725,11</text:p>
          </table:table-cell>
          <table:table-cell table:formula="of:=a_2*[.A462]+b_2" office:value-type="float" office:value="190.451324546828">
            <text:p>190,4513245468</text:p>
          </table:table-cell>
          <table:table-cell table:number-columns-repeated="2"/>
          <table:table-cell table:formula="of:=(ABS([.P462]-[.K462])/IF([.K462]=0;1;[.K462]))" office:value-type="float" office:value="4.13838800216293">
            <text:p>4,1383880022</text:p>
          </table:table-cell>
          <table:table-cell table:formula="of:=IF([.T462]&lt;[.$P$1];1;0)" office:value-type="float" office:value="0">
            <text:p>0</text:p>
          </table:table-cell>
          <table:table-cell table:formula="of:=IF([.U461]&gt;0;[.V461]+[.U462];0)" office:value-type="float" office:value="0">
            <text:p>0</text:p>
          </table:table-cell>
          <table:table-cell table:formula="of:=(ABS([.Q462]-[.L462])/IF([.L462]=0;1;[.L462]))" office:value-type="float" office:value="3.67775183097471">
            <text:p>3,677751831</text:p>
          </table:table-cell>
          <table:table-cell table:formula="of:=IF([.W462]&lt;[.$Q$1];1;0)" office:value-type="float" office:value="0">
            <text:p>0</text:p>
          </table:table-cell>
          <table:table-cell table:formula="of:=IF([.X461]&gt;0;[.Y461]+[.X46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61">
            <text:p>461</text:p>
          </table:table-cell>
          <table:table-cell/>
          <table:table-cell office:value-type="string">
            <text:p>2021-04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37">
            <text:p>437</text:p>
          </table:table-cell>
          <table:table-cell office:value-type="float" office:value="1552853">
            <text:p>1552853</text:p>
          </table:table-cell>
          <table:table-cell office:value-type="float" office:value="37">
            <text:p>37</text:p>
          </table:table-cell>
          <table:table-cell office:value-type="float" office:value="53032">
            <text:p>53032</text:p>
          </table:table-cell>
          <table:table-cell table:formula="of:=SUM([.G457:.G463])/7" office:value-type="float" office:value="874">
            <text:p>874,00</text:p>
          </table:table-cell>
          <table:table-cell table:formula="of:=SUM([.I457:.I463])/7" office:value-type="float" office:value="34.8571428571429">
            <text:p>34,86</text:p>
          </table:table-cell>
          <table:table-cell table:formula="of:=[.A463]*[.K463]" office:value-type="float" office:value="402914">
            <text:p>402914,00</text:p>
          </table:table-cell>
          <table:table-cell table:formula="of:=[.L463]*[.A463]" office:value-type="float" office:value="16069.1428571429">
            <text:p>16069,14</text:p>
          </table:table-cell>
          <table:table-cell table:formula="of:=[.A463]*[.A463]" office:value-type="float" office:value="212521">
            <text:p>212521,00</text:p>
          </table:table-cell>
          <table:table-cell table:formula="of:=[.A463]*a+b" office:value-type="float" office:value="4732.5759708324">
            <text:p>4732,58</text:p>
          </table:table-cell>
          <table:table-cell table:formula="of:=a_2*[.A463]+b_2" office:value-type="float" office:value="190.848129254124">
            <text:p>190,8481292541</text:p>
          </table:table-cell>
          <table:table-cell table:number-columns-repeated="2"/>
          <table:table-cell table:formula="of:=(ABS([.P463]-[.K463])/IF([.K463]=0;1;[.K463]))" office:value-type="float" office:value="4.41484664854965">
            <text:p>4,4148466485</text:p>
          </table:table-cell>
          <table:table-cell table:formula="of:=IF([.T463]&lt;[.$P$1];1;0)" office:value-type="float" office:value="0">
            <text:p>0</text:p>
          </table:table-cell>
          <table:table-cell table:formula="of:=IF([.U462]&gt;0;[.V462]+[.U463];0)" office:value-type="float" office:value="0">
            <text:p>0</text:p>
          </table:table-cell>
          <table:table-cell table:formula="of:=(ABS([.Q463]-[.L463])/IF([.L463]=0;1;[.L463]))" office:value-type="float" office:value="4.47515124909371">
            <text:p>4,4751512491</text:p>
          </table:table-cell>
          <table:table-cell table:formula="of:=IF([.W463]&lt;[.$Q$1];1;0)" office:value-type="float" office:value="0">
            <text:p>0</text:p>
          </table:table-cell>
          <table:table-cell table:formula="of:=IF([.X462]&gt;0;[.Y462]+[.X46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62">
            <text:p>462</text:p>
          </table:table-cell>
          <table:table-cell/>
          <table:table-cell office:value-type="string">
            <text:p>2021-04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56">
            <text:p>756</text:p>
          </table:table-cell>
          <table:table-cell office:value-type="float" office:value="1553609">
            <text:p>1553609</text:p>
          </table:table-cell>
          <table:table-cell office:value-type="float" office:value="79">
            <text:p>79</text:p>
          </table:table-cell>
          <table:table-cell office:value-type="float" office:value="53111">
            <text:p>53111</text:p>
          </table:table-cell>
          <table:table-cell table:formula="of:=SUM([.G458:.G464])/7" office:value-type="float" office:value="778.857142857143">
            <text:p>778,86</text:p>
          </table:table-cell>
          <table:table-cell table:formula="of:=SUM([.I458:.I464])/7" office:value-type="float" office:value="37.8571428571429">
            <text:p>37,86</text:p>
          </table:table-cell>
          <table:table-cell table:formula="of:=[.A464]*[.K464]" office:value-type="float" office:value="359832">
            <text:p>359832,00</text:p>
          </table:table-cell>
          <table:table-cell table:formula="of:=[.L464]*[.A464]" office:value-type="float" office:value="17490">
            <text:p>17490,00</text:p>
          </table:table-cell>
          <table:table-cell table:formula="of:=[.A464]*[.A464]" office:value-type="float" office:value="213444">
            <text:p>213444,00</text:p>
          </table:table-cell>
          <table:table-cell table:formula="of:=[.A464]*a+b" office:value-type="float" office:value="4740.03714596154">
            <text:p>4740,04</text:p>
          </table:table-cell>
          <table:table-cell table:formula="of:=a_2*[.A464]+b_2" office:value-type="float" office:value="191.24493396142">
            <text:p>191,2449339614</text:p>
          </table:table-cell>
          <table:table-cell table:number-columns-repeated="2"/>
          <table:table-cell table:formula="of:=(ABS([.P464]-[.K464])/IF([.K464]=0;1;[.K464]))" office:value-type="float" office:value="5.08588775160139">
            <text:p>5,0858877516</text:p>
          </table:table-cell>
          <table:table-cell table:formula="of:=IF([.T464]&lt;[.$P$1];1;0)" office:value-type="float" office:value="0">
            <text:p>0</text:p>
          </table:table-cell>
          <table:table-cell table:formula="of:=IF([.U463]&gt;0;[.V463]+[.U464];0)" office:value-type="float" office:value="0">
            <text:p>0</text:p>
          </table:table-cell>
          <table:table-cell table:formula="of:=(ABS([.Q464]-[.L464])/IF([.L464]=0;1;[.L464]))" office:value-type="float" office:value="4.05175297256581">
            <text:p>4,0517529726</text:p>
          </table:table-cell>
          <table:table-cell table:formula="of:=IF([.W464]&lt;[.$Q$1];1;0)" office:value-type="float" office:value="0">
            <text:p>0</text:p>
          </table:table-cell>
          <table:table-cell table:formula="of:=IF([.X463]&gt;0;[.Y463]+[.X46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63">
            <text:p>463</text:p>
          </table:table-cell>
          <table:table-cell/>
          <table:table-cell office:value-type="string">
            <text:p>2021-04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66">
            <text:p>1366</text:p>
          </table:table-cell>
          <table:table-cell office:value-type="float" office:value="1554975">
            <text:p>1554975</text:p>
          </table:table-cell>
          <table:table-cell office:value-type="float" office:value="62">
            <text:p>62</text:p>
          </table:table-cell>
          <table:table-cell office:value-type="float" office:value="53173">
            <text:p>53173</text:p>
          </table:table-cell>
          <table:table-cell table:formula="of:=SUM([.G459:.G465])/7" office:value-type="float" office:value="789.142857142857">
            <text:p>789,14</text:p>
          </table:table-cell>
          <table:table-cell table:formula="of:=SUM([.I459:.I465])/7" office:value-type="float" office:value="39.4285714285714">
            <text:p>39,43</text:p>
          </table:table-cell>
          <table:table-cell table:formula="of:=[.A465]*[.K465]" office:value-type="float" office:value="365373.142857143">
            <text:p>365373,14</text:p>
          </table:table-cell>
          <table:table-cell table:formula="of:=[.L465]*[.A465]" office:value-type="float" office:value="18255.4285714286">
            <text:p>18255,43</text:p>
          </table:table-cell>
          <table:table-cell table:formula="of:=[.A465]*[.A465]" office:value-type="float" office:value="214369">
            <text:p>214369,00</text:p>
          </table:table-cell>
          <table:table-cell table:formula="of:=[.A465]*a+b" office:value-type="float" office:value="4747.49832109069">
            <text:p>4747,50</text:p>
          </table:table-cell>
          <table:table-cell table:formula="of:=a_2*[.A465]+b_2" office:value-type="float" office:value="191.641738668716">
            <text:p>191,6417386687</text:p>
          </table:table-cell>
          <table:table-cell table:number-columns-repeated="2"/>
          <table:table-cell table:formula="of:=(ABS([.P465]-[.K465])/IF([.K465]=0;1;[.K465]))" office:value-type="float" office:value="5.0160188717659">
            <text:p>5,0160188718</text:p>
          </table:table-cell>
          <table:table-cell table:formula="of:=IF([.T465]&lt;[.$P$1];1;0)" office:value-type="float" office:value="0">
            <text:p>0</text:p>
          </table:table-cell>
          <table:table-cell table:formula="of:=IF([.U464]&gt;0;[.V464]+[.U465];0)" office:value-type="float" office:value="0">
            <text:p>0</text:p>
          </table:table-cell>
          <table:table-cell table:formula="of:=(ABS([.Q465]-[.L465])/IF([.L465]=0;1;[.L465]))" office:value-type="float" office:value="3.86047887927903">
            <text:p>3,8604788793</text:p>
          </table:table-cell>
          <table:table-cell table:formula="of:=IF([.W465]&lt;[.$Q$1];1;0)" office:value-type="float" office:value="0">
            <text:p>0</text:p>
          </table:table-cell>
          <table:table-cell table:formula="of:=IF([.X464]&gt;0;[.Y464]+[.X46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64">
            <text:p>464</text:p>
          </table:table-cell>
          <table:table-cell/>
          <table:table-cell office:value-type="string">
            <text:p>2021-04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67">
            <text:p>1267</text:p>
          </table:table-cell>
          <table:table-cell office:value-type="float" office:value="1556242">
            <text:p>1556242</text:p>
          </table:table-cell>
          <table:table-cell office:value-type="float" office:value="53">
            <text:p>53</text:p>
          </table:table-cell>
          <table:table-cell office:value-type="float" office:value="53226">
            <text:p>53226</text:p>
          </table:table-cell>
          <table:table-cell table:formula="of:=SUM([.G460:.G466])/7" office:value-type="float" office:value="788.285714285714">
            <text:p>788,29</text:p>
          </table:table-cell>
          <table:table-cell table:formula="of:=SUM([.I460:.I466])/7" office:value-type="float" office:value="40">
            <text:p>40,00</text:p>
          </table:table-cell>
          <table:table-cell table:formula="of:=[.A466]*[.K466]" office:value-type="float" office:value="365764.571428571">
            <text:p>365764,57</text:p>
          </table:table-cell>
          <table:table-cell table:formula="of:=[.L466]*[.A466]" office:value-type="float" office:value="18560">
            <text:p>18560,00</text:p>
          </table:table-cell>
          <table:table-cell table:formula="of:=[.A466]*[.A466]" office:value-type="float" office:value="215296">
            <text:p>215296,00</text:p>
          </table:table-cell>
          <table:table-cell table:formula="of:=[.A466]*a+b" office:value-type="float" office:value="4754.95949621984">
            <text:p>4754,96</text:p>
          </table:table-cell>
          <table:table-cell table:formula="of:=a_2*[.A466]+b_2" office:value-type="float" office:value="192.038543376012">
            <text:p>192,038543376</text:p>
          </table:table-cell>
          <table:table-cell table:number-columns-repeated="2"/>
          <table:table-cell table:formula="of:=(ABS([.P466]-[.K466])/IF([.K466]=0;1;[.K466]))" office:value-type="float" office:value="5.03202545732854">
            <text:p>5,0320254573</text:p>
          </table:table-cell>
          <table:table-cell table:formula="of:=IF([.T466]&lt;[.$P$1];1;0)" office:value-type="float" office:value="0">
            <text:p>0</text:p>
          </table:table-cell>
          <table:table-cell table:formula="of:=IF([.U465]&gt;0;[.V465]+[.U466];0)" office:value-type="float" office:value="0">
            <text:p>0</text:p>
          </table:table-cell>
          <table:table-cell table:formula="of:=(ABS([.Q466]-[.L466])/IF([.L466]=0;1;[.L466]))" office:value-type="float" office:value="3.80096358440031">
            <text:p>3,8009635844</text:p>
          </table:table-cell>
          <table:table-cell table:formula="of:=IF([.W466]&lt;[.$Q$1];1;0)" office:value-type="float" office:value="0">
            <text:p>0</text:p>
          </table:table-cell>
          <table:table-cell table:formula="of:=IF([.X465]&gt;0;[.Y465]+[.X46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65">
            <text:p>465</text:p>
          </table:table-cell>
          <table:table-cell/>
          <table:table-cell office:value-type="string">
            <text:p>2021-04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85">
            <text:p>1285</text:p>
          </table:table-cell>
          <table:table-cell office:value-type="float" office:value="1557527">
            <text:p>1557527</text:p>
          </table:table-cell>
          <table:table-cell office:value-type="float" office:value="30">
            <text:p>30</text:p>
          </table:table-cell>
          <table:table-cell office:value-type="float" office:value="53256">
            <text:p>53256</text:p>
          </table:table-cell>
          <table:table-cell table:formula="of:=SUM([.G461:.G467])/7" office:value-type="float" office:value="860.857142857143">
            <text:p>860,86</text:p>
          </table:table-cell>
          <table:table-cell table:formula="of:=SUM([.I461:.I467])/7" office:value-type="float" office:value="43.1428571428572">
            <text:p>43,14</text:p>
          </table:table-cell>
          <table:table-cell table:formula="of:=[.A467]*[.K467]" office:value-type="float" office:value="400298.571428571">
            <text:p>400298,57</text:p>
          </table:table-cell>
          <table:table-cell table:formula="of:=[.L467]*[.A467]" office:value-type="float" office:value="20061.4285714286">
            <text:p>20061,43</text:p>
          </table:table-cell>
          <table:table-cell table:formula="of:=[.A467]*[.A467]" office:value-type="float" office:value="216225">
            <text:p>216225,00</text:p>
          </table:table-cell>
          <table:table-cell table:formula="of:=[.A467]*a+b" office:value-type="float" office:value="4762.42067134898">
            <text:p>4762,42</text:p>
          </table:table-cell>
          <table:table-cell table:formula="of:=a_2*[.A467]+b_2" office:value-type="float" office:value="192.435348083308">
            <text:p>192,4353480833</text:p>
          </table:table-cell>
          <table:table-cell table:number-columns-repeated="2"/>
          <table:table-cell table:formula="of:=(ABS([.P467]-[.K467])/IF([.K467]=0;1;[.K467]))" office:value-type="float" office:value="4.5321846497582">
            <text:p>4,5321846498</text:p>
          </table:table-cell>
          <table:table-cell table:formula="of:=IF([.T467]&lt;[.$P$1];1;0)" office:value-type="float" office:value="0">
            <text:p>0</text:p>
          </table:table-cell>
          <table:table-cell table:formula="of:=IF([.U466]&gt;0;[.V466]+[.U467];0)" office:value-type="float" office:value="0">
            <text:p>0</text:p>
          </table:table-cell>
          <table:table-cell table:formula="of:=(ABS([.Q467]-[.L467])/IF([.L467]=0;1;[.L467]))" office:value-type="float" office:value="3.46042197544092">
            <text:p>3,4604219754</text:p>
          </table:table-cell>
          <table:table-cell table:formula="of:=IF([.W467]&lt;[.$Q$1];1;0)" office:value-type="float" office:value="0">
            <text:p>0</text:p>
          </table:table-cell>
          <table:table-cell table:formula="of:=IF([.X466]&gt;0;[.Y466]+[.X46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66">
            <text:p>466</text:p>
          </table:table-cell>
          <table:table-cell/>
          <table:table-cell office:value-type="string">
            <text:p>2021-04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931">
            <text:p>931</text:p>
          </table:table-cell>
          <table:table-cell office:value-type="float" office:value="1558458">
            <text:p>1558458</text:p>
          </table:table-cell>
          <table:table-cell office:value-type="float" office:value="66">
            <text:p>66</text:p>
          </table:table-cell>
          <table:table-cell office:value-type="float" office:value="53322">
            <text:p>53322</text:p>
          </table:table-cell>
          <table:table-cell table:formula="of:=SUM([.G462:.G468])/7" office:value-type="float" office:value="927.714285714286">
            <text:p>927,71</text:p>
          </table:table-cell>
          <table:table-cell table:formula="of:=SUM([.I462:.I468])/7" office:value-type="float" office:value="47.8571428571429">
            <text:p>47,86</text:p>
          </table:table-cell>
          <table:table-cell table:formula="of:=[.A468]*[.K468]" office:value-type="float" office:value="432314.857142857">
            <text:p>432314,86</text:p>
          </table:table-cell>
          <table:table-cell table:formula="of:=[.L468]*[.A468]" office:value-type="float" office:value="22301.4285714286">
            <text:p>22301,43</text:p>
          </table:table-cell>
          <table:table-cell table:formula="of:=[.A468]*[.A468]" office:value-type="float" office:value="217156">
            <text:p>217156,00</text:p>
          </table:table-cell>
          <table:table-cell table:formula="of:=[.A468]*a+b" office:value-type="float" office:value="4769.88184647813">
            <text:p>4769,88</text:p>
          </table:table-cell>
          <table:table-cell table:formula="of:=a_2*[.A468]+b_2" office:value-type="float" office:value="192.832152790605">
            <text:p>192,8321527906</text:p>
          </table:table-cell>
          <table:table-cell table:number-columns-repeated="2"/>
          <table:table-cell table:formula="of:=(ABS([.P468]-[.K468])/IF([.K468]=0;1;[.K468]))" office:value-type="float" office:value="4.14154187332105">
            <text:p>4,1415418733</text:p>
          </table:table-cell>
          <table:table-cell table:formula="of:=IF([.T468]&lt;[.$P$1];1;0)" office:value-type="float" office:value="0">
            <text:p>0</text:p>
          </table:table-cell>
          <table:table-cell table:formula="of:=IF([.U467]&gt;0;[.V467]+[.U468];0)" office:value-type="float" office:value="0">
            <text:p>0</text:p>
          </table:table-cell>
          <table:table-cell table:formula="of:=(ABS([.Q468]-[.L468])/IF([.L468]=0;1;[.L468]))" office:value-type="float" office:value="3.02932856577383">
            <text:p>3,0293285658</text:p>
          </table:table-cell>
          <table:table-cell table:formula="of:=IF([.W468]&lt;[.$Q$1];1;0)" office:value-type="float" office:value="0">
            <text:p>0</text:p>
          </table:table-cell>
          <table:table-cell table:formula="of:=IF([.X467]&gt;0;[.Y467]+[.X46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67">
            <text:p>467</text:p>
          </table:table-cell>
          <table:table-cell/>
          <table:table-cell office:value-type="string">
            <text:p>2021-04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655">
            <text:p>655</text:p>
          </table:table-cell>
          <table:table-cell office:value-type="float" office:value="1559113">
            <text:p>1559113</text:p>
          </table:table-cell>
          <table:table-cell office:value-type="float" office:value="34">
            <text:p>34</text:p>
          </table:table-cell>
          <table:table-cell office:value-type="float" office:value="53356">
            <text:p>53356</text:p>
          </table:table-cell>
          <table:table-cell table:formula="of:=SUM([.G463:.G469])/7" office:value-type="float" office:value="956.714285714286">
            <text:p>956,71</text:p>
          </table:table-cell>
          <table:table-cell table:formula="of:=SUM([.I463:.I469])/7" office:value-type="float" office:value="51.5714285714286">
            <text:p>51,57</text:p>
          </table:table-cell>
          <table:table-cell table:formula="of:=[.A469]*[.K469]" office:value-type="float" office:value="446785.571428571">
            <text:p>446785,57</text:p>
          </table:table-cell>
          <table:table-cell table:formula="of:=[.L469]*[.A469]" office:value-type="float" office:value="24083.8571428571">
            <text:p>24083,86</text:p>
          </table:table-cell>
          <table:table-cell table:formula="of:=[.A469]*[.A469]" office:value-type="float" office:value="218089">
            <text:p>218089,00</text:p>
          </table:table-cell>
          <table:table-cell table:formula="of:=[.A469]*a+b" office:value-type="float" office:value="4777.34302160728">
            <text:p>4777,34</text:p>
          </table:table-cell>
          <table:table-cell table:formula="of:=a_2*[.A469]+b_2" office:value-type="float" office:value="193.228957497901">
            <text:p>193,2289574979</text:p>
          </table:table-cell>
          <table:table-cell table:number-columns-repeated="2"/>
          <table:table-cell table:formula="of:=(ABS([.P469]-[.K469])/IF([.K469]=0;1;[.K469]))" office:value-type="float" office:value="3.99348979412438">
            <text:p>3,9934897941</text:p>
          </table:table-cell>
          <table:table-cell table:formula="of:=IF([.T469]&lt;[.$P$1];1;0)" office:value-type="float" office:value="0">
            <text:p>0</text:p>
          </table:table-cell>
          <table:table-cell table:formula="of:=IF([.U468]&gt;0;[.V468]+[.U469];0)" office:value-type="float" office:value="0">
            <text:p>0</text:p>
          </table:table-cell>
          <table:table-cell table:formula="of:=(ABS([.Q469]-[.L469])/IF([.L469]=0;1;[.L469]))" office:value-type="float" office:value="2.74682189054101">
            <text:p>2,7468218905</text:p>
          </table:table-cell>
          <table:table-cell table:formula="of:=IF([.W469]&lt;[.$Q$1];1;0)" office:value-type="float" office:value="0">
            <text:p>0</text:p>
          </table:table-cell>
          <table:table-cell table:formula="of:=IF([.X468]&gt;0;[.Y468]+[.X46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68">
            <text:p>468</text:p>
          </table:table-cell>
          <table:table-cell/>
          <table:table-cell office:value-type="string">
            <text:p>2021-04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47">
            <text:p>847</text:p>
          </table:table-cell>
          <table:table-cell office:value-type="float" office:value="1559960">
            <text:p>1559960</text:p>
          </table:table-cell>
          <table:table-cell office:value-type="float" office:value="67">
            <text:p>67</text:p>
          </table:table-cell>
          <table:table-cell office:value-type="float" office:value="53423">
            <text:p>53423</text:p>
          </table:table-cell>
          <table:table-cell table:formula="of:=SUM([.G464:.G470])/7" office:value-type="float" office:value="1015.28571428571">
            <text:p>1015,29</text:p>
          </table:table-cell>
          <table:table-cell table:formula="of:=SUM([.I464:.I470])/7" office:value-type="float" office:value="55.8571428571429">
            <text:p>55,86</text:p>
          </table:table-cell>
          <table:table-cell table:formula="of:=[.A470]*[.K470]" office:value-type="float" office:value="475153.714285714">
            <text:p>475153,71</text:p>
          </table:table-cell>
          <table:table-cell table:formula="of:=[.L470]*[.A470]" office:value-type="float" office:value="26141.1428571429">
            <text:p>26141,14</text:p>
          </table:table-cell>
          <table:table-cell table:formula="of:=[.A470]*[.A470]" office:value-type="float" office:value="219024">
            <text:p>219024,00</text:p>
          </table:table-cell>
          <table:table-cell table:formula="of:=[.A470]*a+b" office:value-type="float" office:value="4784.80419673642">
            <text:p>4784,80</text:p>
          </table:table-cell>
          <table:table-cell table:formula="of:=a_2*[.A470]+b_2" office:value-type="float" office:value="193.625762205197">
            <text:p>193,6257622052</text:p>
          </table:table-cell>
          <table:table-cell table:number-columns-repeated="2"/>
          <table:table-cell table:formula="of:=(ABS([.P470]-[.K470])/IF([.K470]=0;1;[.K470]))" office:value-type="float" office:value="3.71276619912128">
            <text:p>3,7127661991</text:p>
          </table:table-cell>
          <table:table-cell table:formula="of:=IF([.T470]&lt;[.$P$1];1;0)" office:value-type="float" office:value="0">
            <text:p>0</text:p>
          </table:table-cell>
          <table:table-cell table:formula="of:=IF([.U469]&gt;0;[.V469]+[.U470];0)" office:value-type="float" office:value="0">
            <text:p>0</text:p>
          </table:table-cell>
          <table:table-cell table:formula="of:=(ABS([.Q470]-[.L470])/IF([.L470]=0;1;[.L470]))" office:value-type="float" office:value="2.46644587068127">
            <text:p>2,4664458707</text:p>
          </table:table-cell>
          <table:table-cell table:formula="of:=IF([.W470]&lt;[.$Q$1];1;0)" office:value-type="float" office:value="0">
            <text:p>0</text:p>
          </table:table-cell>
          <table:table-cell table:formula="of:=IF([.X469]&gt;0;[.Y469]+[.X47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69">
            <text:p>469</text:p>
          </table:table-cell>
          <table:table-cell/>
          <table:table-cell office:value-type="string">
            <text:p>2021-04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599">
            <text:p>1599</text:p>
          </table:table-cell>
          <table:table-cell office:value-type="float" office:value="1561559">
            <text:p>1561559</text:p>
          </table:table-cell>
          <table:table-cell office:value-type="float" office:value="75">
            <text:p>75</text:p>
          </table:table-cell>
          <table:table-cell office:value-type="float" office:value="53498">
            <text:p>53498</text:p>
          </table:table-cell>
          <table:table-cell table:formula="of:=SUM([.G465:.G471])/7" office:value-type="float" office:value="1135.71428571429">
            <text:p>1135,71</text:p>
          </table:table-cell>
          <table:table-cell table:formula="of:=SUM([.I465:.I471])/7" office:value-type="float" office:value="55.2857142857143">
            <text:p>55,29</text:p>
          </table:table-cell>
          <table:table-cell table:formula="of:=[.A471]*[.K471]" office:value-type="float" office:value="532650">
            <text:p>532650,00</text:p>
          </table:table-cell>
          <table:table-cell table:formula="of:=[.L471]*[.A471]" office:value-type="float" office:value="25929">
            <text:p>25929,00</text:p>
          </table:table-cell>
          <table:table-cell table:formula="of:=[.A471]*[.A471]" office:value-type="float" office:value="219961">
            <text:p>219961,00</text:p>
          </table:table-cell>
          <table:table-cell table:formula="of:=[.A471]*a+b" office:value-type="float" office:value="4792.26537186557">
            <text:p>4792,27</text:p>
          </table:table-cell>
          <table:table-cell table:formula="of:=a_2*[.A471]+b_2" office:value-type="float" office:value="194.022566912493">
            <text:p>194,0225669125</text:p>
          </table:table-cell>
          <table:table-cell table:number-columns-repeated="2"/>
          <table:table-cell table:formula="of:=(ABS([.P471]-[.K471])/IF([.K471]=0;1;[.K471]))" office:value-type="float" office:value="3.21960472994453">
            <text:p>3,2196047299</text:p>
          </table:table-cell>
          <table:table-cell table:formula="of:=IF([.T471]&lt;[.$P$1];1;0)" office:value-type="float" office:value="0">
            <text:p>0</text:p>
          </table:table-cell>
          <table:table-cell table:formula="of:=IF([.U470]&gt;0;[.V470]+[.U471];0)" office:value-type="float" office:value="0">
            <text:p>0</text:p>
          </table:table-cell>
          <table:table-cell table:formula="of:=(ABS([.Q471]-[.L471])/IF([.L471]=0;1;[.L471]))" office:value-type="float" office:value="2.50945211469626">
            <text:p>2,5094521147</text:p>
          </table:table-cell>
          <table:table-cell table:formula="of:=IF([.W471]&lt;[.$Q$1];1;0)" office:value-type="float" office:value="0">
            <text:p>0</text:p>
          </table:table-cell>
          <table:table-cell table:formula="of:=IF([.X470]&gt;0;[.Y470]+[.X47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70">
            <text:p>470</text:p>
          </table:table-cell>
          <table:table-cell/>
          <table:table-cell office:value-type="string">
            <text:p>2021-04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72">
            <text:p>1372</text:p>
          </table:table-cell>
          <table:table-cell office:value-type="float" office:value="1562931">
            <text:p>1562931</text:p>
          </table:table-cell>
          <table:table-cell office:value-type="float" office:value="73">
            <text:p>73</text:p>
          </table:table-cell>
          <table:table-cell office:value-type="float" office:value="53571">
            <text:p>53571</text:p>
          </table:table-cell>
          <table:table-cell table:formula="of:=SUM([.G466:.G472])/7" office:value-type="float" office:value="1136.57142857143">
            <text:p>1136,57</text:p>
          </table:table-cell>
          <table:table-cell table:formula="of:=SUM([.I466:.I472])/7" office:value-type="float" office:value="56.8571428571429">
            <text:p>56,86</text:p>
          </table:table-cell>
          <table:table-cell table:formula="of:=[.A472]*[.K472]" office:value-type="float" office:value="534188.571428571">
            <text:p>534188,57</text:p>
          </table:table-cell>
          <table:table-cell table:formula="of:=[.L472]*[.A472]" office:value-type="float" office:value="26722.8571428571">
            <text:p>26722,86</text:p>
          </table:table-cell>
          <table:table-cell table:formula="of:=[.A472]*[.A472]" office:value-type="float" office:value="220900">
            <text:p>220900,00</text:p>
          </table:table-cell>
          <table:table-cell table:formula="of:=[.A472]*a+b" office:value-type="float" office:value="4799.72654699472">
            <text:p>4799,73</text:p>
          </table:table-cell>
          <table:table-cell table:formula="of:=a_2*[.A472]+b_2" office:value-type="float" office:value="194.419371619789">
            <text:p>194,4193716198</text:p>
          </table:table-cell>
          <table:table-cell table:number-columns-repeated="2"/>
          <table:table-cell table:formula="of:=(ABS([.P472]-[.K472])/IF([.K472]=0;1;[.K472]))" office:value-type="float" office:value="3.22298715798932">
            <text:p>3,222987158</text:p>
          </table:table-cell>
          <table:table-cell table:formula="of:=IF([.T472]&lt;[.$P$1];1;0)" office:value-type="float" office:value="0">
            <text:p>0</text:p>
          </table:table-cell>
          <table:table-cell table:formula="of:=IF([.U471]&gt;0;[.V471]+[.U472];0)" office:value-type="float" office:value="0">
            <text:p>0</text:p>
          </table:table-cell>
          <table:table-cell table:formula="of:=(ABS([.Q472]-[.L472])/IF([.L472]=0;1;[.L472]))" office:value-type="float" office:value="2.41943618426765">
            <text:p>2,4194361843</text:p>
          </table:table-cell>
          <table:table-cell table:formula="of:=IF([.W472]&lt;[.$Q$1];1;0)" office:value-type="float" office:value="0">
            <text:p>0</text:p>
          </table:table-cell>
          <table:table-cell table:formula="of:=IF([.X471]&gt;0;[.Y471]+[.X47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71">
            <text:p>471</text:p>
          </table:table-cell>
          <table:table-cell/>
          <table:table-cell office:value-type="string">
            <text:p>2021-04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24">
            <text:p>1424</text:p>
          </table:table-cell>
          <table:table-cell office:value-type="float" office:value="1564355">
            <text:p>1564355</text:p>
          </table:table-cell>
          <table:table-cell office:value-type="float" office:value="92">
            <text:p>92</text:p>
          </table:table-cell>
          <table:table-cell office:value-type="float" office:value="53663">
            <text:p>53663</text:p>
          </table:table-cell>
          <table:table-cell table:formula="of:=SUM([.G467:.G473])/7" office:value-type="float" office:value="1159">
            <text:p>1159,00</text:p>
          </table:table-cell>
          <table:table-cell table:formula="of:=SUM([.I467:.I473])/7" office:value-type="float" office:value="62.4285714285714">
            <text:p>62,43</text:p>
          </table:table-cell>
          <table:table-cell table:formula="of:=[.A473]*[.K473]" office:value-type="float" office:value="545889">
            <text:p>545889,00</text:p>
          </table:table-cell>
          <table:table-cell table:formula="of:=[.L473]*[.A473]" office:value-type="float" office:value="29403.8571428571">
            <text:p>29403,86</text:p>
          </table:table-cell>
          <table:table-cell table:formula="of:=[.A473]*[.A473]" office:value-type="float" office:value="221841">
            <text:p>221841,00</text:p>
          </table:table-cell>
          <table:table-cell table:formula="of:=[.A473]*a+b" office:value-type="float" office:value="4807.18772212386">
            <text:p>4807,19</text:p>
          </table:table-cell>
          <table:table-cell table:formula="of:=a_2*[.A473]+b_2" office:value-type="float" office:value="194.816176327085">
            <text:p>194,8161763271</text:p>
          </table:table-cell>
          <table:table-cell table:number-columns-repeated="2"/>
          <table:table-cell table:formula="of:=(ABS([.P473]-[.K473])/IF([.K473]=0;1;[.K473]))" office:value-type="float" office:value="3.14770295265217">
            <text:p>3,1477029527</text:p>
          </table:table-cell>
          <table:table-cell table:formula="of:=IF([.T473]&lt;[.$P$1];1;0)" office:value-type="float" office:value="0">
            <text:p>0</text:p>
          </table:table-cell>
          <table:table-cell table:formula="of:=IF([.U472]&gt;0;[.V472]+[.U473];0)" office:value-type="float" office:value="0">
            <text:p>0</text:p>
          </table:table-cell>
          <table:table-cell table:formula="of:=(ABS([.Q473]-[.L473])/IF([.L473]=0;1;[.L473]))" office:value-type="float" office:value="2.12062525009061">
            <text:p>2,1206252501</text:p>
          </table:table-cell>
          <table:table-cell table:formula="of:=IF([.W473]&lt;[.$Q$1];1;0)" office:value-type="float" office:value="0">
            <text:p>0</text:p>
          </table:table-cell>
          <table:table-cell table:formula="of:=IF([.X472]&gt;0;[.Y472]+[.X47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72">
            <text:p>472</text:p>
          </table:table-cell>
          <table:table-cell/>
          <table:table-cell office:value-type="string">
            <text:p>2021-04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25">
            <text:p>1325</text:p>
          </table:table-cell>
          <table:table-cell office:value-type="float" office:value="1565680">
            <text:p>1565680</text:p>
          </table:table-cell>
          <table:table-cell office:value-type="float" office:value="48">
            <text:p>48</text:p>
          </table:table-cell>
          <table:table-cell office:value-type="float" office:value="53711">
            <text:p>53711</text:p>
          </table:table-cell>
          <table:table-cell table:formula="of:=SUM([.G468:.G474])/7" office:value-type="float" office:value="1164.71428571429">
            <text:p>1164,71</text:p>
          </table:table-cell>
          <table:table-cell table:formula="of:=SUM([.I468:.I474])/7" office:value-type="float" office:value="65">
            <text:p>65,00</text:p>
          </table:table-cell>
          <table:table-cell table:formula="of:=[.A474]*[.K474]" office:value-type="float" office:value="549745.142857143">
            <text:p>549745,14</text:p>
          </table:table-cell>
          <table:table-cell table:formula="of:=[.L474]*[.A474]" office:value-type="float" office:value="30680">
            <text:p>30680,00</text:p>
          </table:table-cell>
          <table:table-cell table:formula="of:=[.A474]*[.A474]" office:value-type="float" office:value="222784">
            <text:p>222784,00</text:p>
          </table:table-cell>
          <table:table-cell table:formula="of:=[.A474]*a+b" office:value-type="float" office:value="4814.64889725301">
            <text:p>4814,65</text:p>
          </table:table-cell>
          <table:table-cell table:formula="of:=a_2*[.A474]+b_2" office:value-type="float" office:value="195.212981034382">
            <text:p>195,2129810344</text:p>
          </table:table-cell>
          <table:table-cell table:number-columns-repeated="2"/>
          <table:table-cell table:formula="of:=(ABS([.P474]-[.K474])/IF([.K474]=0;1;[.K474]))" office:value-type="float" office:value="3.13375963213186">
            <text:p>3,1337596321</text:p>
          </table:table-cell>
          <table:table-cell table:formula="of:=IF([.T474]&lt;[.$P$1];1;0)" office:value-type="float" office:value="0">
            <text:p>0</text:p>
          </table:table-cell>
          <table:table-cell table:formula="of:=IF([.U473]&gt;0;[.V473]+[.U474];0)" office:value-type="float" office:value="0">
            <text:p>0</text:p>
          </table:table-cell>
          <table:table-cell table:formula="of:=(ABS([.Q474]-[.L474])/IF([.L474]=0;1;[.L474]))" office:value-type="float" office:value="2.00327663129818">
            <text:p>2,0032766313</text:p>
          </table:table-cell>
          <table:table-cell table:formula="of:=IF([.W474]&lt;[.$Q$1];1;0)" office:value-type="float" office:value="0">
            <text:p>0</text:p>
          </table:table-cell>
          <table:table-cell table:formula="of:=IF([.X473]&gt;0;[.Y473]+[.X47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73">
            <text:p>473</text:p>
          </table:table-cell>
          <table:table-cell/>
          <table:table-cell office:value-type="string">
            <text:p>2021-04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089">
            <text:p>1089</text:p>
          </table:table-cell>
          <table:table-cell office:value-type="float" office:value="1566769">
            <text:p>1566769</text:p>
          </table:table-cell>
          <table:table-cell office:value-type="float" office:value="25">
            <text:p>25</text:p>
          </table:table-cell>
          <table:table-cell office:value-type="float" office:value="53736">
            <text:p>53736</text:p>
          </table:table-cell>
          <table:table-cell table:formula="of:=SUM([.G469:.G475])/7" office:value-type="float" office:value="1187.28571428571">
            <text:p>1187,29</text:p>
          </table:table-cell>
          <table:table-cell table:formula="of:=SUM([.I469:.I475])/7" office:value-type="float" office:value="59.1428571428571">
            <text:p>59,14</text:p>
          </table:table-cell>
          <table:table-cell table:formula="of:=[.A475]*[.K475]" office:value-type="float" office:value="561586.142857143">
            <text:p>561586,14</text:p>
          </table:table-cell>
          <table:table-cell table:formula="of:=[.L475]*[.A475]" office:value-type="float" office:value="27974.5714285714">
            <text:p>27974,57</text:p>
          </table:table-cell>
          <table:table-cell table:formula="of:=[.A475]*[.A475]" office:value-type="float" office:value="223729">
            <text:p>223729,00</text:p>
          </table:table-cell>
          <table:table-cell table:formula="of:=[.A475]*a+b" office:value-type="float" office:value="4822.11007238216">
            <text:p>4822,11</text:p>
          </table:table-cell>
          <table:table-cell table:formula="of:=a_2*[.A475]+b_2" office:value-type="float" office:value="195.609785741678">
            <text:p>195,6097857417</text:p>
          </table:table-cell>
          <table:table-cell table:number-columns-repeated="2"/>
          <table:table-cell table:formula="of:=(ABS([.P475]-[.K475])/IF([.K475]=0;1;[.K475]))" office:value-type="float" office:value="3.06145716600591">
            <text:p>3,061457166</text:p>
          </table:table-cell>
          <table:table-cell table:formula="of:=IF([.T475]&lt;[.$P$1];1;0)" office:value-type="float" office:value="0">
            <text:p>0</text:p>
          </table:table-cell>
          <table:table-cell table:formula="of:=IF([.U474]&gt;0;[.V474]+[.U475];0)" office:value-type="float" office:value="0">
            <text:p>0</text:p>
          </table:table-cell>
          <table:table-cell table:formula="of:=(ABS([.Q475]-[.L475])/IF([.L475]=0;1;[.L475]))" office:value-type="float" office:value="2.30741183621194">
            <text:p>2,3074118362</text:p>
          </table:table-cell>
          <table:table-cell table:formula="of:=IF([.W475]&lt;[.$Q$1];1;0)" office:value-type="float" office:value="0">
            <text:p>0</text:p>
          </table:table-cell>
          <table:table-cell table:formula="of:=IF([.X474]&gt;0;[.Y474]+[.X47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74">
            <text:p>474</text:p>
          </table:table-cell>
          <table:table-cell/>
          <table:table-cell office:value-type="string">
            <text:p>2021-04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744">
            <text:p>744</text:p>
          </table:table-cell>
          <table:table-cell office:value-type="float" office:value="1567513">
            <text:p>1567513</text:p>
          </table:table-cell>
          <table:table-cell office:value-type="float" office:value="21">
            <text:p>21</text:p>
          </table:table-cell>
          <table:table-cell office:value-type="float" office:value="53757">
            <text:p>53757</text:p>
          </table:table-cell>
          <table:table-cell table:formula="of:=SUM([.G470:.G476])/7" office:value-type="float" office:value="1200">
            <text:p>1200,00</text:p>
          </table:table-cell>
          <table:table-cell table:formula="of:=SUM([.I470:.I476])/7" office:value-type="float" office:value="57.2857142857143">
            <text:p>57,29</text:p>
          </table:table-cell>
          <table:table-cell table:formula="of:=[.A476]*[.K476]" office:value-type="float" office:value="568800">
            <text:p>568800,00</text:p>
          </table:table-cell>
          <table:table-cell table:formula="of:=[.L476]*[.A476]" office:value-type="float" office:value="27153.4285714286">
            <text:p>27153,43</text:p>
          </table:table-cell>
          <table:table-cell table:formula="of:=[.A476]*[.A476]" office:value-type="float" office:value="224676">
            <text:p>224676,00</text:p>
          </table:table-cell>
          <table:table-cell table:formula="of:=[.A476]*a+b" office:value-type="float" office:value="4829.57124751131">
            <text:p>4829,57</text:p>
          </table:table-cell>
          <table:table-cell table:formula="of:=a_2*[.A476]+b_2" office:value-type="float" office:value="196.006590448974">
            <text:p>196,006590449</text:p>
          </table:table-cell>
          <table:table-cell table:number-columns-repeated="2"/>
          <table:table-cell table:formula="of:=(ABS([.P476]-[.K476])/IF([.K476]=0;1;[.K476]))" office:value-type="float" office:value="3.02464270625942">
            <text:p>3,0246427063</text:p>
          </table:table-cell>
          <table:table-cell table:formula="of:=IF([.T476]&lt;[.$P$1];1;0)" office:value-type="float" office:value="0">
            <text:p>0</text:p>
          </table:table-cell>
          <table:table-cell table:formula="of:=IF([.U475]&gt;0;[.V475]+[.U476];0)" office:value-type="float" office:value="0">
            <text:p>0</text:p>
          </table:table-cell>
          <table:table-cell table:formula="of:=(ABS([.Q476]-[.L476])/IF([.L476]=0;1;[.L476]))" office:value-type="float" office:value="2.42156142928383">
            <text:p>2,4215614293</text:p>
          </table:table-cell>
          <table:table-cell table:formula="of:=IF([.W476]&lt;[.$Q$1];1;0)" office:value-type="float" office:value="0">
            <text:p>0</text:p>
          </table:table-cell>
          <table:table-cell table:formula="of:=IF([.X475]&gt;0;[.Y475]+[.X47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75">
            <text:p>475</text:p>
          </table:table-cell>
          <table:table-cell/>
          <table:table-cell office:value-type="string">
            <text:p>2021-04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53">
            <text:p>853</text:p>
          </table:table-cell>
          <table:table-cell office:value-type="float" office:value="1568366">
            <text:p>1568366</text:p>
          </table:table-cell>
          <table:table-cell office:value-type="float" office:value="130">
            <text:p>130</text:p>
          </table:table-cell>
          <table:table-cell office:value-type="float" office:value="53887">
            <text:p>53887</text:p>
          </table:table-cell>
          <table:table-cell table:formula="of:=SUM([.G471:.G477])/7" office:value-type="float" office:value="1200.85714285714">
            <text:p>1200,86</text:p>
          </table:table-cell>
          <table:table-cell table:formula="of:=SUM([.I471:.I477])/7" office:value-type="float" office:value="66.2857142857143">
            <text:p>66,29</text:p>
          </table:table-cell>
          <table:table-cell table:formula="of:=[.A477]*[.K477]" office:value-type="float" office:value="570407.142857143">
            <text:p>570407,14</text:p>
          </table:table-cell>
          <table:table-cell table:formula="of:=[.L477]*[.A477]" office:value-type="float" office:value="31485.7142857143">
            <text:p>31485,71</text:p>
          </table:table-cell>
          <table:table-cell table:formula="of:=[.A477]*[.A477]" office:value-type="float" office:value="225625">
            <text:p>225625,00</text:p>
          </table:table-cell>
          <table:table-cell table:formula="of:=[.A477]*a+b" office:value-type="float" office:value="4837.03242264045">
            <text:p>4837,03</text:p>
          </table:table-cell>
          <table:table-cell table:formula="of:=a_2*[.A477]+b_2" office:value-type="float" office:value="196.40339515627">
            <text:p>196,4033951563</text:p>
          </table:table-cell>
          <table:table-cell table:number-columns-repeated="2"/>
          <table:table-cell table:formula="of:=(ABS([.P477]-[.K477])/IF([.K477]=0;1;[.K477]))" office:value-type="float" office:value="3.027983221328">
            <text:p>3,0279832213</text:p>
          </table:table-cell>
          <table:table-cell table:formula="of:=IF([.T477]&lt;[.$P$1];1;0)" office:value-type="float" office:value="0">
            <text:p>0</text:p>
          </table:table-cell>
          <table:table-cell table:formula="of:=IF([.U476]&gt;0;[.V476]+[.U477];0)" office:value-type="float" office:value="0">
            <text:p>0</text:p>
          </table:table-cell>
          <table:table-cell table:formula="of:=(ABS([.Q477]-[.L477])/IF([.L477]=0;1;[.L477]))" office:value-type="float" office:value="1.96298225451269">
            <text:p>1,9629822545</text:p>
          </table:table-cell>
          <table:table-cell table:formula="of:=IF([.W477]&lt;[.$Q$1];1;0)" office:value-type="float" office:value="0">
            <text:p>0</text:p>
          </table:table-cell>
          <table:table-cell table:formula="of:=IF([.X476]&gt;0;[.Y476]+[.X47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76">
            <text:p>476</text:p>
          </table:table-cell>
          <table:table-cell/>
          <table:table-cell office:value-type="string">
            <text:p>2021-04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569">
            <text:p>1569</text:p>
          </table:table-cell>
          <table:table-cell office:value-type="float" office:value="1569935">
            <text:p>1569935</text:p>
          </table:table-cell>
          <table:table-cell office:value-type="float" office:value="53">
            <text:p>53</text:p>
          </table:table-cell>
          <table:table-cell office:value-type="float" office:value="53940">
            <text:p>53940</text:p>
          </table:table-cell>
          <table:table-cell table:formula="of:=SUM([.G472:.G478])/7" office:value-type="float" office:value="1196.57142857143">
            <text:p>1196,57</text:p>
          </table:table-cell>
          <table:table-cell table:formula="of:=SUM([.I472:.I478])/7" office:value-type="float" office:value="63.1428571428572">
            <text:p>63,14</text:p>
          </table:table-cell>
          <table:table-cell table:formula="of:=[.A478]*[.K478]" office:value-type="float" office:value="569568">
            <text:p>569568,00</text:p>
          </table:table-cell>
          <table:table-cell table:formula="of:=[.L478]*[.A478]" office:value-type="float" office:value="30056">
            <text:p>30056,00</text:p>
          </table:table-cell>
          <table:table-cell table:formula="of:=[.A478]*[.A478]" office:value-type="float" office:value="226576">
            <text:p>226576,00</text:p>
          </table:table-cell>
          <table:table-cell table:formula="of:=[.A478]*a+b" office:value-type="float" office:value="4844.4935977696">
            <text:p>4844,49</text:p>
          </table:table-cell>
          <table:table-cell table:formula="of:=a_2*[.A478]+b_2" office:value-type="float" office:value="196.800199863566">
            <text:p>196,8001998636</text:p>
          </table:table-cell>
          <table:table-cell table:number-columns-repeated="2"/>
          <table:table-cell table:formula="of:=(ABS([.P478]-[.K478])/IF([.K478]=0;1;[.K478]))" office:value-type="float" office:value="3.04864555687526">
            <text:p>3,0486455569</text:p>
          </table:table-cell>
          <table:table-cell table:formula="of:=IF([.T478]&lt;[.$P$1];1;0)" office:value-type="float" office:value="0">
            <text:p>0</text:p>
          </table:table-cell>
          <table:table-cell table:formula="of:=IF([.U477]&gt;0;[.V477]+[.U478];0)" office:value-type="float" office:value="0">
            <text:p>0</text:p>
          </table:table-cell>
          <table:table-cell table:formula="of:=(ABS([.Q478]-[.L478])/IF([.L478]=0;1;[.L478]))" office:value-type="float" office:value="2.11674524670806">
            <text:p>2,1167452467</text:p>
          </table:table-cell>
          <table:table-cell table:formula="of:=IF([.W478]&lt;[.$Q$1];1;0)" office:value-type="float" office:value="0">
            <text:p>0</text:p>
          </table:table-cell>
          <table:table-cell table:formula="of:=IF([.X477]&gt;0;[.Y477]+[.X47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77">
            <text:p>477</text:p>
          </table:table-cell>
          <table:table-cell/>
          <table:table-cell office:value-type="string">
            <text:p>2021-04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413">
            <text:p>1413</text:p>
          </table:table-cell>
          <table:table-cell office:value-type="float" office:value="1571348">
            <text:p>1571348</text:p>
          </table:table-cell>
          <table:table-cell office:value-type="float" office:value="55">
            <text:p>55</text:p>
          </table:table-cell>
          <table:table-cell office:value-type="float" office:value="53995">
            <text:p>53995</text:p>
          </table:table-cell>
          <table:table-cell table:formula="of:=SUM([.G473:.G479])/7" office:value-type="float" office:value="1202.42857142857">
            <text:p>1202,43</text:p>
          </table:table-cell>
          <table:table-cell table:formula="of:=SUM([.I473:.I479])/7" office:value-type="float" office:value="60.5714285714286">
            <text:p>60,57</text:p>
          </table:table-cell>
          <table:table-cell table:formula="of:=[.A479]*[.K479]" office:value-type="float" office:value="573558.428571429">
            <text:p>573558,43</text:p>
          </table:table-cell>
          <table:table-cell table:formula="of:=[.L479]*[.A479]" office:value-type="float" office:value="28892.5714285714">
            <text:p>28892,57</text:p>
          </table:table-cell>
          <table:table-cell table:formula="of:=[.A479]*[.A479]" office:value-type="float" office:value="227529">
            <text:p>227529,00</text:p>
          </table:table-cell>
          <table:table-cell table:formula="of:=[.A479]*a+b" office:value-type="float" office:value="4851.95477289875">
            <text:p>4851,95</text:p>
          </table:table-cell>
          <table:table-cell table:formula="of:=a_2*[.A479]+b_2" office:value-type="float" office:value="197.197004570862">
            <text:p>197,1970045709</text:p>
          </table:table-cell>
          <table:table-cell table:number-columns-repeated="2"/>
          <table:table-cell table:formula="of:=(ABS([.P479]-[.K479])/IF([.K479]=0;1;[.K479]))" office:value-type="float" office:value="3.03512931095298">
            <text:p>3,035129311</text:p>
          </table:table-cell>
          <table:table-cell table:formula="of:=IF([.T479]&lt;[.$P$1];1;0)" office:value-type="float" office:value="0">
            <text:p>0</text:p>
          </table:table-cell>
          <table:table-cell table:formula="of:=IF([.U478]&gt;0;[.V478]+[.U479];0)" office:value-type="float" office:value="0">
            <text:p>0</text:p>
          </table:table-cell>
          <table:table-cell table:formula="of:=(ABS([.Q479]-[.L479])/IF([.L479]=0;1;[.L479]))" office:value-type="float" office:value="2.25561092451895">
            <text:p>2,2556109245</text:p>
          </table:table-cell>
          <table:table-cell table:formula="of:=IF([.W479]&lt;[.$Q$1];1;0)" office:value-type="float" office:value="0">
            <text:p>0</text:p>
          </table:table-cell>
          <table:table-cell table:formula="of:=IF([.X478]&gt;0;[.Y478]+[.X47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78">
            <text:p>478</text:p>
          </table:table-cell>
          <table:table-cell/>
          <table:table-cell office:value-type="string">
            <text:p>2021-04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637">
            <text:p>1637</text:p>
          </table:table-cell>
          <table:table-cell office:value-type="float" office:value="1572985">
            <text:p>1572985</text:p>
          </table:table-cell>
          <table:table-cell office:value-type="float" office:value="71">
            <text:p>71</text:p>
          </table:table-cell>
          <table:table-cell office:value-type="float" office:value="54066">
            <text:p>54066</text:p>
          </table:table-cell>
          <table:table-cell table:formula="of:=SUM([.G474:.G480])/7" office:value-type="float" office:value="1232.85714285714">
            <text:p>1232,86</text:p>
          </table:table-cell>
          <table:table-cell table:formula="of:=SUM([.I474:.I480])/7" office:value-type="float" office:value="57.5714285714286">
            <text:p>57,57</text:p>
          </table:table-cell>
          <table:table-cell table:formula="of:=[.A480]*[.K480]" office:value-type="float" office:value="589305.714285714">
            <text:p>589305,71</text:p>
          </table:table-cell>
          <table:table-cell table:formula="of:=[.L480]*[.A480]" office:value-type="float" office:value="27519.1428571429">
            <text:p>27519,14</text:p>
          </table:table-cell>
          <table:table-cell table:formula="of:=[.A480]*[.A480]" office:value-type="float" office:value="228484">
            <text:p>228484,00</text:p>
          </table:table-cell>
          <table:table-cell table:formula="of:=[.A480]*a+b" office:value-type="float" office:value="4859.41594802789">
            <text:p>4859,42</text:p>
          </table:table-cell>
          <table:table-cell table:formula="of:=a_2*[.A480]+b_2" office:value-type="float" office:value="197.593809278159">
            <text:p>197,5938092782</text:p>
          </table:table-cell>
          <table:table-cell table:number-columns-repeated="2"/>
          <table:table-cell table:formula="of:=(ABS([.P480]-[.K480])/IF([.K480]=0;1;[.K480]))" office:value-type="float" office:value="2.94158883385808">
            <text:p>2,9415888339</text:p>
          </table:table-cell>
          <table:table-cell table:formula="of:=IF([.T480]&lt;[.$P$1];1;0)" office:value-type="float" office:value="0">
            <text:p>0</text:p>
          </table:table-cell>
          <table:table-cell table:formula="of:=IF([.U479]&gt;0;[.V479]+[.U480];0)" office:value-type="float" office:value="0">
            <text:p>0</text:p>
          </table:table-cell>
          <table:table-cell table:formula="of:=(ABS([.Q480]-[.L480])/IF([.L480]=0;1;[.L480]))" office:value-type="float" office:value="2.43215053336752">
            <text:p>2,4321505334</text:p>
          </table:table-cell>
          <table:table-cell table:formula="of:=IF([.W480]&lt;[.$Q$1];1;0)" office:value-type="float" office:value="0">
            <text:p>0</text:p>
          </table:table-cell>
          <table:table-cell table:formula="of:=IF([.X479]&gt;0;[.Y479]+[.X48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79">
            <text:p>479</text:p>
          </table:table-cell>
          <table:table-cell/>
          <table:table-cell office:value-type="string">
            <text:p>2021-04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385">
            <text:p>1385</text:p>
          </table:table-cell>
          <table:table-cell office:value-type="float" office:value="1574370">
            <text:p>1574370</text:p>
          </table:table-cell>
          <table:table-cell office:value-type="float" office:value="59">
            <text:p>59</text:p>
          </table:table-cell>
          <table:table-cell office:value-type="float" office:value="54125">
            <text:p>54125</text:p>
          </table:table-cell>
          <table:table-cell table:formula="of:=SUM([.G475:.G481])/7" office:value-type="float" office:value="1241.42857142857">
            <text:p>1241,43</text:p>
          </table:table-cell>
          <table:table-cell table:formula="of:=SUM([.I475:.I481])/7" office:value-type="float" office:value="59.1428571428571">
            <text:p>59,14</text:p>
          </table:table-cell>
          <table:table-cell table:formula="of:=[.A481]*[.K481]" office:value-type="float" office:value="594644.285714286">
            <text:p>594644,29</text:p>
          </table:table-cell>
          <table:table-cell table:formula="of:=[.L481]*[.A481]" office:value-type="float" office:value="28329.4285714286">
            <text:p>28329,43</text:p>
          </table:table-cell>
          <table:table-cell table:formula="of:=[.A481]*[.A481]" office:value-type="float" office:value="229441">
            <text:p>229441,00</text:p>
          </table:table-cell>
          <table:table-cell table:formula="of:=[.A481]*a+b" office:value-type="float" office:value="4866.87712315704">
            <text:p>4866,88</text:p>
          </table:table-cell>
          <table:table-cell table:formula="of:=a_2*[.A481]+b_2" office:value-type="float" office:value="197.990613985455">
            <text:p>197,9906139855</text:p>
          </table:table-cell>
          <table:table-cell table:number-columns-repeated="2"/>
          <table:table-cell table:formula="of:=(ABS([.P481]-[.K481])/IF([.K481]=0;1;[.K481]))" office:value-type="float" office:value="2.92038433395849">
            <text:p>2,920384334</text:p>
          </table:table-cell>
          <table:table-cell table:formula="of:=IF([.T481]&lt;[.$P$1];1;0)" office:value-type="float" office:value="0">
            <text:p>0</text:p>
          </table:table-cell>
          <table:table-cell table:formula="of:=IF([.U480]&gt;0;[.V480]+[.U481];0)" office:value-type="float" office:value="0">
            <text:p>0</text:p>
          </table:table-cell>
          <table:table-cell table:formula="of:=(ABS([.Q481]-[.L481])/IF([.L481]=0;1;[.L481]))" office:value-type="float" office:value="2.34766738622749">
            <text:p>2,3476673862</text:p>
          </table:table-cell>
          <table:table-cell table:formula="of:=IF([.W481]&lt;[.$Q$1];1;0)" office:value-type="float" office:value="0">
            <text:p>0</text:p>
          </table:table-cell>
          <table:table-cell table:formula="of:=IF([.X480]&gt;0;[.Y480]+[.X48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80">
            <text:p>480</text:p>
          </table:table-cell>
          <table:table-cell/>
          <table:table-cell office:value-type="string">
            <text:p>2021-04-2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01">
            <text:p>1101</text:p>
          </table:table-cell>
          <table:table-cell office:value-type="float" office:value="1575471">
            <text:p>1575471</text:p>
          </table:table-cell>
          <table:table-cell office:value-type="float" office:value="23">
            <text:p>23</text:p>
          </table:table-cell>
          <table:table-cell office:value-type="float" office:value="54148">
            <text:p>54148</text:p>
          </table:table-cell>
          <table:table-cell table:formula="of:=SUM([.G476:.G482])/7" office:value-type="float" office:value="1243.14285714286">
            <text:p>1243,14</text:p>
          </table:table-cell>
          <table:table-cell table:formula="of:=SUM([.I476:.I482])/7" office:value-type="float" office:value="58.8571428571429">
            <text:p>58,86</text:p>
          </table:table-cell>
          <table:table-cell table:formula="of:=[.A482]*[.K482]" office:value-type="float" office:value="596708.571428571">
            <text:p>596708,57</text:p>
          </table:table-cell>
          <table:table-cell table:formula="of:=[.L482]*[.A482]" office:value-type="float" office:value="28251.4285714286">
            <text:p>28251,43</text:p>
          </table:table-cell>
          <table:table-cell table:formula="of:=[.A482]*[.A482]" office:value-type="float" office:value="230400">
            <text:p>230400,00</text:p>
          </table:table-cell>
          <table:table-cell table:formula="of:=[.A482]*a+b" office:value-type="float" office:value="4874.33829828619">
            <text:p>4874,34</text:p>
          </table:table-cell>
          <table:table-cell table:formula="of:=a_2*[.A482]+b_2" office:value-type="float" office:value="198.387418692751">
            <text:p>198,3874186928</text:p>
          </table:table-cell>
          <table:table-cell table:number-columns-repeated="2"/>
          <table:table-cell table:formula="of:=(ABS([.P482]-[.K482])/IF([.K482]=0;1;[.K482]))" office:value-type="float" office:value="2.92098001470964">
            <text:p>2,9209800147</text:p>
          </table:table-cell>
          <table:table-cell table:formula="of:=IF([.T482]&lt;[.$P$1];1;0)" office:value-type="float" office:value="0">
            <text:p>0</text:p>
          </table:table-cell>
          <table:table-cell table:formula="of:=IF([.U481]&gt;0;[.V481]+[.U482];0)" office:value-type="float" office:value="0">
            <text:p>0</text:p>
          </table:table-cell>
          <table:table-cell table:formula="of:=(ABS([.Q482]-[.L482])/IF([.L482]=0;1;[.L482]))" office:value-type="float" office:value="2.37066002633315">
            <text:p>2,3706600263</text:p>
          </table:table-cell>
          <table:table-cell table:formula="of:=IF([.W482]&lt;[.$Q$1];1;0)" office:value-type="float" office:value="0">
            <text:p>0</text:p>
          </table:table-cell>
          <table:table-cell table:formula="of:=IF([.X481]&gt;0;[.Y481]+[.X48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81">
            <text:p>481</text:p>
          </table:table-cell>
          <table:table-cell/>
          <table:table-cell office:value-type="string">
            <text:p>2021-04-2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49">
            <text:p>849</text:p>
          </table:table-cell>
          <table:table-cell office:value-type="float" office:value="1576320">
            <text:p>1576320</text:p>
          </table:table-cell>
          <table:table-cell office:value-type="float" office:value="38">
            <text:p>38</text:p>
          </table:table-cell>
          <table:table-cell office:value-type="float" office:value="54186">
            <text:p>54186</text:p>
          </table:table-cell>
          <table:table-cell table:formula="of:=SUM([.G477:.G483])/7" office:value-type="float" office:value="1258.14285714286">
            <text:p>1258,14</text:p>
          </table:table-cell>
          <table:table-cell table:formula="of:=SUM([.I477:.I483])/7" office:value-type="float" office:value="61.2857142857143">
            <text:p>61,29</text:p>
          </table:table-cell>
          <table:table-cell table:formula="of:=[.A483]*[.K483]" office:value-type="float" office:value="605166.714285714">
            <text:p>605166,71</text:p>
          </table:table-cell>
          <table:table-cell table:formula="of:=[.L483]*[.A483]" office:value-type="float" office:value="29478.4285714286">
            <text:p>29478,43</text:p>
          </table:table-cell>
          <table:table-cell table:formula="of:=[.A483]*[.A483]" office:value-type="float" office:value="231361">
            <text:p>231361,00</text:p>
          </table:table-cell>
          <table:table-cell table:formula="of:=[.A483]*a+b" office:value-type="float" office:value="4881.79947341533">
            <text:p>4881,80</text:p>
          </table:table-cell>
          <table:table-cell table:formula="of:=a_2*[.A483]+b_2" office:value-type="float" office:value="198.784223400047">
            <text:p>198,7842234</text:p>
          </table:table-cell>
          <table:table-cell table:number-columns-repeated="2"/>
          <table:table-cell table:formula="of:=(ABS([.P483]-[.K483])/IF([.K483]=0;1;[.K483]))" office:value-type="float" office:value="2.88016308776057">
            <text:p>2,8801630878</text:p>
          </table:table-cell>
          <table:table-cell table:formula="of:=IF([.T483]&lt;[.$P$1];1;0)" office:value-type="float" office:value="0">
            <text:p>0</text:p>
          </table:table-cell>
          <table:table-cell table:formula="of:=IF([.U482]&gt;0;[.V482]+[.U483];0)" office:value-type="float" office:value="0">
            <text:p>0</text:p>
          </table:table-cell>
          <table:table-cell table:formula="of:=(ABS([.Q483]-[.L483])/IF([.L483]=0;1;[.L483]))" office:value-type="float" office:value="2.24356541678398">
            <text:p>2,2435654168</text:p>
          </table:table-cell>
          <table:table-cell table:formula="of:=IF([.W483]&lt;[.$Q$1];1;0)" office:value-type="float" office:value="0">
            <text:p>0</text:p>
          </table:table-cell>
          <table:table-cell table:formula="of:=IF([.X482]&gt;0;[.Y482]+[.X48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82">
            <text:p>482</text:p>
          </table:table-cell>
          <table:table-cell/>
          <table:table-cell office:value-type="string">
            <text:p>2021-04-2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80">
            <text:p>880</text:p>
          </table:table-cell>
          <table:table-cell office:value-type="float" office:value="1577200">
            <text:p>1577200</text:p>
          </table:table-cell>
          <table:table-cell office:value-type="float" office:value="51">
            <text:p>51</text:p>
          </table:table-cell>
          <table:table-cell office:value-type="float" office:value="54237">
            <text:p>54237</text:p>
          </table:table-cell>
          <table:table-cell table:formula="of:=SUM([.G478:.G484])/7" office:value-type="float" office:value="1262">
            <text:p>1262,00</text:p>
          </table:table-cell>
          <table:table-cell table:formula="of:=SUM([.I478:.I484])/7" office:value-type="float" office:value="50">
            <text:p>50,00</text:p>
          </table:table-cell>
          <table:table-cell table:formula="of:=[.A484]*[.K484]" office:value-type="float" office:value="608284">
            <text:p>608284,00</text:p>
          </table:table-cell>
          <table:table-cell table:formula="of:=[.L484]*[.A484]" office:value-type="float" office:value="24100">
            <text:p>24100,00</text:p>
          </table:table-cell>
          <table:table-cell table:formula="of:=[.A484]*[.A484]" office:value-type="float" office:value="232324">
            <text:p>232324,00</text:p>
          </table:table-cell>
          <table:table-cell table:formula="of:=[.A484]*a+b" office:value-type="float" office:value="4889.26064854448">
            <text:p>4889,26</text:p>
          </table:table-cell>
          <table:table-cell table:formula="of:=a_2*[.A484]+b_2" office:value-type="float" office:value="199.181028107343">
            <text:p>199,1810281073</text:p>
          </table:table-cell>
          <table:table-cell table:number-columns-repeated="2"/>
          <table:table-cell table:formula="of:=(ABS([.P484]-[.K484])/IF([.K484]=0;1;[.K484]))" office:value-type="float" office:value="2.87421604480545">
            <text:p>2,8742160448</text:p>
          </table:table-cell>
          <table:table-cell table:formula="of:=IF([.T484]&lt;[.$P$1];1;0)" office:value-type="float" office:value="0">
            <text:p>0</text:p>
          </table:table-cell>
          <table:table-cell table:formula="of:=IF([.U483]&gt;0;[.V483]+[.U484];0)" office:value-type="float" office:value="0">
            <text:p>0</text:p>
          </table:table-cell>
          <table:table-cell table:formula="of:=(ABS([.Q484]-[.L484])/IF([.L484]=0;1;[.L484]))" office:value-type="float" office:value="2.98362056214686">
            <text:p>2,9836205621</text:p>
          </table:table-cell>
          <table:table-cell table:formula="of:=IF([.W484]&lt;[.$Q$1];1;0)" office:value-type="float" office:value="0">
            <text:p>0</text:p>
          </table:table-cell>
          <table:table-cell table:formula="of:=IF([.X483]&gt;0;[.Y483]+[.X48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83">
            <text:p>483</text:p>
          </table:table-cell>
          <table:table-cell/>
          <table:table-cell office:value-type="string">
            <text:p>2021-04-2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50">
            <text:p>1250</text:p>
          </table:table-cell>
          <table:table-cell office:value-type="float" office:value="1578450">
            <text:p>1578450</text:p>
          </table:table-cell>
          <table:table-cell office:value-type="float" office:value="48">
            <text:p>48</text:p>
          </table:table-cell>
          <table:table-cell office:value-type="float" office:value="54285">
            <text:p>54285</text:p>
          </table:table-cell>
          <table:table-cell table:formula="of:=SUM([.G479:.G485])/7" office:value-type="float" office:value="1216.42857142857">
            <text:p>1216,43</text:p>
          </table:table-cell>
          <table:table-cell table:formula="of:=SUM([.I479:.I485])/7" office:value-type="float" office:value="49.2857142857143">
            <text:p>49,29</text:p>
          </table:table-cell>
          <table:table-cell table:formula="of:=[.A485]*[.K485]" office:value-type="float" office:value="587535">
            <text:p>587535,00</text:p>
          </table:table-cell>
          <table:table-cell table:formula="of:=[.L485]*[.A485]" office:value-type="float" office:value="23805">
            <text:p>23805,00</text:p>
          </table:table-cell>
          <table:table-cell table:formula="of:=[.A485]*[.A485]" office:value-type="float" office:value="233289">
            <text:p>233289,00</text:p>
          </table:table-cell>
          <table:table-cell table:formula="of:=[.A485]*a+b" office:value-type="float" office:value="4896.72182367363">
            <text:p>4896,72</text:p>
          </table:table-cell>
          <table:table-cell table:formula="of:=a_2*[.A485]+b_2" office:value-type="float" office:value="199.577832814639">
            <text:p>199,5778328146</text:p>
          </table:table-cell>
          <table:table-cell table:number-columns-repeated="2"/>
          <table:table-cell table:formula="of:=(ABS([.P485]-[.K485])/IF([.K485]=0;1;[.K485]))" office:value-type="float" office:value="3.0254906360206">
            <text:p>3,025490636</text:p>
          </table:table-cell>
          <table:table-cell table:formula="of:=IF([.T485]&lt;[.$P$1];1;0)" office:value-type="float" office:value="0">
            <text:p>0</text:p>
          </table:table-cell>
          <table:table-cell table:formula="of:=IF([.U484]&gt;0;[.V484]+[.U485];0)" office:value-type="float" office:value="0">
            <text:p>0</text:p>
          </table:table-cell>
          <table:table-cell table:formula="of:=(ABS([.Q485]-[.L485])/IF([.L485]=0;1;[.L485]))" office:value-type="float" office:value="3.04940530348544">
            <text:p>3,0494053035</text:p>
          </table:table-cell>
          <table:table-cell table:formula="of:=IF([.W485]&lt;[.$Q$1];1;0)" office:value-type="float" office:value="0">
            <text:p>0</text:p>
          </table:table-cell>
          <table:table-cell table:formula="of:=IF([.X484]&gt;0;[.Y484]+[.X48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84">
            <text:p>484</text:p>
          </table:table-cell>
          <table:table-cell/>
          <table:table-cell office:value-type="string">
            <text:p>2021-04-3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086">
            <text:p>1086</text:p>
          </table:table-cell>
          <table:table-cell office:value-type="float" office:value="1579536">
            <text:p>1579536</text:p>
          </table:table-cell>
          <table:table-cell office:value-type="float" office:value="46">
            <text:p>46</text:p>
          </table:table-cell>
          <table:table-cell office:value-type="float" office:value="54331">
            <text:p>54331</text:p>
          </table:table-cell>
          <table:table-cell table:formula="of:=SUM([.G480:.G486])/7" office:value-type="float" office:value="1169.71428571429">
            <text:p>1169,71</text:p>
          </table:table-cell>
          <table:table-cell table:formula="of:=SUM([.I480:.I486])/7" office:value-type="float" office:value="48">
            <text:p>48,00</text:p>
          </table:table-cell>
          <table:table-cell table:formula="of:=[.A486]*[.K486]" office:value-type="float" office:value="566141.714285714">
            <text:p>566141,71</text:p>
          </table:table-cell>
          <table:table-cell table:formula="of:=[.L486]*[.A486]" office:value-type="float" office:value="23232">
            <text:p>23232,00</text:p>
          </table:table-cell>
          <table:table-cell table:formula="of:=[.A486]*[.A486]" office:value-type="float" office:value="234256">
            <text:p>234256,00</text:p>
          </table:table-cell>
          <table:table-cell table:formula="of:=[.A486]*a+b" office:value-type="float" office:value="4904.18299880277">
            <text:p>4904,18</text:p>
          </table:table-cell>
          <table:table-cell table:formula="of:=a_2*[.A486]+b_2" office:value-type="float" office:value="199.974637521936">
            <text:p>199,9746375219</text:p>
          </table:table-cell>
          <table:table-cell table:number-columns-repeated="2"/>
          <table:table-cell table:formula="of:=(ABS([.P486]-[.K486])/IF([.K486]=0;1;[.K486]))" office:value-type="float" office:value="3.19263324274785">
            <text:p>3,1926332427</text:p>
          </table:table-cell>
          <table:table-cell table:formula="of:=IF([.T486]&lt;[.$P$1];1;0)" office:value-type="float" office:value="0">
            <text:p>0</text:p>
          </table:table-cell>
          <table:table-cell table:formula="of:=IF([.U485]&gt;0;[.V485]+[.U486];0)" office:value-type="float" office:value="0">
            <text:p>0</text:p>
          </table:table-cell>
          <table:table-cell table:formula="of:=(ABS([.Q486]-[.L486])/IF([.L486]=0;1;[.L486]))" office:value-type="float" office:value="3.16613828170699">
            <text:p>3,1661382817</text:p>
          </table:table-cell>
          <table:table-cell table:formula="of:=IF([.W486]&lt;[.$Q$1];1;0)" office:value-type="float" office:value="0">
            <text:p>0</text:p>
          </table:table-cell>
          <table:table-cell table:formula="of:=IF([.X485]&gt;0;[.Y485]+[.X48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85">
            <text:p>485</text:p>
          </table:table-cell>
          <table:table-cell/>
          <table:table-cell office:value-type="string">
            <text:p>2021-05-0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674">
            <text:p>1674</text:p>
          </table:table-cell>
          <table:table-cell office:value-type="float" office:value="1581210">
            <text:p>1581210</text:p>
          </table:table-cell>
          <table:table-cell office:value-type="float" office:value="19">
            <text:p>19</text:p>
          </table:table-cell>
          <table:table-cell office:value-type="float" office:value="54350">
            <text:p>54350</text:p>
          </table:table-cell>
          <table:table-cell table:formula="of:=SUM([.G481:.G487])/7" office:value-type="float" office:value="1175">
            <text:p>1175,00</text:p>
          </table:table-cell>
          <table:table-cell table:formula="of:=SUM([.I481:.I487])/7" office:value-type="float" office:value="40.5714285714286">
            <text:p>40,57</text:p>
          </table:table-cell>
          <table:table-cell table:formula="of:=[.A487]*[.K487]" office:value-type="float" office:value="569875">
            <text:p>569875,00</text:p>
          </table:table-cell>
          <table:table-cell table:formula="of:=[.L487]*[.A487]" office:value-type="float" office:value="19677.1428571429">
            <text:p>19677,14</text:p>
          </table:table-cell>
          <table:table-cell table:formula="of:=[.A487]*[.A487]" office:value-type="float" office:value="235225">
            <text:p>235225,00</text:p>
          </table:table-cell>
          <table:table-cell table:formula="of:=[.A487]*a+b" office:value-type="float" office:value="4911.64417393192">
            <text:p>4911,64</text:p>
          </table:table-cell>
          <table:table-cell table:formula="of:=a_2*[.A487]+b_2" office:value-type="float" office:value="200.371442229232">
            <text:p>200,3714422292</text:p>
          </table:table-cell>
          <table:table-cell table:number-columns-repeated="2"/>
          <table:table-cell table:formula="of:=(ABS([.P487]-[.K487])/IF([.K487]=0;1;[.K487]))" office:value-type="float" office:value="3.18012270121866">
            <text:p>3,1801227012</text:p>
          </table:table-cell>
          <table:table-cell table:formula="of:=IF([.T487]&lt;[.$P$1];1;0)" office:value-type="float" office:value="0">
            <text:p>0</text:p>
          </table:table-cell>
          <table:table-cell table:formula="of:=IF([.U486]&gt;0;[.V486]+[.U487];0)" office:value-type="float" office:value="0">
            <text:p>0</text:p>
          </table:table-cell>
          <table:table-cell table:formula="of:=(ABS([.Q487]-[.L487])/IF([.L487]=0;1;[.L487]))" office:value-type="float" office:value="3.93873273100219">
            <text:p>3,938732731</text:p>
          </table:table-cell>
          <table:table-cell table:formula="of:=IF([.W487]&lt;[.$Q$1];1;0)" office:value-type="float" office:value="0">
            <text:p>0</text:p>
          </table:table-cell>
          <table:table-cell table:formula="of:=IF([.X486]&gt;0;[.Y486]+[.X48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86">
            <text:p>486</text:p>
          </table:table-cell>
          <table:table-cell/>
          <table:table-cell office:value-type="string">
            <text:p>2021-05-0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632">
            <text:p>1632</text:p>
          </table:table-cell>
          <table:table-cell office:value-type="float" office:value="1582842">
            <text:p>1582842</text:p>
          </table:table-cell>
          <table:table-cell office:value-type="float" office:value="56">
            <text:p>56</text:p>
          </table:table-cell>
          <table:table-cell office:value-type="float" office:value="54406">
            <text:p>54406</text:p>
          </table:table-cell>
          <table:table-cell table:formula="of:=SUM([.G482:.G488])/7" office:value-type="float" office:value="1210.28571428571">
            <text:p>1210,29</text:p>
          </table:table-cell>
          <table:table-cell table:formula="of:=SUM([.I482:.I488])/7" office:value-type="float" office:value="40.1428571428571">
            <text:p>40,14</text:p>
          </table:table-cell>
          <table:table-cell table:formula="of:=[.A488]*[.K488]" office:value-type="float" office:value="588198.857142857">
            <text:p>588198,86</text:p>
          </table:table-cell>
          <table:table-cell table:formula="of:=[.L488]*[.A488]" office:value-type="float" office:value="19509.4285714286">
            <text:p>19509,43</text:p>
          </table:table-cell>
          <table:table-cell table:formula="of:=[.A488]*[.A488]" office:value-type="float" office:value="236196">
            <text:p>236196,00</text:p>
          </table:table-cell>
          <table:table-cell table:formula="of:=[.A488]*a+b" office:value-type="float" office:value="4919.10534906107">
            <text:p>4919,11</text:p>
          </table:table-cell>
          <table:table-cell table:formula="of:=a_2*[.A488]+b_2" office:value-type="float" office:value="200.768246936528">
            <text:p>200,7682469365</text:p>
          </table:table-cell>
          <table:table-cell table:number-columns-repeated="2"/>
          <table:table-cell table:formula="of:=(ABS([.P488]-[.K488])/IF([.K488]=0;1;[.K488]))" office:value-type="float" office:value="3.06441660097114">
            <text:p>3,064416601</text:p>
          </table:table-cell>
          <table:table-cell table:formula="of:=IF([.T488]&lt;[.$P$1];1;0)" office:value-type="float" office:value="0">
            <text:p>0</text:p>
          </table:table-cell>
          <table:table-cell table:formula="of:=IF([.U487]&gt;0;[.V487]+[.U488];0)" office:value-type="float" office:value="0">
            <text:p>0</text:p>
          </table:table-cell>
          <table:table-cell table:formula="of:=(ABS([.Q488]-[.L488])/IF([.L488]=0;1;[.L488]))" office:value-type="float" office:value="4.00134422973557">
            <text:p>4,0013442297</text:p>
          </table:table-cell>
          <table:table-cell table:formula="of:=IF([.W488]&lt;[.$Q$1];1;0)" office:value-type="float" office:value="0">
            <text:p>0</text:p>
          </table:table-cell>
          <table:table-cell table:formula="of:=IF([.X487]&gt;0;[.Y487]+[.X48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87">
            <text:p>487</text:p>
          </table:table-cell>
          <table:table-cell/>
          <table:table-cell office:value-type="string">
            <text:p>2021-05-0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222">
            <text:p>1222</text:p>
          </table:table-cell>
          <table:table-cell office:value-type="float" office:value="1584064">
            <text:p>1584064</text:p>
          </table:table-cell>
          <table:table-cell office:value-type="float" office:value="11">
            <text:p>11</text:p>
          </table:table-cell>
          <table:table-cell office:value-type="float" office:value="54417">
            <text:p>54417</text:p>
          </table:table-cell>
          <table:table-cell table:formula="of:=SUM([.G483:.G489])/7" office:value-type="float" office:value="1227.57142857143">
            <text:p>1227,57</text:p>
          </table:table-cell>
          <table:table-cell table:formula="of:=SUM([.I483:.I489])/7" office:value-type="float" office:value="38.4285714285714">
            <text:p>38,43</text:p>
          </table:table-cell>
          <table:table-cell table:formula="of:=[.A489]*[.K489]" office:value-type="float" office:value="597827.285714286">
            <text:p>597827,29</text:p>
          </table:table-cell>
          <table:table-cell table:formula="of:=[.L489]*[.A489]" office:value-type="float" office:value="18714.7142857143">
            <text:p>18714,71</text:p>
          </table:table-cell>
          <table:table-cell table:formula="of:=[.A489]*[.A489]" office:value-type="float" office:value="237169">
            <text:p>237169,00</text:p>
          </table:table-cell>
          <table:table-cell table:formula="of:=[.A489]*a+b" office:value-type="float" office:value="4926.56652419022">
            <text:p>4926,57</text:p>
          </table:table-cell>
          <table:table-cell table:formula="of:=a_2*[.A489]+b_2" office:value-type="float" office:value="201.165051643824">
            <text:p>201,1650516438</text:p>
          </table:table-cell>
          <table:table-cell table:number-columns-repeated="2"/>
          <table:table-cell table:formula="of:=(ABS([.P489]-[.K489])/IF([.K489]=0;1;[.K489]))" office:value-type="float" office:value="3.0132626171688">
            <text:p>3,0132626172</text:p>
          </table:table-cell>
          <table:table-cell table:formula="of:=IF([.T489]&lt;[.$P$1];1;0)" office:value-type="float" office:value="0">
            <text:p>0</text:p>
          </table:table-cell>
          <table:table-cell table:formula="of:=IF([.U488]&gt;0;[.V488]+[.U489];0)" office:value-type="float" office:value="0">
            <text:p>0</text:p>
          </table:table-cell>
          <table:table-cell table:formula="of:=(ABS([.Q489]-[.L489])/IF([.L489]=0;1;[.L489]))" office:value-type="float" office:value="4.23477829556419">
            <text:p>4,2347782956</text:p>
          </table:table-cell>
          <table:table-cell table:formula="of:=IF([.W489]&lt;[.$Q$1];1;0)" office:value-type="float" office:value="0">
            <text:p>0</text:p>
          </table:table-cell>
          <table:table-cell table:formula="of:=IF([.X488]&gt;0;[.Y488]+[.X48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88">
            <text:p>488</text:p>
          </table:table-cell>
          <table:table-cell/>
          <table:table-cell office:value-type="string">
            <text:p>2021-05-0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897">
            <text:p>897</text:p>
          </table:table-cell>
          <table:table-cell office:value-type="float" office:value="1584961">
            <text:p>1584961</text:p>
          </table:table-cell>
          <table:table-cell office:value-type="float" office:value="35">
            <text:p>35</text:p>
          </table:table-cell>
          <table:table-cell office:value-type="float" office:value="54452">
            <text:p>54452</text:p>
          </table:table-cell>
          <table:table-cell table:formula="of:=SUM([.G484:.G490])/7" office:value-type="float" office:value="1234.42857142857">
            <text:p>1234,43</text:p>
          </table:table-cell>
          <table:table-cell table:formula="of:=SUM([.I484:.I490])/7" office:value-type="float" office:value="38">
            <text:p>38,00</text:p>
          </table:table-cell>
          <table:table-cell table:formula="of:=[.A490]*[.K490]" office:value-type="float" office:value="602401.142857143">
            <text:p>602401,14</text:p>
          </table:table-cell>
          <table:table-cell table:formula="of:=[.L490]*[.A490]" office:value-type="float" office:value="18544">
            <text:p>18544,00</text:p>
          </table:table-cell>
          <table:table-cell table:formula="of:=[.A490]*[.A490]" office:value-type="float" office:value="238144">
            <text:p>238144,00</text:p>
          </table:table-cell>
          <table:table-cell table:formula="of:=[.A490]*a+b" office:value-type="float" office:value="4934.02769931936">
            <text:p>4934,03</text:p>
          </table:table-cell>
          <table:table-cell table:formula="of:=a_2*[.A490]+b_2" office:value-type="float" office:value="201.56185635112">
            <text:p>201,5618563511</text:p>
          </table:table-cell>
          <table:table-cell table:number-columns-repeated="2"/>
          <table:table-cell table:formula="of:=(ABS([.P490]-[.K490])/IF([.K490]=0;1;[.K490]))" office:value-type="float" office:value="2.99701352797541">
            <text:p>2,997013528</text:p>
          </table:table-cell>
          <table:table-cell table:formula="of:=IF([.T490]&lt;[.$P$1];1;0)" office:value-type="float" office:value="0">
            <text:p>0</text:p>
          </table:table-cell>
          <table:table-cell table:formula="of:=IF([.U489]&gt;0;[.V489]+[.U490];0)" office:value-type="float" office:value="0">
            <text:p>0</text:p>
          </table:table-cell>
          <table:table-cell table:formula="of:=(ABS([.Q490]-[.L490])/IF([.L490]=0;1;[.L490]))" office:value-type="float" office:value="4.30425937766106">
            <text:p>4,3042593777</text:p>
          </table:table-cell>
          <table:table-cell table:formula="of:=IF([.W490]&lt;[.$Q$1];1;0)" office:value-type="float" office:value="0">
            <text:p>0</text:p>
          </table:table-cell>
          <table:table-cell table:formula="of:=IF([.X489]&gt;0;[.Y489]+[.X49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89">
            <text:p>489</text:p>
          </table:table-cell>
          <table:table-cell/>
          <table:table-cell office:value-type="string">
            <text:p>2021-05-0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87">
            <text:p>1187</text:p>
          </table:table-cell>
          <table:table-cell office:value-type="float" office:value="1586148">
            <text:p>1586148</text:p>
          </table:table-cell>
          <table:table-cell office:value-type="float" office:value="59">
            <text:p>59</text:p>
          </table:table-cell>
          <table:table-cell office:value-type="float" office:value="54511">
            <text:p>54511</text:p>
          </table:table-cell>
          <table:table-cell table:formula="of:=SUM([.G485:.G491])/7" office:value-type="float" office:value="1278.28571428571">
            <text:p>1278,29</text:p>
          </table:table-cell>
          <table:table-cell table:formula="of:=SUM([.I485:.I491])/7" office:value-type="float" office:value="39.1428571428571">
            <text:p>39,14</text:p>
          </table:table-cell>
          <table:table-cell table:formula="of:=[.A491]*[.K491]" office:value-type="float" office:value="625081.714285714">
            <text:p>625081,71</text:p>
          </table:table-cell>
          <table:table-cell table:formula="of:=[.L491]*[.A491]" office:value-type="float" office:value="19140.8571428571">
            <text:p>19140,86</text:p>
          </table:table-cell>
          <table:table-cell table:formula="of:=[.A491]*[.A491]" office:value-type="float" office:value="239121">
            <text:p>239121,00</text:p>
          </table:table-cell>
          <table:table-cell table:formula="of:=[.A491]*a+b" office:value-type="float" office:value="4941.48887444851">
            <text:p>4941,49</text:p>
          </table:table-cell>
          <table:table-cell table:formula="of:=a_2*[.A491]+b_2" office:value-type="float" office:value="201.958661058416">
            <text:p>201,9586610584</text:p>
          </table:table-cell>
          <table:table-cell table:number-columns-repeated="2"/>
          <table:table-cell table:formula="of:=(ABS([.P491]-[.K491])/IF([.K491]=0;1;[.K491]))" office:value-type="float" office:value="2.86571548068167">
            <text:p>2,8657154807</text:p>
          </table:table-cell>
          <table:table-cell table:formula="of:=IF([.T491]&lt;[.$P$1];1;0)" office:value-type="float" office:value="0">
            <text:p>0</text:p>
          </table:table-cell>
          <table:table-cell table:formula="of:=IF([.U490]&gt;0;[.V490]+[.U491];0)" office:value-type="float" office:value="0">
            <text:p>0</text:p>
          </table:table-cell>
          <table:table-cell table:formula="of:=(ABS([.Q491]-[.L491])/IF([.L491]=0;1;[.L491]))" office:value-type="float" office:value="4.15952783725881">
            <text:p>4,1595278373</text:p>
          </table:table-cell>
          <table:table-cell table:formula="of:=IF([.W491]&lt;[.$Q$1];1;0)" office:value-type="float" office:value="0">
            <text:p>0</text:p>
          </table:table-cell>
          <table:table-cell table:formula="of:=IF([.X490]&gt;0;[.Y490]+[.X49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90">
            <text:p>490</text:p>
          </table:table-cell>
          <table:table-cell/>
          <table:table-cell office:value-type="string">
            <text:p>2021-05-0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073">
            <text:p>2073</text:p>
          </table:table-cell>
          <table:table-cell office:value-type="float" office:value="1588221">
            <text:p>1588221</text:p>
          </table:table-cell>
          <table:table-cell office:value-type="float" office:value="46">
            <text:p>46</text:p>
          </table:table-cell>
          <table:table-cell office:value-type="float" office:value="54557">
            <text:p>54557</text:p>
          </table:table-cell>
          <table:table-cell table:formula="of:=SUM([.G486:.G492])/7" office:value-type="float" office:value="1395.85714285714">
            <text:p>1395,86</text:p>
          </table:table-cell>
          <table:table-cell table:formula="of:=SUM([.I486:.I492])/7" office:value-type="float" office:value="38.8571428571429">
            <text:p>38,86</text:p>
          </table:table-cell>
          <table:table-cell table:formula="of:=[.A492]*[.K492]" office:value-type="float" office:value="683970">
            <text:p>683970,00</text:p>
          </table:table-cell>
          <table:table-cell table:formula="of:=[.L492]*[.A492]" office:value-type="float" office:value="19040">
            <text:p>19040,00</text:p>
          </table:table-cell>
          <table:table-cell table:formula="of:=[.A492]*[.A492]" office:value-type="float" office:value="240100">
            <text:p>240100,00</text:p>
          </table:table-cell>
          <table:table-cell table:formula="of:=[.A492]*a+b" office:value-type="float" office:value="4948.95004957766">
            <text:p>4948,95</text:p>
          </table:table-cell>
          <table:table-cell table:formula="of:=a_2*[.A492]+b_2" office:value-type="float" office:value="202.355465765712">
            <text:p>202,3554657657</text:p>
          </table:table-cell>
          <table:table-cell table:number-columns-repeated="2"/>
          <table:table-cell table:formula="of:=(ABS([.P492]-[.K492])/IF([.K492]=0;1;[.K492]))" office:value-type="float" office:value="2.54545597656776">
            <text:p>2,5454559766</text:p>
          </table:table-cell>
          <table:table-cell table:formula="of:=IF([.T492]&lt;[.$P$1];1;0)" office:value-type="float" office:value="0">
            <text:p>0</text:p>
          </table:table-cell>
          <table:table-cell table:formula="of:=IF([.U491]&gt;0;[.V491]+[.U492];0)" office:value-type="float" office:value="0">
            <text:p>0</text:p>
          </table:table-cell>
          <table:table-cell table:formula="of:=(ABS([.Q492]-[.L492])/IF([.L492]=0;1;[.L492]))" office:value-type="float" office:value="4.20767742779407">
            <text:p>4,2076774278</text:p>
          </table:table-cell>
          <table:table-cell table:formula="of:=IF([.W492]&lt;[.$Q$1];1;0)" office:value-type="float" office:value="0">
            <text:p>0</text:p>
          </table:table-cell>
          <table:table-cell table:formula="of:=IF([.X491]&gt;0;[.Y491]+[.X49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91">
            <text:p>491</text:p>
          </table:table-cell>
          <table:table-cell/>
          <table:table-cell office:value-type="string">
            <text:p>2021-05-0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149">
            <text:p>2149</text:p>
          </table:table-cell>
          <table:table-cell office:value-type="float" office:value="1590370">
            <text:p>1590370</text:p>
          </table:table-cell>
          <table:table-cell office:value-type="float" office:value="63">
            <text:p>63</text:p>
          </table:table-cell>
          <table:table-cell office:value-type="float" office:value="54620">
            <text:p>54620</text:p>
          </table:table-cell>
          <table:table-cell table:formula="of:=SUM([.G487:.G493])/7" office:value-type="float" office:value="1547.71428571429">
            <text:p>1547,71</text:p>
          </table:table-cell>
          <table:table-cell table:formula="of:=SUM([.I487:.I493])/7" office:value-type="float" office:value="41.2857142857143">
            <text:p>41,29</text:p>
          </table:table-cell>
          <table:table-cell table:formula="of:=[.A493]*[.K493]" office:value-type="float" office:value="759927.714285714">
            <text:p>759927,71</text:p>
          </table:table-cell>
          <table:table-cell table:formula="of:=[.L493]*[.A493]" office:value-type="float" office:value="20271.2857142857">
            <text:p>20271,29</text:p>
          </table:table-cell>
          <table:table-cell table:formula="of:=[.A493]*[.A493]" office:value-type="float" office:value="241081">
            <text:p>241081,00</text:p>
          </table:table-cell>
          <table:table-cell table:formula="of:=[.A493]*a+b" office:value-type="float" office:value="4956.4112247068">
            <text:p>4956,41</text:p>
          </table:table-cell>
          <table:table-cell table:formula="of:=a_2*[.A493]+b_2" office:value-type="float" office:value="202.752270473009">
            <text:p>202,752270473</text:p>
          </table:table-cell>
          <table:table-cell table:number-columns-repeated="2"/>
          <table:table-cell table:formula="of:=(ABS([.P493]-[.K493])/IF([.K493]=0;1;[.K493]))" office:value-type="float" office:value="2.20240710475795">
            <text:p>2,2024071048</text:p>
          </table:table-cell>
          <table:table-cell table:formula="of:=IF([.T493]&lt;[.$P$1];1;0)" office:value-type="float" office:value="0">
            <text:p>0</text:p>
          </table:table-cell>
          <table:table-cell table:formula="of:=IF([.U492]&gt;0;[.V492]+[.U493];0)" office:value-type="float" office:value="0">
            <text:p>0</text:p>
          </table:table-cell>
          <table:table-cell table:formula="of:=(ABS([.Q493]-[.L493])/IF([.L493]=0;1;[.L493]))" office:value-type="float" office:value="3.91095464813516">
            <text:p>3,9109546481</text:p>
          </table:table-cell>
          <table:table-cell table:formula="of:=IF([.W493]&lt;[.$Q$1];1;0)" office:value-type="float" office:value="0">
            <text:p>0</text:p>
          </table:table-cell>
          <table:table-cell table:formula="of:=IF([.X492]&gt;0;[.Y492]+[.X49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92">
            <text:p>492</text:p>
          </table:table-cell>
          <table:table-cell/>
          <table:table-cell office:value-type="string">
            <text:p>2021-05-0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256">
            <text:p>2256</text:p>
          </table:table-cell>
          <table:table-cell office:value-type="float" office:value="1592626">
            <text:p>1592626</text:p>
          </table:table-cell>
          <table:table-cell office:value-type="float" office:value="67">
            <text:p>67</text:p>
          </table:table-cell>
          <table:table-cell office:value-type="float" office:value="54687">
            <text:p>54687</text:p>
          </table:table-cell>
          <table:table-cell table:formula="of:=SUM([.G488:.G494])/7" office:value-type="float" office:value="1630.85714285714">
            <text:p>1630,86</text:p>
          </table:table-cell>
          <table:table-cell table:formula="of:=SUM([.I488:.I494])/7" office:value-type="float" office:value="48.1428571428572">
            <text:p>48,14</text:p>
          </table:table-cell>
          <table:table-cell table:formula="of:=[.A494]*[.K494]" office:value-type="float" office:value="802381.714285714">
            <text:p>802381,71</text:p>
          </table:table-cell>
          <table:table-cell table:formula="of:=[.L494]*[.A494]" office:value-type="float" office:value="23686.2857142857">
            <text:p>23686,29</text:p>
          </table:table-cell>
          <table:table-cell table:formula="of:=[.A494]*[.A494]" office:value-type="float" office:value="242064">
            <text:p>242064,00</text:p>
          </table:table-cell>
          <table:table-cell table:formula="of:=[.A494]*a+b" office:value-type="float" office:value="4963.87239983595">
            <text:p>4963,87</text:p>
          </table:table-cell>
          <table:table-cell table:formula="of:=a_2*[.A494]+b_2" office:value-type="float" office:value="203.149075180305">
            <text:p>203,1490751803</text:p>
          </table:table-cell>
          <table:table-cell table:number-columns-repeated="2"/>
          <table:table-cell table:formula="of:=(ABS([.P494]-[.K494])/IF([.K494]=0;1;[.K494]))" office:value-type="float" office:value="2.04371993683003">
            <text:p>2,0437199368</text:p>
          </table:table-cell>
          <table:table-cell table:formula="of:=IF([.T494]&lt;[.$P$1];1;0)" office:value-type="float" office:value="0">
            <text:p>0</text:p>
          </table:table-cell>
          <table:table-cell table:formula="of:=IF([.U493]&gt;0;[.V493]+[.U494];0)" office:value-type="float" office:value="0">
            <text:p>0</text:p>
          </table:table-cell>
          <table:table-cell table:formula="of:=(ABS([.Q494]-[.L494])/IF([.L494]=0;1;[.L494]))" office:value-type="float" office:value="3.21971372778081">
            <text:p>3,2197137278</text:p>
          </table:table-cell>
          <table:table-cell table:formula="of:=IF([.W494]&lt;[.$Q$1];1;0)" office:value-type="float" office:value="0">
            <text:p>0</text:p>
          </table:table-cell>
          <table:table-cell table:formula="of:=IF([.X493]&gt;0;[.Y493]+[.X49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93">
            <text:p>493</text:p>
          </table:table-cell>
          <table:table-cell/>
          <table:table-cell office:value-type="string">
            <text:p>2021-05-0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191">
            <text:p>2191</text:p>
          </table:table-cell>
          <table:table-cell office:value-type="float" office:value="1594817">
            <text:p>1594817</text:p>
          </table:table-cell>
          <table:table-cell office:value-type="float" office:value="37">
            <text:p>37</text:p>
          </table:table-cell>
          <table:table-cell office:value-type="float" office:value="54724">
            <text:p>54724</text:p>
          </table:table-cell>
          <table:table-cell table:formula="of:=SUM([.G489:.G495])/7" office:value-type="float" office:value="1710.71428571429">
            <text:p>1710,71</text:p>
          </table:table-cell>
          <table:table-cell table:formula="of:=SUM([.I489:.I495])/7" office:value-type="float" office:value="45.4285714285714">
            <text:p>45,43</text:p>
          </table:table-cell>
          <table:table-cell table:formula="of:=[.A495]*[.K495]" office:value-type="float" office:value="843382.142857143">
            <text:p>843382,14</text:p>
          </table:table-cell>
          <table:table-cell table:formula="of:=[.L495]*[.A495]" office:value-type="float" office:value="22396.2857142857">
            <text:p>22396,29</text:p>
          </table:table-cell>
          <table:table-cell table:formula="of:=[.A495]*[.A495]" office:value-type="float" office:value="243049">
            <text:p>243049,00</text:p>
          </table:table-cell>
          <table:table-cell table:formula="of:=[.A495]*a+b" office:value-type="float" office:value="4971.3335749651">
            <text:p>4971,33</text:p>
          </table:table-cell>
          <table:table-cell table:formula="of:=a_2*[.A495]+b_2" office:value-type="float" office:value="203.545879887601">
            <text:p>203,5458798876</text:p>
          </table:table-cell>
          <table:table-cell table:number-columns-repeated="2"/>
          <table:table-cell table:formula="of:=(ABS([.P495]-[.K495])/IF([.K495]=0;1;[.K495]))" office:value-type="float" office:value="1.90599874945768">
            <text:p>1,9059987495</text:p>
          </table:table-cell>
          <table:table-cell table:formula="of:=IF([.T495]&lt;[.$P$1];1;0)" office:value-type="float" office:value="0">
            <text:p>0</text:p>
          </table:table-cell>
          <table:table-cell table:formula="of:=IF([.U494]&gt;0;[.V494]+[.U495];0)" office:value-type="float" office:value="0">
            <text:p>0</text:p>
          </table:table-cell>
          <table:table-cell table:formula="of:=(ABS([.Q495]-[.L495])/IF([.L495]=0;1;[.L495]))" office:value-type="float" office:value="3.4805696830604">
            <text:p>3,4805696831</text:p>
          </table:table-cell>
          <table:table-cell table:formula="of:=IF([.W495]&lt;[.$Q$1];1;0)" office:value-type="float" office:value="0">
            <text:p>0</text:p>
          </table:table-cell>
          <table:table-cell table:formula="of:=IF([.X494]&gt;0;[.Y494]+[.X49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94">
            <text:p>494</text:p>
          </table:table-cell>
          <table:table-cell/>
          <table:table-cell office:value-type="string">
            <text:p>2021-05-1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78">
            <text:p>1778</text:p>
          </table:table-cell>
          <table:table-cell office:value-type="float" office:value="1596595">
            <text:p>1596595</text:p>
          </table:table-cell>
          <table:table-cell office:value-type="float" office:value="11">
            <text:p>11</text:p>
          </table:table-cell>
          <table:table-cell office:value-type="float" office:value="54735">
            <text:p>54735</text:p>
          </table:table-cell>
          <table:table-cell table:formula="of:=SUM([.G490:.G496])/7" office:value-type="float" office:value="1790.14285714286">
            <text:p>1790,14</text:p>
          </table:table-cell>
          <table:table-cell table:formula="of:=SUM([.I490:.I496])/7" office:value-type="float" office:value="45.4285714285714">
            <text:p>45,43</text:p>
          </table:table-cell>
          <table:table-cell table:formula="of:=[.A496]*[.K496]" office:value-type="float" office:value="884330.571428571">
            <text:p>884330,57</text:p>
          </table:table-cell>
          <table:table-cell table:formula="of:=[.L496]*[.A496]" office:value-type="float" office:value="22441.7142857143">
            <text:p>22441,71</text:p>
          </table:table-cell>
          <table:table-cell table:formula="of:=[.A496]*[.A496]" office:value-type="float" office:value="244036">
            <text:p>244036,00</text:p>
          </table:table-cell>
          <table:table-cell table:formula="of:=[.A496]*a+b" office:value-type="float" office:value="4978.79475009424">
            <text:p>4978,79</text:p>
          </table:table-cell>
          <table:table-cell table:formula="of:=a_2*[.A496]+b_2" office:value-type="float" office:value="203.942684594897">
            <text:p>203,9426845949</text:p>
          </table:table-cell>
          <table:table-cell table:number-columns-repeated="2"/>
          <table:table-cell table:formula="of:=(ABS([.P496]-[.K496])/IF([.K496]=0;1;[.K496]))" office:value-type="float" office:value="1.78122761556617">
            <text:p>1,7812276156</text:p>
          </table:table-cell>
          <table:table-cell table:formula="of:=IF([.T496]&lt;[.$P$1];1;0)" office:value-type="float" office:value="0">
            <text:p>0</text:p>
          </table:table-cell>
          <table:table-cell table:formula="of:=IF([.U495]&gt;0;[.V495]+[.U496];0)" office:value-type="float" office:value="0">
            <text:p>0</text:p>
          </table:table-cell>
          <table:table-cell table:formula="of:=(ABS([.Q496]-[.L496])/IF([.L496]=0;1;[.L496]))" office:value-type="float" office:value="3.48930437787509">
            <text:p>3,4893043779</text:p>
          </table:table-cell>
          <table:table-cell table:formula="of:=IF([.W496]&lt;[.$Q$1];1;0)" office:value-type="float" office:value="0">
            <text:p>0</text:p>
          </table:table-cell>
          <table:table-cell table:formula="of:=IF([.X495]&gt;0;[.Y495]+[.X49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95">
            <text:p>495</text:p>
          </table:table-cell>
          <table:table-cell/>
          <table:table-cell office:value-type="string">
            <text:p>2021-05-1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129">
            <text:p>1129</text:p>
          </table:table-cell>
          <table:table-cell office:value-type="float" office:value="1597724">
            <text:p>1597724</text:p>
          </table:table-cell>
          <table:table-cell office:value-type="float" office:value="90">
            <text:p>90</text:p>
          </table:table-cell>
          <table:table-cell office:value-type="float" office:value="54825">
            <text:p>54825</text:p>
          </table:table-cell>
          <table:table-cell table:formula="of:=SUM([.G491:.G497])/7" office:value-type="float" office:value="1823.28571428571">
            <text:p>1823,29</text:p>
          </table:table-cell>
          <table:table-cell table:formula="of:=SUM([.I491:.I497])/7" office:value-type="float" office:value="53.2857142857143">
            <text:p>53,29</text:p>
          </table:table-cell>
          <table:table-cell table:formula="of:=[.A497]*[.K497]" office:value-type="float" office:value="902526.428571429">
            <text:p>902526,43</text:p>
          </table:table-cell>
          <table:table-cell table:formula="of:=[.L497]*[.A497]" office:value-type="float" office:value="26376.4285714286">
            <text:p>26376,43</text:p>
          </table:table-cell>
          <table:table-cell table:formula="of:=[.A497]*[.A497]" office:value-type="float" office:value="245025">
            <text:p>245025,00</text:p>
          </table:table-cell>
          <table:table-cell table:formula="of:=[.A497]*a+b" office:value-type="float" office:value="4986.25592522339">
            <text:p>4986,26</text:p>
          </table:table-cell>
          <table:table-cell table:formula="of:=a_2*[.A497]+b_2" office:value-type="float" office:value="204.339489302193">
            <text:p>204,3394893022</text:p>
          </table:table-cell>
          <table:table-cell table:number-columns-repeated="2"/>
          <table:table-cell table:formula="of:=(ABS([.P497]-[.K497])/IF([.K497]=0;1;[.K497]))" office:value-type="float" office:value="1.73476388596441">
            <text:p>1,734763886</text:p>
          </table:table-cell>
          <table:table-cell table:formula="of:=IF([.T497]&lt;[.$P$1];1;0)" office:value-type="float" office:value="0">
            <text:p>0</text:p>
          </table:table-cell>
          <table:table-cell table:formula="of:=IF([.U496]&gt;0;[.V496]+[.U497];0)" office:value-type="float" office:value="0">
            <text:p>0</text:p>
          </table:table-cell>
          <table:table-cell table:formula="of:=(ABS([.Q497]-[.L497])/IF([.L497]=0;1;[.L497]))" office:value-type="float" office:value="2.8347893434728">
            <text:p>2,8347893435</text:p>
          </table:table-cell>
          <table:table-cell table:formula="of:=IF([.W497]&lt;[.$Q$1];1;0)" office:value-type="float" office:value="0">
            <text:p>0</text:p>
          </table:table-cell>
          <table:table-cell table:formula="of:=IF([.X496]&gt;0;[.Y496]+[.X49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96">
            <text:p>496</text:p>
          </table:table-cell>
          <table:table-cell/>
          <table:table-cell office:value-type="string">
            <text:p>2021-05-1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548">
            <text:p>1548</text:p>
          </table:table-cell>
          <table:table-cell office:value-type="float" office:value="1599272">
            <text:p>1599272</text:p>
          </table:table-cell>
          <table:table-cell office:value-type="float" office:value="71">
            <text:p>71</text:p>
          </table:table-cell>
          <table:table-cell office:value-type="float" office:value="54896">
            <text:p>54896</text:p>
          </table:table-cell>
          <table:table-cell table:formula="of:=SUM([.G492:.G498])/7" office:value-type="float" office:value="1874.85714285714">
            <text:p>1874,86</text:p>
          </table:table-cell>
          <table:table-cell table:formula="of:=SUM([.I492:.I498])/7" office:value-type="float" office:value="55">
            <text:p>55,00</text:p>
          </table:table-cell>
          <table:table-cell table:formula="of:=[.A498]*[.K498]" office:value-type="float" office:value="929929.142857143">
            <text:p>929929,14</text:p>
          </table:table-cell>
          <table:table-cell table:formula="of:=[.L498]*[.A498]" office:value-type="float" office:value="27280">
            <text:p>27280,00</text:p>
          </table:table-cell>
          <table:table-cell table:formula="of:=[.A498]*[.A498]" office:value-type="float" office:value="246016">
            <text:p>246016,00</text:p>
          </table:table-cell>
          <table:table-cell table:formula="of:=[.A498]*a+b" office:value-type="float" office:value="4993.71710035254">
            <text:p>4993,72</text:p>
          </table:table-cell>
          <table:table-cell table:formula="of:=a_2*[.A498]+b_2" office:value-type="float" office:value="204.736294009489">
            <text:p>204,7362940095</text:p>
          </table:table-cell>
          <table:table-cell table:number-columns-repeated="2"/>
          <table:table-cell table:formula="of:=(ABS([.P498]-[.K498])/IF([.K498]=0;1;[.K498]))" office:value-type="float" office:value="1.66351872161443">
            <text:p>1,6635187216</text:p>
          </table:table-cell>
          <table:table-cell table:formula="of:=IF([.T498]&lt;[.$P$1];1;0)" office:value-type="float" office:value="0">
            <text:p>0</text:p>
          </table:table-cell>
          <table:table-cell table:formula="of:=IF([.U497]&gt;0;[.V497]+[.U498];0)" office:value-type="float" office:value="0">
            <text:p>0</text:p>
          </table:table-cell>
          <table:table-cell table:formula="of:=(ABS([.Q498]-[.L498])/IF([.L498]=0;1;[.L498]))" office:value-type="float" office:value="2.72247807289981">
            <text:p>2,7224780729</text:p>
          </table:table-cell>
          <table:table-cell table:formula="of:=IF([.W498]&lt;[.$Q$1];1;0)" office:value-type="float" office:value="0">
            <text:p>0</text:p>
          </table:table-cell>
          <table:table-cell table:formula="of:=IF([.X497]&gt;0;[.Y497]+[.X49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97">
            <text:p>497</text:p>
          </table:table-cell>
          <table:table-cell/>
          <table:table-cell office:value-type="string">
            <text:p>2021-05-1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759">
            <text:p>2759</text:p>
          </table:table-cell>
          <table:table-cell office:value-type="float" office:value="1602031">
            <text:p>1602031</text:p>
          </table:table-cell>
          <table:table-cell office:value-type="float" office:value="72">
            <text:p>72</text:p>
          </table:table-cell>
          <table:table-cell office:value-type="float" office:value="54968">
            <text:p>54968</text:p>
          </table:table-cell>
          <table:table-cell table:formula="of:=SUM([.G493:.G499])/7" office:value-type="float" office:value="1972.85714285714">
            <text:p>1972,86</text:p>
          </table:table-cell>
          <table:table-cell table:formula="of:=SUM([.I493:.I499])/7" office:value-type="float" office:value="58.7142857142857">
            <text:p>58,71</text:p>
          </table:table-cell>
          <table:table-cell table:formula="of:=[.A499]*[.K499]" office:value-type="float" office:value="980510">
            <text:p>980510,00</text:p>
          </table:table-cell>
          <table:table-cell table:formula="of:=[.L499]*[.A499]" office:value-type="float" office:value="29181">
            <text:p>29181,00</text:p>
          </table:table-cell>
          <table:table-cell table:formula="of:=[.A499]*[.A499]" office:value-type="float" office:value="247009">
            <text:p>247009,00</text:p>
          </table:table-cell>
          <table:table-cell table:formula="of:=[.A499]*a+b" office:value-type="float" office:value="5001.17827548168">
            <text:p>5001,18</text:p>
          </table:table-cell>
          <table:table-cell table:formula="of:=a_2*[.A499]+b_2" office:value-type="float" office:value="205.133098716786">
            <text:p>205,1330987168</text:p>
          </table:table-cell>
          <table:table-cell table:number-columns-repeated="2"/>
          <table:table-cell table:formula="of:=(ABS([.P499]-[.K499])/IF([.K499]=0;1;[.K499]))" office:value-type="float" office:value="1.5349926088611">
            <text:p>1,5349926089</text:p>
          </table:table-cell>
          <table:table-cell table:formula="of:=IF([.T499]&lt;[.$P$1];1;0)" office:value-type="float" office:value="0">
            <text:p>0</text:p>
          </table:table-cell>
          <table:table-cell table:formula="of:=IF([.U498]&gt;0;[.V498]+[.U499];0)" office:value-type="float" office:value="0">
            <text:p>0</text:p>
          </table:table-cell>
          <table:table-cell table:formula="of:=(ABS([.Q499]-[.L499])/IF([.L499]=0;1;[.L499]))" office:value-type="float" office:value="2.49375107303528">
            <text:p>2,493751073</text:p>
          </table:table-cell>
          <table:table-cell table:formula="of:=IF([.W499]&lt;[.$Q$1];1;0)" office:value-type="float" office:value="0">
            <text:p>0</text:p>
          </table:table-cell>
          <table:table-cell table:formula="of:=IF([.X498]&gt;0;[.Y498]+[.X49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98">
            <text:p>498</text:p>
          </table:table-cell>
          <table:table-cell/>
          <table:table-cell office:value-type="string">
            <text:p>2021-05-1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221">
            <text:p>3221</text:p>
          </table:table-cell>
          <table:table-cell office:value-type="float" office:value="1605252">
            <text:p>1605252</text:p>
          </table:table-cell>
          <table:table-cell office:value-type="float" office:value="44">
            <text:p>44</text:p>
          </table:table-cell>
          <table:table-cell office:value-type="float" office:value="55012">
            <text:p>55012</text:p>
          </table:table-cell>
          <table:table-cell table:formula="of:=SUM([.G494:.G500])/7" office:value-type="float" office:value="2126">
            <text:p>2126,00</text:p>
          </table:table-cell>
          <table:table-cell table:formula="of:=SUM([.I494:.I500])/7" office:value-type="float" office:value="56">
            <text:p>56,00</text:p>
          </table:table-cell>
          <table:table-cell table:formula="of:=[.A500]*[.K500]" office:value-type="float" office:value="1058748">
            <text:p>1058748,00</text:p>
          </table:table-cell>
          <table:table-cell table:formula="of:=[.L500]*[.A500]" office:value-type="float" office:value="27888">
            <text:p>27888,00</text:p>
          </table:table-cell>
          <table:table-cell table:formula="of:=[.A500]*[.A500]" office:value-type="float" office:value="248004">
            <text:p>248004,00</text:p>
          </table:table-cell>
          <table:table-cell table:formula="of:=[.A500]*a+b" office:value-type="float" office:value="5008.63945061083">
            <text:p>5008,64</text:p>
          </table:table-cell>
          <table:table-cell table:formula="of:=a_2*[.A500]+b_2" office:value-type="float" office:value="205.529903424082">
            <text:p>205,5299034241</text:p>
          </table:table-cell>
          <table:table-cell table:number-columns-repeated="2"/>
          <table:table-cell table:formula="of:=(ABS([.P500]-[.K500])/IF([.K500]=0;1;[.K500]))" office:value-type="float" office:value="1.35589814233811">
            <text:p>1,3558981423</text:p>
          </table:table-cell>
          <table:table-cell table:formula="of:=IF([.T500]&lt;[.$P$1];1;0)" office:value-type="float" office:value="0">
            <text:p>0</text:p>
          </table:table-cell>
          <table:table-cell table:formula="of:=IF([.U499]&gt;0;[.V499]+[.U500];0)" office:value-type="float" office:value="0">
            <text:p>0</text:p>
          </table:table-cell>
          <table:table-cell table:formula="of:=(ABS([.Q500]-[.L500])/IF([.L500]=0;1;[.L500]))" office:value-type="float" office:value="2.6701768468586">
            <text:p>2,6701768469</text:p>
          </table:table-cell>
          <table:table-cell table:formula="of:=IF([.W500]&lt;[.$Q$1];1;0)" office:value-type="float" office:value="0">
            <text:p>0</text:p>
          </table:table-cell>
          <table:table-cell table:formula="of:=IF([.X499]&gt;0;[.Y499]+[.X50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499">
            <text:p>499</text:p>
          </table:table-cell>
          <table:table-cell/>
          <table:table-cell office:value-type="string">
            <text:p>2021-05-1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141">
            <text:p>3141</text:p>
          </table:table-cell>
          <table:table-cell office:value-type="float" office:value="1608393">
            <text:p>1608393</text:p>
          </table:table-cell>
          <table:table-cell office:value-type="float" office:value="112">
            <text:p>112</text:p>
          </table:table-cell>
          <table:table-cell office:value-type="float" office:value="55124">
            <text:p>55124</text:p>
          </table:table-cell>
          <table:table-cell table:formula="of:=SUM([.G495:.G501])/7" office:value-type="float" office:value="2252.42857142857">
            <text:p>2252,43</text:p>
          </table:table-cell>
          <table:table-cell table:formula="of:=SUM([.I495:.I501])/7" office:value-type="float" office:value="62.4285714285714">
            <text:p>62,43</text:p>
          </table:table-cell>
          <table:table-cell table:formula="of:=[.A501]*[.K501]" office:value-type="float" office:value="1123961.85714286">
            <text:p>1123961,86</text:p>
          </table:table-cell>
          <table:table-cell table:formula="of:=[.L501]*[.A501]" office:value-type="float" office:value="31151.8571428571">
            <text:p>31151,86</text:p>
          </table:table-cell>
          <table:table-cell table:formula="of:=[.A501]*[.A501]" office:value-type="float" office:value="249001">
            <text:p>249001,00</text:p>
          </table:table-cell>
          <table:table-cell table:formula="of:=[.A501]*a+b" office:value-type="float" office:value="5016.10062573998">
            <text:p>5016,10</text:p>
          </table:table-cell>
          <table:table-cell table:formula="of:=a_2*[.A501]+b_2" office:value-type="float" office:value="205.926708131378">
            <text:p>205,9267081314</text:p>
          </table:table-cell>
          <table:table-cell table:number-columns-repeated="2"/>
          <table:table-cell table:formula="of:=(ABS([.P501]-[.K501])/IF([.K501]=0;1;[.K501]))" office:value-type="float" office:value="1.22697433755184">
            <text:p>1,2269743376</text:p>
          </table:table-cell>
          <table:table-cell table:formula="of:=IF([.T501]&lt;[.$P$1];1;0)" office:value-type="float" office:value="0">
            <text:p>0</text:p>
          </table:table-cell>
          <table:table-cell table:formula="of:=IF([.U500]&gt;0;[.V500]+[.U501];0)" office:value-type="float" office:value="0">
            <text:p>0</text:p>
          </table:table-cell>
          <table:table-cell table:formula="of:=(ABS([.Q501]-[.L501])/IF([.L501]=0;1;[.L501]))" office:value-type="float" office:value="2.29859715542253">
            <text:p>2,2985971554</text:p>
          </table:table-cell>
          <table:table-cell table:formula="of:=IF([.W501]&lt;[.$Q$1];1;0)" office:value-type="float" office:value="0">
            <text:p>0</text:p>
          </table:table-cell>
          <table:table-cell table:formula="of:=IF([.X500]&gt;0;[.Y500]+[.X50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0">
            <text:p>500</text:p>
          </table:table-cell>
          <table:table-cell/>
          <table:table-cell office:value-type="string">
            <text:p>2021-05-16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750">
            <text:p>2750</text:p>
          </table:table-cell>
          <table:table-cell office:value-type="float" office:value="1611143">
            <text:p>1611143</text:p>
          </table:table-cell>
          <table:table-cell office:value-type="float" office:value="59">
            <text:p>59</text:p>
          </table:table-cell>
          <table:table-cell office:value-type="float" office:value="55183">
            <text:p>55183</text:p>
          </table:table-cell>
          <table:table-cell table:formula="of:=SUM([.G496:.G502])/7" office:value-type="float" office:value="2332.28571428571">
            <text:p>2332,29</text:p>
          </table:table-cell>
          <table:table-cell table:formula="of:=SUM([.I496:.I502])/7" office:value-type="float" office:value="65.5714285714286">
            <text:p>65,57</text:p>
          </table:table-cell>
          <table:table-cell table:formula="of:=[.A502]*[.K502]" office:value-type="float" office:value="1166142.85714286">
            <text:p>1166142,86</text:p>
          </table:table-cell>
          <table:table-cell table:formula="of:=[.L502]*[.A502]" office:value-type="float" office:value="32785.7142857143">
            <text:p>32785,71</text:p>
          </table:table-cell>
          <table:table-cell table:formula="of:=[.A502]*[.A502]" office:value-type="float" office:value="250000">
            <text:p>250000,00</text:p>
          </table:table-cell>
          <table:table-cell table:formula="of:=[.A502]*a+b" office:value-type="float" office:value="5023.56180086913">
            <text:p>5023,56</text:p>
          </table:table-cell>
          <table:table-cell table:formula="of:=a_2*[.A502]+b_2" office:value-type="float" office:value="206.323512838674">
            <text:p>206,3235128387</text:p>
          </table:table-cell>
          <table:table-cell table:number-columns-repeated="2"/>
          <table:table-cell table:formula="of:=(ABS([.P502]-[.K502])/IF([.K502]=0;1;[.K502]))" office:value-type="float" office:value="1.15392212459169">
            <text:p>1,1539221246</text:p>
          </table:table-cell>
          <table:table-cell table:formula="of:=IF([.T502]&lt;[.$P$1];1;0)" office:value-type="float" office:value="0">
            <text:p>0</text:p>
          </table:table-cell>
          <table:table-cell table:formula="of:=IF([.U501]&gt;0;[.V501]+[.U502];0)" office:value-type="float" office:value="0">
            <text:p>0</text:p>
          </table:table-cell>
          <table:table-cell table:formula="of:=(ABS([.Q502]-[.L502])/IF([.L502]=0;1;[.L502]))" office:value-type="float" office:value="2.14654594743076">
            <text:p>2,1465459474</text:p>
          </table:table-cell>
          <table:table-cell table:formula="of:=IF([.W502]&lt;[.$Q$1];1;0)" office:value-type="float" office:value="0">
            <text:p>0</text:p>
          </table:table-cell>
          <table:table-cell table:formula="of:=IF([.X501]&gt;0;[.Y501]+[.X502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1">
            <text:p>501</text:p>
          </table:table-cell>
          <table:table-cell/>
          <table:table-cell office:value-type="string">
            <text:p>2021-05-17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585">
            <text:p>2585</text:p>
          </table:table-cell>
          <table:table-cell office:value-type="float" office:value="1613728">
            <text:p>1613728</text:p>
          </table:table-cell>
          <table:table-cell office:value-type="float" office:value="27">
            <text:p>27</text:p>
          </table:table-cell>
          <table:table-cell office:value-type="float" office:value="55210">
            <text:p>55210</text:p>
          </table:table-cell>
          <table:table-cell table:formula="of:=SUM([.G497:.G503])/7" office:value-type="float" office:value="2447.57142857143">
            <text:p>2447,57</text:p>
          </table:table-cell>
          <table:table-cell table:formula="of:=SUM([.I497:.I503])/7" office:value-type="float" office:value="67.8571428571429">
            <text:p>67,86</text:p>
          </table:table-cell>
          <table:table-cell table:formula="of:=[.A503]*[.K503]" office:value-type="float" office:value="1226233.28571429">
            <text:p>1226233,29</text:p>
          </table:table-cell>
          <table:table-cell table:formula="of:=[.L503]*[.A503]" office:value-type="float" office:value="33996.4285714286">
            <text:p>33996,43</text:p>
          </table:table-cell>
          <table:table-cell table:formula="of:=[.A503]*[.A503]" office:value-type="float" office:value="251001">
            <text:p>251001,00</text:p>
          </table:table-cell>
          <table:table-cell table:formula="of:=[.A503]*a+b" office:value-type="float" office:value="5031.02297599827">
            <text:p>5031,02</text:p>
          </table:table-cell>
          <table:table-cell table:formula="of:=a_2*[.A503]+b_2" office:value-type="float" office:value="206.72031754597">
            <text:p>206,720317546</text:p>
          </table:table-cell>
          <table:table-cell table:number-columns-repeated="2"/>
          <table:table-cell table:formula="of:=(ABS([.P503]-[.K503])/IF([.K503]=0;1;[.K503]))" office:value-type="float" office:value="1.05551630374061">
            <text:p>1,0555163037</text:p>
          </table:table-cell>
          <table:table-cell table:formula="of:=IF([.T503]&lt;[.$P$1];1;0)" office:value-type="float" office:value="0">
            <text:p>0</text:p>
          </table:table-cell>
          <table:table-cell table:formula="of:=IF([.U502]&gt;0;[.V502]+[.U503];0)" office:value-type="float" office:value="0">
            <text:p>0</text:p>
          </table:table-cell>
          <table:table-cell table:formula="of:=(ABS([.Q503]-[.L503])/IF([.L503]=0;1;[.L503]))" office:value-type="float" office:value="2.04640467962483">
            <text:p>2,0464046796</text:p>
          </table:table-cell>
          <table:table-cell table:formula="of:=IF([.W503]&lt;[.$Q$1];1;0)" office:value-type="float" office:value="0">
            <text:p>0</text:p>
          </table:table-cell>
          <table:table-cell table:formula="of:=IF([.X502]&gt;0;[.Y502]+[.X503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2">
            <text:p>502</text:p>
          </table:table-cell>
          <table:table-cell/>
          <table:table-cell office:value-type="string">
            <text:p>2021-05-18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1757">
            <text:p>1757</text:p>
          </table:table-cell>
          <table:table-cell office:value-type="float" office:value="1615485">
            <text:p>1615485</text:p>
          </table:table-cell>
          <table:table-cell office:value-type="float" office:value="50">
            <text:p>50</text:p>
          </table:table-cell>
          <table:table-cell office:value-type="float" office:value="55260">
            <text:p>55260</text:p>
          </table:table-cell>
          <table:table-cell table:formula="of:=SUM([.G498:.G504])/7" office:value-type="float" office:value="2537.28571428571">
            <text:p>2537,29</text:p>
          </table:table-cell>
          <table:table-cell table:formula="of:=SUM([.I498:.I504])/7" office:value-type="float" office:value="62.1428571428571">
            <text:p>62,14</text:p>
          </table:table-cell>
          <table:table-cell table:formula="of:=[.A504]*[.K504]" office:value-type="float" office:value="1273717.42857143">
            <text:p>1273717,43</text:p>
          </table:table-cell>
          <table:table-cell table:formula="of:=[.L504]*[.A504]" office:value-type="float" office:value="31195.7142857143">
            <text:p>31195,71</text:p>
          </table:table-cell>
          <table:table-cell table:formula="of:=[.A504]*[.A504]" office:value-type="float" office:value="252004">
            <text:p>252004,00</text:p>
          </table:table-cell>
          <table:table-cell table:formula="of:=[.A504]*a+b" office:value-type="float" office:value="5038.48415112742">
            <text:p>5038,48</text:p>
          </table:table-cell>
          <table:table-cell table:formula="of:=a_2*[.A504]+b_2" office:value-type="float" office:value="207.117122253266">
            <text:p>207,1171222533</text:p>
          </table:table-cell>
          <table:table-cell table:number-columns-repeated="2"/>
          <table:table-cell table:formula="of:=(ABS([.P504]-[.K504])/IF([.K504]=0;1;[.K504]))" office:value-type="float" office:value="0.98577721175001">
            <text:p>0,9857772118</text:p>
          </table:table-cell>
          <table:table-cell table:formula="of:=IF([.T504]&lt;[.$P$1];1;0)" office:value-type="float" office:value="0">
            <text:p>0</text:p>
          </table:table-cell>
          <table:table-cell table:formula="of:=IF([.U503]&gt;0;[.V503]+[.U504];0)" office:value-type="float" office:value="0">
            <text:p>0</text:p>
          </table:table-cell>
          <table:table-cell table:formula="of:=(ABS([.Q504]-[.L504])/IF([.L504]=0;1;[.L504]))" office:value-type="float" office:value="2.33291920867325">
            <text:p>2,3329192087</text:p>
          </table:table-cell>
          <table:table-cell table:formula="of:=IF([.W504]&lt;[.$Q$1];1;0)" office:value-type="float" office:value="0">
            <text:p>0</text:p>
          </table:table-cell>
          <table:table-cell table:formula="of:=IF([.X503]&gt;0;[.Y503]+[.X504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3">
            <text:p>503</text:p>
          </table:table-cell>
          <table:table-cell/>
          <table:table-cell office:value-type="string">
            <text:p>2021-05-19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355">
            <text:p>2355</text:p>
          </table:table-cell>
          <table:table-cell office:value-type="float" office:value="1617840">
            <text:p>1617840</text:p>
          </table:table-cell>
          <table:table-cell office:value-type="float" office:value="80">
            <text:p>80</text:p>
          </table:table-cell>
          <table:table-cell office:value-type="float" office:value="55340">
            <text:p>55340</text:p>
          </table:table-cell>
          <table:table-cell table:formula="of:=SUM([.G499:.G505])/7" office:value-type="float" office:value="2652.57142857143">
            <text:p>2652,57</text:p>
          </table:table-cell>
          <table:table-cell table:formula="of:=SUM([.I499:.I505])/7" office:value-type="float" office:value="63.4285714285714">
            <text:p>63,43</text:p>
          </table:table-cell>
          <table:table-cell table:formula="of:=[.A505]*[.K505]" office:value-type="float" office:value="1334243.42857143">
            <text:p>1334243,43</text:p>
          </table:table-cell>
          <table:table-cell table:formula="of:=[.L505]*[.A505]" office:value-type="float" office:value="31904.5714285714">
            <text:p>31904,57</text:p>
          </table:table-cell>
          <table:table-cell table:formula="of:=[.A505]*[.A505]" office:value-type="float" office:value="253009">
            <text:p>253009,00</text:p>
          </table:table-cell>
          <table:table-cell table:formula="of:=[.A505]*a+b" office:value-type="float" office:value="5045.94532625656">
            <text:p>5045,95</text:p>
          </table:table-cell>
          <table:table-cell table:formula="of:=a_2*[.A505]+b_2" office:value-type="float" office:value="207.513926960563">
            <text:p>207,5139269606</text:p>
          </table:table-cell>
          <table:table-cell table:number-columns-repeated="2"/>
          <table:table-cell table:formula="of:=(ABS([.P505]-[.K505])/IF([.K505]=0;1;[.K505]))" office:value-type="float" office:value="0.902284429329812">
            <text:p>0,9022844293</text:p>
          </table:table-cell>
          <table:table-cell table:formula="of:=IF([.T505]&lt;[.$P$1];1;0)" office:value-type="float" office:value="0">
            <text:p>0</text:p>
          </table:table-cell>
          <table:table-cell table:formula="of:=IF([.U504]&gt;0;[.V504]+[.U505];0)" office:value-type="float" office:value="0">
            <text:p>0</text:p>
          </table:table-cell>
          <table:table-cell table:formula="of:=(ABS([.Q505]-[.L505])/IF([.L505]=0;1;[.L505]))" office:value-type="float" office:value="2.27161596559446">
            <text:p>2,2716159656</text:p>
          </table:table-cell>
          <table:table-cell table:formula="of:=IF([.W505]&lt;[.$Q$1];1;0)" office:value-type="float" office:value="0">
            <text:p>0</text:p>
          </table:table-cell>
          <table:table-cell table:formula="of:=IF([.X504]&gt;0;[.Y504]+[.X505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4">
            <text:p>504</text:p>
          </table:table-cell>
          <table:table-cell/>
          <table:table-cell office:value-type="string">
            <text:p>2021-05-2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522">
            <text:p>3522</text:p>
          </table:table-cell>
          <table:table-cell office:value-type="float" office:value="1621362">
            <text:p>1621362</text:p>
          </table:table-cell>
          <table:table-cell office:value-type="float" office:value="167">
            <text:p>167</text:p>
          </table:table-cell>
          <table:table-cell office:value-type="float" office:value="55507">
            <text:p>55507</text:p>
          </table:table-cell>
          <table:table-cell table:formula="of:=SUM([.G500:.G506])/7" office:value-type="float" office:value="2761.57142857143">
            <text:p>2761,57</text:p>
          </table:table-cell>
          <table:table-cell table:formula="of:=SUM([.I500:.I506])/7" office:value-type="float" office:value="77">
            <text:p>77,00</text:p>
          </table:table-cell>
          <table:table-cell table:formula="of:=[.A506]*[.K506]" office:value-type="float" office:value="1391832">
            <text:p>1391832,00</text:p>
          </table:table-cell>
          <table:table-cell table:formula="of:=[.L506]*[.A506]" office:value-type="float" office:value="38808">
            <text:p>38808,00</text:p>
          </table:table-cell>
          <table:table-cell table:formula="of:=[.A506]*[.A506]" office:value-type="float" office:value="254016">
            <text:p>254016,00</text:p>
          </table:table-cell>
          <table:table-cell table:formula="of:=[.A506]*a+b" office:value-type="float" office:value="5053.40650138571">
            <text:p>5053,41</text:p>
          </table:table-cell>
          <table:table-cell table:formula="of:=a_2*[.A506]+b_2" office:value-type="float" office:value="207.910731667859">
            <text:p>207,9107316679</text:p>
          </table:table-cell>
          <table:table-cell table:number-columns-repeated="2"/>
          <table:table-cell table:formula="of:=(ABS([.P506]-[.K506])/IF([.K506]=0;1;[.K506]))" office:value-type="float" office:value="0.829902514598313">
            <text:p>0,8299025146</text:p>
          </table:table-cell>
          <table:table-cell table:formula="of:=IF([.T506]&lt;[.$P$1];1;0)" office:value-type="float" office:value="0">
            <text:p>0</text:p>
          </table:table-cell>
          <table:table-cell table:formula="of:=IF([.U505]&gt;0;[.V505]+[.U506];0)" office:value-type="float" office:value="0">
            <text:p>0</text:p>
          </table:table-cell>
          <table:table-cell table:formula="of:=(ABS([.Q506]-[.L506])/IF([.L506]=0;1;[.L506]))" office:value-type="float" office:value="1.70013937230985">
            <text:p>1,7001393723</text:p>
          </table:table-cell>
          <table:table-cell table:formula="of:=IF([.W506]&lt;[.$Q$1];1;0)" office:value-type="float" office:value="0">
            <text:p>0</text:p>
          </table:table-cell>
          <table:table-cell table:formula="of:=IF([.X505]&gt;0;[.Y505]+[.X506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5">
            <text:p>505</text:p>
          </table:table-cell>
          <table:table-cell/>
          <table:table-cell office:value-type="string">
            <text:p>2021-05-21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641">
            <text:p>3641</text:p>
          </table:table-cell>
          <table:table-cell office:value-type="float" office:value="1625003">
            <text:p>1625003</text:p>
          </table:table-cell>
          <table:table-cell office:value-type="float" office:value="61">
            <text:p>61</text:p>
          </table:table-cell>
          <table:table-cell office:value-type="float" office:value="55568">
            <text:p>55568</text:p>
          </table:table-cell>
          <table:table-cell table:formula="of:=SUM([.G501:.G507])/7" office:value-type="float" office:value="2821.57142857143">
            <text:p>2821,57</text:p>
          </table:table-cell>
          <table:table-cell table:formula="of:=SUM([.I501:.I507])/7" office:value-type="float" office:value="79.4285714285714">
            <text:p>79,43</text:p>
          </table:table-cell>
          <table:table-cell table:formula="of:=[.A507]*[.K507]" office:value-type="float" office:value="1424893.57142857">
            <text:p>1424893,57</text:p>
          </table:table-cell>
          <table:table-cell table:formula="of:=[.L507]*[.A507]" office:value-type="float" office:value="40111.4285714286">
            <text:p>40111,43</text:p>
          </table:table-cell>
          <table:table-cell table:formula="of:=[.A507]*[.A507]" office:value-type="float" office:value="255025">
            <text:p>255025,00</text:p>
          </table:table-cell>
          <table:table-cell table:formula="of:=[.A507]*a+b" office:value-type="float" office:value="5060.86767651486">
            <text:p>5060,87</text:p>
          </table:table-cell>
          <table:table-cell table:formula="of:=a_2*[.A507]+b_2" office:value-type="float" office:value="208.307536375155">
            <text:p>208,3075363752</text:p>
          </table:table-cell>
          <table:table-cell table:number-columns-repeated="2"/>
          <table:table-cell table:formula="of:=(ABS([.P507]-[.K507])/IF([.K507]=0;1;[.K507]))" office:value-type="float" office:value="0.793634435502203">
            <text:p>0,7936344355</text:p>
          </table:table-cell>
          <table:table-cell table:formula="of:=IF([.T507]&lt;[.$P$1];1;0)" office:value-type="float" office:value="0">
            <text:p>0</text:p>
          </table:table-cell>
          <table:table-cell table:formula="of:=IF([.U506]&gt;0;[.V506]+[.U507];0)" office:value-type="float" office:value="0">
            <text:p>0</text:p>
          </table:table-cell>
          <table:table-cell table:formula="of:=(ABS([.Q507]-[.L507])/IF([.L507]=0;1;[.L507]))" office:value-type="float" office:value="1.62257689680951">
            <text:p>1,6225768968</text:p>
          </table:table-cell>
          <table:table-cell table:formula="of:=IF([.W507]&lt;[.$Q$1];1;0)" office:value-type="float" office:value="0">
            <text:p>0</text:p>
          </table:table-cell>
          <table:table-cell table:formula="of:=IF([.X506]&gt;0;[.Y506]+[.X507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6">
            <text:p>506</text:p>
          </table:table-cell>
          <table:table-cell/>
          <table:table-cell office:value-type="string">
            <text:p>2021-05-22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3332">
            <text:p>3332</text:p>
          </table:table-cell>
          <table:table-cell office:value-type="float" office:value="1628335">
            <text:p>1628335</text:p>
          </table:table-cell>
          <table:table-cell office:value-type="float" office:value="151">
            <text:p>151</text:p>
          </table:table-cell>
          <table:table-cell office:value-type="float" office:value="55719">
            <text:p>55719</text:p>
          </table:table-cell>
          <table:table-cell table:formula="of:=SUM([.G502:.G508])/7" office:value-type="float" office:value="2848.85714285714">
            <text:p>2848,86</text:p>
          </table:table-cell>
          <table:table-cell table:formula="of:=SUM([.I502:.I508])/7" office:value-type="float" office:value="85">
            <text:p>85,00</text:p>
          </table:table-cell>
          <table:table-cell table:formula="of:=[.A508]*[.K508]" office:value-type="float" office:value="1441521.71428571">
            <text:p>1441521,71</text:p>
          </table:table-cell>
          <table:table-cell table:formula="of:=[.L508]*[.A508]" office:value-type="float" office:value="43010">
            <text:p>43010,00</text:p>
          </table:table-cell>
          <table:table-cell table:formula="of:=[.A508]*[.A508]" office:value-type="float" office:value="256036">
            <text:p>256036,00</text:p>
          </table:table-cell>
          <table:table-cell table:formula="of:=[.A508]*a+b" office:value-type="float" office:value="5068.32885164401">
            <text:p>5068,33</text:p>
          </table:table-cell>
          <table:table-cell table:formula="of:=a_2*[.A508]+b_2" office:value-type="float" office:value="208.704341082451">
            <text:p>208,7043410825</text:p>
          </table:table-cell>
          <table:table-cell table:number-columns-repeated="2"/>
          <table:table-cell table:formula="of:=(ABS([.P508]-[.K508])/IF([.K508]=0;1;[.K508]))" office:value-type="float" office:value="0.779074413875641">
            <text:p>0,7790744139</text:p>
          </table:table-cell>
          <table:table-cell table:formula="of:=IF([.T508]&lt;[.$P$1];1;0)" office:value-type="float" office:value="0">
            <text:p>0</text:p>
          </table:table-cell>
          <table:table-cell table:formula="of:=IF([.U507]&gt;0;[.V507]+[.U508];0)" office:value-type="float" office:value="0">
            <text:p>0</text:p>
          </table:table-cell>
          <table:table-cell table:formula="of:=(ABS([.Q508]-[.L508])/IF([.L508]=0;1;[.L508]))" office:value-type="float" office:value="1.45534518920531">
            <text:p>1,4553451892</text:p>
          </table:table-cell>
          <table:table-cell table:formula="of:=IF([.W508]&lt;[.$Q$1];1;0)" office:value-type="float" office:value="0">
            <text:p>0</text:p>
          </table:table-cell>
          <table:table-cell table:formula="of:=IF([.X507]&gt;0;[.Y507]+[.X508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7">
            <text:p>507</text:p>
          </table:table-cell>
          <table:table-cell/>
          <table:table-cell office:value-type="string">
            <text:p>2021-05-23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4237">
            <text:p>4237</text:p>
          </table:table-cell>
          <table:table-cell office:value-type="float" office:value="1632572">
            <text:p>1632572</text:p>
          </table:table-cell>
          <table:table-cell office:value-type="float" office:value="53">
            <text:p>53</text:p>
          </table:table-cell>
          <table:table-cell office:value-type="float" office:value="55772">
            <text:p>55772</text:p>
          </table:table-cell>
          <table:table-cell table:formula="of:=SUM([.G503:.G509])/7" office:value-type="float" office:value="3061.28571428571">
            <text:p>3061,29</text:p>
          </table:table-cell>
          <table:table-cell table:formula="of:=SUM([.I503:.I509])/7" office:value-type="float" office:value="84.1428571428571">
            <text:p>84,14</text:p>
          </table:table-cell>
          <table:table-cell table:formula="of:=[.A509]*[.K509]" office:value-type="float" office:value="1552071.85714286">
            <text:p>1552071,86</text:p>
          </table:table-cell>
          <table:table-cell table:formula="of:=[.L509]*[.A509]" office:value-type="float" office:value="42660.4285714286">
            <text:p>42660,43</text:p>
          </table:table-cell>
          <table:table-cell table:formula="of:=[.A509]*[.A509]" office:value-type="float" office:value="257049">
            <text:p>257049,00</text:p>
          </table:table-cell>
          <table:table-cell table:formula="of:=[.A509]*a+b" office:value-type="float" office:value="5075.79002677315">
            <text:p>5075,79</text:p>
          </table:table-cell>
          <table:table-cell table:formula="of:=a_2*[.A509]+b_2" office:value-type="float" office:value="209.101145789747">
            <text:p>209,1011457897</text:p>
          </table:table-cell>
          <table:table-cell table:number-columns-repeated="2"/>
          <table:table-cell table:formula="of:=(ABS([.P509]-[.K509])/IF([.K509]=0;1;[.K509]))" office:value-type="float" office:value="0.658058247580945">
            <text:p>0,6580582476</text:p>
          </table:table-cell>
          <table:table-cell table:formula="of:=IF([.T509]&lt;[.$P$1];1;0)" office:value-type="float" office:value="0">
            <text:p>0</text:p>
          </table:table-cell>
          <table:table-cell table:formula="of:=IF([.U508]&gt;0;[.V508]+[.U509];0)" office:value-type="float" office:value="0">
            <text:p>0</text:p>
          </table:table-cell>
          <table:table-cell table:formula="of:=(ABS([.Q509]-[.L509])/IF([.L509]=0;1;[.L509]))" office:value-type="float" office:value="1.48507303994606">
            <text:p>1,4850730399</text:p>
          </table:table-cell>
          <table:table-cell table:formula="of:=IF([.W509]&lt;[.$Q$1];1;0)" office:value-type="float" office:value="0">
            <text:p>0</text:p>
          </table:table-cell>
          <table:table-cell table:formula="of:=IF([.X508]&gt;0;[.Y508]+[.X509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8">
            <text:p>508</text:p>
          </table:table-cell>
          <table:table-cell/>
          <table:table-cell office:value-type="string">
            <text:p>2021-05-24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893">
            <text:p>2893</text:p>
          </table:table-cell>
          <table:table-cell office:value-type="float" office:value="1635465">
            <text:p>1635465</text:p>
          </table:table-cell>
          <table:table-cell office:value-type="float" office:value="30">
            <text:p>30</text:p>
          </table:table-cell>
          <table:table-cell office:value-type="float" office:value="55802">
            <text:p>55802</text:p>
          </table:table-cell>
          <table:table-cell table:formula="of:=SUM([.G504:.G510])/7" office:value-type="float" office:value="3105.28571428571">
            <text:p>3105,29</text:p>
          </table:table-cell>
          <table:table-cell table:formula="of:=SUM([.I504:.I510])/7" office:value-type="float" office:value="84.5714285714286">
            <text:p>84,57</text:p>
          </table:table-cell>
          <table:table-cell table:formula="of:=[.A510]*[.K510]" office:value-type="float" office:value="1577485.14285714">
            <text:p>1577485,14</text:p>
          </table:table-cell>
          <table:table-cell table:formula="of:=[.L510]*[.A510]" office:value-type="float" office:value="42962.2857142857">
            <text:p>42962,29</text:p>
          </table:table-cell>
          <table:table-cell table:formula="of:=[.A510]*[.A510]" office:value-type="float" office:value="258064">
            <text:p>258064,00</text:p>
          </table:table-cell>
          <table:table-cell table:formula="of:=[.A510]*a+b" office:value-type="float" office:value="5083.2512019023">
            <text:p>5083,25</text:p>
          </table:table-cell>
          <table:table-cell table:formula="of:=a_2*[.A510]+b_2" office:value-type="float" office:value="209.497950497043">
            <text:p>209,497950497</text:p>
          </table:table-cell>
          <table:table-cell table:number-columns-repeated="2"/>
          <table:table-cell table:formula="of:=(ABS([.P510]-[.K510])/IF([.K510]=0;1;[.K510]))" office:value-type="float" office:value="0.636967309808902">
            <text:p>0,6369673098</text:p>
          </table:table-cell>
          <table:table-cell table:formula="of:=IF([.T510]&lt;[.$P$1];1;0)" office:value-type="float" office:value="0">
            <text:p>0</text:p>
          </table:table-cell>
          <table:table-cell table:formula="of:=IF([.U509]&gt;0;[.V509]+[.U510];0)" office:value-type="float" office:value="0">
            <text:p>0</text:p>
          </table:table-cell>
          <table:table-cell table:formula="of:=(ABS([.Q510]-[.L510])/IF([.L510]=0;1;[.L510]))" office:value-type="float" office:value="1.47717171195828">
            <text:p>1,477171712</text:p>
          </table:table-cell>
          <table:table-cell table:formula="of:=IF([.W510]&lt;[.$Q$1];1;0)" office:value-type="float" office:value="0">
            <text:p>0</text:p>
          </table:table-cell>
          <table:table-cell table:formula="of:=IF([.X509]&gt;0;[.Y509]+[.X510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9">
            <text:p>509</text:p>
          </table:table-cell>
          <table:table-cell/>
          <table:table-cell office:value-type="string">
            <text:p>2021-05-25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O</text:p>
          </table:table-cell>
          <table:table-cell office:value-type="float" office:value="2383">
            <text:p>2383</text:p>
          </table:table-cell>
          <table:table-cell office:value-type="float" office:value="1637848">
            <text:p>1637848</text:p>
          </table:table-cell>
          <table:table-cell office:value-type="float" office:value="72">
            <text:p>72</text:p>
          </table:table-cell>
          <table:table-cell office:value-type="float" office:value="55874">
            <text:p>55874</text:p>
          </table:table-cell>
          <table:table-cell table:formula="of:=SUM([.G505:.G511])/7" office:value-type="float" office:value="3194.71428571429">
            <text:p>3194,71</text:p>
          </table:table-cell>
          <table:table-cell table:formula="of:=SUM([.I505:.I511])/7" office:value-type="float" office:value="87.7142857142857">
            <text:p>87,71</text:p>
          </table:table-cell>
          <table:table-cell table:formula="of:=[.A511]*[.K511]" office:value-type="float" office:value="1626109.57142857">
            <text:p>1626109,57</text:p>
          </table:table-cell>
          <table:table-cell table:formula="of:=[.L511]*[.A511]" office:value-type="float" office:value="44646.5714285714">
            <text:p>44646,57</text:p>
          </table:table-cell>
          <table:table-cell table:formula="of:=[.A511]*[.A511]" office:value-type="float" office:value="259081">
            <text:p>259081,00</text:p>
          </table:table-cell>
          <table:table-cell table:formula="of:=[.A511]*a+b" office:value-type="float" office:value="5090.71237703145">
            <text:p>5090,71</text:p>
          </table:table-cell>
          <table:table-cell table:formula="of:=a_2*[.A511]+b_2" office:value-type="float" office:value="209.89475520434">
            <text:p>209,8947552043</text:p>
          </table:table-cell>
          <table:table-cell table:number-columns-repeated="2"/>
          <table:table-cell table:formula="of:=(ABS([.P511]-[.K511])/IF([.K511]=0;1;[.K511]))" office:value-type="float" office:value="0.593479704834777">
            <text:p>0,5934797048</text:p>
          </table:table-cell>
          <table:table-cell table:formula="of:=IF([.T511]&lt;[.$P$1];1;0)" office:value-type="float" office:value="0">
            <text:p>0</text:p>
          </table:table-cell>
          <table:table-cell table:formula="of:=IF([.U510]&gt;0;[.V510]+[.U511];0)" office:value-type="float" office:value="0">
            <text:p>0</text:p>
          </table:table-cell>
          <table:table-cell table:formula="of:=(ABS([.Q511]-[.L511])/IF([.L511]=0;1;[.L511]))" office:value-type="float" office:value="1.39293694858368">
            <text:p>1,3929369486</text:p>
          </table:table-cell>
          <table:table-cell table:formula="of:=IF([.W511]&lt;[.$Q$1];1;0)" office:value-type="float" office:value="0">
            <text:p>0</text:p>
          </table:table-cell>
          <table:table-cell table:formula="of:=IF([.X510]&gt;0;[.Y510]+[.X511];0)" office:value-type="float" office:value="0">
            <text:p>0</text:p>
          </table:table-cell>
          <table:table-cell table:number-columns-repeated="12"/>
        </table:table-row>
        <table:table-row table:style-name="ro2">
          <table:table-cell table:style-name="ce2" office:value-type="float" office:value="510">
            <text:p>510</text:p>
          </table:table-cell>
          <table:table-cell table:style-name="ce2"/>
          <table:table-cell table:style-name="ce2" office:value-type="string">
            <text:p>2021-05-26</text:p>
          </table:table-cell>
          <table:table-cell table:style-name="ce2" office:value-type="string">
            <text:p>ZA</text:p>
          </table:table-cell>
          <table:table-cell table:style-name="ce2" office:value-type="string">
            <text:p>South Africa</text:p>
          </table:table-cell>
          <table:table-cell table:style-name="ce2" office:value-type="string">
            <text:p>AFRO</text:p>
          </table:table-cell>
          <table:table-cell table:style-name="ce2" office:value-type="float" office:value="3084">
            <text:p>3084</text:p>
          </table:table-cell>
          <table:table-cell table:style-name="ce2" office:value-type="float" office:value="1640932">
            <text:p>1640932</text:p>
          </table:table-cell>
          <table:table-cell table:style-name="ce2" office:value-type="float" office:value="102">
            <text:p>102</text:p>
          </table:table-cell>
          <table:table-cell table:style-name="ce2" office:value-type="float" office:value="55976">
            <text:p>55976</text:p>
          </table:table-cell>
          <table:table-cell table:style-name="ce7" table:formula="of:=SUM([.G506:.G512])/7" office:value-type="float" office:value="3298.85714285714">
            <text:p>3298,86</text:p>
          </table:table-cell>
          <table:table-cell table:style-name="ce7" table:formula="of:=SUM([.I506:.I512])/7" office:value-type="float" office:value="90.8571428571429">
            <text:p>90,86</text:p>
          </table:table-cell>
          <table:table-cell table:style-name="ce7" table:formula="of:=[.A512]*[.K512]" office:value-type="float" office:value="1682417.14285714">
            <text:p>1682417,14</text:p>
          </table:table-cell>
          <table:table-cell table:formula="of:=[.L512]*[.A512]" office:value-type="float" office:value="46337.1428571429">
            <text:p>46337,14</text:p>
          </table:table-cell>
          <table:table-cell table:style-name="ce7" table:formula="of:=[.A512]*[.A512]" office:value-type="float" office:value="260100">
            <text:p>260100,00</text:p>
          </table:table-cell>
          <table:table-cell table:formula="of:=[.A512]*a+b" office:value-type="float" office:value="5098.17355216059">
            <text:p>5098,17</text:p>
          </table:table-cell>
          <table:table-cell table:formula="of:=a_2*[.A512]+b_2" office:value-type="float" office:value="210.291559911636">
            <text:p>210,2915599116</text:p>
          </table:table-cell>
          <table:table-cell table:number-columns-repeated="2"/>
          <table:table-cell table:formula="of:=(ABS([.P512]-[.K512])/IF([.K512]=0;1;[.K512]))" office:value-type="float" office:value="0.545436292444316">
            <text:p>0,5454362924</text:p>
          </table:table-cell>
          <table:table-cell table:formula="of:=IF([.T512]&lt;[.$P$1];1;0)" office:value-type="float" office:value="0">
            <text:p>0</text:p>
          </table:table-cell>
          <table:table-cell table:formula="of:=IF([.U511]&gt;0;[.V511]+[.U512];0)" office:value-type="float" office:value="0">
            <text:p>0</text:p>
          </table:table-cell>
          <table:table-cell table:formula="of:=(ABS([.Q512]-[.L512])/IF([.L512]=0;1;[.L512]))" office:value-type="float" office:value="1.31452974745511">
            <text:p>1,3145297475</text:p>
          </table:table-cell>
          <table:table-cell table:formula="of:=IF([.W512]&lt;[.$Q$1];1;0)" office:value-type="float" office:value="0">
            <text:p>0</text:p>
          </table:table-cell>
          <table:table-cell table:formula="of:=IF([.X511]&gt;0;[.Y511]+[.X512];0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formula="of:=SUM([.A3:.A512])" office:value-type="float" office:value="130305">
            <text:p>130305</text:p>
          </table:table-cell>
          <table:table-cell table:number-columns-repeated="3"/>
          <table:table-cell table:style-name="ce4" office:value-type="string">
            <text:p>SUMA:</text:p>
          </table:table-cell>
          <table:table-cell table:style-name="ce5" table:number-columns-repeated="5"/>
          <table:table-cell table:style-name="ce8" table:formula="of:=SUM([.K3:.K512])" office:value-type="float" office:value="1631645.28571428">
            <text:p>1631645,29</text:p>
          </table:table-cell>
          <table:table-cell table:style-name="ce8" table:formula="of:=SUM([.L3:.L512])" office:value-type="float" office:value="55745.4285714286">
            <text:p>55745,43</text:p>
          </table:table-cell>
          <table:table-cell table:style-name="ce8" table:formula="of:=SUM([.M3:.M512])" office:value-type="float" office:value="499362748.571429">
            <text:p>499362748,57</text:p>
          </table:table-cell>
          <table:table-cell table:formula="of:=SUM([.N3:.N512])" office:value-type="float" office:value="18629318.5714286">
            <text:p>18629318,57</text:p>
          </table:table-cell>
          <table:table-cell table:style-name="ce11" table:formula="of:=SUM([.O3:.O512])" office:value-type="float" office:value="44347135">
            <text:p>44347135,00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table:formula="of:=AVERAGE([.A3:.A512])" office:value-type="float" office:value="255.5">
            <text:p>255,5</text:p>
          </table:table-cell>
          <table:table-cell table:number-columns-repeated="3"/>
          <table:table-cell office:value-type="string">
            <text:p>Srednia</text:p>
          </table:table-cell>
          <table:table-cell table:number-columns-repeated="5"/>
          <table:table-cell table:formula="of:=AVERAGE([.K3:.K512])" office:value-type="float" office:value="3199.30448179271">
            <text:p>3199,30</text:p>
          </table:table-cell>
          <table:table-cell table:formula="of:=AVERAGE([.L3:.L512])" office:value-type="float" office:value="109.304761904762">
            <text:p>109,30</text:p>
          </table:table-cell>
          <table:table-cell table:formula="of:=AVERAGE([.M3:.M512])" office:value-type="float" office:value="979142.644257703">
            <text:p>979142,64</text:p>
          </table:table-cell>
          <table:table-cell table:formula="of:=AVERAGE([.N3:.N512])" office:value-type="float" office:value="36528.0756302521">
            <text:p>36528,08</text:p>
          </table:table-cell>
          <table:table-cell table:formula="of:=AVERAGE([.O3:.O512])" office:value-type="float" office:value="86955.1666666667">
            <text:p>86955,17</text:p>
          </table:table-cell>
          <table:table-cell table:number-columns-repeated="22"/>
        </table:table-row>
        <table:table-row table:style-name="ro2" table:number-rows-repeated="1048061">
          <table:table-cell table:number-columns-repeated="37"/>
        </table:table-row>
        <table:table-row table:style-name="ro2">
          <table:table-cell table:number-columns-repeated="37"/>
        </table:table-row>
        <table:named-expressions/>
      </table:table>
      <table:named-expressions>
        <table:named-range table:name="L_pomiarow" table:base-cell-address="$Arkusz1.$A$1" table:cell-range-address="$Arkusz1.$A$1"/>
        <table:named-range table:name="SUM_xy" table:base-cell-address="$Arkusz1.$M$513" table:cell-range-address="$Arkusz1.$M$513"/>
        <table:named-range table:name="SUM_x2" table:base-cell-address="$Arkusz1.$N$513" table:cell-range-address="$Arkusz1.$O$513"/>
        <table:named-range table:name="SUM_przypadki" table:base-cell-address="$Arkusz1.$K$513" table:cell-range-address="$Arkusz1.$K$513"/>
        <table:named-range table:name="SUM_zgony" table:base-cell-address="$Arkusz1.$L$513" table:cell-range-address="$Arkusz1.$L$513"/>
        <table:named-range table:name="SUM_dni" table:base-cell-address="$Arkusz1.$A$513" table:cell-range-address="$Arkusz1.$A$513"/>
        <table:named-range table:name="SR_przypadki" table:base-cell-address="$Arkusz1.$K$514" table:cell-range-address="$Arkusz1.$K$514"/>
        <table:named-range table:name="SR_zgony" table:base-cell-address="$Arkusz1.$L$514" table:cell-range-address="$Arkusz1.$L$514"/>
        <table:named-range table:name="SR_xy" table:base-cell-address="$Arkusz1.$M$514" table:cell-range-address="$Arkusz1.$M$514"/>
        <table:named-range table:name="SR_x2" table:base-cell-address="$Arkusz1.$N$514" table:cell-range-address="$Arkusz1.$O$514"/>
        <table:named-range table:name="SR_dni" table:base-cell-address="$Arkusz1.$A$514" table:cell-range-address="$Arkusz1.$A$514"/>
        <table:named-range table:name="b" table:base-cell-address="$Arkusz1.$R$3" table:cell-range-address="$Arkusz1.$S$3"/>
        <table:named-range table:name="a" table:base-cell-address="$Arkusz1.$R$4" table:cell-range-address="$Arkusz1.$S$4"/>
        <table:named-range table:name="SUM_xy2" table:base-cell-address="$Arkusz1.$N$513" table:cell-range-address="$Arkusz1.$N$513"/>
        <table:named-range table:name="SR_xy2" table:base-cell-address="$Arkusz1.$N$514" table:cell-range-address="$Arkusz1.$N$514"/>
        <table:named-range table:name="a_2" table:base-cell-address="$Arkusz1.$S$9" table:cell-range-address="$Arkusz1.$S$9"/>
        <table:named-range table:name="b_2" table:base-cell-address="$Arkusz1.$S$8" table:cell-range-address="$Arkusz1.$S$8"/>
        <table:named-range table:name="Dobrze_przyblizone_przypadki" table:base-cell-address="$Arkusz1.$C$177" table:cell-range-address="$Arkusz1.$C$157:.$C$177"/>
        <table:named-range table:name="Dobrze_przyblizone_zgony_3" table:base-cell-address="$Arkusz1.$C$428" table:cell-range-address="$Arkusz1.$C$405:.$C$428"/>
        <table:named-range table:name="Dobrze_przyblizone_zgony_2" table:base-cell-address="$Arkusz1.$C$258" table:cell-range-address="$Arkusz1.$C$237:.$C$258"/>
        <table:named-range table:name="Dobrze_przyblizone_zgony_1" table:base-cell-address="$Arkusz1.$C$161" table:cell-range-address="$Arkusz1.$C$161:.$C$20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11" number:min-integer-digits="1"/>
    </number:number-style>
    <number:number-style style:name="N109">
      <number:number number:decimal-places="12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8">28.05.2021</text:date>, <text:time>14:31:1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28T14:31:18.38</dc:date>
    <meta:generator>OpenOffice/4.1.10$Win32 OpenOffice.org_project/4110m2$Build-9807</meta:generator>
    <meta:editing-duration>PT3H42M57S</meta:editing-duration>
    <meta:editing-cycles>3</meta:editing-cycles>
    <meta:document-statistic meta:table-count="1" meta:cell-count="1127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05cm" chart:symbol-height="0.05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05cm" chart:symbol-height="0.05cm">
        <chart:symbol-image xlink:href="Pictures/2000000D000000DD000000DD8384ABF7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809cm" svg:height="15.14cm" xlink:href=".." xlink:type="simple" chart:class="chart:scatter" chart:style-name="ch1">
        <chart:title svg:x="6.749cm" svg:y="0.438cm" chart:style-name="ch2">
          <text:p>Liczba nowych przypadków i zgonów</text:p>
        </chart:title>
        <chart:legend chart:legend-position="end" svg:x="15.794cm" svg:y="6.996cm" style:legend-expansion="high" chart:style-name="ch3"/>
        <chart:plot-area chart:style-name="ch4" table:cell-range-address="Arkusz1.C2:Arkusz1.C512 Arkusz1.K2:Arkusz1.L512" chart:data-source-has-labels="both" svg:x="0.866cm" svg:y="2.123cm" svg:width="14.096cm" svg:height="12.295cm">
          <chartooo:coordinate-region svg:x="2.519cm" svg:y="2.336cm" svg:width="12.163cm" svg:height="11.409cm"/>
          <chart:axis chart:dimension="x" chart:name="primary-x" chart:style-name="ch5" chartooo:axis-type="auto">
            <chart:categories table:cell-range-address="Arkusz1.C3:Arkusz1.C5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K3:Arkusz1.K512" chart:label-cell-address="Arkusz1.K2:Arkusz1.K2" chart:class="chart:scatter">
            <chart:data-point chart:repeated="510"/>
          </chart:series>
          <chart:series chart:style-name="ch9" chart:values-cell-range-address="Arkusz1.L3:Arkusz1.L512" chart:label-cell-address="Arkusz1.L2:Arkusz1.L2" chart:class="chart:scatter">
            <chart:data-point chart:repeated="5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kroczaca przypadki</text:p>
                <draw:g>
                  <svg:desc>Arkusz1.K2:Arkusz1.K2</svg:desc>
                </draw:g>
              </table:table-cell>
              <table:table-cell office:value-type="string">
                <text:p>Średnia krocząca zgony</text:p>
                <draw:g>
                  <svg:desc>Arkusz1.L2:Arkusz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01-03</text:p>
                <draw:g>
                  <svg:desc>Arkusz1.C3:Arkusz1.C512</svg:desc>
                </draw:g>
              </table:table-cell>
              <table:table-cell office:value-type="float" office:value="0">
                <text:p>0</text:p>
                <draw:g>
                  <svg:desc>Arkusz1.K3:Arkusz1.K512</svg:desc>
                </draw:g>
              </table:table-cell>
              <table:table-cell office:value-type="float" office:value="0">
                <text:p>0</text:p>
                <draw:g>
                  <svg:desc>Arkusz1.L3:Arkusz1.L512</svg:desc>
                </draw:g>
              </table:table-cell>
            </table:table-row>
            <table:table-row>
              <table:table-cell office:value-type="string">
                <text:p>2020-01-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1-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2-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05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06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0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10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11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12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13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14</text:p>
              </table:table-cell>
              <table:table-cell office:value-type="float" office:value="3.14285714285714">
                <text:p>3.14285714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16</text:p>
              </table:table-cell>
              <table:table-cell office:value-type="float" office:value="6.85714285714286">
                <text:p>6.85714285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17</text:p>
              </table:table-cell>
              <table:table-cell office:value-type="float" office:value="7.85714285714286">
                <text:p>7.85714285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18</text:p>
              </table:table-cell>
              <table:table-cell office:value-type="float" office:value="11.1428571428571">
                <text:p>11.1428571428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19</text:p>
              </table:table-cell>
              <table:table-cell office:value-type="float" office:value="19.5714285714286">
                <text:p>19.5714285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20</text:p>
              </table:table-cell>
              <table:table-cell office:value-type="float" office:value="26.2857142857143">
                <text:p>26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21</text:p>
              </table:table-cell>
              <table:table-cell office:value-type="float" office:value="30.2857142857143">
                <text:p>30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22</text:p>
              </table:table-cell>
              <table:table-cell office:value-type="float" office:value="28.2857142857143">
                <text:p>28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23</text:p>
              </table:table-cell>
              <table:table-cell office:value-type="float" office:value="31.2857142857143">
                <text:p>31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24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25</text:p>
              </table:table-cell>
              <table:table-cell office:value-type="float" office:value="66.4285714285714">
                <text:p>66.4285714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26</text:p>
              </table:table-cell>
              <table:table-cell office:value-type="float" office:value="79.2857142857143">
                <text:p>79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27</text:p>
              </table:table-cell>
              <table:table-cell office:value-type="float" office:value="103.142857142857">
                <text:p>103.14285714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28</text:p>
              </table:table-cell>
              <table:table-cell office:value-type="float" office:value="132.857142857143">
                <text:p>132.85714285714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2020-03-29</text:p>
              </table:table-cell>
              <table:table-cell office:value-type="float" office:value="135.285714285714">
                <text:p>135.285714285714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2020-03-30</text:p>
              </table:table-cell>
              <table:table-cell office:value-type="float" office:value="143.714285714286">
                <text:p>143.714285714286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2020-03-31</text:p>
              </table:table-cell>
              <table:table-cell office:value-type="float" office:value="132">
                <text:p>132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2020-04-01</text:p>
              </table:table-cell>
              <table:table-cell office:value-type="float" office:value="114.142857142857">
                <text:p>114.142857142857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2020-04-02</text:p>
              </table:table-cell>
              <table:table-cell office:value-type="float" office:value="95.8571428571429">
                <text:p>95.8571428571429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2020-04-03</text:p>
              </table:table-cell>
              <table:table-cell office:value-type="float" office:value="76.4285714285714">
                <text:p>76.4285714285714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2020-04-04</text:p>
              </table:table-cell>
              <table:table-cell office:value-type="float" office:value="47.8571428571429">
                <text:p>47.8571428571429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2020-04-05</text:p>
              </table:table-cell>
              <table:table-cell office:value-type="float" office:value="56.8571428571429">
                <text:p>56.8571428571429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2020-04-06</text:p>
              </table:table-cell>
              <table:table-cell office:value-type="float" office:value="53.5714285714286">
                <text:p>53.5714285714286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2020-04-07</text:p>
              </table:table-cell>
              <table:table-cell office:value-type="float" office:value="51.4285714285714">
                <text:p>51.4285714285714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2020-04-08</text:p>
              </table:table-cell>
              <table:table-cell office:value-type="float" office:value="56.5714285714286">
                <text:p>56.5714285714286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2020-04-09</text:p>
              </table:table-cell>
              <table:table-cell office:value-type="float" office:value="66.4285714285714">
                <text:p>66.4285714285714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string">
                <text:p>2020-04-10</text:p>
              </table:table-cell>
              <table:table-cell office:value-type="float" office:value="67.4285714285714">
                <text:p>67.4285714285714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string">
                <text:p>2020-04-11</text:p>
              </table:table-cell>
              <table:table-cell office:value-type="float" office:value="71.1428571428571">
                <text:p>71.1428571428571</text:p>
              </table:table-cell>
              <table:table-cell office:value-type="float" office:value="2.42857142857143">
                <text:p>2.42857142857143</text:p>
              </table:table-cell>
            </table:table-row>
            <table:table-row>
              <table:table-cell office:value-type="string">
                <text:p>2020-04-12</text:p>
              </table:table-cell>
              <table:table-cell office:value-type="float" office:value="63.2857142857143">
                <text:p>63.2857142857143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string">
                <text:p>2020-04-13</text:p>
              </table:table-cell>
              <table:table-cell office:value-type="float" office:value="74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04-14</text:p>
              </table:table-cell>
              <table:table-cell office:value-type="float" office:value="83.7142857142857">
                <text:p>83.7142857142857</text:p>
              </table:table-cell>
              <table:table-cell office:value-type="float" office:value="2.14285714285714">
                <text:p>2.14285714285714</text:p>
              </table:table-cell>
            </table:table-row>
            <table:table-row>
              <table:table-cell office:value-type="string">
                <text:p>2020-04-15</text:p>
              </table:table-cell>
              <table:table-cell office:value-type="float" office:value="95.1428571428571">
                <text:p>95.14285714285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04-16</text:p>
              </table:table-cell>
              <table:table-cell office:value-type="float" office:value="94.4285714285714">
                <text:p>94.4285714285714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string">
                <text:p>2020-04-17</text:p>
              </table:table-cell>
              <table:table-cell office:value-type="float" office:value="95.8571428571429">
                <text:p>95.8571428571429</text:p>
              </table:table-cell>
              <table:table-cell office:value-type="float" office:value="4.28571428571429">
                <text:p>4.28571428571429</text:p>
              </table:table-cell>
            </table:table-row>
            <table:table-row>
              <table:table-cell office:value-type="string">
                <text:p>2020-04-18</text:p>
              </table:table-cell>
              <table:table-cell office:value-type="float" office:value="111.428571428571">
                <text:p>111.428571428571</text:p>
              </table:table-cell>
              <table:table-cell office:value-type="float" office:value="3.71428571428571">
                <text:p>3.71428571428571</text:p>
              </table:table-cell>
            </table:table-row>
            <table:table-row>
              <table:table-cell office:value-type="string">
                <text:p>2020-04-19</text:p>
              </table:table-cell>
              <table:table-cell office:value-type="float" office:value="143.714285714286">
                <text:p>143.714285714286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string">
                <text:p>2020-04-20</text:p>
              </table:table-cell>
              <table:table-cell office:value-type="float" office:value="140.714285714286">
                <text:p>140.714285714286</text:p>
              </table:table-cell>
              <table:table-cell office:value-type="float" office:value="4.14285714285714">
                <text:p>4.14285714285714</text:p>
              </table:table-cell>
            </table:table-row>
            <table:table-row>
              <table:table-cell office:value-type="string">
                <text:p>2020-04-21</text:p>
              </table:table-cell>
              <table:table-cell office:value-type="float" office:value="146.857142857143">
                <text:p>146.857142857143</text:p>
              </table:table-cell>
              <table:table-cell office:value-type="float" office:value="4.42857142857143">
                <text:p>4.42857142857143</text:p>
              </table:table-cell>
            </table:table-row>
            <table:table-row>
              <table:table-cell office:value-type="string">
                <text:p>2020-04-22</text:p>
              </table:table-cell>
              <table:table-cell office:value-type="float" office:value="150">
                <text:p>150</text:p>
              </table:table-cell>
              <table:table-cell office:value-type="float" office:value="4.42857142857143">
                <text:p>4.42857142857143</text:p>
              </table:table-cell>
            </table:table-row>
            <table:table-row>
              <table:table-cell office:value-type="string">
                <text:p>2020-04-23</text:p>
              </table:table-cell>
              <table:table-cell office:value-type="float" office:value="161.285714285714">
                <text:p>161.285714285714</text:p>
              </table:table-cell>
              <table:table-cell office:value-type="float" office:value="4.42857142857143">
                <text:p>4.42857142857143</text:p>
              </table:table-cell>
            </table:table-row>
            <table:table-row>
              <table:table-cell office:value-type="string">
                <text:p>2020-04-24</text:p>
              </table:table-cell>
              <table:table-cell office:value-type="float" office:value="192.571428571429">
                <text:p>192.571428571429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string">
                <text:p>2020-04-25</text:p>
              </table:table-cell>
              <table:table-cell office:value-type="float" office:value="205.285714285714">
                <text:p>205.285714285714</text:p>
              </table:table-cell>
              <table:table-cell office:value-type="float" office:value="4.14285714285714">
                <text:p>4.14285714285714</text:p>
              </table:table-cell>
            </table:table-row>
            <table:table-row>
              <table:table-cell office:value-type="string">
                <text:p>2020-04-26</text:p>
              </table:table-cell>
              <table:table-cell office:value-type="float" office:value="189.571428571429">
                <text:p>189.571428571429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string">
                <text:p>2020-04-27</text:p>
              </table:table-cell>
              <table:table-cell office:value-type="float" office:value="198.285714285714">
                <text:p>198.285714285714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string">
                <text:p>2020-04-28</text:p>
              </table:table-cell>
              <table:table-cell office:value-type="float" office:value="213.285714285714">
                <text:p>213.285714285714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string">
                <text:p>2020-04-29</text:p>
              </table:table-cell>
              <table:table-cell office:value-type="float" office:value="218.714285714286">
                <text:p>218.7142857142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0-04-30</text:p>
              </table:table-cell>
              <table:table-cell office:value-type="float" office:value="245">
                <text:p>245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string">
                <text:p>2020-05-01</text:p>
              </table:table-cell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0-05-02</text:p>
              </table:table-cell>
              <table:table-cell office:value-type="float" office:value="247.285714285714">
                <text:p>247.28571428571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string">
                <text:p>2020-05-03</text:p>
              </table:table-cell>
              <table:table-cell office:value-type="float" office:value="282.142857142857">
                <text:p>282.142857142857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string">
                <text:p>2020-05-04</text:p>
              </table:table-cell>
              <table:table-cell office:value-type="float" office:value="319.571428571429">
                <text:p>319.571428571429</text:p>
              </table:table-cell>
              <table:table-cell office:value-type="float" office:value="6.28571428571429">
                <text:p>6.28571428571429</text:p>
              </table:table-cell>
            </table:table-row>
            <table:table-row>
              <table:table-cell office:value-type="string">
                <text:p>2020-05-05</text:p>
              </table:table-cell>
              <table:table-cell office:value-type="float" office:value="346.714285714286">
                <text:p>346.714285714286</text:p>
              </table:table-cell>
              <table:table-cell office:value-type="float" office:value="6.85714285714286">
                <text:p>6.85714285714286</text:p>
              </table:table-cell>
            </table:table-row>
            <table:table-row>
              <table:table-cell office:value-type="string">
                <text:p>2020-05-06</text:p>
              </table:table-cell>
              <table:table-cell office:value-type="float" office:value="349">
                <text:p>349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2020-05-07</text:p>
              </table:table-cell>
              <table:table-cell office:value-type="float" office:value="351.142857142857">
                <text:p>351.142857142857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string">
                <text:p>2020-05-08</text:p>
              </table:table-cell>
              <table:table-cell office:value-type="float" office:value="369.285714285714">
                <text:p>369.285714285714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string">
                <text:p>2020-05-09</text:p>
              </table:table-cell>
              <table:table-cell office:value-type="float" office:value="420.571428571429">
                <text:p>420.571428571429</text:p>
              </table:table-cell>
              <table:table-cell office:value-type="float" office:value="8.85714285714286">
                <text:p>8.85714285714286</text:p>
              </table:table-cell>
            </table:table-row>
            <table:table-row>
              <table:table-cell office:value-type="string">
                <text:p>2020-05-10</text:p>
              </table:table-cell>
              <table:table-cell office:value-type="float" office:value="440.571428571429">
                <text:p>440.571428571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20-05-11</text:p>
              </table:table-cell>
              <table:table-cell office:value-type="float" office:value="461.714285714286">
                <text:p>461.7142857142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20-05-12</text:p>
              </table:table-cell>
              <table:table-cell office:value-type="float" office:value="490.285714285714">
                <text:p>490.285714285714</text:p>
              </table:table-cell>
              <table:table-cell office:value-type="float" office:value="9.71428571428571">
                <text:p>9.71428571428571</text:p>
              </table:table-cell>
            </table:table-row>
            <table:table-row>
              <table:table-cell office:value-type="string">
                <text:p>2020-05-13</text:p>
              </table:table-cell>
              <table:table-cell office:value-type="float" office:value="558.714285714286">
                <text:p>558.714285714286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string">
                <text:p>2020-05-14</text:p>
              </table:table-cell>
              <table:table-cell office:value-type="float" office:value="609.428571428571">
                <text:p>609.428571428571</text:p>
              </table:table-cell>
              <table:table-cell office:value-type="float" office:value="9.42857142857143">
                <text:p>9.42857142857143</text:p>
              </table:table-cell>
            </table:table-row>
            <table:table-row>
              <table:table-cell office:value-type="string">
                <text:p>2020-05-15</text:p>
              </table:table-cell>
              <table:table-cell office:value-type="float" office:value="643.857142857143">
                <text:p>643.8571428571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0-05-16</text:p>
              </table:table-cell>
              <table:table-cell office:value-type="float" office:value="661.285714285714">
                <text:p>661.285714285714</text:p>
              </table:table-cell>
              <table:table-cell office:value-type="float" office:value="9.85714285714286">
                <text:p>9.85714285714286</text:p>
              </table:table-cell>
            </table:table-row>
            <table:table-row>
              <table:table-cell office:value-type="string">
                <text:p>2020-05-17</text:p>
              </table:table-cell>
              <table:table-cell office:value-type="float" office:value="705">
                <text:p>70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2020-05-18</text:p>
              </table:table-cell>
              <table:table-cell office:value-type="float" office:value="785.714285714286">
                <text:p>785.7142857142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0-05-19</text:p>
              </table:table-cell>
              <table:table-cell office:value-type="float" office:value="825.857142857143">
                <text:p>825.857142857143</text:p>
              </table:table-cell>
              <table:table-cell office:value-type="float" office:value="11.4285714285714">
                <text:p>11.4285714285714</text:p>
              </table:table-cell>
            </table:table-row>
            <table:table-row>
              <table:table-cell office:value-type="string">
                <text:p>2020-05-20</text:p>
              </table:table-cell>
              <table:table-cell office:value-type="float" office:value="835.714285714286">
                <text:p>835.714285714286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string">
                <text:p>2020-05-21</text:p>
              </table:table-cell>
              <table:table-cell office:value-type="float" office:value="847">
                <text:p>847</text:p>
              </table:table-cell>
              <table:table-cell office:value-type="float" office:value="17.1428571428571">
                <text:p>17.1428571428571</text:p>
              </table:table-cell>
            </table:table-row>
            <table:table-row>
              <table:table-cell office:value-type="string">
                <text:p>2020-05-22</text:p>
              </table:table-cell>
              <table:table-cell office:value-type="float" office:value="914">
                <text:p>914</text:p>
              </table:table-cell>
              <table:table-cell office:value-type="float" office:value="18.7142857142857">
                <text:p>18.7142857142857</text:p>
              </table:table-cell>
            </table:table-row>
            <table:table-row>
              <table:table-cell office:value-type="string">
                <text:p>2020-05-23</text:p>
              </table:table-cell>
              <table:table-cell office:value-type="float" office:value="943">
                <text:p>943</text:p>
              </table:table-cell>
              <table:table-cell office:value-type="float" office:value="21.4285714285714">
                <text:p>21.4285714285714</text:p>
              </table:table-cell>
            </table:table-row>
            <table:table-row>
              <table:table-cell office:value-type="string">
                <text:p>2020-05-24</text:p>
              </table:table-cell>
              <table:table-cell office:value-type="float" office:value="998.285714285714">
                <text:p>998.285714285714</text:p>
              </table:table-cell>
              <table:table-cell office:value-type="float" office:value="20.8571428571429">
                <text:p>20.8571428571429</text:p>
              </table:table-cell>
            </table:table-row>
            <table:table-row>
              <table:table-cell office:value-type="string">
                <text:p>2020-05-25</text:p>
              </table:table-cell>
              <table:table-cell office:value-type="float" office:value="1009.71428571429">
                <text:p>1009.71428571429</text:p>
              </table:table-cell>
              <table:table-cell office:value-type="float" office:value="23.5714285714286">
                <text:p>23.5714285714286</text:p>
              </table:table-cell>
            </table:table-row>
            <table:table-row>
              <table:table-cell office:value-type="string">
                <text:p>2020-05-26</text:p>
              </table:table-cell>
              <table:table-cell office:value-type="float" office:value="1026">
                <text:p>1026</text:p>
              </table:table-cell>
              <table:table-cell office:value-type="float" office:value="27.8571428571429">
                <text:p>27.8571428571429</text:p>
              </table:table-cell>
            </table:table-row>
            <table:table-row>
              <table:table-cell office:value-type="string">
                <text:p>2020-05-27</text:p>
              </table:table-cell>
              <table:table-cell office:value-type="float" office:value="1009.14285714286">
                <text:p>1009.14285714286</text:p>
              </table:table-cell>
              <table:table-cell office:value-type="float" office:value="30.2857142857143">
                <text:p>30.2857142857143</text:p>
              </table:table-cell>
            </table:table-row>
            <table:table-row>
              <table:table-cell office:value-type="string">
                <text:p>2020-05-28</text:p>
              </table:table-cell>
              <table:table-cell office:value-type="float" office:value="1133.42857142857">
                <text:p>1133.42857142857</text:p>
              </table:table-cell>
              <table:table-cell office:value-type="float" office:value="30.4285714285714">
                <text:p>30.4285714285714</text:p>
              </table:table-cell>
            </table:table-row>
            <table:table-row>
              <table:table-cell office:value-type="string">
                <text:p>2020-05-29</text:p>
              </table:table-cell>
              <table:table-cell office:value-type="float" office:value="1180.85714285714">
                <text:p>1180.85714285714</text:p>
              </table:table-cell>
              <table:table-cell office:value-type="float" office:value="29.7142857142857">
                <text:p>29.7142857142857</text:p>
              </table:table-cell>
            </table:table-row>
            <table:table-row>
              <table:table-cell office:value-type="string">
                <text:p>2020-05-30</text:p>
              </table:table-cell>
              <table:table-cell office:value-type="float" office:value="1302.14285714286">
                <text:p>1302.14285714286</text:p>
              </table:table-cell>
              <table:table-cell office:value-type="float" office:value="30.5714285714286">
                <text:p>30.5714285714286</text:p>
              </table:table-cell>
            </table:table-row>
            <table:table-row>
              <table:table-cell office:value-type="string">
                <text:p>2020-05-31</text:p>
              </table:table-cell>
              <table:table-cell office:value-type="float" office:value="1374.85714285714">
                <text:p>1374.85714285714</text:p>
              </table:table-cell>
              <table:table-cell office:value-type="float" office:value="33.7142857142857">
                <text:p>33.7142857142857</text:p>
              </table:table-cell>
            </table:table-row>
            <table:table-row>
              <table:table-cell office:value-type="string">
                <text:p>2020-06-01</text:p>
              </table:table-cell>
              <table:table-cell office:value-type="float" office:value="1442.85714285714">
                <text:p>1442.85714285714</text:p>
              </table:table-cell>
              <table:table-cell office:value-type="float" office:value="36.2857142857143">
                <text:p>36.2857142857143</text:p>
              </table:table-cell>
            </table:table-row>
            <table:table-row>
              <table:table-cell office:value-type="string">
                <text:p>2020-06-02</text:p>
              </table:table-cell>
              <table:table-cell office:value-type="float" office:value="1534.57142857143">
                <text:p>1534.571428571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20-06-03</text:p>
              </table:table-cell>
              <table:table-cell office:value-type="float" office:value="1649.71428571429">
                <text:p>1649.714285714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20-06-04</text:p>
              </table:table-cell>
              <table:table-cell office:value-type="float" office:value="1655.42857142857">
                <text:p>1655.42857142857</text:p>
              </table:table-cell>
              <table:table-cell office:value-type="float" office:value="34.2857142857143">
                <text:p>34.2857142857143</text:p>
              </table:table-cell>
            </table:table-row>
            <table:table-row>
              <table:table-cell office:value-type="string">
                <text:p>2020-06-05</text:p>
              </table:table-cell>
              <table:table-cell office:value-type="float" office:value="1912.71428571429">
                <text:p>1912.71428571429</text:p>
              </table:table-cell>
              <table:table-cell office:value-type="float" office:value="38.7142857142857">
                <text:p>38.7142857142857</text:p>
              </table:table-cell>
            </table:table-row>
            <table:table-row>
              <table:table-cell office:value-type="string">
                <text:p>2020-06-06</text:p>
              </table:table-cell>
              <table:table-cell office:value-type="float" office:value="2027.71428571429">
                <text:p>2027.71428571429</text:p>
              </table:table-cell>
              <table:table-cell office:value-type="float" office:value="42.4285714285714">
                <text:p>42.4285714285714</text:p>
              </table:table-cell>
            </table:table-row>
            <table:table-row>
              <table:table-cell office:value-type="string">
                <text:p>2020-06-07</text:p>
              </table:table-cell>
              <table:table-cell office:value-type="float" office:value="2143.71428571429">
                <text:p>2143.71428571429</text:p>
              </table:table-cell>
              <table:table-cell office:value-type="float" office:value="44.1428571428571">
                <text:p>44.1428571428571</text:p>
              </table:table-cell>
            </table:table-row>
            <table:table-row>
              <table:table-cell office:value-type="string">
                <text:p>2020-06-08</text:p>
              </table:table-cell>
              <table:table-cell office:value-type="float" office:value="2228.85714285714">
                <text:p>2228.857142857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20-06-09</text:p>
              </table:table-cell>
              <table:table-cell office:value-type="float" office:value="2360.28571428571">
                <text:p>2360.28571428571</text:p>
              </table:table-cell>
              <table:table-cell office:value-type="float" office:value="53.5714285714286">
                <text:p>53.5714285714286</text:p>
              </table:table-cell>
            </table:table-row>
            <table:table-row>
              <table:table-cell office:value-type="string">
                <text:p>2020-06-10</text:p>
              </table:table-cell>
              <table:table-cell office:value-type="float" office:value="2454.14285714286">
                <text:p>2454.14285714286</text:p>
              </table:table-cell>
              <table:table-cell office:value-type="float" office:value="58.1428571428572">
                <text:p>58.1428571428572</text:p>
              </table:table-cell>
            </table:table-row>
            <table:table-row>
              <table:table-cell office:value-type="string">
                <text:p>2020-06-11</text:p>
              </table:table-cell>
              <table:table-cell office:value-type="float" office:value="2556.57142857143">
                <text:p>2556.57142857143</text:p>
              </table:table-cell>
              <table:table-cell office:value-type="float" office:value="59.7142857142857">
                <text:p>59.7142857142857</text:p>
              </table:table-cell>
            </table:table-row>
            <table:table-row>
              <table:table-cell office:value-type="string">
                <text:p>2020-06-12</text:p>
              </table:table-cell>
              <table:table-cell office:value-type="float" office:value="2539.42857142857">
                <text:p>2539.42857142857</text:p>
              </table:table-cell>
              <table:table-cell office:value-type="float" office:value="62.2857142857143">
                <text:p>62.2857142857143</text:p>
              </table:table-cell>
            </table:table-row>
            <table:table-row>
              <table:table-cell office:value-type="string">
                <text:p>2020-06-13</text:p>
              </table:table-cell>
              <table:table-cell office:value-type="float" office:value="2641.85714285714">
                <text:p>2641.85714285714</text:p>
              </table:table-cell>
              <table:table-cell office:value-type="float" office:value="63.7142857142857">
                <text:p>63.7142857142857</text:p>
              </table:table-cell>
            </table:table-row>
            <table:table-row>
              <table:table-cell office:value-type="string">
                <text:p>2020-06-14</text:p>
              </table:table-cell>
              <table:table-cell office:value-type="float" office:value="2823.28571428571">
                <text:p>2823.28571428571</text:p>
              </table:table-cell>
              <table:table-cell office:value-type="float" office:value="67.2857142857143">
                <text:p>67.2857142857143</text:p>
              </table:table-cell>
            </table:table-row>
            <table:table-row>
              <table:table-cell office:value-type="string">
                <text:p>2020-06-15</text:p>
              </table:table-cell>
              <table:table-cell office:value-type="float" office:value="3107.57142857143">
                <text:p>3107.57142857143</text:p>
              </table:table-cell>
              <table:table-cell office:value-type="float" office:value="68.8571428571429">
                <text:p>68.8571428571429</text:p>
              </table:table-cell>
            </table:table-row>
            <table:table-row>
              <table:table-cell office:value-type="string">
                <text:p>2020-06-16</text:p>
              </table:table-cell>
              <table:table-cell office:value-type="float" office:value="3236.28571428571">
                <text:p>3236.28571428571</text:p>
              </table:table-cell>
              <table:table-cell office:value-type="float" office:value="69.7142857142857">
                <text:p>69.7142857142857</text:p>
              </table:table-cell>
            </table:table-row>
            <table:table-row>
              <table:table-cell office:value-type="string">
                <text:p>2020-06-17</text:p>
              </table:table-cell>
              <table:table-cell office:value-type="float" office:value="3334.71428571429">
                <text:p>3334.71428571429</text:p>
              </table:table-cell>
              <table:table-cell office:value-type="float" office:value="66.1428571428571">
                <text:p>66.1428571428571</text:p>
              </table:table-cell>
            </table:table-row>
            <table:table-row>
              <table:table-cell office:value-type="string">
                <text:p>2020-06-18</text:p>
              </table:table-cell>
              <table:table-cell office:value-type="float" office:value="3570.14285714286">
                <text:p>3570.14285714286</text:p>
              </table:table-cell>
              <table:table-cell office:value-type="float" office:value="66.2857142857143">
                <text:p>66.2857142857143</text:p>
              </table:table-cell>
            </table:table-row>
            <table:table-row>
              <table:table-cell office:value-type="string">
                <text:p>2020-06-19</text:p>
              </table:table-cell>
              <table:table-cell office:value-type="float" office:value="3617.42857142857">
                <text:p>3617.42857142857</text:p>
              </table:table-cell>
              <table:table-cell office:value-type="float" office:value="64.7142857142857">
                <text:p>64.7142857142857</text:p>
              </table:table-cell>
            </table:table-row>
            <table:table-row>
              <table:table-cell office:value-type="string">
                <text:p>2020-06-20</text:p>
              </table:table-cell>
              <table:table-cell office:value-type="float" office:value="3684">
                <text:p>3684</text:p>
              </table:table-cell>
              <table:table-cell office:value-type="float" office:value="68.1428571428571">
                <text:p>68.1428571428571</text:p>
              </table:table-cell>
            </table:table-row>
            <table:table-row>
              <table:table-cell office:value-type="string">
                <text:p>2020-06-21</text:p>
              </table:table-cell>
              <table:table-cell office:value-type="float" office:value="3849.28571428571">
                <text:p>3849.28571428571</text:p>
              </table:table-cell>
              <table:table-cell office:value-type="float" office:value="64.8571428571429">
                <text:p>64.8571428571429</text:p>
              </table:table-cell>
            </table:table-row>
            <table:table-row>
              <table:table-cell office:value-type="string">
                <text:p>2020-06-22</text:p>
              </table:table-cell>
              <table:table-cell office:value-type="float" office:value="3894.85714285714">
                <text:p>3894.85714285714</text:p>
              </table:table-cell>
              <table:table-cell office:value-type="float" office:value="64.2857142857143">
                <text:p>64.2857142857143</text:p>
              </table:table-cell>
            </table:table-row>
            <table:table-row>
              <table:table-cell office:value-type="string">
                <text:p>2020-06-23</text:p>
              </table:table-cell>
              <table:table-cell office:value-type="float" office:value="4008.14285714286">
                <text:p>4008.14285714286</text:p>
              </table:table-cell>
              <table:table-cell office:value-type="float" office:value="60.4285714285714">
                <text:p>60.4285714285714</text:p>
              </table:table-cell>
            </table:table-row>
            <table:table-row>
              <table:table-cell office:value-type="string">
                <text:p>2020-06-24</text:p>
              </table:table-cell>
              <table:table-cell office:value-type="float" office:value="4253.42857142857">
                <text:p>4253.42857142857</text:p>
              </table:table-cell>
              <table:table-cell office:value-type="float" office:value="68.1428571428571">
                <text:p>68.1428571428571</text:p>
              </table:table-cell>
            </table:table-row>
            <table:table-row>
              <table:table-cell office:value-type="string">
                <text:p>2020-06-25</text:p>
              </table:table-cell>
              <table:table-cell office:value-type="float" office:value="4483.42857142857">
                <text:p>4483.42857142857</text:p>
              </table:table-cell>
              <table:table-cell office:value-type="float" office:value="75.8571428571429">
                <text:p>75.8571428571429</text:p>
              </table:table-cell>
            </table:table-row>
            <table:table-row>
              <table:table-cell office:value-type="string">
                <text:p>2020-06-26</text:p>
              </table:table-cell>
              <table:table-cell office:value-type="float" office:value="4926.42857142857">
                <text:p>4926.42857142857</text:p>
              </table:table-cell>
              <table:table-cell office:value-type="float" office:value="79.2857142857143">
                <text:p>79.2857142857143</text:p>
              </table:table-cell>
            </table:table-row>
            <table:table-row>
              <table:table-cell office:value-type="string">
                <text:p>2020-06-27</text:p>
              </table:table-cell>
              <table:table-cell office:value-type="float" office:value="5267.85714285714">
                <text:p>5267.85714285714</text:p>
              </table:table-cell>
              <table:table-cell office:value-type="float" office:value="72.7142857142857">
                <text:p>72.7142857142857</text:p>
              </table:table-cell>
            </table:table-row>
            <table:table-row>
              <table:table-cell office:value-type="string">
                <text:p>2020-06-28</text:p>
              </table:table-cell>
              <table:table-cell office:value-type="float" office:value="5588.42857142857">
                <text:p>5588.42857142857</text:p>
              </table:table-cell>
              <table:table-cell office:value-type="float" office:value="76.5714285714286">
                <text:p>76.5714285714286</text:p>
              </table:table-cell>
            </table:table-row>
            <table:table-row>
              <table:table-cell office:value-type="string">
                <text:p>2020-06-29</text:p>
              </table:table-cell>
              <table:table-cell office:value-type="float" office:value="5833.14285714286">
                <text:p>5833.14285714286</text:p>
              </table:table-cell>
              <table:table-cell office:value-type="float" office:value="75.1428571428571">
                <text:p>75.1428571428571</text:p>
              </table:table-cell>
            </table:table-row>
            <table:table-row>
              <table:table-cell office:value-type="string">
                <text:p>2020-06-30</text:p>
              </table:table-cell>
              <table:table-cell office:value-type="float" office:value="6096.28571428572">
                <text:p>6096.28571428572</text:p>
              </table:table-cell>
              <table:table-cell office:value-type="float" office:value="76.8571428571429">
                <text:p>76.8571428571429</text:p>
              </table:table-cell>
            </table:table-row>
            <table:table-row>
              <table:table-cell office:value-type="string">
                <text:p>2020-07-01</text:p>
              </table:table-cell>
              <table:table-cell office:value-type="float" office:value="6443">
                <text:p>6443</text:p>
              </table:table-cell>
              <table:table-cell office:value-type="float" office:value="79.2857142857143">
                <text:p>79.2857142857143</text:p>
              </table:table-cell>
            </table:table-row>
            <table:table-row>
              <table:table-cell office:value-type="string">
                <text:p>2020-07-02</text:p>
              </table:table-cell>
              <table:table-cell office:value-type="float" office:value="6791">
                <text:p>6791</text:p>
              </table:table-cell>
              <table:table-cell office:value-type="float" office:value="77.7142857142857">
                <text:p>77.7142857142857</text:p>
              </table:table-cell>
            </table:table-row>
            <table:table-row>
              <table:table-cell office:value-type="string">
                <text:p>2020-07-03</text:p>
              </table:table-cell>
              <table:table-cell office:value-type="float" office:value="7098">
                <text:p>7098</text:p>
              </table:table-cell>
              <table:table-cell office:value-type="float" office:value="78.8571428571429">
                <text:p>78.8571428571429</text:p>
              </table:table-cell>
            </table:table-row>
            <table:table-row>
              <table:table-cell office:value-type="string">
                <text:p>2020-07-04</text:p>
              </table:table-cell>
              <table:table-cell office:value-type="float" office:value="7504.85714285714">
                <text:p>7504.85714285714</text:p>
              </table:table-cell>
              <table:table-cell office:value-type="float" office:value="87.4285714285714">
                <text:p>87.4285714285714</text:p>
              </table:table-cell>
            </table:table-row>
            <table:table-row>
              <table:table-cell office:value-type="string">
                <text:p>2020-07-05</text:p>
              </table:table-cell>
              <table:table-cell office:value-type="float" office:value="8025.28571428572">
                <text:p>8025.28571428572</text:p>
              </table:table-cell>
              <table:table-cell office:value-type="float" office:value="87.5714285714286">
                <text:p>87.5714285714286</text:p>
              </table:table-cell>
            </table:table-row>
            <table:table-row>
              <table:table-cell office:value-type="string">
                <text:p>2020-07-06</text:p>
              </table:table-cell>
              <table:table-cell office:value-type="float" office:value="8373.71428571429">
                <text:p>8373.71428571429</text:p>
              </table:table-cell>
              <table:table-cell office:value-type="float" office:value="106.142857142857">
                <text:p>106.142857142857</text:p>
              </table:table-cell>
            </table:table-row>
            <table:table-row>
              <table:table-cell office:value-type="string">
                <text:p>2020-07-07</text:p>
              </table:table-cell>
              <table:table-cell office:value-type="float" office:value="8779.57142857143">
                <text:p>8779.57142857143</text:p>
              </table:table-cell>
              <table:table-cell office:value-type="float" office:value="111.571428571429">
                <text:p>111.571428571429</text:p>
              </table:table-cell>
            </table:table-row>
            <table:table-row>
              <table:table-cell office:value-type="string">
                <text:p>2020-07-08</text:p>
              </table:table-cell>
              <table:table-cell office:value-type="float" office:value="9235.14285714286">
                <text:p>9235.14285714286</text:p>
              </table:table-cell>
              <table:table-cell office:value-type="float" office:value="120.714285714286">
                <text:p>120.714285714286</text:p>
              </table:table-cell>
            </table:table-row>
            <table:table-row>
              <table:table-cell office:value-type="string">
                <text:p>2020-07-09</text:p>
              </table:table-cell>
              <table:table-cell office:value-type="float" office:value="9333.14285714286">
                <text:p>9333.14285714286</text:p>
              </table:table-cell>
              <table:table-cell office:value-type="float" office:value="121.857142857143">
                <text:p>121.857142857143</text:p>
              </table:table-cell>
            </table:table-row>
            <table:table-row>
              <table:table-cell office:value-type="string">
                <text:p>2020-07-10</text:p>
              </table:table-cell>
              <table:table-cell office:value-type="float" office:value="10039.7142857143">
                <text:p>10039.7142857143</text:p>
              </table:table-cell>
              <table:table-cell office:value-type="float" office:value="125.142857142857">
                <text:p>125.142857142857</text:p>
              </table:table-cell>
            </table:table-row>
            <table:table-row>
              <table:table-cell office:value-type="string">
                <text:p>2020-07-11</text:p>
              </table:table-cell>
              <table:table-cell office:value-type="float" office:value="10509">
                <text:p>10509</text:p>
              </table:table-cell>
              <table:table-cell office:value-type="float" office:value="129.714285714286">
                <text:p>129.714285714286</text:p>
              </table:table-cell>
            </table:table-row>
            <table:table-row>
              <table:table-cell office:value-type="string">
                <text:p>2020-07-12</text:p>
              </table:table-cell>
              <table:table-cell office:value-type="float" office:value="10886.7142857143">
                <text:p>10886.714285714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20-07-13</text:p>
              </table:table-cell>
              <table:table-cell office:value-type="float" office:value="11356">
                <text:p>11356</text:p>
              </table:table-cell>
              <table:table-cell office:value-type="float" office:value="125.714285714286">
                <text:p>125.714285714286</text:p>
              </table:table-cell>
            </table:table-row>
            <table:table-row>
              <table:table-cell office:value-type="string">
                <text:p>2020-07-14</text:p>
              </table:table-cell>
              <table:table-cell office:value-type="float" office:value="11725">
                <text:p>11725</text:p>
              </table:table-cell>
              <table:table-cell office:value-type="float" office:value="123.142857142857">
                <text:p>123.142857142857</text:p>
              </table:table-cell>
            </table:table-row>
            <table:table-row>
              <table:table-cell office:value-type="string">
                <text:p>2020-07-15</text:p>
              </table:table-cell>
              <table:table-cell office:value-type="float" office:value="11776.7142857143">
                <text:p>11776.7142857143</text:p>
              </table:table-cell>
              <table:table-cell office:value-type="float" office:value="120.571428571429">
                <text:p>120.571428571429</text:p>
              </table:table-cell>
            </table:table-row>
            <table:table-row>
              <table:table-cell office:value-type="string">
                <text:p>2020-07-16</text:p>
              </table:table-cell>
              <table:table-cell office:value-type="float" office:value="12340.5714285714">
                <text:p>12340.5714285714</text:p>
              </table:table-cell>
              <table:table-cell office:value-type="float" office:value="121.571428571429">
                <text:p>121.571428571429</text:p>
              </table:table-cell>
            </table:table-row>
            <table:table-row>
              <table:table-cell office:value-type="string">
                <text:p>2020-07-17</text:p>
              </table:table-cell>
              <table:table-cell office:value-type="float" office:value="12268.8571428571">
                <text:p>12268.8571428571</text:p>
              </table:table-cell>
              <table:table-cell office:value-type="float" office:value="135.571428571429">
                <text:p>135.571428571429</text:p>
              </table:table-cell>
            </table:table-row>
            <table:table-row>
              <table:table-cell office:value-type="string">
                <text:p>2020-07-18</text:p>
              </table:table-cell>
              <table:table-cell office:value-type="float" office:value="12415.2857142857">
                <text:p>12415.2857142857</text:p>
              </table:table-cell>
              <table:table-cell office:value-type="float" office:value="134.857142857143">
                <text:p>134.857142857143</text:p>
              </table:table-cell>
            </table:table-row>
            <table:table-row>
              <table:table-cell office:value-type="string">
                <text:p>2020-07-19</text:p>
              </table:table-cell>
              <table:table-cell office:value-type="float" office:value="12385">
                <text:p>12385</text:p>
              </table:table-cell>
              <table:table-cell office:value-type="float" office:value="139.571428571429">
                <text:p>139.571428571429</text:p>
              </table:table-cell>
            </table:table-row>
            <table:table-row>
              <table:table-cell office:value-type="string">
                <text:p>2020-07-20</text:p>
              </table:table-cell>
              <table:table-cell office:value-type="float" office:value="12583.7142857143">
                <text:p>12583.7142857143</text:p>
              </table:table-cell>
              <table:table-cell office:value-type="float" office:value="136.285714285714">
                <text:p>136.285714285714</text:p>
              </table:table-cell>
            </table:table-row>
            <table:table-row>
              <table:table-cell office:value-type="string">
                <text:p>2020-07-21</text:p>
              </table:table-cell>
              <table:table-cell office:value-type="float" office:value="12261.7142857143">
                <text:p>12261.71428571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20-07-22</text:p>
              </table:table-cell>
              <table:table-cell office:value-type="float" office:value="11929.4285714286">
                <text:p>11929.42857142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020-07-23</text:p>
              </table:table-cell>
              <table:table-cell office:value-type="float" office:value="11985.5714285714">
                <text:p>11985.5714285714</text:p>
              </table:table-cell>
              <table:table-cell office:value-type="float" office:value="212.428571428571">
                <text:p>212.428571428571</text:p>
              </table:table-cell>
            </table:table-row>
            <table:table-row>
              <table:table-cell office:value-type="string">
                <text:p>2020-07-24</text:p>
              </table:table-cell>
              <table:table-cell office:value-type="float" office:value="11975.8571428571">
                <text:p>11975.8571428571</text:p>
              </table:table-cell>
              <table:table-cell office:value-type="float" office:value="203.428571428571">
                <text:p>203.428571428571</text:p>
              </table:table-cell>
            </table:table-row>
            <table:table-row>
              <table:table-cell office:value-type="string">
                <text:p>2020-07-25</text:p>
              </table:table-cell>
              <table:table-cell office:value-type="float" office:value="12057.4285714286">
                <text:p>12057.4285714286</text:p>
              </table:table-cell>
              <table:table-cell office:value-type="float" office:value="219.857142857143">
                <text:p>219.857142857143</text:p>
              </table:table-cell>
            </table:table-row>
            <table:table-row>
              <table:table-cell office:value-type="string">
                <text:p>2020-07-26</text:p>
              </table:table-cell>
              <table:table-cell office:value-type="float" office:value="11903">
                <text:p>11903</text:p>
              </table:table-cell>
              <table:table-cell office:value-type="float" office:value="243.857142857143">
                <text:p>243.857142857143</text:p>
              </table:table-cell>
            </table:table-row>
            <table:table-row>
              <table:table-cell office:value-type="string">
                <text:p>2020-07-27</text:p>
              </table:table-cell>
              <table:table-cell office:value-type="float" office:value="11586.4285714286">
                <text:p>11586.428571428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020-07-28</text:p>
              </table:table-cell>
              <table:table-cell office:value-type="float" office:value="11271.7142857143">
                <text:p>11271.7142857143</text:p>
              </table:table-cell>
              <table:table-cell office:value-type="float" office:value="270.571428571429">
                <text:p>270.571428571429</text:p>
              </table:table-cell>
            </table:table-row>
            <table:table-row>
              <table:table-cell office:value-type="string">
                <text:p>2020-07-29</text:p>
              </table:table-cell>
              <table:table-cell office:value-type="float" office:value="11137.5714285714">
                <text:p>11137.5714285714</text:p>
              </table:table-cell>
              <table:table-cell office:value-type="float" office:value="269.857142857143">
                <text:p>269.857142857143</text:p>
              </table:table-cell>
            </table:table-row>
            <table:table-row>
              <table:table-cell office:value-type="string">
                <text:p>2020-07-30</text:p>
              </table:table-cell>
              <table:table-cell office:value-type="float" office:value="10882.1428571429">
                <text:p>10882.1428571429</text:p>
              </table:table-cell>
              <table:table-cell office:value-type="float" office:value="222.428571428571">
                <text:p>222.428571428571</text:p>
              </table:table-cell>
            </table:table-row>
            <table:table-row>
              <table:table-cell office:value-type="string">
                <text:p>2020-07-31</text:p>
              </table:table-cell>
              <table:table-cell office:value-type="float" office:value="10588.1428571429">
                <text:p>10588.1428571429</text:p>
              </table:table-cell>
              <table:table-cell office:value-type="float" office:value="245.571428571429">
                <text:p>245.571428571429</text:p>
              </table:table-cell>
            </table:table-row>
            <table:table-row>
              <table:table-cell office:value-type="string">
                <text:p>2020-08-01</text:p>
              </table:table-cell>
              <table:table-cell office:value-type="float" office:value="10169.5714285714">
                <text:p>10169.5714285714</text:p>
              </table:table-cell>
              <table:table-cell office:value-type="float" office:value="237.428571428571">
                <text:p>237.428571428571</text:p>
              </table:table-cell>
            </table:table-row>
            <table:table-row>
              <table:table-cell office:value-type="string">
                <text:p>2020-08-02</text:p>
              </table:table-cell>
              <table:table-cell office:value-type="float" office:value="9870">
                <text:p>987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020-08-03</text:p>
              </table:table-cell>
              <table:table-cell office:value-type="float" office:value="9436">
                <text:p>9436</text:p>
              </table:table-cell>
              <table:table-cell office:value-type="float" office:value="228.142857142857">
                <text:p>228.142857142857</text:p>
              </table:table-cell>
            </table:table-row>
            <table:table-row>
              <table:table-cell office:value-type="string">
                <text:p>2020-08-04</text:p>
              </table:table-cell>
              <table:table-cell office:value-type="float" office:value="9190.28571428571">
                <text:p>9190.28571428571</text:p>
              </table:table-cell>
              <table:table-cell office:value-type="float" office:value="185.571428571429">
                <text:p>185.571428571429</text:p>
              </table:table-cell>
            </table:table-row>
            <table:table-row>
              <table:table-cell office:value-type="string">
                <text:p>2020-08-05</text:p>
              </table:table-cell>
              <table:table-cell office:value-type="float" office:value="8793.85714285714">
                <text:p>8793.85714285714</text:p>
              </table:table-cell>
              <table:table-cell office:value-type="float" office:value="232.428571428571">
                <text:p>232.428571428571</text:p>
              </table:table-cell>
            </table:table-row>
            <table:table-row>
              <table:table-cell office:value-type="string">
                <text:p>2020-08-06</text:p>
              </table:table-cell>
              <table:table-cell office:value-type="float" office:value="8393.42857142857">
                <text:p>8393.42857142857</text:p>
              </table:table-cell>
              <table:table-cell office:value-type="float" office:value="257.285714285714">
                <text:p>257.285714285714</text:p>
              </table:table-cell>
            </table:table-row>
            <table:table-row>
              <table:table-cell office:value-type="string">
                <text:p>2020-08-07</text:p>
              </table:table-cell>
              <table:table-cell office:value-type="float" office:value="8002.14285714286">
                <text:p>8002.1428571428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020-08-08</text:p>
              </table:table-cell>
              <table:table-cell office:value-type="float" office:value="7470.42857142857">
                <text:p>7470.4285714285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020-08-09</text:p>
              </table:table-cell>
              <table:table-cell office:value-type="float" office:value="7128.28571428572">
                <text:p>7128.28571428572</text:p>
              </table:table-cell>
              <table:table-cell office:value-type="float" office:value="293.857142857143">
                <text:p>293.857142857143</text:p>
              </table:table-cell>
            </table:table-row>
            <table:table-row>
              <table:table-cell office:value-type="string">
                <text:p>2020-08-10</text:p>
              </table:table-cell>
              <table:table-cell office:value-type="float" office:value="6910.57142857143">
                <text:p>6910.57142857143</text:p>
              </table:table-cell>
              <table:table-cell office:value-type="float" office:value="291.714285714286">
                <text:p>291.714285714286</text:p>
              </table:table-cell>
            </table:table-row>
            <table:table-row>
              <table:table-cell office:value-type="string">
                <text:p>2020-08-11</text:p>
              </table:table-cell>
              <table:table-cell office:value-type="float" office:value="6676.57142857143">
                <text:p>6676.57142857143</text:p>
              </table:table-cell>
              <table:table-cell office:value-type="float" office:value="322.142857142857">
                <text:p>322.142857142857</text:p>
              </table:table-cell>
            </table:table-row>
            <table:table-row>
              <table:table-cell office:value-type="string">
                <text:p>2020-08-12</text:p>
              </table:table-cell>
              <table:table-cell office:value-type="float" office:value="6398.71428571429">
                <text:p>6398.71428571429</text:p>
              </table:table-cell>
              <table:table-cell office:value-type="float" office:value="266.714285714286">
                <text:p>266.714285714286</text:p>
              </table:table-cell>
            </table:table-row>
            <table:table-row>
              <table:table-cell office:value-type="string">
                <text:p>2020-08-13</text:p>
              </table:table-cell>
              <table:table-cell office:value-type="float" office:value="5577.42857142857">
                <text:p>5577.42857142857</text:p>
              </table:table-cell>
              <table:table-cell office:value-type="float" office:value="244.571428571429">
                <text:p>244.571428571429</text:p>
              </table:table-cell>
            </table:table-row>
            <table:table-row>
              <table:table-cell office:value-type="string">
                <text:p>2020-08-14</text:p>
              </table:table-cell>
              <table:table-cell office:value-type="float" office:value="4954.42857142857">
                <text:p>4954.4285714285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020-08-15</text:p>
              </table:table-cell>
              <table:table-cell office:value-type="float" office:value="4809.14285714286">
                <text:p>4809.14285714286</text:p>
              </table:table-cell>
              <table:table-cell office:value-type="float" office:value="235.285714285714">
                <text:p>235.285714285714</text:p>
              </table:table-cell>
            </table:table-row>
            <table:table-row>
              <table:table-cell office:value-type="string">
                <text:p>2020-08-16</text:p>
              </table:table-cell>
              <table:table-cell office:value-type="float" office:value="4352.14285714286">
                <text:p>4352.14285714286</text:p>
              </table:table-cell>
              <table:table-cell office:value-type="float" office:value="209.571428571429">
                <text:p>209.571428571429</text:p>
              </table:table-cell>
            </table:table-row>
            <table:table-row>
              <table:table-cell office:value-type="string">
                <text:p>2020-08-17</text:p>
              </table:table-cell>
              <table:table-cell office:value-type="float" office:value="3926.57142857143">
                <text:p>3926.57142857143</text:p>
              </table:table-cell>
              <table:table-cell office:value-type="float" office:value="204.428571428571">
                <text:p>204.428571428571</text:p>
              </table:table-cell>
            </table:table-row>
            <table:table-row>
              <table:table-cell office:value-type="string">
                <text:p>2020-08-18</text:p>
              </table:table-cell>
              <table:table-cell office:value-type="float" office:value="3755.42857142857">
                <text:p>3755.42857142857</text:p>
              </table:table-cell>
              <table:table-cell office:value-type="float" office:value="194.428571428571">
                <text:p>194.428571428571</text:p>
              </table:table-cell>
            </table:table-row>
            <table:table-row>
              <table:table-cell office:value-type="string">
                <text:p>2020-08-19</text:p>
              </table:table-cell>
              <table:table-cell office:value-type="float" office:value="3719.28571428571">
                <text:p>3719.28571428571</text:p>
              </table:table-cell>
              <table:table-cell office:value-type="float" office:value="216.142857142857">
                <text:p>216.142857142857</text:p>
              </table:table-cell>
            </table:table-row>
            <table:table-row>
              <table:table-cell office:value-type="string">
                <text:p>2020-08-20</text:p>
              </table:table-cell>
              <table:table-cell office:value-type="float" office:value="3877.28571428571">
                <text:p>3877.28571428571</text:p>
              </table:table-cell>
              <table:table-cell office:value-type="float" office:value="201.857142857143">
                <text:p>201.857142857143</text:p>
              </table:table-cell>
            </table:table-row>
            <table:table-row>
              <table:table-cell office:value-type="string">
                <text:p>2020-08-21</text:p>
              </table:table-cell>
              <table:table-cell office:value-type="float" office:value="3867.85714285714">
                <text:p>3867.85714285714</text:p>
              </table:table-cell>
              <table:table-cell office:value-type="float" office:value="192.571428571429">
                <text:p>192.571428571429</text:p>
              </table:table-cell>
            </table:table-row>
            <table:table-row>
              <table:table-cell office:value-type="string">
                <text:p>2020-08-22</text:p>
              </table:table-cell>
              <table:table-cell office:value-type="float" office:value="3456.85714285714">
                <text:p>3456.85714285714</text:p>
              </table:table-cell>
              <table:table-cell office:value-type="float" office:value="183.857142857143">
                <text:p>183.857142857143</text:p>
              </table:table-cell>
            </table:table-row>
            <table:table-row>
              <table:table-cell office:value-type="string">
                <text:p>2020-08-23</text:p>
              </table:table-cell>
              <table:table-cell office:value-type="float" office:value="3341.71428571429">
                <text:p>3341.71428571429</text:p>
              </table:table-cell>
              <table:table-cell office:value-type="float" office:value="187.142857142857">
                <text:p>187.142857142857</text:p>
              </table:table-cell>
            </table:table-row>
            <table:table-row>
              <table:table-cell office:value-type="string">
                <text:p>2020-08-24</text:p>
              </table:table-cell>
              <table:table-cell office:value-type="float" office:value="3204">
                <text:p>3204</text:p>
              </table:table-cell>
              <table:table-cell office:value-type="float" office:value="174.285714285714">
                <text:p>174.285714285714</text:p>
              </table:table-cell>
            </table:table-row>
            <table:table-row>
              <table:table-cell office:value-type="string">
                <text:p>2020-08-25</text:p>
              </table:table-cell>
              <table:table-cell office:value-type="float" office:value="3080.57142857143">
                <text:p>3080.57142857143</text:p>
              </table:table-cell>
              <table:table-cell office:value-type="float" office:value="168.142857142857">
                <text:p>168.142857142857</text:p>
              </table:table-cell>
            </table:table-row>
            <table:table-row>
              <table:table-cell office:value-type="string">
                <text:p>2020-08-26</text:p>
              </table:table-cell>
              <table:table-cell office:value-type="float" office:value="2981.85714285714">
                <text:p>2981.85714285714</text:p>
              </table:table-cell>
              <table:table-cell office:value-type="float" office:value="149.142857142857">
                <text:p>149.142857142857</text:p>
              </table:table-cell>
            </table:table-row>
            <table:table-row>
              <table:table-cell office:value-type="string">
                <text:p>2020-08-27</text:p>
              </table:table-cell>
              <table:table-cell office:value-type="float" office:value="2805.85714285714">
                <text:p>2805.85714285714</text:p>
              </table:table-cell>
              <table:table-cell office:value-type="float" office:value="154.142857142857">
                <text:p>154.142857142857</text:p>
              </table:table-cell>
            </table:table-row>
            <table:table-row>
              <table:table-cell office:value-type="string">
                <text:p>2020-08-28</text:p>
              </table:table-cell>
              <table:table-cell office:value-type="float" office:value="2251.57142857143">
                <text:p>2251.57142857143</text:p>
              </table:table-cell>
              <table:table-cell office:value-type="float" office:value="126.285714285714">
                <text:p>126.285714285714</text:p>
              </table:table-cell>
            </table:table-row>
            <table:table-row>
              <table:table-cell office:value-type="string">
                <text:p>2020-08-29</text:p>
              </table:table-cell>
              <table:table-cell office:value-type="float" office:value="2399.14285714286">
                <text:p>2399.14285714286</text:p>
              </table:table-cell>
              <table:table-cell office:value-type="float" office:value="128.571428571429">
                <text:p>128.571428571429</text:p>
              </table:table-cell>
            </table:table-row>
            <table:table-row>
              <table:table-cell office:value-type="string">
                <text:p>2020-08-30</text:p>
              </table:table-cell>
              <table:table-cell office:value-type="float" office:value="2215.14285714286">
                <text:p>2215.1428571428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20-08-31</text:p>
              </table:table-cell>
              <table:table-cell office:value-type="float" office:value="2183.28571428571">
                <text:p>2183.28571428571</text:p>
              </table:table-cell>
              <table:table-cell office:value-type="float" office:value="138.428571428571">
                <text:p>138.428571428571</text:p>
              </table:table-cell>
            </table:table-row>
            <table:table-row>
              <table:table-cell office:value-type="string">
                <text:p>2020-09-01</text:p>
              </table:table-cell>
              <table:table-cell office:value-type="float" office:value="2227.28571428571">
                <text:p>2227.28571428571</text:p>
              </table:table-cell>
              <table:table-cell office:value-type="float" office:value="141.428571428571">
                <text:p>141.428571428571</text:p>
              </table:table-cell>
            </table:table-row>
            <table:table-row>
              <table:table-cell office:value-type="string">
                <text:p>2020-09-02</text:p>
              </table:table-cell>
              <table:table-cell office:value-type="float" office:value="2177.42857142857">
                <text:p>2177.42857142857</text:p>
              </table:table-cell>
              <table:table-cell office:value-type="float" office:value="136.428571428571">
                <text:p>136.428571428571</text:p>
              </table:table-cell>
            </table:table-row>
            <table:table-row>
              <table:table-cell office:value-type="string">
                <text:p>2020-09-03</text:p>
              </table:table-cell>
              <table:table-cell office:value-type="float" office:value="2127.71428571429">
                <text:p>2127.71428571429</text:p>
              </table:table-cell>
              <table:table-cell office:value-type="float" office:value="126.714285714286">
                <text:p>126.714285714286</text:p>
              </table:table-cell>
            </table:table-row>
            <table:table-row>
              <table:table-cell office:value-type="string">
                <text:p>2020-09-04</text:p>
              </table:table-cell>
              <table:table-cell office:value-type="float" office:value="2473.42857142857">
                <text:p>2473.42857142857</text:p>
              </table:table-cell>
              <table:table-cell office:value-type="float" office:value="126.714285714286">
                <text:p>126.714285714286</text:p>
              </table:table-cell>
            </table:table-row>
            <table:table-row>
              <table:table-cell office:value-type="string">
                <text:p>2020-09-05</text:p>
              </table:table-cell>
              <table:table-cell office:value-type="float" office:value="2135.14285714286">
                <text:p>2135.14285714286</text:p>
              </table:table-cell>
              <table:table-cell office:value-type="float" office:value="133.571428571429">
                <text:p>133.571428571429</text:p>
              </table:table-cell>
            </table:table-row>
            <table:table-row>
              <table:table-cell office:value-type="string">
                <text:p>2020-09-06</text:p>
              </table:table-cell>
              <table:table-cell office:value-type="float" office:value="2047.57142857143">
                <text:p>2047.5714285714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20-09-07</text:p>
              </table:table-cell>
              <table:table-cell office:value-type="float" office:value="1923">
                <text:p>19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20-09-08</text:p>
              </table:table-cell>
              <table:table-cell office:value-type="float" office:value="1760.14285714286">
                <text:p>1760.14285714286</text:p>
              </table:table-cell>
              <table:table-cell office:value-type="float" office:value="122.142857142857">
                <text:p>122.142857142857</text:p>
              </table:table-cell>
            </table:table-row>
            <table:table-row>
              <table:table-cell office:value-type="string">
                <text:p>2020-09-09</text:p>
              </table:table-cell>
              <table:table-cell office:value-type="float" office:value="1740.28571428571">
                <text:p>1740.28571428571</text:p>
              </table:table-cell>
              <table:table-cell office:value-type="float" office:value="117.571428571429">
                <text:p>117.571428571429</text:p>
              </table:table-cell>
            </table:table-row>
            <table:table-row>
              <table:table-cell office:value-type="string">
                <text:p>2020-09-10</text:p>
              </table:table-cell>
              <table:table-cell office:value-type="float" office:value="1690.85714285714">
                <text:p>1690.85714285714</text:p>
              </table:table-cell>
              <table:table-cell office:value-type="float" office:value="111.285714285714">
                <text:p>111.285714285714</text:p>
              </table:table-cell>
            </table:table-row>
            <table:table-row>
              <table:table-cell office:value-type="string">
                <text:p>2020-09-11</text:p>
              </table:table-cell>
              <table:table-cell office:value-type="float" office:value="1631.85714285714">
                <text:p>1631.85714285714</text:p>
              </table:table-cell>
              <table:table-cell office:value-type="float" office:value="125.142857142857">
                <text:p>125.142857142857</text:p>
              </table:table-cell>
            </table:table-row>
            <table:table-row>
              <table:table-cell office:value-type="string">
                <text:p>2020-09-12</text:p>
              </table:table-cell>
              <table:table-cell office:value-type="float" office:value="1617.14285714286">
                <text:p>1617.142857142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0-09-13</text:p>
              </table:table-cell>
              <table:table-cell office:value-type="float" office:value="1618.57142857143">
                <text:p>1618.57142857143</text:p>
              </table:table-cell>
              <table:table-cell office:value-type="float" office:value="92.5714285714286">
                <text:p>92.5714285714286</text:p>
              </table:table-cell>
            </table:table-row>
            <table:table-row>
              <table:table-cell office:value-type="string">
                <text:p>2020-09-14</text:p>
              </table:table-cell>
              <table:table-cell office:value-type="float" office:value="1610.85714285714">
                <text:p>1610.85714285714</text:p>
              </table:table-cell>
              <table:table-cell office:value-type="float" office:value="79.7142857142857">
                <text:p>79.7142857142857</text:p>
              </table:table-cell>
            </table:table-row>
            <table:table-row>
              <table:table-cell office:value-type="string">
                <text:p>2020-09-15</text:p>
              </table:table-cell>
              <table:table-cell office:value-type="float" office:value="1626.71428571429">
                <text:p>1626.71428571429</text:p>
              </table:table-cell>
              <table:table-cell office:value-type="float" office:value="70.7142857142857">
                <text:p>70.7142857142857</text:p>
              </table:table-cell>
            </table:table-row>
            <table:table-row>
              <table:table-cell office:value-type="string">
                <text:p>2020-09-16</text:p>
              </table:table-cell>
              <table:table-cell office:value-type="float" office:value="1582.85714285714">
                <text:p>1582.85714285714</text:p>
              </table:table-cell>
              <table:table-cell office:value-type="float" office:value="79.2857142857143">
                <text:p>79.2857142857143</text:p>
              </table:table-cell>
            </table:table-row>
            <table:table-row>
              <table:table-cell office:value-type="string">
                <text:p>2020-09-17</text:p>
              </table:table-cell>
              <table:table-cell office:value-type="float" office:value="1573.28571428571">
                <text:p>1573.28571428571</text:p>
              </table:table-cell>
              <table:table-cell office:value-type="float" office:value="76.7142857142857">
                <text:p>76.7142857142857</text:p>
              </table:table-cell>
            </table:table-row>
            <table:table-row>
              <table:table-cell office:value-type="string">
                <text:p>2020-09-18</text:p>
              </table:table-cell>
              <table:table-cell office:value-type="float" office:value="1590.57142857143">
                <text:p>1590.57142857143</text:p>
              </table:table-cell>
              <table:table-cell office:value-type="float" office:value="72.4285714285714">
                <text:p>72.4285714285714</text:p>
              </table:table-cell>
            </table:table-row>
            <table:table-row>
              <table:table-cell office:value-type="string">
                <text:p>2020-09-19</text:p>
              </table:table-cell>
              <table:table-cell office:value-type="float" office:value="1604.14285714286">
                <text:p>1604.14285714286</text:p>
              </table:table-cell>
              <table:table-cell office:value-type="float" office:value="68.4285714285714">
                <text:p>68.4285714285714</text:p>
              </table:table-cell>
            </table:table-row>
            <table:table-row>
              <table:table-cell office:value-type="string">
                <text:p>2020-09-20</text:p>
              </table:table-cell>
              <table:table-cell office:value-type="float" office:value="1634.57142857143">
                <text:p>1634.57142857143</text:p>
              </table:table-cell>
              <table:table-cell office:value-type="float" office:value="73.2857142857143">
                <text:p>73.2857142857143</text:p>
              </table:table-cell>
            </table:table-row>
            <table:table-row>
              <table:table-cell office:value-type="string">
                <text:p>2020-09-21</text:p>
              </table:table-cell>
              <table:table-cell office:value-type="float" office:value="1631.14285714286">
                <text:p>1631.14285714286</text:p>
              </table:table-cell>
              <table:table-cell office:value-type="float" office:value="72.2857142857143">
                <text:p>72.2857142857143</text:p>
              </table:table-cell>
            </table:table-row>
            <table:table-row>
              <table:table-cell office:value-type="string">
                <text:p>2020-09-22</text:p>
              </table:table-cell>
              <table:table-cell office:value-type="float" office:value="1598.14285714286">
                <text:p>1598.14285714286</text:p>
              </table:table-cell>
              <table:table-cell office:value-type="float" office:value="70.4285714285714">
                <text:p>70.4285714285714</text:p>
              </table:table-cell>
            </table:table-row>
            <table:table-row>
              <table:table-cell office:value-type="string">
                <text:p>2020-09-23</text:p>
              </table:table-cell>
              <table:table-cell office:value-type="float" office:value="1680.14285714286">
                <text:p>1680.14285714286</text:p>
              </table:table-cell>
              <table:table-cell office:value-type="float" office:value="68.1428571428571">
                <text:p>68.1428571428571</text:p>
              </table:table-cell>
            </table:table-row>
            <table:table-row>
              <table:table-cell office:value-type="string">
                <text:p>2020-09-24</text:p>
              </table:table-cell>
              <table:table-cell office:value-type="float" office:value="1677.71428571429">
                <text:p>1677.71428571429</text:p>
              </table:table-cell>
              <table:table-cell office:value-type="float" office:value="71.5714285714286">
                <text:p>71.5714285714286</text:p>
              </table:table-cell>
            </table:table-row>
            <table:table-row>
              <table:table-cell office:value-type="string">
                <text:p>2020-09-25</text:p>
              </table:table-cell>
              <table:table-cell office:value-type="float" office:value="1639.57142857143">
                <text:p>1639.571428571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20-09-26</text:p>
              </table:table-cell>
              <table:table-cell office:value-type="float" office:value="1557.42857142857">
                <text:p>1557.4285714285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20-09-27</text:p>
              </table:table-cell>
              <table:table-cell office:value-type="float" office:value="1406">
                <text:p>1406</text:p>
              </table:table-cell>
              <table:table-cell office:value-type="float" office:value="62.2857142857143">
                <text:p>62.2857142857143</text:p>
              </table:table-cell>
            </table:table-row>
            <table:table-row>
              <table:table-cell office:value-type="string">
                <text:p>2020-09-28</text:p>
              </table:table-cell>
              <table:table-cell office:value-type="float" office:value="1365">
                <text:p>1365</text:p>
              </table:table-cell>
              <table:table-cell office:value-type="float" office:value="63.5714285714286">
                <text:p>63.5714285714286</text:p>
              </table:table-cell>
            </table:table-row>
            <table:table-row>
              <table:table-cell office:value-type="string">
                <text:p>2020-09-29</text:p>
              </table:table-cell>
              <table:table-cell office:value-type="float" office:value="1390.42857142857">
                <text:p>1390.42857142857</text:p>
              </table:table-cell>
              <table:table-cell office:value-type="float" office:value="84.8571428571429">
                <text:p>84.8571428571429</text:p>
              </table:table-cell>
            </table:table-row>
            <table:table-row>
              <table:table-cell office:value-type="string">
                <text:p>2020-09-30</text:p>
              </table:table-cell>
              <table:table-cell office:value-type="float" office:value="1327.14285714286">
                <text:p>1327.14285714286</text:p>
              </table:table-cell>
              <table:table-cell office:value-type="float" office:value="78.4285714285714">
                <text:p>78.4285714285714</text:p>
              </table:table-cell>
            </table:table-row>
            <table:table-row>
              <table:table-cell office:value-type="string">
                <text:p>2020-10-01</text:p>
              </table:table-cell>
              <table:table-cell office:value-type="float" office:value="1307.28571428571">
                <text:p>1307.28571428571</text:p>
              </table:table-cell>
              <table:table-cell office:value-type="float" office:value="75.4285714285714">
                <text:p>75.4285714285714</text:p>
              </table:table-cell>
            </table:table-row>
            <table:table-row>
              <table:table-cell office:value-type="string">
                <text:p>2020-10-02</text:p>
              </table:table-cell>
              <table:table-cell office:value-type="float" office:value="1290.71428571429">
                <text:p>1290.71428571429</text:p>
              </table:table-cell>
              <table:table-cell office:value-type="float" office:value="83.2857142857143">
                <text:p>83.2857142857143</text:p>
              </table:table-cell>
            </table:table-row>
            <table:table-row>
              <table:table-cell office:value-type="string">
                <text:p>2020-10-03</text:p>
              </table:table-cell>
              <table:table-cell office:value-type="float" office:value="1329.14285714286">
                <text:p>1329.14285714286</text:p>
              </table:table-cell>
              <table:table-cell office:value-type="float" office:value="85.2857142857143">
                <text:p>85.2857142857143</text:p>
              </table:table-cell>
            </table:table-row>
            <table:table-row>
              <table:table-cell office:value-type="string">
                <text:p>2020-10-04</text:p>
              </table:table-cell>
              <table:table-cell office:value-type="float" office:value="1459.71428571429">
                <text:p>1459.71428571429</text:p>
              </table:table-cell>
              <table:table-cell office:value-type="float" office:value="80.2857142857143">
                <text:p>80.2857142857143</text:p>
              </table:table-cell>
            </table:table-row>
            <table:table-row>
              <table:table-cell office:value-type="string">
                <text:p>2020-10-05</text:p>
              </table:table-cell>
              <table:table-cell office:value-type="float" office:value="1503.28571428571">
                <text:p>1503.28571428571</text:p>
              </table:table-cell>
              <table:table-cell office:value-type="float" office:value="82.5714285714286">
                <text:p>82.5714285714286</text:p>
              </table:table-cell>
            </table:table-row>
            <table:table-row>
              <table:table-cell office:value-type="string">
                <text:p>2020-10-06</text:p>
              </table:table-cell>
              <table:table-cell office:value-type="float" office:value="1506.57142857143">
                <text:p>1506.57142857143</text:p>
              </table:table-cell>
              <table:table-cell office:value-type="float" office:value="61.4285714285714">
                <text:p>61.4285714285714</text:p>
              </table:table-cell>
            </table:table-row>
            <table:table-row>
              <table:table-cell office:value-type="string">
                <text:p>2020-10-07</text:p>
              </table:table-cell>
              <table:table-cell office:value-type="float" office:value="1524.28571428571">
                <text:p>1524.28571428571</text:p>
              </table:table-cell>
              <table:table-cell office:value-type="float" office:value="62.2857142857143">
                <text:p>62.2857142857143</text:p>
              </table:table-cell>
            </table:table-row>
            <table:table-row>
              <table:table-cell office:value-type="string">
                <text:p>2020-10-08</text:p>
              </table:table-cell>
              <table:table-cell office:value-type="float" office:value="1271.85714285714">
                <text:p>1271.85714285714</text:p>
              </table:table-cell>
              <table:table-cell office:value-type="float" office:value="52.7142857142857">
                <text:p>52.7142857142857</text:p>
              </table:table-cell>
            </table:table-row>
            <table:table-row>
              <table:table-cell office:value-type="string">
                <text:p>2020-10-09</text:p>
              </table:table-cell>
              <table:table-cell office:value-type="float" office:value="1543.85714285714">
                <text:p>1543.85714285714</text:p>
              </table:table-cell>
              <table:table-cell office:value-type="float" office:value="77.4285714285714">
                <text:p>77.4285714285714</text:p>
              </table:table-cell>
            </table:table-row>
            <table:table-row>
              <table:table-cell office:value-type="string">
                <text:p>2020-10-10</text:p>
              </table:table-cell>
              <table:table-cell office:value-type="float" office:value="1528.42857142857">
                <text:p>1528.42857142857</text:p>
              </table:table-cell>
              <table:table-cell office:value-type="float" office:value="91.1428571428571">
                <text:p>91.1428571428571</text:p>
              </table:table-cell>
            </table:table-row>
            <table:table-row>
              <table:table-cell office:value-type="string">
                <text:p>2020-10-11</text:p>
              </table:table-cell>
              <table:table-cell office:value-type="float" office:value="1597.14285714286">
                <text:p>1597.1428571428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20-10-12</text:p>
              </table:table-cell>
              <table:table-cell office:value-type="float" office:value="1597.42857142857">
                <text:p>1597.42857142857</text:p>
              </table:table-cell>
              <table:table-cell office:value-type="float" office:value="114.857142857143">
                <text:p>114.857142857143</text:p>
              </table:table-cell>
            </table:table-row>
            <table:table-row>
              <table:table-cell office:value-type="string">
                <text:p>2020-10-13</text:p>
              </table:table-cell>
              <table:table-cell office:value-type="float" office:value="1592">
                <text:p>159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20-10-14</text:p>
              </table:table-cell>
              <table:table-cell office:value-type="float" office:value="1613.57142857143">
                <text:p>1613.57142857143</text:p>
              </table:table-cell>
              <table:table-cell office:value-type="float" office:value="132.142857142857">
                <text:p>132.142857142857</text:p>
              </table:table-cell>
            </table:table-row>
            <table:table-row>
              <table:table-cell office:value-type="string">
                <text:p>2020-10-15</text:p>
              </table:table-cell>
              <table:table-cell office:value-type="float" office:value="1881.71428571429">
                <text:p>1881.71428571429</text:p>
              </table:table-cell>
              <table:table-cell office:value-type="float" office:value="149.714285714286">
                <text:p>149.714285714286</text:p>
              </table:table-cell>
            </table:table-row>
            <table:table-row>
              <table:table-cell office:value-type="string">
                <text:p>2020-10-16</text:p>
              </table:table-cell>
              <table:table-cell office:value-type="float" office:value="1613.28571428571">
                <text:p>1613.28571428571</text:p>
              </table:table-cell>
              <table:table-cell office:value-type="float" office:value="128.714285714286">
                <text:p>128.714285714286</text:p>
              </table:table-cell>
            </table:table-row>
            <table:table-row>
              <table:table-cell office:value-type="string">
                <text:p>2020-10-17</text:p>
              </table:table-cell>
              <table:table-cell office:value-type="float" office:value="1667.28571428571">
                <text:p>1667.28571428571</text:p>
              </table:table-cell>
              <table:table-cell office:value-type="float" office:value="117.571428571429">
                <text:p>117.571428571429</text:p>
              </table:table-cell>
            </table:table-row>
            <table:table-row>
              <table:table-cell office:value-type="string">
                <text:p>2020-10-18</text:p>
              </table:table-cell>
              <table:table-cell office:value-type="float" office:value="1605">
                <text:p>16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20-10-19</text:p>
              </table:table-cell>
              <table:table-cell office:value-type="float" office:value="1617.42857142857">
                <text:p>1617.42857142857</text:p>
              </table:table-cell>
              <table:table-cell office:value-type="float" office:value="98.7142857142857">
                <text:p>98.7142857142857</text:p>
              </table:table-cell>
            </table:table-row>
            <table:table-row>
              <table:table-cell office:value-type="string">
                <text:p>2020-10-20</text:p>
              </table:table-cell>
              <table:table-cell office:value-type="float" office:value="1699.28571428571">
                <text:p>1699.28571428571</text:p>
              </table:table-cell>
              <table:table-cell office:value-type="float" office:value="89.8571428571429">
                <text:p>89.8571428571429</text:p>
              </table:table-cell>
            </table:table-row>
            <table:table-row>
              <table:table-cell office:value-type="string">
                <text:p>2020-10-21</text:p>
              </table:table-cell>
              <table:table-cell office:value-type="float" office:value="1681">
                <text:p>1681</text:p>
              </table:table-cell>
              <table:table-cell office:value-type="float" office:value="89.7142857142857">
                <text:p>89.7142857142857</text:p>
              </table:table-cell>
            </table:table-row>
            <table:table-row>
              <table:table-cell office:value-type="string">
                <text:p>2020-10-22</text:p>
              </table:table-cell>
              <table:table-cell office:value-type="float" office:value="1706.42857142857">
                <text:p>1706.42857142857</text:p>
              </table:table-cell>
              <table:table-cell office:value-type="float" office:value="84.2857142857143">
                <text:p>84.2857142857143</text:p>
              </table:table-cell>
            </table:table-row>
            <table:table-row>
              <table:table-cell office:value-type="string">
                <text:p>2020-10-23</text:p>
              </table:table-cell>
              <table:table-cell office:value-type="float" office:value="1761.57142857143">
                <text:p>1761.57142857143</text:p>
              </table:table-cell>
              <table:table-cell office:value-type="float" office:value="76.2857142857143">
                <text:p>76.2857142857143</text:p>
              </table:table-cell>
            </table:table-row>
            <table:table-row>
              <table:table-cell office:value-type="string">
                <text:p>2020-10-24</text:p>
              </table:table-cell>
              <table:table-cell office:value-type="float" office:value="1744.14285714286">
                <text:p>1744.14285714286</text:p>
              </table:table-cell>
              <table:table-cell office:value-type="float" office:value="74.4285714285714">
                <text:p>74.4285714285714</text:p>
              </table:table-cell>
            </table:table-row>
            <table:table-row>
              <table:table-cell office:value-type="string">
                <text:p>2020-10-25</text:p>
              </table:table-cell>
              <table:table-cell office:value-type="float" office:value="1730.71428571429">
                <text:p>1730.71428571429</text:p>
              </table:table-cell>
              <table:table-cell office:value-type="float" office:value="76.5714285714286">
                <text:p>76.5714285714286</text:p>
              </table:table-cell>
            </table:table-row>
            <table:table-row>
              <table:table-cell office:value-type="string">
                <text:p>2020-10-26</text:p>
              </table:table-cell>
              <table:table-cell office:value-type="float" office:value="1725">
                <text:p>17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20-10-27</text:p>
              </table:table-cell>
              <table:table-cell office:value-type="float" office:value="1643.57142857143">
                <text:p>1643.57142857143</text:p>
              </table:table-cell>
              <table:table-cell office:value-type="float" office:value="73.7142857142857">
                <text:p>73.7142857142857</text:p>
              </table:table-cell>
            </table:table-row>
            <table:table-row>
              <table:table-cell office:value-type="string">
                <text:p>2020-10-28</text:p>
              </table:table-cell>
              <table:table-cell office:value-type="float" office:value="1649.57142857143">
                <text:p>1649.57142857143</text:p>
              </table:table-cell>
              <table:table-cell office:value-type="float" office:value="56.7142857142857">
                <text:p>56.7142857142857</text:p>
              </table:table-cell>
            </table:table-row>
            <table:table-row>
              <table:table-cell office:value-type="string">
                <text:p>2020-10-29</text:p>
              </table:table-cell>
              <table:table-cell office:value-type="float" office:value="1622.14285714286">
                <text:p>1622.14285714286</text:p>
              </table:table-cell>
              <table:table-cell office:value-type="float" office:value="52.8571428571429">
                <text:p>52.8571428571429</text:p>
              </table:table-cell>
            </table:table-row>
            <table:table-row>
              <table:table-cell office:value-type="string">
                <text:p>2020-10-30</text:p>
              </table:table-cell>
              <table:table-cell office:value-type="float" office:value="1607.85714285714">
                <text:p>1607.85714285714</text:p>
              </table:table-cell>
              <table:table-cell office:value-type="float" office:value="45.8571428571429">
                <text:p>45.8571428571429</text:p>
              </table:table-cell>
            </table:table-row>
            <table:table-row>
              <table:table-cell office:value-type="string">
                <text:p>2020-10-31</text:p>
              </table:table-cell>
              <table:table-cell office:value-type="float" office:value="1610">
                <text:p>1610</text:p>
              </table:table-cell>
              <table:table-cell office:value-type="float" office:value="48.4285714285714">
                <text:p>48.4285714285714</text:p>
              </table:table-cell>
            </table:table-row>
            <table:table-row>
              <table:table-cell office:value-type="string">
                <text:p>2020-11-01</text:p>
              </table:table-cell>
              <table:table-cell office:value-type="float" office:value="1600.85714285714">
                <text:p>1600.85714285714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string">
                <text:p>2020-11-02</text:p>
              </table:table-cell>
              <table:table-cell office:value-type="float" office:value="1565">
                <text:p>1565</text:p>
              </table:table-cell>
              <table:table-cell office:value-type="float" office:value="63.2857142857143">
                <text:p>63.2857142857143</text:p>
              </table:table-cell>
            </table:table-row>
            <table:table-row>
              <table:table-cell office:value-type="string">
                <text:p>2020-11-03</text:p>
              </table:table-cell>
              <table:table-cell office:value-type="float" office:value="1548">
                <text:p>1548</text:p>
              </table:table-cell>
              <table:table-cell office:value-type="float" office:value="65.2857142857143">
                <text:p>65.2857142857143</text:p>
              </table:table-cell>
            </table:table-row>
            <table:table-row>
              <table:table-cell office:value-type="string">
                <text:p>2020-11-04</text:p>
              </table:table-cell>
              <table:table-cell office:value-type="float" office:value="1569.28571428571">
                <text:p>1569.28571428571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string">
                <text:p>2020-11-05</text:p>
              </table:table-cell>
              <table:table-cell office:value-type="float" office:value="1547.71428571429">
                <text:p>1547.71428571429</text:p>
              </table:table-cell>
              <table:table-cell office:value-type="float" office:value="67.7142857142857">
                <text:p>67.7142857142857</text:p>
              </table:table-cell>
            </table:table-row>
            <table:table-row>
              <table:table-cell office:value-type="string">
                <text:p>2020-11-06</text:p>
              </table:table-cell>
              <table:table-cell office:value-type="float" office:value="1520.57142857143">
                <text:p>1520.57142857143</text:p>
              </table:table-cell>
              <table:table-cell office:value-type="float" office:value="73.2857142857143">
                <text:p>73.2857142857143</text:p>
              </table:table-cell>
            </table:table-row>
            <table:table-row>
              <table:table-cell office:value-type="string">
                <text:p>2020-11-07</text:p>
              </table:table-cell>
              <table:table-cell office:value-type="float" office:value="1499">
                <text:p>1499</text:p>
              </table:table-cell>
              <table:table-cell office:value-type="float" office:value="74.1428571428571">
                <text:p>74.1428571428571</text:p>
              </table:table-cell>
            </table:table-row>
            <table:table-row>
              <table:table-cell office:value-type="string">
                <text:p>2020-11-08</text:p>
              </table:table-cell>
              <table:table-cell office:value-type="float" office:value="1493.42857142857">
                <text:p>1493.42857142857</text:p>
              </table:table-cell>
              <table:table-cell office:value-type="float" office:value="73.2857142857143">
                <text:p>73.2857142857143</text:p>
              </table:table-cell>
            </table:table-row>
            <table:table-row>
              <table:table-cell office:value-type="string">
                <text:p>2020-11-09</text:p>
              </table:table-cell>
              <table:table-cell office:value-type="float" office:value="1493.57142857143">
                <text:p>1493.57142857143</text:p>
              </table:table-cell>
              <table:table-cell office:value-type="float" office:value="56.8571428571429">
                <text:p>56.8571428571429</text:p>
              </table:table-cell>
            </table:table-row>
            <table:table-row>
              <table:table-cell office:value-type="string">
                <text:p>2020-11-10</text:p>
              </table:table-cell>
              <table:table-cell office:value-type="float" office:value="1561.42857142857">
                <text:p>1561.42857142857</text:p>
              </table:table-cell>
              <table:table-cell office:value-type="float" office:value="54.2857142857143">
                <text:p>54.2857142857143</text:p>
              </table:table-cell>
            </table:table-row>
            <table:table-row>
              <table:table-cell office:value-type="string">
                <text:p>2020-11-11</text:p>
              </table:table-cell>
              <table:table-cell office:value-type="float" office:value="1631.14285714286">
                <text:p>1631.14285714286</text:p>
              </table:table-cell>
              <table:table-cell office:value-type="float" office:value="58.8571428571429">
                <text:p>58.8571428571429</text:p>
              </table:table-cell>
            </table:table-row>
            <table:table-row>
              <table:table-cell office:value-type="string">
                <text:p>2020-11-12</text:p>
              </table:table-cell>
              <table:table-cell office:value-type="float" office:value="1692.28571428571">
                <text:p>1692.28571428571</text:p>
              </table:table-cell>
              <table:table-cell office:value-type="float" office:value="60.8571428571429">
                <text:p>60.8571428571429</text:p>
              </table:table-cell>
            </table:table-row>
            <table:table-row>
              <table:table-cell office:value-type="string">
                <text:p>2020-11-13</text:p>
              </table:table-cell>
              <table:table-cell office:value-type="float" office:value="1759.71428571429">
                <text:p>1759.7142857142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20-11-14</text:p>
              </table:table-cell>
              <table:table-cell office:value-type="float" office:value="1824.28571428571">
                <text:p>1824.28571428571</text:p>
              </table:table-cell>
              <table:table-cell office:value-type="float" office:value="57.7142857142857">
                <text:p>57.7142857142857</text:p>
              </table:table-cell>
            </table:table-row>
            <table:table-row>
              <table:table-cell office:value-type="string">
                <text:p>2020-11-15</text:p>
              </table:table-cell>
              <table:table-cell office:value-type="float" office:value="1896.57142857143">
                <text:p>1896.57142857143</text:p>
              </table:table-cell>
              <table:table-cell office:value-type="float" office:value="59.5714285714286">
                <text:p>59.5714285714286</text:p>
              </table:table-cell>
            </table:table-row>
            <table:table-row>
              <table:table-cell office:value-type="string">
                <text:p>2020-11-16</text:p>
              </table:table-cell>
              <table:table-cell office:value-type="float" office:value="1963.71428571429">
                <text:p>1963.71428571429</text:p>
              </table:table-cell>
              <table:table-cell office:value-type="float" office:value="61.7142857142857">
                <text:p>61.7142857142857</text:p>
              </table:table-cell>
            </table:table-row>
            <table:table-row>
              <table:table-cell office:value-type="string">
                <text:p>2020-11-17</text:p>
              </table:table-cell>
              <table:table-cell office:value-type="float" office:value="1963.42857142857">
                <text:p>1963.428571428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20-11-18</text:p>
              </table:table-cell>
              <table:table-cell office:value-type="float" office:value="2000.28571428571">
                <text:p>2000.28571428571</text:p>
              </table:table-cell>
              <table:table-cell office:value-type="float" office:value="68.8571428571429">
                <text:p>68.8571428571429</text:p>
              </table:table-cell>
            </table:table-row>
            <table:table-row>
              <table:table-cell office:value-type="string">
                <text:p>2020-11-19</text:p>
              </table:table-cell>
              <table:table-cell office:value-type="float" office:value="2107.14285714286">
                <text:p>2107.14285714286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string">
                <text:p>2020-11-20</text:p>
              </table:table-cell>
              <table:table-cell office:value-type="float" office:value="2132.28571428571">
                <text:p>2132.2857142857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20-11-21</text:p>
              </table:table-cell>
              <table:table-cell office:value-type="float" office:value="2259.71428571429">
                <text:p>2259.71428571429</text:p>
              </table:table-cell>
              <table:table-cell office:value-type="float" office:value="86.5714285714286">
                <text:p>86.5714285714286</text:p>
              </table:table-cell>
            </table:table-row>
            <table:table-row>
              <table:table-cell office:value-type="string">
                <text:p>2020-11-22</text:p>
              </table:table-cell>
              <table:table-cell office:value-type="float" office:value="2318.14285714286">
                <text:p>2318.14285714286</text:p>
              </table:table-cell>
              <table:table-cell office:value-type="float" office:value="91.2857142857143">
                <text:p>91.2857142857143</text:p>
              </table:table-cell>
            </table:table-row>
            <table:table-row>
              <table:table-cell office:value-type="string">
                <text:p>2020-11-23</text:p>
              </table:table-cell>
              <table:table-cell office:value-type="float" office:value="2379.28571428571">
                <text:p>2379.28571428571</text:p>
              </table:table-cell>
              <table:table-cell office:value-type="float" office:value="94.5714285714286">
                <text:p>94.5714285714286</text:p>
              </table:table-cell>
            </table:table-row>
            <table:table-row>
              <table:table-cell office:value-type="string">
                <text:p>2020-11-24</text:p>
              </table:table-cell>
              <table:table-cell office:value-type="float" office:value="2498.57142857143">
                <text:p>2498.57142857143</text:p>
              </table:table-cell>
              <table:table-cell office:value-type="float" office:value="93.4285714285714">
                <text:p>93.4285714285714</text:p>
              </table:table-cell>
            </table:table-row>
            <table:table-row>
              <table:table-cell office:value-type="string">
                <text:p>2020-11-25</text:p>
              </table:table-cell>
              <table:table-cell office:value-type="float" office:value="2570.85714285714">
                <text:p>2570.85714285714</text:p>
              </table:table-cell>
              <table:table-cell office:value-type="float" office:value="92.8571428571429">
                <text:p>92.8571428571429</text:p>
              </table:table-cell>
            </table:table-row>
            <table:table-row>
              <table:table-cell office:value-type="string">
                <text:p>2020-11-26</text:p>
              </table:table-cell>
              <table:table-cell office:value-type="float" office:value="2622.57142857143">
                <text:p>2622.57142857143</text:p>
              </table:table-cell>
              <table:table-cell office:value-type="float" office:value="92.1428571428571">
                <text:p>92.1428571428571</text:p>
              </table:table-cell>
            </table:table-row>
            <table:table-row>
              <table:table-cell office:value-type="string">
                <text:p>2020-11-27</text:p>
              </table:table-cell>
              <table:table-cell office:value-type="float" office:value="2701.85714285714">
                <text:p>2701.85714285714</text:p>
              </table:table-cell>
              <table:table-cell office:value-type="float" office:value="88.2857142857143">
                <text:p>88.2857142857143</text:p>
              </table:table-cell>
            </table:table-row>
            <table:table-row>
              <table:table-cell office:value-type="string">
                <text:p>2020-11-28</text:p>
              </table:table-cell>
              <table:table-cell office:value-type="float" office:value="2739.71428571429">
                <text:p>2739.71428571429</text:p>
              </table:table-cell>
              <table:table-cell office:value-type="float" office:value="88.4285714285714">
                <text:p>88.4285714285714</text:p>
              </table:table-cell>
            </table:table-row>
            <table:table-row>
              <table:table-cell office:value-type="string">
                <text:p>2020-11-29</text:p>
              </table:table-cell>
              <table:table-cell office:value-type="float" office:value="2818.57142857143">
                <text:p>2818.57142857143</text:p>
              </table:table-cell>
              <table:table-cell office:value-type="float" office:value="84.8571428571429">
                <text:p>84.8571428571429</text:p>
              </table:table-cell>
            </table:table-row>
            <table:table-row>
              <table:table-cell office:value-type="string">
                <text:p>2020-11-30</text:p>
              </table:table-cell>
              <table:table-cell office:value-type="float" office:value="2860.42857142857">
                <text:p>2860.4285714285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20-12-01</text:p>
              </table:table-cell>
              <table:table-cell office:value-type="float" office:value="2892.14285714286">
                <text:p>2892.1428571428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20-12-02</text:p>
              </table:table-cell>
              <table:table-cell office:value-type="float" office:value="2863.85714285714">
                <text:p>2863.85714285714</text:p>
              </table:table-cell>
              <table:table-cell office:value-type="float" office:value="80.1428571428571">
                <text:p>80.1428571428571</text:p>
              </table:table-cell>
            </table:table-row>
            <table:table-row>
              <table:table-cell office:value-type="string">
                <text:p>2020-12-03</text:p>
              </table:table-cell>
              <table:table-cell office:value-type="float" office:value="2995.71428571429">
                <text:p>2995.71428571429</text:p>
              </table:table-cell>
              <table:table-cell office:value-type="float" office:value="72.5714285714286">
                <text:p>72.5714285714286</text:p>
              </table:table-cell>
            </table:table-row>
            <table:table-row>
              <table:table-cell office:value-type="string">
                <text:p>2020-12-04</text:p>
              </table:table-cell>
              <table:table-cell office:value-type="float" office:value="3185.85714285714">
                <text:p>3185.85714285714</text:p>
              </table:table-cell>
              <table:table-cell office:value-type="float" office:value="73.4285714285714">
                <text:p>73.4285714285714</text:p>
              </table:table-cell>
            </table:table-row>
            <table:table-row>
              <table:table-cell office:value-type="string">
                <text:p>2020-12-05</text:p>
              </table:table-cell>
              <table:table-cell office:value-type="float" office:value="3409">
                <text:p>3409</text:p>
              </table:table-cell>
              <table:table-cell office:value-type="float" office:value="83.5714285714286">
                <text:p>83.5714285714286</text:p>
              </table:table-cell>
            </table:table-row>
            <table:table-row>
              <table:table-cell office:value-type="string">
                <text:p>2020-12-06</text:p>
              </table:table-cell>
              <table:table-cell office:value-type="float" office:value="3615.71428571429">
                <text:p>3615.71428571429</text:p>
              </table:table-cell>
              <table:table-cell office:value-type="float" office:value="89.7142857142857">
                <text:p>89.7142857142857</text:p>
              </table:table-cell>
            </table:table-row>
            <table:table-row>
              <table:table-cell office:value-type="string">
                <text:p>2020-12-07</text:p>
              </table:table-cell>
              <table:table-cell office:value-type="float" office:value="3837.57142857143">
                <text:p>3837.57142857143</text:p>
              </table:table-cell>
              <table:table-cell office:value-type="float" office:value="104.142857142857">
                <text:p>104.142857142857</text:p>
              </table:table-cell>
            </table:table-row>
            <table:table-row>
              <table:table-cell office:value-type="string">
                <text:p>2020-12-08</text:p>
              </table:table-cell>
              <table:table-cell office:value-type="float" office:value="3982">
                <text:p>398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20-12-09</text:p>
              </table:table-cell>
              <table:table-cell office:value-type="float" office:value="4227.14285714286">
                <text:p>4227.14285714286</text:p>
              </table:table-cell>
              <table:table-cell office:value-type="float" office:value="112.571428571429">
                <text:p>112.571428571429</text:p>
              </table:table-cell>
            </table:table-row>
            <table:table-row>
              <table:table-cell office:value-type="string">
                <text:p>2020-12-10</text:p>
              </table:table-cell>
              <table:table-cell office:value-type="float" office:value="4589.42857142857">
                <text:p>4589.42857142857</text:p>
              </table:table-cell>
              <table:table-cell office:value-type="float" office:value="123.571428571429">
                <text:p>123.571428571429</text:p>
              </table:table-cell>
            </table:table-row>
            <table:table-row>
              <table:table-cell office:value-type="string">
                <text:p>2020-12-11</text:p>
              </table:table-cell>
              <table:table-cell office:value-type="float" office:value="5127.42857142857">
                <text:p>5127.42857142857</text:p>
              </table:table-cell>
              <table:table-cell office:value-type="float" office:value="134.857142857143">
                <text:p>134.857142857143</text:p>
              </table:table-cell>
            </table:table-row>
            <table:table-row>
              <table:table-cell office:value-type="string">
                <text:p>2020-12-12</text:p>
              </table:table-cell>
              <table:table-cell office:value-type="float" office:value="5611.28571428571">
                <text:p>5611.28571428571</text:p>
              </table:table-cell>
              <table:table-cell office:value-type="float" office:value="141.285714285714">
                <text:p>141.285714285714</text:p>
              </table:table-cell>
            </table:table-row>
            <table:table-row>
              <table:table-cell office:value-type="string">
                <text:p>2020-12-13</text:p>
              </table:table-cell>
              <table:table-cell office:value-type="float" office:value="6073.71428571429">
                <text:p>6073.71428571429</text:p>
              </table:table-cell>
              <table:table-cell office:value-type="float" office:value="148.428571428571">
                <text:p>148.428571428571</text:p>
              </table:table-cell>
            </table:table-row>
            <table:table-row>
              <table:table-cell office:value-type="string">
                <text:p>2020-12-14</text:p>
              </table:table-cell>
              <table:table-cell office:value-type="float" office:value="6628.42857142857">
                <text:p>6628.42857142857</text:p>
              </table:table-cell>
              <table:table-cell office:value-type="float" office:value="152.857142857143">
                <text:p>152.857142857143</text:p>
              </table:table-cell>
            </table:table-row>
            <table:table-row>
              <table:table-cell office:value-type="string">
                <text:p>2020-12-15</text:p>
              </table:table-cell>
              <table:table-cell office:value-type="float" office:value="6892.71428571429">
                <text:p>6892.71428571429</text:p>
              </table:table-cell>
              <table:table-cell office:value-type="float" office:value="171.714285714286">
                <text:p>171.714285714286</text:p>
              </table:table-cell>
            </table:table-row>
            <table:table-row>
              <table:table-cell office:value-type="string">
                <text:p>2020-12-16</text:p>
              </table:table-cell>
              <table:table-cell office:value-type="float" office:value="7398.57142857143">
                <text:p>7398.57142857143</text:p>
              </table:table-cell>
              <table:table-cell office:value-type="float" office:value="175.571428571429">
                <text:p>175.571428571429</text:p>
              </table:table-cell>
            </table:table-row>
            <table:table-row>
              <table:table-cell office:value-type="string">
                <text:p>2020-12-17</text:p>
              </table:table-cell>
              <table:table-cell office:value-type="float" office:value="7869.85714285714">
                <text:p>7869.8571428571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020-12-18</text:p>
              </table:table-cell>
              <table:table-cell office:value-type="float" office:value="8007">
                <text:p>8007</text:p>
              </table:table-cell>
              <table:table-cell office:value-type="float" office:value="180.571428571429">
                <text:p>180.571428571429</text:p>
              </table:table-cell>
            </table:table-row>
            <table:table-row>
              <table:table-cell office:value-type="string">
                <text:p>2020-12-19</text:p>
              </table:table-cell>
              <table:table-cell office:value-type="float" office:value="8065">
                <text:p>8065</text:p>
              </table:table-cell>
              <table:table-cell office:value-type="float" office:value="190.428571428571">
                <text:p>190.428571428571</text:p>
              </table:table-cell>
            </table:table-row>
            <table:table-row>
              <table:table-cell office:value-type="string">
                <text:p>2020-12-20</text:p>
              </table:table-cell>
              <table:table-cell office:value-type="float" office:value="8501.71428571429">
                <text:p>8501.71428571429</text:p>
              </table:table-cell>
              <table:table-cell office:value-type="float" office:value="204.714285714286">
                <text:p>204.714285714286</text:p>
              </table:table-cell>
            </table:table-row>
            <table:table-row>
              <table:table-cell office:value-type="string">
                <text:p>2020-12-21</text:p>
              </table:table-cell>
              <table:table-cell office:value-type="float" office:value="8708.28571428571">
                <text:p>8708.28571428571</text:p>
              </table:table-cell>
              <table:table-cell office:value-type="float" office:value="202.142857142857">
                <text:p>202.142857142857</text:p>
              </table:table-cell>
            </table:table-row>
            <table:table-row>
              <table:table-cell office:value-type="string">
                <text:p>2020-12-22</text:p>
              </table:table-cell>
              <table:table-cell office:value-type="float" office:value="9226.28571428571">
                <text:p>9226.2857142857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020-12-23</text:p>
              </table:table-cell>
              <table:table-cell office:value-type="float" office:value="9504.71428571429">
                <text:p>9504.71428571429</text:p>
              </table:table-cell>
              <table:table-cell office:value-type="float" office:value="226.428571428571">
                <text:p>226.428571428571</text:p>
              </table:table-cell>
            </table:table-row>
            <table:table-row>
              <table:table-cell office:value-type="string">
                <text:p>2020-12-24</text:p>
              </table:table-cell>
              <table:table-cell office:value-type="float" office:value="10081.5714285714">
                <text:p>10081.5714285714</text:p>
              </table:table-cell>
              <table:table-cell office:value-type="float" office:value="261.428571428571">
                <text:p>261.428571428571</text:p>
              </table:table-cell>
            </table:table-row>
            <table:table-row>
              <table:table-cell office:value-type="string">
                <text:p>2020-12-25</text:p>
              </table:table-cell>
              <table:table-cell office:value-type="float" office:value="10821.4285714286">
                <text:p>10821.4285714286</text:p>
              </table:table-cell>
              <table:table-cell office:value-type="float" office:value="281.714285714286">
                <text:p>281.714285714286</text:p>
              </table:table-cell>
            </table:table-row>
            <table:table-row>
              <table:table-cell office:value-type="string">
                <text:p>2020-12-26</text:p>
              </table:table-cell>
              <table:table-cell office:value-type="float" office:value="11688.7142857143">
                <text:p>11688.7142857143</text:p>
              </table:table-cell>
              <table:table-cell office:value-type="float" office:value="284.428571428571">
                <text:p>284.428571428571</text:p>
              </table:table-cell>
            </table:table-row>
            <table:table-row>
              <table:table-cell office:value-type="string">
                <text:p>2020-12-27</text:p>
              </table:table-cell>
              <table:table-cell office:value-type="float" office:value="11776.2857142857">
                <text:p>11776.2857142857</text:p>
              </table:table-cell>
              <table:table-cell office:value-type="float" office:value="283.142857142857">
                <text:p>283.142857142857</text:p>
              </table:table-cell>
            </table:table-row>
            <table:table-row>
              <table:table-cell office:value-type="string">
                <text:p>2020-12-28</text:p>
              </table:table-cell>
              <table:table-cell office:value-type="float" office:value="11784.4285714286">
                <text:p>11784.428571428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020-12-29</text:p>
              </table:table-cell>
              <table:table-cell office:value-type="float" office:value="11594.2857142857">
                <text:p>11594.2857142857</text:p>
              </table:table-cell>
              <table:table-cell office:value-type="float" office:value="309.142857142857">
                <text:p>309.142857142857</text:p>
              </table:table-cell>
            </table:table-row>
            <table:table-row>
              <table:table-cell office:value-type="string">
                <text:p>2020-12-30</text:p>
              </table:table-cell>
              <table:table-cell office:value-type="float" office:value="11605.5714285714">
                <text:p>11605.5714285714</text:p>
              </table:table-cell>
              <table:table-cell office:value-type="float" office:value="331.714285714286">
                <text:p>331.714285714286</text:p>
              </table:table-cell>
            </table:table-row>
            <table:table-row>
              <table:table-cell office:value-type="string">
                <text:p>2020-12-31</text:p>
              </table:table-cell>
              <table:table-cell office:value-type="float" office:value="12129">
                <text:p>12129</text:p>
              </table:table-cell>
              <table:table-cell office:value-type="float" office:value="339.428571428571">
                <text:p>339.428571428571</text:p>
              </table:table-cell>
            </table:table-row>
            <table:table-row>
              <table:table-cell office:value-type="string">
                <text:p>2021-01-01</text:p>
              </table:table-cell>
              <table:table-cell office:value-type="float" office:value="12714">
                <text:p>12714</text:p>
              </table:table-cell>
              <table:table-cell office:value-type="float" office:value="355.142857142857">
                <text:p>355.142857142857</text:p>
              </table:table-cell>
            </table:table-row>
            <table:table-row>
              <table:table-cell office:value-type="string">
                <text:p>2021-01-02</text:p>
              </table:table-cell>
              <table:table-cell office:value-type="float" office:value="10600.2857142857">
                <text:p>10600.2857142857</text:p>
              </table:table-cell>
              <table:table-cell office:value-type="float" office:value="313.285714285714">
                <text:p>313.285714285714</text:p>
              </table:table-cell>
            </table:table-row>
            <table:table-row>
              <table:table-cell office:value-type="string">
                <text:p>2021-01-03</text:p>
              </table:table-cell>
              <table:table-cell office:value-type="float" office:value="13425.4285714286">
                <text:p>13425.4285714286</text:p>
              </table:table-cell>
              <table:table-cell office:value-type="float" office:value="379.142857142857">
                <text:p>379.142857142857</text:p>
              </table:table-cell>
            </table:table-row>
            <table:table-row>
              <table:table-cell office:value-type="string">
                <text:p>2021-01-04</text:p>
              </table:table-cell>
              <table:table-cell office:value-type="float" office:value="13762.1428571429">
                <text:p>13762.142857142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021-01-05</text:p>
              </table:table-cell>
              <table:table-cell office:value-type="float" office:value="14496.8571428571">
                <text:p>14496.857142857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021-01-06</text:p>
              </table:table-cell>
              <table:table-cell office:value-type="float" office:value="15186.8571428571">
                <text:p>15186.8571428571</text:p>
              </table:table-cell>
              <table:table-cell office:value-type="float" office:value="422.285714285714">
                <text:p>422.285714285714</text:p>
              </table:table-cell>
            </table:table-row>
            <table:table-row>
              <table:table-cell office:value-type="string">
                <text:p>2021-01-07</text:p>
              </table:table-cell>
              <table:table-cell office:value-type="float" office:value="15775.7142857143">
                <text:p>15775.7142857143</text:p>
              </table:table-cell>
              <table:table-cell office:value-type="float" office:value="476.428571428571">
                <text:p>476.428571428571</text:p>
              </table:table-cell>
            </table:table-row>
            <table:table-row>
              <table:table-cell office:value-type="string">
                <text:p>2021-01-08</text:p>
              </table:table-cell>
              <table:table-cell office:value-type="float" office:value="16147">
                <text:p>16147</text:p>
              </table:table-cell>
              <table:table-cell office:value-type="float" office:value="477.142857142857">
                <text:p>477.142857142857</text:p>
              </table:table-cell>
            </table:table-row>
            <table:table-row>
              <table:table-cell office:value-type="string">
                <text:p>2021-01-09</text:p>
              </table:table-cell>
              <table:table-cell office:value-type="float" office:value="19287">
                <text:p>19287</text:p>
              </table:table-cell>
              <table:table-cell office:value-type="float" office:value="565.142857142857">
                <text:p>565.142857142857</text:p>
              </table:table-cell>
            </table:table-row>
            <table:table-row>
              <table:table-cell office:value-type="string">
                <text:p>2021-01-10</text:p>
              </table:table-cell>
              <table:table-cell office:value-type="float" office:value="17898.1428571429">
                <text:p>17898.1428571429</text:p>
              </table:table-cell>
              <table:table-cell office:value-type="float" office:value="521.285714285714">
                <text:p>521.285714285714</text:p>
              </table:table-cell>
            </table:table-row>
            <table:table-row>
              <table:table-cell office:value-type="string">
                <text:p>2021-01-11</text:p>
              </table:table-cell>
              <table:table-cell office:value-type="float" office:value="18692.7142857143">
                <text:p>18692.7142857143</text:p>
              </table:table-cell>
              <table:table-cell office:value-type="float" office:value="512.285714285714">
                <text:p>512.285714285714</text:p>
              </table:table-cell>
            </table:table-row>
            <table:table-row>
              <table:table-cell office:value-type="string">
                <text:p>2021-01-12</text:p>
              </table:table-cell>
              <table:table-cell office:value-type="float" office:value="19042">
                <text:p>19042</text:p>
              </table:table-cell>
              <table:table-cell office:value-type="float" office:value="509.714285714286">
                <text:p>509.714285714286</text:p>
              </table:table-cell>
            </table:table-row>
            <table:table-row>
              <table:table-cell office:value-type="string">
                <text:p>2021-01-13</text:p>
              </table:table-cell>
              <table:table-cell office:value-type="float" office:value="18855.5714285714">
                <text:p>18855.5714285714</text:p>
              </table:table-cell>
              <table:table-cell office:value-type="float" office:value="544.285714285714">
                <text:p>544.285714285714</text:p>
              </table:table-cell>
            </table:table-row>
            <table:table-row>
              <table:table-cell office:value-type="string">
                <text:p>2021-01-14</text:p>
              </table:table-cell>
              <table:table-cell office:value-type="float" office:value="18387.4285714286">
                <text:p>18387.4285714286</text:p>
              </table:table-cell>
              <table:table-cell office:value-type="float" office:value="538.857142857143">
                <text:p>538.857142857143</text:p>
              </table:table-cell>
            </table:table-row>
            <table:table-row>
              <table:table-cell office:value-type="string">
                <text:p>2021-01-15</text:p>
              </table:table-cell>
              <table:table-cell office:value-type="float" office:value="18030.8571428571">
                <text:p>18030.8571428571</text:p>
              </table:table-cell>
              <table:table-cell office:value-type="float" office:value="577.571428571429">
                <text:p>577.571428571429</text:p>
              </table:table-cell>
            </table:table-row>
            <table:table-row>
              <table:table-cell office:value-type="string">
                <text:p>2021-01-16</text:p>
              </table:table-cell>
              <table:table-cell office:value-type="float" office:value="17016.5714285714">
                <text:p>17016.5714285714</text:p>
              </table:table-cell>
              <table:table-cell office:value-type="float" office:value="577.428571428571">
                <text:p>577.428571428571</text:p>
              </table:table-cell>
            </table:table-row>
            <table:table-row>
              <table:table-cell office:value-type="string">
                <text:p>2021-01-17</text:p>
              </table:table-cell>
              <table:table-cell office:value-type="float" office:value="15926.1428571429">
                <text:p>15926.1428571429</text:p>
              </table:table-cell>
              <table:table-cell office:value-type="float" office:value="575.285714285714">
                <text:p>575.285714285714</text:p>
              </table:table-cell>
            </table:table-row>
            <table:table-row>
              <table:table-cell office:value-type="string">
                <text:p>2021-01-18</text:p>
              </table:table-cell>
              <table:table-cell office:value-type="float" office:value="15189.8571428571">
                <text:p>15189.8571428571</text:p>
              </table:table-cell>
              <table:table-cell office:value-type="float" office:value="563.142857142857">
                <text:p>563.142857142857</text:p>
              </table:table-cell>
            </table:table-row>
            <table:table-row>
              <table:table-cell office:value-type="string">
                <text:p>2021-01-19</text:p>
              </table:table-cell>
              <table:table-cell office:value-type="float" office:value="14327.5714285714">
                <text:p>14327.5714285714</text:p>
              </table:table-cell>
              <table:table-cell office:value-type="float" office:value="552.857142857143">
                <text:p>552.857142857143</text:p>
              </table:table-cell>
            </table:table-row>
            <table:table-row>
              <table:table-cell office:value-type="string">
                <text:p>2021-01-20</text:p>
              </table:table-cell>
              <table:table-cell office:value-type="float" office:value="13852.5714285714">
                <text:p>13852.571428571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string">
                <text:p>2021-01-21</text:p>
              </table:table-cell>
              <table:table-cell office:value-type="float" office:value="13017.5714285714">
                <text:p>13017.5714285714</text:p>
              </table:table-cell>
              <table:table-cell office:value-type="float" office:value="530.571428571429">
                <text:p>530.571428571429</text:p>
              </table:table-cell>
            </table:table-row>
            <table:table-row>
              <table:table-cell office:value-type="string">
                <text:p>2021-01-22</text:p>
              </table:table-cell>
              <table:table-cell office:value-type="float" office:value="12000.1428571429">
                <text:p>12000.1428571429</text:p>
              </table:table-cell>
              <table:table-cell office:value-type="float" office:value="521.285714285714">
                <text:p>521.285714285714</text:p>
              </table:table-cell>
            </table:table-row>
            <table:table-row>
              <table:table-cell office:value-type="string">
                <text:p>2021-01-23</text:p>
              </table:table-cell>
              <table:table-cell office:value-type="float" office:value="11554.5714285714">
                <text:p>11554.5714285714</text:p>
              </table:table-cell>
              <table:table-cell office:value-type="float" office:value="515.571428571429">
                <text:p>515.571428571429</text:p>
              </table:table-cell>
            </table:table-row>
            <table:table-row>
              <table:table-cell office:value-type="string">
                <text:p>2021-01-24</text:p>
              </table:table-cell>
              <table:table-cell office:value-type="float" office:value="11311.4285714286">
                <text:p>11311.4285714286</text:p>
              </table:table-cell>
              <table:table-cell office:value-type="float" office:value="531.857142857143">
                <text:p>531.857142857143</text:p>
              </table:table-cell>
            </table:table-row>
            <table:table-row>
              <table:table-cell office:value-type="string">
                <text:p>2021-01-25</text:p>
              </table:table-cell>
              <table:table-cell office:value-type="float" office:value="10722.8571428571">
                <text:p>10722.8571428571</text:p>
              </table:table-cell>
              <table:table-cell office:value-type="float" office:value="538.428571428571">
                <text:p>538.428571428571</text:p>
              </table:table-cell>
            </table:table-row>
            <table:table-row>
              <table:table-cell office:value-type="string">
                <text:p>2021-01-26</text:p>
              </table:table-cell>
              <table:table-cell office:value-type="float" office:value="10085.8571428571">
                <text:p>10085.8571428571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021-01-27</text:p>
              </table:table-cell>
              <table:table-cell office:value-type="float" office:value="9551.71428571429">
                <text:p>9551.71428571429</text:p>
              </table:table-cell>
              <table:table-cell office:value-type="float" office:value="501.285714285714">
                <text:p>501.285714285714</text:p>
              </table:table-cell>
            </table:table-row>
            <table:table-row>
              <table:table-cell office:value-type="string">
                <text:p>2021-01-28</text:p>
              </table:table-cell>
              <table:table-cell office:value-type="float" office:value="8746">
                <text:p>874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2021-01-29</text:p>
              </table:table-cell>
              <table:table-cell office:value-type="float" office:value="8141.57142857143">
                <text:p>8141.57142857143</text:p>
              </table:table-cell>
              <table:table-cell office:value-type="float" office:value="514.857142857143">
                <text:p>514.857142857143</text:p>
              </table:table-cell>
            </table:table-row>
            <table:table-row>
              <table:table-cell office:value-type="string">
                <text:p>2021-01-30</text:p>
              </table:table-cell>
              <table:table-cell office:value-type="float" office:value="7338.71428571429">
                <text:p>7338.71428571429</text:p>
              </table:table-cell>
              <table:table-cell office:value-type="float" office:value="508.142857142857">
                <text:p>508.142857142857</text:p>
              </table:table-cell>
            </table:table-row>
            <table:table-row>
              <table:table-cell office:value-type="string">
                <text:p>2021-01-31</text:p>
              </table:table-cell>
              <table:table-cell office:value-type="float" office:value="6342.42857142857">
                <text:p>6342.42857142857</text:p>
              </table:table-cell>
              <table:table-cell office:value-type="float" office:value="482.428571428572">
                <text:p>482.428571428572</text:p>
              </table:table-cell>
            </table:table-row>
            <table:table-row>
              <table:table-cell office:value-type="string">
                <text:p>2021-02-01</text:p>
              </table:table-cell>
              <table:table-cell office:value-type="float" office:value="5825">
                <text:p>5825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021-02-02</text:p>
              </table:table-cell>
              <table:table-cell office:value-type="float" office:value="5538.85714285714">
                <text:p>5538.85714285714</text:p>
              </table:table-cell>
              <table:table-cell office:value-type="float" office:value="468.857142857143">
                <text:p>468.857142857143</text:p>
              </table:table-cell>
            </table:table-row>
            <table:table-row>
              <table:table-cell office:value-type="string">
                <text:p>2021-02-03</text:p>
              </table:table-cell>
              <table:table-cell office:value-type="float" office:value="5054.28571428571">
                <text:p>5054.28571428571</text:p>
              </table:table-cell>
              <table:table-cell office:value-type="float" office:value="449.857142857143">
                <text:p>449.857142857143</text:p>
              </table:table-cell>
            </table:table-row>
            <table:table-row>
              <table:table-cell office:value-type="string">
                <text:p>2021-02-04</text:p>
              </table:table-cell>
              <table:table-cell office:value-type="float" office:value="4624">
                <text:p>4624</text:p>
              </table:table-cell>
              <table:table-cell office:value-type="float" office:value="399.142857142857">
                <text:p>399.142857142857</text:p>
              </table:table-cell>
            </table:table-row>
            <table:table-row>
              <table:table-cell office:value-type="string">
                <text:p>2021-02-05</text:p>
              </table:table-cell>
              <table:table-cell office:value-type="float" office:value="4138.42857142857">
                <text:p>4138.42857142857</text:p>
              </table:table-cell>
              <table:table-cell office:value-type="float" office:value="357.142857142857">
                <text:p>357.142857142857</text:p>
              </table:table-cell>
            </table:table-row>
            <table:table-row>
              <table:table-cell office:value-type="string">
                <text:p>2021-02-06</text:p>
              </table:table-cell>
              <table:table-cell office:value-type="float" office:value="3796.71428571429">
                <text:p>3796.71428571429</text:p>
              </table:table-cell>
              <table:table-cell office:value-type="float" office:value="324.142857142857">
                <text:p>324.142857142857</text:p>
              </table:table-cell>
            </table:table-row>
            <table:table-row>
              <table:table-cell office:value-type="string">
                <text:p>2021-02-07</text:p>
              </table:table-cell>
              <table:table-cell office:value-type="float" office:value="3494.85714285714">
                <text:p>3494.85714285714</text:p>
              </table:table-cell>
              <table:table-cell office:value-type="float" office:value="318.428571428571">
                <text:p>318.428571428571</text:p>
              </table:table-cell>
            </table:table-row>
            <table:table-row>
              <table:table-cell office:value-type="string">
                <text:p>2021-02-08</text:p>
              </table:table-cell>
              <table:table-cell office:value-type="float" office:value="3196.28571428571">
                <text:p>3196.28571428571</text:p>
              </table:table-cell>
              <table:table-cell office:value-type="float" office:value="303.714285714286">
                <text:p>303.714285714286</text:p>
              </table:table-cell>
            </table:table-row>
            <table:table-row>
              <table:table-cell office:value-type="string">
                <text:p>2021-02-09</text:p>
              </table:table-cell>
              <table:table-cell office:value-type="float" office:value="3028.85714285714">
                <text:p>3028.85714285714</text:p>
              </table:table-cell>
              <table:table-cell office:value-type="float" office:value="296.285714285714">
                <text:p>296.285714285714</text:p>
              </table:table-cell>
            </table:table-row>
            <table:table-row>
              <table:table-cell office:value-type="string">
                <text:p>2021-02-10</text:p>
              </table:table-cell>
              <table:table-cell office:value-type="float" office:value="2899.28571428571">
                <text:p>2899.28571428571</text:p>
              </table:table-cell>
              <table:table-cell office:value-type="float" office:value="274.714285714286">
                <text:p>274.714285714286</text:p>
              </table:table-cell>
            </table:table-row>
            <table:table-row>
              <table:table-cell office:value-type="string">
                <text:p>2021-02-11</text:p>
              </table:table-cell>
              <table:table-cell office:value-type="float" office:value="2770.85714285714">
                <text:p>2770.85714285714</text:p>
              </table:table-cell>
              <table:table-cell office:value-type="float" office:value="257.285714285714">
                <text:p>257.285714285714</text:p>
              </table:table-cell>
            </table:table-row>
            <table:table-row>
              <table:table-cell office:value-type="string">
                <text:p>2021-02-12</text:p>
              </table:table-cell>
              <table:table-cell office:value-type="float" office:value="2590.42857142857">
                <text:p>2590.42857142857</text:p>
              </table:table-cell>
              <table:table-cell office:value-type="float" office:value="253.857142857143">
                <text:p>253.857142857143</text:p>
              </table:table-cell>
            </table:table-row>
            <table:table-row>
              <table:table-cell office:value-type="string">
                <text:p>2021-02-13</text:p>
              </table:table-cell>
              <table:table-cell office:value-type="float" office:value="2452.14285714286">
                <text:p>2452.14285714286</text:p>
              </table:table-cell>
              <table:table-cell office:value-type="float" office:value="252.571428571429">
                <text:p>252.571428571429</text:p>
              </table:table-cell>
            </table:table-row>
            <table:table-row>
              <table:table-cell office:value-type="string">
                <text:p>2021-02-14</text:p>
              </table:table-cell>
              <table:table-cell office:value-type="float" office:value="2337.57142857143">
                <text:p>2337.57142857143</text:p>
              </table:table-cell>
              <table:table-cell office:value-type="float" office:value="234.428571428571">
                <text:p>234.428571428571</text:p>
              </table:table-cell>
            </table:table-row>
            <table:table-row>
              <table:table-cell office:value-type="string">
                <text:p>2021-02-15</text:p>
              </table:table-cell>
              <table:table-cell office:value-type="float" office:value="2238.85714285714">
                <text:p>2238.85714285714</text:p>
              </table:table-cell>
              <table:table-cell office:value-type="float" office:value="229.857142857143">
                <text:p>229.857142857143</text:p>
              </table:table-cell>
            </table:table-row>
            <table:table-row>
              <table:table-cell office:value-type="string">
                <text:p>2021-02-16</text:p>
              </table:table-cell>
              <table:table-cell office:value-type="float" office:value="2199.71428571429">
                <text:p>2199.71428571429</text:p>
              </table:table-cell>
              <table:table-cell office:value-type="float" office:value="231.571428571429">
                <text:p>231.571428571429</text:p>
              </table:table-cell>
            </table:table-row>
            <table:table-row>
              <table:table-cell office:value-type="string">
                <text:p>2021-02-17</text:p>
              </table:table-cell>
              <table:table-cell office:value-type="float" office:value="2123.71428571429">
                <text:p>2123.71428571429</text:p>
              </table:table-cell>
              <table:table-cell office:value-type="float" office:value="206.285714285714">
                <text:p>206.285714285714</text:p>
              </table:table-cell>
            </table:table-row>
            <table:table-row>
              <table:table-cell office:value-type="string">
                <text:p>2021-02-18</text:p>
              </table:table-cell>
              <table:table-cell office:value-type="float" office:value="2003.85714285714">
                <text:p>2003.85714285714</text:p>
              </table:table-cell>
              <table:table-cell office:value-type="float" office:value="190.428571428571">
                <text:p>190.428571428571</text:p>
              </table:table-cell>
            </table:table-row>
            <table:table-row>
              <table:table-cell office:value-type="string">
                <text:p>2021-02-19</text:p>
              </table:table-cell>
              <table:table-cell office:value-type="float" office:value="1980.85714285714">
                <text:p>1980.85714285714</text:p>
              </table:table-cell>
              <table:table-cell office:value-type="float" office:value="189.428571428571">
                <text:p>189.428571428571</text:p>
              </table:table-cell>
            </table:table-row>
            <table:table-row>
              <table:table-cell office:value-type="string">
                <text:p>2021-02-20</text:p>
              </table:table-cell>
              <table:table-cell office:value-type="float" office:value="1856.57142857143">
                <text:p>1856.57142857143</text:p>
              </table:table-cell>
              <table:table-cell office:value-type="float" office:value="169.857142857143">
                <text:p>169.857142857143</text:p>
              </table:table-cell>
            </table:table-row>
            <table:table-row>
              <table:table-cell office:value-type="string">
                <text:p>2021-02-21</text:p>
              </table:table-cell>
              <table:table-cell office:value-type="float" office:value="1757.71428571429">
                <text:p>1757.71428571429</text:p>
              </table:table-cell>
              <table:table-cell office:value-type="float" office:value="159.857142857143">
                <text:p>159.857142857143</text:p>
              </table:table-cell>
            </table:table-row>
            <table:table-row>
              <table:table-cell office:value-type="string">
                <text:p>2021-02-22</text:p>
              </table:table-cell>
              <table:table-cell office:value-type="float" office:value="1712.71428571429">
                <text:p>1712.71428571429</text:p>
              </table:table-cell>
              <table:table-cell office:value-type="float" office:value="164.857142857143">
                <text:p>164.857142857143</text:p>
              </table:table-cell>
            </table:table-row>
            <table:table-row>
              <table:table-cell office:value-type="string">
                <text:p>2021-02-23</text:p>
              </table:table-cell>
              <table:table-cell office:value-type="float" office:value="1668.42857142857">
                <text:p>1668.42857142857</text:p>
              </table:table-cell>
              <table:table-cell office:value-type="float" office:value="150.857142857143">
                <text:p>150.857142857143</text:p>
              </table:table-cell>
            </table:table-row>
            <table:table-row>
              <table:table-cell office:value-type="string">
                <text:p>2021-02-24</text:p>
              </table:table-cell>
              <table:table-cell office:value-type="float" office:value="1638.14285714286">
                <text:p>1638.14285714286</text:p>
              </table:table-cell>
              <table:table-cell office:value-type="float" office:value="157.142857142857">
                <text:p>157.142857142857</text:p>
              </table:table-cell>
            </table:table-row>
            <table:table-row>
              <table:table-cell office:value-type="string">
                <text:p>2021-02-25</text:p>
              </table:table-cell>
              <table:table-cell office:value-type="float" office:value="1572.71428571429">
                <text:p>1572.71428571429</text:p>
              </table:table-cell>
              <table:table-cell office:value-type="float" office:value="149.285714285714">
                <text:p>149.285714285714</text:p>
              </table:table-cell>
            </table:table-row>
            <table:table-row>
              <table:table-cell office:value-type="string">
                <text:p>2021-02-26</text:p>
              </table:table-cell>
              <table:table-cell office:value-type="float" office:value="1479.71428571429">
                <text:p>1479.7142857142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21-02-27</text:p>
              </table:table-cell>
              <table:table-cell office:value-type="float" office:value="1443">
                <text:p>1443</text:p>
              </table:table-cell>
              <table:table-cell office:value-type="float" office:value="132.142857142857">
                <text:p>132.142857142857</text:p>
              </table:table-cell>
            </table:table-row>
            <table:table-row>
              <table:table-cell office:value-type="string">
                <text:p>2021-02-28</text:p>
              </table:table-cell>
              <table:table-cell office:value-type="float" office:value="1408.28571428571">
                <text:p>1408.2857142857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21-03-01</text:p>
              </table:table-cell>
              <table:table-cell office:value-type="float" office:value="1371">
                <text:p>1371</text:p>
              </table:table-cell>
              <table:table-cell office:value-type="float" office:value="134.285714285714">
                <text:p>134.285714285714</text:p>
              </table:table-cell>
            </table:table-row>
            <table:table-row>
              <table:table-cell office:value-type="string">
                <text:p>2021-03-02</text:p>
              </table:table-cell>
              <table:table-cell office:value-type="float" office:value="1338.71428571429">
                <text:p>1338.71428571429</text:p>
              </table:table-cell>
              <table:table-cell office:value-type="float" office:value="132.428571428571">
                <text:p>132.428571428571</text:p>
              </table:table-cell>
            </table:table-row>
            <table:table-row>
              <table:table-cell office:value-type="string">
                <text:p>2021-03-03</text:p>
              </table:table-cell>
              <table:table-cell office:value-type="float" office:value="1318.42857142857">
                <text:p>1318.42857142857</text:p>
              </table:table-cell>
              <table:table-cell office:value-type="float" office:value="122.571428571429">
                <text:p>122.571428571429</text:p>
              </table:table-cell>
            </table:table-row>
            <table:table-row>
              <table:table-cell office:value-type="string">
                <text:p>2021-03-04</text:p>
              </table:table-cell>
              <table:table-cell office:value-type="float" office:value="1259.14285714286">
                <text:p>1259.14285714286</text:p>
              </table:table-cell>
              <table:table-cell office:value-type="float" office:value="120.428571428571">
                <text:p>120.428571428571</text:p>
              </table:table-cell>
            </table:table-row>
            <table:table-row>
              <table:table-cell office:value-type="string">
                <text:p>2021-03-05</text:p>
              </table:table-cell>
              <table:table-cell office:value-type="float" office:value="1220.28571428571">
                <text:p>1220.28571428571</text:p>
              </table:table-cell>
              <table:table-cell office:value-type="float" office:value="113.571428571429">
                <text:p>113.571428571429</text:p>
              </table:table-cell>
            </table:table-row>
            <table:table-row>
              <table:table-cell office:value-type="string">
                <text:p>2021-03-06</text:p>
              </table:table-cell>
              <table:table-cell office:value-type="float" office:value="1171.57142857143">
                <text:p>1171.57142857143</text:p>
              </table:table-cell>
              <table:table-cell office:value-type="float" office:value="111.714285714286">
                <text:p>111.714285714286</text:p>
              </table:table-cell>
            </table:table-row>
            <table:table-row>
              <table:table-cell office:value-type="string">
                <text:p>2021-03-07</text:p>
              </table:table-cell>
              <table:table-cell office:value-type="float" office:value="1140.14285714286">
                <text:p>1140.14285714286</text:p>
              </table:table-cell>
              <table:table-cell office:value-type="float" office:value="100.857142857143">
                <text:p>100.857142857143</text:p>
              </table:table-cell>
            </table:table-row>
            <table:table-row>
              <table:table-cell office:value-type="string">
                <text:p>2021-03-08</text:p>
              </table:table-cell>
              <table:table-cell office:value-type="float" office:value="1096.42857142857">
                <text:p>1096.42857142857</text:p>
              </table:table-cell>
              <table:table-cell office:value-type="float" office:value="97.8571428571429">
                <text:p>97.8571428571429</text:p>
              </table:table-cell>
            </table:table-row>
            <table:table-row>
              <table:table-cell office:value-type="string">
                <text:p>2021-03-09</text:p>
              </table:table-cell>
              <table:table-cell office:value-type="float" office:value="1106.71428571429">
                <text:p>1106.71428571429</text:p>
              </table:table-cell>
              <table:table-cell office:value-type="float" office:value="103.714285714286">
                <text:p>103.714285714286</text:p>
              </table:table-cell>
            </table:table-row>
            <table:table-row>
              <table:table-cell office:value-type="string">
                <text:p>2021-03-10</text:p>
              </table:table-cell>
              <table:table-cell office:value-type="float" office:value="1126">
                <text:p>1126</text:p>
              </table:table-cell>
              <table:table-cell office:value-type="float" office:value="90.7142857142857">
                <text:p>90.7142857142857</text:p>
              </table:table-cell>
            </table:table-row>
            <table:table-row>
              <table:table-cell office:value-type="string">
                <text:p>2021-03-11</text:p>
              </table:table-cell>
              <table:table-cell office:value-type="float" office:value="1130.28571428571">
                <text:p>1130.28571428571</text:p>
              </table:table-cell>
              <table:table-cell office:value-type="float" office:value="92.7142857142857">
                <text:p>92.7142857142857</text:p>
              </table:table-cell>
            </table:table-row>
            <table:table-row>
              <table:table-cell office:value-type="string">
                <text:p>2021-03-12</text:p>
              </table:table-cell>
              <table:table-cell office:value-type="float" office:value="1140.28571428571">
                <text:p>1140.28571428571</text:p>
              </table:table-cell>
              <table:table-cell office:value-type="float" office:value="92.5714285714286">
                <text:p>92.5714285714286</text:p>
              </table:table-cell>
            </table:table-row>
            <table:table-row>
              <table:table-cell office:value-type="string">
                <text:p>2021-03-13</text:p>
              </table:table-cell>
              <table:table-cell office:value-type="float" office:value="1127.71428571429">
                <text:p>1127.71428571429</text:p>
              </table:table-cell>
              <table:table-cell office:value-type="float" office:value="87.5714285714286">
                <text:p>87.5714285714286</text:p>
              </table:table-cell>
            </table:table-row>
            <table:table-row>
              <table:table-cell office:value-type="string">
                <text:p>2021-03-14</text:p>
              </table:table-cell>
              <table:table-cell office:value-type="float" office:value="1172.57142857143">
                <text:p>1172.57142857143</text:p>
              </table:table-cell>
              <table:table-cell office:value-type="float" office:value="87.7142857142857">
                <text:p>87.7142857142857</text:p>
              </table:table-cell>
            </table:table-row>
            <table:table-row>
              <table:table-cell office:value-type="string">
                <text:p>2021-03-15</text:p>
              </table:table-cell>
              <table:table-cell office:value-type="float" office:value="1193.14285714286">
                <text:p>1193.14285714286</text:p>
              </table:table-cell>
              <table:table-cell office:value-type="float" office:value="92.5714285714286">
                <text:p>92.5714285714286</text:p>
              </table:table-cell>
            </table:table-row>
            <table:table-row>
              <table:table-cell office:value-type="string">
                <text:p>2021-03-16</text:p>
              </table:table-cell>
              <table:table-cell office:value-type="float" office:value="1189.57142857143">
                <text:p>1189.57142857143</text:p>
              </table:table-cell>
              <table:table-cell office:value-type="float" office:value="88.2857142857143">
                <text:p>88.2857142857143</text:p>
              </table:table-cell>
            </table:table-row>
            <table:table-row>
              <table:table-cell office:value-type="string">
                <text:p>2021-03-17</text:p>
              </table:table-cell>
              <table:table-cell office:value-type="float" office:value="1181.28571428571">
                <text:p>1181.28571428571</text:p>
              </table:table-cell>
              <table:table-cell office:value-type="float" office:value="93.4285714285714">
                <text:p>93.4285714285714</text:p>
              </table:table-cell>
            </table:table-row>
            <table:table-row>
              <table:table-cell office:value-type="string">
                <text:p>2021-03-18</text:p>
              </table:table-cell>
              <table:table-cell office:value-type="float" office:value="1189">
                <text:p>1189</text:p>
              </table:table-cell>
              <table:table-cell office:value-type="float" office:value="88.4285714285714">
                <text:p>88.4285714285714</text:p>
              </table:table-cell>
            </table:table-row>
            <table:table-row>
              <table:table-cell office:value-type="string">
                <text:p>2021-03-19</text:p>
              </table:table-cell>
              <table:table-cell office:value-type="float" office:value="1187.57142857143">
                <text:p>1187.57142857143</text:p>
              </table:table-cell>
              <table:table-cell office:value-type="float" office:value="87.7142857142857">
                <text:p>87.7142857142857</text:p>
              </table:table-cell>
            </table:table-row>
            <table:table-row>
              <table:table-cell office:value-type="string">
                <text:p>2021-03-20</text:p>
              </table:table-cell>
              <table:table-cell office:value-type="float" office:value="1221.42857142857">
                <text:p>1221.42857142857</text:p>
              </table:table-cell>
              <table:table-cell office:value-type="float" office:value="122.285714285714">
                <text:p>122.285714285714</text:p>
              </table:table-cell>
            </table:table-row>
            <table:table-row>
              <table:table-cell office:value-type="string">
                <text:p>2021-03-21</text:p>
              </table:table-cell>
              <table:table-cell office:value-type="float" office:value="1198.14285714286">
                <text:p>1198.14285714286</text:p>
              </table:table-cell>
              <table:table-cell office:value-type="float" office:value="117.285714285714">
                <text:p>117.285714285714</text:p>
              </table:table-cell>
            </table:table-row>
            <table:table-row>
              <table:table-cell office:value-type="string">
                <text:p>2021-03-22</text:p>
              </table:table-cell>
              <table:table-cell office:value-type="float" office:value="1204.57142857143">
                <text:p>1204.57142857143</text:p>
              </table:table-cell>
              <table:table-cell office:value-type="float" office:value="112.142857142857">
                <text:p>112.142857142857</text:p>
              </table:table-cell>
            </table:table-row>
            <table:table-row>
              <table:table-cell office:value-type="string">
                <text:p>2021-03-23</text:p>
              </table:table-cell>
              <table:table-cell office:value-type="float" office:value="1202.57142857143">
                <text:p>1202.57142857143</text:p>
              </table:table-cell>
              <table:table-cell office:value-type="float" office:value="110.714285714286">
                <text:p>110.714285714286</text:p>
              </table:table-cell>
            </table:table-row>
            <table:table-row>
              <table:table-cell office:value-type="string">
                <text:p>2021-03-24</text:p>
              </table:table-cell>
              <table:table-cell office:value-type="float" office:value="1142.14285714286">
                <text:p>1142.14285714286</text:p>
              </table:table-cell>
              <table:table-cell office:value-type="float" office:value="98.7142857142857">
                <text:p>98.7142857142857</text:p>
              </table:table-cell>
            </table:table-row>
            <table:table-row>
              <table:table-cell office:value-type="string">
                <text:p>2021-03-25</text:p>
              </table:table-cell>
              <table:table-cell office:value-type="float" office:value="1073.14285714286">
                <text:p>1073.14285714286</text:p>
              </table:table-cell>
              <table:table-cell office:value-type="float" office:value="105.428571428571">
                <text:p>105.428571428571</text:p>
              </table:table-cell>
            </table:table-row>
            <table:table-row>
              <table:table-cell office:value-type="string">
                <text:p>2021-03-26</text:p>
              </table:table-cell>
              <table:table-cell office:value-type="float" office:value="1086">
                <text:p>1086</text:p>
              </table:table-cell>
              <table:table-cell office:value-type="float" office:value="115.857142857143">
                <text:p>115.857142857143</text:p>
              </table:table-cell>
            </table:table-row>
            <table:table-row>
              <table:table-cell office:value-type="string">
                <text:p>2021-03-27</text:p>
              </table:table-cell>
              <table:table-cell office:value-type="float" office:value="1093.71428571429">
                <text:p>1093.7142857142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21-03-28</text:p>
              </table:table-cell>
              <table:table-cell office:value-type="float" office:value="1095">
                <text:p>1095</text:p>
              </table:table-cell>
              <table:table-cell office:value-type="float" office:value="80.8571428571429">
                <text:p>80.8571428571429</text:p>
              </table:table-cell>
            </table:table-row>
            <table:table-row>
              <table:table-cell office:value-type="string">
                <text:p>2021-03-29</text:p>
              </table:table-cell>
              <table:table-cell office:value-type="float" office:value="1082.71428571429">
                <text:p>1082.71428571429</text:p>
              </table:table-cell>
              <table:table-cell office:value-type="float" office:value="78.8571428571429">
                <text:p>78.8571428571429</text:p>
              </table:table-cell>
            </table:table-row>
            <table:table-row>
              <table:table-cell office:value-type="string">
                <text:p>2021-03-30</text:p>
              </table:table-cell>
              <table:table-cell office:value-type="float" office:value="1075.42857142857">
                <text:p>1075.42857142857</text:p>
              </table:table-cell>
              <table:table-cell office:value-type="float" office:value="73.4285714285714">
                <text:p>73.4285714285714</text:p>
              </table:table-cell>
            </table:table-row>
            <table:table-row>
              <table:table-cell office:value-type="string">
                <text:p>2021-03-31</text:p>
              </table:table-cell>
              <table:table-cell office:value-type="float" office:value="1110.57142857143">
                <text:p>1110.57142857143</text:p>
              </table:table-cell>
              <table:table-cell office:value-type="float" office:value="76.7142857142857">
                <text:p>76.7142857142857</text:p>
              </table:table-cell>
            </table:table-row>
            <table:table-row>
              <table:table-cell office:value-type="string">
                <text:p>2021-04-01</text:p>
              </table:table-cell>
              <table:table-cell office:value-type="float" office:value="1164">
                <text:p>1164</text:p>
              </table:table-cell>
              <table:table-cell office:value-type="float" office:value="67.7142857142857">
                <text:p>67.7142857142857</text:p>
              </table:table-cell>
            </table:table-row>
            <table:table-row>
              <table:table-cell office:value-type="string">
                <text:p>2021-04-02</text:p>
              </table:table-cell>
              <table:table-cell office:value-type="float" office:value="1126.85714285714">
                <text:p>1126.85714285714</text:p>
              </table:table-cell>
              <table:table-cell office:value-type="float" office:value="51.7142857142857">
                <text:p>51.7142857142857</text:p>
              </table:table-cell>
            </table:table-row>
            <table:table-row>
              <table:table-cell office:value-type="string">
                <text:p>2021-04-03</text:p>
              </table:table-cell>
              <table:table-cell office:value-type="float" office:value="1092.14285714286">
                <text:p>1092.14285714286</text:p>
              </table:table-cell>
              <table:table-cell office:value-type="float" office:value="49.1428571428571">
                <text:p>49.1428571428571</text:p>
              </table:table-cell>
            </table:table-row>
            <table:table-row>
              <table:table-cell office:value-type="string">
                <text:p>2021-04-04</text:p>
              </table:table-cell>
              <table:table-cell office:value-type="float" office:value="1005">
                <text:p>1005</text:p>
              </table:table-cell>
              <table:table-cell office:value-type="float" office:value="43.7142857142857">
                <text:p>43.7142857142857</text:p>
              </table:table-cell>
            </table:table-row>
            <table:table-row>
              <table:table-cell office:value-type="string">
                <text:p>2021-04-05</text:p>
              </table:table-cell>
              <table:table-cell office:value-type="float" office:value="933.285714285714">
                <text:p>933.285714285714</text:p>
              </table:table-cell>
              <table:table-cell office:value-type="float" office:value="46.2857142857143">
                <text:p>46.2857142857143</text:p>
              </table:table-cell>
            </table:table-row>
            <table:table-row>
              <table:table-cell office:value-type="string">
                <text:p>2021-04-06</text:p>
              </table:table-cell>
              <table:table-cell office:value-type="float" office:value="919.571428571429">
                <text:p>919.571428571429</text:p>
              </table:table-cell>
              <table:table-cell office:value-type="float" office:value="40.7142857142857">
                <text:p>40.7142857142857</text:p>
              </table:table-cell>
            </table:table-row>
            <table:table-row>
              <table:table-cell office:value-type="string">
                <text:p>2021-04-07</text:p>
              </table:table-cell>
              <table:table-cell office:value-type="float" office:value="874">
                <text:p>874</text:p>
              </table:table-cell>
              <table:table-cell office:value-type="float" office:value="34.8571428571429">
                <text:p>34.8571428571429</text:p>
              </table:table-cell>
            </table:table-row>
            <table:table-row>
              <table:table-cell office:value-type="string">
                <text:p>2021-04-08</text:p>
              </table:table-cell>
              <table:table-cell office:value-type="float" office:value="778.857142857143">
                <text:p>778.857142857143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string">
                <text:p>2021-04-09</text:p>
              </table:table-cell>
              <table:table-cell office:value-type="float" office:value="789.142857142857">
                <text:p>789.142857142857</text:p>
              </table:table-cell>
              <table:table-cell office:value-type="float" office:value="39.4285714285714">
                <text:p>39.4285714285714</text:p>
              </table:table-cell>
            </table:table-row>
            <table:table-row>
              <table:table-cell office:value-type="string">
                <text:p>2021-04-10</text:p>
              </table:table-cell>
              <table:table-cell office:value-type="float" office:value="788.285714285714">
                <text:p>788.2857142857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21-04-11</text:p>
              </table:table-cell>
              <table:table-cell office:value-type="float" office:value="860.857142857143">
                <text:p>860.857142857143</text:p>
              </table:table-cell>
              <table:table-cell office:value-type="float" office:value="43.1428571428572">
                <text:p>43.1428571428572</text:p>
              </table:table-cell>
            </table:table-row>
            <table:table-row>
              <table:table-cell office:value-type="string">
                <text:p>2021-04-12</text:p>
              </table:table-cell>
              <table:table-cell office:value-type="float" office:value="927.714285714286">
                <text:p>927.714285714286</text:p>
              </table:table-cell>
              <table:table-cell office:value-type="float" office:value="47.8571428571429">
                <text:p>47.8571428571429</text:p>
              </table:table-cell>
            </table:table-row>
            <table:table-row>
              <table:table-cell office:value-type="string">
                <text:p>2021-04-13</text:p>
              </table:table-cell>
              <table:table-cell office:value-type="float" office:value="956.714285714286">
                <text:p>956.714285714286</text:p>
              </table:table-cell>
              <table:table-cell office:value-type="float" office:value="51.5714285714286">
                <text:p>51.5714285714286</text:p>
              </table:table-cell>
            </table:table-row>
            <table:table-row>
              <table:table-cell office:value-type="string">
                <text:p>2021-04-14</text:p>
              </table:table-cell>
              <table:table-cell office:value-type="float" office:value="1015.28571428571">
                <text:p>1015.28571428571</text:p>
              </table:table-cell>
              <table:table-cell office:value-type="float" office:value="55.8571428571429">
                <text:p>55.8571428571429</text:p>
              </table:table-cell>
            </table:table-row>
            <table:table-row>
              <table:table-cell office:value-type="string">
                <text:p>2021-04-15</text:p>
              </table:table-cell>
              <table:table-cell office:value-type="float" office:value="1135.71428571429">
                <text:p>1135.71428571429</text:p>
              </table:table-cell>
              <table:table-cell office:value-type="float" office:value="55.2857142857143">
                <text:p>55.2857142857143</text:p>
              </table:table-cell>
            </table:table-row>
            <table:table-row>
              <table:table-cell office:value-type="string">
                <text:p>2021-04-16</text:p>
              </table:table-cell>
              <table:table-cell office:value-type="float" office:value="1136.57142857143">
                <text:p>1136.57142857143</text:p>
              </table:table-cell>
              <table:table-cell office:value-type="float" office:value="56.8571428571429">
                <text:p>56.8571428571429</text:p>
              </table:table-cell>
            </table:table-row>
            <table:table-row>
              <table:table-cell office:value-type="string">
                <text:p>2021-04-17</text:p>
              </table:table-cell>
              <table:table-cell office:value-type="float" office:value="1159">
                <text:p>1159</text:p>
              </table:table-cell>
              <table:table-cell office:value-type="float" office:value="62.4285714285714">
                <text:p>62.4285714285714</text:p>
              </table:table-cell>
            </table:table-row>
            <table:table-row>
              <table:table-cell office:value-type="string">
                <text:p>2021-04-18</text:p>
              </table:table-cell>
              <table:table-cell office:value-type="float" office:value="1164.71428571429">
                <text:p>1164.714285714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21-04-19</text:p>
              </table:table-cell>
              <table:table-cell office:value-type="float" office:value="1187.28571428571">
                <text:p>1187.28571428571</text:p>
              </table:table-cell>
              <table:table-cell office:value-type="float" office:value="59.1428571428571">
                <text:p>59.1428571428571</text:p>
              </table:table-cell>
            </table:table-row>
            <table:table-row>
              <table:table-cell office:value-type="string">
                <text:p>2021-04-20</text:p>
              </table:table-cell>
              <table:table-cell office:value-type="float" office:value="1200">
                <text:p>1200</text:p>
              </table:table-cell>
              <table:table-cell office:value-type="float" office:value="57.2857142857143">
                <text:p>57.2857142857143</text:p>
              </table:table-cell>
            </table:table-row>
            <table:table-row>
              <table:table-cell office:value-type="string">
                <text:p>2021-04-21</text:p>
              </table:table-cell>
              <table:table-cell office:value-type="float" office:value="1200.85714285714">
                <text:p>1200.85714285714</text:p>
              </table:table-cell>
              <table:table-cell office:value-type="float" office:value="66.2857142857143">
                <text:p>66.2857142857143</text:p>
              </table:table-cell>
            </table:table-row>
            <table:table-row>
              <table:table-cell office:value-type="string">
                <text:p>2021-04-22</text:p>
              </table:table-cell>
              <table:table-cell office:value-type="float" office:value="1196.57142857143">
                <text:p>1196.57142857143</text:p>
              </table:table-cell>
              <table:table-cell office:value-type="float" office:value="63.1428571428572">
                <text:p>63.1428571428572</text:p>
              </table:table-cell>
            </table:table-row>
            <table:table-row>
              <table:table-cell office:value-type="string">
                <text:p>2021-04-23</text:p>
              </table:table-cell>
              <table:table-cell office:value-type="float" office:value="1202.42857142857">
                <text:p>1202.42857142857</text:p>
              </table:table-cell>
              <table:table-cell office:value-type="float" office:value="60.5714285714286">
                <text:p>60.5714285714286</text:p>
              </table:table-cell>
            </table:table-row>
            <table:table-row>
              <table:table-cell office:value-type="string">
                <text:p>2021-04-24</text:p>
              </table:table-cell>
              <table:table-cell office:value-type="float" office:value="1232.85714285714">
                <text:p>1232.85714285714</text:p>
              </table:table-cell>
              <table:table-cell office:value-type="float" office:value="57.5714285714286">
                <text:p>57.5714285714286</text:p>
              </table:table-cell>
            </table:table-row>
            <table:table-row>
              <table:table-cell office:value-type="string">
                <text:p>2021-04-25</text:p>
              </table:table-cell>
              <table:table-cell office:value-type="float" office:value="1241.42857142857">
                <text:p>1241.42857142857</text:p>
              </table:table-cell>
              <table:table-cell office:value-type="float" office:value="59.1428571428571">
                <text:p>59.1428571428571</text:p>
              </table:table-cell>
            </table:table-row>
            <table:table-row>
              <table:table-cell office:value-type="string">
                <text:p>2021-04-26</text:p>
              </table:table-cell>
              <table:table-cell office:value-type="float" office:value="1243.14285714286">
                <text:p>1243.14285714286</text:p>
              </table:table-cell>
              <table:table-cell office:value-type="float" office:value="58.8571428571429">
                <text:p>58.8571428571429</text:p>
              </table:table-cell>
            </table:table-row>
            <table:table-row>
              <table:table-cell office:value-type="string">
                <text:p>2021-04-27</text:p>
              </table:table-cell>
              <table:table-cell office:value-type="float" office:value="1258.14285714286">
                <text:p>1258.14285714286</text:p>
              </table:table-cell>
              <table:table-cell office:value-type="float" office:value="61.2857142857143">
                <text:p>61.2857142857143</text:p>
              </table:table-cell>
            </table:table-row>
            <table:table-row>
              <table:table-cell office:value-type="string">
                <text:p>2021-04-28</text:p>
              </table:table-cell>
              <table:table-cell office:value-type="float" office:value="1262">
                <text:p>12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21-04-29</text:p>
              </table:table-cell>
              <table:table-cell office:value-type="float" office:value="1216.42857142857">
                <text:p>1216.42857142857</text:p>
              </table:table-cell>
              <table:table-cell office:value-type="float" office:value="49.2857142857143">
                <text:p>49.2857142857143</text:p>
              </table:table-cell>
            </table:table-row>
            <table:table-row>
              <table:table-cell office:value-type="string">
                <text:p>2021-04-30</text:p>
              </table:table-cell>
              <table:table-cell office:value-type="float" office:value="1169.71428571429">
                <text:p>1169.714285714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21-05-01</text:p>
              </table:table-cell>
              <table:table-cell office:value-type="float" office:value="1175">
                <text:p>1175</text:p>
              </table:table-cell>
              <table:table-cell office:value-type="float" office:value="40.5714285714286">
                <text:p>40.5714285714286</text:p>
              </table:table-cell>
            </table:table-row>
            <table:table-row>
              <table:table-cell office:value-type="string">
                <text:p>2021-05-02</text:p>
              </table:table-cell>
              <table:table-cell office:value-type="float" office:value="1210.28571428571">
                <text:p>1210.28571428571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string">
                <text:p>2021-05-03</text:p>
              </table:table-cell>
              <table:table-cell office:value-type="float" office:value="1227.57142857143">
                <text:p>1227.57142857143</text:p>
              </table:table-cell>
              <table:table-cell office:value-type="float" office:value="38.4285714285714">
                <text:p>38.4285714285714</text:p>
              </table:table-cell>
            </table:table-row>
            <table:table-row>
              <table:table-cell office:value-type="string">
                <text:p>2021-05-04</text:p>
              </table:table-cell>
              <table:table-cell office:value-type="float" office:value="1234.42857142857">
                <text:p>1234.428571428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21-05-05</text:p>
              </table:table-cell>
              <table:table-cell office:value-type="float" office:value="1278.28571428571">
                <text:p>1278.28571428571</text:p>
              </table:table-cell>
              <table:table-cell office:value-type="float" office:value="39.1428571428571">
                <text:p>39.1428571428571</text:p>
              </table:table-cell>
            </table:table-row>
            <table:table-row>
              <table:table-cell office:value-type="string">
                <text:p>2021-05-06</text:p>
              </table:table-cell>
              <table:table-cell office:value-type="float" office:value="1395.85714285714">
                <text:p>1395.85714285714</text:p>
              </table:table-cell>
              <table:table-cell office:value-type="float" office:value="38.8571428571429">
                <text:p>38.8571428571429</text:p>
              </table:table-cell>
            </table:table-row>
            <table:table-row>
              <table:table-cell office:value-type="string">
                <text:p>2021-05-07</text:p>
              </table:table-cell>
              <table:table-cell office:value-type="float" office:value="1547.71428571429">
                <text:p>1547.71428571429</text:p>
              </table:table-cell>
              <table:table-cell office:value-type="float" office:value="41.2857142857143">
                <text:p>41.2857142857143</text:p>
              </table:table-cell>
            </table:table-row>
            <table:table-row>
              <table:table-cell office:value-type="string">
                <text:p>2021-05-08</text:p>
              </table:table-cell>
              <table:table-cell office:value-type="float" office:value="1630.85714285714">
                <text:p>1630.85714285714</text:p>
              </table:table-cell>
              <table:table-cell office:value-type="float" office:value="48.1428571428572">
                <text:p>48.1428571428572</text:p>
              </table:table-cell>
            </table:table-row>
            <table:table-row>
              <table:table-cell office:value-type="string">
                <text:p>2021-05-09</text:p>
              </table:table-cell>
              <table:table-cell office:value-type="float" office:value="1710.71428571429">
                <text:p>1710.71428571429</text:p>
              </table:table-cell>
              <table:table-cell office:value-type="float" office:value="45.4285714285714">
                <text:p>45.4285714285714</text:p>
              </table:table-cell>
            </table:table-row>
            <table:table-row>
              <table:table-cell office:value-type="string">
                <text:p>2021-05-10</text:p>
              </table:table-cell>
              <table:table-cell office:value-type="float" office:value="1790.14285714286">
                <text:p>1790.14285714286</text:p>
              </table:table-cell>
              <table:table-cell office:value-type="float" office:value="45.4285714285714">
                <text:p>45.4285714285714</text:p>
              </table:table-cell>
            </table:table-row>
            <table:table-row>
              <table:table-cell office:value-type="string">
                <text:p>2021-05-11</text:p>
              </table:table-cell>
              <table:table-cell office:value-type="float" office:value="1823.28571428571">
                <text:p>1823.28571428571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string">
                <text:p>2021-05-12</text:p>
              </table:table-cell>
              <table:table-cell office:value-type="float" office:value="1874.85714285714">
                <text:p>1874.8571428571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21-05-13</text:p>
              </table:table-cell>
              <table:table-cell office:value-type="float" office:value="1972.85714285714">
                <text:p>1972.85714285714</text:p>
              </table:table-cell>
              <table:table-cell office:value-type="float" office:value="58.7142857142857">
                <text:p>58.7142857142857</text:p>
              </table:table-cell>
            </table:table-row>
            <table:table-row>
              <table:table-cell office:value-type="string">
                <text:p>2021-05-14</text:p>
              </table:table-cell>
              <table:table-cell office:value-type="float" office:value="2126">
                <text:p>21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21-05-15</text:p>
              </table:table-cell>
              <table:table-cell office:value-type="float" office:value="2252.42857142857">
                <text:p>2252.42857142857</text:p>
              </table:table-cell>
              <table:table-cell office:value-type="float" office:value="62.4285714285714">
                <text:p>62.4285714285714</text:p>
              </table:table-cell>
            </table:table-row>
            <table:table-row>
              <table:table-cell office:value-type="string">
                <text:p>2021-05-16</text:p>
              </table:table-cell>
              <table:table-cell office:value-type="float" office:value="2332.28571428571">
                <text:p>2332.28571428571</text:p>
              </table:table-cell>
              <table:table-cell office:value-type="float" office:value="65.5714285714286">
                <text:p>65.5714285714286</text:p>
              </table:table-cell>
            </table:table-row>
            <table:table-row>
              <table:table-cell office:value-type="string">
                <text:p>2021-05-17</text:p>
              </table:table-cell>
              <table:table-cell office:value-type="float" office:value="2447.57142857143">
                <text:p>2447.57142857143</text:p>
              </table:table-cell>
              <table:table-cell office:value-type="float" office:value="67.8571428571429">
                <text:p>67.8571428571429</text:p>
              </table:table-cell>
            </table:table-row>
            <table:table-row>
              <table:table-cell office:value-type="string">
                <text:p>2021-05-18</text:p>
              </table:table-cell>
              <table:table-cell office:value-type="float" office:value="2537.28571428571">
                <text:p>2537.28571428571</text:p>
              </table:table-cell>
              <table:table-cell office:value-type="float" office:value="62.1428571428571">
                <text:p>62.1428571428571</text:p>
              </table:table-cell>
            </table:table-row>
            <table:table-row>
              <table:table-cell office:value-type="string">
                <text:p>2021-05-19</text:p>
              </table:table-cell>
              <table:table-cell office:value-type="float" office:value="2652.57142857143">
                <text:p>2652.57142857143</text:p>
              </table:table-cell>
              <table:table-cell office:value-type="float" office:value="63.4285714285714">
                <text:p>63.4285714285714</text:p>
              </table:table-cell>
            </table:table-row>
            <table:table-row>
              <table:table-cell office:value-type="string">
                <text:p>2021-05-20</text:p>
              </table:table-cell>
              <table:table-cell office:value-type="float" office:value="2761.57142857143">
                <text:p>2761.5714285714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21-05-21</text:p>
              </table:table-cell>
              <table:table-cell office:value-type="float" office:value="2821.57142857143">
                <text:p>2821.57142857143</text:p>
              </table:table-cell>
              <table:table-cell office:value-type="float" office:value="79.4285714285714">
                <text:p>79.4285714285714</text:p>
              </table:table-cell>
            </table:table-row>
            <table:table-row>
              <table:table-cell office:value-type="string">
                <text:p>2021-05-22</text:p>
              </table:table-cell>
              <table:table-cell office:value-type="float" office:value="2848.85714285714">
                <text:p>2848.8571428571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21-05-23</text:p>
              </table:table-cell>
              <table:table-cell office:value-type="float" office:value="3061.28571428571">
                <text:p>3061.28571428571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string">
                <text:p>2021-05-24</text:p>
              </table:table-cell>
              <table:table-cell office:value-type="float" office:value="3105.28571428571">
                <text:p>3105.28571428571</text:p>
              </table:table-cell>
              <table:table-cell office:value-type="float" office:value="84.5714285714286">
                <text:p>84.5714285714286</text:p>
              </table:table-cell>
            </table:table-row>
            <table:table-row>
              <table:table-cell office:value-type="string">
                <text:p>2021-05-25</text:p>
              </table:table-cell>
              <table:table-cell office:value-type="float" office:value="3194.71428571429">
                <text:p>3194.71428571429</text:p>
              </table:table-cell>
              <table:table-cell office:value-type="float" office:value="87.7142857142857">
                <text:p>87.7142857142857</text:p>
              </table:table-cell>
            </table:table-row>
            <table:table-row>
              <table:table-cell office:value-type="string">
                <text:p>2021-05-26</text:p>
              </table:table-cell>
              <table:table-cell office:value-type="float" office:value="3298.85714285714">
                <text:p>3298.85714285714</text:p>
              </table:table-cell>
              <table:table-cell office:value-type="float" office:value="90.8571428571429">
                <text:p>90.8571428571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1cm" chart:symbol-height="0.1cm">
        <chart:symbol-image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744cm" svg:height="13.914cm" xlink:href=".." xlink:type="simple" chart:class="chart:scatter" chart:style-name="ch1">
        <chart:title svg:x="6.518cm" svg:y="0.414cm" chart:style-name="ch2">
          <text:p>Prosta regresji dla nowych przypadków</text:p>
        </chart:title>
        <chart:legend chart:legend-position="end" svg:x="15.729cm" svg:y="6.383cm" style:legend-expansion="high" chart:style-name="ch3"/>
        <chart:plot-area chart:style-name="ch4" table:cell-range-address="Arkusz1.A2:Arkusz1.A512 Arkusz1.K2:Arkusz1.K512 Arkusz1.P2:Arkusz1.P512" chart:data-source-has-labels="row" svg:x="0.864cm" svg:y="2.027cm" svg:width="14.037cm" svg:height="11.189cm">
          <chartooo:coordinate-region svg:x="2.517cm" svg:y="2.239cm" svg:width="12.104cm" svg:height="10.30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rkusz1.K3:Arkusz1.K512" chart:label-cell-address="Arkusz1.K2:Arkusz1.K2" chart:class="chart:scatter">
            <chart:domain table:cell-range-address="Arkusz1.A3:Arkusz1.A512"/>
            <chart:data-point chart:repeated="510"/>
          </chart:series>
          <chart:series chart:style-name="ch9" chart:values-cell-range-address="Arkusz1.P3:Arkusz1.P512" chart:label-cell-address="Arkusz1.P2:Arkusz1.P2" chart:class="chart:scatter">
            <chart:data-point chart:repeated="5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Średnia kroczaca przypadki</text:p>
                <draw:g>
                  <svg:desc>Arkusz1.K2:Arkusz1.K2</svg:desc>
                </draw:g>
              </table:table-cell>
              <table:table-cell office:value-type="string">
                <text:p>przypadki reg</text:p>
                <draw:g>
                  <svg:desc>Arkusz1.P2:Arkusz1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1.A3:Arkusz1.A512</svg:desc>
                </draw:g>
              </table:table-cell>
              <table:table-cell office:value-type="float" office:value="0">
                <text:p>0</text:p>
                <draw:g>
                  <svg:desc>Arkusz1.K3:Arkusz1.K512</svg:desc>
                </draw:g>
              </table:table-cell>
              <table:table-cell office:value-type="float" office:value="1300.43541142484">
                <text:p>1300.43541142484</text:p>
                <draw:g>
                  <svg:desc>Arkusz1.P3:Arkusz1.P5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307.89658655398">
                <text:p>1307.89658655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315.35776168313">
                <text:p>1315.357761683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322.81893681228">
                <text:p>1322.81893681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330.28011194142">
                <text:p>1330.28011194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337.74128707057">
                <text:p>1337.74128707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345.20246219972">
                <text:p>1345.202462199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352.66363732886">
                <text:p>1352.66363732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360.12481245801">
                <text:p>1360.124812458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367.58598758716">
                <text:p>1367.585987587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375.04716271631">
                <text:p>1375.047162716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382.50833784545">
                <text:p>1382.508337845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89.9695129746">
                <text:p>1389.96951297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397.43068810375">
                <text:p>1397.43068810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404.89186323289">
                <text:p>1404.891863232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412.35303836204">
                <text:p>1412.353038362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419.81421349119">
                <text:p>1419.814213491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427.27538862033">
                <text:p>1427.275388620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434.73656374948">
                <text:p>1434.736563749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442.19773887863">
                <text:p>1442.197738878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449.65891400777">
                <text:p>1449.658914007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457.12008913692">
                <text:p>1457.120089136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464.58126426607">
                <text:p>1464.581264266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472.04243939521">
                <text:p>1472.042439395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479.50361452436">
                <text:p>1479.503614524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486.96478965351">
                <text:p>1486.964789653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494.42596478266">
                <text:p>1494.425964782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501.8871399118">
                <text:p>1501.88713991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509.34831504095">
                <text:p>1509.348315040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516.8094901701">
                <text:p>1516.80949017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524.27066529924">
                <text:p>1524.270665299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531.73184042839">
                <text:p>1531.731840428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539.19301555754">
                <text:p>1539.193015557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546.65419068668">
                <text:p>1546.654190686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554.11536581583">
                <text:p>1554.115365815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561.57654094498">
                <text:p>1561.576540944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569.03771607412">
                <text:p>1569.037716074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576.49889120327">
                <text:p>1576.498891203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583.96006633242">
                <text:p>1583.960066332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591.42124146156">
                <text:p>1591.421241461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598.88241659071">
                <text:p>1598.882416590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06.34359171986">
                <text:p>1606.343591719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613.80476684901">
                <text:p>1613.804766849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621.26594197815">
                <text:p>1621.265941978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628.7271171073">
                <text:p>1628.72711710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636.18829223645">
                <text:p>1636.188292236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643.64946736559">
                <text:p>1643.649467365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651.11064249474">
                <text:p>1651.110642494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658.57181762389">
                <text:p>1658.571817623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666.03299275303">
                <text:p>1666.032992753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673.49416788218">
                <text:p>1673.494167882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680.95534301133">
                <text:p>1680.955343011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688.41651814047">
                <text:p>1688.416518140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695.87769326962">
                <text:p>1695.877693269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703.33886839877">
                <text:p>1703.338868398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710.80004352791">
                <text:p>1710.800043527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718.26121865706">
                <text:p>1718.261218657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725.72239378621">
                <text:p>1725.722393786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733.18356891536">
                <text:p>1733.183568915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740.6447440445">
                <text:p>1740.64474404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748.10591917365">
                <text:p>1748.105919173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755.5670943028">
                <text:p>1755.56709430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763.02826943194">
                <text:p>1763.028269431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770.48944456109">
                <text:p>1770.489444561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777.95061969024">
                <text:p>1777.950619690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1785.41179481938">
                <text:p>1785.411794819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1792.87296994853">
                <text:p>1792.872969948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1800.33414507768">
                <text:p>1800.334145077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1807.79532020682">
                <text:p>1807.795320206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1815.25649533597">
                <text:p>1815.256495335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1822.71767046512">
                <text:p>1822.717670465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.14285714285714">
                <text:p>3.14285714285714</text:p>
              </table:table-cell>
              <table:table-cell office:value-type="float" office:value="1830.17884559426">
                <text:p>1830.178845594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1837.64002072341">
                <text:p>1837.640020723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.85714285714286">
                <text:p>6.85714285714286</text:p>
              </table:table-cell>
              <table:table-cell office:value-type="float" office:value="1845.10119585256">
                <text:p>1845.101195852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.85714285714286">
                <text:p>7.85714285714286</text:p>
              </table:table-cell>
              <table:table-cell office:value-type="float" office:value="1852.56237098171">
                <text:p>1852.562370981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1.1428571428571">
                <text:p>11.1428571428571</text:p>
              </table:table-cell>
              <table:table-cell office:value-type="float" office:value="1860.02354611085">
                <text:p>1860.023546110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9.5714285714286">
                <text:p>19.5714285714286</text:p>
              </table:table-cell>
              <table:table-cell office:value-type="float" office:value="1867.48472124">
                <text:p>1867.484721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6.2857142857143">
                <text:p>26.2857142857143</text:p>
              </table:table-cell>
              <table:table-cell office:value-type="float" office:value="1874.94589636915">
                <text:p>1874.945896369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30.2857142857143">
                <text:p>30.2857142857143</text:p>
              </table:table-cell>
              <table:table-cell office:value-type="float" office:value="1882.40707149829">
                <text:p>1882.407071498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8.2857142857143">
                <text:p>28.2857142857143</text:p>
              </table:table-cell>
              <table:table-cell office:value-type="float" office:value="1889.86824662744">
                <text:p>1889.868246627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1.2857142857143">
                <text:p>31.2857142857143</text:p>
              </table:table-cell>
              <table:table-cell office:value-type="float" office:value="1897.32942175659">
                <text:p>1897.329421756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48">
                <text:p>48</text:p>
              </table:table-cell>
              <table:table-cell office:value-type="float" office:value="1904.79059688573">
                <text:p>1904.790596885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66.4285714285714">
                <text:p>66.4285714285714</text:p>
              </table:table-cell>
              <table:table-cell office:value-type="float" office:value="1912.25177201488">
                <text:p>1912.251772014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9.2857142857143">
                <text:p>79.2857142857143</text:p>
              </table:table-cell>
              <table:table-cell office:value-type="float" office:value="1919.71294714403">
                <text:p>1919.712947144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03.142857142857">
                <text:p>103.142857142857</text:p>
              </table:table-cell>
              <table:table-cell office:value-type="float" office:value="1927.17412227317">
                <text:p>1927.174122273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32.857142857143">
                <text:p>132.857142857143</text:p>
              </table:table-cell>
              <table:table-cell office:value-type="float" office:value="1934.63529740232">
                <text:p>1934.635297402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35.285714285714">
                <text:p>135.285714285714</text:p>
              </table:table-cell>
              <table:table-cell office:value-type="float" office:value="1942.09647253147">
                <text:p>1942.096472531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43.714285714286">
                <text:p>143.714285714286</text:p>
              </table:table-cell>
              <table:table-cell office:value-type="float" office:value="1949.55764766061">
                <text:p>1949.557647660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32">
                <text:p>132</text:p>
              </table:table-cell>
              <table:table-cell office:value-type="float" office:value="1957.01882278976">
                <text:p>1957.018822789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14.142857142857">
                <text:p>114.142857142857</text:p>
              </table:table-cell>
              <table:table-cell office:value-type="float" office:value="1964.47999791891">
                <text:p>1964.479997918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5.8571428571429">
                <text:p>95.8571428571429</text:p>
              </table:table-cell>
              <table:table-cell office:value-type="float" office:value="1971.94117304805">
                <text:p>1971.941173048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6.4285714285714">
                <text:p>76.4285714285714</text:p>
              </table:table-cell>
              <table:table-cell office:value-type="float" office:value="1979.4023481772">
                <text:p>1979.40234817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47.8571428571429">
                <text:p>47.8571428571429</text:p>
              </table:table-cell>
              <table:table-cell office:value-type="float" office:value="1986.86352330635">
                <text:p>1986.863523306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6.8571428571429">
                <text:p>56.8571428571429</text:p>
              </table:table-cell>
              <table:table-cell office:value-type="float" office:value="1994.3246984355">
                <text:p>1994.32469843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3.5714285714286">
                <text:p>53.5714285714286</text:p>
              </table:table-cell>
              <table:table-cell office:value-type="float" office:value="2001.78587356464">
                <text:p>2001.785873564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1.4285714285714">
                <text:p>51.4285714285714</text:p>
              </table:table-cell>
              <table:table-cell office:value-type="float" office:value="2009.24704869379">
                <text:p>2009.247048693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56.5714285714286">
                <text:p>56.5714285714286</text:p>
              </table:table-cell>
              <table:table-cell office:value-type="float" office:value="2016.70822382294">
                <text:p>2016.708223822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66.4285714285714">
                <text:p>66.4285714285714</text:p>
              </table:table-cell>
              <table:table-cell office:value-type="float" office:value="2024.16939895208">
                <text:p>2024.169398952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7.4285714285714">
                <text:p>67.4285714285714</text:p>
              </table:table-cell>
              <table:table-cell office:value-type="float" office:value="2031.63057408123">
                <text:p>2031.630574081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1.1428571428571">
                <text:p>71.1428571428571</text:p>
              </table:table-cell>
              <table:table-cell office:value-type="float" office:value="2039.09174921038">
                <text:p>2039.091749210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3.2857142857143">
                <text:p>63.2857142857143</text:p>
              </table:table-cell>
              <table:table-cell office:value-type="float" office:value="2046.55292433952">
                <text:p>2046.552924339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74">
                <text:p>74</text:p>
              </table:table-cell>
              <table:table-cell office:value-type="float" office:value="2054.01409946867">
                <text:p>2054.014099468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3.7142857142857">
                <text:p>83.7142857142857</text:p>
              </table:table-cell>
              <table:table-cell office:value-type="float" office:value="2061.47527459782">
                <text:p>2061.475274597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95.1428571428571">
                <text:p>95.1428571428571</text:p>
              </table:table-cell>
              <table:table-cell office:value-type="float" office:value="2068.93644972696">
                <text:p>2068.936449726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94.4285714285714">
                <text:p>94.4285714285714</text:p>
              </table:table-cell>
              <table:table-cell office:value-type="float" office:value="2076.39762485611">
                <text:p>2076.397624856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95.8571428571429">
                <text:p>95.8571428571429</text:p>
              </table:table-cell>
              <table:table-cell office:value-type="float" office:value="2083.85879998526">
                <text:p>2083.858799985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11.428571428571">
                <text:p>111.428571428571</text:p>
              </table:table-cell>
              <table:table-cell office:value-type="float" office:value="2091.3199751144">
                <text:p>2091.31997511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43.714285714286">
                <text:p>143.714285714286</text:p>
              </table:table-cell>
              <table:table-cell office:value-type="float" office:value="2098.78115024355">
                <text:p>2098.78115024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40.714285714286">
                <text:p>140.714285714286</text:p>
              </table:table-cell>
              <table:table-cell office:value-type="float" office:value="2106.2423253727">
                <text:p>2106.24232537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46.857142857143">
                <text:p>146.857142857143</text:p>
              </table:table-cell>
              <table:table-cell office:value-type="float" office:value="2113.70350050184">
                <text:p>2113.703500501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50">
                <text:p>150</text:p>
              </table:table-cell>
              <table:table-cell office:value-type="float" office:value="2121.16467563099">
                <text:p>2121.164675630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61.285714285714">
                <text:p>161.285714285714</text:p>
              </table:table-cell>
              <table:table-cell office:value-type="float" office:value="2128.62585076014">
                <text:p>2128.625850760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92.571428571429">
                <text:p>192.571428571429</text:p>
              </table:table-cell>
              <table:table-cell office:value-type="float" office:value="2136.08702588929">
                <text:p>2136.087025889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05.285714285714">
                <text:p>205.285714285714</text:p>
              </table:table-cell>
              <table:table-cell office:value-type="float" office:value="2143.54820101843">
                <text:p>2143.548201018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89.571428571429">
                <text:p>189.571428571429</text:p>
              </table:table-cell>
              <table:table-cell office:value-type="float" office:value="2151.00937614758">
                <text:p>2151.009376147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98.285714285714">
                <text:p>198.285714285714</text:p>
              </table:table-cell>
              <table:table-cell office:value-type="float" office:value="2158.47055127673">
                <text:p>2158.470551276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13.285714285714">
                <text:p>213.285714285714</text:p>
              </table:table-cell>
              <table:table-cell office:value-type="float" office:value="2165.93172640587">
                <text:p>2165.931726405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18.714285714286">
                <text:p>218.714285714286</text:p>
              </table:table-cell>
              <table:table-cell office:value-type="float" office:value="2173.39290153502">
                <text:p>2173.392901535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45">
                <text:p>245</text:p>
              </table:table-cell>
              <table:table-cell office:value-type="float" office:value="2180.85407666417">
                <text:p>2180.854076664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42">
                <text:p>242</text:p>
              </table:table-cell>
              <table:table-cell office:value-type="float" office:value="2188.31525179331">
                <text:p>2188.315251793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47.285714285714">
                <text:p>247.285714285714</text:p>
              </table:table-cell>
              <table:table-cell office:value-type="float" office:value="2195.77642692246">
                <text:p>2195.776426922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82.142857142857">
                <text:p>282.142857142857</text:p>
              </table:table-cell>
              <table:table-cell office:value-type="float" office:value="2203.23760205161">
                <text:p>2203.237602051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319.571428571429">
                <text:p>319.571428571429</text:p>
              </table:table-cell>
              <table:table-cell office:value-type="float" office:value="2210.69877718075">
                <text:p>2210.698777180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346.714285714286">
                <text:p>346.714285714286</text:p>
              </table:table-cell>
              <table:table-cell office:value-type="float" office:value="2218.1599523099">
                <text:p>2218.15995230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349">
                <text:p>349</text:p>
              </table:table-cell>
              <table:table-cell office:value-type="float" office:value="2225.62112743905">
                <text:p>2225.621127439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351.142857142857">
                <text:p>351.142857142857</text:p>
              </table:table-cell>
              <table:table-cell office:value-type="float" office:value="2233.0823025682">
                <text:p>2233.08230256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369.285714285714">
                <text:p>369.285714285714</text:p>
              </table:table-cell>
              <table:table-cell office:value-type="float" office:value="2240.54347769734">
                <text:p>2240.543477697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420.571428571429">
                <text:p>420.571428571429</text:p>
              </table:table-cell>
              <table:table-cell office:value-type="float" office:value="2248.00465282649">
                <text:p>2248.004652826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440.571428571429">
                <text:p>440.571428571429</text:p>
              </table:table-cell>
              <table:table-cell office:value-type="float" office:value="2255.46582795564">
                <text:p>2255.465827955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461.714285714286">
                <text:p>461.714285714286</text:p>
              </table:table-cell>
              <table:table-cell office:value-type="float" office:value="2262.92700308478">
                <text:p>2262.927003084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490.285714285714">
                <text:p>490.285714285714</text:p>
              </table:table-cell>
              <table:table-cell office:value-type="float" office:value="2270.38817821393">
                <text:p>2270.388178213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558.714285714286">
                <text:p>558.714285714286</text:p>
              </table:table-cell>
              <table:table-cell office:value-type="float" office:value="2277.84935334308">
                <text:p>2277.849353343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609.428571428571">
                <text:p>609.428571428571</text:p>
              </table:table-cell>
              <table:table-cell office:value-type="float" office:value="2285.31052847222">
                <text:p>2285.310528472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643.857142857143">
                <text:p>643.857142857143</text:p>
              </table:table-cell>
              <table:table-cell office:value-type="float" office:value="2292.77170360137">
                <text:p>2292.771703601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661.285714285714">
                <text:p>661.285714285714</text:p>
              </table:table-cell>
              <table:table-cell office:value-type="float" office:value="2300.23287873052">
                <text:p>2300.232878730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705">
                <text:p>705</text:p>
              </table:table-cell>
              <table:table-cell office:value-type="float" office:value="2307.69405385966">
                <text:p>2307.694053859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85.714285714286">
                <text:p>785.714285714286</text:p>
              </table:table-cell>
              <table:table-cell office:value-type="float" office:value="2315.15522898881">
                <text:p>2315.155228988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825.857142857143">
                <text:p>825.857142857143</text:p>
              </table:table-cell>
              <table:table-cell office:value-type="float" office:value="2322.61640411796">
                <text:p>2322.616404117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835.714285714286">
                <text:p>835.714285714286</text:p>
              </table:table-cell>
              <table:table-cell office:value-type="float" office:value="2330.0775792471">
                <text:p>2330.07757924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847">
                <text:p>847</text:p>
              </table:table-cell>
              <table:table-cell office:value-type="float" office:value="2337.53875437625">
                <text:p>2337.538754376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914">
                <text:p>914</text:p>
              </table:table-cell>
              <table:table-cell office:value-type="float" office:value="2344.9999295054">
                <text:p>2344.99992950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943">
                <text:p>943</text:p>
              </table:table-cell>
              <table:table-cell office:value-type="float" office:value="2352.46110463455">
                <text:p>2352.461104634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998.285714285714">
                <text:p>998.285714285714</text:p>
              </table:table-cell>
              <table:table-cell office:value-type="float" office:value="2359.92227976369">
                <text:p>2359.922279763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009.71428571429">
                <text:p>1009.71428571429</text:p>
              </table:table-cell>
              <table:table-cell office:value-type="float" office:value="2367.38345489284">
                <text:p>2367.383454892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026">
                <text:p>1026</text:p>
              </table:table-cell>
              <table:table-cell office:value-type="float" office:value="2374.84463002199">
                <text:p>2374.844630021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009.14285714286">
                <text:p>1009.14285714286</text:p>
              </table:table-cell>
              <table:table-cell office:value-type="float" office:value="2382.30580515113">
                <text:p>2382.305805151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133.42857142857">
                <text:p>1133.42857142857</text:p>
              </table:table-cell>
              <table:table-cell office:value-type="float" office:value="2389.76698028028">
                <text:p>2389.766980280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180.85714285714">
                <text:p>1180.85714285714</text:p>
              </table:table-cell>
              <table:table-cell office:value-type="float" office:value="2397.22815540943">
                <text:p>2397.228155409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302.14285714286">
                <text:p>1302.14285714286</text:p>
              </table:table-cell>
              <table:table-cell office:value-type="float" office:value="2404.68933053857">
                <text:p>2404.689330538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374.85714285714">
                <text:p>1374.85714285714</text:p>
              </table:table-cell>
              <table:table-cell office:value-type="float" office:value="2412.15050566772">
                <text:p>2412.150505667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442.85714285714">
                <text:p>1442.85714285714</text:p>
              </table:table-cell>
              <table:table-cell office:value-type="float" office:value="2419.61168079687">
                <text:p>2419.611680796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34.57142857143">
                <text:p>1534.57142857143</text:p>
              </table:table-cell>
              <table:table-cell office:value-type="float" office:value="2427.07285592601">
                <text:p>2427.072855926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649.71428571429">
                <text:p>1649.71428571429</text:p>
              </table:table-cell>
              <table:table-cell office:value-type="float" office:value="2434.53403105516">
                <text:p>2434.534031055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655.42857142857">
                <text:p>1655.42857142857</text:p>
              </table:table-cell>
              <table:table-cell office:value-type="float" office:value="2441.99520618431">
                <text:p>2441.995206184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912.71428571429">
                <text:p>1912.71428571429</text:p>
              </table:table-cell>
              <table:table-cell office:value-type="float" office:value="2449.45638131345">
                <text:p>2449.456381313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027.71428571429">
                <text:p>2027.71428571429</text:p>
              </table:table-cell>
              <table:table-cell office:value-type="float" office:value="2456.9175564426">
                <text:p>2456.91755644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143.71428571429">
                <text:p>2143.71428571429</text:p>
              </table:table-cell>
              <table:table-cell office:value-type="float" office:value="2464.37873157175">
                <text:p>2464.378731571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228.85714285714">
                <text:p>2228.85714285714</text:p>
              </table:table-cell>
              <table:table-cell office:value-type="float" office:value="2471.83990670089">
                <text:p>2471.839906700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360.28571428571">
                <text:p>2360.28571428571</text:p>
              </table:table-cell>
              <table:table-cell office:value-type="float" office:value="2479.30108183004">
                <text:p>2479.301081830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454.14285714286">
                <text:p>2454.14285714286</text:p>
              </table:table-cell>
              <table:table-cell office:value-type="float" office:value="2486.76225695919">
                <text:p>2486.762256959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556.57142857143">
                <text:p>2556.57142857143</text:p>
              </table:table-cell>
              <table:table-cell office:value-type="float" office:value="2494.22343208834">
                <text:p>2494.223432088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539.42857142857">
                <text:p>2539.42857142857</text:p>
              </table:table-cell>
              <table:table-cell office:value-type="float" office:value="2501.68460721748">
                <text:p>2501.684607217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641.85714285714">
                <text:p>2641.85714285714</text:p>
              </table:table-cell>
              <table:table-cell office:value-type="float" office:value="2509.14578234663">
                <text:p>2509.145782346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823.28571428571">
                <text:p>2823.28571428571</text:p>
              </table:table-cell>
              <table:table-cell office:value-type="float" office:value="2516.60695747578">
                <text:p>2516.606957475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3107.57142857143">
                <text:p>3107.57142857143</text:p>
              </table:table-cell>
              <table:table-cell office:value-type="float" office:value="2524.06813260492">
                <text:p>2524.068132604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3236.28571428571">
                <text:p>3236.28571428571</text:p>
              </table:table-cell>
              <table:table-cell office:value-type="float" office:value="2531.52930773407">
                <text:p>2531.529307734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334.71428571429">
                <text:p>3334.71428571429</text:p>
              </table:table-cell>
              <table:table-cell office:value-type="float" office:value="2538.99048286322">
                <text:p>2538.990482863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3570.14285714286">
                <text:p>3570.14285714286</text:p>
              </table:table-cell>
              <table:table-cell office:value-type="float" office:value="2546.45165799236">
                <text:p>2546.451657992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3617.42857142857">
                <text:p>3617.42857142857</text:p>
              </table:table-cell>
              <table:table-cell office:value-type="float" office:value="2553.91283312151">
                <text:p>2553.912833121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3684">
                <text:p>3684</text:p>
              </table:table-cell>
              <table:table-cell office:value-type="float" office:value="2561.37400825066">
                <text:p>2561.374008250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3849.28571428571">
                <text:p>3849.28571428571</text:p>
              </table:table-cell>
              <table:table-cell office:value-type="float" office:value="2568.8351833798">
                <text:p>2568.83518337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3894.85714285714">
                <text:p>3894.85714285714</text:p>
              </table:table-cell>
              <table:table-cell office:value-type="float" office:value="2576.29635850895">
                <text:p>2576.296358508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4008.14285714286">
                <text:p>4008.14285714286</text:p>
              </table:table-cell>
              <table:table-cell office:value-type="float" office:value="2583.7575336381">
                <text:p>2583.75753363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4253.42857142857">
                <text:p>4253.42857142857</text:p>
              </table:table-cell>
              <table:table-cell office:value-type="float" office:value="2591.21870876724">
                <text:p>2591.218708767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4483.42857142857">
                <text:p>4483.42857142857</text:p>
              </table:table-cell>
              <table:table-cell office:value-type="float" office:value="2598.67988389639">
                <text:p>2598.679883896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4926.42857142857">
                <text:p>4926.42857142857</text:p>
              </table:table-cell>
              <table:table-cell office:value-type="float" office:value="2606.14105902554">
                <text:p>2606.141059025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267.85714285714">
                <text:p>5267.85714285714</text:p>
              </table:table-cell>
              <table:table-cell office:value-type="float" office:value="2613.60223415469">
                <text:p>2613.602234154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5588.42857142857">
                <text:p>5588.42857142857</text:p>
              </table:table-cell>
              <table:table-cell office:value-type="float" office:value="2621.06340928383">
                <text:p>2621.063409283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833.14285714286">
                <text:p>5833.14285714286</text:p>
              </table:table-cell>
              <table:table-cell office:value-type="float" office:value="2628.52458441298">
                <text:p>2628.524584412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6096.28571428572">
                <text:p>6096.28571428572</text:p>
              </table:table-cell>
              <table:table-cell office:value-type="float" office:value="2635.98575954213">
                <text:p>2635.985759542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6443">
                <text:p>6443</text:p>
              </table:table-cell>
              <table:table-cell office:value-type="float" office:value="2643.44693467127">
                <text:p>2643.446934671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6791">
                <text:p>6791</text:p>
              </table:table-cell>
              <table:table-cell office:value-type="float" office:value="2650.90810980042">
                <text:p>2650.908109800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7098">
                <text:p>7098</text:p>
              </table:table-cell>
              <table:table-cell office:value-type="float" office:value="2658.36928492957">
                <text:p>2658.369284929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7504.85714285714">
                <text:p>7504.85714285714</text:p>
              </table:table-cell>
              <table:table-cell office:value-type="float" office:value="2665.83046005871">
                <text:p>2665.830460058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8025.28571428572">
                <text:p>8025.28571428572</text:p>
              </table:table-cell>
              <table:table-cell office:value-type="float" office:value="2673.29163518786">
                <text:p>2673.291635187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8373.71428571429">
                <text:p>8373.71428571429</text:p>
              </table:table-cell>
              <table:table-cell office:value-type="float" office:value="2680.75281031701">
                <text:p>2680.752810317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8779.57142857143">
                <text:p>8779.57142857143</text:p>
              </table:table-cell>
              <table:table-cell office:value-type="float" office:value="2688.21398544615">
                <text:p>2688.213985446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9235.14285714286">
                <text:p>9235.14285714286</text:p>
              </table:table-cell>
              <table:table-cell office:value-type="float" office:value="2695.6751605753">
                <text:p>2695.67516057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9333.14285714286">
                <text:p>9333.14285714286</text:p>
              </table:table-cell>
              <table:table-cell office:value-type="float" office:value="2703.13633570445">
                <text:p>2703.136335704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0039.7142857143">
                <text:p>10039.7142857143</text:p>
              </table:table-cell>
              <table:table-cell office:value-type="float" office:value="2710.5975108336">
                <text:p>2710.59751083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0509">
                <text:p>10509</text:p>
              </table:table-cell>
              <table:table-cell office:value-type="float" office:value="2718.05868596274">
                <text:p>2718.058685962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0886.7142857143">
                <text:p>10886.7142857143</text:p>
              </table:table-cell>
              <table:table-cell office:value-type="float" office:value="2725.51986109189">
                <text:p>2725.519861091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1356">
                <text:p>11356</text:p>
              </table:table-cell>
              <table:table-cell office:value-type="float" office:value="2732.98103622104">
                <text:p>2732.981036221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1725">
                <text:p>11725</text:p>
              </table:table-cell>
              <table:table-cell office:value-type="float" office:value="2740.44221135018">
                <text:p>2740.442211350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1776.7142857143">
                <text:p>11776.7142857143</text:p>
              </table:table-cell>
              <table:table-cell office:value-type="float" office:value="2747.90338647933">
                <text:p>2747.903386479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2340.5714285714">
                <text:p>12340.5714285714</text:p>
              </table:table-cell>
              <table:table-cell office:value-type="float" office:value="2755.36456160848">
                <text:p>2755.364561608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2268.8571428571">
                <text:p>12268.8571428571</text:p>
              </table:table-cell>
              <table:table-cell office:value-type="float" office:value="2762.82573673762">
                <text:p>2762.825736737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2415.2857142857">
                <text:p>12415.2857142857</text:p>
              </table:table-cell>
              <table:table-cell office:value-type="float" office:value="2770.28691186677">
                <text:p>2770.286911866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2385">
                <text:p>12385</text:p>
              </table:table-cell>
              <table:table-cell office:value-type="float" office:value="2777.74808699592">
                <text:p>2777.748086995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2583.7142857143">
                <text:p>12583.7142857143</text:p>
              </table:table-cell>
              <table:table-cell office:value-type="float" office:value="2785.20926212506">
                <text:p>2785.209262125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2261.7142857143">
                <text:p>12261.7142857143</text:p>
              </table:table-cell>
              <table:table-cell office:value-type="float" office:value="2792.67043725421">
                <text:p>2792.670437254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1929.4285714286">
                <text:p>11929.4285714286</text:p>
              </table:table-cell>
              <table:table-cell office:value-type="float" office:value="2800.13161238336">
                <text:p>2800.131612383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1985.5714285714">
                <text:p>11985.5714285714</text:p>
              </table:table-cell>
              <table:table-cell office:value-type="float" office:value="2807.5927875125">
                <text:p>2807.59278751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1975.8571428571">
                <text:p>11975.8571428571</text:p>
              </table:table-cell>
              <table:table-cell office:value-type="float" office:value="2815.05396264165">
                <text:p>2815.053962641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2057.4285714286">
                <text:p>12057.4285714286</text:p>
              </table:table-cell>
              <table:table-cell office:value-type="float" office:value="2822.5151377708">
                <text:p>2822.51513777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1903">
                <text:p>11903</text:p>
              </table:table-cell>
              <table:table-cell office:value-type="float" office:value="2829.97631289994">
                <text:p>2829.976312899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1586.4285714286">
                <text:p>11586.4285714286</text:p>
              </table:table-cell>
              <table:table-cell office:value-type="float" office:value="2837.43748802909">
                <text:p>2837.437488029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1271.7142857143">
                <text:p>11271.7142857143</text:p>
              </table:table-cell>
              <table:table-cell office:value-type="float" office:value="2844.89866315824">
                <text:p>2844.898663158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1137.5714285714">
                <text:p>11137.5714285714</text:p>
              </table:table-cell>
              <table:table-cell office:value-type="float" office:value="2852.35983828738">
                <text:p>2852.359838287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0882.1428571429">
                <text:p>10882.1428571429</text:p>
              </table:table-cell>
              <table:table-cell office:value-type="float" office:value="2859.82101341653">
                <text:p>2859.821013416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0588.1428571429">
                <text:p>10588.1428571429</text:p>
              </table:table-cell>
              <table:table-cell office:value-type="float" office:value="2867.28218854568">
                <text:p>2867.282188545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0169.5714285714">
                <text:p>10169.5714285714</text:p>
              </table:table-cell>
              <table:table-cell office:value-type="float" office:value="2874.74336367483">
                <text:p>2874.743363674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9870">
                <text:p>9870</text:p>
              </table:table-cell>
              <table:table-cell office:value-type="float" office:value="2882.20453880397">
                <text:p>2882.204538803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9436">
                <text:p>9436</text:p>
              </table:table-cell>
              <table:table-cell office:value-type="float" office:value="2889.66571393312">
                <text:p>2889.665713933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9190.28571428571">
                <text:p>9190.28571428571</text:p>
              </table:table-cell>
              <table:table-cell office:value-type="float" office:value="2897.12688906227">
                <text:p>2897.126889062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8793.85714285714">
                <text:p>8793.85714285714</text:p>
              </table:table-cell>
              <table:table-cell office:value-type="float" office:value="2904.58806419141">
                <text:p>2904.588064191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8393.42857142857">
                <text:p>8393.42857142857</text:p>
              </table:table-cell>
              <table:table-cell office:value-type="float" office:value="2912.04923932056">
                <text:p>2912.049239320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8002.14285714286">
                <text:p>8002.14285714286</text:p>
              </table:table-cell>
              <table:table-cell office:value-type="float" office:value="2919.51041444971">
                <text:p>2919.510414449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7470.42857142857">
                <text:p>7470.42857142857</text:p>
              </table:table-cell>
              <table:table-cell office:value-type="float" office:value="2926.97158957885">
                <text:p>2926.971589578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7128.28571428572">
                <text:p>7128.28571428572</text:p>
              </table:table-cell>
              <table:table-cell office:value-type="float" office:value="2934.432764708">
                <text:p>2934.4327647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6910.57142857143">
                <text:p>6910.57142857143</text:p>
              </table:table-cell>
              <table:table-cell office:value-type="float" office:value="2941.89393983715">
                <text:p>2941.893939837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6676.57142857143">
                <text:p>6676.57142857143</text:p>
              </table:table-cell>
              <table:table-cell office:value-type="float" office:value="2949.35511496629">
                <text:p>2949.355114966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6398.71428571429">
                <text:p>6398.71428571429</text:p>
              </table:table-cell>
              <table:table-cell office:value-type="float" office:value="2956.81629009544">
                <text:p>2956.816290095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5577.42857142857">
                <text:p>5577.42857142857</text:p>
              </table:table-cell>
              <table:table-cell office:value-type="float" office:value="2964.27746522459">
                <text:p>2964.277465224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4954.42857142857">
                <text:p>4954.42857142857</text:p>
              </table:table-cell>
              <table:table-cell office:value-type="float" office:value="2971.73864035374">
                <text:p>2971.7386403537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4809.14285714286">
                <text:p>4809.14285714286</text:p>
              </table:table-cell>
              <table:table-cell office:value-type="float" office:value="2979.19981548288">
                <text:p>2979.199815482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4352.14285714286">
                <text:p>4352.14285714286</text:p>
              </table:table-cell>
              <table:table-cell office:value-type="float" office:value="2986.66099061203">
                <text:p>2986.660990612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3926.57142857143">
                <text:p>3926.57142857143</text:p>
              </table:table-cell>
              <table:table-cell office:value-type="float" office:value="2994.12216574118">
                <text:p>2994.122165741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3755.42857142857">
                <text:p>3755.42857142857</text:p>
              </table:table-cell>
              <table:table-cell office:value-type="float" office:value="3001.58334087032">
                <text:p>3001.583340870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3719.28571428571">
                <text:p>3719.28571428571</text:p>
              </table:table-cell>
              <table:table-cell office:value-type="float" office:value="3009.04451599947">
                <text:p>3009.044515999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3877.28571428571">
                <text:p>3877.28571428571</text:p>
              </table:table-cell>
              <table:table-cell office:value-type="float" office:value="3016.50569112862">
                <text:p>3016.505691128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3867.85714285714">
                <text:p>3867.85714285714</text:p>
              </table:table-cell>
              <table:table-cell office:value-type="float" office:value="3023.96686625776">
                <text:p>3023.966866257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3456.85714285714">
                <text:p>3456.85714285714</text:p>
              </table:table-cell>
              <table:table-cell office:value-type="float" office:value="3031.42804138691">
                <text:p>3031.428041386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3341.71428571429">
                <text:p>3341.71428571429</text:p>
              </table:table-cell>
              <table:table-cell office:value-type="float" office:value="3038.88921651606">
                <text:p>3038.889216516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3204">
                <text:p>3204</text:p>
              </table:table-cell>
              <table:table-cell office:value-type="float" office:value="3046.3503916452">
                <text:p>3046.35039164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3080.57142857143">
                <text:p>3080.57142857143</text:p>
              </table:table-cell>
              <table:table-cell office:value-type="float" office:value="3053.81156677435">
                <text:p>3053.811566774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981.85714285714">
                <text:p>2981.85714285714</text:p>
              </table:table-cell>
              <table:table-cell office:value-type="float" office:value="3061.2727419035">
                <text:p>3061.27274190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805.85714285714">
                <text:p>2805.85714285714</text:p>
              </table:table-cell>
              <table:table-cell office:value-type="float" office:value="3068.73391703264">
                <text:p>3068.733917032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251.57142857143">
                <text:p>2251.57142857143</text:p>
              </table:table-cell>
              <table:table-cell office:value-type="float" office:value="3076.19509216179">
                <text:p>3076.1950921617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99.14285714286">
                <text:p>2399.14285714286</text:p>
              </table:table-cell>
              <table:table-cell office:value-type="float" office:value="3083.65626729094">
                <text:p>3083.656267290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215.14285714286">
                <text:p>2215.14285714286</text:p>
              </table:table-cell>
              <table:table-cell office:value-type="float" office:value="3091.11744242009">
                <text:p>3091.117442420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183.28571428571">
                <text:p>2183.28571428571</text:p>
              </table:table-cell>
              <table:table-cell office:value-type="float" office:value="3098.57861754923">
                <text:p>3098.578617549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227.28571428571">
                <text:p>2227.28571428571</text:p>
              </table:table-cell>
              <table:table-cell office:value-type="float" office:value="3106.03979267838">
                <text:p>3106.039792678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177.42857142857">
                <text:p>2177.42857142857</text:p>
              </table:table-cell>
              <table:table-cell office:value-type="float" office:value="3113.50096780753">
                <text:p>3113.500967807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127.71428571429">
                <text:p>2127.71428571429</text:p>
              </table:table-cell>
              <table:table-cell office:value-type="float" office:value="3120.96214293667">
                <text:p>3120.962142936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473.42857142857">
                <text:p>2473.42857142857</text:p>
              </table:table-cell>
              <table:table-cell office:value-type="float" office:value="3128.42331806582">
                <text:p>3128.423318065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135.14285714286">
                <text:p>2135.14285714286</text:p>
              </table:table-cell>
              <table:table-cell office:value-type="float" office:value="3135.88449319497">
                <text:p>3135.884493194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047.57142857143">
                <text:p>2047.57142857143</text:p>
              </table:table-cell>
              <table:table-cell office:value-type="float" office:value="3143.34566832411">
                <text:p>3143.345668324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923">
                <text:p>1923</text:p>
              </table:table-cell>
              <table:table-cell office:value-type="float" office:value="3150.80684345326">
                <text:p>3150.806843453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760.14285714286">
                <text:p>1760.14285714286</text:p>
              </table:table-cell>
              <table:table-cell office:value-type="float" office:value="3158.26801858241">
                <text:p>3158.268018582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740.28571428571">
                <text:p>1740.28571428571</text:p>
              </table:table-cell>
              <table:table-cell office:value-type="float" office:value="3165.72919371155">
                <text:p>3165.729193711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690.85714285714">
                <text:p>1690.85714285714</text:p>
              </table:table-cell>
              <table:table-cell office:value-type="float" office:value="3173.1903688407">
                <text:p>3173.190368840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631.85714285714">
                <text:p>1631.85714285714</text:p>
              </table:table-cell>
              <table:table-cell office:value-type="float" office:value="3180.65154396985">
                <text:p>3180.651543969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617.14285714286">
                <text:p>1617.14285714286</text:p>
              </table:table-cell>
              <table:table-cell office:value-type="float" office:value="3188.11271909899">
                <text:p>3188.112719098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618.57142857143">
                <text:p>1618.57142857143</text:p>
              </table:table-cell>
              <table:table-cell office:value-type="float" office:value="3195.57389422814">
                <text:p>3195.573894228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610.85714285714">
                <text:p>1610.85714285714</text:p>
              </table:table-cell>
              <table:table-cell office:value-type="float" office:value="3203.03506935729">
                <text:p>3203.0350693572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626.71428571429">
                <text:p>1626.71428571429</text:p>
              </table:table-cell>
              <table:table-cell office:value-type="float" office:value="3210.49624448643">
                <text:p>3210.496244486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582.85714285714">
                <text:p>1582.85714285714</text:p>
              </table:table-cell>
              <table:table-cell office:value-type="float" office:value="3217.95741961558">
                <text:p>3217.957419615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573.28571428571">
                <text:p>1573.28571428571</text:p>
              </table:table-cell>
              <table:table-cell office:value-type="float" office:value="3225.41859474473">
                <text:p>3225.418594744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590.57142857143">
                <text:p>1590.57142857143</text:p>
              </table:table-cell>
              <table:table-cell office:value-type="float" office:value="3232.87976987388">
                <text:p>3232.879769873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604.14285714286">
                <text:p>1604.14285714286</text:p>
              </table:table-cell>
              <table:table-cell office:value-type="float" office:value="3240.34094500302">
                <text:p>3240.340945003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634.57142857143">
                <text:p>1634.57142857143</text:p>
              </table:table-cell>
              <table:table-cell office:value-type="float" office:value="3247.80212013217">
                <text:p>3247.802120132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631.14285714286">
                <text:p>1631.14285714286</text:p>
              </table:table-cell>
              <table:table-cell office:value-type="float" office:value="3255.26329526132">
                <text:p>3255.263295261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598.14285714286">
                <text:p>1598.14285714286</text:p>
              </table:table-cell>
              <table:table-cell office:value-type="float" office:value="3262.72447039046">
                <text:p>3262.7244703904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680.14285714286">
                <text:p>1680.14285714286</text:p>
              </table:table-cell>
              <table:table-cell office:value-type="float" office:value="3270.18564551961">
                <text:p>3270.185645519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677.71428571429">
                <text:p>1677.71428571429</text:p>
              </table:table-cell>
              <table:table-cell office:value-type="float" office:value="3277.64682064876">
                <text:p>3277.646820648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639.57142857143">
                <text:p>1639.57142857143</text:p>
              </table:table-cell>
              <table:table-cell office:value-type="float" office:value="3285.1079957779">
                <text:p>3285.10799577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557.42857142857">
                <text:p>1557.42857142857</text:p>
              </table:table-cell>
              <table:table-cell office:value-type="float" office:value="3292.56917090705">
                <text:p>3292.569170907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406">
                <text:p>1406</text:p>
              </table:table-cell>
              <table:table-cell office:value-type="float" office:value="3300.0303460362">
                <text:p>3300.03034603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365">
                <text:p>1365</text:p>
              </table:table-cell>
              <table:table-cell office:value-type="float" office:value="3307.49152116534">
                <text:p>3307.491521165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390.42857142857">
                <text:p>1390.42857142857</text:p>
              </table:table-cell>
              <table:table-cell office:value-type="float" office:value="3314.95269629449">
                <text:p>3314.952696294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327.14285714286">
                <text:p>1327.14285714286</text:p>
              </table:table-cell>
              <table:table-cell office:value-type="float" office:value="3322.41387142364">
                <text:p>3322.413871423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307.28571428571">
                <text:p>1307.28571428571</text:p>
              </table:table-cell>
              <table:table-cell office:value-type="float" office:value="3329.87504655278">
                <text:p>3329.875046552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290.71428571429">
                <text:p>1290.71428571429</text:p>
              </table:table-cell>
              <table:table-cell office:value-type="float" office:value="3337.33622168193">
                <text:p>3337.336221681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329.14285714286">
                <text:p>1329.14285714286</text:p>
              </table:table-cell>
              <table:table-cell office:value-type="float" office:value="3344.79739681108">
                <text:p>3344.797396811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459.71428571429">
                <text:p>1459.71428571429</text:p>
              </table:table-cell>
              <table:table-cell office:value-type="float" office:value="3352.25857194023">
                <text:p>3352.258571940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503.28571428571">
                <text:p>1503.28571428571</text:p>
              </table:table-cell>
              <table:table-cell office:value-type="float" office:value="3359.71974706937">
                <text:p>3359.719747069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506.57142857143">
                <text:p>1506.57142857143</text:p>
              </table:table-cell>
              <table:table-cell office:value-type="float" office:value="3367.18092219852">
                <text:p>3367.180922198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524.28571428571">
                <text:p>1524.28571428571</text:p>
              </table:table-cell>
              <table:table-cell office:value-type="float" office:value="3374.64209732767">
                <text:p>3374.642097327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271.85714285714">
                <text:p>1271.85714285714</text:p>
              </table:table-cell>
              <table:table-cell office:value-type="float" office:value="3382.10327245681">
                <text:p>3382.103272456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543.85714285714">
                <text:p>1543.85714285714</text:p>
              </table:table-cell>
              <table:table-cell office:value-type="float" office:value="3389.56444758596">
                <text:p>3389.564447585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528.42857142857">
                <text:p>1528.42857142857</text:p>
              </table:table-cell>
              <table:table-cell office:value-type="float" office:value="3397.02562271511">
                <text:p>3397.025622715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597.14285714286">
                <text:p>1597.14285714286</text:p>
              </table:table-cell>
              <table:table-cell office:value-type="float" office:value="3404.48679784425">
                <text:p>3404.486797844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597.42857142857">
                <text:p>1597.42857142857</text:p>
              </table:table-cell>
              <table:table-cell office:value-type="float" office:value="3411.9479729734">
                <text:p>3411.94797297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592">
                <text:p>1592</text:p>
              </table:table-cell>
              <table:table-cell office:value-type="float" office:value="3419.40914810255">
                <text:p>3419.409148102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613.57142857143">
                <text:p>1613.57142857143</text:p>
              </table:table-cell>
              <table:table-cell office:value-type="float" office:value="3426.87032323169">
                <text:p>3426.870323231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881.71428571429">
                <text:p>1881.71428571429</text:p>
              </table:table-cell>
              <table:table-cell office:value-type="float" office:value="3434.33149836084">
                <text:p>3434.3314983608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613.28571428571">
                <text:p>1613.28571428571</text:p>
              </table:table-cell>
              <table:table-cell office:value-type="float" office:value="3441.79267348999">
                <text:p>3441.792673489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667.28571428571">
                <text:p>1667.28571428571</text:p>
              </table:table-cell>
              <table:table-cell office:value-type="float" office:value="3449.25384861913">
                <text:p>3449.253848619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605">
                <text:p>1605</text:p>
              </table:table-cell>
              <table:table-cell office:value-type="float" office:value="3456.71502374828">
                <text:p>3456.715023748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617.42857142857">
                <text:p>1617.42857142857</text:p>
              </table:table-cell>
              <table:table-cell office:value-type="float" office:value="3464.17619887743">
                <text:p>3464.176198877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699.28571428571">
                <text:p>1699.28571428571</text:p>
              </table:table-cell>
              <table:table-cell office:value-type="float" office:value="3471.63737400658">
                <text:p>3471.637374006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681">
                <text:p>1681</text:p>
              </table:table-cell>
              <table:table-cell office:value-type="float" office:value="3479.09854913572">
                <text:p>3479.098549135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706.42857142857">
                <text:p>1706.42857142857</text:p>
              </table:table-cell>
              <table:table-cell office:value-type="float" office:value="3486.55972426487">
                <text:p>3486.5597242648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761.57142857143">
                <text:p>1761.57142857143</text:p>
              </table:table-cell>
              <table:table-cell office:value-type="float" office:value="3494.02089939402">
                <text:p>3494.020899394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744.14285714286">
                <text:p>1744.14285714286</text:p>
              </table:table-cell>
              <table:table-cell office:value-type="float" office:value="3501.48207452316">
                <text:p>3501.482074523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730.71428571429">
                <text:p>1730.71428571429</text:p>
              </table:table-cell>
              <table:table-cell office:value-type="float" office:value="3508.94324965231">
                <text:p>3508.943249652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725">
                <text:p>1725</text:p>
              </table:table-cell>
              <table:table-cell office:value-type="float" office:value="3516.40442478146">
                <text:p>3516.4044247814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643.57142857143">
                <text:p>1643.57142857143</text:p>
              </table:table-cell>
              <table:table-cell office:value-type="float" office:value="3523.8655999106">
                <text:p>3523.86559991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649.57142857143">
                <text:p>1649.57142857143</text:p>
              </table:table-cell>
              <table:table-cell office:value-type="float" office:value="3531.32677503975">
                <text:p>3531.326775039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622.14285714286">
                <text:p>1622.14285714286</text:p>
              </table:table-cell>
              <table:table-cell office:value-type="float" office:value="3538.7879501689">
                <text:p>3538.787950168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607.85714285714">
                <text:p>1607.85714285714</text:p>
              </table:table-cell>
              <table:table-cell office:value-type="float" office:value="3546.24912529804">
                <text:p>3546.249125298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610">
                <text:p>1610</text:p>
              </table:table-cell>
              <table:table-cell office:value-type="float" office:value="3553.71030042719">
                <text:p>3553.710300427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600.85714285714">
                <text:p>1600.85714285714</text:p>
              </table:table-cell>
              <table:table-cell office:value-type="float" office:value="3561.17147555634">
                <text:p>3561.1714755563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565">
                <text:p>1565</text:p>
              </table:table-cell>
              <table:table-cell office:value-type="float" office:value="3568.63265068548">
                <text:p>3568.6326506854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548">
                <text:p>1548</text:p>
              </table:table-cell>
              <table:table-cell office:value-type="float" office:value="3576.09382581463">
                <text:p>3576.093825814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569.28571428571">
                <text:p>1569.28571428571</text:p>
              </table:table-cell>
              <table:table-cell office:value-type="float" office:value="3583.55500094378">
                <text:p>3583.5550009437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547.71428571429">
                <text:p>1547.71428571429</text:p>
              </table:table-cell>
              <table:table-cell office:value-type="float" office:value="3591.01617607293">
                <text:p>3591.0161760729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520.57142857143">
                <text:p>1520.57142857143</text:p>
              </table:table-cell>
              <table:table-cell office:value-type="float" office:value="3598.47735120207">
                <text:p>3598.477351202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499">
                <text:p>1499</text:p>
              </table:table-cell>
              <table:table-cell office:value-type="float" office:value="3605.93852633122">
                <text:p>3605.9385263312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493.42857142857">
                <text:p>1493.42857142857</text:p>
              </table:table-cell>
              <table:table-cell office:value-type="float" office:value="3613.39970146037">
                <text:p>3613.399701460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493.57142857143">
                <text:p>1493.57142857143</text:p>
              </table:table-cell>
              <table:table-cell office:value-type="float" office:value="3620.86087658951">
                <text:p>3620.8608765895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561.42857142857">
                <text:p>1561.42857142857</text:p>
              </table:table-cell>
              <table:table-cell office:value-type="float" office:value="3628.32205171866">
                <text:p>3628.3220517186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631.14285714286">
                <text:p>1631.14285714286</text:p>
              </table:table-cell>
              <table:table-cell office:value-type="float" office:value="3635.78322684781">
                <text:p>3635.7832268478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692.28571428571">
                <text:p>1692.28571428571</text:p>
              </table:table-cell>
              <table:table-cell office:value-type="float" office:value="3643.24440197695">
                <text:p>3643.244401976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759.71428571429">
                <text:p>1759.71428571429</text:p>
              </table:table-cell>
              <table:table-cell office:value-type="float" office:value="3650.7055771061">
                <text:p>3650.70557710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824.28571428571">
                <text:p>1824.28571428571</text:p>
              </table:table-cell>
              <table:table-cell office:value-type="float" office:value="3658.16675223525">
                <text:p>3658.166752235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896.57142857143">
                <text:p>1896.57142857143</text:p>
              </table:table-cell>
              <table:table-cell office:value-type="float" office:value="3665.62792736439">
                <text:p>3665.6279273643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963.71428571429">
                <text:p>1963.71428571429</text:p>
              </table:table-cell>
              <table:table-cell office:value-type="float" office:value="3673.08910249354">
                <text:p>3673.0891024935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963.42857142857">
                <text:p>1963.42857142857</text:p>
              </table:table-cell>
              <table:table-cell office:value-type="float" office:value="3680.55027762269">
                <text:p>3680.550277622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000.28571428571">
                <text:p>2000.28571428571</text:p>
              </table:table-cell>
              <table:table-cell office:value-type="float" office:value="3688.01145275183">
                <text:p>3688.011452751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107.14285714286">
                <text:p>2107.14285714286</text:p>
              </table:table-cell>
              <table:table-cell office:value-type="float" office:value="3695.47262788098">
                <text:p>3695.472627880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132.28571428571">
                <text:p>2132.28571428571</text:p>
              </table:table-cell>
              <table:table-cell office:value-type="float" office:value="3702.93380301013">
                <text:p>3702.933803010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259.71428571429">
                <text:p>2259.71428571429</text:p>
              </table:table-cell>
              <table:table-cell office:value-type="float" office:value="3710.39497813928">
                <text:p>3710.3949781392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318.14285714286">
                <text:p>2318.14285714286</text:p>
              </table:table-cell>
              <table:table-cell office:value-type="float" office:value="3717.85615326842">
                <text:p>3717.856153268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2379.28571428571">
                <text:p>2379.28571428571</text:p>
              </table:table-cell>
              <table:table-cell office:value-type="float" office:value="3725.31732839757">
                <text:p>3725.3173283975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498.57142857143">
                <text:p>2498.57142857143</text:p>
              </table:table-cell>
              <table:table-cell office:value-type="float" office:value="3732.77850352672">
                <text:p>3732.7785035267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570.85714285714">
                <text:p>2570.85714285714</text:p>
              </table:table-cell>
              <table:table-cell office:value-type="float" office:value="3740.23967865586">
                <text:p>3740.239678655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2622.57142857143">
                <text:p>2622.57142857143</text:p>
              </table:table-cell>
              <table:table-cell office:value-type="float" office:value="3747.70085378501">
                <text:p>3747.700853785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701.85714285714">
                <text:p>2701.85714285714</text:p>
              </table:table-cell>
              <table:table-cell office:value-type="float" office:value="3755.16202891416">
                <text:p>3755.162028914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739.71428571429">
                <text:p>2739.71428571429</text:p>
              </table:table-cell>
              <table:table-cell office:value-type="float" office:value="3762.6232040433">
                <text:p>3762.62320404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818.57142857143">
                <text:p>2818.57142857143</text:p>
              </table:table-cell>
              <table:table-cell office:value-type="float" office:value="3770.08437917245">
                <text:p>3770.084379172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860.42857142857">
                <text:p>2860.42857142857</text:p>
              </table:table-cell>
              <table:table-cell office:value-type="float" office:value="3777.5455543016">
                <text:p>3777.54555430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892.14285714286">
                <text:p>2892.14285714286</text:p>
              </table:table-cell>
              <table:table-cell office:value-type="float" office:value="3785.00672943074">
                <text:p>3785.0067294307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863.85714285714">
                <text:p>2863.85714285714</text:p>
              </table:table-cell>
              <table:table-cell office:value-type="float" office:value="3792.46790455989">
                <text:p>3792.4679045598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995.71428571429">
                <text:p>2995.71428571429</text:p>
              </table:table-cell>
              <table:table-cell office:value-type="float" office:value="3799.92907968904">
                <text:p>3799.929079689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3185.85714285714">
                <text:p>3185.85714285714</text:p>
              </table:table-cell>
              <table:table-cell office:value-type="float" office:value="3807.39025481818">
                <text:p>3807.390254818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3409">
                <text:p>3409</text:p>
              </table:table-cell>
              <table:table-cell office:value-type="float" office:value="3814.85142994733">
                <text:p>3814.851429947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3615.71428571429">
                <text:p>3615.71428571429</text:p>
              </table:table-cell>
              <table:table-cell office:value-type="float" office:value="3822.31260507648">
                <text:p>3822.312605076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3837.57142857143">
                <text:p>3837.57142857143</text:p>
              </table:table-cell>
              <table:table-cell office:value-type="float" office:value="3829.77378020563">
                <text:p>3829.773780205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3982">
                <text:p>3982</text:p>
              </table:table-cell>
              <table:table-cell office:value-type="float" office:value="3837.23495533477">
                <text:p>3837.234955334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4227.14285714286">
                <text:p>4227.14285714286</text:p>
              </table:table-cell>
              <table:table-cell office:value-type="float" office:value="3844.69613046392">
                <text:p>3844.6961304639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4589.42857142857">
                <text:p>4589.42857142857</text:p>
              </table:table-cell>
              <table:table-cell office:value-type="float" office:value="3852.15730559307">
                <text:p>3852.157305593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5127.42857142857">
                <text:p>5127.42857142857</text:p>
              </table:table-cell>
              <table:table-cell office:value-type="float" office:value="3859.61848072221">
                <text:p>3859.618480722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5611.28571428571">
                <text:p>5611.28571428571</text:p>
              </table:table-cell>
              <table:table-cell office:value-type="float" office:value="3867.07965585136">
                <text:p>3867.079655851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6073.71428571429">
                <text:p>6073.71428571429</text:p>
              </table:table-cell>
              <table:table-cell office:value-type="float" office:value="3874.54083098051">
                <text:p>3874.540830980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6628.42857142857">
                <text:p>6628.42857142857</text:p>
              </table:table-cell>
              <table:table-cell office:value-type="float" office:value="3882.00200610965">
                <text:p>3882.002006109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6892.71428571429">
                <text:p>6892.71428571429</text:p>
              </table:table-cell>
              <table:table-cell office:value-type="float" office:value="3889.4631812388">
                <text:p>3889.463181238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7398.57142857143">
                <text:p>7398.57142857143</text:p>
              </table:table-cell>
              <table:table-cell office:value-type="float" office:value="3896.92435636795">
                <text:p>3896.924356367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7869.85714285714">
                <text:p>7869.85714285714</text:p>
              </table:table-cell>
              <table:table-cell office:value-type="float" office:value="3904.38553149709">
                <text:p>3904.3855314970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8007">
                <text:p>8007</text:p>
              </table:table-cell>
              <table:table-cell office:value-type="float" office:value="3911.84670662624">
                <text:p>3911.8467066262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8065">
                <text:p>8065</text:p>
              </table:table-cell>
              <table:table-cell office:value-type="float" office:value="3919.30788175539">
                <text:p>3919.307881755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8501.71428571429">
                <text:p>8501.71428571429</text:p>
              </table:table-cell>
              <table:table-cell office:value-type="float" office:value="3926.76905688453">
                <text:p>3926.769056884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8708.28571428571">
                <text:p>8708.28571428571</text:p>
              </table:table-cell>
              <table:table-cell office:value-type="float" office:value="3934.23023201368">
                <text:p>3934.2302320136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9226.28571428571">
                <text:p>9226.28571428571</text:p>
              </table:table-cell>
              <table:table-cell office:value-type="float" office:value="3941.69140714283">
                <text:p>3941.6914071428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9504.71428571429">
                <text:p>9504.71428571429</text:p>
              </table:table-cell>
              <table:table-cell office:value-type="float" office:value="3949.15258227197">
                <text:p>3949.1525822719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0081.5714285714">
                <text:p>10081.5714285714</text:p>
              </table:table-cell>
              <table:table-cell office:value-type="float" office:value="3956.61375740112">
                <text:p>3956.613757401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0821.4285714286">
                <text:p>10821.4285714286</text:p>
              </table:table-cell>
              <table:table-cell office:value-type="float" office:value="3964.07493253027">
                <text:p>3964.074932530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1688.7142857143">
                <text:p>11688.7142857143</text:p>
              </table:table-cell>
              <table:table-cell office:value-type="float" office:value="3971.53610765942">
                <text:p>3971.5361076594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1776.2857142857">
                <text:p>11776.2857142857</text:p>
              </table:table-cell>
              <table:table-cell office:value-type="float" office:value="3978.99728278856">
                <text:p>3978.9972827885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1784.4285714286">
                <text:p>11784.4285714286</text:p>
              </table:table-cell>
              <table:table-cell office:value-type="float" office:value="3986.45845791771">
                <text:p>3986.4584579177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1594.2857142857">
                <text:p>11594.2857142857</text:p>
              </table:table-cell>
              <table:table-cell office:value-type="float" office:value="3993.91963304686">
                <text:p>3993.9196330468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1605.5714285714">
                <text:p>11605.5714285714</text:p>
              </table:table-cell>
              <table:table-cell office:value-type="float" office:value="4001.380808176">
                <text:p>4001.38080817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2129">
                <text:p>12129</text:p>
              </table:table-cell>
              <table:table-cell office:value-type="float" office:value="4008.84198330515">
                <text:p>4008.841983305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2714">
                <text:p>12714</text:p>
              </table:table-cell>
              <table:table-cell office:value-type="float" office:value="4016.3031584343">
                <text:p>4016.303158434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0600.2857142857">
                <text:p>10600.2857142857</text:p>
              </table:table-cell>
              <table:table-cell office:value-type="float" office:value="4023.76433356344">
                <text:p>4023.764333563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3425.4285714286">
                <text:p>13425.4285714286</text:p>
              </table:table-cell>
              <table:table-cell office:value-type="float" office:value="4031.22550869259">
                <text:p>4031.225508692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3762.1428571429">
                <text:p>13762.1428571429</text:p>
              </table:table-cell>
              <table:table-cell office:value-type="float" office:value="4038.68668382174">
                <text:p>4038.6866838217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4496.8571428571">
                <text:p>14496.8571428571</text:p>
              </table:table-cell>
              <table:table-cell office:value-type="float" office:value="4046.14785895088">
                <text:p>4046.1478589508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5186.8571428571">
                <text:p>15186.8571428571</text:p>
              </table:table-cell>
              <table:table-cell office:value-type="float" office:value="4053.60903408003">
                <text:p>4053.6090340800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5775.7142857143">
                <text:p>15775.7142857143</text:p>
              </table:table-cell>
              <table:table-cell office:value-type="float" office:value="4061.07020920918">
                <text:p>4061.070209209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6147">
                <text:p>16147</text:p>
              </table:table-cell>
              <table:table-cell office:value-type="float" office:value="4068.53138433833">
                <text:p>4068.531384338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9287">
                <text:p>19287</text:p>
              </table:table-cell>
              <table:table-cell office:value-type="float" office:value="4075.99255946747">
                <text:p>4075.9925594674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7898.1428571429">
                <text:p>17898.1428571429</text:p>
              </table:table-cell>
              <table:table-cell office:value-type="float" office:value="4083.45373459662">
                <text:p>4083.4537345966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8692.7142857143">
                <text:p>18692.7142857143</text:p>
              </table:table-cell>
              <table:table-cell office:value-type="float" office:value="4090.91490972577">
                <text:p>4090.9149097257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9042">
                <text:p>19042</text:p>
              </table:table-cell>
              <table:table-cell office:value-type="float" office:value="4098.37608485491">
                <text:p>4098.376084854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8855.5714285714">
                <text:p>18855.5714285714</text:p>
              </table:table-cell>
              <table:table-cell office:value-type="float" office:value="4105.83725998406">
                <text:p>4105.837259984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8387.4285714286">
                <text:p>18387.4285714286</text:p>
              </table:table-cell>
              <table:table-cell office:value-type="float" office:value="4113.29843511321">
                <text:p>4113.2984351132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8030.8571428571">
                <text:p>18030.8571428571</text:p>
              </table:table-cell>
              <table:table-cell office:value-type="float" office:value="4120.75961024235">
                <text:p>4120.7596102423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7016.5714285714">
                <text:p>17016.5714285714</text:p>
              </table:table-cell>
              <table:table-cell office:value-type="float" office:value="4128.2207853715">
                <text:p>4128.22078537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5926.1428571429">
                <text:p>15926.1428571429</text:p>
              </table:table-cell>
              <table:table-cell office:value-type="float" office:value="4135.68196050065">
                <text:p>4135.6819605006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5189.8571428571">
                <text:p>15189.8571428571</text:p>
              </table:table-cell>
              <table:table-cell office:value-type="float" office:value="4143.14313562979">
                <text:p>4143.143135629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4327.5714285714">
                <text:p>14327.5714285714</text:p>
              </table:table-cell>
              <table:table-cell office:value-type="float" office:value="4150.60431075894">
                <text:p>4150.6043107589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3852.5714285714">
                <text:p>13852.5714285714</text:p>
              </table:table-cell>
              <table:table-cell office:value-type="float" office:value="4158.06548588809">
                <text:p>4158.065485888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3017.5714285714">
                <text:p>13017.5714285714</text:p>
              </table:table-cell>
              <table:table-cell office:value-type="float" office:value="4165.52666101723">
                <text:p>4165.5266610172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2000.1428571429">
                <text:p>12000.1428571429</text:p>
              </table:table-cell>
              <table:table-cell office:value-type="float" office:value="4172.98783614638">
                <text:p>4172.987836146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1554.5714285714">
                <text:p>11554.5714285714</text:p>
              </table:table-cell>
              <table:table-cell office:value-type="float" office:value="4180.44901127553">
                <text:p>4180.449011275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1311.4285714286">
                <text:p>11311.4285714286</text:p>
              </table:table-cell>
              <table:table-cell office:value-type="float" office:value="4187.91018640468">
                <text:p>4187.910186404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0722.8571428571">
                <text:p>10722.8571428571</text:p>
              </table:table-cell>
              <table:table-cell office:value-type="float" office:value="4195.37136153382">
                <text:p>4195.371361533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0085.8571428571">
                <text:p>10085.8571428571</text:p>
              </table:table-cell>
              <table:table-cell office:value-type="float" office:value="4202.83253666297">
                <text:p>4202.832536662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9551.71428571429">
                <text:p>9551.71428571429</text:p>
              </table:table-cell>
              <table:table-cell office:value-type="float" office:value="4210.29371179212">
                <text:p>4210.293711792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8746">
                <text:p>8746</text:p>
              </table:table-cell>
              <table:table-cell office:value-type="float" office:value="4217.75488692126">
                <text:p>4217.7548869212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8141.57142857143">
                <text:p>8141.57142857143</text:p>
              </table:table-cell>
              <table:table-cell office:value-type="float" office:value="4225.21606205041">
                <text:p>4225.2160620504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7338.71428571429">
                <text:p>7338.71428571429</text:p>
              </table:table-cell>
              <table:table-cell office:value-type="float" office:value="4232.67723717956">
                <text:p>4232.677237179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6342.42857142857">
                <text:p>6342.42857142857</text:p>
              </table:table-cell>
              <table:table-cell office:value-type="float" office:value="4240.1384123087">
                <text:p>4240.138412308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5825">
                <text:p>5825</text:p>
              </table:table-cell>
              <table:table-cell office:value-type="float" office:value="4247.59958743785">
                <text:p>4247.5995874378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5538.85714285714">
                <text:p>5538.85714285714</text:p>
              </table:table-cell>
              <table:table-cell office:value-type="float" office:value="4255.060762567">
                <text:p>4255.06076256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5054.28571428571">
                <text:p>5054.28571428571</text:p>
              </table:table-cell>
              <table:table-cell office:value-type="float" office:value="4262.52193769614">
                <text:p>4262.5219376961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4624">
                <text:p>4624</text:p>
              </table:table-cell>
              <table:table-cell office:value-type="float" office:value="4269.98311282529">
                <text:p>4269.9831128252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138.42857142857">
                <text:p>4138.42857142857</text:p>
              </table:table-cell>
              <table:table-cell office:value-type="float" office:value="4277.44428795444">
                <text:p>4277.444287954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3796.71428571429">
                <text:p>3796.71428571429</text:p>
              </table:table-cell>
              <table:table-cell office:value-type="float" office:value="4284.90546308358">
                <text:p>4284.905463083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3494.85714285714">
                <text:p>3494.85714285714</text:p>
              </table:table-cell>
              <table:table-cell office:value-type="float" office:value="4292.36663821273">
                <text:p>4292.3666382127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3196.28571428571">
                <text:p>3196.28571428571</text:p>
              </table:table-cell>
              <table:table-cell office:value-type="float" office:value="4299.82781334188">
                <text:p>4299.8278133418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3028.85714285714">
                <text:p>3028.85714285714</text:p>
              </table:table-cell>
              <table:table-cell office:value-type="float" office:value="4307.28898847103">
                <text:p>4307.2889884710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899.28571428571">
                <text:p>2899.28571428571</text:p>
              </table:table-cell>
              <table:table-cell office:value-type="float" office:value="4314.75016360017">
                <text:p>4314.7501636001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770.85714285714">
                <text:p>2770.85714285714</text:p>
              </table:table-cell>
              <table:table-cell office:value-type="float" office:value="4322.21133872932">
                <text:p>4322.211338729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590.42857142857">
                <text:p>2590.42857142857</text:p>
              </table:table-cell>
              <table:table-cell office:value-type="float" office:value="4329.67251385847">
                <text:p>4329.6725138584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452.14285714286">
                <text:p>2452.14285714286</text:p>
              </table:table-cell>
              <table:table-cell office:value-type="float" office:value="4337.13368898761">
                <text:p>4337.1336889876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337.57142857143">
                <text:p>2337.57142857143</text:p>
              </table:table-cell>
              <table:table-cell office:value-type="float" office:value="4344.59486411676">
                <text:p>4344.5948641167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238.85714285714">
                <text:p>2238.85714285714</text:p>
              </table:table-cell>
              <table:table-cell office:value-type="float" office:value="4352.05603924591">
                <text:p>4352.056039245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199.71428571429">
                <text:p>2199.71428571429</text:p>
              </table:table-cell>
              <table:table-cell office:value-type="float" office:value="4359.51721437505">
                <text:p>4359.517214375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123.71428571429">
                <text:p>2123.71428571429</text:p>
              </table:table-cell>
              <table:table-cell office:value-type="float" office:value="4366.9783895042">
                <text:p>4366.978389504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003.85714285714">
                <text:p>2003.85714285714</text:p>
              </table:table-cell>
              <table:table-cell office:value-type="float" office:value="4374.43956463335">
                <text:p>4374.4395646333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980.85714285714">
                <text:p>1980.85714285714</text:p>
              </table:table-cell>
              <table:table-cell office:value-type="float" office:value="4381.90073976249">
                <text:p>4381.9007397624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856.57142857143">
                <text:p>1856.57142857143</text:p>
              </table:table-cell>
              <table:table-cell office:value-type="float" office:value="4389.36191489164">
                <text:p>4389.3619148916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757.71428571429">
                <text:p>1757.71428571429</text:p>
              </table:table-cell>
              <table:table-cell office:value-type="float" office:value="4396.82309002079">
                <text:p>4396.8230900207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712.71428571429">
                <text:p>1712.71428571429</text:p>
              </table:table-cell>
              <table:table-cell office:value-type="float" office:value="4404.28426514993">
                <text:p>4404.2842651499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668.42857142857">
                <text:p>1668.42857142857</text:p>
              </table:table-cell>
              <table:table-cell office:value-type="float" office:value="4411.74544027908">
                <text:p>4411.7454402790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638.14285714286">
                <text:p>1638.14285714286</text:p>
              </table:table-cell>
              <table:table-cell office:value-type="float" office:value="4419.20661540823">
                <text:p>4419.206615408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572.71428571429">
                <text:p>1572.71428571429</text:p>
              </table:table-cell>
              <table:table-cell office:value-type="float" office:value="4426.66779053737">
                <text:p>4426.6677905373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479.71428571429">
                <text:p>1479.71428571429</text:p>
              </table:table-cell>
              <table:table-cell office:value-type="float" office:value="4434.12896566652">
                <text:p>4434.1289656665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443">
                <text:p>1443</text:p>
              </table:table-cell>
              <table:table-cell office:value-type="float" office:value="4441.59014079567">
                <text:p>4441.590140795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408.28571428571">
                <text:p>1408.28571428571</text:p>
              </table:table-cell>
              <table:table-cell office:value-type="float" office:value="4449.05131592482">
                <text:p>4449.0513159248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371">
                <text:p>1371</text:p>
              </table:table-cell>
              <table:table-cell office:value-type="float" office:value="4456.51249105396">
                <text:p>4456.512491053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338.71428571429">
                <text:p>1338.71428571429</text:p>
              </table:table-cell>
              <table:table-cell office:value-type="float" office:value="4463.97366618311">
                <text:p>4463.973666183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318.42857142857">
                <text:p>1318.42857142857</text:p>
              </table:table-cell>
              <table:table-cell office:value-type="float" office:value="4471.43484131226">
                <text:p>4471.4348413122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259.14285714286">
                <text:p>1259.14285714286</text:p>
              </table:table-cell>
              <table:table-cell office:value-type="float" office:value="4478.8960164414">
                <text:p>4478.89601644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220.28571428571">
                <text:p>1220.28571428571</text:p>
              </table:table-cell>
              <table:table-cell office:value-type="float" office:value="4486.35719157055">
                <text:p>4486.3571915705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171.57142857143">
                <text:p>1171.57142857143</text:p>
              </table:table-cell>
              <table:table-cell office:value-type="float" office:value="4493.8183666997">
                <text:p>4493.818366699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140.14285714286">
                <text:p>1140.14285714286</text:p>
              </table:table-cell>
              <table:table-cell office:value-type="float" office:value="4501.27954182884">
                <text:p>4501.279541828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096.42857142857">
                <text:p>1096.42857142857</text:p>
              </table:table-cell>
              <table:table-cell office:value-type="float" office:value="4508.74071695799">
                <text:p>4508.740716957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106.71428571429">
                <text:p>1106.71428571429</text:p>
              </table:table-cell>
              <table:table-cell office:value-type="float" office:value="4516.20189208714">
                <text:p>4516.2018920871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126">
                <text:p>1126</text:p>
              </table:table-cell>
              <table:table-cell office:value-type="float" office:value="4523.66306721628">
                <text:p>4523.663067216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130.28571428571">
                <text:p>1130.28571428571</text:p>
              </table:table-cell>
              <table:table-cell office:value-type="float" office:value="4531.12424234543">
                <text:p>4531.1242423454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140.28571428571">
                <text:p>1140.28571428571</text:p>
              </table:table-cell>
              <table:table-cell office:value-type="float" office:value="4538.58541747458">
                <text:p>4538.5854174745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127.71428571429">
                <text:p>1127.71428571429</text:p>
              </table:table-cell>
              <table:table-cell office:value-type="float" office:value="4546.04659260373">
                <text:p>4546.0465926037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172.57142857143">
                <text:p>1172.57142857143</text:p>
              </table:table-cell>
              <table:table-cell office:value-type="float" office:value="4553.50776773287">
                <text:p>4553.5077677328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193.14285714286">
                <text:p>1193.14285714286</text:p>
              </table:table-cell>
              <table:table-cell office:value-type="float" office:value="4560.96894286202">
                <text:p>4560.9689428620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189.57142857143">
                <text:p>1189.57142857143</text:p>
              </table:table-cell>
              <table:table-cell office:value-type="float" office:value="4568.43011799117">
                <text:p>4568.4301179911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181.28571428571">
                <text:p>1181.28571428571</text:p>
              </table:table-cell>
              <table:table-cell office:value-type="float" office:value="4575.89129312031">
                <text:p>4575.8912931203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189">
                <text:p>1189</text:p>
              </table:table-cell>
              <table:table-cell office:value-type="float" office:value="4583.35246824946">
                <text:p>4583.352468249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187.57142857143">
                <text:p>1187.57142857143</text:p>
              </table:table-cell>
              <table:table-cell office:value-type="float" office:value="4590.81364337861">
                <text:p>4590.8136433786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221.42857142857">
                <text:p>1221.42857142857</text:p>
              </table:table-cell>
              <table:table-cell office:value-type="float" office:value="4598.27481850775">
                <text:p>4598.274818507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198.14285714286">
                <text:p>1198.14285714286</text:p>
              </table:table-cell>
              <table:table-cell office:value-type="float" office:value="4605.7359936369">
                <text:p>4605.735993636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204.57142857143">
                <text:p>1204.57142857143</text:p>
              </table:table-cell>
              <table:table-cell office:value-type="float" office:value="4613.19716876605">
                <text:p>4613.197168766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202.57142857143">
                <text:p>1202.57142857143</text:p>
              </table:table-cell>
              <table:table-cell office:value-type="float" office:value="4620.65834389519">
                <text:p>4620.658343895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142.14285714286">
                <text:p>1142.14285714286</text:p>
              </table:table-cell>
              <table:table-cell office:value-type="float" office:value="4628.11951902434">
                <text:p>4628.1195190243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073.14285714286">
                <text:p>1073.14285714286</text:p>
              </table:table-cell>
              <table:table-cell office:value-type="float" office:value="4635.58069415349">
                <text:p>4635.5806941534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086">
                <text:p>1086</text:p>
              </table:table-cell>
              <table:table-cell office:value-type="float" office:value="4643.04186928263">
                <text:p>4643.041869282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093.71428571429">
                <text:p>1093.71428571429</text:p>
              </table:table-cell>
              <table:table-cell office:value-type="float" office:value="4650.50304441178">
                <text:p>4650.5030444117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095">
                <text:p>1095</text:p>
              </table:table-cell>
              <table:table-cell office:value-type="float" office:value="4657.96421954093">
                <text:p>4657.9642195409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082.71428571429">
                <text:p>1082.71428571429</text:p>
              </table:table-cell>
              <table:table-cell office:value-type="float" office:value="4665.42539467007">
                <text:p>4665.4253946700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075.42857142857">
                <text:p>1075.42857142857</text:p>
              </table:table-cell>
              <table:table-cell office:value-type="float" office:value="4672.88656979922">
                <text:p>4672.8865697992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110.57142857143">
                <text:p>1110.57142857143</text:p>
              </table:table-cell>
              <table:table-cell office:value-type="float" office:value="4680.34774492837">
                <text:p>4680.3477449283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164">
                <text:p>1164</text:p>
              </table:table-cell>
              <table:table-cell office:value-type="float" office:value="4687.80892005752">
                <text:p>4687.8089200575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126.85714285714">
                <text:p>1126.85714285714</text:p>
              </table:table-cell>
              <table:table-cell office:value-type="float" office:value="4695.27009518666">
                <text:p>4695.2700951866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092.14285714286">
                <text:p>1092.14285714286</text:p>
              </table:table-cell>
              <table:table-cell office:value-type="float" office:value="4702.73127031581">
                <text:p>4702.731270315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005">
                <text:p>1005</text:p>
              </table:table-cell>
              <table:table-cell office:value-type="float" office:value="4710.19244544496">
                <text:p>4710.1924454449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933.285714285714">
                <text:p>933.285714285714</text:p>
              </table:table-cell>
              <table:table-cell office:value-type="float" office:value="4717.6536205741">
                <text:p>4717.653620574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919.571428571429">
                <text:p>919.571428571429</text:p>
              </table:table-cell>
              <table:table-cell office:value-type="float" office:value="4725.11479570325">
                <text:p>4725.114795703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874">
                <text:p>874</text:p>
              </table:table-cell>
              <table:table-cell office:value-type="float" office:value="4732.5759708324">
                <text:p>4732.575970832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778.857142857143">
                <text:p>778.857142857143</text:p>
              </table:table-cell>
              <table:table-cell office:value-type="float" office:value="4740.03714596154">
                <text:p>4740.0371459615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789.142857142857">
                <text:p>789.142857142857</text:p>
              </table:table-cell>
              <table:table-cell office:value-type="float" office:value="4747.49832109069">
                <text:p>4747.498321090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788.285714285714">
                <text:p>788.285714285714</text:p>
              </table:table-cell>
              <table:table-cell office:value-type="float" office:value="4754.95949621984">
                <text:p>4754.9594962198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860.857142857143">
                <text:p>860.857142857143</text:p>
              </table:table-cell>
              <table:table-cell office:value-type="float" office:value="4762.42067134898">
                <text:p>4762.420671348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927.714285714286">
                <text:p>927.714285714286</text:p>
              </table:table-cell>
              <table:table-cell office:value-type="float" office:value="4769.88184647813">
                <text:p>4769.8818464781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956.714285714286">
                <text:p>956.714285714286</text:p>
              </table:table-cell>
              <table:table-cell office:value-type="float" office:value="4777.34302160728">
                <text:p>4777.3430216072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015.28571428571">
                <text:p>1015.28571428571</text:p>
              </table:table-cell>
              <table:table-cell office:value-type="float" office:value="4784.80419673642">
                <text:p>4784.8041967364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135.71428571429">
                <text:p>1135.71428571429</text:p>
              </table:table-cell>
              <table:table-cell office:value-type="float" office:value="4792.26537186557">
                <text:p>4792.2653718655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136.57142857143">
                <text:p>1136.57142857143</text:p>
              </table:table-cell>
              <table:table-cell office:value-type="float" office:value="4799.72654699472">
                <text:p>4799.7265469947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159">
                <text:p>1159</text:p>
              </table:table-cell>
              <table:table-cell office:value-type="float" office:value="4807.18772212386">
                <text:p>4807.1877221238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164.71428571429">
                <text:p>1164.71428571429</text:p>
              </table:table-cell>
              <table:table-cell office:value-type="float" office:value="4814.64889725301">
                <text:p>4814.6488972530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187.28571428571">
                <text:p>1187.28571428571</text:p>
              </table:table-cell>
              <table:table-cell office:value-type="float" office:value="4822.11007238216">
                <text:p>4822.110072382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200">
                <text:p>1200</text:p>
              </table:table-cell>
              <table:table-cell office:value-type="float" office:value="4829.57124751131">
                <text:p>4829.571247511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200.85714285714">
                <text:p>1200.85714285714</text:p>
              </table:table-cell>
              <table:table-cell office:value-type="float" office:value="4837.03242264045">
                <text:p>4837.0324226404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196.57142857143">
                <text:p>1196.57142857143</text:p>
              </table:table-cell>
              <table:table-cell office:value-type="float" office:value="4844.4935977696">
                <text:p>4844.493597769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202.42857142857">
                <text:p>1202.42857142857</text:p>
              </table:table-cell>
              <table:table-cell office:value-type="float" office:value="4851.95477289875">
                <text:p>4851.954772898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232.85714285714">
                <text:p>1232.85714285714</text:p>
              </table:table-cell>
              <table:table-cell office:value-type="float" office:value="4859.41594802789">
                <text:p>4859.4159480278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241.42857142857">
                <text:p>1241.42857142857</text:p>
              </table:table-cell>
              <table:table-cell office:value-type="float" office:value="4866.87712315704">
                <text:p>4866.877123157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243.14285714286">
                <text:p>1243.14285714286</text:p>
              </table:table-cell>
              <table:table-cell office:value-type="float" office:value="4874.33829828619">
                <text:p>4874.3382982861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258.14285714286">
                <text:p>1258.14285714286</text:p>
              </table:table-cell>
              <table:table-cell office:value-type="float" office:value="4881.79947341533">
                <text:p>4881.7994734153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262">
                <text:p>1262</text:p>
              </table:table-cell>
              <table:table-cell office:value-type="float" office:value="4889.26064854448">
                <text:p>4889.2606485444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216.42857142857">
                <text:p>1216.42857142857</text:p>
              </table:table-cell>
              <table:table-cell office:value-type="float" office:value="4896.72182367363">
                <text:p>4896.721823673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169.71428571429">
                <text:p>1169.71428571429</text:p>
              </table:table-cell>
              <table:table-cell office:value-type="float" office:value="4904.18299880277">
                <text:p>4904.1829988027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175">
                <text:p>1175</text:p>
              </table:table-cell>
              <table:table-cell office:value-type="float" office:value="4911.64417393192">
                <text:p>4911.6441739319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210.28571428571">
                <text:p>1210.28571428571</text:p>
              </table:table-cell>
              <table:table-cell office:value-type="float" office:value="4919.10534906107">
                <text:p>4919.1053490610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227.57142857143">
                <text:p>1227.57142857143</text:p>
              </table:table-cell>
              <table:table-cell office:value-type="float" office:value="4926.56652419022">
                <text:p>4926.566524190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234.42857142857">
                <text:p>1234.42857142857</text:p>
              </table:table-cell>
              <table:table-cell office:value-type="float" office:value="4934.02769931936">
                <text:p>4934.0276993193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278.28571428571">
                <text:p>1278.28571428571</text:p>
              </table:table-cell>
              <table:table-cell office:value-type="float" office:value="4941.48887444851">
                <text:p>4941.4888744485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395.85714285714">
                <text:p>1395.85714285714</text:p>
              </table:table-cell>
              <table:table-cell office:value-type="float" office:value="4948.95004957766">
                <text:p>4948.9500495776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547.71428571429">
                <text:p>1547.71428571429</text:p>
              </table:table-cell>
              <table:table-cell office:value-type="float" office:value="4956.4112247068">
                <text:p>4956.411224706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630.85714285714">
                <text:p>1630.85714285714</text:p>
              </table:table-cell>
              <table:table-cell office:value-type="float" office:value="4963.87239983595">
                <text:p>4963.8723998359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710.71428571429">
                <text:p>1710.71428571429</text:p>
              </table:table-cell>
              <table:table-cell office:value-type="float" office:value="4971.3335749651">
                <text:p>4971.333574965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790.14285714286">
                <text:p>1790.14285714286</text:p>
              </table:table-cell>
              <table:table-cell office:value-type="float" office:value="4978.79475009424">
                <text:p>4978.7947500942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823.28571428571">
                <text:p>1823.28571428571</text:p>
              </table:table-cell>
              <table:table-cell office:value-type="float" office:value="4986.25592522339">
                <text:p>4986.2559252233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874.85714285714">
                <text:p>1874.85714285714</text:p>
              </table:table-cell>
              <table:table-cell office:value-type="float" office:value="4993.71710035254">
                <text:p>4993.7171003525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972.85714285714">
                <text:p>1972.85714285714</text:p>
              </table:table-cell>
              <table:table-cell office:value-type="float" office:value="5001.17827548168">
                <text:p>5001.1782754816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2126">
                <text:p>2126</text:p>
              </table:table-cell>
              <table:table-cell office:value-type="float" office:value="5008.63945061083">
                <text:p>5008.6394506108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2252.42857142857">
                <text:p>2252.42857142857</text:p>
              </table:table-cell>
              <table:table-cell office:value-type="float" office:value="5016.10062573998">
                <text:p>5016.100625739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332.28571428571">
                <text:p>2332.28571428571</text:p>
              </table:table-cell>
              <table:table-cell office:value-type="float" office:value="5023.56180086913">
                <text:p>5023.5618008691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2447.57142857143">
                <text:p>2447.57142857143</text:p>
              </table:table-cell>
              <table:table-cell office:value-type="float" office:value="5031.02297599827">
                <text:p>5031.0229759982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2537.28571428571">
                <text:p>2537.28571428571</text:p>
              </table:table-cell>
              <table:table-cell office:value-type="float" office:value="5038.48415112742">
                <text:p>5038.4841511274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2652.57142857143">
                <text:p>2652.57142857143</text:p>
              </table:table-cell>
              <table:table-cell office:value-type="float" office:value="5045.94532625656">
                <text:p>5045.9453262565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2761.57142857143">
                <text:p>2761.57142857143</text:p>
              </table:table-cell>
              <table:table-cell office:value-type="float" office:value="5053.40650138571">
                <text:p>5053.4065013857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2821.57142857143">
                <text:p>2821.57142857143</text:p>
              </table:table-cell>
              <table:table-cell office:value-type="float" office:value="5060.86767651486">
                <text:p>5060.8676765148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2848.85714285714">
                <text:p>2848.85714285714</text:p>
              </table:table-cell>
              <table:table-cell office:value-type="float" office:value="5068.32885164401">
                <text:p>5068.328851644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3061.28571428571">
                <text:p>3061.28571428571</text:p>
              </table:table-cell>
              <table:table-cell office:value-type="float" office:value="5075.79002677315">
                <text:p>5075.790026773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3105.28571428571">
                <text:p>3105.28571428571</text:p>
              </table:table-cell>
              <table:table-cell office:value-type="float" office:value="5083.2512019023">
                <text:p>5083.251201902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3194.71428571429">
                <text:p>3194.71428571429</text:p>
              </table:table-cell>
              <table:table-cell office:value-type="float" office:value="5090.71237703145">
                <text:p>5090.7123770314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3298.85714285714">
                <text:p>3298.85714285714</text:p>
              </table:table-cell>
              <table:table-cell office:value-type="float" office:value="5098.17355216059">
                <text:p>5098.173552160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>
        <chart:symbol-image xlink:href="Pictures/2000000D000000DD000000DD8384ABF7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38cm" svg:height="16.352cm" xlink:href=".." xlink:type="simple" chart:class="chart:scatter" chart:style-name="ch1">
        <chart:title svg:x="7.546cm" svg:y="0.463cm" chart:style-name="ch2">
          <text:p>Prosta regresji dla zgonow</text:p>
        </chart:title>
        <chart:legend chart:legend-position="end" svg:x="15.879cm" svg:y="7.602cm" style:legend-expansion="high" chart:style-name="ch3"/>
        <chart:plot-area chart:style-name="ch4" table:cell-range-address="Arkusz1.A2:Arkusz1.A512 Arkusz1.L2:Arkusz1.L512 Arkusz1.Q2:Arkusz1.Q512" chart:data-source-has-labels="row" svg:x="0.856cm" svg:y="2.223cm" svg:width="14.211cm" svg:height="13.382cm">
          <chartooo:coordinate-region svg:x="1.663cm" svg:y="2.435cm" svg:width="13.124cm" svg:height="12.49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rkusz1.L3:Arkusz1.L512" chart:label-cell-address="Arkusz1.L2:Arkusz1.L2" chart:class="chart:scatter">
            <chart:domain table:cell-range-address="Arkusz1.A3:Arkusz1.A512"/>
            <chart:data-point chart:repeated="510"/>
          </chart:series>
          <chart:series chart:style-name="ch8" chart:values-cell-range-address="Arkusz1.Q3:Arkusz1.Q512" chart:label-cell-address="Arkusz1.Q2:Arkusz1.Q2" chart:class="chart:scatter">
            <chart:data-point chart:repeated="5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Średnia krocząca zgony</text:p>
                <draw:g>
                  <svg:desc>Arkusz1.L2:Arkusz1.L2</svg:desc>
                </draw:g>
              </table:table-cell>
              <table:table-cell office:value-type="string">
                <text:p>zgony reg</text:p>
                <draw:g>
                  <svg:desc>Arkusz1.Q2:Arkusz1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1.A3:Arkusz1.A512</svg:desc>
                </draw:g>
              </table:table-cell>
              <table:table-cell office:value-type="float" office:value="0">
                <text:p>0</text:p>
                <draw:g>
                  <svg:desc>Arkusz1.L3:Arkusz1.L512</svg:desc>
                </draw:g>
              </table:table-cell>
              <table:table-cell office:value-type="float" office:value="8.31796389788813">
                <text:p>8.31796389788813</text:p>
                <draw:g>
                  <svg:desc>Arkusz1.Q3:Arkusz1.Q5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71476860518429">
                <text:p>8.71476860518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9.11157331248046">
                <text:p>9.11157331248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9.50837801977662">
                <text:p>9.508378019776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9.90518272707279">
                <text:p>9.905182727072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0.301987434369">
                <text:p>10.301987434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.6987921416651">
                <text:p>10.69879214166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1.0955968489613">
                <text:p>11.0955968489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1.4924015562574">
                <text:p>11.49240155625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.8892062635536">
                <text:p>11.88920626355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2.2860109708498">
                <text:p>12.28601097084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.6828156781459">
                <text:p>12.68281567814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.0796203854421">
                <text:p>13.07962038544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3.4764250927383">
                <text:p>13.47642509273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3.8732298000344">
                <text:p>13.8732298000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4.2700345073306">
                <text:p>14.2700345073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4.6668392146268">
                <text:p>14.66683921462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5.0636439219229">
                <text:p>15.06364392192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5.4604486292191">
                <text:p>15.46044862921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5.8572533365153">
                <text:p>15.8572533365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6.2540580438114">
                <text:p>16.25405804381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6.6508627511076">
                <text:p>16.65086275110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7.0476674584037">
                <text:p>17.04766745840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7.4444721656999">
                <text:p>17.4444721656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7.8412768729961">
                <text:p>17.84127687299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8.2380815802922">
                <text:p>18.23808158029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8.6348862875884">
                <text:p>18.63488628758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9.0316909948846">
                <text:p>19.03169099488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9.4284957021807">
                <text:p>19.42849570218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9.8253004094769">
                <text:p>19.82530040947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0.2221051167731">
                <text:p>20.22210511677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0.6189098240692">
                <text:p>20.61890982406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1.0157145313654">
                <text:p>21.01571453136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1.4125192386616">
                <text:p>21.41251923866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1.8093239459577">
                <text:p>21.80932394595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2.2061286532539">
                <text:p>22.20612865325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2.60293336055">
                <text:p>22.602933360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22.9997380678462">
                <text:p>22.99973806784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3.3965427751424">
                <text:p>23.39654277514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3.7933474824385">
                <text:p>23.79334748243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4.1901521897347">
                <text:p>24.19015218973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4.5869568970309">
                <text:p>24.58695689703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4.983761604327">
                <text:p>24.9837616043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5.3805663116232">
                <text:p>25.3805663116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5.7773710189194">
                <text:p>25.77737101891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26.1741757262155">
                <text:p>26.17417572621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6.5709804335117">
                <text:p>26.57098043351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6.9677851408079">
                <text:p>26.96778514080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7.364589848104">
                <text:p>27.3645898481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7.7613945554002">
                <text:p>27.7613945554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28.1581992626963">
                <text:p>28.15819926269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28.5550039699925">
                <text:p>28.55500396999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28.9518086772887">
                <text:p>28.95180867728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29.3486133845848">
                <text:p>29.34861338458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29.745418091881">
                <text:p>29.7454180918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30.1422227991772">
                <text:p>30.14222279917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30.5390275064733">
                <text:p>30.53902750647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30.9358322137695">
                <text:p>30.93583221376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31.3326369210657">
                <text:p>31.33263692106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31.7294416283618">
                <text:p>31.72944162836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32.126246335658">
                <text:p>32.1262463356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32.5230510429542">
                <text:p>32.52305104295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32.9198557502503">
                <text:p>32.91985575025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33.3166604575465">
                <text:p>33.31666045754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33.7134651648426">
                <text:p>33.71346516484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34.1102698721388">
                <text:p>34.11026987213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34.507074579435">
                <text:p>34.5070745794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34.9038792867311">
                <text:p>34.90387928673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35.3006839940273">
                <text:p>35.30068399402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35.6974887013235">
                <text:p>35.69748870132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36.0942934086196">
                <text:p>36.09429340861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36.4910981159158">
                <text:p>36.49109811591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36.887902823212">
                <text:p>36.887902823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37.2847075305081">
                <text:p>37.28470753050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37.6815122378043">
                <text:p>37.68151223780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38.0783169451005">
                <text:p>38.07831694510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38.4751216523966">
                <text:p>38.47512165239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38.8719263596928">
                <text:p>38.87192635969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39.2687310669889">
                <text:p>39.26873106698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39.6655357742851">
                <text:p>39.66553577428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40.0623404815813">
                <text:p>40.06234048158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40.4591451888774">
                <text:p>40.45914518887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40.8559498961736">
                <text:p>40.85594989617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41.2527546034698">
                <text:p>41.2527546034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41.6495593107659">
                <text:p>41.64955931076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42.0463640180621">
                <text:p>42.04636401806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42.4431687253583">
                <text:p>42.44316872535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42.8399734326544">
                <text:p>42.83997343265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43.2367781399506">
                <text:p>43.23677813995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43.6335828472468">
                <text:p>43.63358284724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44.0303875545429">
                <text:p>44.03038755454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44.4271922618391">
                <text:p>44.42719226183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44.8239969691353">
                <text:p>44.82399696913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45.2208016764314">
                <text:p>45.22080167643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45.6176063837276">
                <text:p>45.61760638372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28571428571429">
                <text:p>1.28571428571429</text:p>
              </table:table-cell>
              <table:table-cell office:value-type="float" office:value="46.0144110910237">
                <text:p>46.01441109102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46.4112157983199">
                <text:p>46.41121579831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46.8080205056161">
                <text:p>46.80802050561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47.2048252129122">
                <text:p>47.20482521291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.42857142857143">
                <text:p>2.42857142857143</text:p>
              </table:table-cell>
              <table:table-cell office:value-type="float" office:value="47.6016299202084">
                <text:p>47.60162992020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47.9984346275046">
                <text:p>47.99843462750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48.3952393348007">
                <text:p>48.39523933480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48.7920440420969">
                <text:p>48.79204404209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">
                <text:p>2</text:p>
              </table:table-cell>
              <table:table-cell office:value-type="float" office:value="49.1888487493931">
                <text:p>49.18884874939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49.5856534566892">
                <text:p>49.58565345668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4.28571428571429">
                <text:p>4.28571428571429</text:p>
              </table:table-cell>
              <table:table-cell office:value-type="float" office:value="49.9824581639854">
                <text:p>49.98245816398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3.71428571428571">
                <text:p>3.71428571428571</text:p>
              </table:table-cell>
              <table:table-cell office:value-type="float" office:value="50.3792628712816">
                <text:p>50.37926287128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3.85714285714286">
                <text:p>3.85714285714286</text:p>
              </table:table-cell>
              <table:table-cell office:value-type="float" office:value="50.7760675785777">
                <text:p>50.77606757857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4.14285714285714">
                <text:p>4.14285714285714</text:p>
              </table:table-cell>
              <table:table-cell office:value-type="float" office:value="51.1728722858739">
                <text:p>51.17287228587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4.42857142857143">
                <text:p>4.42857142857143</text:p>
              </table:table-cell>
              <table:table-cell office:value-type="float" office:value="51.56967699317">
                <text:p>51.569676993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4.42857142857143">
                <text:p>4.42857142857143</text:p>
              </table:table-cell>
              <table:table-cell office:value-type="float" office:value="51.9664817004662">
                <text:p>51.96648170046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4.42857142857143">
                <text:p>4.42857142857143</text:p>
              </table:table-cell>
              <table:table-cell office:value-type="float" office:value="52.3632864077624">
                <text:p>52.36328640776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3.85714285714286">
                <text:p>3.85714285714286</text:p>
              </table:table-cell>
              <table:table-cell office:value-type="float" office:value="52.7600911150585">
                <text:p>52.76009111505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4.14285714285714">
                <text:p>4.14285714285714</text:p>
              </table:table-cell>
              <table:table-cell office:value-type="float" office:value="53.1568958223547">
                <text:p>53.15689582235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4.85714285714286">
                <text:p>4.85714285714286</text:p>
              </table:table-cell>
              <table:table-cell office:value-type="float" office:value="53.5537005296509">
                <text:p>53.55370052965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4.71428571428571">
                <text:p>4.71428571428571</text:p>
              </table:table-cell>
              <table:table-cell office:value-type="float" office:value="53.950505236947">
                <text:p>53.9505052369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54.3473099442432">
                <text:p>54.34730994424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5">
                <text:p>5</text:p>
              </table:table-cell>
              <table:table-cell office:value-type="float" office:value="54.7441146515394">
                <text:p>54.74411465153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5.42857142857143">
                <text:p>5.42857142857143</text:p>
              </table:table-cell>
              <table:table-cell office:value-type="float" office:value="55.1409193588355">
                <text:p>55.14091935883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55.5377240661317">
                <text:p>55.53772406613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5.28571428571429">
                <text:p>5.28571428571429</text:p>
              </table:table-cell>
              <table:table-cell office:value-type="float" office:value="55.9345287734279">
                <text:p>55.93452877342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5.28571428571429">
                <text:p>5.28571428571429</text:p>
              </table:table-cell>
              <table:table-cell office:value-type="float" office:value="56.331333480724">
                <text:p>56.3313334807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6.28571428571429">
                <text:p>6.28571428571429</text:p>
              </table:table-cell>
              <table:table-cell office:value-type="float" office:value="56.7281381880202">
                <text:p>56.72813818802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6.85714285714286">
                <text:p>6.85714285714286</text:p>
              </table:table-cell>
              <table:table-cell office:value-type="float" office:value="57.1249428953163">
                <text:p>57.12494289531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.85714285714286">
                <text:p>7.85714285714286</text:p>
              </table:table-cell>
              <table:table-cell office:value-type="float" office:value="57.5217476026125">
                <text:p>57.5217476026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57.9185523099087">
                <text:p>57.91855230990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.28571428571429">
                <text:p>8.28571428571429</text:p>
              </table:table-cell>
              <table:table-cell office:value-type="float" office:value="58.3153570172048">
                <text:p>58.31535701720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8.85714285714286">
                <text:p>8.85714285714286</text:p>
              </table:table-cell>
              <table:table-cell office:value-type="float" office:value="58.712161724501">
                <text:p>58.7121617245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9">
                <text:p>9</text:p>
              </table:table-cell>
              <table:table-cell office:value-type="float" office:value="59.1089664317972">
                <text:p>59.10896643179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9">
                <text:p>9</text:p>
              </table:table-cell>
              <table:table-cell office:value-type="float" office:value="59.5057711390933">
                <text:p>59.50577113909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9.71428571428571">
                <text:p>9.71428571428571</text:p>
              </table:table-cell>
              <table:table-cell office:value-type="float" office:value="59.9025758463895">
                <text:p>59.90257584638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8.28571428571429">
                <text:p>8.28571428571429</text:p>
              </table:table-cell>
              <table:table-cell office:value-type="float" office:value="60.2993805536857">
                <text:p>60.29938055368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9.42857142857143">
                <text:p>9.42857142857143</text:p>
              </table:table-cell>
              <table:table-cell office:value-type="float" office:value="60.6961852609818">
                <text:p>60.69618526098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1">
                <text:p>11</text:p>
              </table:table-cell>
              <table:table-cell office:value-type="float" office:value="61.092989968278">
                <text:p>61.0929899682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9.85714285714286">
                <text:p>9.85714285714286</text:p>
              </table:table-cell>
              <table:table-cell office:value-type="float" office:value="61.4897946755742">
                <text:p>61.48979467557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0.7142857142857">
                <text:p>10.7142857142857</text:p>
              </table:table-cell>
              <table:table-cell office:value-type="float" office:value="61.8865993828703">
                <text:p>61.88659938287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0">
                <text:p>10</text:p>
              </table:table-cell>
              <table:table-cell office:value-type="float" office:value="62.2834040901665">
                <text:p>62.28340409016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1.4285714285714">
                <text:p>11.4285714285714</text:p>
              </table:table-cell>
              <table:table-cell office:value-type="float" office:value="62.6802087974627">
                <text:p>62.68020879746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5.1428571428571">
                <text:p>15.1428571428571</text:p>
              </table:table-cell>
              <table:table-cell office:value-type="float" office:value="63.0770135047588">
                <text:p>63.07701350475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7.1428571428571">
                <text:p>17.1428571428571</text:p>
              </table:table-cell>
              <table:table-cell office:value-type="float" office:value="63.473818212055">
                <text:p>63.4738182120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8.7142857142857">
                <text:p>18.7142857142857</text:p>
              </table:table-cell>
              <table:table-cell office:value-type="float" office:value="63.8706229193511">
                <text:p>63.87062291935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64.2674276266473">
                <text:p>64.26742762664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0.8571428571429">
                <text:p>20.8571428571429</text:p>
              </table:table-cell>
              <table:table-cell office:value-type="float" office:value="64.6642323339435">
                <text:p>64.66423233394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3.5714285714286">
                <text:p>23.5714285714286</text:p>
              </table:table-cell>
              <table:table-cell office:value-type="float" office:value="65.0610370412396">
                <text:p>65.06103704123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7.8571428571429">
                <text:p>27.8571428571429</text:p>
              </table:table-cell>
              <table:table-cell office:value-type="float" office:value="65.4578417485358">
                <text:p>65.45784174853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30.2857142857143">
                <text:p>30.2857142857143</text:p>
              </table:table-cell>
              <table:table-cell office:value-type="float" office:value="65.854646455832">
                <text:p>65.8546464558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30.4285714285714">
                <text:p>30.4285714285714</text:p>
              </table:table-cell>
              <table:table-cell office:value-type="float" office:value="66.2514511631281">
                <text:p>66.25145116312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9.7142857142857">
                <text:p>29.7142857142857</text:p>
              </table:table-cell>
              <table:table-cell office:value-type="float" office:value="66.6482558704243">
                <text:p>66.64825587042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30.5714285714286">
                <text:p>30.5714285714286</text:p>
              </table:table-cell>
              <table:table-cell office:value-type="float" office:value="67.0450605777205">
                <text:p>67.04506057772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33.7142857142857">
                <text:p>33.7142857142857</text:p>
              </table:table-cell>
              <table:table-cell office:value-type="float" office:value="67.4418652850166">
                <text:p>67.44186528501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36.2857142857143">
                <text:p>36.2857142857143</text:p>
              </table:table-cell>
              <table:table-cell office:value-type="float" office:value="67.8386699923128">
                <text:p>67.83866999231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2">
                <text:p>32</text:p>
              </table:table-cell>
              <table:table-cell office:value-type="float" office:value="68.235474699609">
                <text:p>68.2354746996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33">
                <text:p>33</text:p>
              </table:table-cell>
              <table:table-cell office:value-type="float" office:value="68.6322794069051">
                <text:p>68.63227940690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34.2857142857143">
                <text:p>34.2857142857143</text:p>
              </table:table-cell>
              <table:table-cell office:value-type="float" office:value="69.0290841142013">
                <text:p>69.02908411420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8.7142857142857">
                <text:p>38.7142857142857</text:p>
              </table:table-cell>
              <table:table-cell office:value-type="float" office:value="69.4258888214974">
                <text:p>69.42588882149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42.4285714285714">
                <text:p>42.4285714285714</text:p>
              </table:table-cell>
              <table:table-cell office:value-type="float" office:value="69.8226935287936">
                <text:p>69.82269352879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44.1428571428571">
                <text:p>44.1428571428571</text:p>
              </table:table-cell>
              <table:table-cell office:value-type="float" office:value="70.2194982360898">
                <text:p>70.21949823608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45">
                <text:p>45</text:p>
              </table:table-cell>
              <table:table-cell office:value-type="float" office:value="70.6163029433859">
                <text:p>70.61630294338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53.5714285714286">
                <text:p>53.5714285714286</text:p>
              </table:table-cell>
              <table:table-cell office:value-type="float" office:value="71.0131076506821">
                <text:p>71.01310765068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58.1428571428572">
                <text:p>58.1428571428572</text:p>
              </table:table-cell>
              <table:table-cell office:value-type="float" office:value="71.4099123579783">
                <text:p>71.40991235797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59.7142857142857">
                <text:p>59.7142857142857</text:p>
              </table:table-cell>
              <table:table-cell office:value-type="float" office:value="71.8067170652744">
                <text:p>71.80671706527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62.2857142857143">
                <text:p>62.2857142857143</text:p>
              </table:table-cell>
              <table:table-cell office:value-type="float" office:value="72.2035217725706">
                <text:p>72.20352177257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63.7142857142857">
                <text:p>63.7142857142857</text:p>
              </table:table-cell>
              <table:table-cell office:value-type="float" office:value="72.6003264798668">
                <text:p>72.60032647986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67.2857142857143">
                <text:p>67.2857142857143</text:p>
              </table:table-cell>
              <table:table-cell office:value-type="float" office:value="72.9971311871629">
                <text:p>72.99713118716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68.8571428571429">
                <text:p>68.8571428571429</text:p>
              </table:table-cell>
              <table:table-cell office:value-type="float" office:value="73.3939358944591">
                <text:p>73.39393589445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9.7142857142857">
                <text:p>69.7142857142857</text:p>
              </table:table-cell>
              <table:table-cell office:value-type="float" office:value="73.7907406017552">
                <text:p>73.79074060175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6.1428571428571">
                <text:p>66.1428571428571</text:p>
              </table:table-cell>
              <table:table-cell office:value-type="float" office:value="74.1875453090514">
                <text:p>74.18754530905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66.2857142857143">
                <text:p>66.2857142857143</text:p>
              </table:table-cell>
              <table:table-cell office:value-type="float" office:value="74.5843500163476">
                <text:p>74.58435001634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64.7142857142857">
                <text:p>64.7142857142857</text:p>
              </table:table-cell>
              <table:table-cell office:value-type="float" office:value="74.9811547236437">
                <text:p>74.98115472364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68.1428571428571">
                <text:p>68.1428571428571</text:p>
              </table:table-cell>
              <table:table-cell office:value-type="float" office:value="75.3779594309399">
                <text:p>75.37795943093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4.8571428571429">
                <text:p>64.8571428571429</text:p>
              </table:table-cell>
              <table:table-cell office:value-type="float" office:value="75.7747641382361">
                <text:p>75.77476413823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76.1715688455322">
                <text:p>76.17156884553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60.4285714285714">
                <text:p>60.4285714285714</text:p>
              </table:table-cell>
              <table:table-cell office:value-type="float" office:value="76.5683735528284">
                <text:p>76.56837355282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68.1428571428571">
                <text:p>68.1428571428571</text:p>
              </table:table-cell>
              <table:table-cell office:value-type="float" office:value="76.9651782601246">
                <text:p>76.96517826012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75.8571428571429">
                <text:p>75.8571428571429</text:p>
              </table:table-cell>
              <table:table-cell office:value-type="float" office:value="77.3619829674207">
                <text:p>77.36198296742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79.2857142857143">
                <text:p>79.2857142857143</text:p>
              </table:table-cell>
              <table:table-cell office:value-type="float" office:value="77.7587876747169">
                <text:p>77.75878767471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72.7142857142857">
                <text:p>72.7142857142857</text:p>
              </table:table-cell>
              <table:table-cell office:value-type="float" office:value="78.1555923820131">
                <text:p>78.15559238201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76.5714285714286">
                <text:p>76.5714285714286</text:p>
              </table:table-cell>
              <table:table-cell office:value-type="float" office:value="78.5523970893092">
                <text:p>78.55239708930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75.1428571428571">
                <text:p>75.1428571428571</text:p>
              </table:table-cell>
              <table:table-cell office:value-type="float" office:value="78.9492017966054">
                <text:p>78.94920179660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76.8571428571429">
                <text:p>76.8571428571429</text:p>
              </table:table-cell>
              <table:table-cell office:value-type="float" office:value="79.3460065039016">
                <text:p>79.34600650390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79.2857142857143">
                <text:p>79.2857142857143</text:p>
              </table:table-cell>
              <table:table-cell office:value-type="float" office:value="79.7428112111977">
                <text:p>79.74281121119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77.7142857142857">
                <text:p>77.7142857142857</text:p>
              </table:table-cell>
              <table:table-cell office:value-type="float" office:value="80.1396159184939">
                <text:p>80.13961591849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78.8571428571429">
                <text:p>78.8571428571429</text:p>
              </table:table-cell>
              <table:table-cell office:value-type="float" office:value="80.5364206257901">
                <text:p>80.53642062579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87.4285714285714">
                <text:p>87.4285714285714</text:p>
              </table:table-cell>
              <table:table-cell office:value-type="float" office:value="80.9332253330862">
                <text:p>80.93322533308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87.5714285714286">
                <text:p>87.5714285714286</text:p>
              </table:table-cell>
              <table:table-cell office:value-type="float" office:value="81.3300300403824">
                <text:p>81.33003004038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06.142857142857">
                <text:p>106.142857142857</text:p>
              </table:table-cell>
              <table:table-cell office:value-type="float" office:value="81.7268347476785">
                <text:p>81.72683474767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11.571428571429">
                <text:p>111.571428571429</text:p>
              </table:table-cell>
              <table:table-cell office:value-type="float" office:value="82.1236394549747">
                <text:p>82.12363945497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20.714285714286">
                <text:p>120.714285714286</text:p>
              </table:table-cell>
              <table:table-cell office:value-type="float" office:value="82.5204441622709">
                <text:p>82.52044416227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21.857142857143">
                <text:p>121.857142857143</text:p>
              </table:table-cell>
              <table:table-cell office:value-type="float" office:value="82.917248869567">
                <text:p>82.9172488695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25.142857142857">
                <text:p>125.142857142857</text:p>
              </table:table-cell>
              <table:table-cell office:value-type="float" office:value="83.3140535768632">
                <text:p>83.31405357686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29.714285714286">
                <text:p>129.714285714286</text:p>
              </table:table-cell>
              <table:table-cell office:value-type="float" office:value="83.7108582841594">
                <text:p>83.71085828415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35">
                <text:p>135</text:p>
              </table:table-cell>
              <table:table-cell office:value-type="float" office:value="84.1076629914555">
                <text:p>84.10766299145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25.714285714286">
                <text:p>125.714285714286</text:p>
              </table:table-cell>
              <table:table-cell office:value-type="float" office:value="84.5044676987517">
                <text:p>84.50446769875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23.142857142857">
                <text:p>123.142857142857</text:p>
              </table:table-cell>
              <table:table-cell office:value-type="float" office:value="84.9012724060479">
                <text:p>84.90127240604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20.571428571429">
                <text:p>120.571428571429</text:p>
              </table:table-cell>
              <table:table-cell office:value-type="float" office:value="85.298077113344">
                <text:p>85.2980771133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21.571428571429">
                <text:p>121.571428571429</text:p>
              </table:table-cell>
              <table:table-cell office:value-type="float" office:value="85.6948818206402">
                <text:p>85.69488182064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35.571428571429">
                <text:p>135.571428571429</text:p>
              </table:table-cell>
              <table:table-cell office:value-type="float" office:value="86.0916865279363">
                <text:p>86.09168652793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34.857142857143">
                <text:p>134.857142857143</text:p>
              </table:table-cell>
              <table:table-cell office:value-type="float" office:value="86.4884912352325">
                <text:p>86.48849123523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39.571428571429">
                <text:p>139.571428571429</text:p>
              </table:table-cell>
              <table:table-cell office:value-type="float" office:value="86.8852959425287">
                <text:p>86.88529594252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36.285714285714">
                <text:p>136.285714285714</text:p>
              </table:table-cell>
              <table:table-cell office:value-type="float" office:value="87.2821006498248">
                <text:p>87.28210064982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43">
                <text:p>143</text:p>
              </table:table-cell>
              <table:table-cell office:value-type="float" office:value="87.678905357121">
                <text:p>87.6789053571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46">
                <text:p>146</text:p>
              </table:table-cell>
              <table:table-cell office:value-type="float" office:value="88.0757100644172">
                <text:p>88.07571006441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12.428571428571">
                <text:p>212.428571428571</text:p>
              </table:table-cell>
              <table:table-cell office:value-type="float" office:value="88.4725147717133">
                <text:p>88.47251477171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03.428571428571">
                <text:p>203.428571428571</text:p>
              </table:table-cell>
              <table:table-cell office:value-type="float" office:value="88.8693194790095">
                <text:p>88.86931947900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19.857142857143">
                <text:p>219.857142857143</text:p>
              </table:table-cell>
              <table:table-cell office:value-type="float" office:value="89.2661241863057">
                <text:p>89.26612418630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43.857142857143">
                <text:p>243.857142857143</text:p>
              </table:table-cell>
              <table:table-cell office:value-type="float" office:value="89.6629288936018">
                <text:p>89.66292889360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48">
                <text:p>248</text:p>
              </table:table-cell>
              <table:table-cell office:value-type="float" office:value="90.059733600898">
                <text:p>90.0597336008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70.571428571429">
                <text:p>270.571428571429</text:p>
              </table:table-cell>
              <table:table-cell office:value-type="float" office:value="90.4565383081942">
                <text:p>90.45653830819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69.857142857143">
                <text:p>269.857142857143</text:p>
              </table:table-cell>
              <table:table-cell office:value-type="float" office:value="90.8533430154903">
                <text:p>90.85334301549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22.428571428571">
                <text:p>222.428571428571</text:p>
              </table:table-cell>
              <table:table-cell office:value-type="float" office:value="91.2501477227865">
                <text:p>91.25014772278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45.571428571429">
                <text:p>245.571428571429</text:p>
              </table:table-cell>
              <table:table-cell office:value-type="float" office:value="91.6469524300826">
                <text:p>91.64695243008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37.428571428571">
                <text:p>237.428571428571</text:p>
              </table:table-cell>
              <table:table-cell office:value-type="float" office:value="92.0437571373788">
                <text:p>92.04375713737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92.440561844675">
                <text:p>92.4405618446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28.142857142857">
                <text:p>228.142857142857</text:p>
              </table:table-cell>
              <table:table-cell office:value-type="float" office:value="92.8373665519711">
                <text:p>92.83736655197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85.571428571429">
                <text:p>185.571428571429</text:p>
              </table:table-cell>
              <table:table-cell office:value-type="float" office:value="93.2341712592673">
                <text:p>93.23417125926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32.428571428571">
                <text:p>232.428571428571</text:p>
              </table:table-cell>
              <table:table-cell office:value-type="float" office:value="93.6309759665635">
                <text:p>93.63097596656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57.285714285714">
                <text:p>257.285714285714</text:p>
              </table:table-cell>
              <table:table-cell office:value-type="float" office:value="94.0277806738596">
                <text:p>94.02778067385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56">
                <text:p>256</text:p>
              </table:table-cell>
              <table:table-cell office:value-type="float" office:value="94.4245853811558">
                <text:p>94.42458538115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72">
                <text:p>272</text:p>
              </table:table-cell>
              <table:table-cell office:value-type="float" office:value="94.821390088452">
                <text:p>94.8213900884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93.857142857143">
                <text:p>293.857142857143</text:p>
              </table:table-cell>
              <table:table-cell office:value-type="float" office:value="95.2181947957481">
                <text:p>95.21819479574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91.714285714286">
                <text:p>291.714285714286</text:p>
              </table:table-cell>
              <table:table-cell office:value-type="float" office:value="95.6149995030443">
                <text:p>95.61499950304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322.142857142857">
                <text:p>322.142857142857</text:p>
              </table:table-cell>
              <table:table-cell office:value-type="float" office:value="96.0118042103404">
                <text:p>96.01180421034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66.714285714286">
                <text:p>266.714285714286</text:p>
              </table:table-cell>
              <table:table-cell office:value-type="float" office:value="96.4086089176366">
                <text:p>96.40860891763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44.571428571429">
                <text:p>244.571428571429</text:p>
              </table:table-cell>
              <table:table-cell office:value-type="float" office:value="96.8054136249328">
                <text:p>96.80541362493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38">
                <text:p>238</text:p>
              </table:table-cell>
              <table:table-cell office:value-type="float" office:value="97.2022183322289">
                <text:p>97.20221833222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35.285714285714">
                <text:p>235.285714285714</text:p>
              </table:table-cell>
              <table:table-cell office:value-type="float" office:value="97.5990230395251">
                <text:p>97.59902303952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09.571428571429">
                <text:p>209.571428571429</text:p>
              </table:table-cell>
              <table:table-cell office:value-type="float" office:value="97.9958277468213">
                <text:p>97.99582774682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04.428571428571">
                <text:p>204.428571428571</text:p>
              </table:table-cell>
              <table:table-cell office:value-type="float" office:value="98.3926324541174">
                <text:p>98.39263245411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94.428571428571">
                <text:p>194.428571428571</text:p>
              </table:table-cell>
              <table:table-cell office:value-type="float" office:value="98.7894371614136">
                <text:p>98.78943716141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16.142857142857">
                <text:p>216.142857142857</text:p>
              </table:table-cell>
              <table:table-cell office:value-type="float" office:value="99.1862418687098">
                <text:p>99.18624186870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01.857142857143">
                <text:p>201.857142857143</text:p>
              </table:table-cell>
              <table:table-cell office:value-type="float" office:value="99.5830465760059">
                <text:p>99.58304657600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92.571428571429">
                <text:p>192.571428571429</text:p>
              </table:table-cell>
              <table:table-cell office:value-type="float" office:value="99.9798512833021">
                <text:p>99.97985128330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83.857142857143">
                <text:p>183.857142857143</text:p>
              </table:table-cell>
              <table:table-cell office:value-type="float" office:value="100.376655990598">
                <text:p>100.3766559905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87.142857142857">
                <text:p>187.142857142857</text:p>
              </table:table-cell>
              <table:table-cell office:value-type="float" office:value="100.773460697894">
                <text:p>100.7734606978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74.285714285714">
                <text:p>174.285714285714</text:p>
              </table:table-cell>
              <table:table-cell office:value-type="float" office:value="101.170265405191">
                <text:p>101.1702654051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68.142857142857">
                <text:p>168.142857142857</text:p>
              </table:table-cell>
              <table:table-cell office:value-type="float" office:value="101.567070112487">
                <text:p>101.56707011248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49.142857142857">
                <text:p>149.142857142857</text:p>
              </table:table-cell>
              <table:table-cell office:value-type="float" office:value="101.963874819783">
                <text:p>101.9638748197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54.142857142857">
                <text:p>154.142857142857</text:p>
              </table:table-cell>
              <table:table-cell office:value-type="float" office:value="102.360679527079">
                <text:p>102.3606795270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26.285714285714">
                <text:p>126.285714285714</text:p>
              </table:table-cell>
              <table:table-cell office:value-type="float" office:value="102.757484234375">
                <text:p>102.7574842343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28.571428571429">
                <text:p>128.571428571429</text:p>
              </table:table-cell>
              <table:table-cell office:value-type="float" office:value="103.154288941671">
                <text:p>103.1542889416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42">
                <text:p>142</text:p>
              </table:table-cell>
              <table:table-cell office:value-type="float" office:value="103.551093648968">
                <text:p>103.5510936489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38.428571428571">
                <text:p>138.428571428571</text:p>
              </table:table-cell>
              <table:table-cell office:value-type="float" office:value="103.947898356264">
                <text:p>103.9478983562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41.428571428571">
                <text:p>141.428571428571</text:p>
              </table:table-cell>
              <table:table-cell office:value-type="float" office:value="104.34470306356">
                <text:p>104.344703063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36.428571428571">
                <text:p>136.428571428571</text:p>
              </table:table-cell>
              <table:table-cell office:value-type="float" office:value="104.741507770856">
                <text:p>104.7415077708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26.714285714286">
                <text:p>126.714285714286</text:p>
              </table:table-cell>
              <table:table-cell office:value-type="float" office:value="105.138312478152">
                <text:p>105.1383124781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26.714285714286">
                <text:p>126.714285714286</text:p>
              </table:table-cell>
              <table:table-cell office:value-type="float" office:value="105.535117185448">
                <text:p>105.5351171854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33.571428571429">
                <text:p>133.571428571429</text:p>
              </table:table-cell>
              <table:table-cell office:value-type="float" office:value="105.931921892745">
                <text:p>105.9319218927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14">
                <text:p>114</text:p>
              </table:table-cell>
              <table:table-cell office:value-type="float" office:value="106.328726600041">
                <text:p>106.3287266000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23">
                <text:p>123</text:p>
              </table:table-cell>
              <table:table-cell office:value-type="float" office:value="106.725531307337">
                <text:p>106.7255313073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22.142857142857">
                <text:p>122.142857142857</text:p>
              </table:table-cell>
              <table:table-cell office:value-type="float" office:value="107.122336014633">
                <text:p>107.1223360146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17.571428571429">
                <text:p>117.571428571429</text:p>
              </table:table-cell>
              <table:table-cell office:value-type="float" office:value="107.519140721929">
                <text:p>107.5191407219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11.285714285714">
                <text:p>111.285714285714</text:p>
              </table:table-cell>
              <table:table-cell office:value-type="float" office:value="107.915945429225">
                <text:p>107.9159454292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25.142857142857">
                <text:p>125.142857142857</text:p>
              </table:table-cell>
              <table:table-cell office:value-type="float" office:value="108.312750136522">
                <text:p>108.3127501365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00">
                <text:p>100</text:p>
              </table:table-cell>
              <table:table-cell office:value-type="float" office:value="108.709554843818">
                <text:p>108.7095548438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92.5714285714286">
                <text:p>92.5714285714286</text:p>
              </table:table-cell>
              <table:table-cell office:value-type="float" office:value="109.106359551114">
                <text:p>109.1063595511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79.7142857142857">
                <text:p>79.7142857142857</text:p>
              </table:table-cell>
              <table:table-cell office:value-type="float" office:value="109.50316425841">
                <text:p>109.5031642584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70.7142857142857">
                <text:p>70.7142857142857</text:p>
              </table:table-cell>
              <table:table-cell office:value-type="float" office:value="109.899968965706">
                <text:p>109.89996896570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79.2857142857143">
                <text:p>79.2857142857143</text:p>
              </table:table-cell>
              <table:table-cell office:value-type="float" office:value="110.296773673002">
                <text:p>110.29677367300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110.693578380299">
                <text:p>110.6935783802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72.4285714285714">
                <text:p>72.4285714285714</text:p>
              </table:table-cell>
              <table:table-cell office:value-type="float" office:value="111.090383087595">
                <text:p>111.0903830875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68.4285714285714">
                <text:p>68.4285714285714</text:p>
              </table:table-cell>
              <table:table-cell office:value-type="float" office:value="111.487187794891">
                <text:p>111.4871877948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73.2857142857143">
                <text:p>73.2857142857143</text:p>
              </table:table-cell>
              <table:table-cell office:value-type="float" office:value="111.883992502187">
                <text:p>111.88399250218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72.2857142857143">
                <text:p>72.2857142857143</text:p>
              </table:table-cell>
              <table:table-cell office:value-type="float" office:value="112.280797209483">
                <text:p>112.2807972094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70.4285714285714">
                <text:p>70.4285714285714</text:p>
              </table:table-cell>
              <table:table-cell office:value-type="float" office:value="112.677601916779">
                <text:p>112.6776019167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68.1428571428571">
                <text:p>68.1428571428571</text:p>
              </table:table-cell>
              <table:table-cell office:value-type="float" office:value="113.074406624076">
                <text:p>113.0744066240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71.5714285714286">
                <text:p>71.5714285714286</text:p>
              </table:table-cell>
              <table:table-cell office:value-type="float" office:value="113.471211331372">
                <text:p>113.4712113313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73">
                <text:p>73</text:p>
              </table:table-cell>
              <table:table-cell office:value-type="float" office:value="113.868016038668">
                <text:p>113.8680160386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65">
                <text:p>65</text:p>
              </table:table-cell>
              <table:table-cell office:value-type="float" office:value="114.264820745964">
                <text:p>114.2648207459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62.2857142857143">
                <text:p>62.2857142857143</text:p>
              </table:table-cell>
              <table:table-cell office:value-type="float" office:value="114.66162545326">
                <text:p>114.661625453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63.5714285714286">
                <text:p>63.5714285714286</text:p>
              </table:table-cell>
              <table:table-cell office:value-type="float" office:value="115.058430160556">
                <text:p>115.0584301605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84.8571428571429">
                <text:p>84.8571428571429</text:p>
              </table:table-cell>
              <table:table-cell office:value-type="float" office:value="115.455234867853">
                <text:p>115.4552348678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78.4285714285714">
                <text:p>78.4285714285714</text:p>
              </table:table-cell>
              <table:table-cell office:value-type="float" office:value="115.852039575149">
                <text:p>115.8520395751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75.4285714285714">
                <text:p>75.4285714285714</text:p>
              </table:table-cell>
              <table:table-cell office:value-type="float" office:value="116.248844282445">
                <text:p>116.2488442824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83.2857142857143">
                <text:p>83.2857142857143</text:p>
              </table:table-cell>
              <table:table-cell office:value-type="float" office:value="116.645648989741">
                <text:p>116.6456489897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85.2857142857143">
                <text:p>85.2857142857143</text:p>
              </table:table-cell>
              <table:table-cell office:value-type="float" office:value="117.042453697037">
                <text:p>117.0424536970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80.2857142857143">
                <text:p>80.2857142857143</text:p>
              </table:table-cell>
              <table:table-cell office:value-type="float" office:value="117.439258404333">
                <text:p>117.4392584043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82.5714285714286">
                <text:p>82.5714285714286</text:p>
              </table:table-cell>
              <table:table-cell office:value-type="float" office:value="117.836063111629">
                <text:p>117.8360631116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61.4285714285714">
                <text:p>61.4285714285714</text:p>
              </table:table-cell>
              <table:table-cell office:value-type="float" office:value="118.232867818926">
                <text:p>118.2328678189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62.2857142857143">
                <text:p>62.2857142857143</text:p>
              </table:table-cell>
              <table:table-cell office:value-type="float" office:value="118.629672526222">
                <text:p>118.6296725262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52.7142857142857">
                <text:p>52.7142857142857</text:p>
              </table:table-cell>
              <table:table-cell office:value-type="float" office:value="119.026477233518">
                <text:p>119.0264772335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77.4285714285714">
                <text:p>77.4285714285714</text:p>
              </table:table-cell>
              <table:table-cell office:value-type="float" office:value="119.423281940814">
                <text:p>119.4232819408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91.1428571428571">
                <text:p>91.1428571428571</text:p>
              </table:table-cell>
              <table:table-cell office:value-type="float" office:value="119.82008664811">
                <text:p>119.820086648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05">
                <text:p>105</text:p>
              </table:table-cell>
              <table:table-cell office:value-type="float" office:value="120.216891355406">
                <text:p>120.21689135540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14.857142857143">
                <text:p>114.857142857143</text:p>
              </table:table-cell>
              <table:table-cell office:value-type="float" office:value="120.613696062703">
                <text:p>120.6136960627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21">
                <text:p>121</text:p>
              </table:table-cell>
              <table:table-cell office:value-type="float" office:value="121.010500769999">
                <text:p>121.0105007699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32.142857142857">
                <text:p>132.142857142857</text:p>
              </table:table-cell>
              <table:table-cell office:value-type="float" office:value="121.407305477295">
                <text:p>121.4073054772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49.714285714286">
                <text:p>149.714285714286</text:p>
              </table:table-cell>
              <table:table-cell office:value-type="float" office:value="121.804110184591">
                <text:p>121.8041101845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28.714285714286">
                <text:p>128.714285714286</text:p>
              </table:table-cell>
              <table:table-cell office:value-type="float" office:value="122.200914891887">
                <text:p>122.2009148918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17.571428571429">
                <text:p>117.571428571429</text:p>
              </table:table-cell>
              <table:table-cell office:value-type="float" office:value="122.597719599183">
                <text:p>122.5977195991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05">
                <text:p>105</text:p>
              </table:table-cell>
              <table:table-cell office:value-type="float" office:value="122.99452430648">
                <text:p>122.994524306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98.7142857142857">
                <text:p>98.7142857142857</text:p>
              </table:table-cell>
              <table:table-cell office:value-type="float" office:value="123.391329013776">
                <text:p>123.3913290137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89.8571428571429">
                <text:p>89.8571428571429</text:p>
              </table:table-cell>
              <table:table-cell office:value-type="float" office:value="123.788133721072">
                <text:p>123.7881337210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89.7142857142857">
                <text:p>89.7142857142857</text:p>
              </table:table-cell>
              <table:table-cell office:value-type="float" office:value="124.184938428368">
                <text:p>124.1849384283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84.2857142857143">
                <text:p>84.2857142857143</text:p>
              </table:table-cell>
              <table:table-cell office:value-type="float" office:value="124.581743135664">
                <text:p>124.5817431356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76.2857142857143">
                <text:p>76.2857142857143</text:p>
              </table:table-cell>
              <table:table-cell office:value-type="float" office:value="124.97854784296">
                <text:p>124.978547842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74.4285714285714">
                <text:p>74.4285714285714</text:p>
              </table:table-cell>
              <table:table-cell office:value-type="float" office:value="125.375352550257">
                <text:p>125.37535255025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76.5714285714286">
                <text:p>76.5714285714286</text:p>
              </table:table-cell>
              <table:table-cell office:value-type="float" office:value="125.772157257553">
                <text:p>125.7721572575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71">
                <text:p>71</text:p>
              </table:table-cell>
              <table:table-cell office:value-type="float" office:value="126.168961964849">
                <text:p>126.1689619648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73.7142857142857">
                <text:p>73.7142857142857</text:p>
              </table:table-cell>
              <table:table-cell office:value-type="float" office:value="126.565766672145">
                <text:p>126.5657666721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6.7142857142857">
                <text:p>56.7142857142857</text:p>
              </table:table-cell>
              <table:table-cell office:value-type="float" office:value="126.962571379441">
                <text:p>126.96257137944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52.8571428571429">
                <text:p>52.8571428571429</text:p>
              </table:table-cell>
              <table:table-cell office:value-type="float" office:value="127.359376086737">
                <text:p>127.35937608673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45.8571428571429">
                <text:p>45.8571428571429</text:p>
              </table:table-cell>
              <table:table-cell office:value-type="float" office:value="127.756180794034">
                <text:p>127.7561807940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48.4285714285714">
                <text:p>48.4285714285714</text:p>
              </table:table-cell>
              <table:table-cell office:value-type="float" office:value="128.15298550133">
                <text:p>128.152985501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47.4285714285714">
                <text:p>47.4285714285714</text:p>
              </table:table-cell>
              <table:table-cell office:value-type="float" office:value="128.549790208626">
                <text:p>128.5497902086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63.2857142857143">
                <text:p>63.2857142857143</text:p>
              </table:table-cell>
              <table:table-cell office:value-type="float" office:value="128.946594915922">
                <text:p>128.94659491592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65.2857142857143">
                <text:p>65.2857142857143</text:p>
              </table:table-cell>
              <table:table-cell office:value-type="float" office:value="129.343399623218">
                <text:p>129.34339962321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69.4285714285714">
                <text:p>69.4285714285714</text:p>
              </table:table-cell>
              <table:table-cell office:value-type="float" office:value="129.740204330514">
                <text:p>129.7402043305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67.7142857142857">
                <text:p>67.7142857142857</text:p>
              </table:table-cell>
              <table:table-cell office:value-type="float" office:value="130.137009037811">
                <text:p>130.1370090378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73.2857142857143">
                <text:p>73.2857142857143</text:p>
              </table:table-cell>
              <table:table-cell office:value-type="float" office:value="130.533813745107">
                <text:p>130.5338137451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74.1428571428571">
                <text:p>74.1428571428571</text:p>
              </table:table-cell>
              <table:table-cell office:value-type="float" office:value="130.930618452403">
                <text:p>130.9306184524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73.2857142857143">
                <text:p>73.2857142857143</text:p>
              </table:table-cell>
              <table:table-cell office:value-type="float" office:value="131.327423159699">
                <text:p>131.32742315969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56.8571428571429">
                <text:p>56.8571428571429</text:p>
              </table:table-cell>
              <table:table-cell office:value-type="float" office:value="131.724227866995">
                <text:p>131.72422786699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54.2857142857143">
                <text:p>54.2857142857143</text:p>
              </table:table-cell>
              <table:table-cell office:value-type="float" office:value="132.121032574291">
                <text:p>132.1210325742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58.8571428571429">
                <text:p>58.8571428571429</text:p>
              </table:table-cell>
              <table:table-cell office:value-type="float" office:value="132.517837281588">
                <text:p>132.5178372815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60.8571428571429">
                <text:p>60.8571428571429</text:p>
              </table:table-cell>
              <table:table-cell office:value-type="float" office:value="132.914641988884">
                <text:p>132.9146419888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57">
                <text:p>57</text:p>
              </table:table-cell>
              <table:table-cell office:value-type="float" office:value="133.31144669618">
                <text:p>133.311446696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57.7142857142857">
                <text:p>57.7142857142857</text:p>
              </table:table-cell>
              <table:table-cell office:value-type="float" office:value="133.708251403476">
                <text:p>133.7082514034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59.5714285714286">
                <text:p>59.5714285714286</text:p>
              </table:table-cell>
              <table:table-cell office:value-type="float" office:value="134.105056110772">
                <text:p>134.10505611077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61.7142857142857">
                <text:p>61.7142857142857</text:p>
              </table:table-cell>
              <table:table-cell office:value-type="float" office:value="134.501860818068">
                <text:p>134.5018608180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67">
                <text:p>67</text:p>
              </table:table-cell>
              <table:table-cell office:value-type="float" office:value="134.898665525365">
                <text:p>134.89866552536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68.8571428571429">
                <text:p>68.8571428571429</text:p>
              </table:table-cell>
              <table:table-cell office:value-type="float" office:value="135.295470232661">
                <text:p>135.29547023266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77.8571428571429">
                <text:p>77.8571428571429</text:p>
              </table:table-cell>
              <table:table-cell office:value-type="float" office:value="135.692274939957">
                <text:p>135.69227493995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85">
                <text:p>85</text:p>
              </table:table-cell>
              <table:table-cell office:value-type="float" office:value="136.089079647253">
                <text:p>136.0890796472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86.5714285714286">
                <text:p>86.5714285714286</text:p>
              </table:table-cell>
              <table:table-cell office:value-type="float" office:value="136.485884354549">
                <text:p>136.48588435454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91.2857142857143">
                <text:p>91.2857142857143</text:p>
              </table:table-cell>
              <table:table-cell office:value-type="float" office:value="136.882689061845">
                <text:p>136.8826890618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94.5714285714286">
                <text:p>94.5714285714286</text:p>
              </table:table-cell>
              <table:table-cell office:value-type="float" office:value="137.279493769142">
                <text:p>137.27949376914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93.4285714285714">
                <text:p>93.4285714285714</text:p>
              </table:table-cell>
              <table:table-cell office:value-type="float" office:value="137.676298476438">
                <text:p>137.6762984764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92.8571428571429">
                <text:p>92.8571428571429</text:p>
              </table:table-cell>
              <table:table-cell office:value-type="float" office:value="138.073103183734">
                <text:p>138.0731031837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92.1428571428571">
                <text:p>92.1428571428571</text:p>
              </table:table-cell>
              <table:table-cell office:value-type="float" office:value="138.46990789103">
                <text:p>138.469907891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88.2857142857143">
                <text:p>88.2857142857143</text:p>
              </table:table-cell>
              <table:table-cell office:value-type="float" office:value="138.866712598326">
                <text:p>138.8667125983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88.4285714285714">
                <text:p>88.4285714285714</text:p>
              </table:table-cell>
              <table:table-cell office:value-type="float" office:value="139.263517305622">
                <text:p>139.2635173056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84.8571428571429">
                <text:p>84.8571428571429</text:p>
              </table:table-cell>
              <table:table-cell office:value-type="float" office:value="139.660322012919">
                <text:p>139.6603220129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82">
                <text:p>82</text:p>
              </table:table-cell>
              <table:table-cell office:value-type="float" office:value="140.057126720215">
                <text:p>140.0571267202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81">
                <text:p>81</text:p>
              </table:table-cell>
              <table:table-cell office:value-type="float" office:value="140.453931427511">
                <text:p>140.4539314275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80.1428571428571">
                <text:p>80.1428571428571</text:p>
              </table:table-cell>
              <table:table-cell office:value-type="float" office:value="140.850736134807">
                <text:p>140.8507361348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72.5714285714286">
                <text:p>72.5714285714286</text:p>
              </table:table-cell>
              <table:table-cell office:value-type="float" office:value="141.247540842103">
                <text:p>141.24754084210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73.4285714285714">
                <text:p>73.4285714285714</text:p>
              </table:table-cell>
              <table:table-cell office:value-type="float" office:value="141.644345549399">
                <text:p>141.6443455493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83.5714285714286">
                <text:p>83.5714285714286</text:p>
              </table:table-cell>
              <table:table-cell office:value-type="float" office:value="142.041150256696">
                <text:p>142.0411502566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89.7142857142857">
                <text:p>89.7142857142857</text:p>
              </table:table-cell>
              <table:table-cell office:value-type="float" office:value="142.437954963992">
                <text:p>142.4379549639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04.142857142857">
                <text:p>104.142857142857</text:p>
              </table:table-cell>
              <table:table-cell office:value-type="float" office:value="142.834759671288">
                <text:p>142.8347596712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02">
                <text:p>102</text:p>
              </table:table-cell>
              <table:table-cell office:value-type="float" office:value="143.231564378584">
                <text:p>143.23156437858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12.571428571429">
                <text:p>112.571428571429</text:p>
              </table:table-cell>
              <table:table-cell office:value-type="float" office:value="143.62836908588">
                <text:p>143.628369085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23.571428571429">
                <text:p>123.571428571429</text:p>
              </table:table-cell>
              <table:table-cell office:value-type="float" office:value="144.025173793176">
                <text:p>144.02517379317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34.857142857143">
                <text:p>134.857142857143</text:p>
              </table:table-cell>
              <table:table-cell office:value-type="float" office:value="144.421978500473">
                <text:p>144.4219785004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41.285714285714">
                <text:p>141.285714285714</text:p>
              </table:table-cell>
              <table:table-cell office:value-type="float" office:value="144.818783207769">
                <text:p>144.81878320776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48.428571428571">
                <text:p>148.428571428571</text:p>
              </table:table-cell>
              <table:table-cell office:value-type="float" office:value="145.215587915065">
                <text:p>145.21558791506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52.857142857143">
                <text:p>152.857142857143</text:p>
              </table:table-cell>
              <table:table-cell office:value-type="float" office:value="145.612392622361">
                <text:p>145.61239262236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71.714285714286">
                <text:p>171.714285714286</text:p>
              </table:table-cell>
              <table:table-cell office:value-type="float" office:value="146.009197329657">
                <text:p>146.00919732965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75.571428571429">
                <text:p>175.571428571429</text:p>
              </table:table-cell>
              <table:table-cell office:value-type="float" office:value="146.406002036953">
                <text:p>146.4060020369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79">
                <text:p>179</text:p>
              </table:table-cell>
              <table:table-cell office:value-type="float" office:value="146.80280674425">
                <text:p>146.802806744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80.571428571429">
                <text:p>180.571428571429</text:p>
              </table:table-cell>
              <table:table-cell office:value-type="float" office:value="147.199611451546">
                <text:p>147.1996114515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90.428571428571">
                <text:p>190.428571428571</text:p>
              </table:table-cell>
              <table:table-cell office:value-type="float" office:value="147.596416158842">
                <text:p>147.59641615884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04.714285714286">
                <text:p>204.714285714286</text:p>
              </table:table-cell>
              <table:table-cell office:value-type="float" office:value="147.993220866138">
                <text:p>147.99322086613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02.142857142857">
                <text:p>202.142857142857</text:p>
              </table:table-cell>
              <table:table-cell office:value-type="float" office:value="148.390025573434">
                <text:p>148.39002557343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08">
                <text:p>208</text:p>
              </table:table-cell>
              <table:table-cell office:value-type="float" office:value="148.78683028073">
                <text:p>148.7868302807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26.428571428571">
                <text:p>226.428571428571</text:p>
              </table:table-cell>
              <table:table-cell office:value-type="float" office:value="149.183634988026">
                <text:p>149.1836349880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61.428571428571">
                <text:p>261.428571428571</text:p>
              </table:table-cell>
              <table:table-cell office:value-type="float" office:value="149.580439695323">
                <text:p>149.58043969532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81.714285714286">
                <text:p>281.714285714286</text:p>
              </table:table-cell>
              <table:table-cell office:value-type="float" office:value="149.977244402619">
                <text:p>149.9772444026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84.428571428571">
                <text:p>284.428571428571</text:p>
              </table:table-cell>
              <table:table-cell office:value-type="float" office:value="150.374049109915">
                <text:p>150.3740491099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83.142857142857">
                <text:p>283.142857142857</text:p>
              </table:table-cell>
              <table:table-cell office:value-type="float" office:value="150.770853817211">
                <text:p>150.7708538172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92">
                <text:p>292</text:p>
              </table:table-cell>
              <table:table-cell office:value-type="float" office:value="151.167658524507">
                <text:p>151.1676585245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309.142857142857">
                <text:p>309.142857142857</text:p>
              </table:table-cell>
              <table:table-cell office:value-type="float" office:value="151.564463231803">
                <text:p>151.5644632318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331.714285714286">
                <text:p>331.714285714286</text:p>
              </table:table-cell>
              <table:table-cell office:value-type="float" office:value="151.9612679391">
                <text:p>151.961267939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339.428571428571">
                <text:p>339.428571428571</text:p>
              </table:table-cell>
              <table:table-cell office:value-type="float" office:value="152.358072646396">
                <text:p>152.35807264639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355.142857142857">
                <text:p>355.142857142857</text:p>
              </table:table-cell>
              <table:table-cell office:value-type="float" office:value="152.754877353692">
                <text:p>152.7548773536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313.285714285714">
                <text:p>313.285714285714</text:p>
              </table:table-cell>
              <table:table-cell office:value-type="float" office:value="153.151682060988">
                <text:p>153.1516820609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379.142857142857">
                <text:p>379.142857142857</text:p>
              </table:table-cell>
              <table:table-cell office:value-type="float" office:value="153.548486768284">
                <text:p>153.5484867682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406">
                <text:p>406</text:p>
              </table:table-cell>
              <table:table-cell office:value-type="float" office:value="153.94529147558">
                <text:p>153.945291475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420">
                <text:p>420</text:p>
              </table:table-cell>
              <table:table-cell office:value-type="float" office:value="154.342096182877">
                <text:p>154.3420961828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422.285714285714">
                <text:p>422.285714285714</text:p>
              </table:table-cell>
              <table:table-cell office:value-type="float" office:value="154.738900890173">
                <text:p>154.73890089017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476.428571428571">
                <text:p>476.428571428571</text:p>
              </table:table-cell>
              <table:table-cell office:value-type="float" office:value="155.135705597469">
                <text:p>155.1357055974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477.142857142857">
                <text:p>477.142857142857</text:p>
              </table:table-cell>
              <table:table-cell office:value-type="float" office:value="155.532510304765">
                <text:p>155.53251030476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565.142857142857">
                <text:p>565.142857142857</text:p>
              </table:table-cell>
              <table:table-cell office:value-type="float" office:value="155.929315012061">
                <text:p>155.9293150120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521.285714285714">
                <text:p>521.285714285714</text:p>
              </table:table-cell>
              <table:table-cell office:value-type="float" office:value="156.326119719357">
                <text:p>156.3261197193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512.285714285714">
                <text:p>512.285714285714</text:p>
              </table:table-cell>
              <table:table-cell office:value-type="float" office:value="156.722924426654">
                <text:p>156.72292442665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509.714285714286">
                <text:p>509.714285714286</text:p>
              </table:table-cell>
              <table:table-cell office:value-type="float" office:value="157.11972913395">
                <text:p>157.1197291339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544.285714285714">
                <text:p>544.285714285714</text:p>
              </table:table-cell>
              <table:table-cell office:value-type="float" office:value="157.516533841246">
                <text:p>157.51653384124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538.857142857143">
                <text:p>538.857142857143</text:p>
              </table:table-cell>
              <table:table-cell office:value-type="float" office:value="157.913338548542">
                <text:p>157.91333854854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577.571428571429">
                <text:p>577.571428571429</text:p>
              </table:table-cell>
              <table:table-cell office:value-type="float" office:value="158.310143255838">
                <text:p>158.31014325583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577.428571428571">
                <text:p>577.428571428571</text:p>
              </table:table-cell>
              <table:table-cell office:value-type="float" office:value="158.706947963134">
                <text:p>158.70694796313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575.285714285714">
                <text:p>575.285714285714</text:p>
              </table:table-cell>
              <table:table-cell office:value-type="float" office:value="159.103752670431">
                <text:p>159.10375267043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563.142857142857">
                <text:p>563.142857142857</text:p>
              </table:table-cell>
              <table:table-cell office:value-type="float" office:value="159.500557377727">
                <text:p>159.50055737772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552.857142857143">
                <text:p>552.857142857143</text:p>
              </table:table-cell>
              <table:table-cell office:value-type="float" office:value="159.897362085023">
                <text:p>159.8973620850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564.857142857143">
                <text:p>564.857142857143</text:p>
              </table:table-cell>
              <table:table-cell office:value-type="float" office:value="160.294166792319">
                <text:p>160.29416679231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530.571428571429">
                <text:p>530.571428571429</text:p>
              </table:table-cell>
              <table:table-cell office:value-type="float" office:value="160.690971499615">
                <text:p>160.6909714996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521.285714285714">
                <text:p>521.285714285714</text:p>
              </table:table-cell>
              <table:table-cell office:value-type="float" office:value="161.087776206911">
                <text:p>161.0877762069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515.571428571429">
                <text:p>515.571428571429</text:p>
              </table:table-cell>
              <table:table-cell office:value-type="float" office:value="161.484580914208">
                <text:p>161.4845809142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531.857142857143">
                <text:p>531.857142857143</text:p>
              </table:table-cell>
              <table:table-cell office:value-type="float" office:value="161.881385621504">
                <text:p>161.8813856215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538.428571428571">
                <text:p>538.428571428571</text:p>
              </table:table-cell>
              <table:table-cell office:value-type="float" office:value="162.2781903288">
                <text:p>162.27819032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524">
                <text:p>524</text:p>
              </table:table-cell>
              <table:table-cell office:value-type="float" office:value="162.674995036096">
                <text:p>162.67499503609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501.285714285714">
                <text:p>501.285714285714</text:p>
              </table:table-cell>
              <table:table-cell office:value-type="float" office:value="163.071799743392">
                <text:p>163.07179974339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528">
                <text:p>528</text:p>
              </table:table-cell>
              <table:table-cell office:value-type="float" office:value="163.468604450688">
                <text:p>163.4686044506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514.857142857143">
                <text:p>514.857142857143</text:p>
              </table:table-cell>
              <table:table-cell office:value-type="float" office:value="163.865409157985">
                <text:p>163.86540915798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508.142857142857">
                <text:p>508.142857142857</text:p>
              </table:table-cell>
              <table:table-cell office:value-type="float" office:value="164.262213865281">
                <text:p>164.26221386528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482.428571428572">
                <text:p>482.428571428572</text:p>
              </table:table-cell>
              <table:table-cell office:value-type="float" office:value="164.659018572577">
                <text:p>164.65901857257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470">
                <text:p>470</text:p>
              </table:table-cell>
              <table:table-cell office:value-type="float" office:value="165.055823279873">
                <text:p>165.05582327987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468.857142857143">
                <text:p>468.857142857143</text:p>
              </table:table-cell>
              <table:table-cell office:value-type="float" office:value="165.452627987169">
                <text:p>165.45262798716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449.857142857143">
                <text:p>449.857142857143</text:p>
              </table:table-cell>
              <table:table-cell office:value-type="float" office:value="165.849432694465">
                <text:p>165.84943269446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399.142857142857">
                <text:p>399.142857142857</text:p>
              </table:table-cell>
              <table:table-cell office:value-type="float" office:value="166.246237401762">
                <text:p>166.24623740176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357.142857142857">
                <text:p>357.142857142857</text:p>
              </table:table-cell>
              <table:table-cell office:value-type="float" office:value="166.643042109058">
                <text:p>166.64304210905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324.142857142857">
                <text:p>324.142857142857</text:p>
              </table:table-cell>
              <table:table-cell office:value-type="float" office:value="167.039846816354">
                <text:p>167.03984681635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318.428571428571">
                <text:p>318.428571428571</text:p>
              </table:table-cell>
              <table:table-cell office:value-type="float" office:value="167.43665152365">
                <text:p>167.4366515236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303.714285714286">
                <text:p>303.714285714286</text:p>
              </table:table-cell>
              <table:table-cell office:value-type="float" office:value="167.833456230946">
                <text:p>167.83345623094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96.285714285714">
                <text:p>296.285714285714</text:p>
              </table:table-cell>
              <table:table-cell office:value-type="float" office:value="168.230260938242">
                <text:p>168.23026093824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74.714285714286">
                <text:p>274.714285714286</text:p>
              </table:table-cell>
              <table:table-cell office:value-type="float" office:value="168.627065645539">
                <text:p>168.62706564553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57.285714285714">
                <text:p>257.285714285714</text:p>
              </table:table-cell>
              <table:table-cell office:value-type="float" office:value="169.023870352835">
                <text:p>169.02387035283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53.857142857143">
                <text:p>253.857142857143</text:p>
              </table:table-cell>
              <table:table-cell office:value-type="float" office:value="169.420675060131">
                <text:p>169.4206750601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52.571428571429">
                <text:p>252.571428571429</text:p>
              </table:table-cell>
              <table:table-cell office:value-type="float" office:value="169.817479767427">
                <text:p>169.81747976742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34.428571428571">
                <text:p>234.428571428571</text:p>
              </table:table-cell>
              <table:table-cell office:value-type="float" office:value="170.214284474723">
                <text:p>170.21428447472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29.857142857143">
                <text:p>229.857142857143</text:p>
              </table:table-cell>
              <table:table-cell office:value-type="float" office:value="170.611089182019">
                <text:p>170.61108918201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31.571428571429">
                <text:p>231.571428571429</text:p>
              </table:table-cell>
              <table:table-cell office:value-type="float" office:value="171.007893889316">
                <text:p>171.0078938893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06.285714285714">
                <text:p>206.285714285714</text:p>
              </table:table-cell>
              <table:table-cell office:value-type="float" office:value="171.404698596612">
                <text:p>171.4046985966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90.428571428571">
                <text:p>190.428571428571</text:p>
              </table:table-cell>
              <table:table-cell office:value-type="float" office:value="171.801503303908">
                <text:p>171.80150330390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89.428571428571">
                <text:p>189.428571428571</text:p>
              </table:table-cell>
              <table:table-cell office:value-type="float" office:value="172.198308011204">
                <text:p>172.19830801120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69.857142857143">
                <text:p>169.857142857143</text:p>
              </table:table-cell>
              <table:table-cell office:value-type="float" office:value="172.5951127185">
                <text:p>172.59511271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59.857142857143">
                <text:p>159.857142857143</text:p>
              </table:table-cell>
              <table:table-cell office:value-type="float" office:value="172.991917425796">
                <text:p>172.99191742579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64.857142857143">
                <text:p>164.857142857143</text:p>
              </table:table-cell>
              <table:table-cell office:value-type="float" office:value="173.388722133093">
                <text:p>173.38872213309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50.857142857143">
                <text:p>150.857142857143</text:p>
              </table:table-cell>
              <table:table-cell office:value-type="float" office:value="173.785526840389">
                <text:p>173.78552684038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57.142857142857">
                <text:p>157.142857142857</text:p>
              </table:table-cell>
              <table:table-cell office:value-type="float" office:value="174.182331547685">
                <text:p>174.18233154768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49.285714285714">
                <text:p>149.285714285714</text:p>
              </table:table-cell>
              <table:table-cell office:value-type="float" office:value="174.579136254981">
                <text:p>174.5791362549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37">
                <text:p>137</text:p>
              </table:table-cell>
              <table:table-cell office:value-type="float" office:value="174.975940962277">
                <text:p>174.97594096227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32.142857142857">
                <text:p>132.142857142857</text:p>
              </table:table-cell>
              <table:table-cell office:value-type="float" office:value="175.372745669573">
                <text:p>175.37274566957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43">
                <text:p>143</text:p>
              </table:table-cell>
              <table:table-cell office:value-type="float" office:value="175.76955037687">
                <text:p>175.7695503768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34.285714285714">
                <text:p>134.285714285714</text:p>
              </table:table-cell>
              <table:table-cell office:value-type="float" office:value="176.166355084166">
                <text:p>176.16635508416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32.428571428571">
                <text:p>132.428571428571</text:p>
              </table:table-cell>
              <table:table-cell office:value-type="float" office:value="176.563159791462">
                <text:p>176.56315979146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22.571428571429">
                <text:p>122.571428571429</text:p>
              </table:table-cell>
              <table:table-cell office:value-type="float" office:value="176.959964498758">
                <text:p>176.95996449875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20.428571428571">
                <text:p>120.428571428571</text:p>
              </table:table-cell>
              <table:table-cell office:value-type="float" office:value="177.356769206054">
                <text:p>177.35676920605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13.571428571429">
                <text:p>113.571428571429</text:p>
              </table:table-cell>
              <table:table-cell office:value-type="float" office:value="177.75357391335">
                <text:p>177.7535739133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11.714285714286">
                <text:p>111.714285714286</text:p>
              </table:table-cell>
              <table:table-cell office:value-type="float" office:value="178.150378620646">
                <text:p>178.15037862064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00.857142857143">
                <text:p>100.857142857143</text:p>
              </table:table-cell>
              <table:table-cell office:value-type="float" office:value="178.547183327943">
                <text:p>178.54718332794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97.8571428571429">
                <text:p>97.8571428571429</text:p>
              </table:table-cell>
              <table:table-cell office:value-type="float" office:value="178.943988035239">
                <text:p>178.94398803523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03.714285714286">
                <text:p>103.714285714286</text:p>
              </table:table-cell>
              <table:table-cell office:value-type="float" office:value="179.340792742535">
                <text:p>179.34079274253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90.7142857142857">
                <text:p>90.7142857142857</text:p>
              </table:table-cell>
              <table:table-cell office:value-type="float" office:value="179.737597449831">
                <text:p>179.73759744983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92.7142857142857">
                <text:p>92.7142857142857</text:p>
              </table:table-cell>
              <table:table-cell office:value-type="float" office:value="180.134402157127">
                <text:p>180.13440215712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92.5714285714286">
                <text:p>92.5714285714286</text:p>
              </table:table-cell>
              <table:table-cell office:value-type="float" office:value="180.531206864423">
                <text:p>180.5312068644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87.5714285714286">
                <text:p>87.5714285714286</text:p>
              </table:table-cell>
              <table:table-cell office:value-type="float" office:value="180.92801157172">
                <text:p>180.928011571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87.7142857142857">
                <text:p>87.7142857142857</text:p>
              </table:table-cell>
              <table:table-cell office:value-type="float" office:value="181.324816279016">
                <text:p>181.3248162790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92.5714285714286">
                <text:p>92.5714285714286</text:p>
              </table:table-cell>
              <table:table-cell office:value-type="float" office:value="181.721620986312">
                <text:p>181.7216209863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88.2857142857143">
                <text:p>88.2857142857143</text:p>
              </table:table-cell>
              <table:table-cell office:value-type="float" office:value="182.118425693608">
                <text:p>182.11842569360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93.4285714285714">
                <text:p>93.4285714285714</text:p>
              </table:table-cell>
              <table:table-cell office:value-type="float" office:value="182.515230400904">
                <text:p>182.5152304009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88.4285714285714">
                <text:p>88.4285714285714</text:p>
              </table:table-cell>
              <table:table-cell office:value-type="float" office:value="182.9120351082">
                <text:p>182.912035108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87.7142857142857">
                <text:p>87.7142857142857</text:p>
              </table:table-cell>
              <table:table-cell office:value-type="float" office:value="183.308839815497">
                <text:p>183.30883981549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22.285714285714">
                <text:p>122.285714285714</text:p>
              </table:table-cell>
              <table:table-cell office:value-type="float" office:value="183.705644522793">
                <text:p>183.70564452279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17.285714285714">
                <text:p>117.285714285714</text:p>
              </table:table-cell>
              <table:table-cell office:value-type="float" office:value="184.102449230089">
                <text:p>184.10244923008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12.142857142857">
                <text:p>112.142857142857</text:p>
              </table:table-cell>
              <table:table-cell office:value-type="float" office:value="184.499253937385">
                <text:p>184.49925393738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10.714285714286">
                <text:p>110.714285714286</text:p>
              </table:table-cell>
              <table:table-cell office:value-type="float" office:value="184.896058644681">
                <text:p>184.89605864468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98.7142857142857">
                <text:p>98.7142857142857</text:p>
              </table:table-cell>
              <table:table-cell office:value-type="float" office:value="185.292863351977">
                <text:p>185.2928633519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05.428571428571">
                <text:p>105.428571428571</text:p>
              </table:table-cell>
              <table:table-cell office:value-type="float" office:value="185.689668059274">
                <text:p>185.68966805927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15.857142857143">
                <text:p>115.857142857143</text:p>
              </table:table-cell>
              <table:table-cell office:value-type="float" office:value="186.08647276657">
                <text:p>186.0864727665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81">
                <text:p>81</text:p>
              </table:table-cell>
              <table:table-cell office:value-type="float" office:value="186.483277473866">
                <text:p>186.48327747386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80.8571428571429">
                <text:p>80.8571428571429</text:p>
              </table:table-cell>
              <table:table-cell office:value-type="float" office:value="186.880082181162">
                <text:p>186.88008218116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78.8571428571429">
                <text:p>78.8571428571429</text:p>
              </table:table-cell>
              <table:table-cell office:value-type="float" office:value="187.276886888458">
                <text:p>187.27688688845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73.4285714285714">
                <text:p>73.4285714285714</text:p>
              </table:table-cell>
              <table:table-cell office:value-type="float" office:value="187.673691595754">
                <text:p>187.67369159575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188.070496303051">
                <text:p>188.07049630305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67.7142857142857">
                <text:p>67.7142857142857</text:p>
              </table:table-cell>
              <table:table-cell office:value-type="float" office:value="188.467301010347">
                <text:p>188.4673010103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51.7142857142857">
                <text:p>51.7142857142857</text:p>
              </table:table-cell>
              <table:table-cell office:value-type="float" office:value="188.864105717643">
                <text:p>188.86410571764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49.1428571428571">
                <text:p>49.1428571428571</text:p>
              </table:table-cell>
              <table:table-cell office:value-type="float" office:value="189.260910424939">
                <text:p>189.26091042493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43.7142857142857">
                <text:p>43.7142857142857</text:p>
              </table:table-cell>
              <table:table-cell office:value-type="float" office:value="189.657715132235">
                <text:p>189.6577151322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6.2857142857143">
                <text:p>46.2857142857143</text:p>
              </table:table-cell>
              <table:table-cell office:value-type="float" office:value="190.054519839531">
                <text:p>190.05451983953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40.7142857142857">
                <text:p>40.7142857142857</text:p>
              </table:table-cell>
              <table:table-cell office:value-type="float" office:value="190.451324546828">
                <text:p>190.45132454682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34.8571428571429">
                <text:p>34.8571428571429</text:p>
              </table:table-cell>
              <table:table-cell office:value-type="float" office:value="190.848129254124">
                <text:p>190.84812925412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37.8571428571429">
                <text:p>37.8571428571429</text:p>
              </table:table-cell>
              <table:table-cell office:value-type="float" office:value="191.24493396142">
                <text:p>191.2449339614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39.4285714285714">
                <text:p>39.4285714285714</text:p>
              </table:table-cell>
              <table:table-cell office:value-type="float" office:value="191.641738668716">
                <text:p>191.6417386687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40">
                <text:p>40</text:p>
              </table:table-cell>
              <table:table-cell office:value-type="float" office:value="192.038543376012">
                <text:p>192.0385433760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3.1428571428572">
                <text:p>43.1428571428572</text:p>
              </table:table-cell>
              <table:table-cell office:value-type="float" office:value="192.435348083308">
                <text:p>192.43534808330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7.8571428571429">
                <text:p>47.8571428571429</text:p>
              </table:table-cell>
              <table:table-cell office:value-type="float" office:value="192.832152790605">
                <text:p>192.83215279060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51.5714285714286">
                <text:p>51.5714285714286</text:p>
              </table:table-cell>
              <table:table-cell office:value-type="float" office:value="193.228957497901">
                <text:p>193.22895749790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55.8571428571429">
                <text:p>55.8571428571429</text:p>
              </table:table-cell>
              <table:table-cell office:value-type="float" office:value="193.625762205197">
                <text:p>193.62576220519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55.2857142857143">
                <text:p>55.2857142857143</text:p>
              </table:table-cell>
              <table:table-cell office:value-type="float" office:value="194.022566912493">
                <text:p>194.02256691249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56.8571428571429">
                <text:p>56.8571428571429</text:p>
              </table:table-cell>
              <table:table-cell office:value-type="float" office:value="194.419371619789">
                <text:p>194.41937161978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62.4285714285714">
                <text:p>62.4285714285714</text:p>
              </table:table-cell>
              <table:table-cell office:value-type="float" office:value="194.816176327085">
                <text:p>194.81617632708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65">
                <text:p>65</text:p>
              </table:table-cell>
              <table:table-cell office:value-type="float" office:value="195.212981034382">
                <text:p>195.21298103438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59.1428571428571">
                <text:p>59.1428571428571</text:p>
              </table:table-cell>
              <table:table-cell office:value-type="float" office:value="195.609785741678">
                <text:p>195.60978574167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57.2857142857143">
                <text:p>57.2857142857143</text:p>
              </table:table-cell>
              <table:table-cell office:value-type="float" office:value="196.006590448974">
                <text:p>196.00659044897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66.2857142857143">
                <text:p>66.2857142857143</text:p>
              </table:table-cell>
              <table:table-cell office:value-type="float" office:value="196.40339515627">
                <text:p>196.4033951562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63.1428571428572">
                <text:p>63.1428571428572</text:p>
              </table:table-cell>
              <table:table-cell office:value-type="float" office:value="196.800199863566">
                <text:p>196.80019986356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60.5714285714286">
                <text:p>60.5714285714286</text:p>
              </table:table-cell>
              <table:table-cell office:value-type="float" office:value="197.197004570862">
                <text:p>197.19700457086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57.5714285714286">
                <text:p>57.5714285714286</text:p>
              </table:table-cell>
              <table:table-cell office:value-type="float" office:value="197.593809278159">
                <text:p>197.5938092781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59.1428571428571">
                <text:p>59.1428571428571</text:p>
              </table:table-cell>
              <table:table-cell office:value-type="float" office:value="197.990613985455">
                <text:p>197.99061398545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58.8571428571429">
                <text:p>58.8571428571429</text:p>
              </table:table-cell>
              <table:table-cell office:value-type="float" office:value="198.387418692751">
                <text:p>198.38741869275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61.2857142857143">
                <text:p>61.2857142857143</text:p>
              </table:table-cell>
              <table:table-cell office:value-type="float" office:value="198.784223400047">
                <text:p>198.78422340004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50">
                <text:p>50</text:p>
              </table:table-cell>
              <table:table-cell office:value-type="float" office:value="199.181028107343">
                <text:p>199.18102810734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49.2857142857143">
                <text:p>49.2857142857143</text:p>
              </table:table-cell>
              <table:table-cell office:value-type="float" office:value="199.577832814639">
                <text:p>199.57783281463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48">
                <text:p>48</text:p>
              </table:table-cell>
              <table:table-cell office:value-type="float" office:value="199.974637521936">
                <text:p>199.97463752193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40.5714285714286">
                <text:p>40.5714285714286</text:p>
              </table:table-cell>
              <table:table-cell office:value-type="float" office:value="200.371442229232">
                <text:p>200.37144222923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40.1428571428571">
                <text:p>40.1428571428571</text:p>
              </table:table-cell>
              <table:table-cell office:value-type="float" office:value="200.768246936528">
                <text:p>200.76824693652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38.4285714285714">
                <text:p>38.4285714285714</text:p>
              </table:table-cell>
              <table:table-cell office:value-type="float" office:value="201.165051643824">
                <text:p>201.16505164382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38">
                <text:p>38</text:p>
              </table:table-cell>
              <table:table-cell office:value-type="float" office:value="201.56185635112">
                <text:p>201.561856351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39.1428571428571">
                <text:p>39.1428571428571</text:p>
              </table:table-cell>
              <table:table-cell office:value-type="float" office:value="201.958661058416">
                <text:p>201.9586610584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38.8571428571429">
                <text:p>38.8571428571429</text:p>
              </table:table-cell>
              <table:table-cell office:value-type="float" office:value="202.355465765712">
                <text:p>202.3554657657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41.2857142857143">
                <text:p>41.2857142857143</text:p>
              </table:table-cell>
              <table:table-cell office:value-type="float" office:value="202.752270473009">
                <text:p>202.75227047300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48.1428571428572">
                <text:p>48.1428571428572</text:p>
              </table:table-cell>
              <table:table-cell office:value-type="float" office:value="203.149075180305">
                <text:p>203.1490751803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45.4285714285714">
                <text:p>45.4285714285714</text:p>
              </table:table-cell>
              <table:table-cell office:value-type="float" office:value="203.545879887601">
                <text:p>203.5458798876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45.4285714285714">
                <text:p>45.4285714285714</text:p>
              </table:table-cell>
              <table:table-cell office:value-type="float" office:value="203.942684594897">
                <text:p>203.94268459489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53.2857142857143">
                <text:p>53.2857142857143</text:p>
              </table:table-cell>
              <table:table-cell office:value-type="float" office:value="204.339489302193">
                <text:p>204.33948930219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55">
                <text:p>55</text:p>
              </table:table-cell>
              <table:table-cell office:value-type="float" office:value="204.736294009489">
                <text:p>204.73629400948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58.7142857142857">
                <text:p>58.7142857142857</text:p>
              </table:table-cell>
              <table:table-cell office:value-type="float" office:value="205.133098716786">
                <text:p>205.13309871678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56">
                <text:p>56</text:p>
              </table:table-cell>
              <table:table-cell office:value-type="float" office:value="205.529903424082">
                <text:p>205.52990342408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62.4285714285714">
                <text:p>62.4285714285714</text:p>
              </table:table-cell>
              <table:table-cell office:value-type="float" office:value="205.926708131378">
                <text:p>205.92670813137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65.5714285714286">
                <text:p>65.5714285714286</text:p>
              </table:table-cell>
              <table:table-cell office:value-type="float" office:value="206.323512838674">
                <text:p>206.32351283867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67.8571428571429">
                <text:p>67.8571428571429</text:p>
              </table:table-cell>
              <table:table-cell office:value-type="float" office:value="206.72031754597">
                <text:p>206.7203175459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62.1428571428571">
                <text:p>62.1428571428571</text:p>
              </table:table-cell>
              <table:table-cell office:value-type="float" office:value="207.117122253266">
                <text:p>207.11712225326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63.4285714285714">
                <text:p>63.4285714285714</text:p>
              </table:table-cell>
              <table:table-cell office:value-type="float" office:value="207.513926960563">
                <text:p>207.51392696056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77">
                <text:p>77</text:p>
              </table:table-cell>
              <table:table-cell office:value-type="float" office:value="207.910731667859">
                <text:p>207.91073166785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79.4285714285714">
                <text:p>79.4285714285714</text:p>
              </table:table-cell>
              <table:table-cell office:value-type="float" office:value="208.307536375155">
                <text:p>208.30753637515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85">
                <text:p>85</text:p>
              </table:table-cell>
              <table:table-cell office:value-type="float" office:value="208.704341082451">
                <text:p>208.70434108245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84.1428571428571">
                <text:p>84.1428571428571</text:p>
              </table:table-cell>
              <table:table-cell office:value-type="float" office:value="209.101145789747">
                <text:p>209.10114578974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84.5714285714286">
                <text:p>84.5714285714286</text:p>
              </table:table-cell>
              <table:table-cell office:value-type="float" office:value="209.497950497043">
                <text:p>209.49795049704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87.7142857142857">
                <text:p>87.7142857142857</text:p>
              </table:table-cell>
              <table:table-cell office:value-type="float" office:value="209.89475520434">
                <text:p>209.8947552043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210.291559911636">
                <text:p>210.2915599116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